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order-bottom="0.74pt ridge #000000" fo:border-left="none" fo:border-right="none" fo:border-top="none"/>
    </style:style>
    <style:style style:name="ce2" style:family="table-cell" style:parent-style-name="Default" style:data-style-name="N81"/>
    <style:style style:name="ce3" style:family="table-cell" style:parent-style-name="Default" style:data-style-name="N99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basicweights" table:style-name="ta1">
        <table:table-column table:style-name="co1" table:number-columns-repeated="1638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16287"/>
        </table:table-row>
        <table:table-row table:style-name="ro1">
          <table:table-cell table:style-name="ce1" table:formula="of:=2^[.A1]" office:value-type="float" office:value="1" calcext:value-type="float">
            <text:p>1</text:p>
          </table:table-cell>
          <table:table-cell table:style-name="ce1" table:formula="of:=2^[.B1]" office:value-type="float" office:value="2" calcext:value-type="float">
            <text:p>2</text:p>
          </table:table-cell>
          <table:table-cell table:style-name="ce1" table:formula="of:=2^[.C1]" office:value-type="float" office:value="4" calcext:value-type="float">
            <text:p>4</text:p>
          </table:table-cell>
          <table:table-cell table:style-name="ce1" table:formula="of:=2^[.D1]" office:value-type="float" office:value="8" calcext:value-type="float">
            <text:p>8</text:p>
          </table:table-cell>
          <table:table-cell table:style-name="ce1" table:formula="of:=2^[.E1]" office:value-type="float" office:value="16" calcext:value-type="float">
            <text:p>16</text:p>
          </table:table-cell>
          <table:table-cell table:style-name="ce1" table:formula="of:=2^[.F1]" office:value-type="float" office:value="32" calcext:value-type="float">
            <text:p>32</text:p>
          </table:table-cell>
          <table:table-cell table:style-name="ce1" table:formula="of:=2^[.G1]" office:value-type="float" office:value="64" calcext:value-type="float">
            <text:p>64</text:p>
          </table:table-cell>
          <table:table-cell table:style-name="ce1" table:formula="of:=2^[.H1]" office:value-type="float" office:value="128" calcext:value-type="float">
            <text:p>128</text:p>
          </table:table-cell>
          <table:table-cell table:style-name="ce1" table:formula="of:=2^[.I1]" office:value-type="float" office:value="256" calcext:value-type="float">
            <text:p>256</text:p>
          </table:table-cell>
          <table:table-cell table:style-name="ce1" table:formula="of:=2^[.J1]" office:value-type="float" office:value="512" calcext:value-type="float">
            <text:p>512</text:p>
          </table:table-cell>
          <table:table-cell table:style-name="ce1" table:formula="of:=2^[.K1]" office:value-type="float" office:value="1024" calcext:value-type="float">
            <text:p>1024</text:p>
          </table:table-cell>
          <table:table-cell table:style-name="ce1" table:formula="of:=2^[.L1]" office:value-type="float" office:value="2048" calcext:value-type="float">
            <text:p>2048</text:p>
          </table:table-cell>
          <table:table-cell table:style-name="ce1" table:formula="of:=2^[.M1]" office:value-type="float" office:value="4096" calcext:value-type="float">
            <text:p>4096</text:p>
          </table:table-cell>
          <table:table-cell table:style-name="ce1" table:formula="of:=2^[.N1]" office:value-type="float" office:value="8192" calcext:value-type="float">
            <text:p>8192</text:p>
          </table:table-cell>
          <table:table-cell table:style-name="ce1" table:formula="of:=2^[.O1]" office:value-type="float" office:value="16384" calcext:value-type="float">
            <text:p>16384</text:p>
          </table:table-cell>
          <table:table-cell table:style-name="ce1" table:formula="of:=2^[.P1]" office:value-type="float" office:value="32768" calcext:value-type="float">
            <text:p>32768</text:p>
          </table:table-cell>
          <table:table-cell table:style-name="ce1" table:formula="of:=2^[.Q1]" office:value-type="float" office:value="65536" calcext:value-type="float">
            <text:p>65536</text:p>
          </table:table-cell>
          <table:table-cell table:style-name="ce1" table:formula="of:=2^[.R1]" office:value-type="float" office:value="131072" calcext:value-type="float">
            <text:p>131072</text:p>
          </table:table-cell>
          <table:table-cell table:style-name="ce1" table:formula="of:=2^[.S1]" office:value-type="float" office:value="262144" calcext:value-type="float">
            <text:p>262144</text:p>
          </table:table-cell>
          <table:table-cell table:style-name="ce1" table:formula="of:=2^[.T1]" office:value-type="float" office:value="524288" calcext:value-type="float">
            <text:p>524288</text:p>
          </table:table-cell>
          <table:table-cell table:style-name="ce1" table:formula="of:=2^[.U1]" office:value-type="float" office:value="1048576" calcext:value-type="float">
            <text:p>1048576</text:p>
          </table:table-cell>
          <table:table-cell table:style-name="ce1" table:formula="of:=2^[.V1]" office:value-type="float" office:value="2097152" calcext:value-type="float">
            <text:p>2097152</text:p>
          </table:table-cell>
          <table:table-cell table:style-name="ce1" table:formula="of:=2^[.W1]" office:value-type="float" office:value="4194304" calcext:value-type="float">
            <text:p>4194304</text:p>
          </table:table-cell>
          <table:table-cell table:style-name="ce1" table:formula="of:=2^[.X1]" office:value-type="float" office:value="8388608" calcext:value-type="float">
            <text:p>8388608</text:p>
          </table:table-cell>
          <table:table-cell table:style-name="ce1" table:formula="of:=2^[.Y1]" office:value-type="float" office:value="16777216" calcext:value-type="float">
            <text:p>16777216</text:p>
          </table:table-cell>
          <table:table-cell table:style-name="ce1" table:formula="of:=2^[.Z1]" office:value-type="float" office:value="33554432" calcext:value-type="float">
            <text:p>33554432</text:p>
          </table:table-cell>
          <table:table-cell table:style-name="ce1" table:formula="of:=2^[.AA1]" office:value-type="float" office:value="67108864" calcext:value-type="float">
            <text:p>67108864</text:p>
          </table:table-cell>
          <table:table-cell table:style-name="ce1" table:formula="of:=2^[.AB1]" office:value-type="float" office:value="134217728" calcext:value-type="float">
            <text:p>134217728</text:p>
          </table:table-cell>
          <table:table-cell table:style-name="ce1" table:formula="of:=2^[.AC1]" office:value-type="float" office:value="268435456" calcext:value-type="float">
            <text:p>268435456</text:p>
          </table:table-cell>
          <table:table-cell table:style-name="ce1" table:formula="of:=2^[.AD1]" office:value-type="float" office:value="536870912" calcext:value-type="float">
            <text:p>536870912</text:p>
          </table:table-cell>
          <table:table-cell table:style-name="ce1" table:formula="of:=2^[.AE1]" office:value-type="float" office:value="1073741824" calcext:value-type="float">
            <text:p>1073741824</text:p>
          </table:table-cell>
          <table:table-cell table:style-name="ce1" table:formula="of:=2^[.AF1]" office:value-type="float" office:value="2147483648" calcext:value-type="float">
            <text:p>2147483648</text:p>
          </table:table-cell>
          <table:table-cell table:style-name="ce1" table:formula="of:=2^[.AG1]" office:value-type="float" office:value="4294967296" calcext:value-type="float">
            <text:p>4294967296</text:p>
          </table:table-cell>
          <table:table-cell table:style-name="ce1" table:formula="of:=2^[.AH1]" office:value-type="float" office:value="8589934592" calcext:value-type="float">
            <text:p>8589934592</text:p>
          </table:table-cell>
          <table:table-cell table:style-name="ce1" table:formula="of:=2^[.AI1]" office:value-type="float" office:value="17179869184" calcext:value-type="float">
            <text:p>17179869184</text:p>
          </table:table-cell>
          <table:table-cell table:style-name="ce1" table:formula="of:=2^[.AJ1]" office:value-type="float" office:value="34359738368" calcext:value-type="float">
            <text:p>34359738368</text:p>
          </table:table-cell>
          <table:table-cell table:style-name="ce1" table:formula="of:=2^[.AK1]" office:value-type="float" office:value="68719476736" calcext:value-type="float">
            <text:p>68719476736</text:p>
          </table:table-cell>
          <table:table-cell table:style-name="ce1" table:formula="of:=2^[.AL1]" office:value-type="float" office:value="137438953472" calcext:value-type="float">
            <text:p>137438953472</text:p>
          </table:table-cell>
          <table:table-cell table:style-name="ce1" table:formula="of:=2^[.AM1]" office:value-type="float" office:value="274877906944" calcext:value-type="float">
            <text:p>274877906944</text:p>
          </table:table-cell>
          <table:table-cell table:style-name="ce1" table:formula="of:=2^[.AN1]" office:value-type="float" office:value="549755813888" calcext:value-type="float">
            <text:p>549755813888</text:p>
          </table:table-cell>
          <table:table-cell table:style-name="ce1" table:formula="of:=2^[.AO1]" office:value-type="float" office:value="1099511627776" calcext:value-type="float">
            <text:p>1099511627776</text:p>
          </table:table-cell>
          <table:table-cell table:style-name="ce1" table:formula="of:=2^[.AP1]" office:value-type="float" office:value="2199023255552" calcext:value-type="float">
            <text:p>2199023255552</text:p>
          </table:table-cell>
          <table:table-cell table:style-name="ce1" table:formula="of:=2^[.AQ1]" office:value-type="float" office:value="4398046511104" calcext:value-type="float">
            <text:p>4398046511104</text:p>
          </table:table-cell>
          <table:table-cell table:style-name="ce1" table:formula="of:=2^[.AR1]" office:value-type="float" office:value="8796093022208" calcext:value-type="float">
            <text:p>8796093022208</text:p>
          </table:table-cell>
          <table:table-cell table:style-name="ce1" table:formula="of:=2^[.AS1]" office:value-type="float" office:value="17592186044416" calcext:value-type="float">
            <text:p>17592186044416</text:p>
          </table:table-cell>
          <table:table-cell table:style-name="ce1" table:formula="of:=2^[.AT1]" office:value-type="float" office:value="35184372088832" calcext:value-type="float">
            <text:p>35184372088832</text:p>
          </table:table-cell>
          <table:table-cell table:style-name="ce1" table:formula="of:=2^[.AU1]" office:value-type="float" office:value="70368744177664" calcext:value-type="float">
            <text:p>70368744177664</text:p>
          </table:table-cell>
          <table:table-cell table:style-name="ce1" table:formula="of:=2^[.AV1]" office:value-type="float" office:value="140737488355328" calcext:value-type="float">
            <text:p>140737488355328</text:p>
          </table:table-cell>
          <table:table-cell table:style-name="ce1" table:formula="of:=2^[.AW1]" office:value-type="float" office:value="281474976710656" calcext:value-type="float">
            <text:p>281474976710656</text:p>
          </table:table-cell>
          <table:table-cell table:style-name="ce1" table:formula="of:=2^[.AX1]" office:value-type="float" office:value="562949953421312" calcext:value-type="float">
            <text:p>562949953421312</text:p>
          </table:table-cell>
          <table:table-cell table:style-name="ce1" table:formula="of:=2^[.AY1]" office:value-type="float" office:value="1125899906842624" calcext:value-type="float">
            <text:p>1125899906842624</text:p>
          </table:table-cell>
          <table:table-cell table:style-name="ce1" table:formula="of:=2^[.AZ1]" office:value-type="float" office:value="2251799813685248" calcext:value-type="float">
            <text:p>2251799813685248</text:p>
          </table:table-cell>
          <table:table-cell table:style-name="ce1" table:formula="of:=2^[.BA1]" office:value-type="float" office:value="4503599627370496" calcext:value-type="float">
            <text:p>4503599627370496</text:p>
          </table:table-cell>
          <table:table-cell table:style-name="ce1" table:formula="of:=2^[.BB1]" office:value-type="float" office:value="9.00719925474099E+015" calcext:value-type="float">
            <text:p>9.00719925474099E+015</text:p>
          </table:table-cell>
          <table:table-cell table:style-name="ce1" table:formula="of:=2^[.BC1]" office:value-type="float" office:value="1.8014398509482E+016" calcext:value-type="float">
            <text:p>1.8014398509482E+016</text:p>
          </table:table-cell>
          <table:table-cell table:style-name="ce1" table:formula="of:=2^[.BD1]" office:value-type="float" office:value="3.6028797018964E+016" calcext:value-type="float">
            <text:p>3.6028797018964E+016</text:p>
          </table:table-cell>
          <table:table-cell table:style-name="ce1" table:formula="of:=2^[.BE1]" office:value-type="float" office:value="7.20575940379279E+016" calcext:value-type="float">
            <text:p>7.20575940379279E+016</text:p>
          </table:table-cell>
          <table:table-cell table:style-name="ce1" table:formula="of:=2^[.BF1]" office:value-type="float" office:value="1.44115188075856E+017" calcext:value-type="float">
            <text:p>1.44115188075856E+017</text:p>
          </table:table-cell>
          <table:table-cell table:style-name="ce1" table:formula="of:=2^[.BG1]" office:value-type="float" office:value="2.88230376151712E+017" calcext:value-type="float">
            <text:p>2.88230376151712E+017</text:p>
          </table:table-cell>
          <table:table-cell table:style-name="ce1" table:formula="of:=2^[.BH1]" office:value-type="float" office:value="5.76460752303424E+017" calcext:value-type="float">
            <text:p>5.76460752303424E+017</text:p>
          </table:table-cell>
          <table:table-cell table:style-name="ce1" table:formula="of:=2^[.BI1]" office:value-type="float" office:value="1.15292150460685E+018" calcext:value-type="float">
            <text:p>1.15292150460685E+018</text:p>
          </table:table-cell>
          <table:table-cell table:style-name="ce1" table:formula="of:=2^[.BJ1]" office:value-type="float" office:value="2.30584300921369E+018" calcext:value-type="float">
            <text:p>2.30584300921369E+018</text:p>
          </table:table-cell>
          <table:table-cell table:style-name="ce1" table:formula="of:=2^[.BK1]" office:value-type="float" office:value="4.61168601842739E+018" calcext:value-type="float">
            <text:p>4.61168601842739E+018</text:p>
          </table:table-cell>
          <table:table-cell table:style-name="ce1" table:formula="of:=2^[.BL1]" office:value-type="float" office:value="9.22337203685478E+018" calcext:value-type="float">
            <text:p>9.22337203685478E+018</text:p>
          </table:table-cell>
          <table:table-cell table:style-name="ce1" table:formula="of:=2^[.BM1]" office:value-type="float" office:value="1.84467440737096E+019" calcext:value-type="float">
            <text:p>1.84467440737096E+019</text:p>
          </table:table-cell>
          <table:table-cell table:style-name="ce1" table:formula="of:=2^[.BN1]" office:value-type="float" office:value="3.68934881474191E+019" calcext:value-type="float">
            <text:p>3.68934881474191E+019</text:p>
          </table:table-cell>
          <table:table-cell table:style-name="ce1" table:formula="of:=2^[.BO1]" office:value-type="float" office:value="7.37869762948382E+019" calcext:value-type="float">
            <text:p>7.37869762948382E+019</text:p>
          </table:table-cell>
          <table:table-cell table:style-name="ce1" table:formula="of:=2^[.BP1]" office:value-type="float" office:value="1.47573952589676E+020" calcext:value-type="float">
            <text:p>1.47573952589676E+020</text:p>
          </table:table-cell>
          <table:table-cell table:style-name="ce1" table:formula="of:=2^[.BQ1]" office:value-type="float" office:value="2.95147905179353E+020" calcext:value-type="float">
            <text:p>2.95147905179353E+020</text:p>
          </table:table-cell>
          <table:table-cell table:style-name="ce1" table:formula="of:=2^[.BR1]" office:value-type="float" office:value="5.90295810358706E+020" calcext:value-type="float">
            <text:p>5.90295810358706E+020</text:p>
          </table:table-cell>
          <table:table-cell table:style-name="ce1" table:formula="of:=2^[.BS1]" office:value-type="float" office:value="1.18059162071741E+021" calcext:value-type="float">
            <text:p>1.18059162071741E+021</text:p>
          </table:table-cell>
          <table:table-cell table:style-name="ce1" table:formula="of:=2^[.BT1]" office:value-type="float" office:value="2.36118324143482E+021" calcext:value-type="float">
            <text:p>2.36118324143482E+021</text:p>
          </table:table-cell>
          <table:table-cell table:style-name="ce1" table:formula="of:=2^[.BU1]" office:value-type="float" office:value="4.72236648286965E+021" calcext:value-type="float">
            <text:p>4.72236648286965E+021</text:p>
          </table:table-cell>
          <table:table-cell table:style-name="ce1" table:formula="of:=2^[.BV1]" office:value-type="float" office:value="9.44473296573929E+021" calcext:value-type="float">
            <text:p>9.44473296573929E+021</text:p>
          </table:table-cell>
          <table:table-cell table:style-name="ce1" table:formula="of:=2^[.BW1]" office:value-type="float" office:value="1.88894659314786E+022" calcext:value-type="float">
            <text:p>1.88894659314786E+022</text:p>
          </table:table-cell>
          <table:table-cell table:style-name="ce1" table:formula="of:=2^[.BX1]" office:value-type="float" office:value="3.77789318629572E+022" calcext:value-type="float">
            <text:p>3.77789318629572E+022</text:p>
          </table:table-cell>
          <table:table-cell table:style-name="ce1" table:formula="of:=2^[.BY1]" office:value-type="float" office:value="7.55578637259143E+022" calcext:value-type="float">
            <text:p>7.55578637259143E+022</text:p>
          </table:table-cell>
          <table:table-cell table:style-name="ce1" table:formula="of:=2^[.BZ1]" office:value-type="float" office:value="1.51115727451829E+023" calcext:value-type="float">
            <text:p>1.51115727451829E+023</text:p>
          </table:table-cell>
          <table:table-cell table:style-name="ce1" table:formula="of:=2^[.CA1]" office:value-type="float" office:value="3.02231454903657E+023" calcext:value-type="float">
            <text:p>3.02231454903657E+023</text:p>
          </table:table-cell>
          <table:table-cell table:style-name="ce1" table:formula="of:=2^[.CB1]" office:value-type="float" office:value="6.04462909807315E+023" calcext:value-type="float">
            <text:p>6.04462909807315E+023</text:p>
          </table:table-cell>
          <table:table-cell table:style-name="ce1" table:formula="of:=2^[.CC1]" office:value-type="float" office:value="1.20892581961463E+024" calcext:value-type="float">
            <text:p>1.20892581961463E+024</text:p>
          </table:table-cell>
          <table:table-cell table:style-name="ce1" table:formula="of:=2^[.CD1]" office:value-type="float" office:value="2.41785163922926E+024" calcext:value-type="float">
            <text:p>2.41785163922926E+024</text:p>
          </table:table-cell>
          <table:table-cell table:style-name="ce1" table:formula="of:=2^[.CE1]" office:value-type="float" office:value="4.83570327845852E+024" calcext:value-type="float">
            <text:p>4.83570327845852E+024</text:p>
          </table:table-cell>
          <table:table-cell table:style-name="ce1" table:formula="of:=2^[.CF1]" office:value-type="float" office:value="9.67140655691703E+024" calcext:value-type="float">
            <text:p>9.67140655691703E+024</text:p>
          </table:table-cell>
          <table:table-cell table:style-name="ce1" table:formula="of:=2^[.CG1]" office:value-type="float" office:value="1.93428131138341E+025" calcext:value-type="float">
            <text:p>1.93428131138341E+025</text:p>
          </table:table-cell>
          <table:table-cell table:style-name="ce1" table:formula="of:=2^[.CH1]" office:value-type="float" office:value="3.86856262276681E+025" calcext:value-type="float">
            <text:p>3.86856262276681E+025</text:p>
          </table:table-cell>
          <table:table-cell table:style-name="ce1" table:formula="of:=2^[.CI1]" office:value-type="float" office:value="7.73712524553363E+025" calcext:value-type="float">
            <text:p>7.73712524553363E+025</text:p>
          </table:table-cell>
          <table:table-cell table:style-name="ce1" table:formula="of:=2^[.CJ1]" office:value-type="float" office:value="1.54742504910673E+026" calcext:value-type="float">
            <text:p>1.54742504910673E+026</text:p>
          </table:table-cell>
          <table:table-cell table:style-name="ce1" table:formula="of:=2^[.CK1]" office:value-type="float" office:value="3.09485009821345E+026" calcext:value-type="float">
            <text:p>3.09485009821345E+026</text:p>
          </table:table-cell>
          <table:table-cell table:style-name="ce1" table:formula="of:=2^[.CL1]" office:value-type="float" office:value="6.1897001964269E+026" calcext:value-type="float">
            <text:p>6.1897001964269E+026</text:p>
          </table:table-cell>
          <table:table-cell table:style-name="ce1" table:formula="of:=2^[.CM1]" office:value-type="float" office:value="1.23794003928538E+027" calcext:value-type="float">
            <text:p>1.23794003928538E+027</text:p>
          </table:table-cell>
          <table:table-cell table:style-name="ce1" table:formula="of:=2^[.CN1]" office:value-type="float" office:value="2.47588007857076E+027" calcext:value-type="float">
            <text:p>2.47588007857076E+027</text:p>
          </table:table-cell>
          <table:table-cell table:style-name="ce1" table:formula="of:=2^[.CO1]" office:value-type="float" office:value="4.95176015714152E+027" calcext:value-type="float">
            <text:p>4.95176015714152E+027</text:p>
          </table:table-cell>
          <table:table-cell table:style-name="ce1" table:formula="of:=2^[.CP1]" office:value-type="float" office:value="9.90352031428304E+027" calcext:value-type="float">
            <text:p>9.90352031428304E+027</text:p>
          </table:table-cell>
          <table:table-cell table:style-name="ce1" table:formula="of:=2^[.CQ1]" office:value-type="float" office:value="1.98070406285661E+028" calcext:value-type="float">
            <text:p>1.98070406285661E+028</text:p>
          </table:table-cell>
          <table:table-cell table:style-name="ce1" table:formula="of:=2^[.CR1]" office:value-type="float" office:value="3.96140812571322E+028" calcext:value-type="float">
            <text:p>3.96140812571322E+028</text:p>
          </table:table-cell>
          <table:table-cell table:style-name="ce1" table:formula="of:=2^[.CS1]" office:value-type="float" office:value="7.92281625142643E+028" calcext:value-type="float">
            <text:p>7.92281625142643E+028</text:p>
          </table:table-cell>
          <table:table-cell table:style-name="ce1" table:number-columns-repeated="1628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B2]" office:value-type="float" office:value="0.5" calcext:value-type="float">
            <text:p>0.5</text:p>
          </table:table-cell>
          <table:table-cell table:formula="of:=1/[.C2]" office:value-type="float" office:value="0.25" calcext:value-type="float">
            <text:p>0.25</text:p>
          </table:table-cell>
          <table:table-cell table:formula="of:=1/[.D2]" office:value-type="float" office:value="0.125" calcext:value-type="float">
            <text:p>0.125</text:p>
          </table:table-cell>
          <table:table-cell table:formula="of:=1/[.E2]" office:value-type="float" office:value="0.0625" calcext:value-type="float">
            <text:p>0.0625</text:p>
          </table:table-cell>
          <table:table-cell table:formula="of:=1/[.F2]" office:value-type="float" office:value="0.03125" calcext:value-type="float">
            <text:p>0.03125</text:p>
          </table:table-cell>
          <table:table-cell table:formula="of:=1/[.G2]" office:value-type="float" office:value="0.015625" calcext:value-type="float">
            <text:p>0.015625</text:p>
          </table:table-cell>
          <table:table-cell table:formula="of:=1/[.H2]" office:value-type="float" office:value="0.0078125" calcext:value-type="float">
            <text:p>0.0078125</text:p>
          </table:table-cell>
          <table:table-cell table:formula="of:=1/[.I2]" office:value-type="float" office:value="0.00390625" calcext:value-type="float">
            <text:p>0.00390625</text:p>
          </table:table-cell>
          <table:table-cell table:formula="of:=1/[.J2]" office:value-type="float" office:value="0.001953125" calcext:value-type="float">
            <text:p>0.001953125</text:p>
          </table:table-cell>
          <table:table-cell table:formula="of:=1/[.K2]" office:value-type="float" office:value="0.0009765625" calcext:value-type="float">
            <text:p>0.0009765625</text:p>
          </table:table-cell>
          <table:table-cell table:formula="of:=1/[.L2]" office:value-type="float" office:value="0.00048828125" calcext:value-type="float">
            <text:p>0.00048828125</text:p>
          </table:table-cell>
          <table:table-cell table:formula="of:=1/[.M2]" office:value-type="float" office:value="0.000244140625" calcext:value-type="float">
            <text:p>0.000244140625</text:p>
          </table:table-cell>
          <table:table-cell table:formula="of:=1/[.N2]" office:value-type="float" office:value="0.0001220703125" calcext:value-type="float">
            <text:p>0.0001220703125</text:p>
          </table:table-cell>
          <table:table-cell table:formula="of:=1/[.O2]" office:value-type="float" office:value="0.00006103515625" calcext:value-type="float">
            <text:p>0.00006103515625</text:p>
          </table:table-cell>
          <table:table-cell table:formula="of:=1/[.P2]" office:value-type="float" office:value="0.000030517578125" calcext:value-type="float">
            <text:p>0.000030517578125</text:p>
          </table:table-cell>
          <table:table-cell table:formula="of:=1/[.Q2]" office:value-type="float" office:value="0.0000152587890625" calcext:value-type="float">
            <text:p>0.0000152587890625</text:p>
          </table:table-cell>
          <table:table-cell table:formula="of:=1/[.R2]" office:value-type="float" office:value="0.00000762939453125" calcext:value-type="float">
            <text:p>7.62939453125E-06</text:p>
          </table:table-cell>
          <table:table-cell table:formula="of:=1/[.S2]" office:value-type="float" office:value="0.000003814697265625" calcext:value-type="float">
            <text:p>3.814697265625E-06</text:p>
          </table:table-cell>
          <table:table-cell table:formula="of:=1/[.T2]" office:value-type="float" office:value="0.0000019073486328125" calcext:value-type="float">
            <text:p>1.9073486328125E-06</text:p>
          </table:table-cell>
          <table:table-cell table:formula="of:=1/[.U2]" office:value-type="float" office:value="0.00000095367431640625" calcext:value-type="float">
            <text:p>9.5367431640625E-07</text:p>
          </table:table-cell>
          <table:table-cell table:formula="of:=1/[.V2]" office:value-type="float" office:value="0.00000047683715820313" calcext:value-type="float">
            <text:p>4.76837158203125E-07</text:p>
          </table:table-cell>
          <table:table-cell table:formula="of:=1/[.W2]" office:value-type="float" office:value="0.00000023841857910156" calcext:value-type="float">
            <text:p>2.38418579101563E-07</text:p>
          </table:table-cell>
          <table:table-cell table:formula="of:=1/[.X2]" office:value-type="float" office:value="0.00000011920928955078" calcext:value-type="float">
            <text:p>1.19209289550781E-07</text:p>
          </table:table-cell>
          <table:table-cell table:formula="of:=1/[.Y2]" office:value-type="float" office:value="0.00000005960464477539" calcext:value-type="float">
            <text:p>5.96046447753906E-08</text:p>
          </table:table-cell>
          <table:table-cell table:formula="of:=1/[.Z2]" office:value-type="float" office:value="0.0000000298023223877" calcext:value-type="float">
            <text:p>2.98023223876953E-08</text:p>
          </table:table-cell>
          <table:table-cell table:formula="of:=1/[.AA2]" office:value-type="float" office:value="0.00000001490116119385" calcext:value-type="float">
            <text:p>1.49011611938477E-08</text:p>
          </table:table-cell>
          <table:table-cell table:formula="of:=1/[.AB2]" office:value-type="float" office:value="0.00000000745058059692" calcext:value-type="float">
            <text:p>7.45058059692383E-09</text:p>
          </table:table-cell>
          <table:table-cell table:formula="of:=1/[.AC2]" office:value-type="float" office:value="0.00000000372529029846" calcext:value-type="float">
            <text:p>3.72529029846191E-09</text:p>
          </table:table-cell>
          <table:table-cell table:formula="of:=1/[.AD2]" office:value-type="float" office:value="0.00000000186264514923" calcext:value-type="float">
            <text:p>1.86264514923096E-09</text:p>
          </table:table-cell>
          <table:table-cell table:formula="of:=1/[.AE2]" office:value-type="float" office:value="0.00000000093132257462" calcext:value-type="float">
            <text:p>9.31322574615479E-10</text:p>
          </table:table-cell>
          <table:table-cell table:formula="of:=1/[.AF2]" office:value-type="float" office:value="0.00000000046566128731" calcext:value-type="float">
            <text:p>4.65661287307739E-10</text:p>
          </table:table-cell>
          <table:table-cell table:formula="of:=1/[.AG2]" office:value-type="float" office:value="0.00000000023283064365" calcext:value-type="float">
            <text:p>2.3283064365387E-10</text:p>
          </table:table-cell>
          <table:table-cell table:formula="of:=1/[.AH2]" office:value-type="float" office:value="0.00000000011641532183" calcext:value-type="float">
            <text:p>1.16415321826935E-10</text:p>
          </table:table-cell>
          <table:table-cell table:formula="of:=1/[.AI2]" office:value-type="float" office:value="0.00000000005820766091" calcext:value-type="float">
            <text:p>5.82076609134674E-11</text:p>
          </table:table-cell>
          <table:table-cell table:formula="of:=1/[.AJ2]" office:value-type="float" office:value="0.00000000002910383046" calcext:value-type="float">
            <text:p>2.91038304567337E-11</text:p>
          </table:table-cell>
          <table:table-cell table:formula="of:=1/[.AK2]" office:value-type="float" office:value="0.00000000001455191523" calcext:value-type="float">
            <text:p>1.45519152283669E-11</text:p>
          </table:table-cell>
          <table:table-cell table:formula="of:=1/[.AL2]" office:value-type="float" office:value="0.00000000000727595761" calcext:value-type="float">
            <text:p>7.27595761418343E-12</text:p>
          </table:table-cell>
          <table:table-cell table:formula="of:=1/[.AM2]" office:value-type="float" office:value="0.00000000000363797881" calcext:value-type="float">
            <text:p>3.63797880709171E-12</text:p>
          </table:table-cell>
          <table:table-cell table:formula="of:=1/[.AN2]" office:value-type="float" office:value="0.0000000000018189894" calcext:value-type="float">
            <text:p>1.81898940354586E-12</text:p>
          </table:table-cell>
          <table:table-cell table:formula="of:=1/[.AO2]" office:value-type="float" office:value="0.0000000000009094947" calcext:value-type="float">
            <text:p>9.09494701772928E-13</text:p>
          </table:table-cell>
          <table:table-cell table:formula="of:=1/[.AP2]" office:value-type="float" office:value="0.00000000000045474735" calcext:value-type="float">
            <text:p>4.54747350886464E-13</text:p>
          </table:table-cell>
          <table:table-cell table:formula="of:=1/[.AQ2]" office:value-type="float" office:value="0.00000000000022737368" calcext:value-type="float">
            <text:p>2.27373675443232E-13</text:p>
          </table:table-cell>
          <table:table-cell table:formula="of:=1/[.AR2]" office:value-type="float" office:value="0.00000000000011368684" calcext:value-type="float">
            <text:p>1.13686837721616E-13</text:p>
          </table:table-cell>
          <table:table-cell table:formula="of:=1/[.AS2]" office:value-type="float" office:value="0.00000000000005684342" calcext:value-type="float">
            <text:p>5.6843418860808E-14</text:p>
          </table:table-cell>
          <table:table-cell table:formula="of:=1/[.AT2]" office:value-type="float" office:value="0.00000000000002842171" calcext:value-type="float">
            <text:p>2.8421709430404E-14</text:p>
          </table:table-cell>
          <table:table-cell table:formula="of:=1/[.AU2]" office:value-type="float" office:value="0.00000000000001421085" calcext:value-type="float">
            <text:p>1.4210854715202E-14</text:p>
          </table:table-cell>
          <table:table-cell table:formula="of:=1/[.AV2]" office:value-type="float" office:value="7.105427357601E-015" calcext:value-type="float">
            <text:p>7.105427357601E-15</text:p>
          </table:table-cell>
          <table:table-cell table:formula="of:=1/[.AW2]" office:value-type="float" office:value="3.5527136788005E-015" calcext:value-type="float">
            <text:p>3.5527136788005E-15</text:p>
          </table:table-cell>
          <table:table-cell table:formula="of:=1/[.AX2]" office:value-type="float" office:value="1.77635683940025E-015" calcext:value-type="float">
            <text:p>1.77635683940025E-15</text:p>
          </table:table-cell>
          <table:table-cell table:formula="of:=1/[.AY2]" office:value-type="float" office:value="8.88178419700125E-016" calcext:value-type="float">
            <text:p>8.88178419700125E-16</text:p>
          </table:table-cell>
          <table:table-cell table:formula="of:=1/[.AZ2]" office:value-type="float" office:value="4.44089209850063E-016" calcext:value-type="float">
            <text:p>4.44089209850063E-16</text:p>
          </table:table-cell>
          <table:table-cell table:formula="of:=1/[.BA2]" office:value-type="float" office:value="2.22044604925031E-016" calcext:value-type="float">
            <text:p>2.22044604925031E-16</text:p>
          </table:table-cell>
          <table:table-cell table:formula="of:=1/[.BB2]" office:value-type="float" office:value="1.11022302462516E-016" calcext:value-type="float">
            <text:p>1.11022302462516E-16</text:p>
          </table:table-cell>
          <table:table-cell table:formula="of:=1/[.BC2]" office:value-type="float" office:value="5.55111512312578E-017" calcext:value-type="float">
            <text:p>5.55111512312578E-17</text:p>
          </table:table-cell>
          <table:table-cell table:formula="of:=1/[.BD2]" office:value-type="float" office:value="2.77555756156289E-017" calcext:value-type="float">
            <text:p>2.77555756156289E-17</text:p>
          </table:table-cell>
          <table:table-cell table:formula="of:=1/[.BE2]" office:value-type="float" office:value="1.38777878078145E-017" calcext:value-type="float">
            <text:p>1.38777878078145E-17</text:p>
          </table:table-cell>
          <table:table-cell table:formula="of:=1/[.BF2]" office:value-type="float" office:value="6.93889390390723E-018" calcext:value-type="float">
            <text:p>6.93889390390723E-18</text:p>
          </table:table-cell>
          <table:table-cell table:formula="of:=1/[.BG2]" office:value-type="float" office:value="3.46944695195361E-018" calcext:value-type="float">
            <text:p>3.46944695195361E-18</text:p>
          </table:table-cell>
          <table:table-cell table:formula="of:=1/[.BH2]" office:value-type="float" office:value="1.73472347597681E-018" calcext:value-type="float">
            <text:p>1.73472347597681E-18</text:p>
          </table:table-cell>
          <table:table-cell table:formula="of:=1/[.BI2]" office:value-type="float" office:value="8.67361737988404E-019" calcext:value-type="float">
            <text:p>8.67361737988404E-19</text:p>
          </table:table-cell>
          <table:table-cell table:formula="of:=1/[.BJ2]" office:value-type="float" office:value="4.33680868994202E-019" calcext:value-type="float">
            <text:p>4.33680868994202E-19</text:p>
          </table:table-cell>
          <table:table-cell table:formula="of:=1/[.BK2]" office:value-type="float" office:value="2.16840434497101E-019" calcext:value-type="float">
            <text:p>2.16840434497101E-19</text:p>
          </table:table-cell>
          <table:table-cell table:formula="of:=1/[.BL2]" office:value-type="float" office:value="1.0842021724855E-019" calcext:value-type="float">
            <text:p>1.0842021724855E-19</text:p>
          </table:table-cell>
          <table:table-cell table:formula="of:=1/[.BM2]" office:value-type="float" office:value="5.42101086242752E-020" calcext:value-type="float">
            <text:p>5.42101086242752E-20</text:p>
          </table:table-cell>
          <table:table-cell table:formula="of:=1/[.BN2]" office:value-type="float" office:value="2.71050543121376E-020" calcext:value-type="float">
            <text:p>2.71050543121376E-20</text:p>
          </table:table-cell>
          <table:table-cell table:formula="of:=1/[.BO2]" office:value-type="float" office:value="1.35525271560688E-020" calcext:value-type="float">
            <text:p>1.35525271560688E-20</text:p>
          </table:table-cell>
          <table:table-cell table:formula="of:=1/[.BP2]" office:value-type="float" office:value="6.7762635780344E-021" calcext:value-type="float">
            <text:p>6.7762635780344E-21</text:p>
          </table:table-cell>
          <table:table-cell table:formula="of:=1/[.BQ2]" office:value-type="float" office:value="3.3881317890172E-021" calcext:value-type="float">
            <text:p>3.3881317890172E-21</text:p>
          </table:table-cell>
          <table:table-cell table:formula="of:=1/[.BR2]" office:value-type="float" office:value="1.6940658945086E-021" calcext:value-type="float">
            <text:p>1.6940658945086E-21</text:p>
          </table:table-cell>
          <table:table-cell table:formula="of:=1/[.BS2]" office:value-type="float" office:value="8.470329472543E-022" calcext:value-type="float">
            <text:p>8.470329472543E-22</text:p>
          </table:table-cell>
          <table:table-cell table:formula="of:=1/[.BT2]" office:value-type="float" office:value="4.2351647362715E-022" calcext:value-type="float">
            <text:p>4.2351647362715E-22</text:p>
          </table:table-cell>
          <table:table-cell table:formula="of:=1/[.BU2]" office:value-type="float" office:value="2.11758236813575E-022" calcext:value-type="float">
            <text:p>2.11758236813575E-22</text:p>
          </table:table-cell>
          <table:table-cell table:formula="of:=1/[.BV2]" office:value-type="float" office:value="1.05879118406788E-022" calcext:value-type="float">
            <text:p>1.05879118406788E-22</text:p>
          </table:table-cell>
          <table:table-cell table:formula="of:=1/[.BW2]" office:value-type="float" office:value="5.29395592033938E-023" calcext:value-type="float">
            <text:p>5.29395592033938E-23</text:p>
          </table:table-cell>
          <table:table-cell table:formula="of:=1/[.BX2]" office:value-type="float" office:value="2.64697796016969E-023" calcext:value-type="float">
            <text:p>2.64697796016969E-23</text:p>
          </table:table-cell>
          <table:table-cell table:formula="of:=1/[.BY2]" office:value-type="float" office:value="1.32348898008484E-023" calcext:value-type="float">
            <text:p>1.32348898008484E-23</text:p>
          </table:table-cell>
          <table:table-cell table:formula="of:=1/[.BZ2]" office:value-type="float" office:value="6.61744490042422E-024" calcext:value-type="float">
            <text:p>6.61744490042422E-24</text:p>
          </table:table-cell>
          <table:table-cell table:formula="of:=1/[.CA2]" office:value-type="float" office:value="3.30872245021211E-024" calcext:value-type="float">
            <text:p>3.30872245021211E-24</text:p>
          </table:table-cell>
          <table:table-cell table:formula="of:=1/[.CB2]" office:value-type="float" office:value="1.65436122510606E-024" calcext:value-type="float">
            <text:p>1.65436122510606E-24</text:p>
          </table:table-cell>
          <table:table-cell table:formula="of:=1/[.CC2]" office:value-type="float" office:value="8.27180612553028E-025" calcext:value-type="float">
            <text:p>8.27180612553028E-25</text:p>
          </table:table-cell>
          <table:table-cell table:formula="of:=1/[.CD2]" office:value-type="float" office:value="4.13590306276514E-025" calcext:value-type="float">
            <text:p>4.13590306276514E-25</text:p>
          </table:table-cell>
          <table:table-cell table:formula="of:=1/[.CE2]" office:value-type="float" office:value="2.06795153138257E-025" calcext:value-type="float">
            <text:p>2.06795153138257E-25</text:p>
          </table:table-cell>
          <table:table-cell table:formula="of:=1/[.CF2]" office:value-type="float" office:value="1.03397576569128E-025" calcext:value-type="float">
            <text:p>1.03397576569128E-25</text:p>
          </table:table-cell>
          <table:table-cell table:formula="of:=1/[.CG2]" office:value-type="float" office:value="5.16987882845642E-026" calcext:value-type="float">
            <text:p>5.16987882845642E-26</text:p>
          </table:table-cell>
          <table:table-cell table:formula="of:=1/[.CH2]" office:value-type="float" office:value="2.58493941422821E-026" calcext:value-type="float">
            <text:p>2.58493941422821E-26</text:p>
          </table:table-cell>
          <table:table-cell table:formula="of:=1/[.CI2]" office:value-type="float" office:value="1.29246970711411E-026" calcext:value-type="float">
            <text:p>1.29246970711411E-26</text:p>
          </table:table-cell>
          <table:table-cell table:formula="of:=1/[.CJ2]" office:value-type="float" office:value="6.46234853557053E-027" calcext:value-type="float">
            <text:p>6.46234853557053E-27</text:p>
          </table:table-cell>
          <table:table-cell table:formula="of:=1/[.CK2]" office:value-type="float" office:value="3.23117426778526E-027" calcext:value-type="float">
            <text:p>3.23117426778526E-27</text:p>
          </table:table-cell>
          <table:table-cell table:formula="of:=1/[.CL2]" office:value-type="float" office:value="1.61558713389263E-027" calcext:value-type="float">
            <text:p>1.61558713389263E-27</text:p>
          </table:table-cell>
          <table:table-cell table:formula="of:=1/[.CM2]" office:value-type="float" office:value="8.07793566946316E-028" calcext:value-type="float">
            <text:p>8.07793566946316E-28</text:p>
          </table:table-cell>
          <table:table-cell table:formula="of:=1/[.CN2]" office:value-type="float" office:value="4.03896783473158E-028" calcext:value-type="float">
            <text:p>4.03896783473158E-28</text:p>
          </table:table-cell>
          <table:table-cell table:formula="of:=1/[.CO2]" office:value-type="float" office:value="2.01948391736579E-028" calcext:value-type="float">
            <text:p>2.01948391736579E-28</text:p>
          </table:table-cell>
          <table:table-cell table:formula="of:=1/[.CP2]" office:value-type="float" office:value="1.0097419586829E-028" calcext:value-type="float">
            <text:p>1.0097419586829E-28</text:p>
          </table:table-cell>
          <table:table-cell table:formula="of:=1/[.CQ2]" office:value-type="float" office:value="5.04870979341448E-029" calcext:value-type="float">
            <text:p>5.04870979341448E-29</text:p>
          </table:table-cell>
          <table:table-cell table:formula="of:=1/[.CR2]" office:value-type="float" office:value="2.52435489670724E-029" calcext:value-type="float">
            <text:p>2.52435489670724E-29</text:p>
          </table:table-cell>
          <table:table-cell table:formula="of:=1/[.CS2]" office:value-type="float" office:value="1.26217744835362E-029" calcext:value-type="float">
            <text:p>1.26217744835362E-29</text:p>
          </table:table-cell>
          <table:table-cell table:number-columns-repeated="16287"/>
        </table:table-row>
        <table:table-row table:style-name="ro1">
          <table:table-cell/>
          <table:table-cell table:formula="of:=([.A4]*[.A$2]+[.A3]*[.A$2])/[.B$2]" office:value-type="float" office:value="0.5" calcext:value-type="float">
            <text:p>0.5</text:p>
          </table:table-cell>
          <table:table-cell table:formula="of:=([.B4]*[.B$2]+[.B3]*[.B$2])/[.C$2]" office:value-type="float" office:value="0.5" calcext:value-type="float">
            <text:p>0.5</text:p>
          </table:table-cell>
          <table:table-cell table:formula="of:=([.C4]*[.C$2]+[.C3]*[.C$2])/[.D$2]" office:value-type="float" office:value="0.375" calcext:value-type="float">
            <text:p>0.375</text:p>
          </table:table-cell>
          <table:table-cell table:formula="of:=([.D4]*[.D$2]+[.D3]*[.D$2])/[.E$2]" office:value-type="float" office:value="0.25" calcext:value-type="float">
            <text:p>0.25</text:p>
          </table:table-cell>
          <table:table-cell table:formula="of:=([.E4]*[.E$2]+[.E3]*[.E$2])/[.F$2]" office:value-type="float" office:value="0.15625" calcext:value-type="float">
            <text:p>0.15625</text:p>
          </table:table-cell>
          <table:table-cell table:formula="of:=([.F4]*[.F$2]+[.F3]*[.F$2])/[.G$2]" office:value-type="float" office:value="0.09375" calcext:value-type="float">
            <text:p>0.09375</text:p>
          </table:table-cell>
          <table:table-cell table:formula="of:=([.G4]*[.G$2]+[.G3]*[.G$2])/[.H$2]" office:value-type="float" office:value="0.0546875" calcext:value-type="float">
            <text:p>0.0546875</text:p>
          </table:table-cell>
          <table:table-cell table:formula="of:=([.H4]*[.H$2]+[.H3]*[.H$2])/[.I$2]" office:value-type="float" office:value="0.03125" calcext:value-type="float">
            <text:p>0.03125</text:p>
          </table:table-cell>
          <table:table-cell table:formula="of:=([.I4]*[.I$2]+[.I3]*[.I$2])/[.J$2]" office:value-type="float" office:value="0.017578125" calcext:value-type="float">
            <text:p>0.017578125</text:p>
          </table:table-cell>
          <table:table-cell table:formula="of:=([.J4]*[.J$2]+[.J3]*[.J$2])/[.K$2]" office:value-type="float" office:value="0.009765625" calcext:value-type="float">
            <text:p>0.009765625</text:p>
          </table:table-cell>
          <table:table-cell table:formula="of:=([.K4]*[.K$2]+[.K3]*[.K$2])/[.L$2]" office:value-type="float" office:value="0.00537109375" calcext:value-type="float">
            <text:p>0.00537109375</text:p>
          </table:table-cell>
          <table:table-cell table:formula="of:=([.L4]*[.L$2]+[.L3]*[.L$2])/[.M$2]" office:value-type="float" office:value="0.0029296875" calcext:value-type="float">
            <text:p>0.0029296875</text:p>
          </table:table-cell>
          <table:table-cell table:formula="of:=([.M4]*[.M$2]+[.M3]*[.M$2])/[.N$2]" office:value-type="float" office:value="0.0015869140625" calcext:value-type="float">
            <text:p>0.0015869140625</text:p>
          </table:table-cell>
          <table:table-cell table:formula="of:=([.N4]*[.N$2]+[.N3]*[.N$2])/[.O$2]" office:value-type="float" office:value="0.0008544921875" calcext:value-type="float">
            <text:p>0.0008544921875</text:p>
          </table:table-cell>
          <table:table-cell table:formula="of:=([.O4]*[.O$2]+[.O3]*[.O$2])/[.P$2]" office:value-type="float" office:value="0.000457763671875" calcext:value-type="float">
            <text:p>0.000457763671875</text:p>
          </table:table-cell>
          <table:table-cell table:formula="of:=([.P4]*[.P$2]+[.P3]*[.P$2])/[.Q$2]" office:value-type="float" office:value="0.000244140625" calcext:value-type="float">
            <text:p>0.000244140625</text:p>
          </table:table-cell>
          <table:table-cell table:formula="of:=([.Q4]*[.Q$2]+[.Q3]*[.Q$2])/[.R$2]" office:value-type="float" office:value="0.00012969970703125" calcext:value-type="float">
            <text:p>0.00012969970703125</text:p>
          </table:table-cell>
          <table:table-cell table:formula="of:=([.R4]*[.R$2]+[.R3]*[.R$2])/[.S$2]" office:value-type="float" office:value="0.00006866455078125" calcext:value-type="float">
            <text:p>6.866455078125E-05</text:p>
          </table:table-cell>
          <table:table-cell table:formula="of:=([.S4]*[.S$2]+[.S3]*[.S$2])/[.T$2]" office:value-type="float" office:value="0.0000362396240234375" calcext:value-type="float">
            <text:p>3.62396240234375E-05</text:p>
          </table:table-cell>
          <table:table-cell table:formula="of:=([.T4]*[.T$2]+[.T3]*[.T$2])/[.U$2]" office:value-type="float" office:value="0.000019073486328125" calcext:value-type="float">
            <text:p>1.9073486328125E-05</text:p>
          </table:table-cell>
          <table:table-cell table:formula="of:=([.U4]*[.U$2]+[.U3]*[.U$2])/[.V$2]" office:value-type="float" office:value="0.0000100135803222656" calcext:value-type="float">
            <text:p>1.00135803222656E-05</text:p>
          </table:table-cell>
          <table:table-cell table:formula="of:=([.V4]*[.V$2]+[.V3]*[.V$2])/[.W$2]" office:value-type="float" office:value="0.00000524520874023438" calcext:value-type="float">
            <text:p>5.24520874023438E-06</text:p>
          </table:table-cell>
          <table:table-cell table:formula="of:=([.W4]*[.W$2]+[.W3]*[.W$2])/[.X$2]" office:value-type="float" office:value="0.00000274181365966797" calcext:value-type="float">
            <text:p>2.74181365966797E-06</text:p>
          </table:table-cell>
          <table:table-cell table:formula="of:=([.X4]*[.X$2]+[.X3]*[.X$2])/[.Y$2]" office:value-type="float" office:value="0.00000143051147460938" calcext:value-type="float">
            <text:p>1.43051147460938E-06</text:p>
          </table:table-cell>
          <table:table-cell table:formula="of:=([.Y4]*[.Y$2]+[.Y3]*[.Y$2])/[.Z$2]" office:value-type="float" office:value="0.00000074505805969238" calcext:value-type="float">
            <text:p>7.45058059692383E-07</text:p>
          </table:table-cell>
          <table:table-cell table:formula="of:=([.Z4]*[.Z$2]+[.Z3]*[.Z$2])/[.AA$2]" office:value-type="float" office:value="0.00000038743019104004" calcext:value-type="float">
            <text:p>3.87430191040039E-07</text:p>
          </table:table-cell>
          <table:table-cell table:formula="of:=([.AA4]*[.AA$2]+[.AA3]*[.AA$2])/[.AB$2]" office:value-type="float" office:value="0.00000020116567611694" calcext:value-type="float">
            <text:p>2.01165676116943E-07</text:p>
          </table:table-cell>
          <table:table-cell table:formula="of:=([.AB4]*[.AB$2]+[.AB3]*[.AB$2])/[.AC$2]" office:value-type="float" office:value="0.00000010430812835693" calcext:value-type="float">
            <text:p>1.04308128356934E-07</text:p>
          </table:table-cell>
          <table:table-cell table:formula="of:=([.AC4]*[.AC$2]+[.AC3]*[.AC$2])/[.AD$2]" office:value-type="float" office:value="0.0000000540167093277" calcext:value-type="float">
            <text:p>5.40167093276978E-08</text:p>
          </table:table-cell>
          <table:table-cell table:formula="of:=([.AD4]*[.AD$2]+[.AD3]*[.AD$2])/[.AE$2]" office:value-type="float" office:value="0.00000002793967723846" calcext:value-type="float">
            <text:p>2.79396772384644E-08</text:p>
          </table:table-cell>
          <table:table-cell table:formula="of:=([.AE4]*[.AE$2]+[.AE3]*[.AE$2])/[.AF$2]" office:value-type="float" office:value="0.00000001443549990654" calcext:value-type="float">
            <text:p>1.44354999065399E-08</text:p>
          </table:table-cell>
          <table:table-cell table:formula="of:=([.AF4]*[.AF$2]+[.AF3]*[.AF$2])/[.AG$2]" office:value-type="float" office:value="0.00000000745058059692" calcext:value-type="float">
            <text:p>7.45058059692383E-09</text:p>
          </table:table-cell>
          <table:table-cell table:formula="of:=([.AG4]*[.AG$2]+[.AG3]*[.AG$2])/[.AH$2]" office:value-type="float" office:value="0.00000000384170562029" calcext:value-type="float">
            <text:p>3.84170562028885E-09</text:p>
          </table:table-cell>
          <table:table-cell table:formula="of:=([.AH4]*[.AH$2]+[.AH3]*[.AH$2])/[.AI$2]" office:value-type="float" office:value="0.00000000197906047106" calcext:value-type="float">
            <text:p>1.97906047105789E-09</text:p>
          </table:table-cell>
          <table:table-cell table:formula="of:=([.AI4]*[.AI$2]+[.AI3]*[.AI$2])/[.AJ$2]" office:value-type="float" office:value="0.00000000101863406599" calcext:value-type="float">
            <text:p>1.01863406598568E-09</text:p>
          </table:table-cell>
          <table:table-cell table:formula="of:=([.AJ4]*[.AJ$2]+[.AJ3]*[.AJ$2])/[.AK$2]" office:value-type="float" office:value="0.00000000052386894822" calcext:value-type="float">
            <text:p>5.23868948221207E-10</text:p>
          </table:table-cell>
          <table:table-cell table:formula="of:=([.AK4]*[.AK$2]+[.AK3]*[.AK$2])/[.AL$2]" office:value-type="float" office:value="0.00000000026921043172" calcext:value-type="float">
            <text:p>2.69210431724787E-10</text:p>
          </table:table-cell>
          <table:table-cell table:formula="of:=([.AL4]*[.AL$2]+[.AL3]*[.AL$2])/[.AM$2]" office:value-type="float" office:value="0.00000000013824319467" calcext:value-type="float">
            <text:p>1.38243194669485E-10</text:p>
          </table:table-cell>
          <table:table-cell table:formula="of:=([.AM4]*[.AM$2]+[.AM3]*[.AM$2])/[.AN$2]" office:value-type="float" office:value="0.00000000007094058674" calcext:value-type="float">
            <text:p>7.09405867382884E-11</text:p>
          </table:table-cell>
          <table:table-cell table:formula="of:=([.AN4]*[.AN$2]+[.AN3]*[.AN$2])/[.AO$2]" office:value-type="float" office:value="0.00000000003637978807" calcext:value-type="float">
            <text:p>3.63797880709171E-11</text:p>
          </table:table-cell>
          <table:table-cell table:formula="of:=([.AO4]*[.AO$2]+[.AO3]*[.AO$2])/[.AP$2]" office:value-type="float" office:value="0.00000000001864464139" calcext:value-type="float">
            <text:p>1.8644641386345E-11</text:p>
          </table:table-cell>
          <table:table-cell table:formula="of:=([.AP4]*[.AP$2]+[.AP3]*[.AP$2])/[.AQ$2]" office:value-type="float" office:value="0.00000000000954969437" calcext:value-type="float">
            <text:p>9.54969436861575E-12</text:p>
          </table:table-cell>
          <table:table-cell table:formula="of:=([.AQ4]*[.AQ$2]+[.AQ3]*[.AQ$2])/[.AR$2]" office:value-type="float" office:value="0.00000000000488853402" calcext:value-type="float">
            <text:p>4.88853402202949E-12</text:p>
          </table:table-cell>
          <table:table-cell table:formula="of:=([.AR4]*[.AR$2]+[.AR3]*[.AR$2])/[.AS$2]" office:value-type="float" office:value="0.00000000000250111043" calcext:value-type="float">
            <text:p>2.50111042987555E-12</text:p>
          </table:table-cell>
          <table:table-cell table:formula="of:=([.AS4]*[.AS$2]+[.AS3]*[.AS$2])/[.AT$2]" office:value-type="float" office:value="0.00000000000127897692" calcext:value-type="float">
            <text:p>1.27897692436818E-12</text:p>
          </table:table-cell>
          <table:table-cell table:formula="of:=([.AT4]*[.AT$2]+[.AT3]*[.AT$2])/[.AU$2]" office:value-type="float" office:value="0.00000000000065369932" calcext:value-type="float">
            <text:p>6.53699316899292E-13</text:p>
          </table:table-cell>
          <table:table-cell table:formula="of:=([.AU4]*[.AU$2]+[.AU3]*[.AU$2])/[.AV$2]" office:value-type="float" office:value="0.00000000000033395509" calcext:value-type="float">
            <text:p>3.33955085807247E-13</text:p>
          </table:table-cell>
          <table:table-cell table:formula="of:=([.AV4]*[.AV$2]+[.AV3]*[.AV$2])/[.AW$2]" office:value-type="float" office:value="0.00000000000017053026" calcext:value-type="float">
            <text:p>1.70530256582424E-13</text:p>
          </table:table-cell>
          <table:table-cell table:formula="of:=([.AW4]*[.AW$2]+[.AW3]*[.AW$2])/[.AX$2]" office:value-type="float" office:value="0.00000000000008704149" calcext:value-type="float">
            <text:p>8.70414851306123E-14</text:p>
          </table:table-cell>
          <table:table-cell table:formula="of:=([.AX4]*[.AX$2]+[.AX3]*[.AX$2])/[.AY$2]" office:value-type="float" office:value="0.00000000000004440892" calcext:value-type="float">
            <text:p>4.44089209850063E-14</text:p>
          </table:table-cell>
          <table:table-cell table:formula="of:=([.AY4]*[.AY$2]+[.AY3]*[.AY$2])/[.AZ$2]" office:value-type="float" office:value="0.00000000000002264855" calcext:value-type="float">
            <text:p>2.26485497023532E-14</text:p>
          </table:table-cell>
          <table:table-cell table:formula="of:=([.AZ4]*[.AZ$2]+[.AZ3]*[.AZ$2])/[.BA$2]" office:value-type="float" office:value="0.00000000000001154632" calcext:value-type="float">
            <text:p>1.15463194561016E-14</text:p>
          </table:table-cell>
          <table:table-cell table:formula="of:=([.BA4]*[.BA$2]+[.BA3]*[.BA$2])/[.BB$2]" office:value-type="float" office:value="5.88418203051333E-015" calcext:value-type="float">
            <text:p>5.88418203051333E-15</text:p>
          </table:table-cell>
          <table:table-cell table:formula="of:=([.BB4]*[.BB$2]+[.BB3]*[.BB$2])/[.BC$2]" office:value-type="float" office:value="2.99760216648792E-015" calcext:value-type="float">
            <text:p>2.99760216648792E-15</text:p>
          </table:table-cell>
          <table:table-cell table:formula="of:=([.BC4]*[.BC$2]+[.BC3]*[.BC$2])/[.BD$2]" office:value-type="float" office:value="1.52655665885959E-015" calcext:value-type="float">
            <text:p>1.52655665885959E-15</text:p>
          </table:table-cell>
          <table:table-cell table:formula="of:=([.BD4]*[.BD$2]+[.BD3]*[.BD$2])/[.BE$2]" office:value-type="float" office:value="7.7715611723761E-016" calcext:value-type="float">
            <text:p>7.7715611723761E-16</text:p>
          </table:table-cell>
          <table:table-cell table:formula="of:=([.BE4]*[.BE$2]+[.BE3]*[.BE$2])/[.BF$2]" office:value-type="float" office:value="3.95516952522712E-016" calcext:value-type="float">
            <text:p>3.95516952522712E-16</text:p>
          </table:table-cell>
          <table:table-cell table:formula="of:=([.BF4]*[.BF$2]+[.BF3]*[.BF$2])/[.BG$2]" office:value-type="float" office:value="2.0122792321331E-016" calcext:value-type="float">
            <text:p>2.0122792321331E-16</text:p>
          </table:table-cell>
          <table:table-cell table:formula="of:=([.BG4]*[.BG$2]+[.BG3]*[.BG$2])/[.BH$2]" office:value-type="float" office:value="1.02348685082632E-016" calcext:value-type="float">
            <text:p>1.02348685082632E-16</text:p>
          </table:table-cell>
          <table:table-cell table:formula="of:=([.BH4]*[.BH$2]+[.BH3]*[.BH$2])/[.BI$2]" office:value-type="float" office:value="5.20417042793042E-017" calcext:value-type="float">
            <text:p>5.20417042793042E-17</text:p>
          </table:table-cell>
          <table:table-cell table:formula="of:=([.BI4]*[.BI$2]+[.BI3]*[.BI$2])/[.BJ$2]" office:value-type="float" office:value="2.64545330086463E-017" calcext:value-type="float">
            <text:p>2.64545330086463E-17</text:p>
          </table:table-cell>
          <table:table-cell table:formula="of:=([.BJ4]*[.BJ$2]+[.BJ3]*[.BJ$2])/[.BK$2]" office:value-type="float" office:value="1.34441069388203E-017" calcext:value-type="float">
            <text:p>1.34441069388203E-17</text:p>
          </table:table-cell>
          <table:table-cell table:formula="of:=([.BK4]*[.BK$2]+[.BK3]*[.BK$2])/[.BL$2]" office:value-type="float" office:value="6.83047368665868E-018" calcext:value-type="float">
            <text:p>6.83047368665868E-18</text:p>
          </table:table-cell>
          <table:table-cell table:formula="of:=([.BL4]*[.BL$2]+[.BL3]*[.BL$2])/[.BM$2]" office:value-type="float" office:value="3.46944695195361E-018" calcext:value-type="float">
            <text:p>3.46944695195361E-18</text:p>
          </table:table-cell>
          <table:table-cell table:formula="of:=([.BM4]*[.BM$2]+[.BM3]*[.BM$2])/[.BN$2]" office:value-type="float" office:value="1.76182853028894E-018" calcext:value-type="float">
            <text:p>1.76182853028894E-18</text:p>
          </table:table-cell>
          <table:table-cell table:formula="of:=([.BN4]*[.BN$2]+[.BN3]*[.BN$2])/[.BO$2]" office:value-type="float" office:value="8.94466792300541E-019" calcext:value-type="float">
            <text:p>8.94466792300541E-19</text:p>
          </table:table-cell>
          <table:table-cell table:formula="of:=([.BO4]*[.BO$2]+[.BO3]*[.BO$2])/[.BP$2]" office:value-type="float" office:value="4.54009659728305E-019" calcext:value-type="float">
            <text:p>4.54009659728305E-19</text:p>
          </table:table-cell>
          <table:table-cell table:formula="of:=([.BP4]*[.BP$2]+[.BP3]*[.BP$2])/[.BQ$2]" office:value-type="float" office:value="2.3039296165317E-019" calcext:value-type="float">
            <text:p>2.3039296165317E-19</text:p>
          </table:table-cell>
          <table:table-cell table:formula="of:=([.BQ4]*[.BQ$2]+[.BQ3]*[.BQ$2])/[.BR$2]" office:value-type="float" office:value="1.16890546721093E-019" calcext:value-type="float">
            <text:p>1.16890546721093E-19</text:p>
          </table:table-cell>
          <table:table-cell table:formula="of:=([.BR4]*[.BR$2]+[.BR3]*[.BR$2])/[.BS$2]" office:value-type="float" office:value="5.9292306307801E-020" calcext:value-type="float">
            <text:p>5.9292306307801E-20</text:p>
          </table:table-cell>
          <table:table-cell table:formula="of:=([.BS4]*[.BS$2]+[.BS3]*[.BS$2])/[.BT$2]" office:value-type="float" office:value="3.00696696275277E-020" calcext:value-type="float">
            <text:p>3.00696696275277E-20</text:p>
          </table:table-cell>
          <table:table-cell table:formula="of:=([.BT4]*[.BT$2]+[.BT3]*[.BT$2])/[.BU$2]" office:value-type="float" office:value="1.52465930505774E-020" calcext:value-type="float">
            <text:p>1.52465930505774E-20</text:p>
          </table:table-cell>
          <table:table-cell table:formula="of:=([.BU4]*[.BU$2]+[.BU3]*[.BU$2])/[.BV$2]" office:value-type="float" office:value="7.72917564369549E-021" calcext:value-type="float">
            <text:p>7.72917564369549E-21</text:p>
          </table:table-cell>
          <table:table-cell table:formula="of:=([.BV4]*[.BV$2]+[.BV3]*[.BV$2])/[.BW$2]" office:value-type="float" office:value="3.91752738105114E-021" calcext:value-type="float">
            <text:p>3.91752738105114E-21</text:p>
          </table:table-cell>
          <table:table-cell table:formula="of:=([.BW4]*[.BW$2]+[.BW3]*[.BW$2])/[.BX$2]" office:value-type="float" office:value="1.98523347012727E-021" calcext:value-type="float">
            <text:p>1.98523347012727E-21</text:p>
          </table:table-cell>
          <table:table-cell table:formula="of:=([.BX4]*[.BX$2]+[.BX3]*[.BX$2])/[.BY$2]" office:value-type="float" office:value="1.00585162486448E-021" calcext:value-type="float">
            <text:p>1.00585162486448E-21</text:p>
          </table:table-cell>
          <table:table-cell table:formula="of:=([.BY4]*[.BY$2]+[.BY3]*[.BY$2])/[.BZ$2]" office:value-type="float" office:value="5.09543257332665E-022" calcext:value-type="float">
            <text:p>5.09543257332665E-22</text:p>
          </table:table-cell>
          <table:table-cell table:formula="of:=([.BZ4]*[.BZ$2]+[.BZ3]*[.BZ$2])/[.CA$2]" office:value-type="float" office:value="2.58080351116545E-022" calcext:value-type="float">
            <text:p>2.58080351116545E-22</text:p>
          </table:table-cell>
          <table:table-cell table:formula="of:=([.CA4]*[.CA$2]+[.CA3]*[.CA$2])/[.CB$2]" office:value-type="float" office:value="1.30694536783378E-022" calcext:value-type="float">
            <text:p>1.30694536783378E-22</text:p>
          </table:table-cell>
          <table:table-cell table:formula="of:=([.CB4]*[.CB$2]+[.CB3]*[.CB$2])/[.CC$2]" office:value-type="float" office:value="6.61744490042422E-023" calcext:value-type="float">
            <text:p>6.61744490042422E-23</text:p>
          </table:table-cell>
          <table:table-cell table:formula="of:=([.CC4]*[.CC$2]+[.CC3]*[.CC$2])/[.CD$2]" office:value-type="float" office:value="3.35008148083976E-023" calcext:value-type="float">
            <text:p>3.35008148083976E-23</text:p>
          </table:table-cell>
          <table:table-cell table:formula="of:=([.CD4]*[.CD$2]+[.CD3]*[.CD$2])/[.CE$2]" office:value-type="float" office:value="1.69572025573371E-023" calcext:value-type="float">
            <text:p>1.69572025573371E-23</text:p>
          </table:table-cell>
          <table:table-cell table:formula="of:=([.CE4]*[.CE$2]+[.CE3]*[.CE$2])/[.CF$2]" office:value-type="float" office:value="8.58199885523766E-024" calcext:value-type="float">
            <text:p>8.58199885523766E-24</text:p>
          </table:table-cell>
          <table:table-cell table:formula="of:=([.CF4]*[.CF$2]+[.CF3]*[.CF$2])/[.CG$2]" office:value-type="float" office:value="4.3426982159034E-024" calcext:value-type="float">
            <text:p>4.3426982159034E-24</text:p>
          </table:table-cell>
          <table:table-cell table:formula="of:=([.CG4]*[.CG$2]+[.CG3]*[.CG$2])/[.CH$2]" office:value-type="float" office:value="2.19719850209398E-024" calcext:value-type="float">
            <text:p>2.19719850209398E-24</text:p>
          </table:table-cell>
          <table:table-cell table:formula="of:=([.CH4]*[.CH$2]+[.CH3]*[.CH$2])/[.CI$2]" office:value-type="float" office:value="1.11152394811813E-024" calcext:value-type="float">
            <text:p>1.11152394811813E-24</text:p>
          </table:table-cell>
          <table:table-cell table:formula="of:=([.CI4]*[.CI$2]+[.CI3]*[.CI$2])/[.CJ$2]" office:value-type="float" office:value="5.62224322594636E-025" calcext:value-type="float">
            <text:p>5.62224322594636E-25</text:p>
          </table:table-cell>
          <table:table-cell table:formula="of:=([.CJ4]*[.CJ$2]+[.CJ3]*[.CJ$2])/[.CK$2]" office:value-type="float" office:value="2.84343335565103E-025" calcext:value-type="float">
            <text:p>2.84343335565103E-25</text:p>
          </table:table-cell>
          <table:table-cell table:formula="of:=([.CK4]*[.CK$2]+[.CK3]*[.CK$2])/[.CL$2]" office:value-type="float" office:value="1.43787254916444E-025" calcext:value-type="float">
            <text:p>1.43787254916444E-25</text:p>
          </table:table-cell>
          <table:table-cell table:formula="of:=([.CL4]*[.CL$2]+[.CL3]*[.CL$2])/[.CM$2]" office:value-type="float" office:value="7.27014210251685E-026" calcext:value-type="float">
            <text:p>7.27014210251685E-26</text:p>
          </table:table-cell>
          <table:table-cell table:formula="of:=([.CM4]*[.CM$2]+[.CM3]*[.CM$2])/[.CN$2]" office:value-type="float" office:value="3.67546072960574E-026" calcext:value-type="float">
            <text:p>3.67546072960574E-26</text:p>
          </table:table-cell>
          <table:table-cell table:formula="of:=([.CN4]*[.CN$2]+[.CN3]*[.CN$2])/[.CO$2]" office:value-type="float" office:value="1.85792520397653E-026" calcext:value-type="float">
            <text:p>1.85792520397653E-26</text:p>
          </table:table-cell>
          <table:table-cell table:formula="of:=([.CO4]*[.CO$2]+[.CO3]*[.CO$2])/[.CP$2]" office:value-type="float" office:value="9.39060021575093E-027" calcext:value-type="float">
            <text:p>9.39060021575093E-27</text:p>
          </table:table-cell>
          <table:table-cell table:formula="of:=([.CP4]*[.CP$2]+[.CP3]*[.CP$2])/[.CQ$2]" office:value-type="float" office:value="4.74578720580961E-027" calcext:value-type="float">
            <text:p>4.74578720580961E-27</text:p>
          </table:table-cell>
          <table:table-cell table:formula="of:=([.CQ4]*[.CQ$2]+[.CQ3]*[.CQ$2])/[.CR$2]" office:value-type="float" office:value="2.39813715187188E-027" calcext:value-type="float">
            <text:p>2.39813715187188E-27</text:p>
          </table:table-cell>
          <table:table-cell table:formula="of:=([.CR4]*[.CR$2]+[.CR3]*[.CR$2])/[.CS$2]" office:value-type="float" office:value="1.21169035041947E-027" calcext:value-type="float">
            <text:p>1.21169035041947E-27</text:p>
          </table:table-cell>
          <table:table-cell table:number-columns-repeated="16287"/>
        </table:table-row>
        <table:table-row table:style-name="ro1">
          <table:table-cell/>
          <table:table-cell table:formula="of:=([.A5]*[.A$2]+[.A4]*[.A$2])/[.B$2]" office:value-type="float" office:value="0" calcext:value-type="float">
            <text:p>0</text:p>
          </table:table-cell>
          <table:table-cell table:formula="of:=([.B5]*[.B$2]+[.B4]*[.B$2])/[.C$2]" office:value-type="float" office:value="0.25" calcext:value-type="float">
            <text:p>0.25</text:p>
          </table:table-cell>
          <table:table-cell table:formula="of:=([.C5]*[.C$2]+[.C4]*[.C$2])/[.D$2]" office:value-type="float" office:value="0.375" calcext:value-type="float">
            <text:p>0.375</text:p>
          </table:table-cell>
          <table:table-cell table:formula="of:=([.D5]*[.D$2]+[.D4]*[.D$2])/[.E$2]" office:value-type="float" office:value="0.375" calcext:value-type="float">
            <text:p>0.375</text:p>
          </table:table-cell>
          <table:table-cell table:formula="of:=([.E5]*[.E$2]+[.E4]*[.E$2])/[.F$2]" office:value-type="float" office:value="0.3125" calcext:value-type="float">
            <text:p>0.3125</text:p>
          </table:table-cell>
          <table:table-cell table:formula="of:=([.F5]*[.F$2]+[.F4]*[.F$2])/[.G$2]" office:value-type="float" office:value="0.234375" calcext:value-type="float">
            <text:p>0.234375</text:p>
          </table:table-cell>
          <table:table-cell table:formula="of:=([.G5]*[.G$2]+[.G4]*[.G$2])/[.H$2]" office:value-type="float" office:value="0.1640625" calcext:value-type="float">
            <text:p>0.1640625</text:p>
          </table:table-cell>
          <table:table-cell table:formula="of:=([.H5]*[.H$2]+[.H4]*[.H$2])/[.I$2]" office:value-type="float" office:value="0.109375" calcext:value-type="float">
            <text:p>0.109375</text:p>
          </table:table-cell>
          <table:table-cell table:formula="of:=([.I5]*[.I$2]+[.I4]*[.I$2])/[.J$2]" office:value-type="float" office:value="0.0703125" calcext:value-type="float">
            <text:p>0.0703125</text:p>
          </table:table-cell>
          <table:table-cell table:formula="of:=([.J5]*[.J$2]+[.J4]*[.J$2])/[.K$2]" office:value-type="float" office:value="0.0439453125" calcext:value-type="float">
            <text:p>0.0439453125</text:p>
          </table:table-cell>
          <table:table-cell table:formula="of:=([.K5]*[.K$2]+[.K4]*[.K$2])/[.L$2]" office:value-type="float" office:value="0.02685546875" calcext:value-type="float">
            <text:p>0.02685546875</text:p>
          </table:table-cell>
          <table:table-cell table:formula="of:=([.L5]*[.L$2]+[.L4]*[.L$2])/[.M$2]" office:value-type="float" office:value="0.01611328125" calcext:value-type="float">
            <text:p>0.01611328125</text:p>
          </table:table-cell>
          <table:table-cell table:formula="of:=([.M5]*[.M$2]+[.M4]*[.M$2])/[.N$2]" office:value-type="float" office:value="0.009521484375" calcext:value-type="float">
            <text:p>0.009521484375</text:p>
          </table:table-cell>
          <table:table-cell table:formula="of:=([.N5]*[.N$2]+[.N4]*[.N$2])/[.O$2]" office:value-type="float" office:value="0.00555419921875" calcext:value-type="float">
            <text:p>0.00555419921875</text:p>
          </table:table-cell>
          <table:table-cell table:formula="of:=([.O5]*[.O$2]+[.O4]*[.O$2])/[.P$2]" office:value-type="float" office:value="0.003204345703125" calcext:value-type="float">
            <text:p>0.003204345703125</text:p>
          </table:table-cell>
          <table:table-cell table:formula="of:=([.P5]*[.P$2]+[.P4]*[.P$2])/[.Q$2]" office:value-type="float" office:value="0.0018310546875" calcext:value-type="float">
            <text:p>0.0018310546875</text:p>
          </table:table-cell>
          <table:table-cell table:formula="of:=([.Q5]*[.Q$2]+[.Q4]*[.Q$2])/[.R$2]" office:value-type="float" office:value="0.00103759765625" calcext:value-type="float">
            <text:p>0.00103759765625</text:p>
          </table:table-cell>
          <table:table-cell table:formula="of:=([.R5]*[.R$2]+[.R4]*[.R$2])/[.S$2]" office:value-type="float" office:value="0.000583648681640625" calcext:value-type="float">
            <text:p>0.000583648681640625</text:p>
          </table:table-cell>
          <table:table-cell table:formula="of:=([.S5]*[.S$2]+[.S4]*[.S$2])/[.T$2]" office:value-type="float" office:value="0.000326156616210938" calcext:value-type="float">
            <text:p>0.000326156616210938</text:p>
          </table:table-cell>
          <table:table-cell table:formula="of:=([.T5]*[.T$2]+[.T4]*[.T$2])/[.U$2]" office:value-type="float" office:value="0.000181198120117188" calcext:value-type="float">
            <text:p>0.000181198120117188</text:p>
          </table:table-cell>
          <table:table-cell table:formula="of:=([.U5]*[.U$2]+[.U4]*[.U$2])/[.V$2]" office:value-type="float" office:value="0.000100135803222656" calcext:value-type="float">
            <text:p>0.000100135803222656</text:p>
          </table:table-cell>
          <table:table-cell table:formula="of:=([.V5]*[.V$2]+[.V4]*[.V$2])/[.W$2]" office:value-type="float" office:value="0.0000550746917724609" calcext:value-type="float">
            <text:p>5.50746917724609E-05</text:p>
          </table:table-cell>
          <table:table-cell table:formula="of:=([.W5]*[.W$2]+[.W4]*[.W$2])/[.X$2]" office:value-type="float" office:value="0.0000301599502563477" calcext:value-type="float">
            <text:p>3.01599502563477E-05</text:p>
          </table:table-cell>
          <table:table-cell table:formula="of:=([.X5]*[.X$2]+[.X4]*[.X$2])/[.Y$2]" office:value-type="float" office:value="0.0000164508819580078" calcext:value-type="float">
            <text:p>1.64508819580078E-05</text:p>
          </table:table-cell>
          <table:table-cell table:formula="of:=([.Y5]*[.Y$2]+[.Y4]*[.Y$2])/[.Z$2]" office:value-type="float" office:value="0.00000894069671630859" calcext:value-type="float">
            <text:p>8.94069671630859E-06</text:p>
          </table:table-cell>
          <table:table-cell table:formula="of:=([.Z5]*[.Z$2]+[.Z4]*[.Z$2])/[.AA$2]" office:value-type="float" office:value="0.00000484287738800049" calcext:value-type="float">
            <text:p>4.84287738800049E-06</text:p>
          </table:table-cell>
          <table:table-cell table:formula="of:=([.AA5]*[.AA$2]+[.AA4]*[.AA$2])/[.AB$2]" office:value-type="float" office:value="0.00000261515378952026" calcext:value-type="float">
            <text:p>2.61515378952026E-06</text:p>
          </table:table-cell>
          <table:table-cell table:formula="of:=([.AB5]*[.AB$2]+[.AB4]*[.AB$2])/[.AC$2]" office:value-type="float" office:value="0.0000014081597328186" calcext:value-type="float">
            <text:p>1.4081597328186E-06</text:p>
          </table:table-cell>
          <table:table-cell table:formula="of:=([.AC5]*[.AC$2]+[.AC4]*[.AC$2])/[.AD$2]" office:value-type="float" office:value="0.00000075623393058777" calcext:value-type="float">
            <text:p>7.56233930587769E-07</text:p>
          </table:table-cell>
          <table:table-cell table:formula="of:=([.AD5]*[.AD$2]+[.AD4]*[.AD$2])/[.AE$2]" office:value-type="float" office:value="0.00000040512531995773" calcext:value-type="float">
            <text:p>4.05125319957733E-07</text:p>
          </table:table-cell>
          <table:table-cell table:formula="of:=([.AE5]*[.AE$2]+[.AE4]*[.AE$2])/[.AF$2]" office:value-type="float" office:value="0.0000002165324985981" calcext:value-type="float">
            <text:p>2.16532498598099E-07</text:p>
          </table:table-cell>
          <table:table-cell table:formula="of:=([.AF5]*[.AF$2]+[.AF4]*[.AF$2])/[.AG$2]" office:value-type="float" office:value="0.00000011548399925232" calcext:value-type="float">
            <text:p>1.15483999252319E-07</text:p>
          </table:table-cell>
          <table:table-cell table:formula="of:=([.AG5]*[.AG$2]+[.AG4]*[.AG$2])/[.AH$2]" office:value-type="float" office:value="0.00000006146728992462" calcext:value-type="float">
            <text:p>6.14672899246216E-08</text:p>
          </table:table-cell>
          <table:table-cell table:formula="of:=([.AH5]*[.AH$2]+[.AH4]*[.AH$2])/[.AI$2]" office:value-type="float" office:value="0.00000003265449777246" calcext:value-type="float">
            <text:p>3.26544977724552E-08</text:p>
          </table:table-cell>
          <table:table-cell table:formula="of:=([.AI5]*[.AI$2]+[.AI4]*[.AI$2])/[.AJ$2]" office:value-type="float" office:value="0.00000001731677912176" calcext:value-type="float">
            <text:p>1.73167791217566E-08</text:p>
          </table:table-cell>
          <table:table-cell table:formula="of:=([.AJ5]*[.AJ$2]+[.AJ4]*[.AJ$2])/[.AK$2]" office:value-type="float" office:value="0.00000000916770659387" calcext:value-type="float">
            <text:p>9.16770659387112E-09</text:p>
          </table:table-cell>
          <table:table-cell table:formula="of:=([.AK5]*[.AK$2]+[.AK4]*[.AK$2])/[.AL$2]" office:value-type="float" office:value="0.00000000484578777105" calcext:value-type="float">
            <text:p>4.84578777104616E-09</text:p>
          </table:table-cell>
          <table:table-cell table:formula="of:=([.AL5]*[.AL$2]+[.AL4]*[.AL$2])/[.AM$2]" office:value-type="float" office:value="0.00000000255749910139" calcext:value-type="float">
            <text:p>2.55749910138547E-09</text:p>
          </table:table-cell>
          <table:table-cell table:formula="of:=([.AM5]*[.AM$2]+[.AM4]*[.AM$2])/[.AN$2]" office:value-type="float" office:value="0.00000000134787114803" calcext:value-type="float">
            <text:p>1.34787114802748E-09</text:p>
          </table:table-cell>
          <table:table-cell table:formula="of:=([.AN5]*[.AN$2]+[.AN4]*[.AN$2])/[.AO$2]" office:value-type="float" office:value="0.00000000070940586738" calcext:value-type="float">
            <text:p>7.09405867382884E-10</text:p>
          </table:table-cell>
          <table:table-cell table:formula="of:=([.AO5]*[.AO$2]+[.AO4]*[.AO$2])/[.AP$2]" office:value-type="float" office:value="0.00000000037289282773" calcext:value-type="float">
            <text:p>3.72892827726901E-10</text:p>
          </table:table-cell>
          <table:table-cell table:formula="of:=([.AP5]*[.AP$2]+[.AP4]*[.AP$2])/[.AQ$2]" office:value-type="float" office:value="0.00000000019576873456" calcext:value-type="float">
            <text:p>1.95768734556623E-10</text:p>
          </table:table-cell>
          <table:table-cell table:formula="of:=([.AQ5]*[.AQ$2]+[.AQ4]*[.AQ$2])/[.AR$2]" office:value-type="float" office:value="0.00000000010265921446" calcext:value-type="float">
            <text:p>1.02659214462619E-10</text:p>
          </table:table-cell>
          <table:table-cell table:formula="of:=([.AR5]*[.AR$2]+[.AR4]*[.AR$2])/[.AS$2]" office:value-type="float" office:value="0.00000000005377387424" calcext:value-type="float">
            <text:p>5.37738742423244E-11</text:p>
          </table:table-cell>
          <table:table-cell table:formula="of:=([.AS5]*[.AS$2]+[.AS4]*[.AS$2])/[.AT$2]" office:value-type="float" office:value="0.00000000002813749234" calcext:value-type="float">
            <text:p>2.81374923361E-11</text:p>
          </table:table-cell>
          <table:table-cell table:formula="of:=([.AT5]*[.AT$2]+[.AT4]*[.AT$2])/[.AU$2]" office:value-type="float" office:value="0.00000000001470823463" calcext:value-type="float">
            <text:p>1.47082346302341E-11</text:p>
          </table:table-cell>
          <table:table-cell table:formula="of:=([.AU5]*[.AU$2]+[.AU4]*[.AU$2])/[.AV$2]" office:value-type="float" office:value="0.00000000000768096697" calcext:value-type="float">
            <text:p>7.68096697356668E-12</text:p>
          </table:table-cell>
          <table:table-cell table:formula="of:=([.AV5]*[.AV$2]+[.AV4]*[.AV$2])/[.AW$2]" office:value-type="float" office:value="0.00000000000400746103" calcext:value-type="float">
            <text:p>4.00746102968697E-12</text:p>
          </table:table-cell>
          <table:table-cell table:formula="of:=([.AW5]*[.AW$2]+[.AW4]*[.AW$2])/[.AX$2]" office:value-type="float" office:value="0.00000000000208899564" calcext:value-type="float">
            <text:p>2.08899564313469E-12</text:p>
          </table:table-cell>
          <table:table-cell table:formula="of:=([.AX5]*[.AX$2]+[.AX4]*[.AX$2])/[.AY$2]" office:value-type="float" office:value="0.00000000000108801856" calcext:value-type="float">
            <text:p>1.08801856413265E-12</text:p>
          </table:table-cell>
          <table:table-cell table:formula="of:=([.AY5]*[.AY$2]+[.AY4]*[.AY$2])/[.AZ$2]" office:value-type="float" office:value="0.00000000000056621374" calcext:value-type="float">
            <text:p>5.6621374255883E-13</text:p>
          </table:table-cell>
          <table:table-cell table:formula="of:=([.AZ5]*[.AZ$2]+[.AZ4]*[.AZ$2])/[.BA$2]" office:value-type="float" office:value="0.00000000000029443115" calcext:value-type="float">
            <text:p>2.94431146130592E-13</text:p>
          </table:table-cell>
          <table:table-cell table:formula="of:=([.BA5]*[.BA$2]+[.BA4]*[.BA$2])/[.BB$2]" office:value-type="float" office:value="0.00000000000015298873" calcext:value-type="float">
            <text:p>1.52988732793347E-13</text:p>
          </table:table-cell>
          <table:table-cell table:formula="of:=([.BB5]*[.BB$2]+[.BB4]*[.BB$2])/[.BC$2]" office:value-type="float" office:value="0.00000000000007943646" calcext:value-type="float">
            <text:p>7.943645741193E-14</text:p>
          </table:table-cell>
          <table:table-cell table:formula="of:=([.BC5]*[.BC$2]+[.BC4]*[.BC$2])/[.BD$2]" office:value-type="float" office:value="0.00000000000004121703" calcext:value-type="float">
            <text:p>4.12170297892089E-14</text:p>
          </table:table-cell>
          <table:table-cell table:formula="of:=([.BD5]*[.BD$2]+[.BD4]*[.BD$2])/[.BE$2]" office:value-type="float" office:value="0.00000000000002137179" calcext:value-type="float">
            <text:p>2.13717932240343E-14</text:p>
          </table:table-cell>
          <table:table-cell table:formula="of:=([.BE5]*[.BE$2]+[.BE4]*[.BE$2])/[.BF$2]" office:value-type="float" office:value="0.00000000000001107447" calcext:value-type="float">
            <text:p>1.10744746706359E-14</text:p>
          </table:table-cell>
          <table:table-cell table:formula="of:=([.BF5]*[.BF$2]+[.BF4]*[.BF$2])/[.BG$2]" office:value-type="float" office:value="5.73499581157932E-015" calcext:value-type="float">
            <text:p>5.73499581157932E-15</text:p>
          </table:table-cell>
          <table:table-cell table:formula="of:=([.BG5]*[.BG$2]+[.BG4]*[.BG$2])/[.BH$2]" office:value-type="float" office:value="2.96811186739632E-015" calcext:value-type="float">
            <text:p>2.96811186739632E-15</text:p>
          </table:table-cell>
          <table:table-cell table:formula="of:=([.BH5]*[.BH$2]+[.BH4]*[.BH$2])/[.BI$2]" office:value-type="float" office:value="1.53523027623947E-015" calcext:value-type="float">
            <text:p>1.53523027623947E-15</text:p>
          </table:table-cell>
          <table:table-cell table:formula="of:=([.BI5]*[.BI$2]+[.BI4]*[.BI$2])/[.BJ$2]" office:value-type="float" office:value="7.93635990259389E-016" calcext:value-type="float">
            <text:p>7.93635990259389E-16</text:p>
          </table:table-cell>
          <table:table-cell table:formula="of:=([.BJ5]*[.BJ$2]+[.BJ4]*[.BJ$2])/[.BK$2]" office:value-type="float" office:value="4.10045261634018E-016" calcext:value-type="float">
            <text:p>4.10045261634018E-16</text:p>
          </table:table-cell>
          <table:table-cell table:formula="of:=([.BK5]*[.BK$2]+[.BK4]*[.BK$2])/[.BL$2]" office:value-type="float" office:value="2.11744684286419E-016" calcext:value-type="float">
            <text:p>2.11744684286419E-16</text:p>
          </table:table-cell>
          <table:table-cell table:formula="of:=([.BL5]*[.BL$2]+[.BL4]*[.BL$2])/[.BM$2]" office:value-type="float" office:value="1.09287578986539E-016" calcext:value-type="float">
            <text:p>1.09287578986539E-16</text:p>
          </table:table-cell>
          <table:table-cell table:formula="of:=([.BM5]*[.BM$2]+[.BM4]*[.BM$2])/[.BN$2]" office:value-type="float" office:value="5.63785129692462E-017" calcext:value-type="float">
            <text:p>5.63785129692462E-17</text:p>
          </table:table-cell>
          <table:table-cell table:formula="of:=([.BN5]*[.BN$2]+[.BN4]*[.BN$2])/[.BO$2]" office:value-type="float" office:value="2.90701707497676E-017" calcext:value-type="float">
            <text:p>2.90701707497676E-17</text:p>
          </table:table-cell>
          <table:table-cell table:formula="of:=([.BO5]*[.BO$2]+[.BO4]*[.BO$2])/[.BP$2]" office:value-type="float" office:value="1.49823187710341E-017" calcext:value-type="float">
            <text:p>1.49823187710341E-17</text:p>
          </table:table-cell>
          <table:table-cell table:formula="of:=([.BP5]*[.BP$2]+[.BP4]*[.BP$2])/[.BQ$2]" office:value-type="float" office:value="7.71816421538119E-018" calcext:value-type="float">
            <text:p>7.71816421538119E-18</text:p>
          </table:table-cell>
          <table:table-cell table:formula="of:=([.BQ5]*[.BQ$2]+[.BQ4]*[.BQ$2])/[.BR$2]" office:value-type="float" office:value="3.97427858851718E-018" calcext:value-type="float">
            <text:p>3.97427858851718E-18</text:p>
          </table:table-cell>
          <table:table-cell table:formula="of:=([.BR5]*[.BR$2]+[.BR4]*[.BR$2])/[.BS$2]" office:value-type="float" office:value="2.04558456761914E-018" calcext:value-type="float">
            <text:p>2.04558456761914E-18</text:p>
          </table:table-cell>
          <table:table-cell table:formula="of:=([.BS5]*[.BS$2]+[.BS4]*[.BS$2])/[.BT$2]" office:value-type="float" office:value="1.05243843696347E-018" calcext:value-type="float">
            <text:p>1.05243843696347E-18</text:p>
          </table:table-cell>
          <table:table-cell table:formula="of:=([.BT5]*[.BT$2]+[.BT4]*[.BT$2])/[.BU$2]" office:value-type="float" office:value="5.41254053295498E-019" calcext:value-type="float">
            <text:p>5.41254053295498E-19</text:p>
          </table:table-cell>
          <table:table-cell table:formula="of:=([.BU5]*[.BU$2]+[.BU4]*[.BU$2])/[.BV$2]" office:value-type="float" office:value="2.78250323173038E-019" calcext:value-type="float">
            <text:p>2.78250323173038E-19</text:p>
          </table:table-cell>
          <table:table-cell table:formula="of:=([.BV5]*[.BV$2]+[.BV4]*[.BV$2])/[.BW$2]" office:value-type="float" office:value="1.42989749408367E-019" calcext:value-type="float">
            <text:p>1.42989749408367E-19</text:p>
          </table:table-cell>
          <table:table-cell table:formula="of:=([.BW5]*[.BW$2]+[.BW4]*[.BW$2])/[.BX$2]" office:value-type="float" office:value="7.34536383947089E-020" calcext:value-type="float">
            <text:p>7.34536383947089E-20</text:p>
          </table:table-cell>
          <table:table-cell table:formula="of:=([.BX5]*[.BX$2]+[.BX4]*[.BX$2])/[.BY$2]" office:value-type="float" office:value="3.77194359324181E-020" calcext:value-type="float">
            <text:p>3.77194359324181E-20</text:p>
          </table:table-cell>
          <table:table-cell table:formula="of:=([.BY5]*[.BY$2]+[.BY4]*[.BY$2])/[.BZ$2]" office:value-type="float" office:value="1.93626437786413E-020" calcext:value-type="float">
            <text:p>1.93626437786413E-20</text:p>
          </table:table-cell>
          <table:table-cell table:formula="of:=([.BZ5]*[.BZ$2]+[.BZ4]*[.BZ$2])/[.CA$2]" office:value-type="float" office:value="9.93609351798697E-021" calcext:value-type="float">
            <text:p>9.93609351798697E-21</text:p>
          </table:table-cell>
          <table:table-cell table:formula="of:=([.CA5]*[.CA$2]+[.CA4]*[.CA$2])/[.CB$2]" office:value-type="float" office:value="5.09708693455176E-021" calcext:value-type="float">
            <text:p>5.09708693455176E-21</text:p>
          </table:table-cell>
          <table:table-cell table:formula="of:=([.CB5]*[.CB$2]+[.CB4]*[.CB$2])/[.CC$2]" office:value-type="float" office:value="2.61389073566757E-021" calcext:value-type="float">
            <text:p>2.61389073566757E-21</text:p>
          </table:table-cell>
          <table:table-cell table:formula="of:=([.CC5]*[.CC$2]+[.CC4]*[.CC$2])/[.CD$2]" office:value-type="float" office:value="1.3400325923359E-021" calcext:value-type="float">
            <text:p>1.3400325923359E-21</text:p>
          </table:table-cell>
          <table:table-cell table:formula="of:=([.CD5]*[.CD$2]+[.CD4]*[.CD$2])/[.CE$2]" office:value-type="float" office:value="6.86766703572151E-022" calcext:value-type="float">
            <text:p>6.86766703572151E-22</text:p>
          </table:table-cell>
          <table:table-cell table:formula="of:=([.CE5]*[.CE$2]+[.CE4]*[.CE$2])/[.CF$2]" office:value-type="float" office:value="3.51861953064744E-022" calcext:value-type="float">
            <text:p>3.51861953064744E-22</text:p>
          </table:table-cell>
          <table:table-cell table:formula="of:=([.CF5]*[.CF$2]+[.CF4]*[.CF$2])/[.CG$2]" office:value-type="float" office:value="1.80221975959991E-022" calcext:value-type="float">
            <text:p>1.80221975959991E-22</text:p>
          </table:table-cell>
          <table:table-cell table:formula="of:=([.CG5]*[.CG$2]+[.CG4]*[.CG$2])/[.CH$2]" office:value-type="float" office:value="9.22823370879472E-023" calcext:value-type="float">
            <text:p>9.22823370879472E-23</text:p>
          </table:table-cell>
          <table:table-cell table:formula="of:=([.CH5]*[.CH$2]+[.CH4]*[.CH$2])/[.CI$2]" office:value-type="float" office:value="4.72397677950206E-023" calcext:value-type="float">
            <text:p>4.72397677950206E-23</text:p>
          </table:table-cell>
          <table:table-cell table:formula="of:=([.CI5]*[.CI$2]+[.CI4]*[.CI$2])/[.CJ$2]" office:value-type="float" office:value="2.41756458715693E-023" calcext:value-type="float">
            <text:p>2.41756458715693E-23</text:p>
          </table:table-cell>
          <table:table-cell table:formula="of:=([.CJ5]*[.CJ$2]+[.CJ4]*[.CJ$2])/[.CK$2]" office:value-type="float" office:value="1.2368935097082E-023" calcext:value-type="float">
            <text:p>1.2368935097082E-23</text:p>
          </table:table-cell>
          <table:table-cell table:formula="of:=([.CK5]*[.CK$2]+[.CK4]*[.CK$2])/[.CL$2]" office:value-type="float" office:value="6.32663921632355E-024" calcext:value-type="float">
            <text:p>6.32663921632355E-24</text:p>
          </table:table-cell>
          <table:table-cell table:formula="of:=([.CL5]*[.CL$2]+[.CL4]*[.CL$2])/[.CM$2]" office:value-type="float" office:value="3.23521323562E-024" calcext:value-type="float">
            <text:p>3.23521323562E-24</text:p>
          </table:table-cell>
          <table:table-cell table:formula="of:=([.CM5]*[.CM$2]+[.CM4]*[.CM$2])/[.CN$2]" office:value-type="float" office:value="1.65395732832258E-024" calcext:value-type="float">
            <text:p>1.65395732832258E-24</text:p>
          </table:table-cell>
          <table:table-cell table:formula="of:=([.CN5]*[.CN$2]+[.CN4]*[.CN$2])/[.CO$2]" office:value-type="float" office:value="8.4535596780932E-025" calcext:value-type="float">
            <text:p>8.4535596780932E-25</text:p>
          </table:table-cell>
          <table:table-cell table:formula="of:=([.CO5]*[.CO$2]+[.CO4]*[.CO$2])/[.CP$2]" office:value-type="float" office:value="4.31967609924543E-025" calcext:value-type="float">
            <text:p>4.31967609924543E-25</text:p>
          </table:table-cell>
          <table:table-cell table:formula="of:=([.CP5]*[.CP$2]+[.CP4]*[.CP$2])/[.CQ$2]" office:value-type="float" office:value="2.20679105070147E-025" calcext:value-type="float">
            <text:p>2.20679105070147E-25</text:p>
          </table:table-cell>
          <table:table-cell table:formula="of:=([.CQ5]*[.CQ$2]+[.CQ4]*[.CQ$2])/[.CR$2]" office:value-type="float" office:value="1.12712446137978E-025" calcext:value-type="float">
            <text:p>1.12712446137978E-25</text:p>
          </table:table-cell>
          <table:table-cell table:formula="of:=([.CR5]*[.CR$2]+[.CR4]*[.CR$2])/[.CS$2]" office:value-type="float" office:value="5.7555291644925E-026" calcext:value-type="float">
            <text:p>5.7555291644925E-26</text:p>
          </table:table-cell>
          <table:table-cell table:number-columns-repeated="16287"/>
        </table:table-row>
        <table:table-row table:style-name="ro1">
          <table:table-cell/>
          <table:table-cell table:formula="of:=([.A6]*[.A$2]+[.A5]*[.A$2])/[.B$2]" office:value-type="float" office:value="0" calcext:value-type="float">
            <text:p>0</text:p>
          </table:table-cell>
          <table:table-cell table:formula="of:=([.B6]*[.B$2]+[.B5]*[.B$2])/[.C$2]" office:value-type="float" office:value="0" calcext:value-type="float">
            <text:p>0</text:p>
          </table:table-cell>
          <table:table-cell table:formula="of:=([.C6]*[.C$2]+[.C5]*[.C$2])/[.D$2]" office:value-type="float" office:value="0.125" calcext:value-type="float">
            <text:p>0.125</text:p>
          </table:table-cell>
          <table:table-cell table:formula="of:=([.D6]*[.D$2]+[.D5]*[.D$2])/[.E$2]" office:value-type="float" office:value="0.25" calcext:value-type="float">
            <text:p>0.25</text:p>
          </table:table-cell>
          <table:table-cell table:formula="of:=([.E6]*[.E$2]+[.E5]*[.E$2])/[.F$2]" office:value-type="float" office:value="0.3125" calcext:value-type="float">
            <text:p>0.3125</text:p>
          </table:table-cell>
          <table:table-cell table:formula="of:=([.F6]*[.F$2]+[.F5]*[.F$2])/[.G$2]" office:value-type="float" office:value="0.3125" calcext:value-type="float">
            <text:p>0.3125</text:p>
          </table:table-cell>
          <table:table-cell table:formula="of:=([.G6]*[.G$2]+[.G5]*[.G$2])/[.H$2]" office:value-type="float" office:value="0.2734375" calcext:value-type="float">
            <text:p>0.2734375</text:p>
          </table:table-cell>
          <table:table-cell table:formula="of:=([.H6]*[.H$2]+[.H5]*[.H$2])/[.I$2]" office:value-type="float" office:value="0.21875" calcext:value-type="float">
            <text:p>0.21875</text:p>
          </table:table-cell>
          <table:table-cell table:formula="of:=([.I6]*[.I$2]+[.I5]*[.I$2])/[.J$2]" office:value-type="float" office:value="0.1640625" calcext:value-type="float">
            <text:p>0.1640625</text:p>
          </table:table-cell>
          <table:table-cell table:formula="of:=([.J6]*[.J$2]+[.J5]*[.J$2])/[.K$2]" office:value-type="float" office:value="0.1171875" calcext:value-type="float">
            <text:p>0.1171875</text:p>
          </table:table-cell>
          <table:table-cell table:formula="of:=([.K6]*[.K$2]+[.K5]*[.K$2])/[.L$2]" office:value-type="float" office:value="0.08056640625" calcext:value-type="float">
            <text:p>0.08056640625</text:p>
          </table:table-cell>
          <table:table-cell table:formula="of:=([.L6]*[.L$2]+[.L5]*[.L$2])/[.M$2]" office:value-type="float" office:value="0.0537109375" calcext:value-type="float">
            <text:p>0.0537109375</text:p>
          </table:table-cell>
          <table:table-cell table:formula="of:=([.M6]*[.M$2]+[.M5]*[.M$2])/[.N$2]" office:value-type="float" office:value="0.034912109375" calcext:value-type="float">
            <text:p>0.034912109375</text:p>
          </table:table-cell>
          <table:table-cell table:formula="of:=([.N6]*[.N$2]+[.N5]*[.N$2])/[.O$2]" office:value-type="float" office:value="0.022216796875" calcext:value-type="float">
            <text:p>0.022216796875</text:p>
          </table:table-cell>
          <table:table-cell table:formula="of:=([.O6]*[.O$2]+[.O5]*[.O$2])/[.P$2]" office:value-type="float" office:value="0.013885498046875" calcext:value-type="float">
            <text:p>0.013885498046875</text:p>
          </table:table-cell>
          <table:table-cell table:formula="of:=([.P6]*[.P$2]+[.P5]*[.P$2])/[.Q$2]" office:value-type="float" office:value="0.008544921875" calcext:value-type="float">
            <text:p>0.008544921875</text:p>
          </table:table-cell>
          <table:table-cell table:formula="of:=([.Q6]*[.Q$2]+[.Q5]*[.Q$2])/[.R$2]" office:value-type="float" office:value="0.00518798828125" calcext:value-type="float">
            <text:p>0.00518798828125</text:p>
          </table:table-cell>
          <table:table-cell table:formula="of:=([.R6]*[.R$2]+[.R5]*[.R$2])/[.S$2]" office:value-type="float" office:value="0.00311279296875" calcext:value-type="float">
            <text:p>0.00311279296875</text:p>
          </table:table-cell>
          <table:table-cell table:formula="of:=([.S6]*[.S$2]+[.S5]*[.S$2])/[.T$2]" office:value-type="float" office:value="0.00184822082519531" calcext:value-type="float">
            <text:p>0.00184822082519531</text:p>
          </table:table-cell>
          <table:table-cell table:formula="of:=([.T6]*[.T$2]+[.T5]*[.T$2])/[.U$2]" office:value-type="float" office:value="0.00108718872070313" calcext:value-type="float">
            <text:p>0.00108718872070313</text:p>
          </table:table-cell>
          <table:table-cell table:formula="of:=([.U6]*[.U$2]+[.U5]*[.U$2])/[.V$2]" office:value-type="float" office:value="0.000634193420410156" calcext:value-type="float">
            <text:p>0.000634193420410156</text:p>
          </table:table-cell>
          <table:table-cell table:formula="of:=([.V6]*[.V$2]+[.V5]*[.V$2])/[.W$2]" office:value-type="float" office:value="0.000367164611816406" calcext:value-type="float">
            <text:p>0.000367164611816406</text:p>
          </table:table-cell>
          <table:table-cell table:formula="of:=([.W6]*[.W$2]+[.W5]*[.W$2])/[.X$2]" office:value-type="float" office:value="0.000211119651794434" calcext:value-type="float">
            <text:p>0.000211119651794434</text:p>
          </table:table-cell>
          <table:table-cell table:formula="of:=([.X6]*[.X$2]+[.X5]*[.X$2])/[.Y$2]" office:value-type="float" office:value="0.000120639801025391" calcext:value-type="float">
            <text:p>0.000120639801025391</text:p>
          </table:table-cell>
          <table:table-cell table:formula="of:=([.Y6]*[.Y$2]+[.Y5]*[.Y$2])/[.Z$2]" office:value-type="float" office:value="0.0000685453414916992" calcext:value-type="float">
            <text:p>6.85453414916992E-05</text:p>
          </table:table-cell>
          <table:table-cell table:formula="of:=([.Z6]*[.Z$2]+[.Z5]*[.Z$2])/[.AA$2]" office:value-type="float" office:value="0.0000387430191040039" calcext:value-type="float">
            <text:p>3.87430191040039E-05</text:p>
          </table:table-cell>
          <table:table-cell table:formula="of:=([.AA6]*[.AA$2]+[.AA5]*[.AA$2])/[.AB$2]" office:value-type="float" office:value="0.0000217929482460022" calcext:value-type="float">
            <text:p>2.17929482460022E-05</text:p>
          </table:table-cell>
          <table:table-cell table:formula="of:=([.AB6]*[.AB$2]+[.AB5]*[.AB$2])/[.AC$2]" office:value-type="float" office:value="0.0000122040510177612" calcext:value-type="float">
            <text:p>1.22040510177612E-05</text:p>
          </table:table-cell>
          <table:table-cell table:formula="of:=([.AC6]*[.AC$2]+[.AC5]*[.AC$2])/[.AD$2]" office:value-type="float" office:value="0.00000680610537528992" calcext:value-type="float">
            <text:p>6.80610537528992E-06</text:p>
          </table:table-cell>
          <table:table-cell table:formula="of:=([.AD6]*[.AD$2]+[.AD5]*[.AD$2])/[.AE$2]" office:value-type="float" office:value="0.00000378116965293884" calcext:value-type="float">
            <text:p>3.78116965293884E-06</text:p>
          </table:table-cell>
          <table:table-cell table:formula="of:=([.AE6]*[.AE$2]+[.AE5]*[.AE$2])/[.AF$2]" office:value-type="float" office:value="0.00000209314748644829" calcext:value-type="float">
            <text:p>2.09314748644829E-06</text:p>
          </table:table-cell>
          <table:table-cell table:formula="of:=([.AF6]*[.AF$2]+[.AF5]*[.AF$2])/[.AG$2]" office:value-type="float" office:value="0.00000115483999252319" calcext:value-type="float">
            <text:p>1.15483999252319E-06</text:p>
          </table:table-cell>
          <table:table-cell table:formula="of:=([.AG6]*[.AG$2]+[.AG5]*[.AG$2])/[.AH$2]" office:value-type="float" office:value="0.00000063516199588776" calcext:value-type="float">
            <text:p>6.35161995887756E-07</text:p>
          </table:table-cell>
          <table:table-cell table:formula="of:=([.AH6]*[.AH$2]+[.AH5]*[.AH$2])/[.AI$2]" office:value-type="float" office:value="0.00000034831464290619" calcext:value-type="float">
            <text:p>3.48314642906189E-07</text:p>
          </table:table-cell>
          <table:table-cell table:formula="of:=([.AI6]*[.AI$2]+[.AI5]*[.AI$2])/[.AJ$2]" office:value-type="float" office:value="0.00000019048457033932" calcext:value-type="float">
            <text:p>1.90484570339322E-07</text:p>
          </table:table-cell>
          <table:table-cell table:formula="of:=([.AJ6]*[.AJ$2]+[.AJ5]*[.AJ$2])/[.AK$2]" office:value-type="float" office:value="0.00000010390067473054" calcext:value-type="float">
            <text:p>1.03900674730539E-07</text:p>
          </table:table-cell>
          <table:table-cell table:formula="of:=([.AK6]*[.AK$2]+[.AK5]*[.AK$2])/[.AL$2]" office:value-type="float" office:value="0.00000005653419066221" calcext:value-type="float">
            <text:p>5.65341906622052E-08</text:p>
          </table:table-cell>
          <table:table-cell table:formula="of:=([.AL6]*[.AL$2]+[.AL5]*[.AL$2])/[.AM$2]" office:value-type="float" office:value="0.00000003068998921663" calcext:value-type="float">
            <text:p>3.06899892166257E-08</text:p>
          </table:table-cell>
          <table:table-cell table:formula="of:=([.AM6]*[.AM$2]+[.AM5]*[.AM$2])/[.AN$2]" office:value-type="float" office:value="0.00000001662374415901" calcext:value-type="float">
            <text:p>1.66237441590056E-08</text:p>
          </table:table-cell>
          <table:table-cell table:formula="of:=([.AN6]*[.AN$2]+[.AN5]*[.AN$2])/[.AO$2]" office:value-type="float" office:value="0.00000000898580765352" calcext:value-type="float">
            <text:p>8.98580765351653E-09</text:p>
          </table:table-cell>
          <table:table-cell table:formula="of:=([.AO6]*[.AO$2]+[.AO5]*[.AO$2])/[.AP$2]" office:value-type="float" office:value="0.00000000484760676045" calcext:value-type="float">
            <text:p>4.84760676044971E-09</text:p>
          </table:table-cell>
          <table:table-cell table:formula="of:=([.AP6]*[.AP$2]+[.AP5]*[.AP$2])/[.AQ$2]" office:value-type="float" office:value="0.00000000261024979409" calcext:value-type="float">
            <text:p>2.6102497940883E-09</text:p>
          </table:table-cell>
          <table:table-cell table:formula="of:=([.AQ6]*[.AQ$2]+[.AQ5]*[.AQ$2])/[.AR$2]" office:value-type="float" office:value="0.00000000140300926432" calcext:value-type="float">
            <text:p>1.40300926432246E-09</text:p>
          </table:table-cell>
          <table:table-cell table:formula="of:=([.AR6]*[.AR$2]+[.AR5]*[.AR$2])/[.AS$2]" office:value-type="float" office:value="0.00000000075283423939" calcext:value-type="float">
            <text:p>7.52834239392541E-10</text:p>
          </table:table-cell>
          <table:table-cell table:formula="of:=([.AS6]*[.AS$2]+[.AS5]*[.AS$2])/[.AT$2]" office:value-type="float" office:value="0.00000000040330405682" calcext:value-type="float">
            <text:p>4.03304056817433E-10</text:p>
          </table:table-cell>
          <table:table-cell table:formula="of:=([.AT6]*[.AT$2]+[.AT5]*[.AT$2])/[.AU$2]" office:value-type="float" office:value="0.00000000021572077458" calcext:value-type="float">
            <text:p>2.15720774576766E-10</text:p>
          </table:table-cell>
          <table:table-cell table:formula="of:=([.AU6]*[.AU$2]+[.AU5]*[.AU$2])/[.AV$2]" office:value-type="float" office:value="0.0000000001152145046" calcext:value-type="float">
            <text:p>1.152145046035E-10</text:p>
          </table:table-cell>
          <table:table-cell table:formula="of:=([.AV6]*[.AV$2]+[.AV5]*[.AV$2])/[.AW$2]" office:value-type="float" office:value="0.00000000006144773579" calcext:value-type="float">
            <text:p>6.14477357885335E-11</text:p>
          </table:table-cell>
          <table:table-cell table:formula="of:=([.AW6]*[.AW$2]+[.AW5]*[.AW$2])/[.AX$2]" office:value-type="float" office:value="0.00000000003272759841" calcext:value-type="float">
            <text:p>3.27275984091102E-11</text:p>
          </table:table-cell>
          <table:table-cell table:formula="of:=([.AX6]*[.AX$2]+[.AX5]*[.AX$2])/[.AY$2]" office:value-type="float" office:value="0.00000000001740829703" calcext:value-type="float">
            <text:p>1.74082970261225E-11</text:p>
          </table:table-cell>
          <table:table-cell table:formula="of:=([.AY6]*[.AY$2]+[.AY5]*[.AY$2])/[.AZ$2]" office:value-type="float" office:value="0.0000000000092481578" calcext:value-type="float">
            <text:p>9.24815779512755E-12</text:p>
          </table:table-cell>
          <table:table-cell table:formula="of:=([.AZ6]*[.AZ$2]+[.AZ5]*[.AZ$2])/[.BA$2]" office:value-type="float" office:value="0.00000000000490718577" calcext:value-type="float">
            <text:p>4.90718576884319E-12</text:p>
          </table:table-cell>
          <table:table-cell table:formula="of:=([.BA6]*[.BA$2]+[.BA5]*[.BA$2])/[.BB$2]" office:value-type="float" office:value="0.00000000000260080846" calcext:value-type="float">
            <text:p>2.60080845748689E-12</text:p>
          </table:table-cell>
          <table:table-cell table:formula="of:=([.BB6]*[.BB$2]+[.BB5]*[.BB$2])/[.BC$2]" office:value-type="float" office:value="0.0000000000013768986" calcext:value-type="float">
            <text:p>1.37689859514012E-12</text:p>
          </table:table-cell>
          <table:table-cell table:formula="of:=([.BC6]*[.BC$2]+[.BC5]*[.BC$2])/[.BD$2]" office:value-type="float" office:value="0.00000000000072816753" calcext:value-type="float">
            <text:p>7.28167526276025E-13</text:p>
          </table:table-cell>
          <table:table-cell table:formula="of:=([.BD6]*[.BD$2]+[.BD5]*[.BD$2])/[.BE$2]" office:value-type="float" office:value="0.00000000000038469228" calcext:value-type="float">
            <text:p>3.84692278032617E-13</text:p>
          </table:table-cell>
          <table:table-cell table:formula="of:=([.BE6]*[.BE$2]+[.BE5]*[.BE$2])/[.BF$2]" office:value-type="float" office:value="0.00000000000020303204" calcext:value-type="float">
            <text:p>2.03032035628326E-13</text:p>
          </table:table-cell>
          <table:table-cell table:formula="of:=([.BF6]*[.BF$2]+[.BF5]*[.BF$2])/[.BG$2]" office:value-type="float" office:value="0.00000000000010705326" calcext:value-type="float">
            <text:p>1.07053255149481E-13</text:p>
          </table:table-cell>
          <table:table-cell table:formula="of:=([.BG6]*[.BG$2]+[.BG5]*[.BG$2])/[.BH$2]" office:value-type="float" office:value="0.00000000000005639413" calcext:value-type="float">
            <text:p>5.639412548053E-14</text:p>
          </table:table-cell>
          <table:table-cell table:formula="of:=([.BH6]*[.BH$2]+[.BH5]*[.BH$2])/[.BI$2]" office:value-type="float" office:value="0.00000000000002968112" calcext:value-type="float">
            <text:p>2.96811186739632E-14</text:p>
          </table:table-cell>
          <table:table-cell table:formula="of:=([.BI6]*[.BI$2]+[.BI5]*[.BI$2])/[.BJ$2]" office:value-type="float" office:value="0.00000000000001560817" calcext:value-type="float">
            <text:p>1.56081744751013E-14</text:p>
          </table:table-cell>
          <table:table-cell table:formula="of:=([.BJ6]*[.BJ$2]+[.BJ5]*[.BJ$2])/[.BK$2]" office:value-type="float" office:value="8.20090523268036E-015" calcext:value-type="float">
            <text:p>8.20090523268036E-15</text:p>
          </table:table-cell>
          <table:table-cell table:formula="of:=([.BK6]*[.BK$2]+[.BK5]*[.BK$2])/[.BL$2]" office:value-type="float" office:value="4.30547524715719E-015" calcext:value-type="float">
            <text:p>4.30547524715719E-15</text:p>
          </table:table-cell>
          <table:table-cell table:formula="of:=([.BL6]*[.BL$2]+[.BL5]*[.BL$2])/[.BM$2]" office:value-type="float" office:value="2.2586099657218E-015" calcext:value-type="float">
            <text:p>2.2586099657218E-15</text:p>
          </table:table-cell>
          <table:table-cell table:formula="of:=([.BM6]*[.BM$2]+[.BM5]*[.BM$2])/[.BN$2]" office:value-type="float" office:value="1.18394877235417E-015" calcext:value-type="float">
            <text:p>1.18394877235417E-15</text:p>
          </table:table-cell>
          <table:table-cell table:formula="of:=([.BN6]*[.BN$2]+[.BN5]*[.BN$2])/[.BO$2]" office:value-type="float" office:value="6.20163642661709E-016" calcext:value-type="float">
            <text:p>6.20163642661709E-16</text:p>
          </table:table-cell>
          <table:table-cell table:formula="of:=([.BO6]*[.BO$2]+[.BO5]*[.BO$2])/[.BP$2]" office:value-type="float" office:value="3.24616906705738E-016" calcext:value-type="float">
            <text:p>3.24616906705738E-16</text:p>
          </table:table-cell>
          <table:table-cell table:formula="of:=([.BP6]*[.BP$2]+[.BP5]*[.BP$2])/[.BQ$2]" office:value-type="float" office:value="1.69799612738386E-016" calcext:value-type="float">
            <text:p>1.69799612738386E-16</text:p>
          </table:table-cell>
          <table:table-cell table:formula="of:=([.BQ6]*[.BQ$2]+[.BQ5]*[.BQ$2])/[.BR$2]" office:value-type="float" office:value="8.87588884768836E-017" calcext:value-type="float">
            <text:p>8.87588884768836E-17</text:p>
          </table:table-cell>
          <table:table-cell table:formula="of:=([.BR6]*[.BR$2]+[.BR5]*[.BR$2])/[.BS$2]" office:value-type="float" office:value="4.63665835327004E-017" calcext:value-type="float">
            <text:p>4.63665835327004E-17</text:p>
          </table:table-cell>
          <table:table-cell table:formula="of:=([.BS6]*[.BS$2]+[.BS5]*[.BS$2])/[.BT$2]" office:value-type="float" office:value="2.42060840501598E-017" calcext:value-type="float">
            <text:p>2.42060840501598E-17</text:p>
          </table:table-cell>
          <table:table-cell table:formula="of:=([.BT6]*[.BT$2]+[.BT5]*[.BT$2])/[.BU$2]" office:value-type="float" office:value="1.26292612435616E-017" calcext:value-type="float">
            <text:p>1.26292612435616E-17</text:p>
          </table:table-cell>
          <table:table-cell table:formula="of:=([.BU6]*[.BU$2]+[.BU5]*[.BU$2])/[.BV$2]" office:value-type="float" office:value="6.58525764842856E-018" calcext:value-type="float">
            <text:p>6.58525764842856E-18</text:p>
          </table:table-cell>
          <table:table-cell table:formula="of:=([.BV6]*[.BV$2]+[.BV5]*[.BV$2])/[.BW$2]" office:value-type="float" office:value="3.4317539858008E-018" calcext:value-type="float">
            <text:p>3.4317539858008E-18</text:p>
          </table:table-cell>
          <table:table-cell table:formula="of:=([.BW6]*[.BW$2]+[.BW5]*[.BW$2])/[.BX$2]" office:value-type="float" office:value="1.78737186760458E-018" calcext:value-type="float">
            <text:p>1.78737186760458E-18</text:p>
          </table:table-cell>
          <table:table-cell table:formula="of:=([.BX6]*[.BX$2]+[.BX5]*[.BX$2])/[.BY$2]" office:value-type="float" office:value="9.30412752999646E-019" calcext:value-type="float">
            <text:p>9.30412752999646E-19</text:p>
          </table:table-cell>
          <table:table-cell table:formula="of:=([.BY6]*[.BY$2]+[.BY5]*[.BY$2])/[.BZ$2]" office:value-type="float" office:value="4.84066094466032E-019" calcext:value-type="float">
            <text:p>4.84066094466032E-19</text:p>
          </table:table-cell>
          <table:table-cell table:formula="of:=([.BZ6]*[.BZ$2]+[.BZ5]*[.BZ$2])/[.CA$2]" office:value-type="float" office:value="2.51714369122337E-019" calcext:value-type="float">
            <text:p>2.51714369122337E-19</text:p>
          </table:table-cell>
          <table:table-cell table:formula="of:=([.CA6]*[.CA$2]+[.CA5]*[.CA$2])/[.CB$2]" office:value-type="float" office:value="1.30825231320162E-019" calcext:value-type="float">
            <text:p>1.30825231320162E-19</text:p>
          </table:table-cell>
          <table:table-cell table:formula="of:=([.CB6]*[.CB$2]+[.CB5]*[.CB$2])/[.CC$2]" office:value-type="float" office:value="6.79611591273568E-020" calcext:value-type="float">
            <text:p>6.79611591273568E-20</text:p>
          </table:table-cell>
          <table:table-cell table:formula="of:=([.CC6]*[.CC$2]+[.CC5]*[.CC$2])/[.CD$2]" office:value-type="float" office:value="3.52875249315122E-020" calcext:value-type="float">
            <text:p>3.52875249315122E-20</text:p>
          </table:table-cell>
          <table:table-cell table:formula="of:=([.CD6]*[.CD$2]+[.CD5]*[.CD$2])/[.CE$2]" office:value-type="float" office:value="1.8313778761924E-020" calcext:value-type="float">
            <text:p>1.8313778761924E-20</text:p>
          </table:table-cell>
          <table:table-cell table:formula="of:=([.CE6]*[.CE$2]+[.CE5]*[.CE$2])/[.CF$2]" office:value-type="float" office:value="9.50027273274809E-021" calcext:value-type="float">
            <text:p>9.50027273274809E-21</text:p>
          </table:table-cell>
          <table:table-cell table:formula="of:=([.CF6]*[.CF$2]+[.CF5]*[.CF$2])/[.CG$2]" office:value-type="float" office:value="4.92606734290642E-021" calcext:value-type="float">
            <text:p>4.92606734290642E-21</text:p>
          </table:table-cell>
          <table:table-cell table:formula="of:=([.CG6]*[.CG$2]+[.CG5]*[.CG$2])/[.CH$2]" office:value-type="float" office:value="2.5531446594332E-021" calcext:value-type="float">
            <text:p>2.5531446594332E-21</text:p>
          </table:table-cell>
          <table:table-cell table:formula="of:=([.CH6]*[.CH$2]+[.CH5]*[.CH$2])/[.CI$2]" office:value-type="float" office:value="1.32271349826058E-021" calcext:value-type="float">
            <text:p>1.32271349826058E-21</text:p>
          </table:table-cell>
          <table:table-cell table:formula="of:=([.CI6]*[.CI$2]+[.CI5]*[.CI$2])/[.CJ$2]" office:value-type="float" office:value="6.84976633027798E-022" calcext:value-type="float">
            <text:p>6.84976633027798E-22</text:p>
          </table:table-cell>
          <table:table-cell table:formula="of:=([.CJ6]*[.CJ$2]+[.CJ5]*[.CJ$2])/[.CK$2]" office:value-type="float" office:value="3.54576139449684E-022" calcext:value-type="float">
            <text:p>3.54576139449684E-22</text:p>
          </table:table-cell>
          <table:table-cell table:formula="of:=([.CK6]*[.CK$2]+[.CK5]*[.CK$2])/[.CL$2]" office:value-type="float" office:value="1.83472537273383E-022" calcext:value-type="float">
            <text:p>1.83472537273383E-22</text:p>
          </table:table-cell>
          <table:table-cell table:formula="of:=([.CL6]*[.CL$2]+[.CL5]*[.CL$2])/[.CM$2]" office:value-type="float" office:value="9.48995882448532E-023" calcext:value-type="float">
            <text:p>9.48995882448532E-23</text:p>
          </table:table-cell>
          <table:table-cell table:formula="of:=([.CM6]*[.CM$2]+[.CM5]*[.CM$2])/[.CN$2]" office:value-type="float" office:value="4.90674007402366E-023" calcext:value-type="float">
            <text:p>4.90674007402366E-23</text:p>
          </table:table-cell>
          <table:table-cell table:formula="of:=([.CN6]*[.CN$2]+[.CN5]*[.CN$2])/[.CO$2]" office:value-type="float" office:value="2.53606790342796E-023" calcext:value-type="float">
            <text:p>2.53606790342796E-23</text:p>
          </table:table-cell>
          <table:table-cell table:formula="of:=([.CO6]*[.CO$2]+[.CO5]*[.CO$2])/[.CP$2]" office:value-type="float" office:value="1.31030175010445E-023" calcext:value-type="float">
            <text:p>1.31030175010445E-23</text:p>
          </table:table-cell>
          <table:table-cell table:formula="of:=([.CP6]*[.CP$2]+[.CP5]*[.CP$2])/[.CQ$2]" office:value-type="float" office:value="6.7674925554845E-024" calcext:value-type="float">
            <text:p>6.7674925554845E-24</text:p>
          </table:table-cell>
          <table:table-cell table:formula="of:=([.CQ6]*[.CQ$2]+[.CQ5]*[.CQ$2])/[.CR$2]" office:value-type="float" office:value="3.49408583027732E-024" calcext:value-type="float">
            <text:p>3.49408583027732E-24</text:p>
          </table:table-cell>
          <table:table-cell table:formula="of:=([.CR6]*[.CR$2]+[.CR5]*[.CR$2])/[.CS$2]" office:value-type="float" office:value="1.80339913820765E-024" calcext:value-type="float">
            <text:p>1.80339913820765E-24</text:p>
          </table:table-cell>
          <table:table-cell table:number-columns-repeated="16287"/>
        </table:table-row>
        <table:table-row table:style-name="ro1">
          <table:table-cell/>
          <table:table-cell table:formula="of:=([.A7]*[.A$2]+[.A6]*[.A$2])/[.B$2]" office:value-type="float" office:value="0" calcext:value-type="float">
            <text:p>0</text:p>
          </table:table-cell>
          <table:table-cell table:formula="of:=([.B7]*[.B$2]+[.B6]*[.B$2])/[.C$2]" office:value-type="float" office:value="0" calcext:value-type="float">
            <text:p>0</text:p>
          </table:table-cell>
          <table:table-cell table:formula="of:=([.C7]*[.C$2]+[.C6]*[.C$2])/[.D$2]" office:value-type="float" office:value="0" calcext:value-type="float">
            <text:p>0</text:p>
          </table:table-cell>
          <table:table-cell table:formula="of:=([.D7]*[.D$2]+[.D6]*[.D$2])/[.E$2]" office:value-type="float" office:value="0.0625" calcext:value-type="float">
            <text:p>0.0625</text:p>
          </table:table-cell>
          <table:table-cell table:formula="of:=([.E7]*[.E$2]+[.E6]*[.E$2])/[.F$2]" office:value-type="float" office:value="0.15625" calcext:value-type="float">
            <text:p>0.15625</text:p>
          </table:table-cell>
          <table:table-cell table:formula="of:=([.F7]*[.F$2]+[.F6]*[.F$2])/[.G$2]" office:value-type="float" office:value="0.234375" calcext:value-type="float">
            <text:p>0.234375</text:p>
          </table:table-cell>
          <table:table-cell table:formula="of:=([.G7]*[.G$2]+[.G6]*[.G$2])/[.H$2]" office:value-type="float" office:value="0.2734375" calcext:value-type="float">
            <text:p>0.2734375</text:p>
          </table:table-cell>
          <table:table-cell table:formula="of:=([.H7]*[.H$2]+[.H6]*[.H$2])/[.I$2]" office:value-type="float" office:value="0.2734375" calcext:value-type="float">
            <text:p>0.2734375</text:p>
          </table:table-cell>
          <table:table-cell table:formula="of:=([.I7]*[.I$2]+[.I6]*[.I$2])/[.J$2]" office:value-type="float" office:value="0.24609375" calcext:value-type="float">
            <text:p>0.24609375</text:p>
          </table:table-cell>
          <table:table-cell table:formula="of:=([.J7]*[.J$2]+[.J6]*[.J$2])/[.K$2]" office:value-type="float" office:value="0.205078125" calcext:value-type="float">
            <text:p>0.205078125</text:p>
          </table:table-cell>
          <table:table-cell table:formula="of:=([.K7]*[.K$2]+[.K6]*[.K$2])/[.L$2]" office:value-type="float" office:value="0.1611328125" calcext:value-type="float">
            <text:p>0.1611328125</text:p>
          </table:table-cell>
          <table:table-cell table:formula="of:=([.L7]*[.L$2]+[.L6]*[.L$2])/[.M$2]" office:value-type="float" office:value="0.120849609375" calcext:value-type="float">
            <text:p>0.120849609375</text:p>
          </table:table-cell>
          <table:table-cell table:formula="of:=([.M7]*[.M$2]+[.M6]*[.M$2])/[.N$2]" office:value-type="float" office:value="0.0872802734375" calcext:value-type="float">
            <text:p>0.0872802734375</text:p>
          </table:table-cell>
          <table:table-cell table:formula="of:=([.N7]*[.N$2]+[.N6]*[.N$2])/[.O$2]" office:value-type="float" office:value="0.06109619140625" calcext:value-type="float">
            <text:p>0.06109619140625</text:p>
          </table:table-cell>
          <table:table-cell table:formula="of:=([.O7]*[.O$2]+[.O6]*[.O$2])/[.P$2]" office:value-type="float" office:value="0.041656494140625" calcext:value-type="float">
            <text:p>0.041656494140625</text:p>
          </table:table-cell>
          <table:table-cell table:formula="of:=([.P7]*[.P$2]+[.P6]*[.P$2])/[.Q$2]" office:value-type="float" office:value="0.02777099609375" calcext:value-type="float">
            <text:p>0.02777099609375</text:p>
          </table:table-cell>
          <table:table-cell table:formula="of:=([.Q7]*[.Q$2]+[.Q6]*[.Q$2])/[.R$2]" office:value-type="float" office:value="0.018157958984375" calcext:value-type="float">
            <text:p>0.018157958984375</text:p>
          </table:table-cell>
          <table:table-cell table:formula="of:=([.R7]*[.R$2]+[.R6]*[.R$2])/[.S$2]" office:value-type="float" office:value="0.0116729736328125" calcext:value-type="float">
            <text:p>0.0116729736328125</text:p>
          </table:table-cell>
          <table:table-cell table:formula="of:=([.S7]*[.S$2]+[.S6]*[.S$2])/[.T$2]" office:value-type="float" office:value="0.00739288330078125" calcext:value-type="float">
            <text:p>0.00739288330078125</text:p>
          </table:table-cell>
          <table:table-cell table:formula="of:=([.T7]*[.T$2]+[.T6]*[.T$2])/[.U$2]" office:value-type="float" office:value="0.00462055206298828" calcext:value-type="float">
            <text:p>0.00462055206298828</text:p>
          </table:table-cell>
          <table:table-cell table:formula="of:=([.U7]*[.U$2]+[.U6]*[.U$2])/[.V$2]" office:value-type="float" office:value="0.0028538703918457" calcext:value-type="float">
            <text:p>0.0028538703918457</text:p>
          </table:table-cell>
          <table:table-cell table:formula="of:=([.V7]*[.V$2]+[.V6]*[.V$2])/[.W$2]" office:value-type="float" office:value="0.00174403190612793" calcext:value-type="float">
            <text:p>0.00174403190612793</text:p>
          </table:table-cell>
          <table:table-cell table:formula="of:=([.W7]*[.W$2]+[.W6]*[.W$2])/[.X$2]" office:value-type="float" office:value="0.00105559825897217" calcext:value-type="float">
            <text:p>0.00105559825897217</text:p>
          </table:table-cell>
          <table:table-cell table:formula="of:=([.X7]*[.X$2]+[.X6]*[.X$2])/[.Y$2]" office:value-type="float" office:value="0.000633358955383301" calcext:value-type="float">
            <text:p>0.000633358955383301</text:p>
          </table:table-cell>
          <table:table-cell table:formula="of:=([.Y7]*[.Y$2]+[.Y6]*[.Y$2])/[.Z$2]" office:value-type="float" office:value="0.000376999378204346" calcext:value-type="float">
            <text:p>0.000376999378204346</text:p>
          </table:table-cell>
          <table:table-cell table:formula="of:=([.Z7]*[.Z$2]+[.Z6]*[.Z$2])/[.AA$2]" office:value-type="float" office:value="0.000222772359848022" calcext:value-type="float">
            <text:p>0.000222772359848022</text:p>
          </table:table-cell>
          <table:table-cell table:formula="of:=([.AA7]*[.AA$2]+[.AA6]*[.AA$2])/[.AB$2]" office:value-type="float" office:value="0.000130757689476013" calcext:value-type="float">
            <text:p>0.000130757689476013</text:p>
          </table:table-cell>
          <table:table-cell table:formula="of:=([.AB7]*[.AB$2]+[.AB6]*[.AB$2])/[.AC$2]" office:value-type="float" office:value="0.0000762753188610077" calcext:value-type="float">
            <text:p>7.62753188610077E-05</text:p>
          </table:table-cell>
          <table:table-cell table:formula="of:=([.AC7]*[.AC$2]+[.AC6]*[.AC$2])/[.AD$2]" office:value-type="float" office:value="0.0000442396849393845" calcext:value-type="float">
            <text:p>4.42396849393845E-05</text:p>
          </table:table-cell>
          <table:table-cell table:formula="of:=([.AD7]*[.AD$2]+[.AD6]*[.AD$2])/[.AE$2]" office:value-type="float" office:value="0.0000255228951573372" calcext:value-type="float">
            <text:p>2.55228951573372E-05</text:p>
          </table:table-cell>
          <table:table-cell table:formula="of:=([.AE7]*[.AE$2]+[.AE6]*[.AE$2])/[.AF$2]" office:value-type="float" office:value="0.000014652032405138" calcext:value-type="float">
            <text:p>1.4652032405138E-05</text:p>
          </table:table-cell>
          <table:table-cell table:formula="of:=([.AF7]*[.AF$2]+[.AF6]*[.AF$2])/[.AG$2]" office:value-type="float" office:value="0.00000837258994579315" calcext:value-type="float">
            <text:p>8.37258994579315E-06</text:p>
          </table:table-cell>
          <table:table-cell table:formula="of:=([.AG7]*[.AG$2]+[.AG6]*[.AG$2])/[.AH$2]" office:value-type="float" office:value="0.00000476371496915817" calcext:value-type="float">
            <text:p>4.76371496915817E-06</text:p>
          </table:table-cell>
          <table:table-cell table:formula="of:=([.AH7]*[.AH$2]+[.AH6]*[.AH$2])/[.AI$2]" office:value-type="float" office:value="0.00000269943848252296" calcext:value-type="float">
            <text:p>2.69943848252296E-06</text:p>
          </table:table-cell>
          <table:table-cell table:formula="of:=([.AI7]*[.AI$2]+[.AI6]*[.AI$2])/[.AJ$2]" office:value-type="float" office:value="0.00000152387656271458" calcext:value-type="float">
            <text:p>1.52387656271458E-06</text:p>
          </table:table-cell>
          <table:table-cell table:formula="of:=([.AJ7]*[.AJ$2]+[.AJ6]*[.AJ$2])/[.AK$2]" office:value-type="float" office:value="0.00000085718056652695" calcext:value-type="float">
            <text:p>8.57180566526949E-07</text:p>
          </table:table-cell>
          <table:table-cell table:formula="of:=([.AK7]*[.AK$2]+[.AK6]*[.AK$2])/[.AL$2]" office:value-type="float" office:value="0.00000048054062062874" calcext:value-type="float">
            <text:p>4.80540620628744E-07</text:p>
          </table:table-cell>
          <table:table-cell table:formula="of:=([.AL7]*[.AL$2]+[.AL6]*[.AL$2])/[.AM$2]" office:value-type="float" office:value="0.00000026853740564547" calcext:value-type="float">
            <text:p>2.68537405645475E-07</text:p>
          </table:table-cell>
          <table:table-cell table:formula="of:=([.AM7]*[.AM$2]+[.AM6]*[.AM$2])/[.AN$2]" office:value-type="float" office:value="0.00000014961369743105" calcext:value-type="float">
            <text:p>1.4961369743105E-07</text:p>
          </table:table-cell>
          <table:table-cell table:formula="of:=([.AN7]*[.AN$2]+[.AN6]*[.AN$2])/[.AO$2]" office:value-type="float" office:value="0.00000008311872079503" calcext:value-type="float">
            <text:p>8.31187207950279E-08</text:p>
          </table:table-cell>
          <table:table-cell table:formula="of:=([.AO7]*[.AO$2]+[.AO6]*[.AO$2])/[.AP$2]" office:value-type="float" office:value="0.00000004605226422427" calcext:value-type="float">
            <text:p>4.60522642242722E-08</text:p>
          </table:table-cell>
          <table:table-cell table:formula="of:=([.AP7]*[.AP$2]+[.AP6]*[.AP$2])/[.AQ$2]" office:value-type="float" office:value="0.00000002544993549236" calcext:value-type="float">
            <text:p>2.5449935492361E-08</text:p>
          </table:table-cell>
          <table:table-cell table:formula="of:=([.AQ7]*[.AQ$2]+[.AQ6]*[.AQ$2])/[.AR$2]" office:value-type="float" office:value="0.00000001403009264322" calcext:value-type="float">
            <text:p>1.40300926432246E-08</text:p>
          </table:table-cell>
          <table:table-cell table:formula="of:=([.AR7]*[.AR$2]+[.AR6]*[.AR$2])/[.AS$2]" office:value-type="float" office:value="0.00000000771655095377" calcext:value-type="float">
            <text:p>7.71655095377355E-09</text:p>
          </table:table-cell>
          <table:table-cell table:formula="of:=([.AS7]*[.AS$2]+[.AS6]*[.AS$2])/[.AT$2]" office:value-type="float" office:value="0.00000000423469259658" calcext:value-type="float">
            <text:p>4.23469259658305E-09</text:p>
          </table:table-cell>
          <table:table-cell table:formula="of:=([.AT7]*[.AT$2]+[.AT6]*[.AT$2])/[.AU$2]" office:value-type="float" office:value="0.0000000023189983267" calcext:value-type="float">
            <text:p>2.31899832670024E-09</text:p>
          </table:table-cell>
          <table:table-cell table:formula="of:=([.AU7]*[.AU$2]+[.AU6]*[.AU$2])/[.AV$2]" office:value-type="float" office:value="0.00000000126735955064" calcext:value-type="float">
            <text:p>1.2673595506385E-09</text:p>
          </table:table-cell>
          <table:table-cell table:formula="of:=([.AV7]*[.AV$2]+[.AV6]*[.AV$2])/[.AW$2]" office:value-type="float" office:value="0.00000000069128702762" calcext:value-type="float">
            <text:p>6.91287027621002E-10</text:p>
          </table:table-cell>
          <table:table-cell table:formula="of:=([.AW7]*[.AW$2]+[.AW6]*[.AW$2])/[.AX$2]" office:value-type="float" office:value="0.0000000003763673817" calcext:value-type="float">
            <text:p>3.76367381704767E-10</text:p>
          </table:table-cell>
          <table:table-cell table:formula="of:=([.AX7]*[.AX$2]+[.AX6]*[.AX$2])/[.AY$2]" office:value-type="float" office:value="0.00000000020454749006" calcext:value-type="float">
            <text:p>2.04547490056939E-10</text:p>
          </table:table-cell>
          <table:table-cell table:formula="of:=([.AY7]*[.AY$2]+[.AY6]*[.AY$2])/[.AZ$2]" office:value-type="float" office:value="0.00000000011097789354" calcext:value-type="float">
            <text:p>1.10977893541531E-10</text:p>
          </table:table-cell>
          <table:table-cell table:formula="of:=([.AZ7]*[.AZ$2]+[.AZ6]*[.AZ$2])/[.BA$2]" office:value-type="float" office:value="0.00000000006011302567" calcext:value-type="float">
            <text:p>6.01130256683291E-11</text:p>
          </table:table-cell>
          <table:table-cell table:formula="of:=([.BA7]*[.BA$2]+[.BA6]*[.BA$2])/[.BB$2]" office:value-type="float" office:value="0.00000000003251010572" calcext:value-type="float">
            <text:p>3.25101057185861E-11</text:p>
          </table:table-cell>
          <table:table-cell table:formula="of:=([.BB7]*[.BB$2]+[.BB6]*[.BB$2])/[.BC$2]" office:value-type="float" office:value="0.00000000001755545709" calcext:value-type="float">
            <text:p>1.75554570880365E-11</text:p>
          </table:table-cell>
          <table:table-cell table:formula="of:=([.BC7]*[.BC$2]+[.BC6]*[.BC$2])/[.BD$2]" office:value-type="float" office:value="0.00000000000946617784" calcext:value-type="float">
            <text:p>9.46617784158832E-12</text:p>
          </table:table-cell>
          <table:table-cell table:formula="of:=([.BD7]*[.BD$2]+[.BD6]*[.BD$2])/[.BE$2]" office:value-type="float" office:value="0.00000000000509717268" calcext:value-type="float">
            <text:p>5.09717268393217E-12</text:p>
          </table:table-cell>
          <table:table-cell table:formula="of:=([.BE7]*[.BE$2]+[.BE6]*[.BE$2])/[.BF$2]" office:value-type="float" office:value="0.00000000000274093248" calcext:value-type="float">
            <text:p>2.74093248098239E-12</text:p>
          </table:table-cell>
          <table:table-cell table:formula="of:=([.BF7]*[.BF$2]+[.BF6]*[.BF$2])/[.BG$2]" office:value-type="float" office:value="0.00000000000147198226" calcext:value-type="float">
            <text:p>1.47198225830536E-12</text:p>
          </table:table-cell>
          <table:table-cell table:formula="of:=([.BG7]*[.BG$2]+[.BG6]*[.BG$2])/[.BH$2]" office:value-type="float" office:value="0.00000000000078951776" calcext:value-type="float">
            <text:p>7.8951775672742E-13</text:p>
          </table:table-cell>
          <table:table-cell table:formula="of:=([.BH7]*[.BH$2]+[.BH6]*[.BH$2])/[.BI$2]" office:value-type="float" office:value="0.00000000000042295594" calcext:value-type="float">
            <text:p>4.22955941103975E-13</text:p>
          </table:table-cell>
          <table:table-cell table:formula="of:=([.BI7]*[.BI$2]+[.BI6]*[.BI$2])/[.BJ$2]" office:value-type="float" office:value="0.00000000000022631853" calcext:value-type="float">
            <text:p>2.26318529888969E-13</text:p>
          </table:table-cell>
          <table:table-cell table:formula="of:=([.BJ7]*[.BJ$2]+[.BJ6]*[.BJ$2])/[.BK$2]" office:value-type="float" office:value="0.00000000000012096335" calcext:value-type="float">
            <text:p>1.20963352182035E-13</text:p>
          </table:table-cell>
          <table:table-cell table:formula="of:=([.BK7]*[.BK$2]+[.BK6]*[.BK$2])/[.BL$2]" office:value-type="float" office:value="0.00000000000006458213" calcext:value-type="float">
            <text:p>6.45821287073578E-14</text:p>
          </table:table-cell>
          <table:table-cell table:formula="of:=([.BL7]*[.BL$2]+[.BL6]*[.BL$2])/[.BM$2]" office:value-type="float" office:value="0.0000000000000344438" calcext:value-type="float">
            <text:p>3.44438019772575E-14</text:p>
          </table:table-cell>
          <table:table-cell table:formula="of:=([.BM7]*[.BM$2]+[.BM6]*[.BM$2])/[.BN$2]" office:value-type="float" office:value="0.00000000000001835121" calcext:value-type="float">
            <text:p>1.83512059714896E-14</text:p>
          </table:table-cell>
          <table:table-cell table:formula="of:=([.BN7]*[.BN$2]+[.BN6]*[.BN$2])/[.BO$2]" office:value-type="float" office:value="9.76757737192191E-015" calcext:value-type="float">
            <text:p>9.76757737192191E-15</text:p>
          </table:table-cell>
          <table:table-cell table:formula="of:=([.BO7]*[.BO$2]+[.BO6]*[.BO$2])/[.BP$2]" office:value-type="float" office:value="5.19387050729181E-015" calcext:value-type="float">
            <text:p>5.19387050729181E-15</text:p>
          </table:table-cell>
          <table:table-cell table:formula="of:=([.BP7]*[.BP$2]+[.BP6]*[.BP$2])/[.BQ$2]" office:value-type="float" office:value="2.75924370699877E-015" calcext:value-type="float">
            <text:p>2.75924370699877E-15</text:p>
          </table:table-cell>
          <table:table-cell table:formula="of:=([.BQ7]*[.BQ$2]+[.BQ6]*[.BQ$2])/[.BR$2]" office:value-type="float" office:value="1.46452165986858E-015" calcext:value-type="float">
            <text:p>1.46452165986858E-15</text:p>
          </table:table-cell>
          <table:table-cell table:formula="of:=([.BR7]*[.BR$2]+[.BR6]*[.BR$2])/[.BS$2]" office:value-type="float" office:value="7.76640274172732E-016" calcext:value-type="float">
            <text:p>7.76640274172732E-16</text:p>
          </table:table-cell>
          <table:table-cell table:formula="of:=([.BS7]*[.BS$2]+[.BS6]*[.BS$2])/[.BT$2]" office:value-type="float" office:value="4.11503428852716E-016" calcext:value-type="float">
            <text:p>4.11503428852716E-16</text:p>
          </table:table-cell>
          <table:table-cell table:formula="of:=([.BT7]*[.BT$2]+[.BT6]*[.BT$2])/[.BU$2]" office:value-type="float" office:value="2.17854756451438E-016" calcext:value-type="float">
            <text:p>2.17854756451438E-16</text:p>
          </table:table-cell>
          <table:table-cell table:formula="of:=([.BU7]*[.BU$2]+[.BU6]*[.BU$2])/[.BV$2]" office:value-type="float" office:value="1.152420088475E-016" calcext:value-type="float">
            <text:p>1.152420088475E-16</text:p>
          </table:table-cell>
          <table:table-cell table:formula="of:=([.BV7]*[.BV$2]+[.BV6]*[.BV$2])/[.BW$2]" office:value-type="float" office:value="6.09136332479642E-017" calcext:value-type="float">
            <text:p>6.09136332479642E-17</text:p>
          </table:table-cell>
          <table:table-cell table:formula="of:=([.BW7]*[.BW$2]+[.BW6]*[.BW$2])/[.BX$2]" office:value-type="float" office:value="3.21726936168825E-017" calcext:value-type="float">
            <text:p>3.21726936168825E-17</text:p>
          </table:table-cell>
          <table:table-cell table:formula="of:=([.BX7]*[.BX$2]+[.BX6]*[.BX$2])/[.BY$2]" office:value-type="float" office:value="1.69800327422435E-017" calcext:value-type="float">
            <text:p>1.69800327422435E-17</text:p>
          </table:table-cell>
          <table:table-cell table:formula="of:=([.BY7]*[.BY$2]+[.BY6]*[.BY$2])/[.BZ$2]" office:value-type="float" office:value="8.95522274762159E-018" calcext:value-type="float">
            <text:p>8.95522274762159E-18</text:p>
          </table:table-cell>
          <table:table-cell table:formula="of:=([.BZ7]*[.BZ$2]+[.BZ6]*[.BZ$2])/[.CA$2]" office:value-type="float" office:value="4.71964442104381E-018" calcext:value-type="float">
            <text:p>4.71964442104381E-18</text:p>
          </table:table-cell>
          <table:table-cell table:formula="of:=([.CA7]*[.CA$2]+[.CA6]*[.CA$2])/[.CB$2]" office:value-type="float" office:value="2.48567939508307E-018" calcext:value-type="float">
            <text:p>2.48567939508307E-18</text:p>
          </table:table-cell>
          <table:table-cell table:formula="of:=([.CB7]*[.CB$2]+[.CB6]*[.CB$2])/[.CC$2]" office:value-type="float" office:value="1.30825231320162E-018" calcext:value-type="float">
            <text:p>1.30825231320162E-18</text:p>
          </table:table-cell>
          <table:table-cell table:formula="of:=([.CC7]*[.CC$2]+[.CC6]*[.CC$2])/[.CD$2]" office:value-type="float" office:value="6.88106736164487E-019" calcext:value-type="float">
            <text:p>6.88106736164487E-19</text:p>
          </table:table-cell>
          <table:table-cell table:formula="of:=([.CD7]*[.CD$2]+[.CD6]*[.CD$2])/[.CE$2]" office:value-type="float" office:value="3.61697130548E-019" calcext:value-type="float">
            <text:p>3.61697130548E-19</text:p>
          </table:table-cell>
          <table:table-cell table:formula="of:=([.CE7]*[.CE$2]+[.CE6]*[.CE$2])/[.CF$2]" office:value-type="float" office:value="1.90005454654962E-019" calcext:value-type="float">
            <text:p>1.90005454654962E-19</text:p>
          </table:table-cell>
          <table:table-cell table:formula="of:=([.CF7]*[.CF$2]+[.CF6]*[.CF$2])/[.CG$2]" office:value-type="float" office:value="9.9752863693855E-020" calcext:value-type="float">
            <text:p>9.9752863693855E-20</text:p>
          </table:table-cell>
          <table:table-cell table:formula="of:=([.CG7]*[.CG$2]+[.CG6]*[.CG$2])/[.CH$2]" office:value-type="float" office:value="5.23394655183807E-020" calcext:value-type="float">
            <text:p>5.23394655183807E-20</text:p>
          </table:table-cell>
          <table:table-cell table:formula="of:=([.CH7]*[.CH$2]+[.CH6]*[.CH$2])/[.CI$2]" office:value-type="float" office:value="2.7446305088907E-020" calcext:value-type="float">
            <text:p>2.7446305088907E-20</text:p>
          </table:table-cell>
          <table:table-cell table:formula="of:=([.CI7]*[.CI$2]+[.CI6]*[.CI$2])/[.CJ$2]" office:value-type="float" office:value="1.43845092935838E-020" calcext:value-type="float">
            <text:p>1.43845092935838E-20</text:p>
          </table:table-cell>
          <table:table-cell table:formula="of:=([.CJ7]*[.CJ$2]+[.CJ6]*[.CJ$2])/[.CK$2]" office:value-type="float" office:value="7.53474296330578E-021" calcext:value-type="float">
            <text:p>7.53474296330578E-21</text:p>
          </table:table-cell>
          <table:table-cell table:formula="of:=([.CK7]*[.CK$2]+[.CK6]*[.CK$2])/[.CL$2]" office:value-type="float" office:value="3.94465955137773E-021" calcext:value-type="float">
            <text:p>3.94465955137773E-21</text:p>
          </table:table-cell>
          <table:table-cell table:formula="of:=([.CL7]*[.CL$2]+[.CL6]*[.CL$2])/[.CM$2]" office:value-type="float" office:value="2.06406604432556E-021" calcext:value-type="float">
            <text:p>2.06406604432556E-21</text:p>
          </table:table-cell>
          <table:table-cell table:formula="of:=([.CM7]*[.CM$2]+[.CM6]*[.CM$2])/[.CN$2]" office:value-type="float" office:value="1.07948281628521E-021" calcext:value-type="float">
            <text:p>1.07948281628521E-21</text:p>
          </table:table-cell>
          <table:table-cell table:formula="of:=([.CN7]*[.CN$2]+[.CN6]*[.CN$2])/[.CO$2]" office:value-type="float" office:value="5.64275108512721E-022" calcext:value-type="float">
            <text:p>5.64275108512721E-22</text:p>
          </table:table-cell>
          <table:table-cell table:formula="of:=([.CO7]*[.CO$2]+[.CO6]*[.CO$2])/[.CP$2]" office:value-type="float" office:value="2.948178937735E-022" calcext:value-type="float">
            <text:p>2.948178937735E-22</text:p>
          </table:table-cell>
          <table:table-cell table:formula="of:=([.CP7]*[.CP$2]+[.CP6]*[.CP$2])/[.CQ$2]" office:value-type="float" office:value="1.53960455637272E-022" calcext:value-type="float">
            <text:p>1.53960455637272E-22</text:p>
          </table:table-cell>
          <table:table-cell table:formula="of:=([.CQ7]*[.CQ$2]+[.CQ6]*[.CQ$2])/[.CR$2]" office:value-type="float" office:value="8.03639740963784E-023" calcext:value-type="float">
            <text:p>8.03639740963784E-23</text:p>
          </table:table-cell>
          <table:table-cell table:formula="of:=([.CR7]*[.CR$2]+[.CR6]*[.CR$2])/[.CS$2]" office:value-type="float" office:value="4.19290299633279E-023" calcext:value-type="float">
            <text:p>4.19290299633279E-23</text:p>
          </table:table-cell>
          <table:table-cell table:number-columns-repeated="16287"/>
        </table:table-row>
        <table:table-row table:style-name="ro1">
          <table:table-cell/>
          <table:table-cell table:formula="of:=([.A8]*[.A$2]+[.A7]*[.A$2])/[.B$2]" office:value-type="float" office:value="0" calcext:value-type="float">
            <text:p>0</text:p>
          </table:table-cell>
          <table:table-cell table:formula="of:=([.B8]*[.B$2]+[.B7]*[.B$2])/[.C$2]" office:value-type="float" office:value="0" calcext:value-type="float">
            <text:p>0</text:p>
          </table:table-cell>
          <table:table-cell table:formula="of:=([.C8]*[.C$2]+[.C7]*[.C$2])/[.D$2]" office:value-type="float" office:value="0" calcext:value-type="float">
            <text:p>0</text:p>
          </table:table-cell>
          <table:table-cell table:formula="of:=([.D8]*[.D$2]+[.D7]*[.D$2])/[.E$2]" office:value-type="float" office:value="0" calcext:value-type="float">
            <text:p>0</text:p>
          </table:table-cell>
          <table:table-cell table:formula="of:=([.E8]*[.E$2]+[.E7]*[.E$2])/[.F$2]" office:value-type="float" office:value="0.03125" calcext:value-type="float">
            <text:p>0.03125</text:p>
          </table:table-cell>
          <table:table-cell table:formula="of:=([.F8]*[.F$2]+[.F7]*[.F$2])/[.G$2]" office:value-type="float" office:value="0.09375" calcext:value-type="float">
            <text:p>0.09375</text:p>
          </table:table-cell>
          <table:table-cell table:formula="of:=([.G8]*[.G$2]+[.G7]*[.G$2])/[.H$2]" office:value-type="float" office:value="0.1640625" calcext:value-type="float">
            <text:p>0.1640625</text:p>
          </table:table-cell>
          <table:table-cell table:formula="of:=([.H8]*[.H$2]+[.H7]*[.H$2])/[.I$2]" office:value-type="float" office:value="0.21875" calcext:value-type="float">
            <text:p>0.21875</text:p>
          </table:table-cell>
          <table:table-cell table:formula="of:=([.I8]*[.I$2]+[.I7]*[.I$2])/[.J$2]" office:value-type="float" office:value="0.24609375" calcext:value-type="float">
            <text:p>0.24609375</text:p>
          </table:table-cell>
          <table:table-cell table:formula="of:=([.J8]*[.J$2]+[.J7]*[.J$2])/[.K$2]" office:value-type="float" office:value="0.24609375" calcext:value-type="float">
            <text:p>0.24609375</text:p>
          </table:table-cell>
          <table:table-cell table:formula="of:=([.K8]*[.K$2]+[.K7]*[.K$2])/[.L$2]" office:value-type="float" office:value="0.2255859375" calcext:value-type="float">
            <text:p>0.2255859375</text:p>
          </table:table-cell>
          <table:table-cell table:formula="of:=([.L8]*[.L$2]+[.L7]*[.L$2])/[.M$2]" office:value-type="float" office:value="0.193359375" calcext:value-type="float">
            <text:p>0.193359375</text:p>
          </table:table-cell>
          <table:table-cell table:formula="of:=([.M8]*[.M$2]+[.M7]*[.M$2])/[.N$2]" office:value-type="float" office:value="0.1571044921875" calcext:value-type="float">
            <text:p>0.1571044921875</text:p>
          </table:table-cell>
          <table:table-cell table:formula="of:=([.N8]*[.N$2]+[.N7]*[.N$2])/[.O$2]" office:value-type="float" office:value="0.1221923828125" calcext:value-type="float">
            <text:p>0.1221923828125</text:p>
          </table:table-cell>
          <table:table-cell table:formula="of:=([.O8]*[.O$2]+[.O7]*[.O$2])/[.P$2]" office:value-type="float" office:value="0.091644287109375" calcext:value-type="float">
            <text:p>0.091644287109375</text:p>
          </table:table-cell>
          <table:table-cell table:formula="of:=([.P8]*[.P$2]+[.P7]*[.P$2])/[.Q$2]" office:value-type="float" office:value="0.066650390625" calcext:value-type="float">
            <text:p>0.066650390625</text:p>
          </table:table-cell>
          <table:table-cell table:formula="of:=([.Q8]*[.Q$2]+[.Q7]*[.Q$2])/[.R$2]" office:value-type="float" office:value="0.047210693359375" calcext:value-type="float">
            <text:p>0.047210693359375</text:p>
          </table:table-cell>
          <table:table-cell table:formula="of:=([.R8]*[.R$2]+[.R7]*[.R$2])/[.S$2]" office:value-type="float" office:value="0.032684326171875" calcext:value-type="float">
            <text:p>0.032684326171875</text:p>
          </table:table-cell>
          <table:table-cell table:formula="of:=([.S8]*[.S$2]+[.S7]*[.S$2])/[.T$2]" office:value-type="float" office:value="0.0221786499023438" calcext:value-type="float">
            <text:p>0.0221786499023438</text:p>
          </table:table-cell>
          <table:table-cell table:formula="of:=([.T8]*[.T$2]+[.T7]*[.T$2])/[.U$2]" office:value-type="float" office:value="0.0147857666015625" calcext:value-type="float">
            <text:p>0.0147857666015625</text:p>
          </table:table-cell>
          <table:table-cell table:formula="of:=([.U8]*[.U$2]+[.U7]*[.U$2])/[.V$2]" office:value-type="float" office:value="0.00970315933227539" calcext:value-type="float">
            <text:p>0.00970315933227539</text:p>
          </table:table-cell>
          <table:table-cell table:formula="of:=([.V8]*[.V$2]+[.V7]*[.V$2])/[.W$2]" office:value-type="float" office:value="0.00627851486206055" calcext:value-type="float">
            <text:p>0.00627851486206055</text:p>
          </table:table-cell>
          <table:table-cell table:formula="of:=([.W8]*[.W$2]+[.W7]*[.W$2])/[.X$2]" office:value-type="float" office:value="0.00401127338409424" calcext:value-type="float">
            <text:p>0.00401127338409424</text:p>
          </table:table-cell>
          <table:table-cell table:formula="of:=([.X8]*[.X$2]+[.X7]*[.X$2])/[.Y$2]" office:value-type="float" office:value="0.0025334358215332" calcext:value-type="float">
            <text:p>0.0025334358215332</text:p>
          </table:table-cell>
          <table:table-cell table:formula="of:=([.Y8]*[.Y$2]+[.Y7]*[.Y$2])/[.Z$2]" office:value-type="float" office:value="0.00158339738845825" calcext:value-type="float">
            <text:p>0.00158339738845825</text:p>
          </table:table-cell>
          <table:table-cell table:formula="of:=([.Z8]*[.Z$2]+[.Z7]*[.Z$2])/[.AA$2]" office:value-type="float" office:value="0.000980198383331299" calcext:value-type="float">
            <text:p>0.000980198383331299</text:p>
          </table:table-cell>
          <table:table-cell table:formula="of:=([.AA8]*[.AA$2]+[.AA7]*[.AA$2])/[.AB$2]" office:value-type="float" office:value="0.000601485371589661" calcext:value-type="float">
            <text:p>0.000601485371589661</text:p>
          </table:table-cell>
          <table:table-cell table:formula="of:=([.AB8]*[.AB$2]+[.AB7]*[.AB$2])/[.AC$2]" office:value-type="float" office:value="0.000366121530532837" calcext:value-type="float">
            <text:p>0.000366121530532837</text:p>
          </table:table-cell>
          <table:table-cell table:formula="of:=([.AC8]*[.AC$2]+[.AC7]*[.AC$2])/[.AD$2]" office:value-type="float" office:value="0.000221198424696922" calcext:value-type="float">
            <text:p>0.000221198424696922</text:p>
          </table:table-cell>
          <table:table-cell table:formula="of:=([.AD8]*[.AD$2]+[.AD7]*[.AD$2])/[.AE$2]" office:value-type="float" office:value="0.000132719054818153" calcext:value-type="float">
            <text:p>0.000132719054818153</text:p>
          </table:table-cell>
          <table:table-cell table:formula="of:=([.AE8]*[.AE$2]+[.AE7]*[.AE$2])/[.AF$2]" office:value-type="float" office:value="0.0000791209749877453" calcext:value-type="float">
            <text:p>7.91209749877453E-05</text:p>
          </table:table-cell>
          <table:table-cell table:formula="of:=([.AF8]*[.AF$2]+[.AF7]*[.AF$2])/[.AG$2]" office:value-type="float" office:value="0.0000468865036964417" calcext:value-type="float">
            <text:p>4.68865036964417E-05</text:p>
          </table:table-cell>
          <table:table-cell table:formula="of:=([.AG8]*[.AG$2]+[.AG7]*[.AG$2])/[.AH$2]" office:value-type="float" office:value="0.0000276295468211174" calcext:value-type="float">
            <text:p>2.76295468211174E-05</text:p>
          </table:table-cell>
          <table:table-cell table:formula="of:=([.AH8]*[.AH$2]+[.AH7]*[.AH$2])/[.AI$2]" office:value-type="float" office:value="0.0000161966308951378" calcext:value-type="float">
            <text:p>1.61966308951378E-05</text:p>
          </table:table-cell>
          <table:table-cell table:formula="of:=([.AI8]*[.AI$2]+[.AI7]*[.AI$2])/[.AJ$2]" office:value-type="float" office:value="0.00000944803468883038" calcext:value-type="float">
            <text:p>9.44803468883038E-06</text:p>
          </table:table-cell>
          <table:table-cell table:formula="of:=([.AJ8]*[.AJ$2]+[.AJ7]*[.AJ$2])/[.AK$2]" office:value-type="float" office:value="0.00000548595562577248" calcext:value-type="float">
            <text:p>5.48595562577248E-06</text:p>
          </table:table-cell>
          <table:table-cell table:formula="of:=([.AK8]*[.AK$2]+[.AK7]*[.AK$2])/[.AL$2]" office:value-type="float" office:value="0.00000317156809614971" calcext:value-type="float">
            <text:p>3.17156809614971E-06</text:p>
          </table:table-cell>
          <table:table-cell table:formula="of:=([.AL8]*[.AL$2]+[.AL7]*[.AL$2])/[.AM$2]" office:value-type="float" office:value="0.00000182605435838923" calcext:value-type="float">
            <text:p>1.82605435838923E-06</text:p>
          </table:table-cell>
          <table:table-cell table:formula="of:=([.AM8]*[.AM$2]+[.AM7]*[.AM$2])/[.AN$2]" office:value-type="float" office:value="0.00000104729588201735" calcext:value-type="float">
            <text:p>1.04729588201735E-06</text:p>
          </table:table-cell>
          <table:table-cell table:formula="of:=([.AN8]*[.AN$2]+[.AN7]*[.AN$2])/[.AO$2]" office:value-type="float" office:value="0.0000005984547897242" calcext:value-type="float">
            <text:p>5.98454789724201E-07</text:p>
          </table:table-cell>
          <table:table-cell table:formula="of:=([.AO8]*[.AO$2]+[.AO7]*[.AO$2])/[.AP$2]" office:value-type="float" office:value="0.00000034078675525961" calcext:value-type="float">
            <text:p>3.40786755259614E-07</text:p>
          </table:table-cell>
          <table:table-cell table:formula="of:=([.AP8]*[.AP$2]+[.AP7]*[.AP$2])/[.AQ$2]" office:value-type="float" office:value="0.00000019341950974194" calcext:value-type="float">
            <text:p>1.93419509741943E-07</text:p>
          </table:table-cell>
          <table:table-cell table:formula="of:=([.AQ8]*[.AQ$2]+[.AQ7]*[.AQ$2])/[.AR$2]" office:value-type="float" office:value="0.00000010943472261715" calcext:value-type="float">
            <text:p>1.09434722617152E-07</text:p>
          </table:table-cell>
          <table:table-cell table:formula="of:=([.AR8]*[.AR$2]+[.AR7]*[.AR$2])/[.AS$2]" office:value-type="float" office:value="0.00000006173240763019" calcext:value-type="float">
            <text:p>6.17324076301884E-08</text:p>
          </table:table-cell>
          <table:table-cell table:formula="of:=([.AS8]*[.AS$2]+[.AS7]*[.AS$2])/[.AT$2]" office:value-type="float" office:value="0.00000003472447929198" calcext:value-type="float">
            <text:p>3.4724479291981E-08</text:p>
          </table:table-cell>
          <table:table-cell table:formula="of:=([.AT8]*[.AT$2]+[.AT7]*[.AT$2])/[.AU$2]" office:value-type="float" office:value="0.00000001947958594428" calcext:value-type="float">
            <text:p>1.9479585944282E-08</text:p>
          </table:table-cell>
          <table:table-cell table:formula="of:=([.AU8]*[.AU$2]+[.AU7]*[.AU$2])/[.AV$2]" office:value-type="float" office:value="0.00000001089929213549" calcext:value-type="float">
            <text:p>1.08992921354911E-08</text:p>
          </table:table-cell>
          <table:table-cell table:formula="of:=([.AV8]*[.AV$2]+[.AV7]*[.AV$2])/[.AW$2]" office:value-type="float" office:value="0.00000000608332584306" calcext:value-type="float">
            <text:p>6.08332584306481E-09</text:p>
          </table:table-cell>
          <table:table-cell table:formula="of:=([.AW8]*[.AW$2]+[.AW7]*[.AW$2])/[.AX$2]" office:value-type="float" office:value="0.00000000338730643534" calcext:value-type="float">
            <text:p>3.38730643534291E-09</text:p>
          </table:table-cell>
          <table:table-cell table:formula="of:=([.AX8]*[.AX$2]+[.AX7]*[.AX$2])/[.AY$2]" office:value-type="float" office:value="0.00000000188183690852" calcext:value-type="float">
            <text:p>1.88183690852384E-09</text:p>
          </table:table-cell>
          <table:table-cell table:formula="of:=([.AY8]*[.AY$2]+[.AY7]*[.AY$2])/[.AZ$2]" office:value-type="float" office:value="0.00000000104319219929" calcext:value-type="float">
            <text:p>1.04319219929039E-09</text:p>
          </table:table-cell>
          <table:table-cell table:formula="of:=([.AZ8]*[.AZ$2]+[.AZ7]*[.AZ$2])/[.BA$2]" office:value-type="float" office:value="0.00000000057708504642" calcext:value-type="float">
            <text:p>5.77085046415959E-10</text:p>
          </table:table-cell>
          <table:table-cell table:formula="of:=([.BA8]*[.BA$2]+[.BA7]*[.BA$2])/[.BB$2]" office:value-type="float" office:value="0.00000000031859903604" calcext:value-type="float">
            <text:p>3.18599036042144E-10</text:p>
          </table:table-cell>
          <table:table-cell table:formula="of:=([.BB8]*[.BB$2]+[.BB7]*[.BB$2])/[.BC$2]" office:value-type="float" office:value="0.00000000017555457088" calcext:value-type="float">
            <text:p>1.75554570880365E-10</text:p>
          </table:table-cell>
          <table:table-cell table:formula="of:=([.BC8]*[.BC$2]+[.BC7]*[.BC$2])/[.BD$2]" office:value-type="float" office:value="0.00000000009655501398" calcext:value-type="float">
            <text:p>9.65550139842009E-11</text:p>
          </table:table-cell>
          <table:table-cell table:formula="of:=([.BD8]*[.BD$2]+[.BD7]*[.BD$2])/[.BE$2]" office:value-type="float" office:value="0.00000000005301059591" calcext:value-type="float">
            <text:p>5.30105959128946E-11</text:p>
          </table:table-cell>
          <table:table-cell table:formula="of:=([.BE8]*[.BE$2]+[.BE7]*[.BE$2])/[.BF$2]" office:value-type="float" office:value="0.0000000000290538843" calcext:value-type="float">
            <text:p>2.90538842984134E-11</text:p>
          </table:table-cell>
          <table:table-cell table:formula="of:=([.BF8]*[.BF$2]+[.BF7]*[.BF$2])/[.BG$2]" office:value-type="float" office:value="0.00000000001589740839" calcext:value-type="float">
            <text:p>1.58974083896979E-11</text:p>
          </table:table-cell>
          <table:table-cell table:formula="of:=([.BG8]*[.BG$2]+[.BG7]*[.BG$2])/[.BH$2]" office:value-type="float" office:value="0.00000000000868469532" calcext:value-type="float">
            <text:p>8.68469532400162E-12</text:p>
          </table:table-cell>
          <table:table-cell table:formula="of:=([.BH8]*[.BH$2]+[.BH7]*[.BH$2])/[.BI$2]" office:value-type="float" office:value="0.00000000000473710654" calcext:value-type="float">
            <text:p>4.73710654036452E-12</text:p>
          </table:table-cell>
          <table:table-cell table:formula="of:=([.BI8]*[.BI$2]+[.BI7]*[.BI$2])/[.BJ$2]" office:value-type="float" office:value="0.00000000000258003124" calcext:value-type="float">
            <text:p>2.58003124073425E-12</text:p>
          </table:table-cell>
          <table:table-cell table:formula="of:=([.BJ8]*[.BJ$2]+[.BJ7]*[.BJ$2])/[.BK$2]" office:value-type="float" office:value="0.00000000000140317489" calcext:value-type="float">
            <text:p>1.40317488531161E-12</text:p>
          </table:table-cell>
          <table:table-cell table:formula="of:=([.BK8]*[.BK$2]+[.BK7]*[.BK$2])/[.BL$2]" office:value-type="float" office:value="0.00000000000076206912" calcext:value-type="float">
            <text:p>7.62069118746822E-13</text:p>
          </table:table-cell>
          <table:table-cell table:formula="of:=([.BL8]*[.BL$2]+[.BL7]*[.BL$2])/[.BM$2]" office:value-type="float" office:value="0.00000000000041332562" calcext:value-type="float">
            <text:p>4.1332562372709E-13</text:p>
          </table:table-cell>
          <table:table-cell table:formula="of:=([.BM8]*[.BM$2]+[.BM7]*[.BM$2])/[.BN$2]" office:value-type="float" office:value="0.00000000000022388471" calcext:value-type="float">
            <text:p>2.23884712852174E-13</text:p>
          </table:table-cell>
          <table:table-cell table:formula="of:=([.BN8]*[.BN$2]+[.BN7]*[.BN$2])/[.BO$2]" office:value-type="float" office:value="0.00000000000012111796" calcext:value-type="float">
            <text:p>1.21117959411832E-13</text:p>
          </table:table-cell>
          <table:table-cell table:formula="of:=([.BO8]*[.BO$2]+[.BO7]*[.BO$2])/[.BP$2]" office:value-type="float" office:value="0.00000000000006544277" calcext:value-type="float">
            <text:p>6.54427683918768E-14</text:p>
          </table:table-cell>
          <table:table-cell table:formula="of:=([.BP8]*[.BP$2]+[.BP7]*[.BP$2])/[.BQ$2]" office:value-type="float" office:value="0.00000000000003531832" calcext:value-type="float">
            <text:p>3.53183194495843E-14</text:p>
          </table:table-cell>
          <table:table-cell table:formula="of:=([.BQ8]*[.BQ$2]+[.BQ7]*[.BQ$2])/[.BR$2]" office:value-type="float" office:value="0.00000000000001903878" calcext:value-type="float">
            <text:p>1.90387815782915E-14</text:p>
          </table:table-cell>
          <table:table-cell table:formula="of:=([.BR8]*[.BR$2]+[.BR7]*[.BR$2])/[.BS$2]" office:value-type="float" office:value="0.00000000000001025165" calcext:value-type="float">
            <text:p>1.02516516190801E-14</text:p>
          </table:table-cell>
          <table:table-cell table:formula="of:=([.BS8]*[.BS$2]+[.BS7]*[.BS$2])/[.BT$2]" office:value-type="float" office:value="5.5141459466264E-015" calcext:value-type="float">
            <text:p>5.5141459466264E-15</text:p>
          </table:table-cell>
          <table:table-cell table:formula="of:=([.BT8]*[.BT$2]+[.BT7]*[.BT$2])/[.BU$2]" office:value-type="float" office:value="2.96282468773956E-015" calcext:value-type="float">
            <text:p>2.96282468773956E-15</text:p>
          </table:table-cell>
          <table:table-cell table:formula="of:=([.BU8]*[.BU$2]+[.BU7]*[.BU$2])/[.BV$2]" office:value-type="float" office:value="1.5903397220955E-015" calcext:value-type="float">
            <text:p>1.5903397220955E-15</text:p>
          </table:table-cell>
          <table:table-cell table:formula="of:=([.BV8]*[.BV$2]+[.BV7]*[.BV$2])/[.BW$2]" office:value-type="float" office:value="8.52790865471498E-016" calcext:value-type="float">
            <text:p>8.52790865471498E-16</text:p>
          </table:table-cell>
          <table:table-cell table:formula="of:=([.BW8]*[.BW$2]+[.BW7]*[.BW$2])/[.BX$2]" office:value-type="float" office:value="4.56852249359731E-016" calcext:value-type="float">
            <text:p>4.56852249359731E-16</text:p>
          </table:table-cell>
          <table:table-cell table:formula="of:=([.BX8]*[.BX$2]+[.BX7]*[.BX$2])/[.BY$2]" office:value-type="float" office:value="2.44512471488307E-016" calcext:value-type="float">
            <text:p>2.44512471488307E-16</text:p>
          </table:table-cell>
          <table:table-cell table:formula="of:=([.BY8]*[.BY$2]+[.BY7]*[.BY$2])/[.BZ$2]" office:value-type="float" office:value="1.30746252115275E-016" calcext:value-type="float">
            <text:p>1.30746252115275E-16</text:p>
          </table:table-cell>
          <table:table-cell table:formula="of:=([.BZ8]*[.BZ$2]+[.BZ7]*[.BZ$2])/[.CA$2]" office:value-type="float" office:value="6.98507374314484E-017" calcext:value-type="float">
            <text:p>6.98507374314484E-17</text:p>
          </table:table-cell>
          <table:table-cell table:formula="of:=([.CA8]*[.CA$2]+[.CA7]*[.CA$2])/[.CB$2]" office:value-type="float" office:value="3.72851909262461E-017" calcext:value-type="float">
            <text:p>3.72851909262461E-17</text:p>
          </table:table-cell>
          <table:table-cell table:formula="of:=([.CB8]*[.CB$2]+[.CB7]*[.CB$2])/[.CC$2]" office:value-type="float" office:value="1.98854351606646E-017" calcext:value-type="float">
            <text:p>1.98854351606646E-17</text:p>
          </table:table-cell>
          <table:table-cell table:formula="of:=([.CC8]*[.CC$2]+[.CC7]*[.CC$2])/[.CD$2]" office:value-type="float" office:value="1.05968437369331E-017" calcext:value-type="float">
            <text:p>1.05968437369331E-17</text:p>
          </table:table-cell>
          <table:table-cell table:formula="of:=([.CD8]*[.CD$2]+[.CD7]*[.CD$2])/[.CE$2]" office:value-type="float" office:value="5.64247523654879E-018" calcext:value-type="float">
            <text:p>5.64247523654879E-18</text:p>
          </table:table-cell>
          <table:table-cell table:formula="of:=([.CE8]*[.CE$2]+[.CE7]*[.CE$2])/[.CF$2]" office:value-type="float" office:value="3.0020861835484E-018" calcext:value-type="float">
            <text:p>3.0020861835484E-18</text:p>
          </table:table-cell>
          <table:table-cell table:formula="of:=([.CF8]*[.CF$2]+[.CF7]*[.CF$2])/[.CG$2]" office:value-type="float" office:value="1.59604581910168E-018" calcext:value-type="float">
            <text:p>1.59604581910168E-18</text:p>
          </table:table-cell>
          <table:table-cell table:formula="of:=([.CG8]*[.CG$2]+[.CG7]*[.CG$2])/[.CH$2]" office:value-type="float" office:value="8.47899341397767E-019" calcext:value-type="float">
            <text:p>8.47899341397767E-19</text:p>
          </table:table-cell>
          <table:table-cell table:formula="of:=([.CH8]*[.CH$2]+[.CH7]*[.CH$2])/[.CI$2]" office:value-type="float" office:value="4.50119403458074E-019" calcext:value-type="float">
            <text:p>4.50119403458074E-19</text:p>
          </table:table-cell>
          <table:table-cell table:formula="of:=([.CI8]*[.CI$2]+[.CI7]*[.CI$2])/[.CJ$2]" office:value-type="float" office:value="2.3878285427349E-019" calcext:value-type="float">
            <text:p>2.3878285427349E-19</text:p>
          </table:table-cell>
          <table:table-cell table:formula="of:=([.CJ8]*[.CJ$2]+[.CJ7]*[.CJ$2])/[.CK$2]" office:value-type="float" office:value="1.26583681783537E-019" calcext:value-type="float">
            <text:p>1.26583681783537E-19</text:p>
          </table:table-cell>
          <table:table-cell table:formula="of:=([.CK8]*[.CK$2]+[.CK7]*[.CK$2])/[.CL$2]" office:value-type="float" office:value="6.70592123734214E-020" calcext:value-type="float">
            <text:p>6.70592123734214E-20</text:p>
          </table:table-cell>
          <table:table-cell table:formula="of:=([.CL8]*[.CL$2]+[.CL7]*[.CL$2])/[.CM$2]" office:value-type="float" office:value="3.55019359623996E-020" calcext:value-type="float">
            <text:p>3.55019359623996E-20</text:p>
          </table:table-cell>
          <table:table-cell table:formula="of:=([.CM8]*[.CM$2]+[.CM7]*[.CM$2])/[.CN$2]" office:value-type="float" office:value="1.87830010033626E-020" calcext:value-type="float">
            <text:p>1.87830010033626E-20</text:p>
          </table:table-cell>
          <table:table-cell table:formula="of:=([.CN8]*[.CN$2]+[.CN7]*[.CN$2])/[.CO$2]" office:value-type="float" office:value="9.93124190982389E-021" calcext:value-type="float">
            <text:p>9.93124190982389E-21</text:p>
          </table:table-cell>
          <table:table-cell table:formula="of:=([.CO8]*[.CO$2]+[.CO7]*[.CO$2])/[.CP$2]" office:value-type="float" office:value="5.24775850916831E-021" calcext:value-type="float">
            <text:p>5.24775850916831E-21</text:p>
          </table:table-cell>
          <table:table-cell table:formula="of:=([.CP8]*[.CP$2]+[.CP7]*[.CP$2])/[.CQ$2]" office:value-type="float" office:value="2.7712882014709E-021" calcext:value-type="float">
            <text:p>2.7712882014709E-21</text:p>
          </table:table-cell>
          <table:table-cell table:formula="of:=([.CQ8]*[.CQ$2]+[.CQ7]*[.CQ$2])/[.CR$2]" office:value-type="float" office:value="1.46262432855409E-021" calcext:value-type="float">
            <text:p>1.46262432855409E-21</text:p>
          </table:table-cell>
          <table:table-cell table:formula="of:=([.CR8]*[.CR$2]+[.CR7]*[.CR$2])/[.CS$2]" office:value-type="float" office:value="7.71494151325233E-022" calcext:value-type="float">
            <text:p>7.71494151325233E-22</text:p>
          </table:table-cell>
          <table:table-cell table:number-columns-repeated="16287"/>
        </table:table-row>
        <table:table-row table:style-name="ro1">
          <table:table-cell/>
          <table:table-cell table:formula="of:=([.A9]*[.A$2]+[.A8]*[.A$2])/[.B$2]" office:value-type="float" office:value="0" calcext:value-type="float">
            <text:p>0</text:p>
          </table:table-cell>
          <table:table-cell table:formula="of:=([.B9]*[.B$2]+[.B8]*[.B$2])/[.C$2]" office:value-type="float" office:value="0" calcext:value-type="float">
            <text:p>0</text:p>
          </table:table-cell>
          <table:table-cell table:formula="of:=([.C9]*[.C$2]+[.C8]*[.C$2])/[.D$2]" office:value-type="float" office:value="0" calcext:value-type="float">
            <text:p>0</text:p>
          </table:table-cell>
          <table:table-cell table:formula="of:=([.D9]*[.D$2]+[.D8]*[.D$2])/[.E$2]" office:value-type="float" office:value="0" calcext:value-type="float">
            <text:p>0</text:p>
          </table:table-cell>
          <table:table-cell table:formula="of:=([.E9]*[.E$2]+[.E8]*[.E$2])/[.F$2]" office:value-type="float" office:value="0" calcext:value-type="float">
            <text:p>0</text:p>
          </table:table-cell>
          <table:table-cell table:formula="of:=([.F9]*[.F$2]+[.F8]*[.F$2])/[.G$2]" office:value-type="float" office:value="0.015625" calcext:value-type="float">
            <text:p>0.015625</text:p>
          </table:table-cell>
          <table:table-cell table:formula="of:=([.G9]*[.G$2]+[.G8]*[.G$2])/[.H$2]" office:value-type="float" office:value="0.0546875" calcext:value-type="float">
            <text:p>0.0546875</text:p>
          </table:table-cell>
          <table:table-cell table:formula="of:=([.H9]*[.H$2]+[.H8]*[.H$2])/[.I$2]" office:value-type="float" office:value="0.109375" calcext:value-type="float">
            <text:p>0.109375</text:p>
          </table:table-cell>
          <table:table-cell table:formula="of:=([.I9]*[.I$2]+[.I8]*[.I$2])/[.J$2]" office:value-type="float" office:value="0.1640625" calcext:value-type="float">
            <text:p>0.1640625</text:p>
          </table:table-cell>
          <table:table-cell table:formula="of:=([.J9]*[.J$2]+[.J8]*[.J$2])/[.K$2]" office:value-type="float" office:value="0.205078125" calcext:value-type="float">
            <text:p>0.205078125</text:p>
          </table:table-cell>
          <table:table-cell table:formula="of:=([.K9]*[.K$2]+[.K8]*[.K$2])/[.L$2]" office:value-type="float" office:value="0.2255859375" calcext:value-type="float">
            <text:p>0.2255859375</text:p>
          </table:table-cell>
          <table:table-cell table:formula="of:=([.L9]*[.L$2]+[.L8]*[.L$2])/[.M$2]" office:value-type="float" office:value="0.2255859375" calcext:value-type="float">
            <text:p>0.2255859375</text:p>
          </table:table-cell>
          <table:table-cell table:formula="of:=([.M9]*[.M$2]+[.M8]*[.M$2])/[.N$2]" office:value-type="float" office:value="0.20947265625" calcext:value-type="float">
            <text:p>0.20947265625</text:p>
          </table:table-cell>
          <table:table-cell table:formula="of:=([.N9]*[.N$2]+[.N8]*[.N$2])/[.O$2]" office:value-type="float" office:value="0.18328857421875" calcext:value-type="float">
            <text:p>0.18328857421875</text:p>
          </table:table-cell>
          <table:table-cell table:formula="of:=([.O9]*[.O$2]+[.O8]*[.O$2])/[.P$2]" office:value-type="float" office:value="0.152740478515625" calcext:value-type="float">
            <text:p>0.152740478515625</text:p>
          </table:table-cell>
          <table:table-cell table:formula="of:=([.P9]*[.P$2]+[.P8]*[.P$2])/[.Q$2]" office:value-type="float" office:value="0.1221923828125" calcext:value-type="float">
            <text:p>0.1221923828125</text:p>
          </table:table-cell>
          <table:table-cell table:formula="of:=([.Q9]*[.Q$2]+[.Q8]*[.Q$2])/[.R$2]" office:value-type="float" office:value="0.09442138671875" calcext:value-type="float">
            <text:p>0.09442138671875</text:p>
          </table:table-cell>
          <table:table-cell table:formula="of:=([.R9]*[.R$2]+[.R8]*[.R$2])/[.S$2]" office:value-type="float" office:value="0.0708160400390625" calcext:value-type="float">
            <text:p>0.0708160400390625</text:p>
          </table:table-cell>
          <table:table-cell table:formula="of:=([.S9]*[.S$2]+[.S8]*[.S$2])/[.T$2]" office:value-type="float" office:value="0.0517501831054688" calcext:value-type="float">
            <text:p>0.0517501831054688</text:p>
          </table:table-cell>
          <table:table-cell table:formula="of:=([.T9]*[.T$2]+[.T8]*[.T$2])/[.U$2]" office:value-type="float" office:value="0.0369644165039063" calcext:value-type="float">
            <text:p>0.0369644165039063</text:p>
          </table:table-cell>
          <table:table-cell table:formula="of:=([.U9]*[.U$2]+[.U8]*[.U$2])/[.V$2]" office:value-type="float" office:value="0.0258750915527344" calcext:value-type="float">
            <text:p>0.0258750915527344</text:p>
          </table:table-cell>
          <table:table-cell table:formula="of:=([.V9]*[.V$2]+[.V8]*[.V$2])/[.W$2]" office:value-type="float" office:value="0.0177891254425049" calcext:value-type="float">
            <text:p>0.0177891254425049</text:p>
          </table:table-cell>
          <table:table-cell table:formula="of:=([.W9]*[.W$2]+[.W8]*[.W$2])/[.X$2]" office:value-type="float" office:value="0.0120338201522827" calcext:value-type="float">
            <text:p>0.0120338201522827</text:p>
          </table:table-cell>
          <table:table-cell table:formula="of:=([.X9]*[.X$2]+[.X8]*[.X$2])/[.Y$2]" office:value-type="float" office:value="0.00802254676818848" calcext:value-type="float">
            <text:p>0.00802254676818848</text:p>
          </table:table-cell>
          <table:table-cell table:formula="of:=([.Y9]*[.Y$2]+[.Y8]*[.Y$2])/[.Z$2]" office:value-type="float" office:value="0.00527799129486084" calcext:value-type="float">
            <text:p>0.00527799129486084</text:p>
          </table:table-cell>
          <table:table-cell table:formula="of:=([.Z9]*[.Z$2]+[.Z8]*[.Z$2])/[.AA$2]" office:value-type="float" office:value="0.00343069434165955" calcext:value-type="float">
            <text:p>0.00343069434165955</text:p>
          </table:table-cell>
          <table:table-cell table:formula="of:=([.AA9]*[.AA$2]+[.AA8]*[.AA$2])/[.AB$2]" office:value-type="float" office:value="0.00220544636249542" calcext:value-type="float">
            <text:p>0.00220544636249542</text:p>
          </table:table-cell>
          <table:table-cell table:formula="of:=([.AB9]*[.AB$2]+[.AB8]*[.AB$2])/[.AC$2]" office:value-type="float" office:value="0.00140346586704254" calcext:value-type="float">
            <text:p>0.00140346586704254</text:p>
          </table:table-cell>
          <table:table-cell table:formula="of:=([.AC9]*[.AC$2]+[.AC8]*[.AC$2])/[.AD$2]" office:value-type="float" office:value="0.000884793698787689" calcext:value-type="float">
            <text:p>0.000884793698787689</text:p>
          </table:table-cell>
          <table:table-cell table:formula="of:=([.AD9]*[.AD$2]+[.AD8]*[.AD$2])/[.AE$2]" office:value-type="float" office:value="0.000552996061742306" calcext:value-type="float">
            <text:p>0.000552996061742306</text:p>
          </table:table-cell>
          <table:table-cell table:formula="of:=([.AE9]*[.AE$2]+[.AE8]*[.AE$2])/[.AF$2]" office:value-type="float" office:value="0.00034285755828023" calcext:value-type="float">
            <text:p>0.00034285755828023</text:p>
          </table:table-cell>
          <table:table-cell table:formula="of:=([.AF9]*[.AF$2]+[.AF8]*[.AF$2])/[.AG$2]" office:value-type="float" office:value="0.000210989266633987" calcext:value-type="float">
            <text:p>0.000210989266633987</text:p>
          </table:table-cell>
          <table:table-cell table:formula="of:=([.AG9]*[.AG$2]+[.AG8]*[.AG$2])/[.AH$2]" office:value-type="float" office:value="0.000128937885165215" calcext:value-type="float">
            <text:p>0.000128937885165215</text:p>
          </table:table-cell>
          <table:table-cell table:formula="of:=([.AH9]*[.AH$2]+[.AH8]*[.AH$2])/[.AI$2]" office:value-type="float" office:value="0.000078283715993166" calcext:value-type="float">
            <text:p>7.8283715993166E-05</text:p>
          </table:table-cell>
          <table:table-cell table:formula="of:=([.AI9]*[.AI$2]+[.AI8]*[.AI$2])/[.AJ$2]" office:value-type="float" office:value="0.0000472401734441519" calcext:value-type="float">
            <text:p>4.72401734441519E-05</text:p>
          </table:table-cell>
          <table:table-cell table:formula="of:=([.AJ9]*[.AJ$2]+[.AJ8]*[.AJ$2])/[.AK$2]" office:value-type="float" office:value="0.0000283441040664911" calcext:value-type="float">
            <text:p>2.83441040664911E-05</text:p>
          </table:table-cell>
          <table:table-cell table:formula="of:=([.AK9]*[.AK$2]+[.AK8]*[.AK$2])/[.AL$2]" office:value-type="float" office:value="0.0000169150298461318" calcext:value-type="float">
            <text:p>1.69150298461318E-05</text:p>
          </table:table-cell>
          <table:table-cell table:formula="of:=([.AL9]*[.AL$2]+[.AL8]*[.AL$2])/[.AM$2]" office:value-type="float" office:value="0.0000100432989711408" calcext:value-type="float">
            <text:p>1.00432989711408E-05</text:p>
          </table:table-cell>
          <table:table-cell table:formula="of:=([.AM9]*[.AM$2]+[.AM8]*[.AM$2])/[.AN$2]" office:value-type="float" office:value="0.00000593467666476499" calcext:value-type="float">
            <text:p>5.93467666476499E-06</text:p>
          </table:table-cell>
          <table:table-cell table:formula="of:=([.AN9]*[.AN$2]+[.AN8]*[.AN$2])/[.AO$2]" office:value-type="float" office:value="0.00000349098627339117" calcext:value-type="float">
            <text:p>3.49098627339117E-06</text:p>
          </table:table-cell>
          <table:table-cell table:formula="of:=([.AO9]*[.AO$2]+[.AO8]*[.AO$2])/[.AP$2]" office:value-type="float" office:value="0.00000204472053155769" calcext:value-type="float">
            <text:p>2.04472053155769E-06</text:p>
          </table:table-cell>
          <table:table-cell table:formula="of:=([.AP9]*[.AP$2]+[.AP8]*[.AP$2])/[.AQ$2]" office:value-type="float" office:value="0.00000119275364340865" calcext:value-type="float">
            <text:p>1.19275364340865E-06</text:p>
          </table:table-cell>
          <table:table-cell table:formula="of:=([.AQ9]*[.AQ$2]+[.AQ8]*[.AQ$2])/[.AR$2]" office:value-type="float" office:value="0.0000006930865765753" calcext:value-type="float">
            <text:p>6.93086576575297E-07</text:p>
          </table:table-cell>
          <table:table-cell table:formula="of:=([.AR9]*[.AR$2]+[.AR8]*[.AR$2])/[.AS$2]" office:value-type="float" office:value="0.00000040126064959622" calcext:value-type="float">
            <text:p>4.01260649596225E-07</text:p>
          </table:table-cell>
          <table:table-cell table:formula="of:=([.AS9]*[.AS$2]+[.AS8]*[.AS$2])/[.AT$2]" office:value-type="float" office:value="0.00000023149652861321" calcext:value-type="float">
            <text:p>2.31496528613206E-07</text:p>
          </table:table-cell>
          <table:table-cell table:formula="of:=([.AT9]*[.AT$2]+[.AT8]*[.AT$2])/[.AU$2]" office:value-type="float" office:value="0.00000013311050395259" calcext:value-type="float">
            <text:p>1.33110503952594E-07</text:p>
          </table:table-cell>
          <table:table-cell table:formula="of:=([.AU9]*[.AU$2]+[.AU8]*[.AU$2])/[.AV$2]" office:value-type="float" office:value="0.00000007629504494844" calcext:value-type="float">
            <text:p>7.62950449484379E-08</text:p>
          </table:table-cell>
          <table:table-cell table:formula="of:=([.AV9]*[.AV$2]+[.AV8]*[.AV$2])/[.AW$2]" office:value-type="float" office:value="0.00000004359716854196" calcext:value-type="float">
            <text:p>4.35971685419645E-08</text:p>
          </table:table-cell>
          <table:table-cell table:formula="of:=([.AW9]*[.AW$2]+[.AW8]*[.AW$2])/[.AX$2]" office:value-type="float" office:value="0.00000002484024719251" calcext:value-type="float">
            <text:p>2.48402471925147E-08</text:p>
          </table:table-cell>
          <table:table-cell table:formula="of:=([.AX9]*[.AX$2]+[.AX8]*[.AX$2])/[.AY$2]" office:value-type="float" office:value="0.00000001411377681393" calcext:value-type="float">
            <text:p>1.41137768139288E-08</text:p>
          </table:table-cell>
          <table:table-cell table:formula="of:=([.AY9]*[.AY$2]+[.AY8]*[.AY$2])/[.AZ$2]" office:value-type="float" office:value="0.00000000799780686123" calcext:value-type="float">
            <text:p>7.99780686122631E-09</text:p>
          </table:table-cell>
          <table:table-cell table:formula="of:=([.AZ9]*[.AZ$2]+[.AZ8]*[.AZ$2])/[.BA$2]" office:value-type="float" office:value="0.00000000452049953026" calcext:value-type="float">
            <text:p>4.52049953025835E-09</text:p>
          </table:table-cell>
          <table:table-cell table:formula="of:=([.BA9]*[.BA$2]+[.BA8]*[.BA$2])/[.BB$2]" office:value-type="float" office:value="0.00000000254879228834" calcext:value-type="float">
            <text:p>2.54879228833715E-09</text:p>
          </table:table-cell>
          <table:table-cell table:formula="of:=([.BB9]*[.BB$2]+[.BB8]*[.BB$2])/[.BC$2]" office:value-type="float" office:value="0.00000000143369566219" calcext:value-type="float">
            <text:p>1.43369566218965E-09</text:p>
          </table:table-cell>
          <table:table-cell table:formula="of:=([.BC9]*[.BC$2]+[.BC8]*[.BC$2])/[.BD$2]" office:value-type="float" office:value="0.00000000080462511654" calcext:value-type="float">
            <text:p>8.04625116535007E-10</text:p>
          </table:table-cell>
          <table:table-cell table:formula="of:=([.BD9]*[.BD$2]+[.BD8]*[.BD$2])/[.BE$2]" office:value-type="float" office:value="0.00000000045059006526" calcext:value-type="float">
            <text:p>4.50590065259604E-10</text:p>
          </table:table-cell>
          <table:table-cell table:formula="of:=([.BE9]*[.BE$2]+[.BE8]*[.BE$2])/[.BF$2]" office:value-type="float" office:value="0.00000000025180033059" calcext:value-type="float">
            <text:p>2.51800330586249E-10</text:p>
          </table:table-cell>
          <table:table-cell table:formula="of:=([.BF9]*[.BF$2]+[.BF8]*[.BF$2])/[.BG$2]" office:value-type="float" office:value="0.00000000014042710744" calcext:value-type="float">
            <text:p>1.40427107442331E-10</text:p>
          </table:table-cell>
          <table:table-cell table:formula="of:=([.BG9]*[.BG$2]+[.BG8]*[.BG$2])/[.BH$2]" office:value-type="float" office:value="0.00000000007816225792" calcext:value-type="float">
            <text:p>7.81622579160146E-11</text:p>
          </table:table-cell>
          <table:table-cell table:formula="of:=([.BH9]*[.BH$2]+[.BH8]*[.BH$2])/[.BI$2]" office:value-type="float" office:value="0.00000000004342347662" calcext:value-type="float">
            <text:p>4.34234766200081E-11</text:p>
          </table:table-cell>
          <table:table-cell table:formula="of:=([.BI9]*[.BI$2]+[.BI8]*[.BI$2])/[.BJ$2]" office:value-type="float" office:value="0.00000000002408029158" calcext:value-type="float">
            <text:p>2.40802915801863E-11</text:p>
          </table:table-cell>
          <table:table-cell table:formula="of:=([.BJ9]*[.BJ$2]+[.BJ8]*[.BJ$2])/[.BK$2]" office:value-type="float" office:value="0.00000000001333016141" calcext:value-type="float">
            <text:p>1.33301614104603E-11</text:p>
          </table:table-cell>
          <table:table-cell table:formula="of:=([.BK9]*[.BK$2]+[.BK8]*[.BK$2])/[.BL$2]" office:value-type="float" office:value="0.00000000000736666815" calcext:value-type="float">
            <text:p>7.36666814788595E-12</text:p>
          </table:table-cell>
          <table:table-cell table:formula="of:=([.BL9]*[.BL$2]+[.BL8]*[.BL$2])/[.BM$2]" office:value-type="float" office:value="0.00000000000406436863" calcext:value-type="float">
            <text:p>4.06436863331638E-12</text:p>
          </table:table-cell>
          <table:table-cell table:formula="of:=([.BM9]*[.BM$2]+[.BM8]*[.BM$2])/[.BN$2]" office:value-type="float" office:value="0.00000000000223884713" calcext:value-type="float">
            <text:p>2.23884712852174E-12</text:p>
          </table:table-cell>
          <table:table-cell table:formula="of:=([.BN9]*[.BN$2]+[.BN8]*[.BN$2])/[.BO$2]" office:value-type="float" office:value="0.00000000000123136592" calcext:value-type="float">
            <text:p>1.23136592068696E-12</text:p>
          </table:table-cell>
          <table:table-cell table:formula="of:=([.BO9]*[.BO$2]+[.BO8]*[.BO$2])/[.BP$2]" office:value-type="float" office:value="0.00000000000067624194" calcext:value-type="float">
            <text:p>6.76241940049394E-13</text:p>
          </table:table-cell>
          <table:table-cell table:formula="of:=([.BP9]*[.BP$2]+[.BP8]*[.BP$2])/[.BQ$2]" office:value-type="float" office:value="0.00000000000037084235" calcext:value-type="float">
            <text:p>3.70842354220635E-13</text:p>
          </table:table-cell>
          <table:table-cell table:formula="of:=([.BQ9]*[.BQ$2]+[.BQ8]*[.BQ$2])/[.BR$2]" office:value-type="float" office:value="0.00000000000020308034" calcext:value-type="float">
            <text:p>2.0308033683511E-13</text:p>
          </table:table-cell>
          <table:table-cell table:formula="of:=([.BR9]*[.BR$2]+[.BR8]*[.BR$2])/[.BS$2]" office:value-type="float" office:value="0.00000000000011105956" calcext:value-type="float">
            <text:p>1.11059559206701E-13</text:p>
          </table:table-cell>
          <table:table-cell table:formula="of:=([.BS9]*[.BS$2]+[.BS8]*[.BS$2])/[.BT$2]" office:value-type="float" office:value="0.00000000000006065561" calcext:value-type="float">
            <text:p>6.06556054128904E-14</text:p>
          </table:table-cell>
          <table:table-cell table:formula="of:=([.BT9]*[.BT$2]+[.BT8]*[.BT$2])/[.BU$2]" office:value-type="float" office:value="0.00000000000003308488" calcext:value-type="float">
            <text:p>3.30848756797584E-14</text:p>
          </table:table-cell>
          <table:table-cell table:formula="of:=([.BU9]*[.BU$2]+[.BU8]*[.BU$2])/[.BV$2]" office:value-type="float" office:value="0.00000000000001802385" calcext:value-type="float">
            <text:p>1.8023850183749E-14</text:p>
          </table:table-cell>
          <table:table-cell table:formula="of:=([.BV9]*[.BV$2]+[.BV8]*[.BV$2])/[.BW$2]" office:value-type="float" office:value="9.80709495292223E-015" calcext:value-type="float">
            <text:p>9.80709495292223E-15</text:p>
          </table:table-cell>
          <table:table-cell table:formula="of:=([.BW9]*[.BW$2]+[.BW8]*[.BW$2])/[.BX$2]" office:value-type="float" office:value="5.32994290919686E-015" calcext:value-type="float">
            <text:p>5.32994290919686E-15</text:p>
          </table:table-cell>
          <table:table-cell table:formula="of:=([.BX9]*[.BX$2]+[.BX8]*[.BX$2])/[.BY$2]" office:value-type="float" office:value="2.8933975792783E-015" calcext:value-type="float">
            <text:p>2.8933975792783E-15</text:p>
          </table:table-cell>
          <table:table-cell table:formula="of:=([.BY9]*[.BY$2]+[.BY8]*[.BY$2])/[.BZ$2]" office:value-type="float" office:value="1.5689550253833E-015" calcext:value-type="float">
            <text:p>1.5689550253833E-15</text:p>
          </table:table-cell>
          <table:table-cell table:formula="of:=([.BZ9]*[.BZ$2]+[.BZ8]*[.BZ$2])/[.CA$2]" office:value-type="float" office:value="8.49850638749289E-016" calcext:value-type="float">
            <text:p>8.49850638749289E-16</text:p>
          </table:table-cell>
          <table:table-cell table:formula="of:=([.CA9]*[.CA$2]+[.CA8]*[.CA$2])/[.CB$2]" office:value-type="float" office:value="4.59850688090369E-016" calcext:value-type="float">
            <text:p>4.59850688090369E-16</text:p>
          </table:table-cell>
          <table:table-cell table:formula="of:=([.CB9]*[.CB$2]+[.CB8]*[.CB$2])/[.CC$2]" office:value-type="float" office:value="2.48567939508307E-016" calcext:value-type="float">
            <text:p>2.48567939508307E-16</text:p>
          </table:table-cell>
          <table:table-cell table:formula="of:=([.CC9]*[.CC$2]+[.CC8]*[.CC$2])/[.CD$2]" office:value-type="float" office:value="1.34226687334486E-016" calcext:value-type="float">
            <text:p>1.34226687334486E-16</text:p>
          </table:table-cell>
          <table:table-cell table:formula="of:=([.CD9]*[.CD$2]+[.CD8]*[.CD$2])/[.CE$2]" office:value-type="float" office:value="7.24117655357095E-017" calcext:value-type="float">
            <text:p>7.24117655357095E-17</text:p>
          </table:table-cell>
          <table:table-cell table:formula="of:=([.CE9]*[.CE$2]+[.CE8]*[.CE$2])/[.CF$2]" office:value-type="float" office:value="3.90271203861292E-017" calcext:value-type="float">
            <text:p>3.90271203861292E-17</text:p>
          </table:table-cell>
          <table:table-cell table:formula="of:=([.CF9]*[.CF$2]+[.CF8]*[.CF$2])/[.CG$2]" office:value-type="float" office:value="2.10146032848388E-017" calcext:value-type="float">
            <text:p>2.10146032848388E-17</text:p>
          </table:table-cell>
          <table:table-cell table:formula="of:=([.CG9]*[.CG$2]+[.CG8]*[.CG$2])/[.CH$2]" office:value-type="float" office:value="1.13053245519702E-017" calcext:value-type="float">
            <text:p>1.13053245519702E-17</text:p>
          </table:table-cell>
          <table:table-cell table:formula="of:=([.CH9]*[.CH$2]+[.CH8]*[.CH$2])/[.CI$2]" office:value-type="float" office:value="6.076611946684E-018" calcext:value-type="float">
            <text:p>6.076611946684E-18</text:p>
          </table:table-cell>
          <table:table-cell table:formula="of:=([.CI9]*[.CI$2]+[.CI8]*[.CI$2])/[.CJ$2]" office:value-type="float" office:value="3.26336567507104E-018" calcext:value-type="float">
            <text:p>3.26336567507104E-18</text:p>
          </table:table-cell>
          <table:table-cell table:formula="of:=([.CJ9]*[.CJ$2]+[.CJ8]*[.CJ$2])/[.CK$2]" office:value-type="float" office:value="1.75107426467226E-018" calcext:value-type="float">
            <text:p>1.75107426467226E-18</text:p>
          </table:table-cell>
          <table:table-cell table:formula="of:=([.CK9]*[.CK$2]+[.CK8]*[.CK$2])/[.CL$2]" office:value-type="float" office:value="9.388289732279E-019" calcext:value-type="float">
            <text:p>9.388289732279E-19</text:p>
          </table:table-cell>
          <table:table-cell table:formula="of:=([.CL9]*[.CL$2]+[.CL8]*[.CL$2])/[.CM$2]" office:value-type="float" office:value="5.02944092800661E-019" calcext:value-type="float">
            <text:p>5.02944092800661E-19</text:p>
          </table:table-cell>
          <table:table-cell table:formula="of:=([.CM9]*[.CM$2]+[.CM8]*[.CM$2])/[.CN$2]" office:value-type="float" office:value="2.6922301438153E-019" calcext:value-type="float">
            <text:p>2.6922301438153E-19</text:p>
          </table:table-cell>
          <table:table-cell table:formula="of:=([.CN9]*[.CN$2]+[.CN8]*[.CN$2])/[.CO$2]" office:value-type="float" office:value="1.44003007692446E-019" calcext:value-type="float">
            <text:p>1.44003007692446E-19</text:p>
          </table:table-cell>
          <table:table-cell table:formula="of:=([.CO9]*[.CO$2]+[.CO8]*[.CO$2])/[.CP$2]" office:value-type="float" office:value="7.69671248011351E-020" calcext:value-type="float">
            <text:p>7.69671248011351E-20</text:p>
          </table:table-cell>
          <table:table-cell table:formula="of:=([.CP9]*[.CP$2]+[.CP8]*[.CP$2])/[.CQ$2]" office:value-type="float" office:value="4.11074416551517E-020" calcext:value-type="float">
            <text:p>4.11074416551517E-20</text:p>
          </table:table-cell>
          <table:table-cell table:formula="of:=([.CQ9]*[.CQ$2]+[.CQ8]*[.CQ$2])/[.CR$2]" office:value-type="float" office:value="2.19393649283113E-020" calcext:value-type="float">
            <text:p>2.19393649283113E-20</text:p>
          </table:table-cell>
          <table:table-cell table:formula="of:=([.CR9]*[.CR$2]+[.CR8]*[.CR$2])/[.CS$2]" office:value-type="float" office:value="1.17009946284327E-020" calcext:value-type="float">
            <text:p>1.17009946284327E-20</text:p>
          </table:table-cell>
          <table:table-cell table:number-columns-repeated="16287"/>
        </table:table-row>
        <table:table-row table:style-name="ro1">
          <table:table-cell/>
          <table:table-cell table:formula="of:=([.A10]*[.A$2]+[.A9]*[.A$2])/[.B$2]" office:value-type="float" office:value="0" calcext:value-type="float">
            <text:p>0</text:p>
          </table:table-cell>
          <table:table-cell table:formula="of:=([.B10]*[.B$2]+[.B9]*[.B$2])/[.C$2]" office:value-type="float" office:value="0" calcext:value-type="float">
            <text:p>0</text:p>
          </table:table-cell>
          <table:table-cell table:formula="of:=([.C10]*[.C$2]+[.C9]*[.C$2])/[.D$2]" office:value-type="float" office:value="0" calcext:value-type="float">
            <text:p>0</text:p>
          </table:table-cell>
          <table:table-cell table:formula="of:=([.D10]*[.D$2]+[.D9]*[.D$2])/[.E$2]" office:value-type="float" office:value="0" calcext:value-type="float">
            <text:p>0</text:p>
          </table:table-cell>
          <table:table-cell table:formula="of:=([.E10]*[.E$2]+[.E9]*[.E$2])/[.F$2]" office:value-type="float" office:value="0" calcext:value-type="float">
            <text:p>0</text:p>
          </table:table-cell>
          <table:table-cell table:formula="of:=([.F10]*[.F$2]+[.F9]*[.F$2])/[.G$2]" office:value-type="float" office:value="0" calcext:value-type="float">
            <text:p>0</text:p>
          </table:table-cell>
          <table:table-cell table:formula="of:=([.G10]*[.G$2]+[.G9]*[.G$2])/[.H$2]" office:value-type="float" office:value="0.0078125" calcext:value-type="float">
            <text:p>0.0078125</text:p>
          </table:table-cell>
          <table:table-cell table:formula="of:=([.H10]*[.H$2]+[.H9]*[.H$2])/[.I$2]" office:value-type="float" office:value="0.03125" calcext:value-type="float">
            <text:p>0.03125</text:p>
          </table:table-cell>
          <table:table-cell table:formula="of:=([.I10]*[.I$2]+[.I9]*[.I$2])/[.J$2]" office:value-type="float" office:value="0.0703125" calcext:value-type="float">
            <text:p>0.0703125</text:p>
          </table:table-cell>
          <table:table-cell table:formula="of:=([.J10]*[.J$2]+[.J9]*[.J$2])/[.K$2]" office:value-type="float" office:value="0.1171875" calcext:value-type="float">
            <text:p>0.1171875</text:p>
          </table:table-cell>
          <table:table-cell table:formula="of:=([.K10]*[.K$2]+[.K9]*[.K$2])/[.L$2]" office:value-type="float" office:value="0.1611328125" calcext:value-type="float">
            <text:p>0.1611328125</text:p>
          </table:table-cell>
          <table:table-cell table:formula="of:=([.L10]*[.L$2]+[.L9]*[.L$2])/[.M$2]" office:value-type="float" office:value="0.193359375" calcext:value-type="float">
            <text:p>0.193359375</text:p>
          </table:table-cell>
          <table:table-cell table:formula="of:=([.M10]*[.M$2]+[.M9]*[.M$2])/[.N$2]" office:value-type="float" office:value="0.20947265625" calcext:value-type="float">
            <text:p>0.20947265625</text:p>
          </table:table-cell>
          <table:table-cell table:formula="of:=([.N10]*[.N$2]+[.N9]*[.N$2])/[.O$2]" office:value-type="float" office:value="0.20947265625" calcext:value-type="float">
            <text:p>0.20947265625</text:p>
          </table:table-cell>
          <table:table-cell table:formula="of:=([.O10]*[.O$2]+[.O9]*[.O$2])/[.P$2]" office:value-type="float" office:value="0.196380615234375" calcext:value-type="float">
            <text:p>0.196380615234375</text:p>
          </table:table-cell>
          <table:table-cell table:formula="of:=([.P10]*[.P$2]+[.P9]*[.P$2])/[.Q$2]" office:value-type="float" office:value="0.174560546875" calcext:value-type="float">
            <text:p>0.174560546875</text:p>
          </table:table-cell>
          <table:table-cell table:formula="of:=([.Q10]*[.Q$2]+[.Q9]*[.Q$2])/[.R$2]" office:value-type="float" office:value="0.14837646484375" calcext:value-type="float">
            <text:p>0.14837646484375</text:p>
          </table:table-cell>
          <table:table-cell table:formula="of:=([.R10]*[.R$2]+[.R9]*[.R$2])/[.S$2]" office:value-type="float" office:value="0.12139892578125" calcext:value-type="float">
            <text:p>0.12139892578125</text:p>
          </table:table-cell>
          <table:table-cell table:formula="of:=([.S10]*[.S$2]+[.S9]*[.S$2])/[.T$2]" office:value-type="float" office:value="0.0961074829101563" calcext:value-type="float">
            <text:p>0.0961074829101563</text:p>
          </table:table-cell>
          <table:table-cell table:formula="of:=([.T10]*[.T$2]+[.T9]*[.T$2])/[.U$2]" office:value-type="float" office:value="0.0739288330078125" calcext:value-type="float">
            <text:p>0.0739288330078125</text:p>
          </table:table-cell>
          <table:table-cell table:formula="of:=([.U10]*[.U$2]+[.U9]*[.U$2])/[.V$2]" office:value-type="float" office:value="0.0554466247558594" calcext:value-type="float">
            <text:p>0.0554466247558594</text:p>
          </table:table-cell>
          <table:table-cell table:formula="of:=([.V10]*[.V$2]+[.V9]*[.V$2])/[.W$2]" office:value-type="float" office:value="0.0406608581542969" calcext:value-type="float">
            <text:p>0.0406608581542969</text:p>
          </table:table-cell>
          <table:table-cell table:formula="of:=([.W10]*[.W$2]+[.W9]*[.W$2])/[.X$2]" office:value-type="float" office:value="0.0292249917984009" calcext:value-type="float">
            <text:p>0.0292249917984009</text:p>
          </table:table-cell>
          <table:table-cell table:formula="of:=([.X10]*[.X$2]+[.X9]*[.X$2])/[.Y$2]" office:value-type="float" office:value="0.0206294059753418" calcext:value-type="float">
            <text:p>0.0206294059753418</text:p>
          </table:table-cell>
          <table:table-cell table:formula="of:=([.Y10]*[.Y$2]+[.Y9]*[.Y$2])/[.Z$2]" office:value-type="float" office:value="0.0143259763717651" calcext:value-type="float">
            <text:p>0.0143259763717651</text:p>
          </table:table-cell>
          <table:table-cell table:formula="of:=([.Z10]*[.Z$2]+[.Z9]*[.Z$2])/[.AA$2]" office:value-type="float" office:value="0.00980198383331299" calcext:value-type="float">
            <text:p>0.00980198383331299</text:p>
          </table:table-cell>
          <table:table-cell table:formula="of:=([.AA10]*[.AA$2]+[.AA9]*[.AA$2])/[.AB$2]" office:value-type="float" office:value="0.00661633908748627" calcext:value-type="float">
            <text:p>0.00661633908748627</text:p>
          </table:table-cell>
          <table:table-cell table:formula="of:=([.AB10]*[.AB$2]+[.AB9]*[.AB$2])/[.AC$2]" office:value-type="float" office:value="0.00441089272499085" calcext:value-type="float">
            <text:p>0.00441089272499085</text:p>
          </table:table-cell>
          <table:table-cell table:formula="of:=([.AC10]*[.AC$2]+[.AC9]*[.AC$2])/[.AD$2]" office:value-type="float" office:value="0.00290717929601669" calcext:value-type="float">
            <text:p>0.00290717929601669</text:p>
          </table:table-cell>
          <table:table-cell table:formula="of:=([.AD10]*[.AD$2]+[.AD9]*[.AD$2])/[.AE$2]" office:value-type="float" office:value="0.00189598649740219" calcext:value-type="float">
            <text:p>0.00189598649740219</text:p>
          </table:table-cell>
          <table:table-cell table:formula="of:=([.AE10]*[.AE$2]+[.AE9]*[.AE$2])/[.AF$2]" office:value-type="float" office:value="0.00122449127957225" calcext:value-type="float">
            <text:p>0.00122449127957225</text:p>
          </table:table-cell>
          <table:table-cell table:formula="of:=([.AF10]*[.AF$2]+[.AF9]*[.AF$2])/[.AG$2]" office:value-type="float" office:value="0.000783674418926239" calcext:value-type="float">
            <text:p>0.000783674418926239</text:p>
          </table:table-cell>
          <table:table-cell table:formula="of:=([.AG10]*[.AG$2]+[.AG9]*[.AG$2])/[.AH$2]" office:value-type="float" office:value="0.000497331842780113" calcext:value-type="float">
            <text:p>0.000497331842780113</text:p>
          </table:table-cell>
          <table:table-cell table:formula="of:=([.AH10]*[.AH$2]+[.AH9]*[.AH$2])/[.AI$2]" office:value-type="float" office:value="0.000313134863972664" calcext:value-type="float">
            <text:p>0.000313134863972664</text:p>
          </table:table-cell>
          <table:table-cell table:formula="of:=([.AI10]*[.AI$2]+[.AI9]*[.AI$2])/[.AJ$2]" office:value-type="float" office:value="0.000195709289982915" calcext:value-type="float">
            <text:p>0.000195709289982915</text:p>
          </table:table-cell>
          <table:table-cell table:formula="of:=([.AJ10]*[.AJ$2]+[.AJ9]*[.AJ$2])/[.AK$2]" office:value-type="float" office:value="0.000121474731713533" calcext:value-type="float">
            <text:p>0.000121474731713533</text:p>
          </table:table-cell>
          <table:table-cell table:formula="of:=([.AK10]*[.AK$2]+[.AK9]*[.AK$2])/[.AL$2]" office:value-type="float" office:value="0.0000749094178900123" calcext:value-type="float">
            <text:p>7.49094178900123E-05</text:p>
          </table:table-cell>
          <table:table-cell table:formula="of:=([.AL10]*[.AL$2]+[.AL9]*[.AL$2])/[.AM$2]" office:value-type="float" office:value="0.000045912223868072" calcext:value-type="float">
            <text:p>4.5912223868072E-05</text:p>
          </table:table-cell>
          <table:table-cell table:formula="of:=([.AM10]*[.AM$2]+[.AM9]*[.AM$2])/[.AN$2]" office:value-type="float" office:value="0.0000279777614196064" calcext:value-type="float">
            <text:p>2.79777614196064E-05</text:p>
          </table:table-cell>
          <table:table-cell table:formula="of:=([.AN10]*[.AN$2]+[.AN9]*[.AN$2])/[.AO$2]" office:value-type="float" office:value="0.0000169562190421857" calcext:value-type="float">
            <text:p>1.69562190421857E-05</text:p>
          </table:table-cell>
          <table:table-cell table:formula="of:=([.AO10]*[.AO$2]+[.AO9]*[.AO$2])/[.AP$2]" office:value-type="float" office:value="0.0000102236026577884" calcext:value-type="float">
            <text:p>1.02236026577884E-05</text:p>
          </table:table-cell>
          <table:table-cell table:formula="of:=([.AP10]*[.AP$2]+[.AP9]*[.AP$2])/[.AQ$2]" office:value-type="float" office:value="0.00000613416159467306" calcext:value-type="float">
            <text:p>6.13416159467306E-06</text:p>
          </table:table-cell>
          <table:table-cell table:formula="of:=([.AQ10]*[.AQ$2]+[.AQ9]*[.AQ$2])/[.AR$2]" office:value-type="float" office:value="0.00000366345761904086" calcext:value-type="float">
            <text:p>3.66345761904086E-06</text:p>
          </table:table-cell>
          <table:table-cell table:formula="of:=([.AR10]*[.AR$2]+[.AR9]*[.AR$2])/[.AS$2]" office:value-type="float" office:value="0.00000217827209780808" calcext:value-type="float">
            <text:p>2.17827209780808E-06</text:p>
          </table:table-cell>
          <table:table-cell table:formula="of:=([.AS10]*[.AS$2]+[.AS9]*[.AS$2])/[.AT$2]" office:value-type="float" office:value="0.00000128976637370215" calcext:value-type="float">
            <text:p>1.28976637370215E-06</text:p>
          </table:table-cell>
          <table:table-cell table:formula="of:=([.AT10]*[.AT$2]+[.AT9]*[.AT$2])/[.AU$2]" office:value-type="float" office:value="0.00000076063145115768" calcext:value-type="float">
            <text:p>7.60631451157678E-07</text:p>
          </table:table-cell>
          <table:table-cell table:formula="of:=([.AU10]*[.AU$2]+[.AU9]*[.AU$2])/[.AV$2]" office:value-type="float" office:value="0.00000044687097755514" calcext:value-type="float">
            <text:p>4.46870977555136E-07</text:p>
          </table:table-cell>
          <table:table-cell table:formula="of:=([.AV10]*[.AV$2]+[.AV9]*[.AV$2])/[.AW$2]" office:value-type="float" office:value="0.00000026158301125179" calcext:value-type="float">
            <text:p>2.61583011251787E-07</text:p>
          </table:table-cell>
          <table:table-cell table:formula="of:=([.AW10]*[.AW$2]+[.AW9]*[.AW$2])/[.AX$2]" office:value-type="float" office:value="0.00000015259008989688" calcext:value-type="float">
            <text:p>1.52590089896876E-07</text:p>
          </table:table-cell>
          <table:table-cell table:formula="of:=([.AX10]*[.AX$2]+[.AX9]*[.AX$2])/[.AY$2]" office:value-type="float" office:value="0.0000000887151685447" calcext:value-type="float">
            <text:p>8.87151685446952E-08</text:p>
          </table:table-cell>
          <table:table-cell table:formula="of:=([.AY10]*[.AY$2]+[.AY9]*[.AY$2])/[.AZ$2]" office:value-type="float" office:value="0.00000005141447267931" calcext:value-type="float">
            <text:p>5.1414472679312E-08</text:p>
          </table:table-cell>
          <table:table-cell table:formula="of:=([.AZ10]*[.AZ$2]+[.AZ9]*[.AZ$2])/[.BA$2]" office:value-type="float" office:value="0.00000002970613977027" calcext:value-type="float">
            <text:p>2.97061397702691E-08</text:p>
          </table:table-cell>
          <table:table-cell table:formula="of:=([.BA10]*[.BA$2]+[.BA9]*[.BA$2])/[.BB$2]" office:value-type="float" office:value="0.00000001711331965026" calcext:value-type="float">
            <text:p>1.71133196502637E-08</text:p>
          </table:table-cell>
          <table:table-cell table:formula="of:=([.BB10]*[.BB$2]+[.BB9]*[.BB$2])/[.BC$2]" office:value-type="float" office:value="0.0000000098310559693" calcext:value-type="float">
            <text:p>9.83105596930045E-09</text:p>
          </table:table-cell>
          <table:table-cell table:formula="of:=([.BC10]*[.BC$2]+[.BC9]*[.BC$2])/[.BD$2]" office:value-type="float" office:value="0.00000000563237581575" calcext:value-type="float">
            <text:p>5.63237581574505E-09</text:p>
          </table:table-cell>
          <table:table-cell table:formula="of:=([.BD10]*[.BD$2]+[.BD9]*[.BD$2])/[.BE$2]" office:value-type="float" office:value="0.00000000321850046614" calcext:value-type="float">
            <text:p>3.21850046614003E-09</text:p>
          </table:table-cell>
          <table:table-cell table:formula="of:=([.BE10]*[.BE$2]+[.BE9]*[.BE$2])/[.BF$2]" office:value-type="float" office:value="0.0000000018345452657" calcext:value-type="float">
            <text:p>1.83454526569982E-09</text:p>
          </table:table-cell>
          <table:table-cell table:formula="of:=([.BF10]*[.BF$2]+[.BF9]*[.BF$2])/[.BG$2]" office:value-type="float" office:value="0.00000000104317279814" calcext:value-type="float">
            <text:p>1.04317279814303E-09</text:p>
          </table:table-cell>
          <table:table-cell table:formula="of:=([.BG10]*[.BG$2]+[.BG9]*[.BG$2])/[.BH$2]" office:value-type="float" office:value="0.00000000059179995279" calcext:value-type="float">
            <text:p>5.91799952792682E-10</text:p>
          </table:table-cell>
          <table:table-cell table:formula="of:=([.BH10]*[.BH$2]+[.BH9]*[.BH$2])/[.BI$2]" office:value-type="float" office:value="0.00000000033498110535" calcext:value-type="float">
            <text:p>3.34981105354348E-10</text:p>
          </table:table-cell>
          <table:table-cell table:formula="of:=([.BI10]*[.BI$2]+[.BI9]*[.BI$2])/[.BJ$2]" office:value-type="float" office:value="0.00000000018920229099" calcext:value-type="float">
            <text:p>1.89202290987178E-10</text:p>
          </table:table-cell>
          <table:table-cell table:formula="of:=([.BJ10]*[.BJ$2]+[.BJ9]*[.BJ$2])/[.BK$2]" office:value-type="float" office:value="0.00000000010664129128" calcext:value-type="float">
            <text:p>1.06641291283682E-10</text:p>
          </table:table-cell>
          <table:table-cell table:formula="of:=([.BK10]*[.BK$2]+[.BK9]*[.BK$2])/[.BL$2]" office:value-type="float" office:value="0.00000000005998572635" calcext:value-type="float">
            <text:p>5.99857263470713E-11</text:p>
          </table:table-cell>
          <table:table-cell table:formula="of:=([.BL10]*[.BL$2]+[.BL9]*[.BL$2])/[.BM$2]" office:value-type="float" office:value="0.00000000003367619725" calcext:value-type="float">
            <text:p>3.36761972474786E-11</text:p>
          </table:table-cell>
          <table:table-cell table:formula="of:=([.BM10]*[.BM$2]+[.BM9]*[.BM$2])/[.BN$2]" office:value-type="float" office:value="0.00000000001887028294" calcext:value-type="float">
            <text:p>1.88702829403975E-11</text:p>
          </table:table-cell>
          <table:table-cell table:formula="of:=([.BN10]*[.BN$2]+[.BN9]*[.BN$2])/[.BO$2]" office:value-type="float" office:value="0.00000000001055456503" calcext:value-type="float">
            <text:p>1.05545650344596E-11</text:p>
          </table:table-cell>
          <table:table-cell table:formula="of:=([.BO10]*[.BO$2]+[.BO9]*[.BO$2])/[.BP$2]" office:value-type="float" office:value="0.00000000000589296548" calcext:value-type="float">
            <text:p>5.89296547757329E-12</text:p>
          </table:table-cell>
          <table:table-cell table:formula="of:=([.BP10]*[.BP$2]+[.BP9]*[.BP$2])/[.BQ$2]" office:value-type="float" office:value="0.00000000000328460371" calcext:value-type="float">
            <text:p>3.28460370881134E-12</text:p>
          </table:table-cell>
          <table:table-cell table:formula="of:=([.BQ10]*[.BQ$2]+[.BQ9]*[.BQ$2])/[.BR$2]" office:value-type="float" office:value="0.00000000000182772303" calcext:value-type="float">
            <text:p>1.82772303151599E-12</text:p>
          </table:table-cell>
          <table:table-cell table:formula="of:=([.BR10]*[.BR$2]+[.BR9]*[.BR$2])/[.BS$2]" office:value-type="float" office:value="0.00000000000101540168" calcext:value-type="float">
            <text:p>1.01540168417555E-12</text:p>
          </table:table-cell>
          <table:table-cell table:formula="of:=([.BS10]*[.BS$2]+[.BS9]*[.BS$2])/[.BT$2]" office:value-type="float" office:value="0.00000000000056323062" calcext:value-type="float">
            <text:p>5.63230621691125E-13</text:p>
          </table:table-cell>
          <table:table-cell table:formula="of:=([.BT10]*[.BT$2]+[.BT9]*[.BT$2])/[.BU$2]" office:value-type="float" office:value="0.00000000000031194311" calcext:value-type="float">
            <text:p>3.11943113552008E-13</text:p>
          </table:table-cell>
          <table:table-cell table:formula="of:=([.BU10]*[.BU$2]+[.BU9]*[.BU$2])/[.BV$2]" office:value-type="float" office:value="0.00000000000017251399" calcext:value-type="float">
            <text:p>1.72513994615883E-13</text:p>
          </table:table-cell>
          <table:table-cell table:formula="of:=([.BV10]*[.BV$2]+[.BV9]*[.BV$2])/[.BW$2]" office:value-type="float" office:value="0.00000000000009526892" calcext:value-type="float">
            <text:p>9.5268922399816E-14</text:p>
          </table:table-cell>
          <table:table-cell table:formula="of:=([.BW10]*[.BW$2]+[.BW9]*[.BW$2])/[.BX$2]" office:value-type="float" office:value="0.00000000000005253801" calcext:value-type="float">
            <text:p>5.25380086763691E-14</text:p>
          </table:table-cell>
          <table:table-cell table:formula="of:=([.BX10]*[.BX$2]+[.BX9]*[.BX$2])/[.BY$2]" office:value-type="float" office:value="0.00000000000002893398" calcext:value-type="float">
            <text:p>2.8933975792783E-14</text:p>
          </table:table-cell>
          <table:table-cell table:formula="of:=([.BY10]*[.BY$2]+[.BY9]*[.BY$2])/[.BZ$2]" office:value-type="float" office:value="0.00000000000001591369" calcext:value-type="float">
            <text:p>1.59136866860306E-14</text:p>
          </table:table-cell>
          <table:table-cell table:formula="of:=([.BZ10]*[.BZ$2]+[.BZ9]*[.BZ$2])/[.CA$2]" office:value-type="float" office:value="8.74132085570697E-015" calcext:value-type="float">
            <text:p>8.74132085570697E-15</text:p>
          </table:table-cell>
          <table:table-cell table:formula="of:=([.CA10]*[.CA$2]+[.CA9]*[.CA$2])/[.CB$2]" office:value-type="float" office:value="4.79558574722813E-015" calcext:value-type="float">
            <text:p>4.79558574722813E-15</text:p>
          </table:table-cell>
          <table:table-cell table:formula="of:=([.CB10]*[.CB$2]+[.CB9]*[.CB$2])/[.CC$2]" office:value-type="float" office:value="2.62771821765925E-015" calcext:value-type="float">
            <text:p>2.62771821765925E-15</text:p>
          </table:table-cell>
          <table:table-cell table:formula="of:=([.CC10]*[.CC$2]+[.CC9]*[.CC$2])/[.CD$2]" office:value-type="float" office:value="1.43814307858378E-015" calcext:value-type="float">
            <text:p>1.43814307858378E-15</text:p>
          </table:table-cell>
          <table:table-cell table:formula="of:=([.CD10]*[.CD$2]+[.CD9]*[.CD$2])/[.CE$2]" office:value-type="float" office:value="7.86184882959132E-016" calcext:value-type="float">
            <text:p>7.86184882959132E-16</text:p>
          </table:table-cell>
          <table:table-cell table:formula="of:=([.CE10]*[.CE$2]+[.CE9]*[.CE$2])/[.CF$2]" office:value-type="float" office:value="4.29298324247421E-016" calcext:value-type="float">
            <text:p>4.29298324247421E-16</text:p>
          </table:table-cell>
          <table:table-cell table:formula="of:=([.CF10]*[.CF$2]+[.CF9]*[.CF$2])/[.CG$2]" office:value-type="float" office:value="2.34162722316775E-016" calcext:value-type="float">
            <text:p>2.34162722316775E-16</text:p>
          </table:table-cell>
          <table:table-cell table:formula="of:=([.CG10]*[.CG$2]+[.CG9]*[.CG$2])/[.CH$2]" office:value-type="float" office:value="1.27588662800807E-016" calcext:value-type="float">
            <text:p>1.27588662800807E-16</text:p>
          </table:table-cell>
          <table:table-cell table:formula="of:=([.CH10]*[.CH$2]+[.CH9]*[.CH$2])/[.CI$2]" office:value-type="float" office:value="6.94469936763886E-017" calcext:value-type="float">
            <text:p>6.94469936763886E-17</text:p>
          </table:table-cell>
          <table:table-cell table:formula="of:=([.CI10]*[.CI$2]+[.CI9]*[.CI$2])/[.CJ$2]" office:value-type="float" office:value="3.77618028115363E-017" calcext:value-type="float">
            <text:p>3.77618028115363E-17</text:p>
          </table:table-cell>
          <table:table-cell table:formula="of:=([.CJ10]*[.CJ$2]+[.CJ9]*[.CJ$2])/[.CK$2]" office:value-type="float" office:value="2.05125842433037E-017" calcext:value-type="float">
            <text:p>2.05125842433037E-17</text:p>
          </table:table-cell>
          <table:table-cell table:formula="of:=([.CK10]*[.CK$2]+[.CK9]*[.CK$2])/[.CL$2]" office:value-type="float" office:value="1.1131829253988E-017" calcext:value-type="float">
            <text:p>1.1131829253988E-17</text:p>
          </table:table-cell>
          <table:table-cell table:formula="of:=([.CL10]*[.CL$2]+[.CL9]*[.CL$2])/[.CM$2]" office:value-type="float" office:value="6.03532911360793E-018" calcext:value-type="float">
            <text:p>6.03532911360793E-18</text:p>
          </table:table-cell>
          <table:table-cell table:formula="of:=([.CM10]*[.CM$2]+[.CM9]*[.CM$2])/[.CN$2]" office:value-type="float" office:value="3.2691366032043E-018" calcext:value-type="float">
            <text:p>3.2691366032043E-18</text:p>
          </table:table-cell>
          <table:table-cell table:formula="of:=([.CN10]*[.CN$2]+[.CN9]*[.CN$2])/[.CO$2]" office:value-type="float" office:value="1.76917980879291E-018" calcext:value-type="float">
            <text:p>1.76917980879291E-18</text:p>
          </table:table-cell>
          <table:table-cell table:formula="of:=([.CO10]*[.CO$2]+[.CO9]*[.CO$2])/[.CP$2]" office:value-type="float" office:value="9.5659140824268E-019" calcext:value-type="float">
            <text:p>9.5659140824268E-19</text:p>
          </table:table-cell>
          <table:table-cell table:formula="of:=([.CP10]*[.CP$2]+[.CP9]*[.CP$2])/[.CQ$2]" office:value-type="float" office:value="5.16779266521907E-019" calcext:value-type="float">
            <text:p>5.16779266521907E-19</text:p>
          </table:table-cell>
          <table:table-cell table:formula="of:=([.CQ10]*[.CQ$2]+[.CQ9]*[.CQ$2])/[.CR$2]" office:value-type="float" office:value="2.7894335408853E-019" calcext:value-type="float">
            <text:p>2.7894335408853E-19</text:p>
          </table:table-cell>
          <table:table-cell table:formula="of:=([.CR10]*[.CR$2]+[.CR9]*[.CR$2])/[.CS$2]" office:value-type="float" office:value="1.5044135950842E-019" calcext:value-type="float">
            <text:p>1.5044135950842E-19</text:p>
          </table:table-cell>
          <table:table-cell table:number-columns-repeated="16287"/>
        </table:table-row>
        <table:table-row table:style-name="ro1">
          <table:table-cell/>
          <table:table-cell table:formula="of:=([.A11]*[.A$2]+[.A10]*[.A$2])/[.B$2]" office:value-type="float" office:value="0" calcext:value-type="float">
            <text:p>0</text:p>
          </table:table-cell>
          <table:table-cell table:formula="of:=([.B11]*[.B$2]+[.B10]*[.B$2])/[.C$2]" office:value-type="float" office:value="0" calcext:value-type="float">
            <text:p>0</text:p>
          </table:table-cell>
          <table:table-cell table:formula="of:=([.C11]*[.C$2]+[.C10]*[.C$2])/[.D$2]" office:value-type="float" office:value="0" calcext:value-type="float">
            <text:p>0</text:p>
          </table:table-cell>
          <table:table-cell table:formula="of:=([.D11]*[.D$2]+[.D10]*[.D$2])/[.E$2]" office:value-type="float" office:value="0" calcext:value-type="float">
            <text:p>0</text:p>
          </table:table-cell>
          <table:table-cell table:formula="of:=([.E11]*[.E$2]+[.E10]*[.E$2])/[.F$2]" office:value-type="float" office:value="0" calcext:value-type="float">
            <text:p>0</text:p>
          </table:table-cell>
          <table:table-cell table:formula="of:=([.F11]*[.F$2]+[.F10]*[.F$2])/[.G$2]" office:value-type="float" office:value="0" calcext:value-type="float">
            <text:p>0</text:p>
          </table:table-cell>
          <table:table-cell table:formula="of:=([.G11]*[.G$2]+[.G10]*[.G$2])/[.H$2]" office:value-type="float" office:value="0" calcext:value-type="float">
            <text:p>0</text:p>
          </table:table-cell>
          <table:table-cell table:formula="of:=([.H11]*[.H$2]+[.H10]*[.H$2])/[.I$2]" office:value-type="float" office:value="0.00390625" calcext:value-type="float">
            <text:p>0.00390625</text:p>
          </table:table-cell>
          <table:table-cell table:formula="of:=([.I11]*[.I$2]+[.I10]*[.I$2])/[.J$2]" office:value-type="float" office:value="0.017578125" calcext:value-type="float">
            <text:p>0.017578125</text:p>
          </table:table-cell>
          <table:table-cell table:formula="of:=([.J11]*[.J$2]+[.J10]*[.J$2])/[.K$2]" office:value-type="float" office:value="0.0439453125" calcext:value-type="float">
            <text:p>0.0439453125</text:p>
          </table:table-cell>
          <table:table-cell table:formula="of:=([.K11]*[.K$2]+[.K10]*[.K$2])/[.L$2]" office:value-type="float" office:value="0.08056640625" calcext:value-type="float">
            <text:p>0.08056640625</text:p>
          </table:table-cell>
          <table:table-cell table:formula="of:=([.L11]*[.L$2]+[.L10]*[.L$2])/[.M$2]" office:value-type="float" office:value="0.120849609375" calcext:value-type="float">
            <text:p>0.120849609375</text:p>
          </table:table-cell>
          <table:table-cell table:formula="of:=([.M11]*[.M$2]+[.M10]*[.M$2])/[.N$2]" office:value-type="float" office:value="0.1571044921875" calcext:value-type="float">
            <text:p>0.1571044921875</text:p>
          </table:table-cell>
          <table:table-cell table:formula="of:=([.N11]*[.N$2]+[.N10]*[.N$2])/[.O$2]" office:value-type="float" office:value="0.18328857421875" calcext:value-type="float">
            <text:p>0.18328857421875</text:p>
          </table:table-cell>
          <table:table-cell table:formula="of:=([.O11]*[.O$2]+[.O10]*[.O$2])/[.P$2]" office:value-type="float" office:value="0.196380615234375" calcext:value-type="float">
            <text:p>0.196380615234375</text:p>
          </table:table-cell>
          <table:table-cell table:formula="of:=([.P11]*[.P$2]+[.P10]*[.P$2])/[.Q$2]" office:value-type="float" office:value="0.196380615234375" calcext:value-type="float">
            <text:p>0.196380615234375</text:p>
          </table:table-cell>
          <table:table-cell table:formula="of:=([.Q11]*[.Q$2]+[.Q10]*[.Q$2])/[.R$2]" office:value-type="float" office:value="0.185470581054688" calcext:value-type="float">
            <text:p>0.185470581054688</text:p>
          </table:table-cell>
          <table:table-cell table:formula="of:=([.R11]*[.R$2]+[.R10]*[.R$2])/[.S$2]" office:value-type="float" office:value="0.166923522949219" calcext:value-type="float">
            <text:p>0.166923522949219</text:p>
          </table:table-cell>
          <table:table-cell table:formula="of:=([.S11]*[.S$2]+[.S10]*[.S$2])/[.T$2]" office:value-type="float" office:value="0.144161224365234" calcext:value-type="float">
            <text:p>0.144161224365234</text:p>
          </table:table-cell>
          <table:table-cell table:formula="of:=([.T11]*[.T$2]+[.T10]*[.T$2])/[.U$2]" office:value-type="float" office:value="0.120134353637695" calcext:value-type="float">
            <text:p>0.120134353637695</text:p>
          </table:table-cell>
          <table:table-cell table:formula="of:=([.U11]*[.U$2]+[.U10]*[.U$2])/[.V$2]" office:value-type="float" office:value="0.0970315933227539" calcext:value-type="float">
            <text:p>0.0970315933227539</text:p>
          </table:table-cell>
          <table:table-cell table:formula="of:=([.V11]*[.V$2]+[.V10]*[.V$2])/[.W$2]" office:value-type="float" office:value="0.0762391090393066" calcext:value-type="float">
            <text:p>0.0762391090393066</text:p>
          </table:table-cell>
          <table:table-cell table:formula="of:=([.W11]*[.W$2]+[.W10]*[.W$2])/[.X$2]" office:value-type="float" office:value="0.0584499835968018" calcext:value-type="float">
            <text:p>0.0584499835968018</text:p>
          </table:table-cell>
          <table:table-cell table:formula="of:=([.X11]*[.X$2]+[.X10]*[.X$2])/[.Y$2]" office:value-type="float" office:value="0.0438374876976013" calcext:value-type="float">
            <text:p>0.0438374876976013</text:p>
          </table:table-cell>
          <table:table-cell table:formula="of:=([.Y11]*[.Y$2]+[.Y10]*[.Y$2])/[.Z$2]" office:value-type="float" office:value="0.0322334468364716" calcext:value-type="float">
            <text:p>0.0322334468364716</text:p>
          </table:table-cell>
          <table:table-cell table:formula="of:=([.Z11]*[.Z$2]+[.Z10]*[.Z$2])/[.AA$2]" office:value-type="float" office:value="0.0232797116041183" calcext:value-type="float">
            <text:p>0.0232797116041183</text:p>
          </table:table-cell>
          <table:table-cell table:formula="of:=([.AA11]*[.AA$2]+[.AA10]*[.AA$2])/[.AB$2]" office:value-type="float" office:value="0.0165408477187157" calcext:value-type="float">
            <text:p>0.0165408477187157</text:p>
          </table:table-cell>
          <table:table-cell table:formula="of:=([.AB11]*[.AB$2]+[.AB10]*[.AB$2])/[.AC$2]" office:value-type="float" office:value="0.011578593403101" calcext:value-type="float">
            <text:p>0.011578593403101</text:p>
          </table:table-cell>
          <table:table-cell table:formula="of:=([.AC11]*[.AC$2]+[.AC10]*[.AC$2])/[.AD$2]" office:value-type="float" office:value="0.00799474306404591" calcext:value-type="float">
            <text:p>0.00799474306404591</text:p>
          </table:table-cell>
          <table:table-cell table:formula="of:=([.AD11]*[.AD$2]+[.AD10]*[.AD$2])/[.AE$2]" office:value-type="float" office:value="0.0054509611800313" calcext:value-type="float">
            <text:p>0.0054509611800313</text:p>
          </table:table-cell>
          <table:table-cell table:formula="of:=([.AE11]*[.AE$2]+[.AE10]*[.AE$2])/[.AF$2]" office:value-type="float" office:value="0.00367347383871675" calcext:value-type="float">
            <text:p>0.00367347383871675</text:p>
          </table:table-cell>
          <table:table-cell table:formula="of:=([.AF11]*[.AF$2]+[.AF10]*[.AF$2])/[.AG$2]" office:value-type="float" office:value="0.0024489825591445" calcext:value-type="float">
            <text:p>0.0024489825591445</text:p>
          </table:table-cell>
          <table:table-cell table:formula="of:=([.AG11]*[.AG$2]+[.AG10]*[.AG$2])/[.AH$2]" office:value-type="float" office:value="0.00161632848903537" calcext:value-type="float">
            <text:p>0.00161632848903537</text:p>
          </table:table-cell>
          <table:table-cell table:formula="of:=([.AH11]*[.AH$2]+[.AH10]*[.AH$2])/[.AI$2]" office:value-type="float" office:value="0.00105683016590774" calcext:value-type="float">
            <text:p>0.00105683016590774</text:p>
          </table:table-cell>
          <table:table-cell table:formula="of:=([.AI11]*[.AI$2]+[.AI10]*[.AI$2])/[.AJ$2]" office:value-type="float" office:value="0.000684982514940202" calcext:value-type="float">
            <text:p>0.000684982514940202</text:p>
          </table:table-cell>
          <table:table-cell table:formula="of:=([.AJ11]*[.AJ$2]+[.AJ10]*[.AJ$2])/[.AK$2]" office:value-type="float" office:value="0.000440345902461559" calcext:value-type="float">
            <text:p>0.000440345902461559</text:p>
          </table:table-cell>
          <table:table-cell table:formula="of:=([.AK11]*[.AK$2]+[.AK10]*[.AK$2])/[.AL$2]" office:value-type="float" office:value="0.000280910317087546" calcext:value-type="float">
            <text:p>0.000280910317087546</text:p>
          </table:table-cell>
          <table:table-cell table:formula="of:=([.AL11]*[.AL$2]+[.AL10]*[.AL$2])/[.AM$2]" office:value-type="float" office:value="0.000177909867488779" calcext:value-type="float">
            <text:p>0.000177909867488779</text:p>
          </table:table-cell>
          <table:table-cell table:formula="of:=([.AM11]*[.AM$2]+[.AM10]*[.AM$2])/[.AN$2]" office:value-type="float" office:value="0.000111911045678426" calcext:value-type="float">
            <text:p>0.000111911045678426</text:p>
          </table:table-cell>
          <table:table-cell table:formula="of:=([.AN11]*[.AN$2]+[.AN10]*[.AN$2])/[.AO$2]" office:value-type="float" office:value="0.000069944403549016" calcext:value-type="float">
            <text:p>6.9944403549016E-05</text:p>
          </table:table-cell>
          <table:table-cell table:formula="of:=([.AO11]*[.AO$2]+[.AO10]*[.AO$2])/[.AP$2]" office:value-type="float" office:value="0.0000434503112956008" calcext:value-type="float">
            <text:p>4.34503112956008E-05</text:p>
          </table:table-cell>
          <table:table-cell table:formula="of:=([.AP11]*[.AP$2]+[.AP10]*[.AP$2])/[.AQ$2]" office:value-type="float" office:value="0.0000268369569766946" calcext:value-type="float">
            <text:p>2.68369569766946E-05</text:p>
          </table:table-cell>
          <table:table-cell table:formula="of:=([.AQ11]*[.AQ$2]+[.AQ10]*[.AQ$2])/[.AR$2]" office:value-type="float" office:value="0.0000164855592856839" calcext:value-type="float">
            <text:p>1.64855592856839E-05</text:p>
          </table:table-cell>
          <table:table-cell table:formula="of:=([.AR11]*[.AR$2]+[.AR10]*[.AR$2])/[.AS$2]" office:value-type="float" office:value="0.0000100745084523624" calcext:value-type="float">
            <text:p>1.00745084523624E-05</text:p>
          </table:table-cell>
          <table:table-cell table:formula="of:=([.AS11]*[.AS$2]+[.AS10]*[.AS$2])/[.AT$2]" office:value-type="float" office:value="0.00000612639027508521" calcext:value-type="float">
            <text:p>6.12639027508521E-06</text:p>
          </table:table-cell>
          <table:table-cell table:formula="of:=([.AT11]*[.AT$2]+[.AT10]*[.AT$2])/[.AU$2]" office:value-type="float" office:value="0.00000370807832439368" calcext:value-type="float">
            <text:p>3.70807832439368E-06</text:p>
          </table:table-cell>
          <table:table-cell table:formula="of:=([.AU11]*[.AU$2]+[.AU10]*[.AU$2])/[.AV$2]" office:value-type="float" office:value="0.00000223435488777568" calcext:value-type="float">
            <text:p>2.23435488777568E-06</text:p>
          </table:table-cell>
          <table:table-cell table:formula="of:=([.AV11]*[.AV$2]+[.AV10]*[.AV$2])/[.AW$2]" office:value-type="float" office:value="0.00000134061293266541" calcext:value-type="float">
            <text:p>1.34061293266541E-06</text:p>
          </table:table-cell>
          <table:table-cell table:formula="of:=([.AW11]*[.AW$2]+[.AW10]*[.AW$2])/[.AX$2]" office:value-type="float" office:value="0.0000008010979719586" calcext:value-type="float">
            <text:p>8.01097971958598E-07</text:p>
          </table:table-cell>
          <table:table-cell table:formula="of:=([.AX11]*[.AX$2]+[.AX10]*[.AX$2])/[.AY$2]" office:value-type="float" office:value="0.00000047684403092774" calcext:value-type="float">
            <text:p>4.76844030927737E-07</text:p>
          </table:table-cell>
          <table:table-cell table:formula="of:=([.AY11]*[.AY$2]+[.AY10]*[.AY$2])/[.AZ$2]" office:value-type="float" office:value="0.00000028277959973622" calcext:value-type="float">
            <text:p>2.82779599736216E-07</text:p>
          </table:table-cell>
          <table:table-cell table:formula="of:=([.AZ11]*[.AZ$2]+[.AZ10]*[.AZ$2])/[.BA$2]" office:value-type="float" office:value="0.00000016709703620776" calcext:value-type="float">
            <text:p>1.67097036207764E-07</text:p>
          </table:table-cell>
          <table:table-cell table:formula="of:=([.BA11]*[.BA$2]+[.BA10]*[.BA$2])/[.BB$2]" office:value-type="float" office:value="0.00000009840158798902" calcext:value-type="float">
            <text:p>9.84015879890166E-08</text:p>
          </table:table-cell>
          <table:table-cell table:formula="of:=([.BB11]*[.BB$2]+[.BB10]*[.BB$2])/[.BC$2]" office:value-type="float" office:value="0.00000005775745381964" calcext:value-type="float">
            <text:p>5.77574538196402E-08</text:p>
          </table:table-cell>
          <table:table-cell table:formula="of:=([.BC11]*[.BC$2]+[.BC10]*[.BC$2])/[.BD$2]" office:value-type="float" office:value="0.00000003379425489447" calcext:value-type="float">
            <text:p>3.37942548944703E-08</text:p>
          </table:table-cell>
          <table:table-cell table:formula="of:=([.BD11]*[.BD$2]+[.BD10]*[.BD$2])/[.BE$2]" office:value-type="float" office:value="0.00000001971331535511" calcext:value-type="float">
            <text:p>1.97133153551077E-08</text:p>
          </table:table-cell>
          <table:table-cell table:formula="of:=([.BE11]*[.BE$2]+[.BE10]*[.BE$2])/[.BF$2]" office:value-type="float" office:value="0.00000001146590791062" calcext:value-type="float">
            <text:p>1.14659079106239E-08</text:p>
          </table:table-cell>
          <table:table-cell table:formula="of:=([.BF11]*[.BF$2]+[.BF10]*[.BF$2])/[.BG$2]" office:value-type="float" office:value="0.00000000665022658816" calcext:value-type="float">
            <text:p>6.65022658816183E-09</text:p>
          </table:table-cell>
          <table:table-cell table:formula="of:=([.BG11]*[.BG$2]+[.BG10]*[.BG$2])/[.BH$2]" office:value-type="float" office:value="0.00000000384669969315" calcext:value-type="float">
            <text:p>3.84669969315243E-09</text:p>
          </table:table-cell>
          <table:table-cell table:formula="of:=([.BH11]*[.BH$2]+[.BH10]*[.BH$2])/[.BI$2]" office:value-type="float" office:value="0.00000000221924982297" calcext:value-type="float">
            <text:p>2.21924982297256E-09</text:p>
          </table:table-cell>
          <table:table-cell table:formula="of:=([.BI11]*[.BI$2]+[.BI10]*[.BI$2])/[.BJ$2]" office:value-type="float" office:value="0.00000000127711546416" calcext:value-type="float">
            <text:p>1.27711546416345E-09</text:p>
          </table:table-cell>
          <table:table-cell table:formula="of:=([.BJ11]*[.BJ$2]+[.BJ10]*[.BJ$2])/[.BK$2]" office:value-type="float" office:value="0.00000000073315887758" calcext:value-type="float">
            <text:p>7.33158877575316E-10</text:p>
          </table:table-cell>
          <table:table-cell table:formula="of:=([.BK11]*[.BK$2]+[.BK10]*[.BK$2])/[.BL$2]" office:value-type="float" office:value="0.00000000041990008443" calcext:value-type="float">
            <text:p>4.19900084429499E-10</text:p>
          </table:table-cell>
          <table:table-cell table:formula="of:=([.BL11]*[.BL$2]+[.BL10]*[.BL$2])/[.BM$2]" office:value-type="float" office:value="0.00000000023994290539" calcext:value-type="float">
            <text:p>2.39942905388285E-10</text:p>
          </table:table-cell>
          <table:table-cell table:formula="of:=([.BM11]*[.BM$2]+[.BM10]*[.BM$2])/[.BN$2]" office:value-type="float" office:value="0.00000000013680955132" calcext:value-type="float">
            <text:p>1.36809551317882E-10</text:p>
          </table:table-cell>
          <table:table-cell table:formula="of:=([.BN11]*[.BN$2]+[.BN10]*[.BN$2])/[.BO$2]" office:value-type="float" office:value="0.00000000007783991713" calcext:value-type="float">
            <text:p>7.78399171291397E-11</text:p>
          </table:table-cell>
          <table:table-cell table:formula="of:=([.BO11]*[.BO$2]+[.BO10]*[.BO$2])/[.BP$2]" office:value-type="float" office:value="0.00000000004419724108" calcext:value-type="float">
            <text:p>4.41972410817997E-11</text:p>
          </table:table-cell>
          <table:table-cell table:formula="of:=([.BP11]*[.BP$2]+[.BP10]*[.BP$2])/[.BQ$2]" office:value-type="float" office:value="0.00000000002504510328" calcext:value-type="float">
            <text:p>2.50451032796865E-11</text:p>
          </table:table-cell>
          <table:table-cell table:formula="of:=([.BQ11]*[.BQ$2]+[.BQ10]*[.BQ$2])/[.BR$2]" office:value-type="float" office:value="0.00000000001416485349" calcext:value-type="float">
            <text:p>1.41648534942489E-11</text:p>
          </table:table-cell>
          <table:table-cell table:formula="of:=([.BR11]*[.BR$2]+[.BR10]*[.BR$2])/[.BS$2]" office:value-type="float" office:value="0.00000000000799628826" calcext:value-type="float">
            <text:p>7.99628826288245E-12</text:p>
          </table:table-cell>
          <table:table-cell table:formula="of:=([.BS11]*[.BS$2]+[.BS10]*[.BS$2])/[.BT$2]" office:value-type="float" office:value="0.00000000000450584497" calcext:value-type="float">
            <text:p>4.505844973529E-12</text:p>
          </table:table-cell>
          <table:table-cell table:formula="of:=([.BT11]*[.BT$2]+[.BT10]*[.BT$2])/[.BU$2]" office:value-type="float" office:value="0.0000000000025345378" calcext:value-type="float">
            <text:p>2.53453779761006E-12</text:p>
          </table:table-cell>
          <table:table-cell table:formula="of:=([.BU11]*[.BU$2]+[.BU10]*[.BU$2])/[.BV$2]" office:value-type="float" office:value="0.00000000000142324046" calcext:value-type="float">
            <text:p>1.42324045558103E-12</text:p>
          </table:table-cell>
          <table:table-cell table:formula="of:=([.BV11]*[.BV$2]+[.BV10]*[.BV$2])/[.BW$2]" office:value-type="float" office:value="0.00000000000079787723" calcext:value-type="float">
            <text:p>7.97877225098459E-13</text:p>
          </table:table-cell>
          <table:table-cell table:formula="of:=([.BW11]*[.BW$2]+[.BW10]*[.BW$2])/[.BX$2]" office:value-type="float" office:value="0.00000000000044657307" calcext:value-type="float">
            <text:p>4.46573073749137E-13</text:p>
          </table:table-cell>
          <table:table-cell table:formula="of:=([.BX11]*[.BX$2]+[.BX10]*[.BX$2])/[.BY$2]" office:value-type="float" office:value="0.00000000000024955554" calcext:value-type="float">
            <text:p>2.49555541212753E-13</text:p>
          </table:table-cell>
          <table:table-cell table:formula="of:=([.BY11]*[.BY$2]+[.BY10]*[.BY$2])/[.BZ$2]" office:value-type="float" office:value="0.00000000000013924476" calcext:value-type="float">
            <text:p>1.39244758502768E-13</text:p>
          </table:table-cell>
          <table:table-cell table:formula="of:=([.BZ11]*[.BZ$2]+[.BZ10]*[.BZ$2])/[.CA$2]" office:value-type="float" office:value="0.00000000000007757922" calcext:value-type="float">
            <text:p>7.75792225943994E-14</text:p>
          </table:table-cell>
          <table:table-cell table:formula="of:=([.CA11]*[.CA$2]+[.CA10]*[.CA$2])/[.CB$2]" office:value-type="float" office:value="0.00000000000004316027" calcext:value-type="float">
            <text:p>4.31602717250532E-14</text:p>
          </table:table-cell>
          <table:table-cell table:formula="of:=([.CB11]*[.CB$2]+[.CB10]*[.CB$2])/[.CC$2]" office:value-type="float" office:value="0.00000000000002397793" calcext:value-type="float">
            <text:p>2.39779287361406E-14</text:p>
          </table:table-cell>
          <table:table-cell table:formula="of:=([.CC11]*[.CC$2]+[.CC10]*[.CC$2])/[.CD$2]" office:value-type="float" office:value="0.00000000000001330282" calcext:value-type="float">
            <text:p>1.33028234768999E-14</text:p>
          </table:table-cell>
          <table:table-cell table:formula="of:=([.CD11]*[.CD$2]+[.CD10]*[.CD$2])/[.CE$2]" office:value-type="float" office:value="7.37048327774186E-015" calcext:value-type="float">
            <text:p>7.37048327774186E-15</text:p>
          </table:table-cell>
          <table:table-cell table:formula="of:=([.CE11]*[.CE$2]+[.CE10]*[.CE$2])/[.CF$2]" office:value-type="float" office:value="4.0783340803505E-015" calcext:value-type="float">
            <text:p>4.0783340803505E-15</text:p>
          </table:table-cell>
          <table:table-cell table:formula="of:=([.CF11]*[.CF$2]+[.CF10]*[.CF$2])/[.CG$2]" office:value-type="float" office:value="2.25381620229896E-015" calcext:value-type="float">
            <text:p>2.25381620229896E-15</text:p>
          </table:table-cell>
          <table:table-cell table:formula="of:=([.CG11]*[.CG$2]+[.CG10]*[.CG$2])/[.CH$2]" office:value-type="float" office:value="1.24398946230787E-015" calcext:value-type="float">
            <text:p>1.24398946230787E-15</text:p>
          </table:table-cell>
          <table:table-cell table:formula="of:=([.CH11]*[.CH$2]+[.CH10]*[.CH$2])/[.CI$2]" office:value-type="float" office:value="6.85789062554337E-016" calcext:value-type="float">
            <text:p>6.85789062554337E-16</text:p>
          </table:table-cell>
          <table:table-cell table:formula="of:=([.CI11]*[.CI$2]+[.CI10]*[.CI$2])/[.CJ$2]" office:value-type="float" office:value="3.77618028115363E-016" calcext:value-type="float">
            <text:p>3.77618028115363E-16</text:p>
          </table:table-cell>
          <table:table-cell table:formula="of:=([.CJ11]*[.CJ$2]+[.CJ10]*[.CJ$2])/[.CK$2]" office:value-type="float" office:value="2.0768991546345E-016" calcext:value-type="float">
            <text:p>2.0768991546345E-16</text:p>
          </table:table-cell>
          <table:table-cell table:formula="of:=([.CK11]*[.CK$2]+[.CK10]*[.CK$2])/[.CL$2]" office:value-type="float" office:value="1.14101249853377E-016" calcext:value-type="float">
            <text:p>1.14101249853377E-16</text:p>
          </table:table-cell>
          <table:table-cell table:formula="of:=([.CL11]*[.CL$2]+[.CL10]*[.CL$2])/[.CM$2]" office:value-type="float" office:value="6.26165395536823E-017" calcext:value-type="float">
            <text:p>6.26165395536823E-17</text:p>
          </table:table-cell>
          <table:table-cell table:formula="of:=([.CM11]*[.CM$2]+[.CM10]*[.CM$2])/[.CN$2]" office:value-type="float" office:value="3.43259343336451E-017" calcext:value-type="float">
            <text:p>3.43259343336451E-17</text:p>
          </table:table-cell>
          <table:table-cell table:formula="of:=([.CN11]*[.CN$2]+[.CN10]*[.CN$2])/[.CO$2]" office:value-type="float" office:value="1.87975354684247E-017" calcext:value-type="float">
            <text:p>1.87975354684247E-17</text:p>
          </table:table-cell>
          <table:table-cell table:formula="of:=([.CO11]*[.CO$2]+[.CO10]*[.CO$2])/[.CP$2]" office:value-type="float" office:value="1.02833576386088E-017" calcext:value-type="float">
            <text:p>1.02833576386088E-17</text:p>
          </table:table-cell>
          <table:table-cell table:formula="of:=([.CP11]*[.CP$2]+[.CP10]*[.CP$2])/[.CQ$2]" office:value-type="float" office:value="5.61997452342574E-018" calcext:value-type="float">
            <text:p>5.61997452342574E-18</text:p>
          </table:table-cell>
          <table:table-cell table:formula="of:=([.CQ11]*[.CQ$2]+[.CQ10]*[.CQ$2])/[.CR$2]" office:value-type="float" office:value="3.06837689497383E-018" calcext:value-type="float">
            <text:p>3.06837689497383E-18</text:p>
          </table:table-cell>
          <table:table-cell table:formula="of:=([.CR11]*[.CR$2]+[.CR10]*[.CR$2])/[.CS$2]" office:value-type="float" office:value="1.67366012453118E-018" calcext:value-type="float">
            <text:p>1.67366012453118E-18</text:p>
          </table:table-cell>
          <table:table-cell table:number-columns-repeated="16287"/>
        </table:table-row>
        <table:table-row table:style-name="ro1">
          <table:table-cell/>
          <table:table-cell table:formula="of:=([.A12]*[.A$2]+[.A11]*[.A$2])/[.B$2]" office:value-type="float" office:value="0" calcext:value-type="float">
            <text:p>0</text:p>
          </table:table-cell>
          <table:table-cell table:formula="of:=([.B12]*[.B$2]+[.B11]*[.B$2])/[.C$2]" office:value-type="float" office:value="0" calcext:value-type="float">
            <text:p>0</text:p>
          </table:table-cell>
          <table:table-cell table:formula="of:=([.C12]*[.C$2]+[.C11]*[.C$2])/[.D$2]" office:value-type="float" office:value="0" calcext:value-type="float">
            <text:p>0</text:p>
          </table:table-cell>
          <table:table-cell table:formula="of:=([.D12]*[.D$2]+[.D11]*[.D$2])/[.E$2]" office:value-type="float" office:value="0" calcext:value-type="float">
            <text:p>0</text:p>
          </table:table-cell>
          <table:table-cell table:formula="of:=([.E12]*[.E$2]+[.E11]*[.E$2])/[.F$2]" office:value-type="float" office:value="0" calcext:value-type="float">
            <text:p>0</text:p>
          </table:table-cell>
          <table:table-cell table:formula="of:=([.F12]*[.F$2]+[.F11]*[.F$2])/[.G$2]" office:value-type="float" office:value="0" calcext:value-type="float">
            <text:p>0</text:p>
          </table:table-cell>
          <table:table-cell table:formula="of:=([.G12]*[.G$2]+[.G11]*[.G$2])/[.H$2]" office:value-type="float" office:value="0" calcext:value-type="float">
            <text:p>0</text:p>
          </table:table-cell>
          <table:table-cell table:formula="of:=([.H12]*[.H$2]+[.H11]*[.H$2])/[.I$2]" office:value-type="float" office:value="0" calcext:value-type="float">
            <text:p>0</text:p>
          </table:table-cell>
          <table:table-cell table:formula="of:=([.I12]*[.I$2]+[.I11]*[.I$2])/[.J$2]" office:value-type="float" office:value="0.001953125" calcext:value-type="float">
            <text:p>0.001953125</text:p>
          </table:table-cell>
          <table:table-cell table:formula="of:=([.J12]*[.J$2]+[.J11]*[.J$2])/[.K$2]" office:value-type="float" office:value="0.009765625" calcext:value-type="float">
            <text:p>0.009765625</text:p>
          </table:table-cell>
          <table:table-cell table:formula="of:=([.K12]*[.K$2]+[.K11]*[.K$2])/[.L$2]" office:value-type="float" office:value="0.02685546875" calcext:value-type="float">
            <text:p>0.02685546875</text:p>
          </table:table-cell>
          <table:table-cell table:formula="of:=([.L12]*[.L$2]+[.L11]*[.L$2])/[.M$2]" office:value-type="float" office:value="0.0537109375" calcext:value-type="float">
            <text:p>0.0537109375</text:p>
          </table:table-cell>
          <table:table-cell table:formula="of:=([.M12]*[.M$2]+[.M11]*[.M$2])/[.N$2]" office:value-type="float" office:value="0.0872802734375" calcext:value-type="float">
            <text:p>0.0872802734375</text:p>
          </table:table-cell>
          <table:table-cell table:formula="of:=([.N12]*[.N$2]+[.N11]*[.N$2])/[.O$2]" office:value-type="float" office:value="0.1221923828125" calcext:value-type="float">
            <text:p>0.1221923828125</text:p>
          </table:table-cell>
          <table:table-cell table:formula="of:=([.O12]*[.O$2]+[.O11]*[.O$2])/[.P$2]" office:value-type="float" office:value="0.152740478515625" calcext:value-type="float">
            <text:p>0.152740478515625</text:p>
          </table:table-cell>
          <table:table-cell table:formula="of:=([.P12]*[.P$2]+[.P11]*[.P$2])/[.Q$2]" office:value-type="float" office:value="0.174560546875" calcext:value-type="float">
            <text:p>0.174560546875</text:p>
          </table:table-cell>
          <table:table-cell table:formula="of:=([.Q12]*[.Q$2]+[.Q11]*[.Q$2])/[.R$2]" office:value-type="float" office:value="0.185470581054688" calcext:value-type="float">
            <text:p>0.185470581054688</text:p>
          </table:table-cell>
          <table:table-cell table:formula="of:=([.R12]*[.R$2]+[.R11]*[.R$2])/[.S$2]" office:value-type="float" office:value="0.185470581054688" calcext:value-type="float">
            <text:p>0.185470581054688</text:p>
          </table:table-cell>
          <table:table-cell table:formula="of:=([.S12]*[.S$2]+[.S11]*[.S$2])/[.T$2]" office:value-type="float" office:value="0.176197052001953" calcext:value-type="float">
            <text:p>0.176197052001953</text:p>
          </table:table-cell>
          <table:table-cell table:formula="of:=([.T12]*[.T$2]+[.T11]*[.T$2])/[.U$2]" office:value-type="float" office:value="0.160179138183594" calcext:value-type="float">
            <text:p>0.160179138183594</text:p>
          </table:table-cell>
          <table:table-cell table:formula="of:=([.U12]*[.U$2]+[.U11]*[.U$2])/[.V$2]" office:value-type="float" office:value="0.140156745910645" calcext:value-type="float">
            <text:p>0.140156745910645</text:p>
          </table:table-cell>
          <table:table-cell table:formula="of:=([.V12]*[.V$2]+[.V11]*[.V$2])/[.W$2]" office:value-type="float" office:value="0.118594169616699" calcext:value-type="float">
            <text:p>0.118594169616699</text:p>
          </table:table-cell>
          <table:table-cell table:formula="of:=([.W12]*[.W$2]+[.W11]*[.W$2])/[.X$2]" office:value-type="float" office:value="0.0974166393280029" calcext:value-type="float">
            <text:p>0.0974166393280029</text:p>
          </table:table-cell>
          <table:table-cell table:formula="of:=([.X12]*[.X$2]+[.X11]*[.X$2])/[.Y$2]" office:value-type="float" office:value="0.0779333114624023" calcext:value-type="float">
            <text:p>0.0779333114624023</text:p>
          </table:table-cell>
          <table:table-cell table:formula="of:=([.Y12]*[.Y$2]+[.Y11]*[.Y$2])/[.Z$2]" office:value-type="float" office:value="0.0608853995800018" calcext:value-type="float">
            <text:p>0.0608853995800018</text:p>
          </table:table-cell>
          <table:table-cell table:formula="of:=([.Z12]*[.Z$2]+[.Z11]*[.Z$2])/[.AA$2]" office:value-type="float" office:value="0.0465594232082367" calcext:value-type="float">
            <text:p>0.0465594232082367</text:p>
          </table:table-cell>
          <table:table-cell table:formula="of:=([.AA12]*[.AA$2]+[.AA11]*[.AA$2])/[.AB$2]" office:value-type="float" office:value="0.0349195674061775" calcext:value-type="float">
            <text:p>0.0349195674061775</text:p>
          </table:table-cell>
          <table:table-cell table:formula="of:=([.AB12]*[.AB$2]+[.AB11]*[.AB$2])/[.AC$2]" office:value-type="float" office:value="0.0257302075624466" calcext:value-type="float">
            <text:p>0.0257302075624466</text:p>
          </table:table-cell>
          <table:table-cell table:formula="of:=([.AC12]*[.AC$2]+[.AC11]*[.AC$2])/[.AD$2]" office:value-type="float" office:value="0.0186544004827738" calcext:value-type="float">
            <text:p>0.0186544004827738</text:p>
          </table:table-cell>
          <table:table-cell table:formula="of:=([.AD12]*[.AD$2]+[.AD11]*[.AD$2])/[.AE$2]" office:value-type="float" office:value="0.0133245717734098" calcext:value-type="float">
            <text:p>0.0133245717734098</text:p>
          </table:table-cell>
          <table:table-cell table:formula="of:=([.AE12]*[.AE$2]+[.AE11]*[.AE$2])/[.AF$2]" office:value-type="float" office:value="0.00938776647672057" calcext:value-type="float">
            <text:p>0.00938776647672057</text:p>
          </table:table-cell>
          <table:table-cell table:formula="of:=([.AF12]*[.AF$2]+[.AF11]*[.AF$2])/[.AG$2]" office:value-type="float" office:value="0.00653062015771866" calcext:value-type="float">
            <text:p>0.00653062015771866</text:p>
          </table:table-cell>
          <table:table-cell table:formula="of:=([.AG12]*[.AG$2]+[.AG11]*[.AG$2])/[.AH$2]" office:value-type="float" office:value="0.00448980135843158" calcext:value-type="float">
            <text:p>0.00448980135843158</text:p>
          </table:table-cell>
          <table:table-cell table:formula="of:=([.AH12]*[.AH$2]+[.AH11]*[.AH$2])/[.AI$2]" office:value-type="float" office:value="0.00305306492373347" calcext:value-type="float">
            <text:p>0.00305306492373347</text:p>
          </table:table-cell>
          <table:table-cell table:formula="of:=([.AI12]*[.AI$2]+[.AI11]*[.AI$2])/[.AJ$2]" office:value-type="float" office:value="0.00205494754482061" calcext:value-type="float">
            <text:p>0.00205494754482061</text:p>
          </table:table-cell>
          <table:table-cell table:formula="of:=([.AJ12]*[.AJ$2]+[.AJ11]*[.AJ$2])/[.AK$2]" office:value-type="float" office:value="0.0013699650298804" calcext:value-type="float">
            <text:p>0.0013699650298804</text:p>
          </table:table-cell>
          <table:table-cell table:formula="of:=([.AK12]*[.AK$2]+[.AK11]*[.AK$2])/[.AL$2]" office:value-type="float" office:value="0.000905155466170982" calcext:value-type="float">
            <text:p>0.000905155466170982</text:p>
          </table:table-cell>
          <table:table-cell table:formula="of:=([.AL12]*[.AL$2]+[.AL11]*[.AL$2])/[.AM$2]" office:value-type="float" office:value="0.000593032891629264" calcext:value-type="float">
            <text:p>0.000593032891629264</text:p>
          </table:table-cell>
          <table:table-cell table:formula="of:=([.AM12]*[.AM$2]+[.AM11]*[.AM$2])/[.AN$2]" office:value-type="float" office:value="0.000385471379559021" calcext:value-type="float">
            <text:p>0.000385471379559021</text:p>
          </table:table-cell>
          <table:table-cell table:formula="of:=([.AN12]*[.AN$2]+[.AN11]*[.AN$2])/[.AO$2]" office:value-type="float" office:value="0.000248691212618724" calcext:value-type="float">
            <text:p>0.000248691212618724</text:p>
          </table:table-cell>
          <table:table-cell table:formula="of:=([.AO12]*[.AO$2]+[.AO11]*[.AO$2])/[.AP$2]" office:value-type="float" office:value="0.00015931780808387" calcext:value-type="float">
            <text:p>0.00015931780808387</text:p>
          </table:table-cell>
          <table:table-cell table:formula="of:=([.AP12]*[.AP$2]+[.AP11]*[.AP$2])/[.AQ$2]" office:value-type="float" office:value="0.000101384059689735" calcext:value-type="float">
            <text:p>0.000101384059689735</text:p>
          </table:table-cell>
          <table:table-cell table:formula="of:=([.AQ12]*[.AQ$2]+[.AQ11]*[.AQ$2])/[.AR$2]" office:value-type="float" office:value="0.000064110508333215" calcext:value-type="float">
            <text:p>6.4110508333215E-05</text:p>
          </table:table-cell>
          <table:table-cell table:formula="of:=([.AR12]*[.AR$2]+[.AR11]*[.AR$2])/[.AS$2]" office:value-type="float" office:value="0.0000402980338094494" calcext:value-type="float">
            <text:p>4.02980338094494E-05</text:p>
          </table:table-cell>
          <table:table-cell table:formula="of:=([.AS12]*[.AS$2]+[.AS11]*[.AS$2])/[.AT$2]" office:value-type="float" office:value="0.0000251862711309059" calcext:value-type="float">
            <text:p>2.51862711309059E-05</text:p>
          </table:table-cell>
          <table:table-cell table:formula="of:=([.AT12]*[.AT$2]+[.AT11]*[.AT$2])/[.AU$2]" office:value-type="float" office:value="0.0000156563307029955" calcext:value-type="float">
            <text:p>1.56563307029955E-05</text:p>
          </table:table-cell>
          <table:table-cell table:formula="of:=([.AU12]*[.AU$2]+[.AU11]*[.AU$2])/[.AV$2]" office:value-type="float" office:value="0.00000968220451369461" calcext:value-type="float">
            <text:p>9.68220451369461E-06</text:p>
          </table:table-cell>
          <table:table-cell table:formula="of:=([.AV12]*[.AV$2]+[.AV11]*[.AV$2])/[.AW$2]" office:value-type="float" office:value="0.00000595827970073515" calcext:value-type="float">
            <text:p>5.95827970073515E-06</text:p>
          </table:table-cell>
          <table:table-cell table:formula="of:=([.AW12]*[.AW$2]+[.AW11]*[.AW$2])/[.AX$2]" office:value-type="float" office:value="0.00000364944631670028" calcext:value-type="float">
            <text:p>3.64944631670028E-06</text:p>
          </table:table-cell>
          <table:table-cell table:formula="of:=([.AX12]*[.AX$2]+[.AX11]*[.AX$2])/[.AY$2]" office:value-type="float" office:value="0.00000222527214432944" calcext:value-type="float">
            <text:p>2.22527214432944E-06</text:p>
          </table:table-cell>
          <table:table-cell table:formula="of:=([.AY12]*[.AY$2]+[.AY11]*[.AY$2])/[.AZ$2]" office:value-type="float" office:value="0.00000135105808762859" calcext:value-type="float">
            <text:p>1.35105808762859E-06</text:p>
          </table:table-cell>
          <table:table-cell table:formula="of:=([.AZ12]*[.AZ$2]+[.AZ11]*[.AZ$2])/[.BA$2]" office:value-type="float" office:value="0.0000008169188436824" calcext:value-type="float">
            <text:p>8.16918843682402E-07</text:p>
          </table:table-cell>
          <table:table-cell table:formula="of:=([.BA12]*[.BA$2]+[.BA11]*[.BA$2])/[.BB$2]" office:value-type="float" office:value="0.00000049200793994508" calcext:value-type="float">
            <text:p>4.92007939945083E-07</text:p>
          </table:table-cell>
          <table:table-cell table:formula="of:=([.BB12]*[.BB$2]+[.BB11]*[.BB$2])/[.BC$2]" office:value-type="float" office:value="0.00000029520476396705" calcext:value-type="float">
            <text:p>2.9520476396705E-07</text:p>
          </table:table-cell>
          <table:table-cell table:formula="of:=([.BC12]*[.BC$2]+[.BC11]*[.BC$2])/[.BD$2]" office:value-type="float" office:value="0.00000017648110889334" calcext:value-type="float">
            <text:p>1.76481108893345E-07</text:p>
          </table:table-cell>
          <table:table-cell table:formula="of:=([.BD12]*[.BD$2]+[.BD11]*[.BD$2])/[.BE$2]" office:value-type="float" office:value="0.00000010513768189391" calcext:value-type="float">
            <text:p>1.05137681893908E-07</text:p>
          </table:table-cell>
          <table:table-cell table:formula="of:=([.BE12]*[.BE$2]+[.BE11]*[.BE$2])/[.BF$2]" office:value-type="float" office:value="0.00000006242549862451" calcext:value-type="float">
            <text:p>6.24254986245076E-08</text:p>
          </table:table-cell>
          <table:table-cell table:formula="of:=([.BF12]*[.BF$2]+[.BF11]*[.BF$2])/[.BG$2]" office:value-type="float" office:value="0.00000003694570326757" calcext:value-type="float">
            <text:p>3.69457032675657E-08</text:p>
          </table:table-cell>
          <table:table-cell table:formula="of:=([.BG12]*[.BG$2]+[.BG11]*[.BG$2])/[.BH$2]" office:value-type="float" office:value="0.00000002179796492786" calcext:value-type="float">
            <text:p>2.17979649278638E-08</text:p>
          </table:table-cell>
          <table:table-cell table:formula="of:=([.BH12]*[.BH$2]+[.BH11]*[.BH$2])/[.BI$2]" office:value-type="float" office:value="0.00000001282233231051" calcext:value-type="float">
            <text:p>1.28223323105081E-08</text:p>
          </table:table-cell>
          <table:table-cell table:formula="of:=([.BI12]*[.BI$2]+[.BI11]*[.BI$2])/[.BJ$2]" office:value-type="float" office:value="0.00000000752079106674" calcext:value-type="float">
            <text:p>7.52079106674033E-09</text:p>
          </table:table-cell>
          <table:table-cell table:formula="of:=([.BJ12]*[.BJ$2]+[.BJ11]*[.BJ$2])/[.BK$2]" office:value-type="float" office:value="0.00000000439895326545" calcext:value-type="float">
            <text:p>4.39895326545189E-09</text:p>
          </table:table-cell>
          <table:table-cell table:formula="of:=([.BK12]*[.BK$2]+[.BK11]*[.BK$2])/[.BL$2]" office:value-type="float" office:value="0.00000000256605607151" calcext:value-type="float">
            <text:p>2.5660560715136E-09</text:p>
          </table:table-cell>
          <table:table-cell table:formula="of:=([.BL12]*[.BL$2]+[.BL11]*[.BL$2])/[.BM$2]" office:value-type="float" office:value="0.00000000149297807797" calcext:value-type="float">
            <text:p>1.49297807797155E-09</text:p>
          </table:table-cell>
          <table:table-cell table:formula="of:=([.BM12]*[.BM$2]+[.BM11]*[.BM$2])/[.BN$2]" office:value-type="float" office:value="0.00000000086646049168" calcext:value-type="float">
            <text:p>8.66460491679919E-10</text:p>
          </table:table-cell>
          <table:table-cell table:formula="of:=([.BN12]*[.BN$2]+[.BN11]*[.BN$2])/[.BO$2]" office:value-type="float" office:value="0.0000000005016350215" calcext:value-type="float">
            <text:p>5.016350214989E-10</text:p>
          </table:table-cell>
          <table:table-cell table:formula="of:=([.BO12]*[.BO$2]+[.BO11]*[.BO$2])/[.BP$2]" office:value-type="float" office:value="0.00000000028973746931" calcext:value-type="float">
            <text:p>2.8973746931402E-10</text:p>
          </table:table-cell>
          <table:table-cell table:formula="of:=([.BP12]*[.BP$2]+[.BP11]*[.BP$2])/[.BQ$2]" office:value-type="float" office:value="0.0000000001669673552" calcext:value-type="float">
            <text:p>1.6696735519791E-10</text:p>
          </table:table-cell>
          <table:table-cell table:formula="of:=([.BQ12]*[.BQ$2]+[.BQ11]*[.BQ$2])/[.BR$2]" office:value-type="float" office:value="0.00000000009600622924" calcext:value-type="float">
            <text:p>9.60062292387981E-11</text:p>
          </table:table-cell>
          <table:table-cell table:formula="of:=([.BR12]*[.BR$2]+[.BR11]*[.BR$2])/[.BS$2]" office:value-type="float" office:value="0.00000000005508554137" calcext:value-type="float">
            <text:p>5.50855413665235E-11</text:p>
          </table:table-cell>
          <table:table-cell table:formula="of:=([.BS12]*[.BS$2]+[.BS11]*[.BS$2])/[.BT$2]" office:value-type="float" office:value="0.00000000003154091481" calcext:value-type="float">
            <text:p>3.1540914814703E-11</text:p>
          </table:table-cell>
          <table:table-cell table:formula="of:=([.BT12]*[.BT$2]+[.BT11]*[.BT$2])/[.BU$2]" office:value-type="float" office:value="0.00000000001802337989" calcext:value-type="float">
            <text:p>1.8023379894116E-11</text:p>
          </table:table-cell>
          <table:table-cell table:formula="of:=([.BU12]*[.BU$2]+[.BU11]*[.BU$2])/[.BV$2]" office:value-type="float" office:value="0.00000000001027895885" calcext:value-type="float">
            <text:p>1.0278958845863E-11</text:p>
          </table:table-cell>
          <table:table-cell table:formula="of:=([.BV12]*[.BV$2]+[.BV11]*[.BV$2])/[.BW$2]" office:value-type="float" office:value="0.00000000000585109965" calcext:value-type="float">
            <text:p>5.85109965072203E-12</text:p>
          </table:table-cell>
          <table:table-cell table:formula="of:=([.BW12]*[.BW$2]+[.BW11]*[.BW$2])/[.BX$2]" office:value-type="float" office:value="0.00000000000332448844" calcext:value-type="float">
            <text:p>3.32448843791024E-12</text:p>
          </table:table-cell>
          <table:table-cell table:formula="of:=([.BX12]*[.BX$2]+[.BX11]*[.BX$2])/[.BY$2]" office:value-type="float" office:value="0.00000000000188553076" calcext:value-type="float">
            <text:p>1.88553075582969E-12</text:p>
          </table:table-cell>
          <table:table-cell table:formula="of:=([.BY12]*[.BY$2]+[.BY11]*[.BY$2])/[.BZ$2]" office:value-type="float" office:value="0.00000000000106754315" calcext:value-type="float">
            <text:p>1.06754314852122E-12</text:p>
          </table:table-cell>
          <table:table-cell table:formula="of:=([.BZ12]*[.BZ$2]+[.BZ11]*[.BZ$2])/[.CA$2]" office:value-type="float" office:value="0.00000000000060339395" calcext:value-type="float">
            <text:p>6.03393953511995E-13</text:p>
          </table:table-cell>
          <table:table-cell table:formula="of:=([.CA12]*[.CA$2]+[.CA11]*[.CA$2])/[.CB$2]" office:value-type="float" office:value="0.00000000000034048659" calcext:value-type="float">
            <text:p>3.40486588053197E-13</text:p>
          </table:table-cell>
          <table:table-cell table:formula="of:=([.CB12]*[.CB$2]+[.CB11]*[.CB$2])/[.CC$2]" office:value-type="float" office:value="0.00000000000019182343" calcext:value-type="float">
            <text:p>1.91823429889125E-13</text:p>
          </table:table-cell>
          <table:table-cell table:formula="of:=([.CC12]*[.CC$2]+[.CC11]*[.CC$2])/[.CD$2]" office:value-type="float" office:value="0.00000000000010790068" calcext:value-type="float">
            <text:p>1.07900679312633E-13</text:p>
          </table:table-cell>
          <table:table-cell table:formula="of:=([.CD12]*[.CD$2]+[.CD11]*[.CD$2])/[.CE$2]" office:value-type="float" office:value="0.00000000000006060175" calcext:value-type="float">
            <text:p>6.06017513947664E-14</text:p>
          </table:table-cell>
          <table:table-cell table:formula="of:=([.CE12]*[.CE$2]+[.CE11]*[.CE$2])/[.CF$2]" office:value-type="float" office:value="0.00000000000003398612" calcext:value-type="float">
            <text:p>3.39861173362541E-14</text:p>
          </table:table-cell>
          <table:table-cell table:formula="of:=([.CF12]*[.CF$2]+[.CF11]*[.CF$2])/[.CG$2]" office:value-type="float" office:value="0.00000000000001903223" calcext:value-type="float">
            <text:p>1.90322257083023E-14</text:p>
          </table:table-cell>
          <table:table-cell table:formula="of:=([.CG12]*[.CG$2]+[.CG11]*[.CG$2])/[.CH$2]" office:value-type="float" office:value="0.00000000000001064302" calcext:value-type="float">
            <text:p>1.06430209553006E-14</text:p>
          </table:table-cell>
          <table:table-cell table:formula="of:=([.CH12]*[.CH$2]+[.CH11]*[.CH$2])/[.CI$2]" office:value-type="float" office:value="5.94350520880425E-015" calcext:value-type="float">
            <text:p>5.94350520880425E-15</text:p>
          </table:table-cell>
          <table:table-cell table:formula="of:=([.CI12]*[.CI$2]+[.CI11]*[.CI$2])/[.CJ$2]" office:value-type="float" office:value="3.3146471356793E-015" calcext:value-type="float">
            <text:p>3.3146471356793E-15</text:p>
          </table:table-cell>
          <table:table-cell table:formula="of:=([.CJ12]*[.CJ$2]+[.CJ11]*[.CJ$2])/[.CK$2]" office:value-type="float" office:value="1.84613258189733E-015" calcext:value-type="float">
            <text:p>1.84613258189733E-15</text:p>
          </table:table-cell>
          <table:table-cell table:formula="of:=([.CK12]*[.CK$2]+[.CK11]*[.CK$2])/[.CL$2]" office:value-type="float" office:value="1.02691124868039E-015" calcext:value-type="float">
            <text:p>1.02691124868039E-15</text:p>
          </table:table-cell>
          <table:table-cell table:formula="of:=([.CL12]*[.CL$2]+[.CL11]*[.CL$2])/[.CM$2]" office:value-type="float" office:value="5.70506249266883E-016" calcext:value-type="float">
            <text:p>5.70506249266883E-16</text:p>
          </table:table-cell>
          <table:table-cell table:formula="of:=([.CM12]*[.CM$2]+[.CM11]*[.CM$2])/[.CN$2]" office:value-type="float" office:value="3.16561394410283E-016" calcext:value-type="float">
            <text:p>3.16561394410283E-16</text:p>
          </table:table-cell>
          <table:table-cell table:formula="of:=([.CN12]*[.CN$2]+[.CN11]*[.CN$2])/[.CO$2]" office:value-type="float" office:value="1.75443664371964E-016" calcext:value-type="float">
            <text:p>1.75443664371964E-16</text:p>
          </table:table-cell>
          <table:table-cell table:formula="of:=([.CO12]*[.CO$2]+[.CO11]*[.CO$2])/[.CP$2]" office:value-type="float" office:value="9.71205999201943E-017" calcext:value-type="float">
            <text:p>9.71205999201943E-17</text:p>
          </table:table-cell>
          <table:table-cell table:formula="of:=([.CP12]*[.CP$2]+[.CP11]*[.CP$2])/[.CQ$2]" office:value-type="float" office:value="5.37019787794015E-017" calcext:value-type="float">
            <text:p>5.37019787794015E-17</text:p>
          </table:table-cell>
          <table:table-cell table:formula="of:=([.CQ12]*[.CQ$2]+[.CQ11]*[.CQ$2])/[.CR$2]" office:value-type="float" office:value="2.96609766514136E-017" calcext:value-type="float">
            <text:p>2.96609766514136E-17</text:p>
          </table:table-cell>
          <table:table-cell table:formula="of:=([.CR12]*[.CR$2]+[.CR11]*[.CR$2])/[.CS$2]" office:value-type="float" office:value="1.63646767731937E-017" calcext:value-type="float">
            <text:p>1.63646767731937E-17</text:p>
          </table:table-cell>
          <table:table-cell table:number-columns-repeated="16287"/>
        </table:table-row>
        <table:table-row table:style-name="ro1">
          <table:table-cell/>
          <table:table-cell table:formula="of:=([.A13]*[.A$2]+[.A12]*[.A$2])/[.B$2]" office:value-type="float" office:value="0" calcext:value-type="float">
            <text:p>0</text:p>
          </table:table-cell>
          <table:table-cell table:formula="of:=([.B13]*[.B$2]+[.B12]*[.B$2])/[.C$2]" office:value-type="float" office:value="0" calcext:value-type="float">
            <text:p>0</text:p>
          </table:table-cell>
          <table:table-cell table:formula="of:=([.C13]*[.C$2]+[.C12]*[.C$2])/[.D$2]" office:value-type="float" office:value="0" calcext:value-type="float">
            <text:p>0</text:p>
          </table:table-cell>
          <table:table-cell table:formula="of:=([.D13]*[.D$2]+[.D12]*[.D$2])/[.E$2]" office:value-type="float" office:value="0" calcext:value-type="float">
            <text:p>0</text:p>
          </table:table-cell>
          <table:table-cell table:formula="of:=([.E13]*[.E$2]+[.E12]*[.E$2])/[.F$2]" office:value-type="float" office:value="0" calcext:value-type="float">
            <text:p>0</text:p>
          </table:table-cell>
          <table:table-cell table:formula="of:=([.F13]*[.F$2]+[.F12]*[.F$2])/[.G$2]" office:value-type="float" office:value="0" calcext:value-type="float">
            <text:p>0</text:p>
          </table:table-cell>
          <table:table-cell table:formula="of:=([.G13]*[.G$2]+[.G12]*[.G$2])/[.H$2]" office:value-type="float" office:value="0" calcext:value-type="float">
            <text:p>0</text:p>
          </table:table-cell>
          <table:table-cell table:formula="of:=([.H13]*[.H$2]+[.H12]*[.H$2])/[.I$2]" office:value-type="float" office:value="0" calcext:value-type="float">
            <text:p>0</text:p>
          </table:table-cell>
          <table:table-cell table:formula="of:=([.I13]*[.I$2]+[.I12]*[.I$2])/[.J$2]" office:value-type="float" office:value="0" calcext:value-type="float">
            <text:p>0</text:p>
          </table:table-cell>
          <table:table-cell table:formula="of:=([.J13]*[.J$2]+[.J12]*[.J$2])/[.K$2]" office:value-type="float" office:value="0.0009765625" calcext:value-type="float">
            <text:p>0.0009765625</text:p>
          </table:table-cell>
          <table:table-cell table:formula="of:=([.K13]*[.K$2]+[.K12]*[.K$2])/[.L$2]" office:value-type="float" office:value="0.00537109375" calcext:value-type="float">
            <text:p>0.00537109375</text:p>
          </table:table-cell>
          <table:table-cell table:formula="of:=([.L13]*[.L$2]+[.L12]*[.L$2])/[.M$2]" office:value-type="float" office:value="0.01611328125" calcext:value-type="float">
            <text:p>0.01611328125</text:p>
          </table:table-cell>
          <table:table-cell table:formula="of:=([.M13]*[.M$2]+[.M12]*[.M$2])/[.N$2]" office:value-type="float" office:value="0.034912109375" calcext:value-type="float">
            <text:p>0.034912109375</text:p>
          </table:table-cell>
          <table:table-cell table:formula="of:=([.N13]*[.N$2]+[.N12]*[.N$2])/[.O$2]" office:value-type="float" office:value="0.06109619140625" calcext:value-type="float">
            <text:p>0.06109619140625</text:p>
          </table:table-cell>
          <table:table-cell table:formula="of:=([.O13]*[.O$2]+[.O12]*[.O$2])/[.P$2]" office:value-type="float" office:value="0.091644287109375" calcext:value-type="float">
            <text:p>0.091644287109375</text:p>
          </table:table-cell>
          <table:table-cell table:formula="of:=([.P13]*[.P$2]+[.P12]*[.P$2])/[.Q$2]" office:value-type="float" office:value="0.1221923828125" calcext:value-type="float">
            <text:p>0.1221923828125</text:p>
          </table:table-cell>
          <table:table-cell table:formula="of:=([.Q13]*[.Q$2]+[.Q12]*[.Q$2])/[.R$2]" office:value-type="float" office:value="0.14837646484375" calcext:value-type="float">
            <text:p>0.14837646484375</text:p>
          </table:table-cell>
          <table:table-cell table:formula="of:=([.R13]*[.R$2]+[.R12]*[.R$2])/[.S$2]" office:value-type="float" office:value="0.166923522949219" calcext:value-type="float">
            <text:p>0.166923522949219</text:p>
          </table:table-cell>
          <table:table-cell table:formula="of:=([.S13]*[.S$2]+[.S12]*[.S$2])/[.T$2]" office:value-type="float" office:value="0.176197052001953" calcext:value-type="float">
            <text:p>0.176197052001953</text:p>
          </table:table-cell>
          <table:table-cell table:formula="of:=([.T13]*[.T$2]+[.T12]*[.T$2])/[.U$2]" office:value-type="float" office:value="0.176197052001953" calcext:value-type="float">
            <text:p>0.176197052001953</text:p>
          </table:table-cell>
          <table:table-cell table:formula="of:=([.U13]*[.U$2]+[.U12]*[.U$2])/[.V$2]" office:value-type="float" office:value="0.168188095092773" calcext:value-type="float">
            <text:p>0.168188095092773</text:p>
          </table:table-cell>
          <table:table-cell table:formula="of:=([.V13]*[.V$2]+[.V12]*[.V$2])/[.W$2]" office:value-type="float" office:value="0.154172420501709" calcext:value-type="float">
            <text:p>0.154172420501709</text:p>
          </table:table-cell>
          <table:table-cell table:formula="of:=([.W13]*[.W$2]+[.W12]*[.W$2])/[.X$2]" office:value-type="float" office:value="0.136383295059204" calcext:value-type="float">
            <text:p>0.136383295059204</text:p>
          </table:table-cell>
          <table:table-cell table:formula="of:=([.X13]*[.X$2]+[.X12]*[.X$2])/[.Y$2]" office:value-type="float" office:value="0.116899967193604" calcext:value-type="float">
            <text:p>0.116899967193604</text:p>
          </table:table-cell>
          <table:table-cell table:formula="of:=([.Y13]*[.Y$2]+[.Y12]*[.Y$2])/[.Z$2]" office:value-type="float" office:value="0.0974166393280029" calcext:value-type="float">
            <text:p>0.0974166393280029</text:p>
          </table:table-cell>
          <table:table-cell table:formula="of:=([.Z13]*[.Z$2]+[.Z12]*[.Z$2])/[.AA$2]" office:value-type="float" office:value="0.0791510194540024" calcext:value-type="float">
            <text:p>0.0791510194540024</text:p>
          </table:table-cell>
          <table:table-cell table:formula="of:=([.AA13]*[.AA$2]+[.AA12]*[.AA$2])/[.AB$2]" office:value-type="float" office:value="0.0628552213311195" calcext:value-type="float">
            <text:p>0.0628552213311195</text:p>
          </table:table-cell>
          <table:table-cell table:formula="of:=([.AB13]*[.AB$2]+[.AB12]*[.AB$2])/[.AC$2]" office:value-type="float" office:value="0.0488873943686485" calcext:value-type="float">
            <text:p>0.0488873943686485</text:p>
          </table:table-cell>
          <table:table-cell table:formula="of:=([.AC13]*[.AC$2]+[.AC12]*[.AC$2])/[.AD$2]" office:value-type="float" office:value="0.0373088009655476" calcext:value-type="float">
            <text:p>0.0373088009655476</text:p>
          </table:table-cell>
          <table:table-cell table:formula="of:=([.AD13]*[.AD$2]+[.AD12]*[.AD$2])/[.AE$2]" office:value-type="float" office:value="0.0279816007241607" calcext:value-type="float">
            <text:p>0.0279816007241607</text:p>
          </table:table-cell>
          <table:table-cell table:formula="of:=([.AE13]*[.AE$2]+[.AE12]*[.AE$2])/[.AF$2]" office:value-type="float" office:value="0.0206530862487853" calcext:value-type="float">
            <text:p>0.0206530862487853</text:p>
          </table:table-cell>
          <table:table-cell table:formula="of:=([.AF13]*[.AF$2]+[.AF12]*[.AF$2])/[.AG$2]" office:value-type="float" office:value="0.0150204263627529" calcext:value-type="float">
            <text:p>0.0150204263627529</text:p>
          </table:table-cell>
          <table:table-cell table:formula="of:=([.AG13]*[.AG$2]+[.AG12]*[.AG$2])/[.AH$2]" office:value-type="float" office:value="0.0107755232602358" calcext:value-type="float">
            <text:p>0.0107755232602358</text:p>
          </table:table-cell>
          <table:table-cell table:formula="of:=([.AH13]*[.AH$2]+[.AH12]*[.AH$2])/[.AI$2]" office:value-type="float" office:value="0.00763266230933368" calcext:value-type="float">
            <text:p>0.00763266230933368</text:p>
          </table:table-cell>
          <table:table-cell table:formula="of:=([.AI13]*[.AI$2]+[.AI12]*[.AI$2])/[.AJ$2]" office:value-type="float" office:value="0.00534286361653358" calcext:value-type="float">
            <text:p>0.00534286361653358</text:p>
          </table:table-cell>
          <table:table-cell table:formula="of:=([.AJ13]*[.AJ$2]+[.AJ12]*[.AJ$2])/[.AK$2]" office:value-type="float" office:value="0.00369890558067709" calcext:value-type="float">
            <text:p>0.00369890558067709</text:p>
          </table:table-cell>
          <table:table-cell table:formula="of:=([.AK13]*[.AK$2]+[.AK12]*[.AK$2])/[.AL$2]" office:value-type="float" office:value="0.00253443530527875" calcext:value-type="float">
            <text:p>0.00253443530527875</text:p>
          </table:table-cell>
          <table:table-cell table:formula="of:=([.AL13]*[.AL$2]+[.AL12]*[.AL$2])/[.AM$2]" office:value-type="float" office:value="0.00171979538572487" calcext:value-type="float">
            <text:p>0.00171979538572487</text:p>
          </table:table-cell>
          <table:table-cell table:formula="of:=([.AM13]*[.AM$2]+[.AM12]*[.AM$2])/[.AN$2]" office:value-type="float" office:value="0.00115641413867706" calcext:value-type="float">
            <text:p>0.00115641413867706</text:p>
          </table:table-cell>
          <table:table-cell table:formula="of:=([.AN13]*[.AN$2]+[.AN12]*[.AN$2])/[.AO$2]" office:value-type="float" office:value="0.000770942759118043" calcext:value-type="float">
            <text:p>0.000770942759118043</text:p>
          </table:table-cell>
          <table:table-cell table:formula="of:=([.AO13]*[.AO$2]+[.AO12]*[.AO$2])/[.AP$2]" office:value-type="float" office:value="0.000509816985868383" calcext:value-type="float">
            <text:p>0.000509816985868383</text:p>
          </table:table-cell>
          <table:table-cell table:formula="of:=([.AP13]*[.AP$2]+[.AP12]*[.AP$2])/[.AQ$2]" office:value-type="float" office:value="0.000334567396976127" calcext:value-type="float">
            <text:p>0.000334567396976127</text:p>
          </table:table-cell>
          <table:table-cell table:formula="of:=([.AQ13]*[.AQ$2]+[.AQ12]*[.AQ$2])/[.AR$2]" office:value-type="float" office:value="0.000217975728332931" calcext:value-type="float">
            <text:p>0.000217975728332931</text:p>
          </table:table-cell>
          <table:table-cell table:formula="of:=([.AR13]*[.AR$2]+[.AR12]*[.AR$2])/[.AS$2]" office:value-type="float" office:value="0.000141043118333073" calcext:value-type="float">
            <text:p>0.000141043118333073</text:p>
          </table:table-cell>
          <table:table-cell table:formula="of:=([.AS13]*[.AS$2]+[.AS12]*[.AS$2])/[.AT$2]" office:value-type="float" office:value="0.0000906705760712612" calcext:value-type="float">
            <text:p>9.06705760712612E-05</text:p>
          </table:table-cell>
          <table:table-cell table:formula="of:=([.AT13]*[.AT$2]+[.AT12]*[.AT$2])/[.AU$2]" office:value-type="float" office:value="0.0000579284236010835" calcext:value-type="float">
            <text:p>5.79284236010835E-05</text:p>
          </table:table-cell>
          <table:table-cell table:formula="of:=([.AU13]*[.AU$2]+[.AU12]*[.AU$2])/[.AV$2]" office:value-type="float" office:value="0.0000367923771520395" calcext:value-type="float">
            <text:p>3.67923771520395E-05</text:p>
          </table:table-cell>
          <table:table-cell table:formula="of:=([.AV13]*[.AV$2]+[.AV12]*[.AV$2])/[.AW$2]" office:value-type="float" office:value="0.0000232372908328671" calcext:value-type="float">
            <text:p>2.32372908328671E-05</text:p>
          </table:table-cell>
          <table:table-cell table:formula="of:=([.AW13]*[.AW$2]+[.AW12]*[.AW$2])/[.AX$2]" office:value-type="float" office:value="0.0000145977852668011" calcext:value-type="float">
            <text:p>1.45977852668011E-05</text:p>
          </table:table-cell>
          <table:table-cell table:formula="of:=([.AX13]*[.AX$2]+[.AX12]*[.AX$2])/[.AY$2]" office:value-type="float" office:value="0.00000912361579175069" calcext:value-type="float">
            <text:p>9.12361579175069E-06</text:p>
          </table:table-cell>
          <table:table-cell table:formula="of:=([.AY13]*[.AY$2]+[.AY12]*[.AY$2])/[.AZ$2]" office:value-type="float" office:value="0.00000567444396804007" calcext:value-type="float">
            <text:p>5.67444396804007E-06</text:p>
          </table:table-cell>
          <table:table-cell table:formula="of:=([.AZ13]*[.AZ$2]+[.AZ12]*[.AZ$2])/[.BA$2]" office:value-type="float" office:value="0.00000351275102783433" calcext:value-type="float">
            <text:p>3.51275102783433E-06</text:p>
          </table:table-cell>
          <table:table-cell table:formula="of:=([.BA13]*[.BA$2]+[.BA12]*[.BA$2])/[.BB$2]" office:value-type="float" office:value="0.00000216483493575836" calcext:value-type="float">
            <text:p>2.16483493575836E-06</text:p>
          </table:table-cell>
          <table:table-cell table:formula="of:=([.BB13]*[.BB$2]+[.BB12]*[.BB$2])/[.BC$2]" office:value-type="float" office:value="0.00000132842143785172" calcext:value-type="float">
            <text:p>1.32842143785172E-06</text:p>
          </table:table-cell>
          <table:table-cell table:formula="of:=([.BC13]*[.BC$2]+[.BC12]*[.BC$2])/[.BD$2]" office:value-type="float" office:value="0.00000081181310090939" calcext:value-type="float">
            <text:p>8.11813100909387E-07</text:p>
          </table:table-cell>
          <table:table-cell table:formula="of:=([.BD13]*[.BD$2]+[.BD12]*[.BD$2])/[.BE$2]" office:value-type="float" office:value="0.00000049414710490137" calcext:value-type="float">
            <text:p>4.94147104901366E-07</text:p>
          </table:table-cell>
          <table:table-cell table:formula="of:=([.BE13]*[.BE$2]+[.BE12]*[.BE$2])/[.BF$2]" office:value-type="float" office:value="0.00000029964239339764" calcext:value-type="float">
            <text:p>2.99642393397637E-07</text:p>
          </table:table-cell>
          <table:table-cell table:formula="of:=([.BF13]*[.BF$2]+[.BF12]*[.BF$2])/[.BG$2]" office:value-type="float" office:value="0.00000018103394601107" calcext:value-type="float">
            <text:p>1.81033946011072E-07</text:p>
          </table:table-cell>
          <table:table-cell table:formula="of:=([.BG13]*[.BG$2]+[.BG12]*[.BG$2])/[.BH$2]" office:value-type="float" office:value="0.00000010898982463932" calcext:value-type="float">
            <text:p>1.08989824639319E-07</text:p>
          </table:table-cell>
          <table:table-cell table:formula="of:=([.BH13]*[.BH$2]+[.BH12]*[.BH$2])/[.BI$2]" office:value-type="float" office:value="0.00000006539389478359" calcext:value-type="float">
            <text:p>6.53938947835914E-08</text:p>
          </table:table-cell>
          <table:table-cell table:formula="of:=([.BI13]*[.BI$2]+[.BI12]*[.BI$2])/[.BJ$2]" office:value-type="float" office:value="0.00000003910811354705" calcext:value-type="float">
            <text:p>3.91081135470497E-08</text:p>
          </table:table-cell>
          <table:table-cell table:formula="of:=([.BJ13]*[.BJ$2]+[.BJ12]*[.BJ$2])/[.BK$2]" office:value-type="float" office:value="0.0000000233144523069" calcext:value-type="float">
            <text:p>2.3314452306895E-08</text:p>
          </table:table-cell>
          <table:table-cell table:formula="of:=([.BK13]*[.BK$2]+[.BK12]*[.BK$2])/[.BL$2]" office:value-type="float" office:value="0.00000001385670278617" calcext:value-type="float">
            <text:p>1.38567027861735E-08</text:p>
          </table:table-cell>
          <table:table-cell table:formula="of:=([.BL13]*[.BL$2]+[.BL12]*[.BL$2])/[.BM$2]" office:value-type="float" office:value="0.00000000821137942884" calcext:value-type="float">
            <text:p>8.21137942884354E-09</text:p>
          </table:table-cell>
          <table:table-cell table:formula="of:=([.BM13]*[.BM$2]+[.BM12]*[.BM$2])/[.BN$2]" office:value-type="float" office:value="0.00000000485217875341" calcext:value-type="float">
            <text:p>4.85217875340754E-09</text:p>
          </table:table-cell>
          <table:table-cell table:formula="of:=([.BN13]*[.BN$2]+[.BN12]*[.BN$2])/[.BO$2]" office:value-type="float" office:value="0.00000000285931962254" calcext:value-type="float">
            <text:p>2.85931962254373E-09</text:p>
          </table:table-cell>
          <table:table-cell table:formula="of:=([.BO13]*[.BO$2]+[.BO12]*[.BO$2])/[.BP$2]" office:value-type="float" office:value="0.00000000168047732202" calcext:value-type="float">
            <text:p>1.68047732202132E-09</text:p>
          </table:table-cell>
          <table:table-cell table:formula="of:=([.BP13]*[.BP$2]+[.BP12]*[.BP$2])/[.BQ$2]" office:value-type="float" office:value="0.00000000098510739567" calcext:value-type="float">
            <text:p>9.85107395667668E-10</text:p>
          </table:table-cell>
          <table:table-cell table:formula="of:=([.BQ13]*[.BQ$2]+[.BQ12]*[.BQ$2])/[.BR$2]" office:value-type="float" office:value="0.00000000057603737543" calcext:value-type="float">
            <text:p>5.76037375432789E-10</text:p>
          </table:table-cell>
          <table:table-cell table:formula="of:=([.BR13]*[.BR$2]+[.BR12]*[.BR$2])/[.BS$2]" office:value-type="float" office:value="0.00000000033602180234" calcext:value-type="float">
            <text:p>3.36021802335793E-10</text:p>
          </table:table-cell>
          <table:table-cell table:formula="of:=([.BS13]*[.BS$2]+[.BS12]*[.BS$2])/[.BT$2]" office:value-type="float" office:value="0.00000000019555367185" calcext:value-type="float">
            <text:p>1.95553671851158E-10</text:p>
          </table:table-cell>
          <table:table-cell table:formula="of:=([.BT13]*[.BT$2]+[.BT12]*[.BT$2])/[.BU$2]" office:value-type="float" office:value="0.00000000011354729333" calcext:value-type="float">
            <text:p>1.13547293332931E-10</text:p>
          </table:table-cell>
          <table:table-cell table:formula="of:=([.BU13]*[.BU$2]+[.BU12]*[.BU$2])/[.BV$2]" office:value-type="float" office:value="0.00000000006578533661" calcext:value-type="float">
            <text:p>6.57853366135234E-11</text:p>
          </table:table-cell>
          <table:table-cell table:formula="of:=([.BV13]*[.BV$2]+[.BV12]*[.BV$2])/[.BW$2]" office:value-type="float" office:value="0.00000000003803214773" calcext:value-type="float">
            <text:p>3.80321477296932E-11</text:p>
          </table:table-cell>
          <table:table-cell table:formula="of:=([.BW13]*[.BW$2]+[.BW12]*[.BW$2])/[.BX$2]" office:value-type="float" office:value="0.00000000002194162369" calcext:value-type="float">
            <text:p>2.19416236902076E-11</text:p>
          </table:table-cell>
          <table:table-cell table:formula="of:=([.BX13]*[.BX$2]+[.BX12]*[.BX$2])/[.BY$2]" office:value-type="float" office:value="0.00000000001263305606" calcext:value-type="float">
            <text:p>1.26330560640589E-11</text:p>
          </table:table-cell>
          <table:table-cell table:formula="of:=([.BY13]*[.BY$2]+[.BY12]*[.BY$2])/[.BZ$2]" office:value-type="float" office:value="0.00000000000725929341" calcext:value-type="float">
            <text:p>7.25929340994431E-12</text:p>
          </table:table-cell>
          <table:table-cell table:formula="of:=([.BZ13]*[.BZ$2]+[.BZ12]*[.BZ$2])/[.CA$2]" office:value-type="float" office:value="0.00000000000416341828" calcext:value-type="float">
            <text:p>4.16341827923277E-12</text:p>
          </table:table-cell>
          <table:table-cell table:formula="of:=([.CA13]*[.CA$2]+[.CA12]*[.CA$2])/[.CB$2]" office:value-type="float" office:value="0.00000000000238340612" calcext:value-type="float">
            <text:p>2.38340611637238E-12</text:p>
          </table:table-cell>
          <table:table-cell table:formula="of:=([.CB13]*[.CB$2]+[.CB12]*[.CB$2])/[.CC$2]" office:value-type="float" office:value="0.00000000000136194635" calcext:value-type="float">
            <text:p>1.36194635221279E-12</text:p>
          </table:table-cell>
          <table:table-cell table:formula="of:=([.CC13]*[.CC$2]+[.CC12]*[.CC$2])/[.CD$2]" office:value-type="float" office:value="0.00000000000077688489" calcext:value-type="float">
            <text:p>7.76884891050957E-13</text:p>
          </table:table-cell>
          <table:table-cell table:formula="of:=([.CD13]*[.CD$2]+[.CD12]*[.CD$2])/[.CE$2]" office:value-type="float" office:value="0.00000000000044239279" calcext:value-type="float">
            <text:p>4.42392785181795E-13</text:p>
          </table:table-cell>
          <table:table-cell table:formula="of:=([.CE13]*[.CE$2]+[.CE12]*[.CE$2])/[.CF$2]" office:value-type="float" office:value="0.00000000000025149727" calcext:value-type="float">
            <text:p>2.51497268288281E-13</text:p>
          </table:table-cell>
          <table:table-cell table:formula="of:=([.CF13]*[.CF$2]+[.CF12]*[.CF$2])/[.CG$2]" office:value-type="float" office:value="0.00000000000014274169" calcext:value-type="float">
            <text:p>1.42741692812267E-13</text:p>
          </table:table-cell>
          <table:table-cell table:formula="of:=([.CG13]*[.CG$2]+[.CG12]*[.CG$2])/[.CH$2]" office:value-type="float" office:value="0.00000000000008088696" calcext:value-type="float">
            <text:p>8.08869592602849E-14</text:p>
          </table:table-cell>
          <table:table-cell table:formula="of:=([.CH13]*[.CH$2]+[.CH12]*[.CH$2])/[.CI$2]" office:value-type="float" office:value="0.00000000000004576499" calcext:value-type="float">
            <text:p>4.57649901077928E-14</text:p>
          </table:table-cell>
          <table:table-cell table:formula="of:=([.CI13]*[.CI$2]+[.CI12]*[.CI$2])/[.CJ$2]" office:value-type="float" office:value="0.00000000000002585425" calcext:value-type="float">
            <text:p>2.58542476582985E-14</text:p>
          </table:table-cell>
          <table:table-cell table:formula="of:=([.CJ13]*[.CJ$2]+[.CJ12]*[.CJ$2])/[.CK$2]" office:value-type="float" office:value="0.00000000000001458445" calcext:value-type="float">
            <text:p>1.45844473969889E-14</text:p>
          </table:table-cell>
          <table:table-cell table:formula="of:=([.CK13]*[.CK$2]+[.CK12]*[.CK$2])/[.CL$2]" office:value-type="float" office:value="8.21528998944311E-015" calcext:value-type="float">
            <text:p>8.21528998944311E-15</text:p>
          </table:table-cell>
          <table:table-cell table:formula="of:=([.CL13]*[.CL$2]+[.CL12]*[.CL$2])/[.CM$2]" office:value-type="float" office:value="4.62110061906175E-015" calcext:value-type="float">
            <text:p>4.62110061906175E-15</text:p>
          </table:table-cell>
          <table:table-cell table:formula="of:=([.CM13]*[.CM$2]+[.CM12]*[.CM$2])/[.CN$2]" office:value-type="float" office:value="2.59580343416432E-015" calcext:value-type="float">
            <text:p>2.59580343416432E-15</text:p>
          </table:table-cell>
          <table:table-cell table:formula="of:=([.CN13]*[.CN$2]+[.CN12]*[.CN$2])/[.CO$2]" office:value-type="float" office:value="1.4561824142873E-015" calcext:value-type="float">
            <text:p>1.4561824142873E-15</text:p>
          </table:table-cell>
          <table:table-cell table:formula="of:=([.CO13]*[.CO$2]+[.CO12]*[.CO$2])/[.CP$2]" office:value-type="float" office:value="8.15813039329632E-016" calcext:value-type="float">
            <text:p>8.15813039329632E-16</text:p>
          </table:table-cell>
          <table:table-cell table:formula="of:=([.CP13]*[.CP$2]+[.CP12]*[.CP$2])/[.CQ$2]" office:value-type="float" office:value="4.56466819624913E-016" calcext:value-type="float">
            <text:p>4.56466819624913E-16</text:p>
          </table:table-cell>
          <table:table-cell table:formula="of:=([.CQ13]*[.CQ$2]+[.CQ12]*[.CQ$2])/[.CR$2]" office:value-type="float" office:value="2.55084399202157E-016" calcext:value-type="float">
            <text:p>2.55084399202157E-16</text:p>
          </table:table-cell>
          <table:table-cell table:formula="of:=([.CR13]*[.CR$2]+[.CR12]*[.CR$2])/[.CS$2]" office:value-type="float" office:value="1.42372687926785E-016" calcext:value-type="float">
            <text:p>1.42372687926785E-16</text:p>
          </table:table-cell>
          <table:table-cell table:number-columns-repeated="16287"/>
        </table:table-row>
        <table:table-row table:style-name="ro1">
          <table:table-cell/>
          <table:table-cell table:formula="of:=([.A14]*[.A$2]+[.A13]*[.A$2])/[.B$2]" office:value-type="float" office:value="0" calcext:value-type="float">
            <text:p>0</text:p>
          </table:table-cell>
          <table:table-cell table:formula="of:=([.B14]*[.B$2]+[.B13]*[.B$2])/[.C$2]" office:value-type="float" office:value="0" calcext:value-type="float">
            <text:p>0</text:p>
          </table:table-cell>
          <table:table-cell table:formula="of:=([.C14]*[.C$2]+[.C13]*[.C$2])/[.D$2]" office:value-type="float" office:value="0" calcext:value-type="float">
            <text:p>0</text:p>
          </table:table-cell>
          <table:table-cell table:formula="of:=([.D14]*[.D$2]+[.D13]*[.D$2])/[.E$2]" office:value-type="float" office:value="0" calcext:value-type="float">
            <text:p>0</text:p>
          </table:table-cell>
          <table:table-cell table:formula="of:=([.E14]*[.E$2]+[.E13]*[.E$2])/[.F$2]" office:value-type="float" office:value="0" calcext:value-type="float">
            <text:p>0</text:p>
          </table:table-cell>
          <table:table-cell table:formula="of:=([.F14]*[.F$2]+[.F13]*[.F$2])/[.G$2]" office:value-type="float" office:value="0" calcext:value-type="float">
            <text:p>0</text:p>
          </table:table-cell>
          <table:table-cell table:formula="of:=([.G14]*[.G$2]+[.G13]*[.G$2])/[.H$2]" office:value-type="float" office:value="0" calcext:value-type="float">
            <text:p>0</text:p>
          </table:table-cell>
          <table:table-cell table:formula="of:=([.H14]*[.H$2]+[.H13]*[.H$2])/[.I$2]" office:value-type="float" office:value="0" calcext:value-type="float">
            <text:p>0</text:p>
          </table:table-cell>
          <table:table-cell table:formula="of:=([.I14]*[.I$2]+[.I13]*[.I$2])/[.J$2]" office:value-type="float" office:value="0" calcext:value-type="float">
            <text:p>0</text:p>
          </table:table-cell>
          <table:table-cell table:formula="of:=([.J14]*[.J$2]+[.J13]*[.J$2])/[.K$2]" office:value-type="float" office:value="0" calcext:value-type="float">
            <text:p>0</text:p>
          </table:table-cell>
          <table:table-cell table:formula="of:=([.K14]*[.K$2]+[.K13]*[.K$2])/[.L$2]" office:value-type="float" office:value="0.00048828125" calcext:value-type="float">
            <text:p>0.00048828125</text:p>
          </table:table-cell>
          <table:table-cell table:formula="of:=([.L14]*[.L$2]+[.L13]*[.L$2])/[.M$2]" office:value-type="float" office:value="0.0029296875" calcext:value-type="float">
            <text:p>0.0029296875</text:p>
          </table:table-cell>
          <table:table-cell table:formula="of:=([.M14]*[.M$2]+[.M13]*[.M$2])/[.N$2]" office:value-type="float" office:value="0.009521484375" calcext:value-type="float">
            <text:p>0.009521484375</text:p>
          </table:table-cell>
          <table:table-cell table:formula="of:=([.N14]*[.N$2]+[.N13]*[.N$2])/[.O$2]" office:value-type="float" office:value="0.022216796875" calcext:value-type="float">
            <text:p>0.022216796875</text:p>
          </table:table-cell>
          <table:table-cell table:formula="of:=([.O14]*[.O$2]+[.O13]*[.O$2])/[.P$2]" office:value-type="float" office:value="0.041656494140625" calcext:value-type="float">
            <text:p>0.041656494140625</text:p>
          </table:table-cell>
          <table:table-cell table:formula="of:=([.P14]*[.P$2]+[.P13]*[.P$2])/[.Q$2]" office:value-type="float" office:value="0.066650390625" calcext:value-type="float">
            <text:p>0.066650390625</text:p>
          </table:table-cell>
          <table:table-cell table:formula="of:=([.Q14]*[.Q$2]+[.Q13]*[.Q$2])/[.R$2]" office:value-type="float" office:value="0.09442138671875" calcext:value-type="float">
            <text:p>0.09442138671875</text:p>
          </table:table-cell>
          <table:table-cell table:formula="of:=([.R14]*[.R$2]+[.R13]*[.R$2])/[.S$2]" office:value-type="float" office:value="0.12139892578125" calcext:value-type="float">
            <text:p>0.12139892578125</text:p>
          </table:table-cell>
          <table:table-cell table:formula="of:=([.S14]*[.S$2]+[.S13]*[.S$2])/[.T$2]" office:value-type="float" office:value="0.144161224365234" calcext:value-type="float">
            <text:p>0.144161224365234</text:p>
          </table:table-cell>
          <table:table-cell table:formula="of:=([.T14]*[.T$2]+[.T13]*[.T$2])/[.U$2]" office:value-type="float" office:value="0.160179138183594" calcext:value-type="float">
            <text:p>0.160179138183594</text:p>
          </table:table-cell>
          <table:table-cell table:formula="of:=([.U14]*[.U$2]+[.U13]*[.U$2])/[.V$2]" office:value-type="float" office:value="0.168188095092773" calcext:value-type="float">
            <text:p>0.168188095092773</text:p>
          </table:table-cell>
          <table:table-cell table:formula="of:=([.V14]*[.V$2]+[.V13]*[.V$2])/[.W$2]" office:value-type="float" office:value="0.168188095092773" calcext:value-type="float">
            <text:p>0.168188095092773</text:p>
          </table:table-cell>
          <table:table-cell table:formula="of:=([.W14]*[.W$2]+[.W13]*[.W$2])/[.X$2]" office:value-type="float" office:value="0.161180257797241" calcext:value-type="float">
            <text:p>0.161180257797241</text:p>
          </table:table-cell>
          <table:table-cell table:formula="of:=([.X14]*[.X$2]+[.X13]*[.X$2])/[.Y$2]" office:value-type="float" office:value="0.148781776428223" calcext:value-type="float">
            <text:p>0.148781776428223</text:p>
          </table:table-cell>
          <table:table-cell table:formula="of:=([.Y14]*[.Y$2]+[.Y13]*[.Y$2])/[.Z$2]" office:value-type="float" office:value="0.132840871810913" calcext:value-type="float">
            <text:p>0.132840871810913</text:p>
          </table:table-cell>
          <table:table-cell table:formula="of:=([.Z14]*[.Z$2]+[.Z13]*[.Z$2])/[.AA$2]" office:value-type="float" office:value="0.115128755569458" calcext:value-type="float">
            <text:p>0.115128755569458</text:p>
          </table:table-cell>
          <table:table-cell table:formula="of:=([.AA14]*[.AA$2]+[.AA13]*[.AA$2])/[.AB$2]" office:value-type="float" office:value="0.0971398875117302" calcext:value-type="float">
            <text:p>0.0971398875117302</text:p>
          </table:table-cell>
          <table:table-cell table:formula="of:=([.AB14]*[.AB$2]+[.AB13]*[.AB$2])/[.AC$2]" office:value-type="float" office:value="0.0799975544214249" calcext:value-type="float">
            <text:p>0.0799975544214249</text:p>
          </table:table-cell>
          <table:table-cell table:formula="of:=([.AC14]*[.AC$2]+[.AC13]*[.AC$2])/[.AD$2]" office:value-type="float" office:value="0.0644424743950367" calcext:value-type="float">
            <text:p>0.0644424743950367</text:p>
          </table:table-cell>
          <table:table-cell table:formula="of:=([.AD14]*[.AD$2]+[.AD13]*[.AD$2])/[.AE$2]" office:value-type="float" office:value="0.0508756376802921" calcext:value-type="float">
            <text:p>0.0508756376802921</text:p>
          </table:table-cell>
          <table:table-cell table:formula="of:=([.AE14]*[.AE$2]+[.AE13]*[.AE$2])/[.AF$2]" office:value-type="float" office:value="0.0394286192022264" calcext:value-type="float">
            <text:p>0.0394286192022264</text:p>
          </table:table-cell>
          <table:table-cell table:formula="of:=([.AF14]*[.AF$2]+[.AF13]*[.AF$2])/[.AG$2]" office:value-type="float" office:value="0.0300408527255058" calcext:value-type="float">
            <text:p>0.0300408527255058</text:p>
          </table:table-cell>
          <table:table-cell table:formula="of:=([.AG14]*[.AG$2]+[.AG13]*[.AG$2])/[.AH$2]" office:value-type="float" office:value="0.0225306395441294" calcext:value-type="float">
            <text:p>0.0225306395441294</text:p>
          </table:table-cell>
          <table:table-cell table:formula="of:=([.AH14]*[.AH$2]+[.AH13]*[.AH$2])/[.AI$2]" office:value-type="float" office:value="0.0166530814021826" calcext:value-type="float">
            <text:p>0.0166530814021826</text:p>
          </table:table-cell>
          <table:table-cell table:formula="of:=([.AI14]*[.AI$2]+[.AI13]*[.AI$2])/[.AJ$2]" office:value-type="float" office:value="0.0121428718557581" calcext:value-type="float">
            <text:p>0.0121428718557581</text:p>
          </table:table-cell>
          <table:table-cell table:formula="of:=([.AJ14]*[.AJ$2]+[.AJ13]*[.AJ$2])/[.AK$2]" office:value-type="float" office:value="0.00874286773614585" calcext:value-type="float">
            <text:p>0.00874286773614585</text:p>
          </table:table-cell>
          <table:table-cell table:formula="of:=([.AK14]*[.AK$2]+[.AK13]*[.AK$2])/[.AL$2]" office:value-type="float" office:value="0.00622088665841147" calcext:value-type="float">
            <text:p>0.00622088665841147</text:p>
          </table:table-cell>
          <table:table-cell table:formula="of:=([.AL14]*[.AL$2]+[.AL13]*[.AL$2])/[.AM$2]" office:value-type="float" office:value="0.00437766098184511" calcext:value-type="float">
            <text:p>0.00437766098184511</text:p>
          </table:table-cell>
          <table:table-cell table:formula="of:=([.AM14]*[.AM$2]+[.AM13]*[.AM$2])/[.AN$2]" office:value-type="float" office:value="0.00304872818378499" calcext:value-type="float">
            <text:p>0.00304872818378499</text:p>
          </table:table-cell>
          <table:table-cell table:formula="of:=([.AN14]*[.AN$2]+[.AN13]*[.AN$2])/[.AO$2]" office:value-type="float" office:value="0.00210257116123103" calcext:value-type="float">
            <text:p>0.00210257116123103</text:p>
          </table:table-cell>
          <table:table-cell table:formula="of:=([.AO14]*[.AO$2]+[.AO13]*[.AO$2])/[.AP$2]" office:value-type="float" office:value="0.00143675696017453" calcext:value-type="float">
            <text:p>0.00143675696017453</text:p>
          </table:table-cell>
          <table:table-cell table:formula="of:=([.AP14]*[.AP$2]+[.AP13]*[.AP$2])/[.AQ$2]" office:value-type="float" office:value="0.000973286973021459" calcext:value-type="float">
            <text:p>0.000973286973021459</text:p>
          </table:table-cell>
          <table:table-cell table:formula="of:=([.AQ14]*[.AQ$2]+[.AQ13]*[.AQ$2])/[.AR$2]" office:value-type="float" office:value="0.000653927184998793" calcext:value-type="float">
            <text:p>0.000653927184998793</text:p>
          </table:table-cell>
          <table:table-cell table:formula="of:=([.AR14]*[.AR$2]+[.AR13]*[.AR$2])/[.AS$2]" office:value-type="float" office:value="0.000435951456665862" calcext:value-type="float">
            <text:p>0.000435951456665862</text:p>
          </table:table-cell>
          <table:table-cell table:formula="of:=([.AS14]*[.AS$2]+[.AS13]*[.AS$2])/[.AT$2]" office:value-type="float" office:value="0.000288497287499467" calcext:value-type="float">
            <text:p>0.000288497287499467</text:p>
          </table:table-cell>
          <table:table-cell table:formula="of:=([.AT14]*[.AT$2]+[.AT13]*[.AT$2])/[.AU$2]" office:value-type="float" office:value="0.000189583931785364" calcext:value-type="float">
            <text:p>0.000189583931785364</text:p>
          </table:table-cell>
          <table:table-cell table:formula="of:=([.AU14]*[.AU$2]+[.AU13]*[.AU$2])/[.AV$2]" office:value-type="float" office:value="0.000123756177693224" calcext:value-type="float">
            <text:p>0.000123756177693224</text:p>
          </table:table-cell>
          <table:table-cell table:formula="of:=([.AV14]*[.AV$2]+[.AV13]*[.AV$2])/[.AW$2]" office:value-type="float" office:value="0.0000802742774226317" calcext:value-type="float">
            <text:p>8.02742774226317E-05</text:p>
          </table:table-cell>
          <table:table-cell table:formula="of:=([.AW14]*[.AW$2]+[.AW13]*[.AW$2])/[.AX$2]" office:value-type="float" office:value="0.0000517557841277494" calcext:value-type="float">
            <text:p>5.17557841277494E-05</text:p>
          </table:table-cell>
          <table:table-cell table:formula="of:=([.AX14]*[.AX$2]+[.AX13]*[.AX$2])/[.AY$2]" office:value-type="float" office:value="0.0000331767846972753" calcext:value-type="float">
            <text:p>3.31767846972753E-05</text:p>
          </table:table-cell>
          <table:table-cell table:formula="of:=([.AY14]*[.AY$2]+[.AY13]*[.AY$2])/[.AZ$2]" office:value-type="float" office:value="0.000021150200244513" calcext:value-type="float">
            <text:p>2.1150200244513E-05</text:p>
          </table:table-cell>
          <table:table-cell table:formula="of:=([.AZ14]*[.AZ$2]+[.AZ13]*[.AZ$2])/[.BA$2]" office:value-type="float" office:value="0.0000134123221062765" calcext:value-type="float">
            <text:p>1.34123221062765E-05</text:p>
          </table:table-cell>
          <table:table-cell table:formula="of:=([.BA14]*[.BA$2]+[.BA13]*[.BA$2])/[.BB$2]" office:value-type="float" office:value="0.00000846253656705542" calcext:value-type="float">
            <text:p>8.46253656705542E-06</text:p>
          </table:table-cell>
          <table:table-cell table:formula="of:=([.BB14]*[.BB$2]+[.BB13]*[.BB$2])/[.BC$2]" office:value-type="float" office:value="0.00000531368575140689" calcext:value-type="float">
            <text:p>5.31368575140689E-06</text:p>
          </table:table-cell>
          <table:table-cell table:formula="of:=([.BC14]*[.BC$2]+[.BC13]*[.BC$2])/[.BD$2]" office:value-type="float" office:value="0.00000332105359462931" calcext:value-type="float">
            <text:p>3.32105359462931E-06</text:p>
          </table:table-cell>
          <table:table-cell table:formula="of:=([.BD14]*[.BD$2]+[.BD13]*[.BD$2])/[.BE$2]" office:value-type="float" office:value="0.00000206643334776935" calcext:value-type="float">
            <text:p>2.06643334776935E-06</text:p>
          </table:table-cell>
          <table:table-cell table:formula="of:=([.BE14]*[.BE$2]+[.BE13]*[.BE$2])/[.BF$2]" office:value-type="float" office:value="0.00000128029022633536" calcext:value-type="float">
            <text:p>1.28029022633536E-06</text:p>
          </table:table-cell>
          <table:table-cell table:formula="of:=([.BF14]*[.BF$2]+[.BF13]*[.BF$2])/[.BG$2]" office:value-type="float" office:value="0.0000007899663098665" calcext:value-type="float">
            <text:p>7.89966309866497E-07</text:p>
          </table:table-cell>
          <table:table-cell table:formula="of:=([.BG14]*[.BG$2]+[.BG13]*[.BG$2])/[.BH$2]" office:value-type="float" office:value="0.00000048550012793878" calcext:value-type="float">
            <text:p>4.85500127938784E-07</text:p>
          </table:table-cell>
          <table:table-cell table:formula="of:=([.BH14]*[.BH$2]+[.BH13]*[.BH$2])/[.BI$2]" office:value-type="float" office:value="0.00000029724497628905" calcext:value-type="float">
            <text:p>2.97244976289052E-07</text:p>
          </table:table-cell>
          <table:table-cell table:formula="of:=([.BI14]*[.BI$2]+[.BI13]*[.BI$2])/[.BJ$2]" office:value-type="float" office:value="0.00000018131943553632" calcext:value-type="float">
            <text:p>1.81319435536322E-07</text:p>
          </table:table-cell>
          <table:table-cell table:formula="of:=([.BJ14]*[.BJ$2]+[.BJ13]*[.BJ$2])/[.BK$2]" office:value-type="float" office:value="0.00000011021377454169" calcext:value-type="float">
            <text:p>1.10213774541686E-07</text:p>
          </table:table-cell>
          <table:table-cell table:formula="of:=([.BK14]*[.BK$2]+[.BK13]*[.BK$2])/[.BL$2]" office:value-type="float" office:value="0.00000006676411342429" calcext:value-type="float">
            <text:p>6.67641134242903E-08</text:p>
          </table:table-cell>
          <table:table-cell table:formula="of:=([.BL14]*[.BL$2]+[.BL13]*[.BL$2])/[.BM$2]" office:value-type="float" office:value="0.00000004031040810523" calcext:value-type="float">
            <text:p>4.03104081052319E-08</text:p>
          </table:table-cell>
          <table:table-cell table:formula="of:=([.BM14]*[.BM$2]+[.BM13]*[.BM$2])/[.BN$2]" office:value-type="float" office:value="0.00000002426089376704" calcext:value-type="float">
            <text:p>2.42608937670377E-08</text:p>
          </table:table-cell>
          <table:table-cell table:formula="of:=([.BN14]*[.BN$2]+[.BN13]*[.BN$2])/[.BO$2]" office:value-type="float" office:value="0.00000001455653626022" calcext:value-type="float">
            <text:p>1.45565362602226E-08</text:p>
          </table:table-cell>
          <table:table-cell table:formula="of:=([.BO14]*[.BO$2]+[.BO13]*[.BO$2])/[.BP$2]" office:value-type="float" office:value="0.00000000870792794138" calcext:value-type="float">
            <text:p>8.70792794138318E-09</text:p>
          </table:table-cell>
          <table:table-cell table:formula="of:=([.BP14]*[.BP$2]+[.BP13]*[.BP$2])/[.BQ$2]" office:value-type="float" office:value="0.0000000051942026317" calcext:value-type="float">
            <text:p>5.19420263170225E-09</text:p>
          </table:table-cell>
          <table:table-cell table:formula="of:=([.BQ14]*[.BQ$2]+[.BQ13]*[.BQ$2])/[.BR$2]" office:value-type="float" office:value="0.00000000308965501368" calcext:value-type="float">
            <text:p>3.08965501368496E-09</text:p>
          </table:table-cell>
          <table:table-cell table:formula="of:=([.BR14]*[.BR$2]+[.BR13]*[.BR$2])/[.BS$2]" office:value-type="float" office:value="0.00000000183284619456" calcext:value-type="float">
            <text:p>1.83284619455887E-09</text:p>
          </table:table-cell>
          <table:table-cell table:formula="of:=([.BS14]*[.BS$2]+[.BS13]*[.BS$2])/[.BT$2]" office:value-type="float" office:value="0.00000000108443399845" calcext:value-type="float">
            <text:p>1.08443399844733E-09</text:p>
          </table:table-cell>
          <table:table-cell table:formula="of:=([.BT14]*[.BT$2]+[.BT13]*[.BT$2])/[.BU$2]" office:value-type="float" office:value="0.00000000063999383515" calcext:value-type="float">
            <text:p>6.39993835149246E-10</text:p>
          </table:table-cell>
          <table:table-cell table:formula="of:=([.BU14]*[.BU$2]+[.BU13]*[.BU$2])/[.BV$2]" office:value-type="float" office:value="0.00000000037677056424" calcext:value-type="float">
            <text:p>3.76770564241088E-10</text:p>
          </table:table-cell>
          <table:table-cell table:formula="of:=([.BV14]*[.BV$2]+[.BV13]*[.BV$2])/[.BW$2]" office:value-type="float" office:value="0.00000000022127795043" calcext:value-type="float">
            <text:p>2.21277950427306E-10</text:p>
          </table:table-cell>
          <table:table-cell table:formula="of:=([.BW14]*[.BW$2]+[.BW13]*[.BW$2])/[.BX$2]" office:value-type="float" office:value="0.00000000012965504908" calcext:value-type="float">
            <text:p>1.296550490785E-10</text:p>
          </table:table-cell>
          <table:table-cell table:formula="of:=([.BX14]*[.BX$2]+[.BX13]*[.BX$2])/[.BY$2]" office:value-type="float" office:value="0.00000000007579833638" calcext:value-type="float">
            <text:p>7.57983363843536E-11</text:p>
          </table:table-cell>
          <table:table-cell table:formula="of:=([.BY14]*[.BY$2]+[.BY13]*[.BY$2])/[.BZ$2]" office:value-type="float" office:value="0.00000000004421569622" calcext:value-type="float">
            <text:p>4.42156962242062E-11</text:p>
          </table:table-cell>
          <table:table-cell table:formula="of:=([.BZ14]*[.BZ$2]+[.BZ13]*[.BZ$2])/[.CA$2]" office:value-type="float" office:value="0.00000000002573749482" calcext:value-type="float">
            <text:p>2.57374948170753E-11</text:p>
          </table:table-cell>
          <table:table-cell table:formula="of:=([.CA14]*[.CA$2]+[.CA13]*[.CA$2])/[.CB$2]" office:value-type="float" office:value="0.00000000001495045655" calcext:value-type="float">
            <text:p>1.4950456548154E-11</text:p>
          </table:table-cell>
          <table:table-cell table:formula="of:=([.CB14]*[.CB$2]+[.CB13]*[.CB$2])/[.CC$2]" office:value-type="float" office:value="0.00000000000866693133" calcext:value-type="float">
            <text:p>8.6669313322632E-12</text:p>
          </table:table-cell>
          <table:table-cell table:formula="of:=([.CC14]*[.CC$2]+[.CC13]*[.CC$2])/[.CD$2]" office:value-type="float" office:value="0.00000000000501443884" calcext:value-type="float">
            <text:p>5.014438842238E-12</text:p>
          </table:table-cell>
          <table:table-cell table:formula="of:=([.CD14]*[.CD$2]+[.CD13]*[.CD$2])/[.CE$2]" office:value-type="float" office:value="0.00000000000289566187" calcext:value-type="float">
            <text:p>2.89566186664448E-12</text:p>
          </table:table-cell>
          <table:table-cell table:formula="of:=([.CE14]*[.CE$2]+[.CE13]*[.CE$2])/[.CF$2]" office:value-type="float" office:value="0.00000000000166902733" calcext:value-type="float">
            <text:p>1.66902732591314E-12</text:p>
          </table:table-cell>
          <table:table-cell table:formula="of:=([.CF14]*[.CF$2]+[.CF13]*[.CF$2])/[.CG$2]" office:value-type="float" office:value="0.0000000000009602623" calcext:value-type="float">
            <text:p>9.60262297100708E-13</text:p>
          </table:table-cell>
          <table:table-cell table:formula="of:=([.CG14]*[.CG$2]+[.CG13]*[.CG$2])/[.CH$2]" office:value-type="float" office:value="0.00000000000055150199" calcext:value-type="float">
            <text:p>5.51501994956488E-13</text:p>
          </table:table-cell>
          <table:table-cell table:formula="of:=([.CH14]*[.CH$2]+[.CH13]*[.CH$2])/[.CI$2]" office:value-type="float" office:value="0.00000000000031619448" calcext:value-type="float">
            <text:p>3.16194477108386E-13</text:p>
          </table:table-cell>
          <table:table-cell table:formula="of:=([.CI14]*[.CI$2]+[.CI13]*[.CI$2])/[.CJ$2]" office:value-type="float" office:value="0.00000000000018097973" calcext:value-type="float">
            <text:p>1.8097973360809E-13</text:p>
          </table:table-cell>
          <table:table-cell table:formula="of:=([.CJ14]*[.CJ$2]+[.CJ13]*[.CJ$2])/[.CK$2]" office:value-type="float" office:value="0.00000000000010341699" calcext:value-type="float">
            <text:p>1.03416990633194E-13</text:p>
          </table:table-cell>
          <table:table-cell table:formula="of:=([.CK14]*[.CK$2]+[.CK13]*[.CK$2])/[.CL$2]" office:value-type="float" office:value="0.00000000000005900072" calcext:value-type="float">
            <text:p>5.90007190150915E-14</text:p>
          </table:table-cell>
          <table:table-cell table:formula="of:=([.CL14]*[.CL$2]+[.CL13]*[.CL$2])/[.CM$2]" office:value-type="float" office:value="0.000000000000033608" calcext:value-type="float">
            <text:p>3.36080045022673E-14</text:p>
          </table:table-cell>
          <table:table-cell table:formula="of:=([.CM14]*[.CM$2]+[.CM13]*[.CM$2])/[.CN$2]" office:value-type="float" office:value="0.00000000000001911455" calcext:value-type="float">
            <text:p>1.91145525606645E-14</text:p>
          </table:table-cell>
          <table:table-cell table:formula="of:=([.CN14]*[.CN$2]+[.CN13]*[.CN$2])/[.CO$2]" office:value-type="float" office:value="0.00000000000001085518" calcext:value-type="float">
            <text:p>1.08551779974144E-14</text:p>
          </table:table-cell>
          <table:table-cell table:formula="of:=([.CO14]*[.CO$2]+[.CO13]*[.CO$2])/[.CP$2]" office:value-type="float" office:value="6.15568020585086E-015" calcext:value-type="float">
            <text:p>6.15568020585086E-15</text:p>
          </table:table-cell>
          <table:table-cell table:formula="of:=([.CP14]*[.CP$2]+[.CP13]*[.CP$2])/[.CQ$2]" office:value-type="float" office:value="3.48574662259025E-015" calcext:value-type="float">
            <text:p>3.48574662259025E-15</text:p>
          </table:table-cell>
          <table:table-cell table:formula="of:=([.CQ14]*[.CQ$2]+[.CQ13]*[.CQ$2])/[.CR$2]" office:value-type="float" office:value="1.97110672110758E-015" calcext:value-type="float">
            <text:p>1.97110672110758E-15</text:p>
          </table:table-cell>
          <table:table-cell table:formula="of:=([.CR14]*[.CR$2]+[.CR13]*[.CR$2])/[.CS$2]" office:value-type="float" office:value="1.11309556015487E-015" calcext:value-type="float">
            <text:p>1.11309556015487E-15</text:p>
          </table:table-cell>
          <table:table-cell table:number-columns-repeated="16287"/>
        </table:table-row>
        <table:table-row table:style-name="ro1">
          <table:table-cell/>
          <table:table-cell table:formula="of:=([.A15]*[.A$2]+[.A14]*[.A$2])/[.B$2]" office:value-type="float" office:value="0" calcext:value-type="float">
            <text:p>0</text:p>
          </table:table-cell>
          <table:table-cell table:formula="of:=([.B15]*[.B$2]+[.B14]*[.B$2])/[.C$2]" office:value-type="float" office:value="0" calcext:value-type="float">
            <text:p>0</text:p>
          </table:table-cell>
          <table:table-cell table:formula="of:=([.C15]*[.C$2]+[.C14]*[.C$2])/[.D$2]" office:value-type="float" office:value="0" calcext:value-type="float">
            <text:p>0</text:p>
          </table:table-cell>
          <table:table-cell table:formula="of:=([.D15]*[.D$2]+[.D14]*[.D$2])/[.E$2]" office:value-type="float" office:value="0" calcext:value-type="float">
            <text:p>0</text:p>
          </table:table-cell>
          <table:table-cell table:formula="of:=([.E15]*[.E$2]+[.E14]*[.E$2])/[.F$2]" office:value-type="float" office:value="0" calcext:value-type="float">
            <text:p>0</text:p>
          </table:table-cell>
          <table:table-cell table:formula="of:=([.F15]*[.F$2]+[.F14]*[.F$2])/[.G$2]" office:value-type="float" office:value="0" calcext:value-type="float">
            <text:p>0</text:p>
          </table:table-cell>
          <table:table-cell table:formula="of:=([.G15]*[.G$2]+[.G14]*[.G$2])/[.H$2]" office:value-type="float" office:value="0" calcext:value-type="float">
            <text:p>0</text:p>
          </table:table-cell>
          <table:table-cell table:formula="of:=([.H15]*[.H$2]+[.H14]*[.H$2])/[.I$2]" office:value-type="float" office:value="0" calcext:value-type="float">
            <text:p>0</text:p>
          </table:table-cell>
          <table:table-cell table:formula="of:=([.I15]*[.I$2]+[.I14]*[.I$2])/[.J$2]" office:value-type="float" office:value="0" calcext:value-type="float">
            <text:p>0</text:p>
          </table:table-cell>
          <table:table-cell table:formula="of:=([.J15]*[.J$2]+[.J14]*[.J$2])/[.K$2]" office:value-type="float" office:value="0" calcext:value-type="float">
            <text:p>0</text:p>
          </table:table-cell>
          <table:table-cell table:formula="of:=([.K15]*[.K$2]+[.K14]*[.K$2])/[.L$2]" office:value-type="float" office:value="0" calcext:value-type="float">
            <text:p>0</text:p>
          </table:table-cell>
          <table:table-cell table:formula="of:=([.L15]*[.L$2]+[.L14]*[.L$2])/[.M$2]" office:value-type="float" office:value="0.000244140625" calcext:value-type="float">
            <text:p>0.000244140625</text:p>
          </table:table-cell>
          <table:table-cell table:formula="of:=([.M15]*[.M$2]+[.M14]*[.M$2])/[.N$2]" office:value-type="float" office:value="0.0015869140625" calcext:value-type="float">
            <text:p>0.0015869140625</text:p>
          </table:table-cell>
          <table:table-cell table:formula="of:=([.N15]*[.N$2]+[.N14]*[.N$2])/[.O$2]" office:value-type="float" office:value="0.00555419921875" calcext:value-type="float">
            <text:p>0.00555419921875</text:p>
          </table:table-cell>
          <table:table-cell table:formula="of:=([.O15]*[.O$2]+[.O14]*[.O$2])/[.P$2]" office:value-type="float" office:value="0.013885498046875" calcext:value-type="float">
            <text:p>0.013885498046875</text:p>
          </table:table-cell>
          <table:table-cell table:formula="of:=([.P15]*[.P$2]+[.P14]*[.P$2])/[.Q$2]" office:value-type="float" office:value="0.02777099609375" calcext:value-type="float">
            <text:p>0.02777099609375</text:p>
          </table:table-cell>
          <table:table-cell table:formula="of:=([.Q15]*[.Q$2]+[.Q14]*[.Q$2])/[.R$2]" office:value-type="float" office:value="0.047210693359375" calcext:value-type="float">
            <text:p>0.047210693359375</text:p>
          </table:table-cell>
          <table:table-cell table:formula="of:=([.R15]*[.R$2]+[.R14]*[.R$2])/[.S$2]" office:value-type="float" office:value="0.0708160400390625" calcext:value-type="float">
            <text:p>0.0708160400390625</text:p>
          </table:table-cell>
          <table:table-cell table:formula="of:=([.S15]*[.S$2]+[.S14]*[.S$2])/[.T$2]" office:value-type="float" office:value="0.0961074829101563" calcext:value-type="float">
            <text:p>0.0961074829101563</text:p>
          </table:table-cell>
          <table:table-cell table:formula="of:=([.T15]*[.T$2]+[.T14]*[.T$2])/[.U$2]" office:value-type="float" office:value="0.120134353637695" calcext:value-type="float">
            <text:p>0.120134353637695</text:p>
          </table:table-cell>
          <table:table-cell table:formula="of:=([.U15]*[.U$2]+[.U14]*[.U$2])/[.V$2]" office:value-type="float" office:value="0.140156745910645" calcext:value-type="float">
            <text:p>0.140156745910645</text:p>
          </table:table-cell>
          <table:table-cell table:formula="of:=([.V15]*[.V$2]+[.V14]*[.V$2])/[.W$2]" office:value-type="float" office:value="0.154172420501709" calcext:value-type="float">
            <text:p>0.154172420501709</text:p>
          </table:table-cell>
          <table:table-cell table:formula="of:=([.W15]*[.W$2]+[.W14]*[.W$2])/[.X$2]" office:value-type="float" office:value="0.161180257797241" calcext:value-type="float">
            <text:p>0.161180257797241</text:p>
          </table:table-cell>
          <table:table-cell table:formula="of:=([.X15]*[.X$2]+[.X14]*[.X$2])/[.Y$2]" office:value-type="float" office:value="0.161180257797241" calcext:value-type="float">
            <text:p>0.161180257797241</text:p>
          </table:table-cell>
          <table:table-cell table:formula="of:=([.Y15]*[.Y$2]+[.Y14]*[.Y$2])/[.Z$2]" office:value-type="float" office:value="0.154981017112732" calcext:value-type="float">
            <text:p>0.154981017112732</text:p>
          </table:table-cell>
          <table:table-cell table:formula="of:=([.Z15]*[.Z$2]+[.Z14]*[.Z$2])/[.AA$2]" office:value-type="float" office:value="0.143910944461823" calcext:value-type="float">
            <text:p>0.143910944461823</text:p>
          </table:table-cell>
          <table:table-cell table:formula="of:=([.AA15]*[.AA$2]+[.AA14]*[.AA$2])/[.AB$2]" office:value-type="float" office:value="0.12951985001564" calcext:value-type="float">
            <text:p>0.12951985001564</text:p>
          </table:table-cell>
          <table:table-cell table:formula="of:=([.AB15]*[.AB$2]+[.AB14]*[.AB$2])/[.AC$2]" office:value-type="float" office:value="0.113329868763685" calcext:value-type="float">
            <text:p>0.113329868763685</text:p>
          </table:table-cell>
          <table:table-cell table:formula="of:=([.AC15]*[.AC$2]+[.AC14]*[.AC$2])/[.AD$2]" office:value-type="float" office:value="0.0966637115925551" calcext:value-type="float">
            <text:p>0.0966637115925551</text:p>
          </table:table-cell>
          <table:table-cell table:formula="of:=([.AD15]*[.AD$2]+[.AD14]*[.AD$2])/[.AE$2]" office:value-type="float" office:value="0.0805530929937959" calcext:value-type="float">
            <text:p>0.0805530929937959</text:p>
          </table:table-cell>
          <table:table-cell table:formula="of:=([.AE15]*[.AE$2]+[.AE14]*[.AE$2])/[.AF$2]" office:value-type="float" office:value="0.065714365337044" calcext:value-type="float">
            <text:p>0.065714365337044</text:p>
          </table:table-cell>
          <table:table-cell table:formula="of:=([.AF15]*[.AF$2]+[.AF14]*[.AF$2])/[.AG$2]" office:value-type="float" office:value="0.0525714922696352" calcext:value-type="float">
            <text:p>0.0525714922696352</text:p>
          </table:table-cell>
          <table:table-cell table:formula="of:=([.AG15]*[.AG$2]+[.AG14]*[.AG$2])/[.AH$2]" office:value-type="float" office:value="0.0413061724975705" calcext:value-type="float">
            <text:p>0.0413061724975705</text:p>
          </table:table-cell>
          <table:table-cell table:formula="of:=([.AH15]*[.AH$2]+[.AH14]*[.AH$2])/[.AI$2]" office:value-type="float" office:value="0.0319184060208499" calcext:value-type="float">
            <text:p>0.0319184060208499</text:p>
          </table:table-cell>
          <table:table-cell table:formula="of:=([.AI15]*[.AI$2]+[.AI14]*[.AI$2])/[.AJ$2]" office:value-type="float" office:value="0.0242857437115163" calcext:value-type="float">
            <text:p>0.0242857437115163</text:p>
          </table:table-cell>
          <table:table-cell table:formula="of:=([.AJ15]*[.AJ$2]+[.AJ14]*[.AJ$2])/[.AK$2]" office:value-type="float" office:value="0.0182143077836372" calcext:value-type="float">
            <text:p>0.0182143077836372</text:p>
          </table:table-cell>
          <table:table-cell table:formula="of:=([.AK15]*[.AK$2]+[.AK14]*[.AK$2])/[.AL$2]" office:value-type="float" office:value="0.0134785877598915" calcext:value-type="float">
            <text:p>0.0134785877598915</text:p>
          </table:table-cell>
          <table:table-cell table:formula="of:=([.AL15]*[.AL$2]+[.AL14]*[.AL$2])/[.AM$2]" office:value-type="float" office:value="0.0098497372091515" calcext:value-type="float">
            <text:p>0.0098497372091515</text:p>
          </table:table-cell>
          <table:table-cell table:formula="of:=([.AM15]*[.AM$2]+[.AM14]*[.AM$2])/[.AN$2]" office:value-type="float" office:value="0.00711369909549831" calcext:value-type="float">
            <text:p>0.00711369909549831</text:p>
          </table:table-cell>
          <table:table-cell table:formula="of:=([.AN15]*[.AN$2]+[.AN14]*[.AN$2])/[.AO$2]" office:value-type="float" office:value="0.00508121363964165" calcext:value-type="float">
            <text:p>0.00508121363964165</text:p>
          </table:table-cell>
          <table:table-cell table:formula="of:=([.AO15]*[.AO$2]+[.AO14]*[.AO$2])/[.AP$2]" office:value-type="float" office:value="0.00359189240043634" calcext:value-type="float">
            <text:p>0.00359189240043634</text:p>
          </table:table-cell>
          <table:table-cell table:formula="of:=([.AP15]*[.AP$2]+[.AP14]*[.AP$2])/[.AQ$2]" office:value-type="float" office:value="0.00251432468030544" calcext:value-type="float">
            <text:p>0.00251432468030544</text:p>
          </table:table-cell>
          <table:table-cell table:formula="of:=([.AQ15]*[.AQ$2]+[.AQ14]*[.AQ$2])/[.AR$2]" office:value-type="float" office:value="0.00174380582666345" calcext:value-type="float">
            <text:p>0.00174380582666345</text:p>
          </table:table-cell>
          <table:table-cell table:formula="of:=([.AR15]*[.AR$2]+[.AR14]*[.AR$2])/[.AS$2]" office:value-type="float" office:value="0.00119886650583112" calcext:value-type="float">
            <text:p>0.00119886650583112</text:p>
          </table:table-cell>
          <table:table-cell table:formula="of:=([.AS15]*[.AS$2]+[.AS14]*[.AS$2])/[.AT$2]" office:value-type="float" office:value="0.000817408981248491" calcext:value-type="float">
            <text:p>0.000817408981248491</text:p>
          </table:table-cell>
          <table:table-cell table:formula="of:=([.AT15]*[.AT$2]+[.AT14]*[.AT$2])/[.AU$2]" office:value-type="float" office:value="0.000552953134373979" calcext:value-type="float">
            <text:p>0.000552953134373979</text:p>
          </table:table-cell>
          <table:table-cell table:formula="of:=([.AU15]*[.AU$2]+[.AU14]*[.AU$2])/[.AV$2]" office:value-type="float" office:value="0.000371268533079672" calcext:value-type="float">
            <text:p>0.000371268533079672</text:p>
          </table:table-cell>
          <table:table-cell table:formula="of:=([.AV15]*[.AV$2]+[.AV14]*[.AV$2])/[.AW$2]" office:value-type="float" office:value="0.000247512355386448" calcext:value-type="float">
            <text:p>0.000247512355386448</text:p>
          </table:table-cell>
          <table:table-cell table:formula="of:=([.AW15]*[.AW$2]+[.AW14]*[.AW$2])/[.AX$2]" office:value-type="float" office:value="0.00016389331640454" calcext:value-type="float">
            <text:p>0.00016389331640454</text:p>
          </table:table-cell>
          <table:table-cell table:formula="of:=([.AX15]*[.AX$2]+[.AX14]*[.AX$2])/[.AY$2]" office:value-type="float" office:value="0.000107824550266145" calcext:value-type="float">
            <text:p>0.000107824550266145</text:p>
          </table:table-cell>
          <table:table-cell table:formula="of:=([.AY15]*[.AY$2]+[.AY14]*[.AY$2])/[.AZ$2]" office:value-type="float" office:value="0.0000705006674817099" calcext:value-type="float">
            <text:p>7.05006674817099E-05</text:p>
          </table:table-cell>
          <table:table-cell table:formula="of:=([.AZ15]*[.AZ$2]+[.AZ14]*[.AZ$2])/[.BA$2]" office:value-type="float" office:value="0.0000458254338631114" calcext:value-type="float">
            <text:p>4.58254338631114E-05</text:p>
          </table:table-cell>
          <table:table-cell table:formula="of:=([.BA15]*[.BA$2]+[.BA14]*[.BA$2])/[.BB$2]" office:value-type="float" office:value="0.000029618877984694" calcext:value-type="float">
            <text:p>2.9618877984694E-05</text:p>
          </table:table-cell>
          <table:table-cell table:formula="of:=([.BB15]*[.BB$2]+[.BB14]*[.BB$2])/[.BC$2]" office:value-type="float" office:value="0.0000190407072758747" calcext:value-type="float">
            <text:p>1.90407072758747E-05</text:p>
          </table:table-cell>
          <table:table-cell table:formula="of:=([.BC15]*[.BC$2]+[.BC14]*[.BC$2])/[.BD$2]" office:value-type="float" office:value="0.0000121771965136408" calcext:value-type="float">
            <text:p>1.21771965136408E-05</text:p>
          </table:table-cell>
          <table:table-cell table:formula="of:=([.BD15]*[.BD$2]+[.BD14]*[.BD$2])/[.BE$2]" office:value-type="float" office:value="0.00000774912505413505" calcext:value-type="float">
            <text:p>7.74912505413505E-06</text:p>
          </table:table-cell>
          <table:table-cell table:formula="of:=([.BE15]*[.BE$2]+[.BE14]*[.BE$2])/[.BF$2]" office:value-type="float" office:value="0.0000049077792009522" calcext:value-type="float">
            <text:p>4.9077792009522E-06</text:p>
          </table:table-cell>
          <table:table-cell table:formula="of:=([.BF15]*[.BF$2]+[.BF14]*[.BF$2])/[.BG$2]" office:value-type="float" office:value="0.00000309403471364378" calcext:value-type="float">
            <text:p>3.09403471364378E-06</text:p>
          </table:table-cell>
          <table:table-cell table:formula="of:=([.BG15]*[.BG$2]+[.BG14]*[.BG$2])/[.BH$2]" office:value-type="float" office:value="0.00000194200051175514" calcext:value-type="float">
            <text:p>1.94200051175514E-06</text:p>
          </table:table-cell>
          <table:table-cell table:formula="of:=([.BH15]*[.BH$2]+[.BH14]*[.BH$2])/[.BI$2]" office:value-type="float" office:value="0.00000121375031984696" calcext:value-type="float">
            <text:p>1.21375031984696E-06</text:p>
          </table:table-cell>
          <table:table-cell table:formula="of:=([.BI15]*[.BI$2]+[.BI14]*[.BI$2])/[.BJ$2]" office:value-type="float" office:value="0.00000075549764806801" calcext:value-type="float">
            <text:p>7.55497648068006E-07</text:p>
          </table:table-cell>
          <table:table-cell table:formula="of:=([.BJ15]*[.BJ$2]+[.BJ14]*[.BJ$2])/[.BK$2]" office:value-type="float" office:value="0.00000046840854180216" calcext:value-type="float">
            <text:p>4.68408541802164E-07</text:p>
          </table:table-cell>
          <table:table-cell table:formula="of:=([.BK15]*[.BK$2]+[.BK14]*[.BK$2])/[.BL$2]" office:value-type="float" office:value="0.00000028931115817192" calcext:value-type="float">
            <text:p>2.89311158171925E-07</text:p>
          </table:table-cell>
          <table:table-cell table:formula="of:=([.BL15]*[.BL$2]+[.BL14]*[.BL$2])/[.BM$2]" office:value-type="float" office:value="0.00000017803763579811" calcext:value-type="float">
            <text:p>1.78037635798108E-07</text:p>
          </table:table-cell>
          <table:table-cell table:formula="of:=([.BM15]*[.BM$2]+[.BM14]*[.BM$2])/[.BN$2]" office:value-type="float" office:value="0.00000010917402195167" calcext:value-type="float">
            <text:p>1.0917402195167E-07</text:p>
          </table:table-cell>
          <table:table-cell table:formula="of:=([.BN15]*[.BN$2]+[.BN14]*[.BN$2])/[.BO$2]" office:value-type="float" office:value="0.00000006671745785935" calcext:value-type="float">
            <text:p>6.67174578593537E-08</text:p>
          </table:table-cell>
          <table:table-cell table:formula="of:=([.BO15]*[.BO$2]+[.BO14]*[.BO$2])/[.BP$2]" office:value-type="float" office:value="0.00000004063699705979" calcext:value-type="float">
            <text:p>4.06369970597882E-08</text:p>
          </table:table-cell>
          <table:table-cell table:formula="of:=([.BP15]*[.BP$2]+[.BP14]*[.BP$2])/[.BQ$2]" office:value-type="float" office:value="0.00000002467246250059" calcext:value-type="float">
            <text:p>2.46724625005857E-08</text:p>
          </table:table-cell>
          <table:table-cell table:formula="of:=([.BQ15]*[.BQ$2]+[.BQ14]*[.BQ$2])/[.BR$2]" office:value-type="float" office:value="0.00000001493333256614" calcext:value-type="float">
            <text:p>1.4933332566144E-08</text:p>
          </table:table-cell>
          <table:table-cell table:formula="of:=([.BR15]*[.BR$2]+[.BR14]*[.BR$2])/[.BS$2]" office:value-type="float" office:value="0.00000000901149378991" calcext:value-type="float">
            <text:p>9.01149378991446E-09</text:p>
          </table:table-cell>
          <table:table-cell table:formula="of:=([.BS15]*[.BS$2]+[.BS14]*[.BS$2])/[.BT$2]" office:value-type="float" office:value="0.00000000542216999224" calcext:value-type="float">
            <text:p>5.42216999223667E-09</text:p>
          </table:table-cell>
          <table:table-cell table:formula="of:=([.BT15]*[.BT$2]+[.BT14]*[.BT$2])/[.BU$2]" office:value-type="float" office:value="0.00000000325330199534" calcext:value-type="float">
            <text:p>3.253301995342E-09</text:p>
          </table:table-cell>
          <table:table-cell table:formula="of:=([.BU15]*[.BU$2]+[.BU14]*[.BU$2])/[.BV$2]" office:value-type="float" office:value="0.00000000194664791525" calcext:value-type="float">
            <text:p>1.94664791524562E-09</text:p>
          </table:table-cell>
          <table:table-cell table:formula="of:=([.BV15]*[.BV$2]+[.BV14]*[.BV$2])/[.BW$2]" office:value-type="float" office:value="0.00000000116170923974" calcext:value-type="float">
            <text:p>1.16170923974336E-09</text:p>
          </table:table-cell>
          <table:table-cell table:formula="of:=([.BW15]*[.BW$2]+[.BW14]*[.BW$2])/[.BX$2]" office:value-type="float" office:value="0.00000000069149359509" calcext:value-type="float">
            <text:p>6.91493595085331E-10</text:p>
          </table:table-cell>
          <table:table-cell table:formula="of:=([.BX15]*[.BX$2]+[.BX14]*[.BX$2])/[.BY$2]" office:value-type="float" office:value="0.00000000041057432208" calcext:value-type="float">
            <text:p>4.10574322081915E-10</text:p>
          </table:table-cell>
          <table:table-cell table:formula="of:=([.BY15]*[.BY$2]+[.BY14]*[.BY$2])/[.BZ$2]" office:value-type="float" office:value="0.00000000024318632923" calcext:value-type="float">
            <text:p>2.43186329233134E-10</text:p>
          </table:table-cell>
          <table:table-cell table:formula="of:=([.BZ15]*[.BZ$2]+[.BZ14]*[.BZ$2])/[.CA$2]" office:value-type="float" office:value="0.00000000014370101273" calcext:value-type="float">
            <text:p>1.4370101272867E-10</text:p>
          </table:table-cell>
          <table:table-cell table:formula="of:=([.CA15]*[.CA$2]+[.CA14]*[.CA$2])/[.CB$2]" office:value-type="float" office:value="0.00000000008471925377" calcext:value-type="float">
            <text:p>8.47192537728728E-11</text:p>
          </table:table-cell>
          <table:table-cell table:formula="of:=([.CB15]*[.CB$2]+[.CB14]*[.CB$2])/[.CC$2]" office:value-type="float" office:value="0.00000000004983485516" calcext:value-type="float">
            <text:p>4.98348551605134E-11</text:p>
          </table:table-cell>
          <table:table-cell table:formula="of:=([.CC15]*[.CC$2]+[.CC14]*[.CC$2])/[.CD$2]" office:value-type="float" office:value="0.00000000002925089325" calcext:value-type="float">
            <text:p>2.92508932463883E-11</text:p>
          </table:table-cell>
          <table:table-cell table:formula="of:=([.CD15]*[.CD$2]+[.CD14]*[.CD$2])/[.CE$2]" office:value-type="float" office:value="0.00000000001713266604" calcext:value-type="float">
            <text:p>1.71326660443132E-11</text:p>
          </table:table-cell>
          <table:table-cell table:formula="of:=([.CE15]*[.CE$2]+[.CE14]*[.CE$2])/[.CF$2]" office:value-type="float" office:value="0.00000000001001416396" calcext:value-type="float">
            <text:p>1.00141639554788E-11</text:p>
          </table:table-cell>
          <table:table-cell table:formula="of:=([.CF15]*[.CF$2]+[.CF14]*[.CF$2])/[.CG$2]" office:value-type="float" office:value="0.00000000000584159564" calcext:value-type="float">
            <text:p>5.84159564069597E-12</text:p>
          </table:table-cell>
          <table:table-cell table:formula="of:=([.CG15]*[.CG$2]+[.CG14]*[.CG$2])/[.CH$2]" office:value-type="float" office:value="0.00000000000340092897" calcext:value-type="float">
            <text:p>3.40092896889834E-12</text:p>
          </table:table-cell>
          <table:table-cell table:formula="of:=([.CH15]*[.CH$2]+[.CH14]*[.CH$2])/[.CI$2]" office:value-type="float" office:value="0.00000000000197621548" calcext:value-type="float">
            <text:p>1.97621548192741E-12</text:p>
          </table:table-cell>
          <table:table-cell table:formula="of:=([.CI15]*[.CI$2]+[.CI14]*[.CI$2])/[.CJ$2]" office:value-type="float" office:value="0.00000000000114620498" calcext:value-type="float">
            <text:p>1.1462049795179E-12</text:p>
          </table:table-cell>
          <table:table-cell table:formula="of:=([.CJ15]*[.CJ$2]+[.CJ14]*[.CJ$2])/[.CK$2]" office:value-type="float" office:value="0.00000000000066359236" calcext:value-type="float">
            <text:p>6.63592356562995E-13</text:p>
          </table:table-cell>
          <table:table-cell table:formula="of:=([.CK15]*[.CK$2]+[.CK14]*[.CK$2])/[.CL$2]" office:value-type="float" office:value="0.00000000000038350467" calcext:value-type="float">
            <text:p>3.83504673598094E-13</text:p>
          </table:table-cell>
          <table:table-cell table:formula="of:=([.CL15]*[.CL$2]+[.CL14]*[.CL$2])/[.CM$2]" office:value-type="float" office:value="0.0000000000002212527" calcext:value-type="float">
            <text:p>2.21252696306593E-13</text:p>
          </table:table-cell>
          <table:table-cell table:formula="of:=([.CM15]*[.CM$2]+[.CM14]*[.CM$2])/[.CN$2]" office:value-type="float" office:value="0.00000000000012743035" calcext:value-type="float">
            <text:p>1.2743035040443E-13</text:p>
          </table:table-cell>
          <table:table-cell table:formula="of:=([.CN15]*[.CN$2]+[.CN14]*[.CN$2])/[.CO$2]" office:value-type="float" office:value="0.00000000000007327245" calcext:value-type="float">
            <text:p>7.32724514825473E-14</text:p>
          </table:table-cell>
          <table:table-cell table:formula="of:=([.CO15]*[.CO$2]+[.CO14]*[.CO$2])/[.CP$2]" office:value-type="float" office:value="0.00000000000004206381" calcext:value-type="float">
            <text:p>4.20638147399809E-14</text:p>
          </table:table-cell>
          <table:table-cell table:formula="of:=([.CP15]*[.CP$2]+[.CP14]*[.CP$2])/[.CQ$2]" office:value-type="float" office:value="0.00000000000002410975" calcext:value-type="float">
            <text:p>2.41097474729159E-14</text:p>
          </table:table-cell>
          <table:table-cell table:formula="of:=([.CQ15]*[.CQ$2]+[.CQ14]*[.CQ$2])/[.CR$2]" office:value-type="float" office:value="0.00000000000001379775" calcext:value-type="float">
            <text:p>1.37977470477531E-14</text:p>
          </table:table-cell>
          <table:table-cell table:formula="of:=([.CR15]*[.CR$2]+[.CR14]*[.CR$2])/[.CS$2]" office:value-type="float" office:value="7.88442688443032E-015" calcext:value-type="float">
            <text:p>7.88442688443032E-15</text:p>
          </table:table-cell>
          <table:table-cell table:number-columns-repeated="16287"/>
        </table:table-row>
        <table:table-row table:style-name="ro1">
          <table:table-cell/>
          <table:table-cell table:formula="of:=([.A16]*[.A$2]+[.A15]*[.A$2])/[.B$2]" office:value-type="float" office:value="0" calcext:value-type="float">
            <text:p>0</text:p>
          </table:table-cell>
          <table:table-cell table:formula="of:=([.B16]*[.B$2]+[.B15]*[.B$2])/[.C$2]" office:value-type="float" office:value="0" calcext:value-type="float">
            <text:p>0</text:p>
          </table:table-cell>
          <table:table-cell table:formula="of:=([.C16]*[.C$2]+[.C15]*[.C$2])/[.D$2]" office:value-type="float" office:value="0" calcext:value-type="float">
            <text:p>0</text:p>
          </table:table-cell>
          <table:table-cell table:formula="of:=([.D16]*[.D$2]+[.D15]*[.D$2])/[.E$2]" office:value-type="float" office:value="0" calcext:value-type="float">
            <text:p>0</text:p>
          </table:table-cell>
          <table:table-cell table:formula="of:=([.E16]*[.E$2]+[.E15]*[.E$2])/[.F$2]" office:value-type="float" office:value="0" calcext:value-type="float">
            <text:p>0</text:p>
          </table:table-cell>
          <table:table-cell table:formula="of:=([.F16]*[.F$2]+[.F15]*[.F$2])/[.G$2]" office:value-type="float" office:value="0" calcext:value-type="float">
            <text:p>0</text:p>
          </table:table-cell>
          <table:table-cell table:formula="of:=([.G16]*[.G$2]+[.G15]*[.G$2])/[.H$2]" office:value-type="float" office:value="0" calcext:value-type="float">
            <text:p>0</text:p>
          </table:table-cell>
          <table:table-cell table:formula="of:=([.H16]*[.H$2]+[.H15]*[.H$2])/[.I$2]" office:value-type="float" office:value="0" calcext:value-type="float">
            <text:p>0</text:p>
          </table:table-cell>
          <table:table-cell table:formula="of:=([.I16]*[.I$2]+[.I15]*[.I$2])/[.J$2]" office:value-type="float" office:value="0" calcext:value-type="float">
            <text:p>0</text:p>
          </table:table-cell>
          <table:table-cell table:formula="of:=([.J16]*[.J$2]+[.J15]*[.J$2])/[.K$2]" office:value-type="float" office:value="0" calcext:value-type="float">
            <text:p>0</text:p>
          </table:table-cell>
          <table:table-cell table:formula="of:=([.K16]*[.K$2]+[.K15]*[.K$2])/[.L$2]" office:value-type="float" office:value="0" calcext:value-type="float">
            <text:p>0</text:p>
          </table:table-cell>
          <table:table-cell table:formula="of:=([.L16]*[.L$2]+[.L15]*[.L$2])/[.M$2]" office:value-type="float" office:value="0" calcext:value-type="float">
            <text:p>0</text:p>
          </table:table-cell>
          <table:table-cell table:formula="of:=([.M16]*[.M$2]+[.M15]*[.M$2])/[.N$2]" office:value-type="float" office:value="0.0001220703125" calcext:value-type="float">
            <text:p>0.0001220703125</text:p>
          </table:table-cell>
          <table:table-cell table:formula="of:=([.N16]*[.N$2]+[.N15]*[.N$2])/[.O$2]" office:value-type="float" office:value="0.0008544921875" calcext:value-type="float">
            <text:p>0.0008544921875</text:p>
          </table:table-cell>
          <table:table-cell table:formula="of:=([.O16]*[.O$2]+[.O15]*[.O$2])/[.P$2]" office:value-type="float" office:value="0.003204345703125" calcext:value-type="float">
            <text:p>0.003204345703125</text:p>
          </table:table-cell>
          <table:table-cell table:formula="of:=([.P16]*[.P$2]+[.P15]*[.P$2])/[.Q$2]" office:value-type="float" office:value="0.008544921875" calcext:value-type="float">
            <text:p>0.008544921875</text:p>
          </table:table-cell>
          <table:table-cell table:formula="of:=([.Q16]*[.Q$2]+[.Q15]*[.Q$2])/[.R$2]" office:value-type="float" office:value="0.018157958984375" calcext:value-type="float">
            <text:p>0.018157958984375</text:p>
          </table:table-cell>
          <table:table-cell table:formula="of:=([.R16]*[.R$2]+[.R15]*[.R$2])/[.S$2]" office:value-type="float" office:value="0.032684326171875" calcext:value-type="float">
            <text:p>0.032684326171875</text:p>
          </table:table-cell>
          <table:table-cell table:formula="of:=([.S16]*[.S$2]+[.S15]*[.S$2])/[.T$2]" office:value-type="float" office:value="0.0517501831054688" calcext:value-type="float">
            <text:p>0.0517501831054688</text:p>
          </table:table-cell>
          <table:table-cell table:formula="of:=([.T16]*[.T$2]+[.T15]*[.T$2])/[.U$2]" office:value-type="float" office:value="0.0739288330078125" calcext:value-type="float">
            <text:p>0.0739288330078125</text:p>
          </table:table-cell>
          <table:table-cell table:formula="of:=([.U16]*[.U$2]+[.U15]*[.U$2])/[.V$2]" office:value-type="float" office:value="0.0970315933227539" calcext:value-type="float">
            <text:p>0.0970315933227539</text:p>
          </table:table-cell>
          <table:table-cell table:formula="of:=([.V16]*[.V$2]+[.V15]*[.V$2])/[.W$2]" office:value-type="float" office:value="0.118594169616699" calcext:value-type="float">
            <text:p>0.118594169616699</text:p>
          </table:table-cell>
          <table:table-cell table:formula="of:=([.W16]*[.W$2]+[.W15]*[.W$2])/[.X$2]" office:value-type="float" office:value="0.136383295059204" calcext:value-type="float">
            <text:p>0.136383295059204</text:p>
          </table:table-cell>
          <table:table-cell table:formula="of:=([.X16]*[.X$2]+[.X15]*[.X$2])/[.Y$2]" office:value-type="float" office:value="0.148781776428223" calcext:value-type="float">
            <text:p>0.148781776428223</text:p>
          </table:table-cell>
          <table:table-cell table:formula="of:=([.Y16]*[.Y$2]+[.Y15]*[.Y$2])/[.Z$2]" office:value-type="float" office:value="0.154981017112732" calcext:value-type="float">
            <text:p>0.154981017112732</text:p>
          </table:table-cell>
          <table:table-cell table:formula="of:=([.Z16]*[.Z$2]+[.Z15]*[.Z$2])/[.AA$2]" office:value-type="float" office:value="0.154981017112732" calcext:value-type="float">
            <text:p>0.154981017112732</text:p>
          </table:table-cell>
          <table:table-cell table:formula="of:=([.AA16]*[.AA$2]+[.AA15]*[.AA$2])/[.AB$2]" office:value-type="float" office:value="0.149445980787277" calcext:value-type="float">
            <text:p>0.149445980787277</text:p>
          </table:table-cell>
          <table:table-cell table:formula="of:=([.AB16]*[.AB$2]+[.AB15]*[.AB$2])/[.AC$2]" office:value-type="float" office:value="0.139482915401459" calcext:value-type="float">
            <text:p>0.139482915401459</text:p>
          </table:table-cell>
          <table:table-cell table:formula="of:=([.AC16]*[.AC$2]+[.AC15]*[.AC$2])/[.AD$2]" office:value-type="float" office:value="0.126406392082572" calcext:value-type="float">
            <text:p>0.126406392082572</text:p>
          </table:table-cell>
          <table:table-cell table:formula="of:=([.AD16]*[.AD$2]+[.AD15]*[.AD$2])/[.AE$2]" office:value-type="float" office:value="0.111535051837564" calcext:value-type="float">
            <text:p>0.111535051837564</text:p>
          </table:table-cell>
          <table:table-cell table:formula="of:=([.AE16]*[.AE$2]+[.AE15]*[.AE$2])/[.AF$2]" office:value-type="float" office:value="0.0960440724156797" calcext:value-type="float">
            <text:p>0.0960440724156797</text:p>
          </table:table-cell>
          <table:table-cell table:formula="of:=([.AF16]*[.AF$2]+[.AF15]*[.AF$2])/[.AG$2]" office:value-type="float" office:value="0.0808792188763619" calcext:value-type="float">
            <text:p>0.0808792188763619</text:p>
          </table:table-cell>
          <table:table-cell table:formula="of:=([.AG16]*[.AG$2]+[.AG15]*[.AG$2])/[.AH$2]" office:value-type="float" office:value="0.0667253555729985" calcext:value-type="float">
            <text:p>0.0667253555729985</text:p>
          </table:table-cell>
          <table:table-cell table:formula="of:=([.AH16]*[.AH$2]+[.AH15]*[.AH$2])/[.AI$2]" office:value-type="float" office:value="0.0540157640352845" calcext:value-type="float">
            <text:p>0.0540157640352845</text:p>
          </table:table-cell>
          <table:table-cell table:formula="of:=([.AI16]*[.AI$2]+[.AI15]*[.AI$2])/[.AJ$2]" office:value-type="float" office:value="0.0429670850280672" calcext:value-type="float">
            <text:p>0.0429670850280672</text:p>
          </table:table-cell>
          <table:table-cell table:formula="of:=([.AJ16]*[.AJ$2]+[.AJ15]*[.AJ$2])/[.AK$2]" office:value-type="float" office:value="0.0336264143697917" calcext:value-type="float">
            <text:p>0.0336264143697917</text:p>
          </table:table-cell>
          <table:table-cell table:formula="of:=([.AK16]*[.AK$2]+[.AK15]*[.AK$2])/[.AL$2]" office:value-type="float" office:value="0.0259203610767145" calcext:value-type="float">
            <text:p>0.0259203610767145</text:p>
          </table:table-cell>
          <table:table-cell table:formula="of:=([.AL16]*[.AL$2]+[.AL15]*[.AL$2])/[.AM$2]" office:value-type="float" office:value="0.019699474418303" calcext:value-type="float">
            <text:p>0.019699474418303</text:p>
          </table:table-cell>
          <table:table-cell table:formula="of:=([.AM16]*[.AM$2]+[.AM15]*[.AM$2])/[.AN$2]" office:value-type="float" office:value="0.0147746058137272" calcext:value-type="float">
            <text:p>0.0147746058137272</text:p>
          </table:table-cell>
          <table:table-cell table:formula="of:=([.AN16]*[.AN$2]+[.AN15]*[.AN$2])/[.AO$2]" office:value-type="float" office:value="0.0109441524546128" calcext:value-type="float">
            <text:p>0.0109441524546128</text:p>
          </table:table-cell>
          <table:table-cell table:formula="of:=([.AO16]*[.AO$2]+[.AO15]*[.AO$2])/[.AP$2]" office:value-type="float" office:value="0.00801268304712721" calcext:value-type="float">
            <text:p>0.00801268304712721</text:p>
          </table:table-cell>
          <table:table-cell table:formula="of:=([.AP16]*[.AP$2]+[.AP15]*[.AP$2])/[.AQ$2]" office:value-type="float" office:value="0.00580228772378177" calcext:value-type="float">
            <text:p>0.00580228772378177</text:p>
          </table:table-cell>
          <table:table-cell table:formula="of:=([.AQ16]*[.AQ$2]+[.AQ15]*[.AQ$2])/[.AR$2]" office:value-type="float" office:value="0.00415830620204361" calcext:value-type="float">
            <text:p>0.00415830620204361</text:p>
          </table:table-cell>
          <table:table-cell table:formula="of:=([.AR16]*[.AR$2]+[.AR15]*[.AR$2])/[.AS$2]" office:value-type="float" office:value="0.00295105601435353" calcext:value-type="float">
            <text:p>0.00295105601435353</text:p>
          </table:table-cell>
          <table:table-cell table:formula="of:=([.AS16]*[.AS$2]+[.AS15]*[.AS$2])/[.AT$2]" office:value-type="float" office:value="0.00207496126009232" calcext:value-type="float">
            <text:p>0.00207496126009232</text:p>
          </table:table-cell>
          <table:table-cell table:formula="of:=([.AT16]*[.AT$2]+[.AT15]*[.AT$2])/[.AU$2]" office:value-type="float" office:value="0.00144618512067041" calcext:value-type="float">
            <text:p>0.00144618512067041</text:p>
          </table:table-cell>
          <table:table-cell table:formula="of:=([.AU16]*[.AU$2]+[.AU15]*[.AU$2])/[.AV$2]" office:value-type="float" office:value="0.000999569127522193" calcext:value-type="float">
            <text:p>0.000999569127522193</text:p>
          </table:table-cell>
          <table:table-cell table:formula="of:=([.AV16]*[.AV$2]+[.AV15]*[.AV$2])/[.AW$2]" office:value-type="float" office:value="0.000685418830300932" calcext:value-type="float">
            <text:p>0.000685418830300932</text:p>
          </table:table-cell>
          <table:table-cell table:formula="of:=([.AW16]*[.AW$2]+[.AW15]*[.AW$2])/[.AX$2]" office:value-type="float" office:value="0.00046646559284369" calcext:value-type="float">
            <text:p>0.00046646559284369</text:p>
          </table:table-cell>
          <table:table-cell table:formula="of:=([.AX16]*[.AX$2]+[.AX15]*[.AX$2])/[.AY$2]" office:value-type="float" office:value="0.000315179454624115" calcext:value-type="float">
            <text:p>0.000315179454624115</text:p>
          </table:table-cell>
          <table:table-cell table:formula="of:=([.AY16]*[.AY$2]+[.AY15]*[.AY$2])/[.AZ$2]" office:value-type="float" office:value="0.00021150200244513" calcext:value-type="float">
            <text:p>0.00021150200244513</text:p>
          </table:table-cell>
          <table:table-cell table:formula="of:=([.AZ16]*[.AZ$2]+[.AZ15]*[.AZ$2])/[.BA$2]" office:value-type="float" office:value="0.00014100133496342" calcext:value-type="float">
            <text:p>0.00014100133496342</text:p>
          </table:table-cell>
          <table:table-cell table:formula="of:=([.BA16]*[.BA$2]+[.BA15]*[.BA$2])/[.BB$2]" office:value-type="float" office:value="0.0000934133844132656" calcext:value-type="float">
            <text:p>9.34133844132656E-05</text:p>
          </table:table-cell>
          <table:table-cell table:formula="of:=([.BB16]*[.BB$2]+[.BB15]*[.BB$2])/[.BC$2]" office:value-type="float" office:value="0.0000615161311989798" calcext:value-type="float">
            <text:p>6.15161311989798E-05</text:p>
          </table:table-cell>
          <table:table-cell table:formula="of:=([.BC16]*[.BC$2]+[.BC15]*[.BC$2])/[.BD$2]" office:value-type="float" office:value="0.0000402784192374273" calcext:value-type="float">
            <text:p>4.02784192374273E-05</text:p>
          </table:table-cell>
          <table:table-cell table:formula="of:=([.BD16]*[.BD$2]+[.BD15]*[.BD$2])/[.BE$2]" office:value-type="float" office:value="0.000026227807875534" calcext:value-type="float">
            <text:p>2.6227807875534E-05</text:p>
          </table:table-cell>
          <table:table-cell table:formula="of:=([.BE16]*[.BE$2]+[.BE15]*[.BE$2])/[.BF$2]" office:value-type="float" office:value="0.0000169884664648345" calcext:value-type="float">
            <text:p>1.69884664648345E-05</text:p>
          </table:table-cell>
          <table:table-cell table:formula="of:=([.BF16]*[.BF$2]+[.BF15]*[.BF$2])/[.BG$2]" office:value-type="float" office:value="0.0000109481228328934" calcext:value-type="float">
            <text:p>1.09481228328934E-05</text:p>
          </table:table-cell>
          <table:table-cell table:formula="of:=([.BG16]*[.BG$2]+[.BG15]*[.BG$2])/[.BH$2]" office:value-type="float" office:value="0.00000702107877326857" calcext:value-type="float">
            <text:p>7.02107877326857E-06</text:p>
          </table:table-cell>
          <table:table-cell table:formula="of:=([.BH16]*[.BH$2]+[.BH15]*[.BH$2])/[.BI$2]" office:value-type="float" office:value="0.00000448153964251186" calcext:value-type="float">
            <text:p>4.48153964251186E-06</text:p>
          </table:table-cell>
          <table:table-cell table:formula="of:=([.BI16]*[.BI$2]+[.BI15]*[.BI$2])/[.BJ$2]" office:value-type="float" office:value="0.00000284764498117941" calcext:value-type="float">
            <text:p>2.84764498117941E-06</text:p>
          </table:table-cell>
          <table:table-cell table:formula="of:=([.BJ16]*[.BJ$2]+[.BJ15]*[.BJ$2])/[.BK$2]" office:value-type="float" office:value="0.00000180157131462371" calcext:value-type="float">
            <text:p>1.80157131462371E-06</text:p>
          </table:table-cell>
          <table:table-cell table:formula="of:=([.BK16]*[.BK$2]+[.BK15]*[.BK$2])/[.BL$2]" office:value-type="float" office:value="0.00000113498992821294" calcext:value-type="float">
            <text:p>1.13498992821294E-06</text:p>
          </table:table-cell>
          <table:table-cell table:formula="of:=([.BL16]*[.BL$2]+[.BL15]*[.BL$2])/[.BM$2]" office:value-type="float" office:value="0.00000071215054319243" calcext:value-type="float">
            <text:p>7.1215054319243E-07</text:p>
          </table:table-cell>
          <table:table-cell table:formula="of:=([.BM16]*[.BM$2]+[.BM15]*[.BM$2])/[.BN$2]" office:value-type="float" office:value="0.00000044509408949527" calcext:value-type="float">
            <text:p>4.45094089495269E-07</text:p>
          </table:table-cell>
          <table:table-cell table:formula="of:=([.BN16]*[.BN$2]+[.BN15]*[.BN$2])/[.BO$2]" office:value-type="float" office:value="0.00000027713405572347" calcext:value-type="float">
            <text:p>2.77134055723469E-07</text:p>
          </table:table-cell>
          <table:table-cell table:formula="of:=([.BO16]*[.BO$2]+[.BO15]*[.BO$2])/[.BP$2]" office:value-type="float" office:value="0.00000017192575679141" calcext:value-type="float">
            <text:p>1.71925756791412E-07</text:p>
          </table:table-cell>
          <table:table-cell table:formula="of:=([.BP16]*[.BP$2]+[.BP15]*[.BP$2])/[.BQ$2]" office:value-type="float" office:value="0.0000001062813769256" calcext:value-type="float">
            <text:p>1.062813769256E-07</text:p>
          </table:table-cell>
          <table:table-cell table:formula="of:=([.BQ16]*[.BQ$2]+[.BQ15]*[.BQ$2])/[.BR$2]" office:value-type="float" office:value="0.00000006547691971309" calcext:value-type="float">
            <text:p>6.54769197130928E-08</text:p>
          </table:table-cell>
          <table:table-cell table:formula="of:=([.BR16]*[.BR$2]+[.BR15]*[.BR$2])/[.BS$2]" office:value-type="float" office:value="0.00000004020512613962" calcext:value-type="float">
            <text:p>4.02051261396184E-08</text:p>
          </table:table-cell>
          <table:table-cell table:formula="of:=([.BS16]*[.BS$2]+[.BS15]*[.BS$2])/[.BT$2]" office:value-type="float" office:value="0.00000002460830996477" calcext:value-type="float">
            <text:p>2.46083099647664E-08</text:p>
          </table:table-cell>
          <table:table-cell table:formula="of:=([.BT16]*[.BT$2]+[.BT15]*[.BT$2])/[.BU$2]" office:value-type="float" office:value="0.0000000150152399785" calcext:value-type="float">
            <text:p>1.50152399785015E-08</text:p>
          </table:table-cell>
          <table:table-cell table:formula="of:=([.BU16]*[.BU$2]+[.BU15]*[.BU$2])/[.BV$2]" office:value-type="float" office:value="0.00000000913427098692" calcext:value-type="float">
            <text:p>9.13427098692177E-09</text:p>
          </table:table-cell>
          <table:table-cell table:formula="of:=([.BV16]*[.BV$2]+[.BV15]*[.BV$2])/[.BW$2]" office:value-type="float" office:value="0.00000000554045945108" calcext:value-type="float">
            <text:p>5.5404594510837E-09</text:p>
          </table:table-cell>
          <table:table-cell table:formula="of:=([.BW16]*[.BW$2]+[.BW15]*[.BW$2])/[.BX$2]" office:value-type="float" office:value="0.00000000335108434541" calcext:value-type="float">
            <text:p>3.35108434541353E-09</text:p>
          </table:table-cell>
          <table:table-cell table:formula="of:=([.BX16]*[.BX$2]+[.BX15]*[.BX$2])/[.BY$2]" office:value-type="float" office:value="0.00000000202128897025" calcext:value-type="float">
            <text:p>2.02128897024943E-09</text:p>
          </table:table-cell>
          <table:table-cell table:formula="of:=([.BY16]*[.BY$2]+[.BY15]*[.BY$2])/[.BZ$2]" office:value-type="float" office:value="0.00000000121593164617" calcext:value-type="float">
            <text:p>1.21593164616567E-09</text:p>
          </table:table-cell>
          <table:table-cell table:formula="of:=([.BZ16]*[.BZ$2]+[.BZ15]*[.BZ$2])/[.CA$2]" office:value-type="float" office:value="0.0000000007295589877" calcext:value-type="float">
            <text:p>7.29558987699403E-10</text:p>
          </table:table-cell>
          <table:table-cell table:formula="of:=([.CA16]*[.CA$2]+[.CA15]*[.CA$2])/[.CB$2]" office:value-type="float" office:value="0.00000000043663000021" calcext:value-type="float">
            <text:p>4.36630000214037E-10</text:p>
          </table:table-cell>
          <table:table-cell table:formula="of:=([.CB16]*[.CB$2]+[.CB15]*[.CB$2])/[.CC$2]" office:value-type="float" office:value="0.00000000026067462699" calcext:value-type="float">
            <text:p>2.60674626993455E-10</text:p>
          </table:table-cell>
          <table:table-cell table:formula="of:=([.CC16]*[.CC$2]+[.CC15]*[.CC$2])/[.CD$2]" office:value-type="float" office:value="0.00000000015525474108" calcext:value-type="float">
            <text:p>1.55254741076984E-10</text:p>
          </table:table-cell>
          <table:table-cell table:formula="of:=([.CD16]*[.CD$2]+[.CD15]*[.CD$2])/[.CE$2]" office:value-type="float" office:value="0.00000000009225281716" calcext:value-type="float">
            <text:p>9.22528171616862E-11</text:p>
          </table:table-cell>
          <table:table-cell table:formula="of:=([.CE16]*[.CE$2]+[.CE15]*[.CE$2])/[.CF$2]" office:value-type="float" office:value="0.0000000000546927416" calcext:value-type="float">
            <text:p>5.46927416029997E-11</text:p>
          </table:table-cell>
          <table:table-cell table:formula="of:=([.CF16]*[.CF$2]+[.CF15]*[.CF$2])/[.CG$2]" office:value-type="float" office:value="0.00000000003235345278" calcext:value-type="float">
            <text:p>3.23534527792392E-11</text:p>
          </table:table-cell>
          <table:table-cell table:formula="of:=([.CG16]*[.CG$2]+[.CG15]*[.CG$2])/[.CH$2]" office:value-type="float" office:value="0.00000000001909752421" calcext:value-type="float">
            <text:p>1.90975242099676E-11</text:p>
          </table:table-cell>
          <table:table-cell table:formula="of:=([.CH16]*[.CH$2]+[.CH15]*[.CH$2])/[.CI$2]" office:value-type="float" office:value="0.00000000001124922659" calcext:value-type="float">
            <text:p>1.1249226589433E-11</text:p>
          </table:table-cell>
          <table:table-cell table:formula="of:=([.CI16]*[.CI$2]+[.CI15]*[.CI$2])/[.CJ$2]" office:value-type="float" office:value="0.00000000000661272104" calcext:value-type="float">
            <text:p>6.61272103568019E-12</text:p>
          </table:table-cell>
          <table:table-cell table:formula="of:=([.CJ16]*[.CJ$2]+[.CJ15]*[.CJ$2])/[.CK$2]" office:value-type="float" office:value="0.00000000000387946301" calcext:value-type="float">
            <text:p>3.87946300759905E-12</text:p>
          </table:table-cell>
          <table:table-cell table:formula="of:=([.CK16]*[.CK$2]+[.CK15]*[.CK$2])/[.CL$2]" office:value-type="float" office:value="0.00000000000227152768" calcext:value-type="float">
            <text:p>2.27152768208102E-12</text:p>
          </table:table-cell>
          <table:table-cell table:formula="of:=([.CL16]*[.CL$2]+[.CL15]*[.CL$2])/[.CM$2]" office:value-type="float" office:value="0.00000000000132751618" calcext:value-type="float">
            <text:p>1.32751617783956E-12</text:p>
          </table:table-cell>
          <table:table-cell table:formula="of:=([.CM16]*[.CM$2]+[.CM15]*[.CM$2])/[.CN$2]" office:value-type="float" office:value="0.00000000000077438444" calcext:value-type="float">
            <text:p>7.74384437073075E-13</text:p>
          </table:table-cell>
          <table:table-cell table:formula="of:=([.CN16]*[.CN$2]+[.CN15]*[.CN$2])/[.CO$2]" office:value-type="float" office:value="0.00000000000045090739" calcext:value-type="float">
            <text:p>4.50907393738753E-13</text:p>
          </table:table-cell>
          <table:table-cell table:formula="of:=([.CO16]*[.CO$2]+[.CO15]*[.CO$2])/[.CP$2]" office:value-type="float" office:value="0.00000000000026208992" calcext:value-type="float">
            <text:p>2.6208992261065E-13</text:p>
          </table:table-cell>
          <table:table-cell table:formula="of:=([.CP16]*[.CP$2]+[.CP15]*[.CP$2])/[.CQ$2]" office:value-type="float" office:value="0.00000000000015207687" calcext:value-type="float">
            <text:p>1.52076868675315E-13</text:p>
          </table:table-cell>
          <table:table-cell table:formula="of:=([.CQ16]*[.CQ$2]+[.CQ15]*[.CQ$2])/[.CR$2]" office:value-type="float" office:value="0.00000000000008809331" calcext:value-type="float">
            <text:p>8.80933080741157E-14</text:p>
          </table:table-cell>
          <table:table-cell table:formula="of:=([.CR16]*[.CR$2]+[.CR15]*[.CR$2])/[.CS$2]" office:value-type="float" office:value="0.00000000000005094553" calcext:value-type="float">
            <text:p>5.09455275609344E-14</text:p>
          </table:table-cell>
          <table:table-cell table:number-columns-repeated="16287"/>
        </table:table-row>
        <table:table-row table:style-name="ro1">
          <table:table-cell/>
          <table:table-cell table:formula="of:=([.A17]*[.A$2]+[.A16]*[.A$2])/[.B$2]" office:value-type="float" office:value="0" calcext:value-type="float">
            <text:p>0</text:p>
          </table:table-cell>
          <table:table-cell table:formula="of:=([.B17]*[.B$2]+[.B16]*[.B$2])/[.C$2]" office:value-type="float" office:value="0" calcext:value-type="float">
            <text:p>0</text:p>
          </table:table-cell>
          <table:table-cell table:formula="of:=([.C17]*[.C$2]+[.C16]*[.C$2])/[.D$2]" office:value-type="float" office:value="0" calcext:value-type="float">
            <text:p>0</text:p>
          </table:table-cell>
          <table:table-cell table:formula="of:=([.D17]*[.D$2]+[.D16]*[.D$2])/[.E$2]" office:value-type="float" office:value="0" calcext:value-type="float">
            <text:p>0</text:p>
          </table:table-cell>
          <table:table-cell table:formula="of:=([.E17]*[.E$2]+[.E16]*[.E$2])/[.F$2]" office:value-type="float" office:value="0" calcext:value-type="float">
            <text:p>0</text:p>
          </table:table-cell>
          <table:table-cell table:formula="of:=([.F17]*[.F$2]+[.F16]*[.F$2])/[.G$2]" office:value-type="float" office:value="0" calcext:value-type="float">
            <text:p>0</text:p>
          </table:table-cell>
          <table:table-cell table:formula="of:=([.G17]*[.G$2]+[.G16]*[.G$2])/[.H$2]" office:value-type="float" office:value="0" calcext:value-type="float">
            <text:p>0</text:p>
          </table:table-cell>
          <table:table-cell table:formula="of:=([.H17]*[.H$2]+[.H16]*[.H$2])/[.I$2]" office:value-type="float" office:value="0" calcext:value-type="float">
            <text:p>0</text:p>
          </table:table-cell>
          <table:table-cell table:formula="of:=([.I17]*[.I$2]+[.I16]*[.I$2])/[.J$2]" office:value-type="float" office:value="0" calcext:value-type="float">
            <text:p>0</text:p>
          </table:table-cell>
          <table:table-cell table:formula="of:=([.J17]*[.J$2]+[.J16]*[.J$2])/[.K$2]" office:value-type="float" office:value="0" calcext:value-type="float">
            <text:p>0</text:p>
          </table:table-cell>
          <table:table-cell table:formula="of:=([.K17]*[.K$2]+[.K16]*[.K$2])/[.L$2]" office:value-type="float" office:value="0" calcext:value-type="float">
            <text:p>0</text:p>
          </table:table-cell>
          <table:table-cell table:formula="of:=([.L17]*[.L$2]+[.L16]*[.L$2])/[.M$2]" office:value-type="float" office:value="0" calcext:value-type="float">
            <text:p>0</text:p>
          </table:table-cell>
          <table:table-cell table:formula="of:=([.M17]*[.M$2]+[.M16]*[.M$2])/[.N$2]" office:value-type="float" office:value="0" calcext:value-type="float">
            <text:p>0</text:p>
          </table:table-cell>
          <table:table-cell table:formula="of:=([.N17]*[.N$2]+[.N16]*[.N$2])/[.O$2]" office:value-type="float" office:value="0.00006103515625" calcext:value-type="float">
            <text:p>0.00006103515625</text:p>
          </table:table-cell>
          <table:table-cell table:formula="of:=([.O17]*[.O$2]+[.O16]*[.O$2])/[.P$2]" office:value-type="float" office:value="0.000457763671875" calcext:value-type="float">
            <text:p>0.000457763671875</text:p>
          </table:table-cell>
          <table:table-cell table:formula="of:=([.P17]*[.P$2]+[.P16]*[.P$2])/[.Q$2]" office:value-type="float" office:value="0.0018310546875" calcext:value-type="float">
            <text:p>0.0018310546875</text:p>
          </table:table-cell>
          <table:table-cell table:formula="of:=([.Q17]*[.Q$2]+[.Q16]*[.Q$2])/[.R$2]" office:value-type="float" office:value="0.00518798828125" calcext:value-type="float">
            <text:p>0.00518798828125</text:p>
          </table:table-cell>
          <table:table-cell table:formula="of:=([.R17]*[.R$2]+[.R16]*[.R$2])/[.S$2]" office:value-type="float" office:value="0.0116729736328125" calcext:value-type="float">
            <text:p>0.0116729736328125</text:p>
          </table:table-cell>
          <table:table-cell table:formula="of:=([.S17]*[.S$2]+[.S16]*[.S$2])/[.T$2]" office:value-type="float" office:value="0.0221786499023438" calcext:value-type="float">
            <text:p>0.0221786499023438</text:p>
          </table:table-cell>
          <table:table-cell table:formula="of:=([.T17]*[.T$2]+[.T16]*[.T$2])/[.U$2]" office:value-type="float" office:value="0.0369644165039063" calcext:value-type="float">
            <text:p>0.0369644165039063</text:p>
          </table:table-cell>
          <table:table-cell table:formula="of:=([.U17]*[.U$2]+[.U16]*[.U$2])/[.V$2]" office:value-type="float" office:value="0.0554466247558594" calcext:value-type="float">
            <text:p>0.0554466247558594</text:p>
          </table:table-cell>
          <table:table-cell table:formula="of:=([.V17]*[.V$2]+[.V16]*[.V$2])/[.W$2]" office:value-type="float" office:value="0.0762391090393066" calcext:value-type="float">
            <text:p>0.0762391090393066</text:p>
          </table:table-cell>
          <table:table-cell table:formula="of:=([.W17]*[.W$2]+[.W16]*[.W$2])/[.X$2]" office:value-type="float" office:value="0.0974166393280029" calcext:value-type="float">
            <text:p>0.0974166393280029</text:p>
          </table:table-cell>
          <table:table-cell table:formula="of:=([.X17]*[.X$2]+[.X16]*[.X$2])/[.Y$2]" office:value-type="float" office:value="0.116899967193604" calcext:value-type="float">
            <text:p>0.116899967193604</text:p>
          </table:table-cell>
          <table:table-cell table:formula="of:=([.Y17]*[.Y$2]+[.Y16]*[.Y$2])/[.Z$2]" office:value-type="float" office:value="0.132840871810913" calcext:value-type="float">
            <text:p>0.132840871810913</text:p>
          </table:table-cell>
          <table:table-cell table:formula="of:=([.Z17]*[.Z$2]+[.Z16]*[.Z$2])/[.AA$2]" office:value-type="float" office:value="0.143910944461823" calcext:value-type="float">
            <text:p>0.143910944461823</text:p>
          </table:table-cell>
          <table:table-cell table:formula="of:=([.AA17]*[.AA$2]+[.AA16]*[.AA$2])/[.AB$2]" office:value-type="float" office:value="0.149445980787277" calcext:value-type="float">
            <text:p>0.149445980787277</text:p>
          </table:table-cell>
          <table:table-cell table:formula="of:=([.AB17]*[.AB$2]+[.AB16]*[.AB$2])/[.AC$2]" office:value-type="float" office:value="0.149445980787277" calcext:value-type="float">
            <text:p>0.149445980787277</text:p>
          </table:table-cell>
          <table:table-cell table:formula="of:=([.AC17]*[.AC$2]+[.AC16]*[.AC$2])/[.AD$2]" office:value-type="float" office:value="0.144464448094368" calcext:value-type="float">
            <text:p>0.144464448094368</text:p>
          </table:table-cell>
          <table:table-cell table:formula="of:=([.AD17]*[.AD$2]+[.AD16]*[.AD$2])/[.AE$2]" office:value-type="float" office:value="0.13543542008847" calcext:value-type="float">
            <text:p>0.13543542008847</text:p>
          </table:table-cell>
          <table:table-cell table:formula="of:=([.AE17]*[.AE$2]+[.AE16]*[.AE$2])/[.AF$2]" office:value-type="float" office:value="0.123485235963017" calcext:value-type="float">
            <text:p>0.123485235963017</text:p>
          </table:table-cell>
          <table:table-cell table:formula="of:=([.AF17]*[.AF$2]+[.AF16]*[.AF$2])/[.AG$2]" office:value-type="float" office:value="0.109764654189348" calcext:value-type="float">
            <text:p>0.109764654189348</text:p>
          </table:table-cell>
          <table:table-cell table:formula="of:=([.AG17]*[.AG$2]+[.AG16]*[.AG$2])/[.AH$2]" office:value-type="float" office:value="0.095321936532855" calcext:value-type="float">
            <text:p>0.095321936532855</text:p>
          </table:table-cell>
          <table:table-cell table:formula="of:=([.AH17]*[.AH$2]+[.AH16]*[.AH$2])/[.AI$2]" office:value-type="float" office:value="0.0810236460529268" calcext:value-type="float">
            <text:p>0.0810236460529268</text:p>
          </table:table-cell>
          <table:table-cell table:formula="of:=([.AI17]*[.AI$2]+[.AI16]*[.AI$2])/[.AJ$2]" office:value-type="float" office:value="0.0675197050441057" calcext:value-type="float">
            <text:p>0.0675197050441057</text:p>
          </table:table-cell>
          <table:table-cell table:formula="of:=([.AJ17]*[.AJ$2]+[.AJ16]*[.AJ$2])/[.AK$2]" office:value-type="float" office:value="0.0552433950360864" calcext:value-type="float">
            <text:p>0.0552433950360864</text:p>
          </table:table-cell>
          <table:table-cell table:formula="of:=([.AK17]*[.AK$2]+[.AK16]*[.AK$2])/[.AL$2]" office:value-type="float" office:value="0.0444349047029391" calcext:value-type="float">
            <text:p>0.0444349047029391</text:p>
          </table:table-cell>
          <table:table-cell table:formula="of:=([.AL17]*[.AL$2]+[.AL16]*[.AL$2])/[.AM$2]" office:value-type="float" office:value="0.0351776328898268" calcext:value-type="float">
            <text:p>0.0351776328898268</text:p>
          </table:table-cell>
          <table:table-cell table:formula="of:=([.AM17]*[.AM$2]+[.AM16]*[.AM$2])/[.AN$2]" office:value-type="float" office:value="0.0274385536540649" calcext:value-type="float">
            <text:p>0.0274385536540649</text:p>
          </table:table-cell>
          <table:table-cell table:formula="of:=([.AN17]*[.AN$2]+[.AN16]*[.AN$2])/[.AO$2]" office:value-type="float" office:value="0.0211065797338961" calcext:value-type="float">
            <text:p>0.0211065797338961</text:p>
          </table:table-cell>
          <table:table-cell table:formula="of:=([.AO17]*[.AO$2]+[.AO16]*[.AO$2])/[.AP$2]" office:value-type="float" office:value="0.0160253660942544" calcext:value-type="float">
            <text:p>0.0160253660942544</text:p>
          </table:table-cell>
          <table:table-cell table:formula="of:=([.AP17]*[.AP$2]+[.AP16]*[.AP$2])/[.AQ$2]" office:value-type="float" office:value="0.0120190245706908" calcext:value-type="float">
            <text:p>0.0120190245706908</text:p>
          </table:table-cell>
          <table:table-cell table:formula="of:=([.AQ17]*[.AQ$2]+[.AQ16]*[.AQ$2])/[.AR$2]" office:value-type="float" office:value="0.0089106561472363" calcext:value-type="float">
            <text:p>0.0089106561472363</text:p>
          </table:table-cell>
          <table:table-cell table:formula="of:=([.AR17]*[.AR$2]+[.AR16]*[.AR$2])/[.AS$2]" office:value-type="float" office:value="0.00653448117463995" calcext:value-type="float">
            <text:p>0.00653448117463995</text:p>
          </table:table-cell>
          <table:table-cell table:formula="of:=([.AS17]*[.AS$2]+[.AS16]*[.AS$2])/[.AT$2]" office:value-type="float" office:value="0.00474276859449674" calcext:value-type="float">
            <text:p>0.00474276859449674</text:p>
          </table:table-cell>
          <table:table-cell table:formula="of:=([.AT17]*[.AT$2]+[.AT16]*[.AT$2])/[.AU$2]" office:value-type="float" office:value="0.00340886492729453" calcext:value-type="float">
            <text:p>0.00340886492729453</text:p>
          </table:table-cell>
          <table:table-cell table:formula="of:=([.AU17]*[.AU$2]+[.AU16]*[.AU$2])/[.AV$2]" office:value-type="float" office:value="0.00242752502398247" calcext:value-type="float">
            <text:p>0.00242752502398247</text:p>
          </table:table-cell>
          <table:table-cell table:formula="of:=([.AV17]*[.AV$2]+[.AV16]*[.AV$2])/[.AW$2]" office:value-type="float" office:value="0.00171354707575233" calcext:value-type="float">
            <text:p>0.00171354707575233</text:p>
          </table:table-cell>
          <table:table-cell table:formula="of:=([.AW17]*[.AW$2]+[.AW16]*[.AW$2])/[.AX$2]" office:value-type="float" office:value="0.00119948295302663" calcext:value-type="float">
            <text:p>0.00119948295302663</text:p>
          </table:table-cell>
          <table:table-cell table:formula="of:=([.AX17]*[.AX$2]+[.AX16]*[.AX$2])/[.AY$2]" office:value-type="float" office:value="0.000832974272935161" calcext:value-type="float">
            <text:p>0.000832974272935161</text:p>
          </table:table-cell>
          <table:table-cell table:formula="of:=([.AY17]*[.AY$2]+[.AY16]*[.AY$2])/[.AZ$2]" office:value-type="float" office:value="0.000574076863779638" calcext:value-type="float">
            <text:p>0.000574076863779638</text:p>
          </table:table-cell>
          <table:table-cell table:formula="of:=([.AZ17]*[.AZ$2]+[.AZ16]*[.AZ$2])/[.BA$2]" office:value-type="float" office:value="0.000392789433112384" calcext:value-type="float">
            <text:p>0.000392789433112384</text:p>
          </table:table-cell>
          <table:table-cell table:formula="of:=([.BA17]*[.BA$2]+[.BA16]*[.BA$2])/[.BB$2]" office:value-type="float" office:value="0.000266895384037902" calcext:value-type="float">
            <text:p>0.000266895384037902</text:p>
          </table:table-cell>
          <table:table-cell table:formula="of:=([.BB17]*[.BB$2]+[.BB16]*[.BB$2])/[.BC$2]" office:value-type="float" office:value="0.000180154384225584" calcext:value-type="float">
            <text:p>0.000180154384225584</text:p>
          </table:table-cell>
          <table:table-cell table:formula="of:=([.BC17]*[.BC$2]+[.BC16]*[.BC$2])/[.BD$2]" office:value-type="float" office:value="0.000120835257712282" calcext:value-type="float">
            <text:p>0.000120835257712282</text:p>
          </table:table-cell>
          <table:table-cell table:formula="of:=([.BD17]*[.BD$2]+[.BD16]*[.BD$2])/[.BE$2]" office:value-type="float" office:value="0.0000805568384748545" calcext:value-type="float">
            <text:p>8.05568384748545E-05</text:p>
          </table:table-cell>
          <table:table-cell table:formula="of:=([.BE17]*[.BE$2]+[.BE16]*[.BE$2])/[.BF$2]" office:value-type="float" office:value="0.0000533923231751943" calcext:value-type="float">
            <text:p>5.33923231751943E-05</text:p>
          </table:table-cell>
          <table:table-cell table:formula="of:=([.BF17]*[.BF$2]+[.BF16]*[.BF$2])/[.BG$2]" office:value-type="float" office:value="0.0000351903948200144" calcext:value-type="float">
            <text:p>3.51903948200144E-05</text:p>
          </table:table-cell>
          <table:table-cell table:formula="of:=([.BG17]*[.BG$2]+[.BG16]*[.BG$2])/[.BH$2]" office:value-type="float" office:value="0.0000230692588264539" calcext:value-type="float">
            <text:p>2.30692588264539E-05</text:p>
          </table:table-cell>
          <table:table-cell table:formula="of:=([.BH17]*[.BH$2]+[.BH16]*[.BH$2])/[.BI$2]" office:value-type="float" office:value="0.0000150451687998612" calcext:value-type="float">
            <text:p>1.50451687998612E-05</text:p>
          </table:table-cell>
          <table:table-cell table:formula="of:=([.BI17]*[.BI$2]+[.BI16]*[.BI$2])/[.BJ$2]" office:value-type="float" office:value="0.00000976335422118654" calcext:value-type="float">
            <text:p>9.76335422118654E-06</text:p>
          </table:table-cell>
          <table:table-cell table:formula="of:=([.BJ17]*[.BJ$2]+[.BJ16]*[.BJ$2])/[.BK$2]" office:value-type="float" office:value="0.00000630549960118298" calcext:value-type="float">
            <text:p>6.30549960118298E-06</text:p>
          </table:table-cell>
          <table:table-cell table:formula="of:=([.BK17]*[.BK$2]+[.BK16]*[.BK$2])/[.BL$2]" office:value-type="float" office:value="0.00000405353545790334" calcext:value-type="float">
            <text:p>4.05353545790334E-06</text:p>
          </table:table-cell>
          <table:table-cell table:formula="of:=([.BL17]*[.BL$2]+[.BL16]*[.BL$2])/[.BM$2]" office:value-type="float" office:value="0.00000259426269305814" calcext:value-type="float">
            <text:p>2.59426269305814E-06</text:p>
          </table:table-cell>
          <table:table-cell table:formula="of:=([.BM17]*[.BM$2]+[.BM16]*[.BM$2])/[.BN$2]" office:value-type="float" office:value="0.00000165320661812528" calcext:value-type="float">
            <text:p>1.65320661812528E-06</text:p>
          </table:table-cell>
          <table:table-cell table:formula="of:=([.BN17]*[.BN$2]+[.BN16]*[.BN$2])/[.BO$2]" office:value-type="float" office:value="0.00000104915035381028" calcext:value-type="float">
            <text:p>1.04915035381028E-06</text:p>
          </table:table-cell>
          <table:table-cell table:formula="of:=([.BO17]*[.BO$2]+[.BO16]*[.BO$2])/[.BP$2]" office:value-type="float" office:value="0.00000066314220476687" calcext:value-type="float">
            <text:p>6.63142204766873E-07</text:p>
          </table:table-cell>
          <table:table-cell table:formula="of:=([.BP17]*[.BP$2]+[.BP16]*[.BP$2])/[.BQ$2]" office:value-type="float" office:value="0.00000041753398077914" calcext:value-type="float">
            <text:p>4.17533980779142E-07</text:p>
          </table:table-cell>
          <table:table-cell table:formula="of:=([.BQ17]*[.BQ$2]+[.BQ16]*[.BQ$2])/[.BR$2]" office:value-type="float" office:value="0.00000026190767885237" calcext:value-type="float">
            <text:p>2.61907678852371E-07</text:p>
          </table:table-cell>
          <table:table-cell table:formula="of:=([.BR17]*[.BR$2]+[.BR16]*[.BR$2])/[.BS$2]" office:value-type="float" office:value="0.00000016369229928273" calcext:value-type="float">
            <text:p>1.63692299282732E-07</text:p>
          </table:table-cell>
          <table:table-cell table:formula="of:=([.BS17]*[.BS$2]+[.BS16]*[.BS$2])/[.BT$2]" office:value-type="float" office:value="0.00000010194871271118" calcext:value-type="float">
            <text:p>1.01948712711175E-07</text:p>
          </table:table-cell>
          <table:table-cell table:formula="of:=([.BT17]*[.BT$2]+[.BT16]*[.BT$2])/[.BU$2]" office:value-type="float" office:value="0.00000006327851133797" calcext:value-type="float">
            <text:p>6.32785113379708E-08</text:p>
          </table:table-cell>
          <table:table-cell table:formula="of:=([.BU17]*[.BU$2]+[.BU16]*[.BU$2])/[.BV$2]" office:value-type="float" office:value="0.00000003914687565824" calcext:value-type="float">
            <text:p>3.91468756582362E-08</text:p>
          </table:table-cell>
          <table:table-cell table:formula="of:=([.BV17]*[.BV$2]+[.BV16]*[.BV$2])/[.BW$2]" office:value-type="float" office:value="0.00000002414057332258" calcext:value-type="float">
            <text:p>2.4140573322579E-08</text:p>
          </table:table-cell>
          <table:table-cell table:formula="of:=([.BW17]*[.BW$2]+[.BW16]*[.BW$2])/[.BX$2]" office:value-type="float" office:value="0.00000001484051638683" calcext:value-type="float">
            <text:p>1.48405163868313E-08</text:p>
          </table:table-cell>
          <table:table-cell table:formula="of:=([.BX17]*[.BX$2]+[.BX16]*[.BX$2])/[.BY$2]" office:value-type="float" office:value="0.00000000909580036612" calcext:value-type="float">
            <text:p>9.09580036612243E-09</text:p>
          </table:table-cell>
          <table:table-cell table:formula="of:=([.BY17]*[.BY$2]+[.BY16]*[.BY$2])/[.BZ$2]" office:value-type="float" office:value="0.00000000555854466819" calcext:value-type="float">
            <text:p>5.55854466818593E-09</text:p>
          </table:table-cell>
          <table:table-cell table:formula="of:=([.BZ17]*[.BZ$2]+[.BZ16]*[.BZ$2])/[.CA$2]" office:value-type="float" office:value="0.00000000338723815718" calcext:value-type="float">
            <text:p>3.3872381571758E-09</text:p>
          </table:table-cell>
          <table:table-cell table:formula="of:=([.CA17]*[.CA$2]+[.CA16]*[.CA$2])/[.CB$2]" office:value-type="float" office:value="0.00000000205839857244" calcext:value-type="float">
            <text:p>2.0583985724376E-09</text:p>
          </table:table-cell>
          <table:table-cell table:formula="of:=([.CB17]*[.CB$2]+[.CB16]*[.CB$2])/[.CC$2]" office:value-type="float" office:value="0.00000000124751428633" calcext:value-type="float">
            <text:p>1.24751428632582E-09</text:p>
          </table:table-cell>
          <table:table-cell table:formula="of:=([.CC17]*[.CC$2]+[.CC16]*[.CC$2])/[.CD$2]" office:value-type="float" office:value="0.00000000075409445666" calcext:value-type="float">
            <text:p>7.54094456659637E-10</text:p>
          </table:table-cell>
          <table:table-cell table:formula="of:=([.CD17]*[.CD$2]+[.CD16]*[.CD$2])/[.CE$2]" office:value-type="float" office:value="0.00000000045467459887" calcext:value-type="float">
            <text:p>4.54674598868311E-10</text:p>
          </table:table-cell>
          <table:table-cell table:formula="of:=([.CE17]*[.CE$2]+[.CE16]*[.CE$2])/[.CF$2]" office:value-type="float" office:value="0.00000000027346370801" calcext:value-type="float">
            <text:p>2.73463708014998E-10</text:p>
          </table:table-cell>
          <table:table-cell table:formula="of:=([.CF17]*[.CF$2]+[.CF16]*[.CF$2])/[.CG$2]" office:value-type="float" office:value="0.00000000016407822481" calcext:value-type="float">
            <text:p>1.64078224808999E-10</text:p>
          </table:table-cell>
          <table:table-cell table:formula="of:=([.CG17]*[.CG$2]+[.CG16]*[.CG$2])/[.CH$2]" office:value-type="float" office:value="0.00000000009821583879" calcext:value-type="float">
            <text:p>9.82158387941191E-11</text:p>
          </table:table-cell>
          <table:table-cell table:formula="of:=([.CH17]*[.CH$2]+[.CH16]*[.CH$2])/[.CI$2]" office:value-type="float" office:value="0.0000000000586566815" calcext:value-type="float">
            <text:p>5.86566815020434E-11</text:p>
          </table:table-cell>
          <table:table-cell table:formula="of:=([.CI17]*[.CI$2]+[.CI16]*[.CI$2])/[.CJ$2]" office:value-type="float" office:value="0.00000000003495295405" calcext:value-type="float">
            <text:p>3.49529540457382E-11</text:p>
          </table:table-cell>
          <table:table-cell table:formula="of:=([.CJ17]*[.CJ$2]+[.CJ16]*[.CJ$2])/[.CK$2]" office:value-type="float" office:value="0.00000000002078283754" calcext:value-type="float">
            <text:p>2.07828375407092E-11</text:p>
          </table:table-cell>
          <table:table-cell table:formula="of:=([.CK17]*[.CK$2]+[.CK16]*[.CK$2])/[.CL$2]" office:value-type="float" office:value="0.00000000001233115027" calcext:value-type="float">
            <text:p>1.23311502741541E-11</text:p>
          </table:table-cell>
          <table:table-cell table:formula="of:=([.CL17]*[.CL$2]+[.CL16]*[.CL$2])/[.CM$2]" office:value-type="float" office:value="0.00000000000730133898" calcext:value-type="float">
            <text:p>7.30133897811757E-12</text:p>
          </table:table-cell>
          <table:table-cell table:formula="of:=([.CM17]*[.CM$2]+[.CM16]*[.CM$2])/[.CN$2]" office:value-type="float" office:value="0.00000000000431442758" calcext:value-type="float">
            <text:p>4.31442757797856E-12</text:p>
          </table:table-cell>
          <table:table-cell table:formula="of:=([.CN17]*[.CN$2]+[.CN16]*[.CN$2])/[.CO$2]" office:value-type="float" office:value="0.00000000000254440601" calcext:value-type="float">
            <text:p>2.54440600752582E-12</text:p>
          </table:table-cell>
          <table:table-cell table:formula="of:=([.CO17]*[.CO$2]+[.CO16]*[.CO$2])/[.CP$2]" office:value-type="float" office:value="0.0000000000014976567" calcext:value-type="float">
            <text:p>1.49765670063229E-12</text:p>
          </table:table-cell>
          <table:table-cell table:formula="of:=([.CP17]*[.CP$2]+[.CP16]*[.CP$2])/[.CQ$2]" office:value-type="float" office:value="0.00000000000087987331" calcext:value-type="float">
            <text:p>8.79873311621468E-13</text:p>
          </table:table-cell>
          <table:table-cell table:formula="of:=([.CQ17]*[.CQ$2]+[.CQ16]*[.CQ$2])/[.CR$2]" office:value-type="float" office:value="0.00000000000051597509" calcext:value-type="float">
            <text:p>5.15975090148392E-13</text:p>
          </table:table-cell>
          <table:table-cell table:formula="of:=([.CR17]*[.CR$2]+[.CR16]*[.CR$2])/[.CS$2]" office:value-type="float" office:value="0.0000000000003020342" calcext:value-type="float">
            <text:p>3.02034199111254E-13</text:p>
          </table:table-cell>
          <table:table-cell table:number-columns-repeated="16287"/>
        </table:table-row>
        <table:table-row table:style-name="ro1">
          <table:table-cell/>
          <table:table-cell table:formula="of:=([.A18]*[.A$2]+[.A17]*[.A$2])/[.B$2]" office:value-type="float" office:value="0" calcext:value-type="float">
            <text:p>0</text:p>
          </table:table-cell>
          <table:table-cell table:formula="of:=([.B18]*[.B$2]+[.B17]*[.B$2])/[.C$2]" office:value-type="float" office:value="0" calcext:value-type="float">
            <text:p>0</text:p>
          </table:table-cell>
          <table:table-cell table:formula="of:=([.C18]*[.C$2]+[.C17]*[.C$2])/[.D$2]" office:value-type="float" office:value="0" calcext:value-type="float">
            <text:p>0</text:p>
          </table:table-cell>
          <table:table-cell table:formula="of:=([.D18]*[.D$2]+[.D17]*[.D$2])/[.E$2]" office:value-type="float" office:value="0" calcext:value-type="float">
            <text:p>0</text:p>
          </table:table-cell>
          <table:table-cell table:formula="of:=([.E18]*[.E$2]+[.E17]*[.E$2])/[.F$2]" office:value-type="float" office:value="0" calcext:value-type="float">
            <text:p>0</text:p>
          </table:table-cell>
          <table:table-cell table:formula="of:=([.F18]*[.F$2]+[.F17]*[.F$2])/[.G$2]" office:value-type="float" office:value="0" calcext:value-type="float">
            <text:p>0</text:p>
          </table:table-cell>
          <table:table-cell table:formula="of:=([.G18]*[.G$2]+[.G17]*[.G$2])/[.H$2]" office:value-type="float" office:value="0" calcext:value-type="float">
            <text:p>0</text:p>
          </table:table-cell>
          <table:table-cell table:formula="of:=([.H18]*[.H$2]+[.H17]*[.H$2])/[.I$2]" office:value-type="float" office:value="0" calcext:value-type="float">
            <text:p>0</text:p>
          </table:table-cell>
          <table:table-cell table:formula="of:=([.I18]*[.I$2]+[.I17]*[.I$2])/[.J$2]" office:value-type="float" office:value="0" calcext:value-type="float">
            <text:p>0</text:p>
          </table:table-cell>
          <table:table-cell table:formula="of:=([.J18]*[.J$2]+[.J17]*[.J$2])/[.K$2]" office:value-type="float" office:value="0" calcext:value-type="float">
            <text:p>0</text:p>
          </table:table-cell>
          <table:table-cell table:formula="of:=([.K18]*[.K$2]+[.K17]*[.K$2])/[.L$2]" office:value-type="float" office:value="0" calcext:value-type="float">
            <text:p>0</text:p>
          </table:table-cell>
          <table:table-cell table:formula="of:=([.L18]*[.L$2]+[.L17]*[.L$2])/[.M$2]" office:value-type="float" office:value="0" calcext:value-type="float">
            <text:p>0</text:p>
          </table:table-cell>
          <table:table-cell table:formula="of:=([.M18]*[.M$2]+[.M17]*[.M$2])/[.N$2]" office:value-type="float" office:value="0" calcext:value-type="float">
            <text:p>0</text:p>
          </table:table-cell>
          <table:table-cell table:formula="of:=([.N18]*[.N$2]+[.N17]*[.N$2])/[.O$2]" office:value-type="float" office:value="0" calcext:value-type="float">
            <text:p>0</text:p>
          </table:table-cell>
          <table:table-cell table:formula="of:=([.O18]*[.O$2]+[.O17]*[.O$2])/[.P$2]" office:value-type="float" office:value="0.000030517578125" calcext:value-type="float">
            <text:p>0.000030517578125</text:p>
          </table:table-cell>
          <table:table-cell table:formula="of:=([.P18]*[.P$2]+[.P17]*[.P$2])/[.Q$2]" office:value-type="float" office:value="0.000244140625" calcext:value-type="float">
            <text:p>0.000244140625</text:p>
          </table:table-cell>
          <table:table-cell table:formula="of:=([.Q18]*[.Q$2]+[.Q17]*[.Q$2])/[.R$2]" office:value-type="float" office:value="0.00103759765625" calcext:value-type="float">
            <text:p>0.00103759765625</text:p>
          </table:table-cell>
          <table:table-cell table:formula="of:=([.R18]*[.R$2]+[.R17]*[.R$2])/[.S$2]" office:value-type="float" office:value="0.00311279296875" calcext:value-type="float">
            <text:p>0.00311279296875</text:p>
          </table:table-cell>
          <table:table-cell table:formula="of:=([.S18]*[.S$2]+[.S17]*[.S$2])/[.T$2]" office:value-type="float" office:value="0.00739288330078125" calcext:value-type="float">
            <text:p>0.00739288330078125</text:p>
          </table:table-cell>
          <table:table-cell table:formula="of:=([.T18]*[.T$2]+[.T17]*[.T$2])/[.U$2]" office:value-type="float" office:value="0.0147857666015625" calcext:value-type="float">
            <text:p>0.0147857666015625</text:p>
          </table:table-cell>
          <table:table-cell table:formula="of:=([.U18]*[.U$2]+[.U17]*[.U$2])/[.V$2]" office:value-type="float" office:value="0.0258750915527344" calcext:value-type="float">
            <text:p>0.0258750915527344</text:p>
          </table:table-cell>
          <table:table-cell table:formula="of:=([.V18]*[.V$2]+[.V17]*[.V$2])/[.W$2]" office:value-type="float" office:value="0.0406608581542969" calcext:value-type="float">
            <text:p>0.0406608581542969</text:p>
          </table:table-cell>
          <table:table-cell table:formula="of:=([.W18]*[.W$2]+[.W17]*[.W$2])/[.X$2]" office:value-type="float" office:value="0.0584499835968018" calcext:value-type="float">
            <text:p>0.0584499835968018</text:p>
          </table:table-cell>
          <table:table-cell table:formula="of:=([.X18]*[.X$2]+[.X17]*[.X$2])/[.Y$2]" office:value-type="float" office:value="0.0779333114624023" calcext:value-type="float">
            <text:p>0.0779333114624023</text:p>
          </table:table-cell>
          <table:table-cell table:formula="of:=([.Y18]*[.Y$2]+[.Y17]*[.Y$2])/[.Z$2]" office:value-type="float" office:value="0.0974166393280029" calcext:value-type="float">
            <text:p>0.0974166393280029</text:p>
          </table:table-cell>
          <table:table-cell table:formula="of:=([.Z18]*[.Z$2]+[.Z17]*[.Z$2])/[.AA$2]" office:value-type="float" office:value="0.115128755569458" calcext:value-type="float">
            <text:p>0.115128755569458</text:p>
          </table:table-cell>
          <table:table-cell table:formula="of:=([.AA18]*[.AA$2]+[.AA17]*[.AA$2])/[.AB$2]" office:value-type="float" office:value="0.12951985001564" calcext:value-type="float">
            <text:p>0.12951985001564</text:p>
          </table:table-cell>
          <table:table-cell table:formula="of:=([.AB18]*[.AB$2]+[.AB17]*[.AB$2])/[.AC$2]" office:value-type="float" office:value="0.139482915401459" calcext:value-type="float">
            <text:p>0.139482915401459</text:p>
          </table:table-cell>
          <table:table-cell table:formula="of:=([.AC18]*[.AC$2]+[.AC17]*[.AC$2])/[.AD$2]" office:value-type="float" office:value="0.144464448094368" calcext:value-type="float">
            <text:p>0.144464448094368</text:p>
          </table:table-cell>
          <table:table-cell table:formula="of:=([.AD18]*[.AD$2]+[.AD17]*[.AD$2])/[.AE$2]" office:value-type="float" office:value="0.144464448094368" calcext:value-type="float">
            <text:p>0.144464448094368</text:p>
          </table:table-cell>
          <table:table-cell table:formula="of:=([.AE18]*[.AE$2]+[.AE17]*[.AE$2])/[.AF$2]" office:value-type="float" office:value="0.139949934091419" calcext:value-type="float">
            <text:p>0.139949934091419</text:p>
          </table:table-cell>
          <table:table-cell table:formula="of:=([.AF18]*[.AF$2]+[.AF17]*[.AF$2])/[.AG$2]" office:value-type="float" office:value="0.131717585027218" calcext:value-type="float">
            <text:p>0.131717585027218</text:p>
          </table:table-cell>
          <table:table-cell table:formula="of:=([.AG18]*[.AG$2]+[.AG17]*[.AG$2])/[.AH$2]" office:value-type="float" office:value="0.120741119608283" calcext:value-type="float">
            <text:p>0.120741119608283</text:p>
          </table:table-cell>
          <table:table-cell table:formula="of:=([.AH18]*[.AH$2]+[.AH17]*[.AH$2])/[.AI$2]" office:value-type="float" office:value="0.108031528070569" calcext:value-type="float">
            <text:p>0.108031528070569</text:p>
          </table:table-cell>
          <table:table-cell table:formula="of:=([.AI18]*[.AI$2]+[.AI17]*[.AI$2])/[.AJ$2]" office:value-type="float" office:value="0.0945275870617479" calcext:value-type="float">
            <text:p>0.0945275870617479</text:p>
          </table:table-cell>
          <table:table-cell table:formula="of:=([.AJ18]*[.AJ$2]+[.AJ17]*[.AJ$2])/[.AK$2]" office:value-type="float" office:value="0.0810236460529268" calcext:value-type="float">
            <text:p>0.0810236460529268</text:p>
          </table:table-cell>
          <table:table-cell table:formula="of:=([.AK18]*[.AK$2]+[.AK17]*[.AK$2])/[.AL$2]" office:value-type="float" office:value="0.0681335205445066" calcext:value-type="float">
            <text:p>0.0681335205445066</text:p>
          </table:table-cell>
          <table:table-cell table:formula="of:=([.AL18]*[.AL$2]+[.AL17]*[.AL$2])/[.AM$2]" office:value-type="float" office:value="0.0562842126237229" calcext:value-type="float">
            <text:p>0.0562842126237229</text:p>
          </table:table-cell>
          <table:table-cell table:formula="of:=([.AM18]*[.AM$2]+[.AM17]*[.AM$2])/[.AN$2]" office:value-type="float" office:value="0.0457309227567748" calcext:value-type="float">
            <text:p>0.0457309227567748</text:p>
          </table:table-cell>
          <table:table-cell table:formula="of:=([.AN18]*[.AN$2]+[.AN17]*[.AN$2])/[.AO$2]" office:value-type="float" office:value="0.0365847382054199" calcext:value-type="float">
            <text:p>0.0365847382054199</text:p>
          </table:table-cell>
          <table:table-cell table:formula="of:=([.AO18]*[.AO$2]+[.AO17]*[.AO$2])/[.AP$2]" office:value-type="float" office:value="0.028845658969658" calcext:value-type="float">
            <text:p>0.028845658969658</text:p>
          </table:table-cell>
          <table:table-cell table:formula="of:=([.AP18]*[.AP$2]+[.AP17]*[.AP$2])/[.AQ$2]" office:value-type="float" office:value="0.0224355125319562" calcext:value-type="float">
            <text:p>0.0224355125319562</text:p>
          </table:table-cell>
          <table:table-cell table:formula="of:=([.AQ18]*[.AQ$2]+[.AQ17]*[.AQ$2])/[.AR$2]" office:value-type="float" office:value="0.0172272685513235" calcext:value-type="float">
            <text:p>0.0172272685513235</text:p>
          </table:table-cell>
          <table:table-cell table:formula="of:=([.AR18]*[.AR$2]+[.AR17]*[.AR$2])/[.AS$2]" office:value-type="float" office:value="0.0130689623492799" calcext:value-type="float">
            <text:p>0.0130689623492799</text:p>
          </table:table-cell>
          <table:table-cell table:formula="of:=([.AS18]*[.AS$2]+[.AS17]*[.AS$2])/[.AT$2]" office:value-type="float" office:value="0.00980172176195993" calcext:value-type="float">
            <text:p>0.00980172176195993</text:p>
          </table:table-cell>
          <table:table-cell table:formula="of:=([.AT18]*[.AT$2]+[.AT17]*[.AT$2])/[.AU$2]" office:value-type="float" office:value="0.00727224517822833" calcext:value-type="float">
            <text:p>0.00727224517822833</text:p>
          </table:table-cell>
          <table:table-cell table:formula="of:=([.AU18]*[.AU$2]+[.AU17]*[.AU$2])/[.AV$2]" office:value-type="float" office:value="0.00534055505276143" calcext:value-type="float">
            <text:p>0.00534055505276143</text:p>
          </table:table-cell>
          <table:table-cell table:formula="of:=([.AV18]*[.AV$2]+[.AV17]*[.AV$2])/[.AW$2]" office:value-type="float" office:value="0.00388404003837195" calcext:value-type="float">
            <text:p>0.00388404003837195</text:p>
          </table:table-cell>
          <table:table-cell table:formula="of:=([.AW18]*[.AW$2]+[.AW17]*[.AW$2])/[.AX$2]" office:value-type="float" office:value="0.00279879355706214" calcext:value-type="float">
            <text:p>0.00279879355706214</text:p>
          </table:table-cell>
          <table:table-cell table:formula="of:=([.AX18]*[.AX$2]+[.AX17]*[.AX$2])/[.AY$2]" office:value-type="float" office:value="0.00199913825504439" calcext:value-type="float">
            <text:p>0.00199913825504439</text:p>
          </table:table-cell>
          <table:table-cell table:formula="of:=([.AY18]*[.AY$2]+[.AY17]*[.AY$2])/[.AZ$2]" office:value-type="float" office:value="0.00141605626398977" calcext:value-type="float">
            <text:p>0.00141605626398977</text:p>
          </table:table-cell>
          <table:table-cell table:formula="of:=([.AZ18]*[.AZ$2]+[.AZ17]*[.AZ$2])/[.BA$2]" office:value-type="float" office:value="0.000995066563884706" calcext:value-type="float">
            <text:p>0.000995066563884706</text:p>
          </table:table-cell>
          <table:table-cell table:formula="of:=([.BA18]*[.BA$2]+[.BA17]*[.BA$2])/[.BB$2]" office:value-type="float" office:value="0.000693927998498545" calcext:value-type="float">
            <text:p>0.000693927998498545</text:p>
          </table:table-cell>
          <table:table-cell table:formula="of:=([.BB18]*[.BB$2]+[.BB17]*[.BB$2])/[.BC$2]" office:value-type="float" office:value="0.000480411691268223" calcext:value-type="float">
            <text:p>0.000480411691268223</text:p>
          </table:table-cell>
          <table:table-cell table:formula="of:=([.BC18]*[.BC$2]+[.BC17]*[.BC$2])/[.BD$2]" office:value-type="float" office:value="0.000330283037746904" calcext:value-type="float">
            <text:p>0.000330283037746904</text:p>
          </table:table-cell>
          <table:table-cell table:formula="of:=([.BD18]*[.BD$2]+[.BD17]*[.BD$2])/[.BE$2]" office:value-type="float" office:value="0.000225559147729593" calcext:value-type="float">
            <text:p>0.000225559147729593</text:p>
          </table:table-cell>
          <table:table-cell table:formula="of:=([.BE18]*[.BE$2]+[.BE17]*[.BE$2])/[.BF$2]" office:value-type="float" office:value="0.000153057993102224" calcext:value-type="float">
            <text:p>0.000153057993102224</text:p>
          </table:table-cell>
          <table:table-cell table:formula="of:=([.BF18]*[.BF$2]+[.BF17]*[.BF$2])/[.BG$2]" office:value-type="float" office:value="0.000103225158138709" calcext:value-type="float">
            <text:p>0.000103225158138709</text:p>
          </table:table-cell>
          <table:table-cell table:formula="of:=([.BG18]*[.BG$2]+[.BG17]*[.BG$2])/[.BH$2]" office:value-type="float" office:value="0.0000692077764793617" calcext:value-type="float">
            <text:p>6.92077764793617E-05</text:p>
          </table:table-cell>
          <table:table-cell table:formula="of:=([.BH18]*[.BH$2]+[.BH17]*[.BH$2])/[.BI$2]" office:value-type="float" office:value="0.0000461385176529078" calcext:value-type="float">
            <text:p>4.61385176529078E-05</text:p>
          </table:table-cell>
          <table:table-cell table:formula="of:=([.BI18]*[.BI$2]+[.BI17]*[.BI$2])/[.BJ$2]" office:value-type="float" office:value="0.0000305918432263845" calcext:value-type="float">
            <text:p>3.05918432263845E-05</text:p>
          </table:table-cell>
          <table:table-cell table:formula="of:=([.BJ18]*[.BJ$2]+[.BJ17]*[.BJ$2])/[.BK$2]" office:value-type="float" office:value="0.0000201775987237855" calcext:value-type="float">
            <text:p>2.01775987237855E-05</text:p>
          </table:table-cell>
          <table:table-cell table:formula="of:=([.BK18]*[.BK$2]+[.BK17]*[.BK$2])/[.BL$2]" office:value-type="float" office:value="0.0000132415491624843" calcext:value-type="float">
            <text:p>1.32415491624843E-05</text:p>
          </table:table-cell>
          <table:table-cell table:formula="of:=([.BL18]*[.BL$2]+[.BL17]*[.BL$2])/[.BM$2]" office:value-type="float" office:value="0.0000086475423101938" calcext:value-type="float">
            <text:p>8.6475423101938E-06</text:p>
          </table:table-cell>
          <table:table-cell table:formula="of:=([.BM18]*[.BM$2]+[.BM17]*[.BM$2])/[.BN$2]" office:value-type="float" office:value="0.00000562090250162597" calcext:value-type="float">
            <text:p>5.62090250162597E-06</text:p>
          </table:table-cell>
          <table:table-cell table:formula="of:=([.BN18]*[.BN$2]+[.BN17]*[.BN$2])/[.BO$2]" office:value-type="float" office:value="0.00000363705455987563" calcext:value-type="float">
            <text:p>3.63705455987563E-06</text:p>
          </table:table-cell>
          <table:table-cell table:formula="of:=([.BO18]*[.BO$2]+[.BO17]*[.BO$2])/[.BP$2]" office:value-type="float" office:value="0.00000234310245684295" calcext:value-type="float">
            <text:p>2.34310245684295E-06</text:p>
          </table:table-cell>
          <table:table-cell table:formula="of:=([.BP18]*[.BP$2]+[.BP17]*[.BP$2])/[.BQ$2]" office:value-type="float" office:value="0.00000150312233080491" calcext:value-type="float">
            <text:p>1.50312233080491E-06</text:p>
          </table:table-cell>
          <table:table-cell table:formula="of:=([.BQ18]*[.BQ$2]+[.BQ17]*[.BQ$2])/[.BR$2]" office:value-type="float" office:value="0.00000096032815579203" calcext:value-type="float">
            <text:p>9.60328155792027E-07</text:p>
          </table:table-cell>
          <table:table-cell table:formula="of:=([.BR18]*[.BR$2]+[.BR17]*[.BR$2])/[.BS$2]" office:value-type="float" office:value="0.0000006111179173222" calcext:value-type="float">
            <text:p>6.11117917322199E-07</text:p>
          </table:table-cell>
          <table:table-cell table:formula="of:=([.BS18]*[.BS$2]+[.BS17]*[.BS$2])/[.BT$2]" office:value-type="float" office:value="0.00000038740510830247" calcext:value-type="float">
            <text:p>3.87405108302466E-07</text:p>
          </table:table-cell>
          <table:table-cell table:formula="of:=([.BT18]*[.BT$2]+[.BT17]*[.BT$2])/[.BU$2]" office:value-type="float" office:value="0.00000024467691050682" calcext:value-type="float">
            <text:p>2.4467691050682E-07</text:p>
          </table:table-cell>
          <table:table-cell table:formula="of:=([.BU18]*[.BU$2]+[.BU17]*[.BU$2])/[.BV$2]" office:value-type="float" office:value="0.0000001539777109224" calcext:value-type="float">
            <text:p>1.53977710922396E-07</text:p>
          </table:table-cell>
          <table:table-cell table:formula="of:=([.BV18]*[.BV$2]+[.BV17]*[.BV$2])/[.BW$2]" office:value-type="float" office:value="0.00000009656229329032" calcext:value-type="float">
            <text:p>9.65622932903159E-08</text:p>
          </table:table-cell>
          <table:table-cell table:formula="of:=([.BW18]*[.BW$2]+[.BW17]*[.BW$2])/[.BX$2]" office:value-type="float" office:value="0.00000006035143330645" calcext:value-type="float">
            <text:p>6.03514333064474E-08</text:p>
          </table:table-cell>
          <table:table-cell table:formula="of:=([.BX18]*[.BX$2]+[.BX17]*[.BX$2])/[.BY$2]" office:value-type="float" office:value="0.00000003759597484664" calcext:value-type="float">
            <text:p>3.75959748466394E-08</text:p>
          </table:table-cell>
          <table:table-cell table:formula="of:=([.BY18]*[.BY$2]+[.BY17]*[.BY$2])/[.BZ$2]" office:value-type="float" office:value="0.00000002334588760638" calcext:value-type="float">
            <text:p>2.33458876063809E-08</text:p>
          </table:table-cell>
          <table:table-cell table:formula="of:=([.BZ18]*[.BZ$2]+[.BZ17]*[.BZ$2])/[.CA$2]" office:value-type="float" office:value="0.00000001445221613728" calcext:value-type="float">
            <text:p>1.44522161372834E-08</text:p>
          </table:table-cell>
          <table:table-cell table:formula="of:=([.CA18]*[.CA$2]+[.CA17]*[.CA$2])/[.CB$2]" office:value-type="float" office:value="0.00000000891972714723" calcext:value-type="float">
            <text:p>8.91972714722961E-09</text:p>
          </table:table-cell>
          <table:table-cell table:formula="of:=([.CB18]*[.CB$2]+[.CB17]*[.CB$2])/[.CC$2]" office:value-type="float" office:value="0.00000000548906285983" calcext:value-type="float">
            <text:p>5.4890628598336E-09</text:p>
          </table:table-cell>
          <table:table-cell table:formula="of:=([.CC18]*[.CC$2]+[.CC17]*[.CC$2])/[.CD$2]" office:value-type="float" office:value="0.00000000336828857308" calcext:value-type="float">
            <text:p>3.36828857307971E-09</text:p>
          </table:table-cell>
          <table:table-cell table:formula="of:=([.CD18]*[.CD$2]+[.CD17]*[.CD$2])/[.CE$2]" office:value-type="float" office:value="0.00000000206119151487" calcext:value-type="float">
            <text:p>2.06119151486967E-09</text:p>
          </table:table-cell>
          <table:table-cell table:formula="of:=([.CE18]*[.CE$2]+[.CE17]*[.CE$2])/[.CF$2]" office:value-type="float" office:value="0.00000000125793305687" calcext:value-type="float">
            <text:p>1.25793305686899E-09</text:p>
          </table:table-cell>
          <table:table-cell table:formula="of:=([.CF18]*[.CF$2]+[.CF17]*[.CF$2])/[.CG$2]" office:value-type="float" office:value="0.00000000076569838244" calcext:value-type="float">
            <text:p>7.65698382441995E-10</text:p>
          </table:table-cell>
          <table:table-cell table:formula="of:=([.CG18]*[.CG$2]+[.CG17]*[.CG$2])/[.CH$2]" office:value-type="float" office:value="0.00000000046488830363" calcext:value-type="float">
            <text:p>4.64888303625497E-10</text:p>
          </table:table-cell>
          <table:table-cell table:formula="of:=([.CH18]*[.CH$2]+[.CH17]*[.CH$2])/[.CI$2]" office:value-type="float" office:value="0.00000000028155207121" calcext:value-type="float">
            <text:p>2.81552071209808E-10</text:p>
          </table:table-cell>
          <table:table-cell table:formula="of:=([.CI18]*[.CI$2]+[.CI17]*[.CI$2])/[.CJ$2]" office:value-type="float" office:value="0.00000000017010437636" calcext:value-type="float">
            <text:p>1.70104376355926E-10</text:p>
          </table:table-cell>
          <table:table-cell table:formula="of:=([.CJ18]*[.CJ$2]+[.CJ17]*[.CJ$2])/[.CK$2]" office:value-type="float" office:value="0.0000000001025286652" calcext:value-type="float">
            <text:p>1.02528665200832E-10</text:p>
          </table:table-cell>
          <table:table-cell table:formula="of:=([.CK18]*[.CK$2]+[.CK17]*[.CK$2])/[.CL$2]" office:value-type="float" office:value="0.00000000006165575137" calcext:value-type="float">
            <text:p>6.16557513707706E-11</text:p>
          </table:table-cell>
          <table:table-cell table:formula="of:=([.CL18]*[.CL$2]+[.CL17]*[.CL$2])/[.CM$2]" office:value-type="float" office:value="0.00000000003699345082" calcext:value-type="float">
            <text:p>3.69934508224623E-11</text:p>
          </table:table-cell>
          <table:table-cell table:formula="of:=([.CM18]*[.CM$2]+[.CM17]*[.CM$2])/[.CN$2]" office:value-type="float" office:value="0.0000000000221473949" calcext:value-type="float">
            <text:p>2.214739490029E-11</text:p>
          </table:table-cell>
          <table:table-cell table:formula="of:=([.CN18]*[.CN$2]+[.CN17]*[.CN$2])/[.CO$2]" office:value-type="float" office:value="0.00000000001323091124" calcext:value-type="float">
            <text:p>1.32309112391343E-11</text:p>
          </table:table-cell>
          <table:table-cell table:formula="of:=([.CO18]*[.CO$2]+[.CO17]*[.CO$2])/[.CP$2]" office:value-type="float" office:value="0.00000000000788765862" calcext:value-type="float">
            <text:p>7.88765862333004E-12</text:p>
          </table:table-cell>
          <table:table-cell table:formula="of:=([.CP18]*[.CP$2]+[.CP17]*[.CP$2])/[.CQ$2]" office:value-type="float" office:value="0.00000000000469265766" calcext:value-type="float">
            <text:p>4.69265766198116E-12</text:p>
          </table:table-cell>
          <table:table-cell table:formula="of:=([.CQ18]*[.CQ$2]+[.CQ17]*[.CQ$2])/[.CR$2]" office:value-type="float" office:value="0.00000000000278626549" calcext:value-type="float">
            <text:p>2.78626548680132E-12</text:p>
          </table:table-cell>
          <table:table-cell table:formula="of:=([.CR18]*[.CR$2]+[.CR17]*[.CR$2])/[.CS$2]" office:value-type="float" office:value="0.00000000000165112029" calcext:value-type="float">
            <text:p>1.65112028847485E-12</text:p>
          </table:table-cell>
          <table:table-cell table:number-columns-repeated="16287"/>
        </table:table-row>
        <table:table-row table:style-name="ro1">
          <table:table-cell/>
          <table:table-cell table:formula="of:=([.A19]*[.A$2]+[.A18]*[.A$2])/[.B$2]" office:value-type="float" office:value="0" calcext:value-type="float">
            <text:p>0</text:p>
          </table:table-cell>
          <table:table-cell table:formula="of:=([.B19]*[.B$2]+[.B18]*[.B$2])/[.C$2]" office:value-type="float" office:value="0" calcext:value-type="float">
            <text:p>0</text:p>
          </table:table-cell>
          <table:table-cell table:formula="of:=([.C19]*[.C$2]+[.C18]*[.C$2])/[.D$2]" office:value-type="float" office:value="0" calcext:value-type="float">
            <text:p>0</text:p>
          </table:table-cell>
          <table:table-cell table:formula="of:=([.D19]*[.D$2]+[.D18]*[.D$2])/[.E$2]" office:value-type="float" office:value="0" calcext:value-type="float">
            <text:p>0</text:p>
          </table:table-cell>
          <table:table-cell table:formula="of:=([.E19]*[.E$2]+[.E18]*[.E$2])/[.F$2]" office:value-type="float" office:value="0" calcext:value-type="float">
            <text:p>0</text:p>
          </table:table-cell>
          <table:table-cell table:formula="of:=([.F19]*[.F$2]+[.F18]*[.F$2])/[.G$2]" office:value-type="float" office:value="0" calcext:value-type="float">
            <text:p>0</text:p>
          </table:table-cell>
          <table:table-cell table:formula="of:=([.G19]*[.G$2]+[.G18]*[.G$2])/[.H$2]" office:value-type="float" office:value="0" calcext:value-type="float">
            <text:p>0</text:p>
          </table:table-cell>
          <table:table-cell table:formula="of:=([.H19]*[.H$2]+[.H18]*[.H$2])/[.I$2]" office:value-type="float" office:value="0" calcext:value-type="float">
            <text:p>0</text:p>
          </table:table-cell>
          <table:table-cell table:formula="of:=([.I19]*[.I$2]+[.I18]*[.I$2])/[.J$2]" office:value-type="float" office:value="0" calcext:value-type="float">
            <text:p>0</text:p>
          </table:table-cell>
          <table:table-cell table:formula="of:=([.J19]*[.J$2]+[.J18]*[.J$2])/[.K$2]" office:value-type="float" office:value="0" calcext:value-type="float">
            <text:p>0</text:p>
          </table:table-cell>
          <table:table-cell table:formula="of:=([.K19]*[.K$2]+[.K18]*[.K$2])/[.L$2]" office:value-type="float" office:value="0" calcext:value-type="float">
            <text:p>0</text:p>
          </table:table-cell>
          <table:table-cell table:formula="of:=([.L19]*[.L$2]+[.L18]*[.L$2])/[.M$2]" office:value-type="float" office:value="0" calcext:value-type="float">
            <text:p>0</text:p>
          </table:table-cell>
          <table:table-cell table:formula="of:=([.M19]*[.M$2]+[.M18]*[.M$2])/[.N$2]" office:value-type="float" office:value="0" calcext:value-type="float">
            <text:p>0</text:p>
          </table:table-cell>
          <table:table-cell table:formula="of:=([.N19]*[.N$2]+[.N18]*[.N$2])/[.O$2]" office:value-type="float" office:value="0" calcext:value-type="float">
            <text:p>0</text:p>
          </table:table-cell>
          <table:table-cell table:formula="of:=([.O19]*[.O$2]+[.O18]*[.O$2])/[.P$2]" office:value-type="float" office:value="0" calcext:value-type="float">
            <text:p>0</text:p>
          </table:table-cell>
          <table:table-cell table:formula="of:=([.P19]*[.P$2]+[.P18]*[.P$2])/[.Q$2]" office:value-type="float" office:value="0.0000152587890625" calcext:value-type="float">
            <text:p>0.0000152587890625</text:p>
          </table:table-cell>
          <table:table-cell table:formula="of:=([.Q19]*[.Q$2]+[.Q18]*[.Q$2])/[.R$2]" office:value-type="float" office:value="0.00012969970703125" calcext:value-type="float">
            <text:p>0.00012969970703125</text:p>
          </table:table-cell>
          <table:table-cell table:formula="of:=([.R19]*[.R$2]+[.R18]*[.R$2])/[.S$2]" office:value-type="float" office:value="0.000583648681640625" calcext:value-type="float">
            <text:p>0.000583648681640625</text:p>
          </table:table-cell>
          <table:table-cell table:formula="of:=([.S19]*[.S$2]+[.S18]*[.S$2])/[.T$2]" office:value-type="float" office:value="0.00184822082519531" calcext:value-type="float">
            <text:p>0.00184822082519531</text:p>
          </table:table-cell>
          <table:table-cell table:formula="of:=([.T19]*[.T$2]+[.T18]*[.T$2])/[.U$2]" office:value-type="float" office:value="0.00462055206298828" calcext:value-type="float">
            <text:p>0.00462055206298828</text:p>
          </table:table-cell>
          <table:table-cell table:formula="of:=([.U19]*[.U$2]+[.U18]*[.U$2])/[.V$2]" office:value-type="float" office:value="0.00970315933227539" calcext:value-type="float">
            <text:p>0.00970315933227539</text:p>
          </table:table-cell>
          <table:table-cell table:formula="of:=([.V19]*[.V$2]+[.V18]*[.V$2])/[.W$2]" office:value-type="float" office:value="0.0177891254425049" calcext:value-type="float">
            <text:p>0.0177891254425049</text:p>
          </table:table-cell>
          <table:table-cell table:formula="of:=([.W19]*[.W$2]+[.W18]*[.W$2])/[.X$2]" office:value-type="float" office:value="0.0292249917984009" calcext:value-type="float">
            <text:p>0.0292249917984009</text:p>
          </table:table-cell>
          <table:table-cell table:formula="of:=([.X19]*[.X$2]+[.X18]*[.X$2])/[.Y$2]" office:value-type="float" office:value="0.0438374876976013" calcext:value-type="float">
            <text:p>0.0438374876976013</text:p>
          </table:table-cell>
          <table:table-cell table:formula="of:=([.Y19]*[.Y$2]+[.Y18]*[.Y$2])/[.Z$2]" office:value-type="float" office:value="0.0608853995800018" calcext:value-type="float">
            <text:p>0.0608853995800018</text:p>
          </table:table-cell>
          <table:table-cell table:formula="of:=([.Z19]*[.Z$2]+[.Z18]*[.Z$2])/[.AA$2]" office:value-type="float" office:value="0.0791510194540024" calcext:value-type="float">
            <text:p>0.0791510194540024</text:p>
          </table:table-cell>
          <table:table-cell table:formula="of:=([.AA19]*[.AA$2]+[.AA18]*[.AA$2])/[.AB$2]" office:value-type="float" office:value="0.0971398875117302" calcext:value-type="float">
            <text:p>0.0971398875117302</text:p>
          </table:table-cell>
          <table:table-cell table:formula="of:=([.AB19]*[.AB$2]+[.AB18]*[.AB$2])/[.AC$2]" office:value-type="float" office:value="0.113329868763685" calcext:value-type="float">
            <text:p>0.113329868763685</text:p>
          </table:table-cell>
          <table:table-cell table:formula="of:=([.AC19]*[.AC$2]+[.AC18]*[.AC$2])/[.AD$2]" office:value-type="float" office:value="0.126406392082572" calcext:value-type="float">
            <text:p>0.126406392082572</text:p>
          </table:table-cell>
          <table:table-cell table:formula="of:=([.AD19]*[.AD$2]+[.AD18]*[.AD$2])/[.AE$2]" office:value-type="float" office:value="0.13543542008847" calcext:value-type="float">
            <text:p>0.13543542008847</text:p>
          </table:table-cell>
          <table:table-cell table:formula="of:=([.AE19]*[.AE$2]+[.AE18]*[.AE$2])/[.AF$2]" office:value-type="float" office:value="0.139949934091419" calcext:value-type="float">
            <text:p>0.139949934091419</text:p>
          </table:table-cell>
          <table:table-cell table:formula="of:=([.AF19]*[.AF$2]+[.AF18]*[.AF$2])/[.AG$2]" office:value-type="float" office:value="0.139949934091419" calcext:value-type="float">
            <text:p>0.139949934091419</text:p>
          </table:table-cell>
          <table:table-cell table:formula="of:=([.AG19]*[.AG$2]+[.AG18]*[.AG$2])/[.AH$2]" office:value-type="float" office:value="0.135833759559318" calcext:value-type="float">
            <text:p>0.135833759559318</text:p>
          </table:table-cell>
          <table:table-cell table:formula="of:=([.AH19]*[.AH$2]+[.AH18]*[.AH$2])/[.AI$2]" office:value-type="float" office:value="0.128287439583801" calcext:value-type="float">
            <text:p>0.128287439583801</text:p>
          </table:table-cell>
          <table:table-cell table:formula="of:=([.AI19]*[.AI$2]+[.AI18]*[.AI$2])/[.AJ$2]" office:value-type="float" office:value="0.118159483827185" calcext:value-type="float">
            <text:p>0.118159483827185</text:p>
          </table:table-cell>
          <table:table-cell table:formula="of:=([.AJ19]*[.AJ$2]+[.AJ18]*[.AJ$2])/[.AK$2]" office:value-type="float" office:value="0.106343535444466" calcext:value-type="float">
            <text:p>0.106343535444466</text:p>
          </table:table-cell>
          <table:table-cell table:formula="of:=([.AK19]*[.AK$2]+[.AK18]*[.AK$2])/[.AL$2]" office:value-type="float" office:value="0.0936835907486966" calcext:value-type="float">
            <text:p>0.0936835907486966</text:p>
          </table:table-cell>
          <table:table-cell table:formula="of:=([.AL19]*[.AL$2]+[.AL18]*[.AL$2])/[.AM$2]" office:value-type="float" office:value="0.0809085556466016" calcext:value-type="float">
            <text:p>0.0809085556466016</text:p>
          </table:table-cell>
          <table:table-cell table:formula="of:=([.AM19]*[.AM$2]+[.AM18]*[.AM$2])/[.AN$2]" office:value-type="float" office:value="0.0685963841351622" calcext:value-type="float">
            <text:p>0.0685963841351622</text:p>
          </table:table-cell>
          <table:table-cell table:formula="of:=([.AN19]*[.AN$2]+[.AN18]*[.AN$2])/[.AO$2]" office:value-type="float" office:value="0.0571636534459685" calcext:value-type="float">
            <text:p>0.0571636534459685</text:p>
          </table:table-cell>
          <table:table-cell table:formula="of:=([.AO19]*[.AO$2]+[.AO18]*[.AO$2])/[.AP$2]" office:value-type="float" office:value="0.0468741958256942" calcext:value-type="float">
            <text:p>0.0468741958256942</text:p>
          </table:table-cell>
          <table:table-cell table:formula="of:=([.AP19]*[.AP$2]+[.AP18]*[.AP$2])/[.AQ$2]" office:value-type="float" office:value="0.0378599273976761" calcext:value-type="float">
            <text:p>0.0378599273976761</text:p>
          </table:table-cell>
          <table:table-cell table:formula="of:=([.AQ19]*[.AQ$2]+[.AQ18]*[.AQ$2])/[.AR$2]" office:value-type="float" office:value="0.0301477199648161" calcext:value-type="float">
            <text:p>0.0301477199648161</text:p>
          </table:table-cell>
          <table:table-cell table:formula="of:=([.AR19]*[.AR$2]+[.AR18]*[.AR$2])/[.AS$2]" office:value-type="float" office:value="0.0236874942580698" calcext:value-type="float">
            <text:p>0.0236874942580698</text:p>
          </table:table-cell>
          <table:table-cell table:formula="of:=([.AS19]*[.AS$2]+[.AS18]*[.AS$2])/[.AT$2]" office:value-type="float" office:value="0.0183782283036749" calcext:value-type="float">
            <text:p>0.0183782283036749</text:p>
          </table:table-cell>
          <table:table-cell table:formula="of:=([.AT19]*[.AT$2]+[.AT18]*[.AT$2])/[.AU$2]" office:value-type="float" office:value="0.0140899750328174" calcext:value-type="float">
            <text:p>0.0140899750328174</text:p>
          </table:table-cell>
          <table:table-cell table:formula="of:=([.AU19]*[.AU$2]+[.AU18]*[.AU$2])/[.AV$2]" office:value-type="float" office:value="0.0106811101055229" calcext:value-type="float">
            <text:p>0.0106811101055229</text:p>
          </table:table-cell>
          <table:table-cell table:formula="of:=([.AV19]*[.AV$2]+[.AV18]*[.AV$2])/[.AW$2]" office:value-type="float" office:value="0.00801083257914215" calcext:value-type="float">
            <text:p>0.00801083257914215</text:p>
          </table:table-cell>
          <table:table-cell table:formula="of:=([.AW19]*[.AW$2]+[.AW18]*[.AW$2])/[.AX$2]" office:value-type="float" office:value="0.00594743630875705" calcext:value-type="float">
            <text:p>0.00594743630875705</text:p>
          </table:table-cell>
          <table:table-cell table:formula="of:=([.AX19]*[.AX$2]+[.AX18]*[.AX$2])/[.AY$2]" office:value-type="float" office:value="0.00437311493290959" calcext:value-type="float">
            <text:p>0.00437311493290959</text:p>
          </table:table-cell>
          <table:table-cell table:formula="of:=([.AY19]*[.AY$2]+[.AY18]*[.AY$2])/[.AZ$2]" office:value-type="float" office:value="0.00318612659397699" calcext:value-type="float">
            <text:p>0.00318612659397699</text:p>
          </table:table-cell>
          <table:table-cell table:formula="of:=([.AZ19]*[.AZ$2]+[.AZ18]*[.AZ$2])/[.BA$2]" office:value-type="float" office:value="0.00230109142898338" calcext:value-type="float">
            <text:p>0.00230109142898338</text:p>
          </table:table-cell>
          <table:table-cell table:formula="of:=([.BA19]*[.BA$2]+[.BA18]*[.BA$2])/[.BB$2]" office:value-type="float" office:value="0.00164807899643404" calcext:value-type="float">
            <text:p>0.00164807899643404</text:p>
          </table:table-cell>
          <table:table-cell table:formula="of:=([.BB19]*[.BB$2]+[.BB18]*[.BB$2])/[.BC$2]" office:value-type="float" office:value="0.00117100349746629" calcext:value-type="float">
            <text:p>0.00117100349746629</text:p>
          </table:table-cell>
          <table:table-cell table:formula="of:=([.BC19]*[.BC$2]+[.BC18]*[.BC$2])/[.BD$2]" office:value-type="float" office:value="0.000825707594367259" calcext:value-type="float">
            <text:p>0.000825707594367259</text:p>
          </table:table-cell>
          <table:table-cell table:formula="of:=([.BD19]*[.BD$2]+[.BD18]*[.BD$2])/[.BE$2]" office:value-type="float" office:value="0.000577995316057081" calcext:value-type="float">
            <text:p>0.000577995316057081</text:p>
          </table:table-cell>
          <table:table-cell table:formula="of:=([.BE19]*[.BE$2]+[.BE18]*[.BE$2])/[.BF$2]" office:value-type="float" office:value="0.000401777231893337" calcext:value-type="float">
            <text:p>0.000401777231893337</text:p>
          </table:table-cell>
          <table:table-cell table:formula="of:=([.BF19]*[.BF$2]+[.BF18]*[.BF$2])/[.BG$2]" office:value-type="float" office:value="0.00027741761249778" calcext:value-type="float">
            <text:p>0.00027741761249778</text:p>
          </table:table-cell>
          <table:table-cell table:formula="of:=([.BG19]*[.BG$2]+[.BG18]*[.BG$2])/[.BH$2]" office:value-type="float" office:value="0.000190321385318245" calcext:value-type="float">
            <text:p>0.000190321385318245</text:p>
          </table:table-cell>
          <table:table-cell table:formula="of:=([.BH19]*[.BH$2]+[.BH18]*[.BH$2])/[.BI$2]" office:value-type="float" office:value="0.000129764580898803" calcext:value-type="float">
            <text:p>0.000129764580898803</text:p>
          </table:table-cell>
          <table:table-cell table:formula="of:=([.BI19]*[.BI$2]+[.BI18]*[.BI$2])/[.BJ$2]" office:value-type="float" office:value="0.0000879515492758554" calcext:value-type="float">
            <text:p>8.79515492758554E-05</text:p>
          </table:table-cell>
          <table:table-cell table:formula="of:=([.BJ19]*[.BJ$2]+[.BJ18]*[.BJ$2])/[.BK$2]" office:value-type="float" office:value="0.00005927169625112" calcext:value-type="float">
            <text:p>5.927169625112E-05</text:p>
          </table:table-cell>
          <table:table-cell table:formula="of:=([.BK19]*[.BK$2]+[.BK18]*[.BK$2])/[.BL$2]" office:value-type="float" office:value="0.0000397246474874528" calcext:value-type="float">
            <text:p>3.97246474874528E-05</text:p>
          </table:table-cell>
          <table:table-cell table:formula="of:=([.BL19]*[.BL$2]+[.BL18]*[.BL$2])/[.BM$2]" office:value-type="float" office:value="0.0000264830983249685" calcext:value-type="float">
            <text:p>2.64830983249685E-05</text:p>
          </table:table-cell>
          <table:table-cell table:formula="of:=([.BM19]*[.BM$2]+[.BM18]*[.BM$2])/[.BN$2]" office:value-type="float" office:value="0.0000175653203175811" calcext:value-type="float">
            <text:p>1.75653203175811E-05</text:p>
          </table:table-cell>
          <table:table-cell table:formula="of:=([.BN19]*[.BN$2]+[.BN18]*[.BN$2])/[.BO$2]" office:value-type="float" office:value="0.0000115931114096036" calcext:value-type="float">
            <text:p>1.15931114096036E-05</text:p>
          </table:table-cell>
          <table:table-cell table:formula="of:=([.BO19]*[.BO$2]+[.BO18]*[.BO$2])/[.BP$2]" office:value-type="float" office:value="0.00000761508298473959" calcext:value-type="float">
            <text:p>7.61508298473959E-06</text:p>
          </table:table-cell>
          <table:table-cell table:formula="of:=([.BP19]*[.BP$2]+[.BP18]*[.BP$2])/[.BQ$2]" office:value-type="float" office:value="0.00000497909272079127" calcext:value-type="float">
            <text:p>4.97909272079127E-06</text:p>
          </table:table-cell>
          <table:table-cell table:formula="of:=([.BQ19]*[.BQ$2]+[.BQ18]*[.BQ$2])/[.BR$2]" office:value-type="float" office:value="0.00000324110752579809" calcext:value-type="float">
            <text:p>3.24110752579809E-06</text:p>
          </table:table-cell>
          <table:table-cell table:formula="of:=([.BR19]*[.BR$2]+[.BR18]*[.BR$2])/[.BS$2]" office:value-type="float" office:value="0.00000210071784079506" calcext:value-type="float">
            <text:p>2.10071784079506E-06</text:p>
          </table:table-cell>
          <table:table-cell table:formula="of:=([.BS19]*[.BS$2]+[.BS18]*[.BS$2])/[.BT$2]" office:value-type="float" office:value="0.00000135591787905863" calcext:value-type="float">
            <text:p>1.35591787905863E-06</text:p>
          </table:table-cell>
          <table:table-cell table:formula="of:=([.BT19]*[.BT$2]+[.BT18]*[.BT$2])/[.BU$2]" office:value-type="float" office:value="0.00000087166149368055" calcext:value-type="float">
            <text:p>8.71661493680547E-07</text:p>
          </table:table-cell>
          <table:table-cell table:formula="of:=([.BU19]*[.BU$2]+[.BU18]*[.BU$2])/[.BV$2]" office:value-type="float" office:value="0.00000055816920209368" calcext:value-type="float">
            <text:p>5.58169202093684E-07</text:p>
          </table:table-cell>
          <table:table-cell table:formula="of:=([.BV19]*[.BV$2]+[.BV18]*[.BV$2])/[.BW$2]" office:value-type="float" office:value="0.00000035607345650804" calcext:value-type="float">
            <text:p>3.5607345650804E-07</text:p>
          </table:table-cell>
          <table:table-cell table:formula="of:=([.BW19]*[.BW$2]+[.BW18]*[.BW$2])/[.BX$2]" office:value-type="float" office:value="0.00000022631787489918" calcext:value-type="float">
            <text:p>2.26317874899178E-07</text:p>
          </table:table-cell>
          <table:table-cell table:formula="of:=([.BX19]*[.BX$2]+[.BX18]*[.BX$2])/[.BY$2]" office:value-type="float" office:value="0.00000014333465410281" calcext:value-type="float">
            <text:p>1.43334654102813E-07</text:p>
          </table:table-cell>
          <table:table-cell table:formula="of:=([.BY19]*[.BY$2]+[.BY18]*[.BY$2])/[.BZ$2]" office:value-type="float" office:value="0.00000009046531447473" calcext:value-type="float">
            <text:p>9.0465314474726E-08</text:p>
          </table:table-cell>
          <table:table-cell table:formula="of:=([.BZ19]*[.BZ$2]+[.BZ18]*[.BZ$2])/[.CA$2]" office:value-type="float" office:value="0.00000005690560104055" calcext:value-type="float">
            <text:p>5.69056010405534E-08</text:p>
          </table:table-cell>
          <table:table-cell table:formula="of:=([.CA19]*[.CA$2]+[.CA18]*[.CA$2])/[.CB$2]" office:value-type="float" office:value="0.00000003567890858892" calcext:value-type="float">
            <text:p>3.56789085889184E-08</text:p>
          </table:table-cell>
          <table:table-cell table:formula="of:=([.CB19]*[.CB$2]+[.CB18]*[.CB$2])/[.CC$2]" office:value-type="float" office:value="0.00000002229931786807" calcext:value-type="float">
            <text:p>2.2299317868074E-08</text:p>
          </table:table-cell>
          <table:table-cell table:formula="of:=([.CC19]*[.CC$2]+[.CC18]*[.CC$2])/[.CD$2]" office:value-type="float" office:value="0.00000001389419036395" calcext:value-type="float">
            <text:p>1.38941903639538E-08</text:p>
          </table:table-cell>
          <table:table-cell table:formula="of:=([.CD19]*[.CD$2]+[.CD18]*[.CD$2])/[.CE$2]" office:value-type="float" office:value="0.00000000863123946852" calcext:value-type="float">
            <text:p>8.63123946851676E-09</text:p>
          </table:table-cell>
          <table:table-cell table:formula="of:=([.CE19]*[.CE$2]+[.CE18]*[.CE$2])/[.CF$2]" office:value-type="float" office:value="0.00000000534621549169" calcext:value-type="float">
            <text:p>5.34621549169322E-09</text:p>
          </table:table-cell>
          <table:table-cell table:formula="of:=([.CF19]*[.CF$2]+[.CF18]*[.CF$2])/[.CG$2]" office:value-type="float" office:value="0.00000000330207427428" calcext:value-type="float">
            <text:p>3.3020742742811E-09</text:p>
          </table:table-cell>
          <table:table-cell table:formula="of:=([.CG19]*[.CG$2]+[.CG18]*[.CG$2])/[.CH$2]" office:value-type="float" office:value="0.00000000203388632836" calcext:value-type="float">
            <text:p>2.03388632836155E-09</text:p>
          </table:table-cell>
          <table:table-cell table:formula="of:=([.CH19]*[.CH$2]+[.CH18]*[.CH$2])/[.CI$2]" office:value-type="float" office:value="0.00000000124938731599" calcext:value-type="float">
            <text:p>1.24938731599352E-09</text:p>
          </table:table-cell>
          <table:table-cell table:formula="of:=([.CI19]*[.CI$2]+[.CI18]*[.CI$2])/[.CJ$2]" office:value-type="float" office:value="0.0000000007654696936" calcext:value-type="float">
            <text:p>7.65469693601666E-10</text:p>
          </table:table-cell>
          <table:table-cell table:formula="of:=([.CJ19]*[.CJ$2]+[.CJ18]*[.CJ$2])/[.CK$2]" office:value-type="float" office:value="0.00000000046778703498" calcext:value-type="float">
            <text:p>4.67787034978796E-10</text:p>
          </table:table-cell>
          <table:table-cell table:formula="of:=([.CK19]*[.CK$2]+[.CK18]*[.CK$2])/[.CL$2]" office:value-type="float" office:value="0.00000000028515785009" calcext:value-type="float">
            <text:p>2.85157850089814E-10</text:p>
          </table:table-cell>
          <table:table-cell table:formula="of:=([.CL19]*[.CL$2]+[.CL18]*[.CL$2])/[.CM$2]" office:value-type="float" office:value="0.00000000017340680073" calcext:value-type="float">
            <text:p>1.73406800730292E-10</text:p>
          </table:table-cell>
          <table:table-cell table:formula="of:=([.CM19]*[.CM$2]+[.CM18]*[.CM$2])/[.CN$2]" office:value-type="float" office:value="0.00000000010520012578" calcext:value-type="float">
            <text:p>1.05200125776377E-10</text:p>
          </table:table-cell>
          <table:table-cell table:formula="of:=([.CN19]*[.CN$2]+[.CN18]*[.CN$2])/[.CO$2]" office:value-type="float" office:value="0.00000000006367376034" calcext:value-type="float">
            <text:p>6.36737603383336E-11</text:p>
          </table:table-cell>
          <table:table-cell table:formula="of:=([.CO19]*[.CO$2]+[.CO18]*[.CO$2])/[.CP$2]" office:value-type="float" office:value="0.00000000003845233579" calcext:value-type="float">
            <text:p>3.84523357887339E-11</text:p>
          </table:table-cell>
          <table:table-cell table:formula="of:=([.CP19]*[.CP$2]+[.CP18]*[.CP$2])/[.CQ$2]" office:value-type="float" office:value="0.00000000002316999721" calcext:value-type="float">
            <text:p>2.3169997206032E-11</text:p>
          </table:table-cell>
          <table:table-cell table:formula="of:=([.CQ19]*[.CQ$2]+[.CQ18]*[.CQ$2])/[.CR$2]" office:value-type="float" office:value="0.00000000001393132743" calcext:value-type="float">
            <text:p>1.39313274340066E-11</text:p>
          </table:table-cell>
          <table:table-cell table:formula="of:=([.CR19]*[.CR$2]+[.CR18]*[.CR$2])/[.CS$2]" office:value-type="float" office:value="0.00000000000835879646" calcext:value-type="float">
            <text:p>8.35879646040395E-12</text:p>
          </table:table-cell>
          <table:table-cell table:number-columns-repeated="16287"/>
        </table:table-row>
        <table:table-row table:style-name="ro1">
          <table:table-cell/>
          <table:table-cell table:formula="of:=([.A20]*[.A$2]+[.A19]*[.A$2])/[.B$2]" office:value-type="float" office:value="0" calcext:value-type="float">
            <text:p>0</text:p>
          </table:table-cell>
          <table:table-cell table:formula="of:=([.B20]*[.B$2]+[.B19]*[.B$2])/[.C$2]" office:value-type="float" office:value="0" calcext:value-type="float">
            <text:p>0</text:p>
          </table:table-cell>
          <table:table-cell table:formula="of:=([.C20]*[.C$2]+[.C19]*[.C$2])/[.D$2]" office:value-type="float" office:value="0" calcext:value-type="float">
            <text:p>0</text:p>
          </table:table-cell>
          <table:table-cell table:formula="of:=([.D20]*[.D$2]+[.D19]*[.D$2])/[.E$2]" office:value-type="float" office:value="0" calcext:value-type="float">
            <text:p>0</text:p>
          </table:table-cell>
          <table:table-cell table:formula="of:=([.E20]*[.E$2]+[.E19]*[.E$2])/[.F$2]" office:value-type="float" office:value="0" calcext:value-type="float">
            <text:p>0</text:p>
          </table:table-cell>
          <table:table-cell table:formula="of:=([.F20]*[.F$2]+[.F19]*[.F$2])/[.G$2]" office:value-type="float" office:value="0" calcext:value-type="float">
            <text:p>0</text:p>
          </table:table-cell>
          <table:table-cell table:formula="of:=([.G20]*[.G$2]+[.G19]*[.G$2])/[.H$2]" office:value-type="float" office:value="0" calcext:value-type="float">
            <text:p>0</text:p>
          </table:table-cell>
          <table:table-cell table:formula="of:=([.H20]*[.H$2]+[.H19]*[.H$2])/[.I$2]" office:value-type="float" office:value="0" calcext:value-type="float">
            <text:p>0</text:p>
          </table:table-cell>
          <table:table-cell table:formula="of:=([.I20]*[.I$2]+[.I19]*[.I$2])/[.J$2]" office:value-type="float" office:value="0" calcext:value-type="float">
            <text:p>0</text:p>
          </table:table-cell>
          <table:table-cell table:formula="of:=([.J20]*[.J$2]+[.J19]*[.J$2])/[.K$2]" office:value-type="float" office:value="0" calcext:value-type="float">
            <text:p>0</text:p>
          </table:table-cell>
          <table:table-cell table:formula="of:=([.K20]*[.K$2]+[.K19]*[.K$2])/[.L$2]" office:value-type="float" office:value="0" calcext:value-type="float">
            <text:p>0</text:p>
          </table:table-cell>
          <table:table-cell table:formula="of:=([.L20]*[.L$2]+[.L19]*[.L$2])/[.M$2]" office:value-type="float" office:value="0" calcext:value-type="float">
            <text:p>0</text:p>
          </table:table-cell>
          <table:table-cell table:formula="of:=([.M20]*[.M$2]+[.M19]*[.M$2])/[.N$2]" office:value-type="float" office:value="0" calcext:value-type="float">
            <text:p>0</text:p>
          </table:table-cell>
          <table:table-cell table:formula="of:=([.N20]*[.N$2]+[.N19]*[.N$2])/[.O$2]" office:value-type="float" office:value="0" calcext:value-type="float">
            <text:p>0</text:p>
          </table:table-cell>
          <table:table-cell table:formula="of:=([.O20]*[.O$2]+[.O19]*[.O$2])/[.P$2]" office:value-type="float" office:value="0" calcext:value-type="float">
            <text:p>0</text:p>
          </table:table-cell>
          <table:table-cell table:formula="of:=([.P20]*[.P$2]+[.P19]*[.P$2])/[.Q$2]" office:value-type="float" office:value="0" calcext:value-type="float">
            <text:p>0</text:p>
          </table:table-cell>
          <table:table-cell table:formula="of:=([.Q20]*[.Q$2]+[.Q19]*[.Q$2])/[.R$2]" office:value-type="float" office:value="0.00000762939453125" calcext:value-type="float">
            <text:p>7.62939453125E-06</text:p>
          </table:table-cell>
          <table:table-cell table:formula="of:=([.R20]*[.R$2]+[.R19]*[.R$2])/[.S$2]" office:value-type="float" office:value="0.00006866455078125" calcext:value-type="float">
            <text:p>6.866455078125E-05</text:p>
          </table:table-cell>
          <table:table-cell table:formula="of:=([.S20]*[.S$2]+[.S19]*[.S$2])/[.T$2]" office:value-type="float" office:value="0.000326156616210938" calcext:value-type="float">
            <text:p>0.000326156616210938</text:p>
          </table:table-cell>
          <table:table-cell table:formula="of:=([.T20]*[.T$2]+[.T19]*[.T$2])/[.U$2]" office:value-type="float" office:value="0.00108718872070313" calcext:value-type="float">
            <text:p>0.00108718872070313</text:p>
          </table:table-cell>
          <table:table-cell table:formula="of:=([.U20]*[.U$2]+[.U19]*[.U$2])/[.V$2]" office:value-type="float" office:value="0.0028538703918457" calcext:value-type="float">
            <text:p>0.0028538703918457</text:p>
          </table:table-cell>
          <table:table-cell table:formula="of:=([.V20]*[.V$2]+[.V19]*[.V$2])/[.W$2]" office:value-type="float" office:value="0.00627851486206055" calcext:value-type="float">
            <text:p>0.00627851486206055</text:p>
          </table:table-cell>
          <table:table-cell table:formula="of:=([.W20]*[.W$2]+[.W19]*[.W$2])/[.X$2]" office:value-type="float" office:value="0.0120338201522827" calcext:value-type="float">
            <text:p>0.0120338201522827</text:p>
          </table:table-cell>
          <table:table-cell table:formula="of:=([.X20]*[.X$2]+[.X19]*[.X$2])/[.Y$2]" office:value-type="float" office:value="0.0206294059753418" calcext:value-type="float">
            <text:p>0.0206294059753418</text:p>
          </table:table-cell>
          <table:table-cell table:formula="of:=([.Y20]*[.Y$2]+[.Y19]*[.Y$2])/[.Z$2]" office:value-type="float" office:value="0.0322334468364716" calcext:value-type="float">
            <text:p>0.0322334468364716</text:p>
          </table:table-cell>
          <table:table-cell table:formula="of:=([.Z20]*[.Z$2]+[.Z19]*[.Z$2])/[.AA$2]" office:value-type="float" office:value="0.0465594232082367" calcext:value-type="float">
            <text:p>0.0465594232082367</text:p>
          </table:table-cell>
          <table:table-cell table:formula="of:=([.AA20]*[.AA$2]+[.AA19]*[.AA$2])/[.AB$2]" office:value-type="float" office:value="0.0628552213311195" calcext:value-type="float">
            <text:p>0.0628552213311195</text:p>
          </table:table-cell>
          <table:table-cell table:formula="of:=([.AB20]*[.AB$2]+[.AB19]*[.AB$2])/[.AC$2]" office:value-type="float" office:value="0.0799975544214249" calcext:value-type="float">
            <text:p>0.0799975544214249</text:p>
          </table:table-cell>
          <table:table-cell table:formula="of:=([.AC20]*[.AC$2]+[.AC19]*[.AC$2])/[.AD$2]" office:value-type="float" office:value="0.0966637115925551" calcext:value-type="float">
            <text:p>0.0966637115925551</text:p>
          </table:table-cell>
          <table:table-cell table:formula="of:=([.AD20]*[.AD$2]+[.AD19]*[.AD$2])/[.AE$2]" office:value-type="float" office:value="0.111535051837564" calcext:value-type="float">
            <text:p>0.111535051837564</text:p>
          </table:table-cell>
          <table:table-cell table:formula="of:=([.AE20]*[.AE$2]+[.AE19]*[.AE$2])/[.AF$2]" office:value-type="float" office:value="0.123485235963017" calcext:value-type="float">
            <text:p>0.123485235963017</text:p>
          </table:table-cell>
          <table:table-cell table:formula="of:=([.AF20]*[.AF$2]+[.AF19]*[.AF$2])/[.AG$2]" office:value-type="float" office:value="0.131717585027218" calcext:value-type="float">
            <text:p>0.131717585027218</text:p>
          </table:table-cell>
          <table:table-cell table:formula="of:=([.AG20]*[.AG$2]+[.AG19]*[.AG$2])/[.AH$2]" office:value-type="float" office:value="0.135833759559318" calcext:value-type="float">
            <text:p>0.135833759559318</text:p>
          </table:table-cell>
          <table:table-cell table:formula="of:=([.AH20]*[.AH$2]+[.AH19]*[.AH$2])/[.AI$2]" office:value-type="float" office:value="0.135833759559318" calcext:value-type="float">
            <text:p>0.135833759559318</text:p>
          </table:table-cell>
          <table:table-cell table:formula="of:=([.AI20]*[.AI$2]+[.AI19]*[.AI$2])/[.AJ$2]" office:value-type="float" office:value="0.13206059957156" calcext:value-type="float">
            <text:p>0.13206059957156</text:p>
          </table:table-cell>
          <table:table-cell table:formula="of:=([.AJ20]*[.AJ$2]+[.AJ19]*[.AJ$2])/[.AK$2]" office:value-type="float" office:value="0.125110041699372" calcext:value-type="float">
            <text:p>0.125110041699372</text:p>
          </table:table-cell>
          <table:table-cell table:formula="of:=([.AK20]*[.AK$2]+[.AK19]*[.AK$2])/[.AL$2]" office:value-type="float" office:value="0.115726788571919" calcext:value-type="float">
            <text:p>0.115726788571919</text:p>
          </table:table-cell>
          <table:table-cell table:formula="of:=([.AL20]*[.AL$2]+[.AL19]*[.AL$2])/[.AM$2]" office:value-type="float" office:value="0.104705189660308" calcext:value-type="float">
            <text:p>0.104705189660308</text:p>
          </table:table-cell>
          <table:table-cell table:formula="of:=([.AM20]*[.AM$2]+[.AM19]*[.AM$2])/[.AN$2]" office:value-type="float" office:value="0.0928068726534548" calcext:value-type="float">
            <text:p>0.0928068726534548</text:p>
          </table:table-cell>
          <table:table-cell table:formula="of:=([.AN20]*[.AN$2]+[.AN19]*[.AN$2])/[.AO$2]" office:value-type="float" office:value="0.0807016283943085" calcext:value-type="float">
            <text:p>0.0807016283943085</text:p>
          </table:table-cell>
          <table:table-cell table:formula="of:=([.AO20]*[.AO$2]+[.AO19]*[.AO$2])/[.AP$2]" office:value-type="float" office:value="0.0689326409201385" calcext:value-type="float">
            <text:p>0.0689326409201385</text:p>
          </table:table-cell>
          <table:table-cell table:formula="of:=([.AP20]*[.AP$2]+[.AP19]*[.AP$2])/[.AQ$2]" office:value-type="float" office:value="0.0579034183729164" calcext:value-type="float">
            <text:p>0.0579034183729164</text:p>
          </table:table-cell>
          <table:table-cell table:formula="of:=([.AQ20]*[.AQ$2]+[.AQ19]*[.AQ$2])/[.AR$2]" office:value-type="float" office:value="0.0478816728852962" calcext:value-type="float">
            <text:p>0.0478816728852962</text:p>
          </table:table-cell>
          <table:table-cell table:formula="of:=([.AR20]*[.AR$2]+[.AR19]*[.AR$2])/[.AS$2]" office:value-type="float" office:value="0.0390146964250562" calcext:value-type="float">
            <text:p>0.0390146964250562</text:p>
          </table:table-cell>
          <table:table-cell table:formula="of:=([.AS20]*[.AS$2]+[.AS19]*[.AS$2])/[.AT$2]" office:value-type="float" office:value="0.031351095341563" calcext:value-type="float">
            <text:p>0.031351095341563</text:p>
          </table:table-cell>
          <table:table-cell table:formula="of:=([.AT20]*[.AT$2]+[.AT19]*[.AT$2])/[.AU$2]" office:value-type="float" office:value="0.0248646618226189" calcext:value-type="float">
            <text:p>0.0248646618226189</text:p>
          </table:table-cell>
          <table:table-cell table:formula="of:=([.AU20]*[.AU$2]+[.AU19]*[.AU$2])/[.AV$2]" office:value-type="float" office:value="0.0194773184277182" calcext:value-type="float">
            <text:p>0.0194773184277182</text:p>
          </table:table-cell>
          <table:table-cell table:formula="of:=([.AV20]*[.AV$2]+[.AV19]*[.AV$2])/[.AW$2]" office:value-type="float" office:value="0.0150792142666205" calcext:value-type="float">
            <text:p>0.0150792142666205</text:p>
          </table:table-cell>
          <table:table-cell table:formula="of:=([.AW20]*[.AW$2]+[.AW19]*[.AW$2])/[.AX$2]" office:value-type="float" office:value="0.0115450234228813" calcext:value-type="float">
            <text:p>0.0115450234228813</text:p>
          </table:table-cell>
          <table:table-cell table:formula="of:=([.AX20]*[.AX$2]+[.AX19]*[.AX$2])/[.AY$2]" office:value-type="float" office:value="0.00874622986581919" calcext:value-type="float">
            <text:p>0.00874622986581919</text:p>
          </table:table-cell>
          <table:table-cell table:formula="of:=([.AY20]*[.AY$2]+[.AY19]*[.AY$2])/[.AZ$2]" office:value-type="float" office:value="0.00655967239936439" calcext:value-type="float">
            <text:p>0.00655967239936439</text:p>
          </table:table-cell>
          <table:table-cell table:formula="of:=([.AZ20]*[.AZ$2]+[.AZ19]*[.AZ$2])/[.BA$2]" office:value-type="float" office:value="0.00487289949667069" calcext:value-type="float">
            <text:p>0.00487289949667069</text:p>
          </table:table-cell>
          <table:table-cell table:formula="of:=([.BA20]*[.BA$2]+[.BA19]*[.BA$2])/[.BB$2]" office:value-type="float" office:value="0.00358699546282704" calcext:value-type="float">
            <text:p>0.00358699546282704</text:p>
          </table:table-cell>
          <table:table-cell table:formula="of:=([.BB20]*[.BB$2]+[.BB19]*[.BB$2])/[.BC$2]" office:value-type="float" office:value="0.00261753722963054" calcext:value-type="float">
            <text:p>0.00261753722963054</text:p>
          </table:table-cell>
          <table:table-cell table:formula="of:=([.BC20]*[.BC$2]+[.BC19]*[.BC$2])/[.BD$2]" office:value-type="float" office:value="0.00189427036354842" calcext:value-type="float">
            <text:p>0.00189427036354842</text:p>
          </table:table-cell>
          <table:table-cell table:formula="of:=([.BD20]*[.BD$2]+[.BD19]*[.BD$2])/[.BE$2]" office:value-type="float" office:value="0.00135998897895784" calcext:value-type="float">
            <text:p>0.00135998897895784</text:p>
          </table:table-cell>
          <table:table-cell table:formula="of:=([.BE20]*[.BE$2]+[.BE19]*[.BE$2])/[.BF$2]" office:value-type="float" office:value="0.00096899214750746" calcext:value-type="float">
            <text:p>0.00096899214750746</text:p>
          </table:table-cell>
          <table:table-cell table:formula="of:=([.BF20]*[.BF$2]+[.BF19]*[.BF$2])/[.BG$2]" office:value-type="float" office:value="0.000685384689700398" calcext:value-type="float">
            <text:p>0.000685384689700398</text:p>
          </table:table-cell>
          <table:table-cell table:formula="of:=([.BG20]*[.BG$2]+[.BG19]*[.BG$2])/[.BH$2]" office:value-type="float" office:value="0.000481401151099089" calcext:value-type="float">
            <text:p>0.000481401151099089</text:p>
          </table:table-cell>
          <table:table-cell table:formula="of:=([.BH20]*[.BH$2]+[.BH19]*[.BH$2])/[.BI$2]" office:value-type="float" office:value="0.000335861268208667" calcext:value-type="float">
            <text:p>0.000335861268208667</text:p>
          </table:table-cell>
          <table:table-cell table:formula="of:=([.BI20]*[.BI$2]+[.BI19]*[.BI$2])/[.BJ$2]" office:value-type="float" office:value="0.000232812924553735" calcext:value-type="float">
            <text:p>0.000232812924553735</text:p>
          </table:table-cell>
          <table:table-cell table:formula="of:=([.BJ20]*[.BJ$2]+[.BJ19]*[.BJ$2])/[.BK$2]" office:value-type="float" office:value="0.000160382236914795" calcext:value-type="float">
            <text:p>0.000160382236914795</text:p>
          </table:table-cell>
          <table:table-cell table:formula="of:=([.BK20]*[.BK$2]+[.BK19]*[.BK$2])/[.BL$2]" office:value-type="float" office:value="0.000109826966582958" calcext:value-type="float">
            <text:p>0.000109826966582958</text:p>
          </table:table-cell>
          <table:table-cell table:formula="of:=([.BL20]*[.BL$2]+[.BL19]*[.BL$2])/[.BM$2]" office:value-type="float" office:value="0.0000747758070352052" calcext:value-type="float">
            <text:p>7.47758070352052E-05</text:p>
          </table:table-cell>
          <table:table-cell table:formula="of:=([.BM20]*[.BM$2]+[.BM19]*[.BM$2])/[.BN$2]" office:value-type="float" office:value="0.0000506294526800868" calcext:value-type="float">
            <text:p>5.06294526800868E-05</text:p>
          </table:table-cell>
          <table:table-cell table:formula="of:=([.BN20]*[.BN$2]+[.BN19]*[.BN$2])/[.BO$2]" office:value-type="float" office:value="0.000034097386498834" calcext:value-type="float">
            <text:p>3.4097386498834E-05</text:p>
          </table:table-cell>
          <table:table-cell table:formula="of:=([.BO20]*[.BO$2]+[.BO19]*[.BO$2])/[.BP$2]" office:value-type="float" office:value="0.0000228452489542188" calcext:value-type="float">
            <text:p>2.28452489542188E-05</text:p>
          </table:table-cell>
          <table:table-cell table:formula="of:=([.BP20]*[.BP$2]+[.BP19]*[.BP$2])/[.BQ$2]" office:value-type="float" office:value="0.0000152301659694792" calcext:value-type="float">
            <text:p>1.52301659694792E-05</text:p>
          </table:table-cell>
          <table:table-cell table:formula="of:=([.BQ20]*[.BQ$2]+[.BQ19]*[.BQ$2])/[.BR$2]" office:value-type="float" office:value="0.0000101046293451352" calcext:value-type="float">
            <text:p>1.01046293451352E-05</text:p>
          </table:table-cell>
          <table:table-cell table:formula="of:=([.BR20]*[.BR$2]+[.BR19]*[.BR$2])/[.BS$2]" office:value-type="float" office:value="0.00000667286843546666" calcext:value-type="float">
            <text:p>6.67286843546666E-06</text:p>
          </table:table-cell>
          <table:table-cell table:formula="of:=([.BS20]*[.BS$2]+[.BS19]*[.BS$2])/[.BT$2]" office:value-type="float" office:value="0.00000438679313813086" calcext:value-type="float">
            <text:p>4.38679313813086E-06</text:p>
          </table:table-cell>
          <table:table-cell table:formula="of:=([.BT20]*[.BT$2]+[.BT19]*[.BT$2])/[.BU$2]" office:value-type="float" office:value="0.00000287135550859474" calcext:value-type="float">
            <text:p>2.87135550859474E-06</text:p>
          </table:table-cell>
          <table:table-cell table:formula="of:=([.BU20]*[.BU$2]+[.BU19]*[.BU$2])/[.BV$2]" office:value-type="float" office:value="0.00000187150850113765" calcext:value-type="float">
            <text:p>1.87150850113765E-06</text:p>
          </table:table-cell>
          <table:table-cell table:formula="of:=([.BV20]*[.BV$2]+[.BV19]*[.BV$2])/[.BW$2]" office:value-type="float" office:value="0.00000121483885161566" calcext:value-type="float">
            <text:p>1.21483885161566E-06</text:p>
          </table:table-cell>
          <table:table-cell table:formula="of:=([.BW20]*[.BW$2]+[.BW19]*[.BW$2])/[.BX$2]" office:value-type="float" office:value="0.00000078545615406185" calcext:value-type="float">
            <text:p>7.85456154061852E-07</text:p>
          </table:table-cell>
          <table:table-cell table:formula="of:=([.BX20]*[.BX$2]+[.BX19]*[.BX$2])/[.BY$2]" office:value-type="float" office:value="0.00000050588701448052" calcext:value-type="float">
            <text:p>5.05887014480515E-07</text:p>
          </table:table-cell>
          <table:table-cell table:formula="of:=([.BY20]*[.BY$2]+[.BY19]*[.BY$2])/[.BZ$2]" office:value-type="float" office:value="0.00000032461083429166" calcext:value-type="float">
            <text:p>3.24610834291664E-07</text:p>
          </table:table-cell>
          <table:table-cell table:formula="of:=([.BZ20]*[.BZ$2]+[.BZ19]*[.BZ$2])/[.CA$2]" office:value-type="float" office:value="0.00000020753807438319" calcext:value-type="float">
            <text:p>2.07538074383195E-07</text:p>
          </table:table-cell>
          <table:table-cell table:formula="of:=([.CA20]*[.CA$2]+[.CA19]*[.CA$2])/[.CB$2]" office:value-type="float" office:value="0.00000013222183771187" calcext:value-type="float">
            <text:p>1.32221837711874E-07</text:p>
          </table:table-cell>
          <table:table-cell table:formula="of:=([.CB20]*[.CB$2]+[.CB19]*[.CB$2])/[.CC$2]" office:value-type="float" office:value="0.0000000839503731504" calcext:value-type="float">
            <text:p>8.39503731503963E-08</text:p>
          </table:table-cell>
          <table:table-cell table:formula="of:=([.CC20]*[.CC$2]+[.CC19]*[.CC$2])/[.CD$2]" office:value-type="float" office:value="0.00000005312484550924" calcext:value-type="float">
            <text:p>5.31248455092352E-08</text:p>
          </table:table-cell>
          <table:table-cell table:formula="of:=([.CD20]*[.CD$2]+[.CD19]*[.CD$2])/[.CE$2]" office:value-type="float" office:value="0.00000003350951793659" calcext:value-type="float">
            <text:p>3.35095179365945E-08</text:p>
          </table:table-cell>
          <table:table-cell table:formula="of:=([.CE20]*[.CE$2]+[.CE19]*[.CE$2])/[.CF$2]" office:value-type="float" office:value="0.00000002107037870256" calcext:value-type="float">
            <text:p>2.10703787025556E-08</text:p>
          </table:table-cell>
          <table:table-cell table:formula="of:=([.CF20]*[.CF$2]+[.CF19]*[.CF$2])/[.CG$2]" office:value-type="float" office:value="0.00000001320829709712" calcext:value-type="float">
            <text:p>1.32082970971244E-08</text:p>
          </table:table-cell>
          <table:table-cell table:formula="of:=([.CG20]*[.CG$2]+[.CG19]*[.CG$2])/[.CH$2]" office:value-type="float" office:value="0.0000000082551856857" calcext:value-type="float">
            <text:p>8.25518568570276E-09</text:p>
          </table:table-cell>
          <table:table-cell table:formula="of:=([.CH20]*[.CH$2]+[.CH19]*[.CH$2])/[.CI$2]" office:value-type="float" office:value="0.00000000514453600703" calcext:value-type="float">
            <text:p>5.14453600703216E-09</text:p>
          </table:table-cell>
          <table:table-cell table:formula="of:=([.CI20]*[.CI$2]+[.CI19]*[.CI$2])/[.CJ$2]" office:value-type="float" office:value="0.00000000319696166151" calcext:value-type="float">
            <text:p>3.19696166151284E-09</text:p>
          </table:table-cell>
          <table:table-cell table:formula="of:=([.CJ20]*[.CJ$2]+[.CJ19]*[.CJ$2])/[.CK$2]" office:value-type="float" office:value="0.00000000198121567756" calcext:value-type="float">
            <text:p>1.98121567755725E-09</text:p>
          </table:table-cell>
          <table:table-cell table:formula="of:=([.CK20]*[.CK$2]+[.CK19]*[.CK$2])/[.CL$2]" office:value-type="float" office:value="0.00000000122450135627" calcext:value-type="float">
            <text:p>1.22450135626802E-09</text:p>
          </table:table-cell>
          <table:table-cell table:formula="of:=([.CL20]*[.CL$2]+[.CL19]*[.CL$2])/[.CM$2]" office:value-type="float" office:value="0.00000000075482960318" calcext:value-type="float">
            <text:p>7.54829603178919E-10</text:p>
          </table:table-cell>
          <table:table-cell table:formula="of:=([.CM20]*[.CM$2]+[.CM19]*[.CM$2])/[.CN$2]" office:value-type="float" office:value="0.00000000046411820195" calcext:value-type="float">
            <text:p>4.64118201954606E-10</text:p>
          </table:table-cell>
          <table:table-cell table:formula="of:=([.CN20]*[.CN$2]+[.CN19]*[.CN$2])/[.CO$2]" office:value-type="float" office:value="0.00000000028465916387" calcext:value-type="float">
            <text:p>2.84659163865491E-10</text:p>
          </table:table-cell>
          <table:table-cell table:formula="of:=([.CO20]*[.CO$2]+[.CO19]*[.CO$2])/[.CP$2]" office:value-type="float" office:value="0.0000000001741664621" calcext:value-type="float">
            <text:p>1.74166462101913E-10</text:p>
          </table:table-cell>
          <table:table-cell table:formula="of:=([.CP20]*[.CP$2]+[.CP19]*[.CP$2])/[.CQ$2]" office:value-type="float" office:value="0.00000000010630939895" calcext:value-type="float">
            <text:p>1.06309398945323E-10</text:p>
          </table:table-cell>
          <table:table-cell table:formula="of:=([.CQ20]*[.CQ$2]+[.CQ19]*[.CQ$2])/[.CR$2]" office:value-type="float" office:value="0.00000000006473969808" calcext:value-type="float">
            <text:p>6.47396980756776E-11</text:p>
          </table:table-cell>
          <table:table-cell table:formula="of:=([.CR20]*[.CR$2]+[.CR19]*[.CR$2])/[.CS$2]" office:value-type="float" office:value="0.00000000003933551275" calcext:value-type="float">
            <text:p>3.93355127548421E-11</text:p>
          </table:table-cell>
          <table:table-cell table:number-columns-repeated="16287"/>
        </table:table-row>
        <table:table-row table:style-name="ro1">
          <table:table-cell/>
          <table:table-cell table:formula="of:=([.A21]*[.A$2]+[.A20]*[.A$2])/[.B$2]" office:value-type="float" office:value="0" calcext:value-type="float">
            <text:p>0</text:p>
          </table:table-cell>
          <table:table-cell table:formula="of:=([.B21]*[.B$2]+[.B20]*[.B$2])/[.C$2]" office:value-type="float" office:value="0" calcext:value-type="float">
            <text:p>0</text:p>
          </table:table-cell>
          <table:table-cell table:formula="of:=([.C21]*[.C$2]+[.C20]*[.C$2])/[.D$2]" office:value-type="float" office:value="0" calcext:value-type="float">
            <text:p>0</text:p>
          </table:table-cell>
          <table:table-cell table:formula="of:=([.D21]*[.D$2]+[.D20]*[.D$2])/[.E$2]" office:value-type="float" office:value="0" calcext:value-type="float">
            <text:p>0</text:p>
          </table:table-cell>
          <table:table-cell table:formula="of:=([.E21]*[.E$2]+[.E20]*[.E$2])/[.F$2]" office:value-type="float" office:value="0" calcext:value-type="float">
            <text:p>0</text:p>
          </table:table-cell>
          <table:table-cell table:formula="of:=([.F21]*[.F$2]+[.F20]*[.F$2])/[.G$2]" office:value-type="float" office:value="0" calcext:value-type="float">
            <text:p>0</text:p>
          </table:table-cell>
          <table:table-cell table:formula="of:=([.G21]*[.G$2]+[.G20]*[.G$2])/[.H$2]" office:value-type="float" office:value="0" calcext:value-type="float">
            <text:p>0</text:p>
          </table:table-cell>
          <table:table-cell table:formula="of:=([.H21]*[.H$2]+[.H20]*[.H$2])/[.I$2]" office:value-type="float" office:value="0" calcext:value-type="float">
            <text:p>0</text:p>
          </table:table-cell>
          <table:table-cell table:formula="of:=([.I21]*[.I$2]+[.I20]*[.I$2])/[.J$2]" office:value-type="float" office:value="0" calcext:value-type="float">
            <text:p>0</text:p>
          </table:table-cell>
          <table:table-cell table:formula="of:=([.J21]*[.J$2]+[.J20]*[.J$2])/[.K$2]" office:value-type="float" office:value="0" calcext:value-type="float">
            <text:p>0</text:p>
          </table:table-cell>
          <table:table-cell table:formula="of:=([.K21]*[.K$2]+[.K20]*[.K$2])/[.L$2]" office:value-type="float" office:value="0" calcext:value-type="float">
            <text:p>0</text:p>
          </table:table-cell>
          <table:table-cell table:formula="of:=([.L21]*[.L$2]+[.L20]*[.L$2])/[.M$2]" office:value-type="float" office:value="0" calcext:value-type="float">
            <text:p>0</text:p>
          </table:table-cell>
          <table:table-cell table:formula="of:=([.M21]*[.M$2]+[.M20]*[.M$2])/[.N$2]" office:value-type="float" office:value="0" calcext:value-type="float">
            <text:p>0</text:p>
          </table:table-cell>
          <table:table-cell table:formula="of:=([.N21]*[.N$2]+[.N20]*[.N$2])/[.O$2]" office:value-type="float" office:value="0" calcext:value-type="float">
            <text:p>0</text:p>
          </table:table-cell>
          <table:table-cell table:formula="of:=([.O21]*[.O$2]+[.O20]*[.O$2])/[.P$2]" office:value-type="float" office:value="0" calcext:value-type="float">
            <text:p>0</text:p>
          </table:table-cell>
          <table:table-cell table:formula="of:=([.P21]*[.P$2]+[.P20]*[.P$2])/[.Q$2]" office:value-type="float" office:value="0" calcext:value-type="float">
            <text:p>0</text:p>
          </table:table-cell>
          <table:table-cell table:formula="of:=([.Q21]*[.Q$2]+[.Q20]*[.Q$2])/[.R$2]" office:value-type="float" office:value="0" calcext:value-type="float">
            <text:p>0</text:p>
          </table:table-cell>
          <table:table-cell table:formula="of:=([.R21]*[.R$2]+[.R20]*[.R$2])/[.S$2]" office:value-type="float" office:value="0.000003814697265625" calcext:value-type="float">
            <text:p>3.814697265625E-06</text:p>
          </table:table-cell>
          <table:table-cell table:formula="of:=([.S21]*[.S$2]+[.S20]*[.S$2])/[.T$2]" office:value-type="float" office:value="0.0000362396240234375" calcext:value-type="float">
            <text:p>3.62396240234375E-05</text:p>
          </table:table-cell>
          <table:table-cell table:formula="of:=([.T21]*[.T$2]+[.T20]*[.T$2])/[.U$2]" office:value-type="float" office:value="0.000181198120117188" calcext:value-type="float">
            <text:p>0.000181198120117188</text:p>
          </table:table-cell>
          <table:table-cell table:formula="of:=([.U21]*[.U$2]+[.U20]*[.U$2])/[.V$2]" office:value-type="float" office:value="0.000634193420410156" calcext:value-type="float">
            <text:p>0.000634193420410156</text:p>
          </table:table-cell>
          <table:table-cell table:formula="of:=([.V21]*[.V$2]+[.V20]*[.V$2])/[.W$2]" office:value-type="float" office:value="0.00174403190612793" calcext:value-type="float">
            <text:p>0.00174403190612793</text:p>
          </table:table-cell>
          <table:table-cell table:formula="of:=([.W21]*[.W$2]+[.W20]*[.W$2])/[.X$2]" office:value-type="float" office:value="0.00401127338409424" calcext:value-type="float">
            <text:p>0.00401127338409424</text:p>
          </table:table-cell>
          <table:table-cell table:formula="of:=([.X21]*[.X$2]+[.X20]*[.X$2])/[.Y$2]" office:value-type="float" office:value="0.00802254676818848" calcext:value-type="float">
            <text:p>0.00802254676818848</text:p>
          </table:table-cell>
          <table:table-cell table:formula="of:=([.Y21]*[.Y$2]+[.Y20]*[.Y$2])/[.Z$2]" office:value-type="float" office:value="0.0143259763717651" calcext:value-type="float">
            <text:p>0.0143259763717651</text:p>
          </table:table-cell>
          <table:table-cell table:formula="of:=([.Z21]*[.Z$2]+[.Z20]*[.Z$2])/[.AA$2]" office:value-type="float" office:value="0.0232797116041183" calcext:value-type="float">
            <text:p>0.0232797116041183</text:p>
          </table:table-cell>
          <table:table-cell table:formula="of:=([.AA21]*[.AA$2]+[.AA20]*[.AA$2])/[.AB$2]" office:value-type="float" office:value="0.0349195674061775" calcext:value-type="float">
            <text:p>0.0349195674061775</text:p>
          </table:table-cell>
          <table:table-cell table:formula="of:=([.AB21]*[.AB$2]+[.AB20]*[.AB$2])/[.AC$2]" office:value-type="float" office:value="0.0488873943686485" calcext:value-type="float">
            <text:p>0.0488873943686485</text:p>
          </table:table-cell>
          <table:table-cell table:formula="of:=([.AC21]*[.AC$2]+[.AC20]*[.AC$2])/[.AD$2]" office:value-type="float" office:value="0.0644424743950367" calcext:value-type="float">
            <text:p>0.0644424743950367</text:p>
          </table:table-cell>
          <table:table-cell table:formula="of:=([.AD21]*[.AD$2]+[.AD20]*[.AD$2])/[.AE$2]" office:value-type="float" office:value="0.0805530929937959" calcext:value-type="float">
            <text:p>0.0805530929937959</text:p>
          </table:table-cell>
          <table:table-cell table:formula="of:=([.AE21]*[.AE$2]+[.AE20]*[.AE$2])/[.AF$2]" office:value-type="float" office:value="0.0960440724156797" calcext:value-type="float">
            <text:p>0.0960440724156797</text:p>
          </table:table-cell>
          <table:table-cell table:formula="of:=([.AF21]*[.AF$2]+[.AF20]*[.AF$2])/[.AG$2]" office:value-type="float" office:value="0.109764654189348" calcext:value-type="float">
            <text:p>0.109764654189348</text:p>
          </table:table-cell>
          <table:table-cell table:formula="of:=([.AG21]*[.AG$2]+[.AG20]*[.AG$2])/[.AH$2]" office:value-type="float" office:value="0.120741119608283" calcext:value-type="float">
            <text:p>0.120741119608283</text:p>
          </table:table-cell>
          <table:table-cell table:formula="of:=([.AH21]*[.AH$2]+[.AH20]*[.AH$2])/[.AI$2]" office:value-type="float" office:value="0.128287439583801" calcext:value-type="float">
            <text:p>0.128287439583801</text:p>
          </table:table-cell>
          <table:table-cell table:formula="of:=([.AI21]*[.AI$2]+[.AI20]*[.AI$2])/[.AJ$2]" office:value-type="float" office:value="0.13206059957156" calcext:value-type="float">
            <text:p>0.13206059957156</text:p>
          </table:table-cell>
          <table:table-cell table:formula="of:=([.AJ21]*[.AJ$2]+[.AJ20]*[.AJ$2])/[.AK$2]" office:value-type="float" office:value="0.13206059957156" calcext:value-type="float">
            <text:p>0.13206059957156</text:p>
          </table:table-cell>
          <table:table-cell table:formula="of:=([.AK21]*[.AK$2]+[.AK20]*[.AK$2])/[.AL$2]" office:value-type="float" office:value="0.128585320635466" calcext:value-type="float">
            <text:p>0.128585320635466</text:p>
          </table:table-cell>
          <table:table-cell table:formula="of:=([.AL21]*[.AL$2]+[.AL20]*[.AL$2])/[.AM$2]" office:value-type="float" office:value="0.122156054603693" calcext:value-type="float">
            <text:p>0.122156054603693</text:p>
          </table:table-cell>
          <table:table-cell table:formula="of:=([.AM21]*[.AM$2]+[.AM20]*[.AM$2])/[.AN$2]" office:value-type="float" office:value="0.113430622132" calcext:value-type="float">
            <text:p>0.113430622132</text:p>
          </table:table-cell>
          <table:table-cell table:formula="of:=([.AN21]*[.AN$2]+[.AN20]*[.AN$2])/[.AO$2]" office:value-type="float" office:value="0.103118747392728" calcext:value-type="float">
            <text:p>0.103118747392728</text:p>
          </table:table-cell>
          <table:table-cell table:formula="of:=([.AO21]*[.AO$2]+[.AO20]*[.AO$2])/[.AP$2]" office:value-type="float" office:value="0.091910187893518" calcext:value-type="float">
            <text:p>0.091910187893518</text:p>
          </table:table-cell>
          <table:table-cell table:formula="of:=([.AP21]*[.AP$2]+[.AP20]*[.AP$2])/[.AQ$2]" office:value-type="float" office:value="0.0804214144068283" calcext:value-type="float">
            <text:p>0.0804214144068283</text:p>
          </table:table-cell>
          <table:table-cell table:formula="of:=([.AQ21]*[.AQ$2]+[.AQ20]*[.AQ$2])/[.AR$2]" office:value-type="float" office:value="0.0691624163898723" calcext:value-type="float">
            <text:p>0.0691624163898723</text:p>
          </table:table-cell>
          <table:table-cell table:formula="of:=([.AR21]*[.AR$2]+[.AR20]*[.AR$2])/[.AS$2]" office:value-type="float" office:value="0.0585220446375843" calcext:value-type="float">
            <text:p>0.0585220446375843</text:p>
          </table:table-cell>
          <table:table-cell table:formula="of:=([.AS21]*[.AS$2]+[.AS20]*[.AS$2])/[.AT$2]" office:value-type="float" office:value="0.0487683705313202" calcext:value-type="float">
            <text:p>0.0487683705313202</text:p>
          </table:table-cell>
          <table:table-cell table:formula="of:=([.AT21]*[.AT$2]+[.AT20]*[.AT$2])/[.AU$2]" office:value-type="float" office:value="0.0400597329364416" calcext:value-type="float">
            <text:p>0.0400597329364416</text:p>
          </table:table-cell>
          <table:table-cell table:formula="of:=([.AU21]*[.AU$2]+[.AU20]*[.AU$2])/[.AV$2]" office:value-type="float" office:value="0.0324621973795303" calcext:value-type="float">
            <text:p>0.0324621973795303</text:p>
          </table:table-cell>
          <table:table-cell table:formula="of:=([.AV21]*[.AV$2]+[.AV20]*[.AV$2])/[.AW$2]" office:value-type="float" office:value="0.0259697579036242" calcext:value-type="float">
            <text:p>0.0259697579036242</text:p>
          </table:table-cell>
          <table:table-cell table:formula="of:=([.AW21]*[.AW$2]+[.AW20]*[.AW$2])/[.AX$2]" office:value-type="float" office:value="0.0205244860851224" calcext:value-type="float">
            <text:p>0.0205244860851224</text:p>
          </table:table-cell>
          <table:table-cell table:formula="of:=([.AX21]*[.AX$2]+[.AX20]*[.AX$2])/[.AY$2]" office:value-type="float" office:value="0.0160347547540018" calcext:value-type="float">
            <text:p>0.0160347547540018</text:p>
          </table:table-cell>
          <table:table-cell table:formula="of:=([.AY21]*[.AY$2]+[.AY20]*[.AY$2])/[.AZ$2]" office:value-type="float" office:value="0.0123904923099105" calcext:value-type="float">
            <text:p>0.0123904923099105</text:p>
          </table:table-cell>
          <table:table-cell table:formula="of:=([.AZ21]*[.AZ$2]+[.AZ20]*[.AZ$2])/[.BA$2]" office:value-type="float" office:value="0.00947508235463745" calcext:value-type="float">
            <text:p>0.00947508235463745</text:p>
          </table:table-cell>
          <table:table-cell table:formula="of:=([.BA21]*[.BA$2]+[.BA20]*[.BA$2])/[.BB$2]" office:value-type="float" office:value="0.00717399092565407" calcext:value-type="float">
            <text:p>0.00717399092565407</text:p>
          </table:table-cell>
          <table:table-cell table:formula="of:=([.BB21]*[.BB$2]+[.BB20]*[.BB$2])/[.BC$2]" office:value-type="float" office:value="0.00538049319424055" calcext:value-type="float">
            <text:p>0.00538049319424055</text:p>
          </table:table-cell>
          <table:table-cell table:formula="of:=([.BC21]*[.BC$2]+[.BC20]*[.BC$2])/[.BD$2]" office:value-type="float" office:value="0.00399901521193555" calcext:value-type="float">
            <text:p>0.00399901521193555</text:p>
          </table:table-cell>
          <table:table-cell table:formula="of:=([.BD21]*[.BD$2]+[.BD20]*[.BD$2])/[.BE$2]" office:value-type="float" office:value="0.00294664278774198" calcext:value-type="float">
            <text:p>0.00294664278774198</text:p>
          </table:table-cell>
          <table:table-cell table:formula="of:=([.BE21]*[.BE$2]+[.BE20]*[.BE$2])/[.BF$2]" office:value-type="float" office:value="0.00215331588334991" calcext:value-type="float">
            <text:p>0.00215331588334991</text:p>
          </table:table-cell>
          <table:table-cell table:formula="of:=([.BF21]*[.BF$2]+[.BF20]*[.BF$2])/[.BG$2]" office:value-type="float" office:value="0.00156115401542868" calcext:value-type="float">
            <text:p>0.00156115401542868</text:p>
          </table:table-cell>
          <table:table-cell table:formula="of:=([.BG21]*[.BG$2]+[.BG20]*[.BG$2])/[.BH$2]" office:value-type="float" office:value="0.00112326935256454" calcext:value-type="float">
            <text:p>0.00112326935256454</text:p>
          </table:table-cell>
          <table:table-cell table:formula="of:=([.BH21]*[.BH$2]+[.BH20]*[.BH$2])/[.BI$2]" office:value-type="float" office:value="0.000802335251831815" calcext:value-type="float">
            <text:p>0.000802335251831815</text:p>
          </table:table-cell>
          <table:table-cell table:formula="of:=([.BI21]*[.BI$2]+[.BI20]*[.BI$2])/[.BJ$2]" office:value-type="float" office:value="0.000569098260020241" calcext:value-type="float">
            <text:p>0.000569098260020241</text:p>
          </table:table-cell>
          <table:table-cell table:formula="of:=([.BJ21]*[.BJ$2]+[.BJ20]*[.BJ$2])/[.BK$2]" office:value-type="float" office:value="0.000400955592286988" calcext:value-type="float">
            <text:p>0.000400955592286988</text:p>
          </table:table-cell>
          <table:table-cell table:formula="of:=([.BK21]*[.BK$2]+[.BK20]*[.BK$2])/[.BL$2]" office:value-type="float" office:value="0.000280668914600892" calcext:value-type="float">
            <text:p>0.000280668914600892</text:p>
          </table:table-cell>
          <table:table-cell table:formula="of:=([.BL21]*[.BL$2]+[.BL20]*[.BL$2])/[.BM$2]" office:value-type="float" office:value="0.000195247940591925" calcext:value-type="float">
            <text:p>0.000195247940591925</text:p>
          </table:table-cell>
          <table:table-cell table:formula="of:=([.BM21]*[.BM$2]+[.BM20]*[.BM$2])/[.BN$2]" office:value-type="float" office:value="0.000135011873813565" calcext:value-type="float">
            <text:p>0.000135011873813565</text:p>
          </table:table-cell>
          <table:table-cell table:formula="of:=([.BN21]*[.BN$2]+[.BN20]*[.BN$2])/[.BO$2]" office:value-type="float" office:value="0.0000928206632468259" calcext:value-type="float">
            <text:p>9.28206632468259E-05</text:p>
          </table:table-cell>
          <table:table-cell table:formula="of:=([.BO21]*[.BO$2]+[.BO20]*[.BO$2])/[.BP$2]" office:value-type="float" office:value="0.0000634590248728299" calcext:value-type="float">
            <text:p>6.34590248728299E-05</text:p>
          </table:table-cell>
          <table:table-cell table:formula="of:=([.BP21]*[.BP$2]+[.BP20]*[.BP$2])/[.BQ$2]" office:value-type="float" office:value="0.0000431521369135244" calcext:value-type="float">
            <text:p>4.31521369135244E-05</text:p>
          </table:table-cell>
          <table:table-cell table:formula="of:=([.BQ21]*[.BQ$2]+[.BQ20]*[.BQ$2])/[.BR$2]" office:value-type="float" office:value="0.0000291911514415018" calcext:value-type="float">
            <text:p>2.91911514415018E-05</text:p>
          </table:table-cell>
          <table:table-cell table:formula="of:=([.BR21]*[.BR$2]+[.BR20]*[.BR$2])/[.BS$2]" office:value-type="float" office:value="0.0000196478903933185" calcext:value-type="float">
            <text:p>1.96478903933185E-05</text:p>
          </table:table-cell>
          <table:table-cell table:formula="of:=([.BS21]*[.BS$2]+[.BS20]*[.BS$2])/[.BT$2]" office:value-type="float" office:value="0.0000131603794143926" calcext:value-type="float">
            <text:p>1.31603794143926E-05</text:p>
          </table:table-cell>
          <table:table-cell table:formula="of:=([.BT21]*[.BT$2]+[.BT20]*[.BT$2])/[.BU$2]" office:value-type="float" office:value="0.00000877358627626172" calcext:value-type="float">
            <text:p>8.77358627626172E-06</text:p>
          </table:table-cell>
          <table:table-cell table:formula="of:=([.BU21]*[.BU$2]+[.BU20]*[.BU$2])/[.BV$2]" office:value-type="float" office:value="0.00000582247089242823" calcext:value-type="float">
            <text:p>5.82247089242823E-06</text:p>
          </table:table-cell>
          <table:table-cell table:formula="of:=([.BV21]*[.BV$2]+[.BV20]*[.BV$2])/[.BW$2]" office:value-type="float" office:value="0.00000384698969678294" calcext:value-type="float">
            <text:p>3.84698969678294E-06</text:p>
          </table:table-cell>
          <table:table-cell table:formula="of:=([.BW21]*[.BW$2]+[.BW20]*[.BW$2])/[.BX$2]" office:value-type="float" office:value="0.0000025309142741993" calcext:value-type="float">
            <text:p>2.5309142741993E-06</text:p>
          </table:table-cell>
          <table:table-cell table:formula="of:=([.BX21]*[.BX$2]+[.BX20]*[.BX$2])/[.BY$2]" office:value-type="float" office:value="0.00000165818521413058" calcext:value-type="float">
            <text:p>1.65818521413058E-06</text:p>
          </table:table-cell>
          <table:table-cell table:formula="of:=([.BY21]*[.BY$2]+[.BY20]*[.BY$2])/[.BZ$2]" office:value-type="float" office:value="0.00000108203611430555" calcext:value-type="float">
            <text:p>1.08203611430555E-06</text:p>
          </table:table-cell>
          <table:table-cell table:formula="of:=([.BZ21]*[.BZ$2]+[.BZ20]*[.BZ$2])/[.CA$2]" office:value-type="float" office:value="0.0000007033234742986" calcext:value-type="float">
            <text:p>7.03323474298605E-07</text:p>
          </table:table-cell>
          <table:table-cell table:formula="of:=([.CA21]*[.CA$2]+[.CA20]*[.CA$2])/[.CB$2]" office:value-type="float" office:value="0.0000004554307743409" calcext:value-type="float">
            <text:p>4.554307743409E-07</text:p>
          </table:table-cell>
          <table:table-cell table:formula="of:=([.CB21]*[.CB$2]+[.CB20]*[.CB$2])/[.CC$2]" office:value-type="float" office:value="0.00000029382630602639" calcext:value-type="float">
            <text:p>2.93826306026387E-07</text:p>
          </table:table-cell>
          <table:table-cell table:formula="of:=([.CC21]*[.CC$2]+[.CC20]*[.CC$2])/[.CD$2]" office:value-type="float" office:value="0.00000018888833958839" calcext:value-type="float">
            <text:p>1.88888339588392E-07</text:p>
          </table:table-cell>
          <table:table-cell table:formula="of:=([.CD21]*[.CD$2]+[.CD20]*[.CD$2])/[.CE$2]" office:value-type="float" office:value="0.00000012100659254881" calcext:value-type="float">
            <text:p>1.21006592548813E-07</text:p>
          </table:table-cell>
          <table:table-cell table:formula="of:=([.CE21]*[.CE$2]+[.CE20]*[.CE$2])/[.CF$2]" office:value-type="float" office:value="0.0000000772580552427" calcext:value-type="float">
            <text:p>7.72580552427039E-08</text:p>
          </table:table-cell>
          <table:table-cell table:formula="of:=([.CF21]*[.CF$2]+[.CF20]*[.CF$2])/[.CG$2]" office:value-type="float" office:value="0.00000004916421697263" calcext:value-type="float">
            <text:p>4.91642169726298E-08</text:p>
          </table:table-cell>
          <table:table-cell table:formula="of:=([.CG21]*[.CG$2]+[.CG20]*[.CG$2])/[.CH$2]" office:value-type="float" office:value="0.00000003118625703488" calcext:value-type="float">
            <text:p>3.11862570348771E-08</text:p>
          </table:table-cell>
          <table:table-cell table:formula="of:=([.CH21]*[.CH$2]+[.CH20]*[.CH$2])/[.CI$2]" office:value-type="float" office:value="0.00000001972072136029" calcext:value-type="float">
            <text:p>1.97207213602899E-08</text:p>
          </table:table-cell>
          <table:table-cell table:formula="of:=([.CI21]*[.CI$2]+[.CI20]*[.CI$2])/[.CJ$2]" office:value-type="float" office:value="0.00000001243262868366" calcext:value-type="float">
            <text:p>1.2432628683661E-08</text:p>
          </table:table-cell>
          <table:table-cell table:formula="of:=([.CJ21]*[.CJ$2]+[.CJ20]*[.CJ$2])/[.CK$2]" office:value-type="float" office:value="0.00000000781479517259" calcext:value-type="float">
            <text:p>7.81479517258694E-09</text:p>
          </table:table-cell>
          <table:table-cell table:formula="of:=([.CK21]*[.CK$2]+[.CK20]*[.CK$2])/[.CL$2]" office:value-type="float" office:value="0.00000000489800542507" calcext:value-type="float">
            <text:p>4.8980054250721E-09</text:p>
          </table:table-cell>
          <table:table-cell table:formula="of:=([.CL21]*[.CL$2]+[.CL20]*[.CL$2])/[.CM$2]" office:value-type="float" office:value="0.00000000306125339067" calcext:value-type="float">
            <text:p>3.06125339067006E-09</text:p>
          </table:table-cell>
          <table:table-cell table:formula="of:=([.CM21]*[.CM$2]+[.CM20]*[.CM$2])/[.CN$2]" office:value-type="float" office:value="0.00000000190804149692" calcext:value-type="float">
            <text:p>1.90804149692449E-09</text:p>
          </table:table-cell>
          <table:table-cell table:formula="of:=([.CN21]*[.CN$2]+[.CN20]*[.CN$2])/[.CO$2]" office:value-type="float" office:value="0.00000000118607984944" calcext:value-type="float">
            <text:p>1.18607984943955E-09</text:p>
          </table:table-cell>
          <table:table-cell table:formula="of:=([.CO21]*[.CO$2]+[.CO20]*[.CO$2])/[.CP$2]" office:value-type="float" office:value="0.00000000073536950665" calcext:value-type="float">
            <text:p>7.3536950665252E-10</text:p>
          </table:table-cell>
          <table:table-cell table:formula="of:=([.CP21]*[.CP$2]+[.CP20]*[.CP$2])/[.CQ$2]" office:value-type="float" office:value="0.00000000045476798438" calcext:value-type="float">
            <text:p>4.54767984377216E-10</text:p>
          </table:table-cell>
          <table:table-cell table:formula="of:=([.CQ21]*[.CQ$2]+[.CQ20]*[.CQ$2])/[.CR$2]" office:value-type="float" office:value="0.00000000028053869166" calcext:value-type="float">
            <text:p>2.8053869166127E-10</text:p>
          </table:table-cell>
          <table:table-cell table:formula="of:=([.CR21]*[.CR$2]+[.CR20]*[.CR$2])/[.CS$2]" office:value-type="float" office:value="0.00000000017263919487" calcext:value-type="float">
            <text:p>1.72639194868474E-10</text:p>
          </table:table-cell>
          <table:table-cell table:number-columns-repeated="16287"/>
        </table:table-row>
        <table:table-row table:style-name="ro1">
          <table:table-cell/>
          <table:table-cell table:formula="of:=([.A22]*[.A$2]+[.A21]*[.A$2])/[.B$2]" office:value-type="float" office:value="0" calcext:value-type="float">
            <text:p>0</text:p>
          </table:table-cell>
          <table:table-cell table:formula="of:=([.B22]*[.B$2]+[.B21]*[.B$2])/[.C$2]" office:value-type="float" office:value="0" calcext:value-type="float">
            <text:p>0</text:p>
          </table:table-cell>
          <table:table-cell table:formula="of:=([.C22]*[.C$2]+[.C21]*[.C$2])/[.D$2]" office:value-type="float" office:value="0" calcext:value-type="float">
            <text:p>0</text:p>
          </table:table-cell>
          <table:table-cell table:formula="of:=([.D22]*[.D$2]+[.D21]*[.D$2])/[.E$2]" office:value-type="float" office:value="0" calcext:value-type="float">
            <text:p>0</text:p>
          </table:table-cell>
          <table:table-cell table:formula="of:=([.E22]*[.E$2]+[.E21]*[.E$2])/[.F$2]" office:value-type="float" office:value="0" calcext:value-type="float">
            <text:p>0</text:p>
          </table:table-cell>
          <table:table-cell table:formula="of:=([.F22]*[.F$2]+[.F21]*[.F$2])/[.G$2]" office:value-type="float" office:value="0" calcext:value-type="float">
            <text:p>0</text:p>
          </table:table-cell>
          <table:table-cell table:formula="of:=([.G22]*[.G$2]+[.G21]*[.G$2])/[.H$2]" office:value-type="float" office:value="0" calcext:value-type="float">
            <text:p>0</text:p>
          </table:table-cell>
          <table:table-cell table:formula="of:=([.H22]*[.H$2]+[.H21]*[.H$2])/[.I$2]" office:value-type="float" office:value="0" calcext:value-type="float">
            <text:p>0</text:p>
          </table:table-cell>
          <table:table-cell table:formula="of:=([.I22]*[.I$2]+[.I21]*[.I$2])/[.J$2]" office:value-type="float" office:value="0" calcext:value-type="float">
            <text:p>0</text:p>
          </table:table-cell>
          <table:table-cell table:formula="of:=([.J22]*[.J$2]+[.J21]*[.J$2])/[.K$2]" office:value-type="float" office:value="0" calcext:value-type="float">
            <text:p>0</text:p>
          </table:table-cell>
          <table:table-cell table:formula="of:=([.K22]*[.K$2]+[.K21]*[.K$2])/[.L$2]" office:value-type="float" office:value="0" calcext:value-type="float">
            <text:p>0</text:p>
          </table:table-cell>
          <table:table-cell table:formula="of:=([.L22]*[.L$2]+[.L21]*[.L$2])/[.M$2]" office:value-type="float" office:value="0" calcext:value-type="float">
            <text:p>0</text:p>
          </table:table-cell>
          <table:table-cell table:formula="of:=([.M22]*[.M$2]+[.M21]*[.M$2])/[.N$2]" office:value-type="float" office:value="0" calcext:value-type="float">
            <text:p>0</text:p>
          </table:table-cell>
          <table:table-cell table:formula="of:=([.N22]*[.N$2]+[.N21]*[.N$2])/[.O$2]" office:value-type="float" office:value="0" calcext:value-type="float">
            <text:p>0</text:p>
          </table:table-cell>
          <table:table-cell table:formula="of:=([.O22]*[.O$2]+[.O21]*[.O$2])/[.P$2]" office:value-type="float" office:value="0" calcext:value-type="float">
            <text:p>0</text:p>
          </table:table-cell>
          <table:table-cell table:formula="of:=([.P22]*[.P$2]+[.P21]*[.P$2])/[.Q$2]" office:value-type="float" office:value="0" calcext:value-type="float">
            <text:p>0</text:p>
          </table:table-cell>
          <table:table-cell table:formula="of:=([.Q22]*[.Q$2]+[.Q21]*[.Q$2])/[.R$2]" office:value-type="float" office:value="0" calcext:value-type="float">
            <text:p>0</text:p>
          </table:table-cell>
          <table:table-cell table:formula="of:=([.R22]*[.R$2]+[.R21]*[.R$2])/[.S$2]" office:value-type="float" office:value="0" calcext:value-type="float">
            <text:p>0</text:p>
          </table:table-cell>
          <table:table-cell table:formula="of:=([.S22]*[.S$2]+[.S21]*[.S$2])/[.T$2]" office:value-type="float" office:value="0.0000019073486328125" calcext:value-type="float">
            <text:p>1.9073486328125E-06</text:p>
          </table:table-cell>
          <table:table-cell table:formula="of:=([.T22]*[.T$2]+[.T21]*[.T$2])/[.U$2]" office:value-type="float" office:value="0.000019073486328125" calcext:value-type="float">
            <text:p>1.9073486328125E-05</text:p>
          </table:table-cell>
          <table:table-cell table:formula="of:=([.U22]*[.U$2]+[.U21]*[.U$2])/[.V$2]" office:value-type="float" office:value="0.000100135803222656" calcext:value-type="float">
            <text:p>0.000100135803222656</text:p>
          </table:table-cell>
          <table:table-cell table:formula="of:=([.V22]*[.V$2]+[.V21]*[.V$2])/[.W$2]" office:value-type="float" office:value="0.000367164611816406" calcext:value-type="float">
            <text:p>0.000367164611816406</text:p>
          </table:table-cell>
          <table:table-cell table:formula="of:=([.W22]*[.W$2]+[.W21]*[.W$2])/[.X$2]" office:value-type="float" office:value="0.00105559825897217" calcext:value-type="float">
            <text:p>0.00105559825897217</text:p>
          </table:table-cell>
          <table:table-cell table:formula="of:=([.X22]*[.X$2]+[.X21]*[.X$2])/[.Y$2]" office:value-type="float" office:value="0.0025334358215332" calcext:value-type="float">
            <text:p>0.0025334358215332</text:p>
          </table:table-cell>
          <table:table-cell table:formula="of:=([.Y22]*[.Y$2]+[.Y21]*[.Y$2])/[.Z$2]" office:value-type="float" office:value="0.00527799129486084" calcext:value-type="float">
            <text:p>0.00527799129486084</text:p>
          </table:table-cell>
          <table:table-cell table:formula="of:=([.Z22]*[.Z$2]+[.Z21]*[.Z$2])/[.AA$2]" office:value-type="float" office:value="0.00980198383331299" calcext:value-type="float">
            <text:p>0.00980198383331299</text:p>
          </table:table-cell>
          <table:table-cell table:formula="of:=([.AA22]*[.AA$2]+[.AA21]*[.AA$2])/[.AB$2]" office:value-type="float" office:value="0.0165408477187157" calcext:value-type="float">
            <text:p>0.0165408477187157</text:p>
          </table:table-cell>
          <table:table-cell table:formula="of:=([.AB22]*[.AB$2]+[.AB21]*[.AB$2])/[.AC$2]" office:value-type="float" office:value="0.0257302075624466" calcext:value-type="float">
            <text:p>0.0257302075624466</text:p>
          </table:table-cell>
          <table:table-cell table:formula="of:=([.AC22]*[.AC$2]+[.AC21]*[.AC$2])/[.AD$2]" office:value-type="float" office:value="0.0373088009655476" calcext:value-type="float">
            <text:p>0.0373088009655476</text:p>
          </table:table-cell>
          <table:table-cell table:formula="of:=([.AD22]*[.AD$2]+[.AD21]*[.AD$2])/[.AE$2]" office:value-type="float" office:value="0.0508756376802921" calcext:value-type="float">
            <text:p>0.0508756376802921</text:p>
          </table:table-cell>
          <table:table-cell table:formula="of:=([.AE22]*[.AE$2]+[.AE21]*[.AE$2])/[.AF$2]" office:value-type="float" office:value="0.065714365337044" calcext:value-type="float">
            <text:p>0.065714365337044</text:p>
          </table:table-cell>
          <table:table-cell table:formula="of:=([.AF22]*[.AF$2]+[.AF21]*[.AF$2])/[.AG$2]" office:value-type="float" office:value="0.0808792188763619" calcext:value-type="float">
            <text:p>0.0808792188763619</text:p>
          </table:table-cell>
          <table:table-cell table:formula="of:=([.AG22]*[.AG$2]+[.AG21]*[.AG$2])/[.AH$2]" office:value-type="float" office:value="0.095321936532855" calcext:value-type="float">
            <text:p>0.095321936532855</text:p>
          </table:table-cell>
          <table:table-cell table:formula="of:=([.AH22]*[.AH$2]+[.AH21]*[.AH$2])/[.AI$2]" office:value-type="float" office:value="0.108031528070569" calcext:value-type="float">
            <text:p>0.108031528070569</text:p>
          </table:table-cell>
          <table:table-cell table:formula="of:=([.AI22]*[.AI$2]+[.AI21]*[.AI$2])/[.AJ$2]" office:value-type="float" office:value="0.118159483827185" calcext:value-type="float">
            <text:p>0.118159483827185</text:p>
          </table:table-cell>
          <table:table-cell table:formula="of:=([.AJ22]*[.AJ$2]+[.AJ21]*[.AJ$2])/[.AK$2]" office:value-type="float" office:value="0.125110041699372" calcext:value-type="float">
            <text:p>0.125110041699372</text:p>
          </table:table-cell>
          <table:table-cell table:formula="of:=([.AK22]*[.AK$2]+[.AK21]*[.AK$2])/[.AL$2]" office:value-type="float" office:value="0.128585320635466" calcext:value-type="float">
            <text:p>0.128585320635466</text:p>
          </table:table-cell>
          <table:table-cell table:formula="of:=([.AL22]*[.AL$2]+[.AL21]*[.AL$2])/[.AM$2]" office:value-type="float" office:value="0.128585320635466" calcext:value-type="float">
            <text:p>0.128585320635466</text:p>
          </table:table-cell>
          <table:table-cell table:formula="of:=([.AM22]*[.AM$2]+[.AM21]*[.AM$2])/[.AN$2]" office:value-type="float" office:value="0.125370687619579" calcext:value-type="float">
            <text:p>0.125370687619579</text:p>
          </table:table-cell>
          <table:table-cell table:formula="of:=([.AN22]*[.AN$2]+[.AN21]*[.AN$2])/[.AO$2]" office:value-type="float" office:value="0.11940065487579" calcext:value-type="float">
            <text:p>0.11940065487579</text:p>
          </table:table-cell>
          <table:table-cell table:formula="of:=([.AO22]*[.AO$2]+[.AO21]*[.AO$2])/[.AP$2]" office:value-type="float" office:value="0.111259701134259" calcext:value-type="float">
            <text:p>0.111259701134259</text:p>
          </table:table-cell>
          <table:table-cell table:formula="of:=([.AP22]*[.AP$2]+[.AP21]*[.AP$2])/[.AQ$2]" office:value-type="float" office:value="0.101584944513888" calcext:value-type="float">
            <text:p>0.101584944513888</text:p>
          </table:table-cell>
          <table:table-cell table:formula="of:=([.AQ22]*[.AQ$2]+[.AQ21]*[.AQ$2])/[.AR$2]" office:value-type="float" office:value="0.0910031794603583" calcext:value-type="float">
            <text:p>0.0910031794603583</text:p>
          </table:table-cell>
          <table:table-cell table:formula="of:=([.AR22]*[.AR$2]+[.AR21]*[.AR$2])/[.AS$2]" office:value-type="float" office:value="0.0800827979251153" calcext:value-type="float">
            <text:p>0.0800827979251153</text:p>
          </table:table-cell>
          <table:table-cell table:formula="of:=([.AS22]*[.AS$2]+[.AS21]*[.AS$2])/[.AT$2]" office:value-type="float" office:value="0.0693024212813498" calcext:value-type="float">
            <text:p>0.0693024212813498</text:p>
          </table:table-cell>
          <table:table-cell table:formula="of:=([.AT22]*[.AT$2]+[.AT21]*[.AT$2])/[.AU$2]" office:value-type="float" office:value="0.059035395906335" calcext:value-type="float">
            <text:p>0.059035395906335</text:p>
          </table:table-cell>
          <table:table-cell table:formula="of:=([.AU22]*[.AU$2]+[.AU21]*[.AU$2])/[.AV$2]" office:value-type="float" office:value="0.0495475644213883" calcext:value-type="float">
            <text:p>0.0495475644213883</text:p>
          </table:table-cell>
          <table:table-cell table:formula="of:=([.AV22]*[.AV$2]+[.AV21]*[.AV$2])/[.AW$2]" office:value-type="float" office:value="0.0410048809004593" calcext:value-type="float">
            <text:p>0.0410048809004593</text:p>
          </table:table-cell>
          <table:table-cell table:formula="of:=([.AW22]*[.AW$2]+[.AW21]*[.AW$2])/[.AX$2]" office:value-type="float" office:value="0.0334873194020418" calcext:value-type="float">
            <text:p>0.0334873194020418</text:p>
          </table:table-cell>
          <table:table-cell table:formula="of:=([.AX22]*[.AX$2]+[.AX21]*[.AX$2])/[.AY$2]" office:value-type="float" office:value="0.0270059027435821" calcext:value-type="float">
            <text:p>0.0270059027435821</text:p>
          </table:table-cell>
          <table:table-cell table:formula="of:=([.AY22]*[.AY$2]+[.AY21]*[.AY$2])/[.AZ$2]" office:value-type="float" office:value="0.021520328748792" calcext:value-type="float">
            <text:p>0.021520328748792</text:p>
          </table:table-cell>
          <table:table-cell table:formula="of:=([.AZ22]*[.AZ$2]+[.AZ21]*[.AZ$2])/[.BA$2]" office:value-type="float" office:value="0.0169554105293512" calcext:value-type="float">
            <text:p>0.0169554105293512</text:p>
          </table:table-cell>
          <table:table-cell table:formula="of:=([.BA22]*[.BA$2]+[.BA21]*[.BA$2])/[.BB$2]" office:value-type="float" office:value="0.0132152464419943" calcext:value-type="float">
            <text:p>0.0132152464419943</text:p>
          </table:table-cell>
          <table:table-cell table:formula="of:=([.BB22]*[.BB$2]+[.BB21]*[.BB$2])/[.BC$2]" office:value-type="float" office:value="0.0101946186838242" calcext:value-type="float">
            <text:p>0.0101946186838242</text:p>
          </table:table-cell>
          <table:table-cell table:formula="of:=([.BC22]*[.BC$2]+[.BC21]*[.BC$2])/[.BD$2]" office:value-type="float" office:value="0.00778755593903238" calcext:value-type="float">
            <text:p>0.00778755593903238</text:p>
          </table:table-cell>
          <table:table-cell table:formula="of:=([.BD22]*[.BD$2]+[.BD21]*[.BD$2])/[.BE$2]" office:value-type="float" office:value="0.00589328557548396" calcext:value-type="float">
            <text:p>0.00589328557548396</text:p>
          </table:table-cell>
          <table:table-cell table:formula="of:=([.BE22]*[.BE$2]+[.BE21]*[.BE$2])/[.BF$2]" office:value-type="float" office:value="0.00441996418161297" calcext:value-type="float">
            <text:p>0.00441996418161297</text:p>
          </table:table-cell>
          <table:table-cell table:formula="of:=([.BF22]*[.BF$2]+[.BF21]*[.BF$2])/[.BG$2]" office:value-type="float" office:value="0.00328664003248144" calcext:value-type="float">
            <text:p>0.00328664003248144</text:p>
          </table:table-cell>
          <table:table-cell table:formula="of:=([.BG22]*[.BG$2]+[.BG21]*[.BG$2])/[.BH$2]" office:value-type="float" office:value="0.00242389702395506" calcext:value-type="float">
            <text:p>0.00242389702395506</text:p>
          </table:table-cell>
          <table:table-cell table:formula="of:=([.BH22]*[.BH$2]+[.BH21]*[.BH$2])/[.BI$2]" office:value-type="float" office:value="0.0017735831882598" calcext:value-type="float">
            <text:p>0.0017735831882598</text:p>
          </table:table-cell>
          <table:table-cell table:formula="of:=([.BI22]*[.BI$2]+[.BI21]*[.BI$2])/[.BJ$2]" office:value-type="float" office:value="0.00128795922004581" calcext:value-type="float">
            <text:p>0.00128795922004581</text:p>
          </table:table-cell>
          <table:table-cell table:formula="of:=([.BJ22]*[.BJ$2]+[.BJ21]*[.BJ$2])/[.BK$2]" office:value-type="float" office:value="0.000928528740033025" calcext:value-type="float">
            <text:p>0.000928528740033025</text:p>
          </table:table-cell>
          <table:table-cell table:formula="of:=([.BK22]*[.BK$2]+[.BK21]*[.BK$2])/[.BL$2]" office:value-type="float" office:value="0.000664742166160007" calcext:value-type="float">
            <text:p>0.000664742166160007</text:p>
          </table:table-cell>
          <table:table-cell table:formula="of:=([.BL22]*[.BL$2]+[.BL21]*[.BL$2])/[.BM$2]" office:value-type="float" office:value="0.000472705540380449" calcext:value-type="float">
            <text:p>0.000472705540380449</text:p>
          </table:table-cell>
          <table:table-cell table:formula="of:=([.BM22]*[.BM$2]+[.BM21]*[.BM$2])/[.BN$2]" office:value-type="float" office:value="0.000333976740486187" calcext:value-type="float">
            <text:p>0.000333976740486187</text:p>
          </table:table-cell>
          <table:table-cell table:formula="of:=([.BN22]*[.BN$2]+[.BN21]*[.BN$2])/[.BO$2]" office:value-type="float" office:value="0.000234494307149876" calcext:value-type="float">
            <text:p>0.000234494307149876</text:p>
          </table:table-cell>
          <table:table-cell table:formula="of:=([.BO22]*[.BO$2]+[.BO21]*[.BO$2])/[.BP$2]" office:value-type="float" office:value="0.000163657485198351" calcext:value-type="float">
            <text:p>0.000163657485198351</text:p>
          </table:table-cell>
          <table:table-cell table:formula="of:=([.BP22]*[.BP$2]+[.BP21]*[.BP$2])/[.BQ$2]" office:value-type="float" office:value="0.00011355825503559" calcext:value-type="float">
            <text:p>0.00011355825503559</text:p>
          </table:table-cell>
          <table:table-cell table:formula="of:=([.BQ22]*[.BQ$2]+[.BQ21]*[.BQ$2])/[.BR$2]" office:value-type="float" office:value="0.0000783551959745574" calcext:value-type="float">
            <text:p>7.83551959745574E-05</text:p>
          </table:table-cell>
          <table:table-cell table:formula="of:=([.BR22]*[.BR$2]+[.BR21]*[.BR$2])/[.BS$2]" office:value-type="float" office:value="0.0000537731737080296" calcext:value-type="float">
            <text:p>5.37731737080296E-05</text:p>
          </table:table-cell>
          <table:table-cell table:formula="of:=([.BS22]*[.BS$2]+[.BS21]*[.BS$2])/[.BT$2]" office:value-type="float" office:value="0.000036710532050674" calcext:value-type="float">
            <text:p>3.6710532050674E-05</text:p>
          </table:table-cell>
          <table:table-cell table:formula="of:=([.BT22]*[.BT$2]+[.BT21]*[.BT$2])/[.BU$2]" office:value-type="float" office:value="0.0000249354557325333" calcext:value-type="float">
            <text:p>2.49354557325333E-05</text:p>
          </table:table-cell>
          <table:table-cell table:formula="of:=([.BU22]*[.BU$2]+[.BU21]*[.BU$2])/[.BV$2]" office:value-type="float" office:value="0.0000168545210043975" calcext:value-type="float">
            <text:p>1.68545210043975E-05</text:p>
          </table:table-cell>
          <table:table-cell table:formula="of:=([.BV22]*[.BV$2]+[.BV21]*[.BV$2])/[.BW$2]" office:value-type="float" office:value="0.0000113384959484129" calcext:value-type="float">
            <text:p>1.13384959484129E-05</text:p>
          </table:table-cell>
          <table:table-cell table:formula="of:=([.BW22]*[.BW$2]+[.BW21]*[.BW$2])/[.BX$2]" office:value-type="float" office:value="0.00000759274282259791" calcext:value-type="float">
            <text:p>7.59274282259791E-06</text:p>
          </table:table-cell>
          <table:table-cell table:formula="of:=([.BX22]*[.BX$2]+[.BX21]*[.BX$2])/[.BY$2]" office:value-type="float" office:value="0.0000050618285483986" calcext:value-type="float">
            <text:p>5.0618285483986E-06</text:p>
          </table:table-cell>
          <table:table-cell table:formula="of:=([.BY22]*[.BY$2]+[.BY21]*[.BY$2])/[.BZ$2]" office:value-type="float" office:value="0.00000336000688126459" calcext:value-type="float">
            <text:p>3.36000688126459E-06</text:p>
          </table:table-cell>
          <table:table-cell table:formula="of:=([.BZ22]*[.BZ$2]+[.BZ21]*[.BZ$2])/[.CA$2]" office:value-type="float" office:value="0.00000222102149778507" calcext:value-type="float">
            <text:p>2.22102149778507E-06</text:p>
          </table:table-cell>
          <table:table-cell table:formula="of:=([.CA22]*[.CA$2]+[.CA21]*[.CA$2])/[.CB$2]" office:value-type="float" office:value="0.00000146217248604184" calcext:value-type="float">
            <text:p>1.46217248604184E-06</text:p>
          </table:table-cell>
          <table:table-cell table:formula="of:=([.CB22]*[.CB$2]+[.CB21]*[.CB$2])/[.CC$2]" office:value-type="float" office:value="0.00000095880163019137" calcext:value-type="float">
            <text:p>9.58801630191368E-07</text:p>
          </table:table-cell>
          <table:table-cell table:formula="of:=([.CC22]*[.CC$2]+[.CC21]*[.CC$2])/[.CD$2]" office:value-type="float" office:value="0.00000062631396810888" calcext:value-type="float">
            <text:p>6.26313968108878E-07</text:p>
          </table:table-cell>
          <table:table-cell table:formula="of:=([.CD22]*[.CD$2]+[.CD21]*[.CD$2])/[.CE$2]" office:value-type="float" office:value="0.00000040760115384863" calcext:value-type="float">
            <text:p>4.07601153848635E-07</text:p>
          </table:table-cell>
          <table:table-cell table:formula="of:=([.CE22]*[.CE$2]+[.CE21]*[.CE$2])/[.CF$2]" office:value-type="float" office:value="0.00000026430387319872" calcext:value-type="float">
            <text:p>2.64303873198724E-07</text:p>
          </table:table-cell>
          <table:table-cell table:formula="of:=([.CF22]*[.CF$2]+[.CF21]*[.CF$2])/[.CG$2]" office:value-type="float" office:value="0.00000017078096422071" calcext:value-type="float">
            <text:p>1.70780964220714E-07</text:p>
          </table:table-cell>
          <table:table-cell table:formula="of:=([.CG22]*[.CG$2]+[.CG21]*[.CG$2])/[.CH$2]" office:value-type="float" office:value="0.00000010997259059667" calcext:value-type="float">
            <text:p>1.09972590596672E-07</text:p>
          </table:table-cell>
          <table:table-cell table:formula="of:=([.CH22]*[.CH$2]+[.CH21]*[.CH$2])/[.CI$2]" office:value-type="float" office:value="0.00000007057942381577" calcext:value-type="float">
            <text:p>7.05794238157745E-08</text:p>
          </table:table-cell>
          <table:table-cell table:formula="of:=([.CI22]*[.CI$2]+[.CI21]*[.CI$2])/[.CJ$2]" office:value-type="float" office:value="0.00000004515007258803" calcext:value-type="float">
            <text:p>4.51500725880322E-08</text:p>
          </table:table-cell>
          <table:table-cell table:formula="of:=([.CJ22]*[.CJ$2]+[.CJ21]*[.CJ$2])/[.CK$2]" office:value-type="float" office:value="0.00000002879135063585" calcext:value-type="float">
            <text:p>2.87913506358466E-08</text:p>
          </table:table-cell>
          <table:table-cell table:formula="of:=([.CK22]*[.CK$2]+[.CK21]*[.CK$2])/[.CL$2]" office:value-type="float" office:value="0.00000001830307290422" calcext:value-type="float">
            <text:p>1.83030729042168E-08</text:p>
          </table:table-cell>
          <table:table-cell table:formula="of:=([.CL22]*[.CL$2]+[.CL21]*[.CL$2])/[.CM$2]" office:value-type="float" office:value="0.00000001160053916464" calcext:value-type="float">
            <text:p>1.16005391646444E-08</text:p>
          </table:table-cell>
          <table:table-cell table:formula="of:=([.CM22]*[.CM$2]+[.CM21]*[.CM$2])/[.CN$2]" office:value-type="float" office:value="0.00000000733089627766" calcext:value-type="float">
            <text:p>7.33089627765725E-09</text:p>
          </table:table-cell>
          <table:table-cell table:formula="of:=([.CN22]*[.CN$2]+[.CN21]*[.CN$2])/[.CO$2]" office:value-type="float" office:value="0.00000000461946888729" calcext:value-type="float">
            <text:p>4.61946888729087E-09</text:p>
          </table:table-cell>
          <table:table-cell table:formula="of:=([.CO22]*[.CO$2]+[.CO21]*[.CO$2])/[.CP$2]" office:value-type="float" office:value="0.00000000290277436837" calcext:value-type="float">
            <text:p>2.90277436836521E-09</text:p>
          </table:table-cell>
          <table:table-cell table:formula="of:=([.CP22]*[.CP$2]+[.CP21]*[.CP$2])/[.CQ$2]" office:value-type="float" office:value="0.00000000181907193751" calcext:value-type="float">
            <text:p>1.81907193750886E-09</text:p>
          </table:table-cell>
          <table:table-cell table:formula="of:=([.CQ22]*[.CQ$2]+[.CQ21]*[.CQ$2])/[.CR$2]" office:value-type="float" office:value="0.00000000113691996094" calcext:value-type="float">
            <text:p>1.13691996094304E-09</text:p>
          </table:table-cell>
          <table:table-cell table:formula="of:=([.CR22]*[.CR$2]+[.CR21]*[.CR$2])/[.CS$2]" office:value-type="float" office:value="0.0000000007087293263" calcext:value-type="float">
            <text:p>7.08729326302155E-10</text:p>
          </table:table-cell>
          <table:table-cell table:number-columns-repeated="16287"/>
        </table:table-row>
        <table:table-row table:style-name="ro1">
          <table:table-cell/>
          <table:table-cell table:formula="of:=([.A23]*[.A$2]+[.A22]*[.A$2])/[.B$2]" office:value-type="float" office:value="0" calcext:value-type="float">
            <text:p>0</text:p>
          </table:table-cell>
          <table:table-cell table:formula="of:=([.B23]*[.B$2]+[.B22]*[.B$2])/[.C$2]" office:value-type="float" office:value="0" calcext:value-type="float">
            <text:p>0</text:p>
          </table:table-cell>
          <table:table-cell table:formula="of:=([.C23]*[.C$2]+[.C22]*[.C$2])/[.D$2]" office:value-type="float" office:value="0" calcext:value-type="float">
            <text:p>0</text:p>
          </table:table-cell>
          <table:table-cell table:formula="of:=([.D23]*[.D$2]+[.D22]*[.D$2])/[.E$2]" office:value-type="float" office:value="0" calcext:value-type="float">
            <text:p>0</text:p>
          </table:table-cell>
          <table:table-cell table:formula="of:=([.E23]*[.E$2]+[.E22]*[.E$2])/[.F$2]" office:value-type="float" office:value="0" calcext:value-type="float">
            <text:p>0</text:p>
          </table:table-cell>
          <table:table-cell table:formula="of:=([.F23]*[.F$2]+[.F22]*[.F$2])/[.G$2]" office:value-type="float" office:value="0" calcext:value-type="float">
            <text:p>0</text:p>
          </table:table-cell>
          <table:table-cell table:formula="of:=([.G23]*[.G$2]+[.G22]*[.G$2])/[.H$2]" office:value-type="float" office:value="0" calcext:value-type="float">
            <text:p>0</text:p>
          </table:table-cell>
          <table:table-cell table:formula="of:=([.H23]*[.H$2]+[.H22]*[.H$2])/[.I$2]" office:value-type="float" office:value="0" calcext:value-type="float">
            <text:p>0</text:p>
          </table:table-cell>
          <table:table-cell table:formula="of:=([.I23]*[.I$2]+[.I22]*[.I$2])/[.J$2]" office:value-type="float" office:value="0" calcext:value-type="float">
            <text:p>0</text:p>
          </table:table-cell>
          <table:table-cell table:formula="of:=([.J23]*[.J$2]+[.J22]*[.J$2])/[.K$2]" office:value-type="float" office:value="0" calcext:value-type="float">
            <text:p>0</text:p>
          </table:table-cell>
          <table:table-cell table:formula="of:=([.K23]*[.K$2]+[.K22]*[.K$2])/[.L$2]" office:value-type="float" office:value="0" calcext:value-type="float">
            <text:p>0</text:p>
          </table:table-cell>
          <table:table-cell table:formula="of:=([.L23]*[.L$2]+[.L22]*[.L$2])/[.M$2]" office:value-type="float" office:value="0" calcext:value-type="float">
            <text:p>0</text:p>
          </table:table-cell>
          <table:table-cell table:formula="of:=([.M23]*[.M$2]+[.M22]*[.M$2])/[.N$2]" office:value-type="float" office:value="0" calcext:value-type="float">
            <text:p>0</text:p>
          </table:table-cell>
          <table:table-cell table:formula="of:=([.N23]*[.N$2]+[.N22]*[.N$2])/[.O$2]" office:value-type="float" office:value="0" calcext:value-type="float">
            <text:p>0</text:p>
          </table:table-cell>
          <table:table-cell table:formula="of:=([.O23]*[.O$2]+[.O22]*[.O$2])/[.P$2]" office:value-type="float" office:value="0" calcext:value-type="float">
            <text:p>0</text:p>
          </table:table-cell>
          <table:table-cell table:formula="of:=([.P23]*[.P$2]+[.P22]*[.P$2])/[.Q$2]" office:value-type="float" office:value="0" calcext:value-type="float">
            <text:p>0</text:p>
          </table:table-cell>
          <table:table-cell table:formula="of:=([.Q23]*[.Q$2]+[.Q22]*[.Q$2])/[.R$2]" office:value-type="float" office:value="0" calcext:value-type="float">
            <text:p>0</text:p>
          </table:table-cell>
          <table:table-cell table:formula="of:=([.R23]*[.R$2]+[.R22]*[.R$2])/[.S$2]" office:value-type="float" office:value="0" calcext:value-type="float">
            <text:p>0</text:p>
          </table:table-cell>
          <table:table-cell table:formula="of:=([.S23]*[.S$2]+[.S22]*[.S$2])/[.T$2]" office:value-type="float" office:value="0" calcext:value-type="float">
            <text:p>0</text:p>
          </table:table-cell>
          <table:table-cell table:formula="of:=([.T23]*[.T$2]+[.T22]*[.T$2])/[.U$2]" office:value-type="float" office:value="0.00000095367431640625" calcext:value-type="float">
            <text:p>9.5367431640625E-07</text:p>
          </table:table-cell>
          <table:table-cell table:formula="of:=([.U23]*[.U$2]+[.U22]*[.U$2])/[.V$2]" office:value-type="float" office:value="0.0000100135803222656" calcext:value-type="float">
            <text:p>1.00135803222656E-05</text:p>
          </table:table-cell>
          <table:table-cell table:formula="of:=([.V23]*[.V$2]+[.V22]*[.V$2])/[.W$2]" office:value-type="float" office:value="0.0000550746917724609" calcext:value-type="float">
            <text:p>5.50746917724609E-05</text:p>
          </table:table-cell>
          <table:table-cell table:formula="of:=([.W23]*[.W$2]+[.W22]*[.W$2])/[.X$2]" office:value-type="float" office:value="0.000211119651794434" calcext:value-type="float">
            <text:p>0.000211119651794434</text:p>
          </table:table-cell>
          <table:table-cell table:formula="of:=([.X23]*[.X$2]+[.X22]*[.X$2])/[.Y$2]" office:value-type="float" office:value="0.000633358955383301" calcext:value-type="float">
            <text:p>0.000633358955383301</text:p>
          </table:table-cell>
          <table:table-cell table:formula="of:=([.Y23]*[.Y$2]+[.Y22]*[.Y$2])/[.Z$2]" office:value-type="float" office:value="0.00158339738845825" calcext:value-type="float">
            <text:p>0.00158339738845825</text:p>
          </table:table-cell>
          <table:table-cell table:formula="of:=([.Z23]*[.Z$2]+[.Z22]*[.Z$2])/[.AA$2]" office:value-type="float" office:value="0.00343069434165955" calcext:value-type="float">
            <text:p>0.00343069434165955</text:p>
          </table:table-cell>
          <table:table-cell table:formula="of:=([.AA23]*[.AA$2]+[.AA22]*[.AA$2])/[.AB$2]" office:value-type="float" office:value="0.00661633908748627" calcext:value-type="float">
            <text:p>0.00661633908748627</text:p>
          </table:table-cell>
          <table:table-cell table:formula="of:=([.AB23]*[.AB$2]+[.AB22]*[.AB$2])/[.AC$2]" office:value-type="float" office:value="0.011578593403101" calcext:value-type="float">
            <text:p>0.011578593403101</text:p>
          </table:table-cell>
          <table:table-cell table:formula="of:=([.AC23]*[.AC$2]+[.AC22]*[.AC$2])/[.AD$2]" office:value-type="float" office:value="0.0186544004827738" calcext:value-type="float">
            <text:p>0.0186544004827738</text:p>
          </table:table-cell>
          <table:table-cell table:formula="of:=([.AD23]*[.AD$2]+[.AD22]*[.AD$2])/[.AE$2]" office:value-type="float" office:value="0.0279816007241607" calcext:value-type="float">
            <text:p>0.0279816007241607</text:p>
          </table:table-cell>
          <table:table-cell table:formula="of:=([.AE23]*[.AE$2]+[.AE22]*[.AE$2])/[.AF$2]" office:value-type="float" office:value="0.0394286192022264" calcext:value-type="float">
            <text:p>0.0394286192022264</text:p>
          </table:table-cell>
          <table:table-cell table:formula="of:=([.AF23]*[.AF$2]+[.AF22]*[.AF$2])/[.AG$2]" office:value-type="float" office:value="0.0525714922696352" calcext:value-type="float">
            <text:p>0.0525714922696352</text:p>
          </table:table-cell>
          <table:table-cell table:formula="of:=([.AG23]*[.AG$2]+[.AG22]*[.AG$2])/[.AH$2]" office:value-type="float" office:value="0.0667253555729985" calcext:value-type="float">
            <text:p>0.0667253555729985</text:p>
          </table:table-cell>
          <table:table-cell table:formula="of:=([.AH23]*[.AH$2]+[.AH22]*[.AH$2])/[.AI$2]" office:value-type="float" office:value="0.0810236460529268" calcext:value-type="float">
            <text:p>0.0810236460529268</text:p>
          </table:table-cell>
          <table:table-cell table:formula="of:=([.AI23]*[.AI$2]+[.AI22]*[.AI$2])/[.AJ$2]" office:value-type="float" office:value="0.0945275870617479" calcext:value-type="float">
            <text:p>0.0945275870617479</text:p>
          </table:table-cell>
          <table:table-cell table:formula="of:=([.AJ23]*[.AJ$2]+[.AJ22]*[.AJ$2])/[.AK$2]" office:value-type="float" office:value="0.106343535444466" calcext:value-type="float">
            <text:p>0.106343535444466</text:p>
          </table:table-cell>
          <table:table-cell table:formula="of:=([.AK23]*[.AK$2]+[.AK22]*[.AK$2])/[.AL$2]" office:value-type="float" office:value="0.115726788571919" calcext:value-type="float">
            <text:p>0.115726788571919</text:p>
          </table:table-cell>
          <table:table-cell table:formula="of:=([.AL23]*[.AL$2]+[.AL22]*[.AL$2])/[.AM$2]" office:value-type="float" office:value="0.122156054603693" calcext:value-type="float">
            <text:p>0.122156054603693</text:p>
          </table:table-cell>
          <table:table-cell table:formula="of:=([.AM23]*[.AM$2]+[.AM22]*[.AM$2])/[.AN$2]" office:value-type="float" office:value="0.125370687619579" calcext:value-type="float">
            <text:p>0.125370687619579</text:p>
          </table:table-cell>
          <table:table-cell table:formula="of:=([.AN23]*[.AN$2]+[.AN22]*[.AN$2])/[.AO$2]" office:value-type="float" office:value="0.125370687619579" calcext:value-type="float">
            <text:p>0.125370687619579</text:p>
          </table:table-cell>
          <table:table-cell table:formula="of:=([.AO23]*[.AO$2]+[.AO22]*[.AO$2])/[.AP$2]" office:value-type="float" office:value="0.122385671247685" calcext:value-type="float">
            <text:p>0.122385671247685</text:p>
          </table:table-cell>
          <table:table-cell table:formula="of:=([.AP23]*[.AP$2]+[.AP22]*[.AP$2])/[.AQ$2]" office:value-type="float" office:value="0.116822686190972" calcext:value-type="float">
            <text:p>0.116822686190972</text:p>
          </table:table-cell>
          <table:table-cell table:formula="of:=([.AQ23]*[.AQ$2]+[.AQ22]*[.AQ$2])/[.AR$2]" office:value-type="float" office:value="0.10920381535243" calcext:value-type="float">
            <text:p>0.10920381535243</text:p>
          </table:table-cell>
          <table:table-cell table:formula="of:=([.AR23]*[.AR$2]+[.AR22]*[.AR$2])/[.AS$2]" office:value-type="float" office:value="0.100103497406394" calcext:value-type="float">
            <text:p>0.100103497406394</text:p>
          </table:table-cell>
          <table:table-cell table:formula="of:=([.AS23]*[.AS$2]+[.AS22]*[.AS$2])/[.AT$2]" office:value-type="float" office:value="0.0900931476657547" calcext:value-type="float">
            <text:p>0.0900931476657547</text:p>
          </table:table-cell>
          <table:table-cell table:formula="of:=([.AT23]*[.AT$2]+[.AT22]*[.AT$2])/[.AU$2]" office:value-type="float" office:value="0.0796977844735523" calcext:value-type="float">
            <text:p>0.0796977844735523</text:p>
          </table:table-cell>
          <table:table-cell table:formula="of:=([.AU23]*[.AU$2]+[.AU22]*[.AU$2])/[.AV$2]" office:value-type="float" office:value="0.0693665901899436" calcext:value-type="float">
            <text:p>0.0693665901899436</text:p>
          </table:table-cell>
          <table:table-cell table:formula="of:=([.AV23]*[.AV$2]+[.AV22]*[.AV$2])/[.AW$2]" office:value-type="float" office:value="0.059457077305666" calcext:value-type="float">
            <text:p>0.059457077305666</text:p>
          </table:table-cell>
          <table:table-cell table:formula="of:=([.AW23]*[.AW$2]+[.AW22]*[.AW$2])/[.AX$2]" office:value-type="float" office:value="0.0502309791030626" calcext:value-type="float">
            <text:p>0.0502309791030626</text:p>
          </table:table-cell>
          <table:table-cell table:formula="of:=([.AX23]*[.AX$2]+[.AX22]*[.AX$2])/[.AY$2]" office:value-type="float" office:value="0.0418591492525522" calcext:value-type="float">
            <text:p>0.0418591492525522</text:p>
          </table:table-cell>
          <table:table-cell table:formula="of:=([.AY23]*[.AY$2]+[.AY22]*[.AY$2])/[.AZ$2]" office:value-type="float" office:value="0.0344325259980671" calcext:value-type="float">
            <text:p>0.0344325259980671</text:p>
          </table:table-cell>
          <table:table-cell table:formula="of:=([.AZ23]*[.AZ$2]+[.AZ22]*[.AZ$2])/[.BA$2]" office:value-type="float" office:value="0.0279764273734295" calcext:value-type="float">
            <text:p>0.0279764273734295</text:p>
          </table:table-cell>
          <table:table-cell table:formula="of:=([.BA23]*[.BA$2]+[.BA22]*[.BA$2])/[.BB$2]" office:value-type="float" office:value="0.0224659189513904" calcext:value-type="float">
            <text:p>0.0224659189513904</text:p>
          </table:table-cell>
          <table:table-cell table:formula="of:=([.BB23]*[.BB$2]+[.BB22]*[.BB$2])/[.BC$2]" office:value-type="float" office:value="0.0178405826966924" calcext:value-type="float">
            <text:p>0.0178405826966924</text:p>
          </table:table-cell>
          <table:table-cell table:formula="of:=([.BC23]*[.BC$2]+[.BC22]*[.BC$2])/[.BD$2]" office:value-type="float" office:value="0.0140176006902583" calcext:value-type="float">
            <text:p>0.0140176006902583</text:p>
          </table:table-cell>
          <table:table-cell table:formula="of:=([.BD23]*[.BD$2]+[.BD22]*[.BD$2])/[.BE$2]" office:value-type="float" office:value="0.0109025783146453" calcext:value-type="float">
            <text:p>0.0109025783146453</text:p>
          </table:table-cell>
          <table:table-cell table:formula="of:=([.BE23]*[.BE$2]+[.BE22]*[.BE$2])/[.BF$2]" office:value-type="float" office:value="0.00839793194506465" calcext:value-type="float">
            <text:p>0.00839793194506465</text:p>
          </table:table-cell>
          <table:table-cell table:formula="of:=([.BF23]*[.BF$2]+[.BF22]*[.BF$2])/[.BG$2]" office:value-type="float" office:value="0.00640894806333881" calcext:value-type="float">
            <text:p>0.00640894806333881</text:p>
          </table:table-cell>
          <table:table-cell table:formula="of:=([.BG23]*[.BG$2]+[.BG22]*[.BG$2])/[.BH$2]" office:value-type="float" office:value="0.00484779404791013" calcext:value-type="float">
            <text:p>0.00484779404791013</text:p>
          </table:table-cell>
          <table:table-cell table:formula="of:=([.BH23]*[.BH$2]+[.BH22]*[.BH$2])/[.BI$2]" office:value-type="float" office:value="0.00363584553593259" calcext:value-type="float">
            <text:p>0.00363584553593259</text:p>
          </table:table-cell>
          <table:table-cell table:formula="of:=([.BI23]*[.BI$2]+[.BI22]*[.BI$2])/[.BJ$2]" office:value-type="float" office:value="0.0027047143620962" calcext:value-type="float">
            <text:p>0.0027047143620962</text:p>
          </table:table-cell>
          <table:table-cell table:formula="of:=([.BJ23]*[.BJ$2]+[.BJ22]*[.BJ$2])/[.BK$2]" office:value-type="float" office:value="0.001996336791071" calcext:value-type="float">
            <text:p>0.001996336791071</text:p>
          </table:table-cell>
          <table:table-cell table:formula="of:=([.BK23]*[.BK$2]+[.BK22]*[.BK$2])/[.BL$2]" office:value-type="float" office:value="0.00146243276555201" calcext:value-type="float">
            <text:p>0.00146243276555201</text:p>
          </table:table-cell>
          <table:table-cell table:formula="of:=([.BL23]*[.BL$2]+[.BL22]*[.BL$2])/[.BM$2]" office:value-type="float" office:value="0.00106358746585601" calcext:value-type="float">
            <text:p>0.00106358746585601</text:p>
          </table:table-cell>
          <table:table-cell table:formula="of:=([.BM23]*[.BM$2]+[.BM22]*[.BM$2])/[.BN$2]" office:value-type="float" office:value="0.00076814650311823" calcext:value-type="float">
            <text:p>0.00076814650311823</text:p>
          </table:table-cell>
          <table:table-cell table:formula="of:=([.BN23]*[.BN$2]+[.BN22]*[.BN$2])/[.BO$2]" office:value-type="float" office:value="0.000551061621802208" calcext:value-type="float">
            <text:p>0.000551061621802208</text:p>
          </table:table-cell>
          <table:table-cell table:formula="of:=([.BO23]*[.BO$2]+[.BO22]*[.BO$2])/[.BP$2]" office:value-type="float" office:value="0.000392777964476042" calcext:value-type="float">
            <text:p>0.000392777964476042</text:p>
          </table:table-cell>
          <table:table-cell table:formula="of:=([.BP23]*[.BP$2]+[.BP22]*[.BP$2])/[.BQ$2]" office:value-type="float" office:value="0.000278217724837197" calcext:value-type="float">
            <text:p>0.000278217724837197</text:p>
          </table:table-cell>
          <table:table-cell table:formula="of:=([.BQ23]*[.BQ$2]+[.BQ22]*[.BQ$2])/[.BR$2]" office:value-type="float" office:value="0.000195887989936393" calcext:value-type="float">
            <text:p>0.000195887989936393</text:p>
          </table:table-cell>
          <table:table-cell table:formula="of:=([.BR23]*[.BR$2]+[.BR22]*[.BR$2])/[.BS$2]" office:value-type="float" office:value="0.000137121592955475" calcext:value-type="float">
            <text:p>0.000137121592955475</text:p>
          </table:table-cell>
          <table:table-cell table:formula="of:=([.BS23]*[.BS$2]+[.BS22]*[.BS$2])/[.BT$2]" office:value-type="float" office:value="0.0000954473833317525" calcext:value-type="float">
            <text:p>9.54473833317525E-05</text:p>
          </table:table-cell>
          <table:table-cell table:formula="of:=([.BT23]*[.BT$2]+[.BT22]*[.BT$2])/[.BU$2]" office:value-type="float" office:value="0.0000660789576912133" calcext:value-type="float">
            <text:p>6.60789576912133E-05</text:p>
          </table:table-cell>
          <table:table-cell table:formula="of:=([.BU23]*[.BU$2]+[.BU22]*[.BU$2])/[.BV$2]" office:value-type="float" office:value="0.0000455072067118733" calcext:value-type="float">
            <text:p>4.55072067118733E-05</text:p>
          </table:table-cell>
          <table:table-cell table:formula="of:=([.BV23]*[.BV$2]+[.BV22]*[.BV$2])/[.BW$2]" office:value-type="float" office:value="0.0000311808638581354" calcext:value-type="float">
            <text:p>3.11808638581354E-05</text:p>
          </table:table-cell>
          <table:table-cell table:formula="of:=([.BW23]*[.BW$2]+[.BW22]*[.BW$2])/[.BX$2]" office:value-type="float" office:value="0.0000212596799032741" calcext:value-type="float">
            <text:p>2.12596799032741E-05</text:p>
          </table:table-cell>
          <table:table-cell table:formula="of:=([.BX23]*[.BX$2]+[.BX22]*[.BX$2])/[.BY$2]" office:value-type="float" office:value="0.000014426211362936" calcext:value-type="float">
            <text:p>1.4426211362936E-05</text:p>
          </table:table-cell>
          <table:table-cell table:formula="of:=([.BY23]*[.BY$2]+[.BY22]*[.BY$2])/[.BZ$2]" office:value-type="float" office:value="0.00000974401995566731" calcext:value-type="float">
            <text:p>9.74401995566731E-06</text:p>
          </table:table-cell>
          <table:table-cell table:formula="of:=([.BZ23]*[.BZ$2]+[.BZ22]*[.BZ$2])/[.CA$2]" office:value-type="float" office:value="0.00000655201341846595" calcext:value-type="float">
            <text:p>6.55201341846595E-06</text:p>
          </table:table-cell>
          <table:table-cell table:formula="of:=([.CA23]*[.CA$2]+[.CA22]*[.CA$2])/[.CB$2]" office:value-type="float" office:value="0.00000438651745812551" calcext:value-type="float">
            <text:p>4.38651745812551E-06</text:p>
          </table:table-cell>
          <table:table-cell table:formula="of:=([.CB23]*[.CB$2]+[.CB22]*[.CB$2])/[.CC$2]" office:value-type="float" office:value="0.00000292434497208367" calcext:value-type="float">
            <text:p>2.92434497208367E-06</text:p>
          </table:table-cell>
          <table:table-cell table:formula="of:=([.CC23]*[.CC$2]+[.CC22]*[.CC$2])/[.CD$2]" office:value-type="float" office:value="0.00000194157330113752" calcext:value-type="float">
            <text:p>1.94157330113752E-06</text:p>
          </table:table-cell>
          <table:table-cell table:formula="of:=([.CD23]*[.CD$2]+[.CD22]*[.CD$2])/[.CE$2]" office:value-type="float" office:value="0.0000012839436346232" calcext:value-type="float">
            <text:p>1.2839436346232E-06</text:p>
          </table:table-cell>
          <table:table-cell table:formula="of:=([.CE23]*[.CE$2]+[.CE22]*[.CE$2])/[.CF$2]" office:value-type="float" office:value="0.00000084577239423592" calcext:value-type="float">
            <text:p>8.45772394235917E-07</text:p>
          </table:table-cell>
          <table:table-cell table:formula="of:=([.CF23]*[.CF$2]+[.CF22]*[.CF$2])/[.CG$2]" office:value-type="float" office:value="0.00000055503813371732" calcext:value-type="float">
            <text:p>5.55038133717321E-07</text:p>
          </table:table-cell>
          <table:table-cell table:formula="of:=([.CG23]*[.CG$2]+[.CG22]*[.CG$2])/[.CH$2]" office:value-type="float" office:value="0.00000036290954896902" calcext:value-type="float">
            <text:p>3.62909548969017E-07</text:p>
          </table:table-cell>
          <table:table-cell table:formula="of:=([.CH23]*[.CH$2]+[.CH22]*[.CH$2])/[.CI$2]" office:value-type="float" office:value="0.00000023644106978284" calcext:value-type="float">
            <text:p>2.36441069782845E-07</text:p>
          </table:table-cell>
          <table:table-cell table:formula="of:=([.CI23]*[.CI$2]+[.CI22]*[.CI$2])/[.CJ$2]" office:value-type="float" office:value="0.00000015351024679931" calcext:value-type="float">
            <text:p>1.5351024679931E-07</text:p>
          </table:table-cell>
          <table:table-cell table:formula="of:=([.CJ23]*[.CJ$2]+[.CJ22]*[.CJ$2])/[.CK$2]" office:value-type="float" office:value="0.00000009933015969367" calcext:value-type="float">
            <text:p>9.93301596936709E-08</text:p>
          </table:table-cell>
          <table:table-cell table:formula="of:=([.CK23]*[.CK$2]+[.CK22]*[.CK$2])/[.CL$2]" office:value-type="float" office:value="0.00000006406075516476" calcext:value-type="float">
            <text:p>6.40607551647587E-08</text:p>
          </table:table-cell>
          <table:table-cell table:formula="of:=([.CL23]*[.CL$2]+[.CL22]*[.CL$2])/[.CM$2]" office:value-type="float" office:value="0.00000004118191403449" calcext:value-type="float">
            <text:p>4.11819140344878E-08</text:p>
          </table:table-cell>
          <table:table-cell table:formula="of:=([.CM23]*[.CM$2]+[.CM22]*[.CM$2])/[.CN$2]" office:value-type="float" office:value="0.00000002639122659957" calcext:value-type="float">
            <text:p>2.63912265995661E-08</text:p>
          </table:table-cell>
          <table:table-cell table:formula="of:=([.CN23]*[.CN$2]+[.CN22]*[.CN$2])/[.CO$2]" office:value-type="float" office:value="0.00000001686106143861" calcext:value-type="float">
            <text:p>1.68610614386117E-08</text:p>
          </table:table-cell>
          <table:table-cell table:formula="of:=([.CO23]*[.CO$2]+[.CO22]*[.CO$2])/[.CP$2]" office:value-type="float" office:value="0.00000001074026516295" calcext:value-type="float">
            <text:p>1.07402651629513E-08</text:p>
          </table:table-cell>
          <table:table-cell table:formula="of:=([.CP23]*[.CP$2]+[.CP22]*[.CP$2])/[.CQ$2]" office:value-type="float" office:value="0.00000000682151976566" calcext:value-type="float">
            <text:p>6.82151976565824E-09</text:p>
          </table:table-cell>
          <table:table-cell table:formula="of:=([.CQ23]*[.CQ$2]+[.CQ22]*[.CQ$2])/[.CR$2]" office:value-type="float" office:value="0.00000000432029585158" calcext:value-type="float">
            <text:p>4.32029585158355E-09</text:p>
          </table:table-cell>
          <table:table-cell table:formula="of:=([.CR23]*[.CR$2]+[.CR22]*[.CR$2])/[.CS$2]" office:value-type="float" office:value="0.00000000272860790626" calcext:value-type="float">
            <text:p>2.7286079062633E-09</text:p>
          </table:table-cell>
          <table:table-cell table:number-columns-repeated="16287"/>
        </table:table-row>
        <table:table-row table:style-name="ro1">
          <table:table-cell/>
          <table:table-cell table:formula="of:=([.A24]*[.A$2]+[.A23]*[.A$2])/[.B$2]" office:value-type="float" office:value="0" calcext:value-type="float">
            <text:p>0</text:p>
          </table:table-cell>
          <table:table-cell table:formula="of:=([.B24]*[.B$2]+[.B23]*[.B$2])/[.C$2]" office:value-type="float" office:value="0" calcext:value-type="float">
            <text:p>0</text:p>
          </table:table-cell>
          <table:table-cell table:formula="of:=([.C24]*[.C$2]+[.C23]*[.C$2])/[.D$2]" office:value-type="float" office:value="0" calcext:value-type="float">
            <text:p>0</text:p>
          </table:table-cell>
          <table:table-cell table:formula="of:=([.D24]*[.D$2]+[.D23]*[.D$2])/[.E$2]" office:value-type="float" office:value="0" calcext:value-type="float">
            <text:p>0</text:p>
          </table:table-cell>
          <table:table-cell table:formula="of:=([.E24]*[.E$2]+[.E23]*[.E$2])/[.F$2]" office:value-type="float" office:value="0" calcext:value-type="float">
            <text:p>0</text:p>
          </table:table-cell>
          <table:table-cell table:formula="of:=([.F24]*[.F$2]+[.F23]*[.F$2])/[.G$2]" office:value-type="float" office:value="0" calcext:value-type="float">
            <text:p>0</text:p>
          </table:table-cell>
          <table:table-cell table:formula="of:=([.G24]*[.G$2]+[.G23]*[.G$2])/[.H$2]" office:value-type="float" office:value="0" calcext:value-type="float">
            <text:p>0</text:p>
          </table:table-cell>
          <table:table-cell table:formula="of:=([.H24]*[.H$2]+[.H23]*[.H$2])/[.I$2]" office:value-type="float" office:value="0" calcext:value-type="float">
            <text:p>0</text:p>
          </table:table-cell>
          <table:table-cell table:formula="of:=([.I24]*[.I$2]+[.I23]*[.I$2])/[.J$2]" office:value-type="float" office:value="0" calcext:value-type="float">
            <text:p>0</text:p>
          </table:table-cell>
          <table:table-cell table:formula="of:=([.J24]*[.J$2]+[.J23]*[.J$2])/[.K$2]" office:value-type="float" office:value="0" calcext:value-type="float">
            <text:p>0</text:p>
          </table:table-cell>
          <table:table-cell table:formula="of:=([.K24]*[.K$2]+[.K23]*[.K$2])/[.L$2]" office:value-type="float" office:value="0" calcext:value-type="float">
            <text:p>0</text:p>
          </table:table-cell>
          <table:table-cell table:formula="of:=([.L24]*[.L$2]+[.L23]*[.L$2])/[.M$2]" office:value-type="float" office:value="0" calcext:value-type="float">
            <text:p>0</text:p>
          </table:table-cell>
          <table:table-cell table:formula="of:=([.M24]*[.M$2]+[.M23]*[.M$2])/[.N$2]" office:value-type="float" office:value="0" calcext:value-type="float">
            <text:p>0</text:p>
          </table:table-cell>
          <table:table-cell table:formula="of:=([.N24]*[.N$2]+[.N23]*[.N$2])/[.O$2]" office:value-type="float" office:value="0" calcext:value-type="float">
            <text:p>0</text:p>
          </table:table-cell>
          <table:table-cell table:formula="of:=([.O24]*[.O$2]+[.O23]*[.O$2])/[.P$2]" office:value-type="float" office:value="0" calcext:value-type="float">
            <text:p>0</text:p>
          </table:table-cell>
          <table:table-cell table:formula="of:=([.P24]*[.P$2]+[.P23]*[.P$2])/[.Q$2]" office:value-type="float" office:value="0" calcext:value-type="float">
            <text:p>0</text:p>
          </table:table-cell>
          <table:table-cell table:formula="of:=([.Q24]*[.Q$2]+[.Q23]*[.Q$2])/[.R$2]" office:value-type="float" office:value="0" calcext:value-type="float">
            <text:p>0</text:p>
          </table:table-cell>
          <table:table-cell table:formula="of:=([.R24]*[.R$2]+[.R23]*[.R$2])/[.S$2]" office:value-type="float" office:value="0" calcext:value-type="float">
            <text:p>0</text:p>
          </table:table-cell>
          <table:table-cell table:formula="of:=([.S24]*[.S$2]+[.S23]*[.S$2])/[.T$2]" office:value-type="float" office:value="0" calcext:value-type="float">
            <text:p>0</text:p>
          </table:table-cell>
          <table:table-cell table:formula="of:=([.T24]*[.T$2]+[.T23]*[.T$2])/[.U$2]" office:value-type="float" office:value="0" calcext:value-type="float">
            <text:p>0</text:p>
          </table:table-cell>
          <table:table-cell table:formula="of:=([.U24]*[.U$2]+[.U23]*[.U$2])/[.V$2]" office:value-type="float" office:value="0.00000047683715820313" calcext:value-type="float">
            <text:p>4.76837158203125E-07</text:p>
          </table:table-cell>
          <table:table-cell table:formula="of:=([.V24]*[.V$2]+[.V23]*[.V$2])/[.W$2]" office:value-type="float" office:value="0.00000524520874023438" calcext:value-type="float">
            <text:p>5.24520874023438E-06</text:p>
          </table:table-cell>
          <table:table-cell table:formula="of:=([.W24]*[.W$2]+[.W23]*[.W$2])/[.X$2]" office:value-type="float" office:value="0.0000301599502563477" calcext:value-type="float">
            <text:p>3.01599502563477E-05</text:p>
          </table:table-cell>
          <table:table-cell table:formula="of:=([.X24]*[.X$2]+[.X23]*[.X$2])/[.Y$2]" office:value-type="float" office:value="0.000120639801025391" calcext:value-type="float">
            <text:p>0.000120639801025391</text:p>
          </table:table-cell>
          <table:table-cell table:formula="of:=([.Y24]*[.Y$2]+[.Y23]*[.Y$2])/[.Z$2]" office:value-type="float" office:value="0.000376999378204346" calcext:value-type="float">
            <text:p>0.000376999378204346</text:p>
          </table:table-cell>
          <table:table-cell table:formula="of:=([.Z24]*[.Z$2]+[.Z23]*[.Z$2])/[.AA$2]" office:value-type="float" office:value="0.000980198383331299" calcext:value-type="float">
            <text:p>0.000980198383331299</text:p>
          </table:table-cell>
          <table:table-cell table:formula="of:=([.AA24]*[.AA$2]+[.AA23]*[.AA$2])/[.AB$2]" office:value-type="float" office:value="0.00220544636249542" calcext:value-type="float">
            <text:p>0.00220544636249542</text:p>
          </table:table-cell>
          <table:table-cell table:formula="of:=([.AB24]*[.AB$2]+[.AB23]*[.AB$2])/[.AC$2]" office:value-type="float" office:value="0.00441089272499085" calcext:value-type="float">
            <text:p>0.00441089272499085</text:p>
          </table:table-cell>
          <table:table-cell table:formula="of:=([.AC24]*[.AC$2]+[.AC23]*[.AC$2])/[.AD$2]" office:value-type="float" office:value="0.00799474306404591" calcext:value-type="float">
            <text:p>0.00799474306404591</text:p>
          </table:table-cell>
          <table:table-cell table:formula="of:=([.AD24]*[.AD$2]+[.AD23]*[.AD$2])/[.AE$2]" office:value-type="float" office:value="0.0133245717734098" calcext:value-type="float">
            <text:p>0.0133245717734098</text:p>
          </table:table-cell>
          <table:table-cell table:formula="of:=([.AE24]*[.AE$2]+[.AE23]*[.AE$2])/[.AF$2]" office:value-type="float" office:value="0.0206530862487853" calcext:value-type="float">
            <text:p>0.0206530862487853</text:p>
          </table:table-cell>
          <table:table-cell table:formula="of:=([.AF24]*[.AF$2]+[.AF23]*[.AF$2])/[.AG$2]" office:value-type="float" office:value="0.0300408527255058" calcext:value-type="float">
            <text:p>0.0300408527255058</text:p>
          </table:table-cell>
          <table:table-cell table:formula="of:=([.AG24]*[.AG$2]+[.AG23]*[.AG$2])/[.AH$2]" office:value-type="float" office:value="0.0413061724975705" calcext:value-type="float">
            <text:p>0.0413061724975705</text:p>
          </table:table-cell>
          <table:table-cell table:formula="of:=([.AH24]*[.AH$2]+[.AH23]*[.AH$2])/[.AI$2]" office:value-type="float" office:value="0.0540157640352845" calcext:value-type="float">
            <text:p>0.0540157640352845</text:p>
          </table:table-cell>
          <table:table-cell table:formula="of:=([.AI24]*[.AI$2]+[.AI23]*[.AI$2])/[.AJ$2]" office:value-type="float" office:value="0.0675197050441057" calcext:value-type="float">
            <text:p>0.0675197050441057</text:p>
          </table:table-cell>
          <table:table-cell table:formula="of:=([.AJ24]*[.AJ$2]+[.AJ23]*[.AJ$2])/[.AK$2]" office:value-type="float" office:value="0.0810236460529268" calcext:value-type="float">
            <text:p>0.0810236460529268</text:p>
          </table:table-cell>
          <table:table-cell table:formula="of:=([.AK24]*[.AK$2]+[.AK23]*[.AK$2])/[.AL$2]" office:value-type="float" office:value="0.0936835907486966" calcext:value-type="float">
            <text:p>0.0936835907486966</text:p>
          </table:table-cell>
          <table:table-cell table:formula="of:=([.AL24]*[.AL$2]+[.AL23]*[.AL$2])/[.AM$2]" office:value-type="float" office:value="0.104705189660308" calcext:value-type="float">
            <text:p>0.104705189660308</text:p>
          </table:table-cell>
          <table:table-cell table:formula="of:=([.AM24]*[.AM$2]+[.AM23]*[.AM$2])/[.AN$2]" office:value-type="float" office:value="0.113430622132" calcext:value-type="float">
            <text:p>0.113430622132</text:p>
          </table:table-cell>
          <table:table-cell table:formula="of:=([.AN24]*[.AN$2]+[.AN23]*[.AN$2])/[.AO$2]" office:value-type="float" office:value="0.11940065487579" calcext:value-type="float">
            <text:p>0.11940065487579</text:p>
          </table:table-cell>
          <table:table-cell table:formula="of:=([.AO24]*[.AO$2]+[.AO23]*[.AO$2])/[.AP$2]" office:value-type="float" office:value="0.122385671247685" calcext:value-type="float">
            <text:p>0.122385671247685</text:p>
          </table:table-cell>
          <table:table-cell table:formula="of:=([.AP24]*[.AP$2]+[.AP23]*[.AP$2])/[.AQ$2]" office:value-type="float" office:value="0.122385671247685" calcext:value-type="float">
            <text:p>0.122385671247685</text:p>
          </table:table-cell>
          <table:table-cell table:formula="of:=([.AQ24]*[.AQ$2]+[.AQ23]*[.AQ$2])/[.AR$2]" office:value-type="float" office:value="0.119604178719328" calcext:value-type="float">
            <text:p>0.119604178719328</text:p>
          </table:table-cell>
          <table:table-cell table:formula="of:=([.AR24]*[.AR$2]+[.AR23]*[.AR$2])/[.AS$2]" office:value-type="float" office:value="0.114403997035879" calcext:value-type="float">
            <text:p>0.114403997035879</text:p>
          </table:table-cell>
          <table:table-cell table:formula="of:=([.AS24]*[.AS$2]+[.AS23]*[.AS$2])/[.AT$2]" office:value-type="float" office:value="0.107253747221137" calcext:value-type="float">
            <text:p>0.107253747221137</text:p>
          </table:table-cell>
          <table:table-cell table:formula="of:=([.AT24]*[.AT$2]+[.AT23]*[.AT$2])/[.AU$2]" office:value-type="float" office:value="0.0986734474434456" calcext:value-type="float">
            <text:p>0.0986734474434456</text:p>
          </table:table-cell>
          <table:table-cell table:formula="of:=([.AU24]*[.AU$2]+[.AU23]*[.AU$2])/[.AV$2]" office:value-type="float" office:value="0.0891856159584989" calcext:value-type="float">
            <text:p>0.0891856159584989</text:p>
          </table:table-cell>
          <table:table-cell table:formula="of:=([.AV24]*[.AV$2]+[.AV23]*[.AV$2])/[.AW$2]" office:value-type="float" office:value="0.0792761030742213" calcext:value-type="float">
            <text:p>0.0792761030742213</text:p>
          </table:table-cell>
          <table:table-cell table:formula="of:=([.AW24]*[.AW$2]+[.AW23]*[.AW$2])/[.AX$2]" office:value-type="float" office:value="0.0693665901899436" calcext:value-type="float">
            <text:p>0.0693665901899436</text:p>
          </table:table-cell>
          <table:table-cell table:formula="of:=([.AX24]*[.AX$2]+[.AX23]*[.AX$2])/[.AY$2]" office:value-type="float" office:value="0.0597987846465031" calcext:value-type="float">
            <text:p>0.0597987846465031</text:p>
          </table:table-cell>
          <table:table-cell table:formula="of:=([.AY24]*[.AY$2]+[.AY23]*[.AY$2])/[.AZ$2]" office:value-type="float" office:value="0.0508289669495277" calcext:value-type="float">
            <text:p>0.0508289669495277</text:p>
          </table:table-cell>
          <table:table-cell table:formula="of:=([.AZ24]*[.AZ$2]+[.AZ23]*[.AZ$2])/[.BA$2]" office:value-type="float" office:value="0.0426307464737974" calcext:value-type="float">
            <text:p>0.0426307464737974</text:p>
          </table:table-cell>
          <table:table-cell table:formula="of:=([.BA24]*[.BA$2]+[.BA23]*[.BA$2])/[.BB$2]" office:value-type="float" office:value="0.0353035869236135" calcext:value-type="float">
            <text:p>0.0353035869236135</text:p>
          </table:table-cell>
          <table:table-cell table:formula="of:=([.BB24]*[.BB$2]+[.BB23]*[.BB$2])/[.BC$2]" office:value-type="float" office:value="0.0288847529375019" calcext:value-type="float">
            <text:p>0.0288847529375019</text:p>
          </table:table-cell>
          <table:table-cell table:formula="of:=([.BC24]*[.BC$2]+[.BC23]*[.BC$2])/[.BD$2]" office:value-type="float" office:value="0.0233626678170971" calcext:value-type="float">
            <text:p>0.0233626678170971</text:p>
          </table:table-cell>
          <table:table-cell table:formula="of:=([.BD24]*[.BD$2]+[.BD23]*[.BD$2])/[.BE$2]" office:value-type="float" office:value="0.0186901342536777" calcext:value-type="float">
            <text:p>0.0186901342536777</text:p>
          </table:table-cell>
          <table:table-cell table:formula="of:=([.BE24]*[.BE$2]+[.BE23]*[.BE$2])/[.BF$2]" office:value-type="float" office:value="0.0147963562841615" calcext:value-type="float">
            <text:p>0.0147963562841615</text:p>
          </table:table-cell>
          <table:table-cell table:formula="of:=([.BF24]*[.BF$2]+[.BF23]*[.BF$2])/[.BG$2]" office:value-type="float" office:value="0.0115971441146131" calcext:value-type="float">
            <text:p>0.0115971441146131</text:p>
          </table:table-cell>
          <table:table-cell table:formula="of:=([.BG24]*[.BG$2]+[.BG23]*[.BG$2])/[.BH$2]" office:value-type="float" office:value="0.00900304608897595" calcext:value-type="float">
            <text:p>0.00900304608897595</text:p>
          </table:table-cell>
          <table:table-cell table:formula="of:=([.BH24]*[.BH$2]+[.BH23]*[.BH$2])/[.BI$2]" office:value-type="float" office:value="0.00692542006844304" calcext:value-type="float">
            <text:p>0.00692542006844304</text:p>
          </table:table-cell>
          <table:table-cell table:formula="of:=([.BI24]*[.BI$2]+[.BI23]*[.BI$2])/[.BJ$2]" office:value-type="float" office:value="0.00528063280218782" calcext:value-type="float">
            <text:p>0.00528063280218782</text:p>
          </table:table-cell>
          <table:table-cell table:formula="of:=([.BJ24]*[.BJ$2]+[.BJ23]*[.BJ$2])/[.BK$2]" office:value-type="float" office:value="0.00399267358214201" calcext:value-type="float">
            <text:p>0.00399267358214201</text:p>
          </table:table-cell>
          <table:table-cell table:formula="of:=([.BK24]*[.BK$2]+[.BK23]*[.BK$2])/[.BL$2]" office:value-type="float" office:value="0.00299450518660651" calcext:value-type="float">
            <text:p>0.00299450518660651</text:p>
          </table:table-cell>
          <table:table-cell table:formula="of:=([.BL24]*[.BL$2]+[.BL23]*[.BL$2])/[.BM$2]" office:value-type="float" office:value="0.00222846897607926" calcext:value-type="float">
            <text:p>0.00222846897607926</text:p>
          </table:table-cell>
          <table:table-cell table:formula="of:=([.BM24]*[.BM$2]+[.BM23]*[.BM$2])/[.BN$2]" office:value-type="float" office:value="0.00164602822096764" calcext:value-type="float">
            <text:p>0.00164602822096764</text:p>
          </table:table-cell>
          <table:table-cell table:formula="of:=([.BN24]*[.BN$2]+[.BN23]*[.BN$2])/[.BO$2]" office:value-type="float" office:value="0.00120708736204293" calcext:value-type="float">
            <text:p>0.00120708736204293</text:p>
          </table:table-cell>
          <table:table-cell table:formula="of:=([.BO24]*[.BO$2]+[.BO23]*[.BO$2])/[.BP$2]" office:value-type="float" office:value="0.00087907449192257" calcext:value-type="float">
            <text:p>0.00087907449192257</text:p>
          </table:table-cell>
          <table:table-cell table:formula="of:=([.BP24]*[.BP$2]+[.BP23]*[.BP$2])/[.BQ$2]" office:value-type="float" office:value="0.000635926228199306" calcext:value-type="float">
            <text:p>0.000635926228199306</text:p>
          </table:table-cell>
          <table:table-cell table:formula="of:=([.BQ24]*[.BQ$2]+[.BQ23]*[.BQ$2])/[.BR$2]" office:value-type="float" office:value="0.000457071976518251" calcext:value-type="float">
            <text:p>0.000457071976518251</text:p>
          </table:table-cell>
          <table:table-cell table:formula="of:=([.BR24]*[.BR$2]+[.BR23]*[.BR$2])/[.BS$2]" office:value-type="float" office:value="0.000326479983227322" calcext:value-type="float">
            <text:p>0.000326479983227322</text:p>
          </table:table-cell>
          <table:table-cell table:formula="of:=([.BS24]*[.BS$2]+[.BS23]*[.BS$2])/[.BT$2]" office:value-type="float" office:value="0.000231800788091399" calcext:value-type="float">
            <text:p>0.000231800788091399</text:p>
          </table:table-cell>
          <table:table-cell table:formula="of:=([.BT24]*[.BT$2]+[.BT23]*[.BT$2])/[.BU$2]" office:value-type="float" office:value="0.000163624085711576" calcext:value-type="float">
            <text:p>0.000163624085711576</text:p>
          </table:table-cell>
          <table:table-cell table:formula="of:=([.BU24]*[.BU$2]+[.BU23]*[.BU$2])/[.BV$2]" office:value-type="float" office:value="0.000114851521701394" calcext:value-type="float">
            <text:p>0.000114851521701394</text:p>
          </table:table-cell>
          <table:table-cell table:formula="of:=([.BV24]*[.BV$2]+[.BV23]*[.BV$2])/[.BW$2]" office:value-type="float" office:value="0.0000801793642066339" calcext:value-type="float">
            <text:p>8.01793642066339E-05</text:p>
          </table:table-cell>
          <table:table-cell table:formula="of:=([.BW24]*[.BW$2]+[.BW23]*[.BW$2])/[.BX$2]" office:value-type="float" office:value="0.0000556801140323846" calcext:value-type="float">
            <text:p>5.56801140323846E-05</text:p>
          </table:table-cell>
          <table:table-cell table:formula="of:=([.BX24]*[.BX$2]+[.BX23]*[.BX$2])/[.BY$2]" office:value-type="float" office:value="0.0000384698969678294" calcext:value-type="float">
            <text:p>3.84698969678294E-05</text:p>
          </table:table-cell>
          <table:table-cell table:formula="of:=([.BY24]*[.BY$2]+[.BY23]*[.BY$2])/[.BZ$2]" office:value-type="float" office:value="0.0000264480541653827" calcext:value-type="float">
            <text:p>2.64480541653827E-05</text:p>
          </table:table-cell>
          <table:table-cell table:formula="of:=([.BZ24]*[.BZ$2]+[.BZ23]*[.BZ$2])/[.CA$2]" office:value-type="float" office:value="0.000018096037060525" calcext:value-type="float">
            <text:p>1.8096037060525E-05</text:p>
          </table:table-cell>
          <table:table-cell table:formula="of:=([.CA24]*[.CA$2]+[.CA23]*[.CA$2])/[.CB$2]" office:value-type="float" office:value="0.0000123240252394955" calcext:value-type="float">
            <text:p>1.23240252394955E-05</text:p>
          </table:table-cell>
          <table:table-cell table:formula="of:=([.CB24]*[.CB$2]+[.CB23]*[.CB$2])/[.CC$2]" office:value-type="float" office:value="0.0000083552713488105" calcext:value-type="float">
            <text:p>8.3552713488105E-06</text:p>
          </table:table-cell>
          <table:table-cell table:formula="of:=([.CC24]*[.CC$2]+[.CC23]*[.CC$2])/[.CD$2]" office:value-type="float" office:value="0.00000563980816044708" calcext:value-type="float">
            <text:p>5.63980816044708E-06</text:p>
          </table:table-cell>
          <table:table-cell table:formula="of:=([.CD24]*[.CD$2]+[.CD23]*[.CD$2])/[.CE$2]" office:value-type="float" office:value="0.0000037906907307923" calcext:value-type="float">
            <text:p>3.7906907307923E-06</text:p>
          </table:table-cell>
          <table:table-cell table:formula="of:=([.CE24]*[.CE$2]+[.CE23]*[.CE$2])/[.CF$2]" office:value-type="float" office:value="0.00000253731718270775" calcext:value-type="float">
            <text:p>2.53731718270775E-06</text:p>
          </table:table-cell>
          <table:table-cell table:formula="of:=([.CF24]*[.CF$2]+[.CF23]*[.CF$2])/[.CG$2]" office:value-type="float" office:value="0.00000169154478847183" calcext:value-type="float">
            <text:p>1.69154478847183E-06</text:p>
          </table:table-cell>
          <table:table-cell table:formula="of:=([.CG24]*[.CG$2]+[.CG23]*[.CG$2])/[.CH$2]" office:value-type="float" office:value="0.00000112329146109458" calcext:value-type="float">
            <text:p>1.12329146109458E-06</text:p>
          </table:table-cell>
          <table:table-cell table:formula="of:=([.CH24]*[.CH$2]+[.CH23]*[.CH$2])/[.CI$2]" office:value-type="float" office:value="0.0000007431005050318" calcext:value-type="float">
            <text:p>7.43100505031797E-07</text:p>
          </table:table-cell>
          <table:table-cell table:formula="of:=([.CI24]*[.CI$2]+[.CI23]*[.CI$2])/[.CJ$2]" office:value-type="float" office:value="0.00000048977078740732" calcext:value-type="float">
            <text:p>4.89770787407321E-07</text:p>
          </table:table-cell>
          <table:table-cell table:formula="of:=([.CJ24]*[.CJ$2]+[.CJ23]*[.CJ$2])/[.CK$2]" office:value-type="float" office:value="0.00000032164051710332" calcext:value-type="float">
            <text:p>3.21640517103315E-07</text:p>
          </table:table-cell>
          <table:table-cell table:formula="of:=([.CK24]*[.CK$2]+[.CK23]*[.CK$2])/[.CL$2]" office:value-type="float" office:value="0.00000021048533839849" calcext:value-type="float">
            <text:p>2.10485338398493E-07</text:p>
          </table:table-cell>
          <table:table-cell table:formula="of:=([.CL24]*[.CL$2]+[.CL23]*[.CL$2])/[.CM$2]" office:value-type="float" office:value="0.00000013727304678163" calcext:value-type="float">
            <text:p>1.37273046781626E-07</text:p>
          </table:table-cell>
          <table:table-cell table:formula="of:=([.CM24]*[.CM$2]+[.CM23]*[.CM$2])/[.CN$2]" office:value-type="float" office:value="0.00000008922748040806" calcext:value-type="float">
            <text:p>8.92274804080568E-08</text:p>
          </table:table-cell>
          <table:table-cell table:formula="of:=([.CN24]*[.CN$2]+[.CN23]*[.CN$2])/[.CO$2]" office:value-type="float" office:value="0.00000005780935350381" calcext:value-type="float">
            <text:p>5.78093535038115E-08</text:p>
          </table:table-cell>
          <table:table-cell table:formula="of:=([.CO24]*[.CO$2]+[.CO23]*[.CO$2])/[.CP$2]" office:value-type="float" office:value="0.00000003733520747121" calcext:value-type="float">
            <text:p>3.73352074712116E-08</text:p>
          </table:table-cell>
          <table:table-cell table:formula="of:=([.CP24]*[.CP$2]+[.CP23]*[.CP$2])/[.CQ$2]" office:value-type="float" office:value="0.00000002403773631708" calcext:value-type="float">
            <text:p>2.40377363170814E-08</text:p>
          </table:table-cell>
          <table:table-cell table:formula="of:=([.CQ24]*[.CQ$2]+[.CQ23]*[.CQ$2])/[.CR$2]" office:value-type="float" office:value="0.00000001542962804137" calcext:value-type="float">
            <text:p>1.54296280413698E-08</text:p>
          </table:table-cell>
          <table:table-cell table:formula="of:=([.CR24]*[.CR$2]+[.CR23]*[.CR$2])/[.CS$2]" office:value-type="float" office:value="0.00000000987496194648" calcext:value-type="float">
            <text:p>9.87496194647669E-09</text:p>
          </table:table-cell>
          <table:table-cell table:number-columns-repeated="16287"/>
        </table:table-row>
        <table:table-row table:style-name="ro1">
          <table:table-cell/>
          <table:table-cell table:formula="of:=([.A25]*[.A$2]+[.A24]*[.A$2])/[.B$2]" office:value-type="float" office:value="0" calcext:value-type="float">
            <text:p>0</text:p>
          </table:table-cell>
          <table:table-cell table:formula="of:=([.B25]*[.B$2]+[.B24]*[.B$2])/[.C$2]" office:value-type="float" office:value="0" calcext:value-type="float">
            <text:p>0</text:p>
          </table:table-cell>
          <table:table-cell table:formula="of:=([.C25]*[.C$2]+[.C24]*[.C$2])/[.D$2]" office:value-type="float" office:value="0" calcext:value-type="float">
            <text:p>0</text:p>
          </table:table-cell>
          <table:table-cell table:formula="of:=([.D25]*[.D$2]+[.D24]*[.D$2])/[.E$2]" office:value-type="float" office:value="0" calcext:value-type="float">
            <text:p>0</text:p>
          </table:table-cell>
          <table:table-cell table:formula="of:=([.E25]*[.E$2]+[.E24]*[.E$2])/[.F$2]" office:value-type="float" office:value="0" calcext:value-type="float">
            <text:p>0</text:p>
          </table:table-cell>
          <table:table-cell table:formula="of:=([.F25]*[.F$2]+[.F24]*[.F$2])/[.G$2]" office:value-type="float" office:value="0" calcext:value-type="float">
            <text:p>0</text:p>
          </table:table-cell>
          <table:table-cell table:formula="of:=([.G25]*[.G$2]+[.G24]*[.G$2])/[.H$2]" office:value-type="float" office:value="0" calcext:value-type="float">
            <text:p>0</text:p>
          </table:table-cell>
          <table:table-cell table:formula="of:=([.H25]*[.H$2]+[.H24]*[.H$2])/[.I$2]" office:value-type="float" office:value="0" calcext:value-type="float">
            <text:p>0</text:p>
          </table:table-cell>
          <table:table-cell table:formula="of:=([.I25]*[.I$2]+[.I24]*[.I$2])/[.J$2]" office:value-type="float" office:value="0" calcext:value-type="float">
            <text:p>0</text:p>
          </table:table-cell>
          <table:table-cell table:formula="of:=([.J25]*[.J$2]+[.J24]*[.J$2])/[.K$2]" office:value-type="float" office:value="0" calcext:value-type="float">
            <text:p>0</text:p>
          </table:table-cell>
          <table:table-cell table:formula="of:=([.K25]*[.K$2]+[.K24]*[.K$2])/[.L$2]" office:value-type="float" office:value="0" calcext:value-type="float">
            <text:p>0</text:p>
          </table:table-cell>
          <table:table-cell table:formula="of:=([.L25]*[.L$2]+[.L24]*[.L$2])/[.M$2]" office:value-type="float" office:value="0" calcext:value-type="float">
            <text:p>0</text:p>
          </table:table-cell>
          <table:table-cell table:formula="of:=([.M25]*[.M$2]+[.M24]*[.M$2])/[.N$2]" office:value-type="float" office:value="0" calcext:value-type="float">
            <text:p>0</text:p>
          </table:table-cell>
          <table:table-cell table:formula="of:=([.N25]*[.N$2]+[.N24]*[.N$2])/[.O$2]" office:value-type="float" office:value="0" calcext:value-type="float">
            <text:p>0</text:p>
          </table:table-cell>
          <table:table-cell table:formula="of:=([.O25]*[.O$2]+[.O24]*[.O$2])/[.P$2]" office:value-type="float" office:value="0" calcext:value-type="float">
            <text:p>0</text:p>
          </table:table-cell>
          <table:table-cell table:formula="of:=([.P25]*[.P$2]+[.P24]*[.P$2])/[.Q$2]" office:value-type="float" office:value="0" calcext:value-type="float">
            <text:p>0</text:p>
          </table:table-cell>
          <table:table-cell table:formula="of:=([.Q25]*[.Q$2]+[.Q24]*[.Q$2])/[.R$2]" office:value-type="float" office:value="0" calcext:value-type="float">
            <text:p>0</text:p>
          </table:table-cell>
          <table:table-cell table:formula="of:=([.R25]*[.R$2]+[.R24]*[.R$2])/[.S$2]" office:value-type="float" office:value="0" calcext:value-type="float">
            <text:p>0</text:p>
          </table:table-cell>
          <table:table-cell table:formula="of:=([.S25]*[.S$2]+[.S24]*[.S$2])/[.T$2]" office:value-type="float" office:value="0" calcext:value-type="float">
            <text:p>0</text:p>
          </table:table-cell>
          <table:table-cell table:formula="of:=([.T25]*[.T$2]+[.T24]*[.T$2])/[.U$2]" office:value-type="float" office:value="0" calcext:value-type="float">
            <text:p>0</text:p>
          </table:table-cell>
          <table:table-cell table:formula="of:=([.U25]*[.U$2]+[.U24]*[.U$2])/[.V$2]" office:value-type="float" office:value="0" calcext:value-type="float">
            <text:p>0</text:p>
          </table:table-cell>
          <table:table-cell table:formula="of:=([.V25]*[.V$2]+[.V24]*[.V$2])/[.W$2]" office:value-type="float" office:value="0.00000023841857910156" calcext:value-type="float">
            <text:p>2.38418579101563E-07</text:p>
          </table:table-cell>
          <table:table-cell table:formula="of:=([.W25]*[.W$2]+[.W24]*[.W$2])/[.X$2]" office:value-type="float" office:value="0.00000274181365966797" calcext:value-type="float">
            <text:p>2.74181365966797E-06</text:p>
          </table:table-cell>
          <table:table-cell table:formula="of:=([.X25]*[.X$2]+[.X24]*[.X$2])/[.Y$2]" office:value-type="float" office:value="0.0000164508819580078" calcext:value-type="float">
            <text:p>1.64508819580078E-05</text:p>
          </table:table-cell>
          <table:table-cell table:formula="of:=([.Y25]*[.Y$2]+[.Y24]*[.Y$2])/[.Z$2]" office:value-type="float" office:value="0.0000685453414916992" calcext:value-type="float">
            <text:p>6.85453414916992E-05</text:p>
          </table:table-cell>
          <table:table-cell table:formula="of:=([.Z25]*[.Z$2]+[.Z24]*[.Z$2])/[.AA$2]" office:value-type="float" office:value="0.000222772359848022" calcext:value-type="float">
            <text:p>0.000222772359848022</text:p>
          </table:table-cell>
          <table:table-cell table:formula="of:=([.AA25]*[.AA$2]+[.AA24]*[.AA$2])/[.AB$2]" office:value-type="float" office:value="0.000601485371589661" calcext:value-type="float">
            <text:p>0.000601485371589661</text:p>
          </table:table-cell>
          <table:table-cell table:formula="of:=([.AB25]*[.AB$2]+[.AB24]*[.AB$2])/[.AC$2]" office:value-type="float" office:value="0.00140346586704254" calcext:value-type="float">
            <text:p>0.00140346586704254</text:p>
          </table:table-cell>
          <table:table-cell table:formula="of:=([.AC25]*[.AC$2]+[.AC24]*[.AC$2])/[.AD$2]" office:value-type="float" office:value="0.00290717929601669" calcext:value-type="float">
            <text:p>0.00290717929601669</text:p>
          </table:table-cell>
          <table:table-cell table:formula="of:=([.AD25]*[.AD$2]+[.AD24]*[.AD$2])/[.AE$2]" office:value-type="float" office:value="0.0054509611800313" calcext:value-type="float">
            <text:p>0.0054509611800313</text:p>
          </table:table-cell>
          <table:table-cell table:formula="of:=([.AE25]*[.AE$2]+[.AE24]*[.AE$2])/[.AF$2]" office:value-type="float" office:value="0.00938776647672057" calcext:value-type="float">
            <text:p>0.00938776647672057</text:p>
          </table:table-cell>
          <table:table-cell table:formula="of:=([.AF25]*[.AF$2]+[.AF24]*[.AF$2])/[.AG$2]" office:value-type="float" office:value="0.0150204263627529" calcext:value-type="float">
            <text:p>0.0150204263627529</text:p>
          </table:table-cell>
          <table:table-cell table:formula="of:=([.AG25]*[.AG$2]+[.AG24]*[.AG$2])/[.AH$2]" office:value-type="float" office:value="0.0225306395441294" calcext:value-type="float">
            <text:p>0.0225306395441294</text:p>
          </table:table-cell>
          <table:table-cell table:formula="of:=([.AH25]*[.AH$2]+[.AH24]*[.AH$2])/[.AI$2]" office:value-type="float" office:value="0.0319184060208499" calcext:value-type="float">
            <text:p>0.0319184060208499</text:p>
          </table:table-cell>
          <table:table-cell table:formula="of:=([.AI25]*[.AI$2]+[.AI24]*[.AI$2])/[.AJ$2]" office:value-type="float" office:value="0.0429670850280672" calcext:value-type="float">
            <text:p>0.0429670850280672</text:p>
          </table:table-cell>
          <table:table-cell table:formula="of:=([.AJ25]*[.AJ$2]+[.AJ24]*[.AJ$2])/[.AK$2]" office:value-type="float" office:value="0.0552433950360864" calcext:value-type="float">
            <text:p>0.0552433950360864</text:p>
          </table:table-cell>
          <table:table-cell table:formula="of:=([.AK25]*[.AK$2]+[.AK24]*[.AK$2])/[.AL$2]" office:value-type="float" office:value="0.0681335205445066" calcext:value-type="float">
            <text:p>0.0681335205445066</text:p>
          </table:table-cell>
          <table:table-cell table:formula="of:=([.AL25]*[.AL$2]+[.AL24]*[.AL$2])/[.AM$2]" office:value-type="float" office:value="0.0809085556466016" calcext:value-type="float">
            <text:p>0.0809085556466016</text:p>
          </table:table-cell>
          <table:table-cell table:formula="of:=([.AM25]*[.AM$2]+[.AM24]*[.AM$2])/[.AN$2]" office:value-type="float" office:value="0.0928068726534548" calcext:value-type="float">
            <text:p>0.0928068726534548</text:p>
          </table:table-cell>
          <table:table-cell table:formula="of:=([.AN25]*[.AN$2]+[.AN24]*[.AN$2])/[.AO$2]" office:value-type="float" office:value="0.103118747392728" calcext:value-type="float">
            <text:p>0.103118747392728</text:p>
          </table:table-cell>
          <table:table-cell table:formula="of:=([.AO25]*[.AO$2]+[.AO24]*[.AO$2])/[.AP$2]" office:value-type="float" office:value="0.111259701134259" calcext:value-type="float">
            <text:p>0.111259701134259</text:p>
          </table:table-cell>
          <table:table-cell table:formula="of:=([.AP25]*[.AP$2]+[.AP24]*[.AP$2])/[.AQ$2]" office:value-type="float" office:value="0.116822686190972" calcext:value-type="float">
            <text:p>0.116822686190972</text:p>
          </table:table-cell>
          <table:table-cell table:formula="of:=([.AQ25]*[.AQ$2]+[.AQ24]*[.AQ$2])/[.AR$2]" office:value-type="float" office:value="0.119604178719328" calcext:value-type="float">
            <text:p>0.119604178719328</text:p>
          </table:table-cell>
          <table:table-cell table:formula="of:=([.AR25]*[.AR$2]+[.AR24]*[.AR$2])/[.AS$2]" office:value-type="float" office:value="0.119604178719328" calcext:value-type="float">
            <text:p>0.119604178719328</text:p>
          </table:table-cell>
          <table:table-cell table:formula="of:=([.AS25]*[.AS$2]+[.AS24]*[.AS$2])/[.AT$2]" office:value-type="float" office:value="0.117004087877604" calcext:value-type="float">
            <text:p>0.117004087877604</text:p>
          </table:table-cell>
          <table:table-cell table:formula="of:=([.AT25]*[.AT$2]+[.AT24]*[.AT$2])/[.AU$2]" office:value-type="float" office:value="0.11212891754937" calcext:value-type="float">
            <text:p>0.11212891754937</text:p>
          </table:table-cell>
          <table:table-cell table:formula="of:=([.AU25]*[.AU$2]+[.AU24]*[.AU$2])/[.AV$2]" office:value-type="float" office:value="0.105401182496408" calcext:value-type="float">
            <text:p>0.105401182496408</text:p>
          </table:table-cell>
          <table:table-cell table:formula="of:=([.AV25]*[.AV$2]+[.AV24]*[.AV$2])/[.AW$2]" office:value-type="float" office:value="0.0972933992274534" calcext:value-type="float">
            <text:p>0.0972933992274534</text:p>
          </table:table-cell>
          <table:table-cell table:formula="of:=([.AW25]*[.AW$2]+[.AW24]*[.AW$2])/[.AX$2]" office:value-type="float" office:value="0.0882847511508373" calcext:value-type="float">
            <text:p>0.0882847511508373</text:p>
          </table:table-cell>
          <table:table-cell table:formula="of:=([.AX25]*[.AX$2]+[.AX24]*[.AX$2])/[.AY$2]" office:value-type="float" office:value="0.0788256706703905" calcext:value-type="float">
            <text:p>0.0788256706703905</text:p>
          </table:table-cell>
          <table:table-cell table:formula="of:=([.AY25]*[.AY$2]+[.AY24]*[.AY$2])/[.AZ$2]" office:value-type="float" office:value="0.0693122276584468" calcext:value-type="float">
            <text:p>0.0693122276584468</text:p>
          </table:table-cell>
          <table:table-cell table:formula="of:=([.AZ25]*[.AZ$2]+[.AZ24]*[.AZ$2])/[.BA$2]" office:value-type="float" office:value="0.0600705973039872" calcext:value-type="float">
            <text:p>0.0600705973039872</text:p>
          </table:table-cell>
          <table:table-cell table:formula="of:=([.BA25]*[.BA$2]+[.BA24]*[.BA$2])/[.BB$2]" office:value-type="float" office:value="0.0513506718888923" calcext:value-type="float">
            <text:p>0.0513506718888923</text:p>
          </table:table-cell>
          <table:table-cell table:formula="of:=([.BB25]*[.BB$2]+[.BB24]*[.BB$2])/[.BC$2]" office:value-type="float" office:value="0.0433271294062529" calcext:value-type="float">
            <text:p>0.0433271294062529</text:p>
          </table:table-cell>
          <table:table-cell table:formula="of:=([.BC25]*[.BC$2]+[.BC24]*[.BC$2])/[.BD$2]" office:value-type="float" office:value="0.0361059411718774" calcext:value-type="float">
            <text:p>0.0361059411718774</text:p>
          </table:table-cell>
          <table:table-cell table:formula="of:=([.BD25]*[.BD$2]+[.BD24]*[.BD$2])/[.BE$2]" office:value-type="float" office:value="0.0297343044944873" calcext:value-type="float">
            <text:p>0.0297343044944873</text:p>
          </table:table-cell>
          <table:table-cell table:formula="of:=([.BE25]*[.BE$2]+[.BE24]*[.BE$2])/[.BF$2]" office:value-type="float" office:value="0.0242122193740825" calcext:value-type="float">
            <text:p>0.0242122193740825</text:p>
          </table:table-cell>
          <table:table-cell table:formula="of:=([.BF25]*[.BF$2]+[.BF24]*[.BF$2])/[.BG$2]" office:value-type="float" office:value="0.019504287829122" calcext:value-type="float">
            <text:p>0.019504287829122</text:p>
          </table:table-cell>
          <table:table-cell table:formula="of:=([.BG25]*[.BG$2]+[.BG24]*[.BG$2])/[.BH$2]" office:value-type="float" office:value="0.0155507159718675" calcext:value-type="float">
            <text:p>0.0155507159718675</text:p>
          </table:table-cell>
          <table:table-cell table:formula="of:=([.BH25]*[.BH$2]+[.BH24]*[.BH$2])/[.BI$2]" office:value-type="float" office:value="0.0122768810304217" calcext:value-type="float">
            <text:p>0.0122768810304217</text:p>
          </table:table-cell>
          <table:table-cell table:formula="of:=([.BI25]*[.BI$2]+[.BI24]*[.BI$2])/[.BJ$2]" office:value-type="float" office:value="0.00960115054943239" calcext:value-type="float">
            <text:p>0.00960115054943239</text:p>
          </table:table-cell>
          <table:table-cell table:formula="of:=([.BJ25]*[.BJ$2]+[.BJ24]*[.BJ$2])/[.BK$2]" office:value-type="float" office:value="0.00744089167581011" calcext:value-type="float">
            <text:p>0.00744089167581011</text:p>
          </table:table-cell>
          <table:table-cell table:formula="of:=([.BK25]*[.BK$2]+[.BK24]*[.BK$2])/[.BL$2]" office:value-type="float" office:value="0.00571678262897606" calcext:value-type="float">
            <text:p>0.00571678262897606</text:p>
          </table:table-cell>
          <table:table-cell table:formula="of:=([.BL25]*[.BL$2]+[.BL24]*[.BL$2])/[.BM$2]" office:value-type="float" office:value="0.00435564390779128" calcext:value-type="float">
            <text:p>0.00435564390779128</text:p>
          </table:table-cell>
          <table:table-cell table:formula="of:=([.BM25]*[.BM$2]+[.BM24]*[.BM$2])/[.BN$2]" office:value-type="float" office:value="0.00329205644193527" calcext:value-type="float">
            <text:p>0.00329205644193527</text:p>
          </table:table-cell>
          <table:table-cell table:formula="of:=([.BN25]*[.BN$2]+[.BN24]*[.BN$2])/[.BO$2]" office:value-type="float" office:value="0.00246904233145145" calcext:value-type="float">
            <text:p>0.00246904233145145</text:p>
          </table:table-cell>
          <table:table-cell table:formula="of:=([.BO25]*[.BO$2]+[.BO24]*[.BO$2])/[.BP$2]" office:value-type="float" office:value="0.00183806484674719" calcext:value-type="float">
            <text:p>0.00183806484674719</text:p>
          </table:table-cell>
          <table:table-cell table:formula="of:=([.BP25]*[.BP$2]+[.BP24]*[.BP$2])/[.BQ$2]" office:value-type="float" office:value="0.00135856966933488" calcext:value-type="float">
            <text:p>0.00135856966933488</text:p>
          </table:table-cell>
          <table:table-cell table:formula="of:=([.BQ25]*[.BQ$2]+[.BQ24]*[.BQ$2])/[.BR$2]" office:value-type="float" office:value="0.000997247948767094" calcext:value-type="float">
            <text:p>0.000997247948767094</text:p>
          </table:table-cell>
          <table:table-cell table:formula="of:=([.BR25]*[.BR$2]+[.BR24]*[.BR$2])/[.BS$2]" office:value-type="float" office:value="0.000727159962642673" calcext:value-type="float">
            <text:p>0.000727159962642673</text:p>
          </table:table-cell>
          <table:table-cell table:formula="of:=([.BS25]*[.BS$2]+[.BS24]*[.BS$2])/[.BT$2]" office:value-type="float" office:value="0.000526819972934997" calcext:value-type="float">
            <text:p>0.000526819972934997</text:p>
          </table:table-cell>
          <table:table-cell table:formula="of:=([.BT25]*[.BT$2]+[.BT24]*[.BT$2])/[.BU$2]" office:value-type="float" office:value="0.000379310380513198" calcext:value-type="float">
            <text:p>0.000379310380513198</text:p>
          </table:table-cell>
          <table:table-cell table:formula="of:=([.BU25]*[.BU$2]+[.BU24]*[.BU$2])/[.BV$2]" office:value-type="float" office:value="0.000271467233112387" calcext:value-type="float">
            <text:p>0.000271467233112387</text:p>
          </table:table-cell>
          <table:table-cell table:formula="of:=([.BV25]*[.BV$2]+[.BV24]*[.BV$2])/[.BW$2]" office:value-type="float" office:value="0.000193159377406891" calcext:value-type="float">
            <text:p>0.000193159377406891</text:p>
          </table:table-cell>
          <table:table-cell table:formula="of:=([.BW25]*[.BW$2]+[.BW24]*[.BW$2])/[.BX$2]" office:value-type="float" office:value="0.000136669370806762" calcext:value-type="float">
            <text:p>0.000136669370806762</text:p>
          </table:table-cell>
          <table:table-cell table:formula="of:=([.BX25]*[.BX$2]+[.BX24]*[.BX$2])/[.BY$2]" office:value-type="float" office:value="0.0000961747424195735" calcext:value-type="float">
            <text:p>9.61747424195735E-05</text:p>
          </table:table-cell>
          <table:table-cell table:formula="of:=([.BY25]*[.BY$2]+[.BY24]*[.BY$2])/[.BZ$2]" office:value-type="float" office:value="0.0000673223196937014" calcext:value-type="float">
            <text:p>6.73223196937014E-05</text:p>
          </table:table-cell>
          <table:table-cell table:formula="of:=([.BZ25]*[.BZ$2]+[.BZ24]*[.BZ$2])/[.CA$2]" office:value-type="float" office:value="0.0000468851869295421" calcext:value-type="float">
            <text:p>4.68851869295421E-05</text:p>
          </table:table-cell>
          <table:table-cell table:formula="of:=([.CA25]*[.CA$2]+[.CA24]*[.CA$2])/[.CB$2]" office:value-type="float" office:value="0.0000324906119950335" calcext:value-type="float">
            <text:p>3.24906119950335E-05</text:p>
          </table:table-cell>
          <table:table-cell table:formula="of:=([.CB25]*[.CB$2]+[.CB24]*[.CB$2])/[.CC$2]" office:value-type="float" office:value="0.0000224073186172645" calcext:value-type="float">
            <text:p>2.24073186172645E-05</text:p>
          </table:table-cell>
          <table:table-cell table:formula="of:=([.CC25]*[.CC$2]+[.CC24]*[.CC$2])/[.CD$2]" office:value-type="float" office:value="0.0000153812949830375" calcext:value-type="float">
            <text:p>1.53812949830375E-05</text:p>
          </table:table-cell>
          <table:table-cell table:formula="of:=([.CD25]*[.CD$2]+[.CD24]*[.CD$2])/[.CE$2]" office:value-type="float" office:value="0.0000105105515717423" calcext:value-type="float">
            <text:p>1.05105515717423E-05</text:p>
          </table:table-cell>
          <table:table-cell table:formula="of:=([.CE25]*[.CE$2]+[.CE24]*[.CE$2])/[.CF$2]" office:value-type="float" office:value="0.0000071506211512673" calcext:value-type="float">
            <text:p>7.1506211512673E-06</text:p>
          </table:table-cell>
          <table:table-cell table:formula="of:=([.CF25]*[.CF$2]+[.CF24]*[.CF$2])/[.CG$2]" office:value-type="float" office:value="0.00000484396916698752" calcext:value-type="float">
            <text:p>4.84396916698752E-06</text:p>
          </table:table-cell>
          <table:table-cell table:formula="of:=([.CG25]*[.CG$2]+[.CG24]*[.CG$2])/[.CH$2]" office:value-type="float" office:value="0.00000326775697772968" calcext:value-type="float">
            <text:p>3.26775697772968E-06</text:p>
          </table:table-cell>
          <table:table-cell table:formula="of:=([.CH25]*[.CH$2]+[.CH24]*[.CH$2])/[.CI$2]" office:value-type="float" office:value="0.00000219552421941213" calcext:value-type="float">
            <text:p>2.19552421941213E-06</text:p>
          </table:table-cell>
          <table:table-cell table:formula="of:=([.CI25]*[.CI$2]+[.CI24]*[.CI$2])/[.CJ$2]" office:value-type="float" office:value="0.00000146931236222196" calcext:value-type="float">
            <text:p>1.46931236222196E-06</text:p>
          </table:table-cell>
          <table:table-cell table:formula="of:=([.CJ25]*[.CJ$2]+[.CJ24]*[.CJ$2])/[.CK$2]" office:value-type="float" office:value="0.00000097954157481464" calcext:value-type="float">
            <text:p>9.79541574814642E-07</text:p>
          </table:table-cell>
          <table:table-cell table:formula="of:=([.CK25]*[.CK$2]+[.CK24]*[.CK$2])/[.CL$2]" office:value-type="float" office:value="0.00000065059104595898" calcext:value-type="float">
            <text:p>6.50591045958979E-07</text:p>
          </table:table-cell>
          <table:table-cell table:formula="of:=([.CL25]*[.CL$2]+[.CL24]*[.CL$2])/[.CM$2]" office:value-type="float" office:value="0.00000043053819217874" calcext:value-type="float">
            <text:p>4.30538192178736E-07</text:p>
          </table:table-cell>
          <table:table-cell table:formula="of:=([.CM25]*[.CM$2]+[.CM24]*[.CM$2])/[.CN$2]" office:value-type="float" office:value="0.00000028390561948018" calcext:value-type="float">
            <text:p>2.83905619480181E-07</text:p>
          </table:table-cell>
          <table:table-cell table:formula="of:=([.CN25]*[.CN$2]+[.CN24]*[.CN$2])/[.CO$2]" office:value-type="float" office:value="0.00000018656654994412" calcext:value-type="float">
            <text:p>1.86566549944119E-07</text:p>
          </table:table-cell>
          <table:table-cell table:formula="of:=([.CO25]*[.CO$2]+[.CO24]*[.CO$2])/[.CP$2]" office:value-type="float" office:value="0.00000012218795172397" calcext:value-type="float">
            <text:p>1.22187951723965E-07</text:p>
          </table:table-cell>
          <table:table-cell table:formula="of:=([.CP25]*[.CP$2]+[.CP24]*[.CP$2])/[.CQ$2]" office:value-type="float" office:value="0.00000007976157959759" calcext:value-type="float">
            <text:p>7.97615795975884E-08</text:p>
          </table:table-cell>
          <table:table-cell table:formula="of:=([.CQ25]*[.CQ$2]+[.CQ24]*[.CQ$2])/[.CR$2]" office:value-type="float" office:value="0.00000005189965795733" calcext:value-type="float">
            <text:p>5.18996579573349E-08</text:p>
          </table:table-cell>
          <table:table-cell table:formula="of:=([.CR25]*[.CR$2]+[.CR24]*[.CR$2])/[.CS$2]" office:value-type="float" office:value="0.00000003366464299935" calcext:value-type="float">
            <text:p>3.36646429993524E-08</text:p>
          </table:table-cell>
          <table:table-cell table:number-columns-repeated="16287"/>
        </table:table-row>
        <table:table-row table:style-name="ro1">
          <table:table-cell/>
          <table:table-cell table:formula="of:=([.A26]*[.A$2]+[.A25]*[.A$2])/[.B$2]" office:value-type="float" office:value="0" calcext:value-type="float">
            <text:p>0</text:p>
          </table:table-cell>
          <table:table-cell table:formula="of:=([.B26]*[.B$2]+[.B25]*[.B$2])/[.C$2]" office:value-type="float" office:value="0" calcext:value-type="float">
            <text:p>0</text:p>
          </table:table-cell>
          <table:table-cell table:formula="of:=([.C26]*[.C$2]+[.C25]*[.C$2])/[.D$2]" office:value-type="float" office:value="0" calcext:value-type="float">
            <text:p>0</text:p>
          </table:table-cell>
          <table:table-cell table:formula="of:=([.D26]*[.D$2]+[.D25]*[.D$2])/[.E$2]" office:value-type="float" office:value="0" calcext:value-type="float">
            <text:p>0</text:p>
          </table:table-cell>
          <table:table-cell table:formula="of:=([.E26]*[.E$2]+[.E25]*[.E$2])/[.F$2]" office:value-type="float" office:value="0" calcext:value-type="float">
            <text:p>0</text:p>
          </table:table-cell>
          <table:table-cell table:formula="of:=([.F26]*[.F$2]+[.F25]*[.F$2])/[.G$2]" office:value-type="float" office:value="0" calcext:value-type="float">
            <text:p>0</text:p>
          </table:table-cell>
          <table:table-cell table:formula="of:=([.G26]*[.G$2]+[.G25]*[.G$2])/[.H$2]" office:value-type="float" office:value="0" calcext:value-type="float">
            <text:p>0</text:p>
          </table:table-cell>
          <table:table-cell table:formula="of:=([.H26]*[.H$2]+[.H25]*[.H$2])/[.I$2]" office:value-type="float" office:value="0" calcext:value-type="float">
            <text:p>0</text:p>
          </table:table-cell>
          <table:table-cell table:formula="of:=([.I26]*[.I$2]+[.I25]*[.I$2])/[.J$2]" office:value-type="float" office:value="0" calcext:value-type="float">
            <text:p>0</text:p>
          </table:table-cell>
          <table:table-cell table:formula="of:=([.J26]*[.J$2]+[.J25]*[.J$2])/[.K$2]" office:value-type="float" office:value="0" calcext:value-type="float">
            <text:p>0</text:p>
          </table:table-cell>
          <table:table-cell table:formula="of:=([.K26]*[.K$2]+[.K25]*[.K$2])/[.L$2]" office:value-type="float" office:value="0" calcext:value-type="float">
            <text:p>0</text:p>
          </table:table-cell>
          <table:table-cell table:formula="of:=([.L26]*[.L$2]+[.L25]*[.L$2])/[.M$2]" office:value-type="float" office:value="0" calcext:value-type="float">
            <text:p>0</text:p>
          </table:table-cell>
          <table:table-cell table:formula="of:=([.M26]*[.M$2]+[.M25]*[.M$2])/[.N$2]" office:value-type="float" office:value="0" calcext:value-type="float">
            <text:p>0</text:p>
          </table:table-cell>
          <table:table-cell table:formula="of:=([.N26]*[.N$2]+[.N25]*[.N$2])/[.O$2]" office:value-type="float" office:value="0" calcext:value-type="float">
            <text:p>0</text:p>
          </table:table-cell>
          <table:table-cell table:formula="of:=([.O26]*[.O$2]+[.O25]*[.O$2])/[.P$2]" office:value-type="float" office:value="0" calcext:value-type="float">
            <text:p>0</text:p>
          </table:table-cell>
          <table:table-cell table:formula="of:=([.P26]*[.P$2]+[.P25]*[.P$2])/[.Q$2]" office:value-type="float" office:value="0" calcext:value-type="float">
            <text:p>0</text:p>
          </table:table-cell>
          <table:table-cell table:formula="of:=([.Q26]*[.Q$2]+[.Q25]*[.Q$2])/[.R$2]" office:value-type="float" office:value="0" calcext:value-type="float">
            <text:p>0</text:p>
          </table:table-cell>
          <table:table-cell table:formula="of:=([.R26]*[.R$2]+[.R25]*[.R$2])/[.S$2]" office:value-type="float" office:value="0" calcext:value-type="float">
            <text:p>0</text:p>
          </table:table-cell>
          <table:table-cell table:formula="of:=([.S26]*[.S$2]+[.S25]*[.S$2])/[.T$2]" office:value-type="float" office:value="0" calcext:value-type="float">
            <text:p>0</text:p>
          </table:table-cell>
          <table:table-cell table:formula="of:=([.T26]*[.T$2]+[.T25]*[.T$2])/[.U$2]" office:value-type="float" office:value="0" calcext:value-type="float">
            <text:p>0</text:p>
          </table:table-cell>
          <table:table-cell table:formula="of:=([.U26]*[.U$2]+[.U25]*[.U$2])/[.V$2]" office:value-type="float" office:value="0" calcext:value-type="float">
            <text:p>0</text:p>
          </table:table-cell>
          <table:table-cell table:formula="of:=([.V26]*[.V$2]+[.V25]*[.V$2])/[.W$2]" office:value-type="float" office:value="0" calcext:value-type="float">
            <text:p>0</text:p>
          </table:table-cell>
          <table:table-cell table:formula="of:=([.W26]*[.W$2]+[.W25]*[.W$2])/[.X$2]" office:value-type="float" office:value="0.00000011920928955078" calcext:value-type="float">
            <text:p>1.19209289550781E-07</text:p>
          </table:table-cell>
          <table:table-cell table:formula="of:=([.X26]*[.X$2]+[.X25]*[.X$2])/[.Y$2]" office:value-type="float" office:value="0.00000143051147460938" calcext:value-type="float">
            <text:p>1.43051147460938E-06</text:p>
          </table:table-cell>
          <table:table-cell table:formula="of:=([.Y26]*[.Y$2]+[.Y25]*[.Y$2])/[.Z$2]" office:value-type="float" office:value="0.00000894069671630859" calcext:value-type="float">
            <text:p>8.94069671630859E-06</text:p>
          </table:table-cell>
          <table:table-cell table:formula="of:=([.Z26]*[.Z$2]+[.Z25]*[.Z$2])/[.AA$2]" office:value-type="float" office:value="0.0000387430191040039" calcext:value-type="float">
            <text:p>3.87430191040039E-05</text:p>
          </table:table-cell>
          <table:table-cell table:formula="of:=([.AA26]*[.AA$2]+[.AA25]*[.AA$2])/[.AB$2]" office:value-type="float" office:value="0.000130757689476013" calcext:value-type="float">
            <text:p>0.000130757689476013</text:p>
          </table:table-cell>
          <table:table-cell table:formula="of:=([.AB26]*[.AB$2]+[.AB25]*[.AB$2])/[.AC$2]" office:value-type="float" office:value="0.000366121530532837" calcext:value-type="float">
            <text:p>0.000366121530532837</text:p>
          </table:table-cell>
          <table:table-cell table:formula="of:=([.AC26]*[.AC$2]+[.AC25]*[.AC$2])/[.AD$2]" office:value-type="float" office:value="0.000884793698787689" calcext:value-type="float">
            <text:p>0.000884793698787689</text:p>
          </table:table-cell>
          <table:table-cell table:formula="of:=([.AD26]*[.AD$2]+[.AD25]*[.AD$2])/[.AE$2]" office:value-type="float" office:value="0.00189598649740219" calcext:value-type="float">
            <text:p>0.00189598649740219</text:p>
          </table:table-cell>
          <table:table-cell table:formula="of:=([.AE26]*[.AE$2]+[.AE25]*[.AE$2])/[.AF$2]" office:value-type="float" office:value="0.00367347383871675" calcext:value-type="float">
            <text:p>0.00367347383871675</text:p>
          </table:table-cell>
          <table:table-cell table:formula="of:=([.AF26]*[.AF$2]+[.AF25]*[.AF$2])/[.AG$2]" office:value-type="float" office:value="0.00653062015771866" calcext:value-type="float">
            <text:p>0.00653062015771866</text:p>
          </table:table-cell>
          <table:table-cell table:formula="of:=([.AG26]*[.AG$2]+[.AG25]*[.AG$2])/[.AH$2]" office:value-type="float" office:value="0.0107755232602358" calcext:value-type="float">
            <text:p>0.0107755232602358</text:p>
          </table:table-cell>
          <table:table-cell table:formula="of:=([.AH26]*[.AH$2]+[.AH25]*[.AH$2])/[.AI$2]" office:value-type="float" office:value="0.0166530814021826" calcext:value-type="float">
            <text:p>0.0166530814021826</text:p>
          </table:table-cell>
          <table:table-cell table:formula="of:=([.AI26]*[.AI$2]+[.AI25]*[.AI$2])/[.AJ$2]" office:value-type="float" office:value="0.0242857437115163" calcext:value-type="float">
            <text:p>0.0242857437115163</text:p>
          </table:table-cell>
          <table:table-cell table:formula="of:=([.AJ26]*[.AJ$2]+[.AJ25]*[.AJ$2])/[.AK$2]" office:value-type="float" office:value="0.0336264143697917" calcext:value-type="float">
            <text:p>0.0336264143697917</text:p>
          </table:table-cell>
          <table:table-cell table:formula="of:=([.AK26]*[.AK$2]+[.AK25]*[.AK$2])/[.AL$2]" office:value-type="float" office:value="0.0444349047029391" calcext:value-type="float">
            <text:p>0.0444349047029391</text:p>
          </table:table-cell>
          <table:table-cell table:formula="of:=([.AL26]*[.AL$2]+[.AL25]*[.AL$2])/[.AM$2]" office:value-type="float" office:value="0.0562842126237229" calcext:value-type="float">
            <text:p>0.0562842126237229</text:p>
          </table:table-cell>
          <table:table-cell table:formula="of:=([.AM26]*[.AM$2]+[.AM25]*[.AM$2])/[.AN$2]" office:value-type="float" office:value="0.0685963841351622" calcext:value-type="float">
            <text:p>0.0685963841351622</text:p>
          </table:table-cell>
          <table:table-cell table:formula="of:=([.AN26]*[.AN$2]+[.AN25]*[.AN$2])/[.AO$2]" office:value-type="float" office:value="0.0807016283943085" calcext:value-type="float">
            <text:p>0.0807016283943085</text:p>
          </table:table-cell>
          <table:table-cell table:formula="of:=([.AO26]*[.AO$2]+[.AO25]*[.AO$2])/[.AP$2]" office:value-type="float" office:value="0.091910187893518" calcext:value-type="float">
            <text:p>0.091910187893518</text:p>
          </table:table-cell>
          <table:table-cell table:formula="of:=([.AP26]*[.AP$2]+[.AP25]*[.AP$2])/[.AQ$2]" office:value-type="float" office:value="0.101584944513888" calcext:value-type="float">
            <text:p>0.101584944513888</text:p>
          </table:table-cell>
          <table:table-cell table:formula="of:=([.AQ26]*[.AQ$2]+[.AQ25]*[.AQ$2])/[.AR$2]" office:value-type="float" office:value="0.10920381535243" calcext:value-type="float">
            <text:p>0.10920381535243</text:p>
          </table:table-cell>
          <table:table-cell table:formula="of:=([.AR26]*[.AR$2]+[.AR25]*[.AR$2])/[.AS$2]" office:value-type="float" office:value="0.114403997035879" calcext:value-type="float">
            <text:p>0.114403997035879</text:p>
          </table:table-cell>
          <table:table-cell table:formula="of:=([.AS26]*[.AS$2]+[.AS25]*[.AS$2])/[.AT$2]" office:value-type="float" office:value="0.117004087877604" calcext:value-type="float">
            <text:p>0.117004087877604</text:p>
          </table:table-cell>
          <table:table-cell table:formula="of:=([.AT26]*[.AT$2]+[.AT25]*[.AT$2])/[.AU$2]" office:value-type="float" office:value="0.117004087877604" calcext:value-type="float">
            <text:p>0.117004087877604</text:p>
          </table:table-cell>
          <table:table-cell table:formula="of:=([.AU26]*[.AU$2]+[.AU25]*[.AU$2])/[.AV$2]" office:value-type="float" office:value="0.114566502713487" calcext:value-type="float">
            <text:p>0.114566502713487</text:p>
          </table:table-cell>
          <table:table-cell table:formula="of:=([.AV26]*[.AV$2]+[.AV25]*[.AV$2])/[.AW$2]" office:value-type="float" office:value="0.109983842604947" calcext:value-type="float">
            <text:p>0.109983842604947</text:p>
          </table:table-cell>
          <table:table-cell table:formula="of:=([.AW26]*[.AW$2]+[.AW25]*[.AW$2])/[.AX$2]" office:value-type="float" office:value="0.1036386209162" calcext:value-type="float">
            <text:p>0.1036386209162</text:p>
          </table:table-cell>
          <table:table-cell table:formula="of:=([.AX26]*[.AX$2]+[.AX25]*[.AX$2])/[.AY$2]" office:value-type="float" office:value="0.0959616860335188" calcext:value-type="float">
            <text:p>0.0959616860335188</text:p>
          </table:table-cell>
          <table:table-cell table:formula="of:=([.AY26]*[.AY$2]+[.AY25]*[.AY$2])/[.AZ$2]" office:value-type="float" office:value="0.0873936783519547" calcext:value-type="float">
            <text:p>0.0873936783519547</text:p>
          </table:table-cell>
          <table:table-cell table:formula="of:=([.AZ26]*[.AZ$2]+[.AZ25]*[.AZ$2])/[.BA$2]" office:value-type="float" office:value="0.0783529530052007" calcext:value-type="float">
            <text:p>0.0783529530052007</text:p>
          </table:table-cell>
          <table:table-cell table:formula="of:=([.BA26]*[.BA$2]+[.BA25]*[.BA$2])/[.BB$2]" office:value-type="float" office:value="0.069211775154594" calcext:value-type="float">
            <text:p>0.069211775154594</text:p>
          </table:table-cell>
          <table:table-cell table:formula="of:=([.BB26]*[.BB$2]+[.BB25]*[.BB$2])/[.BC$2]" office:value-type="float" office:value="0.0602812235217431" calcext:value-type="float">
            <text:p>0.0602812235217431</text:p>
          </table:table-cell>
          <table:table-cell table:formula="of:=([.BC26]*[.BC$2]+[.BC25]*[.BC$2])/[.BD$2]" office:value-type="float" office:value="0.051804176463998" calcext:value-type="float">
            <text:p>0.051804176463998</text:p>
          </table:table-cell>
          <table:table-cell table:formula="of:=([.BD26]*[.BD$2]+[.BD25]*[.BD$2])/[.BE$2]" office:value-type="float" office:value="0.0439550588179377" calcext:value-type="float">
            <text:p>0.0439550588179377</text:p>
          </table:table-cell>
          <table:table-cell table:formula="of:=([.BE26]*[.BE$2]+[.BE25]*[.BE$2])/[.BF$2]" office:value-type="float" office:value="0.0368446816562125" calcext:value-type="float">
            <text:p>0.0368446816562125</text:p>
          </table:table-cell>
          <table:table-cell table:formula="of:=([.BF26]*[.BF$2]+[.BF25]*[.BF$2])/[.BG$2]" office:value-type="float" office:value="0.0305284505151475" calcext:value-type="float">
            <text:p>0.0305284505151475</text:p>
          </table:table-cell>
          <table:table-cell table:formula="of:=([.BG26]*[.BG$2]+[.BG25]*[.BG$2])/[.BH$2]" office:value-type="float" office:value="0.0250163691721348" calcext:value-type="float">
            <text:p>0.0250163691721348</text:p>
          </table:table-cell>
          <table:table-cell table:formula="of:=([.BH26]*[.BH$2]+[.BH25]*[.BH$2])/[.BI$2]" office:value-type="float" office:value="0.0202835425720012" calcext:value-type="float">
            <text:p>0.0202835425720012</text:p>
          </table:table-cell>
          <table:table-cell table:formula="of:=([.BI26]*[.BI$2]+[.BI25]*[.BI$2])/[.BJ$2]" office:value-type="float" office:value="0.0162802118012114" calcext:value-type="float">
            <text:p>0.0162802118012114</text:p>
          </table:table-cell>
          <table:table-cell table:formula="of:=([.BJ26]*[.BJ$2]+[.BJ25]*[.BJ$2])/[.BK$2]" office:value-type="float" office:value="0.0129406811753219" calcext:value-type="float">
            <text:p>0.0129406811753219</text:p>
          </table:table-cell>
          <table:table-cell table:formula="of:=([.BK26]*[.BK$2]+[.BK25]*[.BK$2])/[.BL$2]" office:value-type="float" office:value="0.010190786425566" calcext:value-type="float">
            <text:p>0.010190786425566</text:p>
          </table:table-cell>
          <table:table-cell table:formula="of:=([.BL26]*[.BL$2]+[.BL25]*[.BL$2])/[.BM$2]" office:value-type="float" office:value="0.00795378452727103" calcext:value-type="float">
            <text:p>0.00795378452727103</text:p>
          </table:table-cell>
          <table:table-cell table:formula="of:=([.BM26]*[.BM$2]+[.BM25]*[.BM$2])/[.BN$2]" office:value-type="float" office:value="0.00615471421753116" calcext:value-type="float">
            <text:p>0.00615471421753116</text:p>
          </table:table-cell>
          <table:table-cell table:formula="of:=([.BN26]*[.BN$2]+[.BN25]*[.BN$2])/[.BO$2]" office:value-type="float" office:value="0.00472338532973321" calcext:value-type="float">
            <text:p>0.00472338532973321</text:p>
          </table:table-cell>
          <table:table-cell table:formula="of:=([.BO26]*[.BO$2]+[.BO25]*[.BO$2])/[.BP$2]" office:value-type="float" office:value="0.00359621383059233" calcext:value-type="float">
            <text:p>0.00359621383059233</text:p>
          </table:table-cell>
          <table:table-cell table:formula="of:=([.BP26]*[.BP$2]+[.BP25]*[.BP$2])/[.BQ$2]" office:value-type="float" office:value="0.00271713933866976" calcext:value-type="float">
            <text:p>0.00271713933866976</text:p>
          </table:table-cell>
          <table:table-cell table:formula="of:=([.BQ26]*[.BQ$2]+[.BQ25]*[.BQ$2])/[.BR$2]" office:value-type="float" office:value="0.00203785450400232" calcext:value-type="float">
            <text:p>0.00203785450400232</text:p>
          </table:table-cell>
          <table:table-cell table:formula="of:=([.BR26]*[.BR$2]+[.BR25]*[.BR$2])/[.BS$2]" office:value-type="float" office:value="0.00151755122638471" calcext:value-type="float">
            <text:p>0.00151755122638471</text:p>
          </table:table-cell>
          <table:table-cell table:formula="of:=([.BS26]*[.BS$2]+[.BS25]*[.BS$2])/[.BT$2]" office:value-type="float" office:value="0.00112235559451369" calcext:value-type="float">
            <text:p>0.00112235559451369</text:p>
          </table:table-cell>
          <table:table-cell table:formula="of:=([.BT26]*[.BT$2]+[.BT25]*[.BT$2])/[.BU$2]" office:value-type="float" office:value="0.000824587783724344" calcext:value-type="float">
            <text:p>0.000824587783724344</text:p>
          </table:table-cell>
          <table:table-cell table:formula="of:=([.BU26]*[.BU$2]+[.BU25]*[.BU$2])/[.BV$2]" office:value-type="float" office:value="0.000601949082118771" calcext:value-type="float">
            <text:p>0.000601949082118771</text:p>
          </table:table-cell>
          <table:table-cell table:formula="of:=([.BV26]*[.BV$2]+[.BV25]*[.BV$2])/[.BW$2]" office:value-type="float" office:value="0.000436708157615579" calcext:value-type="float">
            <text:p>0.000436708157615579</text:p>
          </table:table-cell>
          <table:table-cell table:formula="of:=([.BW26]*[.BW$2]+[.BW25]*[.BW$2])/[.BX$2]" office:value-type="float" office:value="0.000314933767511235" calcext:value-type="float">
            <text:p>0.000314933767511235</text:p>
          </table:table-cell>
          <table:table-cell table:formula="of:=([.BX26]*[.BX$2]+[.BX25]*[.BX$2])/[.BY$2]" office:value-type="float" office:value="0.000225801569158999" calcext:value-type="float">
            <text:p>0.000225801569158999</text:p>
          </table:table-cell>
          <table:table-cell table:formula="of:=([.BY26]*[.BY$2]+[.BY25]*[.BY$2])/[.BZ$2]" office:value-type="float" office:value="0.000160988155789286" calcext:value-type="float">
            <text:p>0.000160988155789286</text:p>
          </table:table-cell>
          <table:table-cell table:formula="of:=([.BZ26]*[.BZ$2]+[.BZ25]*[.BZ$2])/[.CA$2]" office:value-type="float" office:value="0.000114155237741494" calcext:value-type="float">
            <text:p>0.000114155237741494</text:p>
          </table:table-cell>
          <table:table-cell table:formula="of:=([.CA26]*[.CA$2]+[.CA25]*[.CA$2])/[.CB$2]" office:value-type="float" office:value="0.0000805202123355179" calcext:value-type="float">
            <text:p>8.05202123355179E-05</text:p>
          </table:table-cell>
          <table:table-cell table:formula="of:=([.CB26]*[.CB$2]+[.CB25]*[.CB$2])/[.CC$2]" office:value-type="float" office:value="0.0000565054121652757" calcext:value-type="float">
            <text:p>5.65054121652757E-05</text:p>
          </table:table-cell>
          <table:table-cell table:formula="of:=([.CC26]*[.CC$2]+[.CC25]*[.CC$2])/[.CD$2]" office:value-type="float" office:value="0.0000394563653912701" calcext:value-type="float">
            <text:p>3.94563653912701E-05</text:p>
          </table:table-cell>
          <table:table-cell table:formula="of:=([.CD26]*[.CD$2]+[.CD25]*[.CD$2])/[.CE$2]" office:value-type="float" office:value="0.0000274188301871538" calcext:value-type="float">
            <text:p>2.74188301871538E-05</text:p>
          </table:table-cell>
          <table:table-cell table:formula="of:=([.CE26]*[.CE$2]+[.CE25]*[.CE$2])/[.CF$2]" office:value-type="float" office:value="0.0000189646908794481" calcext:value-type="float">
            <text:p>1.89646908794481E-05</text:p>
          </table:table-cell>
          <table:table-cell table:formula="of:=([.CF26]*[.CF$2]+[.CF25]*[.CF$2])/[.CG$2]" office:value-type="float" office:value="0.0000130576560153577" calcext:value-type="float">
            <text:p>1.30576560153577E-05</text:p>
          </table:table-cell>
          <table:table-cell table:formula="of:=([.CG26]*[.CG$2]+[.CG25]*[.CG$2])/[.CH$2]" office:value-type="float" office:value="0.0000089508125911726" calcext:value-type="float">
            <text:p>8.9508125911726E-06</text:p>
          </table:table-cell>
          <table:table-cell table:formula="of:=([.CH26]*[.CH$2]+[.CH25]*[.CH$2])/[.CI$2]" office:value-type="float" office:value="0.00000610928478445114" calcext:value-type="float">
            <text:p>6.10928478445114E-06</text:p>
          </table:table-cell>
          <table:table-cell table:formula="of:=([.CI26]*[.CI$2]+[.CI25]*[.CI$2])/[.CJ$2]" office:value-type="float" office:value="0.00000415240450193163" calcext:value-type="float">
            <text:p>4.15240450193163E-06</text:p>
          </table:table-cell>
          <table:table-cell table:formula="of:=([.CJ26]*[.CJ$2]+[.CJ25]*[.CJ$2])/[.CK$2]" office:value-type="float" office:value="0.0000028108584320768" calcext:value-type="float">
            <text:p>2.8108584320768E-06</text:p>
          </table:table-cell>
          <table:table-cell table:formula="of:=([.CK26]*[.CK$2]+[.CK25]*[.CK$2])/[.CL$2]" office:value-type="float" office:value="0.00000189520000344572" calcext:value-type="float">
            <text:p>1.89520000344572E-06</text:p>
          </table:table-cell>
          <table:table-cell table:formula="of:=([.CL26]*[.CL$2]+[.CL25]*[.CL$2])/[.CM$2]" office:value-type="float" office:value="0.00000127289552470235" calcext:value-type="float">
            <text:p>1.27289552470235E-06</text:p>
          </table:table-cell>
          <table:table-cell table:formula="of:=([.CM26]*[.CM$2]+[.CM25]*[.CM$2])/[.CN$2]" office:value-type="float" office:value="0.00000085171685844054" calcext:value-type="float">
            <text:p>8.51716858440543E-07</text:p>
          </table:table-cell>
          <table:table-cell table:formula="of:=([.CN26]*[.CN$2]+[.CN25]*[.CN$2])/[.CO$2]" office:value-type="float" office:value="0.00000056781123896036" calcext:value-type="float">
            <text:p>5.67811238960362E-07</text:p>
          </table:table-cell>
          <table:table-cell table:formula="of:=([.CO26]*[.CO$2]+[.CO25]*[.CO$2])/[.CP$2]" office:value-type="float" office:value="0.00000037718889445224" calcext:value-type="float">
            <text:p>3.7718889445224E-07</text:p>
          </table:table-cell>
          <table:table-cell table:formula="of:=([.CP26]*[.CP$2]+[.CP25]*[.CP$2])/[.CQ$2]" office:value-type="float" office:value="0.0000002496884230881" calcext:value-type="float">
            <text:p>2.49688423088103E-07</text:p>
          </table:table-cell>
          <table:table-cell table:formula="of:=([.CQ26]*[.CQ$2]+[.CQ25]*[.CQ$2])/[.CR$2]" office:value-type="float" office:value="0.00000016472500134285" calcext:value-type="float">
            <text:p>1.64725001342846E-07</text:p>
          </table:table-cell>
          <table:table-cell table:formula="of:=([.CR26]*[.CR$2]+[.CR25]*[.CR$2])/[.CS$2]" office:value-type="float" office:value="0.00000010831232965009" calcext:value-type="float">
            <text:p>1.0831232965009E-07</text:p>
          </table:table-cell>
          <table:table-cell table:number-columns-repeated="16287"/>
        </table:table-row>
        <table:table-row table:style-name="ro1">
          <table:table-cell/>
          <table:table-cell table:formula="of:=([.A27]*[.A$2]+[.A26]*[.A$2])/[.B$2]" office:value-type="float" office:value="0" calcext:value-type="float">
            <text:p>0</text:p>
          </table:table-cell>
          <table:table-cell table:formula="of:=([.B27]*[.B$2]+[.B26]*[.B$2])/[.C$2]" office:value-type="float" office:value="0" calcext:value-type="float">
            <text:p>0</text:p>
          </table:table-cell>
          <table:table-cell table:formula="of:=([.C27]*[.C$2]+[.C26]*[.C$2])/[.D$2]" office:value-type="float" office:value="0" calcext:value-type="float">
            <text:p>0</text:p>
          </table:table-cell>
          <table:table-cell table:formula="of:=([.D27]*[.D$2]+[.D26]*[.D$2])/[.E$2]" office:value-type="float" office:value="0" calcext:value-type="float">
            <text:p>0</text:p>
          </table:table-cell>
          <table:table-cell table:formula="of:=([.E27]*[.E$2]+[.E26]*[.E$2])/[.F$2]" office:value-type="float" office:value="0" calcext:value-type="float">
            <text:p>0</text:p>
          </table:table-cell>
          <table:table-cell table:formula="of:=([.F27]*[.F$2]+[.F26]*[.F$2])/[.G$2]" office:value-type="float" office:value="0" calcext:value-type="float">
            <text:p>0</text:p>
          </table:table-cell>
          <table:table-cell table:formula="of:=([.G27]*[.G$2]+[.G26]*[.G$2])/[.H$2]" office:value-type="float" office:value="0" calcext:value-type="float">
            <text:p>0</text:p>
          </table:table-cell>
          <table:table-cell table:formula="of:=([.H27]*[.H$2]+[.H26]*[.H$2])/[.I$2]" office:value-type="float" office:value="0" calcext:value-type="float">
            <text:p>0</text:p>
          </table:table-cell>
          <table:table-cell table:formula="of:=([.I27]*[.I$2]+[.I26]*[.I$2])/[.J$2]" office:value-type="float" office:value="0" calcext:value-type="float">
            <text:p>0</text:p>
          </table:table-cell>
          <table:table-cell table:formula="of:=([.J27]*[.J$2]+[.J26]*[.J$2])/[.K$2]" office:value-type="float" office:value="0" calcext:value-type="float">
            <text:p>0</text:p>
          </table:table-cell>
          <table:table-cell table:formula="of:=([.K27]*[.K$2]+[.K26]*[.K$2])/[.L$2]" office:value-type="float" office:value="0" calcext:value-type="float">
            <text:p>0</text:p>
          </table:table-cell>
          <table:table-cell table:formula="of:=([.L27]*[.L$2]+[.L26]*[.L$2])/[.M$2]" office:value-type="float" office:value="0" calcext:value-type="float">
            <text:p>0</text:p>
          </table:table-cell>
          <table:table-cell table:formula="of:=([.M27]*[.M$2]+[.M26]*[.M$2])/[.N$2]" office:value-type="float" office:value="0" calcext:value-type="float">
            <text:p>0</text:p>
          </table:table-cell>
          <table:table-cell table:formula="of:=([.N27]*[.N$2]+[.N26]*[.N$2])/[.O$2]" office:value-type="float" office:value="0" calcext:value-type="float">
            <text:p>0</text:p>
          </table:table-cell>
          <table:table-cell table:formula="of:=([.O27]*[.O$2]+[.O26]*[.O$2])/[.P$2]" office:value-type="float" office:value="0" calcext:value-type="float">
            <text:p>0</text:p>
          </table:table-cell>
          <table:table-cell table:formula="of:=([.P27]*[.P$2]+[.P26]*[.P$2])/[.Q$2]" office:value-type="float" office:value="0" calcext:value-type="float">
            <text:p>0</text:p>
          </table:table-cell>
          <table:table-cell table:formula="of:=([.Q27]*[.Q$2]+[.Q26]*[.Q$2])/[.R$2]" office:value-type="float" office:value="0" calcext:value-type="float">
            <text:p>0</text:p>
          </table:table-cell>
          <table:table-cell table:formula="of:=([.R27]*[.R$2]+[.R26]*[.R$2])/[.S$2]" office:value-type="float" office:value="0" calcext:value-type="float">
            <text:p>0</text:p>
          </table:table-cell>
          <table:table-cell table:formula="of:=([.S27]*[.S$2]+[.S26]*[.S$2])/[.T$2]" office:value-type="float" office:value="0" calcext:value-type="float">
            <text:p>0</text:p>
          </table:table-cell>
          <table:table-cell table:formula="of:=([.T27]*[.T$2]+[.T26]*[.T$2])/[.U$2]" office:value-type="float" office:value="0" calcext:value-type="float">
            <text:p>0</text:p>
          </table:table-cell>
          <table:table-cell table:formula="of:=([.U27]*[.U$2]+[.U26]*[.U$2])/[.V$2]" office:value-type="float" office:value="0" calcext:value-type="float">
            <text:p>0</text:p>
          </table:table-cell>
          <table:table-cell table:formula="of:=([.V27]*[.V$2]+[.V26]*[.V$2])/[.W$2]" office:value-type="float" office:value="0" calcext:value-type="float">
            <text:p>0</text:p>
          </table:table-cell>
          <table:table-cell table:formula="of:=([.W27]*[.W$2]+[.W26]*[.W$2])/[.X$2]" office:value-type="float" office:value="0" calcext:value-type="float">
            <text:p>0</text:p>
          </table:table-cell>
          <table:table-cell table:formula="of:=([.X27]*[.X$2]+[.X26]*[.X$2])/[.Y$2]" office:value-type="float" office:value="0.00000005960464477539" calcext:value-type="float">
            <text:p>5.96046447753906E-08</text:p>
          </table:table-cell>
          <table:table-cell table:formula="of:=([.Y27]*[.Y$2]+[.Y26]*[.Y$2])/[.Z$2]" office:value-type="float" office:value="0.00000074505805969238" calcext:value-type="float">
            <text:p>7.45058059692383E-07</text:p>
          </table:table-cell>
          <table:table-cell table:formula="of:=([.Z27]*[.Z$2]+[.Z26]*[.Z$2])/[.AA$2]" office:value-type="float" office:value="0.00000484287738800049" calcext:value-type="float">
            <text:p>4.84287738800049E-06</text:p>
          </table:table-cell>
          <table:table-cell table:formula="of:=([.AA27]*[.AA$2]+[.AA26]*[.AA$2])/[.AB$2]" office:value-type="float" office:value="0.0000217929482460022" calcext:value-type="float">
            <text:p>2.17929482460022E-05</text:p>
          </table:table-cell>
          <table:table-cell table:formula="of:=([.AB27]*[.AB$2]+[.AB26]*[.AB$2])/[.AC$2]" office:value-type="float" office:value="0.0000762753188610077" calcext:value-type="float">
            <text:p>7.62753188610077E-05</text:p>
          </table:table-cell>
          <table:table-cell table:formula="of:=([.AC27]*[.AC$2]+[.AC26]*[.AC$2])/[.AD$2]" office:value-type="float" office:value="0.000221198424696922" calcext:value-type="float">
            <text:p>0.000221198424696922</text:p>
          </table:table-cell>
          <table:table-cell table:formula="of:=([.AD27]*[.AD$2]+[.AD26]*[.AD$2])/[.AE$2]" office:value-type="float" office:value="0.000552996061742306" calcext:value-type="float">
            <text:p>0.000552996061742306</text:p>
          </table:table-cell>
          <table:table-cell table:formula="of:=([.AE27]*[.AE$2]+[.AE26]*[.AE$2])/[.AF$2]" office:value-type="float" office:value="0.00122449127957225" calcext:value-type="float">
            <text:p>0.00122449127957225</text:p>
          </table:table-cell>
          <table:table-cell table:formula="of:=([.AF27]*[.AF$2]+[.AF26]*[.AF$2])/[.AG$2]" office:value-type="float" office:value="0.0024489825591445" calcext:value-type="float">
            <text:p>0.0024489825591445</text:p>
          </table:table-cell>
          <table:table-cell table:formula="of:=([.AG27]*[.AG$2]+[.AG26]*[.AG$2])/[.AH$2]" office:value-type="float" office:value="0.00448980135843158" calcext:value-type="float">
            <text:p>0.00448980135843158</text:p>
          </table:table-cell>
          <table:table-cell table:formula="of:=([.AH27]*[.AH$2]+[.AH26]*[.AH$2])/[.AI$2]" office:value-type="float" office:value="0.00763266230933368" calcext:value-type="float">
            <text:p>0.00763266230933368</text:p>
          </table:table-cell>
          <table:table-cell table:formula="of:=([.AI27]*[.AI$2]+[.AI26]*[.AI$2])/[.AJ$2]" office:value-type="float" office:value="0.0121428718557581" calcext:value-type="float">
            <text:p>0.0121428718557581</text:p>
          </table:table-cell>
          <table:table-cell table:formula="of:=([.AJ27]*[.AJ$2]+[.AJ26]*[.AJ$2])/[.AK$2]" office:value-type="float" office:value="0.0182143077836372" calcext:value-type="float">
            <text:p>0.0182143077836372</text:p>
          </table:table-cell>
          <table:table-cell table:formula="of:=([.AK27]*[.AK$2]+[.AK26]*[.AK$2])/[.AL$2]" office:value-type="float" office:value="0.0259203610767145" calcext:value-type="float">
            <text:p>0.0259203610767145</text:p>
          </table:table-cell>
          <table:table-cell table:formula="of:=([.AL27]*[.AL$2]+[.AL26]*[.AL$2])/[.AM$2]" office:value-type="float" office:value="0.0351776328898268" calcext:value-type="float">
            <text:p>0.0351776328898268</text:p>
          </table:table-cell>
          <table:table-cell table:formula="of:=([.AM27]*[.AM$2]+[.AM26]*[.AM$2])/[.AN$2]" office:value-type="float" office:value="0.0457309227567748" calcext:value-type="float">
            <text:p>0.0457309227567748</text:p>
          </table:table-cell>
          <table:table-cell table:formula="of:=([.AN27]*[.AN$2]+[.AN26]*[.AN$2])/[.AO$2]" office:value-type="float" office:value="0.0571636534459685" calcext:value-type="float">
            <text:p>0.0571636534459685</text:p>
          </table:table-cell>
          <table:table-cell table:formula="of:=([.AO27]*[.AO$2]+[.AO26]*[.AO$2])/[.AP$2]" office:value-type="float" office:value="0.0689326409201385" calcext:value-type="float">
            <text:p>0.0689326409201385</text:p>
          </table:table-cell>
          <table:table-cell table:formula="of:=([.AP27]*[.AP$2]+[.AP26]*[.AP$2])/[.AQ$2]" office:value-type="float" office:value="0.0804214144068283" calcext:value-type="float">
            <text:p>0.0804214144068283</text:p>
          </table:table-cell>
          <table:table-cell table:formula="of:=([.AQ27]*[.AQ$2]+[.AQ26]*[.AQ$2])/[.AR$2]" office:value-type="float" office:value="0.0910031794603583" calcext:value-type="float">
            <text:p>0.0910031794603583</text:p>
          </table:table-cell>
          <table:table-cell table:formula="of:=([.AR27]*[.AR$2]+[.AR26]*[.AR$2])/[.AS$2]" office:value-type="float" office:value="0.100103497406394" calcext:value-type="float">
            <text:p>0.100103497406394</text:p>
          </table:table-cell>
          <table:table-cell table:formula="of:=([.AS27]*[.AS$2]+[.AS26]*[.AS$2])/[.AT$2]" office:value-type="float" office:value="0.107253747221137" calcext:value-type="float">
            <text:p>0.107253747221137</text:p>
          </table:table-cell>
          <table:table-cell table:formula="of:=([.AT27]*[.AT$2]+[.AT26]*[.AT$2])/[.AU$2]" office:value-type="float" office:value="0.11212891754937" calcext:value-type="float">
            <text:p>0.11212891754937</text:p>
          </table:table-cell>
          <table:table-cell table:formula="of:=([.AU27]*[.AU$2]+[.AU26]*[.AU$2])/[.AV$2]" office:value-type="float" office:value="0.114566502713487" calcext:value-type="float">
            <text:p>0.114566502713487</text:p>
          </table:table-cell>
          <table:table-cell table:formula="of:=([.AV27]*[.AV$2]+[.AV26]*[.AV$2])/[.AW$2]" office:value-type="float" office:value="0.114566502713487" calcext:value-type="float">
            <text:p>0.114566502713487</text:p>
          </table:table-cell>
          <table:table-cell table:formula="of:=([.AW27]*[.AW$2]+[.AW26]*[.AW$2])/[.AX$2]" office:value-type="float" office:value="0.112275172659217" calcext:value-type="float">
            <text:p>0.112275172659217</text:p>
          </table:table-cell>
          <table:table-cell table:formula="of:=([.AX27]*[.AX$2]+[.AX26]*[.AX$2])/[.AY$2]" office:value-type="float" office:value="0.107956896787709" calcext:value-type="float">
            <text:p>0.107956896787709</text:p>
          </table:table-cell>
          <table:table-cell table:formula="of:=([.AY27]*[.AY$2]+[.AY26]*[.AY$2])/[.AZ$2]" office:value-type="float" office:value="0.101959291410614" calcext:value-type="float">
            <text:p>0.101959291410614</text:p>
          </table:table-cell>
          <table:table-cell table:formula="of:=([.AZ27]*[.AZ$2]+[.AZ26]*[.AZ$2])/[.BA$2]" office:value-type="float" office:value="0.0946764848812842" calcext:value-type="float">
            <text:p>0.0946764848812842</text:p>
          </table:table-cell>
          <table:table-cell table:formula="of:=([.BA27]*[.BA$2]+[.BA26]*[.BA$2])/[.BB$2]" office:value-type="float" office:value="0.0865147189432425" calcext:value-type="float">
            <text:p>0.0865147189432425</text:p>
          </table:table-cell>
          <table:table-cell table:formula="of:=([.BB27]*[.BB$2]+[.BB26]*[.BB$2])/[.BC$2]" office:value-type="float" office:value="0.0778632470489182" calcext:value-type="float">
            <text:p>0.0778632470489182</text:p>
          </table:table-cell>
          <table:table-cell table:formula="of:=([.BC27]*[.BC$2]+[.BC26]*[.BC$2])/[.BD$2]" office:value-type="float" office:value="0.0690722352853307" calcext:value-type="float">
            <text:p>0.0690722352853307</text:p>
          </table:table-cell>
          <table:table-cell table:formula="of:=([.BD27]*[.BD$2]+[.BD26]*[.BD$2])/[.BE$2]" office:value-type="float" office:value="0.0604382058746644" calcext:value-type="float">
            <text:p>0.0604382058746644</text:p>
          </table:table-cell>
          <table:table-cell table:formula="of:=([.BE27]*[.BE$2]+[.BE26]*[.BE$2])/[.BF$2]" office:value-type="float" office:value="0.052196632346301" calcext:value-type="float">
            <text:p>0.052196632346301</text:p>
          </table:table-cell>
          <table:table-cell table:formula="of:=([.BF27]*[.BF$2]+[.BF26]*[.BF$2])/[.BG$2]" office:value-type="float" office:value="0.0445206570012568" calcext:value-type="float">
            <text:p>0.0445206570012568</text:p>
          </table:table-cell>
          <table:table-cell table:formula="of:=([.BG27]*[.BG$2]+[.BG26]*[.BG$2])/[.BH$2]" office:value-type="float" office:value="0.0375245537582021" calcext:value-type="float">
            <text:p>0.0375245537582021</text:p>
          </table:table-cell>
          <table:table-cell table:formula="of:=([.BH27]*[.BH$2]+[.BH26]*[.BH$2])/[.BI$2]" office:value-type="float" office:value="0.0312704614651684" calcext:value-type="float">
            <text:p>0.0312704614651684</text:p>
          </table:table-cell>
          <table:table-cell table:formula="of:=([.BI27]*[.BI$2]+[.BI26]*[.BI$2])/[.BJ$2]" office:value-type="float" office:value="0.0257770020185848" calcext:value-type="float">
            <text:p>0.0257770020185848</text:p>
          </table:table-cell>
          <table:table-cell table:formula="of:=([.BJ27]*[.BJ$2]+[.BJ26]*[.BJ$2])/[.BK$2]" office:value-type="float" office:value="0.0210286069098981" calcext:value-type="float">
            <text:p>0.0210286069098981</text:p>
          </table:table-cell>
          <table:table-cell table:formula="of:=([.BK27]*[.BK$2]+[.BK26]*[.BK$2])/[.BL$2]" office:value-type="float" office:value="0.01698464404261" calcext:value-type="float">
            <text:p>0.01698464404261</text:p>
          </table:table-cell>
          <table:table-cell table:formula="of:=([.BL27]*[.BL$2]+[.BL26]*[.BL$2])/[.BM$2]" office:value-type="float" office:value="0.013587715234088" calcext:value-type="float">
            <text:p>0.013587715234088</text:p>
          </table:table-cell>
          <table:table-cell table:formula="of:=([.BM27]*[.BM$2]+[.BM26]*[.BM$2])/[.BN$2]" office:value-type="float" office:value="0.0107707498806795" calcext:value-type="float">
            <text:p>0.0107707498806795</text:p>
          </table:table-cell>
          <table:table-cell table:formula="of:=([.BN27]*[.BN$2]+[.BN26]*[.BN$2])/[.BO$2]" office:value-type="float" office:value="0.00846273204910534" calcext:value-type="float">
            <text:p>0.00846273204910534</text:p>
          </table:table-cell>
          <table:table-cell table:formula="of:=([.BO27]*[.BO$2]+[.BO26]*[.BO$2])/[.BP$2]" office:value-type="float" office:value="0.00659305868941928" calcext:value-type="float">
            <text:p>0.00659305868941928</text:p>
          </table:table-cell>
          <table:table-cell table:formula="of:=([.BP27]*[.BP$2]+[.BP26]*[.BP$2])/[.BQ$2]" office:value-type="float" office:value="0.00509463626000581" calcext:value-type="float">
            <text:p>0.00509463626000581</text:p>
          </table:table-cell>
          <table:table-cell table:formula="of:=([.BQ27]*[.BQ$2]+[.BQ26]*[.BQ$2])/[.BR$2]" office:value-type="float" office:value="0.00390588779933778" calcext:value-type="float">
            <text:p>0.00390588779933778</text:p>
          </table:table-cell>
          <table:table-cell table:formula="of:=([.BR27]*[.BR$2]+[.BR26]*[.BR$2])/[.BS$2]" office:value-type="float" office:value="0.00297187115167005" calcext:value-type="float">
            <text:p>0.00297187115167005</text:p>
          </table:table-cell>
          <table:table-cell table:formula="of:=([.BS27]*[.BS$2]+[.BS26]*[.BS$2])/[.BT$2]" office:value-type="float" office:value="0.00224471118902738" calcext:value-type="float">
            <text:p>0.00224471118902738</text:p>
          </table:table-cell>
          <table:table-cell table:formula="of:=([.BT27]*[.BT$2]+[.BT26]*[.BT$2])/[.BU$2]" office:value-type="float" office:value="0.00168353339177054" calcext:value-type="float">
            <text:p>0.00168353339177054</text:p>
          </table:table-cell>
          <table:table-cell table:formula="of:=([.BU27]*[.BU$2]+[.BU26]*[.BU$2])/[.BV$2]" office:value-type="float" office:value="0.00125406058774744" calcext:value-type="float">
            <text:p>0.00125406058774744</text:p>
          </table:table-cell>
          <table:table-cell table:formula="of:=([.BV27]*[.BV$2]+[.BV26]*[.BV$2])/[.BW$2]" office:value-type="float" office:value="0.000928004834933105" calcext:value-type="float">
            <text:p>0.000928004834933105</text:p>
          </table:table-cell>
          <table:table-cell table:formula="of:=([.BW27]*[.BW$2]+[.BW26]*[.BW$2])/[.BX$2]" office:value-type="float" office:value="0.000682356496274342" calcext:value-type="float">
            <text:p>0.000682356496274342</text:p>
          </table:table-cell>
          <table:table-cell table:formula="of:=([.BX27]*[.BX$2]+[.BX26]*[.BX$2])/[.BY$2]" office:value-type="float" office:value="0.000498645131892789" calcext:value-type="float">
            <text:p>0.000498645131892789</text:p>
          </table:table-cell>
          <table:table-cell table:formula="of:=([.BY27]*[.BY$2]+[.BY26]*[.BY$2])/[.BZ$2]" office:value-type="float" office:value="0.000362223350525894" calcext:value-type="float">
            <text:p>0.000362223350525894</text:p>
          </table:table-cell>
          <table:table-cell table:formula="of:=([.BZ27]*[.BZ$2]+[.BZ26]*[.BZ$2])/[.CA$2]" office:value-type="float" office:value="0.00026160575315759" calcext:value-type="float">
            <text:p>0.00026160575315759</text:p>
          </table:table-cell>
          <table:table-cell table:formula="of:=([.CA27]*[.CA$2]+[.CA26]*[.CA$2])/[.CB$2]" office:value-type="float" office:value="0.000187880495449542" calcext:value-type="float">
            <text:p>0.000187880495449542</text:p>
          </table:table-cell>
          <table:table-cell table:formula="of:=([.CB27]*[.CB$2]+[.CB26]*[.CB$2])/[.CC$2]" office:value-type="float" office:value="0.00013420035389253" calcext:value-type="float">
            <text:p>0.00013420035389253</text:p>
          </table:table-cell>
          <table:table-cell table:formula="of:=([.CC27]*[.CC$2]+[.CC26]*[.CC$2])/[.CD$2]" office:value-type="float" office:value="0.0000953528830289028" calcext:value-type="float">
            <text:p>9.53528830289028E-05</text:p>
          </table:table-cell>
          <table:table-cell table:formula="of:=([.CD27]*[.CD$2]+[.CD26]*[.CD$2])/[.CE$2]" office:value-type="float" office:value="0.0000674046242100865" calcext:value-type="float">
            <text:p>6.74046242100865E-05</text:p>
          </table:table-cell>
          <table:table-cell table:formula="of:=([.CE27]*[.CE$2]+[.CE26]*[.CE$2])/[.CF$2]" office:value-type="float" office:value="0.0000474117271986201" calcext:value-type="float">
            <text:p>4.74117271986201E-05</text:p>
          </table:table-cell>
          <table:table-cell table:formula="of:=([.CF27]*[.CF$2]+[.CF26]*[.CF$2])/[.CG$2]" office:value-type="float" office:value="0.0000331882090390341" calcext:value-type="float">
            <text:p>3.31882090390341E-05</text:p>
          </table:table-cell>
          <table:table-cell table:formula="of:=([.CG27]*[.CG$2]+[.CG26]*[.CG$2])/[.CH$2]" office:value-type="float" office:value="0.0000231229325271959" calcext:value-type="float">
            <text:p>2.31229325271959E-05</text:p>
          </table:table-cell>
          <table:table-cell table:formula="of:=([.CH27]*[.CH$2]+[.CH26]*[.CH$2])/[.CI$2]" office:value-type="float" office:value="0.0000160368725591842" calcext:value-type="float">
            <text:p>1.60368725591842E-05</text:p>
          </table:table-cell>
          <table:table-cell table:formula="of:=([.CI27]*[.CI$2]+[.CI26]*[.CI$2])/[.CJ$2]" office:value-type="float" office:value="0.0000110730786718177" calcext:value-type="float">
            <text:p>1.10730786718177E-05</text:p>
          </table:table-cell>
          <table:table-cell table:formula="of:=([.CJ27]*[.CJ$2]+[.CJ26]*[.CJ$2])/[.CK$2]" office:value-type="float" office:value="0.00000761274158687466" calcext:value-type="float">
            <text:p>7.61274158687466E-06</text:p>
          </table:table-cell>
          <table:table-cell table:formula="of:=([.CK27]*[.CK$2]+[.CK26]*[.CK$2])/[.CL$2]" office:value-type="float" office:value="0.00000521180000947573" calcext:value-type="float">
            <text:p>5.21180000947573E-06</text:p>
          </table:table-cell>
          <table:table-cell table:formula="of:=([.CL27]*[.CL$2]+[.CL26]*[.CL$2])/[.CM$2]" office:value-type="float" office:value="0.00000355350000646072" calcext:value-type="float">
            <text:p>3.55350000646072E-06</text:p>
          </table:table-cell>
          <table:table-cell table:formula="of:=([.CM27]*[.CM$2]+[.CM26]*[.CM$2])/[.CN$2]" office:value-type="float" office:value="0.00000241319776558154" calcext:value-type="float">
            <text:p>2.41319776558154E-06</text:p>
          </table:table-cell>
          <table:table-cell table:formula="of:=([.CN27]*[.CN$2]+[.CN26]*[.CN$2])/[.CO$2]" office:value-type="float" office:value="0.00000163245731201104" calcext:value-type="float">
            <text:p>1.63245731201104E-06</text:p>
          </table:table-cell>
          <table:table-cell table:formula="of:=([.CO27]*[.CO$2]+[.CO26]*[.CO$2])/[.CP$2]" office:value-type="float" office:value="0.0000011001342754857" calcext:value-type="float">
            <text:p>1.1001342754857E-06</text:p>
          </table:table-cell>
          <table:table-cell table:formula="of:=([.CP27]*[.CP$2]+[.CP26]*[.CP$2])/[.CQ$2]" office:value-type="float" office:value="0.00000073866158496897" calcext:value-type="float">
            <text:p>7.3866158496897E-07</text:p>
          </table:table-cell>
          <table:table-cell table:formula="of:=([.CQ27]*[.CQ$2]+[.CQ26]*[.CQ$2])/[.CR$2]" office:value-type="float" office:value="0.00000049417500402854" calcext:value-type="float">
            <text:p>4.94175004028537E-07</text:p>
          </table:table-cell>
          <table:table-cell table:formula="of:=([.CR27]*[.CR$2]+[.CR26]*[.CR$2])/[.CS$2]" office:value-type="float" office:value="0.00000032945000268569" calcext:value-type="float">
            <text:p>3.29450002685691E-07</text:p>
          </table:table-cell>
          <table:table-cell table:number-columns-repeated="16287"/>
        </table:table-row>
        <table:table-row table:style-name="ro1">
          <table:table-cell/>
          <table:table-cell table:formula="of:=([.A28]*[.A$2]+[.A27]*[.A$2])/[.B$2]" office:value-type="float" office:value="0" calcext:value-type="float">
            <text:p>0</text:p>
          </table:table-cell>
          <table:table-cell table:formula="of:=([.B28]*[.B$2]+[.B27]*[.B$2])/[.C$2]" office:value-type="float" office:value="0" calcext:value-type="float">
            <text:p>0</text:p>
          </table:table-cell>
          <table:table-cell table:formula="of:=([.C28]*[.C$2]+[.C27]*[.C$2])/[.D$2]" office:value-type="float" office:value="0" calcext:value-type="float">
            <text:p>0</text:p>
          </table:table-cell>
          <table:table-cell table:formula="of:=([.D28]*[.D$2]+[.D27]*[.D$2])/[.E$2]" office:value-type="float" office:value="0" calcext:value-type="float">
            <text:p>0</text:p>
          </table:table-cell>
          <table:table-cell table:formula="of:=([.E28]*[.E$2]+[.E27]*[.E$2])/[.F$2]" office:value-type="float" office:value="0" calcext:value-type="float">
            <text:p>0</text:p>
          </table:table-cell>
          <table:table-cell table:formula="of:=([.F28]*[.F$2]+[.F27]*[.F$2])/[.G$2]" office:value-type="float" office:value="0" calcext:value-type="float">
            <text:p>0</text:p>
          </table:table-cell>
          <table:table-cell table:formula="of:=([.G28]*[.G$2]+[.G27]*[.G$2])/[.H$2]" office:value-type="float" office:value="0" calcext:value-type="float">
            <text:p>0</text:p>
          </table:table-cell>
          <table:table-cell table:formula="of:=([.H28]*[.H$2]+[.H27]*[.H$2])/[.I$2]" office:value-type="float" office:value="0" calcext:value-type="float">
            <text:p>0</text:p>
          </table:table-cell>
          <table:table-cell table:formula="of:=([.I28]*[.I$2]+[.I27]*[.I$2])/[.J$2]" office:value-type="float" office:value="0" calcext:value-type="float">
            <text:p>0</text:p>
          </table:table-cell>
          <table:table-cell table:formula="of:=([.J28]*[.J$2]+[.J27]*[.J$2])/[.K$2]" office:value-type="float" office:value="0" calcext:value-type="float">
            <text:p>0</text:p>
          </table:table-cell>
          <table:table-cell table:formula="of:=([.K28]*[.K$2]+[.K27]*[.K$2])/[.L$2]" office:value-type="float" office:value="0" calcext:value-type="float">
            <text:p>0</text:p>
          </table:table-cell>
          <table:table-cell table:formula="of:=([.L28]*[.L$2]+[.L27]*[.L$2])/[.M$2]" office:value-type="float" office:value="0" calcext:value-type="float">
            <text:p>0</text:p>
          </table:table-cell>
          <table:table-cell table:formula="of:=([.M28]*[.M$2]+[.M27]*[.M$2])/[.N$2]" office:value-type="float" office:value="0" calcext:value-type="float">
            <text:p>0</text:p>
          </table:table-cell>
          <table:table-cell table:formula="of:=([.N28]*[.N$2]+[.N27]*[.N$2])/[.O$2]" office:value-type="float" office:value="0" calcext:value-type="float">
            <text:p>0</text:p>
          </table:table-cell>
          <table:table-cell table:formula="of:=([.O28]*[.O$2]+[.O27]*[.O$2])/[.P$2]" office:value-type="float" office:value="0" calcext:value-type="float">
            <text:p>0</text:p>
          </table:table-cell>
          <table:table-cell table:formula="of:=([.P28]*[.P$2]+[.P27]*[.P$2])/[.Q$2]" office:value-type="float" office:value="0" calcext:value-type="float">
            <text:p>0</text:p>
          </table:table-cell>
          <table:table-cell table:formula="of:=([.Q28]*[.Q$2]+[.Q27]*[.Q$2])/[.R$2]" office:value-type="float" office:value="0" calcext:value-type="float">
            <text:p>0</text:p>
          </table:table-cell>
          <table:table-cell table:formula="of:=([.R28]*[.R$2]+[.R27]*[.R$2])/[.S$2]" office:value-type="float" office:value="0" calcext:value-type="float">
            <text:p>0</text:p>
          </table:table-cell>
          <table:table-cell table:formula="of:=([.S28]*[.S$2]+[.S27]*[.S$2])/[.T$2]" office:value-type="float" office:value="0" calcext:value-type="float">
            <text:p>0</text:p>
          </table:table-cell>
          <table:table-cell table:formula="of:=([.T28]*[.T$2]+[.T27]*[.T$2])/[.U$2]" office:value-type="float" office:value="0" calcext:value-type="float">
            <text:p>0</text:p>
          </table:table-cell>
          <table:table-cell table:formula="of:=([.U28]*[.U$2]+[.U27]*[.U$2])/[.V$2]" office:value-type="float" office:value="0" calcext:value-type="float">
            <text:p>0</text:p>
          </table:table-cell>
          <table:table-cell table:formula="of:=([.V28]*[.V$2]+[.V27]*[.V$2])/[.W$2]" office:value-type="float" office:value="0" calcext:value-type="float">
            <text:p>0</text:p>
          </table:table-cell>
          <table:table-cell table:formula="of:=([.W28]*[.W$2]+[.W27]*[.W$2])/[.X$2]" office:value-type="float" office:value="0" calcext:value-type="float">
            <text:p>0</text:p>
          </table:table-cell>
          <table:table-cell table:formula="of:=([.X28]*[.X$2]+[.X27]*[.X$2])/[.Y$2]" office:value-type="float" office:value="0" calcext:value-type="float">
            <text:p>0</text:p>
          </table:table-cell>
          <table:table-cell table:formula="of:=([.Y28]*[.Y$2]+[.Y27]*[.Y$2])/[.Z$2]" office:value-type="float" office:value="0.0000000298023223877" calcext:value-type="float">
            <text:p>2.98023223876953E-08</text:p>
          </table:table-cell>
          <table:table-cell table:formula="of:=([.Z28]*[.Z$2]+[.Z27]*[.Z$2])/[.AA$2]" office:value-type="float" office:value="0.00000038743019104004" calcext:value-type="float">
            <text:p>3.87430191040039E-07</text:p>
          </table:table-cell>
          <table:table-cell table:formula="of:=([.AA28]*[.AA$2]+[.AA27]*[.AA$2])/[.AB$2]" office:value-type="float" office:value="0.00000261515378952026" calcext:value-type="float">
            <text:p>2.61515378952026E-06</text:p>
          </table:table-cell>
          <table:table-cell table:formula="of:=([.AB28]*[.AB$2]+[.AB27]*[.AB$2])/[.AC$2]" office:value-type="float" office:value="0.0000122040510177612" calcext:value-type="float">
            <text:p>1.22040510177612E-05</text:p>
          </table:table-cell>
          <table:table-cell table:formula="of:=([.AC28]*[.AC$2]+[.AC27]*[.AC$2])/[.AD$2]" office:value-type="float" office:value="0.0000442396849393845" calcext:value-type="float">
            <text:p>4.42396849393845E-05</text:p>
          </table:table-cell>
          <table:table-cell table:formula="of:=([.AD28]*[.AD$2]+[.AD27]*[.AD$2])/[.AE$2]" office:value-type="float" office:value="0.000132719054818153" calcext:value-type="float">
            <text:p>0.000132719054818153</text:p>
          </table:table-cell>
          <table:table-cell table:formula="of:=([.AE28]*[.AE$2]+[.AE27]*[.AE$2])/[.AF$2]" office:value-type="float" office:value="0.00034285755828023" calcext:value-type="float">
            <text:p>0.00034285755828023</text:p>
          </table:table-cell>
          <table:table-cell table:formula="of:=([.AF28]*[.AF$2]+[.AF27]*[.AF$2])/[.AG$2]" office:value-type="float" office:value="0.000783674418926239" calcext:value-type="float">
            <text:p>0.000783674418926239</text:p>
          </table:table-cell>
          <table:table-cell table:formula="of:=([.AG28]*[.AG$2]+[.AG27]*[.AG$2])/[.AH$2]" office:value-type="float" office:value="0.00161632848903537" calcext:value-type="float">
            <text:p>0.00161632848903537</text:p>
          </table:table-cell>
          <table:table-cell table:formula="of:=([.AH28]*[.AH$2]+[.AH27]*[.AH$2])/[.AI$2]" office:value-type="float" office:value="0.00305306492373347" calcext:value-type="float">
            <text:p>0.00305306492373347</text:p>
          </table:table-cell>
          <table:table-cell table:formula="of:=([.AI28]*[.AI$2]+[.AI27]*[.AI$2])/[.AJ$2]" office:value-type="float" office:value="0.00534286361653358" calcext:value-type="float">
            <text:p>0.00534286361653358</text:p>
          </table:table-cell>
          <table:table-cell table:formula="of:=([.AJ28]*[.AJ$2]+[.AJ27]*[.AJ$2])/[.AK$2]" office:value-type="float" office:value="0.00874286773614585" calcext:value-type="float">
            <text:p>0.00874286773614585</text:p>
          </table:table-cell>
          <table:table-cell table:formula="of:=([.AK28]*[.AK$2]+[.AK27]*[.AK$2])/[.AL$2]" office:value-type="float" office:value="0.0134785877598915" calcext:value-type="float">
            <text:p>0.0134785877598915</text:p>
          </table:table-cell>
          <table:table-cell table:formula="of:=([.AL28]*[.AL$2]+[.AL27]*[.AL$2])/[.AM$2]" office:value-type="float" office:value="0.019699474418303" calcext:value-type="float">
            <text:p>0.019699474418303</text:p>
          </table:table-cell>
          <table:table-cell table:formula="of:=([.AM28]*[.AM$2]+[.AM27]*[.AM$2])/[.AN$2]" office:value-type="float" office:value="0.0274385536540649" calcext:value-type="float">
            <text:p>0.0274385536540649</text:p>
          </table:table-cell>
          <table:table-cell table:formula="of:=([.AN28]*[.AN$2]+[.AN27]*[.AN$2])/[.AO$2]" office:value-type="float" office:value="0.0365847382054199" calcext:value-type="float">
            <text:p>0.0365847382054199</text:p>
          </table:table-cell>
          <table:table-cell table:formula="of:=([.AO28]*[.AO$2]+[.AO27]*[.AO$2])/[.AP$2]" office:value-type="float" office:value="0.0468741958256942" calcext:value-type="float">
            <text:p>0.0468741958256942</text:p>
          </table:table-cell>
          <table:table-cell table:formula="of:=([.AP28]*[.AP$2]+[.AP27]*[.AP$2])/[.AQ$2]" office:value-type="float" office:value="0.0579034183729164" calcext:value-type="float">
            <text:p>0.0579034183729164</text:p>
          </table:table-cell>
          <table:table-cell table:formula="of:=([.AQ28]*[.AQ$2]+[.AQ27]*[.AQ$2])/[.AR$2]" office:value-type="float" office:value="0.0691624163898723" calcext:value-type="float">
            <text:p>0.0691624163898723</text:p>
          </table:table-cell>
          <table:table-cell table:formula="of:=([.AR28]*[.AR$2]+[.AR27]*[.AR$2])/[.AS$2]" office:value-type="float" office:value="0.0800827979251153" calcext:value-type="float">
            <text:p>0.0800827979251153</text:p>
          </table:table-cell>
          <table:table-cell table:formula="of:=([.AS28]*[.AS$2]+[.AS27]*[.AS$2])/[.AT$2]" office:value-type="float" office:value="0.0900931476657547" calcext:value-type="float">
            <text:p>0.0900931476657547</text:p>
          </table:table-cell>
          <table:table-cell table:formula="of:=([.AT28]*[.AT$2]+[.AT27]*[.AT$2])/[.AU$2]" office:value-type="float" office:value="0.0986734474434456" calcext:value-type="float">
            <text:p>0.0986734474434456</text:p>
          </table:table-cell>
          <table:table-cell table:formula="of:=([.AU28]*[.AU$2]+[.AU27]*[.AU$2])/[.AV$2]" office:value-type="float" office:value="0.105401182496408" calcext:value-type="float">
            <text:p>0.105401182496408</text:p>
          </table:table-cell>
          <table:table-cell table:formula="of:=([.AV28]*[.AV$2]+[.AV27]*[.AV$2])/[.AW$2]" office:value-type="float" office:value="0.109983842604947" calcext:value-type="float">
            <text:p>0.109983842604947</text:p>
          </table:table-cell>
          <table:table-cell table:formula="of:=([.AW28]*[.AW$2]+[.AW27]*[.AW$2])/[.AX$2]" office:value-type="float" office:value="0.112275172659217" calcext:value-type="float">
            <text:p>0.112275172659217</text:p>
          </table:table-cell>
          <table:table-cell table:formula="of:=([.AX28]*[.AX$2]+[.AX27]*[.AX$2])/[.AY$2]" office:value-type="float" office:value="0.112275172659217" calcext:value-type="float">
            <text:p>0.112275172659217</text:p>
          </table:table-cell>
          <table:table-cell table:formula="of:=([.AY28]*[.AY$2]+[.AY27]*[.AY$2])/[.AZ$2]" office:value-type="float" office:value="0.110116034723463" calcext:value-type="float">
            <text:p>0.110116034723463</text:p>
          </table:table-cell>
          <table:table-cell table:formula="of:=([.AZ28]*[.AZ$2]+[.AZ27]*[.AZ$2])/[.BA$2]" office:value-type="float" office:value="0.106037663067038" calcext:value-type="float">
            <text:p>0.106037663067038</text:p>
          </table:table-cell>
          <table:table-cell table:formula="of:=([.BA28]*[.BA$2]+[.BA27]*[.BA$2])/[.BB$2]" office:value-type="float" office:value="0.100357073974161" calcext:value-type="float">
            <text:p>0.100357073974161</text:p>
          </table:table-cell>
          <table:table-cell table:formula="of:=([.BB28]*[.BB$2]+[.BB27]*[.BB$2])/[.BC$2]" office:value-type="float" office:value="0.0934358964587019" calcext:value-type="float">
            <text:p>0.0934358964587019</text:p>
          </table:table-cell>
          <table:table-cell table:formula="of:=([.BC28]*[.BC$2]+[.BC27]*[.BC$2])/[.BD$2]" office:value-type="float" office:value="0.0856495717538101" calcext:value-type="float">
            <text:p>0.0856495717538101</text:p>
          </table:table-cell>
          <table:table-cell table:formula="of:=([.BD28]*[.BD$2]+[.BD27]*[.BD$2])/[.BE$2]" office:value-type="float" office:value="0.0773609035195704" calcext:value-type="float">
            <text:p>0.0773609035195704</text:p>
          </table:table-cell>
          <table:table-cell table:formula="of:=([.BE28]*[.BE$2]+[.BE27]*[.BE$2])/[.BF$2]" office:value-type="float" office:value="0.0688995546971174" calcext:value-type="float">
            <text:p>0.0688995546971174</text:p>
          </table:table-cell>
          <table:table-cell table:formula="of:=([.BF28]*[.BF$2]+[.BF27]*[.BF$2])/[.BG$2]" office:value-type="float" office:value="0.0605480935217092" calcext:value-type="float">
            <text:p>0.0605480935217092</text:p>
          </table:table-cell>
          <table:table-cell table:formula="of:=([.BG28]*[.BG$2]+[.BG27]*[.BG$2])/[.BH$2]" office:value-type="float" office:value="0.052534375261483" calcext:value-type="float">
            <text:p>0.052534375261483</text:p>
          </table:table-cell>
          <table:table-cell table:formula="of:=([.BH28]*[.BH$2]+[.BH27]*[.BH$2])/[.BI$2]" office:value-type="float" office:value="0.0450294645098426" calcext:value-type="float">
            <text:p>0.0450294645098426</text:p>
          </table:table-cell>
          <table:table-cell table:formula="of:=([.BI28]*[.BI$2]+[.BI27]*[.BI$2])/[.BJ$2]" office:value-type="float" office:value="0.0381499629875055" calcext:value-type="float">
            <text:p>0.0381499629875055</text:p>
          </table:table-cell>
          <table:table-cell table:formula="of:=([.BJ28]*[.BJ$2]+[.BJ27]*[.BJ$2])/[.BK$2]" office:value-type="float" office:value="0.0319634825030452" calcext:value-type="float">
            <text:p>0.0319634825030452</text:p>
          </table:table-cell>
          <table:table-cell table:formula="of:=([.BK28]*[.BK$2]+[.BK27]*[.BK$2])/[.BL$2]" office:value-type="float" office:value="0.0264960447064716" calcext:value-type="float">
            <text:p>0.0264960447064716</text:p>
          </table:table-cell>
          <table:table-cell table:formula="of:=([.BL28]*[.BL$2]+[.BL27]*[.BL$2])/[.BM$2]" office:value-type="float" office:value="0.0217403443745408" calcext:value-type="float">
            <text:p>0.0217403443745408</text:p>
          </table:table-cell>
          <table:table-cell table:formula="of:=([.BM28]*[.BM$2]+[.BM27]*[.BM$2])/[.BN$2]" office:value-type="float" office:value="0.0176640298043144" calcext:value-type="float">
            <text:p>0.0176640298043144</text:p>
          </table:table-cell>
          <table:table-cell table:formula="of:=([.BN28]*[.BN$2]+[.BN27]*[.BN$2])/[.BO$2]" office:value-type="float" office:value="0.014217389842497" calcext:value-type="float">
            <text:p>0.014217389842497</text:p>
          </table:table-cell>
          <table:table-cell table:formula="of:=([.BO28]*[.BO$2]+[.BO27]*[.BO$2])/[.BP$2]" office:value-type="float" office:value="0.0113400609458012" calcext:value-type="float">
            <text:p>0.0113400609458012</text:p>
          </table:table-cell>
          <table:table-cell table:formula="of:=([.BP28]*[.BP$2]+[.BP27]*[.BP$2])/[.BQ$2]" office:value-type="float" office:value="0.00896655981761022" calcext:value-type="float">
            <text:p>0.00896655981761022</text:p>
          </table:table-cell>
          <table:table-cell table:formula="of:=([.BQ28]*[.BQ$2]+[.BQ27]*[.BQ$2])/[.BR$2]" office:value-type="float" office:value="0.00703059803880801" calcext:value-type="float">
            <text:p>0.00703059803880801</text:p>
          </table:table-cell>
          <table:table-cell table:formula="of:=([.BR28]*[.BR$2]+[.BR27]*[.BR$2])/[.BS$2]" office:value-type="float" office:value="0.0054682429190729" calcext:value-type="float">
            <text:p>0.0054682429190729</text:p>
          </table:table-cell>
          <table:table-cell table:formula="of:=([.BS28]*[.BS$2]+[.BS27]*[.BS$2])/[.BT$2]" office:value-type="float" office:value="0.00422005703537148" calcext:value-type="float">
            <text:p>0.00422005703537148</text:p>
          </table:table-cell>
          <table:table-cell table:formula="of:=([.BT28]*[.BT$2]+[.BT27]*[.BT$2])/[.BU$2]" office:value-type="float" office:value="0.00323238411219943" calcext:value-type="float">
            <text:p>0.00323238411219943</text:p>
          </table:table-cell>
          <table:table-cell table:formula="of:=([.BU28]*[.BU$2]+[.BU27]*[.BU$2])/[.BV$2]" office:value-type="float" office:value="0.00245795875198498" calcext:value-type="float">
            <text:p>0.00245795875198498</text:p>
          </table:table-cell>
          <table:table-cell table:formula="of:=([.BV28]*[.BV$2]+[.BV27]*[.BV$2])/[.BW$2]" office:value-type="float" office:value="0.00185600966986621" calcext:value-type="float">
            <text:p>0.00185600966986621</text:p>
          </table:table-cell>
          <table:table-cell table:formula="of:=([.BW28]*[.BW$2]+[.BW27]*[.BW$2])/[.BX$2]" office:value-type="float" office:value="0.00139200725239966" calcext:value-type="float">
            <text:p>0.00139200725239966</text:p>
          </table:table-cell>
          <table:table-cell table:formula="of:=([.BX28]*[.BX$2]+[.BX27]*[.BX$2])/[.BY$2]" office:value-type="float" office:value="0.001037181874337" calcext:value-type="float">
            <text:p>0.001037181874337</text:p>
          </table:table-cell>
          <table:table-cell table:formula="of:=([.BY28]*[.BY$2]+[.BY27]*[.BY$2])/[.BZ$2]" office:value-type="float" office:value="0.000767913503114894" calcext:value-type="float">
            <text:p>0.000767913503114894</text:p>
          </table:table-cell>
          <table:table-cell table:formula="of:=([.BZ28]*[.BZ$2]+[.BZ27]*[.BZ$2])/[.CA$2]" office:value-type="float" office:value="0.000565068426820394" calcext:value-type="float">
            <text:p>0.000565068426820394</text:p>
          </table:table-cell>
          <table:table-cell table:formula="of:=([.CA28]*[.CA$2]+[.CA27]*[.CA$2])/[.CB$2]" office:value-type="float" office:value="0.000413337089988992" calcext:value-type="float">
            <text:p>0.000413337089988992</text:p>
          </table:table-cell>
          <table:table-cell table:formula="of:=([.CB28]*[.CB$2]+[.CB27]*[.CB$2])/[.CC$2]" office:value-type="float" office:value="0.000300608792719267" calcext:value-type="float">
            <text:p>0.000300608792719267</text:p>
          </table:table-cell>
          <table:table-cell table:formula="of:=([.CC28]*[.CC$2]+[.CC27]*[.CC$2])/[.CD$2]" office:value-type="float" office:value="0.000217404573305898" calcext:value-type="float">
            <text:p>0.000217404573305898</text:p>
          </table:table-cell>
          <table:table-cell table:formula="of:=([.CD28]*[.CD$2]+[.CD27]*[.CD$2])/[.CE$2]" office:value-type="float" office:value="0.000156378728167401" calcext:value-type="float">
            <text:p>0.000156378728167401</text:p>
          </table:table-cell>
          <table:table-cell table:formula="of:=([.CE28]*[.CE$2]+[.CE27]*[.CE$2])/[.CF$2]" office:value-type="float" office:value="0.000111891676188744" calcext:value-type="float">
            <text:p>0.000111891676188744</text:p>
          </table:table-cell>
          <table:table-cell table:formula="of:=([.CF28]*[.CF$2]+[.CF27]*[.CF$2])/[.CG$2]" office:value-type="float" office:value="0.0000796517016936818" calcext:value-type="float">
            <text:p>7.96517016936818E-05</text:p>
          </table:table-cell>
          <table:table-cell table:formula="of:=([.CG28]*[.CG$2]+[.CG27]*[.CG$2])/[.CH$2]" office:value-type="float" office:value="0.000056419955366358" calcext:value-type="float">
            <text:p>5.6419955366358E-05</text:p>
          </table:table-cell>
          <table:table-cell table:formula="of:=([.CH28]*[.CH$2]+[.CH27]*[.CH$2])/[.CI$2]" office:value-type="float" office:value="0.0000397714439467769" calcext:value-type="float">
            <text:p>3.97714439467769E-05</text:p>
          </table:table-cell>
          <table:table-cell table:formula="of:=([.CI28]*[.CI$2]+[.CI27]*[.CI$2])/[.CJ$2]" office:value-type="float" office:value="0.0000279041582529806" calcext:value-type="float">
            <text:p>2.79041582529806E-05</text:p>
          </table:table-cell>
          <table:table-cell table:formula="of:=([.CJ28]*[.CJ$2]+[.CJ27]*[.CJ$2])/[.CK$2]" office:value-type="float" office:value="0.0000194886184623991" calcext:value-type="float">
            <text:p>1.94886184623991E-05</text:p>
          </table:table-cell>
          <table:table-cell table:formula="of:=([.CK28]*[.CK$2]+[.CK27]*[.CK$2])/[.CL$2]" office:value-type="float" office:value="0.0000135506800246369" calcext:value-type="float">
            <text:p>1.35506800246369E-05</text:p>
          </table:table-cell>
          <table:table-cell table:formula="of:=([.CL28]*[.CL$2]+[.CL27]*[.CL$2])/[.CM$2]" office:value-type="float" office:value="0.00000938124001705631" calcext:value-type="float">
            <text:p>9.38124001705631E-06</text:p>
          </table:table-cell>
          <table:table-cell table:formula="of:=([.CM28]*[.CM$2]+[.CM27]*[.CM$2])/[.CN$2]" office:value-type="float" office:value="0.00000646737001175852" calcext:value-type="float">
            <text:p>6.46737001175852E-06</text:p>
          </table:table-cell>
          <table:table-cell table:formula="of:=([.CN28]*[.CN$2]+[.CN27]*[.CN$2])/[.CO$2]" office:value-type="float" office:value="0.00000444028388867003" calcext:value-type="float">
            <text:p>4.44028388867003E-06</text:p>
          </table:table-cell>
          <table:table-cell table:formula="of:=([.CO28]*[.CO$2]+[.CO27]*[.CO$2])/[.CP$2]" office:value-type="float" office:value="0.00000303637060034053" calcext:value-type="float">
            <text:p>3.03637060034053E-06</text:p>
          </table:table-cell>
          <table:table-cell table:formula="of:=([.CP28]*[.CP$2]+[.CP27]*[.CP$2])/[.CQ$2]" office:value-type="float" office:value="0.00000206825243791312" calcext:value-type="float">
            <text:p>2.06825243791312E-06</text:p>
          </table:table-cell>
          <table:table-cell table:formula="of:=([.CQ28]*[.CQ$2]+[.CQ27]*[.CQ$2])/[.CR$2]" office:value-type="float" office:value="0.00000140345701144104" calcext:value-type="float">
            <text:p>1.40345701144104E-06</text:p>
          </table:table-cell>
          <table:table-cell table:formula="of:=([.CR28]*[.CR$2]+[.CR27]*[.CR$2])/[.CS$2]" office:value-type="float" office:value="0.00000094881600773479" calcext:value-type="float">
            <text:p>9.4881600773479E-07</text:p>
          </table:table-cell>
          <table:table-cell table:number-columns-repeated="16287"/>
        </table:table-row>
        <table:table-row table:style-name="ro1">
          <table:table-cell/>
          <table:table-cell table:formula="of:=([.A29]*[.A$2]+[.A28]*[.A$2])/[.B$2]" office:value-type="float" office:value="0" calcext:value-type="float">
            <text:p>0</text:p>
          </table:table-cell>
          <table:table-cell table:formula="of:=([.B29]*[.B$2]+[.B28]*[.B$2])/[.C$2]" office:value-type="float" office:value="0" calcext:value-type="float">
            <text:p>0</text:p>
          </table:table-cell>
          <table:table-cell table:formula="of:=([.C29]*[.C$2]+[.C28]*[.C$2])/[.D$2]" office:value-type="float" office:value="0" calcext:value-type="float">
            <text:p>0</text:p>
          </table:table-cell>
          <table:table-cell table:formula="of:=([.D29]*[.D$2]+[.D28]*[.D$2])/[.E$2]" office:value-type="float" office:value="0" calcext:value-type="float">
            <text:p>0</text:p>
          </table:table-cell>
          <table:table-cell table:formula="of:=([.E29]*[.E$2]+[.E28]*[.E$2])/[.F$2]" office:value-type="float" office:value="0" calcext:value-type="float">
            <text:p>0</text:p>
          </table:table-cell>
          <table:table-cell table:formula="of:=([.F29]*[.F$2]+[.F28]*[.F$2])/[.G$2]" office:value-type="float" office:value="0" calcext:value-type="float">
            <text:p>0</text:p>
          </table:table-cell>
          <table:table-cell table:formula="of:=([.G29]*[.G$2]+[.G28]*[.G$2])/[.H$2]" office:value-type="float" office:value="0" calcext:value-type="float">
            <text:p>0</text:p>
          </table:table-cell>
          <table:table-cell table:formula="of:=([.H29]*[.H$2]+[.H28]*[.H$2])/[.I$2]" office:value-type="float" office:value="0" calcext:value-type="float">
            <text:p>0</text:p>
          </table:table-cell>
          <table:table-cell table:formula="of:=([.I29]*[.I$2]+[.I28]*[.I$2])/[.J$2]" office:value-type="float" office:value="0" calcext:value-type="float">
            <text:p>0</text:p>
          </table:table-cell>
          <table:table-cell table:formula="of:=([.J29]*[.J$2]+[.J28]*[.J$2])/[.K$2]" office:value-type="float" office:value="0" calcext:value-type="float">
            <text:p>0</text:p>
          </table:table-cell>
          <table:table-cell table:formula="of:=([.K29]*[.K$2]+[.K28]*[.K$2])/[.L$2]" office:value-type="float" office:value="0" calcext:value-type="float">
            <text:p>0</text:p>
          </table:table-cell>
          <table:table-cell table:formula="of:=([.L29]*[.L$2]+[.L28]*[.L$2])/[.M$2]" office:value-type="float" office:value="0" calcext:value-type="float">
            <text:p>0</text:p>
          </table:table-cell>
          <table:table-cell table:formula="of:=([.M29]*[.M$2]+[.M28]*[.M$2])/[.N$2]" office:value-type="float" office:value="0" calcext:value-type="float">
            <text:p>0</text:p>
          </table:table-cell>
          <table:table-cell table:formula="of:=([.N29]*[.N$2]+[.N28]*[.N$2])/[.O$2]" office:value-type="float" office:value="0" calcext:value-type="float">
            <text:p>0</text:p>
          </table:table-cell>
          <table:table-cell table:formula="of:=([.O29]*[.O$2]+[.O28]*[.O$2])/[.P$2]" office:value-type="float" office:value="0" calcext:value-type="float">
            <text:p>0</text:p>
          </table:table-cell>
          <table:table-cell table:formula="of:=([.P29]*[.P$2]+[.P28]*[.P$2])/[.Q$2]" office:value-type="float" office:value="0" calcext:value-type="float">
            <text:p>0</text:p>
          </table:table-cell>
          <table:table-cell table:formula="of:=([.Q29]*[.Q$2]+[.Q28]*[.Q$2])/[.R$2]" office:value-type="float" office:value="0" calcext:value-type="float">
            <text:p>0</text:p>
          </table:table-cell>
          <table:table-cell table:formula="of:=([.R29]*[.R$2]+[.R28]*[.R$2])/[.S$2]" office:value-type="float" office:value="0" calcext:value-type="float">
            <text:p>0</text:p>
          </table:table-cell>
          <table:table-cell table:formula="of:=([.S29]*[.S$2]+[.S28]*[.S$2])/[.T$2]" office:value-type="float" office:value="0" calcext:value-type="float">
            <text:p>0</text:p>
          </table:table-cell>
          <table:table-cell table:formula="of:=([.T29]*[.T$2]+[.T28]*[.T$2])/[.U$2]" office:value-type="float" office:value="0" calcext:value-type="float">
            <text:p>0</text:p>
          </table:table-cell>
          <table:table-cell table:formula="of:=([.U29]*[.U$2]+[.U28]*[.U$2])/[.V$2]" office:value-type="float" office:value="0" calcext:value-type="float">
            <text:p>0</text:p>
          </table:table-cell>
          <table:table-cell table:formula="of:=([.V29]*[.V$2]+[.V28]*[.V$2])/[.W$2]" office:value-type="float" office:value="0" calcext:value-type="float">
            <text:p>0</text:p>
          </table:table-cell>
          <table:table-cell table:formula="of:=([.W29]*[.W$2]+[.W28]*[.W$2])/[.X$2]" office:value-type="float" office:value="0" calcext:value-type="float">
            <text:p>0</text:p>
          </table:table-cell>
          <table:table-cell table:formula="of:=([.X29]*[.X$2]+[.X28]*[.X$2])/[.Y$2]" office:value-type="float" office:value="0" calcext:value-type="float">
            <text:p>0</text:p>
          </table:table-cell>
          <table:table-cell table:formula="of:=([.Y29]*[.Y$2]+[.Y28]*[.Y$2])/[.Z$2]" office:value-type="float" office:value="0" calcext:value-type="float">
            <text:p>0</text:p>
          </table:table-cell>
          <table:table-cell table:formula="of:=([.Z29]*[.Z$2]+[.Z28]*[.Z$2])/[.AA$2]" office:value-type="float" office:value="0.00000001490116119385" calcext:value-type="float">
            <text:p>1.49011611938477E-08</text:p>
          </table:table-cell>
          <table:table-cell table:formula="of:=([.AA29]*[.AA$2]+[.AA28]*[.AA$2])/[.AB$2]" office:value-type="float" office:value="0.00000020116567611694" calcext:value-type="float">
            <text:p>2.01165676116943E-07</text:p>
          </table:table-cell>
          <table:table-cell table:formula="of:=([.AB29]*[.AB$2]+[.AB28]*[.AB$2])/[.AC$2]" office:value-type="float" office:value="0.0000014081597328186" calcext:value-type="float">
            <text:p>1.4081597328186E-06</text:p>
          </table:table-cell>
          <table:table-cell table:formula="of:=([.AC29]*[.AC$2]+[.AC28]*[.AC$2])/[.AD$2]" office:value-type="float" office:value="0.00000680610537528992" calcext:value-type="float">
            <text:p>6.80610537528992E-06</text:p>
          </table:table-cell>
          <table:table-cell table:formula="of:=([.AD29]*[.AD$2]+[.AD28]*[.AD$2])/[.AE$2]" office:value-type="float" office:value="0.0000255228951573372" calcext:value-type="float">
            <text:p>2.55228951573372E-05</text:p>
          </table:table-cell>
          <table:table-cell table:formula="of:=([.AE29]*[.AE$2]+[.AE28]*[.AE$2])/[.AF$2]" office:value-type="float" office:value="0.0000791209749877453" calcext:value-type="float">
            <text:p>7.91209749877453E-05</text:p>
          </table:table-cell>
          <table:table-cell table:formula="of:=([.AF29]*[.AF$2]+[.AF28]*[.AF$2])/[.AG$2]" office:value-type="float" office:value="0.000210989266633987" calcext:value-type="float">
            <text:p>0.000210989266633987</text:p>
          </table:table-cell>
          <table:table-cell table:formula="of:=([.AG29]*[.AG$2]+[.AG28]*[.AG$2])/[.AH$2]" office:value-type="float" office:value="0.000497331842780113" calcext:value-type="float">
            <text:p>0.000497331842780113</text:p>
          </table:table-cell>
          <table:table-cell table:formula="of:=([.AH29]*[.AH$2]+[.AH28]*[.AH$2])/[.AI$2]" office:value-type="float" office:value="0.00105683016590774" calcext:value-type="float">
            <text:p>0.00105683016590774</text:p>
          </table:table-cell>
          <table:table-cell table:formula="of:=([.AI29]*[.AI$2]+[.AI28]*[.AI$2])/[.AJ$2]" office:value-type="float" office:value="0.00205494754482061" calcext:value-type="float">
            <text:p>0.00205494754482061</text:p>
          </table:table-cell>
          <table:table-cell table:formula="of:=([.AJ29]*[.AJ$2]+[.AJ28]*[.AJ$2])/[.AK$2]" office:value-type="float" office:value="0.00369890558067709" calcext:value-type="float">
            <text:p>0.00369890558067709</text:p>
          </table:table-cell>
          <table:table-cell table:formula="of:=([.AK29]*[.AK$2]+[.AK28]*[.AK$2])/[.AL$2]" office:value-type="float" office:value="0.00622088665841147" calcext:value-type="float">
            <text:p>0.00622088665841147</text:p>
          </table:table-cell>
          <table:table-cell table:formula="of:=([.AL29]*[.AL$2]+[.AL28]*[.AL$2])/[.AM$2]" office:value-type="float" office:value="0.0098497372091515" calcext:value-type="float">
            <text:p>0.0098497372091515</text:p>
          </table:table-cell>
          <table:table-cell table:formula="of:=([.AM29]*[.AM$2]+[.AM28]*[.AM$2])/[.AN$2]" office:value-type="float" office:value="0.0147746058137272" calcext:value-type="float">
            <text:p>0.0147746058137272</text:p>
          </table:table-cell>
          <table:table-cell table:formula="of:=([.AN29]*[.AN$2]+[.AN28]*[.AN$2])/[.AO$2]" office:value-type="float" office:value="0.0211065797338961" calcext:value-type="float">
            <text:p>0.0211065797338961</text:p>
          </table:table-cell>
          <table:table-cell table:formula="of:=([.AO29]*[.AO$2]+[.AO28]*[.AO$2])/[.AP$2]" office:value-type="float" office:value="0.028845658969658" calcext:value-type="float">
            <text:p>0.028845658969658</text:p>
          </table:table-cell>
          <table:table-cell table:formula="of:=([.AP29]*[.AP$2]+[.AP28]*[.AP$2])/[.AQ$2]" office:value-type="float" office:value="0.0378599273976761" calcext:value-type="float">
            <text:p>0.0378599273976761</text:p>
          </table:table-cell>
          <table:table-cell table:formula="of:=([.AQ29]*[.AQ$2]+[.AQ28]*[.AQ$2])/[.AR$2]" office:value-type="float" office:value="0.0478816728852962" calcext:value-type="float">
            <text:p>0.0478816728852962</text:p>
          </table:table-cell>
          <table:table-cell table:formula="of:=([.AR29]*[.AR$2]+[.AR28]*[.AR$2])/[.AS$2]" office:value-type="float" office:value="0.0585220446375843" calcext:value-type="float">
            <text:p>0.0585220446375843</text:p>
          </table:table-cell>
          <table:table-cell table:formula="of:=([.AS29]*[.AS$2]+[.AS28]*[.AS$2])/[.AT$2]" office:value-type="float" office:value="0.0693024212813498" calcext:value-type="float">
            <text:p>0.0693024212813498</text:p>
          </table:table-cell>
          <table:table-cell table:formula="of:=([.AT29]*[.AT$2]+[.AT28]*[.AT$2])/[.AU$2]" office:value-type="float" office:value="0.0796977844735523" calcext:value-type="float">
            <text:p>0.0796977844735523</text:p>
          </table:table-cell>
          <table:table-cell table:formula="of:=([.AU29]*[.AU$2]+[.AU28]*[.AU$2])/[.AV$2]" office:value-type="float" office:value="0.0891856159584989" calcext:value-type="float">
            <text:p>0.0891856159584989</text:p>
          </table:table-cell>
          <table:table-cell table:formula="of:=([.AV29]*[.AV$2]+[.AV28]*[.AV$2])/[.AW$2]" office:value-type="float" office:value="0.0972933992274534" calcext:value-type="float">
            <text:p>0.0972933992274534</text:p>
          </table:table-cell>
          <table:table-cell table:formula="of:=([.AW29]*[.AW$2]+[.AW28]*[.AW$2])/[.AX$2]" office:value-type="float" office:value="0.1036386209162" calcext:value-type="float">
            <text:p>0.1036386209162</text:p>
          </table:table-cell>
          <table:table-cell table:formula="of:=([.AX29]*[.AX$2]+[.AX28]*[.AX$2])/[.AY$2]" office:value-type="float" office:value="0.107956896787709" calcext:value-type="float">
            <text:p>0.107956896787709</text:p>
          </table:table-cell>
          <table:table-cell table:formula="of:=([.AY29]*[.AY$2]+[.AY28]*[.AY$2])/[.AZ$2]" office:value-type="float" office:value="0.110116034723463" calcext:value-type="float">
            <text:p>0.110116034723463</text:p>
          </table:table-cell>
          <table:table-cell table:formula="of:=([.AZ29]*[.AZ$2]+[.AZ28]*[.AZ$2])/[.BA$2]" office:value-type="float" office:value="0.110116034723463" calcext:value-type="float">
            <text:p>0.110116034723463</text:p>
          </table:table-cell>
          <table:table-cell table:formula="of:=([.BA29]*[.BA$2]+[.BA28]*[.BA$2])/[.BB$2]" office:value-type="float" office:value="0.108076848895251" calcext:value-type="float">
            <text:p>0.108076848895251</text:p>
          </table:table-cell>
          <table:table-cell table:formula="of:=([.BB29]*[.BB$2]+[.BB28]*[.BB$2])/[.BC$2]" office:value-type="float" office:value="0.104216961434706" calcext:value-type="float">
            <text:p>0.104216961434706</text:p>
          </table:table-cell>
          <table:table-cell table:formula="of:=([.BC29]*[.BC$2]+[.BC28]*[.BC$2])/[.BD$2]" office:value-type="float" office:value="0.0988264289467039" calcext:value-type="float">
            <text:p>0.0988264289467039</text:p>
          </table:table-cell>
          <table:table-cell table:formula="of:=([.BD29]*[.BD$2]+[.BD28]*[.BD$2])/[.BE$2]" office:value-type="float" office:value="0.092238000350257" calcext:value-type="float">
            <text:p>0.092238000350257</text:p>
          </table:table-cell>
          <table:table-cell table:formula="of:=([.BE29]*[.BE$2]+[.BE28]*[.BE$2])/[.BF$2]" office:value-type="float" office:value="0.0847994519349137" calcext:value-type="float">
            <text:p>0.0847994519349137</text:p>
          </table:table-cell>
          <table:table-cell table:formula="of:=([.BF29]*[.BF$2]+[.BF28]*[.BF$2])/[.BG$2]" office:value-type="float" office:value="0.0768495033160155" calcext:value-type="float">
            <text:p>0.0768495033160155</text:p>
          </table:table-cell>
          <table:table-cell table:formula="of:=([.BG29]*[.BG$2]+[.BG28]*[.BG$2])/[.BH$2]" office:value-type="float" office:value="0.0686987984188624" calcext:value-type="float">
            <text:p>0.0686987984188624</text:p>
          </table:table-cell>
          <table:table-cell table:formula="of:=([.BH29]*[.BH$2]+[.BH28]*[.BH$2])/[.BI$2]" office:value-type="float" office:value="0.0606165868401727" calcext:value-type="float">
            <text:p>0.0606165868401727</text:p>
          </table:table-cell>
          <table:table-cell table:formula="of:=([.BI29]*[.BI$2]+[.BI28]*[.BI$2])/[.BJ$2]" office:value-type="float" office:value="0.0528230256750076" calcext:value-type="float">
            <text:p>0.0528230256750076</text:p>
          </table:table-cell>
          <table:table-cell table:formula="of:=([.BJ29]*[.BJ$2]+[.BJ28]*[.BJ$2])/[.BK$2]" office:value-type="float" office:value="0.0454864943312566" calcext:value-type="float">
            <text:p>0.0454864943312566</text:p>
          </table:table-cell>
          <table:table-cell table:formula="of:=([.BK29]*[.BK$2]+[.BK28]*[.BK$2])/[.BL$2]" office:value-type="float" office:value="0.0387249884171509" calcext:value-type="float">
            <text:p>0.0387249884171509</text:p>
          </table:table-cell>
          <table:table-cell table:formula="of:=([.BL29]*[.BL$2]+[.BL28]*[.BL$2])/[.BM$2]" office:value-type="float" office:value="0.0326105165618112" calcext:value-type="float">
            <text:p>0.0326105165618112</text:p>
          </table:table-cell>
          <table:table-cell table:formula="of:=([.BM29]*[.BM$2]+[.BM28]*[.BM$2])/[.BN$2]" office:value-type="float" office:value="0.027175430468176" calcext:value-type="float">
            <text:p>0.027175430468176</text:p>
          </table:table-cell>
          <table:table-cell table:formula="of:=([.BN29]*[.BN$2]+[.BN28]*[.BN$2])/[.BO$2]" office:value-type="float" office:value="0.0224197301362452" calcext:value-type="float">
            <text:p>0.0224197301362452</text:p>
          </table:table-cell>
          <table:table-cell table:formula="of:=([.BO29]*[.BO$2]+[.BO28]*[.BO$2])/[.BP$2]" office:value-type="float" office:value="0.0183185599893711" calcext:value-type="float">
            <text:p>0.0183185599893711</text:p>
          </table:table-cell>
          <table:table-cell table:formula="of:=([.BP29]*[.BP$2]+[.BP28]*[.BP$2])/[.BQ$2]" office:value-type="float" office:value="0.0148293104675861" calcext:value-type="float">
            <text:p>0.0148293104675861</text:p>
          </table:table-cell>
          <table:table-cell table:formula="of:=([.BQ29]*[.BQ$2]+[.BQ28]*[.BQ$2])/[.BR$2]" office:value-type="float" office:value="0.0118979351425982" calcext:value-type="float">
            <text:p>0.0118979351425982</text:p>
          </table:table-cell>
          <table:table-cell table:formula="of:=([.BR29]*[.BR$2]+[.BR28]*[.BR$2])/[.BS$2]" office:value-type="float" office:value="0.00946426659070309" calcext:value-type="float">
            <text:p>0.00946426659070309</text:p>
          </table:table-cell>
          <table:table-cell table:formula="of:=([.BS29]*[.BS$2]+[.BS28]*[.BS$2])/[.BT$2]" office:value-type="float" office:value="0.007466254754888" calcext:value-type="float">
            <text:p>0.007466254754888</text:p>
          </table:table-cell>
          <table:table-cell table:formula="of:=([.BT29]*[.BT$2]+[.BT28]*[.BT$2])/[.BU$2]" office:value-type="float" office:value="0.00584315589512974" calcext:value-type="float">
            <text:p>0.00584315589512974</text:p>
          </table:table-cell>
          <table:table-cell table:formula="of:=([.BU29]*[.BU$2]+[.BU28]*[.BU$2])/[.BV$2]" office:value-type="float" office:value="0.00453777000366458" calcext:value-type="float">
            <text:p>0.00453777000366458</text:p>
          </table:table-cell>
          <table:table-cell table:formula="of:=([.BV29]*[.BV$2]+[.BV28]*[.BV$2])/[.BW$2]" office:value-type="float" office:value="0.00349786437782478" calcext:value-type="float">
            <text:p>0.00349786437782478</text:p>
          </table:table-cell>
          <table:table-cell table:formula="of:=([.BW29]*[.BW$2]+[.BW28]*[.BW$2])/[.BX$2]" office:value-type="float" office:value="0.0026769370238455" calcext:value-type="float">
            <text:p>0.0026769370238455</text:p>
          </table:table-cell>
          <table:table-cell table:formula="of:=([.BX29]*[.BX$2]+[.BX28]*[.BX$2])/[.BY$2]" office:value-type="float" office:value="0.00203447213812258" calcext:value-type="float">
            <text:p>0.00203447213812258</text:p>
          </table:table-cell>
          <table:table-cell table:formula="of:=([.BY29]*[.BY$2]+[.BY28]*[.BY$2])/[.BZ$2]" office:value-type="float" office:value="0.00153582700622979" calcext:value-type="float">
            <text:p>0.00153582700622979</text:p>
          </table:table-cell>
          <table:table-cell table:formula="of:=([.BZ29]*[.BZ$2]+[.BZ28]*[.BZ$2])/[.CA$2]" office:value-type="float" office:value="0.00115187025467234" calcext:value-type="float">
            <text:p>0.00115187025467234</text:p>
          </table:table-cell>
          <table:table-cell table:formula="of:=([.CA29]*[.CA$2]+[.CA28]*[.CA$2])/[.CB$2]" office:value-type="float" office:value="0.000858469340746368" calcext:value-type="float">
            <text:p>0.000858469340746368</text:p>
          </table:table-cell>
          <table:table-cell table:formula="of:=([.CB29]*[.CB$2]+[.CB28]*[.CB$2])/[.CC$2]" office:value-type="float" office:value="0.00063590321536768" calcext:value-type="float">
            <text:p>0.00063590321536768</text:p>
          </table:table-cell>
          <table:table-cell table:formula="of:=([.CC29]*[.CC$2]+[.CC28]*[.CC$2])/[.CD$2]" office:value-type="float" office:value="0.000468256004043473" calcext:value-type="float">
            <text:p>0.000468256004043473</text:p>
          </table:table-cell>
          <table:table-cell table:formula="of:=([.CD29]*[.CD$2]+[.CD28]*[.CD$2])/[.CE$2]" office:value-type="float" office:value="0.000342830288674686" calcext:value-type="float">
            <text:p>0.000342830288674686</text:p>
          </table:table-cell>
          <table:table-cell table:formula="of:=([.CE29]*[.CE$2]+[.CE28]*[.CE$2])/[.CF$2]" office:value-type="float" office:value="0.000249604508421043" calcext:value-type="float">
            <text:p>0.000249604508421043</text:p>
          </table:table-cell>
          <table:table-cell table:formula="of:=([.CF29]*[.CF$2]+[.CF28]*[.CF$2])/[.CG$2]" office:value-type="float" office:value="0.000180748092304893" calcext:value-type="float">
            <text:p>0.000180748092304893</text:p>
          </table:table-cell>
          <table:table-cell table:formula="of:=([.CG29]*[.CG$2]+[.CG28]*[.CG$2])/[.CH$2]" office:value-type="float" office:value="0.000130199896999288" calcext:value-type="float">
            <text:p>0.000130199896999288</text:p>
          </table:table-cell>
          <table:table-cell table:formula="of:=([.CH29]*[.CH$2]+[.CH28]*[.CH$2])/[.CI$2]" office:value-type="float" office:value="0.0000933099261828228" calcext:value-type="float">
            <text:p>9.33099261828228E-05</text:p>
          </table:table-cell>
          <table:table-cell table:formula="of:=([.CI29]*[.CI$2]+[.CI28]*[.CI$2])/[.CJ$2]" office:value-type="float" office:value="0.0000665406850647998" calcext:value-type="float">
            <text:p>0.0000665406850647998</text:p>
          </table:table-cell>
          <table:table-cell table:formula="of:=([.CJ29]*[.CJ$2]+[.CJ28]*[.CJ$2])/[.CK$2]" office:value-type="float" office:value="0.0000472224216588902" calcext:value-type="float">
            <text:p>4.72224216588902E-05</text:p>
          </table:table-cell>
          <table:table-cell table:formula="of:=([.CK29]*[.CK$2]+[.CK28]*[.CK$2])/[.CL$2]" office:value-type="float" office:value="0.0000333555200606447" calcext:value-type="float">
            <text:p>3.33555200606447E-05</text:p>
          </table:table-cell>
          <table:table-cell table:formula="of:=([.CL29]*[.CL$2]+[.CL28]*[.CL$2])/[.CM$2]" office:value-type="float" office:value="0.0000234531000426408" calcext:value-type="float">
            <text:p>2.34531000426408E-05</text:p>
          </table:table-cell>
          <table:table-cell table:formula="of:=([.CM29]*[.CM$2]+[.CM28]*[.CM$2])/[.CN$2]" office:value-type="float" office:value="0.0000164171700298485" calcext:value-type="float">
            <text:p>1.64171700298485E-05</text:p>
          </table:table-cell>
          <table:table-cell table:formula="of:=([.CN29]*[.CN$2]+[.CN28]*[.CN$2])/[.CO$2]" office:value-type="float" office:value="0.0000114422700208035" calcext:value-type="float">
            <text:p>1.14422700208035E-05</text:p>
          </table:table-cell>
          <table:table-cell table:formula="of:=([.CO29]*[.CO$2]+[.CO28]*[.CO$2])/[.CP$2]" office:value-type="float" office:value="0.00000794127695473678" calcext:value-type="float">
            <text:p>7.94127695473678E-06</text:p>
          </table:table-cell>
          <table:table-cell table:formula="of:=([.CP29]*[.CP$2]+[.CP28]*[.CP$2])/[.CQ$2]" office:value-type="float" office:value="0.00000548882377753866" calcext:value-type="float">
            <text:p>5.48882377753866E-06</text:p>
          </table:table-cell>
          <table:table-cell table:formula="of:=([.CQ29]*[.CQ$2]+[.CQ28]*[.CQ$2])/[.CR$2]" office:value-type="float" office:value="0.00000377853810772589" calcext:value-type="float">
            <text:p>3.77853810772589E-06</text:p>
          </table:table-cell>
          <table:table-cell table:formula="of:=([.CR29]*[.CR$2]+[.CR28]*[.CR$2])/[.CS$2]" office:value-type="float" office:value="0.00000259099755958347" calcext:value-type="float">
            <text:p>2.59099755958347E-06</text:p>
          </table:table-cell>
          <table:table-cell table:number-columns-repeated="16287"/>
        </table:table-row>
        <table:table-row table:style-name="ro1">
          <table:table-cell/>
          <table:table-cell table:formula="of:=([.A30]*[.A$2]+[.A29]*[.A$2])/[.B$2]" office:value-type="float" office:value="0" calcext:value-type="float">
            <text:p>0</text:p>
          </table:table-cell>
          <table:table-cell table:formula="of:=([.B30]*[.B$2]+[.B29]*[.B$2])/[.C$2]" office:value-type="float" office:value="0" calcext:value-type="float">
            <text:p>0</text:p>
          </table:table-cell>
          <table:table-cell table:formula="of:=([.C30]*[.C$2]+[.C29]*[.C$2])/[.D$2]" office:value-type="float" office:value="0" calcext:value-type="float">
            <text:p>0</text:p>
          </table:table-cell>
          <table:table-cell table:formula="of:=([.D30]*[.D$2]+[.D29]*[.D$2])/[.E$2]" office:value-type="float" office:value="0" calcext:value-type="float">
            <text:p>0</text:p>
          </table:table-cell>
          <table:table-cell table:formula="of:=([.E30]*[.E$2]+[.E29]*[.E$2])/[.F$2]" office:value-type="float" office:value="0" calcext:value-type="float">
            <text:p>0</text:p>
          </table:table-cell>
          <table:table-cell table:formula="of:=([.F30]*[.F$2]+[.F29]*[.F$2])/[.G$2]" office:value-type="float" office:value="0" calcext:value-type="float">
            <text:p>0</text:p>
          </table:table-cell>
          <table:table-cell table:formula="of:=([.G30]*[.G$2]+[.G29]*[.G$2])/[.H$2]" office:value-type="float" office:value="0" calcext:value-type="float">
            <text:p>0</text:p>
          </table:table-cell>
          <table:table-cell table:formula="of:=([.H30]*[.H$2]+[.H29]*[.H$2])/[.I$2]" office:value-type="float" office:value="0" calcext:value-type="float">
            <text:p>0</text:p>
          </table:table-cell>
          <table:table-cell table:formula="of:=([.I30]*[.I$2]+[.I29]*[.I$2])/[.J$2]" office:value-type="float" office:value="0" calcext:value-type="float">
            <text:p>0</text:p>
          </table:table-cell>
          <table:table-cell table:formula="of:=([.J30]*[.J$2]+[.J29]*[.J$2])/[.K$2]" office:value-type="float" office:value="0" calcext:value-type="float">
            <text:p>0</text:p>
          </table:table-cell>
          <table:table-cell table:formula="of:=([.K30]*[.K$2]+[.K29]*[.K$2])/[.L$2]" office:value-type="float" office:value="0" calcext:value-type="float">
            <text:p>0</text:p>
          </table:table-cell>
          <table:table-cell table:formula="of:=([.L30]*[.L$2]+[.L29]*[.L$2])/[.M$2]" office:value-type="float" office:value="0" calcext:value-type="float">
            <text:p>0</text:p>
          </table:table-cell>
          <table:table-cell table:formula="of:=([.M30]*[.M$2]+[.M29]*[.M$2])/[.N$2]" office:value-type="float" office:value="0" calcext:value-type="float">
            <text:p>0</text:p>
          </table:table-cell>
          <table:table-cell table:formula="of:=([.N30]*[.N$2]+[.N29]*[.N$2])/[.O$2]" office:value-type="float" office:value="0" calcext:value-type="float">
            <text:p>0</text:p>
          </table:table-cell>
          <table:table-cell table:formula="of:=([.O30]*[.O$2]+[.O29]*[.O$2])/[.P$2]" office:value-type="float" office:value="0" calcext:value-type="float">
            <text:p>0</text:p>
          </table:table-cell>
          <table:table-cell table:formula="of:=([.P30]*[.P$2]+[.P29]*[.P$2])/[.Q$2]" office:value-type="float" office:value="0" calcext:value-type="float">
            <text:p>0</text:p>
          </table:table-cell>
          <table:table-cell table:formula="of:=([.Q30]*[.Q$2]+[.Q29]*[.Q$2])/[.R$2]" office:value-type="float" office:value="0" calcext:value-type="float">
            <text:p>0</text:p>
          </table:table-cell>
          <table:table-cell table:formula="of:=([.R30]*[.R$2]+[.R29]*[.R$2])/[.S$2]" office:value-type="float" office:value="0" calcext:value-type="float">
            <text:p>0</text:p>
          </table:table-cell>
          <table:table-cell table:formula="of:=([.S30]*[.S$2]+[.S29]*[.S$2])/[.T$2]" office:value-type="float" office:value="0" calcext:value-type="float">
            <text:p>0</text:p>
          </table:table-cell>
          <table:table-cell table:formula="of:=([.T30]*[.T$2]+[.T29]*[.T$2])/[.U$2]" office:value-type="float" office:value="0" calcext:value-type="float">
            <text:p>0</text:p>
          </table:table-cell>
          <table:table-cell table:formula="of:=([.U30]*[.U$2]+[.U29]*[.U$2])/[.V$2]" office:value-type="float" office:value="0" calcext:value-type="float">
            <text:p>0</text:p>
          </table:table-cell>
          <table:table-cell table:formula="of:=([.V30]*[.V$2]+[.V29]*[.V$2])/[.W$2]" office:value-type="float" office:value="0" calcext:value-type="float">
            <text:p>0</text:p>
          </table:table-cell>
          <table:table-cell table:formula="of:=([.W30]*[.W$2]+[.W29]*[.W$2])/[.X$2]" office:value-type="float" office:value="0" calcext:value-type="float">
            <text:p>0</text:p>
          </table:table-cell>
          <table:table-cell table:formula="of:=([.X30]*[.X$2]+[.X29]*[.X$2])/[.Y$2]" office:value-type="float" office:value="0" calcext:value-type="float">
            <text:p>0</text:p>
          </table:table-cell>
          <table:table-cell table:formula="of:=([.Y30]*[.Y$2]+[.Y29]*[.Y$2])/[.Z$2]" office:value-type="float" office:value="0" calcext:value-type="float">
            <text:p>0</text:p>
          </table:table-cell>
          <table:table-cell table:formula="of:=([.Z30]*[.Z$2]+[.Z29]*[.Z$2])/[.AA$2]" office:value-type="float" office:value="0" calcext:value-type="float">
            <text:p>0</text:p>
          </table:table-cell>
          <table:table-cell table:formula="of:=([.AA30]*[.AA$2]+[.AA29]*[.AA$2])/[.AB$2]" office:value-type="float" office:value="0.00000000745058059692" calcext:value-type="float">
            <text:p>7.45058059692383E-09</text:p>
          </table:table-cell>
          <table:table-cell table:formula="of:=([.AB30]*[.AB$2]+[.AB29]*[.AB$2])/[.AC$2]" office:value-type="float" office:value="0.00000010430812835693" calcext:value-type="float">
            <text:p>1.04308128356934E-07</text:p>
          </table:table-cell>
          <table:table-cell table:formula="of:=([.AC30]*[.AC$2]+[.AC29]*[.AC$2])/[.AD$2]" office:value-type="float" office:value="0.00000075623393058777" calcext:value-type="float">
            <text:p>7.56233930587769E-07</text:p>
          </table:table-cell>
          <table:table-cell table:formula="of:=([.AD30]*[.AD$2]+[.AD29]*[.AD$2])/[.AE$2]" office:value-type="float" office:value="0.00000378116965293884" calcext:value-type="float">
            <text:p>3.78116965293884E-06</text:p>
          </table:table-cell>
          <table:table-cell table:formula="of:=([.AE30]*[.AE$2]+[.AE29]*[.AE$2])/[.AF$2]" office:value-type="float" office:value="0.000014652032405138" calcext:value-type="float">
            <text:p>1.4652032405138E-05</text:p>
          </table:table-cell>
          <table:table-cell table:formula="of:=([.AF30]*[.AF$2]+[.AF29]*[.AF$2])/[.AG$2]" office:value-type="float" office:value="0.0000468865036964417" calcext:value-type="float">
            <text:p>4.68865036964417E-05</text:p>
          </table:table-cell>
          <table:table-cell table:formula="of:=([.AG30]*[.AG$2]+[.AG29]*[.AG$2])/[.AH$2]" office:value-type="float" office:value="0.000128937885165215" calcext:value-type="float">
            <text:p>0.000128937885165215</text:p>
          </table:table-cell>
          <table:table-cell table:formula="of:=([.AH30]*[.AH$2]+[.AH29]*[.AH$2])/[.AI$2]" office:value-type="float" office:value="0.000313134863972664" calcext:value-type="float">
            <text:p>0.000313134863972664</text:p>
          </table:table-cell>
          <table:table-cell table:formula="of:=([.AI30]*[.AI$2]+[.AI29]*[.AI$2])/[.AJ$2]" office:value-type="float" office:value="0.000684982514940202" calcext:value-type="float">
            <text:p>0.000684982514940202</text:p>
          </table:table-cell>
          <table:table-cell table:formula="of:=([.AJ30]*[.AJ$2]+[.AJ29]*[.AJ$2])/[.AK$2]" office:value-type="float" office:value="0.0013699650298804" calcext:value-type="float">
            <text:p>0.0013699650298804</text:p>
          </table:table-cell>
          <table:table-cell table:formula="of:=([.AK30]*[.AK$2]+[.AK29]*[.AK$2])/[.AL$2]" office:value-type="float" office:value="0.00253443530527875" calcext:value-type="float">
            <text:p>0.00253443530527875</text:p>
          </table:table-cell>
          <table:table-cell table:formula="of:=([.AL30]*[.AL$2]+[.AL29]*[.AL$2])/[.AM$2]" office:value-type="float" office:value="0.00437766098184511" calcext:value-type="float">
            <text:p>0.00437766098184511</text:p>
          </table:table-cell>
          <table:table-cell table:formula="of:=([.AM30]*[.AM$2]+[.AM29]*[.AM$2])/[.AN$2]" office:value-type="float" office:value="0.00711369909549831" calcext:value-type="float">
            <text:p>0.00711369909549831</text:p>
          </table:table-cell>
          <table:table-cell table:formula="of:=([.AN30]*[.AN$2]+[.AN29]*[.AN$2])/[.AO$2]" office:value-type="float" office:value="0.0109441524546128" calcext:value-type="float">
            <text:p>0.0109441524546128</text:p>
          </table:table-cell>
          <table:table-cell table:formula="of:=([.AO30]*[.AO$2]+[.AO29]*[.AO$2])/[.AP$2]" office:value-type="float" office:value="0.0160253660942544" calcext:value-type="float">
            <text:p>0.0160253660942544</text:p>
          </table:table-cell>
          <table:table-cell table:formula="of:=([.AP30]*[.AP$2]+[.AP29]*[.AP$2])/[.AQ$2]" office:value-type="float" office:value="0.0224355125319562" calcext:value-type="float">
            <text:p>0.0224355125319562</text:p>
          </table:table-cell>
          <table:table-cell table:formula="of:=([.AQ30]*[.AQ$2]+[.AQ29]*[.AQ$2])/[.AR$2]" office:value-type="float" office:value="0.0301477199648161" calcext:value-type="float">
            <text:p>0.0301477199648161</text:p>
          </table:table-cell>
          <table:table-cell table:formula="of:=([.AR30]*[.AR$2]+[.AR29]*[.AR$2])/[.AS$2]" office:value-type="float" office:value="0.0390146964250562" calcext:value-type="float">
            <text:p>0.0390146964250562</text:p>
          </table:table-cell>
          <table:table-cell table:formula="of:=([.AS30]*[.AS$2]+[.AS29]*[.AS$2])/[.AT$2]" office:value-type="float" office:value="0.0487683705313202" calcext:value-type="float">
            <text:p>0.0487683705313202</text:p>
          </table:table-cell>
          <table:table-cell table:formula="of:=([.AT30]*[.AT$2]+[.AT29]*[.AT$2])/[.AU$2]" office:value-type="float" office:value="0.059035395906335" calcext:value-type="float">
            <text:p>0.059035395906335</text:p>
          </table:table-cell>
          <table:table-cell table:formula="of:=([.AU30]*[.AU$2]+[.AU29]*[.AU$2])/[.AV$2]" office:value-type="float" office:value="0.0693665901899436" calcext:value-type="float">
            <text:p>0.0693665901899436</text:p>
          </table:table-cell>
          <table:table-cell table:formula="of:=([.AV30]*[.AV$2]+[.AV29]*[.AV$2])/[.AW$2]" office:value-type="float" office:value="0.0792761030742213" calcext:value-type="float">
            <text:p>0.0792761030742213</text:p>
          </table:table-cell>
          <table:table-cell table:formula="of:=([.AW30]*[.AW$2]+[.AW29]*[.AW$2])/[.AX$2]" office:value-type="float" office:value="0.0882847511508373" calcext:value-type="float">
            <text:p>0.0882847511508373</text:p>
          </table:table-cell>
          <table:table-cell table:formula="of:=([.AX30]*[.AX$2]+[.AX29]*[.AX$2])/[.AY$2]" office:value-type="float" office:value="0.0959616860335188" calcext:value-type="float">
            <text:p>0.0959616860335188</text:p>
          </table:table-cell>
          <table:table-cell table:formula="of:=([.AY30]*[.AY$2]+[.AY29]*[.AY$2])/[.AZ$2]" office:value-type="float" office:value="0.101959291410614" calcext:value-type="float">
            <text:p>0.101959291410614</text:p>
          </table:table-cell>
          <table:table-cell table:formula="of:=([.AZ30]*[.AZ$2]+[.AZ29]*[.AZ$2])/[.BA$2]" office:value-type="float" office:value="0.106037663067038" calcext:value-type="float">
            <text:p>0.106037663067038</text:p>
          </table:table-cell>
          <table:table-cell table:formula="of:=([.BA30]*[.BA$2]+[.BA29]*[.BA$2])/[.BB$2]" office:value-type="float" office:value="0.108076848895251" calcext:value-type="float">
            <text:p>0.108076848895251</text:p>
          </table:table-cell>
          <table:table-cell table:formula="of:=([.BB30]*[.BB$2]+[.BB29]*[.BB$2])/[.BC$2]" office:value-type="float" office:value="0.108076848895251" calcext:value-type="float">
            <text:p>0.108076848895251</text:p>
          </table:table-cell>
          <table:table-cell table:formula="of:=([.BC30]*[.BC$2]+[.BC29]*[.BC$2])/[.BD$2]" office:value-type="float" office:value="0.106146905164978" calcext:value-type="float">
            <text:p>0.106146905164978</text:p>
          </table:table-cell>
          <table:table-cell table:formula="of:=([.BD30]*[.BD$2]+[.BD29]*[.BD$2])/[.BE$2]" office:value-type="float" office:value="0.102486667055841" calcext:value-type="float">
            <text:p>0.102486667055841</text:p>
          </table:table-cell>
          <table:table-cell table:formula="of:=([.BE30]*[.BE$2]+[.BE29]*[.BE$2])/[.BF$2]" office:value-type="float" office:value="0.097362333703049" calcext:value-type="float">
            <text:p>0.097362333703049</text:p>
          </table:table-cell>
          <table:table-cell table:formula="of:=([.BF30]*[.BF$2]+[.BF29]*[.BF$2])/[.BG$2]" office:value-type="float" office:value="0.0910808928189814" calcext:value-type="float">
            <text:p>0.0910808928189814</text:p>
          </table:table-cell>
          <table:table-cell table:formula="of:=([.BG30]*[.BG$2]+[.BG29]*[.BG$2])/[.BH$2]" office:value-type="float" office:value="0.0839651980674984" calcext:value-type="float">
            <text:p>0.0839651980674984</text:p>
          </table:table-cell>
          <table:table-cell table:formula="of:=([.BH30]*[.BH$2]+[.BH29]*[.BH$2])/[.BI$2]" office:value-type="float" office:value="0.0763319982431804" calcext:value-type="float">
            <text:p>0.0763319982431804</text:p>
          </table:table-cell>
          <table:table-cell table:formula="of:=([.BI30]*[.BI$2]+[.BI29]*[.BI$2])/[.BJ$2]" office:value-type="float" office:value="0.0684742925416765" calcext:value-type="float">
            <text:p>0.0684742925416765</text:p>
          </table:table-cell>
          <table:table-cell table:formula="of:=([.BJ30]*[.BJ$2]+[.BJ29]*[.BJ$2])/[.BK$2]" office:value-type="float" office:value="0.0606486591083421" calcext:value-type="float">
            <text:p>0.0606486591083421</text:p>
          </table:table-cell>
          <table:table-cell table:formula="of:=([.BK30]*[.BK$2]+[.BK29]*[.BK$2])/[.BL$2]" office:value-type="float" office:value="0.0530675767197993" calcext:value-type="float">
            <text:p>0.0530675767197993</text:p>
          </table:table-cell>
          <table:table-cell table:formula="of:=([.BL30]*[.BL$2]+[.BL29]*[.BL$2])/[.BM$2]" office:value-type="float" office:value="0.0458962825684751" calcext:value-type="float">
            <text:p>0.0458962825684751</text:p>
          </table:table-cell>
          <table:table-cell table:formula="of:=([.BM30]*[.BM$2]+[.BM29]*[.BM$2])/[.BN$2]" office:value-type="float" office:value="0.0392533995651432" calcext:value-type="float">
            <text:p>0.0392533995651432</text:p>
          </table:table-cell>
          <table:table-cell table:formula="of:=([.BN30]*[.BN$2]+[.BN29]*[.BN$2])/[.BO$2]" office:value-type="float" office:value="0.0332144150166596" calcext:value-type="float">
            <text:p>0.0332144150166596</text:p>
          </table:table-cell>
          <table:table-cell table:formula="of:=([.BO30]*[.BO$2]+[.BO29]*[.BO$2])/[.BP$2]" office:value-type="float" office:value="0.0278170725764524" calcext:value-type="float">
            <text:p>0.0278170725764524</text:p>
          </table:table-cell>
          <table:table-cell table:formula="of:=([.BP30]*[.BP$2]+[.BP29]*[.BP$2])/[.BQ$2]" office:value-type="float" office:value="0.0230678162829118" calcext:value-type="float">
            <text:p>0.0230678162829118</text:p>
          </table:table-cell>
          <table:table-cell table:formula="of:=([.BQ30]*[.BQ$2]+[.BQ29]*[.BQ$2])/[.BR$2]" office:value-type="float" office:value="0.0189485633752489" calcext:value-type="float">
            <text:p>0.0189485633752489</text:p>
          </table:table-cell>
          <table:table-cell table:formula="of:=([.BR30]*[.BR$2]+[.BR29]*[.BR$2])/[.BS$2]" office:value-type="float" office:value="0.0154232492589236" calcext:value-type="float">
            <text:p>0.0154232492589236</text:p>
          </table:table-cell>
          <table:table-cell table:formula="of:=([.BS30]*[.BS$2]+[.BS29]*[.BS$2])/[.BT$2]" office:value-type="float" office:value="0.0124437579248133" calcext:value-type="float">
            <text:p>0.0124437579248133</text:p>
          </table:table-cell>
          <table:table-cell table:formula="of:=([.BT30]*[.BT$2]+[.BT29]*[.BT$2])/[.BU$2]" office:value-type="float" office:value="0.00995500633985066" calcext:value-type="float">
            <text:p>0.00995500633985066</text:p>
          </table:table-cell>
          <table:table-cell table:formula="of:=([.BU30]*[.BU$2]+[.BU29]*[.BU$2])/[.BV$2]" office:value-type="float" office:value="0.0078990811174902" calcext:value-type="float">
            <text:p>0.0078990811174902</text:p>
          </table:table-cell>
          <table:table-cell table:formula="of:=([.BV30]*[.BV$2]+[.BV29]*[.BV$2])/[.BW$2]" office:value-type="float" office:value="0.00621842556057739" calcext:value-type="float">
            <text:p>0.00621842556057739</text:p>
          </table:table-cell>
          <table:table-cell table:formula="of:=([.BW30]*[.BW$2]+[.BW29]*[.BW$2])/[.BX$2]" office:value-type="float" office:value="0.00485814496920109" calcext:value-type="float">
            <text:p>0.00485814496920109</text:p>
          </table:table-cell>
          <table:table-cell table:formula="of:=([.BX30]*[.BX$2]+[.BX29]*[.BX$2])/[.BY$2]" office:value-type="float" office:value="0.00376754099652329" calcext:value-type="float">
            <text:p>0.00376754099652329</text:p>
          </table:table-cell>
          <table:table-cell table:formula="of:=([.BY30]*[.BY$2]+[.BY29]*[.BY$2])/[.BZ$2]" office:value-type="float" office:value="0.00290100656732293" calcext:value-type="float">
            <text:p>0.00290100656732293</text:p>
          </table:table-cell>
          <table:table-cell table:formula="of:=([.BZ30]*[.BZ$2]+[.BZ29]*[.BZ$2])/[.CA$2]" office:value-type="float" office:value="0.00221841678677636" calcext:value-type="float">
            <text:p>0.00221841678677636</text:p>
          </table:table-cell>
          <table:table-cell table:formula="of:=([.CA30]*[.CA$2]+[.CA29]*[.CA$2])/[.CB$2]" office:value-type="float" office:value="0.00168514352072435" calcext:value-type="float">
            <text:p>0.00168514352072435</text:p>
          </table:table-cell>
          <table:table-cell table:formula="of:=([.CB30]*[.CB$2]+[.CB29]*[.CB$2])/[.CC$2]" office:value-type="float" office:value="0.00127180643073536" calcext:value-type="float">
            <text:p>0.00127180643073536</text:p>
          </table:table-cell>
          <table:table-cell table:formula="of:=([.CC30]*[.CC$2]+[.CC29]*[.CC$2])/[.CD$2]" office:value-type="float" office:value="0.00095385482305152" calcext:value-type="float">
            <text:p>0.00095385482305152</text:p>
          </table:table-cell>
          <table:table-cell table:formula="of:=([.CD30]*[.CD$2]+[.CD29]*[.CD$2])/[.CE$2]" office:value-type="float" office:value="0.000711055413547497" calcext:value-type="float">
            <text:p>0.000711055413547497</text:p>
          </table:table-cell>
          <table:table-cell table:formula="of:=([.CE30]*[.CE$2]+[.CE29]*[.CE$2])/[.CF$2]" office:value-type="float" office:value="0.000526942851111091" calcext:value-type="float">
            <text:p>0.000526942851111091</text:p>
          </table:table-cell>
          <table:table-cell table:formula="of:=([.CF30]*[.CF$2]+[.CF29]*[.CF$2])/[.CG$2]" office:value-type="float" office:value="0.000388273679766067" calcext:value-type="float">
            <text:p>0.000388273679766067</text:p>
          </table:table-cell>
          <table:table-cell table:formula="of:=([.CG30]*[.CG$2]+[.CG29]*[.CG$2])/[.CH$2]" office:value-type="float" office:value="0.00028451088603548" calcext:value-type="float">
            <text:p>0.00028451088603548</text:p>
          </table:table-cell>
          <table:table-cell table:formula="of:=([.CH30]*[.CH$2]+[.CH29]*[.CH$2])/[.CI$2]" office:value-type="float" office:value="0.000207355391517384" calcext:value-type="float">
            <text:p>0.000207355391517384</text:p>
          </table:table-cell>
          <table:table-cell table:formula="of:=([.CI30]*[.CI$2]+[.CI29]*[.CI$2])/[.CJ$2]" office:value-type="float" office:value="0.000150332658850103" calcext:value-type="float">
            <text:p>0.000150332658850103</text:p>
          </table:table-cell>
          <table:table-cell table:formula="of:=([.CJ30]*[.CJ$2]+[.CJ29]*[.CJ$2])/[.CK$2]" office:value-type="float" office:value="0.000108436671957452" calcext:value-type="float">
            <text:p>0.000108436671957452</text:p>
          </table:table-cell>
          <table:table-cell table:formula="of:=([.CK30]*[.CK$2]+[.CK29]*[.CK$2])/[.CL$2]" office:value-type="float" office:value="0.0000778295468081709" calcext:value-type="float">
            <text:p>7.78295468081709E-05</text:p>
          </table:table-cell>
          <table:table-cell table:formula="of:=([.CL30]*[.CL$2]+[.CL29]*[.CL$2])/[.CM$2]" office:value-type="float" office:value="0.0000555925334344078" calcext:value-type="float">
            <text:p>5.55925334344078E-05</text:p>
          </table:table-cell>
          <table:table-cell table:formula="of:=([.CM30]*[.CM$2]+[.CM29]*[.CM$2])/[.CN$2]" office:value-type="float" office:value="0.0000395228167385243" calcext:value-type="float">
            <text:p>3.95228167385243E-05</text:p>
          </table:table-cell>
          <table:table-cell table:formula="of:=([.CN30]*[.CN$2]+[.CN29]*[.CN$2])/[.CO$2]" office:value-type="float" office:value="0.0000279699933841864" calcext:value-type="float">
            <text:p>2.79699933841864E-05</text:p>
          </table:table-cell>
          <table:table-cell table:formula="of:=([.CO30]*[.CO$2]+[.CO29]*[.CO$2])/[.CP$2]" office:value-type="float" office:value="0.000019706131702495" calcext:value-type="float">
            <text:p>1.9706131702495E-05</text:p>
          </table:table-cell>
          <table:table-cell table:formula="of:=([.CP30]*[.CP$2]+[.CP29]*[.CP$2])/[.CQ$2]" office:value-type="float" office:value="0.0000138237043286159" calcext:value-type="float">
            <text:p>1.38237043286159E-05</text:p>
          </table:table-cell>
          <table:table-cell table:formula="of:=([.CQ30]*[.CQ$2]+[.CQ29]*[.CQ$2])/[.CR$2]" office:value-type="float" office:value="0.00000965626405307727" calcext:value-type="float">
            <text:p>9.65626405307727E-06</text:p>
          </table:table-cell>
          <table:table-cell table:formula="of:=([.CR30]*[.CR$2]+[.CR29]*[.CR$2])/[.CS$2]" office:value-type="float" office:value="0.00000671740108040158" calcext:value-type="float">
            <text:p>6.71740108040158E-06</text:p>
          </table:table-cell>
          <table:table-cell table:number-columns-repeated="16287"/>
        </table:table-row>
        <table:table-row table:style-name="ro1">
          <table:table-cell/>
          <table:table-cell table:formula="of:=([.A31]*[.A$2]+[.A30]*[.A$2])/[.B$2]" office:value-type="float" office:value="0" calcext:value-type="float">
            <text:p>0</text:p>
          </table:table-cell>
          <table:table-cell table:formula="of:=([.B31]*[.B$2]+[.B30]*[.B$2])/[.C$2]" office:value-type="float" office:value="0" calcext:value-type="float">
            <text:p>0</text:p>
          </table:table-cell>
          <table:table-cell table:formula="of:=([.C31]*[.C$2]+[.C30]*[.C$2])/[.D$2]" office:value-type="float" office:value="0" calcext:value-type="float">
            <text:p>0</text:p>
          </table:table-cell>
          <table:table-cell table:formula="of:=([.D31]*[.D$2]+[.D30]*[.D$2])/[.E$2]" office:value-type="float" office:value="0" calcext:value-type="float">
            <text:p>0</text:p>
          </table:table-cell>
          <table:table-cell table:formula="of:=([.E31]*[.E$2]+[.E30]*[.E$2])/[.F$2]" office:value-type="float" office:value="0" calcext:value-type="float">
            <text:p>0</text:p>
          </table:table-cell>
          <table:table-cell table:formula="of:=([.F31]*[.F$2]+[.F30]*[.F$2])/[.G$2]" office:value-type="float" office:value="0" calcext:value-type="float">
            <text:p>0</text:p>
          </table:table-cell>
          <table:table-cell table:formula="of:=([.G31]*[.G$2]+[.G30]*[.G$2])/[.H$2]" office:value-type="float" office:value="0" calcext:value-type="float">
            <text:p>0</text:p>
          </table:table-cell>
          <table:table-cell table:formula="of:=([.H31]*[.H$2]+[.H30]*[.H$2])/[.I$2]" office:value-type="float" office:value="0" calcext:value-type="float">
            <text:p>0</text:p>
          </table:table-cell>
          <table:table-cell table:formula="of:=([.I31]*[.I$2]+[.I30]*[.I$2])/[.J$2]" office:value-type="float" office:value="0" calcext:value-type="float">
            <text:p>0</text:p>
          </table:table-cell>
          <table:table-cell table:formula="of:=([.J31]*[.J$2]+[.J30]*[.J$2])/[.K$2]" office:value-type="float" office:value="0" calcext:value-type="float">
            <text:p>0</text:p>
          </table:table-cell>
          <table:table-cell table:formula="of:=([.K31]*[.K$2]+[.K30]*[.K$2])/[.L$2]" office:value-type="float" office:value="0" calcext:value-type="float">
            <text:p>0</text:p>
          </table:table-cell>
          <table:table-cell table:formula="of:=([.L31]*[.L$2]+[.L30]*[.L$2])/[.M$2]" office:value-type="float" office:value="0" calcext:value-type="float">
            <text:p>0</text:p>
          </table:table-cell>
          <table:table-cell table:formula="of:=([.M31]*[.M$2]+[.M30]*[.M$2])/[.N$2]" office:value-type="float" office:value="0" calcext:value-type="float">
            <text:p>0</text:p>
          </table:table-cell>
          <table:table-cell table:formula="of:=([.N31]*[.N$2]+[.N30]*[.N$2])/[.O$2]" office:value-type="float" office:value="0" calcext:value-type="float">
            <text:p>0</text:p>
          </table:table-cell>
          <table:table-cell table:formula="of:=([.O31]*[.O$2]+[.O30]*[.O$2])/[.P$2]" office:value-type="float" office:value="0" calcext:value-type="float">
            <text:p>0</text:p>
          </table:table-cell>
          <table:table-cell table:formula="of:=([.P31]*[.P$2]+[.P30]*[.P$2])/[.Q$2]" office:value-type="float" office:value="0" calcext:value-type="float">
            <text:p>0</text:p>
          </table:table-cell>
          <table:table-cell table:formula="of:=([.Q31]*[.Q$2]+[.Q30]*[.Q$2])/[.R$2]" office:value-type="float" office:value="0" calcext:value-type="float">
            <text:p>0</text:p>
          </table:table-cell>
          <table:table-cell table:formula="of:=([.R31]*[.R$2]+[.R30]*[.R$2])/[.S$2]" office:value-type="float" office:value="0" calcext:value-type="float">
            <text:p>0</text:p>
          </table:table-cell>
          <table:table-cell table:formula="of:=([.S31]*[.S$2]+[.S30]*[.S$2])/[.T$2]" office:value-type="float" office:value="0" calcext:value-type="float">
            <text:p>0</text:p>
          </table:table-cell>
          <table:table-cell table:formula="of:=([.T31]*[.T$2]+[.T30]*[.T$2])/[.U$2]" office:value-type="float" office:value="0" calcext:value-type="float">
            <text:p>0</text:p>
          </table:table-cell>
          <table:table-cell table:formula="of:=([.U31]*[.U$2]+[.U30]*[.U$2])/[.V$2]" office:value-type="float" office:value="0" calcext:value-type="float">
            <text:p>0</text:p>
          </table:table-cell>
          <table:table-cell table:formula="of:=([.V31]*[.V$2]+[.V30]*[.V$2])/[.W$2]" office:value-type="float" office:value="0" calcext:value-type="float">
            <text:p>0</text:p>
          </table:table-cell>
          <table:table-cell table:formula="of:=([.W31]*[.W$2]+[.W30]*[.W$2])/[.X$2]" office:value-type="float" office:value="0" calcext:value-type="float">
            <text:p>0</text:p>
          </table:table-cell>
          <table:table-cell table:formula="of:=([.X31]*[.X$2]+[.X30]*[.X$2])/[.Y$2]" office:value-type="float" office:value="0" calcext:value-type="float">
            <text:p>0</text:p>
          </table:table-cell>
          <table:table-cell table:formula="of:=([.Y31]*[.Y$2]+[.Y30]*[.Y$2])/[.Z$2]" office:value-type="float" office:value="0" calcext:value-type="float">
            <text:p>0</text:p>
          </table:table-cell>
          <table:table-cell table:formula="of:=([.Z31]*[.Z$2]+[.Z30]*[.Z$2])/[.AA$2]" office:value-type="float" office:value="0" calcext:value-type="float">
            <text:p>0</text:p>
          </table:table-cell>
          <table:table-cell table:formula="of:=([.AA31]*[.AA$2]+[.AA30]*[.AA$2])/[.AB$2]" office:value-type="float" office:value="0" calcext:value-type="float">
            <text:p>0</text:p>
          </table:table-cell>
          <table:table-cell table:formula="of:=([.AB31]*[.AB$2]+[.AB30]*[.AB$2])/[.AC$2]" office:value-type="float" office:value="0.00000000372529029846" calcext:value-type="float">
            <text:p>3.72529029846191E-09</text:p>
          </table:table-cell>
          <table:table-cell table:formula="of:=([.AC31]*[.AC$2]+[.AC30]*[.AC$2])/[.AD$2]" office:value-type="float" office:value="0.0000000540167093277" calcext:value-type="float">
            <text:p>5.40167093276978E-08</text:p>
          </table:table-cell>
          <table:table-cell table:formula="of:=([.AD31]*[.AD$2]+[.AD30]*[.AD$2])/[.AE$2]" office:value-type="float" office:value="0.00000040512531995773" calcext:value-type="float">
            <text:p>4.05125319957733E-07</text:p>
          </table:table-cell>
          <table:table-cell table:formula="of:=([.AE31]*[.AE$2]+[.AE30]*[.AE$2])/[.AF$2]" office:value-type="float" office:value="0.00000209314748644829" calcext:value-type="float">
            <text:p>2.09314748644829E-06</text:p>
          </table:table-cell>
          <table:table-cell table:formula="of:=([.AF31]*[.AF$2]+[.AF30]*[.AF$2])/[.AG$2]" office:value-type="float" office:value="0.00000837258994579315" calcext:value-type="float">
            <text:p>8.37258994579315E-06</text:p>
          </table:table-cell>
          <table:table-cell table:formula="of:=([.AG31]*[.AG$2]+[.AG30]*[.AG$2])/[.AH$2]" office:value-type="float" office:value="0.0000276295468211174" calcext:value-type="float">
            <text:p>2.76295468211174E-05</text:p>
          </table:table-cell>
          <table:table-cell table:formula="of:=([.AH31]*[.AH$2]+[.AH30]*[.AH$2])/[.AI$2]" office:value-type="float" office:value="0.000078283715993166" calcext:value-type="float">
            <text:p>7.8283715993166E-05</text:p>
          </table:table-cell>
          <table:table-cell table:formula="of:=([.AI31]*[.AI$2]+[.AI30]*[.AI$2])/[.AJ$2]" office:value-type="float" office:value="0.000195709289982915" calcext:value-type="float">
            <text:p>0.000195709289982915</text:p>
          </table:table-cell>
          <table:table-cell table:formula="of:=([.AJ31]*[.AJ$2]+[.AJ30]*[.AJ$2])/[.AK$2]" office:value-type="float" office:value="0.000440345902461559" calcext:value-type="float">
            <text:p>0.000440345902461559</text:p>
          </table:table-cell>
          <table:table-cell table:formula="of:=([.AK31]*[.AK$2]+[.AK30]*[.AK$2])/[.AL$2]" office:value-type="float" office:value="0.000905155466170982" calcext:value-type="float">
            <text:p>0.000905155466170982</text:p>
          </table:table-cell>
          <table:table-cell table:formula="of:=([.AL31]*[.AL$2]+[.AL30]*[.AL$2])/[.AM$2]" office:value-type="float" office:value="0.00171979538572487" calcext:value-type="float">
            <text:p>0.00171979538572487</text:p>
          </table:table-cell>
          <table:table-cell table:formula="of:=([.AM31]*[.AM$2]+[.AM30]*[.AM$2])/[.AN$2]" office:value-type="float" office:value="0.00304872818378499" calcext:value-type="float">
            <text:p>0.00304872818378499</text:p>
          </table:table-cell>
          <table:table-cell table:formula="of:=([.AN31]*[.AN$2]+[.AN30]*[.AN$2])/[.AO$2]" office:value-type="float" office:value="0.00508121363964165" calcext:value-type="float">
            <text:p>0.00508121363964165</text:p>
          </table:table-cell>
          <table:table-cell table:formula="of:=([.AO31]*[.AO$2]+[.AO30]*[.AO$2])/[.AP$2]" office:value-type="float" office:value="0.00801268304712721" calcext:value-type="float">
            <text:p>0.00801268304712721</text:p>
          </table:table-cell>
          <table:table-cell table:formula="of:=([.AP31]*[.AP$2]+[.AP30]*[.AP$2])/[.AQ$2]" office:value-type="float" office:value="0.0120190245706908" calcext:value-type="float">
            <text:p>0.0120190245706908</text:p>
          </table:table-cell>
          <table:table-cell table:formula="of:=([.AQ31]*[.AQ$2]+[.AQ30]*[.AQ$2])/[.AR$2]" office:value-type="float" office:value="0.0172272685513235" calcext:value-type="float">
            <text:p>0.0172272685513235</text:p>
          </table:table-cell>
          <table:table-cell table:formula="of:=([.AR31]*[.AR$2]+[.AR30]*[.AR$2])/[.AS$2]" office:value-type="float" office:value="0.0236874942580698" calcext:value-type="float">
            <text:p>0.0236874942580698</text:p>
          </table:table-cell>
          <table:table-cell table:formula="of:=([.AS31]*[.AS$2]+[.AS30]*[.AS$2])/[.AT$2]" office:value-type="float" office:value="0.031351095341563" calcext:value-type="float">
            <text:p>0.031351095341563</text:p>
          </table:table-cell>
          <table:table-cell table:formula="of:=([.AT31]*[.AT$2]+[.AT30]*[.AT$2])/[.AU$2]" office:value-type="float" office:value="0.0400597329364416" calcext:value-type="float">
            <text:p>0.0400597329364416</text:p>
          </table:table-cell>
          <table:table-cell table:formula="of:=([.AU31]*[.AU$2]+[.AU30]*[.AU$2])/[.AV$2]" office:value-type="float" office:value="0.0495475644213883" calcext:value-type="float">
            <text:p>0.0495475644213883</text:p>
          </table:table-cell>
          <table:table-cell table:formula="of:=([.AV31]*[.AV$2]+[.AV30]*[.AV$2])/[.AW$2]" office:value-type="float" office:value="0.059457077305666" calcext:value-type="float">
            <text:p>0.059457077305666</text:p>
          </table:table-cell>
          <table:table-cell table:formula="of:=([.AW31]*[.AW$2]+[.AW30]*[.AW$2])/[.AX$2]" office:value-type="float" office:value="0.0693665901899436" calcext:value-type="float">
            <text:p>0.0693665901899436</text:p>
          </table:table-cell>
          <table:table-cell table:formula="of:=([.AX31]*[.AX$2]+[.AX30]*[.AX$2])/[.AY$2]" office:value-type="float" office:value="0.0788256706703905" calcext:value-type="float">
            <text:p>0.0788256706703905</text:p>
          </table:table-cell>
          <table:table-cell table:formula="of:=([.AY31]*[.AY$2]+[.AY30]*[.AY$2])/[.AZ$2]" office:value-type="float" office:value="0.0873936783519547" calcext:value-type="float">
            <text:p>0.0873936783519547</text:p>
          </table:table-cell>
          <table:table-cell table:formula="of:=([.AZ31]*[.AZ$2]+[.AZ30]*[.AZ$2])/[.BA$2]" office:value-type="float" office:value="0.0946764848812842" calcext:value-type="float">
            <text:p>0.0946764848812842</text:p>
          </table:table-cell>
          <table:table-cell table:formula="of:=([.BA31]*[.BA$2]+[.BA30]*[.BA$2])/[.BB$2]" office:value-type="float" office:value="0.100357073974161" calcext:value-type="float">
            <text:p>0.100357073974161</text:p>
          </table:table-cell>
          <table:table-cell table:formula="of:=([.BB31]*[.BB$2]+[.BB30]*[.BB$2])/[.BC$2]" office:value-type="float" office:value="0.104216961434706" calcext:value-type="float">
            <text:p>0.104216961434706</text:p>
          </table:table-cell>
          <table:table-cell table:formula="of:=([.BC31]*[.BC$2]+[.BC30]*[.BC$2])/[.BD$2]" office:value-type="float" office:value="0.106146905164978" calcext:value-type="float">
            <text:p>0.106146905164978</text:p>
          </table:table-cell>
          <table:table-cell table:formula="of:=([.BD31]*[.BD$2]+[.BD30]*[.BD$2])/[.BE$2]" office:value-type="float" office:value="0.106146905164978" calcext:value-type="float">
            <text:p>0.106146905164978</text:p>
          </table:table-cell>
          <table:table-cell table:formula="of:=([.BE31]*[.BE$2]+[.BE30]*[.BE$2])/[.BF$2]" office:value-type="float" office:value="0.10431678611041" calcext:value-type="float">
            <text:p>0.10431678611041</text:p>
          </table:table-cell>
          <table:table-cell table:formula="of:=([.BF31]*[.BF$2]+[.BF30]*[.BF$2])/[.BG$2]" office:value-type="float" office:value="0.100839559906729" calcext:value-type="float">
            <text:p>0.100839559906729</text:p>
          </table:table-cell>
          <table:table-cell table:formula="of:=([.BG31]*[.BG$2]+[.BG30]*[.BG$2])/[.BH$2]" office:value-type="float" office:value="0.0959602263628554" calcext:value-type="float">
            <text:p>0.0959602263628554</text:p>
          </table:table-cell>
          <table:table-cell table:formula="of:=([.BH31]*[.BH$2]+[.BH30]*[.BH$2])/[.BI$2]" office:value-type="float" office:value="0.0899627122151769" calcext:value-type="float">
            <text:p>0.0899627122151769</text:p>
          </table:table-cell>
          <table:table-cell table:formula="of:=([.BI31]*[.BI$2]+[.BI30]*[.BI$2])/[.BJ$2]" office:value-type="float" office:value="0.0831473552291787" calcext:value-type="float">
            <text:p>0.0831473552291787</text:p>
          </table:table-cell>
          <table:table-cell table:formula="of:=([.BJ31]*[.BJ$2]+[.BJ30]*[.BJ$2])/[.BK$2]" office:value-type="float" office:value="0.0758108238854276" calcext:value-type="float">
            <text:p>0.0758108238854276</text:p>
          </table:table-cell>
          <table:table-cell table:formula="of:=([.BK31]*[.BK$2]+[.BK30]*[.BK$2])/[.BL$2]" office:value-type="float" office:value="0.0682297414968848" calcext:value-type="float">
            <text:p>0.0682297414968848</text:p>
          </table:table-cell>
          <table:table-cell table:formula="of:=([.BL31]*[.BL$2]+[.BL30]*[.BL$2])/[.BM$2]" office:value-type="float" office:value="0.0606486591083421" calcext:value-type="float">
            <text:p>0.0606486591083421</text:p>
          </table:table-cell>
          <table:table-cell table:formula="of:=([.BM31]*[.BM$2]+[.BM30]*[.BM$2])/[.BN$2]" office:value-type="float" office:value="0.0532724708384086" calcext:value-type="float">
            <text:p>0.0532724708384086</text:p>
          </table:table-cell>
          <table:table-cell table:formula="of:=([.BN31]*[.BN$2]+[.BN30]*[.BN$2])/[.BO$2]" office:value-type="float" office:value="0.0462629352017759" calcext:value-type="float">
            <text:p>0.0462629352017759</text:p>
          </table:table-cell>
          <table:table-cell table:formula="of:=([.BO31]*[.BO$2]+[.BO30]*[.BO$2])/[.BP$2]" office:value-type="float" office:value="0.0397386751092177" calcext:value-type="float">
            <text:p>0.0397386751092177</text:p>
          </table:table-cell>
          <table:table-cell table:formula="of:=([.BP31]*[.BP$2]+[.BP30]*[.BP$2])/[.BQ$2]" office:value-type="float" office:value="0.0337778738428351" calcext:value-type="float">
            <text:p>0.0337778738428351</text:p>
          </table:table-cell>
          <table:table-cell table:formula="of:=([.BQ31]*[.BQ$2]+[.BQ30]*[.BQ$2])/[.BR$2]" office:value-type="float" office:value="0.0284228450628734" calcext:value-type="float">
            <text:p>0.0284228450628734</text:p>
          </table:table-cell>
          <table:table-cell table:formula="of:=([.BR31]*[.BR$2]+[.BR30]*[.BR$2])/[.BS$2]" office:value-type="float" office:value="0.0236857042190612" calcext:value-type="float">
            <text:p>0.0236857042190612</text:p>
          </table:table-cell>
          <table:table-cell table:formula="of:=([.BS31]*[.BS$2]+[.BS30]*[.BS$2])/[.BT$2]" office:value-type="float" office:value="0.0195544767389924" calcext:value-type="float">
            <text:p>0.0195544767389924</text:p>
          </table:table-cell>
          <table:table-cell table:formula="of:=([.BT31]*[.BT$2]+[.BT30]*[.BT$2])/[.BU$2]" office:value-type="float" office:value="0.0159991173319028" calcext:value-type="float">
            <text:p>0.0159991173319028</text:p>
          </table:table-cell>
          <table:table-cell table:formula="of:=([.BU31]*[.BU$2]+[.BU30]*[.BU$2])/[.BV$2]" office:value-type="float" office:value="0.0129770618358768" calcext:value-type="float">
            <text:p>0.0129770618358768</text:p>
          </table:table-cell>
          <table:table-cell table:formula="of:=([.BV31]*[.BV$2]+[.BV30]*[.BV$2])/[.BW$2]" office:value-type="float" office:value="0.0104380714766835" calcext:value-type="float">
            <text:p>0.0104380714766835</text:p>
          </table:table-cell>
          <table:table-cell table:formula="of:=([.BW31]*[.BW$2]+[.BW30]*[.BW$2])/[.BX$2]" office:value-type="float" office:value="0.00832824851863043" calcext:value-type="float">
            <text:p>0.00832824851863043</text:p>
          </table:table-cell>
          <table:table-cell table:formula="of:=([.BX31]*[.BX$2]+[.BX30]*[.BX$2])/[.BY$2]" office:value-type="float" office:value="0.00659319674391576" calcext:value-type="float">
            <text:p>0.00659319674391576</text:p>
          </table:table-cell>
          <table:table-cell table:formula="of:=([.BY31]*[.BY$2]+[.BY30]*[.BY$2])/[.BZ$2]" office:value-type="float" office:value="0.00518036887021952" calcext:value-type="float">
            <text:p>0.00518036887021952</text:p>
          </table:table-cell>
          <table:table-cell table:formula="of:=([.BZ31]*[.BZ$2]+[.BZ30]*[.BZ$2])/[.CA$2]" office:value-type="float" office:value="0.00404068771877123" calcext:value-type="float">
            <text:p>0.00404068771877123</text:p>
          </table:table-cell>
          <table:table-cell table:formula="of:=([.CA31]*[.CA$2]+[.CA30]*[.CA$2])/[.CB$2]" office:value-type="float" office:value="0.0031295522527738" calcext:value-type="float">
            <text:p>0.0031295522527738</text:p>
          </table:table-cell>
          <table:table-cell table:formula="of:=([.CB31]*[.CB$2]+[.CB30]*[.CB$2])/[.CC$2]" office:value-type="float" office:value="0.00240734788674907" calcext:value-type="float">
            <text:p>0.00240734788674907</text:p>
          </table:table-cell>
          <table:table-cell table:formula="of:=([.CC31]*[.CC$2]+[.CC30]*[.CC$2])/[.CD$2]" office:value-type="float" office:value="0.00183957715874222" calcext:value-type="float">
            <text:p>0.00183957715874222</text:p>
          </table:table-cell>
          <table:table-cell table:formula="of:=([.CD31]*[.CD$2]+[.CD30]*[.CD$2])/[.CE$2]" office:value-type="float" office:value="0.00139671599089687" calcext:value-type="float">
            <text:p>0.00139671599089687</text:p>
          </table:table-cell>
          <table:table-cell table:formula="of:=([.CE31]*[.CE$2]+[.CE30]*[.CE$2])/[.CF$2]" office:value-type="float" office:value="0.00105388570222218" calcext:value-type="float">
            <text:p>0.00105388570222218</text:p>
          </table:table-cell>
          <table:table-cell table:formula="of:=([.CF31]*[.CF$2]+[.CF30]*[.CF$2])/[.CG$2]" office:value-type="float" office:value="0.000790414276666637" calcext:value-type="float">
            <text:p>0.000790414276666637</text:p>
          </table:table-cell>
          <table:table-cell table:formula="of:=([.CG31]*[.CG$2]+[.CG30]*[.CG$2])/[.CH$2]" office:value-type="float" office:value="0.000589343978216352" calcext:value-type="float">
            <text:p>0.000589343978216352</text:p>
          </table:table-cell>
          <table:table-cell table:formula="of:=([.CH31]*[.CH$2]+[.CH30]*[.CH$2])/[.CI$2]" office:value-type="float" office:value="0.000436927432125916" calcext:value-type="float">
            <text:p>0.000436927432125916</text:p>
          </table:table-cell>
          <table:table-cell table:formula="of:=([.CI31]*[.CI$2]+[.CI30]*[.CI$2])/[.CJ$2]" office:value-type="float" office:value="0.00032214141182165" calcext:value-type="float">
            <text:p>0.00032214141182165</text:p>
          </table:table-cell>
          <table:table-cell table:formula="of:=([.CJ31]*[.CJ$2]+[.CJ30]*[.CJ$2])/[.CK$2]" office:value-type="float" office:value="0.000236237035335877" calcext:value-type="float">
            <text:p>0.000236237035335877</text:p>
          </table:table-cell>
          <table:table-cell table:formula="of:=([.CK31]*[.CK$2]+[.CK30]*[.CK$2])/[.CL$2]" office:value-type="float" office:value="0.000172336853646664" calcext:value-type="float">
            <text:p>0.000172336853646664</text:p>
          </table:table-cell>
          <table:table-cell table:formula="of:=([.CL31]*[.CL$2]+[.CL30]*[.CL$2])/[.CM$2]" office:value-type="float" office:value="0.000125083200227418" calcext:value-type="float">
            <text:p>0.000125083200227418</text:p>
          </table:table-cell>
          <table:table-cell table:formula="of:=([.CM31]*[.CM$2]+[.CM30]*[.CM$2])/[.CN$2]" office:value-type="float" office:value="0.0000903378668309126" calcext:value-type="float">
            <text:p>9.03378668309126E-05</text:p>
          </table:table-cell>
          <table:table-cell table:formula="of:=([.CN31]*[.CN$2]+[.CN30]*[.CN$2])/[.CO$2]" office:value-type="float" office:value="0.0000649303417847185" calcext:value-type="float">
            <text:p>6.49303417847185E-05</text:p>
          </table:table-cell>
          <table:table-cell table:formula="of:=([.CO31]*[.CO$2]+[.CO30]*[.CO$2])/[.CP$2]" office:value-type="float" office:value="0.0000464501675844524" calcext:value-type="float">
            <text:p>4.64501675844524E-05</text:p>
          </table:table-cell>
          <table:table-cell table:formula="of:=([.CP31]*[.CP$2]+[.CP30]*[.CP$2])/[.CQ$2]" office:value-type="float" office:value="0.0000330781496434737" calcext:value-type="float">
            <text:p>3.30781496434737E-05</text:p>
          </table:table-cell>
          <table:table-cell table:formula="of:=([.CQ31]*[.CQ$2]+[.CQ30]*[.CQ$2])/[.CR$2]" office:value-type="float" office:value="0.0000234509269860448" calcext:value-type="float">
            <text:p>2.34509269860448E-05</text:p>
          </table:table-cell>
          <table:table-cell table:formula="of:=([.CR31]*[.CR$2]+[.CR30]*[.CR$2])/[.CS$2]" office:value-type="float" office:value="0.000016553595519561" calcext:value-type="float">
            <text:p>1.6553595519561E-05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32]*[.AB$2]+[.AB31]*[.AB$2])/[.AC$2]" office:value-type="float" office:value="0" calcext:value-type="float">
            <text:p>0</text:p>
          </table:table-cell>
          <table:table-cell table:formula="of:=([.AC32]*[.AC$2]+[.AC31]*[.AC$2])/[.AD$2]" office:value-type="float" office:value="0.00000000186264514923" calcext:value-type="float">
            <text:p>1.86264514923096E-09</text:p>
          </table:table-cell>
          <table:table-cell table:formula="of:=([.AD32]*[.AD$2]+[.AD31]*[.AD$2])/[.AE$2]" office:value-type="float" office:value="0.00000002793967723846" calcext:value-type="float">
            <text:p>2.79396772384644E-08</text:p>
          </table:table-cell>
          <table:table-cell table:formula="of:=([.AE32]*[.AE$2]+[.AE31]*[.AE$2])/[.AF$2]" office:value-type="float" office:value="0.0000002165324985981" calcext:value-type="float">
            <text:p>2.16532498598099E-07</text:p>
          </table:table-cell>
          <table:table-cell table:formula="of:=([.AF32]*[.AF$2]+[.AF31]*[.AF$2])/[.AG$2]" office:value-type="float" office:value="0.00000115483999252319" calcext:value-type="float">
            <text:p>1.15483999252319E-06</text:p>
          </table:table-cell>
          <table:table-cell table:formula="of:=([.AG32]*[.AG$2]+[.AG31]*[.AG$2])/[.AH$2]" office:value-type="float" office:value="0.00000476371496915817" calcext:value-type="float">
            <text:p>4.76371496915817E-06</text:p>
          </table:table-cell>
          <table:table-cell table:formula="of:=([.AH32]*[.AH$2]+[.AH31]*[.AH$2])/[.AI$2]" office:value-type="float" office:value="0.0000161966308951378" calcext:value-type="float">
            <text:p>1.61966308951378E-05</text:p>
          </table:table-cell>
          <table:table-cell table:formula="of:=([.AI32]*[.AI$2]+[.AI31]*[.AI$2])/[.AJ$2]" office:value-type="float" office:value="0.0000472401734441519" calcext:value-type="float">
            <text:p>4.72401734441519E-05</text:p>
          </table:table-cell>
          <table:table-cell table:formula="of:=([.AJ32]*[.AJ$2]+[.AJ31]*[.AJ$2])/[.AK$2]" office:value-type="float" office:value="0.000121474731713533" calcext:value-type="float">
            <text:p>0.000121474731713533</text:p>
          </table:table-cell>
          <table:table-cell table:formula="of:=([.AK32]*[.AK$2]+[.AK31]*[.AK$2])/[.AL$2]" office:value-type="float" office:value="0.000280910317087546" calcext:value-type="float">
            <text:p>0.000280910317087546</text:p>
          </table:table-cell>
          <table:table-cell table:formula="of:=([.AL32]*[.AL$2]+[.AL31]*[.AL$2])/[.AM$2]" office:value-type="float" office:value="0.000593032891629264" calcext:value-type="float">
            <text:p>0.000593032891629264</text:p>
          </table:table-cell>
          <table:table-cell table:formula="of:=([.AM32]*[.AM$2]+[.AM31]*[.AM$2])/[.AN$2]" office:value-type="float" office:value="0.00115641413867706" calcext:value-type="float">
            <text:p>0.00115641413867706</text:p>
          </table:table-cell>
          <table:table-cell table:formula="of:=([.AN32]*[.AN$2]+[.AN31]*[.AN$2])/[.AO$2]" office:value-type="float" office:value="0.00210257116123103" calcext:value-type="float">
            <text:p>0.00210257116123103</text:p>
          </table:table-cell>
          <table:table-cell table:formula="of:=([.AO32]*[.AO$2]+[.AO31]*[.AO$2])/[.AP$2]" office:value-type="float" office:value="0.00359189240043634" calcext:value-type="float">
            <text:p>0.00359189240043634</text:p>
          </table:table-cell>
          <table:table-cell table:formula="of:=([.AP32]*[.AP$2]+[.AP31]*[.AP$2])/[.AQ$2]" office:value-type="float" office:value="0.00580228772378177" calcext:value-type="float">
            <text:p>0.00580228772378177</text:p>
          </table:table-cell>
          <table:table-cell table:formula="of:=([.AQ32]*[.AQ$2]+[.AQ31]*[.AQ$2])/[.AR$2]" office:value-type="float" office:value="0.0089106561472363" calcext:value-type="float">
            <text:p>0.0089106561472363</text:p>
          </table:table-cell>
          <table:table-cell table:formula="of:=([.AR32]*[.AR$2]+[.AR31]*[.AR$2])/[.AS$2]" office:value-type="float" office:value="0.0130689623492799" calcext:value-type="float">
            <text:p>0.0130689623492799</text:p>
          </table:table-cell>
          <table:table-cell table:formula="of:=([.AS32]*[.AS$2]+[.AS31]*[.AS$2])/[.AT$2]" office:value-type="float" office:value="0.0183782283036749" calcext:value-type="float">
            <text:p>0.0183782283036749</text:p>
          </table:table-cell>
          <table:table-cell table:formula="of:=([.AT32]*[.AT$2]+[.AT31]*[.AT$2])/[.AU$2]" office:value-type="float" office:value="0.0248646618226189" calcext:value-type="float">
            <text:p>0.0248646618226189</text:p>
          </table:table-cell>
          <table:table-cell table:formula="of:=([.AU32]*[.AU$2]+[.AU31]*[.AU$2])/[.AV$2]" office:value-type="float" office:value="0.0324621973795303" calcext:value-type="float">
            <text:p>0.0324621973795303</text:p>
          </table:table-cell>
          <table:table-cell table:formula="of:=([.AV32]*[.AV$2]+[.AV31]*[.AV$2])/[.AW$2]" office:value-type="float" office:value="0.0410048809004593" calcext:value-type="float">
            <text:p>0.0410048809004593</text:p>
          </table:table-cell>
          <table:table-cell table:formula="of:=([.AW32]*[.AW$2]+[.AW31]*[.AW$2])/[.AX$2]" office:value-type="float" office:value="0.0502309791030626" calcext:value-type="float">
            <text:p>0.0502309791030626</text:p>
          </table:table-cell>
          <table:table-cell table:formula="of:=([.AX32]*[.AX$2]+[.AX31]*[.AX$2])/[.AY$2]" office:value-type="float" office:value="0.0597987846465031" calcext:value-type="float">
            <text:p>0.0597987846465031</text:p>
          </table:table-cell>
          <table:table-cell table:formula="of:=([.AY32]*[.AY$2]+[.AY31]*[.AY$2])/[.AZ$2]" office:value-type="float" office:value="0.0693122276584468" calcext:value-type="float">
            <text:p>0.0693122276584468</text:p>
          </table:table-cell>
          <table:table-cell table:formula="of:=([.AZ32]*[.AZ$2]+[.AZ31]*[.AZ$2])/[.BA$2]" office:value-type="float" office:value="0.0783529530052007" calcext:value-type="float">
            <text:p>0.0783529530052007</text:p>
          </table:table-cell>
          <table:table-cell table:formula="of:=([.BA32]*[.BA$2]+[.BA31]*[.BA$2])/[.BB$2]" office:value-type="float" office:value="0.0865147189432425" calcext:value-type="float">
            <text:p>0.0865147189432425</text:p>
          </table:table-cell>
          <table:table-cell table:formula="of:=([.BB32]*[.BB$2]+[.BB31]*[.BB$2])/[.BC$2]" office:value-type="float" office:value="0.0934358964587019" calcext:value-type="float">
            <text:p>0.0934358964587019</text:p>
          </table:table-cell>
          <table:table-cell table:formula="of:=([.BC32]*[.BC$2]+[.BC31]*[.BC$2])/[.BD$2]" office:value-type="float" office:value="0.0988264289467039" calcext:value-type="float">
            <text:p>0.0988264289467039</text:p>
          </table:table-cell>
          <table:table-cell table:formula="of:=([.BD32]*[.BD$2]+[.BD31]*[.BD$2])/[.BE$2]" office:value-type="float" office:value="0.102486667055841" calcext:value-type="float">
            <text:p>0.102486667055841</text:p>
          </table:table-cell>
          <table:table-cell table:formula="of:=([.BE32]*[.BE$2]+[.BE31]*[.BE$2])/[.BF$2]" office:value-type="float" office:value="0.10431678611041" calcext:value-type="float">
            <text:p>0.10431678611041</text:p>
          </table:table-cell>
          <table:table-cell table:formula="of:=([.BF32]*[.BF$2]+[.BF31]*[.BF$2])/[.BG$2]" office:value-type="float" office:value="0.10431678611041" calcext:value-type="float">
            <text:p>0.10431678611041</text:p>
          </table:table-cell>
          <table:table-cell table:formula="of:=([.BG32]*[.BG$2]+[.BG31]*[.BG$2])/[.BH$2]" office:value-type="float" office:value="0.10257817300857" calcext:value-type="float">
            <text:p>0.10257817300857</text:p>
          </table:table-cell>
          <table:table-cell table:formula="of:=([.BH32]*[.BH$2]+[.BH31]*[.BH$2])/[.BI$2]" office:value-type="float" office:value="0.0992691996857124" calcext:value-type="float">
            <text:p>0.0992691996857124</text:p>
          </table:table-cell>
          <table:table-cell table:formula="of:=([.BI32]*[.BI$2]+[.BI31]*[.BI$2])/[.BJ$2]" office:value-type="float" office:value="0.0946159559504447" calcext:value-type="float">
            <text:p>0.0946159559504447</text:p>
          </table:table-cell>
          <table:table-cell table:formula="of:=([.BJ32]*[.BJ$2]+[.BJ31]*[.BJ$2])/[.BK$2]" office:value-type="float" office:value="0.0888816555898117" calcext:value-type="float">
            <text:p>0.0888816555898117</text:p>
          </table:table-cell>
          <table:table-cell table:formula="of:=([.BK32]*[.BK$2]+[.BK31]*[.BK$2])/[.BL$2]" office:value-type="float" office:value="0.0823462397376196" calcext:value-type="float">
            <text:p>0.0823462397376196</text:p>
          </table:table-cell>
          <table:table-cell table:formula="of:=([.BL32]*[.BL$2]+[.BL31]*[.BL$2])/[.BM$2]" office:value-type="float" office:value="0.0752879906172522" calcext:value-type="float">
            <text:p>0.0752879906172522</text:p>
          </table:table-cell>
          <table:table-cell table:formula="of:=([.BM32]*[.BM$2]+[.BM31]*[.BM$2])/[.BN$2]" office:value-type="float" office:value="0.0679683248627972" calcext:value-type="float">
            <text:p>0.0679683248627972</text:p>
          </table:table-cell>
          <table:table-cell table:formula="of:=([.BN32]*[.BN$2]+[.BN31]*[.BN$2])/[.BO$2]" office:value-type="float" office:value="0.0606203978506029" calcext:value-type="float">
            <text:p>0.0606203978506029</text:p>
          </table:table-cell>
          <table:table-cell table:formula="of:=([.BO32]*[.BO$2]+[.BO31]*[.BO$2])/[.BP$2]" office:value-type="float" office:value="0.0534416665261894" calcext:value-type="float">
            <text:p>0.0534416665261894</text:p>
          </table:table-cell>
          <table:table-cell table:formula="of:=([.BP32]*[.BP$2]+[.BP31]*[.BP$2])/[.BQ$2]" office:value-type="float" office:value="0.0465901708177036" calcext:value-type="float">
            <text:p>0.0465901708177036</text:p>
          </table:table-cell>
          <table:table-cell table:formula="of:=([.BQ32]*[.BQ$2]+[.BQ31]*[.BQ$2])/[.BR$2]" office:value-type="float" office:value="0.0401840223302693" calcext:value-type="float">
            <text:p>0.0401840223302693</text:p>
          </table:table-cell>
          <table:table-cell table:formula="of:=([.BR32]*[.BR$2]+[.BR31]*[.BR$2])/[.BS$2]" office:value-type="float" office:value="0.0343034336965714" calcext:value-type="float">
            <text:p>0.0343034336965714</text:p>
          </table:table-cell>
          <table:table-cell table:formula="of:=([.BS32]*[.BS$2]+[.BS31]*[.BS$2])/[.BT$2]" office:value-type="float" office:value="0.0289945689578163" calcext:value-type="float">
            <text:p>0.0289945689578163</text:p>
          </table:table-cell>
          <table:table-cell table:formula="of:=([.BT32]*[.BT$2]+[.BT31]*[.BT$2])/[.BU$2]" office:value-type="float" office:value="0.0242745228484043" calcext:value-type="float">
            <text:p>0.0242745228484043</text:p>
          </table:table-cell>
          <table:table-cell table:formula="of:=([.BU32]*[.BU$2]+[.BU31]*[.BU$2])/[.BV$2]" office:value-type="float" office:value="0.0201368200901536" calcext:value-type="float">
            <text:p>0.0201368200901536</text:p>
          </table:table-cell>
          <table:table-cell table:formula="of:=([.BV32]*[.BV$2]+[.BV31]*[.BV$2])/[.BW$2]" office:value-type="float" office:value="0.0165569409630152" calcext:value-type="float">
            <text:p>0.0165569409630152</text:p>
          </table:table-cell>
          <table:table-cell table:formula="of:=([.BW32]*[.BW$2]+[.BW31]*[.BW$2])/[.BX$2]" office:value-type="float" office:value="0.0134975062198493" calcext:value-type="float">
            <text:p>0.0134975062198493</text:p>
          </table:table-cell>
          <table:table-cell table:formula="of:=([.BX32]*[.BX$2]+[.BX31]*[.BX$2])/[.BY$2]" office:value-type="float" office:value="0.0109128773692399" calcext:value-type="float">
            <text:p>0.0109128773692399</text:p>
          </table:table-cell>
          <table:table-cell table:formula="of:=([.BY32]*[.BY$2]+[.BY31]*[.BY$2])/[.BZ$2]" office:value-type="float" office:value="0.00875303705657782" calcext:value-type="float">
            <text:p>0.00875303705657782</text:p>
          </table:table-cell>
          <table:table-cell table:formula="of:=([.BZ32]*[.BZ$2]+[.BZ31]*[.BZ$2])/[.CA$2]" office:value-type="float" office:value="0.00696670296339867" calcext:value-type="float">
            <text:p>0.00696670296339867</text:p>
          </table:table-cell>
          <table:table-cell table:formula="of:=([.CA32]*[.CA$2]+[.CA31]*[.CA$2])/[.CB$2]" office:value-type="float" office:value="0.00550369534108495" calcext:value-type="float">
            <text:p>0.00550369534108495</text:p>
          </table:table-cell>
          <table:table-cell table:formula="of:=([.CB32]*[.CB$2]+[.CB31]*[.CB$2])/[.CC$2]" office:value-type="float" office:value="0.00431662379692937" calcext:value-type="float">
            <text:p>0.00431662379692937</text:p>
          </table:table-cell>
          <table:table-cell table:formula="of:=([.CC32]*[.CC$2]+[.CC31]*[.CC$2])/[.CD$2]" office:value-type="float" office:value="0.00336198584183922" calcext:value-type="float">
            <text:p>0.00336198584183922</text:p>
          </table:table-cell>
          <table:table-cell table:formula="of:=([.CD32]*[.CD$2]+[.CD31]*[.CD$2])/[.CE$2]" office:value-type="float" office:value="0.00260078150029072" calcext:value-type="float">
            <text:p>0.00260078150029072</text:p>
          </table:table-cell>
          <table:table-cell table:formula="of:=([.CE32]*[.CE$2]+[.CE31]*[.CE$2])/[.CF$2]" office:value-type="float" office:value="0.00199874874559379" calcext:value-type="float">
            <text:p>0.00199874874559379</text:p>
          </table:table-cell>
          <table:table-cell table:formula="of:=([.CF32]*[.CF$2]+[.CF31]*[.CF$2])/[.CG$2]" office:value-type="float" office:value="0.00152631722390799" calcext:value-type="float">
            <text:p>0.00152631722390799</text:p>
          </table:table-cell>
          <table:table-cell table:formula="of:=([.CG32]*[.CG$2]+[.CG31]*[.CG$2])/[.CH$2]" office:value-type="float" office:value="0.00115836575028731" calcext:value-type="float">
            <text:p>0.00115836575028731</text:p>
          </table:table-cell>
          <table:table-cell table:formula="of:=([.CH32]*[.CH$2]+[.CH31]*[.CH$2])/[.CI$2]" office:value-type="float" office:value="0.000873854864251832" calcext:value-type="float">
            <text:p>0.000873854864251832</text:p>
          </table:table-cell>
          <table:table-cell table:formula="of:=([.CI32]*[.CI$2]+[.CI31]*[.CI$2])/[.CJ$2]" office:value-type="float" office:value="0.000655391148188874" calcext:value-type="float">
            <text:p>0.000655391148188874</text:p>
          </table:table-cell>
          <table:table-cell table:formula="of:=([.CJ32]*[.CJ$2]+[.CJ31]*[.CJ$2])/[.CK$2]" office:value-type="float" office:value="0.000488766280005262" calcext:value-type="float">
            <text:p>0.000488766280005262</text:p>
          </table:table-cell>
          <table:table-cell table:formula="of:=([.CK32]*[.CK$2]+[.CK31]*[.CK$2])/[.CL$2]" office:value-type="float" office:value="0.000362501657670569" calcext:value-type="float">
            <text:p>0.000362501657670569</text:p>
          </table:table-cell>
          <table:table-cell table:formula="of:=([.CL32]*[.CL$2]+[.CL31]*[.CL$2])/[.CM$2]" office:value-type="float" office:value="0.000267419255658617" calcext:value-type="float">
            <text:p>0.000267419255658617</text:p>
          </table:table-cell>
          <table:table-cell table:formula="of:=([.CM32]*[.CM$2]+[.CM31]*[.CM$2])/[.CN$2]" office:value-type="float" office:value="0.000196251227943017" calcext:value-type="float">
            <text:p>0.000196251227943017</text:p>
          </table:table-cell>
          <table:table-cell table:formula="of:=([.CN32]*[.CN$2]+[.CN31]*[.CN$2])/[.CO$2]" office:value-type="float" office:value="0.000143294547386965" calcext:value-type="float">
            <text:p>0.000143294547386965</text:p>
          </table:table-cell>
          <table:table-cell table:formula="of:=([.CO32]*[.CO$2]+[.CO31]*[.CO$2])/[.CP$2]" office:value-type="float" office:value="0.000104112444585842" calcext:value-type="float">
            <text:p>0.000104112444585842</text:p>
          </table:table-cell>
          <table:table-cell table:formula="of:=([.CP32]*[.CP$2]+[.CP31]*[.CP$2])/[.CQ$2]" office:value-type="float" office:value="0.0000752813060851471" calcext:value-type="float">
            <text:p>7.52813060851471E-05</text:p>
          </table:table-cell>
          <table:table-cell table:formula="of:=([.CQ32]*[.CQ$2]+[.CQ31]*[.CQ$2])/[.CR$2]" office:value-type="float" office:value="0.0000541797278643104" calcext:value-type="float">
            <text:p>5.41797278643104E-05</text:p>
          </table:table-cell>
          <table:table-cell table:formula="of:=([.CR32]*[.CR$2]+[.CR31]*[.CR$2])/[.CS$2]" office:value-type="float" office:value="0.0000388153274251776" calcext:value-type="float">
            <text:p>3.88153274251776E-05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33]*[.AB$2]+[.AB32]*[.AB$2])/[.AC$2]" office:value-type="float" office:value="0" calcext:value-type="float">
            <text:p>0</text:p>
          </table:table-cell>
          <table:table-cell table:formula="of:=([.AC33]*[.AC$2]+[.AC32]*[.AC$2])/[.AD$2]" office:value-type="float" office:value="0" calcext:value-type="float">
            <text:p>0</text:p>
          </table:table-cell>
          <table:table-cell table:formula="of:=([.AD33]*[.AD$2]+[.AD32]*[.AD$2])/[.AE$2]" office:value-type="float" office:value="0.00000000093132257462" calcext:value-type="float">
            <text:p>9.31322574615479E-10</text:p>
          </table:table-cell>
          <table:table-cell table:formula="of:=([.AE33]*[.AE$2]+[.AE32]*[.AE$2])/[.AF$2]" office:value-type="float" office:value="0.00000001443549990654" calcext:value-type="float">
            <text:p>1.44354999065399E-08</text:p>
          </table:table-cell>
          <table:table-cell table:formula="of:=([.AF33]*[.AF$2]+[.AF32]*[.AF$2])/[.AG$2]" office:value-type="float" office:value="0.00000011548399925232" calcext:value-type="float">
            <text:p>1.15483999252319E-07</text:p>
          </table:table-cell>
          <table:table-cell table:formula="of:=([.AG33]*[.AG$2]+[.AG32]*[.AG$2])/[.AH$2]" office:value-type="float" office:value="0.00000063516199588776" calcext:value-type="float">
            <text:p>6.35161995887756E-07</text:p>
          </table:table-cell>
          <table:table-cell table:formula="of:=([.AH33]*[.AH$2]+[.AH32]*[.AH$2])/[.AI$2]" office:value-type="float" office:value="0.00000269943848252296" calcext:value-type="float">
            <text:p>2.69943848252296E-06</text:p>
          </table:table-cell>
          <table:table-cell table:formula="of:=([.AI33]*[.AI$2]+[.AI32]*[.AI$2])/[.AJ$2]" office:value-type="float" office:value="0.00000944803468883038" calcext:value-type="float">
            <text:p>9.44803468883038E-06</text:p>
          </table:table-cell>
          <table:table-cell table:formula="of:=([.AJ33]*[.AJ$2]+[.AJ32]*[.AJ$2])/[.AK$2]" office:value-type="float" office:value="0.0000283441040664911" calcext:value-type="float">
            <text:p>2.83441040664911E-05</text:p>
          </table:table-cell>
          <table:table-cell table:formula="of:=([.AK33]*[.AK$2]+[.AK32]*[.AK$2])/[.AL$2]" office:value-type="float" office:value="0.0000749094178900123" calcext:value-type="float">
            <text:p>7.49094178900123E-05</text:p>
          </table:table-cell>
          <table:table-cell table:formula="of:=([.AL33]*[.AL$2]+[.AL32]*[.AL$2])/[.AM$2]" office:value-type="float" office:value="0.000177909867488779" calcext:value-type="float">
            <text:p>0.000177909867488779</text:p>
          </table:table-cell>
          <table:table-cell table:formula="of:=([.AM33]*[.AM$2]+[.AM32]*[.AM$2])/[.AN$2]" office:value-type="float" office:value="0.000385471379559021" calcext:value-type="float">
            <text:p>0.000385471379559021</text:p>
          </table:table-cell>
          <table:table-cell table:formula="of:=([.AN33]*[.AN$2]+[.AN32]*[.AN$2])/[.AO$2]" office:value-type="float" office:value="0.000770942759118043" calcext:value-type="float">
            <text:p>0.000770942759118043</text:p>
          </table:table-cell>
          <table:table-cell table:formula="of:=([.AO33]*[.AO$2]+[.AO32]*[.AO$2])/[.AP$2]" office:value-type="float" office:value="0.00143675696017453" calcext:value-type="float">
            <text:p>0.00143675696017453</text:p>
          </table:table-cell>
          <table:table-cell table:formula="of:=([.AP33]*[.AP$2]+[.AP32]*[.AP$2])/[.AQ$2]" office:value-type="float" office:value="0.00251432468030544" calcext:value-type="float">
            <text:p>0.00251432468030544</text:p>
          </table:table-cell>
          <table:table-cell table:formula="of:=([.AQ33]*[.AQ$2]+[.AQ32]*[.AQ$2])/[.AR$2]" office:value-type="float" office:value="0.00415830620204361" calcext:value-type="float">
            <text:p>0.00415830620204361</text:p>
          </table:table-cell>
          <table:table-cell table:formula="of:=([.AR33]*[.AR$2]+[.AR32]*[.AR$2])/[.AS$2]" office:value-type="float" office:value="0.00653448117463995" calcext:value-type="float">
            <text:p>0.00653448117463995</text:p>
          </table:table-cell>
          <table:table-cell table:formula="of:=([.AS33]*[.AS$2]+[.AS32]*[.AS$2])/[.AT$2]" office:value-type="float" office:value="0.00980172176195993" calcext:value-type="float">
            <text:p>0.00980172176195993</text:p>
          </table:table-cell>
          <table:table-cell table:formula="of:=([.AT33]*[.AT$2]+[.AT32]*[.AT$2])/[.AU$2]" office:value-type="float" office:value="0.0140899750328174" calcext:value-type="float">
            <text:p>0.0140899750328174</text:p>
          </table:table-cell>
          <table:table-cell table:formula="of:=([.AU33]*[.AU$2]+[.AU32]*[.AU$2])/[.AV$2]" office:value-type="float" office:value="0.0194773184277182" calcext:value-type="float">
            <text:p>0.0194773184277182</text:p>
          </table:table-cell>
          <table:table-cell table:formula="of:=([.AV33]*[.AV$2]+[.AV32]*[.AV$2])/[.AW$2]" office:value-type="float" office:value="0.0259697579036242" calcext:value-type="float">
            <text:p>0.0259697579036242</text:p>
          </table:table-cell>
          <table:table-cell table:formula="of:=([.AW33]*[.AW$2]+[.AW32]*[.AW$2])/[.AX$2]" office:value-type="float" office:value="0.0334873194020418" calcext:value-type="float">
            <text:p>0.0334873194020418</text:p>
          </table:table-cell>
          <table:table-cell table:formula="of:=([.AX33]*[.AX$2]+[.AX32]*[.AX$2])/[.AY$2]" office:value-type="float" office:value="0.0418591492525522" calcext:value-type="float">
            <text:p>0.0418591492525522</text:p>
          </table:table-cell>
          <table:table-cell table:formula="of:=([.AY33]*[.AY$2]+[.AY32]*[.AY$2])/[.AZ$2]" office:value-type="float" office:value="0.0508289669495277" calcext:value-type="float">
            <text:p>0.0508289669495277</text:p>
          </table:table-cell>
          <table:table-cell table:formula="of:=([.AZ33]*[.AZ$2]+[.AZ32]*[.AZ$2])/[.BA$2]" office:value-type="float" office:value="0.0600705973039872" calcext:value-type="float">
            <text:p>0.0600705973039872</text:p>
          </table:table-cell>
          <table:table-cell table:formula="of:=([.BA33]*[.BA$2]+[.BA32]*[.BA$2])/[.BB$2]" office:value-type="float" office:value="0.069211775154594" calcext:value-type="float">
            <text:p>0.069211775154594</text:p>
          </table:table-cell>
          <table:table-cell table:formula="of:=([.BB33]*[.BB$2]+[.BB32]*[.BB$2])/[.BC$2]" office:value-type="float" office:value="0.0778632470489182" calcext:value-type="float">
            <text:p>0.0778632470489182</text:p>
          </table:table-cell>
          <table:table-cell table:formula="of:=([.BC33]*[.BC$2]+[.BC32]*[.BC$2])/[.BD$2]" office:value-type="float" office:value="0.0856495717538101" calcext:value-type="float">
            <text:p>0.0856495717538101</text:p>
          </table:table-cell>
          <table:table-cell table:formula="of:=([.BD33]*[.BD$2]+[.BD32]*[.BD$2])/[.BE$2]" office:value-type="float" office:value="0.092238000350257" calcext:value-type="float">
            <text:p>0.092238000350257</text:p>
          </table:table-cell>
          <table:table-cell table:formula="of:=([.BE33]*[.BE$2]+[.BE32]*[.BE$2])/[.BF$2]" office:value-type="float" office:value="0.097362333703049" calcext:value-type="float">
            <text:p>0.097362333703049</text:p>
          </table:table-cell>
          <table:table-cell table:formula="of:=([.BF33]*[.BF$2]+[.BF32]*[.BF$2])/[.BG$2]" office:value-type="float" office:value="0.100839559906729" calcext:value-type="float">
            <text:p>0.100839559906729</text:p>
          </table:table-cell>
          <table:table-cell table:formula="of:=([.BG33]*[.BG$2]+[.BG32]*[.BG$2])/[.BH$2]" office:value-type="float" office:value="0.10257817300857" calcext:value-type="float">
            <text:p>0.10257817300857</text:p>
          </table:table-cell>
          <table:table-cell table:formula="of:=([.BH33]*[.BH$2]+[.BH32]*[.BH$2])/[.BI$2]" office:value-type="float" office:value="0.10257817300857" calcext:value-type="float">
            <text:p>0.10257817300857</text:p>
          </table:table-cell>
          <table:table-cell table:formula="of:=([.BI33]*[.BI$2]+[.BI32]*[.BI$2])/[.BJ$2]" office:value-type="float" office:value="0.100923686347141" calcext:value-type="float">
            <text:p>0.100923686347141</text:p>
          </table:table-cell>
          <table:table-cell table:formula="of:=([.BJ33]*[.BJ$2]+[.BJ32]*[.BJ$2])/[.BK$2]" office:value-type="float" office:value="0.0977698211487928" calcext:value-type="float">
            <text:p>0.0977698211487928</text:p>
          </table:table-cell>
          <table:table-cell table:formula="of:=([.BK33]*[.BK$2]+[.BK32]*[.BK$2])/[.BL$2]" office:value-type="float" office:value="0.0933257383693023" calcext:value-type="float">
            <text:p>0.0933257383693023</text:p>
          </table:table-cell>
          <table:table-cell table:formula="of:=([.BL33]*[.BL$2]+[.BL32]*[.BL$2])/[.BM$2]" office:value-type="float" office:value="0.0878359890534609" calcext:value-type="float">
            <text:p>0.0878359890534609</text:p>
          </table:table-cell>
          <table:table-cell table:formula="of:=([.BM33]*[.BM$2]+[.BM32]*[.BM$2])/[.BN$2]" office:value-type="float" office:value="0.0815619898353566" calcext:value-type="float">
            <text:p>0.0815619898353566</text:p>
          </table:table-cell>
          <table:table-cell table:formula="of:=([.BN33]*[.BN$2]+[.BN32]*[.BN$2])/[.BO$2]" office:value-type="float" office:value="0.0747651573490769" calcext:value-type="float">
            <text:p>0.0747651573490769</text:p>
          </table:table-cell>
          <table:table-cell table:formula="of:=([.BO33]*[.BO$2]+[.BO32]*[.BO$2])/[.BP$2]" office:value-type="float" office:value="0.0676927775998399" calcext:value-type="float">
            <text:p>0.0676927775998399</text:p>
          </table:table-cell>
          <table:table-cell table:formula="of:=([.BP33]*[.BP$2]+[.BP32]*[.BP$2])/[.BQ$2]" office:value-type="float" office:value="0.0605672220630146" calcext:value-type="float">
            <text:p>0.0605672220630146</text:p>
          </table:table-cell>
          <table:table-cell table:formula="of:=([.BQ33]*[.BQ$2]+[.BQ32]*[.BQ$2])/[.BR$2]" office:value-type="float" office:value="0.0535786964403591" calcext:value-type="float">
            <text:p>0.0535786964403591</text:p>
          </table:table-cell>
          <table:table-cell table:formula="of:=([.BR33]*[.BR$2]+[.BR32]*[.BR$2])/[.BS$2]" office:value-type="float" office:value="0.0468813593853142" calcext:value-type="float">
            <text:p>0.0468813593853142</text:p>
          </table:table-cell>
          <table:table-cell table:formula="of:=([.BS33]*[.BS$2]+[.BS32]*[.BS$2])/[.BT$2]" office:value-type="float" office:value="0.0405923965409428" calcext:value-type="float">
            <text:p>0.0405923965409428</text:p>
          </table:table-cell>
          <table:table-cell table:formula="of:=([.BT33]*[.BT$2]+[.BT32]*[.BT$2])/[.BU$2]" office:value-type="float" office:value="0.0347934827493795" calcext:value-type="float">
            <text:p>0.0347934827493795</text:p>
          </table:table-cell>
          <table:table-cell table:formula="of:=([.BU33]*[.BU$2]+[.BU32]*[.BU$2])/[.BV$2]" office:value-type="float" office:value="0.0295340027988919" calcext:value-type="float">
            <text:p>0.0295340027988919</text:p>
          </table:table-cell>
          <table:table-cell table:formula="of:=([.BV33]*[.BV$2]+[.BV32]*[.BV$2])/[.BW$2]" office:value-type="float" office:value="0.0248354114445228" calcext:value-type="float">
            <text:p>0.0248354114445228</text:p>
          </table:table-cell>
          <table:table-cell table:formula="of:=([.BW33]*[.BW$2]+[.BW32]*[.BW$2])/[.BX$2]" office:value-type="float" office:value="0.020696176203769" calcext:value-type="float">
            <text:p>0.020696176203769</text:p>
          </table:table-cell>
          <table:table-cell table:formula="of:=([.BX33]*[.BX$2]+[.BX32]*[.BX$2])/[.BY$2]" office:value-type="float" office:value="0.0170968412118091" calcext:value-type="float">
            <text:p>0.0170968412118091</text:p>
          </table:table-cell>
          <table:table-cell table:formula="of:=([.BY33]*[.BY$2]+[.BY32]*[.BY$2])/[.BZ$2]" office:value-type="float" office:value="0.0140048592905245" calcext:value-type="float">
            <text:p>0.0140048592905245</text:p>
          </table:table-cell>
          <table:table-cell table:formula="of:=([.BZ33]*[.BZ$2]+[.BZ32]*[.BZ$2])/[.CA$2]" office:value-type="float" office:value="0.0113789481735512" calcext:value-type="float">
            <text:p>0.0113789481735512</text:p>
          </table:table-cell>
          <table:table-cell table:formula="of:=([.CA33]*[.CA$2]+[.CA32]*[.CA$2])/[.CB$2]" office:value-type="float" office:value="0.00917282556847492" calcext:value-type="float">
            <text:p>0.00917282556847492</text:p>
          </table:table-cell>
          <table:table-cell table:formula="of:=([.CB33]*[.CB$2]+[.CB32]*[.CB$2])/[.CC$2]" office:value-type="float" office:value="0.00733826045477993" calcext:value-type="float">
            <text:p>0.00733826045477993</text:p>
          </table:table-cell>
          <table:table-cell table:formula="of:=([.CC33]*[.CC$2]+[.CC32]*[.CC$2])/[.CD$2]" office:value-type="float" office:value="0.00582744212585465" calcext:value-type="float">
            <text:p>0.00582744212585465</text:p>
          </table:table-cell>
          <table:table-cell table:formula="of:=([.CD33]*[.CD$2]+[.CD32]*[.CD$2])/[.CE$2]" office:value-type="float" office:value="0.00459471398384694" calcext:value-type="float">
            <text:p>0.00459471398384694</text:p>
          </table:table-cell>
          <table:table-cell table:formula="of:=([.CE33]*[.CE$2]+[.CE32]*[.CE$2])/[.CF$2]" office:value-type="float" office:value="0.00359774774206883" calcext:value-type="float">
            <text:p>0.00359774774206883</text:p>
          </table:table-cell>
          <table:table-cell table:formula="of:=([.CF33]*[.CF$2]+[.CF32]*[.CF$2])/[.CG$2]" office:value-type="float" office:value="0.00279824824383131" calcext:value-type="float">
            <text:p>0.00279824824383131</text:p>
          </table:table-cell>
          <table:table-cell table:formula="of:=([.CG33]*[.CG$2]+[.CG32]*[.CG$2])/[.CH$2]" office:value-type="float" office:value="0.00216228273386965" calcext:value-type="float">
            <text:p>0.00216228273386965</text:p>
          </table:table-cell>
          <table:table-cell table:formula="of:=([.CH33]*[.CH$2]+[.CH32]*[.CH$2])/[.CI$2]" office:value-type="float" office:value="0.00166032424207848" calcext:value-type="float">
            <text:p>0.00166032424207848</text:p>
          </table:table-cell>
          <table:table-cell table:formula="of:=([.CI33]*[.CI$2]+[.CI32]*[.CI$2])/[.CJ$2]" office:value-type="float" office:value="0.00126708955316516" calcext:value-type="float">
            <text:p>0.00126708955316516</text:p>
          </table:table-cell>
          <table:table-cell table:formula="of:=([.CJ33]*[.CJ$2]+[.CJ32]*[.CJ$2])/[.CK$2]" office:value-type="float" office:value="0.000961240350677016" calcext:value-type="float">
            <text:p>0.000961240350677016</text:p>
          </table:table-cell>
          <table:table-cell table:formula="of:=([.CK33]*[.CK$2]+[.CK32]*[.CK$2])/[.CL$2]" office:value-type="float" office:value="0.000725003315341139" calcext:value-type="float">
            <text:p>0.000725003315341139</text:p>
          </table:table-cell>
          <table:table-cell table:formula="of:=([.CL33]*[.CL$2]+[.CL32]*[.CL$2])/[.CM$2]" office:value-type="float" office:value="0.000543752486505854" calcext:value-type="float">
            <text:p>0.000543752486505854</text:p>
          </table:table-cell>
          <table:table-cell table:formula="of:=([.CM33]*[.CM$2]+[.CM32]*[.CM$2])/[.CN$2]" office:value-type="float" office:value="0.000405585871082235" calcext:value-type="float">
            <text:p>0.000405585871082235</text:p>
          </table:table-cell>
          <table:table-cell table:formula="of:=([.CN33]*[.CN$2]+[.CN32]*[.CN$2])/[.CO$2]" office:value-type="float" office:value="0.000300918549512626" calcext:value-type="float">
            <text:p>0.000300918549512626</text:p>
          </table:table-cell>
          <table:table-cell table:formula="of:=([.CO33]*[.CO$2]+[.CO32]*[.CO$2])/[.CP$2]" office:value-type="float" office:value="0.000222106548449796" calcext:value-type="float">
            <text:p>0.000222106548449796</text:p>
          </table:table-cell>
          <table:table-cell table:formula="of:=([.CP33]*[.CP$2]+[.CP32]*[.CP$2])/[.CQ$2]" office:value-type="float" office:value="0.000163109496517819" calcext:value-type="float">
            <text:p>0.000163109496517819</text:p>
          </table:table-cell>
          <table:table-cell table:formula="of:=([.CQ33]*[.CQ$2]+[.CQ32]*[.CQ$2])/[.CR$2]" office:value-type="float" office:value="0.000119195401301483" calcext:value-type="float">
            <text:p>0.000119195401301483</text:p>
          </table:table-cell>
          <table:table-cell table:formula="of:=([.CR33]*[.CR$2]+[.CR32]*[.CR$2])/[.CS$2]" office:value-type="float" office:value="0.0000866875645828966" calcext:value-type="float">
            <text:p>8.66875645828966E-05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34]*[.AB$2]+[.AB33]*[.AB$2])/[.AC$2]" office:value-type="float" office:value="0" calcext:value-type="float">
            <text:p>0</text:p>
          </table:table-cell>
          <table:table-cell table:formula="of:=([.AC34]*[.AC$2]+[.AC33]*[.AC$2])/[.AD$2]" office:value-type="float" office:value="0" calcext:value-type="float">
            <text:p>0</text:p>
          </table:table-cell>
          <table:table-cell table:formula="of:=([.AD34]*[.AD$2]+[.AD33]*[.AD$2])/[.AE$2]" office:value-type="float" office:value="0" calcext:value-type="float">
            <text:p>0</text:p>
          </table:table-cell>
          <table:table-cell table:formula="of:=([.AE34]*[.AE$2]+[.AE33]*[.AE$2])/[.AF$2]" office:value-type="float" office:value="0.00000000046566128731" calcext:value-type="float">
            <text:p>4.65661287307739E-10</text:p>
          </table:table-cell>
          <table:table-cell table:formula="of:=([.AF34]*[.AF$2]+[.AF33]*[.AF$2])/[.AG$2]" office:value-type="float" office:value="0.00000000745058059692" calcext:value-type="float">
            <text:p>7.45058059692383E-09</text:p>
          </table:table-cell>
          <table:table-cell table:formula="of:=([.AG34]*[.AG$2]+[.AG33]*[.AG$2])/[.AH$2]" office:value-type="float" office:value="0.00000006146728992462" calcext:value-type="float">
            <text:p>6.14672899246216E-08</text:p>
          </table:table-cell>
          <table:table-cell table:formula="of:=([.AH34]*[.AH$2]+[.AH33]*[.AH$2])/[.AI$2]" office:value-type="float" office:value="0.00000034831464290619" calcext:value-type="float">
            <text:p>3.48314642906189E-07</text:p>
          </table:table-cell>
          <table:table-cell table:formula="of:=([.AI34]*[.AI$2]+[.AI33]*[.AI$2])/[.AJ$2]" office:value-type="float" office:value="0.00000152387656271458" calcext:value-type="float">
            <text:p>1.52387656271458E-06</text:p>
          </table:table-cell>
          <table:table-cell table:formula="of:=([.AJ34]*[.AJ$2]+[.AJ33]*[.AJ$2])/[.AK$2]" office:value-type="float" office:value="0.00000548595562577248" calcext:value-type="float">
            <text:p>5.48595562577248E-06</text:p>
          </table:table-cell>
          <table:table-cell table:formula="of:=([.AK34]*[.AK$2]+[.AK33]*[.AK$2])/[.AL$2]" office:value-type="float" office:value="0.0000169150298461318" calcext:value-type="float">
            <text:p>1.69150298461318E-05</text:p>
          </table:table-cell>
          <table:table-cell table:formula="of:=([.AL34]*[.AL$2]+[.AL33]*[.AL$2])/[.AM$2]" office:value-type="float" office:value="0.000045912223868072" calcext:value-type="float">
            <text:p>4.5912223868072E-05</text:p>
          </table:table-cell>
          <table:table-cell table:formula="of:=([.AM34]*[.AM$2]+[.AM33]*[.AM$2])/[.AN$2]" office:value-type="float" office:value="0.000111911045678426" calcext:value-type="float">
            <text:p>0.000111911045678426</text:p>
          </table:table-cell>
          <table:table-cell table:formula="of:=([.AN34]*[.AN$2]+[.AN33]*[.AN$2])/[.AO$2]" office:value-type="float" office:value="0.000248691212618724" calcext:value-type="float">
            <text:p>0.000248691212618724</text:p>
          </table:table-cell>
          <table:table-cell table:formula="of:=([.AO34]*[.AO$2]+[.AO33]*[.AO$2])/[.AP$2]" office:value-type="float" office:value="0.000509816985868383" calcext:value-type="float">
            <text:p>0.000509816985868383</text:p>
          </table:table-cell>
          <table:table-cell table:formula="of:=([.AP34]*[.AP$2]+[.AP33]*[.AP$2])/[.AQ$2]" office:value-type="float" office:value="0.000973286973021459" calcext:value-type="float">
            <text:p>0.000973286973021459</text:p>
          </table:table-cell>
          <table:table-cell table:formula="of:=([.AQ34]*[.AQ$2]+[.AQ33]*[.AQ$2])/[.AR$2]" office:value-type="float" office:value="0.00174380582666345" calcext:value-type="float">
            <text:p>0.00174380582666345</text:p>
          </table:table-cell>
          <table:table-cell table:formula="of:=([.AR34]*[.AR$2]+[.AR33]*[.AR$2])/[.AS$2]" office:value-type="float" office:value="0.00295105601435353" calcext:value-type="float">
            <text:p>0.00295105601435353</text:p>
          </table:table-cell>
          <table:table-cell table:formula="of:=([.AS34]*[.AS$2]+[.AS33]*[.AS$2])/[.AT$2]" office:value-type="float" office:value="0.00474276859449674" calcext:value-type="float">
            <text:p>0.00474276859449674</text:p>
          </table:table-cell>
          <table:table-cell table:formula="of:=([.AT34]*[.AT$2]+[.AT33]*[.AT$2])/[.AU$2]" office:value-type="float" office:value="0.00727224517822833" calcext:value-type="float">
            <text:p>0.00727224517822833</text:p>
          </table:table-cell>
          <table:table-cell table:formula="of:=([.AU34]*[.AU$2]+[.AU33]*[.AU$2])/[.AV$2]" office:value-type="float" office:value="0.0106811101055229" calcext:value-type="float">
            <text:p>0.0106811101055229</text:p>
          </table:table-cell>
          <table:table-cell table:formula="of:=([.AV34]*[.AV$2]+[.AV33]*[.AV$2])/[.AW$2]" office:value-type="float" office:value="0.0150792142666205" calcext:value-type="float">
            <text:p>0.0150792142666205</text:p>
          </table:table-cell>
          <table:table-cell table:formula="of:=([.AW34]*[.AW$2]+[.AW33]*[.AW$2])/[.AX$2]" office:value-type="float" office:value="0.0205244860851224" calcext:value-type="float">
            <text:p>0.0205244860851224</text:p>
          </table:table-cell>
          <table:table-cell table:formula="of:=([.AX34]*[.AX$2]+[.AX33]*[.AX$2])/[.AY$2]" office:value-type="float" office:value="0.0270059027435821" calcext:value-type="float">
            <text:p>0.0270059027435821</text:p>
          </table:table-cell>
          <table:table-cell table:formula="of:=([.AY34]*[.AY$2]+[.AY33]*[.AY$2])/[.AZ$2]" office:value-type="float" office:value="0.0344325259980671" calcext:value-type="float">
            <text:p>0.0344325259980671</text:p>
          </table:table-cell>
          <table:table-cell table:formula="of:=([.AZ34]*[.AZ$2]+[.AZ33]*[.AZ$2])/[.BA$2]" office:value-type="float" office:value="0.0426307464737974" calcext:value-type="float">
            <text:p>0.0426307464737974</text:p>
          </table:table-cell>
          <table:table-cell table:formula="of:=([.BA34]*[.BA$2]+[.BA33]*[.BA$2])/[.BB$2]" office:value-type="float" office:value="0.0513506718888923" calcext:value-type="float">
            <text:p>0.0513506718888923</text:p>
          </table:table-cell>
          <table:table-cell table:formula="of:=([.BB34]*[.BB$2]+[.BB33]*[.BB$2])/[.BC$2]" office:value-type="float" office:value="0.0602812235217431" calcext:value-type="float">
            <text:p>0.0602812235217431</text:p>
          </table:table-cell>
          <table:table-cell table:formula="of:=([.BC34]*[.BC$2]+[.BC33]*[.BC$2])/[.BD$2]" office:value-type="float" office:value="0.0690722352853307" calcext:value-type="float">
            <text:p>0.0690722352853307</text:p>
          </table:table-cell>
          <table:table-cell table:formula="of:=([.BD34]*[.BD$2]+[.BD33]*[.BD$2])/[.BE$2]" office:value-type="float" office:value="0.0773609035195704" calcext:value-type="float">
            <text:p>0.0773609035195704</text:p>
          </table:table-cell>
          <table:table-cell table:formula="of:=([.BE34]*[.BE$2]+[.BE33]*[.BE$2])/[.BF$2]" office:value-type="float" office:value="0.0847994519349137" calcext:value-type="float">
            <text:p>0.0847994519349137</text:p>
          </table:table-cell>
          <table:table-cell table:formula="of:=([.BF34]*[.BF$2]+[.BF33]*[.BF$2])/[.BG$2]" office:value-type="float" office:value="0.0910808928189814" calcext:value-type="float">
            <text:p>0.0910808928189814</text:p>
          </table:table-cell>
          <table:table-cell table:formula="of:=([.BG34]*[.BG$2]+[.BG33]*[.BG$2])/[.BH$2]" office:value-type="float" office:value="0.0959602263628554" calcext:value-type="float">
            <text:p>0.0959602263628554</text:p>
          </table:table-cell>
          <table:table-cell table:formula="of:=([.BH34]*[.BH$2]+[.BH33]*[.BH$2])/[.BI$2]" office:value-type="float" office:value="0.0992691996857124" calcext:value-type="float">
            <text:p>0.0992691996857124</text:p>
          </table:table-cell>
          <table:table-cell table:formula="of:=([.BI34]*[.BI$2]+[.BI33]*[.BI$2])/[.BJ$2]" office:value-type="float" office:value="0.100923686347141" calcext:value-type="float">
            <text:p>0.100923686347141</text:p>
          </table:table-cell>
          <table:table-cell table:formula="of:=([.BJ34]*[.BJ$2]+[.BJ33]*[.BJ$2])/[.BK$2]" office:value-type="float" office:value="0.100923686347141" calcext:value-type="float">
            <text:p>0.100923686347141</text:p>
          </table:table-cell>
          <table:table-cell table:formula="of:=([.BK34]*[.BK$2]+[.BK33]*[.BK$2])/[.BL$2]" office:value-type="float" office:value="0.0993467537479669" calcext:value-type="float">
            <text:p>0.0993467537479669</text:p>
          </table:table-cell>
          <table:table-cell table:formula="of:=([.BL34]*[.BL$2]+[.BL33]*[.BL$2])/[.BM$2]" office:value-type="float" office:value="0.0963362460586346" calcext:value-type="float">
            <text:p>0.0963362460586346</text:p>
          </table:table-cell>
          <table:table-cell table:formula="of:=([.BM34]*[.BM$2]+[.BM33]*[.BM$2])/[.BN$2]" office:value-type="float" office:value="0.0920861175560478" calcext:value-type="float">
            <text:p>0.0920861175560478</text:p>
          </table:table-cell>
          <table:table-cell table:formula="of:=([.BN34]*[.BN$2]+[.BN33]*[.BN$2])/[.BO$2]" office:value-type="float" office:value="0.0868240536957022" calcext:value-type="float">
            <text:p>0.0868240536957022</text:p>
          </table:table-cell>
          <table:table-cell table:formula="of:=([.BO34]*[.BO$2]+[.BO33]*[.BO$2])/[.BP$2]" office:value-type="float" office:value="0.0807946055223895" calcext:value-type="float">
            <text:p>0.0807946055223895</text:p>
          </table:table-cell>
          <table:table-cell table:formula="of:=([.BP34]*[.BP$2]+[.BP33]*[.BP$2])/[.BQ$2]" office:value-type="float" office:value="0.0742436915611147" calcext:value-type="float">
            <text:p>0.0742436915611147</text:p>
          </table:table-cell>
          <table:table-cell table:formula="of:=([.BQ34]*[.BQ$2]+[.BQ33]*[.BQ$2])/[.BR$2]" office:value-type="float" office:value="0.0674054568120647" calcext:value-type="float">
            <text:p>0.0674054568120647</text:p>
          </table:table-cell>
          <table:table-cell table:formula="of:=([.BR34]*[.BR$2]+[.BR33]*[.BR$2])/[.BS$2]" office:value-type="float" office:value="0.0604920766262119" calcext:value-type="float">
            <text:p>0.0604920766262119</text:p>
          </table:table-cell>
          <table:table-cell table:formula="of:=([.BS34]*[.BS$2]+[.BS33]*[.BS$2])/[.BT$2]" office:value-type="float" office:value="0.053686718005763" calcext:value-type="float">
            <text:p>0.053686718005763</text:p>
          </table:table-cell>
          <table:table-cell table:formula="of:=([.BT34]*[.BT$2]+[.BT33]*[.BT$2])/[.BU$2]" office:value-type="float" office:value="0.0471395572733529" calcext:value-type="float">
            <text:p>0.0471395572733529</text:p>
          </table:table-cell>
          <table:table-cell table:formula="of:=([.BU34]*[.BU$2]+[.BU33]*[.BU$2])/[.BV$2]" office:value-type="float" office:value="0.0409665200113662" calcext:value-type="float">
            <text:p>0.0409665200113662</text:p>
          </table:table-cell>
          <table:table-cell table:formula="of:=([.BV34]*[.BV$2]+[.BV33]*[.BV$2])/[.BW$2]" office:value-type="float" office:value="0.0352502614051291" calcext:value-type="float">
            <text:p>0.0352502614051291</text:p>
          </table:table-cell>
          <table:table-cell table:formula="of:=([.BW34]*[.BW$2]+[.BW33]*[.BW$2])/[.BX$2]" office:value-type="float" office:value="0.0300428364248259" calcext:value-type="float">
            <text:p>0.0300428364248259</text:p>
          </table:table-cell>
          <table:table-cell table:formula="of:=([.BX34]*[.BX$2]+[.BX33]*[.BX$2])/[.BY$2]" office:value-type="float" office:value="0.0253695063142974" calcext:value-type="float">
            <text:p>0.0253695063142974</text:p>
          </table:table-cell>
          <table:table-cell table:formula="of:=([.BY34]*[.BY$2]+[.BY33]*[.BY$2])/[.BZ$2]" office:value-type="float" office:value="0.0212331737630533" calcext:value-type="float">
            <text:p>0.0212331737630533</text:p>
          </table:table-cell>
          <table:table-cell table:formula="of:=([.BZ34]*[.BZ$2]+[.BZ33]*[.BZ$2])/[.CA$2]" office:value-type="float" office:value="0.0176190165267889" calcext:value-type="float">
            <text:p>0.0176190165267889</text:p>
          </table:table-cell>
          <table:table-cell table:formula="of:=([.CA34]*[.CA$2]+[.CA33]*[.CA$2])/[.CB$2]" office:value-type="float" office:value="0.01449898235017" calcext:value-type="float">
            <text:p>0.01449898235017</text:p>
          </table:table-cell>
          <table:table-cell table:formula="of:=([.CB34]*[.CB$2]+[.CB33]*[.CB$2])/[.CC$2]" office:value-type="float" office:value="0.0118359039593225" calcext:value-type="float">
            <text:p>0.0118359039593225</text:p>
          </table:table-cell>
          <table:table-cell table:formula="of:=([.CC34]*[.CC$2]+[.CC33]*[.CC$2])/[.CD$2]" office:value-type="float" office:value="0.0095870822070512" calcext:value-type="float">
            <text:p>0.0095870822070512</text:p>
          </table:table-cell>
          <table:table-cell table:formula="of:=([.CD34]*[.CD$2]+[.CD33]*[.CD$2])/[.CE$2]" office:value-type="float" office:value="0.00770726216645293" calcext:value-type="float">
            <text:p>0.00770726216645293</text:p>
          </table:table-cell>
          <table:table-cell table:formula="of:=([.CE34]*[.CE$2]+[.CE33]*[.CE$2])/[.CF$2]" office:value-type="float" office:value="0.00615098807514993" calcext:value-type="float">
            <text:p>0.00615098807514993</text:p>
          </table:table-cell>
          <table:table-cell table:formula="of:=([.CF34]*[.CF$2]+[.CF33]*[.CF$2])/[.CG$2]" office:value-type="float" office:value="0.00487436790860938" calcext:value-type="float">
            <text:p>0.00487436790860938</text:p>
          </table:table-cell>
          <table:table-cell table:formula="of:=([.CG34]*[.CG$2]+[.CG33]*[.CG$2])/[.CH$2]" office:value-type="float" office:value="0.00383630807622035" calcext:value-type="float">
            <text:p>0.00383630807622035</text:p>
          </table:table-cell>
          <table:table-cell table:formula="of:=([.CH34]*[.CH$2]+[.CH33]*[.CH$2])/[.CI$2]" office:value-type="float" office:value="0.002999295405045" calcext:value-type="float">
            <text:p>0.002999295405045</text:p>
          </table:table-cell>
          <table:table-cell table:formula="of:=([.CI34]*[.CI$2]+[.CI33]*[.CI$2])/[.CJ$2]" office:value-type="float" office:value="0.00232980982356174" calcext:value-type="float">
            <text:p>0.00232980982356174</text:p>
          </table:table-cell>
          <table:table-cell table:formula="of:=([.CJ34]*[.CJ$2]+[.CJ33]*[.CJ$2])/[.CK$2]" office:value-type="float" office:value="0.00179844968836345" calcext:value-type="float">
            <text:p>0.00179844968836345</text:p>
          </table:table-cell>
          <table:table-cell table:formula="of:=([.CK34]*[.CK$2]+[.CK33]*[.CK$2])/[.CL$2]" office:value-type="float" office:value="0.00137984501952023" calcext:value-type="float">
            <text:p>0.00137984501952023</text:p>
          </table:table-cell>
          <table:table-cell table:formula="of:=([.CL34]*[.CL$2]+[.CL33]*[.CL$2])/[.CM$2]" office:value-type="float" office:value="0.00105242416743069" calcext:value-type="float">
            <text:p>0.00105242416743069</text:p>
          </table:table-cell>
          <table:table-cell table:formula="of:=([.CM34]*[.CM$2]+[.CM33]*[.CM$2])/[.CN$2]" office:value-type="float" office:value="0.00079808832696827" calcext:value-type="float">
            <text:p>0.00079808832696827</text:p>
          </table:table-cell>
          <table:table-cell table:formula="of:=([.CN34]*[.CN$2]+[.CN33]*[.CN$2])/[.CO$2]" office:value-type="float" office:value="0.000601837099025253" calcext:value-type="float">
            <text:p>0.000601837099025253</text:p>
          </table:table-cell>
          <table:table-cell table:formula="of:=([.CO34]*[.CO$2]+[.CO33]*[.CO$2])/[.CP$2]" office:value-type="float" office:value="0.000451377824268939" calcext:value-type="float">
            <text:p>0.000451377824268939</text:p>
          </table:table-cell>
          <table:table-cell table:formula="of:=([.CP34]*[.CP$2]+[.CP33]*[.CP$2])/[.CQ$2]" office:value-type="float" office:value="0.000336742186359368" calcext:value-type="float">
            <text:p>0.000336742186359368</text:p>
          </table:table-cell>
          <table:table-cell table:formula="of:=([.CQ34]*[.CQ$2]+[.CQ33]*[.CQ$2])/[.CR$2]" office:value-type="float" office:value="0.000249925841438593" calcext:value-type="float">
            <text:p>0.000249925841438593</text:p>
          </table:table-cell>
          <table:table-cell table:formula="of:=([.CR34]*[.CR$2]+[.CR33]*[.CR$2])/[.CS$2]" office:value-type="float" office:value="0.000184560621370038" calcext:value-type="float">
            <text:p>0.000184560621370038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35]*[.AB$2]+[.AB34]*[.AB$2])/[.AC$2]" office:value-type="float" office:value="0" calcext:value-type="float">
            <text:p>0</text:p>
          </table:table-cell>
          <table:table-cell table:formula="of:=([.AC35]*[.AC$2]+[.AC34]*[.AC$2])/[.AD$2]" office:value-type="float" office:value="0" calcext:value-type="float">
            <text:p>0</text:p>
          </table:table-cell>
          <table:table-cell table:formula="of:=([.AD35]*[.AD$2]+[.AD34]*[.AD$2])/[.AE$2]" office:value-type="float" office:value="0" calcext:value-type="float">
            <text:p>0</text:p>
          </table:table-cell>
          <table:table-cell table:formula="of:=([.AE35]*[.AE$2]+[.AE34]*[.AE$2])/[.AF$2]" office:value-type="float" office:value="0" calcext:value-type="float">
            <text:p>0</text:p>
          </table:table-cell>
          <table:table-cell table:formula="of:=([.AF35]*[.AF$2]+[.AF34]*[.AF$2])/[.AG$2]" office:value-type="float" office:value="0.00000000023283064365" calcext:value-type="float">
            <text:p>2.3283064365387E-10</text:p>
          </table:table-cell>
          <table:table-cell table:formula="of:=([.AG35]*[.AG$2]+[.AG34]*[.AG$2])/[.AH$2]" office:value-type="float" office:value="0.00000000384170562029" calcext:value-type="float">
            <text:p>3.84170562028885E-09</text:p>
          </table:table-cell>
          <table:table-cell table:formula="of:=([.AH35]*[.AH$2]+[.AH34]*[.AH$2])/[.AI$2]" office:value-type="float" office:value="0.00000003265449777246" calcext:value-type="float">
            <text:p>3.26544977724552E-08</text:p>
          </table:table-cell>
          <table:table-cell table:formula="of:=([.AI35]*[.AI$2]+[.AI34]*[.AI$2])/[.AJ$2]" office:value-type="float" office:value="0.00000019048457033932" calcext:value-type="float">
            <text:p>1.90484570339322E-07</text:p>
          </table:table-cell>
          <table:table-cell table:formula="of:=([.AJ35]*[.AJ$2]+[.AJ34]*[.AJ$2])/[.AK$2]" office:value-type="float" office:value="0.00000085718056652695" calcext:value-type="float">
            <text:p>8.57180566526949E-07</text:p>
          </table:table-cell>
          <table:table-cell table:formula="of:=([.AK35]*[.AK$2]+[.AK34]*[.AK$2])/[.AL$2]" office:value-type="float" office:value="0.00000317156809614971" calcext:value-type="float">
            <text:p>3.17156809614971E-06</text:p>
          </table:table-cell>
          <table:table-cell table:formula="of:=([.AL35]*[.AL$2]+[.AL34]*[.AL$2])/[.AM$2]" office:value-type="float" office:value="0.0000100432989711408" calcext:value-type="float">
            <text:p>1.00432989711408E-05</text:p>
          </table:table-cell>
          <table:table-cell table:formula="of:=([.AM35]*[.AM$2]+[.AM34]*[.AM$2])/[.AN$2]" office:value-type="float" office:value="0.0000279777614196064" calcext:value-type="float">
            <text:p>2.79777614196064E-05</text:p>
          </table:table-cell>
          <table:table-cell table:formula="of:=([.AN35]*[.AN$2]+[.AN34]*[.AN$2])/[.AO$2]" office:value-type="float" office:value="0.000069944403549016" calcext:value-type="float">
            <text:p>6.9944403549016E-05</text:p>
          </table:table-cell>
          <table:table-cell table:formula="of:=([.AO35]*[.AO$2]+[.AO34]*[.AO$2])/[.AP$2]" office:value-type="float" office:value="0.00015931780808387" calcext:value-type="float">
            <text:p>0.00015931780808387</text:p>
          </table:table-cell>
          <table:table-cell table:formula="of:=([.AP35]*[.AP$2]+[.AP34]*[.AP$2])/[.AQ$2]" office:value-type="float" office:value="0.000334567396976127" calcext:value-type="float">
            <text:p>0.000334567396976127</text:p>
          </table:table-cell>
          <table:table-cell table:formula="of:=([.AQ35]*[.AQ$2]+[.AQ34]*[.AQ$2])/[.AR$2]" office:value-type="float" office:value="0.000653927184998793" calcext:value-type="float">
            <text:p>0.000653927184998793</text:p>
          </table:table-cell>
          <table:table-cell table:formula="of:=([.AR35]*[.AR$2]+[.AR34]*[.AR$2])/[.AS$2]" office:value-type="float" office:value="0.00119886650583112" calcext:value-type="float">
            <text:p>0.00119886650583112</text:p>
          </table:table-cell>
          <table:table-cell table:formula="of:=([.AS35]*[.AS$2]+[.AS34]*[.AS$2])/[.AT$2]" office:value-type="float" office:value="0.00207496126009232" calcext:value-type="float">
            <text:p>0.00207496126009232</text:p>
          </table:table-cell>
          <table:table-cell table:formula="of:=([.AT35]*[.AT$2]+[.AT34]*[.AT$2])/[.AU$2]" office:value-type="float" office:value="0.00340886492729453" calcext:value-type="float">
            <text:p>0.00340886492729453</text:p>
          </table:table-cell>
          <table:table-cell table:formula="of:=([.AU35]*[.AU$2]+[.AU34]*[.AU$2])/[.AV$2]" office:value-type="float" office:value="0.00534055505276143" calcext:value-type="float">
            <text:p>0.00534055505276143</text:p>
          </table:table-cell>
          <table:table-cell table:formula="of:=([.AV35]*[.AV$2]+[.AV34]*[.AV$2])/[.AW$2]" office:value-type="float" office:value="0.00801083257914215" calcext:value-type="float">
            <text:p>0.00801083257914215</text:p>
          </table:table-cell>
          <table:table-cell table:formula="of:=([.AW35]*[.AW$2]+[.AW34]*[.AW$2])/[.AX$2]" office:value-type="float" office:value="0.0115450234228813" calcext:value-type="float">
            <text:p>0.0115450234228813</text:p>
          </table:table-cell>
          <table:table-cell table:formula="of:=([.AX35]*[.AX$2]+[.AX34]*[.AX$2])/[.AY$2]" office:value-type="float" office:value="0.0160347547540018" calcext:value-type="float">
            <text:p>0.0160347547540018</text:p>
          </table:table-cell>
          <table:table-cell table:formula="of:=([.AY35]*[.AY$2]+[.AY34]*[.AY$2])/[.AZ$2]" office:value-type="float" office:value="0.021520328748792" calcext:value-type="float">
            <text:p>0.021520328748792</text:p>
          </table:table-cell>
          <table:table-cell table:formula="of:=([.AZ35]*[.AZ$2]+[.AZ34]*[.AZ$2])/[.BA$2]" office:value-type="float" office:value="0.0279764273734295" calcext:value-type="float">
            <text:p>0.0279764273734295</text:p>
          </table:table-cell>
          <table:table-cell table:formula="of:=([.BA35]*[.BA$2]+[.BA34]*[.BA$2])/[.BB$2]" office:value-type="float" office:value="0.0353035869236135" calcext:value-type="float">
            <text:p>0.0353035869236135</text:p>
          </table:table-cell>
          <table:table-cell table:formula="of:=([.BB35]*[.BB$2]+[.BB34]*[.BB$2])/[.BC$2]" office:value-type="float" office:value="0.0433271294062529" calcext:value-type="float">
            <text:p>0.0433271294062529</text:p>
          </table:table-cell>
          <table:table-cell table:formula="of:=([.BC35]*[.BC$2]+[.BC34]*[.BC$2])/[.BD$2]" office:value-type="float" office:value="0.051804176463998" calcext:value-type="float">
            <text:p>0.051804176463998</text:p>
          </table:table-cell>
          <table:table-cell table:formula="of:=([.BD35]*[.BD$2]+[.BD34]*[.BD$2])/[.BE$2]" office:value-type="float" office:value="0.0604382058746644" calcext:value-type="float">
            <text:p>0.0604382058746644</text:p>
          </table:table-cell>
          <table:table-cell table:formula="of:=([.BE35]*[.BE$2]+[.BE34]*[.BE$2])/[.BF$2]" office:value-type="float" office:value="0.0688995546971174" calcext:value-type="float">
            <text:p>0.0688995546971174</text:p>
          </table:table-cell>
          <table:table-cell table:formula="of:=([.BF35]*[.BF$2]+[.BF34]*[.BF$2])/[.BG$2]" office:value-type="float" office:value="0.0768495033160155" calcext:value-type="float">
            <text:p>0.0768495033160155</text:p>
          </table:table-cell>
          <table:table-cell table:formula="of:=([.BG35]*[.BG$2]+[.BG34]*[.BG$2])/[.BH$2]" office:value-type="float" office:value="0.0839651980674984" calcext:value-type="float">
            <text:p>0.0839651980674984</text:p>
          </table:table-cell>
          <table:table-cell table:formula="of:=([.BH35]*[.BH$2]+[.BH34]*[.BH$2])/[.BI$2]" office:value-type="float" office:value="0.0899627122151769" calcext:value-type="float">
            <text:p>0.0899627122151769</text:p>
          </table:table-cell>
          <table:table-cell table:formula="of:=([.BI35]*[.BI$2]+[.BI34]*[.BI$2])/[.BJ$2]" office:value-type="float" office:value="0.0946159559504447" calcext:value-type="float">
            <text:p>0.0946159559504447</text:p>
          </table:table-cell>
          <table:table-cell table:formula="of:=([.BJ35]*[.BJ$2]+[.BJ34]*[.BJ$2])/[.BK$2]" office:value-type="float" office:value="0.0977698211487928" calcext:value-type="float">
            <text:p>0.0977698211487928</text:p>
          </table:table-cell>
          <table:table-cell table:formula="of:=([.BK35]*[.BK$2]+[.BK34]*[.BK$2])/[.BL$2]" office:value-type="float" office:value="0.0993467537479669" calcext:value-type="float">
            <text:p>0.0993467537479669</text:p>
          </table:table-cell>
          <table:table-cell table:formula="of:=([.BL35]*[.BL$2]+[.BL34]*[.BL$2])/[.BM$2]" office:value-type="float" office:value="0.0993467537479669" calcext:value-type="float">
            <text:p>0.0993467537479669</text:p>
          </table:table-cell>
          <table:table-cell table:formula="of:=([.BM35]*[.BM$2]+[.BM34]*[.BM$2])/[.BN$2]" office:value-type="float" office:value="0.0978414999033007" calcext:value-type="float">
            <text:p>0.0978414999033007</text:p>
          </table:table-cell>
          <table:table-cell table:formula="of:=([.BN35]*[.BN$2]+[.BN34]*[.BN$2])/[.BO$2]" office:value-type="float" office:value="0.0949638087296743" calcext:value-type="float">
            <text:p>0.0949638087296743</text:p>
          </table:table-cell>
          <table:table-cell table:formula="of:=([.BO35]*[.BO$2]+[.BO34]*[.BO$2])/[.BP$2]" office:value-type="float" office:value="0.0908939312126882" calcext:value-type="float">
            <text:p>0.0908939312126882</text:p>
          </table:table-cell>
          <table:table-cell table:formula="of:=([.BP35]*[.BP$2]+[.BP34]*[.BP$2])/[.BQ$2]" office:value-type="float" office:value="0.0858442683675389" calcext:value-type="float">
            <text:p>0.0858442683675389</text:p>
          </table:table-cell>
          <table:table-cell table:formula="of:=([.BQ35]*[.BQ$2]+[.BQ34]*[.BQ$2])/[.BR$2]" office:value-type="float" office:value="0.0800439799643268" calcext:value-type="float">
            <text:p>0.0800439799643268</text:p>
          </table:table-cell>
          <table:table-cell table:formula="of:=([.BR35]*[.BR$2]+[.BR34]*[.BR$2])/[.BS$2]" office:value-type="float" office:value="0.0737247183881957" calcext:value-type="float">
            <text:p>0.0737247183881957</text:p>
          </table:table-cell>
          <table:table-cell table:formula="of:=([.BS35]*[.BS$2]+[.BS34]*[.BS$2])/[.BT$2]" office:value-type="float" office:value="0.0671083975072038" calcext:value-type="float">
            <text:p>0.0671083975072038</text:p>
          </table:table-cell>
          <table:table-cell table:formula="of:=([.BT35]*[.BT$2]+[.BT34]*[.BT$2])/[.BU$2]" office:value-type="float" office:value="0.0603975577564834" calcext:value-type="float">
            <text:p>0.0603975577564834</text:p>
          </table:table-cell>
          <table:table-cell table:formula="of:=([.BU35]*[.BU$2]+[.BU34]*[.BU$2])/[.BV$2]" office:value-type="float" office:value="0.0537685575149182" calcext:value-type="float">
            <text:p>0.0537685575149182</text:p>
          </table:table-cell>
          <table:table-cell table:formula="of:=([.BV35]*[.BV$2]+[.BV34]*[.BV$2])/[.BW$2]" office:value-type="float" office:value="0.0473675387631422" calcext:value-type="float">
            <text:p>0.0473675387631422</text:p>
          </table:table-cell>
          <table:table-cell table:formula="of:=([.BW35]*[.BW$2]+[.BW34]*[.BW$2])/[.BX$2]" office:value-type="float" office:value="0.0413089000841356" calcext:value-type="float">
            <text:p>0.0413089000841356</text:p>
          </table:table-cell>
          <table:table-cell table:formula="of:=([.BX35]*[.BX$2]+[.BX34]*[.BX$2])/[.BY$2]" office:value-type="float" office:value="0.0356758682544808" calcext:value-type="float">
            <text:p>0.0356758682544808</text:p>
          </table:table-cell>
          <table:table-cell table:formula="of:=([.BY35]*[.BY$2]+[.BY34]*[.BY$2])/[.BZ$2]" office:value-type="float" office:value="0.0305226872843891" calcext:value-type="float">
            <text:p>0.0305226872843891</text:p>
          </table:table-cell>
          <table:table-cell table:formula="of:=([.BZ35]*[.BZ$2]+[.BZ34]*[.BZ$2])/[.CA$2]" office:value-type="float" office:value="0.0258779305237212" calcext:value-type="float">
            <text:p>0.0258779305237212</text:p>
          </table:table-cell>
          <table:table-cell table:formula="of:=([.CA35]*[.CA$2]+[.CA34]*[.CA$2])/[.CB$2]" office:value-type="float" office:value="0.021748473525255" calcext:value-type="float">
            <text:p>0.021748473525255</text:p>
          </table:table-cell>
          <table:table-cell table:formula="of:=([.CB35]*[.CB$2]+[.CB34]*[.CB$2])/[.CC$2]" office:value-type="float" office:value="0.0181237279377125" calcext:value-type="float">
            <text:p>0.0181237279377125</text:p>
          </table:table-cell>
          <table:table-cell table:formula="of:=([.CC35]*[.CC$2]+[.CC34]*[.CC$2])/[.CD$2]" office:value-type="float" office:value="0.0149798159485175" calcext:value-type="float">
            <text:p>0.0149798159485175</text:p>
          </table:table-cell>
          <table:table-cell table:formula="of:=([.CD35]*[.CD$2]+[.CD34]*[.CD$2])/[.CE$2]" office:value-type="float" office:value="0.0122834490777844" calcext:value-type="float">
            <text:p>0.0122834490777844</text:p>
          </table:table-cell>
          <table:table-cell table:formula="of:=([.CE35]*[.CE$2]+[.CE34]*[.CE$2])/[.CF$2]" office:value-type="float" office:value="0.00999535562211864" calcext:value-type="float">
            <text:p>0.00999535562211864</text:p>
          </table:table-cell>
          <table:table-cell table:formula="of:=([.CF35]*[.CF$2]+[.CF34]*[.CF$2])/[.CG$2]" office:value-type="float" office:value="0.00807317184863429" calcext:value-type="float">
            <text:p>0.00807317184863429</text:p>
          </table:table-cell>
          <table:table-cell table:formula="of:=([.CG35]*[.CG$2]+[.CG34]*[.CG$2])/[.CH$2]" office:value-type="float" office:value="0.00647376987862183" calcext:value-type="float">
            <text:p>0.00647376987862183</text:p>
          </table:table-cell>
          <table:table-cell table:formula="of:=([.CH35]*[.CH$2]+[.CH34]*[.CH$2])/[.CI$2]" office:value-type="float" office:value="0.00515503897742109" calcext:value-type="float">
            <text:p>0.00515503897742109</text:p>
          </table:table-cell>
          <table:table-cell table:formula="of:=([.CI35]*[.CI$2]+[.CI34]*[.CI$2])/[.CJ$2]" office:value-type="float" office:value="0.00407716719123305" calcext:value-type="float">
            <text:p>0.00407716719123305</text:p>
          </table:table-cell>
          <table:table-cell table:formula="of:=([.CJ35]*[.CJ$2]+[.CJ34]*[.CJ$2])/[.CK$2]" office:value-type="float" office:value="0.00320348850739739" calcext:value-type="float">
            <text:p>0.00320348850739739</text:p>
          </table:table-cell>
          <table:table-cell table:formula="of:=([.CK35]*[.CK$2]+[.CK34]*[.CK$2])/[.CL$2]" office:value-type="float" office:value="0.00250096909788042" calcext:value-type="float">
            <text:p>0.00250096909788042</text:p>
          </table:table-cell>
          <table:table-cell table:formula="of:=([.CL35]*[.CL$2]+[.CL34]*[.CL$2])/[.CM$2]" office:value-type="float" office:value="0.00194040705870033" calcext:value-type="float">
            <text:p>0.00194040705870033</text:p>
          </table:table-cell>
          <table:table-cell table:formula="of:=([.CM35]*[.CM$2]+[.CM34]*[.CM$2])/[.CN$2]" office:value-type="float" office:value="0.00149641561306551" calcext:value-type="float">
            <text:p>0.00149641561306551</text:p>
          </table:table-cell>
          <table:table-cell table:formula="of:=([.CN35]*[.CN$2]+[.CN34]*[.CN$2])/[.CO$2]" office:value-type="float" office:value="0.00114725197001689" calcext:value-type="float">
            <text:p>0.00114725197001689</text:p>
          </table:table-cell>
          <table:table-cell table:formula="of:=([.CO35]*[.CO$2]+[.CO34]*[.CO$2])/[.CP$2]" office:value-type="float" office:value="0.00087454453452107" calcext:value-type="float">
            <text:p>0.00087454453452107</text:p>
          </table:table-cell>
          <table:table-cell table:formula="of:=([.CP35]*[.CP$2]+[.CP34]*[.CP$2])/[.CQ$2]" office:value-type="float" office:value="0.000662961179395005" calcext:value-type="float">
            <text:p>0.000662961179395005</text:p>
          </table:table-cell>
          <table:table-cell table:formula="of:=([.CQ35]*[.CQ$2]+[.CQ34]*[.CQ$2])/[.CR$2]" office:value-type="float" office:value="0.000499851682877186" calcext:value-type="float">
            <text:p>0.000499851682877186</text:p>
          </table:table-cell>
          <table:table-cell table:formula="of:=([.CR35]*[.CR$2]+[.CR34]*[.CR$2])/[.CS$2]" office:value-type="float" office:value="0.00037488876215789" calcext:value-type="float">
            <text:p>0.00037488876215789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36]*[.AB$2]+[.AB35]*[.AB$2])/[.AC$2]" office:value-type="float" office:value="0" calcext:value-type="float">
            <text:p>0</text:p>
          </table:table-cell>
          <table:table-cell table:formula="of:=([.AC36]*[.AC$2]+[.AC35]*[.AC$2])/[.AD$2]" office:value-type="float" office:value="0" calcext:value-type="float">
            <text:p>0</text:p>
          </table:table-cell>
          <table:table-cell table:formula="of:=([.AD36]*[.AD$2]+[.AD35]*[.AD$2])/[.AE$2]" office:value-type="float" office:value="0" calcext:value-type="float">
            <text:p>0</text:p>
          </table:table-cell>
          <table:table-cell table:formula="of:=([.AE36]*[.AE$2]+[.AE35]*[.AE$2])/[.AF$2]" office:value-type="float" office:value="0" calcext:value-type="float">
            <text:p>0</text:p>
          </table:table-cell>
          <table:table-cell table:formula="of:=([.AF36]*[.AF$2]+[.AF35]*[.AF$2])/[.AG$2]" office:value-type="float" office:value="0" calcext:value-type="float">
            <text:p>0</text:p>
          </table:table-cell>
          <table:table-cell table:formula="of:=([.AG36]*[.AG$2]+[.AG35]*[.AG$2])/[.AH$2]" office:value-type="float" office:value="0.00000000011641532183" calcext:value-type="float">
            <text:p>1.16415321826935E-10</text:p>
          </table:table-cell>
          <table:table-cell table:formula="of:=([.AH36]*[.AH$2]+[.AH35]*[.AH$2])/[.AI$2]" office:value-type="float" office:value="0.00000000197906047106" calcext:value-type="float">
            <text:p>1.97906047105789E-09</text:p>
          </table:table-cell>
          <table:table-cell table:formula="of:=([.AI36]*[.AI$2]+[.AI35]*[.AI$2])/[.AJ$2]" office:value-type="float" office:value="0.00000001731677912176" calcext:value-type="float">
            <text:p>1.73167791217566E-08</text:p>
          </table:table-cell>
          <table:table-cell table:formula="of:=([.AJ36]*[.AJ$2]+[.AJ35]*[.AJ$2])/[.AK$2]" office:value-type="float" office:value="0.00000010390067473054" calcext:value-type="float">
            <text:p>1.03900674730539E-07</text:p>
          </table:table-cell>
          <table:table-cell table:formula="of:=([.AK36]*[.AK$2]+[.AK35]*[.AK$2])/[.AL$2]" office:value-type="float" office:value="0.00000048054062062874" calcext:value-type="float">
            <text:p>4.80540620628744E-07</text:p>
          </table:table-cell>
          <table:table-cell table:formula="of:=([.AL36]*[.AL$2]+[.AL35]*[.AL$2])/[.AM$2]" office:value-type="float" office:value="0.00000182605435838923" calcext:value-type="float">
            <text:p>1.82605435838923E-06</text:p>
          </table:table-cell>
          <table:table-cell table:formula="of:=([.AM36]*[.AM$2]+[.AM35]*[.AM$2])/[.AN$2]" office:value-type="float" office:value="0.00000593467666476499" calcext:value-type="float">
            <text:p>5.93467666476499E-06</text:p>
          </table:table-cell>
          <table:table-cell table:formula="of:=([.AN36]*[.AN$2]+[.AN35]*[.AN$2])/[.AO$2]" office:value-type="float" office:value="0.0000169562190421857" calcext:value-type="float">
            <text:p>1.69562190421857E-05</text:p>
          </table:table-cell>
          <table:table-cell table:formula="of:=([.AO36]*[.AO$2]+[.AO35]*[.AO$2])/[.AP$2]" office:value-type="float" office:value="0.0000434503112956008" calcext:value-type="float">
            <text:p>4.34503112956008E-05</text:p>
          </table:table-cell>
          <table:table-cell table:formula="of:=([.AP36]*[.AP$2]+[.AP35]*[.AP$2])/[.AQ$2]" office:value-type="float" office:value="0.000101384059689735" calcext:value-type="float">
            <text:p>0.000101384059689735</text:p>
          </table:table-cell>
          <table:table-cell table:formula="of:=([.AQ36]*[.AQ$2]+[.AQ35]*[.AQ$2])/[.AR$2]" office:value-type="float" office:value="0.000217975728332931" calcext:value-type="float">
            <text:p>0.000217975728332931</text:p>
          </table:table-cell>
          <table:table-cell table:formula="of:=([.AR36]*[.AR$2]+[.AR35]*[.AR$2])/[.AS$2]" office:value-type="float" office:value="0.000435951456665862" calcext:value-type="float">
            <text:p>0.000435951456665862</text:p>
          </table:table-cell>
          <table:table-cell table:formula="of:=([.AS36]*[.AS$2]+[.AS35]*[.AS$2])/[.AT$2]" office:value-type="float" office:value="0.000817408981248491" calcext:value-type="float">
            <text:p>0.000817408981248491</text:p>
          </table:table-cell>
          <table:table-cell table:formula="of:=([.AT36]*[.AT$2]+[.AT35]*[.AT$2])/[.AU$2]" office:value-type="float" office:value="0.00144618512067041" calcext:value-type="float">
            <text:p>0.00144618512067041</text:p>
          </table:table-cell>
          <table:table-cell table:formula="of:=([.AU36]*[.AU$2]+[.AU35]*[.AU$2])/[.AV$2]" office:value-type="float" office:value="0.00242752502398247" calcext:value-type="float">
            <text:p>0.00242752502398247</text:p>
          </table:table-cell>
          <table:table-cell table:formula="of:=([.AV36]*[.AV$2]+[.AV35]*[.AV$2])/[.AW$2]" office:value-type="float" office:value="0.00388404003837195" calcext:value-type="float">
            <text:p>0.00388404003837195</text:p>
          </table:table-cell>
          <table:table-cell table:formula="of:=([.AW36]*[.AW$2]+[.AW35]*[.AW$2])/[.AX$2]" office:value-type="float" office:value="0.00594743630875705" calcext:value-type="float">
            <text:p>0.00594743630875705</text:p>
          </table:table-cell>
          <table:table-cell table:formula="of:=([.AX36]*[.AX$2]+[.AX35]*[.AX$2])/[.AY$2]" office:value-type="float" office:value="0.00874622986581919" calcext:value-type="float">
            <text:p>0.00874622986581919</text:p>
          </table:table-cell>
          <table:table-cell table:formula="of:=([.AY36]*[.AY$2]+[.AY35]*[.AY$2])/[.AZ$2]" office:value-type="float" office:value="0.0123904923099105" calcext:value-type="float">
            <text:p>0.0123904923099105</text:p>
          </table:table-cell>
          <table:table-cell table:formula="of:=([.AZ36]*[.AZ$2]+[.AZ35]*[.AZ$2])/[.BA$2]" office:value-type="float" office:value="0.0169554105293512" calcext:value-type="float">
            <text:p>0.0169554105293512</text:p>
          </table:table-cell>
          <table:table-cell table:formula="of:=([.BA36]*[.BA$2]+[.BA35]*[.BA$2])/[.BB$2]" office:value-type="float" office:value="0.0224659189513904" calcext:value-type="float">
            <text:p>0.0224659189513904</text:p>
          </table:table-cell>
          <table:table-cell table:formula="of:=([.BB36]*[.BB$2]+[.BB35]*[.BB$2])/[.BC$2]" office:value-type="float" office:value="0.0288847529375019" calcext:value-type="float">
            <text:p>0.0288847529375019</text:p>
          </table:table-cell>
          <table:table-cell table:formula="of:=([.BC36]*[.BC$2]+[.BC35]*[.BC$2])/[.BD$2]" office:value-type="float" office:value="0.0361059411718774" calcext:value-type="float">
            <text:p>0.0361059411718774</text:p>
          </table:table-cell>
          <table:table-cell table:formula="of:=([.BD36]*[.BD$2]+[.BD35]*[.BD$2])/[.BE$2]" office:value-type="float" office:value="0.0439550588179377" calcext:value-type="float">
            <text:p>0.0439550588179377</text:p>
          </table:table-cell>
          <table:table-cell table:formula="of:=([.BE36]*[.BE$2]+[.BE35]*[.BE$2])/[.BF$2]" office:value-type="float" office:value="0.052196632346301" calcext:value-type="float">
            <text:p>0.052196632346301</text:p>
          </table:table-cell>
          <table:table-cell table:formula="of:=([.BF36]*[.BF$2]+[.BF35]*[.BF$2])/[.BG$2]" office:value-type="float" office:value="0.0605480935217092" calcext:value-type="float">
            <text:p>0.0605480935217092</text:p>
          </table:table-cell>
          <table:table-cell table:formula="of:=([.BG36]*[.BG$2]+[.BG35]*[.BG$2])/[.BH$2]" office:value-type="float" office:value="0.0686987984188624" calcext:value-type="float">
            <text:p>0.0686987984188624</text:p>
          </table:table-cell>
          <table:table-cell table:formula="of:=([.BH36]*[.BH$2]+[.BH35]*[.BH$2])/[.BI$2]" office:value-type="float" office:value="0.0763319982431804" calcext:value-type="float">
            <text:p>0.0763319982431804</text:p>
          </table:table-cell>
          <table:table-cell table:formula="of:=([.BI36]*[.BI$2]+[.BI35]*[.BI$2])/[.BJ$2]" office:value-type="float" office:value="0.0831473552291787" calcext:value-type="float">
            <text:p>0.0831473552291787</text:p>
          </table:table-cell>
          <table:table-cell table:formula="of:=([.BJ36]*[.BJ$2]+[.BJ35]*[.BJ$2])/[.BK$2]" office:value-type="float" office:value="0.0888816555898117" calcext:value-type="float">
            <text:p>0.0888816555898117</text:p>
          </table:table-cell>
          <table:table-cell table:formula="of:=([.BK36]*[.BK$2]+[.BK35]*[.BK$2])/[.BL$2]" office:value-type="float" office:value="0.0933257383693023" calcext:value-type="float">
            <text:p>0.0933257383693023</text:p>
          </table:table-cell>
          <table:table-cell table:formula="of:=([.BL36]*[.BL$2]+[.BL35]*[.BL$2])/[.BM$2]" office:value-type="float" office:value="0.0963362460586346" calcext:value-type="float">
            <text:p>0.0963362460586346</text:p>
          </table:table-cell>
          <table:table-cell table:formula="of:=([.BM36]*[.BM$2]+[.BM35]*[.BM$2])/[.BN$2]" office:value-type="float" office:value="0.0978414999033007" calcext:value-type="float">
            <text:p>0.0978414999033007</text:p>
          </table:table-cell>
          <table:table-cell table:formula="of:=([.BN36]*[.BN$2]+[.BN35]*[.BN$2])/[.BO$2]" office:value-type="float" office:value="0.0978414999033007" calcext:value-type="float">
            <text:p>0.0978414999033007</text:p>
          </table:table-cell>
          <table:table-cell table:formula="of:=([.BO36]*[.BO$2]+[.BO35]*[.BO$2])/[.BP$2]" office:value-type="float" office:value="0.0964026543164875" calcext:value-type="float">
            <text:p>0.0964026543164875</text:p>
          </table:table-cell>
          <table:table-cell table:formula="of:=([.BP36]*[.BP$2]+[.BP35]*[.BP$2])/[.BQ$2]" office:value-type="float" office:value="0.0936482927645879" calcext:value-type="float">
            <text:p>0.0936482927645879</text:p>
          </table:table-cell>
          <table:table-cell table:formula="of:=([.BQ36]*[.BQ$2]+[.BQ35]*[.BQ$2])/[.BR$2]" office:value-type="float" office:value="0.0897462805660634" calcext:value-type="float">
            <text:p>0.0897462805660634</text:p>
          </table:table-cell>
          <table:table-cell table:formula="of:=([.BR36]*[.BR$2]+[.BR35]*[.BR$2])/[.BS$2]" office:value-type="float" office:value="0.0848951302651951" calcext:value-type="float">
            <text:p>0.0848951302651951</text:p>
          </table:table-cell>
          <table:table-cell table:formula="of:=([.BS36]*[.BS$2]+[.BS35]*[.BS$2])/[.BT$2]" office:value-type="float" office:value="0.0793099243266954" calcext:value-type="float">
            <text:p>0.0793099243266954</text:p>
          </table:table-cell>
          <table:table-cell table:formula="of:=([.BT36]*[.BT$2]+[.BT35]*[.BT$2])/[.BU$2]" office:value-type="float" office:value="0.0732091609169496" calcext:value-type="float">
            <text:p>0.0732091609169496</text:p>
          </table:table-cell>
          <table:table-cell table:formula="of:=([.BU36]*[.BU$2]+[.BU35]*[.BU$2])/[.BV$2]" office:value-type="float" office:value="0.0668033593367165" calcext:value-type="float">
            <text:p>0.0668033593367165</text:p>
          </table:table-cell>
          <table:table-cell table:formula="of:=([.BV36]*[.BV$2]+[.BV35]*[.BV$2])/[.BW$2]" office:value-type="float" office:value="0.0602859584258173" calcext:value-type="float">
            <text:p>0.0602859584258173</text:p>
          </table:table-cell>
          <table:table-cell table:formula="of:=([.BW36]*[.BW$2]+[.BW35]*[.BW$2])/[.BX$2]" office:value-type="float" office:value="0.0538267485944798" calcext:value-type="float">
            <text:p>0.0538267485944798</text:p>
          </table:table-cell>
          <table:table-cell table:formula="of:=([.BX36]*[.BX$2]+[.BX35]*[.BX$2])/[.BY$2]" office:value-type="float" office:value="0.0475678243393077" calcext:value-type="float">
            <text:p>0.0475678243393077</text:p>
          </table:table-cell>
          <table:table-cell table:formula="of:=([.BY36]*[.BY$2]+[.BY35]*[.BY$2])/[.BZ$2]" office:value-type="float" office:value="0.0416218462968942" calcext:value-type="float">
            <text:p>0.0416218462968942</text:p>
          </table:table-cell>
          <table:table-cell table:formula="of:=([.BZ36]*[.BZ$2]+[.BZ35]*[.BZ$2])/[.CA$2]" office:value-type="float" office:value="0.0360722667906417" calcext:value-type="float">
            <text:p>0.0360722667906417</text:p>
          </table:table-cell>
          <table:table-cell table:formula="of:=([.CA36]*[.CA$2]+[.CA35]*[.CA$2])/[.CB$2]" office:value-type="float" office:value="0.0309750986571814" calcext:value-type="float">
            <text:p>0.0309750986571814</text:p>
          </table:table-cell>
          <table:table-cell table:formula="of:=([.CB36]*[.CB$2]+[.CB35]*[.CB$2])/[.CC$2]" office:value-type="float" office:value="0.0263617860912182" calcext:value-type="float">
            <text:p>0.0263617860912182</text:p>
          </table:table-cell>
          <table:table-cell table:formula="of:=([.CC36]*[.CC$2]+[.CC35]*[.CC$2])/[.CD$2]" office:value-type="float" office:value="0.0222427570144654" calcext:value-type="float">
            <text:p>0.0222427570144654</text:p>
          </table:table-cell>
          <table:table-cell table:formula="of:=([.CD36]*[.CD$2]+[.CD35]*[.CD$2])/[.CE$2]" office:value-type="float" office:value="0.0186112864814915" calcext:value-type="float">
            <text:p>0.0186112864814915</text:p>
          </table:table-cell>
          <table:table-cell table:formula="of:=([.CE36]*[.CE$2]+[.CE35]*[.CE$2])/[.CF$2]" office:value-type="float" office:value="0.0154473677796379" calcext:value-type="float">
            <text:p>0.0154473677796379</text:p>
          </table:table-cell>
          <table:table-cell table:formula="of:=([.CF36]*[.CF$2]+[.CF35]*[.CF$2])/[.CG$2]" office:value-type="float" office:value="0.0127213617008783" calcext:value-type="float">
            <text:p>0.0127213617008783</text:p>
          </table:table-cell>
          <table:table-cell table:formula="of:=([.CG36]*[.CG$2]+[.CG35]*[.CG$2])/[.CH$2]" office:value-type="float" office:value="0.0103972667747563" calcext:value-type="float">
            <text:p>0.0103972667747563</text:p>
          </table:table-cell>
          <table:table-cell table:formula="of:=([.CH36]*[.CH$2]+[.CH35]*[.CH$2])/[.CI$2]" office:value-type="float" office:value="0.00843551832668906" calcext:value-type="float">
            <text:p>0.00843551832668906</text:p>
          </table:table-cell>
          <table:table-cell table:formula="of:=([.CI36]*[.CI$2]+[.CI35]*[.CI$2])/[.CJ$2]" office:value-type="float" office:value="0.00679527865205507" calcext:value-type="float">
            <text:p>0.00679527865205507</text:p>
          </table:table-cell>
          <table:table-cell table:formula="of:=([.CJ36]*[.CJ$2]+[.CJ35]*[.CJ$2])/[.CK$2]" office:value-type="float" office:value="0.00543622292164406" calcext:value-type="float">
            <text:p>0.00543622292164406</text:p>
          </table:table-cell>
          <table:table-cell table:formula="of:=([.CK36]*[.CK$2]+[.CK35]*[.CK$2])/[.CL$2]" office:value-type="float" office:value="0.00431985571452073" calcext:value-type="float">
            <text:p>0.00431985571452073</text:p>
          </table:table-cell>
          <table:table-cell table:formula="of:=([.CL36]*[.CL$2]+[.CL35]*[.CL$2])/[.CM$2]" office:value-type="float" office:value="0.00341041240620057" calcext:value-type="float">
            <text:p>0.00341041240620057</text:p>
          </table:table-cell>
          <table:table-cell table:formula="of:=([.CM36]*[.CM$2]+[.CM35]*[.CM$2])/[.CN$2]" office:value-type="float" office:value="0.00267540973245045" calcext:value-type="float">
            <text:p>0.00267540973245045</text:p>
          </table:table-cell>
          <table:table-cell table:formula="of:=([.CN36]*[.CN$2]+[.CN35]*[.CN$2])/[.CO$2]" office:value-type="float" office:value="0.00208591267275798" calcext:value-type="float">
            <text:p>0.00208591267275798</text:p>
          </table:table-cell>
          <table:table-cell table:formula="of:=([.CO36]*[.CO$2]+[.CO35]*[.CO$2])/[.CP$2]" office:value-type="float" office:value="0.00161658232138743" calcext:value-type="float">
            <text:p>0.00161658232138743</text:p>
          </table:table-cell>
          <table:table-cell table:formula="of:=([.CP36]*[.CP$2]+[.CP35]*[.CP$2])/[.CQ$2]" office:value-type="float" office:value="0.00124556342795425" calcext:value-type="float">
            <text:p>0.00124556342795425</text:p>
          </table:table-cell>
          <table:table-cell table:formula="of:=([.CQ36]*[.CQ$2]+[.CQ35]*[.CQ$2])/[.CR$2]" office:value-type="float" office:value="0.000954262303674628" calcext:value-type="float">
            <text:p>0.000954262303674628</text:p>
          </table:table-cell>
          <table:table-cell table:formula="of:=([.CR36]*[.CR$2]+[.CR35]*[.CR$2])/[.CS$2]" office:value-type="float" office:value="0.000727056993275907" calcext:value-type="float">
            <text:p>0.000727056993275907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37]*[.AB$2]+[.AB36]*[.AB$2])/[.AC$2]" office:value-type="float" office:value="0" calcext:value-type="float">
            <text:p>0</text:p>
          </table:table-cell>
          <table:table-cell table:formula="of:=([.AC37]*[.AC$2]+[.AC36]*[.AC$2])/[.AD$2]" office:value-type="float" office:value="0" calcext:value-type="float">
            <text:p>0</text:p>
          </table:table-cell>
          <table:table-cell table:formula="of:=([.AD37]*[.AD$2]+[.AD36]*[.AD$2])/[.AE$2]" office:value-type="float" office:value="0" calcext:value-type="float">
            <text:p>0</text:p>
          </table:table-cell>
          <table:table-cell table:formula="of:=([.AE37]*[.AE$2]+[.AE36]*[.AE$2])/[.AF$2]" office:value-type="float" office:value="0" calcext:value-type="float">
            <text:p>0</text:p>
          </table:table-cell>
          <table:table-cell table:formula="of:=([.AF37]*[.AF$2]+[.AF36]*[.AF$2])/[.AG$2]" office:value-type="float" office:value="0" calcext:value-type="float">
            <text:p>0</text:p>
          </table:table-cell>
          <table:table-cell table:formula="of:=([.AG37]*[.AG$2]+[.AG36]*[.AG$2])/[.AH$2]" office:value-type="float" office:value="0" calcext:value-type="float">
            <text:p>0</text:p>
          </table:table-cell>
          <table:table-cell table:formula="of:=([.AH37]*[.AH$2]+[.AH36]*[.AH$2])/[.AI$2]" office:value-type="float" office:value="0.00000000005820766091" calcext:value-type="float">
            <text:p>5.82076609134674E-11</text:p>
          </table:table-cell>
          <table:table-cell table:formula="of:=([.AI37]*[.AI$2]+[.AI36]*[.AI$2])/[.AJ$2]" office:value-type="float" office:value="0.00000000101863406599" calcext:value-type="float">
            <text:p>1.01863406598568E-09</text:p>
          </table:table-cell>
          <table:table-cell table:formula="of:=([.AJ37]*[.AJ$2]+[.AJ36]*[.AJ$2])/[.AK$2]" office:value-type="float" office:value="0.00000000916770659387" calcext:value-type="float">
            <text:p>9.16770659387112E-09</text:p>
          </table:table-cell>
          <table:table-cell table:formula="of:=([.AK37]*[.AK$2]+[.AK36]*[.AK$2])/[.AL$2]" office:value-type="float" office:value="0.00000005653419066221" calcext:value-type="float">
            <text:p>5.65341906622052E-08</text:p>
          </table:table-cell>
          <table:table-cell table:formula="of:=([.AL37]*[.AL$2]+[.AL36]*[.AL$2])/[.AM$2]" office:value-type="float" office:value="0.00000026853740564547" calcext:value-type="float">
            <text:p>2.68537405645475E-07</text:p>
          </table:table-cell>
          <table:table-cell table:formula="of:=([.AM37]*[.AM$2]+[.AM36]*[.AM$2])/[.AN$2]" office:value-type="float" office:value="0.00000104729588201735" calcext:value-type="float">
            <text:p>1.04729588201735E-06</text:p>
          </table:table-cell>
          <table:table-cell table:formula="of:=([.AN37]*[.AN$2]+[.AN36]*[.AN$2])/[.AO$2]" office:value-type="float" office:value="0.00000349098627339117" calcext:value-type="float">
            <text:p>3.49098627339117E-06</text:p>
          </table:table-cell>
          <table:table-cell table:formula="of:=([.AO37]*[.AO$2]+[.AO36]*[.AO$2])/[.AP$2]" office:value-type="float" office:value="0.0000102236026577884" calcext:value-type="float">
            <text:p>1.02236026577884E-05</text:p>
          </table:table-cell>
          <table:table-cell table:formula="of:=([.AP37]*[.AP$2]+[.AP36]*[.AP$2])/[.AQ$2]" office:value-type="float" office:value="0.0000268369569766946" calcext:value-type="float">
            <text:p>2.68369569766946E-05</text:p>
          </table:table-cell>
          <table:table-cell table:formula="of:=([.AQ37]*[.AQ$2]+[.AQ36]*[.AQ$2])/[.AR$2]" office:value-type="float" office:value="0.000064110508333215" calcext:value-type="float">
            <text:p>6.4110508333215E-05</text:p>
          </table:table-cell>
          <table:table-cell table:formula="of:=([.AR37]*[.AR$2]+[.AR36]*[.AR$2])/[.AS$2]" office:value-type="float" office:value="0.000141043118333073" calcext:value-type="float">
            <text:p>0.000141043118333073</text:p>
          </table:table-cell>
          <table:table-cell table:formula="of:=([.AS37]*[.AS$2]+[.AS36]*[.AS$2])/[.AT$2]" office:value-type="float" office:value="0.000288497287499467" calcext:value-type="float">
            <text:p>0.000288497287499467</text:p>
          </table:table-cell>
          <table:table-cell table:formula="of:=([.AT37]*[.AT$2]+[.AT36]*[.AT$2])/[.AU$2]" office:value-type="float" office:value="0.000552953134373979" calcext:value-type="float">
            <text:p>0.000552953134373979</text:p>
          </table:table-cell>
          <table:table-cell table:formula="of:=([.AU37]*[.AU$2]+[.AU36]*[.AU$2])/[.AV$2]" office:value-type="float" office:value="0.000999569127522193" calcext:value-type="float">
            <text:p>0.000999569127522193</text:p>
          </table:table-cell>
          <table:table-cell table:formula="of:=([.AV37]*[.AV$2]+[.AV36]*[.AV$2])/[.AW$2]" office:value-type="float" office:value="0.00171354707575233" calcext:value-type="float">
            <text:p>0.00171354707575233</text:p>
          </table:table-cell>
          <table:table-cell table:formula="of:=([.AW37]*[.AW$2]+[.AW36]*[.AW$2])/[.AX$2]" office:value-type="float" office:value="0.00279879355706214" calcext:value-type="float">
            <text:p>0.00279879355706214</text:p>
          </table:table-cell>
          <table:table-cell table:formula="of:=([.AX37]*[.AX$2]+[.AX36]*[.AX$2])/[.AY$2]" office:value-type="float" office:value="0.00437311493290959" calcext:value-type="float">
            <text:p>0.00437311493290959</text:p>
          </table:table-cell>
          <table:table-cell table:formula="of:=([.AY37]*[.AY$2]+[.AY36]*[.AY$2])/[.AZ$2]" office:value-type="float" office:value="0.00655967239936439" calcext:value-type="float">
            <text:p>0.00655967239936439</text:p>
          </table:table-cell>
          <table:table-cell table:formula="of:=([.AZ37]*[.AZ$2]+[.AZ36]*[.AZ$2])/[.BA$2]" office:value-type="float" office:value="0.00947508235463745" calcext:value-type="float">
            <text:p>0.00947508235463745</text:p>
          </table:table-cell>
          <table:table-cell table:formula="of:=([.BA37]*[.BA$2]+[.BA36]*[.BA$2])/[.BB$2]" office:value-type="float" office:value="0.0132152464419943" calcext:value-type="float">
            <text:p>0.0132152464419943</text:p>
          </table:table-cell>
          <table:table-cell table:formula="of:=([.BB37]*[.BB$2]+[.BB36]*[.BB$2])/[.BC$2]" office:value-type="float" office:value="0.0178405826966924" calcext:value-type="float">
            <text:p>0.0178405826966924</text:p>
          </table:table-cell>
          <table:table-cell table:formula="of:=([.BC37]*[.BC$2]+[.BC36]*[.BC$2])/[.BD$2]" office:value-type="float" office:value="0.0233626678170971" calcext:value-type="float">
            <text:p>0.0233626678170971</text:p>
          </table:table-cell>
          <table:table-cell table:formula="of:=([.BD37]*[.BD$2]+[.BD36]*[.BD$2])/[.BE$2]" office:value-type="float" office:value="0.0297343044944873" calcext:value-type="float">
            <text:p>0.0297343044944873</text:p>
          </table:table-cell>
          <table:table-cell table:formula="of:=([.BE37]*[.BE$2]+[.BE36]*[.BE$2])/[.BF$2]" office:value-type="float" office:value="0.0368446816562125" calcext:value-type="float">
            <text:p>0.0368446816562125</text:p>
          </table:table-cell>
          <table:table-cell table:formula="of:=([.BF37]*[.BF$2]+[.BF36]*[.BF$2])/[.BG$2]" office:value-type="float" office:value="0.0445206570012568" calcext:value-type="float">
            <text:p>0.0445206570012568</text:p>
          </table:table-cell>
          <table:table-cell table:formula="of:=([.BG37]*[.BG$2]+[.BG36]*[.BG$2])/[.BH$2]" office:value-type="float" office:value="0.052534375261483" calcext:value-type="float">
            <text:p>0.052534375261483</text:p>
          </table:table-cell>
          <table:table-cell table:formula="of:=([.BH37]*[.BH$2]+[.BH36]*[.BH$2])/[.BI$2]" office:value-type="float" office:value="0.0606165868401727" calcext:value-type="float">
            <text:p>0.0606165868401727</text:p>
          </table:table-cell>
          <table:table-cell table:formula="of:=([.BI37]*[.BI$2]+[.BI36]*[.BI$2])/[.BJ$2]" office:value-type="float" office:value="0.0684742925416765" calcext:value-type="float">
            <text:p>0.0684742925416765</text:p>
          </table:table-cell>
          <table:table-cell table:formula="of:=([.BJ37]*[.BJ$2]+[.BJ36]*[.BJ$2])/[.BK$2]" office:value-type="float" office:value="0.0758108238854276" calcext:value-type="float">
            <text:p>0.0758108238854276</text:p>
          </table:table-cell>
          <table:table-cell table:formula="of:=([.BK37]*[.BK$2]+[.BK36]*[.BK$2])/[.BL$2]" office:value-type="float" office:value="0.0823462397376196" calcext:value-type="float">
            <text:p>0.0823462397376196</text:p>
          </table:table-cell>
          <table:table-cell table:formula="of:=([.BL37]*[.BL$2]+[.BL36]*[.BL$2])/[.BM$2]" office:value-type="float" office:value="0.0878359890534609" calcext:value-type="float">
            <text:p>0.0878359890534609</text:p>
          </table:table-cell>
          <table:table-cell table:formula="of:=([.BM37]*[.BM$2]+[.BM36]*[.BM$2])/[.BN$2]" office:value-type="float" office:value="0.0920861175560478" calcext:value-type="float">
            <text:p>0.0920861175560478</text:p>
          </table:table-cell>
          <table:table-cell table:formula="of:=([.BN37]*[.BN$2]+[.BN36]*[.BN$2])/[.BO$2]" office:value-type="float" office:value="0.0949638087296743" calcext:value-type="float">
            <text:p>0.0949638087296743</text:p>
          </table:table-cell>
          <table:table-cell table:formula="of:=([.BO37]*[.BO$2]+[.BO36]*[.BO$2])/[.BP$2]" office:value-type="float" office:value="0.0964026543164875" calcext:value-type="float">
            <text:p>0.0964026543164875</text:p>
          </table:table-cell>
          <table:table-cell table:formula="of:=([.BP37]*[.BP$2]+[.BP36]*[.BP$2])/[.BQ$2]" office:value-type="float" office:value="0.0964026543164875" calcext:value-type="float">
            <text:p>0.0964026543164875</text:p>
          </table:table-cell>
          <table:table-cell table:formula="of:=([.BQ37]*[.BQ$2]+[.BQ36]*[.BQ$2])/[.BR$2]" office:value-type="float" office:value="0.0950254735405377" calcext:value-type="float">
            <text:p>0.0950254735405377</text:p>
          </table:table-cell>
          <table:table-cell table:formula="of:=([.BR37]*[.BR$2]+[.BR36]*[.BR$2])/[.BS$2]" office:value-type="float" office:value="0.0923858770533005" calcext:value-type="float">
            <text:p>0.0923858770533005</text:p>
          </table:table-cell>
          <table:table-cell table:formula="of:=([.BS37]*[.BS$2]+[.BS36]*[.BS$2])/[.BT$2]" office:value-type="float" office:value="0.0886405036592478" calcext:value-type="float">
            <text:p>0.0886405036592478</text:p>
          </table:table-cell>
          <table:table-cell table:formula="of:=([.BT37]*[.BT$2]+[.BT36]*[.BT$2])/[.BU$2]" office:value-type="float" office:value="0.0839752139929716" calcext:value-type="float">
            <text:p>0.0839752139929716</text:p>
          </table:table-cell>
          <table:table-cell table:formula="of:=([.BU37]*[.BU$2]+[.BU36]*[.BU$2])/[.BV$2]" office:value-type="float" office:value="0.0785921874549606" calcext:value-type="float">
            <text:p>0.0785921874549606</text:p>
          </table:table-cell>
          <table:table-cell table:formula="of:=([.BV37]*[.BV$2]+[.BV36]*[.BV$2])/[.BW$2]" office:value-type="float" office:value="0.0726977733958386" calcext:value-type="float">
            <text:p>0.0726977733958386</text:p>
          </table:table-cell>
          <table:table-cell table:formula="of:=([.BW37]*[.BW$2]+[.BW36]*[.BW$2])/[.BX$2]" office:value-type="float" office:value="0.0664918659108279" calcext:value-type="float">
            <text:p>0.0664918659108279</text:p>
          </table:table-cell>
          <table:table-cell table:formula="of:=([.BX37]*[.BX$2]+[.BX36]*[.BX$2])/[.BY$2]" office:value-type="float" office:value="0.0601593072526539" calcext:value-type="float">
            <text:p>0.0601593072526539</text:p>
          </table:table-cell>
          <table:table-cell table:formula="of:=([.BY37]*[.BY$2]+[.BY36]*[.BY$2])/[.BZ$2]" office:value-type="float" office:value="0.0538635657959808" calcext:value-type="float">
            <text:p>0.0538635657959808</text:p>
          </table:table-cell>
          <table:table-cell table:formula="of:=([.BZ37]*[.BZ$2]+[.BZ36]*[.BZ$2])/[.CA$2]" office:value-type="float" office:value="0.0477427060464375" calcext:value-type="float">
            <text:p>0.0477427060464375</text:p>
          </table:table-cell>
          <table:table-cell table:formula="of:=([.CA37]*[.CA$2]+[.CA36]*[.CA$2])/[.CB$2]" office:value-type="float" office:value="0.0419074864185396" calcext:value-type="float">
            <text:p>0.0419074864185396</text:p>
          </table:table-cell>
          <table:table-cell table:formula="of:=([.CB37]*[.CB$2]+[.CB36]*[.CB$2])/[.CC$2]" office:value-type="float" office:value="0.0364412925378605" calcext:value-type="float">
            <text:p>0.0364412925378605</text:p>
          </table:table-cell>
          <table:table-cell table:formula="of:=([.CC37]*[.CC$2]+[.CC36]*[.CC$2])/[.CD$2]" office:value-type="float" office:value="0.0314015393145394" calcext:value-type="float">
            <text:p>0.0314015393145394</text:p>
          </table:table-cell>
          <table:table-cell table:formula="of:=([.CD37]*[.CD$2]+[.CD36]*[.CD$2])/[.CE$2]" office:value-type="float" office:value="0.0268221481645024" calcext:value-type="float">
            <text:p>0.0268221481645024</text:p>
          </table:table-cell>
          <table:table-cell table:formula="of:=([.CE37]*[.CE$2]+[.CE36]*[.CE$2])/[.CF$2]" office:value-type="float" office:value="0.0227167173229969" calcext:value-type="float">
            <text:p>0.0227167173229969</text:p>
          </table:table-cell>
          <table:table-cell table:formula="of:=([.CF37]*[.CF$2]+[.CF36]*[.CF$2])/[.CG$2]" office:value-type="float" office:value="0.0190820425513174" calcext:value-type="float">
            <text:p>0.0190820425513174</text:p>
          </table:table-cell>
          <table:table-cell table:formula="of:=([.CG37]*[.CG$2]+[.CG36]*[.CG$2])/[.CH$2]" office:value-type="float" office:value="0.0159017021260978" calcext:value-type="float">
            <text:p>0.0159017021260978</text:p>
          </table:table-cell>
          <table:table-cell table:formula="of:=([.CH37]*[.CH$2]+[.CH36]*[.CH$2])/[.CI$2]" office:value-type="float" office:value="0.0131494844504271" calcext:value-type="float">
            <text:p>0.0131494844504271</text:p>
          </table:table-cell>
          <table:table-cell table:formula="of:=([.CI37]*[.CI$2]+[.CI36]*[.CI$2])/[.CJ$2]" office:value-type="float" office:value="0.0107925013885581" calcext:value-type="float">
            <text:p>0.0107925013885581</text:p>
          </table:table-cell>
          <table:table-cell table:formula="of:=([.CJ37]*[.CJ$2]+[.CJ36]*[.CJ$2])/[.CK$2]" office:value-type="float" office:value="0.00879389002030657" calcext:value-type="float">
            <text:p>0.00879389002030657</text:p>
          </table:table-cell>
          <table:table-cell table:formula="of:=([.CK37]*[.CK$2]+[.CK36]*[.CK$2])/[.CL$2]" office:value-type="float" office:value="0.00711505647097531" calcext:value-type="float">
            <text:p>0.00711505647097531</text:p>
          </table:table-cell>
          <table:table-cell table:formula="of:=([.CL37]*[.CL$2]+[.CL36]*[.CL$2])/[.CM$2]" office:value-type="float" office:value="0.00571745609274802" calcext:value-type="float">
            <text:p>0.00571745609274802</text:p>
          </table:table-cell>
          <table:table-cell table:formula="of:=([.CM37]*[.CM$2]+[.CM36]*[.CM$2])/[.CN$2]" office:value-type="float" office:value="0.0045639342494743" calcext:value-type="float">
            <text:p>0.0045639342494743</text:p>
          </table:table-cell>
          <table:table-cell table:formula="of:=([.CN37]*[.CN$2]+[.CN36]*[.CN$2])/[.CO$2]" office:value-type="float" office:value="0.00361967199096237" calcext:value-type="float">
            <text:p>0.00361967199096237</text:p>
          </table:table-cell>
          <table:table-cell table:formula="of:=([.CO37]*[.CO$2]+[.CO36]*[.CO$2])/[.CP$2]" office:value-type="float" office:value="0.00285279233186018" calcext:value-type="float">
            <text:p>0.00285279233186018</text:p>
          </table:table-cell>
          <table:table-cell table:formula="of:=([.CP37]*[.CP$2]+[.CP36]*[.CP$2])/[.CQ$2]" office:value-type="float" office:value="0.0022346873266238" calcext:value-type="float">
            <text:p>0.0022346873266238</text:p>
          </table:table-cell>
          <table:table-cell table:formula="of:=([.CQ37]*[.CQ$2]+[.CQ36]*[.CQ$2])/[.CR$2]" office:value-type="float" office:value="0.00174012537728903" calcext:value-type="float">
            <text:p>0.00174012537728903</text:p>
          </table:table-cell>
          <table:table-cell table:formula="of:=([.CR37]*[.CR$2]+[.CR36]*[.CR$2])/[.CS$2]" office:value-type="float" office:value="0.00134719384048183" calcext:value-type="float">
            <text:p>0.00134719384048183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38]*[.AB$2]+[.AB37]*[.AB$2])/[.AC$2]" office:value-type="float" office:value="0" calcext:value-type="float">
            <text:p>0</text:p>
          </table:table-cell>
          <table:table-cell table:formula="of:=([.AC38]*[.AC$2]+[.AC37]*[.AC$2])/[.AD$2]" office:value-type="float" office:value="0" calcext:value-type="float">
            <text:p>0</text:p>
          </table:table-cell>
          <table:table-cell table:formula="of:=([.AD38]*[.AD$2]+[.AD37]*[.AD$2])/[.AE$2]" office:value-type="float" office:value="0" calcext:value-type="float">
            <text:p>0</text:p>
          </table:table-cell>
          <table:table-cell table:formula="of:=([.AE38]*[.AE$2]+[.AE37]*[.AE$2])/[.AF$2]" office:value-type="float" office:value="0" calcext:value-type="float">
            <text:p>0</text:p>
          </table:table-cell>
          <table:table-cell table:formula="of:=([.AF38]*[.AF$2]+[.AF37]*[.AF$2])/[.AG$2]" office:value-type="float" office:value="0" calcext:value-type="float">
            <text:p>0</text:p>
          </table:table-cell>
          <table:table-cell table:formula="of:=([.AG38]*[.AG$2]+[.AG37]*[.AG$2])/[.AH$2]" office:value-type="float" office:value="0" calcext:value-type="float">
            <text:p>0</text:p>
          </table:table-cell>
          <table:table-cell table:formula="of:=([.AH38]*[.AH$2]+[.AH37]*[.AH$2])/[.AI$2]" office:value-type="float" office:value="0" calcext:value-type="float">
            <text:p>0</text:p>
          </table:table-cell>
          <table:table-cell table:formula="of:=([.AI38]*[.AI$2]+[.AI37]*[.AI$2])/[.AJ$2]" office:value-type="float" office:value="0.00000000002910383046" calcext:value-type="float">
            <text:p>2.91038304567337E-11</text:p>
          </table:table-cell>
          <table:table-cell table:formula="of:=([.AJ38]*[.AJ$2]+[.AJ37]*[.AJ$2])/[.AK$2]" office:value-type="float" office:value="0.00000000052386894822" calcext:value-type="float">
            <text:p>5.23868948221207E-10</text:p>
          </table:table-cell>
          <table:table-cell table:formula="of:=([.AK38]*[.AK$2]+[.AK37]*[.AK$2])/[.AL$2]" office:value-type="float" office:value="0.00000000484578777105" calcext:value-type="float">
            <text:p>4.84578777104616E-09</text:p>
          </table:table-cell>
          <table:table-cell table:formula="of:=([.AL38]*[.AL$2]+[.AL37]*[.AL$2])/[.AM$2]" office:value-type="float" office:value="0.00000003068998921663" calcext:value-type="float">
            <text:p>3.06899892166257E-08</text:p>
          </table:table-cell>
          <table:table-cell table:formula="of:=([.AM38]*[.AM$2]+[.AM37]*[.AM$2])/[.AN$2]" office:value-type="float" office:value="0.00000014961369743105" calcext:value-type="float">
            <text:p>1.4961369743105E-07</text:p>
          </table:table-cell>
          <table:table-cell table:formula="of:=([.AN38]*[.AN$2]+[.AN37]*[.AN$2])/[.AO$2]" office:value-type="float" office:value="0.0000005984547897242" calcext:value-type="float">
            <text:p>5.98454789724201E-07</text:p>
          </table:table-cell>
          <table:table-cell table:formula="of:=([.AO38]*[.AO$2]+[.AO37]*[.AO$2])/[.AP$2]" office:value-type="float" office:value="0.00000204472053155769" calcext:value-type="float">
            <text:p>2.04472053155769E-06</text:p>
          </table:table-cell>
          <table:table-cell table:formula="of:=([.AP38]*[.AP$2]+[.AP37]*[.AP$2])/[.AQ$2]" office:value-type="float" office:value="0.00000613416159467306" calcext:value-type="float">
            <text:p>6.13416159467306E-06</text:p>
          </table:table-cell>
          <table:table-cell table:formula="of:=([.AQ38]*[.AQ$2]+[.AQ37]*[.AQ$2])/[.AR$2]" office:value-type="float" office:value="0.0000164855592856839" calcext:value-type="float">
            <text:p>1.64855592856839E-05</text:p>
          </table:table-cell>
          <table:table-cell table:formula="of:=([.AR38]*[.AR$2]+[.AR37]*[.AR$2])/[.AS$2]" office:value-type="float" office:value="0.0000402980338094494" calcext:value-type="float">
            <text:p>4.02980338094494E-05</text:p>
          </table:table-cell>
          <table:table-cell table:formula="of:=([.AS38]*[.AS$2]+[.AS37]*[.AS$2])/[.AT$2]" office:value-type="float" office:value="0.0000906705760712612" calcext:value-type="float">
            <text:p>9.06705760712612E-05</text:p>
          </table:table-cell>
          <table:table-cell table:formula="of:=([.AT38]*[.AT$2]+[.AT37]*[.AT$2])/[.AU$2]" office:value-type="float" office:value="0.000189583931785364" calcext:value-type="float">
            <text:p>0.000189583931785364</text:p>
          </table:table-cell>
          <table:table-cell table:formula="of:=([.AU38]*[.AU$2]+[.AU37]*[.AU$2])/[.AV$2]" office:value-type="float" office:value="0.000371268533079672" calcext:value-type="float">
            <text:p>0.000371268533079672</text:p>
          </table:table-cell>
          <table:table-cell table:formula="of:=([.AV38]*[.AV$2]+[.AV37]*[.AV$2])/[.AW$2]" office:value-type="float" office:value="0.000685418830300932" calcext:value-type="float">
            <text:p>0.000685418830300932</text:p>
          </table:table-cell>
          <table:table-cell table:formula="of:=([.AW38]*[.AW$2]+[.AW37]*[.AW$2])/[.AX$2]" office:value-type="float" office:value="0.00119948295302663" calcext:value-type="float">
            <text:p>0.00119948295302663</text:p>
          </table:table-cell>
          <table:table-cell table:formula="of:=([.AX38]*[.AX$2]+[.AX37]*[.AX$2])/[.AY$2]" office:value-type="float" office:value="0.00199913825504439" calcext:value-type="float">
            <text:p>0.00199913825504439</text:p>
          </table:table-cell>
          <table:table-cell table:formula="of:=([.AY38]*[.AY$2]+[.AY37]*[.AY$2])/[.AZ$2]" office:value-type="float" office:value="0.00318612659397699" calcext:value-type="float">
            <text:p>0.00318612659397699</text:p>
          </table:table-cell>
          <table:table-cell table:formula="of:=([.AZ38]*[.AZ$2]+[.AZ37]*[.AZ$2])/[.BA$2]" office:value-type="float" office:value="0.00487289949667069" calcext:value-type="float">
            <text:p>0.00487289949667069</text:p>
          </table:table-cell>
          <table:table-cell table:formula="of:=([.BA38]*[.BA$2]+[.BA37]*[.BA$2])/[.BB$2]" office:value-type="float" office:value="0.00717399092565407" calcext:value-type="float">
            <text:p>0.00717399092565407</text:p>
          </table:table-cell>
          <table:table-cell table:formula="of:=([.BB38]*[.BB$2]+[.BB37]*[.BB$2])/[.BC$2]" office:value-type="float" office:value="0.0101946186838242" calcext:value-type="float">
            <text:p>0.0101946186838242</text:p>
          </table:table-cell>
          <table:table-cell table:formula="of:=([.BC38]*[.BC$2]+[.BC37]*[.BC$2])/[.BD$2]" office:value-type="float" office:value="0.0140176006902583" calcext:value-type="float">
            <text:p>0.0140176006902583</text:p>
          </table:table-cell>
          <table:table-cell table:formula="of:=([.BD38]*[.BD$2]+[.BD37]*[.BD$2])/[.BE$2]" office:value-type="float" office:value="0.0186901342536777" calcext:value-type="float">
            <text:p>0.0186901342536777</text:p>
          </table:table-cell>
          <table:table-cell table:formula="of:=([.BE38]*[.BE$2]+[.BE37]*[.BE$2])/[.BF$2]" office:value-type="float" office:value="0.0242122193740825" calcext:value-type="float">
            <text:p>0.0242122193740825</text:p>
          </table:table-cell>
          <table:table-cell table:formula="of:=([.BF38]*[.BF$2]+[.BF37]*[.BF$2])/[.BG$2]" office:value-type="float" office:value="0.0305284505151475" calcext:value-type="float">
            <text:p>0.0305284505151475</text:p>
          </table:table-cell>
          <table:table-cell table:formula="of:=([.BG38]*[.BG$2]+[.BG37]*[.BG$2])/[.BH$2]" office:value-type="float" office:value="0.0375245537582021" calcext:value-type="float">
            <text:p>0.0375245537582021</text:p>
          </table:table-cell>
          <table:table-cell table:formula="of:=([.BH38]*[.BH$2]+[.BH37]*[.BH$2])/[.BI$2]" office:value-type="float" office:value="0.0450294645098426" calcext:value-type="float">
            <text:p>0.0450294645098426</text:p>
          </table:table-cell>
          <table:table-cell table:formula="of:=([.BI38]*[.BI$2]+[.BI37]*[.BI$2])/[.BJ$2]" office:value-type="float" office:value="0.0528230256750076" calcext:value-type="float">
            <text:p>0.0528230256750076</text:p>
          </table:table-cell>
          <table:table-cell table:formula="of:=([.BJ38]*[.BJ$2]+[.BJ37]*[.BJ$2])/[.BK$2]" office:value-type="float" office:value="0.0606486591083421" calcext:value-type="float">
            <text:p>0.0606486591083421</text:p>
          </table:table-cell>
          <table:table-cell table:formula="of:=([.BK38]*[.BK$2]+[.BK37]*[.BK$2])/[.BL$2]" office:value-type="float" office:value="0.0682297414968848" calcext:value-type="float">
            <text:p>0.0682297414968848</text:p>
          </table:table-cell>
          <table:table-cell table:formula="of:=([.BL38]*[.BL$2]+[.BL37]*[.BL$2])/[.BM$2]" office:value-type="float" office:value="0.0752879906172522" calcext:value-type="float">
            <text:p>0.0752879906172522</text:p>
          </table:table-cell>
          <table:table-cell table:formula="of:=([.BM38]*[.BM$2]+[.BM37]*[.BM$2])/[.BN$2]" office:value-type="float" office:value="0.0815619898353566" calcext:value-type="float">
            <text:p>0.0815619898353566</text:p>
          </table:table-cell>
          <table:table-cell table:formula="of:=([.BN38]*[.BN$2]+[.BN37]*[.BN$2])/[.BO$2]" office:value-type="float" office:value="0.0868240536957022" calcext:value-type="float">
            <text:p>0.0868240536957022</text:p>
          </table:table-cell>
          <table:table-cell table:formula="of:=([.BO38]*[.BO$2]+[.BO37]*[.BO$2])/[.BP$2]" office:value-type="float" office:value="0.0908939312126882" calcext:value-type="float">
            <text:p>0.0908939312126882</text:p>
          </table:table-cell>
          <table:table-cell table:formula="of:=([.BP38]*[.BP$2]+[.BP37]*[.BP$2])/[.BQ$2]" office:value-type="float" office:value="0.0936482927645879" calcext:value-type="float">
            <text:p>0.0936482927645879</text:p>
          </table:table-cell>
          <table:table-cell table:formula="of:=([.BQ38]*[.BQ$2]+[.BQ37]*[.BQ$2])/[.BR$2]" office:value-type="float" office:value="0.0950254735405377" calcext:value-type="float">
            <text:p>0.0950254735405377</text:p>
          </table:table-cell>
          <table:table-cell table:formula="of:=([.BR38]*[.BR$2]+[.BR37]*[.BR$2])/[.BS$2]" office:value-type="float" office:value="0.0950254735405377" calcext:value-type="float">
            <text:p>0.0950254735405377</text:p>
          </table:table-cell>
          <table:table-cell table:formula="of:=([.BS38]*[.BS$2]+[.BS37]*[.BS$2])/[.BT$2]" office:value-type="float" office:value="0.0937056752969191" calcext:value-type="float">
            <text:p>0.0937056752969191</text:p>
          </table:table-cell>
          <table:table-cell table:formula="of:=([.BT38]*[.BT$2]+[.BT37]*[.BT$2])/[.BU$2]" office:value-type="float" office:value="0.0911730894780835" calcext:value-type="float">
            <text:p>0.0911730894780835</text:p>
          </table:table-cell>
          <table:table-cell table:formula="of:=([.BU38]*[.BU$2]+[.BU37]*[.BU$2])/[.BV$2]" office:value-type="float" office:value="0.0875741517355275" calcext:value-type="float">
            <text:p>0.0875741517355275</text:p>
          </table:table-cell>
          <table:table-cell table:formula="of:=([.BV38]*[.BV$2]+[.BV37]*[.BV$2])/[.BW$2]" office:value-type="float" office:value="0.0830831695952441" calcext:value-type="float">
            <text:p>0.0830831695952441</text:p>
          </table:table-cell>
          <table:table-cell table:formula="of:=([.BW38]*[.BW$2]+[.BW37]*[.BW$2])/[.BX$2]" office:value-type="float" office:value="0.0778904714955413" calcext:value-type="float">
            <text:p>0.0778904714955413</text:p>
          </table:table-cell>
          <table:table-cell table:formula="of:=([.BX38]*[.BX$2]+[.BX37]*[.BX$2])/[.BY$2]" office:value-type="float" office:value="0.0721911687031846" calcext:value-type="float">
            <text:p>0.0721911687031846</text:p>
          </table:table-cell>
          <table:table-cell table:formula="of:=([.BY38]*[.BY$2]+[.BY37]*[.BY$2])/[.BZ$2]" office:value-type="float" office:value="0.0661752379779192" calcext:value-type="float">
            <text:p>0.0661752379779192</text:p>
          </table:table-cell>
          <table:table-cell table:formula="of:=([.BZ38]*[.BZ$2]+[.BZ37]*[.BZ$2])/[.CA$2]" office:value-type="float" office:value="0.06001940188695" calcext:value-type="float">
            <text:p>0.06001940188695</text:p>
          </table:table-cell>
          <table:table-cell table:formula="of:=([.CA38]*[.CA$2]+[.CA37]*[.CA$2])/[.CB$2]" office:value-type="float" office:value="0.0538810539666938" calcext:value-type="float">
            <text:p>0.0538810539666938</text:p>
          </table:table-cell>
          <table:table-cell table:formula="of:=([.CB38]*[.CB$2]+[.CB37]*[.CB$2])/[.CC$2]" office:value-type="float" office:value="0.0478942701926167" calcext:value-type="float">
            <text:p>0.0478942701926167</text:p>
          </table:table-cell>
          <table:table-cell table:formula="of:=([.CC38]*[.CC$2]+[.CC37]*[.CC$2])/[.CD$2]" office:value-type="float" office:value="0.0421677813652386" calcext:value-type="float">
            <text:p>0.0421677813652386</text:p>
          </table:table-cell>
          <table:table-cell table:formula="of:=([.CD38]*[.CD$2]+[.CD37]*[.CD$2])/[.CE$2]" office:value-type="float" office:value="0.036784660339889" calcext:value-type="float">
            <text:p>0.036784660339889</text:p>
          </table:table-cell>
          <table:table-cell table:formula="of:=([.CE38]*[.CE$2]+[.CE37]*[.CE$2])/[.CF$2]" office:value-type="float" office:value="0.0318034042521957" calcext:value-type="float">
            <text:p>0.0318034042521957</text:p>
          </table:table-cell>
          <table:table-cell table:formula="of:=([.CF38]*[.CF$2]+[.CF37]*[.CF$2])/[.CG$2]" office:value-type="float" office:value="0.0272600607875963" calcext:value-type="float">
            <text:p>0.0272600607875963</text:p>
          </table:table-cell>
          <table:table-cell table:formula="of:=([.CG38]*[.CG$2]+[.CG37]*[.CG$2])/[.CH$2]" office:value-type="float" office:value="0.0231710516694569" calcext:value-type="float">
            <text:p>0.0231710516694569</text:p>
          </table:table-cell>
          <table:table-cell table:formula="of:=([.CH38]*[.CH$2]+[.CH37]*[.CH$2])/[.CI$2]" office:value-type="float" office:value="0.0195363768977773" calcext:value-type="float">
            <text:p>0.0195363768977773</text:p>
          </table:table-cell>
          <table:table-cell table:formula="of:=([.CI38]*[.CI$2]+[.CI37]*[.CI$2])/[.CJ$2]" office:value-type="float" office:value="0.0163429306741022" calcext:value-type="float">
            <text:p>0.0163429306741022</text:p>
          </table:table-cell>
          <table:table-cell table:formula="of:=([.CJ38]*[.CJ$2]+[.CJ37]*[.CJ$2])/[.CK$2]" office:value-type="float" office:value="0.0135677160313301" calcext:value-type="float">
            <text:p>0.0135677160313301</text:p>
          </table:table-cell>
          <table:table-cell table:formula="of:=([.CK38]*[.CK$2]+[.CK37]*[.CK$2])/[.CL$2]" office:value-type="float" office:value="0.0111808030258183" calcext:value-type="float">
            <text:p>0.0111808030258183</text:p>
          </table:table-cell>
          <table:table-cell table:formula="of:=([.CL38]*[.CL$2]+[.CL37]*[.CL$2])/[.CM$2]" office:value-type="float" office:value="0.00914792974839683" calcext:value-type="float">
            <text:p>0.00914792974839683</text:p>
          </table:table-cell>
          <table:table-cell table:formula="of:=([.CM38]*[.CM$2]+[.CM37]*[.CM$2])/[.CN$2]" office:value-type="float" office:value="0.00743269292057242" calcext:value-type="float">
            <text:p>0.00743269292057242</text:p>
          </table:table-cell>
          <table:table-cell table:formula="of:=([.CN38]*[.CN$2]+[.CN37]*[.CN$2])/[.CO$2]" office:value-type="float" office:value="0.00599831358502336" calcext:value-type="float">
            <text:p>0.00599831358502336</text:p>
          </table:table-cell>
          <table:table-cell table:formula="of:=([.CO38]*[.CO$2]+[.CO37]*[.CO$2])/[.CP$2]" office:value-type="float" office:value="0.00480899278799287" calcext:value-type="float">
            <text:p>0.00480899278799287</text:p>
          </table:table-cell>
          <table:table-cell table:formula="of:=([.CP38]*[.CP$2]+[.CP37]*[.CP$2])/[.CQ$2]" office:value-type="float" office:value="0.00383089255992652" calcext:value-type="float">
            <text:p>0.00383089255992652</text:p>
          </table:table-cell>
          <table:table-cell table:formula="of:=([.CQ38]*[.CQ$2]+[.CQ37]*[.CQ$2])/[.CR$2]" office:value-type="float" office:value="0.00303278994327516" calcext:value-type="float">
            <text:p>0.00303278994327516</text:p>
          </table:table-cell>
          <table:table-cell table:formula="of:=([.CR38]*[.CR$2]+[.CR37]*[.CR$2])/[.CS$2]" office:value-type="float" office:value="0.0023864576602821" calcext:value-type="float">
            <text:p>0.0023864576602821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39]*[.AB$2]+[.AB38]*[.AB$2])/[.AC$2]" office:value-type="float" office:value="0" calcext:value-type="float">
            <text:p>0</text:p>
          </table:table-cell>
          <table:table-cell table:formula="of:=([.AC39]*[.AC$2]+[.AC38]*[.AC$2])/[.AD$2]" office:value-type="float" office:value="0" calcext:value-type="float">
            <text:p>0</text:p>
          </table:table-cell>
          <table:table-cell table:formula="of:=([.AD39]*[.AD$2]+[.AD38]*[.AD$2])/[.AE$2]" office:value-type="float" office:value="0" calcext:value-type="float">
            <text:p>0</text:p>
          </table:table-cell>
          <table:table-cell table:formula="of:=([.AE39]*[.AE$2]+[.AE38]*[.AE$2])/[.AF$2]" office:value-type="float" office:value="0" calcext:value-type="float">
            <text:p>0</text:p>
          </table:table-cell>
          <table:table-cell table:formula="of:=([.AF39]*[.AF$2]+[.AF38]*[.AF$2])/[.AG$2]" office:value-type="float" office:value="0" calcext:value-type="float">
            <text:p>0</text:p>
          </table:table-cell>
          <table:table-cell table:formula="of:=([.AG39]*[.AG$2]+[.AG38]*[.AG$2])/[.AH$2]" office:value-type="float" office:value="0" calcext:value-type="float">
            <text:p>0</text:p>
          </table:table-cell>
          <table:table-cell table:formula="of:=([.AH39]*[.AH$2]+[.AH38]*[.AH$2])/[.AI$2]" office:value-type="float" office:value="0" calcext:value-type="float">
            <text:p>0</text:p>
          </table:table-cell>
          <table:table-cell table:formula="of:=([.AI39]*[.AI$2]+[.AI38]*[.AI$2])/[.AJ$2]" office:value-type="float" office:value="0" calcext:value-type="float">
            <text:p>0</text:p>
          </table:table-cell>
          <table:table-cell table:formula="of:=([.AJ39]*[.AJ$2]+[.AJ38]*[.AJ$2])/[.AK$2]" office:value-type="float" office:value="0.00000000001455191523" calcext:value-type="float">
            <text:p>1.45519152283669E-11</text:p>
          </table:table-cell>
          <table:table-cell table:formula="of:=([.AK39]*[.AK$2]+[.AK38]*[.AK$2])/[.AL$2]" office:value-type="float" office:value="0.00000000026921043172" calcext:value-type="float">
            <text:p>2.69210431724787E-10</text:p>
          </table:table-cell>
          <table:table-cell table:formula="of:=([.AL39]*[.AL$2]+[.AL38]*[.AL$2])/[.AM$2]" office:value-type="float" office:value="0.00000000255749910139" calcext:value-type="float">
            <text:p>2.55749910138547E-09</text:p>
          </table:table-cell>
          <table:table-cell table:formula="of:=([.AM39]*[.AM$2]+[.AM38]*[.AM$2])/[.AN$2]" office:value-type="float" office:value="0.00000001662374415901" calcext:value-type="float">
            <text:p>1.66237441590056E-08</text:p>
          </table:table-cell>
          <table:table-cell table:formula="of:=([.AN39]*[.AN$2]+[.AN38]*[.AN$2])/[.AO$2]" office:value-type="float" office:value="0.00000008311872079503" calcext:value-type="float">
            <text:p>8.31187207950279E-08</text:p>
          </table:table-cell>
          <table:table-cell table:formula="of:=([.AO39]*[.AO$2]+[.AO38]*[.AO$2])/[.AP$2]" office:value-type="float" office:value="0.00000034078675525961" calcext:value-type="float">
            <text:p>3.40786755259614E-07</text:p>
          </table:table-cell>
          <table:table-cell table:formula="of:=([.AP39]*[.AP$2]+[.AP38]*[.AP$2])/[.AQ$2]" office:value-type="float" office:value="0.00000119275364340865" calcext:value-type="float">
            <text:p>1.19275364340865E-06</text:p>
          </table:table-cell>
          <table:table-cell table:formula="of:=([.AQ39]*[.AQ$2]+[.AQ38]*[.AQ$2])/[.AR$2]" office:value-type="float" office:value="0.00000366345761904086" calcext:value-type="float">
            <text:p>3.66345761904086E-06</text:p>
          </table:table-cell>
          <table:table-cell table:formula="of:=([.AR39]*[.AR$2]+[.AR38]*[.AR$2])/[.AS$2]" office:value-type="float" office:value="0.0000100745084523624" calcext:value-type="float">
            <text:p>1.00745084523624E-05</text:p>
          </table:table-cell>
          <table:table-cell table:formula="of:=([.AS39]*[.AS$2]+[.AS38]*[.AS$2])/[.AT$2]" office:value-type="float" office:value="0.0000251862711309059" calcext:value-type="float">
            <text:p>2.51862711309059E-05</text:p>
          </table:table-cell>
          <table:table-cell table:formula="of:=([.AT39]*[.AT$2]+[.AT38]*[.AT$2])/[.AU$2]" office:value-type="float" office:value="0.0000579284236010835" calcext:value-type="float">
            <text:p>5.79284236010835E-05</text:p>
          </table:table-cell>
          <table:table-cell table:formula="of:=([.AU39]*[.AU$2]+[.AU38]*[.AU$2])/[.AV$2]" office:value-type="float" office:value="0.000123756177693224" calcext:value-type="float">
            <text:p>0.000123756177693224</text:p>
          </table:table-cell>
          <table:table-cell table:formula="of:=([.AV39]*[.AV$2]+[.AV38]*[.AV$2])/[.AW$2]" office:value-type="float" office:value="0.000247512355386448" calcext:value-type="float">
            <text:p>0.000247512355386448</text:p>
          </table:table-cell>
          <table:table-cell table:formula="of:=([.AW39]*[.AW$2]+[.AW38]*[.AW$2])/[.AX$2]" office:value-type="float" office:value="0.00046646559284369" calcext:value-type="float">
            <text:p>0.00046646559284369</text:p>
          </table:table-cell>
          <table:table-cell table:formula="of:=([.AX39]*[.AX$2]+[.AX38]*[.AX$2])/[.AY$2]" office:value-type="float" office:value="0.000832974272935161" calcext:value-type="float">
            <text:p>0.000832974272935161</text:p>
          </table:table-cell>
          <table:table-cell table:formula="of:=([.AY39]*[.AY$2]+[.AY38]*[.AY$2])/[.AZ$2]" office:value-type="float" office:value="0.00141605626398977" calcext:value-type="float">
            <text:p>0.00141605626398977</text:p>
          </table:table-cell>
          <table:table-cell table:formula="of:=([.AZ39]*[.AZ$2]+[.AZ38]*[.AZ$2])/[.BA$2]" office:value-type="float" office:value="0.00230109142898338" calcext:value-type="float">
            <text:p>0.00230109142898338</text:p>
          </table:table-cell>
          <table:table-cell table:formula="of:=([.BA39]*[.BA$2]+[.BA38]*[.BA$2])/[.BB$2]" office:value-type="float" office:value="0.00358699546282704" calcext:value-type="float">
            <text:p>0.00358699546282704</text:p>
          </table:table-cell>
          <table:table-cell table:formula="of:=([.BB39]*[.BB$2]+[.BB38]*[.BB$2])/[.BC$2]" office:value-type="float" office:value="0.00538049319424055" calcext:value-type="float">
            <text:p>0.00538049319424055</text:p>
          </table:table-cell>
          <table:table-cell table:formula="of:=([.BC39]*[.BC$2]+[.BC38]*[.BC$2])/[.BD$2]" office:value-type="float" office:value="0.00778755593903238" calcext:value-type="float">
            <text:p>0.00778755593903238</text:p>
          </table:table-cell>
          <table:table-cell table:formula="of:=([.BD39]*[.BD$2]+[.BD38]*[.BD$2])/[.BE$2]" office:value-type="float" office:value="0.0109025783146453" calcext:value-type="float">
            <text:p>0.0109025783146453</text:p>
          </table:table-cell>
          <table:table-cell table:formula="of:=([.BE39]*[.BE$2]+[.BE38]*[.BE$2])/[.BF$2]" office:value-type="float" office:value="0.0147963562841615" calcext:value-type="float">
            <text:p>0.0147963562841615</text:p>
          </table:table-cell>
          <table:table-cell table:formula="of:=([.BF39]*[.BF$2]+[.BF38]*[.BF$2])/[.BG$2]" office:value-type="float" office:value="0.019504287829122" calcext:value-type="float">
            <text:p>0.019504287829122</text:p>
          </table:table-cell>
          <table:table-cell table:formula="of:=([.BG39]*[.BG$2]+[.BG38]*[.BG$2])/[.BH$2]" office:value-type="float" office:value="0.0250163691721348" calcext:value-type="float">
            <text:p>0.0250163691721348</text:p>
          </table:table-cell>
          <table:table-cell table:formula="of:=([.BH39]*[.BH$2]+[.BH38]*[.BH$2])/[.BI$2]" office:value-type="float" office:value="0.0312704614651684" calcext:value-type="float">
            <text:p>0.0312704614651684</text:p>
          </table:table-cell>
          <table:table-cell table:formula="of:=([.BI39]*[.BI$2]+[.BI38]*[.BI$2])/[.BJ$2]" office:value-type="float" office:value="0.0381499629875055" calcext:value-type="float">
            <text:p>0.0381499629875055</text:p>
          </table:table-cell>
          <table:table-cell table:formula="of:=([.BJ39]*[.BJ$2]+[.BJ38]*[.BJ$2])/[.BK$2]" office:value-type="float" office:value="0.0454864943312566" calcext:value-type="float">
            <text:p>0.0454864943312566</text:p>
          </table:table-cell>
          <table:table-cell table:formula="of:=([.BK39]*[.BK$2]+[.BK38]*[.BK$2])/[.BL$2]" office:value-type="float" office:value="0.0530675767197993" calcext:value-type="float">
            <text:p>0.0530675767197993</text:p>
          </table:table-cell>
          <table:table-cell table:formula="of:=([.BL39]*[.BL$2]+[.BL38]*[.BL$2])/[.BM$2]" office:value-type="float" office:value="0.0606486591083421" calcext:value-type="float">
            <text:p>0.0606486591083421</text:p>
          </table:table-cell>
          <table:table-cell table:formula="of:=([.BM39]*[.BM$2]+[.BM38]*[.BM$2])/[.BN$2]" office:value-type="float" office:value="0.0679683248627972" calcext:value-type="float">
            <text:p>0.0679683248627972</text:p>
          </table:table-cell>
          <table:table-cell table:formula="of:=([.BN39]*[.BN$2]+[.BN38]*[.BN$2])/[.BO$2]" office:value-type="float" office:value="0.0747651573490769" calcext:value-type="float">
            <text:p>0.0747651573490769</text:p>
          </table:table-cell>
          <table:table-cell table:formula="of:=([.BO39]*[.BO$2]+[.BO38]*[.BO$2])/[.BP$2]" office:value-type="float" office:value="0.0807946055223895" calcext:value-type="float">
            <text:p>0.0807946055223895</text:p>
          </table:table-cell>
          <table:table-cell table:formula="of:=([.BP39]*[.BP$2]+[.BP38]*[.BP$2])/[.BQ$2]" office:value-type="float" office:value="0.0858442683675389" calcext:value-type="float">
            <text:p>0.0858442683675389</text:p>
          </table:table-cell>
          <table:table-cell table:formula="of:=([.BQ39]*[.BQ$2]+[.BQ38]*[.BQ$2])/[.BR$2]" office:value-type="float" office:value="0.0897462805660634" calcext:value-type="float">
            <text:p>0.0897462805660634</text:p>
          </table:table-cell>
          <table:table-cell table:formula="of:=([.BR39]*[.BR$2]+[.BR38]*[.BR$2])/[.BS$2]" office:value-type="float" office:value="0.0923858770533005" calcext:value-type="float">
            <text:p>0.0923858770533005</text:p>
          </table:table-cell>
          <table:table-cell table:formula="of:=([.BS39]*[.BS$2]+[.BS38]*[.BS$2])/[.BT$2]" office:value-type="float" office:value="0.0937056752969191" calcext:value-type="float">
            <text:p>0.0937056752969191</text:p>
          </table:table-cell>
          <table:table-cell table:formula="of:=([.BT39]*[.BT$2]+[.BT38]*[.BT$2])/[.BU$2]" office:value-type="float" office:value="0.0937056752969191" calcext:value-type="float">
            <text:p>0.0937056752969191</text:p>
          </table:table-cell>
          <table:table-cell table:formula="of:=([.BU39]*[.BU$2]+[.BU38]*[.BU$2])/[.BV$2]" office:value-type="float" office:value="0.0924393823875013" calcext:value-type="float">
            <text:p>0.0924393823875013</text:p>
          </table:table-cell>
          <table:table-cell table:formula="of:=([.BV39]*[.BV$2]+[.BV38]*[.BV$2])/[.BW$2]" office:value-type="float" office:value="0.0900067670615144" calcext:value-type="float">
            <text:p>0.0900067670615144</text:p>
          </table:table-cell>
          <table:table-cell table:formula="of:=([.BW39]*[.BW$2]+[.BW38]*[.BW$2])/[.BX$2]" office:value-type="float" office:value="0.0865449683283792" calcext:value-type="float">
            <text:p>0.0865449683283792</text:p>
          </table:table-cell>
          <table:table-cell table:formula="of:=([.BX39]*[.BX$2]+[.BX38]*[.BX$2])/[.BY$2]" office:value-type="float" office:value="0.0822177199119603" calcext:value-type="float">
            <text:p>0.0822177199119603</text:p>
          </table:table-cell>
          <table:table-cell table:formula="of:=([.BY39]*[.BY$2]+[.BY38]*[.BY$2])/[.BZ$2]" office:value-type="float" office:value="0.0772044443075725" calcext:value-type="float">
            <text:p>0.0772044443075725</text:p>
          </table:table-cell>
          <table:table-cell table:formula="of:=([.BZ39]*[.BZ$2]+[.BZ38]*[.BZ$2])/[.CA$2]" office:value-type="float" office:value="0.0716898411427459" calcext:value-type="float">
            <text:p>0.0716898411427459</text:p>
          </table:table-cell>
          <table:table-cell table:formula="of:=([.CA39]*[.CA$2]+[.CA38]*[.CA$2])/[.CB$2]" office:value-type="float" office:value="0.0658546215148479" calcext:value-type="float">
            <text:p>0.0658546215148479</text:p>
          </table:table-cell>
          <table:table-cell table:formula="of:=([.CB39]*[.CB$2]+[.CB38]*[.CB$2])/[.CC$2]" office:value-type="float" office:value="0.0598678377407708" calcext:value-type="float">
            <text:p>0.0598678377407708</text:p>
          </table:table-cell>
          <table:table-cell table:formula="of:=([.CC39]*[.CC$2]+[.CC38]*[.CC$2])/[.CD$2]" office:value-type="float" office:value="0.0538810539666938" calcext:value-type="float">
            <text:p>0.0538810539666938</text:p>
          </table:table-cell>
          <table:table-cell table:formula="of:=([.CD39]*[.CD$2]+[.CD38]*[.CD$2])/[.CE$2]" office:value-type="float" office:value="0.0480244176659662" calcext:value-type="float">
            <text:p>0.0480244176659662</text:p>
          </table:table-cell>
          <table:table-cell table:formula="of:=([.CE39]*[.CE$2]+[.CE38]*[.CE$2])/[.CF$2]" office:value-type="float" office:value="0.0424045390029276" calcext:value-type="float">
            <text:p>0.0424045390029276</text:p>
          </table:table-cell>
          <table:table-cell table:formula="of:=([.CF39]*[.CF$2]+[.CF38]*[.CF$2])/[.CG$2]" office:value-type="float" office:value="0.0371039716275616" calcext:value-type="float">
            <text:p>0.0371039716275616</text:p>
          </table:table-cell>
          <table:table-cell table:formula="of:=([.CG39]*[.CG$2]+[.CG38]*[.CG$2])/[.CH$2]" office:value-type="float" office:value="0.032182016207579" calcext:value-type="float">
            <text:p>0.032182016207579</text:p>
          </table:table-cell>
          <table:table-cell table:formula="of:=([.CH39]*[.CH$2]+[.CH38]*[.CH$2])/[.CI$2]" office:value-type="float" office:value="0.0276765339385179" calcext:value-type="float">
            <text:p>0.0276765339385179</text:p>
          </table:table-cell>
          <table:table-cell table:formula="of:=([.CI39]*[.CI$2]+[.CI38]*[.CI$2])/[.CJ$2]" office:value-type="float" office:value="0.0236064554181476" calcext:value-type="float">
            <text:p>0.0236064554181476</text:p>
          </table:table-cell>
          <table:table-cell table:formula="of:=([.CJ39]*[.CJ$2]+[.CJ38]*[.CJ$2])/[.CK$2]" office:value-type="float" office:value="0.0199746930461249" calcext:value-type="float">
            <text:p>0.0199746930461249</text:p>
          </table:table-cell>
          <table:table-cell table:formula="of:=([.CK39]*[.CK$2]+[.CK38]*[.CK$2])/[.CL$2]" office:value-type="float" office:value="0.0167712045387275" calcext:value-type="float">
            <text:p>0.0167712045387275</text:p>
          </table:table-cell>
          <table:table-cell table:formula="of:=([.CL39]*[.CL$2]+[.CL38]*[.CL$2])/[.CM$2]" office:value-type="float" office:value="0.0139760037822729" calcext:value-type="float">
            <text:p>0.0139760037822729</text:p>
          </table:table-cell>
          <table:table-cell table:formula="of:=([.CM39]*[.CM$2]+[.CM38]*[.CM$2])/[.CN$2]" office:value-type="float" office:value="0.0115619667653349" calcext:value-type="float">
            <text:p>0.0115619667653349</text:p>
          </table:table-cell>
          <table:table-cell table:formula="of:=([.CN39]*[.CN$2]+[.CN38]*[.CN$2])/[.CO$2]" office:value-type="float" office:value="0.00949732984295365" calcext:value-type="float">
            <text:p>0.00949732984295365</text:p>
          </table:table-cell>
          <table:table-cell table:formula="of:=([.CO39]*[.CO$2]+[.CO38]*[.CO$2])/[.CP$2]" office:value-type="float" office:value="0.00774782171398851" calcext:value-type="float">
            <text:p>0.00774782171398851</text:p>
          </table:table-cell>
          <table:table-cell table:formula="of:=([.CP39]*[.CP$2]+[.CP38]*[.CP$2])/[.CQ$2]" office:value-type="float" office:value="0.00627840725099069" calcext:value-type="float">
            <text:p>0.00627840725099069</text:p>
          </table:table-cell>
          <table:table-cell table:formula="of:=([.CQ39]*[.CQ$2]+[.CQ38]*[.CQ$2])/[.CR$2]" office:value-type="float" office:value="0.0050546499054586" calcext:value-type="float">
            <text:p>0.0050546499054586</text:p>
          </table:table-cell>
          <table:table-cell table:formula="of:=([.CR39]*[.CR$2]+[.CR38]*[.CR$2])/[.CS$2]" office:value-type="float" office:value="0.00404371992436688" calcext:value-type="float">
            <text:p>0.00404371992436688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40]*[.AB$2]+[.AB39]*[.AB$2])/[.AC$2]" office:value-type="float" office:value="0" calcext:value-type="float">
            <text:p>0</text:p>
          </table:table-cell>
          <table:table-cell table:formula="of:=([.AC40]*[.AC$2]+[.AC39]*[.AC$2])/[.AD$2]" office:value-type="float" office:value="0" calcext:value-type="float">
            <text:p>0</text:p>
          </table:table-cell>
          <table:table-cell table:formula="of:=([.AD40]*[.AD$2]+[.AD39]*[.AD$2])/[.AE$2]" office:value-type="float" office:value="0" calcext:value-type="float">
            <text:p>0</text:p>
          </table:table-cell>
          <table:table-cell table:formula="of:=([.AE40]*[.AE$2]+[.AE39]*[.AE$2])/[.AF$2]" office:value-type="float" office:value="0" calcext:value-type="float">
            <text:p>0</text:p>
          </table:table-cell>
          <table:table-cell table:formula="of:=([.AF40]*[.AF$2]+[.AF39]*[.AF$2])/[.AG$2]" office:value-type="float" office:value="0" calcext:value-type="float">
            <text:p>0</text:p>
          </table:table-cell>
          <table:table-cell table:formula="of:=([.AG40]*[.AG$2]+[.AG39]*[.AG$2])/[.AH$2]" office:value-type="float" office:value="0" calcext:value-type="float">
            <text:p>0</text:p>
          </table:table-cell>
          <table:table-cell table:formula="of:=([.AH40]*[.AH$2]+[.AH39]*[.AH$2])/[.AI$2]" office:value-type="float" office:value="0" calcext:value-type="float">
            <text:p>0</text:p>
          </table:table-cell>
          <table:table-cell table:formula="of:=([.AI40]*[.AI$2]+[.AI39]*[.AI$2])/[.AJ$2]" office:value-type="float" office:value="0" calcext:value-type="float">
            <text:p>0</text:p>
          </table:table-cell>
          <table:table-cell table:formula="of:=([.AJ40]*[.AJ$2]+[.AJ39]*[.AJ$2])/[.AK$2]" office:value-type="float" office:value="0" calcext:value-type="float">
            <text:p>0</text:p>
          </table:table-cell>
          <table:table-cell table:formula="of:=([.AK40]*[.AK$2]+[.AK39]*[.AK$2])/[.AL$2]" office:value-type="float" office:value="0.00000000000727595761" calcext:value-type="float">
            <text:p>7.27595761418343E-12</text:p>
          </table:table-cell>
          <table:table-cell table:formula="of:=([.AL40]*[.AL$2]+[.AL39]*[.AL$2])/[.AM$2]" office:value-type="float" office:value="0.00000000013824319467" calcext:value-type="float">
            <text:p>1.38243194669485E-10</text:p>
          </table:table-cell>
          <table:table-cell table:formula="of:=([.AM40]*[.AM$2]+[.AM39]*[.AM$2])/[.AN$2]" office:value-type="float" office:value="0.00000000134787114803" calcext:value-type="float">
            <text:p>1.34787114802748E-09</text:p>
          </table:table-cell>
          <table:table-cell table:formula="of:=([.AN40]*[.AN$2]+[.AN39]*[.AN$2])/[.AO$2]" office:value-type="float" office:value="0.00000000898580765352" calcext:value-type="float">
            <text:p>8.98580765351653E-09</text:p>
          </table:table-cell>
          <table:table-cell table:formula="of:=([.AO40]*[.AO$2]+[.AO39]*[.AO$2])/[.AP$2]" office:value-type="float" office:value="0.00000004605226422427" calcext:value-type="float">
            <text:p>4.60522642242722E-08</text:p>
          </table:table-cell>
          <table:table-cell table:formula="of:=([.AP40]*[.AP$2]+[.AP39]*[.AP$2])/[.AQ$2]" office:value-type="float" office:value="0.00000019341950974194" calcext:value-type="float">
            <text:p>1.93419509741943E-07</text:p>
          </table:table-cell>
          <table:table-cell table:formula="of:=([.AQ40]*[.AQ$2]+[.AQ39]*[.AQ$2])/[.AR$2]" office:value-type="float" office:value="0.0000006930865765753" calcext:value-type="float">
            <text:p>6.93086576575297E-07</text:p>
          </table:table-cell>
          <table:table-cell table:formula="of:=([.AR40]*[.AR$2]+[.AR39]*[.AR$2])/[.AS$2]" office:value-type="float" office:value="0.00000217827209780808" calcext:value-type="float">
            <text:p>2.17827209780808E-06</text:p>
          </table:table-cell>
          <table:table-cell table:formula="of:=([.AS40]*[.AS$2]+[.AS39]*[.AS$2])/[.AT$2]" office:value-type="float" office:value="0.00000612639027508521" calcext:value-type="float">
            <text:p>6.12639027508521E-06</text:p>
          </table:table-cell>
          <table:table-cell table:formula="of:=([.AT40]*[.AT$2]+[.AT39]*[.AT$2])/[.AU$2]" office:value-type="float" office:value="0.0000156563307029955" calcext:value-type="float">
            <text:p>1.56563307029955E-05</text:p>
          </table:table-cell>
          <table:table-cell table:formula="of:=([.AU40]*[.AU$2]+[.AU39]*[.AU$2])/[.AV$2]" office:value-type="float" office:value="0.0000367923771520395" calcext:value-type="float">
            <text:p>3.67923771520395E-05</text:p>
          </table:table-cell>
          <table:table-cell table:formula="of:=([.AV40]*[.AV$2]+[.AV39]*[.AV$2])/[.AW$2]" office:value-type="float" office:value="0.0000802742774226317" calcext:value-type="float">
            <text:p>8.02742774226317E-05</text:p>
          </table:table-cell>
          <table:table-cell table:formula="of:=([.AW40]*[.AW$2]+[.AW39]*[.AW$2])/[.AX$2]" office:value-type="float" office:value="0.00016389331640454" calcext:value-type="float">
            <text:p>0.00016389331640454</text:p>
          </table:table-cell>
          <table:table-cell table:formula="of:=([.AX40]*[.AX$2]+[.AX39]*[.AX$2])/[.AY$2]" office:value-type="float" office:value="0.000315179454624115" calcext:value-type="float">
            <text:p>0.000315179454624115</text:p>
          </table:table-cell>
          <table:table-cell table:formula="of:=([.AY40]*[.AY$2]+[.AY39]*[.AY$2])/[.AZ$2]" office:value-type="float" office:value="0.000574076863779638" calcext:value-type="float">
            <text:p>0.000574076863779638</text:p>
          </table:table-cell>
          <table:table-cell table:formula="of:=([.AZ40]*[.AZ$2]+[.AZ39]*[.AZ$2])/[.BA$2]" office:value-type="float" office:value="0.000995066563884706" calcext:value-type="float">
            <text:p>0.000995066563884706</text:p>
          </table:table-cell>
          <table:table-cell table:formula="of:=([.BA40]*[.BA$2]+[.BA39]*[.BA$2])/[.BB$2]" office:value-type="float" office:value="0.00164807899643404" calcext:value-type="float">
            <text:p>0.00164807899643404</text:p>
          </table:table-cell>
          <table:table-cell table:formula="of:=([.BB40]*[.BB$2]+[.BB39]*[.BB$2])/[.BC$2]" office:value-type="float" office:value="0.00261753722963054" calcext:value-type="float">
            <text:p>0.00261753722963054</text:p>
          </table:table-cell>
          <table:table-cell table:formula="of:=([.BC40]*[.BC$2]+[.BC39]*[.BC$2])/[.BD$2]" office:value-type="float" office:value="0.00399901521193555" calcext:value-type="float">
            <text:p>0.00399901521193555</text:p>
          </table:table-cell>
          <table:table-cell table:formula="of:=([.BD40]*[.BD$2]+[.BD39]*[.BD$2])/[.BE$2]" office:value-type="float" office:value="0.00589328557548396" calcext:value-type="float">
            <text:p>0.00589328557548396</text:p>
          </table:table-cell>
          <table:table-cell table:formula="of:=([.BE40]*[.BE$2]+[.BE39]*[.BE$2])/[.BF$2]" office:value-type="float" office:value="0.00839793194506465" calcext:value-type="float">
            <text:p>0.00839793194506465</text:p>
          </table:table-cell>
          <table:table-cell table:formula="of:=([.BF40]*[.BF$2]+[.BF39]*[.BF$2])/[.BG$2]" office:value-type="float" office:value="0.0115971441146131" calcext:value-type="float">
            <text:p>0.0115971441146131</text:p>
          </table:table-cell>
          <table:table-cell table:formula="of:=([.BG40]*[.BG$2]+[.BG39]*[.BG$2])/[.BH$2]" office:value-type="float" office:value="0.0155507159718675" calcext:value-type="float">
            <text:p>0.0155507159718675</text:p>
          </table:table-cell>
          <table:table-cell table:formula="of:=([.BH40]*[.BH$2]+[.BH39]*[.BH$2])/[.BI$2]" office:value-type="float" office:value="0.0202835425720012" calcext:value-type="float">
            <text:p>0.0202835425720012</text:p>
          </table:table-cell>
          <table:table-cell table:formula="of:=([.BI40]*[.BI$2]+[.BI39]*[.BI$2])/[.BJ$2]" office:value-type="float" office:value="0.0257770020185848" calcext:value-type="float">
            <text:p>0.0257770020185848</text:p>
          </table:table-cell>
          <table:table-cell table:formula="of:=([.BJ40]*[.BJ$2]+[.BJ39]*[.BJ$2])/[.BK$2]" office:value-type="float" office:value="0.0319634825030452" calcext:value-type="float">
            <text:p>0.0319634825030452</text:p>
          </table:table-cell>
          <table:table-cell table:formula="of:=([.BK40]*[.BK$2]+[.BK39]*[.BK$2])/[.BL$2]" office:value-type="float" office:value="0.0387249884171509" calcext:value-type="float">
            <text:p>0.0387249884171509</text:p>
          </table:table-cell>
          <table:table-cell table:formula="of:=([.BL40]*[.BL$2]+[.BL39]*[.BL$2])/[.BM$2]" office:value-type="float" office:value="0.0458962825684751" calcext:value-type="float">
            <text:p>0.0458962825684751</text:p>
          </table:table-cell>
          <table:table-cell table:formula="of:=([.BM40]*[.BM$2]+[.BM39]*[.BM$2])/[.BN$2]" office:value-type="float" office:value="0.0532724708384086" calcext:value-type="float">
            <text:p>0.0532724708384086</text:p>
          </table:table-cell>
          <table:table-cell table:formula="of:=([.BN40]*[.BN$2]+[.BN39]*[.BN$2])/[.BO$2]" office:value-type="float" office:value="0.0606203978506029" calcext:value-type="float">
            <text:p>0.0606203978506029</text:p>
          </table:table-cell>
          <table:table-cell table:formula="of:=([.BO40]*[.BO$2]+[.BO39]*[.BO$2])/[.BP$2]" office:value-type="float" office:value="0.0676927775998399" calcext:value-type="float">
            <text:p>0.0676927775998399</text:p>
          </table:table-cell>
          <table:table-cell table:formula="of:=([.BP40]*[.BP$2]+[.BP39]*[.BP$2])/[.BQ$2]" office:value-type="float" office:value="0.0742436915611147" calcext:value-type="float">
            <text:p>0.0742436915611147</text:p>
          </table:table-cell>
          <table:table-cell table:formula="of:=([.BQ40]*[.BQ$2]+[.BQ39]*[.BQ$2])/[.BR$2]" office:value-type="float" office:value="0.0800439799643268" calcext:value-type="float">
            <text:p>0.0800439799643268</text:p>
          </table:table-cell>
          <table:table-cell table:formula="of:=([.BR40]*[.BR$2]+[.BR39]*[.BR$2])/[.BS$2]" office:value-type="float" office:value="0.0848951302651951" calcext:value-type="float">
            <text:p>0.0848951302651951</text:p>
          </table:table-cell>
          <table:table-cell table:formula="of:=([.BS40]*[.BS$2]+[.BS39]*[.BS$2])/[.BT$2]" office:value-type="float" office:value="0.0886405036592478" calcext:value-type="float">
            <text:p>0.0886405036592478</text:p>
          </table:table-cell>
          <table:table-cell table:formula="of:=([.BT40]*[.BT$2]+[.BT39]*[.BT$2])/[.BU$2]" office:value-type="float" office:value="0.0911730894780835" calcext:value-type="float">
            <text:p>0.0911730894780835</text:p>
          </table:table-cell>
          <table:table-cell table:formula="of:=([.BU40]*[.BU$2]+[.BU39]*[.BU$2])/[.BV$2]" office:value-type="float" office:value="0.0924393823875013" calcext:value-type="float">
            <text:p>0.0924393823875013</text:p>
          </table:table-cell>
          <table:table-cell table:formula="of:=([.BV40]*[.BV$2]+[.BV39]*[.BV$2])/[.BW$2]" office:value-type="float" office:value="0.0924393823875013" calcext:value-type="float">
            <text:p>0.0924393823875013</text:p>
          </table:table-cell>
          <table:table-cell table:formula="of:=([.BW40]*[.BW$2]+[.BW39]*[.BW$2])/[.BX$2]" office:value-type="float" office:value="0.0912230747245078" calcext:value-type="float">
            <text:p>0.0912230747245078</text:p>
          </table:table-cell>
          <table:table-cell table:formula="of:=([.BX40]*[.BX$2]+[.BX39]*[.BX$2])/[.BY$2]" office:value-type="float" office:value="0.0888840215264435" calcext:value-type="float">
            <text:p>0.0888840215264435</text:p>
          </table:table-cell>
          <table:table-cell table:formula="of:=([.BY40]*[.BY$2]+[.BY39]*[.BY$2])/[.BZ$2]" office:value-type="float" office:value="0.0855508707192019" calcext:value-type="float">
            <text:p>0.0855508707192019</text:p>
          </table:table-cell>
          <table:table-cell table:formula="of:=([.BZ40]*[.BZ$2]+[.BZ39]*[.BZ$2])/[.CA$2]" office:value-type="float" office:value="0.0813776575133872" calcext:value-type="float">
            <text:p>0.0813776575133872</text:p>
          </table:table-cell>
          <table:table-cell table:formula="of:=([.CA40]*[.CA$2]+[.CA39]*[.CA$2])/[.CB$2]" office:value-type="float" office:value="0.0765337493280665" calcext:value-type="float">
            <text:p>0.0765337493280665</text:p>
          </table:table-cell>
          <table:table-cell table:formula="of:=([.CB40]*[.CB$2]+[.CB39]*[.CB$2])/[.CC$2]" office:value-type="float" office:value="0.0711941854214572" calcext:value-type="float">
            <text:p>0.0711941854214572</text:p>
          </table:table-cell>
          <table:table-cell table:formula="of:=([.CC40]*[.CC$2]+[.CC39]*[.CC$2])/[.CD$2]" office:value-type="float" office:value="0.065531011581114" calcext:value-type="float">
            <text:p>0.065531011581114</text:p>
          </table:table-cell>
          <table:table-cell table:formula="of:=([.CD40]*[.CD$2]+[.CD39]*[.CD$2])/[.CE$2]" office:value-type="float" office:value="0.0597060327739039" calcext:value-type="float">
            <text:p>0.0597060327739039</text:p>
          </table:table-cell>
          <table:table-cell table:formula="of:=([.CE40]*[.CE$2]+[.CE39]*[.CE$2])/[.CF$2]" office:value-type="float" office:value="0.053865225219935" calcext:value-type="float">
            <text:p>0.053865225219935</text:p>
          </table:table-cell>
          <table:table-cell table:formula="of:=([.CF40]*[.CF$2]+[.CF39]*[.CF$2])/[.CG$2]" office:value-type="float" office:value="0.0481348821114313" calcext:value-type="float">
            <text:p>0.0481348821114313</text:p>
          </table:table-cell>
          <table:table-cell table:formula="of:=([.CG40]*[.CG$2]+[.CG39]*[.CG$2])/[.CH$2]" office:value-type="float" office:value="0.0426194268694965" calcext:value-type="float">
            <text:p>0.0426194268694965</text:p>
          </table:table-cell>
          <table:table-cell table:formula="of:=([.CH40]*[.CH$2]+[.CH39]*[.CH$2])/[.CI$2]" office:value-type="float" office:value="0.0374007215385377" calcext:value-type="float">
            <text:p>0.0374007215385377</text:p>
          </table:table-cell>
          <table:table-cell table:formula="of:=([.CI40]*[.CI$2]+[.CI39]*[.CI$2])/[.CJ$2]" office:value-type="float" office:value="0.0325386277385278" calcext:value-type="float">
            <text:p>0.0325386277385278</text:p>
          </table:table-cell>
          <table:table-cell table:formula="of:=([.CJ40]*[.CJ$2]+[.CJ39]*[.CJ$2])/[.CK$2]" office:value-type="float" office:value="0.0280725415783377" calcext:value-type="float">
            <text:p>0.0280725415783377</text:p>
          </table:table-cell>
          <table:table-cell table:formula="of:=([.CK40]*[.CK$2]+[.CK39]*[.CK$2])/[.CL$2]" office:value-type="float" office:value="0.0240236173122313" calcext:value-type="float">
            <text:p>0.0240236173122313</text:p>
          </table:table-cell>
          <table:table-cell table:formula="of:=([.CL40]*[.CL$2]+[.CL39]*[.CL$2])/[.CM$2]" office:value-type="float" office:value="0.0203974109254794" calcext:value-type="float">
            <text:p>0.0203974109254794</text:p>
          </table:table-cell>
          <table:table-cell table:formula="of:=([.CM40]*[.CM$2]+[.CM39]*[.CM$2])/[.CN$2]" office:value-type="float" office:value="0.0171867073538762" calcext:value-type="float">
            <text:p>0.0171867073538762</text:p>
          </table:table-cell>
          <table:table-cell table:formula="of:=([.CN40]*[.CN$2]+[.CN39]*[.CN$2])/[.CO$2]" office:value-type="float" office:value="0.0143743370596055" calcext:value-type="float">
            <text:p>0.0143743370596055</text:p>
          </table:table-cell>
          <table:table-cell table:formula="of:=([.CO40]*[.CO$2]+[.CO39]*[.CO$2])/[.CP$2]" office:value-type="float" office:value="0.0119358334512796" calcext:value-type="float">
            <text:p>0.0119358334512796</text:p>
          </table:table-cell>
          <table:table-cell table:formula="of:=([.CP40]*[.CP$2]+[.CP39]*[.CP$2])/[.CQ$2]" office:value-type="float" office:value="0.00984182758263405" calcext:value-type="float">
            <text:p>0.00984182758263405</text:p>
          </table:table-cell>
          <table:table-cell table:formula="of:=([.CQ40]*[.CQ$2]+[.CQ39]*[.CQ$2])/[.CR$2]" office:value-type="float" office:value="0.00806011741681237" calcext:value-type="float">
            <text:p>0.00806011741681237</text:p>
          </table:table-cell>
          <table:table-cell table:formula="of:=([.CR40]*[.CR$2]+[.CR39]*[.CR$2])/[.CS$2]" office:value-type="float" office:value="0.00655738366113549" calcext:value-type="float">
            <text:p>0.00655738366113549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41]*[.AB$2]+[.AB40]*[.AB$2])/[.AC$2]" office:value-type="float" office:value="0" calcext:value-type="float">
            <text:p>0</text:p>
          </table:table-cell>
          <table:table-cell table:formula="of:=([.AC41]*[.AC$2]+[.AC40]*[.AC$2])/[.AD$2]" office:value-type="float" office:value="0" calcext:value-type="float">
            <text:p>0</text:p>
          </table:table-cell>
          <table:table-cell table:formula="of:=([.AD41]*[.AD$2]+[.AD40]*[.AD$2])/[.AE$2]" office:value-type="float" office:value="0" calcext:value-type="float">
            <text:p>0</text:p>
          </table:table-cell>
          <table:table-cell table:formula="of:=([.AE41]*[.AE$2]+[.AE40]*[.AE$2])/[.AF$2]" office:value-type="float" office:value="0" calcext:value-type="float">
            <text:p>0</text:p>
          </table:table-cell>
          <table:table-cell table:formula="of:=([.AF41]*[.AF$2]+[.AF40]*[.AF$2])/[.AG$2]" office:value-type="float" office:value="0" calcext:value-type="float">
            <text:p>0</text:p>
          </table:table-cell>
          <table:table-cell table:formula="of:=([.AG41]*[.AG$2]+[.AG40]*[.AG$2])/[.AH$2]" office:value-type="float" office:value="0" calcext:value-type="float">
            <text:p>0</text:p>
          </table:table-cell>
          <table:table-cell table:formula="of:=([.AH41]*[.AH$2]+[.AH40]*[.AH$2])/[.AI$2]" office:value-type="float" office:value="0" calcext:value-type="float">
            <text:p>0</text:p>
          </table:table-cell>
          <table:table-cell table:formula="of:=([.AI41]*[.AI$2]+[.AI40]*[.AI$2])/[.AJ$2]" office:value-type="float" office:value="0" calcext:value-type="float">
            <text:p>0</text:p>
          </table:table-cell>
          <table:table-cell table:formula="of:=([.AJ41]*[.AJ$2]+[.AJ40]*[.AJ$2])/[.AK$2]" office:value-type="float" office:value="0" calcext:value-type="float">
            <text:p>0</text:p>
          </table:table-cell>
          <table:table-cell table:formula="of:=([.AK41]*[.AK$2]+[.AK40]*[.AK$2])/[.AL$2]" office:value-type="float" office:value="0" calcext:value-type="float">
            <text:p>0</text:p>
          </table:table-cell>
          <table:table-cell table:formula="of:=([.AL41]*[.AL$2]+[.AL40]*[.AL$2])/[.AM$2]" office:value-type="float" office:value="0.00000000000363797881" calcext:value-type="float">
            <text:p>3.63797880709171E-12</text:p>
          </table:table-cell>
          <table:table-cell table:formula="of:=([.AM41]*[.AM$2]+[.AM40]*[.AM$2])/[.AN$2]" office:value-type="float" office:value="0.00000000007094058674" calcext:value-type="float">
            <text:p>7.09405867382884E-11</text:p>
          </table:table-cell>
          <table:table-cell table:formula="of:=([.AN41]*[.AN$2]+[.AN40]*[.AN$2])/[.AO$2]" office:value-type="float" office:value="0.00000000070940586738" calcext:value-type="float">
            <text:p>7.09405867382884E-10</text:p>
          </table:table-cell>
          <table:table-cell table:formula="of:=([.AO41]*[.AO$2]+[.AO40]*[.AO$2])/[.AP$2]" office:value-type="float" office:value="0.00000000484760676045" calcext:value-type="float">
            <text:p>4.84760676044971E-09</text:p>
          </table:table-cell>
          <table:table-cell table:formula="of:=([.AP41]*[.AP$2]+[.AP40]*[.AP$2])/[.AQ$2]" office:value-type="float" office:value="0.00000002544993549236" calcext:value-type="float">
            <text:p>2.5449935492361E-08</text:p>
          </table:table-cell>
          <table:table-cell table:formula="of:=([.AQ41]*[.AQ$2]+[.AQ40]*[.AQ$2])/[.AR$2]" office:value-type="float" office:value="0.00000010943472261715" calcext:value-type="float">
            <text:p>1.09434722617152E-07</text:p>
          </table:table-cell>
          <table:table-cell table:formula="of:=([.AR41]*[.AR$2]+[.AR40]*[.AR$2])/[.AS$2]" office:value-type="float" office:value="0.00000040126064959622" calcext:value-type="float">
            <text:p>4.01260649596225E-07</text:p>
          </table:table-cell>
          <table:table-cell table:formula="of:=([.AS41]*[.AS$2]+[.AS40]*[.AS$2])/[.AT$2]" office:value-type="float" office:value="0.00000128976637370215" calcext:value-type="float">
            <text:p>1.28976637370215E-06</text:p>
          </table:table-cell>
          <table:table-cell table:formula="of:=([.AT41]*[.AT$2]+[.AT40]*[.AT$2])/[.AU$2]" office:value-type="float" office:value="0.00000370807832439368" calcext:value-type="float">
            <text:p>3.70807832439368E-06</text:p>
          </table:table-cell>
          <table:table-cell table:formula="of:=([.AU41]*[.AU$2]+[.AU40]*[.AU$2])/[.AV$2]" office:value-type="float" office:value="0.00000968220451369461" calcext:value-type="float">
            <text:p>9.68220451369461E-06</text:p>
          </table:table-cell>
          <table:table-cell table:formula="of:=([.AV41]*[.AV$2]+[.AV40]*[.AV$2])/[.AW$2]" office:value-type="float" office:value="0.0000232372908328671" calcext:value-type="float">
            <text:p>2.32372908328671E-05</text:p>
          </table:table-cell>
          <table:table-cell table:formula="of:=([.AW41]*[.AW$2]+[.AW40]*[.AW$2])/[.AX$2]" office:value-type="float" office:value="0.0000517557841277494" calcext:value-type="float">
            <text:p>5.17557841277494E-05</text:p>
          </table:table-cell>
          <table:table-cell table:formula="of:=([.AX41]*[.AX$2]+[.AX40]*[.AX$2])/[.AY$2]" office:value-type="float" office:value="0.000107824550266145" calcext:value-type="float">
            <text:p>0.000107824550266145</text:p>
          </table:table-cell>
          <table:table-cell table:formula="of:=([.AY41]*[.AY$2]+[.AY40]*[.AY$2])/[.AZ$2]" office:value-type="float" office:value="0.00021150200244513" calcext:value-type="float">
            <text:p>0.00021150200244513</text:p>
          </table:table-cell>
          <table:table-cell table:formula="of:=([.AZ41]*[.AZ$2]+[.AZ40]*[.AZ$2])/[.BA$2]" office:value-type="float" office:value="0.000392789433112384" calcext:value-type="float">
            <text:p>0.000392789433112384</text:p>
          </table:table-cell>
          <table:table-cell table:formula="of:=([.BA41]*[.BA$2]+[.BA40]*[.BA$2])/[.BB$2]" office:value-type="float" office:value="0.000693927998498545" calcext:value-type="float">
            <text:p>0.000693927998498545</text:p>
          </table:table-cell>
          <table:table-cell table:formula="of:=([.BB41]*[.BB$2]+[.BB40]*[.BB$2])/[.BC$2]" office:value-type="float" office:value="0.00117100349746629" calcext:value-type="float">
            <text:p>0.00117100349746629</text:p>
          </table:table-cell>
          <table:table-cell table:formula="of:=([.BC41]*[.BC$2]+[.BC40]*[.BC$2])/[.BD$2]" office:value-type="float" office:value="0.00189427036354842" calcext:value-type="float">
            <text:p>0.00189427036354842</text:p>
          </table:table-cell>
          <table:table-cell table:formula="of:=([.BD41]*[.BD$2]+[.BD40]*[.BD$2])/[.BE$2]" office:value-type="float" office:value="0.00294664278774198" calcext:value-type="float">
            <text:p>0.00294664278774198</text:p>
          </table:table-cell>
          <table:table-cell table:formula="of:=([.BE41]*[.BE$2]+[.BE40]*[.BE$2])/[.BF$2]" office:value-type="float" office:value="0.00441996418161297" calcext:value-type="float">
            <text:p>0.00441996418161297</text:p>
          </table:table-cell>
          <table:table-cell table:formula="of:=([.BF41]*[.BF$2]+[.BF40]*[.BF$2])/[.BG$2]" office:value-type="float" office:value="0.00640894806333881" calcext:value-type="float">
            <text:p>0.00640894806333881</text:p>
          </table:table-cell>
          <table:table-cell table:formula="of:=([.BG41]*[.BG$2]+[.BG40]*[.BG$2])/[.BH$2]" office:value-type="float" office:value="0.00900304608897595" calcext:value-type="float">
            <text:p>0.00900304608897595</text:p>
          </table:table-cell>
          <table:table-cell table:formula="of:=([.BH41]*[.BH$2]+[.BH40]*[.BH$2])/[.BI$2]" office:value-type="float" office:value="0.0122768810304217" calcext:value-type="float">
            <text:p>0.0122768810304217</text:p>
          </table:table-cell>
          <table:table-cell table:formula="of:=([.BI41]*[.BI$2]+[.BI40]*[.BI$2])/[.BJ$2]" office:value-type="float" office:value="0.0162802118012114" calcext:value-type="float">
            <text:p>0.0162802118012114</text:p>
          </table:table-cell>
          <table:table-cell table:formula="of:=([.BJ41]*[.BJ$2]+[.BJ40]*[.BJ$2])/[.BK$2]" office:value-type="float" office:value="0.0210286069098981" calcext:value-type="float">
            <text:p>0.0210286069098981</text:p>
          </table:table-cell>
          <table:table-cell table:formula="of:=([.BK41]*[.BK$2]+[.BK40]*[.BK$2])/[.BL$2]" office:value-type="float" office:value="0.0264960447064716" calcext:value-type="float">
            <text:p>0.0264960447064716</text:p>
          </table:table-cell>
          <table:table-cell table:formula="of:=([.BL41]*[.BL$2]+[.BL40]*[.BL$2])/[.BM$2]" office:value-type="float" office:value="0.0326105165618112" calcext:value-type="float">
            <text:p>0.0326105165618112</text:p>
          </table:table-cell>
          <table:table-cell table:formula="of:=([.BM41]*[.BM$2]+[.BM40]*[.BM$2])/[.BN$2]" office:value-type="float" office:value="0.0392533995651432" calcext:value-type="float">
            <text:p>0.0392533995651432</text:p>
          </table:table-cell>
          <table:table-cell table:formula="of:=([.BN41]*[.BN$2]+[.BN40]*[.BN$2])/[.BO$2]" office:value-type="float" office:value="0.0462629352017759" calcext:value-type="float">
            <text:p>0.0462629352017759</text:p>
          </table:table-cell>
          <table:table-cell table:formula="of:=([.BO41]*[.BO$2]+[.BO40]*[.BO$2])/[.BP$2]" office:value-type="float" office:value="0.0534416665261894" calcext:value-type="float">
            <text:p>0.0534416665261894</text:p>
          </table:table-cell>
          <table:table-cell table:formula="of:=([.BP41]*[.BP$2]+[.BP40]*[.BP$2])/[.BQ$2]" office:value-type="float" office:value="0.0605672220630146" calcext:value-type="float">
            <text:p>0.0605672220630146</text:p>
          </table:table-cell>
          <table:table-cell table:formula="of:=([.BQ41]*[.BQ$2]+[.BQ40]*[.BQ$2])/[.BR$2]" office:value-type="float" office:value="0.0674054568120647" calcext:value-type="float">
            <text:p>0.0674054568120647</text:p>
          </table:table-cell>
          <table:table-cell table:formula="of:=([.BR41]*[.BR$2]+[.BR40]*[.BR$2])/[.BS$2]" office:value-type="float" office:value="0.0737247183881957" calcext:value-type="float">
            <text:p>0.0737247183881957</text:p>
          </table:table-cell>
          <table:table-cell table:formula="of:=([.BS41]*[.BS$2]+[.BS40]*[.BS$2])/[.BT$2]" office:value-type="float" office:value="0.0793099243266954" calcext:value-type="float">
            <text:p>0.0793099243266954</text:p>
          </table:table-cell>
          <table:table-cell table:formula="of:=([.BT41]*[.BT$2]+[.BT40]*[.BT$2])/[.BU$2]" office:value-type="float" office:value="0.0839752139929716" calcext:value-type="float">
            <text:p>0.0839752139929716</text:p>
          </table:table-cell>
          <table:table-cell table:formula="of:=([.BU41]*[.BU$2]+[.BU40]*[.BU$2])/[.BV$2]" office:value-type="float" office:value="0.0875741517355275" calcext:value-type="float">
            <text:p>0.0875741517355275</text:p>
          </table:table-cell>
          <table:table-cell table:formula="of:=([.BV41]*[.BV$2]+[.BV40]*[.BV$2])/[.BW$2]" office:value-type="float" office:value="0.0900067670615144" calcext:value-type="float">
            <text:p>0.0900067670615144</text:p>
          </table:table-cell>
          <table:table-cell table:formula="of:=([.BW41]*[.BW$2]+[.BW40]*[.BW$2])/[.BX$2]" office:value-type="float" office:value="0.0912230747245078" calcext:value-type="float">
            <text:p>0.0912230747245078</text:p>
          </table:table-cell>
          <table:table-cell table:formula="of:=([.BX41]*[.BX$2]+[.BX40]*[.BX$2])/[.BY$2]" office:value-type="float" office:value="0.0912230747245078" calcext:value-type="float">
            <text:p>0.0912230747245078</text:p>
          </table:table-cell>
          <table:table-cell table:formula="of:=([.BY41]*[.BY$2]+[.BY40]*[.BY$2])/[.BZ$2]" office:value-type="float" office:value="0.0900535481254757" calcext:value-type="float">
            <text:p>0.0900535481254757</text:p>
          </table:table-cell>
          <table:table-cell table:formula="of:=([.BZ41]*[.BZ$2]+[.BZ40]*[.BZ$2])/[.CA$2]" office:value-type="float" office:value="0.0878022094223388" calcext:value-type="float">
            <text:p>0.0878022094223388</text:p>
          </table:table-cell>
          <table:table-cell table:formula="of:=([.CA41]*[.CA$2]+[.CA40]*[.CA$2])/[.CB$2]" office:value-type="float" office:value="0.084589933467863" calcext:value-type="float">
            <text:p>0.084589933467863</text:p>
          </table:table-cell>
          <table:table-cell table:formula="of:=([.CB41]*[.CB$2]+[.CB40]*[.CB$2])/[.CC$2]" office:value-type="float" office:value="0.0805618413979647" calcext:value-type="float">
            <text:p>0.0805618413979647</text:p>
          </table:table-cell>
          <table:table-cell table:formula="of:=([.CC41]*[.CC$2]+[.CC40]*[.CC$2])/[.CD$2]" office:value-type="float" office:value="0.075878013409711" calcext:value-type="float">
            <text:p>0.075878013409711</text:p>
          </table:table-cell>
          <table:table-cell table:formula="of:=([.CD41]*[.CD$2]+[.CD40]*[.CD$2])/[.CE$2]" office:value-type="float" office:value="0.0707045124954125" calcext:value-type="float">
            <text:p>0.0707045124954125</text:p>
          </table:table-cell>
          <table:table-cell table:formula="of:=([.CE41]*[.CE$2]+[.CE40]*[.CE$2])/[.CF$2]" office:value-type="float" office:value="0.0652052726346582" calcext:value-type="float">
            <text:p>0.0652052726346582</text:p>
          </table:table-cell>
          <table:table-cell table:formula="of:=([.CF41]*[.CF$2]+[.CF40]*[.CF$2])/[.CG$2]" office:value-type="float" office:value="0.0595352489272966" calcext:value-type="float">
            <text:p>0.0595352489272966</text:p>
          </table:table-cell>
          <table:table-cell table:formula="of:=([.CG41]*[.CG$2]+[.CG40]*[.CG$2])/[.CH$2]" office:value-type="float" office:value="0.053835065519364" calcext:value-type="float">
            <text:p>0.053835065519364</text:p>
          </table:table-cell>
          <table:table-cell table:formula="of:=([.CH41]*[.CH$2]+[.CH40]*[.CH$2])/[.CI$2]" office:value-type="float" office:value="0.0482272461944302" calcext:value-type="float">
            <text:p>0.0482272461944302</text:p>
          </table:table-cell>
          <table:table-cell table:formula="of:=([.CI41]*[.CI$2]+[.CI40]*[.CI$2])/[.CJ$2]" office:value-type="float" office:value="0.042813983866484" calcext:value-type="float">
            <text:p>0.042813983866484</text:p>
          </table:table-cell>
          <table:table-cell table:formula="of:=([.CJ41]*[.CJ$2]+[.CJ40]*[.CJ$2])/[.CK$2]" office:value-type="float" office:value="0.0376763058025059" calcext:value-type="float">
            <text:p>0.0376763058025059</text:p>
          </table:table-cell>
          <table:table-cell table:formula="of:=([.CK41]*[.CK$2]+[.CK40]*[.CK$2])/[.CL$2]" office:value-type="float" office:value="0.0328744236904218" calcext:value-type="float">
            <text:p>0.0328744236904218</text:p>
          </table:table-cell>
          <table:table-cell table:formula="of:=([.CL41]*[.CL$2]+[.CL40]*[.CL$2])/[.CM$2]" office:value-type="float" office:value="0.0284490205013266" calcext:value-type="float">
            <text:p>0.0284490205013266</text:p>
          </table:table-cell>
          <table:table-cell table:formula="of:=([.CM41]*[.CM$2]+[.CM40]*[.CM$2])/[.CN$2]" office:value-type="float" office:value="0.024423215713403" calcext:value-type="float">
            <text:p>0.024423215713403</text:p>
          </table:table-cell>
          <table:table-cell table:formula="of:=([.CN41]*[.CN$2]+[.CN40]*[.CN$2])/[.CO$2]" office:value-type="float" office:value="0.0208049615336396" calcext:value-type="float">
            <text:p>0.0208049615336396</text:p>
          </table:table-cell>
          <table:table-cell table:formula="of:=([.CO41]*[.CO$2]+[.CO40]*[.CO$2])/[.CP$2]" office:value-type="float" office:value="0.0175896492966226" calcext:value-type="float">
            <text:p>0.0175896492966226</text:p>
          </table:table-cell>
          <table:table-cell table:formula="of:=([.CP41]*[.CP$2]+[.CP40]*[.CP$2])/[.CQ$2]" office:value-type="float" office:value="0.0147627413739511" calcext:value-type="float">
            <text:p>0.0147627413739511</text:p>
          </table:table-cell>
          <table:table-cell table:formula="of:=([.CQ41]*[.CQ$2]+[.CQ40]*[.CQ$2])/[.CR$2]" office:value-type="float" office:value="0.0123022844782926" calcext:value-type="float">
            <text:p>0.0123022844782926</text:p>
          </table:table-cell>
          <table:table-cell table:formula="of:=([.CR41]*[.CR$2]+[.CR40]*[.CR$2])/[.CS$2]" office:value-type="float" office:value="0.0101812009475525" calcext:value-type="float">
            <text:p>0.0101812009475525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42]*[.AB$2]+[.AB41]*[.AB$2])/[.AC$2]" office:value-type="float" office:value="0" calcext:value-type="float">
            <text:p>0</text:p>
          </table:table-cell>
          <table:table-cell table:formula="of:=([.AC42]*[.AC$2]+[.AC41]*[.AC$2])/[.AD$2]" office:value-type="float" office:value="0" calcext:value-type="float">
            <text:p>0</text:p>
          </table:table-cell>
          <table:table-cell table:formula="of:=([.AD42]*[.AD$2]+[.AD41]*[.AD$2])/[.AE$2]" office:value-type="float" office:value="0" calcext:value-type="float">
            <text:p>0</text:p>
          </table:table-cell>
          <table:table-cell table:formula="of:=([.AE42]*[.AE$2]+[.AE41]*[.AE$2])/[.AF$2]" office:value-type="float" office:value="0" calcext:value-type="float">
            <text:p>0</text:p>
          </table:table-cell>
          <table:table-cell table:formula="of:=([.AF42]*[.AF$2]+[.AF41]*[.AF$2])/[.AG$2]" office:value-type="float" office:value="0" calcext:value-type="float">
            <text:p>0</text:p>
          </table:table-cell>
          <table:table-cell table:formula="of:=([.AG42]*[.AG$2]+[.AG41]*[.AG$2])/[.AH$2]" office:value-type="float" office:value="0" calcext:value-type="float">
            <text:p>0</text:p>
          </table:table-cell>
          <table:table-cell table:formula="of:=([.AH42]*[.AH$2]+[.AH41]*[.AH$2])/[.AI$2]" office:value-type="float" office:value="0" calcext:value-type="float">
            <text:p>0</text:p>
          </table:table-cell>
          <table:table-cell table:formula="of:=([.AI42]*[.AI$2]+[.AI41]*[.AI$2])/[.AJ$2]" office:value-type="float" office:value="0" calcext:value-type="float">
            <text:p>0</text:p>
          </table:table-cell>
          <table:table-cell table:formula="of:=([.AJ42]*[.AJ$2]+[.AJ41]*[.AJ$2])/[.AK$2]" office:value-type="float" office:value="0" calcext:value-type="float">
            <text:p>0</text:p>
          </table:table-cell>
          <table:table-cell table:formula="of:=([.AK42]*[.AK$2]+[.AK41]*[.AK$2])/[.AL$2]" office:value-type="float" office:value="0" calcext:value-type="float">
            <text:p>0</text:p>
          </table:table-cell>
          <table:table-cell table:formula="of:=([.AL42]*[.AL$2]+[.AL41]*[.AL$2])/[.AM$2]" office:value-type="float" office:value="0" calcext:value-type="float">
            <text:p>0</text:p>
          </table:table-cell>
          <table:table-cell table:formula="of:=([.AM42]*[.AM$2]+[.AM41]*[.AM$2])/[.AN$2]" office:value-type="float" office:value="0.0000000000018189894" calcext:value-type="float">
            <text:p>1.81898940354586E-12</text:p>
          </table:table-cell>
          <table:table-cell table:formula="of:=([.AN42]*[.AN$2]+[.AN41]*[.AN$2])/[.AO$2]" office:value-type="float" office:value="0.00000000003637978807" calcext:value-type="float">
            <text:p>3.63797880709171E-11</text:p>
          </table:table-cell>
          <table:table-cell table:formula="of:=([.AO42]*[.AO$2]+[.AO41]*[.AO$2])/[.AP$2]" office:value-type="float" office:value="0.00000000037289282773" calcext:value-type="float">
            <text:p>3.72892827726901E-10</text:p>
          </table:table-cell>
          <table:table-cell table:formula="of:=([.AP42]*[.AP$2]+[.AP41]*[.AP$2])/[.AQ$2]" office:value-type="float" office:value="0.00000000261024979409" calcext:value-type="float">
            <text:p>2.6102497940883E-09</text:p>
          </table:table-cell>
          <table:table-cell table:formula="of:=([.AQ42]*[.AQ$2]+[.AQ41]*[.AQ$2])/[.AR$2]" office:value-type="float" office:value="0.00000001403009264322" calcext:value-type="float">
            <text:p>1.40300926432246E-08</text:p>
          </table:table-cell>
          <table:table-cell table:formula="of:=([.AR42]*[.AR$2]+[.AR41]*[.AR$2])/[.AS$2]" office:value-type="float" office:value="0.00000006173240763019" calcext:value-type="float">
            <text:p>6.17324076301884E-08</text:p>
          </table:table-cell>
          <table:table-cell table:formula="of:=([.AS42]*[.AS$2]+[.AS41]*[.AS$2])/[.AT$2]" office:value-type="float" office:value="0.00000023149652861321" calcext:value-type="float">
            <text:p>2.31496528613206E-07</text:p>
          </table:table-cell>
          <table:table-cell table:formula="of:=([.AT42]*[.AT$2]+[.AT41]*[.AT$2])/[.AU$2]" office:value-type="float" office:value="0.00000076063145115768" calcext:value-type="float">
            <text:p>7.60631451157678E-07</text:p>
          </table:table-cell>
          <table:table-cell table:formula="of:=([.AU42]*[.AU$2]+[.AU41]*[.AU$2])/[.AV$2]" office:value-type="float" office:value="0.00000223435488777568" calcext:value-type="float">
            <text:p>2.23435488777568E-06</text:p>
          </table:table-cell>
          <table:table-cell table:formula="of:=([.AV42]*[.AV$2]+[.AV41]*[.AV$2])/[.AW$2]" office:value-type="float" office:value="0.00000595827970073515" calcext:value-type="float">
            <text:p>5.95827970073515E-06</text:p>
          </table:table-cell>
          <table:table-cell table:formula="of:=([.AW42]*[.AW$2]+[.AW41]*[.AW$2])/[.AX$2]" office:value-type="float" office:value="0.0000145977852668011" calcext:value-type="float">
            <text:p>1.45977852668011E-05</text:p>
          </table:table-cell>
          <table:table-cell table:formula="of:=([.AX42]*[.AX$2]+[.AX41]*[.AX$2])/[.AY$2]" office:value-type="float" office:value="0.0000331767846972753" calcext:value-type="float">
            <text:p>3.31767846972753E-05</text:p>
          </table:table-cell>
          <table:table-cell table:formula="of:=([.AY42]*[.AY$2]+[.AY41]*[.AY$2])/[.AZ$2]" office:value-type="float" office:value="0.0000705006674817099" calcext:value-type="float">
            <text:p>7.05006674817099E-05</text:p>
          </table:table-cell>
          <table:table-cell table:formula="of:=([.AZ42]*[.AZ$2]+[.AZ41]*[.AZ$2])/[.BA$2]" office:value-type="float" office:value="0.00014100133496342" calcext:value-type="float">
            <text:p>0.00014100133496342</text:p>
          </table:table-cell>
          <table:table-cell table:formula="of:=([.BA42]*[.BA$2]+[.BA41]*[.BA$2])/[.BB$2]" office:value-type="float" office:value="0.000266895384037902" calcext:value-type="float">
            <text:p>0.000266895384037902</text:p>
          </table:table-cell>
          <table:table-cell table:formula="of:=([.BB42]*[.BB$2]+[.BB41]*[.BB$2])/[.BC$2]" office:value-type="float" office:value="0.000480411691268223" calcext:value-type="float">
            <text:p>0.000480411691268223</text:p>
          </table:table-cell>
          <table:table-cell table:formula="of:=([.BC42]*[.BC$2]+[.BC41]*[.BC$2])/[.BD$2]" office:value-type="float" office:value="0.000825707594367259" calcext:value-type="float">
            <text:p>0.000825707594367259</text:p>
          </table:table-cell>
          <table:table-cell table:formula="of:=([.BD42]*[.BD$2]+[.BD41]*[.BD$2])/[.BE$2]" office:value-type="float" office:value="0.00135998897895784" calcext:value-type="float">
            <text:p>0.00135998897895784</text:p>
          </table:table-cell>
          <table:table-cell table:formula="of:=([.BE42]*[.BE$2]+[.BE41]*[.BE$2])/[.BF$2]" office:value-type="float" office:value="0.00215331588334991" calcext:value-type="float">
            <text:p>0.00215331588334991</text:p>
          </table:table-cell>
          <table:table-cell table:formula="of:=([.BF42]*[.BF$2]+[.BF41]*[.BF$2])/[.BG$2]" office:value-type="float" office:value="0.00328664003248144" calcext:value-type="float">
            <text:p>0.00328664003248144</text:p>
          </table:table-cell>
          <table:table-cell table:formula="of:=([.BG42]*[.BG$2]+[.BG41]*[.BG$2])/[.BH$2]" office:value-type="float" office:value="0.00484779404791013" calcext:value-type="float">
            <text:p>0.00484779404791013</text:p>
          </table:table-cell>
          <table:table-cell table:formula="of:=([.BH42]*[.BH$2]+[.BH41]*[.BH$2])/[.BI$2]" office:value-type="float" office:value="0.00692542006844304" calcext:value-type="float">
            <text:p>0.00692542006844304</text:p>
          </table:table-cell>
          <table:table-cell table:formula="of:=([.BI42]*[.BI$2]+[.BI41]*[.BI$2])/[.BJ$2]" office:value-type="float" office:value="0.00960115054943239" calcext:value-type="float">
            <text:p>0.00960115054943239</text:p>
          </table:table-cell>
          <table:table-cell table:formula="of:=([.BJ42]*[.BJ$2]+[.BJ41]*[.BJ$2])/[.BK$2]" office:value-type="float" office:value="0.0129406811753219" calcext:value-type="float">
            <text:p>0.0129406811753219</text:p>
          </table:table-cell>
          <table:table-cell table:formula="of:=([.BK42]*[.BK$2]+[.BK41]*[.BK$2])/[.BL$2]" office:value-type="float" office:value="0.01698464404261" calcext:value-type="float">
            <text:p>0.01698464404261</text:p>
          </table:table-cell>
          <table:table-cell table:formula="of:=([.BL42]*[.BL$2]+[.BL41]*[.BL$2])/[.BM$2]" office:value-type="float" office:value="0.0217403443745408" calcext:value-type="float">
            <text:p>0.0217403443745408</text:p>
          </table:table-cell>
          <table:table-cell table:formula="of:=([.BM42]*[.BM$2]+[.BM41]*[.BM$2])/[.BN$2]" office:value-type="float" office:value="0.027175430468176" calcext:value-type="float">
            <text:p>0.027175430468176</text:p>
          </table:table-cell>
          <table:table-cell table:formula="of:=([.BN42]*[.BN$2]+[.BN41]*[.BN$2])/[.BO$2]" office:value-type="float" office:value="0.0332144150166596" calcext:value-type="float">
            <text:p>0.0332144150166596</text:p>
          </table:table-cell>
          <table:table-cell table:formula="of:=([.BO42]*[.BO$2]+[.BO41]*[.BO$2])/[.BP$2]" office:value-type="float" office:value="0.0397386751092177" calcext:value-type="float">
            <text:p>0.0397386751092177</text:p>
          </table:table-cell>
          <table:table-cell table:formula="of:=([.BP42]*[.BP$2]+[.BP41]*[.BP$2])/[.BQ$2]" office:value-type="float" office:value="0.0465901708177036" calcext:value-type="float">
            <text:p>0.0465901708177036</text:p>
          </table:table-cell>
          <table:table-cell table:formula="of:=([.BQ42]*[.BQ$2]+[.BQ41]*[.BQ$2])/[.BR$2]" office:value-type="float" office:value="0.0535786964403591" calcext:value-type="float">
            <text:p>0.0535786964403591</text:p>
          </table:table-cell>
          <table:table-cell table:formula="of:=([.BR42]*[.BR$2]+[.BR41]*[.BR$2])/[.BS$2]" office:value-type="float" office:value="0.0604920766262119" calcext:value-type="float">
            <text:p>0.0604920766262119</text:p>
          </table:table-cell>
          <table:table-cell table:formula="of:=([.BS42]*[.BS$2]+[.BS41]*[.BS$2])/[.BT$2]" office:value-type="float" office:value="0.0671083975072038" calcext:value-type="float">
            <text:p>0.0671083975072038</text:p>
          </table:table-cell>
          <table:table-cell table:formula="of:=([.BT42]*[.BT$2]+[.BT41]*[.BT$2])/[.BU$2]" office:value-type="float" office:value="0.0732091609169496" calcext:value-type="float">
            <text:p>0.0732091609169496</text:p>
          </table:table-cell>
          <table:table-cell table:formula="of:=([.BU42]*[.BU$2]+[.BU41]*[.BU$2])/[.BV$2]" office:value-type="float" office:value="0.0785921874549606" calcext:value-type="float">
            <text:p>0.0785921874549606</text:p>
          </table:table-cell>
          <table:table-cell table:formula="of:=([.BV42]*[.BV$2]+[.BV41]*[.BV$2])/[.BW$2]" office:value-type="float" office:value="0.0830831695952441" calcext:value-type="float">
            <text:p>0.0830831695952441</text:p>
          </table:table-cell>
          <table:table-cell table:formula="of:=([.BW42]*[.BW$2]+[.BW41]*[.BW$2])/[.BX$2]" office:value-type="float" office:value="0.0865449683283792" calcext:value-type="float">
            <text:p>0.0865449683283792</text:p>
          </table:table-cell>
          <table:table-cell table:formula="of:=([.BX42]*[.BX$2]+[.BX41]*[.BX$2])/[.BY$2]" office:value-type="float" office:value="0.0888840215264435" calcext:value-type="float">
            <text:p>0.0888840215264435</text:p>
          </table:table-cell>
          <table:table-cell table:formula="of:=([.BY42]*[.BY$2]+[.BY41]*[.BY$2])/[.BZ$2]" office:value-type="float" office:value="0.0900535481254757" calcext:value-type="float">
            <text:p>0.0900535481254757</text:p>
          </table:table-cell>
          <table:table-cell table:formula="of:=([.BZ42]*[.BZ$2]+[.BZ41]*[.BZ$2])/[.CA$2]" office:value-type="float" office:value="0.0900535481254757" calcext:value-type="float">
            <text:p>0.0900535481254757</text:p>
          </table:table-cell>
          <table:table-cell table:formula="of:=([.CA42]*[.CA$2]+[.CA41]*[.CA$2])/[.CB$2]" office:value-type="float" office:value="0.0889278787739072" calcext:value-type="float">
            <text:p>0.0889278787739072</text:p>
          </table:table-cell>
          <table:table-cell table:formula="of:=([.CB42]*[.CB$2]+[.CB41]*[.CB$2])/[.CC$2]" office:value-type="float" office:value="0.0867589061208851" calcext:value-type="float">
            <text:p>0.0867589061208851</text:p>
          </table:table-cell>
          <table:table-cell table:formula="of:=([.CC42]*[.CC$2]+[.CC41]*[.CC$2])/[.CD$2]" office:value-type="float" office:value="0.0836603737594249" calcext:value-type="float">
            <text:p>0.0836603737594249</text:p>
          </table:table-cell>
          <table:table-cell table:formula="of:=([.CD42]*[.CD$2]+[.CD41]*[.CD$2])/[.CE$2]" office:value-type="float" office:value="0.079769193584568" calcext:value-type="float">
            <text:p>0.079769193584568</text:p>
          </table:table-cell>
          <table:table-cell table:formula="of:=([.CE42]*[.CE$2]+[.CE41]*[.CE$2])/[.CF$2]" office:value-type="float" office:value="0.0752368530399902" calcext:value-type="float">
            <text:p>0.0752368530399902</text:p>
          </table:table-cell>
          <table:table-cell table:formula="of:=([.CF42]*[.CF$2]+[.CF41]*[.CF$2])/[.CG$2]" office:value-type="float" office:value="0.0702210628373242" calcext:value-type="float">
            <text:p>0.0702210628373242</text:p>
          </table:table-cell>
          <table:table-cell table:formula="of:=([.CG42]*[.CG$2]+[.CG41]*[.CG$2])/[.CH$2]" office:value-type="float" office:value="0.0648781558823104" calcext:value-type="float">
            <text:p>0.0648781558823104</text:p>
          </table:table-cell>
          <table:table-cell table:formula="of:=([.CH42]*[.CH$2]+[.CH41]*[.CH$2])/[.CI$2]" office:value-type="float" office:value="0.0593566107008372" calcext:value-type="float">
            <text:p>0.0593566107008372</text:p>
          </table:table-cell>
          <table:table-cell table:formula="of:=([.CI42]*[.CI$2]+[.CI41]*[.CI$2])/[.CJ$2]" office:value-type="float" office:value="0.0537919284476337" calcext:value-type="float">
            <text:p>0.0537919284476337</text:p>
          </table:table-cell>
          <table:table-cell table:formula="of:=([.CJ42]*[.CJ$2]+[.CJ41]*[.CJ$2])/[.CK$2]" office:value-type="float" office:value="0.0483029561570588" calcext:value-type="float">
            <text:p>0.0483029561570588</text:p>
          </table:table-cell>
          <table:table-cell table:formula="of:=([.CK42]*[.CK$2]+[.CK41]*[.CK$2])/[.CL$2]" office:value-type="float" office:value="0.0429896309797824" calcext:value-type="float">
            <text:p>0.0429896309797824</text:p>
          </table:table-cell>
          <table:table-cell table:formula="of:=([.CL42]*[.CL$2]+[.CL41]*[.CL$2])/[.CM$2]" office:value-type="float" office:value="0.0379320273351021" calcext:value-type="float">
            <text:p>0.0379320273351021</text:p>
          </table:table-cell>
          <table:table-cell table:formula="of:=([.CM42]*[.CM$2]+[.CM41]*[.CM$2])/[.CN$2]" office:value-type="float" office:value="0.0331905239182143" calcext:value-type="float">
            <text:p>0.0331905239182143</text:p>
          </table:table-cell>
          <table:table-cell table:formula="of:=([.CN42]*[.CN$2]+[.CN41]*[.CN$2])/[.CO$2]" office:value-type="float" office:value="0.0288068698158087" calcext:value-type="float">
            <text:p>0.0288068698158087</text:p>
          </table:table-cell>
          <table:table-cell table:formula="of:=([.CO42]*[.CO$2]+[.CO41]*[.CO$2])/[.CP$2]" office:value-type="float" office:value="0.0248059156747241" calcext:value-type="float">
            <text:p>0.0248059156747241</text:p>
          </table:table-cell>
          <table:table-cell table:formula="of:=([.CP42]*[.CP$2]+[.CP41]*[.CP$2])/[.CQ$2]" office:value-type="float" office:value="0.0211977824856733" calcext:value-type="float">
            <text:p>0.0211977824856733</text:p>
          </table:table-cell>
          <table:table-cell table:formula="of:=([.CQ42]*[.CQ$2]+[.CQ41]*[.CQ$2])/[.CR$2]" office:value-type="float" office:value="0.0179802619298122" calcext:value-type="float">
            <text:p>0.0179802619298122</text:p>
          </table:table-cell>
          <table:table-cell table:formula="of:=([.CR42]*[.CR$2]+[.CR41]*[.CR$2])/[.CS$2]" office:value-type="float" office:value="0.0151412732040524" calcext:value-type="float">
            <text:p>0.0151412732040524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43]*[.AB$2]+[.AB42]*[.AB$2])/[.AC$2]" office:value-type="float" office:value="0" calcext:value-type="float">
            <text:p>0</text:p>
          </table:table-cell>
          <table:table-cell table:formula="of:=([.AC43]*[.AC$2]+[.AC42]*[.AC$2])/[.AD$2]" office:value-type="float" office:value="0" calcext:value-type="float">
            <text:p>0</text:p>
          </table:table-cell>
          <table:table-cell table:formula="of:=([.AD43]*[.AD$2]+[.AD42]*[.AD$2])/[.AE$2]" office:value-type="float" office:value="0" calcext:value-type="float">
            <text:p>0</text:p>
          </table:table-cell>
          <table:table-cell table:formula="of:=([.AE43]*[.AE$2]+[.AE42]*[.AE$2])/[.AF$2]" office:value-type="float" office:value="0" calcext:value-type="float">
            <text:p>0</text:p>
          </table:table-cell>
          <table:table-cell table:formula="of:=([.AF43]*[.AF$2]+[.AF42]*[.AF$2])/[.AG$2]" office:value-type="float" office:value="0" calcext:value-type="float">
            <text:p>0</text:p>
          </table:table-cell>
          <table:table-cell table:formula="of:=([.AG43]*[.AG$2]+[.AG42]*[.AG$2])/[.AH$2]" office:value-type="float" office:value="0" calcext:value-type="float">
            <text:p>0</text:p>
          </table:table-cell>
          <table:table-cell table:formula="of:=([.AH43]*[.AH$2]+[.AH42]*[.AH$2])/[.AI$2]" office:value-type="float" office:value="0" calcext:value-type="float">
            <text:p>0</text:p>
          </table:table-cell>
          <table:table-cell table:formula="of:=([.AI43]*[.AI$2]+[.AI42]*[.AI$2])/[.AJ$2]" office:value-type="float" office:value="0" calcext:value-type="float">
            <text:p>0</text:p>
          </table:table-cell>
          <table:table-cell table:formula="of:=([.AJ43]*[.AJ$2]+[.AJ42]*[.AJ$2])/[.AK$2]" office:value-type="float" office:value="0" calcext:value-type="float">
            <text:p>0</text:p>
          </table:table-cell>
          <table:table-cell table:formula="of:=([.AK43]*[.AK$2]+[.AK42]*[.AK$2])/[.AL$2]" office:value-type="float" office:value="0" calcext:value-type="float">
            <text:p>0</text:p>
          </table:table-cell>
          <table:table-cell table:formula="of:=([.AL43]*[.AL$2]+[.AL42]*[.AL$2])/[.AM$2]" office:value-type="float" office:value="0" calcext:value-type="float">
            <text:p>0</text:p>
          </table:table-cell>
          <table:table-cell table:formula="of:=([.AM43]*[.AM$2]+[.AM42]*[.AM$2])/[.AN$2]" office:value-type="float" office:value="0" calcext:value-type="float">
            <text:p>0</text:p>
          </table:table-cell>
          <table:table-cell table:formula="of:=([.AN43]*[.AN$2]+[.AN42]*[.AN$2])/[.AO$2]" office:value-type="float" office:value="0.0000000000009094947" calcext:value-type="float">
            <text:p>9.09494701772928E-13</text:p>
          </table:table-cell>
          <table:table-cell table:formula="of:=([.AO43]*[.AO$2]+[.AO42]*[.AO$2])/[.AP$2]" office:value-type="float" office:value="0.00000000001864464139" calcext:value-type="float">
            <text:p>1.8644641386345E-11</text:p>
          </table:table-cell>
          <table:table-cell table:formula="of:=([.AP43]*[.AP$2]+[.AP42]*[.AP$2])/[.AQ$2]" office:value-type="float" office:value="0.00000000019576873456" calcext:value-type="float">
            <text:p>1.95768734556623E-10</text:p>
          </table:table-cell>
          <table:table-cell table:formula="of:=([.AQ43]*[.AQ$2]+[.AQ42]*[.AQ$2])/[.AR$2]" office:value-type="float" office:value="0.00000000140300926432" calcext:value-type="float">
            <text:p>1.40300926432246E-09</text:p>
          </table:table-cell>
          <table:table-cell table:formula="of:=([.AR43]*[.AR$2]+[.AR42]*[.AR$2])/[.AS$2]" office:value-type="float" office:value="0.00000000771655095377" calcext:value-type="float">
            <text:p>7.71655095377355E-09</text:p>
          </table:table-cell>
          <table:table-cell table:formula="of:=([.AS43]*[.AS$2]+[.AS42]*[.AS$2])/[.AT$2]" office:value-type="float" office:value="0.00000003472447929198" calcext:value-type="float">
            <text:p>3.4724479291981E-08</text:p>
          </table:table-cell>
          <table:table-cell table:formula="of:=([.AT43]*[.AT$2]+[.AT42]*[.AT$2])/[.AU$2]" office:value-type="float" office:value="0.00000013311050395259" calcext:value-type="float">
            <text:p>1.33110503952594E-07</text:p>
          </table:table-cell>
          <table:table-cell table:formula="of:=([.AU43]*[.AU$2]+[.AU42]*[.AU$2])/[.AV$2]" office:value-type="float" office:value="0.00000044687097755514" calcext:value-type="float">
            <text:p>4.46870977555136E-07</text:p>
          </table:table-cell>
          <table:table-cell table:formula="of:=([.AV43]*[.AV$2]+[.AV42]*[.AV$2])/[.AW$2]" office:value-type="float" office:value="0.00000134061293266541" calcext:value-type="float">
            <text:p>1.34061293266541E-06</text:p>
          </table:table-cell>
          <table:table-cell table:formula="of:=([.AW43]*[.AW$2]+[.AW42]*[.AW$2])/[.AX$2]" office:value-type="float" office:value="0.00000364944631670028" calcext:value-type="float">
            <text:p>3.64944631670028E-06</text:p>
          </table:table-cell>
          <table:table-cell table:formula="of:=([.AX43]*[.AX$2]+[.AX42]*[.AX$2])/[.AY$2]" office:value-type="float" office:value="0.00000912361579175069" calcext:value-type="float">
            <text:p>9.12361579175069E-06</text:p>
          </table:table-cell>
          <table:table-cell table:formula="of:=([.AY43]*[.AY$2]+[.AY42]*[.AY$2])/[.AZ$2]" office:value-type="float" office:value="0.000021150200244513" calcext:value-type="float">
            <text:p>2.1150200244513E-05</text:p>
          </table:table-cell>
          <table:table-cell table:formula="of:=([.AZ43]*[.AZ$2]+[.AZ42]*[.AZ$2])/[.BA$2]" office:value-type="float" office:value="0.0000458254338631114" calcext:value-type="float">
            <text:p>4.58254338631114E-05</text:p>
          </table:table-cell>
          <table:table-cell table:formula="of:=([.BA43]*[.BA$2]+[.BA42]*[.BA$2])/[.BB$2]" office:value-type="float" office:value="0.0000934133844132656" calcext:value-type="float">
            <text:p>9.34133844132656E-05</text:p>
          </table:table-cell>
          <table:table-cell table:formula="of:=([.BB43]*[.BB$2]+[.BB42]*[.BB$2])/[.BC$2]" office:value-type="float" office:value="0.000180154384225584" calcext:value-type="float">
            <text:p>0.000180154384225584</text:p>
          </table:table-cell>
          <table:table-cell table:formula="of:=([.BC43]*[.BC$2]+[.BC42]*[.BC$2])/[.BD$2]" office:value-type="float" office:value="0.000330283037746904" calcext:value-type="float">
            <text:p>0.000330283037746904</text:p>
          </table:table-cell>
          <table:table-cell table:formula="of:=([.BD43]*[.BD$2]+[.BD42]*[.BD$2])/[.BE$2]" office:value-type="float" office:value="0.000577995316057081" calcext:value-type="float">
            <text:p>0.000577995316057081</text:p>
          </table:table-cell>
          <table:table-cell table:formula="of:=([.BE43]*[.BE$2]+[.BE42]*[.BE$2])/[.BF$2]" office:value-type="float" office:value="0.00096899214750746" calcext:value-type="float">
            <text:p>0.00096899214750746</text:p>
          </table:table-cell>
          <table:table-cell table:formula="of:=([.BF43]*[.BF$2]+[.BF42]*[.BF$2])/[.BG$2]" office:value-type="float" office:value="0.00156115401542868" calcext:value-type="float">
            <text:p>0.00156115401542868</text:p>
          </table:table-cell>
          <table:table-cell table:formula="of:=([.BG43]*[.BG$2]+[.BG42]*[.BG$2])/[.BH$2]" office:value-type="float" office:value="0.00242389702395506" calcext:value-type="float">
            <text:p>0.00242389702395506</text:p>
          </table:table-cell>
          <table:table-cell table:formula="of:=([.BH43]*[.BH$2]+[.BH42]*[.BH$2])/[.BI$2]" office:value-type="float" office:value="0.00363584553593259" calcext:value-type="float">
            <text:p>0.00363584553593259</text:p>
          </table:table-cell>
          <table:table-cell table:formula="of:=([.BI43]*[.BI$2]+[.BI42]*[.BI$2])/[.BJ$2]" office:value-type="float" office:value="0.00528063280218782" calcext:value-type="float">
            <text:p>0.00528063280218782</text:p>
          </table:table-cell>
          <table:table-cell table:formula="of:=([.BJ43]*[.BJ$2]+[.BJ42]*[.BJ$2])/[.BK$2]" office:value-type="float" office:value="0.00744089167581011" calcext:value-type="float">
            <text:p>0.00744089167581011</text:p>
          </table:table-cell>
          <table:table-cell table:formula="of:=([.BK43]*[.BK$2]+[.BK42]*[.BK$2])/[.BL$2]" office:value-type="float" office:value="0.010190786425566" calcext:value-type="float">
            <text:p>0.010190786425566</text:p>
          </table:table-cell>
          <table:table-cell table:formula="of:=([.BL43]*[.BL$2]+[.BL42]*[.BL$2])/[.BM$2]" office:value-type="float" office:value="0.013587715234088" calcext:value-type="float">
            <text:p>0.013587715234088</text:p>
          </table:table-cell>
          <table:table-cell table:formula="of:=([.BM43]*[.BM$2]+[.BM42]*[.BM$2])/[.BN$2]" office:value-type="float" office:value="0.0176640298043144" calcext:value-type="float">
            <text:p>0.0176640298043144</text:p>
          </table:table-cell>
          <table:table-cell table:formula="of:=([.BN43]*[.BN$2]+[.BN42]*[.BN$2])/[.BO$2]" office:value-type="float" office:value="0.0224197301362452" calcext:value-type="float">
            <text:p>0.0224197301362452</text:p>
          </table:table-cell>
          <table:table-cell table:formula="of:=([.BO43]*[.BO$2]+[.BO42]*[.BO$2])/[.BP$2]" office:value-type="float" office:value="0.0278170725764524" calcext:value-type="float">
            <text:p>0.0278170725764524</text:p>
          </table:table-cell>
          <table:table-cell table:formula="of:=([.BP43]*[.BP$2]+[.BP42]*[.BP$2])/[.BQ$2]" office:value-type="float" office:value="0.0337778738428351" calcext:value-type="float">
            <text:p>0.0337778738428351</text:p>
          </table:table-cell>
          <table:table-cell table:formula="of:=([.BQ43]*[.BQ$2]+[.BQ42]*[.BQ$2])/[.BR$2]" office:value-type="float" office:value="0.0401840223302693" calcext:value-type="float">
            <text:p>0.0401840223302693</text:p>
          </table:table-cell>
          <table:table-cell table:formula="of:=([.BR43]*[.BR$2]+[.BR42]*[.BR$2])/[.BS$2]" office:value-type="float" office:value="0.0468813593853142" calcext:value-type="float">
            <text:p>0.0468813593853142</text:p>
          </table:table-cell>
          <table:table-cell table:formula="of:=([.BS43]*[.BS$2]+[.BS42]*[.BS$2])/[.BT$2]" office:value-type="float" office:value="0.053686718005763" calcext:value-type="float">
            <text:p>0.053686718005763</text:p>
          </table:table-cell>
          <table:table-cell table:formula="of:=([.BT43]*[.BT$2]+[.BT42]*[.BT$2])/[.BU$2]" office:value-type="float" office:value="0.0603975577564834" calcext:value-type="float">
            <text:p>0.0603975577564834</text:p>
          </table:table-cell>
          <table:table-cell table:formula="of:=([.BU43]*[.BU$2]+[.BU42]*[.BU$2])/[.BV$2]" office:value-type="float" office:value="0.0668033593367165" calcext:value-type="float">
            <text:p>0.0668033593367165</text:p>
          </table:table-cell>
          <table:table-cell table:formula="of:=([.BV43]*[.BV$2]+[.BV42]*[.BV$2])/[.BW$2]" office:value-type="float" office:value="0.0726977733958386" calcext:value-type="float">
            <text:p>0.0726977733958386</text:p>
          </table:table-cell>
          <table:table-cell table:formula="of:=([.BW43]*[.BW$2]+[.BW42]*[.BW$2])/[.BX$2]" office:value-type="float" office:value="0.0778904714955413" calcext:value-type="float">
            <text:p>0.0778904714955413</text:p>
          </table:table-cell>
          <table:table-cell table:formula="of:=([.BX43]*[.BX$2]+[.BX42]*[.BX$2])/[.BY$2]" office:value-type="float" office:value="0.0822177199119603" calcext:value-type="float">
            <text:p>0.0822177199119603</text:p>
          </table:table-cell>
          <table:table-cell table:formula="of:=([.BY43]*[.BY$2]+[.BY42]*[.BY$2])/[.BZ$2]" office:value-type="float" office:value="0.0855508707192019" calcext:value-type="float">
            <text:p>0.0855508707192019</text:p>
          </table:table-cell>
          <table:table-cell table:formula="of:=([.BZ43]*[.BZ$2]+[.BZ42]*[.BZ$2])/[.CA$2]" office:value-type="float" office:value="0.0878022094223388" calcext:value-type="float">
            <text:p>0.0878022094223388</text:p>
          </table:table-cell>
          <table:table-cell table:formula="of:=([.CA43]*[.CA$2]+[.CA42]*[.CA$2])/[.CB$2]" office:value-type="float" office:value="0.0889278787739072" calcext:value-type="float">
            <text:p>0.0889278787739072</text:p>
          </table:table-cell>
          <table:table-cell table:formula="of:=([.CB43]*[.CB$2]+[.CB42]*[.CB$2])/[.CC$2]" office:value-type="float" office:value="0.0889278787739072" calcext:value-type="float">
            <text:p>0.0889278787739072</text:p>
          </table:table-cell>
          <table:table-cell table:formula="of:=([.CC43]*[.CC$2]+[.CC42]*[.CC$2])/[.CD$2]" office:value-type="float" office:value="0.0878433924473962" calcext:value-type="float">
            <text:p>0.0878433924473962</text:p>
          </table:table-cell>
          <table:table-cell table:formula="of:=([.CD43]*[.CD$2]+[.CD42]*[.CD$2])/[.CE$2]" office:value-type="float" office:value="0.0857518831034105" calcext:value-type="float">
            <text:p>0.0857518831034105</text:p>
          </table:table-cell>
          <table:table-cell table:formula="of:=([.CE43]*[.CE$2]+[.CE42]*[.CE$2])/[.CF$2]" office:value-type="float" office:value="0.0827605383439893" calcext:value-type="float">
            <text:p>0.0827605383439893</text:p>
          </table:table-cell>
          <table:table-cell table:formula="of:=([.CF43]*[.CF$2]+[.CF42]*[.CF$2])/[.CG$2]" office:value-type="float" office:value="0.0789986956919897" calcext:value-type="float">
            <text:p>0.0789986956919897</text:p>
          </table:table-cell>
          <table:table-cell table:formula="of:=([.CG43]*[.CG$2]+[.CG42]*[.CG$2])/[.CH$2]" office:value-type="float" office:value="0.074609879264657" calcext:value-type="float">
            <text:p>0.074609879264657</text:p>
          </table:table-cell>
          <table:table-cell table:formula="of:=([.CH43]*[.CH$2]+[.CH42]*[.CH$2])/[.CI$2]" office:value-type="float" office:value="0.0697440175734837" calcext:value-type="float">
            <text:p>0.0697440175734837</text:p>
          </table:table-cell>
          <table:table-cell table:formula="of:=([.CI43]*[.CI$2]+[.CI42]*[.CI$2])/[.CJ$2]" office:value-type="float" office:value="0.0645503141371605" calcext:value-type="float">
            <text:p>0.0645503141371605</text:p>
          </table:table-cell>
          <table:table-cell table:formula="of:=([.CJ43]*[.CJ$2]+[.CJ42]*[.CJ$2])/[.CK$2]" office:value-type="float" office:value="0.0591711212923971" calcext:value-type="float">
            <text:p>0.0591711212923971</text:p>
          </table:table-cell>
          <table:table-cell table:formula="of:=([.CK43]*[.CK$2]+[.CK42]*[.CK$2])/[.CL$2]" office:value-type="float" office:value="0.053737038724728" calcext:value-type="float">
            <text:p>0.053737038724728</text:p>
          </table:table-cell>
          <table:table-cell table:formula="of:=([.CL43]*[.CL$2]+[.CL42]*[.CL$2])/[.CM$2]" office:value-type="float" office:value="0.0483633348522552" calcext:value-type="float">
            <text:p>0.0483633348522552</text:p>
          </table:table-cell>
          <table:table-cell table:formula="of:=([.CM43]*[.CM$2]+[.CM42]*[.CM$2])/[.CN$2]" office:value-type="float" office:value="0.0431476810936786" calcext:value-type="float">
            <text:p>0.0431476810936786</text:p>
          </table:table-cell>
          <table:table-cell table:formula="of:=([.CN43]*[.CN$2]+[.CN42]*[.CN$2])/[.CO$2]" office:value-type="float" office:value="0.0381691025059465" calcext:value-type="float">
            <text:p>0.0381691025059465</text:p>
          </table:table-cell>
          <table:table-cell table:formula="of:=([.CO43]*[.CO$2]+[.CO42]*[.CO$2])/[.CP$2]" office:value-type="float" office:value="0.0334879861608776" calcext:value-type="float">
            <text:p>0.0334879861608776</text:p>
          </table:table-cell>
          <table:table-cell table:formula="of:=([.CP43]*[.CP$2]+[.CP42]*[.CP$2])/[.CQ$2]" office:value-type="float" office:value="0.0291469509178008" calcext:value-type="float">
            <text:p>0.0291469509178008</text:p>
          </table:table-cell>
          <table:table-cell table:formula="of:=([.CQ43]*[.CQ$2]+[.CQ42]*[.CQ$2])/[.CR$2]" office:value-type="float" office:value="0.0251723667017371" calcext:value-type="float">
            <text:p>0.0251723667017371</text:p>
          </table:table-cell>
          <table:table-cell table:formula="of:=([.CR43]*[.CR$2]+[.CR42]*[.CR$2])/[.CS$2]" office:value-type="float" office:value="0.0215763143157746" calcext:value-type="float">
            <text:p>0.0215763143157746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44]*[.AB$2]+[.AB43]*[.AB$2])/[.AC$2]" office:value-type="float" office:value="0" calcext:value-type="float">
            <text:p>0</text:p>
          </table:table-cell>
          <table:table-cell table:formula="of:=([.AC44]*[.AC$2]+[.AC43]*[.AC$2])/[.AD$2]" office:value-type="float" office:value="0" calcext:value-type="float">
            <text:p>0</text:p>
          </table:table-cell>
          <table:table-cell table:formula="of:=([.AD44]*[.AD$2]+[.AD43]*[.AD$2])/[.AE$2]" office:value-type="float" office:value="0" calcext:value-type="float">
            <text:p>0</text:p>
          </table:table-cell>
          <table:table-cell table:formula="of:=([.AE44]*[.AE$2]+[.AE43]*[.AE$2])/[.AF$2]" office:value-type="float" office:value="0" calcext:value-type="float">
            <text:p>0</text:p>
          </table:table-cell>
          <table:table-cell table:formula="of:=([.AF44]*[.AF$2]+[.AF43]*[.AF$2])/[.AG$2]" office:value-type="float" office:value="0" calcext:value-type="float">
            <text:p>0</text:p>
          </table:table-cell>
          <table:table-cell table:formula="of:=([.AG44]*[.AG$2]+[.AG43]*[.AG$2])/[.AH$2]" office:value-type="float" office:value="0" calcext:value-type="float">
            <text:p>0</text:p>
          </table:table-cell>
          <table:table-cell table:formula="of:=([.AH44]*[.AH$2]+[.AH43]*[.AH$2])/[.AI$2]" office:value-type="float" office:value="0" calcext:value-type="float">
            <text:p>0</text:p>
          </table:table-cell>
          <table:table-cell table:formula="of:=([.AI44]*[.AI$2]+[.AI43]*[.AI$2])/[.AJ$2]" office:value-type="float" office:value="0" calcext:value-type="float">
            <text:p>0</text:p>
          </table:table-cell>
          <table:table-cell table:formula="of:=([.AJ44]*[.AJ$2]+[.AJ43]*[.AJ$2])/[.AK$2]" office:value-type="float" office:value="0" calcext:value-type="float">
            <text:p>0</text:p>
          </table:table-cell>
          <table:table-cell table:formula="of:=([.AK44]*[.AK$2]+[.AK43]*[.AK$2])/[.AL$2]" office:value-type="float" office:value="0" calcext:value-type="float">
            <text:p>0</text:p>
          </table:table-cell>
          <table:table-cell table:formula="of:=([.AL44]*[.AL$2]+[.AL43]*[.AL$2])/[.AM$2]" office:value-type="float" office:value="0" calcext:value-type="float">
            <text:p>0</text:p>
          </table:table-cell>
          <table:table-cell table:formula="of:=([.AM44]*[.AM$2]+[.AM43]*[.AM$2])/[.AN$2]" office:value-type="float" office:value="0" calcext:value-type="float">
            <text:p>0</text:p>
          </table:table-cell>
          <table:table-cell table:formula="of:=([.AN44]*[.AN$2]+[.AN43]*[.AN$2])/[.AO$2]" office:value-type="float" office:value="0" calcext:value-type="float">
            <text:p>0</text:p>
          </table:table-cell>
          <table:table-cell table:formula="of:=([.AO44]*[.AO$2]+[.AO43]*[.AO$2])/[.AP$2]" office:value-type="float" office:value="0.00000000000045474735" calcext:value-type="float">
            <text:p>4.54747350886464E-13</text:p>
          </table:table-cell>
          <table:table-cell table:formula="of:=([.AP44]*[.AP$2]+[.AP43]*[.AP$2])/[.AQ$2]" office:value-type="float" office:value="0.00000000000954969437" calcext:value-type="float">
            <text:p>9.54969436861575E-12</text:p>
          </table:table-cell>
          <table:table-cell table:formula="of:=([.AQ44]*[.AQ$2]+[.AQ43]*[.AQ$2])/[.AR$2]" office:value-type="float" office:value="0.00000000010265921446" calcext:value-type="float">
            <text:p>1.02659214462619E-10</text:p>
          </table:table-cell>
          <table:table-cell table:formula="of:=([.AR44]*[.AR$2]+[.AR43]*[.AR$2])/[.AS$2]" office:value-type="float" office:value="0.00000000075283423939" calcext:value-type="float">
            <text:p>7.52834239392541E-10</text:p>
          </table:table-cell>
          <table:table-cell table:formula="of:=([.AS44]*[.AS$2]+[.AS43]*[.AS$2])/[.AT$2]" office:value-type="float" office:value="0.00000000423469259658" calcext:value-type="float">
            <text:p>4.23469259658305E-09</text:p>
          </table:table-cell>
          <table:table-cell table:formula="of:=([.AT44]*[.AT$2]+[.AT43]*[.AT$2])/[.AU$2]" office:value-type="float" office:value="0.00000001947958594428" calcext:value-type="float">
            <text:p>1.9479585944282E-08</text:p>
          </table:table-cell>
          <table:table-cell table:formula="of:=([.AU44]*[.AU$2]+[.AU43]*[.AU$2])/[.AV$2]" office:value-type="float" office:value="0.00000007629504494844" calcext:value-type="float">
            <text:p>7.62950449484379E-08</text:p>
          </table:table-cell>
          <table:table-cell table:formula="of:=([.AV44]*[.AV$2]+[.AV43]*[.AV$2])/[.AW$2]" office:value-type="float" office:value="0.00000026158301125179" calcext:value-type="float">
            <text:p>2.61583011251787E-07</text:p>
          </table:table-cell>
          <table:table-cell table:formula="of:=([.AW44]*[.AW$2]+[.AW43]*[.AW$2])/[.AX$2]" office:value-type="float" office:value="0.0000008010979719586" calcext:value-type="float">
            <text:p>8.01097971958598E-07</text:p>
          </table:table-cell>
          <table:table-cell table:formula="of:=([.AX44]*[.AX$2]+[.AX43]*[.AX$2])/[.AY$2]" office:value-type="float" office:value="0.00000222527214432944" calcext:value-type="float">
            <text:p>2.22527214432944E-06</text:p>
          </table:table-cell>
          <table:table-cell table:formula="of:=([.AY44]*[.AY$2]+[.AY43]*[.AY$2])/[.AZ$2]" office:value-type="float" office:value="0.00000567444396804007" calcext:value-type="float">
            <text:p>5.67444396804007E-06</text:p>
          </table:table-cell>
          <table:table-cell table:formula="of:=([.AZ44]*[.AZ$2]+[.AZ43]*[.AZ$2])/[.BA$2]" office:value-type="float" office:value="0.0000134123221062765" calcext:value-type="float">
            <text:p>1.34123221062765E-05</text:p>
          </table:table-cell>
          <table:table-cell table:formula="of:=([.BA44]*[.BA$2]+[.BA43]*[.BA$2])/[.BB$2]" office:value-type="float" office:value="0.000029618877984694" calcext:value-type="float">
            <text:p>2.9618877984694E-05</text:p>
          </table:table-cell>
          <table:table-cell table:formula="of:=([.BB44]*[.BB$2]+[.BB43]*[.BB$2])/[.BC$2]" office:value-type="float" office:value="0.0000615161311989798" calcext:value-type="float">
            <text:p>6.15161311989798E-05</text:p>
          </table:table-cell>
          <table:table-cell table:formula="of:=([.BC44]*[.BC$2]+[.BC43]*[.BC$2])/[.BD$2]" office:value-type="float" office:value="0.000120835257712282" calcext:value-type="float">
            <text:p>0.000120835257712282</text:p>
          </table:table-cell>
          <table:table-cell table:formula="of:=([.BD44]*[.BD$2]+[.BD43]*[.BD$2])/[.BE$2]" office:value-type="float" office:value="0.000225559147729593" calcext:value-type="float">
            <text:p>0.000225559147729593</text:p>
          </table:table-cell>
          <table:table-cell table:formula="of:=([.BE44]*[.BE$2]+[.BE43]*[.BE$2])/[.BF$2]" office:value-type="float" office:value="0.000401777231893337" calcext:value-type="float">
            <text:p>0.000401777231893337</text:p>
          </table:table-cell>
          <table:table-cell table:formula="of:=([.BF44]*[.BF$2]+[.BF43]*[.BF$2])/[.BG$2]" office:value-type="float" office:value="0.000685384689700398" calcext:value-type="float">
            <text:p>0.000685384689700398</text:p>
          </table:table-cell>
          <table:table-cell table:formula="of:=([.BG44]*[.BG$2]+[.BG43]*[.BG$2])/[.BH$2]" office:value-type="float" office:value="0.00112326935256454" calcext:value-type="float">
            <text:p>0.00112326935256454</text:p>
          </table:table-cell>
          <table:table-cell table:formula="of:=([.BH44]*[.BH$2]+[.BH43]*[.BH$2])/[.BI$2]" office:value-type="float" office:value="0.0017735831882598" calcext:value-type="float">
            <text:p>0.0017735831882598</text:p>
          </table:table-cell>
          <table:table-cell table:formula="of:=([.BI44]*[.BI$2]+[.BI43]*[.BI$2])/[.BJ$2]" office:value-type="float" office:value="0.0027047143620962" calcext:value-type="float">
            <text:p>0.0027047143620962</text:p>
          </table:table-cell>
          <table:table-cell table:formula="of:=([.BJ44]*[.BJ$2]+[.BJ43]*[.BJ$2])/[.BK$2]" office:value-type="float" office:value="0.00399267358214201" calcext:value-type="float">
            <text:p>0.00399267358214201</text:p>
          </table:table-cell>
          <table:table-cell table:formula="of:=([.BK44]*[.BK$2]+[.BK43]*[.BK$2])/[.BL$2]" office:value-type="float" office:value="0.00571678262897606" calcext:value-type="float">
            <text:p>0.00571678262897606</text:p>
          </table:table-cell>
          <table:table-cell table:formula="of:=([.BL44]*[.BL$2]+[.BL43]*[.BL$2])/[.BM$2]" office:value-type="float" office:value="0.00795378452727103" calcext:value-type="float">
            <text:p>0.00795378452727103</text:p>
          </table:table-cell>
          <table:table-cell table:formula="of:=([.BM44]*[.BM$2]+[.BM43]*[.BM$2])/[.BN$2]" office:value-type="float" office:value="0.0107707498806795" calcext:value-type="float">
            <text:p>0.0107707498806795</text:p>
          </table:table-cell>
          <table:table-cell table:formula="of:=([.BN44]*[.BN$2]+[.BN43]*[.BN$2])/[.BO$2]" office:value-type="float" office:value="0.014217389842497" calcext:value-type="float">
            <text:p>0.014217389842497</text:p>
          </table:table-cell>
          <table:table-cell table:formula="of:=([.BO44]*[.BO$2]+[.BO43]*[.BO$2])/[.BP$2]" office:value-type="float" office:value="0.0183185599893711" calcext:value-type="float">
            <text:p>0.0183185599893711</text:p>
          </table:table-cell>
          <table:table-cell table:formula="of:=([.BP44]*[.BP$2]+[.BP43]*[.BP$2])/[.BQ$2]" office:value-type="float" office:value="0.0230678162829118" calcext:value-type="float">
            <text:p>0.0230678162829118</text:p>
          </table:table-cell>
          <table:table-cell table:formula="of:=([.BQ44]*[.BQ$2]+[.BQ43]*[.BQ$2])/[.BR$2]" office:value-type="float" office:value="0.0284228450628734" calcext:value-type="float">
            <text:p>0.0284228450628734</text:p>
          </table:table-cell>
          <table:table-cell table:formula="of:=([.BR44]*[.BR$2]+[.BR43]*[.BR$2])/[.BS$2]" office:value-type="float" office:value="0.0343034336965714" calcext:value-type="float">
            <text:p>0.0343034336965714</text:p>
          </table:table-cell>
          <table:table-cell table:formula="of:=([.BS44]*[.BS$2]+[.BS43]*[.BS$2])/[.BT$2]" office:value-type="float" office:value="0.0405923965409428" calcext:value-type="float">
            <text:p>0.0405923965409428</text:p>
          </table:table-cell>
          <table:table-cell table:formula="of:=([.BT44]*[.BT$2]+[.BT43]*[.BT$2])/[.BU$2]" office:value-type="float" office:value="0.0471395572733529" calcext:value-type="float">
            <text:p>0.0471395572733529</text:p>
          </table:table-cell>
          <table:table-cell table:formula="of:=([.BU44]*[.BU$2]+[.BU43]*[.BU$2])/[.BV$2]" office:value-type="float" office:value="0.0537685575149182" calcext:value-type="float">
            <text:p>0.0537685575149182</text:p>
          </table:table-cell>
          <table:table-cell table:formula="of:=([.BV44]*[.BV$2]+[.BV43]*[.BV$2])/[.BW$2]" office:value-type="float" office:value="0.0602859584258173" calcext:value-type="float">
            <text:p>0.0602859584258173</text:p>
          </table:table-cell>
          <table:table-cell table:formula="of:=([.BW44]*[.BW$2]+[.BW43]*[.BW$2])/[.BX$2]" office:value-type="float" office:value="0.0664918659108279" calcext:value-type="float">
            <text:p>0.0664918659108279</text:p>
          </table:table-cell>
          <table:table-cell table:formula="of:=([.BX44]*[.BX$2]+[.BX43]*[.BX$2])/[.BY$2]" office:value-type="float" office:value="0.0721911687031846" calcext:value-type="float">
            <text:p>0.0721911687031846</text:p>
          </table:table-cell>
          <table:table-cell table:formula="of:=([.BY44]*[.BY$2]+[.BY43]*[.BY$2])/[.BZ$2]" office:value-type="float" office:value="0.0772044443075725" calcext:value-type="float">
            <text:p>0.0772044443075725</text:p>
          </table:table-cell>
          <table:table-cell table:formula="of:=([.BZ44]*[.BZ$2]+[.BZ43]*[.BZ$2])/[.CA$2]" office:value-type="float" office:value="0.0813776575133872" calcext:value-type="float">
            <text:p>0.0813776575133872</text:p>
          </table:table-cell>
          <table:table-cell table:formula="of:=([.CA44]*[.CA$2]+[.CA43]*[.CA$2])/[.CB$2]" office:value-type="float" office:value="0.084589933467863" calcext:value-type="float">
            <text:p>0.084589933467863</text:p>
          </table:table-cell>
          <table:table-cell table:formula="of:=([.CB44]*[.CB$2]+[.CB43]*[.CB$2])/[.CC$2]" office:value-type="float" office:value="0.0867589061208851" calcext:value-type="float">
            <text:p>0.0867589061208851</text:p>
          </table:table-cell>
          <table:table-cell table:formula="of:=([.CC44]*[.CC$2]+[.CC43]*[.CC$2])/[.CD$2]" office:value-type="float" office:value="0.0878433924473962" calcext:value-type="float">
            <text:p>0.0878433924473962</text:p>
          </table:table-cell>
          <table:table-cell table:formula="of:=([.CD44]*[.CD$2]+[.CD43]*[.CD$2])/[.CE$2]" office:value-type="float" office:value="0.0878433924473962" calcext:value-type="float">
            <text:p>0.0878433924473962</text:p>
          </table:table-cell>
          <table:table-cell table:formula="of:=([.CE44]*[.CE$2]+[.CE43]*[.CE$2])/[.CF$2]" office:value-type="float" office:value="0.0867976377754034" calcext:value-type="float">
            <text:p>0.0867976377754034</text:p>
          </table:table-cell>
          <table:table-cell table:formula="of:=([.CF44]*[.CF$2]+[.CF43]*[.CF$2])/[.CG$2]" office:value-type="float" office:value="0.0847790880596963" calcext:value-type="float">
            <text:p>0.0847790880596963</text:p>
          </table:table-cell>
          <table:table-cell table:formula="of:=([.CG44]*[.CG$2]+[.CG43]*[.CG$2])/[.CH$2]" office:value-type="float" office:value="0.081888891875843" calcext:value-type="float">
            <text:p>0.081888891875843</text:p>
          </table:table-cell>
          <table:table-cell table:formula="of:=([.CH44]*[.CH$2]+[.CH43]*[.CH$2])/[.CI$2]" office:value-type="float" office:value="0.07824938557025" calcext:value-type="float">
            <text:p>0.07824938557025</text:p>
          </table:table-cell>
          <table:table-cell table:formula="of:=([.CI44]*[.CI$2]+[.CI43]*[.CI$2])/[.CJ$2]" office:value-type="float" office:value="0.0739967015718669" calcext:value-type="float">
            <text:p>0.0739967015718669</text:p>
          </table:table-cell>
          <table:table-cell table:formula="of:=([.CJ44]*[.CJ$2]+[.CJ43]*[.CJ$2])/[.CK$2]" office:value-type="float" office:value="0.0692735078545137" calcext:value-type="float">
            <text:p>0.0692735078545137</text:p>
          </table:table-cell>
          <table:table-cell table:formula="of:=([.CK44]*[.CK$2]+[.CK43]*[.CK$2])/[.CL$2]" office:value-type="float" office:value="0.0642223145734554" calcext:value-type="float">
            <text:p>0.0642223145734554</text:p>
          </table:table-cell>
          <table:table-cell table:formula="of:=([.CL44]*[.CL$2]+[.CL43]*[.CL$2])/[.CM$2]" office:value-type="float" office:value="0.0589796766490917" calcext:value-type="float">
            <text:p>0.0589796766490917</text:p>
          </table:table-cell>
          <table:table-cell table:formula="of:=([.CM44]*[.CM$2]+[.CM43]*[.CM$2])/[.CN$2]" office:value-type="float" office:value="0.0536715057506734" calcext:value-type="float">
            <text:p>0.0536715057506734</text:p>
          </table:table-cell>
          <table:table-cell table:formula="of:=([.CN44]*[.CN$2]+[.CN43]*[.CN$2])/[.CO$2]" office:value-type="float" office:value="0.048409593422176" calcext:value-type="float">
            <text:p>0.048409593422176</text:p>
          </table:table-cell>
          <table:table-cell table:formula="of:=([.CO44]*[.CO$2]+[.CO43]*[.CO$2])/[.CP$2]" office:value-type="float" office:value="0.0432893479640612" calcext:value-type="float">
            <text:p>0.0432893479640612</text:p>
          </table:table-cell>
          <table:table-cell table:formula="of:=([.CP44]*[.CP$2]+[.CP43]*[.CP$2])/[.CQ$2]" office:value-type="float" office:value="0.0383886670624694" calcext:value-type="float">
            <text:p>0.0383886670624694</text:p>
          </table:table-cell>
          <table:table-cell table:formula="of:=([.CQ44]*[.CQ$2]+[.CQ43]*[.CQ$2])/[.CR$2]" office:value-type="float" office:value="0.0337678089901351" calcext:value-type="float">
            <text:p>0.0337678089901351</text:p>
          </table:table-cell>
          <table:table-cell table:formula="of:=([.CR44]*[.CR$2]+[.CR43]*[.CR$2])/[.CS$2]" office:value-type="float" office:value="0.0294700878459361" calcext:value-type="float">
            <text:p>0.0294700878459361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45]*[.AB$2]+[.AB44]*[.AB$2])/[.AC$2]" office:value-type="float" office:value="0" calcext:value-type="float">
            <text:p>0</text:p>
          </table:table-cell>
          <table:table-cell table:formula="of:=([.AC45]*[.AC$2]+[.AC44]*[.AC$2])/[.AD$2]" office:value-type="float" office:value="0" calcext:value-type="float">
            <text:p>0</text:p>
          </table:table-cell>
          <table:table-cell table:formula="of:=([.AD45]*[.AD$2]+[.AD44]*[.AD$2])/[.AE$2]" office:value-type="float" office:value="0" calcext:value-type="float">
            <text:p>0</text:p>
          </table:table-cell>
          <table:table-cell table:formula="of:=([.AE45]*[.AE$2]+[.AE44]*[.AE$2])/[.AF$2]" office:value-type="float" office:value="0" calcext:value-type="float">
            <text:p>0</text:p>
          </table:table-cell>
          <table:table-cell table:formula="of:=([.AF45]*[.AF$2]+[.AF44]*[.AF$2])/[.AG$2]" office:value-type="float" office:value="0" calcext:value-type="float">
            <text:p>0</text:p>
          </table:table-cell>
          <table:table-cell table:formula="of:=([.AG45]*[.AG$2]+[.AG44]*[.AG$2])/[.AH$2]" office:value-type="float" office:value="0" calcext:value-type="float">
            <text:p>0</text:p>
          </table:table-cell>
          <table:table-cell table:formula="of:=([.AH45]*[.AH$2]+[.AH44]*[.AH$2])/[.AI$2]" office:value-type="float" office:value="0" calcext:value-type="float">
            <text:p>0</text:p>
          </table:table-cell>
          <table:table-cell table:formula="of:=([.AI45]*[.AI$2]+[.AI44]*[.AI$2])/[.AJ$2]" office:value-type="float" office:value="0" calcext:value-type="float">
            <text:p>0</text:p>
          </table:table-cell>
          <table:table-cell table:formula="of:=([.AJ45]*[.AJ$2]+[.AJ44]*[.AJ$2])/[.AK$2]" office:value-type="float" office:value="0" calcext:value-type="float">
            <text:p>0</text:p>
          </table:table-cell>
          <table:table-cell table:formula="of:=([.AK45]*[.AK$2]+[.AK44]*[.AK$2])/[.AL$2]" office:value-type="float" office:value="0" calcext:value-type="float">
            <text:p>0</text:p>
          </table:table-cell>
          <table:table-cell table:formula="of:=([.AL45]*[.AL$2]+[.AL44]*[.AL$2])/[.AM$2]" office:value-type="float" office:value="0" calcext:value-type="float">
            <text:p>0</text:p>
          </table:table-cell>
          <table:table-cell table:formula="of:=([.AM45]*[.AM$2]+[.AM44]*[.AM$2])/[.AN$2]" office:value-type="float" office:value="0" calcext:value-type="float">
            <text:p>0</text:p>
          </table:table-cell>
          <table:table-cell table:formula="of:=([.AN45]*[.AN$2]+[.AN44]*[.AN$2])/[.AO$2]" office:value-type="float" office:value="0" calcext:value-type="float">
            <text:p>0</text:p>
          </table:table-cell>
          <table:table-cell table:formula="of:=([.AO45]*[.AO$2]+[.AO44]*[.AO$2])/[.AP$2]" office:value-type="float" office:value="0" calcext:value-type="float">
            <text:p>0</text:p>
          </table:table-cell>
          <table:table-cell table:formula="of:=([.AP45]*[.AP$2]+[.AP44]*[.AP$2])/[.AQ$2]" office:value-type="float" office:value="0.00000000000022737368" calcext:value-type="float">
            <text:p>2.27373675443232E-13</text:p>
          </table:table-cell>
          <table:table-cell table:formula="of:=([.AQ45]*[.AQ$2]+[.AQ44]*[.AQ$2])/[.AR$2]" office:value-type="float" office:value="0.00000000000488853402" calcext:value-type="float">
            <text:p>4.88853402202949E-12</text:p>
          </table:table-cell>
          <table:table-cell table:formula="of:=([.AR45]*[.AR$2]+[.AR44]*[.AR$2])/[.AS$2]" office:value-type="float" office:value="0.00000000005377387424" calcext:value-type="float">
            <text:p>5.37738742423244E-11</text:p>
          </table:table-cell>
          <table:table-cell table:formula="of:=([.AS45]*[.AS$2]+[.AS44]*[.AS$2])/[.AT$2]" office:value-type="float" office:value="0.00000000040330405682" calcext:value-type="float">
            <text:p>4.03304056817433E-10</text:p>
          </table:table-cell>
          <table:table-cell table:formula="of:=([.AT45]*[.AT$2]+[.AT44]*[.AT$2])/[.AU$2]" office:value-type="float" office:value="0.0000000023189983267" calcext:value-type="float">
            <text:p>2.31899832670024E-09</text:p>
          </table:table-cell>
          <table:table-cell table:formula="of:=([.AU45]*[.AU$2]+[.AU44]*[.AU$2])/[.AV$2]" office:value-type="float" office:value="0.00000001089929213549" calcext:value-type="float">
            <text:p>1.08992921354911E-08</text:p>
          </table:table-cell>
          <table:table-cell table:formula="of:=([.AV45]*[.AV$2]+[.AV44]*[.AV$2])/[.AW$2]" office:value-type="float" office:value="0.00000004359716854196" calcext:value-type="float">
            <text:p>4.35971685419645E-08</text:p>
          </table:table-cell>
          <table:table-cell table:formula="of:=([.AW45]*[.AW$2]+[.AW44]*[.AW$2])/[.AX$2]" office:value-type="float" office:value="0.00000015259008989688" calcext:value-type="float">
            <text:p>1.52590089896876E-07</text:p>
          </table:table-cell>
          <table:table-cell table:formula="of:=([.AX45]*[.AX$2]+[.AX44]*[.AX$2])/[.AY$2]" office:value-type="float" office:value="0.00000047684403092774" calcext:value-type="float">
            <text:p>4.76844030927737E-07</text:p>
          </table:table-cell>
          <table:table-cell table:formula="of:=([.AY45]*[.AY$2]+[.AY44]*[.AY$2])/[.AZ$2]" office:value-type="float" office:value="0.00000135105808762859" calcext:value-type="float">
            <text:p>1.35105808762859E-06</text:p>
          </table:table-cell>
          <table:table-cell table:formula="of:=([.AZ45]*[.AZ$2]+[.AZ44]*[.AZ$2])/[.BA$2]" office:value-type="float" office:value="0.00000351275102783433" calcext:value-type="float">
            <text:p>3.51275102783433E-06</text:p>
          </table:table-cell>
          <table:table-cell table:formula="of:=([.BA45]*[.BA$2]+[.BA44]*[.BA$2])/[.BB$2]" office:value-type="float" office:value="0.00000846253656705542" calcext:value-type="float">
            <text:p>8.46253656705542E-06</text:p>
          </table:table-cell>
          <table:table-cell table:formula="of:=([.BB45]*[.BB$2]+[.BB44]*[.BB$2])/[.BC$2]" office:value-type="float" office:value="0.0000190407072758747" calcext:value-type="float">
            <text:p>1.90407072758747E-05</text:p>
          </table:table-cell>
          <table:table-cell table:formula="of:=([.BC45]*[.BC$2]+[.BC44]*[.BC$2])/[.BD$2]" office:value-type="float" office:value="0.0000402784192374273" calcext:value-type="float">
            <text:p>4.02784192374273E-05</text:p>
          </table:table-cell>
          <table:table-cell table:formula="of:=([.BD45]*[.BD$2]+[.BD44]*[.BD$2])/[.BE$2]" office:value-type="float" office:value="0.0000805568384748545" calcext:value-type="float">
            <text:p>8.05568384748545E-05</text:p>
          </table:table-cell>
          <table:table-cell table:formula="of:=([.BE45]*[.BE$2]+[.BE44]*[.BE$2])/[.BF$2]" office:value-type="float" office:value="0.000153057993102224" calcext:value-type="float">
            <text:p>0.000153057993102224</text:p>
          </table:table-cell>
          <table:table-cell table:formula="of:=([.BF45]*[.BF$2]+[.BF44]*[.BF$2])/[.BG$2]" office:value-type="float" office:value="0.00027741761249778" calcext:value-type="float">
            <text:p>0.00027741761249778</text:p>
          </table:table-cell>
          <table:table-cell table:formula="of:=([.BG45]*[.BG$2]+[.BG44]*[.BG$2])/[.BH$2]" office:value-type="float" office:value="0.000481401151099089" calcext:value-type="float">
            <text:p>0.000481401151099089</text:p>
          </table:table-cell>
          <table:table-cell table:formula="of:=([.BH45]*[.BH$2]+[.BH44]*[.BH$2])/[.BI$2]" office:value-type="float" office:value="0.000802335251831815" calcext:value-type="float">
            <text:p>0.000802335251831815</text:p>
          </table:table-cell>
          <table:table-cell table:formula="of:=([.BI45]*[.BI$2]+[.BI44]*[.BI$2])/[.BJ$2]" office:value-type="float" office:value="0.00128795922004581" calcext:value-type="float">
            <text:p>0.00128795922004581</text:p>
          </table:table-cell>
          <table:table-cell table:formula="of:=([.BJ45]*[.BJ$2]+[.BJ44]*[.BJ$2])/[.BK$2]" office:value-type="float" office:value="0.001996336791071" calcext:value-type="float">
            <text:p>0.001996336791071</text:p>
          </table:table-cell>
          <table:table-cell table:formula="of:=([.BK45]*[.BK$2]+[.BK44]*[.BK$2])/[.BL$2]" office:value-type="float" office:value="0.00299450518660651" calcext:value-type="float">
            <text:p>0.00299450518660651</text:p>
          </table:table-cell>
          <table:table-cell table:formula="of:=([.BL45]*[.BL$2]+[.BL44]*[.BL$2])/[.BM$2]" office:value-type="float" office:value="0.00435564390779128" calcext:value-type="float">
            <text:p>0.00435564390779128</text:p>
          </table:table-cell>
          <table:table-cell table:formula="of:=([.BM45]*[.BM$2]+[.BM44]*[.BM$2])/[.BN$2]" office:value-type="float" office:value="0.00615471421753116" calcext:value-type="float">
            <text:p>0.00615471421753116</text:p>
          </table:table-cell>
          <table:table-cell table:formula="of:=([.BN45]*[.BN$2]+[.BN44]*[.BN$2])/[.BO$2]" office:value-type="float" office:value="0.00846273204910534" calcext:value-type="float">
            <text:p>0.00846273204910534</text:p>
          </table:table-cell>
          <table:table-cell table:formula="of:=([.BO45]*[.BO$2]+[.BO44]*[.BO$2])/[.BP$2]" office:value-type="float" office:value="0.0113400609458012" calcext:value-type="float">
            <text:p>0.0113400609458012</text:p>
          </table:table-cell>
          <table:table-cell table:formula="of:=([.BP45]*[.BP$2]+[.BP44]*[.BP$2])/[.BQ$2]" office:value-type="float" office:value="0.0148293104675861" calcext:value-type="float">
            <text:p>0.0148293104675861</text:p>
          </table:table-cell>
          <table:table-cell table:formula="of:=([.BQ45]*[.BQ$2]+[.BQ44]*[.BQ$2])/[.BR$2]" office:value-type="float" office:value="0.0189485633752489" calcext:value-type="float">
            <text:p>0.0189485633752489</text:p>
          </table:table-cell>
          <table:table-cell table:formula="of:=([.BR45]*[.BR$2]+[.BR44]*[.BR$2])/[.BS$2]" office:value-type="float" office:value="0.0236857042190612" calcext:value-type="float">
            <text:p>0.0236857042190612</text:p>
          </table:table-cell>
          <table:table-cell table:formula="of:=([.BS45]*[.BS$2]+[.BS44]*[.BS$2])/[.BT$2]" office:value-type="float" office:value="0.0289945689578163" calcext:value-type="float">
            <text:p>0.0289945689578163</text:p>
          </table:table-cell>
          <table:table-cell table:formula="of:=([.BT45]*[.BT$2]+[.BT44]*[.BT$2])/[.BU$2]" office:value-type="float" office:value="0.0347934827493795" calcext:value-type="float">
            <text:p>0.0347934827493795</text:p>
          </table:table-cell>
          <table:table-cell table:formula="of:=([.BU45]*[.BU$2]+[.BU44]*[.BU$2])/[.BV$2]" office:value-type="float" office:value="0.0409665200113662" calcext:value-type="float">
            <text:p>0.0409665200113662</text:p>
          </table:table-cell>
          <table:table-cell table:formula="of:=([.BV45]*[.BV$2]+[.BV44]*[.BV$2])/[.BW$2]" office:value-type="float" office:value="0.0473675387631422" calcext:value-type="float">
            <text:p>0.0473675387631422</text:p>
          </table:table-cell>
          <table:table-cell table:formula="of:=([.BW45]*[.BW$2]+[.BW44]*[.BW$2])/[.BX$2]" office:value-type="float" office:value="0.0538267485944798" calcext:value-type="float">
            <text:p>0.0538267485944798</text:p>
          </table:table-cell>
          <table:table-cell table:formula="of:=([.BX45]*[.BX$2]+[.BX44]*[.BX$2])/[.BY$2]" office:value-type="float" office:value="0.0601593072526539" calcext:value-type="float">
            <text:p>0.0601593072526539</text:p>
          </table:table-cell>
          <table:table-cell table:formula="of:=([.BY45]*[.BY$2]+[.BY44]*[.BY$2])/[.BZ$2]" office:value-type="float" office:value="0.0661752379779192" calcext:value-type="float">
            <text:p>0.0661752379779192</text:p>
          </table:table-cell>
          <table:table-cell table:formula="of:=([.BZ45]*[.BZ$2]+[.BZ44]*[.BZ$2])/[.CA$2]" office:value-type="float" office:value="0.0716898411427459" calcext:value-type="float">
            <text:p>0.0716898411427459</text:p>
          </table:table-cell>
          <table:table-cell table:formula="of:=([.CA45]*[.CA$2]+[.CA44]*[.CA$2])/[.CB$2]" office:value-type="float" office:value="0.0765337493280665" calcext:value-type="float">
            <text:p>0.0765337493280665</text:p>
          </table:table-cell>
          <table:table-cell table:formula="of:=([.CB45]*[.CB$2]+[.CB44]*[.CB$2])/[.CC$2]" office:value-type="float" office:value="0.0805618413979647" calcext:value-type="float">
            <text:p>0.0805618413979647</text:p>
          </table:table-cell>
          <table:table-cell table:formula="of:=([.CC45]*[.CC$2]+[.CC44]*[.CC$2])/[.CD$2]" office:value-type="float" office:value="0.0836603737594249" calcext:value-type="float">
            <text:p>0.0836603737594249</text:p>
          </table:table-cell>
          <table:table-cell table:formula="of:=([.CD45]*[.CD$2]+[.CD44]*[.CD$2])/[.CE$2]" office:value-type="float" office:value="0.0857518831034105" calcext:value-type="float">
            <text:p>0.0857518831034105</text:p>
          </table:table-cell>
          <table:table-cell table:formula="of:=([.CE45]*[.CE$2]+[.CE44]*[.CE$2])/[.CF$2]" office:value-type="float" office:value="0.0867976377754034" calcext:value-type="float">
            <text:p>0.0867976377754034</text:p>
          </table:table-cell>
          <table:table-cell table:formula="of:=([.CF45]*[.CF$2]+[.CF44]*[.CF$2])/[.CG$2]" office:value-type="float" office:value="0.0867976377754034" calcext:value-type="float">
            <text:p>0.0867976377754034</text:p>
          </table:table-cell>
          <table:table-cell table:formula="of:=([.CG45]*[.CG$2]+[.CG44]*[.CG$2])/[.CH$2]" office:value-type="float" office:value="0.0857883629175498" calcext:value-type="float">
            <text:p>0.0857883629175498</text:p>
          </table:table-cell>
          <table:table-cell table:formula="of:=([.CH45]*[.CH$2]+[.CH44]*[.CH$2])/[.CI$2]" office:value-type="float" office:value="0.0838386273966964" calcext:value-type="float">
            <text:p>0.0838386273966964</text:p>
          </table:table-cell>
          <table:table-cell table:formula="of:=([.CI45]*[.CI$2]+[.CI44]*[.CI$2])/[.CJ$2]" office:value-type="float" office:value="0.0810440064834732" calcext:value-type="float">
            <text:p>0.0810440064834732</text:p>
          </table:table-cell>
          <table:table-cell table:formula="of:=([.CJ45]*[.CJ$2]+[.CJ44]*[.CJ$2])/[.CK$2]" office:value-type="float" office:value="0.07752035402767" calcext:value-type="float">
            <text:p>0.07752035402767</text:p>
          </table:table-cell>
          <table:table-cell table:formula="of:=([.CK45]*[.CK$2]+[.CK44]*[.CK$2])/[.CL$2]" office:value-type="float" office:value="0.0733969309410918" calcext:value-type="float">
            <text:p>0.0733969309410918</text:p>
          </table:table-cell>
          <table:table-cell table:formula="of:=([.CL45]*[.CL$2]+[.CL44]*[.CL$2])/[.CM$2]" office:value-type="float" office:value="0.0688096227572736" calcext:value-type="float">
            <text:p>0.0688096227572736</text:p>
          </table:table-cell>
          <table:table-cell table:formula="of:=([.CM45]*[.CM$2]+[.CM44]*[.CM$2])/[.CN$2]" office:value-type="float" office:value="0.0638946497031826" calcext:value-type="float">
            <text:p>0.0638946497031826</text:p>
          </table:table-cell>
          <table:table-cell table:formula="of:=([.CN45]*[.CN$2]+[.CN44]*[.CN$2])/[.CO$2]" office:value-type="float" office:value="0.058783077726928" calcext:value-type="float">
            <text:p>0.058783077726928</text:p>
          </table:table-cell>
          <table:table-cell table:formula="of:=([.CO45]*[.CO$2]+[.CO44]*[.CO$2])/[.CP$2]" office:value-type="float" office:value="0.053596335574552" calcext:value-type="float">
            <text:p>0.053596335574552</text:p>
          </table:table-cell>
          <table:table-cell table:formula="of:=([.CP45]*[.CP$2]+[.CP44]*[.CP$2])/[.CQ$2]" office:value-type="float" office:value="0.0484428417693066" calcext:value-type="float">
            <text:p>0.0484428417693066</text:p>
          </table:table-cell>
          <table:table-cell table:formula="of:=([.CQ45]*[.CQ$2]+[.CQ44]*[.CQ$2])/[.CR$2]" office:value-type="float" office:value="0.043415754415888" calcext:value-type="float">
            <text:p>0.043415754415888</text:p>
          </table:table-cell>
          <table:table-cell table:formula="of:=([.CR45]*[.CR$2]+[.CR44]*[.CR$2])/[.CS$2]" office:value-type="float" office:value="0.0385917817030116" calcext:value-type="float">
            <text:p>0.0385917817030116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46]*[.AB$2]+[.AB45]*[.AB$2])/[.AC$2]" office:value-type="float" office:value="0" calcext:value-type="float">
            <text:p>0</text:p>
          </table:table-cell>
          <table:table-cell table:formula="of:=([.AC46]*[.AC$2]+[.AC45]*[.AC$2])/[.AD$2]" office:value-type="float" office:value="0" calcext:value-type="float">
            <text:p>0</text:p>
          </table:table-cell>
          <table:table-cell table:formula="of:=([.AD46]*[.AD$2]+[.AD45]*[.AD$2])/[.AE$2]" office:value-type="float" office:value="0" calcext:value-type="float">
            <text:p>0</text:p>
          </table:table-cell>
          <table:table-cell table:formula="of:=([.AE46]*[.AE$2]+[.AE45]*[.AE$2])/[.AF$2]" office:value-type="float" office:value="0" calcext:value-type="float">
            <text:p>0</text:p>
          </table:table-cell>
          <table:table-cell table:formula="of:=([.AF46]*[.AF$2]+[.AF45]*[.AF$2])/[.AG$2]" office:value-type="float" office:value="0" calcext:value-type="float">
            <text:p>0</text:p>
          </table:table-cell>
          <table:table-cell table:formula="of:=([.AG46]*[.AG$2]+[.AG45]*[.AG$2])/[.AH$2]" office:value-type="float" office:value="0" calcext:value-type="float">
            <text:p>0</text:p>
          </table:table-cell>
          <table:table-cell table:formula="of:=([.AH46]*[.AH$2]+[.AH45]*[.AH$2])/[.AI$2]" office:value-type="float" office:value="0" calcext:value-type="float">
            <text:p>0</text:p>
          </table:table-cell>
          <table:table-cell table:formula="of:=([.AI46]*[.AI$2]+[.AI45]*[.AI$2])/[.AJ$2]" office:value-type="float" office:value="0" calcext:value-type="float">
            <text:p>0</text:p>
          </table:table-cell>
          <table:table-cell table:formula="of:=([.AJ46]*[.AJ$2]+[.AJ45]*[.AJ$2])/[.AK$2]" office:value-type="float" office:value="0" calcext:value-type="float">
            <text:p>0</text:p>
          </table:table-cell>
          <table:table-cell table:formula="of:=([.AK46]*[.AK$2]+[.AK45]*[.AK$2])/[.AL$2]" office:value-type="float" office:value="0" calcext:value-type="float">
            <text:p>0</text:p>
          </table:table-cell>
          <table:table-cell table:formula="of:=([.AL46]*[.AL$2]+[.AL45]*[.AL$2])/[.AM$2]" office:value-type="float" office:value="0" calcext:value-type="float">
            <text:p>0</text:p>
          </table:table-cell>
          <table:table-cell table:formula="of:=([.AM46]*[.AM$2]+[.AM45]*[.AM$2])/[.AN$2]" office:value-type="float" office:value="0" calcext:value-type="float">
            <text:p>0</text:p>
          </table:table-cell>
          <table:table-cell table:formula="of:=([.AN46]*[.AN$2]+[.AN45]*[.AN$2])/[.AO$2]" office:value-type="float" office:value="0" calcext:value-type="float">
            <text:p>0</text:p>
          </table:table-cell>
          <table:table-cell table:formula="of:=([.AO46]*[.AO$2]+[.AO45]*[.AO$2])/[.AP$2]" office:value-type="float" office:value="0" calcext:value-type="float">
            <text:p>0</text:p>
          </table:table-cell>
          <table:table-cell table:formula="of:=([.AP46]*[.AP$2]+[.AP45]*[.AP$2])/[.AQ$2]" office:value-type="float" office:value="0" calcext:value-type="float">
            <text:p>0</text:p>
          </table:table-cell>
          <table:table-cell table:formula="of:=([.AQ46]*[.AQ$2]+[.AQ45]*[.AQ$2])/[.AR$2]" office:value-type="float" office:value="0.00000000000011368684" calcext:value-type="float">
            <text:p>1.13686837721616E-13</text:p>
          </table:table-cell>
          <table:table-cell table:formula="of:=([.AR46]*[.AR$2]+[.AR45]*[.AR$2])/[.AS$2]" office:value-type="float" office:value="0.00000000000250111043" calcext:value-type="float">
            <text:p>2.50111042987555E-12</text:p>
          </table:table-cell>
          <table:table-cell table:formula="of:=([.AS46]*[.AS$2]+[.AS45]*[.AS$2])/[.AT$2]" office:value-type="float" office:value="0.00000000002813749234" calcext:value-type="float">
            <text:p>2.81374923361E-11</text:p>
          </table:table-cell>
          <table:table-cell table:formula="of:=([.AT46]*[.AT$2]+[.AT45]*[.AT$2])/[.AU$2]" office:value-type="float" office:value="0.00000000021572077458" calcext:value-type="float">
            <text:p>2.15720774576766E-10</text:p>
          </table:table-cell>
          <table:table-cell table:formula="of:=([.AU46]*[.AU$2]+[.AU45]*[.AU$2])/[.AV$2]" office:value-type="float" office:value="0.00000000126735955064" calcext:value-type="float">
            <text:p>1.2673595506385E-09</text:p>
          </table:table-cell>
          <table:table-cell table:formula="of:=([.AV46]*[.AV$2]+[.AV45]*[.AV$2])/[.AW$2]" office:value-type="float" office:value="0.00000000608332584306" calcext:value-type="float">
            <text:p>6.08332584306481E-09</text:p>
          </table:table-cell>
          <table:table-cell table:formula="of:=([.AW46]*[.AW$2]+[.AW45]*[.AW$2])/[.AX$2]" office:value-type="float" office:value="0.00000002484024719251" calcext:value-type="float">
            <text:p>2.48402471925147E-08</text:p>
          </table:table-cell>
          <table:table-cell table:formula="of:=([.AX46]*[.AX$2]+[.AX45]*[.AX$2])/[.AY$2]" office:value-type="float" office:value="0.0000000887151685447" calcext:value-type="float">
            <text:p>8.87151685446952E-08</text:p>
          </table:table-cell>
          <table:table-cell table:formula="of:=([.AY46]*[.AY$2]+[.AY45]*[.AY$2])/[.AZ$2]" office:value-type="float" office:value="0.00000028277959973622" calcext:value-type="float">
            <text:p>2.82779599736216E-07</text:p>
          </table:table-cell>
          <table:table-cell table:formula="of:=([.AZ46]*[.AZ$2]+[.AZ45]*[.AZ$2])/[.BA$2]" office:value-type="float" office:value="0.0000008169188436824" calcext:value-type="float">
            <text:p>8.16918843682402E-07</text:p>
          </table:table-cell>
          <table:table-cell table:formula="of:=([.BA46]*[.BA$2]+[.BA45]*[.BA$2])/[.BB$2]" office:value-type="float" office:value="0.00000216483493575836" calcext:value-type="float">
            <text:p>2.16483493575836E-06</text:p>
          </table:table-cell>
          <table:table-cell table:formula="of:=([.BB46]*[.BB$2]+[.BB45]*[.BB$2])/[.BC$2]" office:value-type="float" office:value="0.00000531368575140689" calcext:value-type="float">
            <text:p>5.31368575140689E-06</text:p>
          </table:table-cell>
          <table:table-cell table:formula="of:=([.BC46]*[.BC$2]+[.BC45]*[.BC$2])/[.BD$2]" office:value-type="float" office:value="0.0000121771965136408" calcext:value-type="float">
            <text:p>1.21771965136408E-05</text:p>
          </table:table-cell>
          <table:table-cell table:formula="of:=([.BD46]*[.BD$2]+[.BD45]*[.BD$2])/[.BE$2]" office:value-type="float" office:value="0.000026227807875534" calcext:value-type="float">
            <text:p>2.6227807875534E-05</text:p>
          </table:table-cell>
          <table:table-cell table:formula="of:=([.BE46]*[.BE$2]+[.BE45]*[.BE$2])/[.BF$2]" office:value-type="float" office:value="0.0000533923231751943" calcext:value-type="float">
            <text:p>5.33923231751943E-05</text:p>
          </table:table-cell>
          <table:table-cell table:formula="of:=([.BF46]*[.BF$2]+[.BF45]*[.BF$2])/[.BG$2]" office:value-type="float" office:value="0.000103225158138709" calcext:value-type="float">
            <text:p>0.000103225158138709</text:p>
          </table:table-cell>
          <table:table-cell table:formula="of:=([.BG46]*[.BG$2]+[.BG45]*[.BG$2])/[.BH$2]" office:value-type="float" office:value="0.000190321385318245" calcext:value-type="float">
            <text:p>0.000190321385318245</text:p>
          </table:table-cell>
          <table:table-cell table:formula="of:=([.BH46]*[.BH$2]+[.BH45]*[.BH$2])/[.BI$2]" office:value-type="float" office:value="0.000335861268208667" calcext:value-type="float">
            <text:p>0.000335861268208667</text:p>
          </table:table-cell>
          <table:table-cell table:formula="of:=([.BI46]*[.BI$2]+[.BI45]*[.BI$2])/[.BJ$2]" office:value-type="float" office:value="0.000569098260020241" calcext:value-type="float">
            <text:p>0.000569098260020241</text:p>
          </table:table-cell>
          <table:table-cell table:formula="of:=([.BJ46]*[.BJ$2]+[.BJ45]*[.BJ$2])/[.BK$2]" office:value-type="float" office:value="0.000928528740033025" calcext:value-type="float">
            <text:p>0.000928528740033025</text:p>
          </table:table-cell>
          <table:table-cell table:formula="of:=([.BK46]*[.BK$2]+[.BK45]*[.BK$2])/[.BL$2]" office:value-type="float" office:value="0.00146243276555201" calcext:value-type="float">
            <text:p>0.00146243276555201</text:p>
          </table:table-cell>
          <table:table-cell table:formula="of:=([.BL46]*[.BL$2]+[.BL45]*[.BL$2])/[.BM$2]" office:value-type="float" office:value="0.00222846897607926" calcext:value-type="float">
            <text:p>0.00222846897607926</text:p>
          </table:table-cell>
          <table:table-cell table:formula="of:=([.BM46]*[.BM$2]+[.BM45]*[.BM$2])/[.BN$2]" office:value-type="float" office:value="0.00329205644193527" calcext:value-type="float">
            <text:p>0.00329205644193527</text:p>
          </table:table-cell>
          <table:table-cell table:formula="of:=([.BN46]*[.BN$2]+[.BN45]*[.BN$2])/[.BO$2]" office:value-type="float" office:value="0.00472338532973321" calcext:value-type="float">
            <text:p>0.00472338532973321</text:p>
          </table:table-cell>
          <table:table-cell table:formula="of:=([.BO46]*[.BO$2]+[.BO45]*[.BO$2])/[.BP$2]" office:value-type="float" office:value="0.00659305868941928" calcext:value-type="float">
            <text:p>0.00659305868941928</text:p>
          </table:table-cell>
          <table:table-cell table:formula="of:=([.BP46]*[.BP$2]+[.BP45]*[.BP$2])/[.BQ$2]" office:value-type="float" office:value="0.00896655981761022" calcext:value-type="float">
            <text:p>0.00896655981761022</text:p>
          </table:table-cell>
          <table:table-cell table:formula="of:=([.BQ46]*[.BQ$2]+[.BQ45]*[.BQ$2])/[.BR$2]" office:value-type="float" office:value="0.0118979351425982" calcext:value-type="float">
            <text:p>0.0118979351425982</text:p>
          </table:table-cell>
          <table:table-cell table:formula="of:=([.BR46]*[.BR$2]+[.BR45]*[.BR$2])/[.BS$2]" office:value-type="float" office:value="0.0154232492589236" calcext:value-type="float">
            <text:p>0.0154232492589236</text:p>
          </table:table-cell>
          <table:table-cell table:formula="of:=([.BS46]*[.BS$2]+[.BS45]*[.BS$2])/[.BT$2]" office:value-type="float" office:value="0.0195544767389924" calcext:value-type="float">
            <text:p>0.0195544767389924</text:p>
          </table:table-cell>
          <table:table-cell table:formula="of:=([.BT46]*[.BT$2]+[.BT45]*[.BT$2])/[.BU$2]" office:value-type="float" office:value="0.0242745228484043" calcext:value-type="float">
            <text:p>0.0242745228484043</text:p>
          </table:table-cell>
          <table:table-cell table:formula="of:=([.BU46]*[.BU$2]+[.BU45]*[.BU$2])/[.BV$2]" office:value-type="float" office:value="0.0295340027988919" calcext:value-type="float">
            <text:p>0.0295340027988919</text:p>
          </table:table-cell>
          <table:table-cell table:formula="of:=([.BV46]*[.BV$2]+[.BV45]*[.BV$2])/[.BW$2]" office:value-type="float" office:value="0.0352502614051291" calcext:value-type="float">
            <text:p>0.0352502614051291</text:p>
          </table:table-cell>
          <table:table-cell table:formula="of:=([.BW46]*[.BW$2]+[.BW45]*[.BW$2])/[.BX$2]" office:value-type="float" office:value="0.0413089000841356" calcext:value-type="float">
            <text:p>0.0413089000841356</text:p>
          </table:table-cell>
          <table:table-cell table:formula="of:=([.BX46]*[.BX$2]+[.BX45]*[.BX$2])/[.BY$2]" office:value-type="float" office:value="0.0475678243393077" calcext:value-type="float">
            <text:p>0.0475678243393077</text:p>
          </table:table-cell>
          <table:table-cell table:formula="of:=([.BY46]*[.BY$2]+[.BY45]*[.BY$2])/[.BZ$2]" office:value-type="float" office:value="0.0538635657959808" calcext:value-type="float">
            <text:p>0.0538635657959808</text:p>
          </table:table-cell>
          <table:table-cell table:formula="of:=([.BZ46]*[.BZ$2]+[.BZ45]*[.BZ$2])/[.CA$2]" office:value-type="float" office:value="0.06001940188695" calcext:value-type="float">
            <text:p>0.06001940188695</text:p>
          </table:table-cell>
          <table:table-cell table:formula="of:=([.CA46]*[.CA$2]+[.CA45]*[.CA$2])/[.CB$2]" office:value-type="float" office:value="0.0658546215148479" calcext:value-type="float">
            <text:p>0.0658546215148479</text:p>
          </table:table-cell>
          <table:table-cell table:formula="of:=([.CB46]*[.CB$2]+[.CB45]*[.CB$2])/[.CC$2]" office:value-type="float" office:value="0.0711941854214572" calcext:value-type="float">
            <text:p>0.0711941854214572</text:p>
          </table:table-cell>
          <table:table-cell table:formula="of:=([.CC46]*[.CC$2]+[.CC45]*[.CC$2])/[.CD$2]" office:value-type="float" office:value="0.075878013409711" calcext:value-type="float">
            <text:p>0.075878013409711</text:p>
          </table:table-cell>
          <table:table-cell table:formula="of:=([.CD46]*[.CD$2]+[.CD45]*[.CD$2])/[.CE$2]" office:value-type="float" office:value="0.079769193584568" calcext:value-type="float">
            <text:p>0.079769193584568</text:p>
          </table:table-cell>
          <table:table-cell table:formula="of:=([.CE46]*[.CE$2]+[.CE45]*[.CE$2])/[.CF$2]" office:value-type="float" office:value="0.0827605383439893" calcext:value-type="float">
            <text:p>0.0827605383439893</text:p>
          </table:table-cell>
          <table:table-cell table:formula="of:=([.CF46]*[.CF$2]+[.CF45]*[.CF$2])/[.CG$2]" office:value-type="float" office:value="0.0847790880596963" calcext:value-type="float">
            <text:p>0.0847790880596963</text:p>
          </table:table-cell>
          <table:table-cell table:formula="of:=([.CG46]*[.CG$2]+[.CG45]*[.CG$2])/[.CH$2]" office:value-type="float" office:value="0.0857883629175498" calcext:value-type="float">
            <text:p>0.0857883629175498</text:p>
          </table:table-cell>
          <table:table-cell table:formula="of:=([.CH46]*[.CH$2]+[.CH45]*[.CH$2])/[.CI$2]" office:value-type="float" office:value="0.0857883629175498" calcext:value-type="float">
            <text:p>0.0857883629175498</text:p>
          </table:table-cell>
          <table:table-cell table:formula="of:=([.CI46]*[.CI$2]+[.CI45]*[.CI$2])/[.CJ$2]" office:value-type="float" office:value="0.0848134951571231" calcext:value-type="float">
            <text:p>0.0848134951571231</text:p>
          </table:table-cell>
          <table:table-cell table:formula="of:=([.CJ46]*[.CJ$2]+[.CJ45]*[.CJ$2])/[.CK$2]" office:value-type="float" office:value="0.0829287508202982" calcext:value-type="float">
            <text:p>0.0829287508202982</text:p>
          </table:table-cell>
          <table:table-cell table:formula="of:=([.CK46]*[.CK$2]+[.CK45]*[.CK$2])/[.CL$2]" office:value-type="float" office:value="0.0802245524239841" calcext:value-type="float">
            <text:p>0.0802245524239841</text:p>
          </table:table-cell>
          <table:table-cell table:formula="of:=([.CL46]*[.CL$2]+[.CL45]*[.CL$2])/[.CM$2]" office:value-type="float" office:value="0.076810741682538" calcext:value-type="float">
            <text:p>0.076810741682538</text:p>
          </table:table-cell>
          <table:table-cell table:formula="of:=([.CM46]*[.CM$2]+[.CM45]*[.CM$2])/[.CN$2]" office:value-type="float" office:value="0.0728101822199058" calcext:value-type="float">
            <text:p>0.0728101822199058</text:p>
          </table:table-cell>
          <table:table-cell table:formula="of:=([.CN46]*[.CN$2]+[.CN45]*[.CN$2])/[.CO$2]" office:value-type="float" office:value="0.0683524159615442" calcext:value-type="float">
            <text:p>0.0683524159615442</text:p>
          </table:table-cell>
          <table:table-cell table:formula="of:=([.CO46]*[.CO$2]+[.CO45]*[.CO$2])/[.CP$2]" office:value-type="float" office:value="0.0635677468442361" calcext:value-type="float">
            <text:p>0.0635677468442361</text:p>
          </table:table-cell>
          <table:table-cell table:formula="of:=([.CP46]*[.CP$2]+[.CP45]*[.CP$2])/[.CQ$2]" office:value-type="float" office:value="0.0585820412093941" calcext:value-type="float">
            <text:p>0.0585820412093941</text:p>
          </table:table-cell>
          <table:table-cell table:formula="of:=([.CQ46]*[.CQ$2]+[.CQ45]*[.CQ$2])/[.CR$2]" office:value-type="float" office:value="0.0535124414893503" calcext:value-type="float">
            <text:p>0.0535124414893503</text:p>
          </table:table-cell>
          <table:table-cell table:formula="of:=([.CR46]*[.CR$2]+[.CR45]*[.CR$2])/[.CS$2]" office:value-type="float" office:value="0.0484640979526192" calcext:value-type="float">
            <text:p>0.0484640979526192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47]*[.AB$2]+[.AB46]*[.AB$2])/[.AC$2]" office:value-type="float" office:value="0" calcext:value-type="float">
            <text:p>0</text:p>
          </table:table-cell>
          <table:table-cell table:formula="of:=([.AC47]*[.AC$2]+[.AC46]*[.AC$2])/[.AD$2]" office:value-type="float" office:value="0" calcext:value-type="float">
            <text:p>0</text:p>
          </table:table-cell>
          <table:table-cell table:formula="of:=([.AD47]*[.AD$2]+[.AD46]*[.AD$2])/[.AE$2]" office:value-type="float" office:value="0" calcext:value-type="float">
            <text:p>0</text:p>
          </table:table-cell>
          <table:table-cell table:formula="of:=([.AE47]*[.AE$2]+[.AE46]*[.AE$2])/[.AF$2]" office:value-type="float" office:value="0" calcext:value-type="float">
            <text:p>0</text:p>
          </table:table-cell>
          <table:table-cell table:formula="of:=([.AF47]*[.AF$2]+[.AF46]*[.AF$2])/[.AG$2]" office:value-type="float" office:value="0" calcext:value-type="float">
            <text:p>0</text:p>
          </table:table-cell>
          <table:table-cell table:formula="of:=([.AG47]*[.AG$2]+[.AG46]*[.AG$2])/[.AH$2]" office:value-type="float" office:value="0" calcext:value-type="float">
            <text:p>0</text:p>
          </table:table-cell>
          <table:table-cell table:formula="of:=([.AH47]*[.AH$2]+[.AH46]*[.AH$2])/[.AI$2]" office:value-type="float" office:value="0" calcext:value-type="float">
            <text:p>0</text:p>
          </table:table-cell>
          <table:table-cell table:formula="of:=([.AI47]*[.AI$2]+[.AI46]*[.AI$2])/[.AJ$2]" office:value-type="float" office:value="0" calcext:value-type="float">
            <text:p>0</text:p>
          </table:table-cell>
          <table:table-cell table:formula="of:=([.AJ47]*[.AJ$2]+[.AJ46]*[.AJ$2])/[.AK$2]" office:value-type="float" office:value="0" calcext:value-type="float">
            <text:p>0</text:p>
          </table:table-cell>
          <table:table-cell table:formula="of:=([.AK47]*[.AK$2]+[.AK46]*[.AK$2])/[.AL$2]" office:value-type="float" office:value="0" calcext:value-type="float">
            <text:p>0</text:p>
          </table:table-cell>
          <table:table-cell table:formula="of:=([.AL47]*[.AL$2]+[.AL46]*[.AL$2])/[.AM$2]" office:value-type="float" office:value="0" calcext:value-type="float">
            <text:p>0</text:p>
          </table:table-cell>
          <table:table-cell table:formula="of:=([.AM47]*[.AM$2]+[.AM46]*[.AM$2])/[.AN$2]" office:value-type="float" office:value="0" calcext:value-type="float">
            <text:p>0</text:p>
          </table:table-cell>
          <table:table-cell table:formula="of:=([.AN47]*[.AN$2]+[.AN46]*[.AN$2])/[.AO$2]" office:value-type="float" office:value="0" calcext:value-type="float">
            <text:p>0</text:p>
          </table:table-cell>
          <table:table-cell table:formula="of:=([.AO47]*[.AO$2]+[.AO46]*[.AO$2])/[.AP$2]" office:value-type="float" office:value="0" calcext:value-type="float">
            <text:p>0</text:p>
          </table:table-cell>
          <table:table-cell table:formula="of:=([.AP47]*[.AP$2]+[.AP46]*[.AP$2])/[.AQ$2]" office:value-type="float" office:value="0" calcext:value-type="float">
            <text:p>0</text:p>
          </table:table-cell>
          <table:table-cell table:formula="of:=([.AQ47]*[.AQ$2]+[.AQ46]*[.AQ$2])/[.AR$2]" office:value-type="float" office:value="0" calcext:value-type="float">
            <text:p>0</text:p>
          </table:table-cell>
          <table:table-cell table:formula="of:=([.AR47]*[.AR$2]+[.AR46]*[.AR$2])/[.AS$2]" office:value-type="float" office:value="0.00000000000005684342" calcext:value-type="float">
            <text:p>5.6843418860808E-14</text:p>
          </table:table-cell>
          <table:table-cell table:formula="of:=([.AS47]*[.AS$2]+[.AS46]*[.AS$2])/[.AT$2]" office:value-type="float" office:value="0.00000000000127897692" calcext:value-type="float">
            <text:p>1.27897692436818E-12</text:p>
          </table:table-cell>
          <table:table-cell table:formula="of:=([.AT47]*[.AT$2]+[.AT46]*[.AT$2])/[.AU$2]" office:value-type="float" office:value="0.00000000001470823463" calcext:value-type="float">
            <text:p>1.47082346302341E-11</text:p>
          </table:table-cell>
          <table:table-cell table:formula="of:=([.AU47]*[.AU$2]+[.AU46]*[.AU$2])/[.AV$2]" office:value-type="float" office:value="0.0000000001152145046" calcext:value-type="float">
            <text:p>1.152145046035E-10</text:p>
          </table:table-cell>
          <table:table-cell table:formula="of:=([.AV47]*[.AV$2]+[.AV46]*[.AV$2])/[.AW$2]" office:value-type="float" office:value="0.00000000069128702762" calcext:value-type="float">
            <text:p>6.91287027621002E-10</text:p>
          </table:table-cell>
          <table:table-cell table:formula="of:=([.AW47]*[.AW$2]+[.AW46]*[.AW$2])/[.AX$2]" office:value-type="float" office:value="0.00000000338730643534" calcext:value-type="float">
            <text:p>3.38730643534291E-09</text:p>
          </table:table-cell>
          <table:table-cell table:formula="of:=([.AX47]*[.AX$2]+[.AX46]*[.AX$2])/[.AY$2]" office:value-type="float" office:value="0.00000001411377681393" calcext:value-type="float">
            <text:p>1.41137768139288E-08</text:p>
          </table:table-cell>
          <table:table-cell table:formula="of:=([.AY47]*[.AY$2]+[.AY46]*[.AY$2])/[.AZ$2]" office:value-type="float" office:value="0.00000005141447267931" calcext:value-type="float">
            <text:p>5.1414472679312E-08</text:p>
          </table:table-cell>
          <table:table-cell table:formula="of:=([.AZ47]*[.AZ$2]+[.AZ46]*[.AZ$2])/[.BA$2]" office:value-type="float" office:value="0.00000016709703620776" calcext:value-type="float">
            <text:p>1.67097036207764E-07</text:p>
          </table:table-cell>
          <table:table-cell table:formula="of:=([.BA47]*[.BA$2]+[.BA46]*[.BA$2])/[.BB$2]" office:value-type="float" office:value="0.00000049200793994508" calcext:value-type="float">
            <text:p>4.92007939945083E-07</text:p>
          </table:table-cell>
          <table:table-cell table:formula="of:=([.BB47]*[.BB$2]+[.BB46]*[.BB$2])/[.BC$2]" office:value-type="float" office:value="0.00000132842143785172" calcext:value-type="float">
            <text:p>1.32842143785172E-06</text:p>
          </table:table-cell>
          <table:table-cell table:formula="of:=([.BC47]*[.BC$2]+[.BC46]*[.BC$2])/[.BD$2]" office:value-type="float" office:value="0.00000332105359462931" calcext:value-type="float">
            <text:p>3.32105359462931E-06</text:p>
          </table:table-cell>
          <table:table-cell table:formula="of:=([.BD47]*[.BD$2]+[.BD46]*[.BD$2])/[.BE$2]" office:value-type="float" office:value="0.00000774912505413505" calcext:value-type="float">
            <text:p>7.74912505413505E-06</text:p>
          </table:table-cell>
          <table:table-cell table:formula="of:=([.BE47]*[.BE$2]+[.BE46]*[.BE$2])/[.BF$2]" office:value-type="float" office:value="0.0000169884664648345" calcext:value-type="float">
            <text:p>1.69884664648345E-05</text:p>
          </table:table-cell>
          <table:table-cell table:formula="of:=([.BF47]*[.BF$2]+[.BF46]*[.BF$2])/[.BG$2]" office:value-type="float" office:value="0.0000351903948200144" calcext:value-type="float">
            <text:p>3.51903948200144E-05</text:p>
          </table:table-cell>
          <table:table-cell table:formula="of:=([.BG47]*[.BG$2]+[.BG46]*[.BG$2])/[.BH$2]" office:value-type="float" office:value="0.0000692077764793617" calcext:value-type="float">
            <text:p>6.92077764793617E-05</text:p>
          </table:table-cell>
          <table:table-cell table:formula="of:=([.BH47]*[.BH$2]+[.BH46]*[.BH$2])/[.BI$2]" office:value-type="float" office:value="0.000129764580898803" calcext:value-type="float">
            <text:p>0.000129764580898803</text:p>
          </table:table-cell>
          <table:table-cell table:formula="of:=([.BI47]*[.BI$2]+[.BI46]*[.BI$2])/[.BJ$2]" office:value-type="float" office:value="0.000232812924553735" calcext:value-type="float">
            <text:p>0.000232812924553735</text:p>
          </table:table-cell>
          <table:table-cell table:formula="of:=([.BJ47]*[.BJ$2]+[.BJ46]*[.BJ$2])/[.BK$2]" office:value-type="float" office:value="0.000400955592286988" calcext:value-type="float">
            <text:p>0.000400955592286988</text:p>
          </table:table-cell>
          <table:table-cell table:formula="of:=([.BK47]*[.BK$2]+[.BK46]*[.BK$2])/[.BL$2]" office:value-type="float" office:value="0.000664742166160007" calcext:value-type="float">
            <text:p>0.000664742166160007</text:p>
          </table:table-cell>
          <table:table-cell table:formula="of:=([.BL47]*[.BL$2]+[.BL46]*[.BL$2])/[.BM$2]" office:value-type="float" office:value="0.00106358746585601" calcext:value-type="float">
            <text:p>0.00106358746585601</text:p>
          </table:table-cell>
          <table:table-cell table:formula="of:=([.BM47]*[.BM$2]+[.BM46]*[.BM$2])/[.BN$2]" office:value-type="float" office:value="0.00164602822096764" calcext:value-type="float">
            <text:p>0.00164602822096764</text:p>
          </table:table-cell>
          <table:table-cell table:formula="of:=([.BN47]*[.BN$2]+[.BN46]*[.BN$2])/[.BO$2]" office:value-type="float" office:value="0.00246904233145145" calcext:value-type="float">
            <text:p>0.00246904233145145</text:p>
          </table:table-cell>
          <table:table-cell table:formula="of:=([.BO47]*[.BO$2]+[.BO46]*[.BO$2])/[.BP$2]" office:value-type="float" office:value="0.00359621383059233" calcext:value-type="float">
            <text:p>0.00359621383059233</text:p>
          </table:table-cell>
          <table:table-cell table:formula="of:=([.BP47]*[.BP$2]+[.BP46]*[.BP$2])/[.BQ$2]" office:value-type="float" office:value="0.00509463626000581" calcext:value-type="float">
            <text:p>0.00509463626000581</text:p>
          </table:table-cell>
          <table:table-cell table:formula="of:=([.BQ47]*[.BQ$2]+[.BQ46]*[.BQ$2])/[.BR$2]" office:value-type="float" office:value="0.00703059803880801" calcext:value-type="float">
            <text:p>0.00703059803880801</text:p>
          </table:table-cell>
          <table:table-cell table:formula="of:=([.BR47]*[.BR$2]+[.BR46]*[.BR$2])/[.BS$2]" office:value-type="float" office:value="0.00946426659070309" calcext:value-type="float">
            <text:p>0.00946426659070309</text:p>
          </table:table-cell>
          <table:table-cell table:formula="of:=([.BS47]*[.BS$2]+[.BS46]*[.BS$2])/[.BT$2]" office:value-type="float" office:value="0.0124437579248133" calcext:value-type="float">
            <text:p>0.0124437579248133</text:p>
          </table:table-cell>
          <table:table-cell table:formula="of:=([.BT47]*[.BT$2]+[.BT46]*[.BT$2])/[.BU$2]" office:value-type="float" office:value="0.0159991173319028" calcext:value-type="float">
            <text:p>0.0159991173319028</text:p>
          </table:table-cell>
          <table:table-cell table:formula="of:=([.BU47]*[.BU$2]+[.BU46]*[.BU$2])/[.BV$2]" office:value-type="float" office:value="0.0201368200901536" calcext:value-type="float">
            <text:p>0.0201368200901536</text:p>
          </table:table-cell>
          <table:table-cell table:formula="of:=([.BV47]*[.BV$2]+[.BV46]*[.BV$2])/[.BW$2]" office:value-type="float" office:value="0.0248354114445228" calcext:value-type="float">
            <text:p>0.0248354114445228</text:p>
          </table:table-cell>
          <table:table-cell table:formula="of:=([.BW47]*[.BW$2]+[.BW46]*[.BW$2])/[.BX$2]" office:value-type="float" office:value="0.0300428364248259" calcext:value-type="float">
            <text:p>0.0300428364248259</text:p>
          </table:table-cell>
          <table:table-cell table:formula="of:=([.BX47]*[.BX$2]+[.BX46]*[.BX$2])/[.BY$2]" office:value-type="float" office:value="0.0356758682544808" calcext:value-type="float">
            <text:p>0.0356758682544808</text:p>
          </table:table-cell>
          <table:table-cell table:formula="of:=([.BY47]*[.BY$2]+[.BY46]*[.BY$2])/[.BZ$2]" office:value-type="float" office:value="0.0416218462968942" calcext:value-type="float">
            <text:p>0.0416218462968942</text:p>
          </table:table-cell>
          <table:table-cell table:formula="of:=([.BZ47]*[.BZ$2]+[.BZ46]*[.BZ$2])/[.CA$2]" office:value-type="float" office:value="0.0477427060464375" calcext:value-type="float">
            <text:p>0.0477427060464375</text:p>
          </table:table-cell>
          <table:table-cell table:formula="of:=([.CA47]*[.CA$2]+[.CA46]*[.CA$2])/[.CB$2]" office:value-type="float" office:value="0.0538810539666938" calcext:value-type="float">
            <text:p>0.0538810539666938</text:p>
          </table:table-cell>
          <table:table-cell table:formula="of:=([.CB47]*[.CB$2]+[.CB46]*[.CB$2])/[.CC$2]" office:value-type="float" office:value="0.0598678377407708" calcext:value-type="float">
            <text:p>0.0598678377407708</text:p>
          </table:table-cell>
          <table:table-cell table:formula="of:=([.CC47]*[.CC$2]+[.CC46]*[.CC$2])/[.CD$2]" office:value-type="float" office:value="0.065531011581114" calcext:value-type="float">
            <text:p>0.065531011581114</text:p>
          </table:table-cell>
          <table:table-cell table:formula="of:=([.CD47]*[.CD$2]+[.CD46]*[.CD$2])/[.CE$2]" office:value-type="float" office:value="0.0707045124954125" calcext:value-type="float">
            <text:p>0.0707045124954125</text:p>
          </table:table-cell>
          <table:table-cell table:formula="of:=([.CE47]*[.CE$2]+[.CE46]*[.CE$2])/[.CF$2]" office:value-type="float" office:value="0.0752368530399902" calcext:value-type="float">
            <text:p>0.0752368530399902</text:p>
          </table:table-cell>
          <table:table-cell table:formula="of:=([.CF47]*[.CF$2]+[.CF46]*[.CF$2])/[.CG$2]" office:value-type="float" office:value="0.0789986956919897" calcext:value-type="float">
            <text:p>0.0789986956919897</text:p>
          </table:table-cell>
          <table:table-cell table:formula="of:=([.CG47]*[.CG$2]+[.CG46]*[.CG$2])/[.CH$2]" office:value-type="float" office:value="0.081888891875843" calcext:value-type="float">
            <text:p>0.081888891875843</text:p>
          </table:table-cell>
          <table:table-cell table:formula="of:=([.CH47]*[.CH$2]+[.CH46]*[.CH$2])/[.CI$2]" office:value-type="float" office:value="0.0838386273966964" calcext:value-type="float">
            <text:p>0.0838386273966964</text:p>
          </table:table-cell>
          <table:table-cell table:formula="of:=([.CI47]*[.CI$2]+[.CI46]*[.CI$2])/[.CJ$2]" office:value-type="float" office:value="0.0848134951571231" calcext:value-type="float">
            <text:p>0.0848134951571231</text:p>
          </table:table-cell>
          <table:table-cell table:formula="of:=([.CJ47]*[.CJ$2]+[.CJ46]*[.CJ$2])/[.CK$2]" office:value-type="float" office:value="0.0848134951571231" calcext:value-type="float">
            <text:p>0.0848134951571231</text:p>
          </table:table-cell>
          <table:table-cell table:formula="of:=([.CK47]*[.CK$2]+[.CK46]*[.CK$2])/[.CL$2]" office:value-type="float" office:value="0.0838711229887107" calcext:value-type="float">
            <text:p>0.0838711229887107</text:p>
          </table:table-cell>
          <table:table-cell table:formula="of:=([.CL47]*[.CL$2]+[.CL46]*[.CL$2])/[.CM$2]" office:value-type="float" office:value="0.0820478377063474" calcext:value-type="float">
            <text:p>0.0820478377063474</text:p>
          </table:table-cell>
          <table:table-cell table:formula="of:=([.CM47]*[.CM$2]+[.CM46]*[.CM$2])/[.CN$2]" office:value-type="float" office:value="0.0794292896944427" calcext:value-type="float">
            <text:p>0.0794292896944427</text:p>
          </table:table-cell>
          <table:table-cell table:formula="of:=([.CN47]*[.CN$2]+[.CN46]*[.CN$2])/[.CO$2]" office:value-type="float" office:value="0.0761197359571742" calcext:value-type="float">
            <text:p>0.0761197359571742</text:p>
          </table:table-cell>
          <table:table-cell table:formula="of:=([.CO47]*[.CO$2]+[.CO46]*[.CO$2])/[.CP$2]" office:value-type="float" office:value="0.0722360759593592" calcext:value-type="float">
            <text:p>0.0722360759593592</text:p>
          </table:table-cell>
          <table:table-cell table:formula="of:=([.CP47]*[.CP$2]+[.CP46]*[.CP$2])/[.CQ$2]" office:value-type="float" office:value="0.0679019114017977" calcext:value-type="float">
            <text:p>0.0679019114017977</text:p>
          </table:table-cell>
          <table:table-cell table:formula="of:=([.CQ47]*[.CQ$2]+[.CQ46]*[.CQ$2])/[.CR$2]" office:value-type="float" office:value="0.0632419763055959" calcext:value-type="float">
            <text:p>0.0632419763055959</text:p>
          </table:table-cell>
          <table:table-cell table:formula="of:=([.CR47]*[.CR$2]+[.CR46]*[.CR$2])/[.CS$2]" office:value-type="float" office:value="0.0583772088974731" calcext:value-type="float">
            <text:p>0.0583772088974731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48]*[.AB$2]+[.AB47]*[.AB$2])/[.AC$2]" office:value-type="float" office:value="0" calcext:value-type="float">
            <text:p>0</text:p>
          </table:table-cell>
          <table:table-cell table:formula="of:=([.AC48]*[.AC$2]+[.AC47]*[.AC$2])/[.AD$2]" office:value-type="float" office:value="0" calcext:value-type="float">
            <text:p>0</text:p>
          </table:table-cell>
          <table:table-cell table:formula="of:=([.AD48]*[.AD$2]+[.AD47]*[.AD$2])/[.AE$2]" office:value-type="float" office:value="0" calcext:value-type="float">
            <text:p>0</text:p>
          </table:table-cell>
          <table:table-cell table:formula="of:=([.AE48]*[.AE$2]+[.AE47]*[.AE$2])/[.AF$2]" office:value-type="float" office:value="0" calcext:value-type="float">
            <text:p>0</text:p>
          </table:table-cell>
          <table:table-cell table:formula="of:=([.AF48]*[.AF$2]+[.AF47]*[.AF$2])/[.AG$2]" office:value-type="float" office:value="0" calcext:value-type="float">
            <text:p>0</text:p>
          </table:table-cell>
          <table:table-cell table:formula="of:=([.AG48]*[.AG$2]+[.AG47]*[.AG$2])/[.AH$2]" office:value-type="float" office:value="0" calcext:value-type="float">
            <text:p>0</text:p>
          </table:table-cell>
          <table:table-cell table:formula="of:=([.AH48]*[.AH$2]+[.AH47]*[.AH$2])/[.AI$2]" office:value-type="float" office:value="0" calcext:value-type="float">
            <text:p>0</text:p>
          </table:table-cell>
          <table:table-cell table:formula="of:=([.AI48]*[.AI$2]+[.AI47]*[.AI$2])/[.AJ$2]" office:value-type="float" office:value="0" calcext:value-type="float">
            <text:p>0</text:p>
          </table:table-cell>
          <table:table-cell table:formula="of:=([.AJ48]*[.AJ$2]+[.AJ47]*[.AJ$2])/[.AK$2]" office:value-type="float" office:value="0" calcext:value-type="float">
            <text:p>0</text:p>
          </table:table-cell>
          <table:table-cell table:formula="of:=([.AK48]*[.AK$2]+[.AK47]*[.AK$2])/[.AL$2]" office:value-type="float" office:value="0" calcext:value-type="float">
            <text:p>0</text:p>
          </table:table-cell>
          <table:table-cell table:formula="of:=([.AL48]*[.AL$2]+[.AL47]*[.AL$2])/[.AM$2]" office:value-type="float" office:value="0" calcext:value-type="float">
            <text:p>0</text:p>
          </table:table-cell>
          <table:table-cell table:formula="of:=([.AM48]*[.AM$2]+[.AM47]*[.AM$2])/[.AN$2]" office:value-type="float" office:value="0" calcext:value-type="float">
            <text:p>0</text:p>
          </table:table-cell>
          <table:table-cell table:formula="of:=([.AN48]*[.AN$2]+[.AN47]*[.AN$2])/[.AO$2]" office:value-type="float" office:value="0" calcext:value-type="float">
            <text:p>0</text:p>
          </table:table-cell>
          <table:table-cell table:formula="of:=([.AO48]*[.AO$2]+[.AO47]*[.AO$2])/[.AP$2]" office:value-type="float" office:value="0" calcext:value-type="float">
            <text:p>0</text:p>
          </table:table-cell>
          <table:table-cell table:formula="of:=([.AP48]*[.AP$2]+[.AP47]*[.AP$2])/[.AQ$2]" office:value-type="float" office:value="0" calcext:value-type="float">
            <text:p>0</text:p>
          </table:table-cell>
          <table:table-cell table:formula="of:=([.AQ48]*[.AQ$2]+[.AQ47]*[.AQ$2])/[.AR$2]" office:value-type="float" office:value="0" calcext:value-type="float">
            <text:p>0</text:p>
          </table:table-cell>
          <table:table-cell table:formula="of:=([.AR48]*[.AR$2]+[.AR47]*[.AR$2])/[.AS$2]" office:value-type="float" office:value="0" calcext:value-type="float">
            <text:p>0</text:p>
          </table:table-cell>
          <table:table-cell table:formula="of:=([.AS48]*[.AS$2]+[.AS47]*[.AS$2])/[.AT$2]" office:value-type="float" office:value="0.00000000000002842171" calcext:value-type="float">
            <text:p>2.8421709430404E-14</text:p>
          </table:table-cell>
          <table:table-cell table:formula="of:=([.AT48]*[.AT$2]+[.AT47]*[.AT$2])/[.AU$2]" office:value-type="float" office:value="0.00000000000065369932" calcext:value-type="float">
            <text:p>6.53699316899292E-13</text:p>
          </table:table-cell>
          <table:table-cell table:formula="of:=([.AU48]*[.AU$2]+[.AU47]*[.AU$2])/[.AV$2]" office:value-type="float" office:value="0.00000000000768096697" calcext:value-type="float">
            <text:p>7.68096697356668E-12</text:p>
          </table:table-cell>
          <table:table-cell table:formula="of:=([.AV48]*[.AV$2]+[.AV47]*[.AV$2])/[.AW$2]" office:value-type="float" office:value="0.00000000006144773579" calcext:value-type="float">
            <text:p>6.14477357885335E-11</text:p>
          </table:table-cell>
          <table:table-cell table:formula="of:=([.AW48]*[.AW$2]+[.AW47]*[.AW$2])/[.AX$2]" office:value-type="float" office:value="0.0000000003763673817" calcext:value-type="float">
            <text:p>3.76367381704767E-10</text:p>
          </table:table-cell>
          <table:table-cell table:formula="of:=([.AX48]*[.AX$2]+[.AX47]*[.AX$2])/[.AY$2]" office:value-type="float" office:value="0.00000000188183690852" calcext:value-type="float">
            <text:p>1.88183690852384E-09</text:p>
          </table:table-cell>
          <table:table-cell table:formula="of:=([.AY48]*[.AY$2]+[.AY47]*[.AY$2])/[.AZ$2]" office:value-type="float" office:value="0.00000000799780686123" calcext:value-type="float">
            <text:p>7.99780686122631E-09</text:p>
          </table:table-cell>
          <table:table-cell table:formula="of:=([.AZ48]*[.AZ$2]+[.AZ47]*[.AZ$2])/[.BA$2]" office:value-type="float" office:value="0.00000002970613977027" calcext:value-type="float">
            <text:p>2.97061397702691E-08</text:p>
          </table:table-cell>
          <table:table-cell table:formula="of:=([.BA48]*[.BA$2]+[.BA47]*[.BA$2])/[.BB$2]" office:value-type="float" office:value="0.00000009840158798902" calcext:value-type="float">
            <text:p>9.84015879890166E-08</text:p>
          </table:table-cell>
          <table:table-cell table:formula="of:=([.BB48]*[.BB$2]+[.BB47]*[.BB$2])/[.BC$2]" office:value-type="float" office:value="0.00000029520476396705" calcext:value-type="float">
            <text:p>2.9520476396705E-07</text:p>
          </table:table-cell>
          <table:table-cell table:formula="of:=([.BC48]*[.BC$2]+[.BC47]*[.BC$2])/[.BD$2]" office:value-type="float" office:value="0.00000081181310090939" calcext:value-type="float">
            <text:p>8.11813100909387E-07</text:p>
          </table:table-cell>
          <table:table-cell table:formula="of:=([.BD48]*[.BD$2]+[.BD47]*[.BD$2])/[.BE$2]" office:value-type="float" office:value="0.00000206643334776935" calcext:value-type="float">
            <text:p>2.06643334776935E-06</text:p>
          </table:table-cell>
          <table:table-cell table:formula="of:=([.BE48]*[.BE$2]+[.BE47]*[.BE$2])/[.BF$2]" office:value-type="float" office:value="0.0000049077792009522" calcext:value-type="float">
            <text:p>4.9077792009522E-06</text:p>
          </table:table-cell>
          <table:table-cell table:formula="of:=([.BF48]*[.BF$2]+[.BF47]*[.BF$2])/[.BG$2]" office:value-type="float" office:value="0.0000109481228328934" calcext:value-type="float">
            <text:p>1.09481228328934E-05</text:p>
          </table:table-cell>
          <table:table-cell table:formula="of:=([.BG48]*[.BG$2]+[.BG47]*[.BG$2])/[.BH$2]" office:value-type="float" office:value="0.0000230692588264539" calcext:value-type="float">
            <text:p>2.30692588264539E-05</text:p>
          </table:table-cell>
          <table:table-cell table:formula="of:=([.BH48]*[.BH$2]+[.BH47]*[.BH$2])/[.BI$2]" office:value-type="float" office:value="0.0000461385176529078" calcext:value-type="float">
            <text:p>4.61385176529078E-05</text:p>
          </table:table-cell>
          <table:table-cell table:formula="of:=([.BI48]*[.BI$2]+[.BI47]*[.BI$2])/[.BJ$2]" office:value-type="float" office:value="0.0000879515492758554" calcext:value-type="float">
            <text:p>8.79515492758554E-05</text:p>
          </table:table-cell>
          <table:table-cell table:formula="of:=([.BJ48]*[.BJ$2]+[.BJ47]*[.BJ$2])/[.BK$2]" office:value-type="float" office:value="0.000160382236914795" calcext:value-type="float">
            <text:p>0.000160382236914795</text:p>
          </table:table-cell>
          <table:table-cell table:formula="of:=([.BK48]*[.BK$2]+[.BK47]*[.BK$2])/[.BL$2]" office:value-type="float" office:value="0.000280668914600892" calcext:value-type="float">
            <text:p>0.000280668914600892</text:p>
          </table:table-cell>
          <table:table-cell table:formula="of:=([.BL48]*[.BL$2]+[.BL47]*[.BL$2])/[.BM$2]" office:value-type="float" office:value="0.000472705540380449" calcext:value-type="float">
            <text:p>0.000472705540380449</text:p>
          </table:table-cell>
          <table:table-cell table:formula="of:=([.BM48]*[.BM$2]+[.BM47]*[.BM$2])/[.BN$2]" office:value-type="float" office:value="0.00076814650311823" calcext:value-type="float">
            <text:p>0.00076814650311823</text:p>
          </table:table-cell>
          <table:table-cell table:formula="of:=([.BN48]*[.BN$2]+[.BN47]*[.BN$2])/[.BO$2]" office:value-type="float" office:value="0.00120708736204293" calcext:value-type="float">
            <text:p>0.00120708736204293</text:p>
          </table:table-cell>
          <table:table-cell table:formula="of:=([.BO48]*[.BO$2]+[.BO47]*[.BO$2])/[.BP$2]" office:value-type="float" office:value="0.00183806484674719" calcext:value-type="float">
            <text:p>0.00183806484674719</text:p>
          </table:table-cell>
          <table:table-cell table:formula="of:=([.BP48]*[.BP$2]+[.BP47]*[.BP$2])/[.BQ$2]" office:value-type="float" office:value="0.00271713933866976" calcext:value-type="float">
            <text:p>0.00271713933866976</text:p>
          </table:table-cell>
          <table:table-cell table:formula="of:=([.BQ48]*[.BQ$2]+[.BQ47]*[.BQ$2])/[.BR$2]" office:value-type="float" office:value="0.00390588779933778" calcext:value-type="float">
            <text:p>0.00390588779933778</text:p>
          </table:table-cell>
          <table:table-cell table:formula="of:=([.BR48]*[.BR$2]+[.BR47]*[.BR$2])/[.BS$2]" office:value-type="float" office:value="0.0054682429190729" calcext:value-type="float">
            <text:p>0.0054682429190729</text:p>
          </table:table-cell>
          <table:table-cell table:formula="of:=([.BS48]*[.BS$2]+[.BS47]*[.BS$2])/[.BT$2]" office:value-type="float" office:value="0.007466254754888" calcext:value-type="float">
            <text:p>0.007466254754888</text:p>
          </table:table-cell>
          <table:table-cell table:formula="of:=([.BT48]*[.BT$2]+[.BT47]*[.BT$2])/[.BU$2]" office:value-type="float" office:value="0.00995500633985066" calcext:value-type="float">
            <text:p>0.00995500633985066</text:p>
          </table:table-cell>
          <table:table-cell table:formula="of:=([.BU48]*[.BU$2]+[.BU47]*[.BU$2])/[.BV$2]" office:value-type="float" office:value="0.0129770618358768" calcext:value-type="float">
            <text:p>0.0129770618358768</text:p>
          </table:table-cell>
          <table:table-cell table:formula="of:=([.BV48]*[.BV$2]+[.BV47]*[.BV$2])/[.BW$2]" office:value-type="float" office:value="0.0165569409630152" calcext:value-type="float">
            <text:p>0.0165569409630152</text:p>
          </table:table-cell>
          <table:table-cell table:formula="of:=([.BW48]*[.BW$2]+[.BW47]*[.BW$2])/[.BX$2]" office:value-type="float" office:value="0.020696176203769" calcext:value-type="float">
            <text:p>0.020696176203769</text:p>
          </table:table-cell>
          <table:table-cell table:formula="of:=([.BX48]*[.BX$2]+[.BX47]*[.BX$2])/[.BY$2]" office:value-type="float" office:value="0.0253695063142974" calcext:value-type="float">
            <text:p>0.0253695063142974</text:p>
          </table:table-cell>
          <table:table-cell table:formula="of:=([.BY48]*[.BY$2]+[.BY47]*[.BY$2])/[.BZ$2]" office:value-type="float" office:value="0.0305226872843891" calcext:value-type="float">
            <text:p>0.0305226872843891</text:p>
          </table:table-cell>
          <table:table-cell table:formula="of:=([.BZ48]*[.BZ$2]+[.BZ47]*[.BZ$2])/[.CA$2]" office:value-type="float" office:value="0.0360722667906417" calcext:value-type="float">
            <text:p>0.0360722667906417</text:p>
          </table:table-cell>
          <table:table-cell table:formula="of:=([.CA48]*[.CA$2]+[.CA47]*[.CA$2])/[.CB$2]" office:value-type="float" office:value="0.0419074864185396" calcext:value-type="float">
            <text:p>0.0419074864185396</text:p>
          </table:table-cell>
          <table:table-cell table:formula="of:=([.CB48]*[.CB$2]+[.CB47]*[.CB$2])/[.CC$2]" office:value-type="float" office:value="0.0478942701926167" calcext:value-type="float">
            <text:p>0.0478942701926167</text:p>
          </table:table-cell>
          <table:table-cell table:formula="of:=([.CC48]*[.CC$2]+[.CC47]*[.CC$2])/[.CD$2]" office:value-type="float" office:value="0.0538810539666938" calcext:value-type="float">
            <text:p>0.0538810539666938</text:p>
          </table:table-cell>
          <table:table-cell table:formula="of:=([.CD48]*[.CD$2]+[.CD47]*[.CD$2])/[.CE$2]" office:value-type="float" office:value="0.0597060327739039" calcext:value-type="float">
            <text:p>0.0597060327739039</text:p>
          </table:table-cell>
          <table:table-cell table:formula="of:=([.CE48]*[.CE$2]+[.CE47]*[.CE$2])/[.CF$2]" office:value-type="float" office:value="0.0652052726346582" calcext:value-type="float">
            <text:p>0.0652052726346582</text:p>
          </table:table-cell>
          <table:table-cell table:formula="of:=([.CF48]*[.CF$2]+[.CF47]*[.CF$2])/[.CG$2]" office:value-type="float" office:value="0.0702210628373242" calcext:value-type="float">
            <text:p>0.0702210628373242</text:p>
          </table:table-cell>
          <table:table-cell table:formula="of:=([.CG48]*[.CG$2]+[.CG47]*[.CG$2])/[.CH$2]" office:value-type="float" office:value="0.074609879264657" calcext:value-type="float">
            <text:p>0.074609879264657</text:p>
          </table:table-cell>
          <table:table-cell table:formula="of:=([.CH48]*[.CH$2]+[.CH47]*[.CH$2])/[.CI$2]" office:value-type="float" office:value="0.07824938557025" calcext:value-type="float">
            <text:p>0.07824938557025</text:p>
          </table:table-cell>
          <table:table-cell table:formula="of:=([.CI48]*[.CI$2]+[.CI47]*[.CI$2])/[.CJ$2]" office:value-type="float" office:value="0.0810440064834732" calcext:value-type="float">
            <text:p>0.0810440064834732</text:p>
          </table:table-cell>
          <table:table-cell table:formula="of:=([.CJ48]*[.CJ$2]+[.CJ47]*[.CJ$2])/[.CK$2]" office:value-type="float" office:value="0.0829287508202982" calcext:value-type="float">
            <text:p>0.0829287508202982</text:p>
          </table:table-cell>
          <table:table-cell table:formula="of:=([.CK48]*[.CK$2]+[.CK47]*[.CK$2])/[.CL$2]" office:value-type="float" office:value="0.0838711229887107" calcext:value-type="float">
            <text:p>0.0838711229887107</text:p>
          </table:table-cell>
          <table:table-cell table:formula="of:=([.CL48]*[.CL$2]+[.CL47]*[.CL$2])/[.CM$2]" office:value-type="float" office:value="0.0838711229887107" calcext:value-type="float">
            <text:p>0.0838711229887107</text:p>
          </table:table-cell>
          <table:table-cell table:formula="of:=([.CM48]*[.CM$2]+[.CM47]*[.CM$2])/[.CN$2]" office:value-type="float" office:value="0.082959480347529" calcext:value-type="float">
            <text:p>0.082959480347529</text:p>
          </table:table-cell>
          <table:table-cell table:formula="of:=([.CN48]*[.CN$2]+[.CN47]*[.CN$2])/[.CO$2]" office:value-type="float" office:value="0.0811943850209859" calcext:value-type="float">
            <text:p>0.0811943850209859</text:p>
          </table:table-cell>
          <table:table-cell table:formula="of:=([.CO48]*[.CO$2]+[.CO47]*[.CO$2])/[.CP$2]" office:value-type="float" office:value="0.0786570604890801" calcext:value-type="float">
            <text:p>0.0786570604890801</text:p>
          </table:table-cell>
          <table:table-cell table:formula="of:=([.CP48]*[.CP$2]+[.CP47]*[.CP$2])/[.CQ$2]" office:value-type="float" office:value="0.0754465682242196" calcext:value-type="float">
            <text:p>0.0754465682242196</text:p>
          </table:table-cell>
          <table:table-cell table:formula="of:=([.CQ48]*[.CQ$2]+[.CQ47]*[.CQ$2])/[.CR$2]" office:value-type="float" office:value="0.0716742398130087" calcext:value-type="float">
            <text:p>0.0716742398130087</text:p>
          </table:table-cell>
          <table:table-cell table:formula="of:=([.CR48]*[.CR$2]+[.CR47]*[.CR$2])/[.CS$2]" office:value-type="float" office:value="0.0674581080593023" calcext:value-type="float">
            <text:p>0.0674581080593023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49]*[.AB$2]+[.AB48]*[.AB$2])/[.AC$2]" office:value-type="float" office:value="0" calcext:value-type="float">
            <text:p>0</text:p>
          </table:table-cell>
          <table:table-cell table:formula="of:=([.AC49]*[.AC$2]+[.AC48]*[.AC$2])/[.AD$2]" office:value-type="float" office:value="0" calcext:value-type="float">
            <text:p>0</text:p>
          </table:table-cell>
          <table:table-cell table:formula="of:=([.AD49]*[.AD$2]+[.AD48]*[.AD$2])/[.AE$2]" office:value-type="float" office:value="0" calcext:value-type="float">
            <text:p>0</text:p>
          </table:table-cell>
          <table:table-cell table:formula="of:=([.AE49]*[.AE$2]+[.AE48]*[.AE$2])/[.AF$2]" office:value-type="float" office:value="0" calcext:value-type="float">
            <text:p>0</text:p>
          </table:table-cell>
          <table:table-cell table:formula="of:=([.AF49]*[.AF$2]+[.AF48]*[.AF$2])/[.AG$2]" office:value-type="float" office:value="0" calcext:value-type="float">
            <text:p>0</text:p>
          </table:table-cell>
          <table:table-cell table:formula="of:=([.AG49]*[.AG$2]+[.AG48]*[.AG$2])/[.AH$2]" office:value-type="float" office:value="0" calcext:value-type="float">
            <text:p>0</text:p>
          </table:table-cell>
          <table:table-cell table:formula="of:=([.AH49]*[.AH$2]+[.AH48]*[.AH$2])/[.AI$2]" office:value-type="float" office:value="0" calcext:value-type="float">
            <text:p>0</text:p>
          </table:table-cell>
          <table:table-cell table:formula="of:=([.AI49]*[.AI$2]+[.AI48]*[.AI$2])/[.AJ$2]" office:value-type="float" office:value="0" calcext:value-type="float">
            <text:p>0</text:p>
          </table:table-cell>
          <table:table-cell table:formula="of:=([.AJ49]*[.AJ$2]+[.AJ48]*[.AJ$2])/[.AK$2]" office:value-type="float" office:value="0" calcext:value-type="float">
            <text:p>0</text:p>
          </table:table-cell>
          <table:table-cell table:formula="of:=([.AK49]*[.AK$2]+[.AK48]*[.AK$2])/[.AL$2]" office:value-type="float" office:value="0" calcext:value-type="float">
            <text:p>0</text:p>
          </table:table-cell>
          <table:table-cell table:formula="of:=([.AL49]*[.AL$2]+[.AL48]*[.AL$2])/[.AM$2]" office:value-type="float" office:value="0" calcext:value-type="float">
            <text:p>0</text:p>
          </table:table-cell>
          <table:table-cell table:formula="of:=([.AM49]*[.AM$2]+[.AM48]*[.AM$2])/[.AN$2]" office:value-type="float" office:value="0" calcext:value-type="float">
            <text:p>0</text:p>
          </table:table-cell>
          <table:table-cell table:formula="of:=([.AN49]*[.AN$2]+[.AN48]*[.AN$2])/[.AO$2]" office:value-type="float" office:value="0" calcext:value-type="float">
            <text:p>0</text:p>
          </table:table-cell>
          <table:table-cell table:formula="of:=([.AO49]*[.AO$2]+[.AO48]*[.AO$2])/[.AP$2]" office:value-type="float" office:value="0" calcext:value-type="float">
            <text:p>0</text:p>
          </table:table-cell>
          <table:table-cell table:formula="of:=([.AP49]*[.AP$2]+[.AP48]*[.AP$2])/[.AQ$2]" office:value-type="float" office:value="0" calcext:value-type="float">
            <text:p>0</text:p>
          </table:table-cell>
          <table:table-cell table:formula="of:=([.AQ49]*[.AQ$2]+[.AQ48]*[.AQ$2])/[.AR$2]" office:value-type="float" office:value="0" calcext:value-type="float">
            <text:p>0</text:p>
          </table:table-cell>
          <table:table-cell table:formula="of:=([.AR49]*[.AR$2]+[.AR48]*[.AR$2])/[.AS$2]" office:value-type="float" office:value="0" calcext:value-type="float">
            <text:p>0</text:p>
          </table:table-cell>
          <table:table-cell table:formula="of:=([.AS49]*[.AS$2]+[.AS48]*[.AS$2])/[.AT$2]" office:value-type="float" office:value="0" calcext:value-type="float">
            <text:p>0</text:p>
          </table:table-cell>
          <table:table-cell table:formula="of:=([.AT49]*[.AT$2]+[.AT48]*[.AT$2])/[.AU$2]" office:value-type="float" office:value="0.00000000000001421085" calcext:value-type="float">
            <text:p>1.4210854715202E-14</text:p>
          </table:table-cell>
          <table:table-cell table:formula="of:=([.AU49]*[.AU$2]+[.AU48]*[.AU$2])/[.AV$2]" office:value-type="float" office:value="0.00000000000033395509" calcext:value-type="float">
            <text:p>3.33955085807247E-13</text:p>
          </table:table-cell>
          <table:table-cell table:formula="of:=([.AV49]*[.AV$2]+[.AV48]*[.AV$2])/[.AW$2]" office:value-type="float" office:value="0.00000000000400746103" calcext:value-type="float">
            <text:p>4.00746102968697E-12</text:p>
          </table:table-cell>
          <table:table-cell table:formula="of:=([.AW49]*[.AW$2]+[.AW48]*[.AW$2])/[.AX$2]" office:value-type="float" office:value="0.00000000003272759841" calcext:value-type="float">
            <text:p>3.27275984091102E-11</text:p>
          </table:table-cell>
          <table:table-cell table:formula="of:=([.AX49]*[.AX$2]+[.AX48]*[.AX$2])/[.AY$2]" office:value-type="float" office:value="0.00000000020454749006" calcext:value-type="float">
            <text:p>2.04547490056939E-10</text:p>
          </table:table-cell>
          <table:table-cell table:formula="of:=([.AY49]*[.AY$2]+[.AY48]*[.AY$2])/[.AZ$2]" office:value-type="float" office:value="0.00000000104319219929" calcext:value-type="float">
            <text:p>1.04319219929039E-09</text:p>
          </table:table-cell>
          <table:table-cell table:formula="of:=([.AZ49]*[.AZ$2]+[.AZ48]*[.AZ$2])/[.BA$2]" office:value-type="float" office:value="0.00000000452049953026" calcext:value-type="float">
            <text:p>4.52049953025835E-09</text:p>
          </table:table-cell>
          <table:table-cell table:formula="of:=([.BA49]*[.BA$2]+[.BA48]*[.BA$2])/[.BB$2]" office:value-type="float" office:value="0.00000001711331965026" calcext:value-type="float">
            <text:p>1.71133196502637E-08</text:p>
          </table:table-cell>
          <table:table-cell table:formula="of:=([.BB49]*[.BB$2]+[.BB48]*[.BB$2])/[.BC$2]" office:value-type="float" office:value="0.00000005775745381964" calcext:value-type="float">
            <text:p>5.77574538196402E-08</text:p>
          </table:table-cell>
          <table:table-cell table:formula="of:=([.BC49]*[.BC$2]+[.BC48]*[.BC$2])/[.BD$2]" office:value-type="float" office:value="0.00000017648110889334" calcext:value-type="float">
            <text:p>1.76481108893345E-07</text:p>
          </table:table-cell>
          <table:table-cell table:formula="of:=([.BD49]*[.BD$2]+[.BD48]*[.BD$2])/[.BE$2]" office:value-type="float" office:value="0.00000049414710490137" calcext:value-type="float">
            <text:p>4.94147104901366E-07</text:p>
          </table:table-cell>
          <table:table-cell table:formula="of:=([.BE49]*[.BE$2]+[.BE48]*[.BE$2])/[.BF$2]" office:value-type="float" office:value="0.00000128029022633536" calcext:value-type="float">
            <text:p>1.28029022633536E-06</text:p>
          </table:table-cell>
          <table:table-cell table:formula="of:=([.BF49]*[.BF$2]+[.BF48]*[.BF$2])/[.BG$2]" office:value-type="float" office:value="0.00000309403471364378" calcext:value-type="float">
            <text:p>3.09403471364378E-06</text:p>
          </table:table-cell>
          <table:table-cell table:formula="of:=([.BG49]*[.BG$2]+[.BG48]*[.BG$2])/[.BH$2]" office:value-type="float" office:value="0.00000702107877326857" calcext:value-type="float">
            <text:p>7.02107877326857E-06</text:p>
          </table:table-cell>
          <table:table-cell table:formula="of:=([.BH49]*[.BH$2]+[.BH48]*[.BH$2])/[.BI$2]" office:value-type="float" office:value="0.0000150451687998612" calcext:value-type="float">
            <text:p>1.50451687998612E-05</text:p>
          </table:table-cell>
          <table:table-cell table:formula="of:=([.BI49]*[.BI$2]+[.BI48]*[.BI$2])/[.BJ$2]" office:value-type="float" office:value="0.0000305918432263845" calcext:value-type="float">
            <text:p>3.05918432263845E-05</text:p>
          </table:table-cell>
          <table:table-cell table:formula="of:=([.BJ49]*[.BJ$2]+[.BJ48]*[.BJ$2])/[.BK$2]" office:value-type="float" office:value="0.00005927169625112" calcext:value-type="float">
            <text:p>5.927169625112E-05</text:p>
          </table:table-cell>
          <table:table-cell table:formula="of:=([.BK49]*[.BK$2]+[.BK48]*[.BK$2])/[.BL$2]" office:value-type="float" office:value="0.000109826966582958" calcext:value-type="float">
            <text:p>0.000109826966582958</text:p>
          </table:table-cell>
          <table:table-cell table:formula="of:=([.BL49]*[.BL$2]+[.BL48]*[.BL$2])/[.BM$2]" office:value-type="float" office:value="0.000195247940591925" calcext:value-type="float">
            <text:p>0.000195247940591925</text:p>
          </table:table-cell>
          <table:table-cell table:formula="of:=([.BM49]*[.BM$2]+[.BM48]*[.BM$2])/[.BN$2]" office:value-type="float" office:value="0.000333976740486187" calcext:value-type="float">
            <text:p>0.000333976740486187</text:p>
          </table:table-cell>
          <table:table-cell table:formula="of:=([.BN49]*[.BN$2]+[.BN48]*[.BN$2])/[.BO$2]" office:value-type="float" office:value="0.000551061621802208" calcext:value-type="float">
            <text:p>0.000551061621802208</text:p>
          </table:table-cell>
          <table:table-cell table:formula="of:=([.BO49]*[.BO$2]+[.BO48]*[.BO$2])/[.BP$2]" office:value-type="float" office:value="0.00087907449192257" calcext:value-type="float">
            <text:p>0.00087907449192257</text:p>
          </table:table-cell>
          <table:table-cell table:formula="of:=([.BP49]*[.BP$2]+[.BP48]*[.BP$2])/[.BQ$2]" office:value-type="float" office:value="0.00135856966933488" calcext:value-type="float">
            <text:p>0.00135856966933488</text:p>
          </table:table-cell>
          <table:table-cell table:formula="of:=([.BQ49]*[.BQ$2]+[.BQ48]*[.BQ$2])/[.BR$2]" office:value-type="float" office:value="0.00203785450400232" calcext:value-type="float">
            <text:p>0.00203785450400232</text:p>
          </table:table-cell>
          <table:table-cell table:formula="of:=([.BR49]*[.BR$2]+[.BR48]*[.BR$2])/[.BS$2]" office:value-type="float" office:value="0.00297187115167005" calcext:value-type="float">
            <text:p>0.00297187115167005</text:p>
          </table:table-cell>
          <table:table-cell table:formula="of:=([.BS49]*[.BS$2]+[.BS48]*[.BS$2])/[.BT$2]" office:value-type="float" office:value="0.00422005703537148" calcext:value-type="float">
            <text:p>0.00422005703537148</text:p>
          </table:table-cell>
          <table:table-cell table:formula="of:=([.BT49]*[.BT$2]+[.BT48]*[.BT$2])/[.BU$2]" office:value-type="float" office:value="0.00584315589512974" calcext:value-type="float">
            <text:p>0.00584315589512974</text:p>
          </table:table-cell>
          <table:table-cell table:formula="of:=([.BU49]*[.BU$2]+[.BU48]*[.BU$2])/[.BV$2]" office:value-type="float" office:value="0.0078990811174902" calcext:value-type="float">
            <text:p>0.0078990811174902</text:p>
          </table:table-cell>
          <table:table-cell table:formula="of:=([.BV49]*[.BV$2]+[.BV48]*[.BV$2])/[.BW$2]" office:value-type="float" office:value="0.0104380714766835" calcext:value-type="float">
            <text:p>0.0104380714766835</text:p>
          </table:table-cell>
          <table:table-cell table:formula="of:=([.BW49]*[.BW$2]+[.BW48]*[.BW$2])/[.BX$2]" office:value-type="float" office:value="0.0134975062198493" calcext:value-type="float">
            <text:p>0.0134975062198493</text:p>
          </table:table-cell>
          <table:table-cell table:formula="of:=([.BX49]*[.BX$2]+[.BX48]*[.BX$2])/[.BY$2]" office:value-type="float" office:value="0.0170968412118091" calcext:value-type="float">
            <text:p>0.0170968412118091</text:p>
          </table:table-cell>
          <table:table-cell table:formula="of:=([.BY49]*[.BY$2]+[.BY48]*[.BY$2])/[.BZ$2]" office:value-type="float" office:value="0.0212331737630533" calcext:value-type="float">
            <text:p>0.0212331737630533</text:p>
          </table:table-cell>
          <table:table-cell table:formula="of:=([.BZ49]*[.BZ$2]+[.BZ48]*[.BZ$2])/[.CA$2]" office:value-type="float" office:value="0.0258779305237212" calcext:value-type="float">
            <text:p>0.0258779305237212</text:p>
          </table:table-cell>
          <table:table-cell table:formula="of:=([.CA49]*[.CA$2]+[.CA48]*[.CA$2])/[.CB$2]" office:value-type="float" office:value="0.0309750986571814" calcext:value-type="float">
            <text:p>0.0309750986571814</text:p>
          </table:table-cell>
          <table:table-cell table:formula="of:=([.CB49]*[.CB$2]+[.CB48]*[.CB$2])/[.CC$2]" office:value-type="float" office:value="0.0364412925378605" calcext:value-type="float">
            <text:p>0.0364412925378605</text:p>
          </table:table-cell>
          <table:table-cell table:formula="of:=([.CC49]*[.CC$2]+[.CC48]*[.CC$2])/[.CD$2]" office:value-type="float" office:value="0.0421677813652386" calcext:value-type="float">
            <text:p>0.0421677813652386</text:p>
          </table:table-cell>
          <table:table-cell table:formula="of:=([.CD49]*[.CD$2]+[.CD48]*[.CD$2])/[.CE$2]" office:value-type="float" office:value="0.0480244176659662" calcext:value-type="float">
            <text:p>0.0480244176659662</text:p>
          </table:table-cell>
          <table:table-cell table:formula="of:=([.CE49]*[.CE$2]+[.CE48]*[.CE$2])/[.CF$2]" office:value-type="float" office:value="0.053865225219935" calcext:value-type="float">
            <text:p>0.053865225219935</text:p>
          </table:table-cell>
          <table:table-cell table:formula="of:=([.CF49]*[.CF$2]+[.CF48]*[.CF$2])/[.CG$2]" office:value-type="float" office:value="0.0595352489272966" calcext:value-type="float">
            <text:p>0.0595352489272966</text:p>
          </table:table-cell>
          <table:table-cell table:formula="of:=([.CG49]*[.CG$2]+[.CG48]*[.CG$2])/[.CH$2]" office:value-type="float" office:value="0.0648781558823104" calcext:value-type="float">
            <text:p>0.0648781558823104</text:p>
          </table:table-cell>
          <table:table-cell table:formula="of:=([.CH49]*[.CH$2]+[.CH48]*[.CH$2])/[.CI$2]" office:value-type="float" office:value="0.0697440175734837" calcext:value-type="float">
            <text:p>0.0697440175734837</text:p>
          </table:table-cell>
          <table:table-cell table:formula="of:=([.CI49]*[.CI$2]+[.CI48]*[.CI$2])/[.CJ$2]" office:value-type="float" office:value="0.0739967015718669" calcext:value-type="float">
            <text:p>0.0739967015718669</text:p>
          </table:table-cell>
          <table:table-cell table:formula="of:=([.CJ49]*[.CJ$2]+[.CJ48]*[.CJ$2])/[.CK$2]" office:value-type="float" office:value="0.07752035402767" calcext:value-type="float">
            <text:p>0.07752035402767</text:p>
          </table:table-cell>
          <table:table-cell table:formula="of:=([.CK49]*[.CK$2]+[.CK48]*[.CK$2])/[.CL$2]" office:value-type="float" office:value="0.0802245524239841" calcext:value-type="float">
            <text:p>0.0802245524239841</text:p>
          </table:table-cell>
          <table:table-cell table:formula="of:=([.CL49]*[.CL$2]+[.CL48]*[.CL$2])/[.CM$2]" office:value-type="float" office:value="0.0820478377063474" calcext:value-type="float">
            <text:p>0.0820478377063474</text:p>
          </table:table-cell>
          <table:table-cell table:formula="of:=([.CM49]*[.CM$2]+[.CM48]*[.CM$2])/[.CN$2]" office:value-type="float" office:value="0.082959480347529" calcext:value-type="float">
            <text:p>0.082959480347529</text:p>
          </table:table-cell>
          <table:table-cell table:formula="of:=([.CN49]*[.CN$2]+[.CN48]*[.CN$2])/[.CO$2]" office:value-type="float" office:value="0.082959480347529" calcext:value-type="float">
            <text:p>0.082959480347529</text:p>
          </table:table-cell>
          <table:table-cell table:formula="of:=([.CO49]*[.CO$2]+[.CO48]*[.CO$2])/[.CP$2]" office:value-type="float" office:value="0.0820769326842575" calcext:value-type="float">
            <text:p>0.0820769326842575</text:p>
          </table:table-cell>
          <table:table-cell table:formula="of:=([.CP49]*[.CP$2]+[.CP48]*[.CP$2])/[.CQ$2]" office:value-type="float" office:value="0.0803669965866688" calcext:value-type="float">
            <text:p>0.0803669965866688</text:p>
          </table:table-cell>
          <table:table-cell table:formula="of:=([.CQ49]*[.CQ$2]+[.CQ48]*[.CQ$2])/[.CR$2]" office:value-type="float" office:value="0.0779067824054442" calcext:value-type="float">
            <text:p>0.0779067824054442</text:p>
          </table:table-cell>
          <table:table-cell table:formula="of:=([.CR49]*[.CR$2]+[.CR48]*[.CR$2])/[.CS$2]" office:value-type="float" office:value="0.0747905111092264" calcext:value-type="float">
            <text:p>0.0747905111092264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50]*[.AB$2]+[.AB49]*[.AB$2])/[.AC$2]" office:value-type="float" office:value="0" calcext:value-type="float">
            <text:p>0</text:p>
          </table:table-cell>
          <table:table-cell table:formula="of:=([.AC50]*[.AC$2]+[.AC49]*[.AC$2])/[.AD$2]" office:value-type="float" office:value="0" calcext:value-type="float">
            <text:p>0</text:p>
          </table:table-cell>
          <table:table-cell table:formula="of:=([.AD50]*[.AD$2]+[.AD49]*[.AD$2])/[.AE$2]" office:value-type="float" office:value="0" calcext:value-type="float">
            <text:p>0</text:p>
          </table:table-cell>
          <table:table-cell table:formula="of:=([.AE50]*[.AE$2]+[.AE49]*[.AE$2])/[.AF$2]" office:value-type="float" office:value="0" calcext:value-type="float">
            <text:p>0</text:p>
          </table:table-cell>
          <table:table-cell table:formula="of:=([.AF50]*[.AF$2]+[.AF49]*[.AF$2])/[.AG$2]" office:value-type="float" office:value="0" calcext:value-type="float">
            <text:p>0</text:p>
          </table:table-cell>
          <table:table-cell table:formula="of:=([.AG50]*[.AG$2]+[.AG49]*[.AG$2])/[.AH$2]" office:value-type="float" office:value="0" calcext:value-type="float">
            <text:p>0</text:p>
          </table:table-cell>
          <table:table-cell table:formula="of:=([.AH50]*[.AH$2]+[.AH49]*[.AH$2])/[.AI$2]" office:value-type="float" office:value="0" calcext:value-type="float">
            <text:p>0</text:p>
          </table:table-cell>
          <table:table-cell table:formula="of:=([.AI50]*[.AI$2]+[.AI49]*[.AI$2])/[.AJ$2]" office:value-type="float" office:value="0" calcext:value-type="float">
            <text:p>0</text:p>
          </table:table-cell>
          <table:table-cell table:formula="of:=([.AJ50]*[.AJ$2]+[.AJ49]*[.AJ$2])/[.AK$2]" office:value-type="float" office:value="0" calcext:value-type="float">
            <text:p>0</text:p>
          </table:table-cell>
          <table:table-cell table:formula="of:=([.AK50]*[.AK$2]+[.AK49]*[.AK$2])/[.AL$2]" office:value-type="float" office:value="0" calcext:value-type="float">
            <text:p>0</text:p>
          </table:table-cell>
          <table:table-cell table:formula="of:=([.AL50]*[.AL$2]+[.AL49]*[.AL$2])/[.AM$2]" office:value-type="float" office:value="0" calcext:value-type="float">
            <text:p>0</text:p>
          </table:table-cell>
          <table:table-cell table:formula="of:=([.AM50]*[.AM$2]+[.AM49]*[.AM$2])/[.AN$2]" office:value-type="float" office:value="0" calcext:value-type="float">
            <text:p>0</text:p>
          </table:table-cell>
          <table:table-cell table:formula="of:=([.AN50]*[.AN$2]+[.AN49]*[.AN$2])/[.AO$2]" office:value-type="float" office:value="0" calcext:value-type="float">
            <text:p>0</text:p>
          </table:table-cell>
          <table:table-cell table:formula="of:=([.AO50]*[.AO$2]+[.AO49]*[.AO$2])/[.AP$2]" office:value-type="float" office:value="0" calcext:value-type="float">
            <text:p>0</text:p>
          </table:table-cell>
          <table:table-cell table:formula="of:=([.AP50]*[.AP$2]+[.AP49]*[.AP$2])/[.AQ$2]" office:value-type="float" office:value="0" calcext:value-type="float">
            <text:p>0</text:p>
          </table:table-cell>
          <table:table-cell table:formula="of:=([.AQ50]*[.AQ$2]+[.AQ49]*[.AQ$2])/[.AR$2]" office:value-type="float" office:value="0" calcext:value-type="float">
            <text:p>0</text:p>
          </table:table-cell>
          <table:table-cell table:formula="of:=([.AR50]*[.AR$2]+[.AR49]*[.AR$2])/[.AS$2]" office:value-type="float" office:value="0" calcext:value-type="float">
            <text:p>0</text:p>
          </table:table-cell>
          <table:table-cell table:formula="of:=([.AS50]*[.AS$2]+[.AS49]*[.AS$2])/[.AT$2]" office:value-type="float" office:value="0" calcext:value-type="float">
            <text:p>0</text:p>
          </table:table-cell>
          <table:table-cell table:formula="of:=([.AT50]*[.AT$2]+[.AT49]*[.AT$2])/[.AU$2]" office:value-type="float" office:value="0" calcext:value-type="float">
            <text:p>0</text:p>
          </table:table-cell>
          <table:table-cell table:formula="of:=([.AU50]*[.AU$2]+[.AU49]*[.AU$2])/[.AV$2]" office:value-type="float" office:value="7.105427357601E-015" calcext:value-type="float">
            <text:p>7.105427357601E-15</text:p>
          </table:table-cell>
          <table:table-cell table:formula="of:=([.AV50]*[.AV$2]+[.AV49]*[.AV$2])/[.AW$2]" office:value-type="float" office:value="0.00000000000017053026" calcext:value-type="float">
            <text:p>1.70530256582424E-13</text:p>
          </table:table-cell>
          <table:table-cell table:formula="of:=([.AW50]*[.AW$2]+[.AW49]*[.AW$2])/[.AX$2]" office:value-type="float" office:value="0.00000000000208899564" calcext:value-type="float">
            <text:p>2.08899564313469E-12</text:p>
          </table:table-cell>
          <table:table-cell table:formula="of:=([.AX50]*[.AX$2]+[.AX49]*[.AX$2])/[.AY$2]" office:value-type="float" office:value="0.00000000001740829703" calcext:value-type="float">
            <text:p>1.74082970261225E-11</text:p>
          </table:table-cell>
          <table:table-cell table:formula="of:=([.AY50]*[.AY$2]+[.AY49]*[.AY$2])/[.AZ$2]" office:value-type="float" office:value="0.00000000011097789354" calcext:value-type="float">
            <text:p>1.10977893541531E-10</text:p>
          </table:table-cell>
          <table:table-cell table:formula="of:=([.AZ50]*[.AZ$2]+[.AZ49]*[.AZ$2])/[.BA$2]" office:value-type="float" office:value="0.00000000057708504642" calcext:value-type="float">
            <text:p>5.77085046415959E-10</text:p>
          </table:table-cell>
          <table:table-cell table:formula="of:=([.BA50]*[.BA$2]+[.BA49]*[.BA$2])/[.BB$2]" office:value-type="float" office:value="0.00000000254879228834" calcext:value-type="float">
            <text:p>2.54879228833715E-09</text:p>
          </table:table-cell>
          <table:table-cell table:formula="of:=([.BB50]*[.BB$2]+[.BB49]*[.BB$2])/[.BC$2]" office:value-type="float" office:value="0.0000000098310559693" calcext:value-type="float">
            <text:p>9.83105596930045E-09</text:p>
          </table:table-cell>
          <table:table-cell table:formula="of:=([.BC50]*[.BC$2]+[.BC49]*[.BC$2])/[.BD$2]" office:value-type="float" office:value="0.00000003379425489447" calcext:value-type="float">
            <text:p>3.37942548944703E-08</text:p>
          </table:table-cell>
          <table:table-cell table:formula="of:=([.BD50]*[.BD$2]+[.BD49]*[.BD$2])/[.BE$2]" office:value-type="float" office:value="0.00000010513768189391" calcext:value-type="float">
            <text:p>1.05137681893908E-07</text:p>
          </table:table-cell>
          <table:table-cell table:formula="of:=([.BE50]*[.BE$2]+[.BE49]*[.BE$2])/[.BF$2]" office:value-type="float" office:value="0.00000029964239339764" calcext:value-type="float">
            <text:p>2.99642393397637E-07</text:p>
          </table:table-cell>
          <table:table-cell table:formula="of:=([.BF50]*[.BF$2]+[.BF49]*[.BF$2])/[.BG$2]" office:value-type="float" office:value="0.0000007899663098665" calcext:value-type="float">
            <text:p>7.89966309866497E-07</text:p>
          </table:table-cell>
          <table:table-cell table:formula="of:=([.BG50]*[.BG$2]+[.BG49]*[.BG$2])/[.BH$2]" office:value-type="float" office:value="0.00000194200051175514" calcext:value-type="float">
            <text:p>1.94200051175514E-06</text:p>
          </table:table-cell>
          <table:table-cell table:formula="of:=([.BH50]*[.BH$2]+[.BH49]*[.BH$2])/[.BI$2]" office:value-type="float" office:value="0.00000448153964251186" calcext:value-type="float">
            <text:p>4.48153964251186E-06</text:p>
          </table:table-cell>
          <table:table-cell table:formula="of:=([.BI50]*[.BI$2]+[.BI49]*[.BI$2])/[.BJ$2]" office:value-type="float" office:value="0.00000976335422118654" calcext:value-type="float">
            <text:p>9.76335422118654E-06</text:p>
          </table:table-cell>
          <table:table-cell table:formula="of:=([.BJ50]*[.BJ$2]+[.BJ49]*[.BJ$2])/[.BK$2]" office:value-type="float" office:value="0.0000201775987237855" calcext:value-type="float">
            <text:p>2.01775987237855E-05</text:p>
          </table:table-cell>
          <table:table-cell table:formula="of:=([.BK50]*[.BK$2]+[.BK49]*[.BK$2])/[.BL$2]" office:value-type="float" office:value="0.0000397246474874528" calcext:value-type="float">
            <text:p>3.97246474874528E-05</text:p>
          </table:table-cell>
          <table:table-cell table:formula="of:=([.BL50]*[.BL$2]+[.BL49]*[.BL$2])/[.BM$2]" office:value-type="float" office:value="0.0000747758070352052" calcext:value-type="float">
            <text:p>7.47758070352052E-05</text:p>
          </table:table-cell>
          <table:table-cell table:formula="of:=([.BM50]*[.BM$2]+[.BM49]*[.BM$2])/[.BN$2]" office:value-type="float" office:value="0.000135011873813565" calcext:value-type="float">
            <text:p>0.000135011873813565</text:p>
          </table:table-cell>
          <table:table-cell table:formula="of:=([.BN50]*[.BN$2]+[.BN49]*[.BN$2])/[.BO$2]" office:value-type="float" office:value="0.000234494307149876" calcext:value-type="float">
            <text:p>0.000234494307149876</text:p>
          </table:table-cell>
          <table:table-cell table:formula="of:=([.BO50]*[.BO$2]+[.BO49]*[.BO$2])/[.BP$2]" office:value-type="float" office:value="0.000392777964476042" calcext:value-type="float">
            <text:p>0.000392777964476042</text:p>
          </table:table-cell>
          <table:table-cell table:formula="of:=([.BP50]*[.BP$2]+[.BP49]*[.BP$2])/[.BQ$2]" office:value-type="float" office:value="0.000635926228199306" calcext:value-type="float">
            <text:p>0.000635926228199306</text:p>
          </table:table-cell>
          <table:table-cell table:formula="of:=([.BQ50]*[.BQ$2]+[.BQ49]*[.BQ$2])/[.BR$2]" office:value-type="float" office:value="0.000997247948767094" calcext:value-type="float">
            <text:p>0.000997247948767094</text:p>
          </table:table-cell>
          <table:table-cell table:formula="of:=([.BR50]*[.BR$2]+[.BR49]*[.BR$2])/[.BS$2]" office:value-type="float" office:value="0.00151755122638471" calcext:value-type="float">
            <text:p>0.00151755122638471</text:p>
          </table:table-cell>
          <table:table-cell table:formula="of:=([.BS50]*[.BS$2]+[.BS49]*[.BS$2])/[.BT$2]" office:value-type="float" office:value="0.00224471118902738" calcext:value-type="float">
            <text:p>0.00224471118902738</text:p>
          </table:table-cell>
          <table:table-cell table:formula="of:=([.BT50]*[.BT$2]+[.BT49]*[.BT$2])/[.BU$2]" office:value-type="float" office:value="0.00323238411219943" calcext:value-type="float">
            <text:p>0.00323238411219943</text:p>
          </table:table-cell>
          <table:table-cell table:formula="of:=([.BU50]*[.BU$2]+[.BU49]*[.BU$2])/[.BV$2]" office:value-type="float" office:value="0.00453777000366458" calcext:value-type="float">
            <text:p>0.00453777000366458</text:p>
          </table:table-cell>
          <table:table-cell table:formula="of:=([.BV50]*[.BV$2]+[.BV49]*[.BV$2])/[.BW$2]" office:value-type="float" office:value="0.00621842556057739" calcext:value-type="float">
            <text:p>0.00621842556057739</text:p>
          </table:table-cell>
          <table:table-cell table:formula="of:=([.BW50]*[.BW$2]+[.BW49]*[.BW$2])/[.BX$2]" office:value-type="float" office:value="0.00832824851863043" calcext:value-type="float">
            <text:p>0.00832824851863043</text:p>
          </table:table-cell>
          <table:table-cell table:formula="of:=([.BX50]*[.BX$2]+[.BX49]*[.BX$2])/[.BY$2]" office:value-type="float" office:value="0.0109128773692399" calcext:value-type="float">
            <text:p>0.0109128773692399</text:p>
          </table:table-cell>
          <table:table-cell table:formula="of:=([.BY50]*[.BY$2]+[.BY49]*[.BY$2])/[.BZ$2]" office:value-type="float" office:value="0.0140048592905245" calcext:value-type="float">
            <text:p>0.0140048592905245</text:p>
          </table:table-cell>
          <table:table-cell table:formula="of:=([.BZ50]*[.BZ$2]+[.BZ49]*[.BZ$2])/[.CA$2]" office:value-type="float" office:value="0.0176190165267889" calcext:value-type="float">
            <text:p>0.0176190165267889</text:p>
          </table:table-cell>
          <table:table-cell table:formula="of:=([.CA50]*[.CA$2]+[.CA49]*[.CA$2])/[.CB$2]" office:value-type="float" office:value="0.021748473525255" calcext:value-type="float">
            <text:p>0.021748473525255</text:p>
          </table:table-cell>
          <table:table-cell table:formula="of:=([.CB50]*[.CB$2]+[.CB49]*[.CB$2])/[.CC$2]" office:value-type="float" office:value="0.0263617860912182" calcext:value-type="float">
            <text:p>0.0263617860912182</text:p>
          </table:table-cell>
          <table:table-cell table:formula="of:=([.CC50]*[.CC$2]+[.CC49]*[.CC$2])/[.CD$2]" office:value-type="float" office:value="0.0314015393145394" calcext:value-type="float">
            <text:p>0.0314015393145394</text:p>
          </table:table-cell>
          <table:table-cell table:formula="of:=([.CD50]*[.CD$2]+[.CD49]*[.CD$2])/[.CE$2]" office:value-type="float" office:value="0.036784660339889" calcext:value-type="float">
            <text:p>0.036784660339889</text:p>
          </table:table-cell>
          <table:table-cell table:formula="of:=([.CE50]*[.CE$2]+[.CE49]*[.CE$2])/[.CF$2]" office:value-type="float" office:value="0.0424045390029276" calcext:value-type="float">
            <text:p>0.0424045390029276</text:p>
          </table:table-cell>
          <table:table-cell table:formula="of:=([.CF50]*[.CF$2]+[.CF49]*[.CF$2])/[.CG$2]" office:value-type="float" office:value="0.0481348821114313" calcext:value-type="float">
            <text:p>0.0481348821114313</text:p>
          </table:table-cell>
          <table:table-cell table:formula="of:=([.CG50]*[.CG$2]+[.CG49]*[.CG$2])/[.CH$2]" office:value-type="float" office:value="0.053835065519364" calcext:value-type="float">
            <text:p>0.053835065519364</text:p>
          </table:table-cell>
          <table:table-cell table:formula="of:=([.CH50]*[.CH$2]+[.CH49]*[.CH$2])/[.CI$2]" office:value-type="float" office:value="0.0593566107008372" calcext:value-type="float">
            <text:p>0.0593566107008372</text:p>
          </table:table-cell>
          <table:table-cell table:formula="of:=([.CI50]*[.CI$2]+[.CI49]*[.CI$2])/[.CJ$2]" office:value-type="float" office:value="0.0645503141371605" calcext:value-type="float">
            <text:p>0.0645503141371605</text:p>
          </table:table-cell>
          <table:table-cell table:formula="of:=([.CJ50]*[.CJ$2]+[.CJ49]*[.CJ$2])/[.CK$2]" office:value-type="float" office:value="0.0692735078545137" calcext:value-type="float">
            <text:p>0.0692735078545137</text:p>
          </table:table-cell>
          <table:table-cell table:formula="of:=([.CK50]*[.CK$2]+[.CK49]*[.CK$2])/[.CL$2]" office:value-type="float" office:value="0.0733969309410918" calcext:value-type="float">
            <text:p>0.0733969309410918</text:p>
          </table:table-cell>
          <table:table-cell table:formula="of:=([.CL50]*[.CL$2]+[.CL49]*[.CL$2])/[.CM$2]" office:value-type="float" office:value="0.076810741682538" calcext:value-type="float">
            <text:p>0.076810741682538</text:p>
          </table:table-cell>
          <table:table-cell table:formula="of:=([.CM50]*[.CM$2]+[.CM49]*[.CM$2])/[.CN$2]" office:value-type="float" office:value="0.0794292896944427" calcext:value-type="float">
            <text:p>0.0794292896944427</text:p>
          </table:table-cell>
          <table:table-cell table:formula="of:=([.CN50]*[.CN$2]+[.CN49]*[.CN$2])/[.CO$2]" office:value-type="float" office:value="0.0811943850209859" calcext:value-type="float">
            <text:p>0.0811943850209859</text:p>
          </table:table-cell>
          <table:table-cell table:formula="of:=([.CO50]*[.CO$2]+[.CO49]*[.CO$2])/[.CP$2]" office:value-type="float" office:value="0.0820769326842575" calcext:value-type="float">
            <text:p>0.0820769326842575</text:p>
          </table:table-cell>
          <table:table-cell table:formula="of:=([.CP50]*[.CP$2]+[.CP49]*[.CP$2])/[.CQ$2]" office:value-type="float" office:value="0.0820769326842575" calcext:value-type="float">
            <text:p>0.0820769326842575</text:p>
          </table:table-cell>
          <table:table-cell table:formula="of:=([.CQ50]*[.CQ$2]+[.CQ49]*[.CQ$2])/[.CR$2]" office:value-type="float" office:value="0.0812219646354631" calcext:value-type="float">
            <text:p>0.0812219646354631</text:p>
          </table:table-cell>
          <table:table-cell table:formula="of:=([.CR50]*[.CR$2]+[.CR49]*[.CR$2])/[.CS$2]" office:value-type="float" office:value="0.0795643735204537" calcext:value-type="float">
            <text:p>0.0795643735204537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51]*[.AB$2]+[.AB50]*[.AB$2])/[.AC$2]" office:value-type="float" office:value="0" calcext:value-type="float">
            <text:p>0</text:p>
          </table:table-cell>
          <table:table-cell table:formula="of:=([.AC51]*[.AC$2]+[.AC50]*[.AC$2])/[.AD$2]" office:value-type="float" office:value="0" calcext:value-type="float">
            <text:p>0</text:p>
          </table:table-cell>
          <table:table-cell table:formula="of:=([.AD51]*[.AD$2]+[.AD50]*[.AD$2])/[.AE$2]" office:value-type="float" office:value="0" calcext:value-type="float">
            <text:p>0</text:p>
          </table:table-cell>
          <table:table-cell table:formula="of:=([.AE51]*[.AE$2]+[.AE50]*[.AE$2])/[.AF$2]" office:value-type="float" office:value="0" calcext:value-type="float">
            <text:p>0</text:p>
          </table:table-cell>
          <table:table-cell table:formula="of:=([.AF51]*[.AF$2]+[.AF50]*[.AF$2])/[.AG$2]" office:value-type="float" office:value="0" calcext:value-type="float">
            <text:p>0</text:p>
          </table:table-cell>
          <table:table-cell table:formula="of:=([.AG51]*[.AG$2]+[.AG50]*[.AG$2])/[.AH$2]" office:value-type="float" office:value="0" calcext:value-type="float">
            <text:p>0</text:p>
          </table:table-cell>
          <table:table-cell table:formula="of:=([.AH51]*[.AH$2]+[.AH50]*[.AH$2])/[.AI$2]" office:value-type="float" office:value="0" calcext:value-type="float">
            <text:p>0</text:p>
          </table:table-cell>
          <table:table-cell table:formula="of:=([.AI51]*[.AI$2]+[.AI50]*[.AI$2])/[.AJ$2]" office:value-type="float" office:value="0" calcext:value-type="float">
            <text:p>0</text:p>
          </table:table-cell>
          <table:table-cell table:formula="of:=([.AJ51]*[.AJ$2]+[.AJ50]*[.AJ$2])/[.AK$2]" office:value-type="float" office:value="0" calcext:value-type="float">
            <text:p>0</text:p>
          </table:table-cell>
          <table:table-cell table:formula="of:=([.AK51]*[.AK$2]+[.AK50]*[.AK$2])/[.AL$2]" office:value-type="float" office:value="0" calcext:value-type="float">
            <text:p>0</text:p>
          </table:table-cell>
          <table:table-cell table:formula="of:=([.AL51]*[.AL$2]+[.AL50]*[.AL$2])/[.AM$2]" office:value-type="float" office:value="0" calcext:value-type="float">
            <text:p>0</text:p>
          </table:table-cell>
          <table:table-cell table:formula="of:=([.AM51]*[.AM$2]+[.AM50]*[.AM$2])/[.AN$2]" office:value-type="float" office:value="0" calcext:value-type="float">
            <text:p>0</text:p>
          </table:table-cell>
          <table:table-cell table:formula="of:=([.AN51]*[.AN$2]+[.AN50]*[.AN$2])/[.AO$2]" office:value-type="float" office:value="0" calcext:value-type="float">
            <text:p>0</text:p>
          </table:table-cell>
          <table:table-cell table:formula="of:=([.AO51]*[.AO$2]+[.AO50]*[.AO$2])/[.AP$2]" office:value-type="float" office:value="0" calcext:value-type="float">
            <text:p>0</text:p>
          </table:table-cell>
          <table:table-cell table:formula="of:=([.AP51]*[.AP$2]+[.AP50]*[.AP$2])/[.AQ$2]" office:value-type="float" office:value="0" calcext:value-type="float">
            <text:p>0</text:p>
          </table:table-cell>
          <table:table-cell table:formula="of:=([.AQ51]*[.AQ$2]+[.AQ50]*[.AQ$2])/[.AR$2]" office:value-type="float" office:value="0" calcext:value-type="float">
            <text:p>0</text:p>
          </table:table-cell>
          <table:table-cell table:formula="of:=([.AR51]*[.AR$2]+[.AR50]*[.AR$2])/[.AS$2]" office:value-type="float" office:value="0" calcext:value-type="float">
            <text:p>0</text:p>
          </table:table-cell>
          <table:table-cell table:formula="of:=([.AS51]*[.AS$2]+[.AS50]*[.AS$2])/[.AT$2]" office:value-type="float" office:value="0" calcext:value-type="float">
            <text:p>0</text:p>
          </table:table-cell>
          <table:table-cell table:formula="of:=([.AT51]*[.AT$2]+[.AT50]*[.AT$2])/[.AU$2]" office:value-type="float" office:value="0" calcext:value-type="float">
            <text:p>0</text:p>
          </table:table-cell>
          <table:table-cell table:formula="of:=([.AU51]*[.AU$2]+[.AU50]*[.AU$2])/[.AV$2]" office:value-type="float" office:value="0" calcext:value-type="float">
            <text:p>0</text:p>
          </table:table-cell>
          <table:table-cell table:formula="of:=([.AV51]*[.AV$2]+[.AV50]*[.AV$2])/[.AW$2]" office:value-type="float" office:value="3.5527136788005E-015" calcext:value-type="float">
            <text:p>3.5527136788005E-15</text:p>
          </table:table-cell>
          <table:table-cell table:formula="of:=([.AW51]*[.AW$2]+[.AW50]*[.AW$2])/[.AX$2]" office:value-type="float" office:value="0.00000000000008704149" calcext:value-type="float">
            <text:p>8.70414851306123E-14</text:p>
          </table:table-cell>
          <table:table-cell table:formula="of:=([.AX51]*[.AX$2]+[.AX50]*[.AX$2])/[.AY$2]" office:value-type="float" office:value="0.00000000000108801856" calcext:value-type="float">
            <text:p>1.08801856413265E-12</text:p>
          </table:table-cell>
          <table:table-cell table:formula="of:=([.AY51]*[.AY$2]+[.AY50]*[.AY$2])/[.AZ$2]" office:value-type="float" office:value="0.0000000000092481578" calcext:value-type="float">
            <text:p>9.24815779512755E-12</text:p>
          </table:table-cell>
          <table:table-cell table:formula="of:=([.AZ51]*[.AZ$2]+[.AZ50]*[.AZ$2])/[.BA$2]" office:value-type="float" office:value="0.00000000006011302567" calcext:value-type="float">
            <text:p>6.01130256683291E-11</text:p>
          </table:table-cell>
          <table:table-cell table:formula="of:=([.BA51]*[.BA$2]+[.BA50]*[.BA$2])/[.BB$2]" office:value-type="float" office:value="0.00000000031859903604" calcext:value-type="float">
            <text:p>3.18599036042144E-10</text:p>
          </table:table-cell>
          <table:table-cell table:formula="of:=([.BB51]*[.BB$2]+[.BB50]*[.BB$2])/[.BC$2]" office:value-type="float" office:value="0.00000000143369566219" calcext:value-type="float">
            <text:p>1.43369566218965E-09</text:p>
          </table:table-cell>
          <table:table-cell table:formula="of:=([.BC51]*[.BC$2]+[.BC50]*[.BC$2])/[.BD$2]" office:value-type="float" office:value="0.00000000563237581575" calcext:value-type="float">
            <text:p>5.63237581574505E-09</text:p>
          </table:table-cell>
          <table:table-cell table:formula="of:=([.BD51]*[.BD$2]+[.BD50]*[.BD$2])/[.BE$2]" office:value-type="float" office:value="0.00000001971331535511" calcext:value-type="float">
            <text:p>1.97133153551077E-08</text:p>
          </table:table-cell>
          <table:table-cell table:formula="of:=([.BE51]*[.BE$2]+[.BE50]*[.BE$2])/[.BF$2]" office:value-type="float" office:value="0.00000006242549862451" calcext:value-type="float">
            <text:p>6.24254986245076E-08</text:p>
          </table:table-cell>
          <table:table-cell table:formula="of:=([.BF51]*[.BF$2]+[.BF50]*[.BF$2])/[.BG$2]" office:value-type="float" office:value="0.00000018103394601107" calcext:value-type="float">
            <text:p>1.81033946011072E-07</text:p>
          </table:table-cell>
          <table:table-cell table:formula="of:=([.BG51]*[.BG$2]+[.BG50]*[.BG$2])/[.BH$2]" office:value-type="float" office:value="0.00000048550012793878" calcext:value-type="float">
            <text:p>4.85500127938784E-07</text:p>
          </table:table-cell>
          <table:table-cell table:formula="of:=([.BH51]*[.BH$2]+[.BH50]*[.BH$2])/[.BI$2]" office:value-type="float" office:value="0.00000121375031984696" calcext:value-type="float">
            <text:p>1.21375031984696E-06</text:p>
          </table:table-cell>
          <table:table-cell table:formula="of:=([.BI51]*[.BI$2]+[.BI50]*[.BI$2])/[.BJ$2]" office:value-type="float" office:value="0.00000284764498117941" calcext:value-type="float">
            <text:p>2.84764498117941E-06</text:p>
          </table:table-cell>
          <table:table-cell table:formula="of:=([.BJ51]*[.BJ$2]+[.BJ50]*[.BJ$2])/[.BK$2]" office:value-type="float" office:value="0.00000630549960118298" calcext:value-type="float">
            <text:p>6.30549960118298E-06</text:p>
          </table:table-cell>
          <table:table-cell table:formula="of:=([.BK51]*[.BK$2]+[.BK50]*[.BK$2])/[.BL$2]" office:value-type="float" office:value="0.0000132415491624843" calcext:value-type="float">
            <text:p>1.32415491624843E-05</text:p>
          </table:table-cell>
          <table:table-cell table:formula="of:=([.BL51]*[.BL$2]+[.BL50]*[.BL$2])/[.BM$2]" office:value-type="float" office:value="0.0000264830983249685" calcext:value-type="float">
            <text:p>2.64830983249685E-05</text:p>
          </table:table-cell>
          <table:table-cell table:formula="of:=([.BM51]*[.BM$2]+[.BM50]*[.BM$2])/[.BN$2]" office:value-type="float" office:value="0.0000506294526800868" calcext:value-type="float">
            <text:p>5.06294526800868E-05</text:p>
          </table:table-cell>
          <table:table-cell table:formula="of:=([.BN51]*[.BN$2]+[.BN50]*[.BN$2])/[.BO$2]" office:value-type="float" office:value="0.0000928206632468259" calcext:value-type="float">
            <text:p>9.28206632468259E-05</text:p>
          </table:table-cell>
          <table:table-cell table:formula="of:=([.BO51]*[.BO$2]+[.BO50]*[.BO$2])/[.BP$2]" office:value-type="float" office:value="0.000163657485198351" calcext:value-type="float">
            <text:p>0.000163657485198351</text:p>
          </table:table-cell>
          <table:table-cell table:formula="of:=([.BP51]*[.BP$2]+[.BP50]*[.BP$2])/[.BQ$2]" office:value-type="float" office:value="0.000278217724837197" calcext:value-type="float">
            <text:p>0.000278217724837197</text:p>
          </table:table-cell>
          <table:table-cell table:formula="of:=([.BQ51]*[.BQ$2]+[.BQ50]*[.BQ$2])/[.BR$2]" office:value-type="float" office:value="0.000457071976518251" calcext:value-type="float">
            <text:p>0.000457071976518251</text:p>
          </table:table-cell>
          <table:table-cell table:formula="of:=([.BR51]*[.BR$2]+[.BR50]*[.BR$2])/[.BS$2]" office:value-type="float" office:value="0.000727159962642673" calcext:value-type="float">
            <text:p>0.000727159962642673</text:p>
          </table:table-cell>
          <table:table-cell table:formula="of:=([.BS51]*[.BS$2]+[.BS50]*[.BS$2])/[.BT$2]" office:value-type="float" office:value="0.00112235559451369" calcext:value-type="float">
            <text:p>0.00112235559451369</text:p>
          </table:table-cell>
          <table:table-cell table:formula="of:=([.BT51]*[.BT$2]+[.BT50]*[.BT$2])/[.BU$2]" office:value-type="float" office:value="0.00168353339177054" calcext:value-type="float">
            <text:p>0.00168353339177054</text:p>
          </table:table-cell>
          <table:table-cell table:formula="of:=([.BU51]*[.BU$2]+[.BU50]*[.BU$2])/[.BV$2]" office:value-type="float" office:value="0.00245795875198498" calcext:value-type="float">
            <text:p>0.00245795875198498</text:p>
          </table:table-cell>
          <table:table-cell table:formula="of:=([.BV51]*[.BV$2]+[.BV50]*[.BV$2])/[.BW$2]" office:value-type="float" office:value="0.00349786437782478" calcext:value-type="float">
            <text:p>0.00349786437782478</text:p>
          </table:table-cell>
          <table:table-cell table:formula="of:=([.BW51]*[.BW$2]+[.BW50]*[.BW$2])/[.BX$2]" office:value-type="float" office:value="0.00485814496920109" calcext:value-type="float">
            <text:p>0.00485814496920109</text:p>
          </table:table-cell>
          <table:table-cell table:formula="of:=([.BX51]*[.BX$2]+[.BX50]*[.BX$2])/[.BY$2]" office:value-type="float" office:value="0.00659319674391576" calcext:value-type="float">
            <text:p>0.00659319674391576</text:p>
          </table:table-cell>
          <table:table-cell table:formula="of:=([.BY51]*[.BY$2]+[.BY50]*[.BY$2])/[.BZ$2]" office:value-type="float" office:value="0.00875303705657782" calcext:value-type="float">
            <text:p>0.00875303705657782</text:p>
          </table:table-cell>
          <table:table-cell table:formula="of:=([.BZ51]*[.BZ$2]+[.BZ50]*[.BZ$2])/[.CA$2]" office:value-type="float" office:value="0.0113789481735512" calcext:value-type="float">
            <text:p>0.0113789481735512</text:p>
          </table:table-cell>
          <table:table-cell table:formula="of:=([.CA51]*[.CA$2]+[.CA50]*[.CA$2])/[.CB$2]" office:value-type="float" office:value="0.01449898235017" calcext:value-type="float">
            <text:p>0.01449898235017</text:p>
          </table:table-cell>
          <table:table-cell table:formula="of:=([.CB51]*[.CB$2]+[.CB50]*[.CB$2])/[.CC$2]" office:value-type="float" office:value="0.0181237279377125" calcext:value-type="float">
            <text:p>0.0181237279377125</text:p>
          </table:table-cell>
          <table:table-cell table:formula="of:=([.CC51]*[.CC$2]+[.CC50]*[.CC$2])/[.CD$2]" office:value-type="float" office:value="0.0222427570144654" calcext:value-type="float">
            <text:p>0.0222427570144654</text:p>
          </table:table-cell>
          <table:table-cell table:formula="of:=([.CD51]*[.CD$2]+[.CD50]*[.CD$2])/[.CE$2]" office:value-type="float" office:value="0.0268221481645024" calcext:value-type="float">
            <text:p>0.0268221481645024</text:p>
          </table:table-cell>
          <table:table-cell table:formula="of:=([.CE51]*[.CE$2]+[.CE50]*[.CE$2])/[.CF$2]" office:value-type="float" office:value="0.0318034042521957" calcext:value-type="float">
            <text:p>0.0318034042521957</text:p>
          </table:table-cell>
          <table:table-cell table:formula="of:=([.CF51]*[.CF$2]+[.CF50]*[.CF$2])/[.CG$2]" office:value-type="float" office:value="0.0371039716275616" calcext:value-type="float">
            <text:p>0.0371039716275616</text:p>
          </table:table-cell>
          <table:table-cell table:formula="of:=([.CG51]*[.CG$2]+[.CG50]*[.CG$2])/[.CH$2]" office:value-type="float" office:value="0.0426194268694965" calcext:value-type="float">
            <text:p>0.0426194268694965</text:p>
          </table:table-cell>
          <table:table-cell table:formula="of:=([.CH51]*[.CH$2]+[.CH50]*[.CH$2])/[.CI$2]" office:value-type="float" office:value="0.0482272461944302" calcext:value-type="float">
            <text:p>0.0482272461944302</text:p>
          </table:table-cell>
          <table:table-cell table:formula="of:=([.CI51]*[.CI$2]+[.CI50]*[.CI$2])/[.CJ$2]" office:value-type="float" office:value="0.0537919284476337" calcext:value-type="float">
            <text:p>0.0537919284476337</text:p>
          </table:table-cell>
          <table:table-cell table:formula="of:=([.CJ51]*[.CJ$2]+[.CJ50]*[.CJ$2])/[.CK$2]" office:value-type="float" office:value="0.0591711212923971" calcext:value-type="float">
            <text:p>0.0591711212923971</text:p>
          </table:table-cell>
          <table:table-cell table:formula="of:=([.CK51]*[.CK$2]+[.CK50]*[.CK$2])/[.CL$2]" office:value-type="float" office:value="0.0642223145734554" calcext:value-type="float">
            <text:p>0.0642223145734554</text:p>
          </table:table-cell>
          <table:table-cell table:formula="of:=([.CL51]*[.CL$2]+[.CL50]*[.CL$2])/[.CM$2]" office:value-type="float" office:value="0.0688096227572736" calcext:value-type="float">
            <text:p>0.0688096227572736</text:p>
          </table:table-cell>
          <table:table-cell table:formula="of:=([.CM51]*[.CM$2]+[.CM50]*[.CM$2])/[.CN$2]" office:value-type="float" office:value="0.0728101822199058" calcext:value-type="float">
            <text:p>0.0728101822199058</text:p>
          </table:table-cell>
          <table:table-cell table:formula="of:=([.CN51]*[.CN$2]+[.CN50]*[.CN$2])/[.CO$2]" office:value-type="float" office:value="0.0761197359571742" calcext:value-type="float">
            <text:p>0.0761197359571742</text:p>
          </table:table-cell>
          <table:table-cell table:formula="of:=([.CO51]*[.CO$2]+[.CO50]*[.CO$2])/[.CP$2]" office:value-type="float" office:value="0.0786570604890801" calcext:value-type="float">
            <text:p>0.0786570604890801</text:p>
          </table:table-cell>
          <table:table-cell table:formula="of:=([.CP51]*[.CP$2]+[.CP50]*[.CP$2])/[.CQ$2]" office:value-type="float" office:value="0.0803669965866688" calcext:value-type="float">
            <text:p>0.0803669965866688</text:p>
          </table:table-cell>
          <table:table-cell table:formula="of:=([.CQ51]*[.CQ$2]+[.CQ50]*[.CQ$2])/[.CR$2]" office:value-type="float" office:value="0.0812219646354631" calcext:value-type="float">
            <text:p>0.0812219646354631</text:p>
          </table:table-cell>
          <table:table-cell table:formula="of:=([.CR51]*[.CR$2]+[.CR50]*[.CR$2])/[.CS$2]" office:value-type="float" office:value="0.0812219646354631" calcext:value-type="float">
            <text:p>0.0812219646354631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52]*[.AB$2]+[.AB51]*[.AB$2])/[.AC$2]" office:value-type="float" office:value="0" calcext:value-type="float">
            <text:p>0</text:p>
          </table:table-cell>
          <table:table-cell table:formula="of:=([.AC52]*[.AC$2]+[.AC51]*[.AC$2])/[.AD$2]" office:value-type="float" office:value="0" calcext:value-type="float">
            <text:p>0</text:p>
          </table:table-cell>
          <table:table-cell table:formula="of:=([.AD52]*[.AD$2]+[.AD51]*[.AD$2])/[.AE$2]" office:value-type="float" office:value="0" calcext:value-type="float">
            <text:p>0</text:p>
          </table:table-cell>
          <table:table-cell table:formula="of:=([.AE52]*[.AE$2]+[.AE51]*[.AE$2])/[.AF$2]" office:value-type="float" office:value="0" calcext:value-type="float">
            <text:p>0</text:p>
          </table:table-cell>
          <table:table-cell table:formula="of:=([.AF52]*[.AF$2]+[.AF51]*[.AF$2])/[.AG$2]" office:value-type="float" office:value="0" calcext:value-type="float">
            <text:p>0</text:p>
          </table:table-cell>
          <table:table-cell table:formula="of:=([.AG52]*[.AG$2]+[.AG51]*[.AG$2])/[.AH$2]" office:value-type="float" office:value="0" calcext:value-type="float">
            <text:p>0</text:p>
          </table:table-cell>
          <table:table-cell table:formula="of:=([.AH52]*[.AH$2]+[.AH51]*[.AH$2])/[.AI$2]" office:value-type="float" office:value="0" calcext:value-type="float">
            <text:p>0</text:p>
          </table:table-cell>
          <table:table-cell table:formula="of:=([.AI52]*[.AI$2]+[.AI51]*[.AI$2])/[.AJ$2]" office:value-type="float" office:value="0" calcext:value-type="float">
            <text:p>0</text:p>
          </table:table-cell>
          <table:table-cell table:formula="of:=([.AJ52]*[.AJ$2]+[.AJ51]*[.AJ$2])/[.AK$2]" office:value-type="float" office:value="0" calcext:value-type="float">
            <text:p>0</text:p>
          </table:table-cell>
          <table:table-cell table:formula="of:=([.AK52]*[.AK$2]+[.AK51]*[.AK$2])/[.AL$2]" office:value-type="float" office:value="0" calcext:value-type="float">
            <text:p>0</text:p>
          </table:table-cell>
          <table:table-cell table:formula="of:=([.AL52]*[.AL$2]+[.AL51]*[.AL$2])/[.AM$2]" office:value-type="float" office:value="0" calcext:value-type="float">
            <text:p>0</text:p>
          </table:table-cell>
          <table:table-cell table:formula="of:=([.AM52]*[.AM$2]+[.AM51]*[.AM$2])/[.AN$2]" office:value-type="float" office:value="0" calcext:value-type="float">
            <text:p>0</text:p>
          </table:table-cell>
          <table:table-cell table:formula="of:=([.AN52]*[.AN$2]+[.AN51]*[.AN$2])/[.AO$2]" office:value-type="float" office:value="0" calcext:value-type="float">
            <text:p>0</text:p>
          </table:table-cell>
          <table:table-cell table:formula="of:=([.AO52]*[.AO$2]+[.AO51]*[.AO$2])/[.AP$2]" office:value-type="float" office:value="0" calcext:value-type="float">
            <text:p>0</text:p>
          </table:table-cell>
          <table:table-cell table:formula="of:=([.AP52]*[.AP$2]+[.AP51]*[.AP$2])/[.AQ$2]" office:value-type="float" office:value="0" calcext:value-type="float">
            <text:p>0</text:p>
          </table:table-cell>
          <table:table-cell table:formula="of:=([.AQ52]*[.AQ$2]+[.AQ51]*[.AQ$2])/[.AR$2]" office:value-type="float" office:value="0" calcext:value-type="float">
            <text:p>0</text:p>
          </table:table-cell>
          <table:table-cell table:formula="of:=([.AR52]*[.AR$2]+[.AR51]*[.AR$2])/[.AS$2]" office:value-type="float" office:value="0" calcext:value-type="float">
            <text:p>0</text:p>
          </table:table-cell>
          <table:table-cell table:formula="of:=([.AS52]*[.AS$2]+[.AS51]*[.AS$2])/[.AT$2]" office:value-type="float" office:value="0" calcext:value-type="float">
            <text:p>0</text:p>
          </table:table-cell>
          <table:table-cell table:formula="of:=([.AT52]*[.AT$2]+[.AT51]*[.AT$2])/[.AU$2]" office:value-type="float" office:value="0" calcext:value-type="float">
            <text:p>0</text:p>
          </table:table-cell>
          <table:table-cell table:formula="of:=([.AU52]*[.AU$2]+[.AU51]*[.AU$2])/[.AV$2]" office:value-type="float" office:value="0" calcext:value-type="float">
            <text:p>0</text:p>
          </table:table-cell>
          <table:table-cell table:formula="of:=([.AV52]*[.AV$2]+[.AV51]*[.AV$2])/[.AW$2]" office:value-type="float" office:value="0" calcext:value-type="float">
            <text:p>0</text:p>
          </table:table-cell>
          <table:table-cell table:formula="of:=([.AW52]*[.AW$2]+[.AW51]*[.AW$2])/[.AX$2]" office:value-type="float" office:value="1.77635683940025E-015" calcext:value-type="float">
            <text:p>1.77635683940025E-15</text:p>
          </table:table-cell>
          <table:table-cell table:formula="of:=([.AX52]*[.AX$2]+[.AX51]*[.AX$2])/[.AY$2]" office:value-type="float" office:value="0.00000000000004440892" calcext:value-type="float">
            <text:p>4.44089209850063E-14</text:p>
          </table:table-cell>
          <table:table-cell table:formula="of:=([.AY52]*[.AY$2]+[.AY51]*[.AY$2])/[.AZ$2]" office:value-type="float" office:value="0.00000000000056621374" calcext:value-type="float">
            <text:p>5.6621374255883E-13</text:p>
          </table:table-cell>
          <table:table-cell table:formula="of:=([.AZ52]*[.AZ$2]+[.AZ51]*[.AZ$2])/[.BA$2]" office:value-type="float" office:value="0.00000000000490718577" calcext:value-type="float">
            <text:p>4.90718576884319E-12</text:p>
          </table:table-cell>
          <table:table-cell table:formula="of:=([.BA52]*[.BA$2]+[.BA51]*[.BA$2])/[.BB$2]" office:value-type="float" office:value="0.00000000003251010572" calcext:value-type="float">
            <text:p>3.25101057185861E-11</text:p>
          </table:table-cell>
          <table:table-cell table:formula="of:=([.BB52]*[.BB$2]+[.BB51]*[.BB$2])/[.BC$2]" office:value-type="float" office:value="0.00000000017555457088" calcext:value-type="float">
            <text:p>1.75554570880365E-10</text:p>
          </table:table-cell>
          <table:table-cell table:formula="of:=([.BC52]*[.BC$2]+[.BC51]*[.BC$2])/[.BD$2]" office:value-type="float" office:value="0.00000000080462511654" calcext:value-type="float">
            <text:p>8.04625116535007E-10</text:p>
          </table:table-cell>
          <table:table-cell table:formula="of:=([.BD52]*[.BD$2]+[.BD51]*[.BD$2])/[.BE$2]" office:value-type="float" office:value="0.00000000321850046614" calcext:value-type="float">
            <text:p>3.21850046614003E-09</text:p>
          </table:table-cell>
          <table:table-cell table:formula="of:=([.BE52]*[.BE$2]+[.BE51]*[.BE$2])/[.BF$2]" office:value-type="float" office:value="0.00000001146590791062" calcext:value-type="float">
            <text:p>1.14659079106239E-08</text:p>
          </table:table-cell>
          <table:table-cell table:formula="of:=([.BF52]*[.BF$2]+[.BF51]*[.BF$2])/[.BG$2]" office:value-type="float" office:value="0.00000003694570326757" calcext:value-type="float">
            <text:p>3.69457032675657E-08</text:p>
          </table:table-cell>
          <table:table-cell table:formula="of:=([.BG52]*[.BG$2]+[.BG51]*[.BG$2])/[.BH$2]" office:value-type="float" office:value="0.00000010898982463932" calcext:value-type="float">
            <text:p>1.08989824639319E-07</text:p>
          </table:table-cell>
          <table:table-cell table:formula="of:=([.BH52]*[.BH$2]+[.BH51]*[.BH$2])/[.BI$2]" office:value-type="float" office:value="0.00000029724497628905" calcext:value-type="float">
            <text:p>2.97244976289052E-07</text:p>
          </table:table-cell>
          <table:table-cell table:formula="of:=([.BI52]*[.BI$2]+[.BI51]*[.BI$2])/[.BJ$2]" office:value-type="float" office:value="0.00000075549764806801" calcext:value-type="float">
            <text:p>7.55497648068006E-07</text:p>
          </table:table-cell>
          <table:table-cell table:formula="of:=([.BJ52]*[.BJ$2]+[.BJ51]*[.BJ$2])/[.BK$2]" office:value-type="float" office:value="0.00000180157131462371" calcext:value-type="float">
            <text:p>1.80157131462371E-06</text:p>
          </table:table-cell>
          <table:table-cell table:formula="of:=([.BK52]*[.BK$2]+[.BK51]*[.BK$2])/[.BL$2]" office:value-type="float" office:value="0.00000405353545790334" calcext:value-type="float">
            <text:p>4.05353545790334E-06</text:p>
          </table:table-cell>
          <table:table-cell table:formula="of:=([.BL52]*[.BL$2]+[.BL51]*[.BL$2])/[.BM$2]" office:value-type="float" office:value="0.0000086475423101938" calcext:value-type="float">
            <text:p>8.6475423101938E-06</text:p>
          </table:table-cell>
          <table:table-cell table:formula="of:=([.BM52]*[.BM$2]+[.BM51]*[.BM$2])/[.BN$2]" office:value-type="float" office:value="0.0000175653203175811" calcext:value-type="float">
            <text:p>1.75653203175811E-05</text:p>
          </table:table-cell>
          <table:table-cell table:formula="of:=([.BN52]*[.BN$2]+[.BN51]*[.BN$2])/[.BO$2]" office:value-type="float" office:value="0.000034097386498834" calcext:value-type="float">
            <text:p>3.4097386498834E-05</text:p>
          </table:table-cell>
          <table:table-cell table:formula="of:=([.BO52]*[.BO$2]+[.BO51]*[.BO$2])/[.BP$2]" office:value-type="float" office:value="0.0000634590248728299" calcext:value-type="float">
            <text:p>6.34590248728299E-05</text:p>
          </table:table-cell>
          <table:table-cell table:formula="of:=([.BP52]*[.BP$2]+[.BP51]*[.BP$2])/[.BQ$2]" office:value-type="float" office:value="0.00011355825503559" calcext:value-type="float">
            <text:p>0.00011355825503559</text:p>
          </table:table-cell>
          <table:table-cell table:formula="of:=([.BQ52]*[.BQ$2]+[.BQ51]*[.BQ$2])/[.BR$2]" office:value-type="float" office:value="0.000195887989936393" calcext:value-type="float">
            <text:p>0.000195887989936393</text:p>
          </table:table-cell>
          <table:table-cell table:formula="of:=([.BR52]*[.BR$2]+[.BR51]*[.BR$2])/[.BS$2]" office:value-type="float" office:value="0.000326479983227322" calcext:value-type="float">
            <text:p>0.000326479983227322</text:p>
          </table:table-cell>
          <table:table-cell table:formula="of:=([.BS52]*[.BS$2]+[.BS51]*[.BS$2])/[.BT$2]" office:value-type="float" office:value="0.000526819972934997" calcext:value-type="float">
            <text:p>0.000526819972934997</text:p>
          </table:table-cell>
          <table:table-cell table:formula="of:=([.BT52]*[.BT$2]+[.BT51]*[.BT$2])/[.BU$2]" office:value-type="float" office:value="0.000824587783724344" calcext:value-type="float">
            <text:p>0.000824587783724344</text:p>
          </table:table-cell>
          <table:table-cell table:formula="of:=([.BU52]*[.BU$2]+[.BU51]*[.BU$2])/[.BV$2]" office:value-type="float" office:value="0.00125406058774744" calcext:value-type="float">
            <text:p>0.00125406058774744</text:p>
          </table:table-cell>
          <table:table-cell table:formula="of:=([.BV52]*[.BV$2]+[.BV51]*[.BV$2])/[.BW$2]" office:value-type="float" office:value="0.00185600966986621" calcext:value-type="float">
            <text:p>0.00185600966986621</text:p>
          </table:table-cell>
          <table:table-cell table:formula="of:=([.BW52]*[.BW$2]+[.BW51]*[.BW$2])/[.BX$2]" office:value-type="float" office:value="0.0026769370238455" calcext:value-type="float">
            <text:p>0.0026769370238455</text:p>
          </table:table-cell>
          <table:table-cell table:formula="of:=([.BX52]*[.BX$2]+[.BX51]*[.BX$2])/[.BY$2]" office:value-type="float" office:value="0.00376754099652329" calcext:value-type="float">
            <text:p>0.00376754099652329</text:p>
          </table:table-cell>
          <table:table-cell table:formula="of:=([.BY52]*[.BY$2]+[.BY51]*[.BY$2])/[.BZ$2]" office:value-type="float" office:value="0.00518036887021952" calcext:value-type="float">
            <text:p>0.00518036887021952</text:p>
          </table:table-cell>
          <table:table-cell table:formula="of:=([.BZ52]*[.BZ$2]+[.BZ51]*[.BZ$2])/[.CA$2]" office:value-type="float" office:value="0.00696670296339867" calcext:value-type="float">
            <text:p>0.00696670296339867</text:p>
          </table:table-cell>
          <table:table-cell table:formula="of:=([.CA52]*[.CA$2]+[.CA51]*[.CA$2])/[.CB$2]" office:value-type="float" office:value="0.00917282556847492" calcext:value-type="float">
            <text:p>0.00917282556847492</text:p>
          </table:table-cell>
          <table:table-cell table:formula="of:=([.CB52]*[.CB$2]+[.CB51]*[.CB$2])/[.CC$2]" office:value-type="float" office:value="0.0118359039593225" calcext:value-type="float">
            <text:p>0.0118359039593225</text:p>
          </table:table-cell>
          <table:table-cell table:formula="of:=([.CC52]*[.CC$2]+[.CC51]*[.CC$2])/[.CD$2]" office:value-type="float" office:value="0.0149798159485175" calcext:value-type="float">
            <text:p>0.0149798159485175</text:p>
          </table:table-cell>
          <table:table-cell table:formula="of:=([.CD52]*[.CD$2]+[.CD51]*[.CD$2])/[.CE$2]" office:value-type="float" office:value="0.0186112864814915" calcext:value-type="float">
            <text:p>0.0186112864814915</text:p>
          </table:table-cell>
          <table:table-cell table:formula="of:=([.CE52]*[.CE$2]+[.CE51]*[.CE$2])/[.CF$2]" office:value-type="float" office:value="0.0227167173229969" calcext:value-type="float">
            <text:p>0.0227167173229969</text:p>
          </table:table-cell>
          <table:table-cell table:formula="of:=([.CF52]*[.CF$2]+[.CF51]*[.CF$2])/[.CG$2]" office:value-type="float" office:value="0.0272600607875963" calcext:value-type="float">
            <text:p>0.0272600607875963</text:p>
          </table:table-cell>
          <table:table-cell table:formula="of:=([.CG52]*[.CG$2]+[.CG51]*[.CG$2])/[.CH$2]" office:value-type="float" office:value="0.032182016207579" calcext:value-type="float">
            <text:p>0.032182016207579</text:p>
          </table:table-cell>
          <table:table-cell table:formula="of:=([.CH52]*[.CH$2]+[.CH51]*[.CH$2])/[.CI$2]" office:value-type="float" office:value="0.0374007215385377" calcext:value-type="float">
            <text:p>0.0374007215385377</text:p>
          </table:table-cell>
          <table:table-cell table:formula="of:=([.CI52]*[.CI$2]+[.CI51]*[.CI$2])/[.CJ$2]" office:value-type="float" office:value="0.042813983866484" calcext:value-type="float">
            <text:p>0.042813983866484</text:p>
          </table:table-cell>
          <table:table-cell table:formula="of:=([.CJ52]*[.CJ$2]+[.CJ51]*[.CJ$2])/[.CK$2]" office:value-type="float" office:value="0.0483029561570588" calcext:value-type="float">
            <text:p>0.0483029561570588</text:p>
          </table:table-cell>
          <table:table-cell table:formula="of:=([.CK52]*[.CK$2]+[.CK51]*[.CK$2])/[.CL$2]" office:value-type="float" office:value="0.053737038724728" calcext:value-type="float">
            <text:p>0.053737038724728</text:p>
          </table:table-cell>
          <table:table-cell table:formula="of:=([.CL52]*[.CL$2]+[.CL51]*[.CL$2])/[.CM$2]" office:value-type="float" office:value="0.0589796766490917" calcext:value-type="float">
            <text:p>0.0589796766490917</text:p>
          </table:table-cell>
          <table:table-cell table:formula="of:=([.CM52]*[.CM$2]+[.CM51]*[.CM$2])/[.CN$2]" office:value-type="float" office:value="0.0638946497031826" calcext:value-type="float">
            <text:p>0.0638946497031826</text:p>
          </table:table-cell>
          <table:table-cell table:formula="of:=([.CN52]*[.CN$2]+[.CN51]*[.CN$2])/[.CO$2]" office:value-type="float" office:value="0.0683524159615442" calcext:value-type="float">
            <text:p>0.0683524159615442</text:p>
          </table:table-cell>
          <table:table-cell table:formula="of:=([.CO52]*[.CO$2]+[.CO51]*[.CO$2])/[.CP$2]" office:value-type="float" office:value="0.0722360759593592" calcext:value-type="float">
            <text:p>0.0722360759593592</text:p>
          </table:table-cell>
          <table:table-cell table:formula="of:=([.CP52]*[.CP$2]+[.CP51]*[.CP$2])/[.CQ$2]" office:value-type="float" office:value="0.0754465682242196" calcext:value-type="float">
            <text:p>0.0754465682242196</text:p>
          </table:table-cell>
          <table:table-cell table:formula="of:=([.CQ52]*[.CQ$2]+[.CQ51]*[.CQ$2])/[.CR$2]" office:value-type="float" office:value="0.0779067824054442" calcext:value-type="float">
            <text:p>0.0779067824054442</text:p>
          </table:table-cell>
          <table:table-cell table:formula="of:=([.CR52]*[.CR$2]+[.CR51]*[.CR$2])/[.CS$2]" office:value-type="float" office:value="0.0795643735204537" calcext:value-type="float">
            <text:p>0.0795643735204537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53]*[.AB$2]+[.AB52]*[.AB$2])/[.AC$2]" office:value-type="float" office:value="0" calcext:value-type="float">
            <text:p>0</text:p>
          </table:table-cell>
          <table:table-cell table:formula="of:=([.AC53]*[.AC$2]+[.AC52]*[.AC$2])/[.AD$2]" office:value-type="float" office:value="0" calcext:value-type="float">
            <text:p>0</text:p>
          </table:table-cell>
          <table:table-cell table:formula="of:=([.AD53]*[.AD$2]+[.AD52]*[.AD$2])/[.AE$2]" office:value-type="float" office:value="0" calcext:value-type="float">
            <text:p>0</text:p>
          </table:table-cell>
          <table:table-cell table:formula="of:=([.AE53]*[.AE$2]+[.AE52]*[.AE$2])/[.AF$2]" office:value-type="float" office:value="0" calcext:value-type="float">
            <text:p>0</text:p>
          </table:table-cell>
          <table:table-cell table:formula="of:=([.AF53]*[.AF$2]+[.AF52]*[.AF$2])/[.AG$2]" office:value-type="float" office:value="0" calcext:value-type="float">
            <text:p>0</text:p>
          </table:table-cell>
          <table:table-cell table:formula="of:=([.AG53]*[.AG$2]+[.AG52]*[.AG$2])/[.AH$2]" office:value-type="float" office:value="0" calcext:value-type="float">
            <text:p>0</text:p>
          </table:table-cell>
          <table:table-cell table:formula="of:=([.AH53]*[.AH$2]+[.AH52]*[.AH$2])/[.AI$2]" office:value-type="float" office:value="0" calcext:value-type="float">
            <text:p>0</text:p>
          </table:table-cell>
          <table:table-cell table:formula="of:=([.AI53]*[.AI$2]+[.AI52]*[.AI$2])/[.AJ$2]" office:value-type="float" office:value="0" calcext:value-type="float">
            <text:p>0</text:p>
          </table:table-cell>
          <table:table-cell table:formula="of:=([.AJ53]*[.AJ$2]+[.AJ52]*[.AJ$2])/[.AK$2]" office:value-type="float" office:value="0" calcext:value-type="float">
            <text:p>0</text:p>
          </table:table-cell>
          <table:table-cell table:formula="of:=([.AK53]*[.AK$2]+[.AK52]*[.AK$2])/[.AL$2]" office:value-type="float" office:value="0" calcext:value-type="float">
            <text:p>0</text:p>
          </table:table-cell>
          <table:table-cell table:formula="of:=([.AL53]*[.AL$2]+[.AL52]*[.AL$2])/[.AM$2]" office:value-type="float" office:value="0" calcext:value-type="float">
            <text:p>0</text:p>
          </table:table-cell>
          <table:table-cell table:formula="of:=([.AM53]*[.AM$2]+[.AM52]*[.AM$2])/[.AN$2]" office:value-type="float" office:value="0" calcext:value-type="float">
            <text:p>0</text:p>
          </table:table-cell>
          <table:table-cell table:formula="of:=([.AN53]*[.AN$2]+[.AN52]*[.AN$2])/[.AO$2]" office:value-type="float" office:value="0" calcext:value-type="float">
            <text:p>0</text:p>
          </table:table-cell>
          <table:table-cell table:formula="of:=([.AO53]*[.AO$2]+[.AO52]*[.AO$2])/[.AP$2]" office:value-type="float" office:value="0" calcext:value-type="float">
            <text:p>0</text:p>
          </table:table-cell>
          <table:table-cell table:formula="of:=([.AP53]*[.AP$2]+[.AP52]*[.AP$2])/[.AQ$2]" office:value-type="float" office:value="0" calcext:value-type="float">
            <text:p>0</text:p>
          </table:table-cell>
          <table:table-cell table:formula="of:=([.AQ53]*[.AQ$2]+[.AQ52]*[.AQ$2])/[.AR$2]" office:value-type="float" office:value="0" calcext:value-type="float">
            <text:p>0</text:p>
          </table:table-cell>
          <table:table-cell table:formula="of:=([.AR53]*[.AR$2]+[.AR52]*[.AR$2])/[.AS$2]" office:value-type="float" office:value="0" calcext:value-type="float">
            <text:p>0</text:p>
          </table:table-cell>
          <table:table-cell table:formula="of:=([.AS53]*[.AS$2]+[.AS52]*[.AS$2])/[.AT$2]" office:value-type="float" office:value="0" calcext:value-type="float">
            <text:p>0</text:p>
          </table:table-cell>
          <table:table-cell table:formula="of:=([.AT53]*[.AT$2]+[.AT52]*[.AT$2])/[.AU$2]" office:value-type="float" office:value="0" calcext:value-type="float">
            <text:p>0</text:p>
          </table:table-cell>
          <table:table-cell table:formula="of:=([.AU53]*[.AU$2]+[.AU52]*[.AU$2])/[.AV$2]" office:value-type="float" office:value="0" calcext:value-type="float">
            <text:p>0</text:p>
          </table:table-cell>
          <table:table-cell table:formula="of:=([.AV53]*[.AV$2]+[.AV52]*[.AV$2])/[.AW$2]" office:value-type="float" office:value="0" calcext:value-type="float">
            <text:p>0</text:p>
          </table:table-cell>
          <table:table-cell table:formula="of:=([.AW53]*[.AW$2]+[.AW52]*[.AW$2])/[.AX$2]" office:value-type="float" office:value="0" calcext:value-type="float">
            <text:p>0</text:p>
          </table:table-cell>
          <table:table-cell table:formula="of:=([.AX53]*[.AX$2]+[.AX52]*[.AX$2])/[.AY$2]" office:value-type="float" office:value="8.88178419700125E-016" calcext:value-type="float">
            <text:p>8.88178419700125E-16</text:p>
          </table:table-cell>
          <table:table-cell table:formula="of:=([.AY53]*[.AY$2]+[.AY52]*[.AY$2])/[.AZ$2]" office:value-type="float" office:value="0.00000000000002264855" calcext:value-type="float">
            <text:p>2.26485497023532E-14</text:p>
          </table:table-cell>
          <table:table-cell table:formula="of:=([.AZ53]*[.AZ$2]+[.AZ52]*[.AZ$2])/[.BA$2]" office:value-type="float" office:value="0.00000000000029443115" calcext:value-type="float">
            <text:p>2.94431146130592E-13</text:p>
          </table:table-cell>
          <table:table-cell table:formula="of:=([.BA53]*[.BA$2]+[.BA52]*[.BA$2])/[.BB$2]" office:value-type="float" office:value="0.00000000000260080846" calcext:value-type="float">
            <text:p>2.60080845748689E-12</text:p>
          </table:table-cell>
          <table:table-cell table:formula="of:=([.BB53]*[.BB$2]+[.BB52]*[.BB$2])/[.BC$2]" office:value-type="float" office:value="0.00000000001755545709" calcext:value-type="float">
            <text:p>1.75554570880365E-11</text:p>
          </table:table-cell>
          <table:table-cell table:formula="of:=([.BC53]*[.BC$2]+[.BC52]*[.BC$2])/[.BD$2]" office:value-type="float" office:value="0.00000000009655501398" calcext:value-type="float">
            <text:p>9.65550139842009E-11</text:p>
          </table:table-cell>
          <table:table-cell table:formula="of:=([.BD53]*[.BD$2]+[.BD52]*[.BD$2])/[.BE$2]" office:value-type="float" office:value="0.00000000045059006526" calcext:value-type="float">
            <text:p>4.50590065259604E-10</text:p>
          </table:table-cell>
          <table:table-cell table:formula="of:=([.BE53]*[.BE$2]+[.BE52]*[.BE$2])/[.BF$2]" office:value-type="float" office:value="0.0000000018345452657" calcext:value-type="float">
            <text:p>1.83454526569982E-09</text:p>
          </table:table-cell>
          <table:table-cell table:formula="of:=([.BF53]*[.BF$2]+[.BF52]*[.BF$2])/[.BG$2]" office:value-type="float" office:value="0.00000000665022658816" calcext:value-type="float">
            <text:p>6.65022658816183E-09</text:p>
          </table:table-cell>
          <table:table-cell table:formula="of:=([.BG53]*[.BG$2]+[.BG52]*[.BG$2])/[.BH$2]" office:value-type="float" office:value="0.00000002179796492786" calcext:value-type="float">
            <text:p>2.17979649278638E-08</text:p>
          </table:table-cell>
          <table:table-cell table:formula="of:=([.BH53]*[.BH$2]+[.BH52]*[.BH$2])/[.BI$2]" office:value-type="float" office:value="0.00000006539389478359" calcext:value-type="float">
            <text:p>6.53938947835914E-08</text:p>
          </table:table-cell>
          <table:table-cell table:formula="of:=([.BI53]*[.BI$2]+[.BI52]*[.BI$2])/[.BJ$2]" office:value-type="float" office:value="0.00000018131943553632" calcext:value-type="float">
            <text:p>1.81319435536322E-07</text:p>
          </table:table-cell>
          <table:table-cell table:formula="of:=([.BJ53]*[.BJ$2]+[.BJ52]*[.BJ$2])/[.BK$2]" office:value-type="float" office:value="0.00000046840854180216" calcext:value-type="float">
            <text:p>4.68408541802164E-07</text:p>
          </table:table-cell>
          <table:table-cell table:formula="of:=([.BK53]*[.BK$2]+[.BK52]*[.BK$2])/[.BL$2]" office:value-type="float" office:value="0.00000113498992821294" calcext:value-type="float">
            <text:p>1.13498992821294E-06</text:p>
          </table:table-cell>
          <table:table-cell table:formula="of:=([.BL53]*[.BL$2]+[.BL52]*[.BL$2])/[.BM$2]" office:value-type="float" office:value="0.00000259426269305814" calcext:value-type="float">
            <text:p>2.59426269305814E-06</text:p>
          </table:table-cell>
          <table:table-cell table:formula="of:=([.BM53]*[.BM$2]+[.BM52]*[.BM$2])/[.BN$2]" office:value-type="float" office:value="0.00000562090250162597" calcext:value-type="float">
            <text:p>5.62090250162597E-06</text:p>
          </table:table-cell>
          <table:table-cell table:formula="of:=([.BN53]*[.BN$2]+[.BN52]*[.BN$2])/[.BO$2]" office:value-type="float" office:value="0.0000115931114096036" calcext:value-type="float">
            <text:p>1.15931114096036E-05</text:p>
          </table:table-cell>
          <table:table-cell table:formula="of:=([.BO53]*[.BO$2]+[.BO52]*[.BO$2])/[.BP$2]" office:value-type="float" office:value="0.0000228452489542188" calcext:value-type="float">
            <text:p>2.28452489542188E-05</text:p>
          </table:table-cell>
          <table:table-cell table:formula="of:=([.BP53]*[.BP$2]+[.BP52]*[.BP$2])/[.BQ$2]" office:value-type="float" office:value="0.0000431521369135244" calcext:value-type="float">
            <text:p>4.31521369135244E-05</text:p>
          </table:table-cell>
          <table:table-cell table:formula="of:=([.BQ53]*[.BQ$2]+[.BQ52]*[.BQ$2])/[.BR$2]" office:value-type="float" office:value="0.0000783551959745574" calcext:value-type="float">
            <text:p>7.83551959745574E-05</text:p>
          </table:table-cell>
          <table:table-cell table:formula="of:=([.BR53]*[.BR$2]+[.BR52]*[.BR$2])/[.BS$2]" office:value-type="float" office:value="0.000137121592955475" calcext:value-type="float">
            <text:p>0.000137121592955475</text:p>
          </table:table-cell>
          <table:table-cell table:formula="of:=([.BS53]*[.BS$2]+[.BS52]*[.BS$2])/[.BT$2]" office:value-type="float" office:value="0.000231800788091399" calcext:value-type="float">
            <text:p>0.000231800788091399</text:p>
          </table:table-cell>
          <table:table-cell table:formula="of:=([.BT53]*[.BT$2]+[.BT52]*[.BT$2])/[.BU$2]" office:value-type="float" office:value="0.000379310380513198" calcext:value-type="float">
            <text:p>0.000379310380513198</text:p>
          </table:table-cell>
          <table:table-cell table:formula="of:=([.BU53]*[.BU$2]+[.BU52]*[.BU$2])/[.BV$2]" office:value-type="float" office:value="0.000601949082118771" calcext:value-type="float">
            <text:p>0.000601949082118771</text:p>
          </table:table-cell>
          <table:table-cell table:formula="of:=([.BV53]*[.BV$2]+[.BV52]*[.BV$2])/[.BW$2]" office:value-type="float" office:value="0.000928004834933105" calcext:value-type="float">
            <text:p>0.000928004834933105</text:p>
          </table:table-cell>
          <table:table-cell table:formula="of:=([.BW53]*[.BW$2]+[.BW52]*[.BW$2])/[.BX$2]" office:value-type="float" office:value="0.00139200725239966" calcext:value-type="float">
            <text:p>0.00139200725239966</text:p>
          </table:table-cell>
          <table:table-cell table:formula="of:=([.BX53]*[.BX$2]+[.BX52]*[.BX$2])/[.BY$2]" office:value-type="float" office:value="0.00203447213812258" calcext:value-type="float">
            <text:p>0.00203447213812258</text:p>
          </table:table-cell>
          <table:table-cell table:formula="of:=([.BY53]*[.BY$2]+[.BY52]*[.BY$2])/[.BZ$2]" office:value-type="float" office:value="0.00290100656732293" calcext:value-type="float">
            <text:p>0.00290100656732293</text:p>
          </table:table-cell>
          <table:table-cell table:formula="of:=([.BZ53]*[.BZ$2]+[.BZ52]*[.BZ$2])/[.CA$2]" office:value-type="float" office:value="0.00404068771877123" calcext:value-type="float">
            <text:p>0.00404068771877123</text:p>
          </table:table-cell>
          <table:table-cell table:formula="of:=([.CA53]*[.CA$2]+[.CA52]*[.CA$2])/[.CB$2]" office:value-type="float" office:value="0.00550369534108495" calcext:value-type="float">
            <text:p>0.00550369534108495</text:p>
          </table:table-cell>
          <table:table-cell table:formula="of:=([.CB53]*[.CB$2]+[.CB52]*[.CB$2])/[.CC$2]" office:value-type="float" office:value="0.00733826045477993" calcext:value-type="float">
            <text:p>0.00733826045477993</text:p>
          </table:table-cell>
          <table:table-cell table:formula="of:=([.CC53]*[.CC$2]+[.CC52]*[.CC$2])/[.CD$2]" office:value-type="float" office:value="0.0095870822070512" calcext:value-type="float">
            <text:p>0.0095870822070512</text:p>
          </table:table-cell>
          <table:table-cell table:formula="of:=([.CD53]*[.CD$2]+[.CD52]*[.CD$2])/[.CE$2]" office:value-type="float" office:value="0.0122834490777844" calcext:value-type="float">
            <text:p>0.0122834490777844</text:p>
          </table:table-cell>
          <table:table-cell table:formula="of:=([.CE53]*[.CE$2]+[.CE52]*[.CE$2])/[.CF$2]" office:value-type="float" office:value="0.0154473677796379" calcext:value-type="float">
            <text:p>0.0154473677796379</text:p>
          </table:table-cell>
          <table:table-cell table:formula="of:=([.CF53]*[.CF$2]+[.CF52]*[.CF$2])/[.CG$2]" office:value-type="float" office:value="0.0190820425513174" calcext:value-type="float">
            <text:p>0.0190820425513174</text:p>
          </table:table-cell>
          <table:table-cell table:formula="of:=([.CG53]*[.CG$2]+[.CG52]*[.CG$2])/[.CH$2]" office:value-type="float" office:value="0.0231710516694569" calcext:value-type="float">
            <text:p>0.0231710516694569</text:p>
          </table:table-cell>
          <table:table-cell table:formula="of:=([.CH53]*[.CH$2]+[.CH52]*[.CH$2])/[.CI$2]" office:value-type="float" office:value="0.0276765339385179" calcext:value-type="float">
            <text:p>0.0276765339385179</text:p>
          </table:table-cell>
          <table:table-cell table:formula="of:=([.CI53]*[.CI$2]+[.CI52]*[.CI$2])/[.CJ$2]" office:value-type="float" office:value="0.0325386277385278" calcext:value-type="float">
            <text:p>0.0325386277385278</text:p>
          </table:table-cell>
          <table:table-cell table:formula="of:=([.CJ53]*[.CJ$2]+[.CJ52]*[.CJ$2])/[.CK$2]" office:value-type="float" office:value="0.0376763058025059" calcext:value-type="float">
            <text:p>0.0376763058025059</text:p>
          </table:table-cell>
          <table:table-cell table:formula="of:=([.CK53]*[.CK$2]+[.CK52]*[.CK$2])/[.CL$2]" office:value-type="float" office:value="0.0429896309797824" calcext:value-type="float">
            <text:p>0.0429896309797824</text:p>
          </table:table-cell>
          <table:table-cell table:formula="of:=([.CL53]*[.CL$2]+[.CL52]*[.CL$2])/[.CM$2]" office:value-type="float" office:value="0.0483633348522552" calcext:value-type="float">
            <text:p>0.0483633348522552</text:p>
          </table:table-cell>
          <table:table-cell table:formula="of:=([.CM53]*[.CM$2]+[.CM52]*[.CM$2])/[.CN$2]" office:value-type="float" office:value="0.0536715057506734" calcext:value-type="float">
            <text:p>0.0536715057506734</text:p>
          </table:table-cell>
          <table:table-cell table:formula="of:=([.CN53]*[.CN$2]+[.CN52]*[.CN$2])/[.CO$2]" office:value-type="float" office:value="0.058783077726928" calcext:value-type="float">
            <text:p>0.058783077726928</text:p>
          </table:table-cell>
          <table:table-cell table:formula="of:=([.CO53]*[.CO$2]+[.CO52]*[.CO$2])/[.CP$2]" office:value-type="float" office:value="0.0635677468442361" calcext:value-type="float">
            <text:p>0.0635677468442361</text:p>
          </table:table-cell>
          <table:table-cell table:formula="of:=([.CP53]*[.CP$2]+[.CP52]*[.CP$2])/[.CQ$2]" office:value-type="float" office:value="0.0679019114017977" calcext:value-type="float">
            <text:p>0.0679019114017977</text:p>
          </table:table-cell>
          <table:table-cell table:formula="of:=([.CQ53]*[.CQ$2]+[.CQ52]*[.CQ$2])/[.CR$2]" office:value-type="float" office:value="0.0716742398130087" calcext:value-type="float">
            <text:p>0.0716742398130087</text:p>
          </table:table-cell>
          <table:table-cell table:formula="of:=([.CR53]*[.CR$2]+[.CR52]*[.CR$2])/[.CS$2]" office:value-type="float" office:value="0.0747905111092264" calcext:value-type="float">
            <text:p>0.0747905111092264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54]*[.AB$2]+[.AB53]*[.AB$2])/[.AC$2]" office:value-type="float" office:value="0" calcext:value-type="float">
            <text:p>0</text:p>
          </table:table-cell>
          <table:table-cell table:formula="of:=([.AC54]*[.AC$2]+[.AC53]*[.AC$2])/[.AD$2]" office:value-type="float" office:value="0" calcext:value-type="float">
            <text:p>0</text:p>
          </table:table-cell>
          <table:table-cell table:formula="of:=([.AD54]*[.AD$2]+[.AD53]*[.AD$2])/[.AE$2]" office:value-type="float" office:value="0" calcext:value-type="float">
            <text:p>0</text:p>
          </table:table-cell>
          <table:table-cell table:formula="of:=([.AE54]*[.AE$2]+[.AE53]*[.AE$2])/[.AF$2]" office:value-type="float" office:value="0" calcext:value-type="float">
            <text:p>0</text:p>
          </table:table-cell>
          <table:table-cell table:formula="of:=([.AF54]*[.AF$2]+[.AF53]*[.AF$2])/[.AG$2]" office:value-type="float" office:value="0" calcext:value-type="float">
            <text:p>0</text:p>
          </table:table-cell>
          <table:table-cell table:formula="of:=([.AG54]*[.AG$2]+[.AG53]*[.AG$2])/[.AH$2]" office:value-type="float" office:value="0" calcext:value-type="float">
            <text:p>0</text:p>
          </table:table-cell>
          <table:table-cell table:formula="of:=([.AH54]*[.AH$2]+[.AH53]*[.AH$2])/[.AI$2]" office:value-type="float" office:value="0" calcext:value-type="float">
            <text:p>0</text:p>
          </table:table-cell>
          <table:table-cell table:formula="of:=([.AI54]*[.AI$2]+[.AI53]*[.AI$2])/[.AJ$2]" office:value-type="float" office:value="0" calcext:value-type="float">
            <text:p>0</text:p>
          </table:table-cell>
          <table:table-cell table:formula="of:=([.AJ54]*[.AJ$2]+[.AJ53]*[.AJ$2])/[.AK$2]" office:value-type="float" office:value="0" calcext:value-type="float">
            <text:p>0</text:p>
          </table:table-cell>
          <table:table-cell table:formula="of:=([.AK54]*[.AK$2]+[.AK53]*[.AK$2])/[.AL$2]" office:value-type="float" office:value="0" calcext:value-type="float">
            <text:p>0</text:p>
          </table:table-cell>
          <table:table-cell table:formula="of:=([.AL54]*[.AL$2]+[.AL53]*[.AL$2])/[.AM$2]" office:value-type="float" office:value="0" calcext:value-type="float">
            <text:p>0</text:p>
          </table:table-cell>
          <table:table-cell table:formula="of:=([.AM54]*[.AM$2]+[.AM53]*[.AM$2])/[.AN$2]" office:value-type="float" office:value="0" calcext:value-type="float">
            <text:p>0</text:p>
          </table:table-cell>
          <table:table-cell table:formula="of:=([.AN54]*[.AN$2]+[.AN53]*[.AN$2])/[.AO$2]" office:value-type="float" office:value="0" calcext:value-type="float">
            <text:p>0</text:p>
          </table:table-cell>
          <table:table-cell table:formula="of:=([.AO54]*[.AO$2]+[.AO53]*[.AO$2])/[.AP$2]" office:value-type="float" office:value="0" calcext:value-type="float">
            <text:p>0</text:p>
          </table:table-cell>
          <table:table-cell table:formula="of:=([.AP54]*[.AP$2]+[.AP53]*[.AP$2])/[.AQ$2]" office:value-type="float" office:value="0" calcext:value-type="float">
            <text:p>0</text:p>
          </table:table-cell>
          <table:table-cell table:formula="of:=([.AQ54]*[.AQ$2]+[.AQ53]*[.AQ$2])/[.AR$2]" office:value-type="float" office:value="0" calcext:value-type="float">
            <text:p>0</text:p>
          </table:table-cell>
          <table:table-cell table:formula="of:=([.AR54]*[.AR$2]+[.AR53]*[.AR$2])/[.AS$2]" office:value-type="float" office:value="0" calcext:value-type="float">
            <text:p>0</text:p>
          </table:table-cell>
          <table:table-cell table:formula="of:=([.AS54]*[.AS$2]+[.AS53]*[.AS$2])/[.AT$2]" office:value-type="float" office:value="0" calcext:value-type="float">
            <text:p>0</text:p>
          </table:table-cell>
          <table:table-cell table:formula="of:=([.AT54]*[.AT$2]+[.AT53]*[.AT$2])/[.AU$2]" office:value-type="float" office:value="0" calcext:value-type="float">
            <text:p>0</text:p>
          </table:table-cell>
          <table:table-cell table:formula="of:=([.AU54]*[.AU$2]+[.AU53]*[.AU$2])/[.AV$2]" office:value-type="float" office:value="0" calcext:value-type="float">
            <text:p>0</text:p>
          </table:table-cell>
          <table:table-cell table:formula="of:=([.AV54]*[.AV$2]+[.AV53]*[.AV$2])/[.AW$2]" office:value-type="float" office:value="0" calcext:value-type="float">
            <text:p>0</text:p>
          </table:table-cell>
          <table:table-cell table:formula="of:=([.AW54]*[.AW$2]+[.AW53]*[.AW$2])/[.AX$2]" office:value-type="float" office:value="0" calcext:value-type="float">
            <text:p>0</text:p>
          </table:table-cell>
          <table:table-cell table:formula="of:=([.AX54]*[.AX$2]+[.AX53]*[.AX$2])/[.AY$2]" office:value-type="float" office:value="0" calcext:value-type="float">
            <text:p>0</text:p>
          </table:table-cell>
          <table:table-cell table:formula="of:=([.AY54]*[.AY$2]+[.AY53]*[.AY$2])/[.AZ$2]" office:value-type="float" office:value="4.44089209850063E-016" calcext:value-type="float">
            <text:p>4.44089209850063E-16</text:p>
          </table:table-cell>
          <table:table-cell table:formula="of:=([.AZ54]*[.AZ$2]+[.AZ53]*[.AZ$2])/[.BA$2]" office:value-type="float" office:value="0.00000000000001154632" calcext:value-type="float">
            <text:p>1.15463194561016E-14</text:p>
          </table:table-cell>
          <table:table-cell table:formula="of:=([.BA54]*[.BA$2]+[.BA53]*[.BA$2])/[.BB$2]" office:value-type="float" office:value="0.00000000000015298873" calcext:value-type="float">
            <text:p>1.52988732793347E-13</text:p>
          </table:table-cell>
          <table:table-cell table:formula="of:=([.BB54]*[.BB$2]+[.BB53]*[.BB$2])/[.BC$2]" office:value-type="float" office:value="0.0000000000013768986" calcext:value-type="float">
            <text:p>1.37689859514012E-12</text:p>
          </table:table-cell>
          <table:table-cell table:formula="of:=([.BC54]*[.BC$2]+[.BC53]*[.BC$2])/[.BD$2]" office:value-type="float" office:value="0.00000000000946617784" calcext:value-type="float">
            <text:p>9.46617784158832E-12</text:p>
          </table:table-cell>
          <table:table-cell table:formula="of:=([.BD54]*[.BD$2]+[.BD53]*[.BD$2])/[.BE$2]" office:value-type="float" office:value="0.00000000005301059591" calcext:value-type="float">
            <text:p>5.30105959128946E-11</text:p>
          </table:table-cell>
          <table:table-cell table:formula="of:=([.BE54]*[.BE$2]+[.BE53]*[.BE$2])/[.BF$2]" office:value-type="float" office:value="0.00000000025180033059" calcext:value-type="float">
            <text:p>2.51800330586249E-10</text:p>
          </table:table-cell>
          <table:table-cell table:formula="of:=([.BF54]*[.BF$2]+[.BF53]*[.BF$2])/[.BG$2]" office:value-type="float" office:value="0.00000000104317279814" calcext:value-type="float">
            <text:p>1.04317279814303E-09</text:p>
          </table:table-cell>
          <table:table-cell table:formula="of:=([.BG54]*[.BG$2]+[.BG53]*[.BG$2])/[.BH$2]" office:value-type="float" office:value="0.00000000384669969315" calcext:value-type="float">
            <text:p>3.84669969315243E-09</text:p>
          </table:table-cell>
          <table:table-cell table:formula="of:=([.BH54]*[.BH$2]+[.BH53]*[.BH$2])/[.BI$2]" office:value-type="float" office:value="0.00000001282233231051" calcext:value-type="float">
            <text:p>1.28223323105081E-08</text:p>
          </table:table-cell>
          <table:table-cell table:formula="of:=([.BI54]*[.BI$2]+[.BI53]*[.BI$2])/[.BJ$2]" office:value-type="float" office:value="0.00000003910811354705" calcext:value-type="float">
            <text:p>3.91081135470497E-08</text:p>
          </table:table-cell>
          <table:table-cell table:formula="of:=([.BJ54]*[.BJ$2]+[.BJ53]*[.BJ$2])/[.BK$2]" office:value-type="float" office:value="0.00000011021377454169" calcext:value-type="float">
            <text:p>1.10213774541686E-07</text:p>
          </table:table-cell>
          <table:table-cell table:formula="of:=([.BK54]*[.BK$2]+[.BK53]*[.BK$2])/[.BL$2]" office:value-type="float" office:value="0.00000028931115817192" calcext:value-type="float">
            <text:p>2.89311158171925E-07</text:p>
          </table:table-cell>
          <table:table-cell table:formula="of:=([.BL54]*[.BL$2]+[.BL53]*[.BL$2])/[.BM$2]" office:value-type="float" office:value="0.00000071215054319243" calcext:value-type="float">
            <text:p>7.1215054319243E-07</text:p>
          </table:table-cell>
          <table:table-cell table:formula="of:=([.BM54]*[.BM$2]+[.BM53]*[.BM$2])/[.BN$2]" office:value-type="float" office:value="0.00000165320661812528" calcext:value-type="float">
            <text:p>1.65320661812528E-06</text:p>
          </table:table-cell>
          <table:table-cell table:formula="of:=([.BN54]*[.BN$2]+[.BN53]*[.BN$2])/[.BO$2]" office:value-type="float" office:value="0.00000363705455987563" calcext:value-type="float">
            <text:p>3.63705455987563E-06</text:p>
          </table:table-cell>
          <table:table-cell table:formula="of:=([.BO54]*[.BO$2]+[.BO53]*[.BO$2])/[.BP$2]" office:value-type="float" office:value="0.00000761508298473959" calcext:value-type="float">
            <text:p>7.61508298473959E-06</text:p>
          </table:table-cell>
          <table:table-cell table:formula="of:=([.BP54]*[.BP$2]+[.BP53]*[.BP$2])/[.BQ$2]" office:value-type="float" office:value="0.0000152301659694792" calcext:value-type="float">
            <text:p>1.52301659694792E-05</text:p>
          </table:table-cell>
          <table:table-cell table:formula="of:=([.BQ54]*[.BQ$2]+[.BQ53]*[.BQ$2])/[.BR$2]" office:value-type="float" office:value="0.0000291911514415018" calcext:value-type="float">
            <text:p>2.91911514415018E-05</text:p>
          </table:table-cell>
          <table:table-cell table:formula="of:=([.BR54]*[.BR$2]+[.BR53]*[.BR$2])/[.BS$2]" office:value-type="float" office:value="0.0000537731737080296" calcext:value-type="float">
            <text:p>5.37731737080296E-05</text:p>
          </table:table-cell>
          <table:table-cell table:formula="of:=([.BS54]*[.BS$2]+[.BS53]*[.BS$2])/[.BT$2]" office:value-type="float" office:value="0.0000954473833317525" calcext:value-type="float">
            <text:p>9.54473833317525E-05</text:p>
          </table:table-cell>
          <table:table-cell table:formula="of:=([.BT54]*[.BT$2]+[.BT53]*[.BT$2])/[.BU$2]" office:value-type="float" office:value="0.000163624085711576" calcext:value-type="float">
            <text:p>0.000163624085711576</text:p>
          </table:table-cell>
          <table:table-cell table:formula="of:=([.BU54]*[.BU$2]+[.BU53]*[.BU$2])/[.BV$2]" office:value-type="float" office:value="0.000271467233112387" calcext:value-type="float">
            <text:p>0.000271467233112387</text:p>
          </table:table-cell>
          <table:table-cell table:formula="of:=([.BV54]*[.BV$2]+[.BV53]*[.BV$2])/[.BW$2]" office:value-type="float" office:value="0.000436708157615579" calcext:value-type="float">
            <text:p>0.000436708157615579</text:p>
          </table:table-cell>
          <table:table-cell table:formula="of:=([.BW54]*[.BW$2]+[.BW53]*[.BW$2])/[.BX$2]" office:value-type="float" office:value="0.000682356496274342" calcext:value-type="float">
            <text:p>0.000682356496274342</text:p>
          </table:table-cell>
          <table:table-cell table:formula="of:=([.BX54]*[.BX$2]+[.BX53]*[.BX$2])/[.BY$2]" office:value-type="float" office:value="0.001037181874337" calcext:value-type="float">
            <text:p>0.001037181874337</text:p>
          </table:table-cell>
          <table:table-cell table:formula="of:=([.BY54]*[.BY$2]+[.BY53]*[.BY$2])/[.BZ$2]" office:value-type="float" office:value="0.00153582700622979" calcext:value-type="float">
            <text:p>0.00153582700622979</text:p>
          </table:table-cell>
          <table:table-cell table:formula="of:=([.BZ54]*[.BZ$2]+[.BZ53]*[.BZ$2])/[.CA$2]" office:value-type="float" office:value="0.00221841678677636" calcext:value-type="float">
            <text:p>0.00221841678677636</text:p>
          </table:table-cell>
          <table:table-cell table:formula="of:=([.CA54]*[.CA$2]+[.CA53]*[.CA$2])/[.CB$2]" office:value-type="float" office:value="0.0031295522527738" calcext:value-type="float">
            <text:p>0.0031295522527738</text:p>
          </table:table-cell>
          <table:table-cell table:formula="of:=([.CB54]*[.CB$2]+[.CB53]*[.CB$2])/[.CC$2]" office:value-type="float" office:value="0.00431662379692937" calcext:value-type="float">
            <text:p>0.00431662379692937</text:p>
          </table:table-cell>
          <table:table-cell table:formula="of:=([.CC54]*[.CC$2]+[.CC53]*[.CC$2])/[.CD$2]" office:value-type="float" office:value="0.00582744212585465" calcext:value-type="float">
            <text:p>0.00582744212585465</text:p>
          </table:table-cell>
          <table:table-cell table:formula="of:=([.CD54]*[.CD$2]+[.CD53]*[.CD$2])/[.CE$2]" office:value-type="float" office:value="0.00770726216645293" calcext:value-type="float">
            <text:p>0.00770726216645293</text:p>
          </table:table-cell>
          <table:table-cell table:formula="of:=([.CE54]*[.CE$2]+[.CE53]*[.CE$2])/[.CF$2]" office:value-type="float" office:value="0.00999535562211864" calcext:value-type="float">
            <text:p>0.00999535562211864</text:p>
          </table:table-cell>
          <table:table-cell table:formula="of:=([.CF54]*[.CF$2]+[.CF53]*[.CF$2])/[.CG$2]" office:value-type="float" office:value="0.0127213617008783" calcext:value-type="float">
            <text:p>0.0127213617008783</text:p>
          </table:table-cell>
          <table:table-cell table:formula="of:=([.CG54]*[.CG$2]+[.CG53]*[.CG$2])/[.CH$2]" office:value-type="float" office:value="0.0159017021260978" calcext:value-type="float">
            <text:p>0.0159017021260978</text:p>
          </table:table-cell>
          <table:table-cell table:formula="of:=([.CH54]*[.CH$2]+[.CH53]*[.CH$2])/[.CI$2]" office:value-type="float" office:value="0.0195363768977773" calcext:value-type="float">
            <text:p>0.0195363768977773</text:p>
          </table:table-cell>
          <table:table-cell table:formula="of:=([.CI54]*[.CI$2]+[.CI53]*[.CI$2])/[.CJ$2]" office:value-type="float" office:value="0.0236064554181476" calcext:value-type="float">
            <text:p>0.0236064554181476</text:p>
          </table:table-cell>
          <table:table-cell table:formula="of:=([.CJ54]*[.CJ$2]+[.CJ53]*[.CJ$2])/[.CK$2]" office:value-type="float" office:value="0.0280725415783377" calcext:value-type="float">
            <text:p>0.0280725415783377</text:p>
          </table:table-cell>
          <table:table-cell table:formula="of:=([.CK54]*[.CK$2]+[.CK53]*[.CK$2])/[.CL$2]" office:value-type="float" office:value="0.0328744236904218" calcext:value-type="float">
            <text:p>0.0328744236904218</text:p>
          </table:table-cell>
          <table:table-cell table:formula="of:=([.CL54]*[.CL$2]+[.CL53]*[.CL$2])/[.CM$2]" office:value-type="float" office:value="0.0379320273351021" calcext:value-type="float">
            <text:p>0.0379320273351021</text:p>
          </table:table-cell>
          <table:table-cell table:formula="of:=([.CM54]*[.CM$2]+[.CM53]*[.CM$2])/[.CN$2]" office:value-type="float" office:value="0.0431476810936786" calcext:value-type="float">
            <text:p>0.0431476810936786</text:p>
          </table:table-cell>
          <table:table-cell table:formula="of:=([.CN54]*[.CN$2]+[.CN53]*[.CN$2])/[.CO$2]" office:value-type="float" office:value="0.048409593422176" calcext:value-type="float">
            <text:p>0.048409593422176</text:p>
          </table:table-cell>
          <table:table-cell table:formula="of:=([.CO54]*[.CO$2]+[.CO53]*[.CO$2])/[.CP$2]" office:value-type="float" office:value="0.053596335574552" calcext:value-type="float">
            <text:p>0.053596335574552</text:p>
          </table:table-cell>
          <table:table-cell table:formula="of:=([.CP54]*[.CP$2]+[.CP53]*[.CP$2])/[.CQ$2]" office:value-type="float" office:value="0.0585820412093941" calcext:value-type="float">
            <text:p>0.0585820412093941</text:p>
          </table:table-cell>
          <table:table-cell table:formula="of:=([.CQ54]*[.CQ$2]+[.CQ53]*[.CQ$2])/[.CR$2]" office:value-type="float" office:value="0.0632419763055959" calcext:value-type="float">
            <text:p>0.0632419763055959</text:p>
          </table:table-cell>
          <table:table-cell table:formula="of:=([.CR54]*[.CR$2]+[.CR53]*[.CR$2])/[.CS$2]" office:value-type="float" office:value="0.0674581080593023" calcext:value-type="float">
            <text:p>0.0674581080593023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55]*[.AB$2]+[.AB54]*[.AB$2])/[.AC$2]" office:value-type="float" office:value="0" calcext:value-type="float">
            <text:p>0</text:p>
          </table:table-cell>
          <table:table-cell table:formula="of:=([.AC55]*[.AC$2]+[.AC54]*[.AC$2])/[.AD$2]" office:value-type="float" office:value="0" calcext:value-type="float">
            <text:p>0</text:p>
          </table:table-cell>
          <table:table-cell table:formula="of:=([.AD55]*[.AD$2]+[.AD54]*[.AD$2])/[.AE$2]" office:value-type="float" office:value="0" calcext:value-type="float">
            <text:p>0</text:p>
          </table:table-cell>
          <table:table-cell table:formula="of:=([.AE55]*[.AE$2]+[.AE54]*[.AE$2])/[.AF$2]" office:value-type="float" office:value="0" calcext:value-type="float">
            <text:p>0</text:p>
          </table:table-cell>
          <table:table-cell table:formula="of:=([.AF55]*[.AF$2]+[.AF54]*[.AF$2])/[.AG$2]" office:value-type="float" office:value="0" calcext:value-type="float">
            <text:p>0</text:p>
          </table:table-cell>
          <table:table-cell table:formula="of:=([.AG55]*[.AG$2]+[.AG54]*[.AG$2])/[.AH$2]" office:value-type="float" office:value="0" calcext:value-type="float">
            <text:p>0</text:p>
          </table:table-cell>
          <table:table-cell table:formula="of:=([.AH55]*[.AH$2]+[.AH54]*[.AH$2])/[.AI$2]" office:value-type="float" office:value="0" calcext:value-type="float">
            <text:p>0</text:p>
          </table:table-cell>
          <table:table-cell table:formula="of:=([.AI55]*[.AI$2]+[.AI54]*[.AI$2])/[.AJ$2]" office:value-type="float" office:value="0" calcext:value-type="float">
            <text:p>0</text:p>
          </table:table-cell>
          <table:table-cell table:formula="of:=([.AJ55]*[.AJ$2]+[.AJ54]*[.AJ$2])/[.AK$2]" office:value-type="float" office:value="0" calcext:value-type="float">
            <text:p>0</text:p>
          </table:table-cell>
          <table:table-cell table:formula="of:=([.AK55]*[.AK$2]+[.AK54]*[.AK$2])/[.AL$2]" office:value-type="float" office:value="0" calcext:value-type="float">
            <text:p>0</text:p>
          </table:table-cell>
          <table:table-cell table:formula="of:=([.AL55]*[.AL$2]+[.AL54]*[.AL$2])/[.AM$2]" office:value-type="float" office:value="0" calcext:value-type="float">
            <text:p>0</text:p>
          </table:table-cell>
          <table:table-cell table:formula="of:=([.AM55]*[.AM$2]+[.AM54]*[.AM$2])/[.AN$2]" office:value-type="float" office:value="0" calcext:value-type="float">
            <text:p>0</text:p>
          </table:table-cell>
          <table:table-cell table:formula="of:=([.AN55]*[.AN$2]+[.AN54]*[.AN$2])/[.AO$2]" office:value-type="float" office:value="0" calcext:value-type="float">
            <text:p>0</text:p>
          </table:table-cell>
          <table:table-cell table:formula="of:=([.AO55]*[.AO$2]+[.AO54]*[.AO$2])/[.AP$2]" office:value-type="float" office:value="0" calcext:value-type="float">
            <text:p>0</text:p>
          </table:table-cell>
          <table:table-cell table:formula="of:=([.AP55]*[.AP$2]+[.AP54]*[.AP$2])/[.AQ$2]" office:value-type="float" office:value="0" calcext:value-type="float">
            <text:p>0</text:p>
          </table:table-cell>
          <table:table-cell table:formula="of:=([.AQ55]*[.AQ$2]+[.AQ54]*[.AQ$2])/[.AR$2]" office:value-type="float" office:value="0" calcext:value-type="float">
            <text:p>0</text:p>
          </table:table-cell>
          <table:table-cell table:formula="of:=([.AR55]*[.AR$2]+[.AR54]*[.AR$2])/[.AS$2]" office:value-type="float" office:value="0" calcext:value-type="float">
            <text:p>0</text:p>
          </table:table-cell>
          <table:table-cell table:formula="of:=([.AS55]*[.AS$2]+[.AS54]*[.AS$2])/[.AT$2]" office:value-type="float" office:value="0" calcext:value-type="float">
            <text:p>0</text:p>
          </table:table-cell>
          <table:table-cell table:formula="of:=([.AT55]*[.AT$2]+[.AT54]*[.AT$2])/[.AU$2]" office:value-type="float" office:value="0" calcext:value-type="float">
            <text:p>0</text:p>
          </table:table-cell>
          <table:table-cell table:formula="of:=([.AU55]*[.AU$2]+[.AU54]*[.AU$2])/[.AV$2]" office:value-type="float" office:value="0" calcext:value-type="float">
            <text:p>0</text:p>
          </table:table-cell>
          <table:table-cell table:formula="of:=([.AV55]*[.AV$2]+[.AV54]*[.AV$2])/[.AW$2]" office:value-type="float" office:value="0" calcext:value-type="float">
            <text:p>0</text:p>
          </table:table-cell>
          <table:table-cell table:formula="of:=([.AW55]*[.AW$2]+[.AW54]*[.AW$2])/[.AX$2]" office:value-type="float" office:value="0" calcext:value-type="float">
            <text:p>0</text:p>
          </table:table-cell>
          <table:table-cell table:formula="of:=([.AX55]*[.AX$2]+[.AX54]*[.AX$2])/[.AY$2]" office:value-type="float" office:value="0" calcext:value-type="float">
            <text:p>0</text:p>
          </table:table-cell>
          <table:table-cell table:formula="of:=([.AY55]*[.AY$2]+[.AY54]*[.AY$2])/[.AZ$2]" office:value-type="float" office:value="0" calcext:value-type="float">
            <text:p>0</text:p>
          </table:table-cell>
          <table:table-cell table:formula="of:=([.AZ55]*[.AZ$2]+[.AZ54]*[.AZ$2])/[.BA$2]" office:value-type="float" office:value="2.22044604925031E-016" calcext:value-type="float">
            <text:p>2.22044604925031E-16</text:p>
          </table:table-cell>
          <table:table-cell table:formula="of:=([.BA55]*[.BA$2]+[.BA54]*[.BA$2])/[.BB$2]" office:value-type="float" office:value="5.88418203051333E-015" calcext:value-type="float">
            <text:p>5.88418203051333E-15</text:p>
          </table:table-cell>
          <table:table-cell table:formula="of:=([.BB55]*[.BB$2]+[.BB54]*[.BB$2])/[.BC$2]" office:value-type="float" office:value="0.00000000000007943646" calcext:value-type="float">
            <text:p>7.943645741193E-14</text:p>
          </table:table-cell>
          <table:table-cell table:formula="of:=([.BC55]*[.BC$2]+[.BC54]*[.BC$2])/[.BD$2]" office:value-type="float" office:value="0.00000000000072816753" calcext:value-type="float">
            <text:p>7.28167526276025E-13</text:p>
          </table:table-cell>
          <table:table-cell table:formula="of:=([.BD55]*[.BD$2]+[.BD54]*[.BD$2])/[.BE$2]" office:value-type="float" office:value="0.00000000000509717268" calcext:value-type="float">
            <text:p>5.09717268393217E-12</text:p>
          </table:table-cell>
          <table:table-cell table:formula="of:=([.BE55]*[.BE$2]+[.BE54]*[.BE$2])/[.BF$2]" office:value-type="float" office:value="0.0000000000290538843" calcext:value-type="float">
            <text:p>2.90538842984134E-11</text:p>
          </table:table-cell>
          <table:table-cell table:formula="of:=([.BF55]*[.BF$2]+[.BF54]*[.BF$2])/[.BG$2]" office:value-type="float" office:value="0.00000000014042710744" calcext:value-type="float">
            <text:p>1.40427107442331E-10</text:p>
          </table:table-cell>
          <table:table-cell table:formula="of:=([.BG55]*[.BG$2]+[.BG54]*[.BG$2])/[.BH$2]" office:value-type="float" office:value="0.00000000059179995279" calcext:value-type="float">
            <text:p>5.91799952792682E-10</text:p>
          </table:table-cell>
          <table:table-cell table:formula="of:=([.BH55]*[.BH$2]+[.BH54]*[.BH$2])/[.BI$2]" office:value-type="float" office:value="0.00000000221924982297" calcext:value-type="float">
            <text:p>2.21924982297256E-09</text:p>
          </table:table-cell>
          <table:table-cell table:formula="of:=([.BI55]*[.BI$2]+[.BI54]*[.BI$2])/[.BJ$2]" office:value-type="float" office:value="0.00000000752079106674" calcext:value-type="float">
            <text:p>7.52079106674033E-09</text:p>
          </table:table-cell>
          <table:table-cell table:formula="of:=([.BJ55]*[.BJ$2]+[.BJ54]*[.BJ$2])/[.BK$2]" office:value-type="float" office:value="0.0000000233144523069" calcext:value-type="float">
            <text:p>2.3314452306895E-08</text:p>
          </table:table-cell>
          <table:table-cell table:formula="of:=([.BK55]*[.BK$2]+[.BK54]*[.BK$2])/[.BL$2]" office:value-type="float" office:value="0.00000006676411342429" calcext:value-type="float">
            <text:p>6.67641134242903E-08</text:p>
          </table:table-cell>
          <table:table-cell table:formula="of:=([.BL55]*[.BL$2]+[.BL54]*[.BL$2])/[.BM$2]" office:value-type="float" office:value="0.00000017803763579811" calcext:value-type="float">
            <text:p>1.78037635798108E-07</text:p>
          </table:table-cell>
          <table:table-cell table:formula="of:=([.BM55]*[.BM$2]+[.BM54]*[.BM$2])/[.BN$2]" office:value-type="float" office:value="0.00000044509408949527" calcext:value-type="float">
            <text:p>4.45094089495269E-07</text:p>
          </table:table-cell>
          <table:table-cell table:formula="of:=([.BN55]*[.BN$2]+[.BN54]*[.BN$2])/[.BO$2]" office:value-type="float" office:value="0.00000104915035381028" calcext:value-type="float">
            <text:p>1.04915035381028E-06</text:p>
          </table:table-cell>
          <table:table-cell table:formula="of:=([.BO55]*[.BO$2]+[.BO54]*[.BO$2])/[.BP$2]" office:value-type="float" office:value="0.00000234310245684295" calcext:value-type="float">
            <text:p>2.34310245684295E-06</text:p>
          </table:table-cell>
          <table:table-cell table:formula="of:=([.BP55]*[.BP$2]+[.BP54]*[.BP$2])/[.BQ$2]" office:value-type="float" office:value="0.00000497909272079127" calcext:value-type="float">
            <text:p>4.97909272079127E-06</text:p>
          </table:table-cell>
          <table:table-cell table:formula="of:=([.BQ55]*[.BQ$2]+[.BQ54]*[.BQ$2])/[.BR$2]" office:value-type="float" office:value="0.0000101046293451352" calcext:value-type="float">
            <text:p>1.01046293451352E-05</text:p>
          </table:table-cell>
          <table:table-cell table:formula="of:=([.BR55]*[.BR$2]+[.BR54]*[.BR$2])/[.BS$2]" office:value-type="float" office:value="0.0000196478903933185" calcext:value-type="float">
            <text:p>1.96478903933185E-05</text:p>
          </table:table-cell>
          <table:table-cell table:formula="of:=([.BS55]*[.BS$2]+[.BS54]*[.BS$2])/[.BT$2]" office:value-type="float" office:value="0.000036710532050674" calcext:value-type="float">
            <text:p>3.6710532050674E-05</text:p>
          </table:table-cell>
          <table:table-cell table:formula="of:=([.BT55]*[.BT$2]+[.BT54]*[.BT$2])/[.BU$2]" office:value-type="float" office:value="0.0000660789576912133" calcext:value-type="float">
            <text:p>6.60789576912133E-05</text:p>
          </table:table-cell>
          <table:table-cell table:formula="of:=([.BU55]*[.BU$2]+[.BU54]*[.BU$2])/[.BV$2]" office:value-type="float" office:value="0.000114851521701394" calcext:value-type="float">
            <text:p>0.000114851521701394</text:p>
          </table:table-cell>
          <table:table-cell table:formula="of:=([.BV55]*[.BV$2]+[.BV54]*[.BV$2])/[.BW$2]" office:value-type="float" office:value="0.000193159377406891" calcext:value-type="float">
            <text:p>0.000193159377406891</text:p>
          </table:table-cell>
          <table:table-cell table:formula="of:=([.BW55]*[.BW$2]+[.BW54]*[.BW$2])/[.BX$2]" office:value-type="float" office:value="0.000314933767511235" calcext:value-type="float">
            <text:p>0.000314933767511235</text:p>
          </table:table-cell>
          <table:table-cell table:formula="of:=([.BX55]*[.BX$2]+[.BX54]*[.BX$2])/[.BY$2]" office:value-type="float" office:value="0.000498645131892789" calcext:value-type="float">
            <text:p>0.000498645131892789</text:p>
          </table:table-cell>
          <table:table-cell table:formula="of:=([.BY55]*[.BY$2]+[.BY54]*[.BY$2])/[.BZ$2]" office:value-type="float" office:value="0.000767913503114894" calcext:value-type="float">
            <text:p>0.000767913503114894</text:p>
          </table:table-cell>
          <table:table-cell table:formula="of:=([.BZ55]*[.BZ$2]+[.BZ54]*[.BZ$2])/[.CA$2]" office:value-type="float" office:value="0.00115187025467234" calcext:value-type="float">
            <text:p>0.00115187025467234</text:p>
          </table:table-cell>
          <table:table-cell table:formula="of:=([.CA55]*[.CA$2]+[.CA54]*[.CA$2])/[.CB$2]" office:value-type="float" office:value="0.00168514352072435" calcext:value-type="float">
            <text:p>0.00168514352072435</text:p>
          </table:table-cell>
          <table:table-cell table:formula="of:=([.CB55]*[.CB$2]+[.CB54]*[.CB$2])/[.CC$2]" office:value-type="float" office:value="0.00240734788674907" calcext:value-type="float">
            <text:p>0.00240734788674907</text:p>
          </table:table-cell>
          <table:table-cell table:formula="of:=([.CC55]*[.CC$2]+[.CC54]*[.CC$2])/[.CD$2]" office:value-type="float" office:value="0.00336198584183922" calcext:value-type="float">
            <text:p>0.00336198584183922</text:p>
          </table:table-cell>
          <table:table-cell table:formula="of:=([.CD55]*[.CD$2]+[.CD54]*[.CD$2])/[.CE$2]" office:value-type="float" office:value="0.00459471398384694" calcext:value-type="float">
            <text:p>0.00459471398384694</text:p>
          </table:table-cell>
          <table:table-cell table:formula="of:=([.CE55]*[.CE$2]+[.CE54]*[.CE$2])/[.CF$2]" office:value-type="float" office:value="0.00615098807514993" calcext:value-type="float">
            <text:p>0.00615098807514993</text:p>
          </table:table-cell>
          <table:table-cell table:formula="of:=([.CF55]*[.CF$2]+[.CF54]*[.CF$2])/[.CG$2]" office:value-type="float" office:value="0.00807317184863429" calcext:value-type="float">
            <text:p>0.00807317184863429</text:p>
          </table:table-cell>
          <table:table-cell table:formula="of:=([.CG55]*[.CG$2]+[.CG54]*[.CG$2])/[.CH$2]" office:value-type="float" office:value="0.0103972667747563" calcext:value-type="float">
            <text:p>0.0103972667747563</text:p>
          </table:table-cell>
          <table:table-cell table:formula="of:=([.CH55]*[.CH$2]+[.CH54]*[.CH$2])/[.CI$2]" office:value-type="float" office:value="0.0131494844504271" calcext:value-type="float">
            <text:p>0.0131494844504271</text:p>
          </table:table-cell>
          <table:table-cell table:formula="of:=([.CI55]*[.CI$2]+[.CI54]*[.CI$2])/[.CJ$2]" office:value-type="float" office:value="0.0163429306741022" calcext:value-type="float">
            <text:p>0.0163429306741022</text:p>
          </table:table-cell>
          <table:table-cell table:formula="of:=([.CJ55]*[.CJ$2]+[.CJ54]*[.CJ$2])/[.CK$2]" office:value-type="float" office:value="0.0199746930461249" calcext:value-type="float">
            <text:p>0.0199746930461249</text:p>
          </table:table-cell>
          <table:table-cell table:formula="of:=([.CK55]*[.CK$2]+[.CK54]*[.CK$2])/[.CL$2]" office:value-type="float" office:value="0.0240236173122313" calcext:value-type="float">
            <text:p>0.0240236173122313</text:p>
          </table:table-cell>
          <table:table-cell table:formula="of:=([.CL55]*[.CL$2]+[.CL54]*[.CL$2])/[.CM$2]" office:value-type="float" office:value="0.0284490205013266" calcext:value-type="float">
            <text:p>0.0284490205013266</text:p>
          </table:table-cell>
          <table:table-cell table:formula="of:=([.CM55]*[.CM$2]+[.CM54]*[.CM$2])/[.CN$2]" office:value-type="float" office:value="0.0331905239182143" calcext:value-type="float">
            <text:p>0.0331905239182143</text:p>
          </table:table-cell>
          <table:table-cell table:formula="of:=([.CN55]*[.CN$2]+[.CN54]*[.CN$2])/[.CO$2]" office:value-type="float" office:value="0.0381691025059465" calcext:value-type="float">
            <text:p>0.0381691025059465</text:p>
          </table:table-cell>
          <table:table-cell table:formula="of:=([.CO55]*[.CO$2]+[.CO54]*[.CO$2])/[.CP$2]" office:value-type="float" office:value="0.0432893479640612" calcext:value-type="float">
            <text:p>0.0432893479640612</text:p>
          </table:table-cell>
          <table:table-cell table:formula="of:=([.CP55]*[.CP$2]+[.CP54]*[.CP$2])/[.CQ$2]" office:value-type="float" office:value="0.0484428417693066" calcext:value-type="float">
            <text:p>0.0484428417693066</text:p>
          </table:table-cell>
          <table:table-cell table:formula="of:=([.CQ55]*[.CQ$2]+[.CQ54]*[.CQ$2])/[.CR$2]" office:value-type="float" office:value="0.0535124414893503" calcext:value-type="float">
            <text:p>0.0535124414893503</text:p>
          </table:table-cell>
          <table:table-cell table:formula="of:=([.CR55]*[.CR$2]+[.CR54]*[.CR$2])/[.CS$2]" office:value-type="float" office:value="0.0583772088974731" calcext:value-type="float">
            <text:p>0.0583772088974731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56]*[.AB$2]+[.AB55]*[.AB$2])/[.AC$2]" office:value-type="float" office:value="0" calcext:value-type="float">
            <text:p>0</text:p>
          </table:table-cell>
          <table:table-cell table:formula="of:=([.AC56]*[.AC$2]+[.AC55]*[.AC$2])/[.AD$2]" office:value-type="float" office:value="0" calcext:value-type="float">
            <text:p>0</text:p>
          </table:table-cell>
          <table:table-cell table:formula="of:=([.AD56]*[.AD$2]+[.AD55]*[.AD$2])/[.AE$2]" office:value-type="float" office:value="0" calcext:value-type="float">
            <text:p>0</text:p>
          </table:table-cell>
          <table:table-cell table:formula="of:=([.AE56]*[.AE$2]+[.AE55]*[.AE$2])/[.AF$2]" office:value-type="float" office:value="0" calcext:value-type="float">
            <text:p>0</text:p>
          </table:table-cell>
          <table:table-cell table:formula="of:=([.AF56]*[.AF$2]+[.AF55]*[.AF$2])/[.AG$2]" office:value-type="float" office:value="0" calcext:value-type="float">
            <text:p>0</text:p>
          </table:table-cell>
          <table:table-cell table:formula="of:=([.AG56]*[.AG$2]+[.AG55]*[.AG$2])/[.AH$2]" office:value-type="float" office:value="0" calcext:value-type="float">
            <text:p>0</text:p>
          </table:table-cell>
          <table:table-cell table:formula="of:=([.AH56]*[.AH$2]+[.AH55]*[.AH$2])/[.AI$2]" office:value-type="float" office:value="0" calcext:value-type="float">
            <text:p>0</text:p>
          </table:table-cell>
          <table:table-cell table:formula="of:=([.AI56]*[.AI$2]+[.AI55]*[.AI$2])/[.AJ$2]" office:value-type="float" office:value="0" calcext:value-type="float">
            <text:p>0</text:p>
          </table:table-cell>
          <table:table-cell table:formula="of:=([.AJ56]*[.AJ$2]+[.AJ55]*[.AJ$2])/[.AK$2]" office:value-type="float" office:value="0" calcext:value-type="float">
            <text:p>0</text:p>
          </table:table-cell>
          <table:table-cell table:formula="of:=([.AK56]*[.AK$2]+[.AK55]*[.AK$2])/[.AL$2]" office:value-type="float" office:value="0" calcext:value-type="float">
            <text:p>0</text:p>
          </table:table-cell>
          <table:table-cell table:formula="of:=([.AL56]*[.AL$2]+[.AL55]*[.AL$2])/[.AM$2]" office:value-type="float" office:value="0" calcext:value-type="float">
            <text:p>0</text:p>
          </table:table-cell>
          <table:table-cell table:formula="of:=([.AM56]*[.AM$2]+[.AM55]*[.AM$2])/[.AN$2]" office:value-type="float" office:value="0" calcext:value-type="float">
            <text:p>0</text:p>
          </table:table-cell>
          <table:table-cell table:formula="of:=([.AN56]*[.AN$2]+[.AN55]*[.AN$2])/[.AO$2]" office:value-type="float" office:value="0" calcext:value-type="float">
            <text:p>0</text:p>
          </table:table-cell>
          <table:table-cell table:formula="of:=([.AO56]*[.AO$2]+[.AO55]*[.AO$2])/[.AP$2]" office:value-type="float" office:value="0" calcext:value-type="float">
            <text:p>0</text:p>
          </table:table-cell>
          <table:table-cell table:formula="of:=([.AP56]*[.AP$2]+[.AP55]*[.AP$2])/[.AQ$2]" office:value-type="float" office:value="0" calcext:value-type="float">
            <text:p>0</text:p>
          </table:table-cell>
          <table:table-cell table:formula="of:=([.AQ56]*[.AQ$2]+[.AQ55]*[.AQ$2])/[.AR$2]" office:value-type="float" office:value="0" calcext:value-type="float">
            <text:p>0</text:p>
          </table:table-cell>
          <table:table-cell table:formula="of:=([.AR56]*[.AR$2]+[.AR55]*[.AR$2])/[.AS$2]" office:value-type="float" office:value="0" calcext:value-type="float">
            <text:p>0</text:p>
          </table:table-cell>
          <table:table-cell table:formula="of:=([.AS56]*[.AS$2]+[.AS55]*[.AS$2])/[.AT$2]" office:value-type="float" office:value="0" calcext:value-type="float">
            <text:p>0</text:p>
          </table:table-cell>
          <table:table-cell table:formula="of:=([.AT56]*[.AT$2]+[.AT55]*[.AT$2])/[.AU$2]" office:value-type="float" office:value="0" calcext:value-type="float">
            <text:p>0</text:p>
          </table:table-cell>
          <table:table-cell table:formula="of:=([.AU56]*[.AU$2]+[.AU55]*[.AU$2])/[.AV$2]" office:value-type="float" office:value="0" calcext:value-type="float">
            <text:p>0</text:p>
          </table:table-cell>
          <table:table-cell table:formula="of:=([.AV56]*[.AV$2]+[.AV55]*[.AV$2])/[.AW$2]" office:value-type="float" office:value="0" calcext:value-type="float">
            <text:p>0</text:p>
          </table:table-cell>
          <table:table-cell table:formula="of:=([.AW56]*[.AW$2]+[.AW55]*[.AW$2])/[.AX$2]" office:value-type="float" office:value="0" calcext:value-type="float">
            <text:p>0</text:p>
          </table:table-cell>
          <table:table-cell table:formula="of:=([.AX56]*[.AX$2]+[.AX55]*[.AX$2])/[.AY$2]" office:value-type="float" office:value="0" calcext:value-type="float">
            <text:p>0</text:p>
          </table:table-cell>
          <table:table-cell table:formula="of:=([.AY56]*[.AY$2]+[.AY55]*[.AY$2])/[.AZ$2]" office:value-type="float" office:value="0" calcext:value-type="float">
            <text:p>0</text:p>
          </table:table-cell>
          <table:table-cell table:formula="of:=([.AZ56]*[.AZ$2]+[.AZ55]*[.AZ$2])/[.BA$2]" office:value-type="float" office:value="0" calcext:value-type="float">
            <text:p>0</text:p>
          </table:table-cell>
          <table:table-cell table:formula="of:=([.BA56]*[.BA$2]+[.BA55]*[.BA$2])/[.BB$2]" office:value-type="float" office:value="1.11022302462516E-016" calcext:value-type="float">
            <text:p>1.11022302462516E-16</text:p>
          </table:table-cell>
          <table:table-cell table:formula="of:=([.BB56]*[.BB$2]+[.BB55]*[.BB$2])/[.BC$2]" office:value-type="float" office:value="2.99760216648792E-015" calcext:value-type="float">
            <text:p>2.99760216648792E-15</text:p>
          </table:table-cell>
          <table:table-cell table:formula="of:=([.BC56]*[.BC$2]+[.BC55]*[.BC$2])/[.BD$2]" office:value-type="float" office:value="0.00000000000004121703" calcext:value-type="float">
            <text:p>4.12170297892089E-14</text:p>
          </table:table-cell>
          <table:table-cell table:formula="of:=([.BD56]*[.BD$2]+[.BD55]*[.BD$2])/[.BE$2]" office:value-type="float" office:value="0.00000000000038469228" calcext:value-type="float">
            <text:p>3.84692278032617E-13</text:p>
          </table:table-cell>
          <table:table-cell table:formula="of:=([.BE56]*[.BE$2]+[.BE55]*[.BE$2])/[.BF$2]" office:value-type="float" office:value="0.00000000000274093248" calcext:value-type="float">
            <text:p>2.74093248098239E-12</text:p>
          </table:table-cell>
          <table:table-cell table:formula="of:=([.BF56]*[.BF$2]+[.BF55]*[.BF$2])/[.BG$2]" office:value-type="float" office:value="0.00000000001589740839" calcext:value-type="float">
            <text:p>1.58974083896979E-11</text:p>
          </table:table-cell>
          <table:table-cell table:formula="of:=([.BG56]*[.BG$2]+[.BG55]*[.BG$2])/[.BH$2]" office:value-type="float" office:value="0.00000000007816225792" calcext:value-type="float">
            <text:p>7.81622579160146E-11</text:p>
          </table:table-cell>
          <table:table-cell table:formula="of:=([.BH56]*[.BH$2]+[.BH55]*[.BH$2])/[.BI$2]" office:value-type="float" office:value="0.00000000033498110535" calcext:value-type="float">
            <text:p>3.34981105354348E-10</text:p>
          </table:table-cell>
          <table:table-cell table:formula="of:=([.BI56]*[.BI$2]+[.BI55]*[.BI$2])/[.BJ$2]" office:value-type="float" office:value="0.00000000127711546416" calcext:value-type="float">
            <text:p>1.27711546416345E-09</text:p>
          </table:table-cell>
          <table:table-cell table:formula="of:=([.BJ56]*[.BJ$2]+[.BJ55]*[.BJ$2])/[.BK$2]" office:value-type="float" office:value="0.00000000439895326545" calcext:value-type="float">
            <text:p>4.39895326545189E-09</text:p>
          </table:table-cell>
          <table:table-cell table:formula="of:=([.BK56]*[.BK$2]+[.BK55]*[.BK$2])/[.BL$2]" office:value-type="float" office:value="0.00000001385670278617" calcext:value-type="float">
            <text:p>1.38567027861735E-08</text:p>
          </table:table-cell>
          <table:table-cell table:formula="of:=([.BL56]*[.BL$2]+[.BL55]*[.BL$2])/[.BM$2]" office:value-type="float" office:value="0.00000004031040810523" calcext:value-type="float">
            <text:p>4.03104081052319E-08</text:p>
          </table:table-cell>
          <table:table-cell table:formula="of:=([.BM56]*[.BM$2]+[.BM55]*[.BM$2])/[.BN$2]" office:value-type="float" office:value="0.00000010917402195167" calcext:value-type="float">
            <text:p>1.0917402195167E-07</text:p>
          </table:table-cell>
          <table:table-cell table:formula="of:=([.BN56]*[.BN$2]+[.BN55]*[.BN$2])/[.BO$2]" office:value-type="float" office:value="0.00000027713405572347" calcext:value-type="float">
            <text:p>2.77134055723469E-07</text:p>
          </table:table-cell>
          <table:table-cell table:formula="of:=([.BO56]*[.BO$2]+[.BO55]*[.BO$2])/[.BP$2]" office:value-type="float" office:value="0.00000066314220476687" calcext:value-type="float">
            <text:p>6.63142204766873E-07</text:p>
          </table:table-cell>
          <table:table-cell table:formula="of:=([.BP56]*[.BP$2]+[.BP55]*[.BP$2])/[.BQ$2]" office:value-type="float" office:value="0.00000150312233080491" calcext:value-type="float">
            <text:p>1.50312233080491E-06</text:p>
          </table:table-cell>
          <table:table-cell table:formula="of:=([.BQ56]*[.BQ$2]+[.BQ55]*[.BQ$2])/[.BR$2]" office:value-type="float" office:value="0.00000324110752579809" calcext:value-type="float">
            <text:p>3.24110752579809E-06</text:p>
          </table:table-cell>
          <table:table-cell table:formula="of:=([.BR56]*[.BR$2]+[.BR55]*[.BR$2])/[.BS$2]" office:value-type="float" office:value="0.00000667286843546666" calcext:value-type="float">
            <text:p>6.67286843546666E-06</text:p>
          </table:table-cell>
          <table:table-cell table:formula="of:=([.BS56]*[.BS$2]+[.BS55]*[.BS$2])/[.BT$2]" office:value-type="float" office:value="0.0000131603794143926" calcext:value-type="float">
            <text:p>1.31603794143926E-05</text:p>
          </table:table-cell>
          <table:table-cell table:formula="of:=([.BT56]*[.BT$2]+[.BT55]*[.BT$2])/[.BU$2]" office:value-type="float" office:value="0.0000249354557325333" calcext:value-type="float">
            <text:p>2.49354557325333E-05</text:p>
          </table:table-cell>
          <table:table-cell table:formula="of:=([.BU56]*[.BU$2]+[.BU55]*[.BU$2])/[.BV$2]" office:value-type="float" office:value="0.0000455072067118733" calcext:value-type="float">
            <text:p>4.55072067118733E-05</text:p>
          </table:table-cell>
          <table:table-cell table:formula="of:=([.BV56]*[.BV$2]+[.BV55]*[.BV$2])/[.BW$2]" office:value-type="float" office:value="0.0000801793642066339" calcext:value-type="float">
            <text:p>8.01793642066339E-05</text:p>
          </table:table-cell>
          <table:table-cell table:formula="of:=([.BW56]*[.BW$2]+[.BW55]*[.BW$2])/[.BX$2]" office:value-type="float" office:value="0.000136669370806762" calcext:value-type="float">
            <text:p>0.000136669370806762</text:p>
          </table:table-cell>
          <table:table-cell table:formula="of:=([.BX56]*[.BX$2]+[.BX55]*[.BX$2])/[.BY$2]" office:value-type="float" office:value="0.000225801569158999" calcext:value-type="float">
            <text:p>0.000225801569158999</text:p>
          </table:table-cell>
          <table:table-cell table:formula="of:=([.BY56]*[.BY$2]+[.BY55]*[.BY$2])/[.BZ$2]" office:value-type="float" office:value="0.000362223350525894" calcext:value-type="float">
            <text:p>0.000362223350525894</text:p>
          </table:table-cell>
          <table:table-cell table:formula="of:=([.BZ56]*[.BZ$2]+[.BZ55]*[.BZ$2])/[.CA$2]" office:value-type="float" office:value="0.000565068426820394" calcext:value-type="float">
            <text:p>0.000565068426820394</text:p>
          </table:table-cell>
          <table:table-cell table:formula="of:=([.CA56]*[.CA$2]+[.CA55]*[.CA$2])/[.CB$2]" office:value-type="float" office:value="0.000858469340746368" calcext:value-type="float">
            <text:p>0.000858469340746368</text:p>
          </table:table-cell>
          <table:table-cell table:formula="of:=([.CB56]*[.CB$2]+[.CB55]*[.CB$2])/[.CC$2]" office:value-type="float" office:value="0.00127180643073536" calcext:value-type="float">
            <text:p>0.00127180643073536</text:p>
          </table:table-cell>
          <table:table-cell table:formula="of:=([.CC56]*[.CC$2]+[.CC55]*[.CC$2])/[.CD$2]" office:value-type="float" office:value="0.00183957715874222" calcext:value-type="float">
            <text:p>0.00183957715874222</text:p>
          </table:table-cell>
          <table:table-cell table:formula="of:=([.CD56]*[.CD$2]+[.CD55]*[.CD$2])/[.CE$2]" office:value-type="float" office:value="0.00260078150029072" calcext:value-type="float">
            <text:p>0.00260078150029072</text:p>
          </table:table-cell>
          <table:table-cell table:formula="of:=([.CE56]*[.CE$2]+[.CE55]*[.CE$2])/[.CF$2]" office:value-type="float" office:value="0.00359774774206883" calcext:value-type="float">
            <text:p>0.00359774774206883</text:p>
          </table:table-cell>
          <table:table-cell table:formula="of:=([.CF56]*[.CF$2]+[.CF55]*[.CF$2])/[.CG$2]" office:value-type="float" office:value="0.00487436790860938" calcext:value-type="float">
            <text:p>0.00487436790860938</text:p>
          </table:table-cell>
          <table:table-cell table:formula="of:=([.CG56]*[.CG$2]+[.CG55]*[.CG$2])/[.CH$2]" office:value-type="float" office:value="0.00647376987862183" calcext:value-type="float">
            <text:p>0.00647376987862183</text:p>
          </table:table-cell>
          <table:table-cell table:formula="of:=([.CH56]*[.CH$2]+[.CH55]*[.CH$2])/[.CI$2]" office:value-type="float" office:value="0.00843551832668906" calcext:value-type="float">
            <text:p>0.00843551832668906</text:p>
          </table:table-cell>
          <table:table-cell table:formula="of:=([.CI56]*[.CI$2]+[.CI55]*[.CI$2])/[.CJ$2]" office:value-type="float" office:value="0.0107925013885581" calcext:value-type="float">
            <text:p>0.0107925013885581</text:p>
          </table:table-cell>
          <table:table-cell table:formula="of:=([.CJ56]*[.CJ$2]+[.CJ55]*[.CJ$2])/[.CK$2]" office:value-type="float" office:value="0.0135677160313301" calcext:value-type="float">
            <text:p>0.0135677160313301</text:p>
          </table:table-cell>
          <table:table-cell table:formula="of:=([.CK56]*[.CK$2]+[.CK55]*[.CK$2])/[.CL$2]" office:value-type="float" office:value="0.0167712045387275" calcext:value-type="float">
            <text:p>0.0167712045387275</text:p>
          </table:table-cell>
          <table:table-cell table:formula="of:=([.CL56]*[.CL$2]+[.CL55]*[.CL$2])/[.CM$2]" office:value-type="float" office:value="0.0203974109254794" calcext:value-type="float">
            <text:p>0.0203974109254794</text:p>
          </table:table-cell>
          <table:table-cell table:formula="of:=([.CM56]*[.CM$2]+[.CM55]*[.CM$2])/[.CN$2]" office:value-type="float" office:value="0.024423215713403" calcext:value-type="float">
            <text:p>0.024423215713403</text:p>
          </table:table-cell>
          <table:table-cell table:formula="of:=([.CN56]*[.CN$2]+[.CN55]*[.CN$2])/[.CO$2]" office:value-type="float" office:value="0.0288068698158087" calcext:value-type="float">
            <text:p>0.0288068698158087</text:p>
          </table:table-cell>
          <table:table-cell table:formula="of:=([.CO56]*[.CO$2]+[.CO55]*[.CO$2])/[.CP$2]" office:value-type="float" office:value="0.0334879861608776" calcext:value-type="float">
            <text:p>0.0334879861608776</text:p>
          </table:table-cell>
          <table:table-cell table:formula="of:=([.CP56]*[.CP$2]+[.CP55]*[.CP$2])/[.CQ$2]" office:value-type="float" office:value="0.0383886670624694" calcext:value-type="float">
            <text:p>0.0383886670624694</text:p>
          </table:table-cell>
          <table:table-cell table:formula="of:=([.CQ56]*[.CQ$2]+[.CQ55]*[.CQ$2])/[.CR$2]" office:value-type="float" office:value="0.043415754415888" calcext:value-type="float">
            <text:p>0.043415754415888</text:p>
          </table:table-cell>
          <table:table-cell table:formula="of:=([.CR56]*[.CR$2]+[.CR55]*[.CR$2])/[.CS$2]" office:value-type="float" office:value="0.0484640979526192" calcext:value-type="float">
            <text:p>0.0484640979526192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57]*[.AB$2]+[.AB56]*[.AB$2])/[.AC$2]" office:value-type="float" office:value="0" calcext:value-type="float">
            <text:p>0</text:p>
          </table:table-cell>
          <table:table-cell table:formula="of:=([.AC57]*[.AC$2]+[.AC56]*[.AC$2])/[.AD$2]" office:value-type="float" office:value="0" calcext:value-type="float">
            <text:p>0</text:p>
          </table:table-cell>
          <table:table-cell table:formula="of:=([.AD57]*[.AD$2]+[.AD56]*[.AD$2])/[.AE$2]" office:value-type="float" office:value="0" calcext:value-type="float">
            <text:p>0</text:p>
          </table:table-cell>
          <table:table-cell table:formula="of:=([.AE57]*[.AE$2]+[.AE56]*[.AE$2])/[.AF$2]" office:value-type="float" office:value="0" calcext:value-type="float">
            <text:p>0</text:p>
          </table:table-cell>
          <table:table-cell table:formula="of:=([.AF57]*[.AF$2]+[.AF56]*[.AF$2])/[.AG$2]" office:value-type="float" office:value="0" calcext:value-type="float">
            <text:p>0</text:p>
          </table:table-cell>
          <table:table-cell table:formula="of:=([.AG57]*[.AG$2]+[.AG56]*[.AG$2])/[.AH$2]" office:value-type="float" office:value="0" calcext:value-type="float">
            <text:p>0</text:p>
          </table:table-cell>
          <table:table-cell table:formula="of:=([.AH57]*[.AH$2]+[.AH56]*[.AH$2])/[.AI$2]" office:value-type="float" office:value="0" calcext:value-type="float">
            <text:p>0</text:p>
          </table:table-cell>
          <table:table-cell table:formula="of:=([.AI57]*[.AI$2]+[.AI56]*[.AI$2])/[.AJ$2]" office:value-type="float" office:value="0" calcext:value-type="float">
            <text:p>0</text:p>
          </table:table-cell>
          <table:table-cell table:formula="of:=([.AJ57]*[.AJ$2]+[.AJ56]*[.AJ$2])/[.AK$2]" office:value-type="float" office:value="0" calcext:value-type="float">
            <text:p>0</text:p>
          </table:table-cell>
          <table:table-cell table:formula="of:=([.AK57]*[.AK$2]+[.AK56]*[.AK$2])/[.AL$2]" office:value-type="float" office:value="0" calcext:value-type="float">
            <text:p>0</text:p>
          </table:table-cell>
          <table:table-cell table:formula="of:=([.AL57]*[.AL$2]+[.AL56]*[.AL$2])/[.AM$2]" office:value-type="float" office:value="0" calcext:value-type="float">
            <text:p>0</text:p>
          </table:table-cell>
          <table:table-cell table:formula="of:=([.AM57]*[.AM$2]+[.AM56]*[.AM$2])/[.AN$2]" office:value-type="float" office:value="0" calcext:value-type="float">
            <text:p>0</text:p>
          </table:table-cell>
          <table:table-cell table:formula="of:=([.AN57]*[.AN$2]+[.AN56]*[.AN$2])/[.AO$2]" office:value-type="float" office:value="0" calcext:value-type="float">
            <text:p>0</text:p>
          </table:table-cell>
          <table:table-cell table:formula="of:=([.AO57]*[.AO$2]+[.AO56]*[.AO$2])/[.AP$2]" office:value-type="float" office:value="0" calcext:value-type="float">
            <text:p>0</text:p>
          </table:table-cell>
          <table:table-cell table:formula="of:=([.AP57]*[.AP$2]+[.AP56]*[.AP$2])/[.AQ$2]" office:value-type="float" office:value="0" calcext:value-type="float">
            <text:p>0</text:p>
          </table:table-cell>
          <table:table-cell table:formula="of:=([.AQ57]*[.AQ$2]+[.AQ56]*[.AQ$2])/[.AR$2]" office:value-type="float" office:value="0" calcext:value-type="float">
            <text:p>0</text:p>
          </table:table-cell>
          <table:table-cell table:formula="of:=([.AR57]*[.AR$2]+[.AR56]*[.AR$2])/[.AS$2]" office:value-type="float" office:value="0" calcext:value-type="float">
            <text:p>0</text:p>
          </table:table-cell>
          <table:table-cell table:formula="of:=([.AS57]*[.AS$2]+[.AS56]*[.AS$2])/[.AT$2]" office:value-type="float" office:value="0" calcext:value-type="float">
            <text:p>0</text:p>
          </table:table-cell>
          <table:table-cell table:formula="of:=([.AT57]*[.AT$2]+[.AT56]*[.AT$2])/[.AU$2]" office:value-type="float" office:value="0" calcext:value-type="float">
            <text:p>0</text:p>
          </table:table-cell>
          <table:table-cell table:formula="of:=([.AU57]*[.AU$2]+[.AU56]*[.AU$2])/[.AV$2]" office:value-type="float" office:value="0" calcext:value-type="float">
            <text:p>0</text:p>
          </table:table-cell>
          <table:table-cell table:formula="of:=([.AV57]*[.AV$2]+[.AV56]*[.AV$2])/[.AW$2]" office:value-type="float" office:value="0" calcext:value-type="float">
            <text:p>0</text:p>
          </table:table-cell>
          <table:table-cell table:formula="of:=([.AW57]*[.AW$2]+[.AW56]*[.AW$2])/[.AX$2]" office:value-type="float" office:value="0" calcext:value-type="float">
            <text:p>0</text:p>
          </table:table-cell>
          <table:table-cell table:formula="of:=([.AX57]*[.AX$2]+[.AX56]*[.AX$2])/[.AY$2]" office:value-type="float" office:value="0" calcext:value-type="float">
            <text:p>0</text:p>
          </table:table-cell>
          <table:table-cell table:formula="of:=([.AY57]*[.AY$2]+[.AY56]*[.AY$2])/[.AZ$2]" office:value-type="float" office:value="0" calcext:value-type="float">
            <text:p>0</text:p>
          </table:table-cell>
          <table:table-cell table:formula="of:=([.AZ57]*[.AZ$2]+[.AZ56]*[.AZ$2])/[.BA$2]" office:value-type="float" office:value="0" calcext:value-type="float">
            <text:p>0</text:p>
          </table:table-cell>
          <table:table-cell table:formula="of:=([.BA57]*[.BA$2]+[.BA56]*[.BA$2])/[.BB$2]" office:value-type="float" office:value="0" calcext:value-type="float">
            <text:p>0</text:p>
          </table:table-cell>
          <table:table-cell table:formula="of:=([.BB57]*[.BB$2]+[.BB56]*[.BB$2])/[.BC$2]" office:value-type="float" office:value="5.55111512312578E-017" calcext:value-type="float">
            <text:p>5.55111512312578E-17</text:p>
          </table:table-cell>
          <table:table-cell table:formula="of:=([.BC57]*[.BC$2]+[.BC56]*[.BC$2])/[.BD$2]" office:value-type="float" office:value="1.52655665885959E-015" calcext:value-type="float">
            <text:p>1.52655665885959E-15</text:p>
          </table:table-cell>
          <table:table-cell table:formula="of:=([.BD57]*[.BD$2]+[.BD56]*[.BD$2])/[.BE$2]" office:value-type="float" office:value="0.00000000000002137179" calcext:value-type="float">
            <text:p>2.13717932240343E-14</text:p>
          </table:table-cell>
          <table:table-cell table:formula="of:=([.BE57]*[.BE$2]+[.BE56]*[.BE$2])/[.BF$2]" office:value-type="float" office:value="0.00000000000020303204" calcext:value-type="float">
            <text:p>2.03032035628326E-13</text:p>
          </table:table-cell>
          <table:table-cell table:formula="of:=([.BF57]*[.BF$2]+[.BF56]*[.BF$2])/[.BG$2]" office:value-type="float" office:value="0.00000000000147198226" calcext:value-type="float">
            <text:p>1.47198225830536E-12</text:p>
          </table:table-cell>
          <table:table-cell table:formula="of:=([.BG57]*[.BG$2]+[.BG56]*[.BG$2])/[.BH$2]" office:value-type="float" office:value="0.00000000000868469532" calcext:value-type="float">
            <text:p>8.68469532400162E-12</text:p>
          </table:table-cell>
          <table:table-cell table:formula="of:=([.BH57]*[.BH$2]+[.BH56]*[.BH$2])/[.BI$2]" office:value-type="float" office:value="0.00000000004342347662" calcext:value-type="float">
            <text:p>4.34234766200081E-11</text:p>
          </table:table-cell>
          <table:table-cell table:formula="of:=([.BI57]*[.BI$2]+[.BI56]*[.BI$2])/[.BJ$2]" office:value-type="float" office:value="0.00000000018920229099" calcext:value-type="float">
            <text:p>1.89202290987178E-10</text:p>
          </table:table-cell>
          <table:table-cell table:formula="of:=([.BJ57]*[.BJ$2]+[.BJ56]*[.BJ$2])/[.BK$2]" office:value-type="float" office:value="0.00000000073315887758" calcext:value-type="float">
            <text:p>7.33158877575316E-10</text:p>
          </table:table-cell>
          <table:table-cell table:formula="of:=([.BK57]*[.BK$2]+[.BK56]*[.BK$2])/[.BL$2]" office:value-type="float" office:value="0.00000000256605607151" calcext:value-type="float">
            <text:p>2.5660560715136E-09</text:p>
          </table:table-cell>
          <table:table-cell table:formula="of:=([.BL57]*[.BL$2]+[.BL56]*[.BL$2])/[.BM$2]" office:value-type="float" office:value="0.00000000821137942884" calcext:value-type="float">
            <text:p>8.21137942884354E-09</text:p>
          </table:table-cell>
          <table:table-cell table:formula="of:=([.BM57]*[.BM$2]+[.BM56]*[.BM$2])/[.BN$2]" office:value-type="float" office:value="0.00000002426089376704" calcext:value-type="float">
            <text:p>2.42608937670377E-08</text:p>
          </table:table-cell>
          <table:table-cell table:formula="of:=([.BN57]*[.BN$2]+[.BN56]*[.BN$2])/[.BO$2]" office:value-type="float" office:value="0.00000006671745785935" calcext:value-type="float">
            <text:p>6.67174578593537E-08</text:p>
          </table:table-cell>
          <table:table-cell table:formula="of:=([.BO57]*[.BO$2]+[.BO56]*[.BO$2])/[.BP$2]" office:value-type="float" office:value="0.00000017192575679141" calcext:value-type="float">
            <text:p>1.71925756791412E-07</text:p>
          </table:table-cell>
          <table:table-cell table:formula="of:=([.BP57]*[.BP$2]+[.BP56]*[.BP$2])/[.BQ$2]" office:value-type="float" office:value="0.00000041753398077914" calcext:value-type="float">
            <text:p>4.17533980779142E-07</text:p>
          </table:table-cell>
          <table:table-cell table:formula="of:=([.BQ57]*[.BQ$2]+[.BQ56]*[.BQ$2])/[.BR$2]" office:value-type="float" office:value="0.00000096032815579203" calcext:value-type="float">
            <text:p>9.60328155792027E-07</text:p>
          </table:table-cell>
          <table:table-cell table:formula="of:=([.BR57]*[.BR$2]+[.BR56]*[.BR$2])/[.BS$2]" office:value-type="float" office:value="0.00000210071784079506" calcext:value-type="float">
            <text:p>2.10071784079506E-06</text:p>
          </table:table-cell>
          <table:table-cell table:formula="of:=([.BS57]*[.BS$2]+[.BS56]*[.BS$2])/[.BT$2]" office:value-type="float" office:value="0.00000438679313813086" calcext:value-type="float">
            <text:p>4.38679313813086E-06</text:p>
          </table:table-cell>
          <table:table-cell table:formula="of:=([.BT57]*[.BT$2]+[.BT56]*[.BT$2])/[.BU$2]" office:value-type="float" office:value="0.00000877358627626172" calcext:value-type="float">
            <text:p>8.77358627626172E-06</text:p>
          </table:table-cell>
          <table:table-cell table:formula="of:=([.BU57]*[.BU$2]+[.BU56]*[.BU$2])/[.BV$2]" office:value-type="float" office:value="0.0000168545210043975" calcext:value-type="float">
            <text:p>1.68545210043975E-05</text:p>
          </table:table-cell>
          <table:table-cell table:formula="of:=([.BV57]*[.BV$2]+[.BV56]*[.BV$2])/[.BW$2]" office:value-type="float" office:value="0.0000311808638581354" calcext:value-type="float">
            <text:p>3.11808638581354E-05</text:p>
          </table:table-cell>
          <table:table-cell table:formula="of:=([.BW57]*[.BW$2]+[.BW56]*[.BW$2])/[.BX$2]" office:value-type="float" office:value="0.0000556801140323846" calcext:value-type="float">
            <text:p>5.56801140323846E-05</text:p>
          </table:table-cell>
          <table:table-cell table:formula="of:=([.BX57]*[.BX$2]+[.BX56]*[.BX$2])/[.BY$2]" office:value-type="float" office:value="0.0000961747424195735" calcext:value-type="float">
            <text:p>9.61747424195735E-05</text:p>
          </table:table-cell>
          <table:table-cell table:formula="of:=([.BY57]*[.BY$2]+[.BY56]*[.BY$2])/[.BZ$2]" office:value-type="float" office:value="0.000160988155789286" calcext:value-type="float">
            <text:p>0.000160988155789286</text:p>
          </table:table-cell>
          <table:table-cell table:formula="of:=([.BZ57]*[.BZ$2]+[.BZ56]*[.BZ$2])/[.CA$2]" office:value-type="float" office:value="0.00026160575315759" calcext:value-type="float">
            <text:p>0.00026160575315759</text:p>
          </table:table-cell>
          <table:table-cell table:formula="of:=([.CA57]*[.CA$2]+[.CA56]*[.CA$2])/[.CB$2]" office:value-type="float" office:value="0.000413337089988992" calcext:value-type="float">
            <text:p>0.000413337089988992</text:p>
          </table:table-cell>
          <table:table-cell table:formula="of:=([.CB57]*[.CB$2]+[.CB56]*[.CB$2])/[.CC$2]" office:value-type="float" office:value="0.00063590321536768" calcext:value-type="float">
            <text:p>0.00063590321536768</text:p>
          </table:table-cell>
          <table:table-cell table:formula="of:=([.CC57]*[.CC$2]+[.CC56]*[.CC$2])/[.CD$2]" office:value-type="float" office:value="0.00095385482305152" calcext:value-type="float">
            <text:p>0.00095385482305152</text:p>
          </table:table-cell>
          <table:table-cell table:formula="of:=([.CD57]*[.CD$2]+[.CD56]*[.CD$2])/[.CE$2]" office:value-type="float" office:value="0.00139671599089687" calcext:value-type="float">
            <text:p>0.00139671599089687</text:p>
          </table:table-cell>
          <table:table-cell table:formula="of:=([.CE57]*[.CE$2]+[.CE56]*[.CE$2])/[.CF$2]" office:value-type="float" office:value="0.00199874874559379" calcext:value-type="float">
            <text:p>0.00199874874559379</text:p>
          </table:table-cell>
          <table:table-cell table:formula="of:=([.CF57]*[.CF$2]+[.CF56]*[.CF$2])/[.CG$2]" office:value-type="float" office:value="0.00279824824383131" calcext:value-type="float">
            <text:p>0.00279824824383131</text:p>
          </table:table-cell>
          <table:table-cell table:formula="of:=([.CG57]*[.CG$2]+[.CG56]*[.CG$2])/[.CH$2]" office:value-type="float" office:value="0.00383630807622035" calcext:value-type="float">
            <text:p>0.00383630807622035</text:p>
          </table:table-cell>
          <table:table-cell table:formula="of:=([.CH57]*[.CH$2]+[.CH56]*[.CH$2])/[.CI$2]" office:value-type="float" office:value="0.00515503897742109" calcext:value-type="float">
            <text:p>0.00515503897742109</text:p>
          </table:table-cell>
          <table:table-cell table:formula="of:=([.CI57]*[.CI$2]+[.CI56]*[.CI$2])/[.CJ$2]" office:value-type="float" office:value="0.00679527865205507" calcext:value-type="float">
            <text:p>0.00679527865205507</text:p>
          </table:table-cell>
          <table:table-cell table:formula="of:=([.CJ57]*[.CJ$2]+[.CJ56]*[.CJ$2])/[.CK$2]" office:value-type="float" office:value="0.00879389002030657" calcext:value-type="float">
            <text:p>0.00879389002030657</text:p>
          </table:table-cell>
          <table:table-cell table:formula="of:=([.CK57]*[.CK$2]+[.CK56]*[.CK$2])/[.CL$2]" office:value-type="float" office:value="0.0111808030258183" calcext:value-type="float">
            <text:p>0.0111808030258183</text:p>
          </table:table-cell>
          <table:table-cell table:formula="of:=([.CL57]*[.CL$2]+[.CL56]*[.CL$2])/[.CM$2]" office:value-type="float" office:value="0.0139760037822729" calcext:value-type="float">
            <text:p>0.0139760037822729</text:p>
          </table:table-cell>
          <table:table-cell table:formula="of:=([.CM57]*[.CM$2]+[.CM56]*[.CM$2])/[.CN$2]" office:value-type="float" office:value="0.0171867073538762" calcext:value-type="float">
            <text:p>0.0171867073538762</text:p>
          </table:table-cell>
          <table:table-cell table:formula="of:=([.CN57]*[.CN$2]+[.CN56]*[.CN$2])/[.CO$2]" office:value-type="float" office:value="0.0208049615336396" calcext:value-type="float">
            <text:p>0.0208049615336396</text:p>
          </table:table-cell>
          <table:table-cell table:formula="of:=([.CO57]*[.CO$2]+[.CO56]*[.CO$2])/[.CP$2]" office:value-type="float" office:value="0.0248059156747241" calcext:value-type="float">
            <text:p>0.0248059156747241</text:p>
          </table:table-cell>
          <table:table-cell table:formula="of:=([.CP57]*[.CP$2]+[.CP56]*[.CP$2])/[.CQ$2]" office:value-type="float" office:value="0.0291469509178008" calcext:value-type="float">
            <text:p>0.0291469509178008</text:p>
          </table:table-cell>
          <table:table-cell table:formula="of:=([.CQ57]*[.CQ$2]+[.CQ56]*[.CQ$2])/[.CR$2]" office:value-type="float" office:value="0.0337678089901351" calcext:value-type="float">
            <text:p>0.0337678089901351</text:p>
          </table:table-cell>
          <table:table-cell table:formula="of:=([.CR57]*[.CR$2]+[.CR56]*[.CR$2])/[.CS$2]" office:value-type="float" office:value="0.0385917817030116" calcext:value-type="float">
            <text:p>0.0385917817030116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58]*[.AB$2]+[.AB57]*[.AB$2])/[.AC$2]" office:value-type="float" office:value="0" calcext:value-type="float">
            <text:p>0</text:p>
          </table:table-cell>
          <table:table-cell table:formula="of:=([.AC58]*[.AC$2]+[.AC57]*[.AC$2])/[.AD$2]" office:value-type="float" office:value="0" calcext:value-type="float">
            <text:p>0</text:p>
          </table:table-cell>
          <table:table-cell table:formula="of:=([.AD58]*[.AD$2]+[.AD57]*[.AD$2])/[.AE$2]" office:value-type="float" office:value="0" calcext:value-type="float">
            <text:p>0</text:p>
          </table:table-cell>
          <table:table-cell table:formula="of:=([.AE58]*[.AE$2]+[.AE57]*[.AE$2])/[.AF$2]" office:value-type="float" office:value="0" calcext:value-type="float">
            <text:p>0</text:p>
          </table:table-cell>
          <table:table-cell table:formula="of:=([.AF58]*[.AF$2]+[.AF57]*[.AF$2])/[.AG$2]" office:value-type="float" office:value="0" calcext:value-type="float">
            <text:p>0</text:p>
          </table:table-cell>
          <table:table-cell table:formula="of:=([.AG58]*[.AG$2]+[.AG57]*[.AG$2])/[.AH$2]" office:value-type="float" office:value="0" calcext:value-type="float">
            <text:p>0</text:p>
          </table:table-cell>
          <table:table-cell table:formula="of:=([.AH58]*[.AH$2]+[.AH57]*[.AH$2])/[.AI$2]" office:value-type="float" office:value="0" calcext:value-type="float">
            <text:p>0</text:p>
          </table:table-cell>
          <table:table-cell table:formula="of:=([.AI58]*[.AI$2]+[.AI57]*[.AI$2])/[.AJ$2]" office:value-type="float" office:value="0" calcext:value-type="float">
            <text:p>0</text:p>
          </table:table-cell>
          <table:table-cell table:formula="of:=([.AJ58]*[.AJ$2]+[.AJ57]*[.AJ$2])/[.AK$2]" office:value-type="float" office:value="0" calcext:value-type="float">
            <text:p>0</text:p>
          </table:table-cell>
          <table:table-cell table:formula="of:=([.AK58]*[.AK$2]+[.AK57]*[.AK$2])/[.AL$2]" office:value-type="float" office:value="0" calcext:value-type="float">
            <text:p>0</text:p>
          </table:table-cell>
          <table:table-cell table:formula="of:=([.AL58]*[.AL$2]+[.AL57]*[.AL$2])/[.AM$2]" office:value-type="float" office:value="0" calcext:value-type="float">
            <text:p>0</text:p>
          </table:table-cell>
          <table:table-cell table:formula="of:=([.AM58]*[.AM$2]+[.AM57]*[.AM$2])/[.AN$2]" office:value-type="float" office:value="0" calcext:value-type="float">
            <text:p>0</text:p>
          </table:table-cell>
          <table:table-cell table:formula="of:=([.AN58]*[.AN$2]+[.AN57]*[.AN$2])/[.AO$2]" office:value-type="float" office:value="0" calcext:value-type="float">
            <text:p>0</text:p>
          </table:table-cell>
          <table:table-cell table:formula="of:=([.AO58]*[.AO$2]+[.AO57]*[.AO$2])/[.AP$2]" office:value-type="float" office:value="0" calcext:value-type="float">
            <text:p>0</text:p>
          </table:table-cell>
          <table:table-cell table:formula="of:=([.AP58]*[.AP$2]+[.AP57]*[.AP$2])/[.AQ$2]" office:value-type="float" office:value="0" calcext:value-type="float">
            <text:p>0</text:p>
          </table:table-cell>
          <table:table-cell table:formula="of:=([.AQ58]*[.AQ$2]+[.AQ57]*[.AQ$2])/[.AR$2]" office:value-type="float" office:value="0" calcext:value-type="float">
            <text:p>0</text:p>
          </table:table-cell>
          <table:table-cell table:formula="of:=([.AR58]*[.AR$2]+[.AR57]*[.AR$2])/[.AS$2]" office:value-type="float" office:value="0" calcext:value-type="float">
            <text:p>0</text:p>
          </table:table-cell>
          <table:table-cell table:formula="of:=([.AS58]*[.AS$2]+[.AS57]*[.AS$2])/[.AT$2]" office:value-type="float" office:value="0" calcext:value-type="float">
            <text:p>0</text:p>
          </table:table-cell>
          <table:table-cell table:formula="of:=([.AT58]*[.AT$2]+[.AT57]*[.AT$2])/[.AU$2]" office:value-type="float" office:value="0" calcext:value-type="float">
            <text:p>0</text:p>
          </table:table-cell>
          <table:table-cell table:formula="of:=([.AU58]*[.AU$2]+[.AU57]*[.AU$2])/[.AV$2]" office:value-type="float" office:value="0" calcext:value-type="float">
            <text:p>0</text:p>
          </table:table-cell>
          <table:table-cell table:formula="of:=([.AV58]*[.AV$2]+[.AV57]*[.AV$2])/[.AW$2]" office:value-type="float" office:value="0" calcext:value-type="float">
            <text:p>0</text:p>
          </table:table-cell>
          <table:table-cell table:formula="of:=([.AW58]*[.AW$2]+[.AW57]*[.AW$2])/[.AX$2]" office:value-type="float" office:value="0" calcext:value-type="float">
            <text:p>0</text:p>
          </table:table-cell>
          <table:table-cell table:formula="of:=([.AX58]*[.AX$2]+[.AX57]*[.AX$2])/[.AY$2]" office:value-type="float" office:value="0" calcext:value-type="float">
            <text:p>0</text:p>
          </table:table-cell>
          <table:table-cell table:formula="of:=([.AY58]*[.AY$2]+[.AY57]*[.AY$2])/[.AZ$2]" office:value-type="float" office:value="0" calcext:value-type="float">
            <text:p>0</text:p>
          </table:table-cell>
          <table:table-cell table:formula="of:=([.AZ58]*[.AZ$2]+[.AZ57]*[.AZ$2])/[.BA$2]" office:value-type="float" office:value="0" calcext:value-type="float">
            <text:p>0</text:p>
          </table:table-cell>
          <table:table-cell table:formula="of:=([.BA58]*[.BA$2]+[.BA57]*[.BA$2])/[.BB$2]" office:value-type="float" office:value="0" calcext:value-type="float">
            <text:p>0</text:p>
          </table:table-cell>
          <table:table-cell table:formula="of:=([.BB58]*[.BB$2]+[.BB57]*[.BB$2])/[.BC$2]" office:value-type="float" office:value="0" calcext:value-type="float">
            <text:p>0</text:p>
          </table:table-cell>
          <table:table-cell table:formula="of:=([.BC58]*[.BC$2]+[.BC57]*[.BC$2])/[.BD$2]" office:value-type="float" office:value="2.77555756156289E-017" calcext:value-type="float">
            <text:p>2.77555756156289E-17</text:p>
          </table:table-cell>
          <table:table-cell table:formula="of:=([.BD58]*[.BD$2]+[.BD57]*[.BD$2])/[.BE$2]" office:value-type="float" office:value="7.7715611723761E-016" calcext:value-type="float">
            <text:p>7.7715611723761E-16</text:p>
          </table:table-cell>
          <table:table-cell table:formula="of:=([.BE58]*[.BE$2]+[.BE57]*[.BE$2])/[.BF$2]" office:value-type="float" office:value="0.00000000000001107447" calcext:value-type="float">
            <text:p>1.10744746706359E-14</text:p>
          </table:table-cell>
          <table:table-cell table:formula="of:=([.BF58]*[.BF$2]+[.BF57]*[.BF$2])/[.BG$2]" office:value-type="float" office:value="0.00000000000010705326" calcext:value-type="float">
            <text:p>1.07053255149481E-13</text:p>
          </table:table-cell>
          <table:table-cell table:formula="of:=([.BG58]*[.BG$2]+[.BG57]*[.BG$2])/[.BH$2]" office:value-type="float" office:value="0.00000000000078951776" calcext:value-type="float">
            <text:p>7.8951775672742E-13</text:p>
          </table:table-cell>
          <table:table-cell table:formula="of:=([.BH58]*[.BH$2]+[.BH57]*[.BH$2])/[.BI$2]" office:value-type="float" office:value="0.00000000000473710654" calcext:value-type="float">
            <text:p>4.73710654036452E-12</text:p>
          </table:table-cell>
          <table:table-cell table:formula="of:=([.BI58]*[.BI$2]+[.BI57]*[.BI$2])/[.BJ$2]" office:value-type="float" office:value="0.00000000002408029158" calcext:value-type="float">
            <text:p>2.40802915801863E-11</text:p>
          </table:table-cell>
          <table:table-cell table:formula="of:=([.BJ58]*[.BJ$2]+[.BJ57]*[.BJ$2])/[.BK$2]" office:value-type="float" office:value="0.00000000010664129128" calcext:value-type="float">
            <text:p>1.06641291283682E-10</text:p>
          </table:table-cell>
          <table:table-cell table:formula="of:=([.BK58]*[.BK$2]+[.BK57]*[.BK$2])/[.BL$2]" office:value-type="float" office:value="0.00000000041990008443" calcext:value-type="float">
            <text:p>4.19900084429499E-10</text:p>
          </table:table-cell>
          <table:table-cell table:formula="of:=([.BL58]*[.BL$2]+[.BL57]*[.BL$2])/[.BM$2]" office:value-type="float" office:value="0.00000000149297807797" calcext:value-type="float">
            <text:p>1.49297807797155E-09</text:p>
          </table:table-cell>
          <table:table-cell table:formula="of:=([.BM58]*[.BM$2]+[.BM57]*[.BM$2])/[.BN$2]" office:value-type="float" office:value="0.00000000485217875341" calcext:value-type="float">
            <text:p>4.85217875340754E-09</text:p>
          </table:table-cell>
          <table:table-cell table:formula="of:=([.BN58]*[.BN$2]+[.BN57]*[.BN$2])/[.BO$2]" office:value-type="float" office:value="0.00000001455653626022" calcext:value-type="float">
            <text:p>1.45565362602226E-08</text:p>
          </table:table-cell>
          <table:table-cell table:formula="of:=([.BO58]*[.BO$2]+[.BO57]*[.BO$2])/[.BP$2]" office:value-type="float" office:value="0.00000004063699705979" calcext:value-type="float">
            <text:p>4.06369970597882E-08</text:p>
          </table:table-cell>
          <table:table-cell table:formula="of:=([.BP58]*[.BP$2]+[.BP57]*[.BP$2])/[.BQ$2]" office:value-type="float" office:value="0.0000001062813769256" calcext:value-type="float">
            <text:p>1.062813769256E-07</text:p>
          </table:table-cell>
          <table:table-cell table:formula="of:=([.BQ58]*[.BQ$2]+[.BQ57]*[.BQ$2])/[.BR$2]" office:value-type="float" office:value="0.00000026190767885237" calcext:value-type="float">
            <text:p>2.61907678852371E-07</text:p>
          </table:table-cell>
          <table:table-cell table:formula="of:=([.BR58]*[.BR$2]+[.BR57]*[.BR$2])/[.BS$2]" office:value-type="float" office:value="0.0000006111179173222" calcext:value-type="float">
            <text:p>6.11117917322199E-07</text:p>
          </table:table-cell>
          <table:table-cell table:formula="of:=([.BS58]*[.BS$2]+[.BS57]*[.BS$2])/[.BT$2]" office:value-type="float" office:value="0.00000135591787905863" calcext:value-type="float">
            <text:p>1.35591787905863E-06</text:p>
          </table:table-cell>
          <table:table-cell table:formula="of:=([.BT58]*[.BT$2]+[.BT57]*[.BT$2])/[.BU$2]" office:value-type="float" office:value="0.00000287135550859474" calcext:value-type="float">
            <text:p>2.87135550859474E-06</text:p>
          </table:table-cell>
          <table:table-cell table:formula="of:=([.BU58]*[.BU$2]+[.BU57]*[.BU$2])/[.BV$2]" office:value-type="float" office:value="0.00000582247089242823" calcext:value-type="float">
            <text:p>5.82247089242823E-06</text:p>
          </table:table-cell>
          <table:table-cell table:formula="of:=([.BV58]*[.BV$2]+[.BV57]*[.BV$2])/[.BW$2]" office:value-type="float" office:value="0.0000113384959484129" calcext:value-type="float">
            <text:p>1.13384959484129E-05</text:p>
          </table:table-cell>
          <table:table-cell table:formula="of:=([.BW58]*[.BW$2]+[.BW57]*[.BW$2])/[.BX$2]" office:value-type="float" office:value="0.0000212596799032741" calcext:value-type="float">
            <text:p>2.12596799032741E-05</text:p>
          </table:table-cell>
          <table:table-cell table:formula="of:=([.BX58]*[.BX$2]+[.BX57]*[.BX$2])/[.BY$2]" office:value-type="float" office:value="0.0000384698969678294" calcext:value-type="float">
            <text:p>3.84698969678294E-05</text:p>
          </table:table-cell>
          <table:table-cell table:formula="of:=([.BY58]*[.BY$2]+[.BY57]*[.BY$2])/[.BZ$2]" office:value-type="float" office:value="0.0000673223196937014" calcext:value-type="float">
            <text:p>6.73223196937014E-05</text:p>
          </table:table-cell>
          <table:table-cell table:formula="of:=([.BZ58]*[.BZ$2]+[.BZ57]*[.BZ$2])/[.CA$2]" office:value-type="float" office:value="0.000114155237741494" calcext:value-type="float">
            <text:p>0.000114155237741494</text:p>
          </table:table-cell>
          <table:table-cell table:formula="of:=([.CA58]*[.CA$2]+[.CA57]*[.CA$2])/[.CB$2]" office:value-type="float" office:value="0.000187880495449542" calcext:value-type="float">
            <text:p>0.000187880495449542</text:p>
          </table:table-cell>
          <table:table-cell table:formula="of:=([.CB58]*[.CB$2]+[.CB57]*[.CB$2])/[.CC$2]" office:value-type="float" office:value="0.000300608792719267" calcext:value-type="float">
            <text:p>0.000300608792719267</text:p>
          </table:table-cell>
          <table:table-cell table:formula="of:=([.CC58]*[.CC$2]+[.CC57]*[.CC$2])/[.CD$2]" office:value-type="float" office:value="0.000468256004043473" calcext:value-type="float">
            <text:p>0.000468256004043473</text:p>
          </table:table-cell>
          <table:table-cell table:formula="of:=([.CD58]*[.CD$2]+[.CD57]*[.CD$2])/[.CE$2]" office:value-type="float" office:value="0.000711055413547497" calcext:value-type="float">
            <text:p>0.000711055413547497</text:p>
          </table:table-cell>
          <table:table-cell table:formula="of:=([.CE58]*[.CE$2]+[.CE57]*[.CE$2])/[.CF$2]" office:value-type="float" office:value="0.00105388570222218" calcext:value-type="float">
            <text:p>0.00105388570222218</text:p>
          </table:table-cell>
          <table:table-cell table:formula="of:=([.CF58]*[.CF$2]+[.CF57]*[.CF$2])/[.CG$2]" office:value-type="float" office:value="0.00152631722390799" calcext:value-type="float">
            <text:p>0.00152631722390799</text:p>
          </table:table-cell>
          <table:table-cell table:formula="of:=([.CG58]*[.CG$2]+[.CG57]*[.CG$2])/[.CH$2]" office:value-type="float" office:value="0.00216228273386965" calcext:value-type="float">
            <text:p>0.00216228273386965</text:p>
          </table:table-cell>
          <table:table-cell table:formula="of:=([.CH58]*[.CH$2]+[.CH57]*[.CH$2])/[.CI$2]" office:value-type="float" office:value="0.002999295405045" calcext:value-type="float">
            <text:p>0.002999295405045</text:p>
          </table:table-cell>
          <table:table-cell table:formula="of:=([.CI58]*[.CI$2]+[.CI57]*[.CI$2])/[.CJ$2]" office:value-type="float" office:value="0.00407716719123305" calcext:value-type="float">
            <text:p>0.00407716719123305</text:p>
          </table:table-cell>
          <table:table-cell table:formula="of:=([.CJ58]*[.CJ$2]+[.CJ57]*[.CJ$2])/[.CK$2]" office:value-type="float" office:value="0.00543622292164406" calcext:value-type="float">
            <text:p>0.00543622292164406</text:p>
          </table:table-cell>
          <table:table-cell table:formula="of:=([.CK58]*[.CK$2]+[.CK57]*[.CK$2])/[.CL$2]" office:value-type="float" office:value="0.00711505647097531" calcext:value-type="float">
            <text:p>0.00711505647097531</text:p>
          </table:table-cell>
          <table:table-cell table:formula="of:=([.CL58]*[.CL$2]+[.CL57]*[.CL$2])/[.CM$2]" office:value-type="float" office:value="0.00914792974839683" calcext:value-type="float">
            <text:p>0.00914792974839683</text:p>
          </table:table-cell>
          <table:table-cell table:formula="of:=([.CM58]*[.CM$2]+[.CM57]*[.CM$2])/[.CN$2]" office:value-type="float" office:value="0.0115619667653349" calcext:value-type="float">
            <text:p>0.0115619667653349</text:p>
          </table:table-cell>
          <table:table-cell table:formula="of:=([.CN58]*[.CN$2]+[.CN57]*[.CN$2])/[.CO$2]" office:value-type="float" office:value="0.0143743370596055" calcext:value-type="float">
            <text:p>0.0143743370596055</text:p>
          </table:table-cell>
          <table:table-cell table:formula="of:=([.CO58]*[.CO$2]+[.CO57]*[.CO$2])/[.CP$2]" office:value-type="float" office:value="0.0175896492966226" calcext:value-type="float">
            <text:p>0.0175896492966226</text:p>
          </table:table-cell>
          <table:table-cell table:formula="of:=([.CP58]*[.CP$2]+[.CP57]*[.CP$2])/[.CQ$2]" office:value-type="float" office:value="0.0211977824856733" calcext:value-type="float">
            <text:p>0.0211977824856733</text:p>
          </table:table-cell>
          <table:table-cell table:formula="of:=([.CQ58]*[.CQ$2]+[.CQ57]*[.CQ$2])/[.CR$2]" office:value-type="float" office:value="0.0251723667017371" calcext:value-type="float">
            <text:p>0.0251723667017371</text:p>
          </table:table-cell>
          <table:table-cell table:formula="of:=([.CR58]*[.CR$2]+[.CR57]*[.CR$2])/[.CS$2]" office:value-type="float" office:value="0.0294700878459361" calcext:value-type="float">
            <text:p>0.0294700878459361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59]*[.AB$2]+[.AB58]*[.AB$2])/[.AC$2]" office:value-type="float" office:value="0" calcext:value-type="float">
            <text:p>0</text:p>
          </table:table-cell>
          <table:table-cell table:formula="of:=([.AC59]*[.AC$2]+[.AC58]*[.AC$2])/[.AD$2]" office:value-type="float" office:value="0" calcext:value-type="float">
            <text:p>0</text:p>
          </table:table-cell>
          <table:table-cell table:formula="of:=([.AD59]*[.AD$2]+[.AD58]*[.AD$2])/[.AE$2]" office:value-type="float" office:value="0" calcext:value-type="float">
            <text:p>0</text:p>
          </table:table-cell>
          <table:table-cell table:formula="of:=([.AE59]*[.AE$2]+[.AE58]*[.AE$2])/[.AF$2]" office:value-type="float" office:value="0" calcext:value-type="float">
            <text:p>0</text:p>
          </table:table-cell>
          <table:table-cell table:formula="of:=([.AF59]*[.AF$2]+[.AF58]*[.AF$2])/[.AG$2]" office:value-type="float" office:value="0" calcext:value-type="float">
            <text:p>0</text:p>
          </table:table-cell>
          <table:table-cell table:formula="of:=([.AG59]*[.AG$2]+[.AG58]*[.AG$2])/[.AH$2]" office:value-type="float" office:value="0" calcext:value-type="float">
            <text:p>0</text:p>
          </table:table-cell>
          <table:table-cell table:formula="of:=([.AH59]*[.AH$2]+[.AH58]*[.AH$2])/[.AI$2]" office:value-type="float" office:value="0" calcext:value-type="float">
            <text:p>0</text:p>
          </table:table-cell>
          <table:table-cell table:formula="of:=([.AI59]*[.AI$2]+[.AI58]*[.AI$2])/[.AJ$2]" office:value-type="float" office:value="0" calcext:value-type="float">
            <text:p>0</text:p>
          </table:table-cell>
          <table:table-cell table:formula="of:=([.AJ59]*[.AJ$2]+[.AJ58]*[.AJ$2])/[.AK$2]" office:value-type="float" office:value="0" calcext:value-type="float">
            <text:p>0</text:p>
          </table:table-cell>
          <table:table-cell table:formula="of:=([.AK59]*[.AK$2]+[.AK58]*[.AK$2])/[.AL$2]" office:value-type="float" office:value="0" calcext:value-type="float">
            <text:p>0</text:p>
          </table:table-cell>
          <table:table-cell table:formula="of:=([.AL59]*[.AL$2]+[.AL58]*[.AL$2])/[.AM$2]" office:value-type="float" office:value="0" calcext:value-type="float">
            <text:p>0</text:p>
          </table:table-cell>
          <table:table-cell table:formula="of:=([.AM59]*[.AM$2]+[.AM58]*[.AM$2])/[.AN$2]" office:value-type="float" office:value="0" calcext:value-type="float">
            <text:p>0</text:p>
          </table:table-cell>
          <table:table-cell table:formula="of:=([.AN59]*[.AN$2]+[.AN58]*[.AN$2])/[.AO$2]" office:value-type="float" office:value="0" calcext:value-type="float">
            <text:p>0</text:p>
          </table:table-cell>
          <table:table-cell table:formula="of:=([.AO59]*[.AO$2]+[.AO58]*[.AO$2])/[.AP$2]" office:value-type="float" office:value="0" calcext:value-type="float">
            <text:p>0</text:p>
          </table:table-cell>
          <table:table-cell table:formula="of:=([.AP59]*[.AP$2]+[.AP58]*[.AP$2])/[.AQ$2]" office:value-type="float" office:value="0" calcext:value-type="float">
            <text:p>0</text:p>
          </table:table-cell>
          <table:table-cell table:formula="of:=([.AQ59]*[.AQ$2]+[.AQ58]*[.AQ$2])/[.AR$2]" office:value-type="float" office:value="0" calcext:value-type="float">
            <text:p>0</text:p>
          </table:table-cell>
          <table:table-cell table:formula="of:=([.AR59]*[.AR$2]+[.AR58]*[.AR$2])/[.AS$2]" office:value-type="float" office:value="0" calcext:value-type="float">
            <text:p>0</text:p>
          </table:table-cell>
          <table:table-cell table:formula="of:=([.AS59]*[.AS$2]+[.AS58]*[.AS$2])/[.AT$2]" office:value-type="float" office:value="0" calcext:value-type="float">
            <text:p>0</text:p>
          </table:table-cell>
          <table:table-cell table:formula="of:=([.AT59]*[.AT$2]+[.AT58]*[.AT$2])/[.AU$2]" office:value-type="float" office:value="0" calcext:value-type="float">
            <text:p>0</text:p>
          </table:table-cell>
          <table:table-cell table:formula="of:=([.AU59]*[.AU$2]+[.AU58]*[.AU$2])/[.AV$2]" office:value-type="float" office:value="0" calcext:value-type="float">
            <text:p>0</text:p>
          </table:table-cell>
          <table:table-cell table:formula="of:=([.AV59]*[.AV$2]+[.AV58]*[.AV$2])/[.AW$2]" office:value-type="float" office:value="0" calcext:value-type="float">
            <text:p>0</text:p>
          </table:table-cell>
          <table:table-cell table:formula="of:=([.AW59]*[.AW$2]+[.AW58]*[.AW$2])/[.AX$2]" office:value-type="float" office:value="0" calcext:value-type="float">
            <text:p>0</text:p>
          </table:table-cell>
          <table:table-cell table:formula="of:=([.AX59]*[.AX$2]+[.AX58]*[.AX$2])/[.AY$2]" office:value-type="float" office:value="0" calcext:value-type="float">
            <text:p>0</text:p>
          </table:table-cell>
          <table:table-cell table:formula="of:=([.AY59]*[.AY$2]+[.AY58]*[.AY$2])/[.AZ$2]" office:value-type="float" office:value="0" calcext:value-type="float">
            <text:p>0</text:p>
          </table:table-cell>
          <table:table-cell table:formula="of:=([.AZ59]*[.AZ$2]+[.AZ58]*[.AZ$2])/[.BA$2]" office:value-type="float" office:value="0" calcext:value-type="float">
            <text:p>0</text:p>
          </table:table-cell>
          <table:table-cell table:formula="of:=([.BA59]*[.BA$2]+[.BA58]*[.BA$2])/[.BB$2]" office:value-type="float" office:value="0" calcext:value-type="float">
            <text:p>0</text:p>
          </table:table-cell>
          <table:table-cell table:formula="of:=([.BB59]*[.BB$2]+[.BB58]*[.BB$2])/[.BC$2]" office:value-type="float" office:value="0" calcext:value-type="float">
            <text:p>0</text:p>
          </table:table-cell>
          <table:table-cell table:formula="of:=([.BC59]*[.BC$2]+[.BC58]*[.BC$2])/[.BD$2]" office:value-type="float" office:value="0" calcext:value-type="float">
            <text:p>0</text:p>
          </table:table-cell>
          <table:table-cell table:formula="of:=([.BD59]*[.BD$2]+[.BD58]*[.BD$2])/[.BE$2]" office:value-type="float" office:value="1.38777878078145E-017" calcext:value-type="float">
            <text:p>1.38777878078145E-17</text:p>
          </table:table-cell>
          <table:table-cell table:formula="of:=([.BE59]*[.BE$2]+[.BE58]*[.BE$2])/[.BF$2]" office:value-type="float" office:value="3.95516952522712E-016" calcext:value-type="float">
            <text:p>3.95516952522712E-16</text:p>
          </table:table-cell>
          <table:table-cell table:formula="of:=([.BF59]*[.BF$2]+[.BF58]*[.BF$2])/[.BG$2]" office:value-type="float" office:value="5.73499581157932E-015" calcext:value-type="float">
            <text:p>5.73499581157932E-15</text:p>
          </table:table-cell>
          <table:table-cell table:formula="of:=([.BG59]*[.BG$2]+[.BG58]*[.BG$2])/[.BH$2]" office:value-type="float" office:value="0.00000000000005639413" calcext:value-type="float">
            <text:p>5.639412548053E-14</text:p>
          </table:table-cell>
          <table:table-cell table:formula="of:=([.BH59]*[.BH$2]+[.BH58]*[.BH$2])/[.BI$2]" office:value-type="float" office:value="0.00000000000042295594" calcext:value-type="float">
            <text:p>4.22955941103975E-13</text:p>
          </table:table-cell>
          <table:table-cell table:formula="of:=([.BI59]*[.BI$2]+[.BI58]*[.BI$2])/[.BJ$2]" office:value-type="float" office:value="0.00000000000258003124" calcext:value-type="float">
            <text:p>2.58003124073425E-12</text:p>
          </table:table-cell>
          <table:table-cell table:formula="of:=([.BJ59]*[.BJ$2]+[.BJ58]*[.BJ$2])/[.BK$2]" office:value-type="float" office:value="0.00000000001333016141" calcext:value-type="float">
            <text:p>1.33301614104603E-11</text:p>
          </table:table-cell>
          <table:table-cell table:formula="of:=([.BK59]*[.BK$2]+[.BK58]*[.BK$2])/[.BL$2]" office:value-type="float" office:value="0.00000000005998572635" calcext:value-type="float">
            <text:p>5.99857263470713E-11</text:p>
          </table:table-cell>
          <table:table-cell table:formula="of:=([.BL59]*[.BL$2]+[.BL58]*[.BL$2])/[.BM$2]" office:value-type="float" office:value="0.00000000023994290539" calcext:value-type="float">
            <text:p>2.39942905388285E-10</text:p>
          </table:table-cell>
          <table:table-cell table:formula="of:=([.BM59]*[.BM$2]+[.BM58]*[.BM$2])/[.BN$2]" office:value-type="float" office:value="0.00000000086646049168" calcext:value-type="float">
            <text:p>8.66460491679919E-10</text:p>
          </table:table-cell>
          <table:table-cell table:formula="of:=([.BN59]*[.BN$2]+[.BN58]*[.BN$2])/[.BO$2]" office:value-type="float" office:value="0.00000000285931962254" calcext:value-type="float">
            <text:p>2.85931962254373E-09</text:p>
          </table:table-cell>
          <table:table-cell table:formula="of:=([.BO59]*[.BO$2]+[.BO58]*[.BO$2])/[.BP$2]" office:value-type="float" office:value="0.00000000870792794138" calcext:value-type="float">
            <text:p>8.70792794138318E-09</text:p>
          </table:table-cell>
          <table:table-cell table:formula="of:=([.BP59]*[.BP$2]+[.BP58]*[.BP$2])/[.BQ$2]" office:value-type="float" office:value="0.00000002467246250059" calcext:value-type="float">
            <text:p>2.46724625005857E-08</text:p>
          </table:table-cell>
          <table:table-cell table:formula="of:=([.BQ59]*[.BQ$2]+[.BQ58]*[.BQ$2])/[.BR$2]" office:value-type="float" office:value="0.00000006547691971309" calcext:value-type="float">
            <text:p>6.54769197130928E-08</text:p>
          </table:table-cell>
          <table:table-cell table:formula="of:=([.BR59]*[.BR$2]+[.BR58]*[.BR$2])/[.BS$2]" office:value-type="float" office:value="0.00000016369229928273" calcext:value-type="float">
            <text:p>1.63692299282732E-07</text:p>
          </table:table-cell>
          <table:table-cell table:formula="of:=([.BS59]*[.BS$2]+[.BS58]*[.BS$2])/[.BT$2]" office:value-type="float" office:value="0.00000038740510830247" calcext:value-type="float">
            <text:p>3.87405108302466E-07</text:p>
          </table:table-cell>
          <table:table-cell table:formula="of:=([.BT59]*[.BT$2]+[.BT58]*[.BT$2])/[.BU$2]" office:value-type="float" office:value="0.00000087166149368055" calcext:value-type="float">
            <text:p>8.71661493680547E-07</text:p>
          </table:table-cell>
          <table:table-cell table:formula="of:=([.BU59]*[.BU$2]+[.BU58]*[.BU$2])/[.BV$2]" office:value-type="float" office:value="0.00000187150850113765" calcext:value-type="float">
            <text:p>1.87150850113765E-06</text:p>
          </table:table-cell>
          <table:table-cell table:formula="of:=([.BV59]*[.BV$2]+[.BV58]*[.BV$2])/[.BW$2]" office:value-type="float" office:value="0.00000384698969678294" calcext:value-type="float">
            <text:p>3.84698969678294E-06</text:p>
          </table:table-cell>
          <table:table-cell table:formula="of:=([.BW59]*[.BW$2]+[.BW58]*[.BW$2])/[.BX$2]" office:value-type="float" office:value="0.00000759274282259791" calcext:value-type="float">
            <text:p>7.59274282259791E-06</text:p>
          </table:table-cell>
          <table:table-cell table:formula="of:=([.BX59]*[.BX$2]+[.BX58]*[.BX$2])/[.BY$2]" office:value-type="float" office:value="0.000014426211362936" calcext:value-type="float">
            <text:p>1.4426211362936E-05</text:p>
          </table:table-cell>
          <table:table-cell table:formula="of:=([.BY59]*[.BY$2]+[.BY58]*[.BY$2])/[.BZ$2]" office:value-type="float" office:value="0.0000264480541653827" calcext:value-type="float">
            <text:p>2.64480541653827E-05</text:p>
          </table:table-cell>
          <table:table-cell table:formula="of:=([.BZ59]*[.BZ$2]+[.BZ58]*[.BZ$2])/[.CA$2]" office:value-type="float" office:value="0.0000468851869295421" calcext:value-type="float">
            <text:p>4.68851869295421E-05</text:p>
          </table:table-cell>
          <table:table-cell table:formula="of:=([.CA59]*[.CA$2]+[.CA58]*[.CA$2])/[.CB$2]" office:value-type="float" office:value="0.0000805202123355179" calcext:value-type="float">
            <text:p>8.05202123355179E-05</text:p>
          </table:table-cell>
          <table:table-cell table:formula="of:=([.CB59]*[.CB$2]+[.CB58]*[.CB$2])/[.CC$2]" office:value-type="float" office:value="0.00013420035389253" calcext:value-type="float">
            <text:p>0.00013420035389253</text:p>
          </table:table-cell>
          <table:table-cell table:formula="of:=([.CC59]*[.CC$2]+[.CC58]*[.CC$2])/[.CD$2]" office:value-type="float" office:value="0.000217404573305898" calcext:value-type="float">
            <text:p>0.000217404573305898</text:p>
          </table:table-cell>
          <table:table-cell table:formula="of:=([.CD59]*[.CD$2]+[.CD58]*[.CD$2])/[.CE$2]" office:value-type="float" office:value="0.000342830288674686" calcext:value-type="float">
            <text:p>0.000342830288674686</text:p>
          </table:table-cell>
          <table:table-cell table:formula="of:=([.CE59]*[.CE$2]+[.CE58]*[.CE$2])/[.CF$2]" office:value-type="float" office:value="0.000526942851111091" calcext:value-type="float">
            <text:p>0.000526942851111091</text:p>
          </table:table-cell>
          <table:table-cell table:formula="of:=([.CF59]*[.CF$2]+[.CF58]*[.CF$2])/[.CG$2]" office:value-type="float" office:value="0.000790414276666637" calcext:value-type="float">
            <text:p>0.000790414276666637</text:p>
          </table:table-cell>
          <table:table-cell table:formula="of:=([.CG59]*[.CG$2]+[.CG58]*[.CG$2])/[.CH$2]" office:value-type="float" office:value="0.00115836575028731" calcext:value-type="float">
            <text:p>0.00115836575028731</text:p>
          </table:table-cell>
          <table:table-cell table:formula="of:=([.CH59]*[.CH$2]+[.CH58]*[.CH$2])/[.CI$2]" office:value-type="float" office:value="0.00166032424207848" calcext:value-type="float">
            <text:p>0.00166032424207848</text:p>
          </table:table-cell>
          <table:table-cell table:formula="of:=([.CI59]*[.CI$2]+[.CI58]*[.CI$2])/[.CJ$2]" office:value-type="float" office:value="0.00232980982356174" calcext:value-type="float">
            <text:p>0.00232980982356174</text:p>
          </table:table-cell>
          <table:table-cell table:formula="of:=([.CJ59]*[.CJ$2]+[.CJ58]*[.CJ$2])/[.CK$2]" office:value-type="float" office:value="0.00320348850739739" calcext:value-type="float">
            <text:p>0.00320348850739739</text:p>
          </table:table-cell>
          <table:table-cell table:formula="of:=([.CK59]*[.CK$2]+[.CK58]*[.CK$2])/[.CL$2]" office:value-type="float" office:value="0.00431985571452073" calcext:value-type="float">
            <text:p>0.00431985571452073</text:p>
          </table:table-cell>
          <table:table-cell table:formula="of:=([.CL59]*[.CL$2]+[.CL58]*[.CL$2])/[.CM$2]" office:value-type="float" office:value="0.00571745609274802" calcext:value-type="float">
            <text:p>0.00571745609274802</text:p>
          </table:table-cell>
          <table:table-cell table:formula="of:=([.CM59]*[.CM$2]+[.CM58]*[.CM$2])/[.CN$2]" office:value-type="float" office:value="0.00743269292057242" calcext:value-type="float">
            <text:p>0.00743269292057242</text:p>
          </table:table-cell>
          <table:table-cell table:formula="of:=([.CN59]*[.CN$2]+[.CN58]*[.CN$2])/[.CO$2]" office:value-type="float" office:value="0.00949732984295365" calcext:value-type="float">
            <text:p>0.00949732984295365</text:p>
          </table:table-cell>
          <table:table-cell table:formula="of:=([.CO59]*[.CO$2]+[.CO58]*[.CO$2])/[.CP$2]" office:value-type="float" office:value="0.0119358334512796" calcext:value-type="float">
            <text:p>0.0119358334512796</text:p>
          </table:table-cell>
          <table:table-cell table:formula="of:=([.CP59]*[.CP$2]+[.CP58]*[.CP$2])/[.CQ$2]" office:value-type="float" office:value="0.0147627413739511" calcext:value-type="float">
            <text:p>0.0147627413739511</text:p>
          </table:table-cell>
          <table:table-cell table:formula="of:=([.CQ59]*[.CQ$2]+[.CQ58]*[.CQ$2])/[.CR$2]" office:value-type="float" office:value="0.0179802619298122" calcext:value-type="float">
            <text:p>0.0179802619298122</text:p>
          </table:table-cell>
          <table:table-cell table:formula="of:=([.CR59]*[.CR$2]+[.CR58]*[.CR$2])/[.CS$2]" office:value-type="float" office:value="0.0215763143157746" calcext:value-type="float">
            <text:p>0.0215763143157746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60]*[.AB$2]+[.AB59]*[.AB$2])/[.AC$2]" office:value-type="float" office:value="0" calcext:value-type="float">
            <text:p>0</text:p>
          </table:table-cell>
          <table:table-cell table:formula="of:=([.AC60]*[.AC$2]+[.AC59]*[.AC$2])/[.AD$2]" office:value-type="float" office:value="0" calcext:value-type="float">
            <text:p>0</text:p>
          </table:table-cell>
          <table:table-cell table:formula="of:=([.AD60]*[.AD$2]+[.AD59]*[.AD$2])/[.AE$2]" office:value-type="float" office:value="0" calcext:value-type="float">
            <text:p>0</text:p>
          </table:table-cell>
          <table:table-cell table:formula="of:=([.AE60]*[.AE$2]+[.AE59]*[.AE$2])/[.AF$2]" office:value-type="float" office:value="0" calcext:value-type="float">
            <text:p>0</text:p>
          </table:table-cell>
          <table:table-cell table:formula="of:=([.AF60]*[.AF$2]+[.AF59]*[.AF$2])/[.AG$2]" office:value-type="float" office:value="0" calcext:value-type="float">
            <text:p>0</text:p>
          </table:table-cell>
          <table:table-cell table:formula="of:=([.AG60]*[.AG$2]+[.AG59]*[.AG$2])/[.AH$2]" office:value-type="float" office:value="0" calcext:value-type="float">
            <text:p>0</text:p>
          </table:table-cell>
          <table:table-cell table:formula="of:=([.AH60]*[.AH$2]+[.AH59]*[.AH$2])/[.AI$2]" office:value-type="float" office:value="0" calcext:value-type="float">
            <text:p>0</text:p>
          </table:table-cell>
          <table:table-cell table:formula="of:=([.AI60]*[.AI$2]+[.AI59]*[.AI$2])/[.AJ$2]" office:value-type="float" office:value="0" calcext:value-type="float">
            <text:p>0</text:p>
          </table:table-cell>
          <table:table-cell table:formula="of:=([.AJ60]*[.AJ$2]+[.AJ59]*[.AJ$2])/[.AK$2]" office:value-type="float" office:value="0" calcext:value-type="float">
            <text:p>0</text:p>
          </table:table-cell>
          <table:table-cell table:formula="of:=([.AK60]*[.AK$2]+[.AK59]*[.AK$2])/[.AL$2]" office:value-type="float" office:value="0" calcext:value-type="float">
            <text:p>0</text:p>
          </table:table-cell>
          <table:table-cell table:formula="of:=([.AL60]*[.AL$2]+[.AL59]*[.AL$2])/[.AM$2]" office:value-type="float" office:value="0" calcext:value-type="float">
            <text:p>0</text:p>
          </table:table-cell>
          <table:table-cell table:formula="of:=([.AM60]*[.AM$2]+[.AM59]*[.AM$2])/[.AN$2]" office:value-type="float" office:value="0" calcext:value-type="float">
            <text:p>0</text:p>
          </table:table-cell>
          <table:table-cell table:formula="of:=([.AN60]*[.AN$2]+[.AN59]*[.AN$2])/[.AO$2]" office:value-type="float" office:value="0" calcext:value-type="float">
            <text:p>0</text:p>
          </table:table-cell>
          <table:table-cell table:formula="of:=([.AO60]*[.AO$2]+[.AO59]*[.AO$2])/[.AP$2]" office:value-type="float" office:value="0" calcext:value-type="float">
            <text:p>0</text:p>
          </table:table-cell>
          <table:table-cell table:formula="of:=([.AP60]*[.AP$2]+[.AP59]*[.AP$2])/[.AQ$2]" office:value-type="float" office:value="0" calcext:value-type="float">
            <text:p>0</text:p>
          </table:table-cell>
          <table:table-cell table:formula="of:=([.AQ60]*[.AQ$2]+[.AQ59]*[.AQ$2])/[.AR$2]" office:value-type="float" office:value="0" calcext:value-type="float">
            <text:p>0</text:p>
          </table:table-cell>
          <table:table-cell table:formula="of:=([.AR60]*[.AR$2]+[.AR59]*[.AR$2])/[.AS$2]" office:value-type="float" office:value="0" calcext:value-type="float">
            <text:p>0</text:p>
          </table:table-cell>
          <table:table-cell table:formula="of:=([.AS60]*[.AS$2]+[.AS59]*[.AS$2])/[.AT$2]" office:value-type="float" office:value="0" calcext:value-type="float">
            <text:p>0</text:p>
          </table:table-cell>
          <table:table-cell table:formula="of:=([.AT60]*[.AT$2]+[.AT59]*[.AT$2])/[.AU$2]" office:value-type="float" office:value="0" calcext:value-type="float">
            <text:p>0</text:p>
          </table:table-cell>
          <table:table-cell table:formula="of:=([.AU60]*[.AU$2]+[.AU59]*[.AU$2])/[.AV$2]" office:value-type="float" office:value="0" calcext:value-type="float">
            <text:p>0</text:p>
          </table:table-cell>
          <table:table-cell table:formula="of:=([.AV60]*[.AV$2]+[.AV59]*[.AV$2])/[.AW$2]" office:value-type="float" office:value="0" calcext:value-type="float">
            <text:p>0</text:p>
          </table:table-cell>
          <table:table-cell table:formula="of:=([.AW60]*[.AW$2]+[.AW59]*[.AW$2])/[.AX$2]" office:value-type="float" office:value="0" calcext:value-type="float">
            <text:p>0</text:p>
          </table:table-cell>
          <table:table-cell table:formula="of:=([.AX60]*[.AX$2]+[.AX59]*[.AX$2])/[.AY$2]" office:value-type="float" office:value="0" calcext:value-type="float">
            <text:p>0</text:p>
          </table:table-cell>
          <table:table-cell table:formula="of:=([.AY60]*[.AY$2]+[.AY59]*[.AY$2])/[.AZ$2]" office:value-type="float" office:value="0" calcext:value-type="float">
            <text:p>0</text:p>
          </table:table-cell>
          <table:table-cell table:formula="of:=([.AZ60]*[.AZ$2]+[.AZ59]*[.AZ$2])/[.BA$2]" office:value-type="float" office:value="0" calcext:value-type="float">
            <text:p>0</text:p>
          </table:table-cell>
          <table:table-cell table:formula="of:=([.BA60]*[.BA$2]+[.BA59]*[.BA$2])/[.BB$2]" office:value-type="float" office:value="0" calcext:value-type="float">
            <text:p>0</text:p>
          </table:table-cell>
          <table:table-cell table:formula="of:=([.BB60]*[.BB$2]+[.BB59]*[.BB$2])/[.BC$2]" office:value-type="float" office:value="0" calcext:value-type="float">
            <text:p>0</text:p>
          </table:table-cell>
          <table:table-cell table:formula="of:=([.BC60]*[.BC$2]+[.BC59]*[.BC$2])/[.BD$2]" office:value-type="float" office:value="0" calcext:value-type="float">
            <text:p>0</text:p>
          </table:table-cell>
          <table:table-cell table:formula="of:=([.BD60]*[.BD$2]+[.BD59]*[.BD$2])/[.BE$2]" office:value-type="float" office:value="0" calcext:value-type="float">
            <text:p>0</text:p>
          </table:table-cell>
          <table:table-cell table:formula="of:=([.BE60]*[.BE$2]+[.BE59]*[.BE$2])/[.BF$2]" office:value-type="float" office:value="6.93889390390723E-018" calcext:value-type="float">
            <text:p>6.93889390390723E-18</text:p>
          </table:table-cell>
          <table:table-cell table:formula="of:=([.BF60]*[.BF$2]+[.BF59]*[.BF$2])/[.BG$2]" office:value-type="float" office:value="2.0122792321331E-016" calcext:value-type="float">
            <text:p>2.0122792321331E-16</text:p>
          </table:table-cell>
          <table:table-cell table:formula="of:=([.BG60]*[.BG$2]+[.BG59]*[.BG$2])/[.BH$2]" office:value-type="float" office:value="2.96811186739632E-015" calcext:value-type="float">
            <text:p>2.96811186739632E-15</text:p>
          </table:table-cell>
          <table:table-cell table:formula="of:=([.BH60]*[.BH$2]+[.BH59]*[.BH$2])/[.BI$2]" office:value-type="float" office:value="0.00000000000002968112" calcext:value-type="float">
            <text:p>2.96811186739632E-14</text:p>
          </table:table-cell>
          <table:table-cell table:formula="of:=([.BI60]*[.BI$2]+[.BI59]*[.BI$2])/[.BJ$2]" office:value-type="float" office:value="0.00000000000022631853" calcext:value-type="float">
            <text:p>2.26318529888969E-13</text:p>
          </table:table-cell>
          <table:table-cell table:formula="of:=([.BJ60]*[.BJ$2]+[.BJ59]*[.BJ$2])/[.BK$2]" office:value-type="float" office:value="0.00000000000140317489" calcext:value-type="float">
            <text:p>1.40317488531161E-12</text:p>
          </table:table-cell>
          <table:table-cell table:formula="of:=([.BK60]*[.BK$2]+[.BK59]*[.BK$2])/[.BL$2]" office:value-type="float" office:value="0.00000000000736666815" calcext:value-type="float">
            <text:p>7.36666814788595E-12</text:p>
          </table:table-cell>
          <table:table-cell table:formula="of:=([.BL60]*[.BL$2]+[.BL59]*[.BL$2])/[.BM$2]" office:value-type="float" office:value="0.00000000003367619725" calcext:value-type="float">
            <text:p>3.36761972474786E-11</text:p>
          </table:table-cell>
          <table:table-cell table:formula="of:=([.BM60]*[.BM$2]+[.BM59]*[.BM$2])/[.BN$2]" office:value-type="float" office:value="0.00000000013680955132" calcext:value-type="float">
            <text:p>1.36809551317882E-10</text:p>
          </table:table-cell>
          <table:table-cell table:formula="of:=([.BN60]*[.BN$2]+[.BN59]*[.BN$2])/[.BO$2]" office:value-type="float" office:value="0.0000000005016350215" calcext:value-type="float">
            <text:p>5.016350214989E-10</text:p>
          </table:table-cell>
          <table:table-cell table:formula="of:=([.BO60]*[.BO$2]+[.BO59]*[.BO$2])/[.BP$2]" office:value-type="float" office:value="0.00000000168047732202" calcext:value-type="float">
            <text:p>1.68047732202132E-09</text:p>
          </table:table-cell>
          <table:table-cell table:formula="of:=([.BP60]*[.BP$2]+[.BP59]*[.BP$2])/[.BQ$2]" office:value-type="float" office:value="0.0000000051942026317" calcext:value-type="float">
            <text:p>5.19420263170225E-09</text:p>
          </table:table-cell>
          <table:table-cell table:formula="of:=([.BQ60]*[.BQ$2]+[.BQ59]*[.BQ$2])/[.BR$2]" office:value-type="float" office:value="0.00000001493333256614" calcext:value-type="float">
            <text:p>1.4933332566144E-08</text:p>
          </table:table-cell>
          <table:table-cell table:formula="of:=([.BR60]*[.BR$2]+[.BR59]*[.BR$2])/[.BS$2]" office:value-type="float" office:value="0.00000004020512613962" calcext:value-type="float">
            <text:p>4.02051261396184E-08</text:p>
          </table:table-cell>
          <table:table-cell table:formula="of:=([.BS60]*[.BS$2]+[.BS59]*[.BS$2])/[.BT$2]" office:value-type="float" office:value="0.00000010194871271118" calcext:value-type="float">
            <text:p>1.01948712711175E-07</text:p>
          </table:table-cell>
          <table:table-cell table:formula="of:=([.BT60]*[.BT$2]+[.BT59]*[.BT$2])/[.BU$2]" office:value-type="float" office:value="0.00000024467691050682" calcext:value-type="float">
            <text:p>2.4467691050682E-07</text:p>
          </table:table-cell>
          <table:table-cell table:formula="of:=([.BU60]*[.BU$2]+[.BU59]*[.BU$2])/[.BV$2]" office:value-type="float" office:value="0.00000055816920209368" calcext:value-type="float">
            <text:p>5.58169202093684E-07</text:p>
          </table:table-cell>
          <table:table-cell table:formula="of:=([.BV60]*[.BV$2]+[.BV59]*[.BV$2])/[.BW$2]" office:value-type="float" office:value="0.00000121483885161566" calcext:value-type="float">
            <text:p>1.21483885161566E-06</text:p>
          </table:table-cell>
          <table:table-cell table:formula="of:=([.BW60]*[.BW$2]+[.BW59]*[.BW$2])/[.BX$2]" office:value-type="float" office:value="0.0000025309142741993" calcext:value-type="float">
            <text:p>2.5309142741993E-06</text:p>
          </table:table-cell>
          <table:table-cell table:formula="of:=([.BX60]*[.BX$2]+[.BX59]*[.BX$2])/[.BY$2]" office:value-type="float" office:value="0.0000050618285483986" calcext:value-type="float">
            <text:p>5.0618285483986E-06</text:p>
          </table:table-cell>
          <table:table-cell table:formula="of:=([.BY60]*[.BY$2]+[.BY59]*[.BY$2])/[.BZ$2]" office:value-type="float" office:value="0.00000974401995566731" calcext:value-type="float">
            <text:p>9.74401995566731E-06</text:p>
          </table:table-cell>
          <table:table-cell table:formula="of:=([.BZ60]*[.BZ$2]+[.BZ59]*[.BZ$2])/[.CA$2]" office:value-type="float" office:value="0.000018096037060525" calcext:value-type="float">
            <text:p>1.8096037060525E-05</text:p>
          </table:table-cell>
          <table:table-cell table:formula="of:=([.CA60]*[.CA$2]+[.CA59]*[.CA$2])/[.CB$2]" office:value-type="float" office:value="0.0000324906119950335" calcext:value-type="float">
            <text:p>3.24906119950335E-05</text:p>
          </table:table-cell>
          <table:table-cell table:formula="of:=([.CB60]*[.CB$2]+[.CB59]*[.CB$2])/[.CC$2]" office:value-type="float" office:value="0.0000565054121652757" calcext:value-type="float">
            <text:p>5.65054121652757E-05</text:p>
          </table:table-cell>
          <table:table-cell table:formula="of:=([.CC60]*[.CC$2]+[.CC59]*[.CC$2])/[.CD$2]" office:value-type="float" office:value="0.0000953528830289028" calcext:value-type="float">
            <text:p>9.53528830289028E-05</text:p>
          </table:table-cell>
          <table:table-cell table:formula="of:=([.CD60]*[.CD$2]+[.CD59]*[.CD$2])/[.CE$2]" office:value-type="float" office:value="0.000156378728167401" calcext:value-type="float">
            <text:p>0.000156378728167401</text:p>
          </table:table-cell>
          <table:table-cell table:formula="of:=([.CE60]*[.CE$2]+[.CE59]*[.CE$2])/[.CF$2]" office:value-type="float" office:value="0.000249604508421043" calcext:value-type="float">
            <text:p>0.000249604508421043</text:p>
          </table:table-cell>
          <table:table-cell table:formula="of:=([.CF60]*[.CF$2]+[.CF59]*[.CF$2])/[.CG$2]" office:value-type="float" office:value="0.000388273679766067" calcext:value-type="float">
            <text:p>0.000388273679766067</text:p>
          </table:table-cell>
          <table:table-cell table:formula="of:=([.CG60]*[.CG$2]+[.CG59]*[.CG$2])/[.CH$2]" office:value-type="float" office:value="0.000589343978216352" calcext:value-type="float">
            <text:p>0.000589343978216352</text:p>
          </table:table-cell>
          <table:table-cell table:formula="of:=([.CH60]*[.CH$2]+[.CH59]*[.CH$2])/[.CI$2]" office:value-type="float" office:value="0.000873854864251832" calcext:value-type="float">
            <text:p>0.000873854864251832</text:p>
          </table:table-cell>
          <table:table-cell table:formula="of:=([.CI60]*[.CI$2]+[.CI59]*[.CI$2])/[.CJ$2]" office:value-type="float" office:value="0.00126708955316516" calcext:value-type="float">
            <text:p>0.00126708955316516</text:p>
          </table:table-cell>
          <table:table-cell table:formula="of:=([.CJ60]*[.CJ$2]+[.CJ59]*[.CJ$2])/[.CK$2]" office:value-type="float" office:value="0.00179844968836345" calcext:value-type="float">
            <text:p>0.00179844968836345</text:p>
          </table:table-cell>
          <table:table-cell table:formula="of:=([.CK60]*[.CK$2]+[.CK59]*[.CK$2])/[.CL$2]" office:value-type="float" office:value="0.00250096909788042" calcext:value-type="float">
            <text:p>0.00250096909788042</text:p>
          </table:table-cell>
          <table:table-cell table:formula="of:=([.CL60]*[.CL$2]+[.CL59]*[.CL$2])/[.CM$2]" office:value-type="float" office:value="0.00341041240620057" calcext:value-type="float">
            <text:p>0.00341041240620057</text:p>
          </table:table-cell>
          <table:table-cell table:formula="of:=([.CM60]*[.CM$2]+[.CM59]*[.CM$2])/[.CN$2]" office:value-type="float" office:value="0.0045639342494743" calcext:value-type="float">
            <text:p>0.0045639342494743</text:p>
          </table:table-cell>
          <table:table-cell table:formula="of:=([.CN60]*[.CN$2]+[.CN59]*[.CN$2])/[.CO$2]" office:value-type="float" office:value="0.00599831358502336" calcext:value-type="float">
            <text:p>0.00599831358502336</text:p>
          </table:table-cell>
          <table:table-cell table:formula="of:=([.CO60]*[.CO$2]+[.CO59]*[.CO$2])/[.CP$2]" office:value-type="float" office:value="0.00774782171398851" calcext:value-type="float">
            <text:p>0.00774782171398851</text:p>
          </table:table-cell>
          <table:table-cell table:formula="of:=([.CP60]*[.CP$2]+[.CP59]*[.CP$2])/[.CQ$2]" office:value-type="float" office:value="0.00984182758263405" calcext:value-type="float">
            <text:p>0.00984182758263405</text:p>
          </table:table-cell>
          <table:table-cell table:formula="of:=([.CQ60]*[.CQ$2]+[.CQ59]*[.CQ$2])/[.CR$2]" office:value-type="float" office:value="0.0123022844782926" calcext:value-type="float">
            <text:p>0.0123022844782926</text:p>
          </table:table-cell>
          <table:table-cell table:formula="of:=([.CR60]*[.CR$2]+[.CR59]*[.CR$2])/[.CS$2]" office:value-type="float" office:value="0.0151412732040524" calcext:value-type="float">
            <text:p>0.0151412732040524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61]*[.AB$2]+[.AB60]*[.AB$2])/[.AC$2]" office:value-type="float" office:value="0" calcext:value-type="float">
            <text:p>0</text:p>
          </table:table-cell>
          <table:table-cell table:formula="of:=([.AC61]*[.AC$2]+[.AC60]*[.AC$2])/[.AD$2]" office:value-type="float" office:value="0" calcext:value-type="float">
            <text:p>0</text:p>
          </table:table-cell>
          <table:table-cell table:formula="of:=([.AD61]*[.AD$2]+[.AD60]*[.AD$2])/[.AE$2]" office:value-type="float" office:value="0" calcext:value-type="float">
            <text:p>0</text:p>
          </table:table-cell>
          <table:table-cell table:formula="of:=([.AE61]*[.AE$2]+[.AE60]*[.AE$2])/[.AF$2]" office:value-type="float" office:value="0" calcext:value-type="float">
            <text:p>0</text:p>
          </table:table-cell>
          <table:table-cell table:formula="of:=([.AF61]*[.AF$2]+[.AF60]*[.AF$2])/[.AG$2]" office:value-type="float" office:value="0" calcext:value-type="float">
            <text:p>0</text:p>
          </table:table-cell>
          <table:table-cell table:formula="of:=([.AG61]*[.AG$2]+[.AG60]*[.AG$2])/[.AH$2]" office:value-type="float" office:value="0" calcext:value-type="float">
            <text:p>0</text:p>
          </table:table-cell>
          <table:table-cell table:formula="of:=([.AH61]*[.AH$2]+[.AH60]*[.AH$2])/[.AI$2]" office:value-type="float" office:value="0" calcext:value-type="float">
            <text:p>0</text:p>
          </table:table-cell>
          <table:table-cell table:formula="of:=([.AI61]*[.AI$2]+[.AI60]*[.AI$2])/[.AJ$2]" office:value-type="float" office:value="0" calcext:value-type="float">
            <text:p>0</text:p>
          </table:table-cell>
          <table:table-cell table:formula="of:=([.AJ61]*[.AJ$2]+[.AJ60]*[.AJ$2])/[.AK$2]" office:value-type="float" office:value="0" calcext:value-type="float">
            <text:p>0</text:p>
          </table:table-cell>
          <table:table-cell table:formula="of:=([.AK61]*[.AK$2]+[.AK60]*[.AK$2])/[.AL$2]" office:value-type="float" office:value="0" calcext:value-type="float">
            <text:p>0</text:p>
          </table:table-cell>
          <table:table-cell table:formula="of:=([.AL61]*[.AL$2]+[.AL60]*[.AL$2])/[.AM$2]" office:value-type="float" office:value="0" calcext:value-type="float">
            <text:p>0</text:p>
          </table:table-cell>
          <table:table-cell table:formula="of:=([.AM61]*[.AM$2]+[.AM60]*[.AM$2])/[.AN$2]" office:value-type="float" office:value="0" calcext:value-type="float">
            <text:p>0</text:p>
          </table:table-cell>
          <table:table-cell table:formula="of:=([.AN61]*[.AN$2]+[.AN60]*[.AN$2])/[.AO$2]" office:value-type="float" office:value="0" calcext:value-type="float">
            <text:p>0</text:p>
          </table:table-cell>
          <table:table-cell table:formula="of:=([.AO61]*[.AO$2]+[.AO60]*[.AO$2])/[.AP$2]" office:value-type="float" office:value="0" calcext:value-type="float">
            <text:p>0</text:p>
          </table:table-cell>
          <table:table-cell table:formula="of:=([.AP61]*[.AP$2]+[.AP60]*[.AP$2])/[.AQ$2]" office:value-type="float" office:value="0" calcext:value-type="float">
            <text:p>0</text:p>
          </table:table-cell>
          <table:table-cell table:formula="of:=([.AQ61]*[.AQ$2]+[.AQ60]*[.AQ$2])/[.AR$2]" office:value-type="float" office:value="0" calcext:value-type="float">
            <text:p>0</text:p>
          </table:table-cell>
          <table:table-cell table:formula="of:=([.AR61]*[.AR$2]+[.AR60]*[.AR$2])/[.AS$2]" office:value-type="float" office:value="0" calcext:value-type="float">
            <text:p>0</text:p>
          </table:table-cell>
          <table:table-cell table:formula="of:=([.AS61]*[.AS$2]+[.AS60]*[.AS$2])/[.AT$2]" office:value-type="float" office:value="0" calcext:value-type="float">
            <text:p>0</text:p>
          </table:table-cell>
          <table:table-cell table:formula="of:=([.AT61]*[.AT$2]+[.AT60]*[.AT$2])/[.AU$2]" office:value-type="float" office:value="0" calcext:value-type="float">
            <text:p>0</text:p>
          </table:table-cell>
          <table:table-cell table:formula="of:=([.AU61]*[.AU$2]+[.AU60]*[.AU$2])/[.AV$2]" office:value-type="float" office:value="0" calcext:value-type="float">
            <text:p>0</text:p>
          </table:table-cell>
          <table:table-cell table:formula="of:=([.AV61]*[.AV$2]+[.AV60]*[.AV$2])/[.AW$2]" office:value-type="float" office:value="0" calcext:value-type="float">
            <text:p>0</text:p>
          </table:table-cell>
          <table:table-cell table:formula="of:=([.AW61]*[.AW$2]+[.AW60]*[.AW$2])/[.AX$2]" office:value-type="float" office:value="0" calcext:value-type="float">
            <text:p>0</text:p>
          </table:table-cell>
          <table:table-cell table:formula="of:=([.AX61]*[.AX$2]+[.AX60]*[.AX$2])/[.AY$2]" office:value-type="float" office:value="0" calcext:value-type="float">
            <text:p>0</text:p>
          </table:table-cell>
          <table:table-cell table:formula="of:=([.AY61]*[.AY$2]+[.AY60]*[.AY$2])/[.AZ$2]" office:value-type="float" office:value="0" calcext:value-type="float">
            <text:p>0</text:p>
          </table:table-cell>
          <table:table-cell table:formula="of:=([.AZ61]*[.AZ$2]+[.AZ60]*[.AZ$2])/[.BA$2]" office:value-type="float" office:value="0" calcext:value-type="float">
            <text:p>0</text:p>
          </table:table-cell>
          <table:table-cell table:formula="of:=([.BA61]*[.BA$2]+[.BA60]*[.BA$2])/[.BB$2]" office:value-type="float" office:value="0" calcext:value-type="float">
            <text:p>0</text:p>
          </table:table-cell>
          <table:table-cell table:formula="of:=([.BB61]*[.BB$2]+[.BB60]*[.BB$2])/[.BC$2]" office:value-type="float" office:value="0" calcext:value-type="float">
            <text:p>0</text:p>
          </table:table-cell>
          <table:table-cell table:formula="of:=([.BC61]*[.BC$2]+[.BC60]*[.BC$2])/[.BD$2]" office:value-type="float" office:value="0" calcext:value-type="float">
            <text:p>0</text:p>
          </table:table-cell>
          <table:table-cell table:formula="of:=([.BD61]*[.BD$2]+[.BD60]*[.BD$2])/[.BE$2]" office:value-type="float" office:value="0" calcext:value-type="float">
            <text:p>0</text:p>
          </table:table-cell>
          <table:table-cell table:formula="of:=([.BE61]*[.BE$2]+[.BE60]*[.BE$2])/[.BF$2]" office:value-type="float" office:value="0" calcext:value-type="float">
            <text:p>0</text:p>
          </table:table-cell>
          <table:table-cell table:formula="of:=([.BF61]*[.BF$2]+[.BF60]*[.BF$2])/[.BG$2]" office:value-type="float" office:value="3.46944695195361E-018" calcext:value-type="float">
            <text:p>3.46944695195361E-18</text:p>
          </table:table-cell>
          <table:table-cell table:formula="of:=([.BG61]*[.BG$2]+[.BG60]*[.BG$2])/[.BH$2]" office:value-type="float" office:value="1.02348685082632E-016" calcext:value-type="float">
            <text:p>1.02348685082632E-16</text:p>
          </table:table-cell>
          <table:table-cell table:formula="of:=([.BH61]*[.BH$2]+[.BH60]*[.BH$2])/[.BI$2]" office:value-type="float" office:value="1.53523027623947E-015" calcext:value-type="float">
            <text:p>1.53523027623947E-15</text:p>
          </table:table-cell>
          <table:table-cell table:formula="of:=([.BI61]*[.BI$2]+[.BI60]*[.BI$2])/[.BJ$2]" office:value-type="float" office:value="0.00000000000001560817" calcext:value-type="float">
            <text:p>1.56081744751013E-14</text:p>
          </table:table-cell>
          <table:table-cell table:formula="of:=([.BJ61]*[.BJ$2]+[.BJ60]*[.BJ$2])/[.BK$2]" office:value-type="float" office:value="0.00000000000012096335" calcext:value-type="float">
            <text:p>1.20963352182035E-13</text:p>
          </table:table-cell>
          <table:table-cell table:formula="of:=([.BK61]*[.BK$2]+[.BK60]*[.BK$2])/[.BL$2]" office:value-type="float" office:value="0.00000000000076206912" calcext:value-type="float">
            <text:p>7.62069118746822E-13</text:p>
          </table:table-cell>
          <table:table-cell table:formula="of:=([.BL61]*[.BL$2]+[.BL60]*[.BL$2])/[.BM$2]" office:value-type="float" office:value="0.00000000000406436863" calcext:value-type="float">
            <text:p>4.06436863331638E-12</text:p>
          </table:table-cell>
          <table:table-cell table:formula="of:=([.BM61]*[.BM$2]+[.BM60]*[.BM$2])/[.BN$2]" office:value-type="float" office:value="0.00000000001887028294" calcext:value-type="float">
            <text:p>1.88702829403975E-11</text:p>
          </table:table-cell>
          <table:table-cell table:formula="of:=([.BN61]*[.BN$2]+[.BN60]*[.BN$2])/[.BO$2]" office:value-type="float" office:value="0.00000000007783991713" calcext:value-type="float">
            <text:p>7.78399171291397E-11</text:p>
          </table:table-cell>
          <table:table-cell table:formula="of:=([.BO61]*[.BO$2]+[.BO60]*[.BO$2])/[.BP$2]" office:value-type="float" office:value="0.00000000028973746931" calcext:value-type="float">
            <text:p>2.8973746931402E-10</text:p>
          </table:table-cell>
          <table:table-cell table:formula="of:=([.BP61]*[.BP$2]+[.BP60]*[.BP$2])/[.BQ$2]" office:value-type="float" office:value="0.00000000098510739567" calcext:value-type="float">
            <text:p>9.85107395667668E-10</text:p>
          </table:table-cell>
          <table:table-cell table:formula="of:=([.BQ61]*[.BQ$2]+[.BQ60]*[.BQ$2])/[.BR$2]" office:value-type="float" office:value="0.00000000308965501368" calcext:value-type="float">
            <text:p>3.08965501368496E-09</text:p>
          </table:table-cell>
          <table:table-cell table:formula="of:=([.BR61]*[.BR$2]+[.BR60]*[.BR$2])/[.BS$2]" office:value-type="float" office:value="0.00000000901149378991" calcext:value-type="float">
            <text:p>9.01149378991446E-09</text:p>
          </table:table-cell>
          <table:table-cell table:formula="of:=([.BS61]*[.BS$2]+[.BS60]*[.BS$2])/[.BT$2]" office:value-type="float" office:value="0.00000002460830996477" calcext:value-type="float">
            <text:p>2.46083099647664E-08</text:p>
          </table:table-cell>
          <table:table-cell table:formula="of:=([.BT61]*[.BT$2]+[.BT60]*[.BT$2])/[.BU$2]" office:value-type="float" office:value="0.00000006327851133797" calcext:value-type="float">
            <text:p>6.32785113379708E-08</text:p>
          </table:table-cell>
          <table:table-cell table:formula="of:=([.BU61]*[.BU$2]+[.BU60]*[.BU$2])/[.BV$2]" office:value-type="float" office:value="0.0000001539777109224" calcext:value-type="float">
            <text:p>1.53977710922396E-07</text:p>
          </table:table-cell>
          <table:table-cell table:formula="of:=([.BV61]*[.BV$2]+[.BV60]*[.BV$2])/[.BW$2]" office:value-type="float" office:value="0.00000035607345650804" calcext:value-type="float">
            <text:p>3.5607345650804E-07</text:p>
          </table:table-cell>
          <table:table-cell table:formula="of:=([.BW61]*[.BW$2]+[.BW60]*[.BW$2])/[.BX$2]" office:value-type="float" office:value="0.00000078545615406185" calcext:value-type="float">
            <text:p>7.85456154061852E-07</text:p>
          </table:table-cell>
          <table:table-cell table:formula="of:=([.BX61]*[.BX$2]+[.BX60]*[.BX$2])/[.BY$2]" office:value-type="float" office:value="0.00000165818521413058" calcext:value-type="float">
            <text:p>1.65818521413058E-06</text:p>
          </table:table-cell>
          <table:table-cell table:formula="of:=([.BY61]*[.BY$2]+[.BY60]*[.BY$2])/[.BZ$2]" office:value-type="float" office:value="0.00000336000688126459" calcext:value-type="float">
            <text:p>3.36000688126459E-06</text:p>
          </table:table-cell>
          <table:table-cell table:formula="of:=([.BZ61]*[.BZ$2]+[.BZ60]*[.BZ$2])/[.CA$2]" office:value-type="float" office:value="0.00000655201341846595" calcext:value-type="float">
            <text:p>6.55201341846595E-06</text:p>
          </table:table-cell>
          <table:table-cell table:formula="of:=([.CA61]*[.CA$2]+[.CA60]*[.CA$2])/[.CB$2]" office:value-type="float" office:value="0.0000123240252394955" calcext:value-type="float">
            <text:p>1.23240252394955E-05</text:p>
          </table:table-cell>
          <table:table-cell table:formula="of:=([.CB61]*[.CB$2]+[.CB60]*[.CB$2])/[.CC$2]" office:value-type="float" office:value="0.0000224073186172645" calcext:value-type="float">
            <text:p>2.24073186172645E-05</text:p>
          </table:table-cell>
          <table:table-cell table:formula="of:=([.CC61]*[.CC$2]+[.CC60]*[.CC$2])/[.CD$2]" office:value-type="float" office:value="0.0000394563653912701" calcext:value-type="float">
            <text:p>3.94563653912701E-05</text:p>
          </table:table-cell>
          <table:table-cell table:formula="of:=([.CD61]*[.CD$2]+[.CD60]*[.CD$2])/[.CE$2]" office:value-type="float" office:value="0.0000674046242100865" calcext:value-type="float">
            <text:p>6.74046242100865E-05</text:p>
          </table:table-cell>
          <table:table-cell table:formula="of:=([.CE61]*[.CE$2]+[.CE60]*[.CE$2])/[.CF$2]" office:value-type="float" office:value="0.000111891676188744" calcext:value-type="float">
            <text:p>0.000111891676188744</text:p>
          </table:table-cell>
          <table:table-cell table:formula="of:=([.CF61]*[.CF$2]+[.CF60]*[.CF$2])/[.CG$2]" office:value-type="float" office:value="0.000180748092304893" calcext:value-type="float">
            <text:p>0.000180748092304893</text:p>
          </table:table-cell>
          <table:table-cell table:formula="of:=([.CG61]*[.CG$2]+[.CG60]*[.CG$2])/[.CH$2]" office:value-type="float" office:value="0.00028451088603548" calcext:value-type="float">
            <text:p>0.00028451088603548</text:p>
          </table:table-cell>
          <table:table-cell table:formula="of:=([.CH61]*[.CH$2]+[.CH60]*[.CH$2])/[.CI$2]" office:value-type="float" office:value="0.000436927432125916" calcext:value-type="float">
            <text:p>0.000436927432125916</text:p>
          </table:table-cell>
          <table:table-cell table:formula="of:=([.CI61]*[.CI$2]+[.CI60]*[.CI$2])/[.CJ$2]" office:value-type="float" office:value="0.000655391148188874" calcext:value-type="float">
            <text:p>0.000655391148188874</text:p>
          </table:table-cell>
          <table:table-cell table:formula="of:=([.CJ61]*[.CJ$2]+[.CJ60]*[.CJ$2])/[.CK$2]" office:value-type="float" office:value="0.000961240350677016" calcext:value-type="float">
            <text:p>0.000961240350677016</text:p>
          </table:table-cell>
          <table:table-cell table:formula="of:=([.CK61]*[.CK$2]+[.CK60]*[.CK$2])/[.CL$2]" office:value-type="float" office:value="0.00137984501952023" calcext:value-type="float">
            <text:p>0.00137984501952023</text:p>
          </table:table-cell>
          <table:table-cell table:formula="of:=([.CL61]*[.CL$2]+[.CL60]*[.CL$2])/[.CM$2]" office:value-type="float" office:value="0.00194040705870033" calcext:value-type="float">
            <text:p>0.00194040705870033</text:p>
          </table:table-cell>
          <table:table-cell table:formula="of:=([.CM61]*[.CM$2]+[.CM60]*[.CM$2])/[.CN$2]" office:value-type="float" office:value="0.00267540973245045" calcext:value-type="float">
            <text:p>0.00267540973245045</text:p>
          </table:table-cell>
          <table:table-cell table:formula="of:=([.CN61]*[.CN$2]+[.CN60]*[.CN$2])/[.CO$2]" office:value-type="float" office:value="0.00361967199096237" calcext:value-type="float">
            <text:p>0.00361967199096237</text:p>
          </table:table-cell>
          <table:table-cell table:formula="of:=([.CO61]*[.CO$2]+[.CO60]*[.CO$2])/[.CP$2]" office:value-type="float" office:value="0.00480899278799287" calcext:value-type="float">
            <text:p>0.00480899278799287</text:p>
          </table:table-cell>
          <table:table-cell table:formula="of:=([.CP61]*[.CP$2]+[.CP60]*[.CP$2])/[.CQ$2]" office:value-type="float" office:value="0.00627840725099069" calcext:value-type="float">
            <text:p>0.00627840725099069</text:p>
          </table:table-cell>
          <table:table-cell table:formula="of:=([.CQ61]*[.CQ$2]+[.CQ60]*[.CQ$2])/[.CR$2]" office:value-type="float" office:value="0.00806011741681237" calcext:value-type="float">
            <text:p>0.00806011741681237</text:p>
          </table:table-cell>
          <table:table-cell table:formula="of:=([.CR61]*[.CR$2]+[.CR60]*[.CR$2])/[.CS$2]" office:value-type="float" office:value="0.0101812009475525" calcext:value-type="float">
            <text:p>0.0101812009475525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62]*[.AB$2]+[.AB61]*[.AB$2])/[.AC$2]" office:value-type="float" office:value="0" calcext:value-type="float">
            <text:p>0</text:p>
          </table:table-cell>
          <table:table-cell table:formula="of:=([.AC62]*[.AC$2]+[.AC61]*[.AC$2])/[.AD$2]" office:value-type="float" office:value="0" calcext:value-type="float">
            <text:p>0</text:p>
          </table:table-cell>
          <table:table-cell table:formula="of:=([.AD62]*[.AD$2]+[.AD61]*[.AD$2])/[.AE$2]" office:value-type="float" office:value="0" calcext:value-type="float">
            <text:p>0</text:p>
          </table:table-cell>
          <table:table-cell table:formula="of:=([.AE62]*[.AE$2]+[.AE61]*[.AE$2])/[.AF$2]" office:value-type="float" office:value="0" calcext:value-type="float">
            <text:p>0</text:p>
          </table:table-cell>
          <table:table-cell table:formula="of:=([.AF62]*[.AF$2]+[.AF61]*[.AF$2])/[.AG$2]" office:value-type="float" office:value="0" calcext:value-type="float">
            <text:p>0</text:p>
          </table:table-cell>
          <table:table-cell table:formula="of:=([.AG62]*[.AG$2]+[.AG61]*[.AG$2])/[.AH$2]" office:value-type="float" office:value="0" calcext:value-type="float">
            <text:p>0</text:p>
          </table:table-cell>
          <table:table-cell table:formula="of:=([.AH62]*[.AH$2]+[.AH61]*[.AH$2])/[.AI$2]" office:value-type="float" office:value="0" calcext:value-type="float">
            <text:p>0</text:p>
          </table:table-cell>
          <table:table-cell table:formula="of:=([.AI62]*[.AI$2]+[.AI61]*[.AI$2])/[.AJ$2]" office:value-type="float" office:value="0" calcext:value-type="float">
            <text:p>0</text:p>
          </table:table-cell>
          <table:table-cell table:formula="of:=([.AJ62]*[.AJ$2]+[.AJ61]*[.AJ$2])/[.AK$2]" office:value-type="float" office:value="0" calcext:value-type="float">
            <text:p>0</text:p>
          </table:table-cell>
          <table:table-cell table:formula="of:=([.AK62]*[.AK$2]+[.AK61]*[.AK$2])/[.AL$2]" office:value-type="float" office:value="0" calcext:value-type="float">
            <text:p>0</text:p>
          </table:table-cell>
          <table:table-cell table:formula="of:=([.AL62]*[.AL$2]+[.AL61]*[.AL$2])/[.AM$2]" office:value-type="float" office:value="0" calcext:value-type="float">
            <text:p>0</text:p>
          </table:table-cell>
          <table:table-cell table:formula="of:=([.AM62]*[.AM$2]+[.AM61]*[.AM$2])/[.AN$2]" office:value-type="float" office:value="0" calcext:value-type="float">
            <text:p>0</text:p>
          </table:table-cell>
          <table:table-cell table:formula="of:=([.AN62]*[.AN$2]+[.AN61]*[.AN$2])/[.AO$2]" office:value-type="float" office:value="0" calcext:value-type="float">
            <text:p>0</text:p>
          </table:table-cell>
          <table:table-cell table:formula="of:=([.AO62]*[.AO$2]+[.AO61]*[.AO$2])/[.AP$2]" office:value-type="float" office:value="0" calcext:value-type="float">
            <text:p>0</text:p>
          </table:table-cell>
          <table:table-cell table:formula="of:=([.AP62]*[.AP$2]+[.AP61]*[.AP$2])/[.AQ$2]" office:value-type="float" office:value="0" calcext:value-type="float">
            <text:p>0</text:p>
          </table:table-cell>
          <table:table-cell table:formula="of:=([.AQ62]*[.AQ$2]+[.AQ61]*[.AQ$2])/[.AR$2]" office:value-type="float" office:value="0" calcext:value-type="float">
            <text:p>0</text:p>
          </table:table-cell>
          <table:table-cell table:formula="of:=([.AR62]*[.AR$2]+[.AR61]*[.AR$2])/[.AS$2]" office:value-type="float" office:value="0" calcext:value-type="float">
            <text:p>0</text:p>
          </table:table-cell>
          <table:table-cell table:formula="of:=([.AS62]*[.AS$2]+[.AS61]*[.AS$2])/[.AT$2]" office:value-type="float" office:value="0" calcext:value-type="float">
            <text:p>0</text:p>
          </table:table-cell>
          <table:table-cell table:formula="of:=([.AT62]*[.AT$2]+[.AT61]*[.AT$2])/[.AU$2]" office:value-type="float" office:value="0" calcext:value-type="float">
            <text:p>0</text:p>
          </table:table-cell>
          <table:table-cell table:formula="of:=([.AU62]*[.AU$2]+[.AU61]*[.AU$2])/[.AV$2]" office:value-type="float" office:value="0" calcext:value-type="float">
            <text:p>0</text:p>
          </table:table-cell>
          <table:table-cell table:formula="of:=([.AV62]*[.AV$2]+[.AV61]*[.AV$2])/[.AW$2]" office:value-type="float" office:value="0" calcext:value-type="float">
            <text:p>0</text:p>
          </table:table-cell>
          <table:table-cell table:formula="of:=([.AW62]*[.AW$2]+[.AW61]*[.AW$2])/[.AX$2]" office:value-type="float" office:value="0" calcext:value-type="float">
            <text:p>0</text:p>
          </table:table-cell>
          <table:table-cell table:formula="of:=([.AX62]*[.AX$2]+[.AX61]*[.AX$2])/[.AY$2]" office:value-type="float" office:value="0" calcext:value-type="float">
            <text:p>0</text:p>
          </table:table-cell>
          <table:table-cell table:formula="of:=([.AY62]*[.AY$2]+[.AY61]*[.AY$2])/[.AZ$2]" office:value-type="float" office:value="0" calcext:value-type="float">
            <text:p>0</text:p>
          </table:table-cell>
          <table:table-cell table:formula="of:=([.AZ62]*[.AZ$2]+[.AZ61]*[.AZ$2])/[.BA$2]" office:value-type="float" office:value="0" calcext:value-type="float">
            <text:p>0</text:p>
          </table:table-cell>
          <table:table-cell table:formula="of:=([.BA62]*[.BA$2]+[.BA61]*[.BA$2])/[.BB$2]" office:value-type="float" office:value="0" calcext:value-type="float">
            <text:p>0</text:p>
          </table:table-cell>
          <table:table-cell table:formula="of:=([.BB62]*[.BB$2]+[.BB61]*[.BB$2])/[.BC$2]" office:value-type="float" office:value="0" calcext:value-type="float">
            <text:p>0</text:p>
          </table:table-cell>
          <table:table-cell table:formula="of:=([.BC62]*[.BC$2]+[.BC61]*[.BC$2])/[.BD$2]" office:value-type="float" office:value="0" calcext:value-type="float">
            <text:p>0</text:p>
          </table:table-cell>
          <table:table-cell table:formula="of:=([.BD62]*[.BD$2]+[.BD61]*[.BD$2])/[.BE$2]" office:value-type="float" office:value="0" calcext:value-type="float">
            <text:p>0</text:p>
          </table:table-cell>
          <table:table-cell table:formula="of:=([.BE62]*[.BE$2]+[.BE61]*[.BE$2])/[.BF$2]" office:value-type="float" office:value="0" calcext:value-type="float">
            <text:p>0</text:p>
          </table:table-cell>
          <table:table-cell table:formula="of:=([.BF62]*[.BF$2]+[.BF61]*[.BF$2])/[.BG$2]" office:value-type="float" office:value="0" calcext:value-type="float">
            <text:p>0</text:p>
          </table:table-cell>
          <table:table-cell table:formula="of:=([.BG62]*[.BG$2]+[.BG61]*[.BG$2])/[.BH$2]" office:value-type="float" office:value="1.73472347597681E-018" calcext:value-type="float">
            <text:p>1.73472347597681E-18</text:p>
          </table:table-cell>
          <table:table-cell table:formula="of:=([.BH62]*[.BH$2]+[.BH61]*[.BH$2])/[.BI$2]" office:value-type="float" office:value="5.20417042793042E-017" calcext:value-type="float">
            <text:p>5.20417042793042E-17</text:p>
          </table:table-cell>
          <table:table-cell table:formula="of:=([.BI62]*[.BI$2]+[.BI61]*[.BI$2])/[.BJ$2]" office:value-type="float" office:value="7.93635990259389E-016" calcext:value-type="float">
            <text:p>7.93635990259389E-16</text:p>
          </table:table-cell>
          <table:table-cell table:formula="of:=([.BJ62]*[.BJ$2]+[.BJ61]*[.BJ$2])/[.BK$2]" office:value-type="float" office:value="8.20090523268036E-015" calcext:value-type="float">
            <text:p>8.20090523268036E-15</text:p>
          </table:table-cell>
          <table:table-cell table:formula="of:=([.BK62]*[.BK$2]+[.BK61]*[.BK$2])/[.BL$2]" office:value-type="float" office:value="0.00000000000006458213" calcext:value-type="float">
            <text:p>6.45821287073578E-14</text:p>
          </table:table-cell>
          <table:table-cell table:formula="of:=([.BL62]*[.BL$2]+[.BL61]*[.BL$2])/[.BM$2]" office:value-type="float" office:value="0.00000000000041332562" calcext:value-type="float">
            <text:p>4.1332562372709E-13</text:p>
          </table:table-cell>
          <table:table-cell table:formula="of:=([.BM62]*[.BM$2]+[.BM61]*[.BM$2])/[.BN$2]" office:value-type="float" office:value="0.00000000000223884713" calcext:value-type="float">
            <text:p>2.23884712852174E-12</text:p>
          </table:table-cell>
          <table:table-cell table:formula="of:=([.BN62]*[.BN$2]+[.BN61]*[.BN$2])/[.BO$2]" office:value-type="float" office:value="0.00000000001055456503" calcext:value-type="float">
            <text:p>1.05545650344596E-11</text:p>
          </table:table-cell>
          <table:table-cell table:formula="of:=([.BO62]*[.BO$2]+[.BO61]*[.BO$2])/[.BP$2]" office:value-type="float" office:value="0.00000000004419724108" calcext:value-type="float">
            <text:p>4.41972410817997E-11</text:p>
          </table:table-cell>
          <table:table-cell table:formula="of:=([.BP62]*[.BP$2]+[.BP61]*[.BP$2])/[.BQ$2]" office:value-type="float" office:value="0.0000000001669673552" calcext:value-type="float">
            <text:p>1.6696735519791E-10</text:p>
          </table:table-cell>
          <table:table-cell table:formula="of:=([.BQ62]*[.BQ$2]+[.BQ61]*[.BQ$2])/[.BR$2]" office:value-type="float" office:value="0.00000000057603737543" calcext:value-type="float">
            <text:p>5.76037375432789E-10</text:p>
          </table:table-cell>
          <table:table-cell table:formula="of:=([.BR62]*[.BR$2]+[.BR61]*[.BR$2])/[.BS$2]" office:value-type="float" office:value="0.00000000183284619456" calcext:value-type="float">
            <text:p>1.83284619455887E-09</text:p>
          </table:table-cell>
          <table:table-cell table:formula="of:=([.BS62]*[.BS$2]+[.BS61]*[.BS$2])/[.BT$2]" office:value-type="float" office:value="0.00000000542216999224" calcext:value-type="float">
            <text:p>5.42216999223667E-09</text:p>
          </table:table-cell>
          <table:table-cell table:formula="of:=([.BT62]*[.BT$2]+[.BT61]*[.BT$2])/[.BU$2]" office:value-type="float" office:value="0.0000000150152399785" calcext:value-type="float">
            <text:p>1.50152399785015E-08</text:p>
          </table:table-cell>
          <table:table-cell table:formula="of:=([.BU62]*[.BU$2]+[.BU61]*[.BU$2])/[.BV$2]" office:value-type="float" office:value="0.00000003914687565824" calcext:value-type="float">
            <text:p>3.91468756582362E-08</text:p>
          </table:table-cell>
          <table:table-cell table:formula="of:=([.BV62]*[.BV$2]+[.BV61]*[.BV$2])/[.BW$2]" office:value-type="float" office:value="0.00000009656229329032" calcext:value-type="float">
            <text:p>9.65622932903159E-08</text:p>
          </table:table-cell>
          <table:table-cell table:formula="of:=([.BW62]*[.BW$2]+[.BW61]*[.BW$2])/[.BX$2]" office:value-type="float" office:value="0.00000022631787489918" calcext:value-type="float">
            <text:p>2.26317874899178E-07</text:p>
          </table:table-cell>
          <table:table-cell table:formula="of:=([.BX62]*[.BX$2]+[.BX61]*[.BX$2])/[.BY$2]" office:value-type="float" office:value="0.00000050588701448052" calcext:value-type="float">
            <text:p>5.05887014480515E-07</text:p>
          </table:table-cell>
          <table:table-cell table:formula="of:=([.BY62]*[.BY$2]+[.BY61]*[.BY$2])/[.BZ$2]" office:value-type="float" office:value="0.00000108203611430555" calcext:value-type="float">
            <text:p>1.08203611430555E-06</text:p>
          </table:table-cell>
          <table:table-cell table:formula="of:=([.BZ62]*[.BZ$2]+[.BZ61]*[.BZ$2])/[.CA$2]" office:value-type="float" office:value="0.00000222102149778507" calcext:value-type="float">
            <text:p>2.22102149778507E-06</text:p>
          </table:table-cell>
          <table:table-cell table:formula="of:=([.CA62]*[.CA$2]+[.CA61]*[.CA$2])/[.CB$2]" office:value-type="float" office:value="0.00000438651745812551" calcext:value-type="float">
            <text:p>4.38651745812551E-06</text:p>
          </table:table-cell>
          <table:table-cell table:formula="of:=([.CB62]*[.CB$2]+[.CB61]*[.CB$2])/[.CC$2]" office:value-type="float" office:value="0.0000083552713488105" calcext:value-type="float">
            <text:p>8.3552713488105E-06</text:p>
          </table:table-cell>
          <table:table-cell table:formula="of:=([.CC62]*[.CC$2]+[.CC61]*[.CC$2])/[.CD$2]" office:value-type="float" office:value="0.0000153812949830375" calcext:value-type="float">
            <text:p>1.53812949830375E-05</text:p>
          </table:table-cell>
          <table:table-cell table:formula="of:=([.CD62]*[.CD$2]+[.CD61]*[.CD$2])/[.CE$2]" office:value-type="float" office:value="0.0000274188301871538" calcext:value-type="float">
            <text:p>2.74188301871538E-05</text:p>
          </table:table-cell>
          <table:table-cell table:formula="of:=([.CE62]*[.CE$2]+[.CE61]*[.CE$2])/[.CF$2]" office:value-type="float" office:value="0.0000474117271986201" calcext:value-type="float">
            <text:p>4.74117271986201E-05</text:p>
          </table:table-cell>
          <table:table-cell table:formula="of:=([.CF62]*[.CF$2]+[.CF61]*[.CF$2])/[.CG$2]" office:value-type="float" office:value="0.0000796517016936818" calcext:value-type="float">
            <text:p>7.96517016936818E-05</text:p>
          </table:table-cell>
          <table:table-cell table:formula="of:=([.CG62]*[.CG$2]+[.CG61]*[.CG$2])/[.CH$2]" office:value-type="float" office:value="0.000130199896999288" calcext:value-type="float">
            <text:p>0.000130199896999288</text:p>
          </table:table-cell>
          <table:table-cell table:formula="of:=([.CH62]*[.CH$2]+[.CH61]*[.CH$2])/[.CI$2]" office:value-type="float" office:value="0.000207355391517384" calcext:value-type="float">
            <text:p>0.000207355391517384</text:p>
          </table:table-cell>
          <table:table-cell table:formula="of:=([.CI62]*[.CI$2]+[.CI61]*[.CI$2])/[.CJ$2]" office:value-type="float" office:value="0.00032214141182165" calcext:value-type="float">
            <text:p>0.00032214141182165</text:p>
          </table:table-cell>
          <table:table-cell table:formula="of:=([.CJ62]*[.CJ$2]+[.CJ61]*[.CJ$2])/[.CK$2]" office:value-type="float" office:value="0.000488766280005262" calcext:value-type="float">
            <text:p>0.000488766280005262</text:p>
          </table:table-cell>
          <table:table-cell table:formula="of:=([.CK62]*[.CK$2]+[.CK61]*[.CK$2])/[.CL$2]" office:value-type="float" office:value="0.000725003315341139" calcext:value-type="float">
            <text:p>0.000725003315341139</text:p>
          </table:table-cell>
          <table:table-cell table:formula="of:=([.CL62]*[.CL$2]+[.CL61]*[.CL$2])/[.CM$2]" office:value-type="float" office:value="0.00105242416743069" calcext:value-type="float">
            <text:p>0.00105242416743069</text:p>
          </table:table-cell>
          <table:table-cell table:formula="of:=([.CM62]*[.CM$2]+[.CM61]*[.CM$2])/[.CN$2]" office:value-type="float" office:value="0.00149641561306551" calcext:value-type="float">
            <text:p>0.00149641561306551</text:p>
          </table:table-cell>
          <table:table-cell table:formula="of:=([.CN62]*[.CN$2]+[.CN61]*[.CN$2])/[.CO$2]" office:value-type="float" office:value="0.00208591267275798" calcext:value-type="float">
            <text:p>0.00208591267275798</text:p>
          </table:table-cell>
          <table:table-cell table:formula="of:=([.CO62]*[.CO$2]+[.CO61]*[.CO$2])/[.CP$2]" office:value-type="float" office:value="0.00285279233186018" calcext:value-type="float">
            <text:p>0.00285279233186018</text:p>
          </table:table-cell>
          <table:table-cell table:formula="of:=([.CP62]*[.CP$2]+[.CP61]*[.CP$2])/[.CQ$2]" office:value-type="float" office:value="0.00383089255992652" calcext:value-type="float">
            <text:p>0.00383089255992652</text:p>
          </table:table-cell>
          <table:table-cell table:formula="of:=([.CQ62]*[.CQ$2]+[.CQ61]*[.CQ$2])/[.CR$2]" office:value-type="float" office:value="0.0050546499054586" calcext:value-type="float">
            <text:p>0.0050546499054586</text:p>
          </table:table-cell>
          <table:table-cell table:formula="of:=([.CR62]*[.CR$2]+[.CR61]*[.CR$2])/[.CS$2]" office:value-type="float" office:value="0.00655738366113549" calcext:value-type="float">
            <text:p>0.00655738366113549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63]*[.AB$2]+[.AB62]*[.AB$2])/[.AC$2]" office:value-type="float" office:value="0" calcext:value-type="float">
            <text:p>0</text:p>
          </table:table-cell>
          <table:table-cell table:formula="of:=([.AC63]*[.AC$2]+[.AC62]*[.AC$2])/[.AD$2]" office:value-type="float" office:value="0" calcext:value-type="float">
            <text:p>0</text:p>
          </table:table-cell>
          <table:table-cell table:formula="of:=([.AD63]*[.AD$2]+[.AD62]*[.AD$2])/[.AE$2]" office:value-type="float" office:value="0" calcext:value-type="float">
            <text:p>0</text:p>
          </table:table-cell>
          <table:table-cell table:formula="of:=([.AE63]*[.AE$2]+[.AE62]*[.AE$2])/[.AF$2]" office:value-type="float" office:value="0" calcext:value-type="float">
            <text:p>0</text:p>
          </table:table-cell>
          <table:table-cell table:formula="of:=([.AF63]*[.AF$2]+[.AF62]*[.AF$2])/[.AG$2]" office:value-type="float" office:value="0" calcext:value-type="float">
            <text:p>0</text:p>
          </table:table-cell>
          <table:table-cell table:formula="of:=([.AG63]*[.AG$2]+[.AG62]*[.AG$2])/[.AH$2]" office:value-type="float" office:value="0" calcext:value-type="float">
            <text:p>0</text:p>
          </table:table-cell>
          <table:table-cell table:formula="of:=([.AH63]*[.AH$2]+[.AH62]*[.AH$2])/[.AI$2]" office:value-type="float" office:value="0" calcext:value-type="float">
            <text:p>0</text:p>
          </table:table-cell>
          <table:table-cell table:formula="of:=([.AI63]*[.AI$2]+[.AI62]*[.AI$2])/[.AJ$2]" office:value-type="float" office:value="0" calcext:value-type="float">
            <text:p>0</text:p>
          </table:table-cell>
          <table:table-cell table:formula="of:=([.AJ63]*[.AJ$2]+[.AJ62]*[.AJ$2])/[.AK$2]" office:value-type="float" office:value="0" calcext:value-type="float">
            <text:p>0</text:p>
          </table:table-cell>
          <table:table-cell table:formula="of:=([.AK63]*[.AK$2]+[.AK62]*[.AK$2])/[.AL$2]" office:value-type="float" office:value="0" calcext:value-type="float">
            <text:p>0</text:p>
          </table:table-cell>
          <table:table-cell table:formula="of:=([.AL63]*[.AL$2]+[.AL62]*[.AL$2])/[.AM$2]" office:value-type="float" office:value="0" calcext:value-type="float">
            <text:p>0</text:p>
          </table:table-cell>
          <table:table-cell table:formula="of:=([.AM63]*[.AM$2]+[.AM62]*[.AM$2])/[.AN$2]" office:value-type="float" office:value="0" calcext:value-type="float">
            <text:p>0</text:p>
          </table:table-cell>
          <table:table-cell table:formula="of:=([.AN63]*[.AN$2]+[.AN62]*[.AN$2])/[.AO$2]" office:value-type="float" office:value="0" calcext:value-type="float">
            <text:p>0</text:p>
          </table:table-cell>
          <table:table-cell table:formula="of:=([.AO63]*[.AO$2]+[.AO62]*[.AO$2])/[.AP$2]" office:value-type="float" office:value="0" calcext:value-type="float">
            <text:p>0</text:p>
          </table:table-cell>
          <table:table-cell table:formula="of:=([.AP63]*[.AP$2]+[.AP62]*[.AP$2])/[.AQ$2]" office:value-type="float" office:value="0" calcext:value-type="float">
            <text:p>0</text:p>
          </table:table-cell>
          <table:table-cell table:formula="of:=([.AQ63]*[.AQ$2]+[.AQ62]*[.AQ$2])/[.AR$2]" office:value-type="float" office:value="0" calcext:value-type="float">
            <text:p>0</text:p>
          </table:table-cell>
          <table:table-cell table:formula="of:=([.AR63]*[.AR$2]+[.AR62]*[.AR$2])/[.AS$2]" office:value-type="float" office:value="0" calcext:value-type="float">
            <text:p>0</text:p>
          </table:table-cell>
          <table:table-cell table:formula="of:=([.AS63]*[.AS$2]+[.AS62]*[.AS$2])/[.AT$2]" office:value-type="float" office:value="0" calcext:value-type="float">
            <text:p>0</text:p>
          </table:table-cell>
          <table:table-cell table:formula="of:=([.AT63]*[.AT$2]+[.AT62]*[.AT$2])/[.AU$2]" office:value-type="float" office:value="0" calcext:value-type="float">
            <text:p>0</text:p>
          </table:table-cell>
          <table:table-cell table:formula="of:=([.AU63]*[.AU$2]+[.AU62]*[.AU$2])/[.AV$2]" office:value-type="float" office:value="0" calcext:value-type="float">
            <text:p>0</text:p>
          </table:table-cell>
          <table:table-cell table:formula="of:=([.AV63]*[.AV$2]+[.AV62]*[.AV$2])/[.AW$2]" office:value-type="float" office:value="0" calcext:value-type="float">
            <text:p>0</text:p>
          </table:table-cell>
          <table:table-cell table:formula="of:=([.AW63]*[.AW$2]+[.AW62]*[.AW$2])/[.AX$2]" office:value-type="float" office:value="0" calcext:value-type="float">
            <text:p>0</text:p>
          </table:table-cell>
          <table:table-cell table:formula="of:=([.AX63]*[.AX$2]+[.AX62]*[.AX$2])/[.AY$2]" office:value-type="float" office:value="0" calcext:value-type="float">
            <text:p>0</text:p>
          </table:table-cell>
          <table:table-cell table:formula="of:=([.AY63]*[.AY$2]+[.AY62]*[.AY$2])/[.AZ$2]" office:value-type="float" office:value="0" calcext:value-type="float">
            <text:p>0</text:p>
          </table:table-cell>
          <table:table-cell table:formula="of:=([.AZ63]*[.AZ$2]+[.AZ62]*[.AZ$2])/[.BA$2]" office:value-type="float" office:value="0" calcext:value-type="float">
            <text:p>0</text:p>
          </table:table-cell>
          <table:table-cell table:formula="of:=([.BA63]*[.BA$2]+[.BA62]*[.BA$2])/[.BB$2]" office:value-type="float" office:value="0" calcext:value-type="float">
            <text:p>0</text:p>
          </table:table-cell>
          <table:table-cell table:formula="of:=([.BB63]*[.BB$2]+[.BB62]*[.BB$2])/[.BC$2]" office:value-type="float" office:value="0" calcext:value-type="float">
            <text:p>0</text:p>
          </table:table-cell>
          <table:table-cell table:formula="of:=([.BC63]*[.BC$2]+[.BC62]*[.BC$2])/[.BD$2]" office:value-type="float" office:value="0" calcext:value-type="float">
            <text:p>0</text:p>
          </table:table-cell>
          <table:table-cell table:formula="of:=([.BD63]*[.BD$2]+[.BD62]*[.BD$2])/[.BE$2]" office:value-type="float" office:value="0" calcext:value-type="float">
            <text:p>0</text:p>
          </table:table-cell>
          <table:table-cell table:formula="of:=([.BE63]*[.BE$2]+[.BE62]*[.BE$2])/[.BF$2]" office:value-type="float" office:value="0" calcext:value-type="float">
            <text:p>0</text:p>
          </table:table-cell>
          <table:table-cell table:formula="of:=([.BF63]*[.BF$2]+[.BF62]*[.BF$2])/[.BG$2]" office:value-type="float" office:value="0" calcext:value-type="float">
            <text:p>0</text:p>
          </table:table-cell>
          <table:table-cell table:formula="of:=([.BG63]*[.BG$2]+[.BG62]*[.BG$2])/[.BH$2]" office:value-type="float" office:value="0" calcext:value-type="float">
            <text:p>0</text:p>
          </table:table-cell>
          <table:table-cell table:formula="of:=([.BH63]*[.BH$2]+[.BH62]*[.BH$2])/[.BI$2]" office:value-type="float" office:value="8.67361737988404E-019" calcext:value-type="float">
            <text:p>8.67361737988404E-19</text:p>
          </table:table-cell>
          <table:table-cell table:formula="of:=([.BI63]*[.BI$2]+[.BI62]*[.BI$2])/[.BJ$2]" office:value-type="float" office:value="2.64545330086463E-017" calcext:value-type="float">
            <text:p>2.64545330086463E-17</text:p>
          </table:table-cell>
          <table:table-cell table:formula="of:=([.BJ63]*[.BJ$2]+[.BJ62]*[.BJ$2])/[.BK$2]" office:value-type="float" office:value="4.10045261634018E-016" calcext:value-type="float">
            <text:p>4.10045261634018E-16</text:p>
          </table:table-cell>
          <table:table-cell table:formula="of:=([.BK63]*[.BK$2]+[.BK62]*[.BK$2])/[.BL$2]" office:value-type="float" office:value="4.30547524715719E-015" calcext:value-type="float">
            <text:p>4.30547524715719E-15</text:p>
          </table:table-cell>
          <table:table-cell table:formula="of:=([.BL63]*[.BL$2]+[.BL62]*[.BL$2])/[.BM$2]" office:value-type="float" office:value="0.0000000000000344438" calcext:value-type="float">
            <text:p>3.44438019772575E-14</text:p>
          </table:table-cell>
          <table:table-cell table:formula="of:=([.BM63]*[.BM$2]+[.BM62]*[.BM$2])/[.BN$2]" office:value-type="float" office:value="0.00000000000022388471" calcext:value-type="float">
            <text:p>2.23884712852174E-13</text:p>
          </table:table-cell>
          <table:table-cell table:formula="of:=([.BN63]*[.BN$2]+[.BN62]*[.BN$2])/[.BO$2]" office:value-type="float" office:value="0.00000000000123136592" calcext:value-type="float">
            <text:p>1.23136592068696E-12</text:p>
          </table:table-cell>
          <table:table-cell table:formula="of:=([.BO63]*[.BO$2]+[.BO62]*[.BO$2])/[.BP$2]" office:value-type="float" office:value="0.00000000000589296548" calcext:value-type="float">
            <text:p>5.89296547757329E-12</text:p>
          </table:table-cell>
          <table:table-cell table:formula="of:=([.BP63]*[.BP$2]+[.BP62]*[.BP$2])/[.BQ$2]" office:value-type="float" office:value="0.00000000002504510328" calcext:value-type="float">
            <text:p>2.50451032796865E-11</text:p>
          </table:table-cell>
          <table:table-cell table:formula="of:=([.BQ63]*[.BQ$2]+[.BQ62]*[.BQ$2])/[.BR$2]" office:value-type="float" office:value="0.00000000009600622924" calcext:value-type="float">
            <text:p>9.60062292387981E-11</text:p>
          </table:table-cell>
          <table:table-cell table:formula="of:=([.BR63]*[.BR$2]+[.BR62]*[.BR$2])/[.BS$2]" office:value-type="float" office:value="0.00000000033602180234" calcext:value-type="float">
            <text:p>3.36021802335793E-10</text:p>
          </table:table-cell>
          <table:table-cell table:formula="of:=([.BS63]*[.BS$2]+[.BS62]*[.BS$2])/[.BT$2]" office:value-type="float" office:value="0.00000000108443399845" calcext:value-type="float">
            <text:p>1.08443399844733E-09</text:p>
          </table:table-cell>
          <table:table-cell table:formula="of:=([.BT63]*[.BT$2]+[.BT62]*[.BT$2])/[.BU$2]" office:value-type="float" office:value="0.00000000325330199534" calcext:value-type="float">
            <text:p>3.253301995342E-09</text:p>
          </table:table-cell>
          <table:table-cell table:formula="of:=([.BU63]*[.BU$2]+[.BU62]*[.BU$2])/[.BV$2]" office:value-type="float" office:value="0.00000000913427098692" calcext:value-type="float">
            <text:p>9.13427098692177E-09</text:p>
          </table:table-cell>
          <table:table-cell table:formula="of:=([.BV63]*[.BV$2]+[.BV62]*[.BV$2])/[.BW$2]" office:value-type="float" office:value="0.00000002414057332258" calcext:value-type="float">
            <text:p>2.4140573322579E-08</text:p>
          </table:table-cell>
          <table:table-cell table:formula="of:=([.BW63]*[.BW$2]+[.BW62]*[.BW$2])/[.BX$2]" office:value-type="float" office:value="0.00000006035143330645" calcext:value-type="float">
            <text:p>6.03514333064474E-08</text:p>
          </table:table-cell>
          <table:table-cell table:formula="of:=([.BX63]*[.BX$2]+[.BX62]*[.BX$2])/[.BY$2]" office:value-type="float" office:value="0.00000014333465410281" calcext:value-type="float">
            <text:p>1.43334654102813E-07</text:p>
          </table:table-cell>
          <table:table-cell table:formula="of:=([.BY63]*[.BY$2]+[.BY62]*[.BY$2])/[.BZ$2]" office:value-type="float" office:value="0.00000032461083429166" calcext:value-type="float">
            <text:p>3.24610834291664E-07</text:p>
          </table:table-cell>
          <table:table-cell table:formula="of:=([.BZ63]*[.BZ$2]+[.BZ62]*[.BZ$2])/[.CA$2]" office:value-type="float" office:value="0.0000007033234742986" calcext:value-type="float">
            <text:p>7.03323474298605E-07</text:p>
          </table:table-cell>
          <table:table-cell table:formula="of:=([.CA63]*[.CA$2]+[.CA62]*[.CA$2])/[.CB$2]" office:value-type="float" office:value="0.00000146217248604184" calcext:value-type="float">
            <text:p>1.46217248604184E-06</text:p>
          </table:table-cell>
          <table:table-cell table:formula="of:=([.CB63]*[.CB$2]+[.CB62]*[.CB$2])/[.CC$2]" office:value-type="float" office:value="0.00000292434497208367" calcext:value-type="float">
            <text:p>2.92434497208367E-06</text:p>
          </table:table-cell>
          <table:table-cell table:formula="of:=([.CC63]*[.CC$2]+[.CC62]*[.CC$2])/[.CD$2]" office:value-type="float" office:value="0.00000563980816044708" calcext:value-type="float">
            <text:p>5.63980816044708E-06</text:p>
          </table:table-cell>
          <table:table-cell table:formula="of:=([.CD63]*[.CD$2]+[.CD62]*[.CD$2])/[.CE$2]" office:value-type="float" office:value="0.0000105105515717423" calcext:value-type="float">
            <text:p>1.05105515717423E-05</text:p>
          </table:table-cell>
          <table:table-cell table:formula="of:=([.CE63]*[.CE$2]+[.CE62]*[.CE$2])/[.CF$2]" office:value-type="float" office:value="0.0000189646908794481" calcext:value-type="float">
            <text:p>1.89646908794481E-05</text:p>
          </table:table-cell>
          <table:table-cell table:formula="of:=([.CF63]*[.CF$2]+[.CF62]*[.CF$2])/[.CG$2]" office:value-type="float" office:value="0.0000331882090390341" calcext:value-type="float">
            <text:p>3.31882090390341E-05</text:p>
          </table:table-cell>
          <table:table-cell table:formula="of:=([.CG63]*[.CG$2]+[.CG62]*[.CG$2])/[.CH$2]" office:value-type="float" office:value="0.000056419955366358" calcext:value-type="float">
            <text:p>5.6419955366358E-05</text:p>
          </table:table-cell>
          <table:table-cell table:formula="of:=([.CH63]*[.CH$2]+[.CH62]*[.CH$2])/[.CI$2]" office:value-type="float" office:value="0.0000933099261828228" calcext:value-type="float">
            <text:p>9.33099261828228E-05</text:p>
          </table:table-cell>
          <table:table-cell table:formula="of:=([.CI63]*[.CI$2]+[.CI62]*[.CI$2])/[.CJ$2]" office:value-type="float" office:value="0.000150332658850103" calcext:value-type="float">
            <text:p>0.000150332658850103</text:p>
          </table:table-cell>
          <table:table-cell table:formula="of:=([.CJ63]*[.CJ$2]+[.CJ62]*[.CJ$2])/[.CK$2]" office:value-type="float" office:value="0.000236237035335877" calcext:value-type="float">
            <text:p>0.000236237035335877</text:p>
          </table:table-cell>
          <table:table-cell table:formula="of:=([.CK63]*[.CK$2]+[.CK62]*[.CK$2])/[.CL$2]" office:value-type="float" office:value="0.000362501657670569" calcext:value-type="float">
            <text:p>0.000362501657670569</text:p>
          </table:table-cell>
          <table:table-cell table:formula="of:=([.CL63]*[.CL$2]+[.CL62]*[.CL$2])/[.CM$2]" office:value-type="float" office:value="0.000543752486505854" calcext:value-type="float">
            <text:p>0.000543752486505854</text:p>
          </table:table-cell>
          <table:table-cell table:formula="of:=([.CM63]*[.CM$2]+[.CM62]*[.CM$2])/[.CN$2]" office:value-type="float" office:value="0.00079808832696827" calcext:value-type="float">
            <text:p>0.00079808832696827</text:p>
          </table:table-cell>
          <table:table-cell table:formula="of:=([.CN63]*[.CN$2]+[.CN62]*[.CN$2])/[.CO$2]" office:value-type="float" office:value="0.00114725197001689" calcext:value-type="float">
            <text:p>0.00114725197001689</text:p>
          </table:table-cell>
          <table:table-cell table:formula="of:=([.CO63]*[.CO$2]+[.CO62]*[.CO$2])/[.CP$2]" office:value-type="float" office:value="0.00161658232138743" calcext:value-type="float">
            <text:p>0.00161658232138743</text:p>
          </table:table-cell>
          <table:table-cell table:formula="of:=([.CP63]*[.CP$2]+[.CP62]*[.CP$2])/[.CQ$2]" office:value-type="float" office:value="0.0022346873266238" calcext:value-type="float">
            <text:p>0.0022346873266238</text:p>
          </table:table-cell>
          <table:table-cell table:formula="of:=([.CQ63]*[.CQ$2]+[.CQ62]*[.CQ$2])/[.CR$2]" office:value-type="float" office:value="0.00303278994327516" calcext:value-type="float">
            <text:p>0.00303278994327516</text:p>
          </table:table-cell>
          <table:table-cell table:formula="of:=([.CR63]*[.CR$2]+[.CR62]*[.CR$2])/[.CS$2]" office:value-type="float" office:value="0.00404371992436688" calcext:value-type="float">
            <text:p>0.00404371992436688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64]*[.AB$2]+[.AB63]*[.AB$2])/[.AC$2]" office:value-type="float" office:value="0" calcext:value-type="float">
            <text:p>0</text:p>
          </table:table-cell>
          <table:table-cell table:formula="of:=([.AC64]*[.AC$2]+[.AC63]*[.AC$2])/[.AD$2]" office:value-type="float" office:value="0" calcext:value-type="float">
            <text:p>0</text:p>
          </table:table-cell>
          <table:table-cell table:formula="of:=([.AD64]*[.AD$2]+[.AD63]*[.AD$2])/[.AE$2]" office:value-type="float" office:value="0" calcext:value-type="float">
            <text:p>0</text:p>
          </table:table-cell>
          <table:table-cell table:formula="of:=([.AE64]*[.AE$2]+[.AE63]*[.AE$2])/[.AF$2]" office:value-type="float" office:value="0" calcext:value-type="float">
            <text:p>0</text:p>
          </table:table-cell>
          <table:table-cell table:formula="of:=([.AF64]*[.AF$2]+[.AF63]*[.AF$2])/[.AG$2]" office:value-type="float" office:value="0" calcext:value-type="float">
            <text:p>0</text:p>
          </table:table-cell>
          <table:table-cell table:formula="of:=([.AG64]*[.AG$2]+[.AG63]*[.AG$2])/[.AH$2]" office:value-type="float" office:value="0" calcext:value-type="float">
            <text:p>0</text:p>
          </table:table-cell>
          <table:table-cell table:formula="of:=([.AH64]*[.AH$2]+[.AH63]*[.AH$2])/[.AI$2]" office:value-type="float" office:value="0" calcext:value-type="float">
            <text:p>0</text:p>
          </table:table-cell>
          <table:table-cell table:formula="of:=([.AI64]*[.AI$2]+[.AI63]*[.AI$2])/[.AJ$2]" office:value-type="float" office:value="0" calcext:value-type="float">
            <text:p>0</text:p>
          </table:table-cell>
          <table:table-cell table:formula="of:=([.AJ64]*[.AJ$2]+[.AJ63]*[.AJ$2])/[.AK$2]" office:value-type="float" office:value="0" calcext:value-type="float">
            <text:p>0</text:p>
          </table:table-cell>
          <table:table-cell table:formula="of:=([.AK64]*[.AK$2]+[.AK63]*[.AK$2])/[.AL$2]" office:value-type="float" office:value="0" calcext:value-type="float">
            <text:p>0</text:p>
          </table:table-cell>
          <table:table-cell table:formula="of:=([.AL64]*[.AL$2]+[.AL63]*[.AL$2])/[.AM$2]" office:value-type="float" office:value="0" calcext:value-type="float">
            <text:p>0</text:p>
          </table:table-cell>
          <table:table-cell table:formula="of:=([.AM64]*[.AM$2]+[.AM63]*[.AM$2])/[.AN$2]" office:value-type="float" office:value="0" calcext:value-type="float">
            <text:p>0</text:p>
          </table:table-cell>
          <table:table-cell table:formula="of:=([.AN64]*[.AN$2]+[.AN63]*[.AN$2])/[.AO$2]" office:value-type="float" office:value="0" calcext:value-type="float">
            <text:p>0</text:p>
          </table:table-cell>
          <table:table-cell table:formula="of:=([.AO64]*[.AO$2]+[.AO63]*[.AO$2])/[.AP$2]" office:value-type="float" office:value="0" calcext:value-type="float">
            <text:p>0</text:p>
          </table:table-cell>
          <table:table-cell table:formula="of:=([.AP64]*[.AP$2]+[.AP63]*[.AP$2])/[.AQ$2]" office:value-type="float" office:value="0" calcext:value-type="float">
            <text:p>0</text:p>
          </table:table-cell>
          <table:table-cell table:formula="of:=([.AQ64]*[.AQ$2]+[.AQ63]*[.AQ$2])/[.AR$2]" office:value-type="float" office:value="0" calcext:value-type="float">
            <text:p>0</text:p>
          </table:table-cell>
          <table:table-cell table:formula="of:=([.AR64]*[.AR$2]+[.AR63]*[.AR$2])/[.AS$2]" office:value-type="float" office:value="0" calcext:value-type="float">
            <text:p>0</text:p>
          </table:table-cell>
          <table:table-cell table:formula="of:=([.AS64]*[.AS$2]+[.AS63]*[.AS$2])/[.AT$2]" office:value-type="float" office:value="0" calcext:value-type="float">
            <text:p>0</text:p>
          </table:table-cell>
          <table:table-cell table:formula="of:=([.AT64]*[.AT$2]+[.AT63]*[.AT$2])/[.AU$2]" office:value-type="float" office:value="0" calcext:value-type="float">
            <text:p>0</text:p>
          </table:table-cell>
          <table:table-cell table:formula="of:=([.AU64]*[.AU$2]+[.AU63]*[.AU$2])/[.AV$2]" office:value-type="float" office:value="0" calcext:value-type="float">
            <text:p>0</text:p>
          </table:table-cell>
          <table:table-cell table:formula="of:=([.AV64]*[.AV$2]+[.AV63]*[.AV$2])/[.AW$2]" office:value-type="float" office:value="0" calcext:value-type="float">
            <text:p>0</text:p>
          </table:table-cell>
          <table:table-cell table:formula="of:=([.AW64]*[.AW$2]+[.AW63]*[.AW$2])/[.AX$2]" office:value-type="float" office:value="0" calcext:value-type="float">
            <text:p>0</text:p>
          </table:table-cell>
          <table:table-cell table:formula="of:=([.AX64]*[.AX$2]+[.AX63]*[.AX$2])/[.AY$2]" office:value-type="float" office:value="0" calcext:value-type="float">
            <text:p>0</text:p>
          </table:table-cell>
          <table:table-cell table:formula="of:=([.AY64]*[.AY$2]+[.AY63]*[.AY$2])/[.AZ$2]" office:value-type="float" office:value="0" calcext:value-type="float">
            <text:p>0</text:p>
          </table:table-cell>
          <table:table-cell table:formula="of:=([.AZ64]*[.AZ$2]+[.AZ63]*[.AZ$2])/[.BA$2]" office:value-type="float" office:value="0" calcext:value-type="float">
            <text:p>0</text:p>
          </table:table-cell>
          <table:table-cell table:formula="of:=([.BA64]*[.BA$2]+[.BA63]*[.BA$2])/[.BB$2]" office:value-type="float" office:value="0" calcext:value-type="float">
            <text:p>0</text:p>
          </table:table-cell>
          <table:table-cell table:formula="of:=([.BB64]*[.BB$2]+[.BB63]*[.BB$2])/[.BC$2]" office:value-type="float" office:value="0" calcext:value-type="float">
            <text:p>0</text:p>
          </table:table-cell>
          <table:table-cell table:formula="of:=([.BC64]*[.BC$2]+[.BC63]*[.BC$2])/[.BD$2]" office:value-type="float" office:value="0" calcext:value-type="float">
            <text:p>0</text:p>
          </table:table-cell>
          <table:table-cell table:formula="of:=([.BD64]*[.BD$2]+[.BD63]*[.BD$2])/[.BE$2]" office:value-type="float" office:value="0" calcext:value-type="float">
            <text:p>0</text:p>
          </table:table-cell>
          <table:table-cell table:formula="of:=([.BE64]*[.BE$2]+[.BE63]*[.BE$2])/[.BF$2]" office:value-type="float" office:value="0" calcext:value-type="float">
            <text:p>0</text:p>
          </table:table-cell>
          <table:table-cell table:formula="of:=([.BF64]*[.BF$2]+[.BF63]*[.BF$2])/[.BG$2]" office:value-type="float" office:value="0" calcext:value-type="float">
            <text:p>0</text:p>
          </table:table-cell>
          <table:table-cell table:formula="of:=([.BG64]*[.BG$2]+[.BG63]*[.BG$2])/[.BH$2]" office:value-type="float" office:value="0" calcext:value-type="float">
            <text:p>0</text:p>
          </table:table-cell>
          <table:table-cell table:formula="of:=([.BH64]*[.BH$2]+[.BH63]*[.BH$2])/[.BI$2]" office:value-type="float" office:value="0" calcext:value-type="float">
            <text:p>0</text:p>
          </table:table-cell>
          <table:table-cell table:formula="of:=([.BI64]*[.BI$2]+[.BI63]*[.BI$2])/[.BJ$2]" office:value-type="float" office:value="4.33680868994202E-019" calcext:value-type="float">
            <text:p>4.33680868994202E-19</text:p>
          </table:table-cell>
          <table:table-cell table:formula="of:=([.BJ64]*[.BJ$2]+[.BJ63]*[.BJ$2])/[.BK$2]" office:value-type="float" office:value="1.34441069388203E-017" calcext:value-type="float">
            <text:p>1.34441069388203E-17</text:p>
          </table:table-cell>
          <table:table-cell table:formula="of:=([.BK64]*[.BK$2]+[.BK63]*[.BK$2])/[.BL$2]" office:value-type="float" office:value="2.11744684286419E-016" calcext:value-type="float">
            <text:p>2.11744684286419E-16</text:p>
          </table:table-cell>
          <table:table-cell table:formula="of:=([.BL64]*[.BL$2]+[.BL63]*[.BL$2])/[.BM$2]" office:value-type="float" office:value="2.2586099657218E-015" calcext:value-type="float">
            <text:p>2.2586099657218E-15</text:p>
          </table:table-cell>
          <table:table-cell table:formula="of:=([.BM64]*[.BM$2]+[.BM63]*[.BM$2])/[.BN$2]" office:value-type="float" office:value="0.00000000000001835121" calcext:value-type="float">
            <text:p>1.83512059714896E-14</text:p>
          </table:table-cell>
          <table:table-cell table:formula="of:=([.BN64]*[.BN$2]+[.BN63]*[.BN$2])/[.BO$2]" office:value-type="float" office:value="0.00000000000012111796" calcext:value-type="float">
            <text:p>1.21117959411832E-13</text:p>
          </table:table-cell>
          <table:table-cell table:formula="of:=([.BO64]*[.BO$2]+[.BO63]*[.BO$2])/[.BP$2]" office:value-type="float" office:value="0.00000000000067624194" calcext:value-type="float">
            <text:p>6.76241940049394E-13</text:p>
          </table:table-cell>
          <table:table-cell table:formula="of:=([.BP64]*[.BP$2]+[.BP63]*[.BP$2])/[.BQ$2]" office:value-type="float" office:value="0.00000000000328460371" calcext:value-type="float">
            <text:p>3.28460370881134E-12</text:p>
          </table:table-cell>
          <table:table-cell table:formula="of:=([.BQ64]*[.BQ$2]+[.BQ63]*[.BQ$2])/[.BR$2]" office:value-type="float" office:value="0.00000000001416485349" calcext:value-type="float">
            <text:p>1.41648534942489E-11</text:p>
          </table:table-cell>
          <table:table-cell table:formula="of:=([.BR64]*[.BR$2]+[.BR63]*[.BR$2])/[.BS$2]" office:value-type="float" office:value="0.00000000005508554137" calcext:value-type="float">
            <text:p>5.50855413665235E-11</text:p>
          </table:table-cell>
          <table:table-cell table:formula="of:=([.BS64]*[.BS$2]+[.BS63]*[.BS$2])/[.BT$2]" office:value-type="float" office:value="0.00000000019555367185" calcext:value-type="float">
            <text:p>1.95553671851158E-10</text:p>
          </table:table-cell>
          <table:table-cell table:formula="of:=([.BT64]*[.BT$2]+[.BT63]*[.BT$2])/[.BU$2]" office:value-type="float" office:value="0.00000000063999383515" calcext:value-type="float">
            <text:p>6.39993835149246E-10</text:p>
          </table:table-cell>
          <table:table-cell table:formula="of:=([.BU64]*[.BU$2]+[.BU63]*[.BU$2])/[.BV$2]" office:value-type="float" office:value="0.00000000194664791525" calcext:value-type="float">
            <text:p>1.94664791524562E-09</text:p>
          </table:table-cell>
          <table:table-cell table:formula="of:=([.BV64]*[.BV$2]+[.BV63]*[.BV$2])/[.BW$2]" office:value-type="float" office:value="0.00000000554045945108" calcext:value-type="float">
            <text:p>5.5404594510837E-09</text:p>
          </table:table-cell>
          <table:table-cell table:formula="of:=([.BW64]*[.BW$2]+[.BW63]*[.BW$2])/[.BX$2]" office:value-type="float" office:value="0.00000001484051638683" calcext:value-type="float">
            <text:p>1.48405163868313E-08</text:p>
          </table:table-cell>
          <table:table-cell table:formula="of:=([.BX64]*[.BX$2]+[.BX63]*[.BX$2])/[.BY$2]" office:value-type="float" office:value="0.00000003759597484664" calcext:value-type="float">
            <text:p>3.75959748466394E-08</text:p>
          </table:table-cell>
          <table:table-cell table:formula="of:=([.BY64]*[.BY$2]+[.BY63]*[.BY$2])/[.BZ$2]" office:value-type="float" office:value="0.00000009046531447473" calcext:value-type="float">
            <text:p>9.0465314474726E-08</text:p>
          </table:table-cell>
          <table:table-cell table:formula="of:=([.BZ64]*[.BZ$2]+[.BZ63]*[.BZ$2])/[.CA$2]" office:value-type="float" office:value="0.00000020753807438319" calcext:value-type="float">
            <text:p>2.07538074383195E-07</text:p>
          </table:table-cell>
          <table:table-cell table:formula="of:=([.CA64]*[.CA$2]+[.CA63]*[.CA$2])/[.CB$2]" office:value-type="float" office:value="0.0000004554307743409" calcext:value-type="float">
            <text:p>4.554307743409E-07</text:p>
          </table:table-cell>
          <table:table-cell table:formula="of:=([.CB64]*[.CB$2]+[.CB63]*[.CB$2])/[.CC$2]" office:value-type="float" office:value="0.00000095880163019137" calcext:value-type="float">
            <text:p>9.58801630191368E-07</text:p>
          </table:table-cell>
          <table:table-cell table:formula="of:=([.CC64]*[.CC$2]+[.CC63]*[.CC$2])/[.CD$2]" office:value-type="float" office:value="0.00000194157330113752" calcext:value-type="float">
            <text:p>1.94157330113752E-06</text:p>
          </table:table-cell>
          <table:table-cell table:formula="of:=([.CD64]*[.CD$2]+[.CD63]*[.CD$2])/[.CE$2]" office:value-type="float" office:value="0.0000037906907307923" calcext:value-type="float">
            <text:p>3.7906907307923E-06</text:p>
          </table:table-cell>
          <table:table-cell table:formula="of:=([.CE64]*[.CE$2]+[.CE63]*[.CE$2])/[.CF$2]" office:value-type="float" office:value="0.0000071506211512673" calcext:value-type="float">
            <text:p>7.1506211512673E-06</text:p>
          </table:table-cell>
          <table:table-cell table:formula="of:=([.CF64]*[.CF$2]+[.CF63]*[.CF$2])/[.CG$2]" office:value-type="float" office:value="0.0000130576560153577" calcext:value-type="float">
            <text:p>1.30576560153577E-05</text:p>
          </table:table-cell>
          <table:table-cell table:formula="of:=([.CG64]*[.CG$2]+[.CG63]*[.CG$2])/[.CH$2]" office:value-type="float" office:value="0.0000231229325271959" calcext:value-type="float">
            <text:p>2.31229325271959E-05</text:p>
          </table:table-cell>
          <table:table-cell table:formula="of:=([.CH64]*[.CH$2]+[.CH63]*[.CH$2])/[.CI$2]" office:value-type="float" office:value="0.0000397714439467769" calcext:value-type="float">
            <text:p>3.97714439467769E-05</text:p>
          </table:table-cell>
          <table:table-cell table:formula="of:=([.CI64]*[.CI$2]+[.CI63]*[.CI$2])/[.CJ$2]" office:value-type="float" office:value="0.0000665406850647998" calcext:value-type="float">
            <text:p>0.0000665406850647998</text:p>
          </table:table-cell>
          <table:table-cell table:formula="of:=([.CJ64]*[.CJ$2]+[.CJ63]*[.CJ$2])/[.CK$2]" office:value-type="float" office:value="0.000108436671957452" calcext:value-type="float">
            <text:p>0.000108436671957452</text:p>
          </table:table-cell>
          <table:table-cell table:formula="of:=([.CK64]*[.CK$2]+[.CK63]*[.CK$2])/[.CL$2]" office:value-type="float" office:value="0.000172336853646664" calcext:value-type="float">
            <text:p>0.000172336853646664</text:p>
          </table:table-cell>
          <table:table-cell table:formula="of:=([.CL64]*[.CL$2]+[.CL63]*[.CL$2])/[.CM$2]" office:value-type="float" office:value="0.000267419255658617" calcext:value-type="float">
            <text:p>0.000267419255658617</text:p>
          </table:table-cell>
          <table:table-cell table:formula="of:=([.CM64]*[.CM$2]+[.CM63]*[.CM$2])/[.CN$2]" office:value-type="float" office:value="0.000405585871082235" calcext:value-type="float">
            <text:p>0.000405585871082235</text:p>
          </table:table-cell>
          <table:table-cell table:formula="of:=([.CN64]*[.CN$2]+[.CN63]*[.CN$2])/[.CO$2]" office:value-type="float" office:value="0.000601837099025253" calcext:value-type="float">
            <text:p>0.000601837099025253</text:p>
          </table:table-cell>
          <table:table-cell table:formula="of:=([.CO64]*[.CO$2]+[.CO63]*[.CO$2])/[.CP$2]" office:value-type="float" office:value="0.00087454453452107" calcext:value-type="float">
            <text:p>0.00087454453452107</text:p>
          </table:table-cell>
          <table:table-cell table:formula="of:=([.CP64]*[.CP$2]+[.CP63]*[.CP$2])/[.CQ$2]" office:value-type="float" office:value="0.00124556342795425" calcext:value-type="float">
            <text:p>0.00124556342795425</text:p>
          </table:table-cell>
          <table:table-cell table:formula="of:=([.CQ64]*[.CQ$2]+[.CQ63]*[.CQ$2])/[.CR$2]" office:value-type="float" office:value="0.00174012537728903" calcext:value-type="float">
            <text:p>0.00174012537728903</text:p>
          </table:table-cell>
          <table:table-cell table:formula="of:=([.CR64]*[.CR$2]+[.CR63]*[.CR$2])/[.CS$2]" office:value-type="float" office:value="0.0023864576602821" calcext:value-type="float">
            <text:p>0.0023864576602821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65]*[.AB$2]+[.AB64]*[.AB$2])/[.AC$2]" office:value-type="float" office:value="0" calcext:value-type="float">
            <text:p>0</text:p>
          </table:table-cell>
          <table:table-cell table:formula="of:=([.AC65]*[.AC$2]+[.AC64]*[.AC$2])/[.AD$2]" office:value-type="float" office:value="0" calcext:value-type="float">
            <text:p>0</text:p>
          </table:table-cell>
          <table:table-cell table:formula="of:=([.AD65]*[.AD$2]+[.AD64]*[.AD$2])/[.AE$2]" office:value-type="float" office:value="0" calcext:value-type="float">
            <text:p>0</text:p>
          </table:table-cell>
          <table:table-cell table:formula="of:=([.AE65]*[.AE$2]+[.AE64]*[.AE$2])/[.AF$2]" office:value-type="float" office:value="0" calcext:value-type="float">
            <text:p>0</text:p>
          </table:table-cell>
          <table:table-cell table:formula="of:=([.AF65]*[.AF$2]+[.AF64]*[.AF$2])/[.AG$2]" office:value-type="float" office:value="0" calcext:value-type="float">
            <text:p>0</text:p>
          </table:table-cell>
          <table:table-cell table:formula="of:=([.AG65]*[.AG$2]+[.AG64]*[.AG$2])/[.AH$2]" office:value-type="float" office:value="0" calcext:value-type="float">
            <text:p>0</text:p>
          </table:table-cell>
          <table:table-cell table:formula="of:=([.AH65]*[.AH$2]+[.AH64]*[.AH$2])/[.AI$2]" office:value-type="float" office:value="0" calcext:value-type="float">
            <text:p>0</text:p>
          </table:table-cell>
          <table:table-cell table:formula="of:=([.AI65]*[.AI$2]+[.AI64]*[.AI$2])/[.AJ$2]" office:value-type="float" office:value="0" calcext:value-type="float">
            <text:p>0</text:p>
          </table:table-cell>
          <table:table-cell table:formula="of:=([.AJ65]*[.AJ$2]+[.AJ64]*[.AJ$2])/[.AK$2]" office:value-type="float" office:value="0" calcext:value-type="float">
            <text:p>0</text:p>
          </table:table-cell>
          <table:table-cell table:formula="of:=([.AK65]*[.AK$2]+[.AK64]*[.AK$2])/[.AL$2]" office:value-type="float" office:value="0" calcext:value-type="float">
            <text:p>0</text:p>
          </table:table-cell>
          <table:table-cell table:formula="of:=([.AL65]*[.AL$2]+[.AL64]*[.AL$2])/[.AM$2]" office:value-type="float" office:value="0" calcext:value-type="float">
            <text:p>0</text:p>
          </table:table-cell>
          <table:table-cell table:formula="of:=([.AM65]*[.AM$2]+[.AM64]*[.AM$2])/[.AN$2]" office:value-type="float" office:value="0" calcext:value-type="float">
            <text:p>0</text:p>
          </table:table-cell>
          <table:table-cell table:formula="of:=([.AN65]*[.AN$2]+[.AN64]*[.AN$2])/[.AO$2]" office:value-type="float" office:value="0" calcext:value-type="float">
            <text:p>0</text:p>
          </table:table-cell>
          <table:table-cell table:formula="of:=([.AO65]*[.AO$2]+[.AO64]*[.AO$2])/[.AP$2]" office:value-type="float" office:value="0" calcext:value-type="float">
            <text:p>0</text:p>
          </table:table-cell>
          <table:table-cell table:formula="of:=([.AP65]*[.AP$2]+[.AP64]*[.AP$2])/[.AQ$2]" office:value-type="float" office:value="0" calcext:value-type="float">
            <text:p>0</text:p>
          </table:table-cell>
          <table:table-cell table:formula="of:=([.AQ65]*[.AQ$2]+[.AQ64]*[.AQ$2])/[.AR$2]" office:value-type="float" office:value="0" calcext:value-type="float">
            <text:p>0</text:p>
          </table:table-cell>
          <table:table-cell table:formula="of:=([.AR65]*[.AR$2]+[.AR64]*[.AR$2])/[.AS$2]" office:value-type="float" office:value="0" calcext:value-type="float">
            <text:p>0</text:p>
          </table:table-cell>
          <table:table-cell table:formula="of:=([.AS65]*[.AS$2]+[.AS64]*[.AS$2])/[.AT$2]" office:value-type="float" office:value="0" calcext:value-type="float">
            <text:p>0</text:p>
          </table:table-cell>
          <table:table-cell table:formula="of:=([.AT65]*[.AT$2]+[.AT64]*[.AT$2])/[.AU$2]" office:value-type="float" office:value="0" calcext:value-type="float">
            <text:p>0</text:p>
          </table:table-cell>
          <table:table-cell table:formula="of:=([.AU65]*[.AU$2]+[.AU64]*[.AU$2])/[.AV$2]" office:value-type="float" office:value="0" calcext:value-type="float">
            <text:p>0</text:p>
          </table:table-cell>
          <table:table-cell table:formula="of:=([.AV65]*[.AV$2]+[.AV64]*[.AV$2])/[.AW$2]" office:value-type="float" office:value="0" calcext:value-type="float">
            <text:p>0</text:p>
          </table:table-cell>
          <table:table-cell table:formula="of:=([.AW65]*[.AW$2]+[.AW64]*[.AW$2])/[.AX$2]" office:value-type="float" office:value="0" calcext:value-type="float">
            <text:p>0</text:p>
          </table:table-cell>
          <table:table-cell table:formula="of:=([.AX65]*[.AX$2]+[.AX64]*[.AX$2])/[.AY$2]" office:value-type="float" office:value="0" calcext:value-type="float">
            <text:p>0</text:p>
          </table:table-cell>
          <table:table-cell table:formula="of:=([.AY65]*[.AY$2]+[.AY64]*[.AY$2])/[.AZ$2]" office:value-type="float" office:value="0" calcext:value-type="float">
            <text:p>0</text:p>
          </table:table-cell>
          <table:table-cell table:formula="of:=([.AZ65]*[.AZ$2]+[.AZ64]*[.AZ$2])/[.BA$2]" office:value-type="float" office:value="0" calcext:value-type="float">
            <text:p>0</text:p>
          </table:table-cell>
          <table:table-cell table:formula="of:=([.BA65]*[.BA$2]+[.BA64]*[.BA$2])/[.BB$2]" office:value-type="float" office:value="0" calcext:value-type="float">
            <text:p>0</text:p>
          </table:table-cell>
          <table:table-cell table:formula="of:=([.BB65]*[.BB$2]+[.BB64]*[.BB$2])/[.BC$2]" office:value-type="float" office:value="0" calcext:value-type="float">
            <text:p>0</text:p>
          </table:table-cell>
          <table:table-cell table:formula="of:=([.BC65]*[.BC$2]+[.BC64]*[.BC$2])/[.BD$2]" office:value-type="float" office:value="0" calcext:value-type="float">
            <text:p>0</text:p>
          </table:table-cell>
          <table:table-cell table:formula="of:=([.BD65]*[.BD$2]+[.BD64]*[.BD$2])/[.BE$2]" office:value-type="float" office:value="0" calcext:value-type="float">
            <text:p>0</text:p>
          </table:table-cell>
          <table:table-cell table:formula="of:=([.BE65]*[.BE$2]+[.BE64]*[.BE$2])/[.BF$2]" office:value-type="float" office:value="0" calcext:value-type="float">
            <text:p>0</text:p>
          </table:table-cell>
          <table:table-cell table:formula="of:=([.BF65]*[.BF$2]+[.BF64]*[.BF$2])/[.BG$2]" office:value-type="float" office:value="0" calcext:value-type="float">
            <text:p>0</text:p>
          </table:table-cell>
          <table:table-cell table:formula="of:=([.BG65]*[.BG$2]+[.BG64]*[.BG$2])/[.BH$2]" office:value-type="float" office:value="0" calcext:value-type="float">
            <text:p>0</text:p>
          </table:table-cell>
          <table:table-cell table:formula="of:=([.BH65]*[.BH$2]+[.BH64]*[.BH$2])/[.BI$2]" office:value-type="float" office:value="0" calcext:value-type="float">
            <text:p>0</text:p>
          </table:table-cell>
          <table:table-cell table:formula="of:=([.BI65]*[.BI$2]+[.BI64]*[.BI$2])/[.BJ$2]" office:value-type="float" office:value="0" calcext:value-type="float">
            <text:p>0</text:p>
          </table:table-cell>
          <table:table-cell table:formula="of:=([.BJ65]*[.BJ$2]+[.BJ64]*[.BJ$2])/[.BK$2]" office:value-type="float" office:value="2.16840434497101E-019" calcext:value-type="float">
            <text:p>2.16840434497101E-19</text:p>
          </table:table-cell>
          <table:table-cell table:formula="of:=([.BK65]*[.BK$2]+[.BK64]*[.BK$2])/[.BL$2]" office:value-type="float" office:value="6.83047368665868E-018" calcext:value-type="float">
            <text:p>6.83047368665868E-18</text:p>
          </table:table-cell>
          <table:table-cell table:formula="of:=([.BL65]*[.BL$2]+[.BL64]*[.BL$2])/[.BM$2]" office:value-type="float" office:value="1.09287578986539E-016" calcext:value-type="float">
            <text:p>1.09287578986539E-16</text:p>
          </table:table-cell>
          <table:table-cell table:formula="of:=([.BM65]*[.BM$2]+[.BM64]*[.BM$2])/[.BN$2]" office:value-type="float" office:value="1.18394877235417E-015" calcext:value-type="float">
            <text:p>1.18394877235417E-15</text:p>
          </table:table-cell>
          <table:table-cell table:formula="of:=([.BN65]*[.BN$2]+[.BN64]*[.BN$2])/[.BO$2]" office:value-type="float" office:value="9.76757737192191E-015" calcext:value-type="float">
            <text:p>9.76757737192191E-15</text:p>
          </table:table-cell>
          <table:table-cell table:formula="of:=([.BO65]*[.BO$2]+[.BO64]*[.BO$2])/[.BP$2]" office:value-type="float" office:value="0.00000000000006544277" calcext:value-type="float">
            <text:p>6.54427683918768E-14</text:p>
          </table:table-cell>
          <table:table-cell table:formula="of:=([.BP65]*[.BP$2]+[.BP64]*[.BP$2])/[.BQ$2]" office:value-type="float" office:value="0.00000000000037084235" calcext:value-type="float">
            <text:p>3.70842354220635E-13</text:p>
          </table:table-cell>
          <table:table-cell table:formula="of:=([.BQ65]*[.BQ$2]+[.BQ64]*[.BQ$2])/[.BR$2]" office:value-type="float" office:value="0.00000000000182772303" calcext:value-type="float">
            <text:p>1.82772303151599E-12</text:p>
          </table:table-cell>
          <table:table-cell table:formula="of:=([.BR65]*[.BR$2]+[.BR64]*[.BR$2])/[.BS$2]" office:value-type="float" office:value="0.00000000000799628826" calcext:value-type="float">
            <text:p>7.99628826288245E-12</text:p>
          </table:table-cell>
          <table:table-cell table:formula="of:=([.BS65]*[.BS$2]+[.BS64]*[.BS$2])/[.BT$2]" office:value-type="float" office:value="0.00000000003154091481" calcext:value-type="float">
            <text:p>3.1540914814703E-11</text:p>
          </table:table-cell>
          <table:table-cell table:formula="of:=([.BT65]*[.BT$2]+[.BT64]*[.BT$2])/[.BU$2]" office:value-type="float" office:value="0.00000000011354729333" calcext:value-type="float">
            <text:p>1.13547293332931E-10</text:p>
          </table:table-cell>
          <table:table-cell table:formula="of:=([.BU65]*[.BU$2]+[.BU64]*[.BU$2])/[.BV$2]" office:value-type="float" office:value="0.00000000037677056424" calcext:value-type="float">
            <text:p>3.76770564241088E-10</text:p>
          </table:table-cell>
          <table:table-cell table:formula="of:=([.BV65]*[.BV$2]+[.BV64]*[.BV$2])/[.BW$2]" office:value-type="float" office:value="0.00000000116170923974" calcext:value-type="float">
            <text:p>1.16170923974336E-09</text:p>
          </table:table-cell>
          <table:table-cell table:formula="of:=([.BW65]*[.BW$2]+[.BW64]*[.BW$2])/[.BX$2]" office:value-type="float" office:value="0.00000000335108434541" calcext:value-type="float">
            <text:p>3.35108434541353E-09</text:p>
          </table:table-cell>
          <table:table-cell table:formula="of:=([.BX65]*[.BX$2]+[.BX64]*[.BX$2])/[.BY$2]" office:value-type="float" office:value="0.00000000909580036612" calcext:value-type="float">
            <text:p>9.09580036612243E-09</text:p>
          </table:table-cell>
          <table:table-cell table:formula="of:=([.BY65]*[.BY$2]+[.BY64]*[.BY$2])/[.BZ$2]" office:value-type="float" office:value="0.00000002334588760638" calcext:value-type="float">
            <text:p>2.33458876063809E-08</text:p>
          </table:table-cell>
          <table:table-cell table:formula="of:=([.BZ65]*[.BZ$2]+[.BZ64]*[.BZ$2])/[.CA$2]" office:value-type="float" office:value="0.00000005690560104055" calcext:value-type="float">
            <text:p>5.69056010405534E-08</text:p>
          </table:table-cell>
          <table:table-cell table:formula="of:=([.CA65]*[.CA$2]+[.CA64]*[.CA$2])/[.CB$2]" office:value-type="float" office:value="0.00000013222183771187" calcext:value-type="float">
            <text:p>1.32221837711874E-07</text:p>
          </table:table-cell>
          <table:table-cell table:formula="of:=([.CB65]*[.CB$2]+[.CB64]*[.CB$2])/[.CC$2]" office:value-type="float" office:value="0.00000029382630602639" calcext:value-type="float">
            <text:p>2.93826306026387E-07</text:p>
          </table:table-cell>
          <table:table-cell table:formula="of:=([.CC65]*[.CC$2]+[.CC64]*[.CC$2])/[.CD$2]" office:value-type="float" office:value="0.00000062631396810888" calcext:value-type="float">
            <text:p>6.26313968108878E-07</text:p>
          </table:table-cell>
          <table:table-cell table:formula="of:=([.CD65]*[.CD$2]+[.CD64]*[.CD$2])/[.CE$2]" office:value-type="float" office:value="0.0000012839436346232" calcext:value-type="float">
            <text:p>1.2839436346232E-06</text:p>
          </table:table-cell>
          <table:table-cell table:formula="of:=([.CE65]*[.CE$2]+[.CE64]*[.CE$2])/[.CF$2]" office:value-type="float" office:value="0.00000253731718270775" calcext:value-type="float">
            <text:p>2.53731718270775E-06</text:p>
          </table:table-cell>
          <table:table-cell table:formula="of:=([.CF65]*[.CF$2]+[.CF64]*[.CF$2])/[.CG$2]" office:value-type="float" office:value="0.00000484396916698752" calcext:value-type="float">
            <text:p>4.84396916698752E-06</text:p>
          </table:table-cell>
          <table:table-cell table:formula="of:=([.CG65]*[.CG$2]+[.CG64]*[.CG$2])/[.CH$2]" office:value-type="float" office:value="0.0000089508125911726" calcext:value-type="float">
            <text:p>8.9508125911726E-06</text:p>
          </table:table-cell>
          <table:table-cell table:formula="of:=([.CH65]*[.CH$2]+[.CH64]*[.CH$2])/[.CI$2]" office:value-type="float" office:value="0.0000160368725591842" calcext:value-type="float">
            <text:p>1.60368725591842E-05</text:p>
          </table:table-cell>
          <table:table-cell table:formula="of:=([.CI65]*[.CI$2]+[.CI64]*[.CI$2])/[.CJ$2]" office:value-type="float" office:value="0.0000279041582529806" calcext:value-type="float">
            <text:p>2.79041582529806E-05</text:p>
          </table:table-cell>
          <table:table-cell table:formula="of:=([.CJ65]*[.CJ$2]+[.CJ64]*[.CJ$2])/[.CK$2]" office:value-type="float" office:value="0.0000472224216588902" calcext:value-type="float">
            <text:p>4.72224216588902E-05</text:p>
          </table:table-cell>
          <table:table-cell table:formula="of:=([.CK65]*[.CK$2]+[.CK64]*[.CK$2])/[.CL$2]" office:value-type="float" office:value="0.0000778295468081709" calcext:value-type="float">
            <text:p>7.78295468081709E-05</text:p>
          </table:table-cell>
          <table:table-cell table:formula="of:=([.CL65]*[.CL$2]+[.CL64]*[.CL$2])/[.CM$2]" office:value-type="float" office:value="0.000125083200227418" calcext:value-type="float">
            <text:p>0.000125083200227418</text:p>
          </table:table-cell>
          <table:table-cell table:formula="of:=([.CM65]*[.CM$2]+[.CM64]*[.CM$2])/[.CN$2]" office:value-type="float" office:value="0.000196251227943017" calcext:value-type="float">
            <text:p>0.000196251227943017</text:p>
          </table:table-cell>
          <table:table-cell table:formula="of:=([.CN65]*[.CN$2]+[.CN64]*[.CN$2])/[.CO$2]" office:value-type="float" office:value="0.000300918549512626" calcext:value-type="float">
            <text:p>0.000300918549512626</text:p>
          </table:table-cell>
          <table:table-cell table:formula="of:=([.CO65]*[.CO$2]+[.CO64]*[.CO$2])/[.CP$2]" office:value-type="float" office:value="0.000451377824268939" calcext:value-type="float">
            <text:p>0.000451377824268939</text:p>
          </table:table-cell>
          <table:table-cell table:formula="of:=([.CP65]*[.CP$2]+[.CP64]*[.CP$2])/[.CQ$2]" office:value-type="float" office:value="0.000662961179395005" calcext:value-type="float">
            <text:p>0.000662961179395005</text:p>
          </table:table-cell>
          <table:table-cell table:formula="of:=([.CQ65]*[.CQ$2]+[.CQ64]*[.CQ$2])/[.CR$2]" office:value-type="float" office:value="0.000954262303674628" calcext:value-type="float">
            <text:p>0.000954262303674628</text:p>
          </table:table-cell>
          <table:table-cell table:formula="of:=([.CR65]*[.CR$2]+[.CR64]*[.CR$2])/[.CS$2]" office:value-type="float" office:value="0.00134719384048183" calcext:value-type="float">
            <text:p>0.00134719384048183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66]*[.AB$2]+[.AB65]*[.AB$2])/[.AC$2]" office:value-type="float" office:value="0" calcext:value-type="float">
            <text:p>0</text:p>
          </table:table-cell>
          <table:table-cell table:formula="of:=([.AC66]*[.AC$2]+[.AC65]*[.AC$2])/[.AD$2]" office:value-type="float" office:value="0" calcext:value-type="float">
            <text:p>0</text:p>
          </table:table-cell>
          <table:table-cell table:formula="of:=([.AD66]*[.AD$2]+[.AD65]*[.AD$2])/[.AE$2]" office:value-type="float" office:value="0" calcext:value-type="float">
            <text:p>0</text:p>
          </table:table-cell>
          <table:table-cell table:formula="of:=([.AE66]*[.AE$2]+[.AE65]*[.AE$2])/[.AF$2]" office:value-type="float" office:value="0" calcext:value-type="float">
            <text:p>0</text:p>
          </table:table-cell>
          <table:table-cell table:formula="of:=([.AF66]*[.AF$2]+[.AF65]*[.AF$2])/[.AG$2]" office:value-type="float" office:value="0" calcext:value-type="float">
            <text:p>0</text:p>
          </table:table-cell>
          <table:table-cell table:formula="of:=([.AG66]*[.AG$2]+[.AG65]*[.AG$2])/[.AH$2]" office:value-type="float" office:value="0" calcext:value-type="float">
            <text:p>0</text:p>
          </table:table-cell>
          <table:table-cell table:formula="of:=([.AH66]*[.AH$2]+[.AH65]*[.AH$2])/[.AI$2]" office:value-type="float" office:value="0" calcext:value-type="float">
            <text:p>0</text:p>
          </table:table-cell>
          <table:table-cell table:formula="of:=([.AI66]*[.AI$2]+[.AI65]*[.AI$2])/[.AJ$2]" office:value-type="float" office:value="0" calcext:value-type="float">
            <text:p>0</text:p>
          </table:table-cell>
          <table:table-cell table:formula="of:=([.AJ66]*[.AJ$2]+[.AJ65]*[.AJ$2])/[.AK$2]" office:value-type="float" office:value="0" calcext:value-type="float">
            <text:p>0</text:p>
          </table:table-cell>
          <table:table-cell table:formula="of:=([.AK66]*[.AK$2]+[.AK65]*[.AK$2])/[.AL$2]" office:value-type="float" office:value="0" calcext:value-type="float">
            <text:p>0</text:p>
          </table:table-cell>
          <table:table-cell table:formula="of:=([.AL66]*[.AL$2]+[.AL65]*[.AL$2])/[.AM$2]" office:value-type="float" office:value="0" calcext:value-type="float">
            <text:p>0</text:p>
          </table:table-cell>
          <table:table-cell table:formula="of:=([.AM66]*[.AM$2]+[.AM65]*[.AM$2])/[.AN$2]" office:value-type="float" office:value="0" calcext:value-type="float">
            <text:p>0</text:p>
          </table:table-cell>
          <table:table-cell table:formula="of:=([.AN66]*[.AN$2]+[.AN65]*[.AN$2])/[.AO$2]" office:value-type="float" office:value="0" calcext:value-type="float">
            <text:p>0</text:p>
          </table:table-cell>
          <table:table-cell table:formula="of:=([.AO66]*[.AO$2]+[.AO65]*[.AO$2])/[.AP$2]" office:value-type="float" office:value="0" calcext:value-type="float">
            <text:p>0</text:p>
          </table:table-cell>
          <table:table-cell table:formula="of:=([.AP66]*[.AP$2]+[.AP65]*[.AP$2])/[.AQ$2]" office:value-type="float" office:value="0" calcext:value-type="float">
            <text:p>0</text:p>
          </table:table-cell>
          <table:table-cell table:formula="of:=([.AQ66]*[.AQ$2]+[.AQ65]*[.AQ$2])/[.AR$2]" office:value-type="float" office:value="0" calcext:value-type="float">
            <text:p>0</text:p>
          </table:table-cell>
          <table:table-cell table:formula="of:=([.AR66]*[.AR$2]+[.AR65]*[.AR$2])/[.AS$2]" office:value-type="float" office:value="0" calcext:value-type="float">
            <text:p>0</text:p>
          </table:table-cell>
          <table:table-cell table:formula="of:=([.AS66]*[.AS$2]+[.AS65]*[.AS$2])/[.AT$2]" office:value-type="float" office:value="0" calcext:value-type="float">
            <text:p>0</text:p>
          </table:table-cell>
          <table:table-cell table:formula="of:=([.AT66]*[.AT$2]+[.AT65]*[.AT$2])/[.AU$2]" office:value-type="float" office:value="0" calcext:value-type="float">
            <text:p>0</text:p>
          </table:table-cell>
          <table:table-cell table:formula="of:=([.AU66]*[.AU$2]+[.AU65]*[.AU$2])/[.AV$2]" office:value-type="float" office:value="0" calcext:value-type="float">
            <text:p>0</text:p>
          </table:table-cell>
          <table:table-cell table:formula="of:=([.AV66]*[.AV$2]+[.AV65]*[.AV$2])/[.AW$2]" office:value-type="float" office:value="0" calcext:value-type="float">
            <text:p>0</text:p>
          </table:table-cell>
          <table:table-cell table:formula="of:=([.AW66]*[.AW$2]+[.AW65]*[.AW$2])/[.AX$2]" office:value-type="float" office:value="0" calcext:value-type="float">
            <text:p>0</text:p>
          </table:table-cell>
          <table:table-cell table:formula="of:=([.AX66]*[.AX$2]+[.AX65]*[.AX$2])/[.AY$2]" office:value-type="float" office:value="0" calcext:value-type="float">
            <text:p>0</text:p>
          </table:table-cell>
          <table:table-cell table:formula="of:=([.AY66]*[.AY$2]+[.AY65]*[.AY$2])/[.AZ$2]" office:value-type="float" office:value="0" calcext:value-type="float">
            <text:p>0</text:p>
          </table:table-cell>
          <table:table-cell table:formula="of:=([.AZ66]*[.AZ$2]+[.AZ65]*[.AZ$2])/[.BA$2]" office:value-type="float" office:value="0" calcext:value-type="float">
            <text:p>0</text:p>
          </table:table-cell>
          <table:table-cell table:formula="of:=([.BA66]*[.BA$2]+[.BA65]*[.BA$2])/[.BB$2]" office:value-type="float" office:value="0" calcext:value-type="float">
            <text:p>0</text:p>
          </table:table-cell>
          <table:table-cell table:formula="of:=([.BB66]*[.BB$2]+[.BB65]*[.BB$2])/[.BC$2]" office:value-type="float" office:value="0" calcext:value-type="float">
            <text:p>0</text:p>
          </table:table-cell>
          <table:table-cell table:formula="of:=([.BC66]*[.BC$2]+[.BC65]*[.BC$2])/[.BD$2]" office:value-type="float" office:value="0" calcext:value-type="float">
            <text:p>0</text:p>
          </table:table-cell>
          <table:table-cell table:formula="of:=([.BD66]*[.BD$2]+[.BD65]*[.BD$2])/[.BE$2]" office:value-type="float" office:value="0" calcext:value-type="float">
            <text:p>0</text:p>
          </table:table-cell>
          <table:table-cell table:formula="of:=([.BE66]*[.BE$2]+[.BE65]*[.BE$2])/[.BF$2]" office:value-type="float" office:value="0" calcext:value-type="float">
            <text:p>0</text:p>
          </table:table-cell>
          <table:table-cell table:formula="of:=([.BF66]*[.BF$2]+[.BF65]*[.BF$2])/[.BG$2]" office:value-type="float" office:value="0" calcext:value-type="float">
            <text:p>0</text:p>
          </table:table-cell>
          <table:table-cell table:formula="of:=([.BG66]*[.BG$2]+[.BG65]*[.BG$2])/[.BH$2]" office:value-type="float" office:value="0" calcext:value-type="float">
            <text:p>0</text:p>
          </table:table-cell>
          <table:table-cell table:formula="of:=([.BH66]*[.BH$2]+[.BH65]*[.BH$2])/[.BI$2]" office:value-type="float" office:value="0" calcext:value-type="float">
            <text:p>0</text:p>
          </table:table-cell>
          <table:table-cell table:formula="of:=([.BI66]*[.BI$2]+[.BI65]*[.BI$2])/[.BJ$2]" office:value-type="float" office:value="0" calcext:value-type="float">
            <text:p>0</text:p>
          </table:table-cell>
          <table:table-cell table:formula="of:=([.BJ66]*[.BJ$2]+[.BJ65]*[.BJ$2])/[.BK$2]" office:value-type="float" office:value="0" calcext:value-type="float">
            <text:p>0</text:p>
          </table:table-cell>
          <table:table-cell table:formula="of:=([.BK66]*[.BK$2]+[.BK65]*[.BK$2])/[.BL$2]" office:value-type="float" office:value="1.0842021724855E-019" calcext:value-type="float">
            <text:p>1.0842021724855E-19</text:p>
          </table:table-cell>
          <table:table-cell table:formula="of:=([.BL66]*[.BL$2]+[.BL65]*[.BL$2])/[.BM$2]" office:value-type="float" office:value="3.46944695195361E-018" calcext:value-type="float">
            <text:p>3.46944695195361E-18</text:p>
          </table:table-cell>
          <table:table-cell table:formula="of:=([.BM66]*[.BM$2]+[.BM65]*[.BM$2])/[.BN$2]" office:value-type="float" office:value="5.63785129692462E-017" calcext:value-type="float">
            <text:p>5.63785129692462E-17</text:p>
          </table:table-cell>
          <table:table-cell table:formula="of:=([.BN66]*[.BN$2]+[.BN65]*[.BN$2])/[.BO$2]" office:value-type="float" office:value="6.20163642661709E-016" calcext:value-type="float">
            <text:p>6.20163642661709E-16</text:p>
          </table:table-cell>
          <table:table-cell table:formula="of:=([.BO66]*[.BO$2]+[.BO65]*[.BO$2])/[.BP$2]" office:value-type="float" office:value="5.19387050729181E-015" calcext:value-type="float">
            <text:p>5.19387050729181E-15</text:p>
          </table:table-cell>
          <table:table-cell table:formula="of:=([.BP66]*[.BP$2]+[.BP65]*[.BP$2])/[.BQ$2]" office:value-type="float" office:value="0.00000000000003531832" calcext:value-type="float">
            <text:p>3.53183194495843E-14</text:p>
          </table:table-cell>
          <table:table-cell table:formula="of:=([.BQ66]*[.BQ$2]+[.BQ65]*[.BQ$2])/[.BR$2]" office:value-type="float" office:value="0.00000000000020308034" calcext:value-type="float">
            <text:p>2.0308033683511E-13</text:p>
          </table:table-cell>
          <table:table-cell table:formula="of:=([.BR66]*[.BR$2]+[.BR65]*[.BR$2])/[.BS$2]" office:value-type="float" office:value="0.00000000000101540168" calcext:value-type="float">
            <text:p>1.01540168417555E-12</text:p>
          </table:table-cell>
          <table:table-cell table:formula="of:=([.BS66]*[.BS$2]+[.BS65]*[.BS$2])/[.BT$2]" office:value-type="float" office:value="0.00000000000450584497" calcext:value-type="float">
            <text:p>4.505844973529E-12</text:p>
          </table:table-cell>
          <table:table-cell table:formula="of:=([.BT66]*[.BT$2]+[.BT65]*[.BT$2])/[.BU$2]" office:value-type="float" office:value="0.00000000001802337989" calcext:value-type="float">
            <text:p>1.8023379894116E-11</text:p>
          </table:table-cell>
          <table:table-cell table:formula="of:=([.BU66]*[.BU$2]+[.BU65]*[.BU$2])/[.BV$2]" office:value-type="float" office:value="0.00000000006578533661" calcext:value-type="float">
            <text:p>6.57853366135234E-11</text:p>
          </table:table-cell>
          <table:table-cell table:formula="of:=([.BV66]*[.BV$2]+[.BV65]*[.BV$2])/[.BW$2]" office:value-type="float" office:value="0.00000000022127795043" calcext:value-type="float">
            <text:p>2.21277950427306E-10</text:p>
          </table:table-cell>
          <table:table-cell table:formula="of:=([.BW66]*[.BW$2]+[.BW65]*[.BW$2])/[.BX$2]" office:value-type="float" office:value="0.00000000069149359509" calcext:value-type="float">
            <text:p>6.91493595085331E-10</text:p>
          </table:table-cell>
          <table:table-cell table:formula="of:=([.BX66]*[.BX$2]+[.BX65]*[.BX$2])/[.BY$2]" office:value-type="float" office:value="0.00000000202128897025" calcext:value-type="float">
            <text:p>2.02128897024943E-09</text:p>
          </table:table-cell>
          <table:table-cell table:formula="of:=([.BY66]*[.BY$2]+[.BY65]*[.BY$2])/[.BZ$2]" office:value-type="float" office:value="0.00000000555854466819" calcext:value-type="float">
            <text:p>5.55854466818593E-09</text:p>
          </table:table-cell>
          <table:table-cell table:formula="of:=([.BZ66]*[.BZ$2]+[.BZ65]*[.BZ$2])/[.CA$2]" office:value-type="float" office:value="0.00000001445221613728" calcext:value-type="float">
            <text:p>1.44522161372834E-08</text:p>
          </table:table-cell>
          <table:table-cell table:formula="of:=([.CA66]*[.CA$2]+[.CA65]*[.CA$2])/[.CB$2]" office:value-type="float" office:value="0.00000003567890858892" calcext:value-type="float">
            <text:p>3.56789085889184E-08</text:p>
          </table:table-cell>
          <table:table-cell table:formula="of:=([.CB66]*[.CB$2]+[.CB65]*[.CB$2])/[.CC$2]" office:value-type="float" office:value="0.0000000839503731504" calcext:value-type="float">
            <text:p>8.39503731503963E-08</text:p>
          </table:table-cell>
          <table:table-cell table:formula="of:=([.CC66]*[.CC$2]+[.CC65]*[.CC$2])/[.CD$2]" office:value-type="float" office:value="0.00000018888833958839" calcext:value-type="float">
            <text:p>1.88888339588392E-07</text:p>
          </table:table-cell>
          <table:table-cell table:formula="of:=([.CD66]*[.CD$2]+[.CD65]*[.CD$2])/[.CE$2]" office:value-type="float" office:value="0.00000040760115384863" calcext:value-type="float">
            <text:p>4.07601153848635E-07</text:p>
          </table:table-cell>
          <table:table-cell table:formula="of:=([.CE66]*[.CE$2]+[.CE65]*[.CE$2])/[.CF$2]" office:value-type="float" office:value="0.00000084577239423592" calcext:value-type="float">
            <text:p>8.45772394235917E-07</text:p>
          </table:table-cell>
          <table:table-cell table:formula="of:=([.CF66]*[.CF$2]+[.CF65]*[.CF$2])/[.CG$2]" office:value-type="float" office:value="0.00000169154478847183" calcext:value-type="float">
            <text:p>1.69154478847183E-06</text:p>
          </table:table-cell>
          <table:table-cell table:formula="of:=([.CG66]*[.CG$2]+[.CG65]*[.CG$2])/[.CH$2]" office:value-type="float" office:value="0.00000326775697772968" calcext:value-type="float">
            <text:p>3.26775697772968E-06</text:p>
          </table:table-cell>
          <table:table-cell table:formula="of:=([.CH66]*[.CH$2]+[.CH65]*[.CH$2])/[.CI$2]" office:value-type="float" office:value="0.00000610928478445114" calcext:value-type="float">
            <text:p>6.10928478445114E-06</text:p>
          </table:table-cell>
          <table:table-cell table:formula="of:=([.CI66]*[.CI$2]+[.CI65]*[.CI$2])/[.CJ$2]" office:value-type="float" office:value="0.0000110730786718177" calcext:value-type="float">
            <text:p>1.10730786718177E-05</text:p>
          </table:table-cell>
          <table:table-cell table:formula="of:=([.CJ66]*[.CJ$2]+[.CJ65]*[.CJ$2])/[.CK$2]" office:value-type="float" office:value="0.0000194886184623991" calcext:value-type="float">
            <text:p>1.94886184623991E-05</text:p>
          </table:table-cell>
          <table:table-cell table:formula="of:=([.CK66]*[.CK$2]+[.CK65]*[.CK$2])/[.CL$2]" office:value-type="float" office:value="0.0000333555200606447" calcext:value-type="float">
            <text:p>3.33555200606447E-05</text:p>
          </table:table-cell>
          <table:table-cell table:formula="of:=([.CL66]*[.CL$2]+[.CL65]*[.CL$2])/[.CM$2]" office:value-type="float" office:value="0.0000555925334344078" calcext:value-type="float">
            <text:p>5.55925334344078E-05</text:p>
          </table:table-cell>
          <table:table-cell table:formula="of:=([.CM66]*[.CM$2]+[.CM65]*[.CM$2])/[.CN$2]" office:value-type="float" office:value="0.0000903378668309126" calcext:value-type="float">
            <text:p>9.03378668309126E-05</text:p>
          </table:table-cell>
          <table:table-cell table:formula="of:=([.CN66]*[.CN$2]+[.CN65]*[.CN$2])/[.CO$2]" office:value-type="float" office:value="0.000143294547386965" calcext:value-type="float">
            <text:p>0.000143294547386965</text:p>
          </table:table-cell>
          <table:table-cell table:formula="of:=([.CO66]*[.CO$2]+[.CO65]*[.CO$2])/[.CP$2]" office:value-type="float" office:value="0.000222106548449796" calcext:value-type="float">
            <text:p>0.000222106548449796</text:p>
          </table:table-cell>
          <table:table-cell table:formula="of:=([.CP66]*[.CP$2]+[.CP65]*[.CP$2])/[.CQ$2]" office:value-type="float" office:value="0.000336742186359368" calcext:value-type="float">
            <text:p>0.000336742186359368</text:p>
          </table:table-cell>
          <table:table-cell table:formula="of:=([.CQ66]*[.CQ$2]+[.CQ65]*[.CQ$2])/[.CR$2]" office:value-type="float" office:value="0.000499851682877186" calcext:value-type="float">
            <text:p>0.000499851682877186</text:p>
          </table:table-cell>
          <table:table-cell table:formula="of:=([.CR66]*[.CR$2]+[.CR65]*[.CR$2])/[.CS$2]" office:value-type="float" office:value="0.000727056993275907" calcext:value-type="float">
            <text:p>0.000727056993275907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67]*[.AB$2]+[.AB66]*[.AB$2])/[.AC$2]" office:value-type="float" office:value="0" calcext:value-type="float">
            <text:p>0</text:p>
          </table:table-cell>
          <table:table-cell table:formula="of:=([.AC67]*[.AC$2]+[.AC66]*[.AC$2])/[.AD$2]" office:value-type="float" office:value="0" calcext:value-type="float">
            <text:p>0</text:p>
          </table:table-cell>
          <table:table-cell table:formula="of:=([.AD67]*[.AD$2]+[.AD66]*[.AD$2])/[.AE$2]" office:value-type="float" office:value="0" calcext:value-type="float">
            <text:p>0</text:p>
          </table:table-cell>
          <table:table-cell table:formula="of:=([.AE67]*[.AE$2]+[.AE66]*[.AE$2])/[.AF$2]" office:value-type="float" office:value="0" calcext:value-type="float">
            <text:p>0</text:p>
          </table:table-cell>
          <table:table-cell table:formula="of:=([.AF67]*[.AF$2]+[.AF66]*[.AF$2])/[.AG$2]" office:value-type="float" office:value="0" calcext:value-type="float">
            <text:p>0</text:p>
          </table:table-cell>
          <table:table-cell table:formula="of:=([.AG67]*[.AG$2]+[.AG66]*[.AG$2])/[.AH$2]" office:value-type="float" office:value="0" calcext:value-type="float">
            <text:p>0</text:p>
          </table:table-cell>
          <table:table-cell table:formula="of:=([.AH67]*[.AH$2]+[.AH66]*[.AH$2])/[.AI$2]" office:value-type="float" office:value="0" calcext:value-type="float">
            <text:p>0</text:p>
          </table:table-cell>
          <table:table-cell table:formula="of:=([.AI67]*[.AI$2]+[.AI66]*[.AI$2])/[.AJ$2]" office:value-type="float" office:value="0" calcext:value-type="float">
            <text:p>0</text:p>
          </table:table-cell>
          <table:table-cell table:formula="of:=([.AJ67]*[.AJ$2]+[.AJ66]*[.AJ$2])/[.AK$2]" office:value-type="float" office:value="0" calcext:value-type="float">
            <text:p>0</text:p>
          </table:table-cell>
          <table:table-cell table:formula="of:=([.AK67]*[.AK$2]+[.AK66]*[.AK$2])/[.AL$2]" office:value-type="float" office:value="0" calcext:value-type="float">
            <text:p>0</text:p>
          </table:table-cell>
          <table:table-cell table:formula="of:=([.AL67]*[.AL$2]+[.AL66]*[.AL$2])/[.AM$2]" office:value-type="float" office:value="0" calcext:value-type="float">
            <text:p>0</text:p>
          </table:table-cell>
          <table:table-cell table:formula="of:=([.AM67]*[.AM$2]+[.AM66]*[.AM$2])/[.AN$2]" office:value-type="float" office:value="0" calcext:value-type="float">
            <text:p>0</text:p>
          </table:table-cell>
          <table:table-cell table:formula="of:=([.AN67]*[.AN$2]+[.AN66]*[.AN$2])/[.AO$2]" office:value-type="float" office:value="0" calcext:value-type="float">
            <text:p>0</text:p>
          </table:table-cell>
          <table:table-cell table:formula="of:=([.AO67]*[.AO$2]+[.AO66]*[.AO$2])/[.AP$2]" office:value-type="float" office:value="0" calcext:value-type="float">
            <text:p>0</text:p>
          </table:table-cell>
          <table:table-cell table:formula="of:=([.AP67]*[.AP$2]+[.AP66]*[.AP$2])/[.AQ$2]" office:value-type="float" office:value="0" calcext:value-type="float">
            <text:p>0</text:p>
          </table:table-cell>
          <table:table-cell table:formula="of:=([.AQ67]*[.AQ$2]+[.AQ66]*[.AQ$2])/[.AR$2]" office:value-type="float" office:value="0" calcext:value-type="float">
            <text:p>0</text:p>
          </table:table-cell>
          <table:table-cell table:formula="of:=([.AR67]*[.AR$2]+[.AR66]*[.AR$2])/[.AS$2]" office:value-type="float" office:value="0" calcext:value-type="float">
            <text:p>0</text:p>
          </table:table-cell>
          <table:table-cell table:formula="of:=([.AS67]*[.AS$2]+[.AS66]*[.AS$2])/[.AT$2]" office:value-type="float" office:value="0" calcext:value-type="float">
            <text:p>0</text:p>
          </table:table-cell>
          <table:table-cell table:formula="of:=([.AT67]*[.AT$2]+[.AT66]*[.AT$2])/[.AU$2]" office:value-type="float" office:value="0" calcext:value-type="float">
            <text:p>0</text:p>
          </table:table-cell>
          <table:table-cell table:formula="of:=([.AU67]*[.AU$2]+[.AU66]*[.AU$2])/[.AV$2]" office:value-type="float" office:value="0" calcext:value-type="float">
            <text:p>0</text:p>
          </table:table-cell>
          <table:table-cell table:formula="of:=([.AV67]*[.AV$2]+[.AV66]*[.AV$2])/[.AW$2]" office:value-type="float" office:value="0" calcext:value-type="float">
            <text:p>0</text:p>
          </table:table-cell>
          <table:table-cell table:formula="of:=([.AW67]*[.AW$2]+[.AW66]*[.AW$2])/[.AX$2]" office:value-type="float" office:value="0" calcext:value-type="float">
            <text:p>0</text:p>
          </table:table-cell>
          <table:table-cell table:formula="of:=([.AX67]*[.AX$2]+[.AX66]*[.AX$2])/[.AY$2]" office:value-type="float" office:value="0" calcext:value-type="float">
            <text:p>0</text:p>
          </table:table-cell>
          <table:table-cell table:formula="of:=([.AY67]*[.AY$2]+[.AY66]*[.AY$2])/[.AZ$2]" office:value-type="float" office:value="0" calcext:value-type="float">
            <text:p>0</text:p>
          </table:table-cell>
          <table:table-cell table:formula="of:=([.AZ67]*[.AZ$2]+[.AZ66]*[.AZ$2])/[.BA$2]" office:value-type="float" office:value="0" calcext:value-type="float">
            <text:p>0</text:p>
          </table:table-cell>
          <table:table-cell table:formula="of:=([.BA67]*[.BA$2]+[.BA66]*[.BA$2])/[.BB$2]" office:value-type="float" office:value="0" calcext:value-type="float">
            <text:p>0</text:p>
          </table:table-cell>
          <table:table-cell table:formula="of:=([.BB67]*[.BB$2]+[.BB66]*[.BB$2])/[.BC$2]" office:value-type="float" office:value="0" calcext:value-type="float">
            <text:p>0</text:p>
          </table:table-cell>
          <table:table-cell table:formula="of:=([.BC67]*[.BC$2]+[.BC66]*[.BC$2])/[.BD$2]" office:value-type="float" office:value="0" calcext:value-type="float">
            <text:p>0</text:p>
          </table:table-cell>
          <table:table-cell table:formula="of:=([.BD67]*[.BD$2]+[.BD66]*[.BD$2])/[.BE$2]" office:value-type="float" office:value="0" calcext:value-type="float">
            <text:p>0</text:p>
          </table:table-cell>
          <table:table-cell table:formula="of:=([.BE67]*[.BE$2]+[.BE66]*[.BE$2])/[.BF$2]" office:value-type="float" office:value="0" calcext:value-type="float">
            <text:p>0</text:p>
          </table:table-cell>
          <table:table-cell table:formula="of:=([.BF67]*[.BF$2]+[.BF66]*[.BF$2])/[.BG$2]" office:value-type="float" office:value="0" calcext:value-type="float">
            <text:p>0</text:p>
          </table:table-cell>
          <table:table-cell table:formula="of:=([.BG67]*[.BG$2]+[.BG66]*[.BG$2])/[.BH$2]" office:value-type="float" office:value="0" calcext:value-type="float">
            <text:p>0</text:p>
          </table:table-cell>
          <table:table-cell table:formula="of:=([.BH67]*[.BH$2]+[.BH66]*[.BH$2])/[.BI$2]" office:value-type="float" office:value="0" calcext:value-type="float">
            <text:p>0</text:p>
          </table:table-cell>
          <table:table-cell table:formula="of:=([.BI67]*[.BI$2]+[.BI66]*[.BI$2])/[.BJ$2]" office:value-type="float" office:value="0" calcext:value-type="float">
            <text:p>0</text:p>
          </table:table-cell>
          <table:table-cell table:formula="of:=([.BJ67]*[.BJ$2]+[.BJ66]*[.BJ$2])/[.BK$2]" office:value-type="float" office:value="0" calcext:value-type="float">
            <text:p>0</text:p>
          </table:table-cell>
          <table:table-cell table:formula="of:=([.BK67]*[.BK$2]+[.BK66]*[.BK$2])/[.BL$2]" office:value-type="float" office:value="0" calcext:value-type="float">
            <text:p>0</text:p>
          </table:table-cell>
          <table:table-cell table:formula="of:=([.BL67]*[.BL$2]+[.BL66]*[.BL$2])/[.BM$2]" office:value-type="float" office:value="5.42101086242752E-020" calcext:value-type="float">
            <text:p>5.42101086242752E-20</text:p>
          </table:table-cell>
          <table:table-cell table:formula="of:=([.BM67]*[.BM$2]+[.BM66]*[.BM$2])/[.BN$2]" office:value-type="float" office:value="1.76182853028894E-018" calcext:value-type="float">
            <text:p>1.76182853028894E-18</text:p>
          </table:table-cell>
          <table:table-cell table:formula="of:=([.BN67]*[.BN$2]+[.BN66]*[.BN$2])/[.BO$2]" office:value-type="float" office:value="2.90701707497676E-017" calcext:value-type="float">
            <text:p>2.90701707497676E-17</text:p>
          </table:table-cell>
          <table:table-cell table:formula="of:=([.BO67]*[.BO$2]+[.BO66]*[.BO$2])/[.BP$2]" office:value-type="float" office:value="3.24616906705738E-016" calcext:value-type="float">
            <text:p>3.24616906705738E-16</text:p>
          </table:table-cell>
          <table:table-cell table:formula="of:=([.BP67]*[.BP$2]+[.BP66]*[.BP$2])/[.BQ$2]" office:value-type="float" office:value="2.75924370699877E-015" calcext:value-type="float">
            <text:p>2.75924370699877E-15</text:p>
          </table:table-cell>
          <table:table-cell table:formula="of:=([.BQ67]*[.BQ$2]+[.BQ66]*[.BQ$2])/[.BR$2]" office:value-type="float" office:value="0.00000000000001903878" calcext:value-type="float">
            <text:p>1.90387815782915E-14</text:p>
          </table:table-cell>
          <table:table-cell table:formula="of:=([.BR67]*[.BR$2]+[.BR66]*[.BR$2])/[.BS$2]" office:value-type="float" office:value="0.00000000000011105956" calcext:value-type="float">
            <text:p>1.11059559206701E-13</text:p>
          </table:table-cell>
          <table:table-cell table:formula="of:=([.BS67]*[.BS$2]+[.BS66]*[.BS$2])/[.BT$2]" office:value-type="float" office:value="0.00000000000056323062" calcext:value-type="float">
            <text:p>5.63230621691125E-13</text:p>
          </table:table-cell>
          <table:table-cell table:formula="of:=([.BT67]*[.BT$2]+[.BT66]*[.BT$2])/[.BU$2]" office:value-type="float" office:value="0.0000000000025345378" calcext:value-type="float">
            <text:p>2.53453779761006E-12</text:p>
          </table:table-cell>
          <table:table-cell table:formula="of:=([.BU67]*[.BU$2]+[.BU66]*[.BU$2])/[.BV$2]" office:value-type="float" office:value="0.00000000001027895885" calcext:value-type="float">
            <text:p>1.0278958845863E-11</text:p>
          </table:table-cell>
          <table:table-cell table:formula="of:=([.BV67]*[.BV$2]+[.BV66]*[.BV$2])/[.BW$2]" office:value-type="float" office:value="0.00000000003803214773" calcext:value-type="float">
            <text:p>3.80321477296932E-11</text:p>
          </table:table-cell>
          <table:table-cell table:formula="of:=([.BW67]*[.BW$2]+[.BW66]*[.BW$2])/[.BX$2]" office:value-type="float" office:value="0.00000000012965504908" calcext:value-type="float">
            <text:p>1.296550490785E-10</text:p>
          </table:table-cell>
          <table:table-cell table:formula="of:=([.BX67]*[.BX$2]+[.BX66]*[.BX$2])/[.BY$2]" office:value-type="float" office:value="0.00000000041057432208" calcext:value-type="float">
            <text:p>4.10574322081915E-10</text:p>
          </table:table-cell>
          <table:table-cell table:formula="of:=([.BY67]*[.BY$2]+[.BY66]*[.BY$2])/[.BZ$2]" office:value-type="float" office:value="0.00000000121593164617" calcext:value-type="float">
            <text:p>1.21593164616567E-09</text:p>
          </table:table-cell>
          <table:table-cell table:formula="of:=([.BZ67]*[.BZ$2]+[.BZ66]*[.BZ$2])/[.CA$2]" office:value-type="float" office:value="0.00000000338723815718" calcext:value-type="float">
            <text:p>3.3872381571758E-09</text:p>
          </table:table-cell>
          <table:table-cell table:formula="of:=([.CA67]*[.CA$2]+[.CA66]*[.CA$2])/[.CB$2]" office:value-type="float" office:value="0.00000000891972714723" calcext:value-type="float">
            <text:p>8.91972714722961E-09</text:p>
          </table:table-cell>
          <table:table-cell table:formula="of:=([.CB67]*[.CB$2]+[.CB66]*[.CB$2])/[.CC$2]" office:value-type="float" office:value="0.00000002229931786807" calcext:value-type="float">
            <text:p>2.2299317868074E-08</text:p>
          </table:table-cell>
          <table:table-cell table:formula="of:=([.CC67]*[.CC$2]+[.CC66]*[.CC$2])/[.CD$2]" office:value-type="float" office:value="0.00000005312484550924" calcext:value-type="float">
            <text:p>5.31248455092352E-08</text:p>
          </table:table-cell>
          <table:table-cell table:formula="of:=([.CD67]*[.CD$2]+[.CD66]*[.CD$2])/[.CE$2]" office:value-type="float" office:value="0.00000012100659254881" calcext:value-type="float">
            <text:p>1.21006592548813E-07</text:p>
          </table:table-cell>
          <table:table-cell table:formula="of:=([.CE67]*[.CE$2]+[.CE66]*[.CE$2])/[.CF$2]" office:value-type="float" office:value="0.00000026430387319872" calcext:value-type="float">
            <text:p>2.64303873198724E-07</text:p>
          </table:table-cell>
          <table:table-cell table:formula="of:=([.CF67]*[.CF$2]+[.CF66]*[.CF$2])/[.CG$2]" office:value-type="float" office:value="0.00000055503813371732" calcext:value-type="float">
            <text:p>5.55038133717321E-07</text:p>
          </table:table-cell>
          <table:table-cell table:formula="of:=([.CG67]*[.CG$2]+[.CG66]*[.CG$2])/[.CH$2]" office:value-type="float" office:value="0.00000112329146109458" calcext:value-type="float">
            <text:p>1.12329146109458E-06</text:p>
          </table:table-cell>
          <table:table-cell table:formula="of:=([.CH67]*[.CH$2]+[.CH66]*[.CH$2])/[.CI$2]" office:value-type="float" office:value="0.00000219552421941213" calcext:value-type="float">
            <text:p>2.19552421941213E-06</text:p>
          </table:table-cell>
          <table:table-cell table:formula="of:=([.CI67]*[.CI$2]+[.CI66]*[.CI$2])/[.CJ$2]" office:value-type="float" office:value="0.00000415240450193163" calcext:value-type="float">
            <text:p>4.15240450193163E-06</text:p>
          </table:table-cell>
          <table:table-cell table:formula="of:=([.CJ67]*[.CJ$2]+[.CJ66]*[.CJ$2])/[.CK$2]" office:value-type="float" office:value="0.00000761274158687466" calcext:value-type="float">
            <text:p>7.61274158687466E-06</text:p>
          </table:table-cell>
          <table:table-cell table:formula="of:=([.CK67]*[.CK$2]+[.CK66]*[.CK$2])/[.CL$2]" office:value-type="float" office:value="0.0000135506800246369" calcext:value-type="float">
            <text:p>1.35506800246369E-05</text:p>
          </table:table-cell>
          <table:table-cell table:formula="of:=([.CL67]*[.CL$2]+[.CL66]*[.CL$2])/[.CM$2]" office:value-type="float" office:value="0.0000234531000426408" calcext:value-type="float">
            <text:p>2.34531000426408E-05</text:p>
          </table:table-cell>
          <table:table-cell table:formula="of:=([.CM67]*[.CM$2]+[.CM66]*[.CM$2])/[.CN$2]" office:value-type="float" office:value="0.0000395228167385243" calcext:value-type="float">
            <text:p>3.95228167385243E-05</text:p>
          </table:table-cell>
          <table:table-cell table:formula="of:=([.CN67]*[.CN$2]+[.CN66]*[.CN$2])/[.CO$2]" office:value-type="float" office:value="0.0000649303417847185" calcext:value-type="float">
            <text:p>6.49303417847185E-05</text:p>
          </table:table-cell>
          <table:table-cell table:formula="of:=([.CO67]*[.CO$2]+[.CO66]*[.CO$2])/[.CP$2]" office:value-type="float" office:value="0.000104112444585842" calcext:value-type="float">
            <text:p>0.000104112444585842</text:p>
          </table:table-cell>
          <table:table-cell table:formula="of:=([.CP67]*[.CP$2]+[.CP66]*[.CP$2])/[.CQ$2]" office:value-type="float" office:value="0.000163109496517819" calcext:value-type="float">
            <text:p>0.000163109496517819</text:p>
          </table:table-cell>
          <table:table-cell table:formula="of:=([.CQ67]*[.CQ$2]+[.CQ66]*[.CQ$2])/[.CR$2]" office:value-type="float" office:value="0.000249925841438593" calcext:value-type="float">
            <text:p>0.000249925841438593</text:p>
          </table:table-cell>
          <table:table-cell table:formula="of:=([.CR67]*[.CR$2]+[.CR66]*[.CR$2])/[.CS$2]" office:value-type="float" office:value="0.00037488876215789" calcext:value-type="float">
            <text:p>0.00037488876215789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68]*[.AB$2]+[.AB67]*[.AB$2])/[.AC$2]" office:value-type="float" office:value="0" calcext:value-type="float">
            <text:p>0</text:p>
          </table:table-cell>
          <table:table-cell table:formula="of:=([.AC68]*[.AC$2]+[.AC67]*[.AC$2])/[.AD$2]" office:value-type="float" office:value="0" calcext:value-type="float">
            <text:p>0</text:p>
          </table:table-cell>
          <table:table-cell table:formula="of:=([.AD68]*[.AD$2]+[.AD67]*[.AD$2])/[.AE$2]" office:value-type="float" office:value="0" calcext:value-type="float">
            <text:p>0</text:p>
          </table:table-cell>
          <table:table-cell table:formula="of:=([.AE68]*[.AE$2]+[.AE67]*[.AE$2])/[.AF$2]" office:value-type="float" office:value="0" calcext:value-type="float">
            <text:p>0</text:p>
          </table:table-cell>
          <table:table-cell table:formula="of:=([.AF68]*[.AF$2]+[.AF67]*[.AF$2])/[.AG$2]" office:value-type="float" office:value="0" calcext:value-type="float">
            <text:p>0</text:p>
          </table:table-cell>
          <table:table-cell table:formula="of:=([.AG68]*[.AG$2]+[.AG67]*[.AG$2])/[.AH$2]" office:value-type="float" office:value="0" calcext:value-type="float">
            <text:p>0</text:p>
          </table:table-cell>
          <table:table-cell table:formula="of:=([.AH68]*[.AH$2]+[.AH67]*[.AH$2])/[.AI$2]" office:value-type="float" office:value="0" calcext:value-type="float">
            <text:p>0</text:p>
          </table:table-cell>
          <table:table-cell table:formula="of:=([.AI68]*[.AI$2]+[.AI67]*[.AI$2])/[.AJ$2]" office:value-type="float" office:value="0" calcext:value-type="float">
            <text:p>0</text:p>
          </table:table-cell>
          <table:table-cell table:formula="of:=([.AJ68]*[.AJ$2]+[.AJ67]*[.AJ$2])/[.AK$2]" office:value-type="float" office:value="0" calcext:value-type="float">
            <text:p>0</text:p>
          </table:table-cell>
          <table:table-cell table:formula="of:=([.AK68]*[.AK$2]+[.AK67]*[.AK$2])/[.AL$2]" office:value-type="float" office:value="0" calcext:value-type="float">
            <text:p>0</text:p>
          </table:table-cell>
          <table:table-cell table:formula="of:=([.AL68]*[.AL$2]+[.AL67]*[.AL$2])/[.AM$2]" office:value-type="float" office:value="0" calcext:value-type="float">
            <text:p>0</text:p>
          </table:table-cell>
          <table:table-cell table:formula="of:=([.AM68]*[.AM$2]+[.AM67]*[.AM$2])/[.AN$2]" office:value-type="float" office:value="0" calcext:value-type="float">
            <text:p>0</text:p>
          </table:table-cell>
          <table:table-cell table:formula="of:=([.AN68]*[.AN$2]+[.AN67]*[.AN$2])/[.AO$2]" office:value-type="float" office:value="0" calcext:value-type="float">
            <text:p>0</text:p>
          </table:table-cell>
          <table:table-cell table:formula="of:=([.AO68]*[.AO$2]+[.AO67]*[.AO$2])/[.AP$2]" office:value-type="float" office:value="0" calcext:value-type="float">
            <text:p>0</text:p>
          </table:table-cell>
          <table:table-cell table:formula="of:=([.AP68]*[.AP$2]+[.AP67]*[.AP$2])/[.AQ$2]" office:value-type="float" office:value="0" calcext:value-type="float">
            <text:p>0</text:p>
          </table:table-cell>
          <table:table-cell table:formula="of:=([.AQ68]*[.AQ$2]+[.AQ67]*[.AQ$2])/[.AR$2]" office:value-type="float" office:value="0" calcext:value-type="float">
            <text:p>0</text:p>
          </table:table-cell>
          <table:table-cell table:formula="of:=([.AR68]*[.AR$2]+[.AR67]*[.AR$2])/[.AS$2]" office:value-type="float" office:value="0" calcext:value-type="float">
            <text:p>0</text:p>
          </table:table-cell>
          <table:table-cell table:formula="of:=([.AS68]*[.AS$2]+[.AS67]*[.AS$2])/[.AT$2]" office:value-type="float" office:value="0" calcext:value-type="float">
            <text:p>0</text:p>
          </table:table-cell>
          <table:table-cell table:formula="of:=([.AT68]*[.AT$2]+[.AT67]*[.AT$2])/[.AU$2]" office:value-type="float" office:value="0" calcext:value-type="float">
            <text:p>0</text:p>
          </table:table-cell>
          <table:table-cell table:formula="of:=([.AU68]*[.AU$2]+[.AU67]*[.AU$2])/[.AV$2]" office:value-type="float" office:value="0" calcext:value-type="float">
            <text:p>0</text:p>
          </table:table-cell>
          <table:table-cell table:formula="of:=([.AV68]*[.AV$2]+[.AV67]*[.AV$2])/[.AW$2]" office:value-type="float" office:value="0" calcext:value-type="float">
            <text:p>0</text:p>
          </table:table-cell>
          <table:table-cell table:formula="of:=([.AW68]*[.AW$2]+[.AW67]*[.AW$2])/[.AX$2]" office:value-type="float" office:value="0" calcext:value-type="float">
            <text:p>0</text:p>
          </table:table-cell>
          <table:table-cell table:formula="of:=([.AX68]*[.AX$2]+[.AX67]*[.AX$2])/[.AY$2]" office:value-type="float" office:value="0" calcext:value-type="float">
            <text:p>0</text:p>
          </table:table-cell>
          <table:table-cell table:formula="of:=([.AY68]*[.AY$2]+[.AY67]*[.AY$2])/[.AZ$2]" office:value-type="float" office:value="0" calcext:value-type="float">
            <text:p>0</text:p>
          </table:table-cell>
          <table:table-cell table:formula="of:=([.AZ68]*[.AZ$2]+[.AZ67]*[.AZ$2])/[.BA$2]" office:value-type="float" office:value="0" calcext:value-type="float">
            <text:p>0</text:p>
          </table:table-cell>
          <table:table-cell table:formula="of:=([.BA68]*[.BA$2]+[.BA67]*[.BA$2])/[.BB$2]" office:value-type="float" office:value="0" calcext:value-type="float">
            <text:p>0</text:p>
          </table:table-cell>
          <table:table-cell table:formula="of:=([.BB68]*[.BB$2]+[.BB67]*[.BB$2])/[.BC$2]" office:value-type="float" office:value="0" calcext:value-type="float">
            <text:p>0</text:p>
          </table:table-cell>
          <table:table-cell table:formula="of:=([.BC68]*[.BC$2]+[.BC67]*[.BC$2])/[.BD$2]" office:value-type="float" office:value="0" calcext:value-type="float">
            <text:p>0</text:p>
          </table:table-cell>
          <table:table-cell table:formula="of:=([.BD68]*[.BD$2]+[.BD67]*[.BD$2])/[.BE$2]" office:value-type="float" office:value="0" calcext:value-type="float">
            <text:p>0</text:p>
          </table:table-cell>
          <table:table-cell table:formula="of:=([.BE68]*[.BE$2]+[.BE67]*[.BE$2])/[.BF$2]" office:value-type="float" office:value="0" calcext:value-type="float">
            <text:p>0</text:p>
          </table:table-cell>
          <table:table-cell table:formula="of:=([.BF68]*[.BF$2]+[.BF67]*[.BF$2])/[.BG$2]" office:value-type="float" office:value="0" calcext:value-type="float">
            <text:p>0</text:p>
          </table:table-cell>
          <table:table-cell table:formula="of:=([.BG68]*[.BG$2]+[.BG67]*[.BG$2])/[.BH$2]" office:value-type="float" office:value="0" calcext:value-type="float">
            <text:p>0</text:p>
          </table:table-cell>
          <table:table-cell table:formula="of:=([.BH68]*[.BH$2]+[.BH67]*[.BH$2])/[.BI$2]" office:value-type="float" office:value="0" calcext:value-type="float">
            <text:p>0</text:p>
          </table:table-cell>
          <table:table-cell table:formula="of:=([.BI68]*[.BI$2]+[.BI67]*[.BI$2])/[.BJ$2]" office:value-type="float" office:value="0" calcext:value-type="float">
            <text:p>0</text:p>
          </table:table-cell>
          <table:table-cell table:formula="of:=([.BJ68]*[.BJ$2]+[.BJ67]*[.BJ$2])/[.BK$2]" office:value-type="float" office:value="0" calcext:value-type="float">
            <text:p>0</text:p>
          </table:table-cell>
          <table:table-cell table:formula="of:=([.BK68]*[.BK$2]+[.BK67]*[.BK$2])/[.BL$2]" office:value-type="float" office:value="0" calcext:value-type="float">
            <text:p>0</text:p>
          </table:table-cell>
          <table:table-cell table:formula="of:=([.BL68]*[.BL$2]+[.BL67]*[.BL$2])/[.BM$2]" office:value-type="float" office:value="0" calcext:value-type="float">
            <text:p>0</text:p>
          </table:table-cell>
          <table:table-cell table:formula="of:=([.BM68]*[.BM$2]+[.BM67]*[.BM$2])/[.BN$2]" office:value-type="float" office:value="2.71050543121376E-020" calcext:value-type="float">
            <text:p>2.71050543121376E-20</text:p>
          </table:table-cell>
          <table:table-cell table:formula="of:=([.BN68]*[.BN$2]+[.BN67]*[.BN$2])/[.BO$2]" office:value-type="float" office:value="8.94466792300541E-019" calcext:value-type="float">
            <text:p>8.94466792300541E-19</text:p>
          </table:table-cell>
          <table:table-cell table:formula="of:=([.BO68]*[.BO$2]+[.BO67]*[.BO$2])/[.BP$2]" office:value-type="float" office:value="1.49823187710341E-017" calcext:value-type="float">
            <text:p>1.49823187710341E-17</text:p>
          </table:table-cell>
          <table:table-cell table:formula="of:=([.BP68]*[.BP$2]+[.BP67]*[.BP$2])/[.BQ$2]" office:value-type="float" office:value="1.69799612738386E-016" calcext:value-type="float">
            <text:p>1.69799612738386E-16</text:p>
          </table:table-cell>
          <table:table-cell table:formula="of:=([.BQ68]*[.BQ$2]+[.BQ67]*[.BQ$2])/[.BR$2]" office:value-type="float" office:value="1.46452165986858E-015" calcext:value-type="float">
            <text:p>1.46452165986858E-15</text:p>
          </table:table-cell>
          <table:table-cell table:formula="of:=([.BR68]*[.BR$2]+[.BR67]*[.BR$2])/[.BS$2]" office:value-type="float" office:value="0.00000000000001025165" calcext:value-type="float">
            <text:p>1.02516516190801E-14</text:p>
          </table:table-cell>
          <table:table-cell table:formula="of:=([.BS68]*[.BS$2]+[.BS67]*[.BS$2])/[.BT$2]" office:value-type="float" office:value="0.00000000000006065561" calcext:value-type="float">
            <text:p>6.06556054128904E-14</text:p>
          </table:table-cell>
          <table:table-cell table:formula="of:=([.BT68]*[.BT$2]+[.BT67]*[.BT$2])/[.BU$2]" office:value-type="float" office:value="0.00000000000031194311" calcext:value-type="float">
            <text:p>3.11943113552008E-13</text:p>
          </table:table-cell>
          <table:table-cell table:formula="of:=([.BU68]*[.BU$2]+[.BU67]*[.BU$2])/[.BV$2]" office:value-type="float" office:value="0.00000000000142324046" calcext:value-type="float">
            <text:p>1.42324045558103E-12</text:p>
          </table:table-cell>
          <table:table-cell table:formula="of:=([.BV68]*[.BV$2]+[.BV67]*[.BV$2])/[.BW$2]" office:value-type="float" office:value="0.00000000000585109965" calcext:value-type="float">
            <text:p>5.85109965072203E-12</text:p>
          </table:table-cell>
          <table:table-cell table:formula="of:=([.BW68]*[.BW$2]+[.BW67]*[.BW$2])/[.BX$2]" office:value-type="float" office:value="0.00000000002194162369" calcext:value-type="float">
            <text:p>2.19416236902076E-11</text:p>
          </table:table-cell>
          <table:table-cell table:formula="of:=([.BX68]*[.BX$2]+[.BX67]*[.BX$2])/[.BY$2]" office:value-type="float" office:value="0.00000000007579833638" calcext:value-type="float">
            <text:p>7.57983363843536E-11</text:p>
          </table:table-cell>
          <table:table-cell table:formula="of:=([.BY68]*[.BY$2]+[.BY67]*[.BY$2])/[.BZ$2]" office:value-type="float" office:value="0.00000000024318632923" calcext:value-type="float">
            <text:p>2.43186329233134E-10</text:p>
          </table:table-cell>
          <table:table-cell table:formula="of:=([.BZ68]*[.BZ$2]+[.BZ67]*[.BZ$2])/[.CA$2]" office:value-type="float" office:value="0.0000000007295589877" calcext:value-type="float">
            <text:p>7.29558987699403E-10</text:p>
          </table:table-cell>
          <table:table-cell table:formula="of:=([.CA68]*[.CA$2]+[.CA67]*[.CA$2])/[.CB$2]" office:value-type="float" office:value="0.00000000205839857244" calcext:value-type="float">
            <text:p>2.0583985724376E-09</text:p>
          </table:table-cell>
          <table:table-cell table:formula="of:=([.CB68]*[.CB$2]+[.CB67]*[.CB$2])/[.CC$2]" office:value-type="float" office:value="0.00000000548906285983" calcext:value-type="float">
            <text:p>5.4890628598336E-09</text:p>
          </table:table-cell>
          <table:table-cell table:formula="of:=([.CC68]*[.CC$2]+[.CC67]*[.CC$2])/[.CD$2]" office:value-type="float" office:value="0.00000001389419036395" calcext:value-type="float">
            <text:p>1.38941903639538E-08</text:p>
          </table:table-cell>
          <table:table-cell table:formula="of:=([.CD68]*[.CD$2]+[.CD67]*[.CD$2])/[.CE$2]" office:value-type="float" office:value="0.00000003350951793659" calcext:value-type="float">
            <text:p>3.35095179365945E-08</text:p>
          </table:table-cell>
          <table:table-cell table:formula="of:=([.CE68]*[.CE$2]+[.CE67]*[.CE$2])/[.CF$2]" office:value-type="float" office:value="0.0000000772580552427" calcext:value-type="float">
            <text:p>7.72580552427039E-08</text:p>
          </table:table-cell>
          <table:table-cell table:formula="of:=([.CF68]*[.CF$2]+[.CF67]*[.CF$2])/[.CG$2]" office:value-type="float" office:value="0.00000017078096422071" calcext:value-type="float">
            <text:p>1.70780964220714E-07</text:p>
          </table:table-cell>
          <table:table-cell table:formula="of:=([.CG68]*[.CG$2]+[.CG67]*[.CG$2])/[.CH$2]" office:value-type="float" office:value="0.00000036290954896902" calcext:value-type="float">
            <text:p>3.62909548969017E-07</text:p>
          </table:table-cell>
          <table:table-cell table:formula="of:=([.CH68]*[.CH$2]+[.CH67]*[.CH$2])/[.CI$2]" office:value-type="float" office:value="0.0000007431005050318" calcext:value-type="float">
            <text:p>7.43100505031797E-07</text:p>
          </table:table-cell>
          <table:table-cell table:formula="of:=([.CI68]*[.CI$2]+[.CI67]*[.CI$2])/[.CJ$2]" office:value-type="float" office:value="0.00000146931236222196" calcext:value-type="float">
            <text:p>1.46931236222196E-06</text:p>
          </table:table-cell>
          <table:table-cell table:formula="of:=([.CJ68]*[.CJ$2]+[.CJ67]*[.CJ$2])/[.CK$2]" office:value-type="float" office:value="0.0000028108584320768" calcext:value-type="float">
            <text:p>2.8108584320768E-06</text:p>
          </table:table-cell>
          <table:table-cell table:formula="of:=([.CK68]*[.CK$2]+[.CK67]*[.CK$2])/[.CL$2]" office:value-type="float" office:value="0.00000521180000947573" calcext:value-type="float">
            <text:p>5.21180000947573E-06</text:p>
          </table:table-cell>
          <table:table-cell table:formula="of:=([.CL68]*[.CL$2]+[.CL67]*[.CL$2])/[.CM$2]" office:value-type="float" office:value="0.00000938124001705631" calcext:value-type="float">
            <text:p>9.38124001705631E-06</text:p>
          </table:table-cell>
          <table:table-cell table:formula="of:=([.CM68]*[.CM$2]+[.CM67]*[.CM$2])/[.CN$2]" office:value-type="float" office:value="0.0000164171700298485" calcext:value-type="float">
            <text:p>1.64171700298485E-05</text:p>
          </table:table-cell>
          <table:table-cell table:formula="of:=([.CN68]*[.CN$2]+[.CN67]*[.CN$2])/[.CO$2]" office:value-type="float" office:value="0.0000279699933841864" calcext:value-type="float">
            <text:p>2.79699933841864E-05</text:p>
          </table:table-cell>
          <table:table-cell table:formula="of:=([.CO68]*[.CO$2]+[.CO67]*[.CO$2])/[.CP$2]" office:value-type="float" office:value="0.0000464501675844524" calcext:value-type="float">
            <text:p>4.64501675844524E-05</text:p>
          </table:table-cell>
          <table:table-cell table:formula="of:=([.CP68]*[.CP$2]+[.CP67]*[.CP$2])/[.CQ$2]" office:value-type="float" office:value="0.0000752813060851471" calcext:value-type="float">
            <text:p>7.52813060851471E-05</text:p>
          </table:table-cell>
          <table:table-cell table:formula="of:=([.CQ68]*[.CQ$2]+[.CQ67]*[.CQ$2])/[.CR$2]" office:value-type="float" office:value="0.000119195401301483" calcext:value-type="float">
            <text:p>0.000119195401301483</text:p>
          </table:table-cell>
          <table:table-cell table:formula="of:=([.CR68]*[.CR$2]+[.CR67]*[.CR$2])/[.CS$2]" office:value-type="float" office:value="0.000184560621370038" calcext:value-type="float">
            <text:p>0.000184560621370038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69]*[.AB$2]+[.AB68]*[.AB$2])/[.AC$2]" office:value-type="float" office:value="0" calcext:value-type="float">
            <text:p>0</text:p>
          </table:table-cell>
          <table:table-cell table:formula="of:=([.AC69]*[.AC$2]+[.AC68]*[.AC$2])/[.AD$2]" office:value-type="float" office:value="0" calcext:value-type="float">
            <text:p>0</text:p>
          </table:table-cell>
          <table:table-cell table:formula="of:=([.AD69]*[.AD$2]+[.AD68]*[.AD$2])/[.AE$2]" office:value-type="float" office:value="0" calcext:value-type="float">
            <text:p>0</text:p>
          </table:table-cell>
          <table:table-cell table:formula="of:=([.AE69]*[.AE$2]+[.AE68]*[.AE$2])/[.AF$2]" office:value-type="float" office:value="0" calcext:value-type="float">
            <text:p>0</text:p>
          </table:table-cell>
          <table:table-cell table:formula="of:=([.AF69]*[.AF$2]+[.AF68]*[.AF$2])/[.AG$2]" office:value-type="float" office:value="0" calcext:value-type="float">
            <text:p>0</text:p>
          </table:table-cell>
          <table:table-cell table:formula="of:=([.AG69]*[.AG$2]+[.AG68]*[.AG$2])/[.AH$2]" office:value-type="float" office:value="0" calcext:value-type="float">
            <text:p>0</text:p>
          </table:table-cell>
          <table:table-cell table:formula="of:=([.AH69]*[.AH$2]+[.AH68]*[.AH$2])/[.AI$2]" office:value-type="float" office:value="0" calcext:value-type="float">
            <text:p>0</text:p>
          </table:table-cell>
          <table:table-cell table:formula="of:=([.AI69]*[.AI$2]+[.AI68]*[.AI$2])/[.AJ$2]" office:value-type="float" office:value="0" calcext:value-type="float">
            <text:p>0</text:p>
          </table:table-cell>
          <table:table-cell table:formula="of:=([.AJ69]*[.AJ$2]+[.AJ68]*[.AJ$2])/[.AK$2]" office:value-type="float" office:value="0" calcext:value-type="float">
            <text:p>0</text:p>
          </table:table-cell>
          <table:table-cell table:formula="of:=([.AK69]*[.AK$2]+[.AK68]*[.AK$2])/[.AL$2]" office:value-type="float" office:value="0" calcext:value-type="float">
            <text:p>0</text:p>
          </table:table-cell>
          <table:table-cell table:formula="of:=([.AL69]*[.AL$2]+[.AL68]*[.AL$2])/[.AM$2]" office:value-type="float" office:value="0" calcext:value-type="float">
            <text:p>0</text:p>
          </table:table-cell>
          <table:table-cell table:formula="of:=([.AM69]*[.AM$2]+[.AM68]*[.AM$2])/[.AN$2]" office:value-type="float" office:value="0" calcext:value-type="float">
            <text:p>0</text:p>
          </table:table-cell>
          <table:table-cell table:formula="of:=([.AN69]*[.AN$2]+[.AN68]*[.AN$2])/[.AO$2]" office:value-type="float" office:value="0" calcext:value-type="float">
            <text:p>0</text:p>
          </table:table-cell>
          <table:table-cell table:formula="of:=([.AO69]*[.AO$2]+[.AO68]*[.AO$2])/[.AP$2]" office:value-type="float" office:value="0" calcext:value-type="float">
            <text:p>0</text:p>
          </table:table-cell>
          <table:table-cell table:formula="of:=([.AP69]*[.AP$2]+[.AP68]*[.AP$2])/[.AQ$2]" office:value-type="float" office:value="0" calcext:value-type="float">
            <text:p>0</text:p>
          </table:table-cell>
          <table:table-cell table:formula="of:=([.AQ69]*[.AQ$2]+[.AQ68]*[.AQ$2])/[.AR$2]" office:value-type="float" office:value="0" calcext:value-type="float">
            <text:p>0</text:p>
          </table:table-cell>
          <table:table-cell table:formula="of:=([.AR69]*[.AR$2]+[.AR68]*[.AR$2])/[.AS$2]" office:value-type="float" office:value="0" calcext:value-type="float">
            <text:p>0</text:p>
          </table:table-cell>
          <table:table-cell table:formula="of:=([.AS69]*[.AS$2]+[.AS68]*[.AS$2])/[.AT$2]" office:value-type="float" office:value="0" calcext:value-type="float">
            <text:p>0</text:p>
          </table:table-cell>
          <table:table-cell table:formula="of:=([.AT69]*[.AT$2]+[.AT68]*[.AT$2])/[.AU$2]" office:value-type="float" office:value="0" calcext:value-type="float">
            <text:p>0</text:p>
          </table:table-cell>
          <table:table-cell table:formula="of:=([.AU69]*[.AU$2]+[.AU68]*[.AU$2])/[.AV$2]" office:value-type="float" office:value="0" calcext:value-type="float">
            <text:p>0</text:p>
          </table:table-cell>
          <table:table-cell table:formula="of:=([.AV69]*[.AV$2]+[.AV68]*[.AV$2])/[.AW$2]" office:value-type="float" office:value="0" calcext:value-type="float">
            <text:p>0</text:p>
          </table:table-cell>
          <table:table-cell table:formula="of:=([.AW69]*[.AW$2]+[.AW68]*[.AW$2])/[.AX$2]" office:value-type="float" office:value="0" calcext:value-type="float">
            <text:p>0</text:p>
          </table:table-cell>
          <table:table-cell table:formula="of:=([.AX69]*[.AX$2]+[.AX68]*[.AX$2])/[.AY$2]" office:value-type="float" office:value="0" calcext:value-type="float">
            <text:p>0</text:p>
          </table:table-cell>
          <table:table-cell table:formula="of:=([.AY69]*[.AY$2]+[.AY68]*[.AY$2])/[.AZ$2]" office:value-type="float" office:value="0" calcext:value-type="float">
            <text:p>0</text:p>
          </table:table-cell>
          <table:table-cell table:formula="of:=([.AZ69]*[.AZ$2]+[.AZ68]*[.AZ$2])/[.BA$2]" office:value-type="float" office:value="0" calcext:value-type="float">
            <text:p>0</text:p>
          </table:table-cell>
          <table:table-cell table:formula="of:=([.BA69]*[.BA$2]+[.BA68]*[.BA$2])/[.BB$2]" office:value-type="float" office:value="0" calcext:value-type="float">
            <text:p>0</text:p>
          </table:table-cell>
          <table:table-cell table:formula="of:=([.BB69]*[.BB$2]+[.BB68]*[.BB$2])/[.BC$2]" office:value-type="float" office:value="0" calcext:value-type="float">
            <text:p>0</text:p>
          </table:table-cell>
          <table:table-cell table:formula="of:=([.BC69]*[.BC$2]+[.BC68]*[.BC$2])/[.BD$2]" office:value-type="float" office:value="0" calcext:value-type="float">
            <text:p>0</text:p>
          </table:table-cell>
          <table:table-cell table:formula="of:=([.BD69]*[.BD$2]+[.BD68]*[.BD$2])/[.BE$2]" office:value-type="float" office:value="0" calcext:value-type="float">
            <text:p>0</text:p>
          </table:table-cell>
          <table:table-cell table:formula="of:=([.BE69]*[.BE$2]+[.BE68]*[.BE$2])/[.BF$2]" office:value-type="float" office:value="0" calcext:value-type="float">
            <text:p>0</text:p>
          </table:table-cell>
          <table:table-cell table:formula="of:=([.BF69]*[.BF$2]+[.BF68]*[.BF$2])/[.BG$2]" office:value-type="float" office:value="0" calcext:value-type="float">
            <text:p>0</text:p>
          </table:table-cell>
          <table:table-cell table:formula="of:=([.BG69]*[.BG$2]+[.BG68]*[.BG$2])/[.BH$2]" office:value-type="float" office:value="0" calcext:value-type="float">
            <text:p>0</text:p>
          </table:table-cell>
          <table:table-cell table:formula="of:=([.BH69]*[.BH$2]+[.BH68]*[.BH$2])/[.BI$2]" office:value-type="float" office:value="0" calcext:value-type="float">
            <text:p>0</text:p>
          </table:table-cell>
          <table:table-cell table:formula="of:=([.BI69]*[.BI$2]+[.BI68]*[.BI$2])/[.BJ$2]" office:value-type="float" office:value="0" calcext:value-type="float">
            <text:p>0</text:p>
          </table:table-cell>
          <table:table-cell table:formula="of:=([.BJ69]*[.BJ$2]+[.BJ68]*[.BJ$2])/[.BK$2]" office:value-type="float" office:value="0" calcext:value-type="float">
            <text:p>0</text:p>
          </table:table-cell>
          <table:table-cell table:formula="of:=([.BK69]*[.BK$2]+[.BK68]*[.BK$2])/[.BL$2]" office:value-type="float" office:value="0" calcext:value-type="float">
            <text:p>0</text:p>
          </table:table-cell>
          <table:table-cell table:formula="of:=([.BL69]*[.BL$2]+[.BL68]*[.BL$2])/[.BM$2]" office:value-type="float" office:value="0" calcext:value-type="float">
            <text:p>0</text:p>
          </table:table-cell>
          <table:table-cell table:formula="of:=([.BM69]*[.BM$2]+[.BM68]*[.BM$2])/[.BN$2]" office:value-type="float" office:value="0" calcext:value-type="float">
            <text:p>0</text:p>
          </table:table-cell>
          <table:table-cell table:formula="of:=([.BN69]*[.BN$2]+[.BN68]*[.BN$2])/[.BO$2]" office:value-type="float" office:value="1.35525271560688E-020" calcext:value-type="float">
            <text:p>1.35525271560688E-20</text:p>
          </table:table-cell>
          <table:table-cell table:formula="of:=([.BO69]*[.BO$2]+[.BO68]*[.BO$2])/[.BP$2]" office:value-type="float" office:value="4.54009659728305E-019" calcext:value-type="float">
            <text:p>4.54009659728305E-19</text:p>
          </table:table-cell>
          <table:table-cell table:formula="of:=([.BP69]*[.BP$2]+[.BP68]*[.BP$2])/[.BQ$2]" office:value-type="float" office:value="7.71816421538119E-018" calcext:value-type="float">
            <text:p>7.71816421538119E-18</text:p>
          </table:table-cell>
          <table:table-cell table:formula="of:=([.BQ69]*[.BQ$2]+[.BQ68]*[.BQ$2])/[.BR$2]" office:value-type="float" office:value="8.87588884768836E-017" calcext:value-type="float">
            <text:p>8.87588884768836E-17</text:p>
          </table:table-cell>
          <table:table-cell table:formula="of:=([.BR69]*[.BR$2]+[.BR68]*[.BR$2])/[.BS$2]" office:value-type="float" office:value="7.76640274172732E-016" calcext:value-type="float">
            <text:p>7.76640274172732E-16</text:p>
          </table:table-cell>
          <table:table-cell table:formula="of:=([.BS69]*[.BS$2]+[.BS68]*[.BS$2])/[.BT$2]" office:value-type="float" office:value="5.5141459466264E-015" calcext:value-type="float">
            <text:p>5.5141459466264E-15</text:p>
          </table:table-cell>
          <table:table-cell table:formula="of:=([.BT69]*[.BT$2]+[.BT68]*[.BT$2])/[.BU$2]" office:value-type="float" office:value="0.00000000000003308488" calcext:value-type="float">
            <text:p>3.30848756797584E-14</text:p>
          </table:table-cell>
          <table:table-cell table:formula="of:=([.BU69]*[.BU$2]+[.BU68]*[.BU$2])/[.BV$2]" office:value-type="float" office:value="0.00000000000017251399" calcext:value-type="float">
            <text:p>1.72513994615883E-13</text:p>
          </table:table-cell>
          <table:table-cell table:formula="of:=([.BV69]*[.BV$2]+[.BV68]*[.BV$2])/[.BW$2]" office:value-type="float" office:value="0.00000000000079787723" calcext:value-type="float">
            <text:p>7.97877225098459E-13</text:p>
          </table:table-cell>
          <table:table-cell table:formula="of:=([.BW69]*[.BW$2]+[.BW68]*[.BW$2])/[.BX$2]" office:value-type="float" office:value="0.00000000000332448844" calcext:value-type="float">
            <text:p>3.32448843791024E-12</text:p>
          </table:table-cell>
          <table:table-cell table:formula="of:=([.BX69]*[.BX$2]+[.BX68]*[.BX$2])/[.BY$2]" office:value-type="float" office:value="0.00000000001263305606" calcext:value-type="float">
            <text:p>1.26330560640589E-11</text:p>
          </table:table-cell>
          <table:table-cell table:formula="of:=([.BY69]*[.BY$2]+[.BY68]*[.BY$2])/[.BZ$2]" office:value-type="float" office:value="0.00000000004421569622" calcext:value-type="float">
            <text:p>4.42156962242062E-11</text:p>
          </table:table-cell>
          <table:table-cell table:formula="of:=([.BZ69]*[.BZ$2]+[.BZ68]*[.BZ$2])/[.CA$2]" office:value-type="float" office:value="0.00000000014370101273" calcext:value-type="float">
            <text:p>1.4370101272867E-10</text:p>
          </table:table-cell>
          <table:table-cell table:formula="of:=([.CA69]*[.CA$2]+[.CA68]*[.CA$2])/[.CB$2]" office:value-type="float" office:value="0.00000000043663000021" calcext:value-type="float">
            <text:p>4.36630000214037E-10</text:p>
          </table:table-cell>
          <table:table-cell table:formula="of:=([.CB69]*[.CB$2]+[.CB68]*[.CB$2])/[.CC$2]" office:value-type="float" office:value="0.00000000124751428633" calcext:value-type="float">
            <text:p>1.24751428632582E-09</text:p>
          </table:table-cell>
          <table:table-cell table:formula="of:=([.CC69]*[.CC$2]+[.CC68]*[.CC$2])/[.CD$2]" office:value-type="float" office:value="0.00000000336828857308" calcext:value-type="float">
            <text:p>3.36828857307971E-09</text:p>
          </table:table-cell>
          <table:table-cell table:formula="of:=([.CD69]*[.CD$2]+[.CD68]*[.CD$2])/[.CE$2]" office:value-type="float" office:value="0.00000000863123946852" calcext:value-type="float">
            <text:p>8.63123946851676E-09</text:p>
          </table:table-cell>
          <table:table-cell table:formula="of:=([.CE69]*[.CE$2]+[.CE68]*[.CE$2])/[.CF$2]" office:value-type="float" office:value="0.00000002107037870256" calcext:value-type="float">
            <text:p>2.10703787025556E-08</text:p>
          </table:table-cell>
          <table:table-cell table:formula="of:=([.CF69]*[.CF$2]+[.CF68]*[.CF$2])/[.CG$2]" office:value-type="float" office:value="0.00000004916421697263" calcext:value-type="float">
            <text:p>4.91642169726298E-08</text:p>
          </table:table-cell>
          <table:table-cell table:formula="of:=([.CG69]*[.CG$2]+[.CG68]*[.CG$2])/[.CH$2]" office:value-type="float" office:value="0.00000010997259059667" calcext:value-type="float">
            <text:p>1.09972590596672E-07</text:p>
          </table:table-cell>
          <table:table-cell table:formula="of:=([.CH69]*[.CH$2]+[.CH68]*[.CH$2])/[.CI$2]" office:value-type="float" office:value="0.00000023644106978284" calcext:value-type="float">
            <text:p>2.36441069782845E-07</text:p>
          </table:table-cell>
          <table:table-cell table:formula="of:=([.CI69]*[.CI$2]+[.CI68]*[.CI$2])/[.CJ$2]" office:value-type="float" office:value="0.00000048977078740732" calcext:value-type="float">
            <text:p>4.89770787407321E-07</text:p>
          </table:table-cell>
          <table:table-cell table:formula="of:=([.CJ69]*[.CJ$2]+[.CJ68]*[.CJ$2])/[.CK$2]" office:value-type="float" office:value="0.00000097954157481464" calcext:value-type="float">
            <text:p>9.79541574814642E-07</text:p>
          </table:table-cell>
          <table:table-cell table:formula="of:=([.CK69]*[.CK$2]+[.CK68]*[.CK$2])/[.CL$2]" office:value-type="float" office:value="0.00000189520000344572" calcext:value-type="float">
            <text:p>1.89520000344572E-06</text:p>
          </table:table-cell>
          <table:table-cell table:formula="of:=([.CL69]*[.CL$2]+[.CL68]*[.CL$2])/[.CM$2]" office:value-type="float" office:value="0.00000355350000646072" calcext:value-type="float">
            <text:p>3.55350000646072E-06</text:p>
          </table:table-cell>
          <table:table-cell table:formula="of:=([.CM69]*[.CM$2]+[.CM68]*[.CM$2])/[.CN$2]" office:value-type="float" office:value="0.00000646737001175852" calcext:value-type="float">
            <text:p>6.46737001175852E-06</text:p>
          </table:table-cell>
          <table:table-cell table:formula="of:=([.CN69]*[.CN$2]+[.CN68]*[.CN$2])/[.CO$2]" office:value-type="float" office:value="0.0000114422700208035" calcext:value-type="float">
            <text:p>1.14422700208035E-05</text:p>
          </table:table-cell>
          <table:table-cell table:formula="of:=([.CO69]*[.CO$2]+[.CO68]*[.CO$2])/[.CP$2]" office:value-type="float" office:value="0.000019706131702495" calcext:value-type="float">
            <text:p>1.9706131702495E-05</text:p>
          </table:table-cell>
          <table:table-cell table:formula="of:=([.CP69]*[.CP$2]+[.CP68]*[.CP$2])/[.CQ$2]" office:value-type="float" office:value="0.0000330781496434737" calcext:value-type="float">
            <text:p>3.30781496434737E-05</text:p>
          </table:table-cell>
          <table:table-cell table:formula="of:=([.CQ69]*[.CQ$2]+[.CQ68]*[.CQ$2])/[.CR$2]" office:value-type="float" office:value="0.0000541797278643104" calcext:value-type="float">
            <text:p>5.41797278643104E-05</text:p>
          </table:table-cell>
          <table:table-cell table:formula="of:=([.CR69]*[.CR$2]+[.CR68]*[.CR$2])/[.CS$2]" office:value-type="float" office:value="0.0000866875645828966" calcext:value-type="float">
            <text:p>8.66875645828966E-05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70]*[.AB$2]+[.AB69]*[.AB$2])/[.AC$2]" office:value-type="float" office:value="0" calcext:value-type="float">
            <text:p>0</text:p>
          </table:table-cell>
          <table:table-cell table:formula="of:=([.AC70]*[.AC$2]+[.AC69]*[.AC$2])/[.AD$2]" office:value-type="float" office:value="0" calcext:value-type="float">
            <text:p>0</text:p>
          </table:table-cell>
          <table:table-cell table:formula="of:=([.AD70]*[.AD$2]+[.AD69]*[.AD$2])/[.AE$2]" office:value-type="float" office:value="0" calcext:value-type="float">
            <text:p>0</text:p>
          </table:table-cell>
          <table:table-cell table:formula="of:=([.AE70]*[.AE$2]+[.AE69]*[.AE$2])/[.AF$2]" office:value-type="float" office:value="0" calcext:value-type="float">
            <text:p>0</text:p>
          </table:table-cell>
          <table:table-cell table:formula="of:=([.AF70]*[.AF$2]+[.AF69]*[.AF$2])/[.AG$2]" office:value-type="float" office:value="0" calcext:value-type="float">
            <text:p>0</text:p>
          </table:table-cell>
          <table:table-cell table:formula="of:=([.AG70]*[.AG$2]+[.AG69]*[.AG$2])/[.AH$2]" office:value-type="float" office:value="0" calcext:value-type="float">
            <text:p>0</text:p>
          </table:table-cell>
          <table:table-cell table:formula="of:=([.AH70]*[.AH$2]+[.AH69]*[.AH$2])/[.AI$2]" office:value-type="float" office:value="0" calcext:value-type="float">
            <text:p>0</text:p>
          </table:table-cell>
          <table:table-cell table:formula="of:=([.AI70]*[.AI$2]+[.AI69]*[.AI$2])/[.AJ$2]" office:value-type="float" office:value="0" calcext:value-type="float">
            <text:p>0</text:p>
          </table:table-cell>
          <table:table-cell table:formula="of:=([.AJ70]*[.AJ$2]+[.AJ69]*[.AJ$2])/[.AK$2]" office:value-type="float" office:value="0" calcext:value-type="float">
            <text:p>0</text:p>
          </table:table-cell>
          <table:table-cell table:formula="of:=([.AK70]*[.AK$2]+[.AK69]*[.AK$2])/[.AL$2]" office:value-type="float" office:value="0" calcext:value-type="float">
            <text:p>0</text:p>
          </table:table-cell>
          <table:table-cell table:formula="of:=([.AL70]*[.AL$2]+[.AL69]*[.AL$2])/[.AM$2]" office:value-type="float" office:value="0" calcext:value-type="float">
            <text:p>0</text:p>
          </table:table-cell>
          <table:table-cell table:formula="of:=([.AM70]*[.AM$2]+[.AM69]*[.AM$2])/[.AN$2]" office:value-type="float" office:value="0" calcext:value-type="float">
            <text:p>0</text:p>
          </table:table-cell>
          <table:table-cell table:formula="of:=([.AN70]*[.AN$2]+[.AN69]*[.AN$2])/[.AO$2]" office:value-type="float" office:value="0" calcext:value-type="float">
            <text:p>0</text:p>
          </table:table-cell>
          <table:table-cell table:formula="of:=([.AO70]*[.AO$2]+[.AO69]*[.AO$2])/[.AP$2]" office:value-type="float" office:value="0" calcext:value-type="float">
            <text:p>0</text:p>
          </table:table-cell>
          <table:table-cell table:formula="of:=([.AP70]*[.AP$2]+[.AP69]*[.AP$2])/[.AQ$2]" office:value-type="float" office:value="0" calcext:value-type="float">
            <text:p>0</text:p>
          </table:table-cell>
          <table:table-cell table:formula="of:=([.AQ70]*[.AQ$2]+[.AQ69]*[.AQ$2])/[.AR$2]" office:value-type="float" office:value="0" calcext:value-type="float">
            <text:p>0</text:p>
          </table:table-cell>
          <table:table-cell table:formula="of:=([.AR70]*[.AR$2]+[.AR69]*[.AR$2])/[.AS$2]" office:value-type="float" office:value="0" calcext:value-type="float">
            <text:p>0</text:p>
          </table:table-cell>
          <table:table-cell table:formula="of:=([.AS70]*[.AS$2]+[.AS69]*[.AS$2])/[.AT$2]" office:value-type="float" office:value="0" calcext:value-type="float">
            <text:p>0</text:p>
          </table:table-cell>
          <table:table-cell table:formula="of:=([.AT70]*[.AT$2]+[.AT69]*[.AT$2])/[.AU$2]" office:value-type="float" office:value="0" calcext:value-type="float">
            <text:p>0</text:p>
          </table:table-cell>
          <table:table-cell table:formula="of:=([.AU70]*[.AU$2]+[.AU69]*[.AU$2])/[.AV$2]" office:value-type="float" office:value="0" calcext:value-type="float">
            <text:p>0</text:p>
          </table:table-cell>
          <table:table-cell table:formula="of:=([.AV70]*[.AV$2]+[.AV69]*[.AV$2])/[.AW$2]" office:value-type="float" office:value="0" calcext:value-type="float">
            <text:p>0</text:p>
          </table:table-cell>
          <table:table-cell table:formula="of:=([.AW70]*[.AW$2]+[.AW69]*[.AW$2])/[.AX$2]" office:value-type="float" office:value="0" calcext:value-type="float">
            <text:p>0</text:p>
          </table:table-cell>
          <table:table-cell table:formula="of:=([.AX70]*[.AX$2]+[.AX69]*[.AX$2])/[.AY$2]" office:value-type="float" office:value="0" calcext:value-type="float">
            <text:p>0</text:p>
          </table:table-cell>
          <table:table-cell table:formula="of:=([.AY70]*[.AY$2]+[.AY69]*[.AY$2])/[.AZ$2]" office:value-type="float" office:value="0" calcext:value-type="float">
            <text:p>0</text:p>
          </table:table-cell>
          <table:table-cell table:formula="of:=([.AZ70]*[.AZ$2]+[.AZ69]*[.AZ$2])/[.BA$2]" office:value-type="float" office:value="0" calcext:value-type="float">
            <text:p>0</text:p>
          </table:table-cell>
          <table:table-cell table:formula="of:=([.BA70]*[.BA$2]+[.BA69]*[.BA$2])/[.BB$2]" office:value-type="float" office:value="0" calcext:value-type="float">
            <text:p>0</text:p>
          </table:table-cell>
          <table:table-cell table:formula="of:=([.BB70]*[.BB$2]+[.BB69]*[.BB$2])/[.BC$2]" office:value-type="float" office:value="0" calcext:value-type="float">
            <text:p>0</text:p>
          </table:table-cell>
          <table:table-cell table:formula="of:=([.BC70]*[.BC$2]+[.BC69]*[.BC$2])/[.BD$2]" office:value-type="float" office:value="0" calcext:value-type="float">
            <text:p>0</text:p>
          </table:table-cell>
          <table:table-cell table:formula="of:=([.BD70]*[.BD$2]+[.BD69]*[.BD$2])/[.BE$2]" office:value-type="float" office:value="0" calcext:value-type="float">
            <text:p>0</text:p>
          </table:table-cell>
          <table:table-cell table:formula="of:=([.BE70]*[.BE$2]+[.BE69]*[.BE$2])/[.BF$2]" office:value-type="float" office:value="0" calcext:value-type="float">
            <text:p>0</text:p>
          </table:table-cell>
          <table:table-cell table:formula="of:=([.BF70]*[.BF$2]+[.BF69]*[.BF$2])/[.BG$2]" office:value-type="float" office:value="0" calcext:value-type="float">
            <text:p>0</text:p>
          </table:table-cell>
          <table:table-cell table:formula="of:=([.BG70]*[.BG$2]+[.BG69]*[.BG$2])/[.BH$2]" office:value-type="float" office:value="0" calcext:value-type="float">
            <text:p>0</text:p>
          </table:table-cell>
          <table:table-cell table:formula="of:=([.BH70]*[.BH$2]+[.BH69]*[.BH$2])/[.BI$2]" office:value-type="float" office:value="0" calcext:value-type="float">
            <text:p>0</text:p>
          </table:table-cell>
          <table:table-cell table:formula="of:=([.BI70]*[.BI$2]+[.BI69]*[.BI$2])/[.BJ$2]" office:value-type="float" office:value="0" calcext:value-type="float">
            <text:p>0</text:p>
          </table:table-cell>
          <table:table-cell table:formula="of:=([.BJ70]*[.BJ$2]+[.BJ69]*[.BJ$2])/[.BK$2]" office:value-type="float" office:value="0" calcext:value-type="float">
            <text:p>0</text:p>
          </table:table-cell>
          <table:table-cell table:formula="of:=([.BK70]*[.BK$2]+[.BK69]*[.BK$2])/[.BL$2]" office:value-type="float" office:value="0" calcext:value-type="float">
            <text:p>0</text:p>
          </table:table-cell>
          <table:table-cell table:formula="of:=([.BL70]*[.BL$2]+[.BL69]*[.BL$2])/[.BM$2]" office:value-type="float" office:value="0" calcext:value-type="float">
            <text:p>0</text:p>
          </table:table-cell>
          <table:table-cell table:formula="of:=([.BM70]*[.BM$2]+[.BM69]*[.BM$2])/[.BN$2]" office:value-type="float" office:value="0" calcext:value-type="float">
            <text:p>0</text:p>
          </table:table-cell>
          <table:table-cell table:formula="of:=([.BN70]*[.BN$2]+[.BN69]*[.BN$2])/[.BO$2]" office:value-type="float" office:value="0" calcext:value-type="float">
            <text:p>0</text:p>
          </table:table-cell>
          <table:table-cell table:formula="of:=([.BO70]*[.BO$2]+[.BO69]*[.BO$2])/[.BP$2]" office:value-type="float" office:value="6.7762635780344E-021" calcext:value-type="float">
            <text:p>6.7762635780344E-21</text:p>
          </table:table-cell>
          <table:table-cell table:formula="of:=([.BP70]*[.BP$2]+[.BP69]*[.BP$2])/[.BQ$2]" office:value-type="float" office:value="2.3039296165317E-019" calcext:value-type="float">
            <text:p>2.3039296165317E-19</text:p>
          </table:table-cell>
          <table:table-cell table:formula="of:=([.BQ70]*[.BQ$2]+[.BQ69]*[.BQ$2])/[.BR$2]" office:value-type="float" office:value="3.97427858851718E-018" calcext:value-type="float">
            <text:p>3.97427858851718E-18</text:p>
          </table:table-cell>
          <table:table-cell table:formula="of:=([.BR70]*[.BR$2]+[.BR69]*[.BR$2])/[.BS$2]" office:value-type="float" office:value="4.63665835327004E-017" calcext:value-type="float">
            <text:p>4.63665835327004E-17</text:p>
          </table:table-cell>
          <table:table-cell table:formula="of:=([.BS70]*[.BS$2]+[.BS69]*[.BS$2])/[.BT$2]" office:value-type="float" office:value="4.11503428852716E-016" calcext:value-type="float">
            <text:p>4.11503428852716E-16</text:p>
          </table:table-cell>
          <table:table-cell table:formula="of:=([.BT70]*[.BT$2]+[.BT69]*[.BT$2])/[.BU$2]" office:value-type="float" office:value="2.96282468773956E-015" calcext:value-type="float">
            <text:p>2.96282468773956E-15</text:p>
          </table:table-cell>
          <table:table-cell table:formula="of:=([.BU70]*[.BU$2]+[.BU69]*[.BU$2])/[.BV$2]" office:value-type="float" office:value="0.00000000000001802385" calcext:value-type="float">
            <text:p>1.8023850183749E-14</text:p>
          </table:table-cell>
          <table:table-cell table:formula="of:=([.BV70]*[.BV$2]+[.BV69]*[.BV$2])/[.BW$2]" office:value-type="float" office:value="0.00000000000009526892" calcext:value-type="float">
            <text:p>9.5268922399816E-14</text:p>
          </table:table-cell>
          <table:table-cell table:formula="of:=([.BW70]*[.BW$2]+[.BW69]*[.BW$2])/[.BX$2]" office:value-type="float" office:value="0.00000000000044657307" calcext:value-type="float">
            <text:p>4.46573073749137E-13</text:p>
          </table:table-cell>
          <table:table-cell table:formula="of:=([.BX70]*[.BX$2]+[.BX69]*[.BX$2])/[.BY$2]" office:value-type="float" office:value="0.00000000000188553076" calcext:value-type="float">
            <text:p>1.88553075582969E-12</text:p>
          </table:table-cell>
          <table:table-cell table:formula="of:=([.BY70]*[.BY$2]+[.BY69]*[.BY$2])/[.BZ$2]" office:value-type="float" office:value="0.00000000000725929341" calcext:value-type="float">
            <text:p>7.25929340994431E-12</text:p>
          </table:table-cell>
          <table:table-cell table:formula="of:=([.BZ70]*[.BZ$2]+[.BZ69]*[.BZ$2])/[.CA$2]" office:value-type="float" office:value="0.00000000002573749482" calcext:value-type="float">
            <text:p>2.57374948170753E-11</text:p>
          </table:table-cell>
          <table:table-cell table:formula="of:=([.CA70]*[.CA$2]+[.CA69]*[.CA$2])/[.CB$2]" office:value-type="float" office:value="0.00000000008471925377" calcext:value-type="float">
            <text:p>8.47192537728728E-11</text:p>
          </table:table-cell>
          <table:table-cell table:formula="of:=([.CB70]*[.CB$2]+[.CB69]*[.CB$2])/[.CC$2]" office:value-type="float" office:value="0.00000000026067462699" calcext:value-type="float">
            <text:p>2.60674626993455E-10</text:p>
          </table:table-cell>
          <table:table-cell table:formula="of:=([.CC70]*[.CC$2]+[.CC69]*[.CC$2])/[.CD$2]" office:value-type="float" office:value="0.00000000075409445666" calcext:value-type="float">
            <text:p>7.54094456659637E-10</text:p>
          </table:table-cell>
          <table:table-cell table:formula="of:=([.CD70]*[.CD$2]+[.CD69]*[.CD$2])/[.CE$2]" office:value-type="float" office:value="0.00000000206119151487" calcext:value-type="float">
            <text:p>2.06119151486967E-09</text:p>
          </table:table-cell>
          <table:table-cell table:formula="of:=([.CE70]*[.CE$2]+[.CE69]*[.CE$2])/[.CF$2]" office:value-type="float" office:value="0.00000000534621549169" calcext:value-type="float">
            <text:p>5.34621549169322E-09</text:p>
          </table:table-cell>
          <table:table-cell table:formula="of:=([.CF70]*[.CF$2]+[.CF69]*[.CF$2])/[.CG$2]" office:value-type="float" office:value="0.00000001320829709712" calcext:value-type="float">
            <text:p>1.32082970971244E-08</text:p>
          </table:table-cell>
          <table:table-cell table:formula="of:=([.CG70]*[.CG$2]+[.CG69]*[.CG$2])/[.CH$2]" office:value-type="float" office:value="0.00000003118625703488" calcext:value-type="float">
            <text:p>3.11862570348771E-08</text:p>
          </table:table-cell>
          <table:table-cell table:formula="of:=([.CH70]*[.CH$2]+[.CH69]*[.CH$2])/[.CI$2]" office:value-type="float" office:value="0.00000007057942381577" calcext:value-type="float">
            <text:p>7.05794238157745E-08</text:p>
          </table:table-cell>
          <table:table-cell table:formula="of:=([.CI70]*[.CI$2]+[.CI69]*[.CI$2])/[.CJ$2]" office:value-type="float" office:value="0.00000015351024679931" calcext:value-type="float">
            <text:p>1.5351024679931E-07</text:p>
          </table:table-cell>
          <table:table-cell table:formula="of:=([.CJ70]*[.CJ$2]+[.CJ69]*[.CJ$2])/[.CK$2]" office:value-type="float" office:value="0.00000032164051710332" calcext:value-type="float">
            <text:p>3.21640517103315E-07</text:p>
          </table:table-cell>
          <table:table-cell table:formula="of:=([.CK70]*[.CK$2]+[.CK69]*[.CK$2])/[.CL$2]" office:value-type="float" office:value="0.00000065059104595898" calcext:value-type="float">
            <text:p>6.50591045958979E-07</text:p>
          </table:table-cell>
          <table:table-cell table:formula="of:=([.CL70]*[.CL$2]+[.CL69]*[.CL$2])/[.CM$2]" office:value-type="float" office:value="0.00000127289552470235" calcext:value-type="float">
            <text:p>1.27289552470235E-06</text:p>
          </table:table-cell>
          <table:table-cell table:formula="of:=([.CM70]*[.CM$2]+[.CM69]*[.CM$2])/[.CN$2]" office:value-type="float" office:value="0.00000241319776558154" calcext:value-type="float">
            <text:p>2.41319776558154E-06</text:p>
          </table:table-cell>
          <table:table-cell table:formula="of:=([.CN70]*[.CN$2]+[.CN69]*[.CN$2])/[.CO$2]" office:value-type="float" office:value="0.00000444028388867003" calcext:value-type="float">
            <text:p>4.44028388867003E-06</text:p>
          </table:table-cell>
          <table:table-cell table:formula="of:=([.CO70]*[.CO$2]+[.CO69]*[.CO$2])/[.CP$2]" office:value-type="float" office:value="0.00000794127695473678" calcext:value-type="float">
            <text:p>7.94127695473678E-06</text:p>
          </table:table-cell>
          <table:table-cell table:formula="of:=([.CP70]*[.CP$2]+[.CP69]*[.CP$2])/[.CQ$2]" office:value-type="float" office:value="0.0000138237043286159" calcext:value-type="float">
            <text:p>1.38237043286159E-05</text:p>
          </table:table-cell>
          <table:table-cell table:formula="of:=([.CQ70]*[.CQ$2]+[.CQ69]*[.CQ$2])/[.CR$2]" office:value-type="float" office:value="0.0000234509269860448" calcext:value-type="float">
            <text:p>2.34509269860448E-05</text:p>
          </table:table-cell>
          <table:table-cell table:formula="of:=([.CR70]*[.CR$2]+[.CR69]*[.CR$2])/[.CS$2]" office:value-type="float" office:value="0.0000388153274251776" calcext:value-type="float">
            <text:p>3.88153274251776E-05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71]*[.AB$2]+[.AB70]*[.AB$2])/[.AC$2]" office:value-type="float" office:value="0" calcext:value-type="float">
            <text:p>0</text:p>
          </table:table-cell>
          <table:table-cell table:formula="of:=([.AC71]*[.AC$2]+[.AC70]*[.AC$2])/[.AD$2]" office:value-type="float" office:value="0" calcext:value-type="float">
            <text:p>0</text:p>
          </table:table-cell>
          <table:table-cell table:formula="of:=([.AD71]*[.AD$2]+[.AD70]*[.AD$2])/[.AE$2]" office:value-type="float" office:value="0" calcext:value-type="float">
            <text:p>0</text:p>
          </table:table-cell>
          <table:table-cell table:formula="of:=([.AE71]*[.AE$2]+[.AE70]*[.AE$2])/[.AF$2]" office:value-type="float" office:value="0" calcext:value-type="float">
            <text:p>0</text:p>
          </table:table-cell>
          <table:table-cell table:formula="of:=([.AF71]*[.AF$2]+[.AF70]*[.AF$2])/[.AG$2]" office:value-type="float" office:value="0" calcext:value-type="float">
            <text:p>0</text:p>
          </table:table-cell>
          <table:table-cell table:formula="of:=([.AG71]*[.AG$2]+[.AG70]*[.AG$2])/[.AH$2]" office:value-type="float" office:value="0" calcext:value-type="float">
            <text:p>0</text:p>
          </table:table-cell>
          <table:table-cell table:formula="of:=([.AH71]*[.AH$2]+[.AH70]*[.AH$2])/[.AI$2]" office:value-type="float" office:value="0" calcext:value-type="float">
            <text:p>0</text:p>
          </table:table-cell>
          <table:table-cell table:formula="of:=([.AI71]*[.AI$2]+[.AI70]*[.AI$2])/[.AJ$2]" office:value-type="float" office:value="0" calcext:value-type="float">
            <text:p>0</text:p>
          </table:table-cell>
          <table:table-cell table:formula="of:=([.AJ71]*[.AJ$2]+[.AJ70]*[.AJ$2])/[.AK$2]" office:value-type="float" office:value="0" calcext:value-type="float">
            <text:p>0</text:p>
          </table:table-cell>
          <table:table-cell table:formula="of:=([.AK71]*[.AK$2]+[.AK70]*[.AK$2])/[.AL$2]" office:value-type="float" office:value="0" calcext:value-type="float">
            <text:p>0</text:p>
          </table:table-cell>
          <table:table-cell table:formula="of:=([.AL71]*[.AL$2]+[.AL70]*[.AL$2])/[.AM$2]" office:value-type="float" office:value="0" calcext:value-type="float">
            <text:p>0</text:p>
          </table:table-cell>
          <table:table-cell table:formula="of:=([.AM71]*[.AM$2]+[.AM70]*[.AM$2])/[.AN$2]" office:value-type="float" office:value="0" calcext:value-type="float">
            <text:p>0</text:p>
          </table:table-cell>
          <table:table-cell table:formula="of:=([.AN71]*[.AN$2]+[.AN70]*[.AN$2])/[.AO$2]" office:value-type="float" office:value="0" calcext:value-type="float">
            <text:p>0</text:p>
          </table:table-cell>
          <table:table-cell table:formula="of:=([.AO71]*[.AO$2]+[.AO70]*[.AO$2])/[.AP$2]" office:value-type="float" office:value="0" calcext:value-type="float">
            <text:p>0</text:p>
          </table:table-cell>
          <table:table-cell table:formula="of:=([.AP71]*[.AP$2]+[.AP70]*[.AP$2])/[.AQ$2]" office:value-type="float" office:value="0" calcext:value-type="float">
            <text:p>0</text:p>
          </table:table-cell>
          <table:table-cell table:formula="of:=([.AQ71]*[.AQ$2]+[.AQ70]*[.AQ$2])/[.AR$2]" office:value-type="float" office:value="0" calcext:value-type="float">
            <text:p>0</text:p>
          </table:table-cell>
          <table:table-cell table:formula="of:=([.AR71]*[.AR$2]+[.AR70]*[.AR$2])/[.AS$2]" office:value-type="float" office:value="0" calcext:value-type="float">
            <text:p>0</text:p>
          </table:table-cell>
          <table:table-cell table:formula="of:=([.AS71]*[.AS$2]+[.AS70]*[.AS$2])/[.AT$2]" office:value-type="float" office:value="0" calcext:value-type="float">
            <text:p>0</text:p>
          </table:table-cell>
          <table:table-cell table:formula="of:=([.AT71]*[.AT$2]+[.AT70]*[.AT$2])/[.AU$2]" office:value-type="float" office:value="0" calcext:value-type="float">
            <text:p>0</text:p>
          </table:table-cell>
          <table:table-cell table:formula="of:=([.AU71]*[.AU$2]+[.AU70]*[.AU$2])/[.AV$2]" office:value-type="float" office:value="0" calcext:value-type="float">
            <text:p>0</text:p>
          </table:table-cell>
          <table:table-cell table:formula="of:=([.AV71]*[.AV$2]+[.AV70]*[.AV$2])/[.AW$2]" office:value-type="float" office:value="0" calcext:value-type="float">
            <text:p>0</text:p>
          </table:table-cell>
          <table:table-cell table:formula="of:=([.AW71]*[.AW$2]+[.AW70]*[.AW$2])/[.AX$2]" office:value-type="float" office:value="0" calcext:value-type="float">
            <text:p>0</text:p>
          </table:table-cell>
          <table:table-cell table:formula="of:=([.AX71]*[.AX$2]+[.AX70]*[.AX$2])/[.AY$2]" office:value-type="float" office:value="0" calcext:value-type="float">
            <text:p>0</text:p>
          </table:table-cell>
          <table:table-cell table:formula="of:=([.AY71]*[.AY$2]+[.AY70]*[.AY$2])/[.AZ$2]" office:value-type="float" office:value="0" calcext:value-type="float">
            <text:p>0</text:p>
          </table:table-cell>
          <table:table-cell table:formula="of:=([.AZ71]*[.AZ$2]+[.AZ70]*[.AZ$2])/[.BA$2]" office:value-type="float" office:value="0" calcext:value-type="float">
            <text:p>0</text:p>
          </table:table-cell>
          <table:table-cell table:formula="of:=([.BA71]*[.BA$2]+[.BA70]*[.BA$2])/[.BB$2]" office:value-type="float" office:value="0" calcext:value-type="float">
            <text:p>0</text:p>
          </table:table-cell>
          <table:table-cell table:formula="of:=([.BB71]*[.BB$2]+[.BB70]*[.BB$2])/[.BC$2]" office:value-type="float" office:value="0" calcext:value-type="float">
            <text:p>0</text:p>
          </table:table-cell>
          <table:table-cell table:formula="of:=([.BC71]*[.BC$2]+[.BC70]*[.BC$2])/[.BD$2]" office:value-type="float" office:value="0" calcext:value-type="float">
            <text:p>0</text:p>
          </table:table-cell>
          <table:table-cell table:formula="of:=([.BD71]*[.BD$2]+[.BD70]*[.BD$2])/[.BE$2]" office:value-type="float" office:value="0" calcext:value-type="float">
            <text:p>0</text:p>
          </table:table-cell>
          <table:table-cell table:formula="of:=([.BE71]*[.BE$2]+[.BE70]*[.BE$2])/[.BF$2]" office:value-type="float" office:value="0" calcext:value-type="float">
            <text:p>0</text:p>
          </table:table-cell>
          <table:table-cell table:formula="of:=([.BF71]*[.BF$2]+[.BF70]*[.BF$2])/[.BG$2]" office:value-type="float" office:value="0" calcext:value-type="float">
            <text:p>0</text:p>
          </table:table-cell>
          <table:table-cell table:formula="of:=([.BG71]*[.BG$2]+[.BG70]*[.BG$2])/[.BH$2]" office:value-type="float" office:value="0" calcext:value-type="float">
            <text:p>0</text:p>
          </table:table-cell>
          <table:table-cell table:formula="of:=([.BH71]*[.BH$2]+[.BH70]*[.BH$2])/[.BI$2]" office:value-type="float" office:value="0" calcext:value-type="float">
            <text:p>0</text:p>
          </table:table-cell>
          <table:table-cell table:formula="of:=([.BI71]*[.BI$2]+[.BI70]*[.BI$2])/[.BJ$2]" office:value-type="float" office:value="0" calcext:value-type="float">
            <text:p>0</text:p>
          </table:table-cell>
          <table:table-cell table:formula="of:=([.BJ71]*[.BJ$2]+[.BJ70]*[.BJ$2])/[.BK$2]" office:value-type="float" office:value="0" calcext:value-type="float">
            <text:p>0</text:p>
          </table:table-cell>
          <table:table-cell table:formula="of:=([.BK71]*[.BK$2]+[.BK70]*[.BK$2])/[.BL$2]" office:value-type="float" office:value="0" calcext:value-type="float">
            <text:p>0</text:p>
          </table:table-cell>
          <table:table-cell table:formula="of:=([.BL71]*[.BL$2]+[.BL70]*[.BL$2])/[.BM$2]" office:value-type="float" office:value="0" calcext:value-type="float">
            <text:p>0</text:p>
          </table:table-cell>
          <table:table-cell table:formula="of:=([.BM71]*[.BM$2]+[.BM70]*[.BM$2])/[.BN$2]" office:value-type="float" office:value="0" calcext:value-type="float">
            <text:p>0</text:p>
          </table:table-cell>
          <table:table-cell table:formula="of:=([.BN71]*[.BN$2]+[.BN70]*[.BN$2])/[.BO$2]" office:value-type="float" office:value="0" calcext:value-type="float">
            <text:p>0</text:p>
          </table:table-cell>
          <table:table-cell table:formula="of:=([.BO71]*[.BO$2]+[.BO70]*[.BO$2])/[.BP$2]" office:value-type="float" office:value="0" calcext:value-type="float">
            <text:p>0</text:p>
          </table:table-cell>
          <table:table-cell table:formula="of:=([.BP71]*[.BP$2]+[.BP70]*[.BP$2])/[.BQ$2]" office:value-type="float" office:value="3.3881317890172E-021" calcext:value-type="float">
            <text:p>3.3881317890172E-21</text:p>
          </table:table-cell>
          <table:table-cell table:formula="of:=([.BQ71]*[.BQ$2]+[.BQ70]*[.BQ$2])/[.BR$2]" office:value-type="float" office:value="1.16890546721093E-019" calcext:value-type="float">
            <text:p>1.16890546721093E-19</text:p>
          </table:table-cell>
          <table:table-cell table:formula="of:=([.BR71]*[.BR$2]+[.BR70]*[.BR$2])/[.BS$2]" office:value-type="float" office:value="2.04558456761914E-018" calcext:value-type="float">
            <text:p>2.04558456761914E-18</text:p>
          </table:table-cell>
          <table:table-cell table:formula="of:=([.BS71]*[.BS$2]+[.BS70]*[.BS$2])/[.BT$2]" office:value-type="float" office:value="2.42060840501598E-017" calcext:value-type="float">
            <text:p>2.42060840501598E-17</text:p>
          </table:table-cell>
          <table:table-cell table:formula="of:=([.BT71]*[.BT$2]+[.BT70]*[.BT$2])/[.BU$2]" office:value-type="float" office:value="2.17854756451438E-016" calcext:value-type="float">
            <text:p>2.17854756451438E-16</text:p>
          </table:table-cell>
          <table:table-cell table:formula="of:=([.BU71]*[.BU$2]+[.BU70]*[.BU$2])/[.BV$2]" office:value-type="float" office:value="1.5903397220955E-015" calcext:value-type="float">
            <text:p>1.5903397220955E-15</text:p>
          </table:table-cell>
          <table:table-cell table:formula="of:=([.BV71]*[.BV$2]+[.BV70]*[.BV$2])/[.BW$2]" office:value-type="float" office:value="9.80709495292223E-015" calcext:value-type="float">
            <text:p>9.80709495292223E-15</text:p>
          </table:table-cell>
          <table:table-cell table:formula="of:=([.BW71]*[.BW$2]+[.BW70]*[.BW$2])/[.BX$2]" office:value-type="float" office:value="0.00000000000005253801" calcext:value-type="float">
            <text:p>5.25380086763691E-14</text:p>
          </table:table-cell>
          <table:table-cell table:formula="of:=([.BX71]*[.BX$2]+[.BX70]*[.BX$2])/[.BY$2]" office:value-type="float" office:value="0.00000000000024955554" calcext:value-type="float">
            <text:p>2.49555541212753E-13</text:p>
          </table:table-cell>
          <table:table-cell table:formula="of:=([.BY71]*[.BY$2]+[.BY70]*[.BY$2])/[.BZ$2]" office:value-type="float" office:value="0.00000000000106754315" calcext:value-type="float">
            <text:p>1.06754314852122E-12</text:p>
          </table:table-cell>
          <table:table-cell table:formula="of:=([.BZ71]*[.BZ$2]+[.BZ70]*[.BZ$2])/[.CA$2]" office:value-type="float" office:value="0.00000000000416341828" calcext:value-type="float">
            <text:p>4.16341827923277E-12</text:p>
          </table:table-cell>
          <table:table-cell table:formula="of:=([.CA71]*[.CA$2]+[.CA70]*[.CA$2])/[.CB$2]" office:value-type="float" office:value="0.00000000001495045655" calcext:value-type="float">
            <text:p>1.4950456548154E-11</text:p>
          </table:table-cell>
          <table:table-cell table:formula="of:=([.CB71]*[.CB$2]+[.CB70]*[.CB$2])/[.CC$2]" office:value-type="float" office:value="0.00000000004983485516" calcext:value-type="float">
            <text:p>4.98348551605134E-11</text:p>
          </table:table-cell>
          <table:table-cell table:formula="of:=([.CC71]*[.CC$2]+[.CC70]*[.CC$2])/[.CD$2]" office:value-type="float" office:value="0.00000000015525474108" calcext:value-type="float">
            <text:p>1.55254741076984E-10</text:p>
          </table:table-cell>
          <table:table-cell table:formula="of:=([.CD71]*[.CD$2]+[.CD70]*[.CD$2])/[.CE$2]" office:value-type="float" office:value="0.00000000045467459887" calcext:value-type="float">
            <text:p>4.54674598868311E-10</text:p>
          </table:table-cell>
          <table:table-cell table:formula="of:=([.CE71]*[.CE$2]+[.CE70]*[.CE$2])/[.CF$2]" office:value-type="float" office:value="0.00000000125793305687" calcext:value-type="float">
            <text:p>1.25793305686899E-09</text:p>
          </table:table-cell>
          <table:table-cell table:formula="of:=([.CF71]*[.CF$2]+[.CF70]*[.CF$2])/[.CG$2]" office:value-type="float" office:value="0.00000000330207427428" calcext:value-type="float">
            <text:p>3.3020742742811E-09</text:p>
          </table:table-cell>
          <table:table-cell table:formula="of:=([.CG71]*[.CG$2]+[.CG70]*[.CG$2])/[.CH$2]" office:value-type="float" office:value="0.0000000082551856857" calcext:value-type="float">
            <text:p>8.25518568570276E-09</text:p>
          </table:table-cell>
          <table:table-cell table:formula="of:=([.CH71]*[.CH$2]+[.CH70]*[.CH$2])/[.CI$2]" office:value-type="float" office:value="0.00000001972072136029" calcext:value-type="float">
            <text:p>1.97207213602899E-08</text:p>
          </table:table-cell>
          <table:table-cell table:formula="of:=([.CI71]*[.CI$2]+[.CI70]*[.CI$2])/[.CJ$2]" office:value-type="float" office:value="0.00000004515007258803" calcext:value-type="float">
            <text:p>4.51500725880322E-08</text:p>
          </table:table-cell>
          <table:table-cell table:formula="of:=([.CJ71]*[.CJ$2]+[.CJ70]*[.CJ$2])/[.CK$2]" office:value-type="float" office:value="0.00000009933015969367" calcext:value-type="float">
            <text:p>9.93301596936709E-08</text:p>
          </table:table-cell>
          <table:table-cell table:formula="of:=([.CK71]*[.CK$2]+[.CK70]*[.CK$2])/[.CL$2]" office:value-type="float" office:value="0.00000021048533839849" calcext:value-type="float">
            <text:p>2.10485338398493E-07</text:p>
          </table:table-cell>
          <table:table-cell table:formula="of:=([.CL71]*[.CL$2]+[.CL70]*[.CL$2])/[.CM$2]" office:value-type="float" office:value="0.00000043053819217874" calcext:value-type="float">
            <text:p>4.30538192178736E-07</text:p>
          </table:table-cell>
          <table:table-cell table:formula="of:=([.CM71]*[.CM$2]+[.CM70]*[.CM$2])/[.CN$2]" office:value-type="float" office:value="0.00000085171685844054" calcext:value-type="float">
            <text:p>8.51716858440543E-07</text:p>
          </table:table-cell>
          <table:table-cell table:formula="of:=([.CN71]*[.CN$2]+[.CN70]*[.CN$2])/[.CO$2]" office:value-type="float" office:value="0.00000163245731201104" calcext:value-type="float">
            <text:p>1.63245731201104E-06</text:p>
          </table:table-cell>
          <table:table-cell table:formula="of:=([.CO71]*[.CO$2]+[.CO70]*[.CO$2])/[.CP$2]" office:value-type="float" office:value="0.00000303637060034053" calcext:value-type="float">
            <text:p>3.03637060034053E-06</text:p>
          </table:table-cell>
          <table:table-cell table:formula="of:=([.CP71]*[.CP$2]+[.CP70]*[.CP$2])/[.CQ$2]" office:value-type="float" office:value="0.00000548882377753866" calcext:value-type="float">
            <text:p>5.48882377753866E-06</text:p>
          </table:table-cell>
          <table:table-cell table:formula="of:=([.CQ71]*[.CQ$2]+[.CQ70]*[.CQ$2])/[.CR$2]" office:value-type="float" office:value="0.00000965626405307727" calcext:value-type="float">
            <text:p>9.65626405307727E-06</text:p>
          </table:table-cell>
          <table:table-cell table:formula="of:=([.CR71]*[.CR$2]+[.CR70]*[.CR$2])/[.CS$2]" office:value-type="float" office:value="0.000016553595519561" calcext:value-type="float">
            <text:p>1.6553595519561E-05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72]*[.AB$2]+[.AB71]*[.AB$2])/[.AC$2]" office:value-type="float" office:value="0" calcext:value-type="float">
            <text:p>0</text:p>
          </table:table-cell>
          <table:table-cell table:formula="of:=([.AC72]*[.AC$2]+[.AC71]*[.AC$2])/[.AD$2]" office:value-type="float" office:value="0" calcext:value-type="float">
            <text:p>0</text:p>
          </table:table-cell>
          <table:table-cell table:formula="of:=([.AD72]*[.AD$2]+[.AD71]*[.AD$2])/[.AE$2]" office:value-type="float" office:value="0" calcext:value-type="float">
            <text:p>0</text:p>
          </table:table-cell>
          <table:table-cell table:formula="of:=([.AE72]*[.AE$2]+[.AE71]*[.AE$2])/[.AF$2]" office:value-type="float" office:value="0" calcext:value-type="float">
            <text:p>0</text:p>
          </table:table-cell>
          <table:table-cell table:formula="of:=([.AF72]*[.AF$2]+[.AF71]*[.AF$2])/[.AG$2]" office:value-type="float" office:value="0" calcext:value-type="float">
            <text:p>0</text:p>
          </table:table-cell>
          <table:table-cell table:formula="of:=([.AG72]*[.AG$2]+[.AG71]*[.AG$2])/[.AH$2]" office:value-type="float" office:value="0" calcext:value-type="float">
            <text:p>0</text:p>
          </table:table-cell>
          <table:table-cell table:formula="of:=([.AH72]*[.AH$2]+[.AH71]*[.AH$2])/[.AI$2]" office:value-type="float" office:value="0" calcext:value-type="float">
            <text:p>0</text:p>
          </table:table-cell>
          <table:table-cell table:formula="of:=([.AI72]*[.AI$2]+[.AI71]*[.AI$2])/[.AJ$2]" office:value-type="float" office:value="0" calcext:value-type="float">
            <text:p>0</text:p>
          </table:table-cell>
          <table:table-cell table:formula="of:=([.AJ72]*[.AJ$2]+[.AJ71]*[.AJ$2])/[.AK$2]" office:value-type="float" office:value="0" calcext:value-type="float">
            <text:p>0</text:p>
          </table:table-cell>
          <table:table-cell table:formula="of:=([.AK72]*[.AK$2]+[.AK71]*[.AK$2])/[.AL$2]" office:value-type="float" office:value="0" calcext:value-type="float">
            <text:p>0</text:p>
          </table:table-cell>
          <table:table-cell table:formula="of:=([.AL72]*[.AL$2]+[.AL71]*[.AL$2])/[.AM$2]" office:value-type="float" office:value="0" calcext:value-type="float">
            <text:p>0</text:p>
          </table:table-cell>
          <table:table-cell table:formula="of:=([.AM72]*[.AM$2]+[.AM71]*[.AM$2])/[.AN$2]" office:value-type="float" office:value="0" calcext:value-type="float">
            <text:p>0</text:p>
          </table:table-cell>
          <table:table-cell table:formula="of:=([.AN72]*[.AN$2]+[.AN71]*[.AN$2])/[.AO$2]" office:value-type="float" office:value="0" calcext:value-type="float">
            <text:p>0</text:p>
          </table:table-cell>
          <table:table-cell table:formula="of:=([.AO72]*[.AO$2]+[.AO71]*[.AO$2])/[.AP$2]" office:value-type="float" office:value="0" calcext:value-type="float">
            <text:p>0</text:p>
          </table:table-cell>
          <table:table-cell table:formula="of:=([.AP72]*[.AP$2]+[.AP71]*[.AP$2])/[.AQ$2]" office:value-type="float" office:value="0" calcext:value-type="float">
            <text:p>0</text:p>
          </table:table-cell>
          <table:table-cell table:formula="of:=([.AQ72]*[.AQ$2]+[.AQ71]*[.AQ$2])/[.AR$2]" office:value-type="float" office:value="0" calcext:value-type="float">
            <text:p>0</text:p>
          </table:table-cell>
          <table:table-cell table:formula="of:=([.AR72]*[.AR$2]+[.AR71]*[.AR$2])/[.AS$2]" office:value-type="float" office:value="0" calcext:value-type="float">
            <text:p>0</text:p>
          </table:table-cell>
          <table:table-cell table:formula="of:=([.AS72]*[.AS$2]+[.AS71]*[.AS$2])/[.AT$2]" office:value-type="float" office:value="0" calcext:value-type="float">
            <text:p>0</text:p>
          </table:table-cell>
          <table:table-cell table:formula="of:=([.AT72]*[.AT$2]+[.AT71]*[.AT$2])/[.AU$2]" office:value-type="float" office:value="0" calcext:value-type="float">
            <text:p>0</text:p>
          </table:table-cell>
          <table:table-cell table:formula="of:=([.AU72]*[.AU$2]+[.AU71]*[.AU$2])/[.AV$2]" office:value-type="float" office:value="0" calcext:value-type="float">
            <text:p>0</text:p>
          </table:table-cell>
          <table:table-cell table:formula="of:=([.AV72]*[.AV$2]+[.AV71]*[.AV$2])/[.AW$2]" office:value-type="float" office:value="0" calcext:value-type="float">
            <text:p>0</text:p>
          </table:table-cell>
          <table:table-cell table:formula="of:=([.AW72]*[.AW$2]+[.AW71]*[.AW$2])/[.AX$2]" office:value-type="float" office:value="0" calcext:value-type="float">
            <text:p>0</text:p>
          </table:table-cell>
          <table:table-cell table:formula="of:=([.AX72]*[.AX$2]+[.AX71]*[.AX$2])/[.AY$2]" office:value-type="float" office:value="0" calcext:value-type="float">
            <text:p>0</text:p>
          </table:table-cell>
          <table:table-cell table:formula="of:=([.AY72]*[.AY$2]+[.AY71]*[.AY$2])/[.AZ$2]" office:value-type="float" office:value="0" calcext:value-type="float">
            <text:p>0</text:p>
          </table:table-cell>
          <table:table-cell table:formula="of:=([.AZ72]*[.AZ$2]+[.AZ71]*[.AZ$2])/[.BA$2]" office:value-type="float" office:value="0" calcext:value-type="float">
            <text:p>0</text:p>
          </table:table-cell>
          <table:table-cell table:formula="of:=([.BA72]*[.BA$2]+[.BA71]*[.BA$2])/[.BB$2]" office:value-type="float" office:value="0" calcext:value-type="float">
            <text:p>0</text:p>
          </table:table-cell>
          <table:table-cell table:formula="of:=([.BB72]*[.BB$2]+[.BB71]*[.BB$2])/[.BC$2]" office:value-type="float" office:value="0" calcext:value-type="float">
            <text:p>0</text:p>
          </table:table-cell>
          <table:table-cell table:formula="of:=([.BC72]*[.BC$2]+[.BC71]*[.BC$2])/[.BD$2]" office:value-type="float" office:value="0" calcext:value-type="float">
            <text:p>0</text:p>
          </table:table-cell>
          <table:table-cell table:formula="of:=([.BD72]*[.BD$2]+[.BD71]*[.BD$2])/[.BE$2]" office:value-type="float" office:value="0" calcext:value-type="float">
            <text:p>0</text:p>
          </table:table-cell>
          <table:table-cell table:formula="of:=([.BE72]*[.BE$2]+[.BE71]*[.BE$2])/[.BF$2]" office:value-type="float" office:value="0" calcext:value-type="float">
            <text:p>0</text:p>
          </table:table-cell>
          <table:table-cell table:formula="of:=([.BF72]*[.BF$2]+[.BF71]*[.BF$2])/[.BG$2]" office:value-type="float" office:value="0" calcext:value-type="float">
            <text:p>0</text:p>
          </table:table-cell>
          <table:table-cell table:formula="of:=([.BG72]*[.BG$2]+[.BG71]*[.BG$2])/[.BH$2]" office:value-type="float" office:value="0" calcext:value-type="float">
            <text:p>0</text:p>
          </table:table-cell>
          <table:table-cell table:formula="of:=([.BH72]*[.BH$2]+[.BH71]*[.BH$2])/[.BI$2]" office:value-type="float" office:value="0" calcext:value-type="float">
            <text:p>0</text:p>
          </table:table-cell>
          <table:table-cell table:formula="of:=([.BI72]*[.BI$2]+[.BI71]*[.BI$2])/[.BJ$2]" office:value-type="float" office:value="0" calcext:value-type="float">
            <text:p>0</text:p>
          </table:table-cell>
          <table:table-cell table:formula="of:=([.BJ72]*[.BJ$2]+[.BJ71]*[.BJ$2])/[.BK$2]" office:value-type="float" office:value="0" calcext:value-type="float">
            <text:p>0</text:p>
          </table:table-cell>
          <table:table-cell table:formula="of:=([.BK72]*[.BK$2]+[.BK71]*[.BK$2])/[.BL$2]" office:value-type="float" office:value="0" calcext:value-type="float">
            <text:p>0</text:p>
          </table:table-cell>
          <table:table-cell table:formula="of:=([.BL72]*[.BL$2]+[.BL71]*[.BL$2])/[.BM$2]" office:value-type="float" office:value="0" calcext:value-type="float">
            <text:p>0</text:p>
          </table:table-cell>
          <table:table-cell table:formula="of:=([.BM72]*[.BM$2]+[.BM71]*[.BM$2])/[.BN$2]" office:value-type="float" office:value="0" calcext:value-type="float">
            <text:p>0</text:p>
          </table:table-cell>
          <table:table-cell table:formula="of:=([.BN72]*[.BN$2]+[.BN71]*[.BN$2])/[.BO$2]" office:value-type="float" office:value="0" calcext:value-type="float">
            <text:p>0</text:p>
          </table:table-cell>
          <table:table-cell table:formula="of:=([.BO72]*[.BO$2]+[.BO71]*[.BO$2])/[.BP$2]" office:value-type="float" office:value="0" calcext:value-type="float">
            <text:p>0</text:p>
          </table:table-cell>
          <table:table-cell table:formula="of:=([.BP72]*[.BP$2]+[.BP71]*[.BP$2])/[.BQ$2]" office:value-type="float" office:value="0" calcext:value-type="float">
            <text:p>0</text:p>
          </table:table-cell>
          <table:table-cell table:formula="of:=([.BQ72]*[.BQ$2]+[.BQ71]*[.BQ$2])/[.BR$2]" office:value-type="float" office:value="1.6940658945086E-021" calcext:value-type="float">
            <text:p>1.6940658945086E-21</text:p>
          </table:table-cell>
          <table:table-cell table:formula="of:=([.BR72]*[.BR$2]+[.BR71]*[.BR$2])/[.BS$2]" office:value-type="float" office:value="5.9292306307801E-020" calcext:value-type="float">
            <text:p>5.9292306307801E-20</text:p>
          </table:table-cell>
          <table:table-cell table:formula="of:=([.BS72]*[.BS$2]+[.BS71]*[.BS$2])/[.BT$2]" office:value-type="float" office:value="1.05243843696347E-018" calcext:value-type="float">
            <text:p>1.05243843696347E-18</text:p>
          </table:table-cell>
          <table:table-cell table:formula="of:=([.BT72]*[.BT$2]+[.BT71]*[.BT$2])/[.BU$2]" office:value-type="float" office:value="1.26292612435616E-017" calcext:value-type="float">
            <text:p>1.26292612435616E-17</text:p>
          </table:table-cell>
          <table:table-cell table:formula="of:=([.BU72]*[.BU$2]+[.BU71]*[.BU$2])/[.BV$2]" office:value-type="float" office:value="1.152420088475E-016" calcext:value-type="float">
            <text:p>1.152420088475E-16</text:p>
          </table:table-cell>
          <table:table-cell table:formula="of:=([.BV72]*[.BV$2]+[.BV71]*[.BV$2])/[.BW$2]" office:value-type="float" office:value="8.52790865471498E-016" calcext:value-type="float">
            <text:p>8.52790865471498E-16</text:p>
          </table:table-cell>
          <table:table-cell table:formula="of:=([.BW72]*[.BW$2]+[.BW71]*[.BW$2])/[.BX$2]" office:value-type="float" office:value="5.32994290919686E-015" calcext:value-type="float">
            <text:p>5.32994290919686E-15</text:p>
          </table:table-cell>
          <table:table-cell table:formula="of:=([.BX72]*[.BX$2]+[.BX71]*[.BX$2])/[.BY$2]" office:value-type="float" office:value="0.00000000000002893398" calcext:value-type="float">
            <text:p>2.8933975792783E-14</text:p>
          </table:table-cell>
          <table:table-cell table:formula="of:=([.BY72]*[.BY$2]+[.BY71]*[.BY$2])/[.BZ$2]" office:value-type="float" office:value="0.00000000000013924476" calcext:value-type="float">
            <text:p>1.39244758502768E-13</text:p>
          </table:table-cell>
          <table:table-cell table:formula="of:=([.BZ72]*[.BZ$2]+[.BZ71]*[.BZ$2])/[.CA$2]" office:value-type="float" office:value="0.00000000000060339395" calcext:value-type="float">
            <text:p>6.03393953511995E-13</text:p>
          </table:table-cell>
          <table:table-cell table:formula="of:=([.CA72]*[.CA$2]+[.CA71]*[.CA$2])/[.CB$2]" office:value-type="float" office:value="0.00000000000238340612" calcext:value-type="float">
            <text:p>2.38340611637238E-12</text:p>
          </table:table-cell>
          <table:table-cell table:formula="of:=([.CB72]*[.CB$2]+[.CB71]*[.CB$2])/[.CC$2]" office:value-type="float" office:value="0.00000000000866693133" calcext:value-type="float">
            <text:p>8.6669313322632E-12</text:p>
          </table:table-cell>
          <table:table-cell table:formula="of:=([.CC72]*[.CC$2]+[.CC71]*[.CC$2])/[.CD$2]" office:value-type="float" office:value="0.00000000002925089325" calcext:value-type="float">
            <text:p>2.92508932463883E-11</text:p>
          </table:table-cell>
          <table:table-cell table:formula="of:=([.CD72]*[.CD$2]+[.CD71]*[.CD$2])/[.CE$2]" office:value-type="float" office:value="0.00000000009225281716" calcext:value-type="float">
            <text:p>9.22528171616862E-11</text:p>
          </table:table-cell>
          <table:table-cell table:formula="of:=([.CE72]*[.CE$2]+[.CE71]*[.CE$2])/[.CF$2]" office:value-type="float" office:value="0.00000000027346370801" calcext:value-type="float">
            <text:p>2.73463708014998E-10</text:p>
          </table:table-cell>
          <table:table-cell table:formula="of:=([.CF72]*[.CF$2]+[.CF71]*[.CF$2])/[.CG$2]" office:value-type="float" office:value="0.00000000076569838244" calcext:value-type="float">
            <text:p>7.65698382441995E-10</text:p>
          </table:table-cell>
          <table:table-cell table:formula="of:=([.CG72]*[.CG$2]+[.CG71]*[.CG$2])/[.CH$2]" office:value-type="float" office:value="0.00000000203388632836" calcext:value-type="float">
            <text:p>2.03388632836155E-09</text:p>
          </table:table-cell>
          <table:table-cell table:formula="of:=([.CH72]*[.CH$2]+[.CH71]*[.CH$2])/[.CI$2]" office:value-type="float" office:value="0.00000000514453600703" calcext:value-type="float">
            <text:p>5.14453600703216E-09</text:p>
          </table:table-cell>
          <table:table-cell table:formula="of:=([.CI72]*[.CI$2]+[.CI71]*[.CI$2])/[.CJ$2]" office:value-type="float" office:value="0.00000001243262868366" calcext:value-type="float">
            <text:p>1.2432628683661E-08</text:p>
          </table:table-cell>
          <table:table-cell table:formula="of:=([.CJ72]*[.CJ$2]+[.CJ71]*[.CJ$2])/[.CK$2]" office:value-type="float" office:value="0.00000002879135063585" calcext:value-type="float">
            <text:p>2.87913506358466E-08</text:p>
          </table:table-cell>
          <table:table-cell table:formula="of:=([.CK72]*[.CK$2]+[.CK71]*[.CK$2])/[.CL$2]" office:value-type="float" office:value="0.00000006406075516476" calcext:value-type="float">
            <text:p>6.40607551647587E-08</text:p>
          </table:table-cell>
          <table:table-cell table:formula="of:=([.CL72]*[.CL$2]+[.CL71]*[.CL$2])/[.CM$2]" office:value-type="float" office:value="0.00000013727304678163" calcext:value-type="float">
            <text:p>1.37273046781626E-07</text:p>
          </table:table-cell>
          <table:table-cell table:formula="of:=([.CM72]*[.CM$2]+[.CM71]*[.CM$2])/[.CN$2]" office:value-type="float" office:value="0.00000028390561948018" calcext:value-type="float">
            <text:p>2.83905619480181E-07</text:p>
          </table:table-cell>
          <table:table-cell table:formula="of:=([.CN72]*[.CN$2]+[.CN71]*[.CN$2])/[.CO$2]" office:value-type="float" office:value="0.00000056781123896036" calcext:value-type="float">
            <text:p>5.67811238960362E-07</text:p>
          </table:table-cell>
          <table:table-cell table:formula="of:=([.CO72]*[.CO$2]+[.CO71]*[.CO$2])/[.CP$2]" office:value-type="float" office:value="0.0000011001342754857" calcext:value-type="float">
            <text:p>1.1001342754857E-06</text:p>
          </table:table-cell>
          <table:table-cell table:formula="of:=([.CP72]*[.CP$2]+[.CP71]*[.CP$2])/[.CQ$2]" office:value-type="float" office:value="0.00000206825243791312" calcext:value-type="float">
            <text:p>2.06825243791312E-06</text:p>
          </table:table-cell>
          <table:table-cell table:formula="of:=([.CQ72]*[.CQ$2]+[.CQ71]*[.CQ$2])/[.CR$2]" office:value-type="float" office:value="0.00000377853810772589" calcext:value-type="float">
            <text:p>3.77853810772589E-06</text:p>
          </table:table-cell>
          <table:table-cell table:formula="of:=([.CR72]*[.CR$2]+[.CR71]*[.CR$2])/[.CS$2]" office:value-type="float" office:value="0.00000671740108040158" calcext:value-type="float">
            <text:p>6.71740108040158E-06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73]*[.AB$2]+[.AB72]*[.AB$2])/[.AC$2]" office:value-type="float" office:value="0" calcext:value-type="float">
            <text:p>0</text:p>
          </table:table-cell>
          <table:table-cell table:formula="of:=([.AC73]*[.AC$2]+[.AC72]*[.AC$2])/[.AD$2]" office:value-type="float" office:value="0" calcext:value-type="float">
            <text:p>0</text:p>
          </table:table-cell>
          <table:table-cell table:formula="of:=([.AD73]*[.AD$2]+[.AD72]*[.AD$2])/[.AE$2]" office:value-type="float" office:value="0" calcext:value-type="float">
            <text:p>0</text:p>
          </table:table-cell>
          <table:table-cell table:formula="of:=([.AE73]*[.AE$2]+[.AE72]*[.AE$2])/[.AF$2]" office:value-type="float" office:value="0" calcext:value-type="float">
            <text:p>0</text:p>
          </table:table-cell>
          <table:table-cell table:formula="of:=([.AF73]*[.AF$2]+[.AF72]*[.AF$2])/[.AG$2]" office:value-type="float" office:value="0" calcext:value-type="float">
            <text:p>0</text:p>
          </table:table-cell>
          <table:table-cell table:formula="of:=([.AG73]*[.AG$2]+[.AG72]*[.AG$2])/[.AH$2]" office:value-type="float" office:value="0" calcext:value-type="float">
            <text:p>0</text:p>
          </table:table-cell>
          <table:table-cell table:formula="of:=([.AH73]*[.AH$2]+[.AH72]*[.AH$2])/[.AI$2]" office:value-type="float" office:value="0" calcext:value-type="float">
            <text:p>0</text:p>
          </table:table-cell>
          <table:table-cell table:formula="of:=([.AI73]*[.AI$2]+[.AI72]*[.AI$2])/[.AJ$2]" office:value-type="float" office:value="0" calcext:value-type="float">
            <text:p>0</text:p>
          </table:table-cell>
          <table:table-cell table:formula="of:=([.AJ73]*[.AJ$2]+[.AJ72]*[.AJ$2])/[.AK$2]" office:value-type="float" office:value="0" calcext:value-type="float">
            <text:p>0</text:p>
          </table:table-cell>
          <table:table-cell table:formula="of:=([.AK73]*[.AK$2]+[.AK72]*[.AK$2])/[.AL$2]" office:value-type="float" office:value="0" calcext:value-type="float">
            <text:p>0</text:p>
          </table:table-cell>
          <table:table-cell table:formula="of:=([.AL73]*[.AL$2]+[.AL72]*[.AL$2])/[.AM$2]" office:value-type="float" office:value="0" calcext:value-type="float">
            <text:p>0</text:p>
          </table:table-cell>
          <table:table-cell table:formula="of:=([.AM73]*[.AM$2]+[.AM72]*[.AM$2])/[.AN$2]" office:value-type="float" office:value="0" calcext:value-type="float">
            <text:p>0</text:p>
          </table:table-cell>
          <table:table-cell table:formula="of:=([.AN73]*[.AN$2]+[.AN72]*[.AN$2])/[.AO$2]" office:value-type="float" office:value="0" calcext:value-type="float">
            <text:p>0</text:p>
          </table:table-cell>
          <table:table-cell table:formula="of:=([.AO73]*[.AO$2]+[.AO72]*[.AO$2])/[.AP$2]" office:value-type="float" office:value="0" calcext:value-type="float">
            <text:p>0</text:p>
          </table:table-cell>
          <table:table-cell table:formula="of:=([.AP73]*[.AP$2]+[.AP72]*[.AP$2])/[.AQ$2]" office:value-type="float" office:value="0" calcext:value-type="float">
            <text:p>0</text:p>
          </table:table-cell>
          <table:table-cell table:formula="of:=([.AQ73]*[.AQ$2]+[.AQ72]*[.AQ$2])/[.AR$2]" office:value-type="float" office:value="0" calcext:value-type="float">
            <text:p>0</text:p>
          </table:table-cell>
          <table:table-cell table:formula="of:=([.AR73]*[.AR$2]+[.AR72]*[.AR$2])/[.AS$2]" office:value-type="float" office:value="0" calcext:value-type="float">
            <text:p>0</text:p>
          </table:table-cell>
          <table:table-cell table:formula="of:=([.AS73]*[.AS$2]+[.AS72]*[.AS$2])/[.AT$2]" office:value-type="float" office:value="0" calcext:value-type="float">
            <text:p>0</text:p>
          </table:table-cell>
          <table:table-cell table:formula="of:=([.AT73]*[.AT$2]+[.AT72]*[.AT$2])/[.AU$2]" office:value-type="float" office:value="0" calcext:value-type="float">
            <text:p>0</text:p>
          </table:table-cell>
          <table:table-cell table:formula="of:=([.AU73]*[.AU$2]+[.AU72]*[.AU$2])/[.AV$2]" office:value-type="float" office:value="0" calcext:value-type="float">
            <text:p>0</text:p>
          </table:table-cell>
          <table:table-cell table:formula="of:=([.AV73]*[.AV$2]+[.AV72]*[.AV$2])/[.AW$2]" office:value-type="float" office:value="0" calcext:value-type="float">
            <text:p>0</text:p>
          </table:table-cell>
          <table:table-cell table:formula="of:=([.AW73]*[.AW$2]+[.AW72]*[.AW$2])/[.AX$2]" office:value-type="float" office:value="0" calcext:value-type="float">
            <text:p>0</text:p>
          </table:table-cell>
          <table:table-cell table:formula="of:=([.AX73]*[.AX$2]+[.AX72]*[.AX$2])/[.AY$2]" office:value-type="float" office:value="0" calcext:value-type="float">
            <text:p>0</text:p>
          </table:table-cell>
          <table:table-cell table:formula="of:=([.AY73]*[.AY$2]+[.AY72]*[.AY$2])/[.AZ$2]" office:value-type="float" office:value="0" calcext:value-type="float">
            <text:p>0</text:p>
          </table:table-cell>
          <table:table-cell table:formula="of:=([.AZ73]*[.AZ$2]+[.AZ72]*[.AZ$2])/[.BA$2]" office:value-type="float" office:value="0" calcext:value-type="float">
            <text:p>0</text:p>
          </table:table-cell>
          <table:table-cell table:formula="of:=([.BA73]*[.BA$2]+[.BA72]*[.BA$2])/[.BB$2]" office:value-type="float" office:value="0" calcext:value-type="float">
            <text:p>0</text:p>
          </table:table-cell>
          <table:table-cell table:formula="of:=([.BB73]*[.BB$2]+[.BB72]*[.BB$2])/[.BC$2]" office:value-type="float" office:value="0" calcext:value-type="float">
            <text:p>0</text:p>
          </table:table-cell>
          <table:table-cell table:formula="of:=([.BC73]*[.BC$2]+[.BC72]*[.BC$2])/[.BD$2]" office:value-type="float" office:value="0" calcext:value-type="float">
            <text:p>0</text:p>
          </table:table-cell>
          <table:table-cell table:formula="of:=([.BD73]*[.BD$2]+[.BD72]*[.BD$2])/[.BE$2]" office:value-type="float" office:value="0" calcext:value-type="float">
            <text:p>0</text:p>
          </table:table-cell>
          <table:table-cell table:formula="of:=([.BE73]*[.BE$2]+[.BE72]*[.BE$2])/[.BF$2]" office:value-type="float" office:value="0" calcext:value-type="float">
            <text:p>0</text:p>
          </table:table-cell>
          <table:table-cell table:formula="of:=([.BF73]*[.BF$2]+[.BF72]*[.BF$2])/[.BG$2]" office:value-type="float" office:value="0" calcext:value-type="float">
            <text:p>0</text:p>
          </table:table-cell>
          <table:table-cell table:formula="of:=([.BG73]*[.BG$2]+[.BG72]*[.BG$2])/[.BH$2]" office:value-type="float" office:value="0" calcext:value-type="float">
            <text:p>0</text:p>
          </table:table-cell>
          <table:table-cell table:formula="of:=([.BH73]*[.BH$2]+[.BH72]*[.BH$2])/[.BI$2]" office:value-type="float" office:value="0" calcext:value-type="float">
            <text:p>0</text:p>
          </table:table-cell>
          <table:table-cell table:formula="of:=([.BI73]*[.BI$2]+[.BI72]*[.BI$2])/[.BJ$2]" office:value-type="float" office:value="0" calcext:value-type="float">
            <text:p>0</text:p>
          </table:table-cell>
          <table:table-cell table:formula="of:=([.BJ73]*[.BJ$2]+[.BJ72]*[.BJ$2])/[.BK$2]" office:value-type="float" office:value="0" calcext:value-type="float">
            <text:p>0</text:p>
          </table:table-cell>
          <table:table-cell table:formula="of:=([.BK73]*[.BK$2]+[.BK72]*[.BK$2])/[.BL$2]" office:value-type="float" office:value="0" calcext:value-type="float">
            <text:p>0</text:p>
          </table:table-cell>
          <table:table-cell table:formula="of:=([.BL73]*[.BL$2]+[.BL72]*[.BL$2])/[.BM$2]" office:value-type="float" office:value="0" calcext:value-type="float">
            <text:p>0</text:p>
          </table:table-cell>
          <table:table-cell table:formula="of:=([.BM73]*[.BM$2]+[.BM72]*[.BM$2])/[.BN$2]" office:value-type="float" office:value="0" calcext:value-type="float">
            <text:p>0</text:p>
          </table:table-cell>
          <table:table-cell table:formula="of:=([.BN73]*[.BN$2]+[.BN72]*[.BN$2])/[.BO$2]" office:value-type="float" office:value="0" calcext:value-type="float">
            <text:p>0</text:p>
          </table:table-cell>
          <table:table-cell table:formula="of:=([.BO73]*[.BO$2]+[.BO72]*[.BO$2])/[.BP$2]" office:value-type="float" office:value="0" calcext:value-type="float">
            <text:p>0</text:p>
          </table:table-cell>
          <table:table-cell table:formula="of:=([.BP73]*[.BP$2]+[.BP72]*[.BP$2])/[.BQ$2]" office:value-type="float" office:value="0" calcext:value-type="float">
            <text:p>0</text:p>
          </table:table-cell>
          <table:table-cell table:formula="of:=([.BQ73]*[.BQ$2]+[.BQ72]*[.BQ$2])/[.BR$2]" office:value-type="float" office:value="0" calcext:value-type="float">
            <text:p>0</text:p>
          </table:table-cell>
          <table:table-cell table:formula="of:=([.BR73]*[.BR$2]+[.BR72]*[.BR$2])/[.BS$2]" office:value-type="float" office:value="8.470329472543E-022" calcext:value-type="float">
            <text:p>8.470329472543E-22</text:p>
          </table:table-cell>
          <table:table-cell table:formula="of:=([.BS73]*[.BS$2]+[.BS72]*[.BS$2])/[.BT$2]" office:value-type="float" office:value="3.00696696275277E-020" calcext:value-type="float">
            <text:p>3.00696696275277E-20</text:p>
          </table:table-cell>
          <table:table-cell table:formula="of:=([.BT73]*[.BT$2]+[.BT72]*[.BT$2])/[.BU$2]" office:value-type="float" office:value="5.41254053295498E-019" calcext:value-type="float">
            <text:p>5.41254053295498E-19</text:p>
          </table:table-cell>
          <table:table-cell table:formula="of:=([.BU73]*[.BU$2]+[.BU72]*[.BU$2])/[.BV$2]" office:value-type="float" office:value="6.58525764842856E-018" calcext:value-type="float">
            <text:p>6.58525764842856E-18</text:p>
          </table:table-cell>
          <table:table-cell table:formula="of:=([.BV73]*[.BV$2]+[.BV72]*[.BV$2])/[.BW$2]" office:value-type="float" office:value="6.09136332479642E-017" calcext:value-type="float">
            <text:p>6.09136332479642E-17</text:p>
          </table:table-cell>
          <table:table-cell table:formula="of:=([.BW73]*[.BW$2]+[.BW72]*[.BW$2])/[.BX$2]" office:value-type="float" office:value="4.56852249359731E-016" calcext:value-type="float">
            <text:p>4.56852249359731E-16</text:p>
          </table:table-cell>
          <table:table-cell table:formula="of:=([.BX73]*[.BX$2]+[.BX72]*[.BX$2])/[.BY$2]" office:value-type="float" office:value="2.8933975792783E-015" calcext:value-type="float">
            <text:p>2.8933975792783E-15</text:p>
          </table:table-cell>
          <table:table-cell table:formula="of:=([.BY73]*[.BY$2]+[.BY72]*[.BY$2])/[.BZ$2]" office:value-type="float" office:value="0.00000000000001591369" calcext:value-type="float">
            <text:p>1.59136866860306E-14</text:p>
          </table:table-cell>
          <table:table-cell table:formula="of:=([.BZ73]*[.BZ$2]+[.BZ72]*[.BZ$2])/[.CA$2]" office:value-type="float" office:value="0.00000000000007757922" calcext:value-type="float">
            <text:p>7.75792225943994E-14</text:p>
          </table:table-cell>
          <table:table-cell table:formula="of:=([.CA73]*[.CA$2]+[.CA72]*[.CA$2])/[.CB$2]" office:value-type="float" office:value="0.00000000000034048659" calcext:value-type="float">
            <text:p>3.40486588053197E-13</text:p>
          </table:table-cell>
          <table:table-cell table:formula="of:=([.CB73]*[.CB$2]+[.CB72]*[.CB$2])/[.CC$2]" office:value-type="float" office:value="0.00000000000136194635" calcext:value-type="float">
            <text:p>1.36194635221279E-12</text:p>
          </table:table-cell>
          <table:table-cell table:formula="of:=([.CC73]*[.CC$2]+[.CC72]*[.CC$2])/[.CD$2]" office:value-type="float" office:value="0.00000000000501443884" calcext:value-type="float">
            <text:p>5.014438842238E-12</text:p>
          </table:table-cell>
          <table:table-cell table:formula="of:=([.CD73]*[.CD$2]+[.CD72]*[.CD$2])/[.CE$2]" office:value-type="float" office:value="0.00000000001713266604" calcext:value-type="float">
            <text:p>1.71326660443132E-11</text:p>
          </table:table-cell>
          <table:table-cell table:formula="of:=([.CE73]*[.CE$2]+[.CE72]*[.CE$2])/[.CF$2]" office:value-type="float" office:value="0.0000000000546927416" calcext:value-type="float">
            <text:p>5.46927416029997E-11</text:p>
          </table:table-cell>
          <table:table-cell table:formula="of:=([.CF73]*[.CF$2]+[.CF72]*[.CF$2])/[.CG$2]" office:value-type="float" office:value="0.00000000016407822481" calcext:value-type="float">
            <text:p>1.64078224808999E-10</text:p>
          </table:table-cell>
          <table:table-cell table:formula="of:=([.CG73]*[.CG$2]+[.CG72]*[.CG$2])/[.CH$2]" office:value-type="float" office:value="0.00000000046488830363" calcext:value-type="float">
            <text:p>4.64888303625497E-10</text:p>
          </table:table-cell>
          <table:table-cell table:formula="of:=([.CH73]*[.CH$2]+[.CH72]*[.CH$2])/[.CI$2]" office:value-type="float" office:value="0.00000000124938731599" calcext:value-type="float">
            <text:p>1.24938731599352E-09</text:p>
          </table:table-cell>
          <table:table-cell table:formula="of:=([.CI73]*[.CI$2]+[.CI72]*[.CI$2])/[.CJ$2]" office:value-type="float" office:value="0.00000000319696166151" calcext:value-type="float">
            <text:p>3.19696166151284E-09</text:p>
          </table:table-cell>
          <table:table-cell table:formula="of:=([.CJ73]*[.CJ$2]+[.CJ72]*[.CJ$2])/[.CK$2]" office:value-type="float" office:value="0.00000000781479517259" calcext:value-type="float">
            <text:p>7.81479517258694E-09</text:p>
          </table:table-cell>
          <table:table-cell table:formula="of:=([.CK73]*[.CK$2]+[.CK72]*[.CK$2])/[.CL$2]" office:value-type="float" office:value="0.00000001830307290422" calcext:value-type="float">
            <text:p>1.83030729042168E-08</text:p>
          </table:table-cell>
          <table:table-cell table:formula="of:=([.CL73]*[.CL$2]+[.CL72]*[.CL$2])/[.CM$2]" office:value-type="float" office:value="0.00000004118191403449" calcext:value-type="float">
            <text:p>4.11819140344878E-08</text:p>
          </table:table-cell>
          <table:table-cell table:formula="of:=([.CM73]*[.CM$2]+[.CM72]*[.CM$2])/[.CN$2]" office:value-type="float" office:value="0.00000008922748040806" calcext:value-type="float">
            <text:p>8.92274804080568E-08</text:p>
          </table:table-cell>
          <table:table-cell table:formula="of:=([.CN73]*[.CN$2]+[.CN72]*[.CN$2])/[.CO$2]" office:value-type="float" office:value="0.00000018656654994412" calcext:value-type="float">
            <text:p>1.86566549944119E-07</text:p>
          </table:table-cell>
          <table:table-cell table:formula="of:=([.CO73]*[.CO$2]+[.CO72]*[.CO$2])/[.CP$2]" office:value-type="float" office:value="0.00000037718889445224" calcext:value-type="float">
            <text:p>3.7718889445224E-07</text:p>
          </table:table-cell>
          <table:table-cell table:formula="of:=([.CP73]*[.CP$2]+[.CP72]*[.CP$2])/[.CQ$2]" office:value-type="float" office:value="0.00000073866158496897" calcext:value-type="float">
            <text:p>7.3866158496897E-07</text:p>
          </table:table-cell>
          <table:table-cell table:formula="of:=([.CQ73]*[.CQ$2]+[.CQ72]*[.CQ$2])/[.CR$2]" office:value-type="float" office:value="0.00000140345701144104" calcext:value-type="float">
            <text:p>1.40345701144104E-06</text:p>
          </table:table-cell>
          <table:table-cell table:formula="of:=([.CR73]*[.CR$2]+[.CR72]*[.CR$2])/[.CS$2]" office:value-type="float" office:value="0.00000259099755958347" calcext:value-type="float">
            <text:p>2.59099755958347E-06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74]*[.AB$2]+[.AB73]*[.AB$2])/[.AC$2]" office:value-type="float" office:value="0" calcext:value-type="float">
            <text:p>0</text:p>
          </table:table-cell>
          <table:table-cell table:formula="of:=([.AC74]*[.AC$2]+[.AC73]*[.AC$2])/[.AD$2]" office:value-type="float" office:value="0" calcext:value-type="float">
            <text:p>0</text:p>
          </table:table-cell>
          <table:table-cell table:formula="of:=([.AD74]*[.AD$2]+[.AD73]*[.AD$2])/[.AE$2]" office:value-type="float" office:value="0" calcext:value-type="float">
            <text:p>0</text:p>
          </table:table-cell>
          <table:table-cell table:formula="of:=([.AE74]*[.AE$2]+[.AE73]*[.AE$2])/[.AF$2]" office:value-type="float" office:value="0" calcext:value-type="float">
            <text:p>0</text:p>
          </table:table-cell>
          <table:table-cell table:formula="of:=([.AF74]*[.AF$2]+[.AF73]*[.AF$2])/[.AG$2]" office:value-type="float" office:value="0" calcext:value-type="float">
            <text:p>0</text:p>
          </table:table-cell>
          <table:table-cell table:formula="of:=([.AG74]*[.AG$2]+[.AG73]*[.AG$2])/[.AH$2]" office:value-type="float" office:value="0" calcext:value-type="float">
            <text:p>0</text:p>
          </table:table-cell>
          <table:table-cell table:formula="of:=([.AH74]*[.AH$2]+[.AH73]*[.AH$2])/[.AI$2]" office:value-type="float" office:value="0" calcext:value-type="float">
            <text:p>0</text:p>
          </table:table-cell>
          <table:table-cell table:formula="of:=([.AI74]*[.AI$2]+[.AI73]*[.AI$2])/[.AJ$2]" office:value-type="float" office:value="0" calcext:value-type="float">
            <text:p>0</text:p>
          </table:table-cell>
          <table:table-cell table:formula="of:=([.AJ74]*[.AJ$2]+[.AJ73]*[.AJ$2])/[.AK$2]" office:value-type="float" office:value="0" calcext:value-type="float">
            <text:p>0</text:p>
          </table:table-cell>
          <table:table-cell table:formula="of:=([.AK74]*[.AK$2]+[.AK73]*[.AK$2])/[.AL$2]" office:value-type="float" office:value="0" calcext:value-type="float">
            <text:p>0</text:p>
          </table:table-cell>
          <table:table-cell table:formula="of:=([.AL74]*[.AL$2]+[.AL73]*[.AL$2])/[.AM$2]" office:value-type="float" office:value="0" calcext:value-type="float">
            <text:p>0</text:p>
          </table:table-cell>
          <table:table-cell table:formula="of:=([.AM74]*[.AM$2]+[.AM73]*[.AM$2])/[.AN$2]" office:value-type="float" office:value="0" calcext:value-type="float">
            <text:p>0</text:p>
          </table:table-cell>
          <table:table-cell table:formula="of:=([.AN74]*[.AN$2]+[.AN73]*[.AN$2])/[.AO$2]" office:value-type="float" office:value="0" calcext:value-type="float">
            <text:p>0</text:p>
          </table:table-cell>
          <table:table-cell table:formula="of:=([.AO74]*[.AO$2]+[.AO73]*[.AO$2])/[.AP$2]" office:value-type="float" office:value="0" calcext:value-type="float">
            <text:p>0</text:p>
          </table:table-cell>
          <table:table-cell table:formula="of:=([.AP74]*[.AP$2]+[.AP73]*[.AP$2])/[.AQ$2]" office:value-type="float" office:value="0" calcext:value-type="float">
            <text:p>0</text:p>
          </table:table-cell>
          <table:table-cell table:formula="of:=([.AQ74]*[.AQ$2]+[.AQ73]*[.AQ$2])/[.AR$2]" office:value-type="float" office:value="0" calcext:value-type="float">
            <text:p>0</text:p>
          </table:table-cell>
          <table:table-cell table:formula="of:=([.AR74]*[.AR$2]+[.AR73]*[.AR$2])/[.AS$2]" office:value-type="float" office:value="0" calcext:value-type="float">
            <text:p>0</text:p>
          </table:table-cell>
          <table:table-cell table:formula="of:=([.AS74]*[.AS$2]+[.AS73]*[.AS$2])/[.AT$2]" office:value-type="float" office:value="0" calcext:value-type="float">
            <text:p>0</text:p>
          </table:table-cell>
          <table:table-cell table:formula="of:=([.AT74]*[.AT$2]+[.AT73]*[.AT$2])/[.AU$2]" office:value-type="float" office:value="0" calcext:value-type="float">
            <text:p>0</text:p>
          </table:table-cell>
          <table:table-cell table:formula="of:=([.AU74]*[.AU$2]+[.AU73]*[.AU$2])/[.AV$2]" office:value-type="float" office:value="0" calcext:value-type="float">
            <text:p>0</text:p>
          </table:table-cell>
          <table:table-cell table:formula="of:=([.AV74]*[.AV$2]+[.AV73]*[.AV$2])/[.AW$2]" office:value-type="float" office:value="0" calcext:value-type="float">
            <text:p>0</text:p>
          </table:table-cell>
          <table:table-cell table:formula="of:=([.AW74]*[.AW$2]+[.AW73]*[.AW$2])/[.AX$2]" office:value-type="float" office:value="0" calcext:value-type="float">
            <text:p>0</text:p>
          </table:table-cell>
          <table:table-cell table:formula="of:=([.AX74]*[.AX$2]+[.AX73]*[.AX$2])/[.AY$2]" office:value-type="float" office:value="0" calcext:value-type="float">
            <text:p>0</text:p>
          </table:table-cell>
          <table:table-cell table:formula="of:=([.AY74]*[.AY$2]+[.AY73]*[.AY$2])/[.AZ$2]" office:value-type="float" office:value="0" calcext:value-type="float">
            <text:p>0</text:p>
          </table:table-cell>
          <table:table-cell table:formula="of:=([.AZ74]*[.AZ$2]+[.AZ73]*[.AZ$2])/[.BA$2]" office:value-type="float" office:value="0" calcext:value-type="float">
            <text:p>0</text:p>
          </table:table-cell>
          <table:table-cell table:formula="of:=([.BA74]*[.BA$2]+[.BA73]*[.BA$2])/[.BB$2]" office:value-type="float" office:value="0" calcext:value-type="float">
            <text:p>0</text:p>
          </table:table-cell>
          <table:table-cell table:formula="of:=([.BB74]*[.BB$2]+[.BB73]*[.BB$2])/[.BC$2]" office:value-type="float" office:value="0" calcext:value-type="float">
            <text:p>0</text:p>
          </table:table-cell>
          <table:table-cell table:formula="of:=([.BC74]*[.BC$2]+[.BC73]*[.BC$2])/[.BD$2]" office:value-type="float" office:value="0" calcext:value-type="float">
            <text:p>0</text:p>
          </table:table-cell>
          <table:table-cell table:formula="of:=([.BD74]*[.BD$2]+[.BD73]*[.BD$2])/[.BE$2]" office:value-type="float" office:value="0" calcext:value-type="float">
            <text:p>0</text:p>
          </table:table-cell>
          <table:table-cell table:formula="of:=([.BE74]*[.BE$2]+[.BE73]*[.BE$2])/[.BF$2]" office:value-type="float" office:value="0" calcext:value-type="float">
            <text:p>0</text:p>
          </table:table-cell>
          <table:table-cell table:formula="of:=([.BF74]*[.BF$2]+[.BF73]*[.BF$2])/[.BG$2]" office:value-type="float" office:value="0" calcext:value-type="float">
            <text:p>0</text:p>
          </table:table-cell>
          <table:table-cell table:formula="of:=([.BG74]*[.BG$2]+[.BG73]*[.BG$2])/[.BH$2]" office:value-type="float" office:value="0" calcext:value-type="float">
            <text:p>0</text:p>
          </table:table-cell>
          <table:table-cell table:formula="of:=([.BH74]*[.BH$2]+[.BH73]*[.BH$2])/[.BI$2]" office:value-type="float" office:value="0" calcext:value-type="float">
            <text:p>0</text:p>
          </table:table-cell>
          <table:table-cell table:formula="of:=([.BI74]*[.BI$2]+[.BI73]*[.BI$2])/[.BJ$2]" office:value-type="float" office:value="0" calcext:value-type="float">
            <text:p>0</text:p>
          </table:table-cell>
          <table:table-cell table:formula="of:=([.BJ74]*[.BJ$2]+[.BJ73]*[.BJ$2])/[.BK$2]" office:value-type="float" office:value="0" calcext:value-type="float">
            <text:p>0</text:p>
          </table:table-cell>
          <table:table-cell table:formula="of:=([.BK74]*[.BK$2]+[.BK73]*[.BK$2])/[.BL$2]" office:value-type="float" office:value="0" calcext:value-type="float">
            <text:p>0</text:p>
          </table:table-cell>
          <table:table-cell table:formula="of:=([.BL74]*[.BL$2]+[.BL73]*[.BL$2])/[.BM$2]" office:value-type="float" office:value="0" calcext:value-type="float">
            <text:p>0</text:p>
          </table:table-cell>
          <table:table-cell table:formula="of:=([.BM74]*[.BM$2]+[.BM73]*[.BM$2])/[.BN$2]" office:value-type="float" office:value="0" calcext:value-type="float">
            <text:p>0</text:p>
          </table:table-cell>
          <table:table-cell table:formula="of:=([.BN74]*[.BN$2]+[.BN73]*[.BN$2])/[.BO$2]" office:value-type="float" office:value="0" calcext:value-type="float">
            <text:p>0</text:p>
          </table:table-cell>
          <table:table-cell table:formula="of:=([.BO74]*[.BO$2]+[.BO73]*[.BO$2])/[.BP$2]" office:value-type="float" office:value="0" calcext:value-type="float">
            <text:p>0</text:p>
          </table:table-cell>
          <table:table-cell table:formula="of:=([.BP74]*[.BP$2]+[.BP73]*[.BP$2])/[.BQ$2]" office:value-type="float" office:value="0" calcext:value-type="float">
            <text:p>0</text:p>
          </table:table-cell>
          <table:table-cell table:formula="of:=([.BQ74]*[.BQ$2]+[.BQ73]*[.BQ$2])/[.BR$2]" office:value-type="float" office:value="0" calcext:value-type="float">
            <text:p>0</text:p>
          </table:table-cell>
          <table:table-cell table:formula="of:=([.BR74]*[.BR$2]+[.BR73]*[.BR$2])/[.BS$2]" office:value-type="float" office:value="0" calcext:value-type="float">
            <text:p>0</text:p>
          </table:table-cell>
          <table:table-cell table:formula="of:=([.BS74]*[.BS$2]+[.BS73]*[.BS$2])/[.BT$2]" office:value-type="float" office:value="4.2351647362715E-022" calcext:value-type="float">
            <text:p>4.2351647362715E-22</text:p>
          </table:table-cell>
          <table:table-cell table:formula="of:=([.BT74]*[.BT$2]+[.BT73]*[.BT$2])/[.BU$2]" office:value-type="float" office:value="1.52465930505774E-020" calcext:value-type="float">
            <text:p>1.52465930505774E-20</text:p>
          </table:table-cell>
          <table:table-cell table:formula="of:=([.BU74]*[.BU$2]+[.BU73]*[.BU$2])/[.BV$2]" office:value-type="float" office:value="2.78250323173038E-019" calcext:value-type="float">
            <text:p>2.78250323173038E-19</text:p>
          </table:table-cell>
          <table:table-cell table:formula="of:=([.BV74]*[.BV$2]+[.BV73]*[.BV$2])/[.BW$2]" office:value-type="float" office:value="3.4317539858008E-018" calcext:value-type="float">
            <text:p>3.4317539858008E-18</text:p>
          </table:table-cell>
          <table:table-cell table:formula="of:=([.BW74]*[.BW$2]+[.BW73]*[.BW$2])/[.BX$2]" office:value-type="float" office:value="3.21726936168825E-017" calcext:value-type="float">
            <text:p>3.21726936168825E-17</text:p>
          </table:table-cell>
          <table:table-cell table:formula="of:=([.BX74]*[.BX$2]+[.BX73]*[.BX$2])/[.BY$2]" office:value-type="float" office:value="2.44512471488307E-016" calcext:value-type="float">
            <text:p>2.44512471488307E-16</text:p>
          </table:table-cell>
          <table:table-cell table:formula="of:=([.BY74]*[.BY$2]+[.BY73]*[.BY$2])/[.BZ$2]" office:value-type="float" office:value="1.5689550253833E-015" calcext:value-type="float">
            <text:p>1.5689550253833E-15</text:p>
          </table:table-cell>
          <table:table-cell table:formula="of:=([.BZ74]*[.BZ$2]+[.BZ73]*[.BZ$2])/[.CA$2]" office:value-type="float" office:value="8.74132085570697E-015" calcext:value-type="float">
            <text:p>8.74132085570697E-15</text:p>
          </table:table-cell>
          <table:table-cell table:formula="of:=([.CA74]*[.CA$2]+[.CA73]*[.CA$2])/[.CB$2]" office:value-type="float" office:value="0.00000000000004316027" calcext:value-type="float">
            <text:p>4.31602717250532E-14</text:p>
          </table:table-cell>
          <table:table-cell table:formula="of:=([.CB74]*[.CB$2]+[.CB73]*[.CB$2])/[.CC$2]" office:value-type="float" office:value="0.00000000000019182343" calcext:value-type="float">
            <text:p>1.91823429889125E-13</text:p>
          </table:table-cell>
          <table:table-cell table:formula="of:=([.CC74]*[.CC$2]+[.CC73]*[.CC$2])/[.CD$2]" office:value-type="float" office:value="0.00000000000077688489" calcext:value-type="float">
            <text:p>7.76884891050957E-13</text:p>
          </table:table-cell>
          <table:table-cell table:formula="of:=([.CD74]*[.CD$2]+[.CD73]*[.CD$2])/[.CE$2]" office:value-type="float" office:value="0.00000000000289566187" calcext:value-type="float">
            <text:p>2.89566186664448E-12</text:p>
          </table:table-cell>
          <table:table-cell table:formula="of:=([.CE74]*[.CE$2]+[.CE73]*[.CE$2])/[.CF$2]" office:value-type="float" office:value="0.00000000001001416396" calcext:value-type="float">
            <text:p>1.00141639554788E-11</text:p>
          </table:table-cell>
          <table:table-cell table:formula="of:=([.CF74]*[.CF$2]+[.CF73]*[.CF$2])/[.CG$2]" office:value-type="float" office:value="0.00000000003235345278" calcext:value-type="float">
            <text:p>3.23534527792392E-11</text:p>
          </table:table-cell>
          <table:table-cell table:formula="of:=([.CG74]*[.CG$2]+[.CG73]*[.CG$2])/[.CH$2]" office:value-type="float" office:value="0.00000000009821583879" calcext:value-type="float">
            <text:p>9.82158387941191E-11</text:p>
          </table:table-cell>
          <table:table-cell table:formula="of:=([.CH74]*[.CH$2]+[.CH73]*[.CH$2])/[.CI$2]" office:value-type="float" office:value="0.00000000028155207121" calcext:value-type="float">
            <text:p>2.81552071209808E-10</text:p>
          </table:table-cell>
          <table:table-cell table:formula="of:=([.CI74]*[.CI$2]+[.CI73]*[.CI$2])/[.CJ$2]" office:value-type="float" office:value="0.0000000007654696936" calcext:value-type="float">
            <text:p>7.65469693601666E-10</text:p>
          </table:table-cell>
          <table:table-cell table:formula="of:=([.CJ74]*[.CJ$2]+[.CJ73]*[.CJ$2])/[.CK$2]" office:value-type="float" office:value="0.00000000198121567756" calcext:value-type="float">
            <text:p>1.98121567755725E-09</text:p>
          </table:table-cell>
          <table:table-cell table:formula="of:=([.CK74]*[.CK$2]+[.CK73]*[.CK$2])/[.CL$2]" office:value-type="float" office:value="0.00000000489800542507" calcext:value-type="float">
            <text:p>4.8980054250721E-09</text:p>
          </table:table-cell>
          <table:table-cell table:formula="of:=([.CL74]*[.CL$2]+[.CL73]*[.CL$2])/[.CM$2]" office:value-type="float" office:value="0.00000001160053916464" calcext:value-type="float">
            <text:p>1.16005391646444E-08</text:p>
          </table:table-cell>
          <table:table-cell table:formula="of:=([.CM74]*[.CM$2]+[.CM73]*[.CM$2])/[.CN$2]" office:value-type="float" office:value="0.00000002639122659957" calcext:value-type="float">
            <text:p>2.63912265995661E-08</text:p>
          </table:table-cell>
          <table:table-cell table:formula="of:=([.CN74]*[.CN$2]+[.CN73]*[.CN$2])/[.CO$2]" office:value-type="float" office:value="0.00000005780935350381" calcext:value-type="float">
            <text:p>5.78093535038115E-08</text:p>
          </table:table-cell>
          <table:table-cell table:formula="of:=([.CO74]*[.CO$2]+[.CO73]*[.CO$2])/[.CP$2]" office:value-type="float" office:value="0.00000012218795172397" calcext:value-type="float">
            <text:p>1.22187951723965E-07</text:p>
          </table:table-cell>
          <table:table-cell table:formula="of:=([.CP74]*[.CP$2]+[.CP73]*[.CP$2])/[.CQ$2]" office:value-type="float" office:value="0.0000002496884230881" calcext:value-type="float">
            <text:p>2.49688423088103E-07</text:p>
          </table:table-cell>
          <table:table-cell table:formula="of:=([.CQ74]*[.CQ$2]+[.CQ73]*[.CQ$2])/[.CR$2]" office:value-type="float" office:value="0.00000049417500402854" calcext:value-type="float">
            <text:p>4.94175004028537E-07</text:p>
          </table:table-cell>
          <table:table-cell table:formula="of:=([.CR74]*[.CR$2]+[.CR73]*[.CR$2])/[.CS$2]" office:value-type="float" office:value="0.00000094881600773479" calcext:value-type="float">
            <text:p>9.4881600773479E-07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75]*[.AB$2]+[.AB74]*[.AB$2])/[.AC$2]" office:value-type="float" office:value="0" calcext:value-type="float">
            <text:p>0</text:p>
          </table:table-cell>
          <table:table-cell table:formula="of:=([.AC75]*[.AC$2]+[.AC74]*[.AC$2])/[.AD$2]" office:value-type="float" office:value="0" calcext:value-type="float">
            <text:p>0</text:p>
          </table:table-cell>
          <table:table-cell table:formula="of:=([.AD75]*[.AD$2]+[.AD74]*[.AD$2])/[.AE$2]" office:value-type="float" office:value="0" calcext:value-type="float">
            <text:p>0</text:p>
          </table:table-cell>
          <table:table-cell table:formula="of:=([.AE75]*[.AE$2]+[.AE74]*[.AE$2])/[.AF$2]" office:value-type="float" office:value="0" calcext:value-type="float">
            <text:p>0</text:p>
          </table:table-cell>
          <table:table-cell table:formula="of:=([.AF75]*[.AF$2]+[.AF74]*[.AF$2])/[.AG$2]" office:value-type="float" office:value="0" calcext:value-type="float">
            <text:p>0</text:p>
          </table:table-cell>
          <table:table-cell table:formula="of:=([.AG75]*[.AG$2]+[.AG74]*[.AG$2])/[.AH$2]" office:value-type="float" office:value="0" calcext:value-type="float">
            <text:p>0</text:p>
          </table:table-cell>
          <table:table-cell table:formula="of:=([.AH75]*[.AH$2]+[.AH74]*[.AH$2])/[.AI$2]" office:value-type="float" office:value="0" calcext:value-type="float">
            <text:p>0</text:p>
          </table:table-cell>
          <table:table-cell table:formula="of:=([.AI75]*[.AI$2]+[.AI74]*[.AI$2])/[.AJ$2]" office:value-type="float" office:value="0" calcext:value-type="float">
            <text:p>0</text:p>
          </table:table-cell>
          <table:table-cell table:formula="of:=([.AJ75]*[.AJ$2]+[.AJ74]*[.AJ$2])/[.AK$2]" office:value-type="float" office:value="0" calcext:value-type="float">
            <text:p>0</text:p>
          </table:table-cell>
          <table:table-cell table:formula="of:=([.AK75]*[.AK$2]+[.AK74]*[.AK$2])/[.AL$2]" office:value-type="float" office:value="0" calcext:value-type="float">
            <text:p>0</text:p>
          </table:table-cell>
          <table:table-cell table:formula="of:=([.AL75]*[.AL$2]+[.AL74]*[.AL$2])/[.AM$2]" office:value-type="float" office:value="0" calcext:value-type="float">
            <text:p>0</text:p>
          </table:table-cell>
          <table:table-cell table:formula="of:=([.AM75]*[.AM$2]+[.AM74]*[.AM$2])/[.AN$2]" office:value-type="float" office:value="0" calcext:value-type="float">
            <text:p>0</text:p>
          </table:table-cell>
          <table:table-cell table:formula="of:=([.AN75]*[.AN$2]+[.AN74]*[.AN$2])/[.AO$2]" office:value-type="float" office:value="0" calcext:value-type="float">
            <text:p>0</text:p>
          </table:table-cell>
          <table:table-cell table:formula="of:=([.AO75]*[.AO$2]+[.AO74]*[.AO$2])/[.AP$2]" office:value-type="float" office:value="0" calcext:value-type="float">
            <text:p>0</text:p>
          </table:table-cell>
          <table:table-cell table:formula="of:=([.AP75]*[.AP$2]+[.AP74]*[.AP$2])/[.AQ$2]" office:value-type="float" office:value="0" calcext:value-type="float">
            <text:p>0</text:p>
          </table:table-cell>
          <table:table-cell table:formula="of:=([.AQ75]*[.AQ$2]+[.AQ74]*[.AQ$2])/[.AR$2]" office:value-type="float" office:value="0" calcext:value-type="float">
            <text:p>0</text:p>
          </table:table-cell>
          <table:table-cell table:formula="of:=([.AR75]*[.AR$2]+[.AR74]*[.AR$2])/[.AS$2]" office:value-type="float" office:value="0" calcext:value-type="float">
            <text:p>0</text:p>
          </table:table-cell>
          <table:table-cell table:formula="of:=([.AS75]*[.AS$2]+[.AS74]*[.AS$2])/[.AT$2]" office:value-type="float" office:value="0" calcext:value-type="float">
            <text:p>0</text:p>
          </table:table-cell>
          <table:table-cell table:formula="of:=([.AT75]*[.AT$2]+[.AT74]*[.AT$2])/[.AU$2]" office:value-type="float" office:value="0" calcext:value-type="float">
            <text:p>0</text:p>
          </table:table-cell>
          <table:table-cell table:formula="of:=([.AU75]*[.AU$2]+[.AU74]*[.AU$2])/[.AV$2]" office:value-type="float" office:value="0" calcext:value-type="float">
            <text:p>0</text:p>
          </table:table-cell>
          <table:table-cell table:formula="of:=([.AV75]*[.AV$2]+[.AV74]*[.AV$2])/[.AW$2]" office:value-type="float" office:value="0" calcext:value-type="float">
            <text:p>0</text:p>
          </table:table-cell>
          <table:table-cell table:formula="of:=([.AW75]*[.AW$2]+[.AW74]*[.AW$2])/[.AX$2]" office:value-type="float" office:value="0" calcext:value-type="float">
            <text:p>0</text:p>
          </table:table-cell>
          <table:table-cell table:formula="of:=([.AX75]*[.AX$2]+[.AX74]*[.AX$2])/[.AY$2]" office:value-type="float" office:value="0" calcext:value-type="float">
            <text:p>0</text:p>
          </table:table-cell>
          <table:table-cell table:formula="of:=([.AY75]*[.AY$2]+[.AY74]*[.AY$2])/[.AZ$2]" office:value-type="float" office:value="0" calcext:value-type="float">
            <text:p>0</text:p>
          </table:table-cell>
          <table:table-cell table:formula="of:=([.AZ75]*[.AZ$2]+[.AZ74]*[.AZ$2])/[.BA$2]" office:value-type="float" office:value="0" calcext:value-type="float">
            <text:p>0</text:p>
          </table:table-cell>
          <table:table-cell table:formula="of:=([.BA75]*[.BA$2]+[.BA74]*[.BA$2])/[.BB$2]" office:value-type="float" office:value="0" calcext:value-type="float">
            <text:p>0</text:p>
          </table:table-cell>
          <table:table-cell table:formula="of:=([.BB75]*[.BB$2]+[.BB74]*[.BB$2])/[.BC$2]" office:value-type="float" office:value="0" calcext:value-type="float">
            <text:p>0</text:p>
          </table:table-cell>
          <table:table-cell table:formula="of:=([.BC75]*[.BC$2]+[.BC74]*[.BC$2])/[.BD$2]" office:value-type="float" office:value="0" calcext:value-type="float">
            <text:p>0</text:p>
          </table:table-cell>
          <table:table-cell table:formula="of:=([.BD75]*[.BD$2]+[.BD74]*[.BD$2])/[.BE$2]" office:value-type="float" office:value="0" calcext:value-type="float">
            <text:p>0</text:p>
          </table:table-cell>
          <table:table-cell table:formula="of:=([.BE75]*[.BE$2]+[.BE74]*[.BE$2])/[.BF$2]" office:value-type="float" office:value="0" calcext:value-type="float">
            <text:p>0</text:p>
          </table:table-cell>
          <table:table-cell table:formula="of:=([.BF75]*[.BF$2]+[.BF74]*[.BF$2])/[.BG$2]" office:value-type="float" office:value="0" calcext:value-type="float">
            <text:p>0</text:p>
          </table:table-cell>
          <table:table-cell table:formula="of:=([.BG75]*[.BG$2]+[.BG74]*[.BG$2])/[.BH$2]" office:value-type="float" office:value="0" calcext:value-type="float">
            <text:p>0</text:p>
          </table:table-cell>
          <table:table-cell table:formula="of:=([.BH75]*[.BH$2]+[.BH74]*[.BH$2])/[.BI$2]" office:value-type="float" office:value="0" calcext:value-type="float">
            <text:p>0</text:p>
          </table:table-cell>
          <table:table-cell table:formula="of:=([.BI75]*[.BI$2]+[.BI74]*[.BI$2])/[.BJ$2]" office:value-type="float" office:value="0" calcext:value-type="float">
            <text:p>0</text:p>
          </table:table-cell>
          <table:table-cell table:formula="of:=([.BJ75]*[.BJ$2]+[.BJ74]*[.BJ$2])/[.BK$2]" office:value-type="float" office:value="0" calcext:value-type="float">
            <text:p>0</text:p>
          </table:table-cell>
          <table:table-cell table:formula="of:=([.BK75]*[.BK$2]+[.BK74]*[.BK$2])/[.BL$2]" office:value-type="float" office:value="0" calcext:value-type="float">
            <text:p>0</text:p>
          </table:table-cell>
          <table:table-cell table:formula="of:=([.BL75]*[.BL$2]+[.BL74]*[.BL$2])/[.BM$2]" office:value-type="float" office:value="0" calcext:value-type="float">
            <text:p>0</text:p>
          </table:table-cell>
          <table:table-cell table:formula="of:=([.BM75]*[.BM$2]+[.BM74]*[.BM$2])/[.BN$2]" office:value-type="float" office:value="0" calcext:value-type="float">
            <text:p>0</text:p>
          </table:table-cell>
          <table:table-cell table:formula="of:=([.BN75]*[.BN$2]+[.BN74]*[.BN$2])/[.BO$2]" office:value-type="float" office:value="0" calcext:value-type="float">
            <text:p>0</text:p>
          </table:table-cell>
          <table:table-cell table:formula="of:=([.BO75]*[.BO$2]+[.BO74]*[.BO$2])/[.BP$2]" office:value-type="float" office:value="0" calcext:value-type="float">
            <text:p>0</text:p>
          </table:table-cell>
          <table:table-cell table:formula="of:=([.BP75]*[.BP$2]+[.BP74]*[.BP$2])/[.BQ$2]" office:value-type="float" office:value="0" calcext:value-type="float">
            <text:p>0</text:p>
          </table:table-cell>
          <table:table-cell table:formula="of:=([.BQ75]*[.BQ$2]+[.BQ74]*[.BQ$2])/[.BR$2]" office:value-type="float" office:value="0" calcext:value-type="float">
            <text:p>0</text:p>
          </table:table-cell>
          <table:table-cell table:formula="of:=([.BR75]*[.BR$2]+[.BR74]*[.BR$2])/[.BS$2]" office:value-type="float" office:value="0" calcext:value-type="float">
            <text:p>0</text:p>
          </table:table-cell>
          <table:table-cell table:formula="of:=([.BS75]*[.BS$2]+[.BS74]*[.BS$2])/[.BT$2]" office:value-type="float" office:value="0" calcext:value-type="float">
            <text:p>0</text:p>
          </table:table-cell>
          <table:table-cell table:formula="of:=([.BT75]*[.BT$2]+[.BT74]*[.BT$2])/[.BU$2]" office:value-type="float" office:value="2.11758236813575E-022" calcext:value-type="float">
            <text:p>2.11758236813575E-22</text:p>
          </table:table-cell>
          <table:table-cell table:formula="of:=([.BU75]*[.BU$2]+[.BU74]*[.BU$2])/[.BV$2]" office:value-type="float" office:value="7.72917564369549E-021" calcext:value-type="float">
            <text:p>7.72917564369549E-21</text:p>
          </table:table-cell>
          <table:table-cell table:formula="of:=([.BV75]*[.BV$2]+[.BV74]*[.BV$2])/[.BW$2]" office:value-type="float" office:value="1.42989749408367E-019" calcext:value-type="float">
            <text:p>1.42989749408367E-19</text:p>
          </table:table-cell>
          <table:table-cell table:formula="of:=([.BW75]*[.BW$2]+[.BW74]*[.BW$2])/[.BX$2]" office:value-type="float" office:value="1.78737186760458E-018" calcext:value-type="float">
            <text:p>1.78737186760458E-18</text:p>
          </table:table-cell>
          <table:table-cell table:formula="of:=([.BX75]*[.BX$2]+[.BX74]*[.BX$2])/[.BY$2]" office:value-type="float" office:value="1.69800327422435E-017" calcext:value-type="float">
            <text:p>1.69800327422435E-17</text:p>
          </table:table-cell>
          <table:table-cell table:formula="of:=([.BY75]*[.BY$2]+[.BY74]*[.BY$2])/[.BZ$2]" office:value-type="float" office:value="1.30746252115275E-016" calcext:value-type="float">
            <text:p>1.30746252115275E-16</text:p>
          </table:table-cell>
          <table:table-cell table:formula="of:=([.BZ75]*[.BZ$2]+[.BZ74]*[.BZ$2])/[.CA$2]" office:value-type="float" office:value="8.49850638749289E-016" calcext:value-type="float">
            <text:p>8.49850638749289E-16</text:p>
          </table:table-cell>
          <table:table-cell table:formula="of:=([.CA75]*[.CA$2]+[.CA74]*[.CA$2])/[.CB$2]" office:value-type="float" office:value="4.79558574722813E-015" calcext:value-type="float">
            <text:p>4.79558574722813E-15</text:p>
          </table:table-cell>
          <table:table-cell table:formula="of:=([.CB75]*[.CB$2]+[.CB74]*[.CB$2])/[.CC$2]" office:value-type="float" office:value="0.00000000000002397793" calcext:value-type="float">
            <text:p>2.39779287361406E-14</text:p>
          </table:table-cell>
          <table:table-cell table:formula="of:=([.CC75]*[.CC$2]+[.CC74]*[.CC$2])/[.CD$2]" office:value-type="float" office:value="0.00000000000010790068" calcext:value-type="float">
            <text:p>1.07900679312633E-13</text:p>
          </table:table-cell>
          <table:table-cell table:formula="of:=([.CD75]*[.CD$2]+[.CD74]*[.CD$2])/[.CE$2]" office:value-type="float" office:value="0.00000000000044239279" calcext:value-type="float">
            <text:p>4.42392785181795E-13</text:p>
          </table:table-cell>
          <table:table-cell table:formula="of:=([.CE75]*[.CE$2]+[.CE74]*[.CE$2])/[.CF$2]" office:value-type="float" office:value="0.00000000000166902733" calcext:value-type="float">
            <text:p>1.66902732591314E-12</text:p>
          </table:table-cell>
          <table:table-cell table:formula="of:=([.CF75]*[.CF$2]+[.CF74]*[.CF$2])/[.CG$2]" office:value-type="float" office:value="0.00000000000584159564" calcext:value-type="float">
            <text:p>5.84159564069597E-12</text:p>
          </table:table-cell>
          <table:table-cell table:formula="of:=([.CG75]*[.CG$2]+[.CG74]*[.CG$2])/[.CH$2]" office:value-type="float" office:value="0.00000000001909752421" calcext:value-type="float">
            <text:p>1.90975242099676E-11</text:p>
          </table:table-cell>
          <table:table-cell table:formula="of:=([.CH75]*[.CH$2]+[.CH74]*[.CH$2])/[.CI$2]" office:value-type="float" office:value="0.0000000000586566815" calcext:value-type="float">
            <text:p>5.86566815020434E-11</text:p>
          </table:table-cell>
          <table:table-cell table:formula="of:=([.CI75]*[.CI$2]+[.CI74]*[.CI$2])/[.CJ$2]" office:value-type="float" office:value="0.00000000017010437636" calcext:value-type="float">
            <text:p>1.70104376355926E-10</text:p>
          </table:table-cell>
          <table:table-cell table:formula="of:=([.CJ75]*[.CJ$2]+[.CJ74]*[.CJ$2])/[.CK$2]" office:value-type="float" office:value="0.00000000046778703498" calcext:value-type="float">
            <text:p>4.67787034978796E-10</text:p>
          </table:table-cell>
          <table:table-cell table:formula="of:=([.CK75]*[.CK$2]+[.CK74]*[.CK$2])/[.CL$2]" office:value-type="float" office:value="0.00000000122450135627" calcext:value-type="float">
            <text:p>1.22450135626802E-09</text:p>
          </table:table-cell>
          <table:table-cell table:formula="of:=([.CL75]*[.CL$2]+[.CL74]*[.CL$2])/[.CM$2]" office:value-type="float" office:value="0.00000000306125339067" calcext:value-type="float">
            <text:p>3.06125339067006E-09</text:p>
          </table:table-cell>
          <table:table-cell table:formula="of:=([.CM75]*[.CM$2]+[.CM74]*[.CM$2])/[.CN$2]" office:value-type="float" office:value="0.00000000733089627766" calcext:value-type="float">
            <text:p>7.33089627765725E-09</text:p>
          </table:table-cell>
          <table:table-cell table:formula="of:=([.CN75]*[.CN$2]+[.CN74]*[.CN$2])/[.CO$2]" office:value-type="float" office:value="0.00000001686106143861" calcext:value-type="float">
            <text:p>1.68610614386117E-08</text:p>
          </table:table-cell>
          <table:table-cell table:formula="of:=([.CO75]*[.CO$2]+[.CO74]*[.CO$2])/[.CP$2]" office:value-type="float" office:value="0.00000003733520747121" calcext:value-type="float">
            <text:p>3.73352074712116E-08</text:p>
          </table:table-cell>
          <table:table-cell table:formula="of:=([.CP75]*[.CP$2]+[.CP74]*[.CP$2])/[.CQ$2]" office:value-type="float" office:value="0.00000007976157959759" calcext:value-type="float">
            <text:p>7.97615795975884E-08</text:p>
          </table:table-cell>
          <table:table-cell table:formula="of:=([.CQ75]*[.CQ$2]+[.CQ74]*[.CQ$2])/[.CR$2]" office:value-type="float" office:value="0.00000016472500134285" calcext:value-type="float">
            <text:p>1.64725001342846E-07</text:p>
          </table:table-cell>
          <table:table-cell table:formula="of:=([.CR75]*[.CR$2]+[.CR74]*[.CR$2])/[.CS$2]" office:value-type="float" office:value="0.00000032945000268569" calcext:value-type="float">
            <text:p>3.29450002685691E-07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76]*[.AB$2]+[.AB75]*[.AB$2])/[.AC$2]" office:value-type="float" office:value="0" calcext:value-type="float">
            <text:p>0</text:p>
          </table:table-cell>
          <table:table-cell table:formula="of:=([.AC76]*[.AC$2]+[.AC75]*[.AC$2])/[.AD$2]" office:value-type="float" office:value="0" calcext:value-type="float">
            <text:p>0</text:p>
          </table:table-cell>
          <table:table-cell table:formula="of:=([.AD76]*[.AD$2]+[.AD75]*[.AD$2])/[.AE$2]" office:value-type="float" office:value="0" calcext:value-type="float">
            <text:p>0</text:p>
          </table:table-cell>
          <table:table-cell table:formula="of:=([.AE76]*[.AE$2]+[.AE75]*[.AE$2])/[.AF$2]" office:value-type="float" office:value="0" calcext:value-type="float">
            <text:p>0</text:p>
          </table:table-cell>
          <table:table-cell table:formula="of:=([.AF76]*[.AF$2]+[.AF75]*[.AF$2])/[.AG$2]" office:value-type="float" office:value="0" calcext:value-type="float">
            <text:p>0</text:p>
          </table:table-cell>
          <table:table-cell table:formula="of:=([.AG76]*[.AG$2]+[.AG75]*[.AG$2])/[.AH$2]" office:value-type="float" office:value="0" calcext:value-type="float">
            <text:p>0</text:p>
          </table:table-cell>
          <table:table-cell table:formula="of:=([.AH76]*[.AH$2]+[.AH75]*[.AH$2])/[.AI$2]" office:value-type="float" office:value="0" calcext:value-type="float">
            <text:p>0</text:p>
          </table:table-cell>
          <table:table-cell table:formula="of:=([.AI76]*[.AI$2]+[.AI75]*[.AI$2])/[.AJ$2]" office:value-type="float" office:value="0" calcext:value-type="float">
            <text:p>0</text:p>
          </table:table-cell>
          <table:table-cell table:formula="of:=([.AJ76]*[.AJ$2]+[.AJ75]*[.AJ$2])/[.AK$2]" office:value-type="float" office:value="0" calcext:value-type="float">
            <text:p>0</text:p>
          </table:table-cell>
          <table:table-cell table:formula="of:=([.AK76]*[.AK$2]+[.AK75]*[.AK$2])/[.AL$2]" office:value-type="float" office:value="0" calcext:value-type="float">
            <text:p>0</text:p>
          </table:table-cell>
          <table:table-cell table:formula="of:=([.AL76]*[.AL$2]+[.AL75]*[.AL$2])/[.AM$2]" office:value-type="float" office:value="0" calcext:value-type="float">
            <text:p>0</text:p>
          </table:table-cell>
          <table:table-cell table:formula="of:=([.AM76]*[.AM$2]+[.AM75]*[.AM$2])/[.AN$2]" office:value-type="float" office:value="0" calcext:value-type="float">
            <text:p>0</text:p>
          </table:table-cell>
          <table:table-cell table:formula="of:=([.AN76]*[.AN$2]+[.AN75]*[.AN$2])/[.AO$2]" office:value-type="float" office:value="0" calcext:value-type="float">
            <text:p>0</text:p>
          </table:table-cell>
          <table:table-cell table:formula="of:=([.AO76]*[.AO$2]+[.AO75]*[.AO$2])/[.AP$2]" office:value-type="float" office:value="0" calcext:value-type="float">
            <text:p>0</text:p>
          </table:table-cell>
          <table:table-cell table:formula="of:=([.AP76]*[.AP$2]+[.AP75]*[.AP$2])/[.AQ$2]" office:value-type="float" office:value="0" calcext:value-type="float">
            <text:p>0</text:p>
          </table:table-cell>
          <table:table-cell table:formula="of:=([.AQ76]*[.AQ$2]+[.AQ75]*[.AQ$2])/[.AR$2]" office:value-type="float" office:value="0" calcext:value-type="float">
            <text:p>0</text:p>
          </table:table-cell>
          <table:table-cell table:formula="of:=([.AR76]*[.AR$2]+[.AR75]*[.AR$2])/[.AS$2]" office:value-type="float" office:value="0" calcext:value-type="float">
            <text:p>0</text:p>
          </table:table-cell>
          <table:table-cell table:formula="of:=([.AS76]*[.AS$2]+[.AS75]*[.AS$2])/[.AT$2]" office:value-type="float" office:value="0" calcext:value-type="float">
            <text:p>0</text:p>
          </table:table-cell>
          <table:table-cell table:formula="of:=([.AT76]*[.AT$2]+[.AT75]*[.AT$2])/[.AU$2]" office:value-type="float" office:value="0" calcext:value-type="float">
            <text:p>0</text:p>
          </table:table-cell>
          <table:table-cell table:formula="of:=([.AU76]*[.AU$2]+[.AU75]*[.AU$2])/[.AV$2]" office:value-type="float" office:value="0" calcext:value-type="float">
            <text:p>0</text:p>
          </table:table-cell>
          <table:table-cell table:formula="of:=([.AV76]*[.AV$2]+[.AV75]*[.AV$2])/[.AW$2]" office:value-type="float" office:value="0" calcext:value-type="float">
            <text:p>0</text:p>
          </table:table-cell>
          <table:table-cell table:formula="of:=([.AW76]*[.AW$2]+[.AW75]*[.AW$2])/[.AX$2]" office:value-type="float" office:value="0" calcext:value-type="float">
            <text:p>0</text:p>
          </table:table-cell>
          <table:table-cell table:formula="of:=([.AX76]*[.AX$2]+[.AX75]*[.AX$2])/[.AY$2]" office:value-type="float" office:value="0" calcext:value-type="float">
            <text:p>0</text:p>
          </table:table-cell>
          <table:table-cell table:formula="of:=([.AY76]*[.AY$2]+[.AY75]*[.AY$2])/[.AZ$2]" office:value-type="float" office:value="0" calcext:value-type="float">
            <text:p>0</text:p>
          </table:table-cell>
          <table:table-cell table:formula="of:=([.AZ76]*[.AZ$2]+[.AZ75]*[.AZ$2])/[.BA$2]" office:value-type="float" office:value="0" calcext:value-type="float">
            <text:p>0</text:p>
          </table:table-cell>
          <table:table-cell table:formula="of:=([.BA76]*[.BA$2]+[.BA75]*[.BA$2])/[.BB$2]" office:value-type="float" office:value="0" calcext:value-type="float">
            <text:p>0</text:p>
          </table:table-cell>
          <table:table-cell table:formula="of:=([.BB76]*[.BB$2]+[.BB75]*[.BB$2])/[.BC$2]" office:value-type="float" office:value="0" calcext:value-type="float">
            <text:p>0</text:p>
          </table:table-cell>
          <table:table-cell table:formula="of:=([.BC76]*[.BC$2]+[.BC75]*[.BC$2])/[.BD$2]" office:value-type="float" office:value="0" calcext:value-type="float">
            <text:p>0</text:p>
          </table:table-cell>
          <table:table-cell table:formula="of:=([.BD76]*[.BD$2]+[.BD75]*[.BD$2])/[.BE$2]" office:value-type="float" office:value="0" calcext:value-type="float">
            <text:p>0</text:p>
          </table:table-cell>
          <table:table-cell table:formula="of:=([.BE76]*[.BE$2]+[.BE75]*[.BE$2])/[.BF$2]" office:value-type="float" office:value="0" calcext:value-type="float">
            <text:p>0</text:p>
          </table:table-cell>
          <table:table-cell table:formula="of:=([.BF76]*[.BF$2]+[.BF75]*[.BF$2])/[.BG$2]" office:value-type="float" office:value="0" calcext:value-type="float">
            <text:p>0</text:p>
          </table:table-cell>
          <table:table-cell table:formula="of:=([.BG76]*[.BG$2]+[.BG75]*[.BG$2])/[.BH$2]" office:value-type="float" office:value="0" calcext:value-type="float">
            <text:p>0</text:p>
          </table:table-cell>
          <table:table-cell table:formula="of:=([.BH76]*[.BH$2]+[.BH75]*[.BH$2])/[.BI$2]" office:value-type="float" office:value="0" calcext:value-type="float">
            <text:p>0</text:p>
          </table:table-cell>
          <table:table-cell table:formula="of:=([.BI76]*[.BI$2]+[.BI75]*[.BI$2])/[.BJ$2]" office:value-type="float" office:value="0" calcext:value-type="float">
            <text:p>0</text:p>
          </table:table-cell>
          <table:table-cell table:formula="of:=([.BJ76]*[.BJ$2]+[.BJ75]*[.BJ$2])/[.BK$2]" office:value-type="float" office:value="0" calcext:value-type="float">
            <text:p>0</text:p>
          </table:table-cell>
          <table:table-cell table:formula="of:=([.BK76]*[.BK$2]+[.BK75]*[.BK$2])/[.BL$2]" office:value-type="float" office:value="0" calcext:value-type="float">
            <text:p>0</text:p>
          </table:table-cell>
          <table:table-cell table:formula="of:=([.BL76]*[.BL$2]+[.BL75]*[.BL$2])/[.BM$2]" office:value-type="float" office:value="0" calcext:value-type="float">
            <text:p>0</text:p>
          </table:table-cell>
          <table:table-cell table:formula="of:=([.BM76]*[.BM$2]+[.BM75]*[.BM$2])/[.BN$2]" office:value-type="float" office:value="0" calcext:value-type="float">
            <text:p>0</text:p>
          </table:table-cell>
          <table:table-cell table:formula="of:=([.BN76]*[.BN$2]+[.BN75]*[.BN$2])/[.BO$2]" office:value-type="float" office:value="0" calcext:value-type="float">
            <text:p>0</text:p>
          </table:table-cell>
          <table:table-cell table:formula="of:=([.BO76]*[.BO$2]+[.BO75]*[.BO$2])/[.BP$2]" office:value-type="float" office:value="0" calcext:value-type="float">
            <text:p>0</text:p>
          </table:table-cell>
          <table:table-cell table:formula="of:=([.BP76]*[.BP$2]+[.BP75]*[.BP$2])/[.BQ$2]" office:value-type="float" office:value="0" calcext:value-type="float">
            <text:p>0</text:p>
          </table:table-cell>
          <table:table-cell table:formula="of:=([.BQ76]*[.BQ$2]+[.BQ75]*[.BQ$2])/[.BR$2]" office:value-type="float" office:value="0" calcext:value-type="float">
            <text:p>0</text:p>
          </table:table-cell>
          <table:table-cell table:formula="of:=([.BR76]*[.BR$2]+[.BR75]*[.BR$2])/[.BS$2]" office:value-type="float" office:value="0" calcext:value-type="float">
            <text:p>0</text:p>
          </table:table-cell>
          <table:table-cell table:formula="of:=([.BS76]*[.BS$2]+[.BS75]*[.BS$2])/[.BT$2]" office:value-type="float" office:value="0" calcext:value-type="float">
            <text:p>0</text:p>
          </table:table-cell>
          <table:table-cell table:formula="of:=([.BT76]*[.BT$2]+[.BT75]*[.BT$2])/[.BU$2]" office:value-type="float" office:value="0" calcext:value-type="float">
            <text:p>0</text:p>
          </table:table-cell>
          <table:table-cell table:formula="of:=([.BU76]*[.BU$2]+[.BU75]*[.BU$2])/[.BV$2]" office:value-type="float" office:value="1.05879118406788E-022" calcext:value-type="float">
            <text:p>1.05879118406788E-22</text:p>
          </table:table-cell>
          <table:table-cell table:formula="of:=([.BV76]*[.BV$2]+[.BV75]*[.BV$2])/[.BW$2]" office:value-type="float" office:value="3.91752738105114E-021" calcext:value-type="float">
            <text:p>3.91752738105114E-21</text:p>
          </table:table-cell>
          <table:table-cell table:formula="of:=([.BW76]*[.BW$2]+[.BW75]*[.BW$2])/[.BX$2]" office:value-type="float" office:value="7.34536383947089E-020" calcext:value-type="float">
            <text:p>7.34536383947089E-20</text:p>
          </table:table-cell>
          <table:table-cell table:formula="of:=([.BX76]*[.BX$2]+[.BX75]*[.BX$2])/[.BY$2]" office:value-type="float" office:value="9.30412752999646E-019" calcext:value-type="float">
            <text:p>9.30412752999646E-19</text:p>
          </table:table-cell>
          <table:table-cell table:formula="of:=([.BY76]*[.BY$2]+[.BY75]*[.BY$2])/[.BZ$2]" office:value-type="float" office:value="8.95522274762159E-018" calcext:value-type="float">
            <text:p>8.95522274762159E-18</text:p>
          </table:table-cell>
          <table:table-cell table:formula="of:=([.BZ76]*[.BZ$2]+[.BZ75]*[.BZ$2])/[.CA$2]" office:value-type="float" office:value="6.98507374314484E-017" calcext:value-type="float">
            <text:p>6.98507374314484E-17</text:p>
          </table:table-cell>
          <table:table-cell table:formula="of:=([.CA76]*[.CA$2]+[.CA75]*[.CA$2])/[.CB$2]" office:value-type="float" office:value="4.59850688090369E-016" calcext:value-type="float">
            <text:p>4.59850688090369E-16</text:p>
          </table:table-cell>
          <table:table-cell table:formula="of:=([.CB76]*[.CB$2]+[.CB75]*[.CB$2])/[.CC$2]" office:value-type="float" office:value="2.62771821765925E-015" calcext:value-type="float">
            <text:p>2.62771821765925E-15</text:p>
          </table:table-cell>
          <table:table-cell table:formula="of:=([.CC76]*[.CC$2]+[.CC75]*[.CC$2])/[.CD$2]" office:value-type="float" office:value="0.00000000000001330282" calcext:value-type="float">
            <text:p>1.33028234768999E-14</text:p>
          </table:table-cell>
          <table:table-cell table:formula="of:=([.CD76]*[.CD$2]+[.CD75]*[.CD$2])/[.CE$2]" office:value-type="float" office:value="0.00000000000006060175" calcext:value-type="float">
            <text:p>6.06017513947664E-14</text:p>
          </table:table-cell>
          <table:table-cell table:formula="of:=([.CE76]*[.CE$2]+[.CE75]*[.CE$2])/[.CF$2]" office:value-type="float" office:value="0.00000000000025149727" calcext:value-type="float">
            <text:p>2.51497268288281E-13</text:p>
          </table:table-cell>
          <table:table-cell table:formula="of:=([.CF76]*[.CF$2]+[.CF75]*[.CF$2])/[.CG$2]" office:value-type="float" office:value="0.0000000000009602623" calcext:value-type="float">
            <text:p>9.60262297100708E-13</text:p>
          </table:table-cell>
          <table:table-cell table:formula="of:=([.CG76]*[.CG$2]+[.CG75]*[.CG$2])/[.CH$2]" office:value-type="float" office:value="0.00000000000340092897" calcext:value-type="float">
            <text:p>3.40092896889834E-12</text:p>
          </table:table-cell>
          <table:table-cell table:formula="of:=([.CH76]*[.CH$2]+[.CH75]*[.CH$2])/[.CI$2]" office:value-type="float" office:value="0.00000000001124922659" calcext:value-type="float">
            <text:p>1.1249226589433E-11</text:p>
          </table:table-cell>
          <table:table-cell table:formula="of:=([.CI76]*[.CI$2]+[.CI75]*[.CI$2])/[.CJ$2]" office:value-type="float" office:value="0.00000000003495295405" calcext:value-type="float">
            <text:p>3.49529540457382E-11</text:p>
          </table:table-cell>
          <table:table-cell table:formula="of:=([.CJ76]*[.CJ$2]+[.CJ75]*[.CJ$2])/[.CK$2]" office:value-type="float" office:value="0.0000000001025286652" calcext:value-type="float">
            <text:p>1.02528665200832E-10</text:p>
          </table:table-cell>
          <table:table-cell table:formula="of:=([.CK76]*[.CK$2]+[.CK75]*[.CK$2])/[.CL$2]" office:value-type="float" office:value="0.00000000028515785009" calcext:value-type="float">
            <text:p>2.85157850089814E-10</text:p>
          </table:table-cell>
          <table:table-cell table:formula="of:=([.CL76]*[.CL$2]+[.CL75]*[.CL$2])/[.CM$2]" office:value-type="float" office:value="0.00000000075482960318" calcext:value-type="float">
            <text:p>7.54829603178919E-10</text:p>
          </table:table-cell>
          <table:table-cell table:formula="of:=([.CM76]*[.CM$2]+[.CM75]*[.CM$2])/[.CN$2]" office:value-type="float" office:value="0.00000000190804149692" calcext:value-type="float">
            <text:p>1.90804149692449E-09</text:p>
          </table:table-cell>
          <table:table-cell table:formula="of:=([.CN76]*[.CN$2]+[.CN75]*[.CN$2])/[.CO$2]" office:value-type="float" office:value="0.00000000461946888729" calcext:value-type="float">
            <text:p>4.61946888729087E-09</text:p>
          </table:table-cell>
          <table:table-cell table:formula="of:=([.CO76]*[.CO$2]+[.CO75]*[.CO$2])/[.CP$2]" office:value-type="float" office:value="0.00000001074026516295" calcext:value-type="float">
            <text:p>1.07402651629513E-08</text:p>
          </table:table-cell>
          <table:table-cell table:formula="of:=([.CP76]*[.CP$2]+[.CP75]*[.CP$2])/[.CQ$2]" office:value-type="float" office:value="0.00000002403773631708" calcext:value-type="float">
            <text:p>2.40377363170814E-08</text:p>
          </table:table-cell>
          <table:table-cell table:formula="of:=([.CQ76]*[.CQ$2]+[.CQ75]*[.CQ$2])/[.CR$2]" office:value-type="float" office:value="0.00000005189965795733" calcext:value-type="float">
            <text:p>5.18996579573349E-08</text:p>
          </table:table-cell>
          <table:table-cell table:formula="of:=([.CR76]*[.CR$2]+[.CR75]*[.CR$2])/[.CS$2]" office:value-type="float" office:value="0.00000010831232965009" calcext:value-type="float">
            <text:p>1.0831232965009E-07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77]*[.AB$2]+[.AB76]*[.AB$2])/[.AC$2]" office:value-type="float" office:value="0" calcext:value-type="float">
            <text:p>0</text:p>
          </table:table-cell>
          <table:table-cell table:formula="of:=([.AC77]*[.AC$2]+[.AC76]*[.AC$2])/[.AD$2]" office:value-type="float" office:value="0" calcext:value-type="float">
            <text:p>0</text:p>
          </table:table-cell>
          <table:table-cell table:formula="of:=([.AD77]*[.AD$2]+[.AD76]*[.AD$2])/[.AE$2]" office:value-type="float" office:value="0" calcext:value-type="float">
            <text:p>0</text:p>
          </table:table-cell>
          <table:table-cell table:formula="of:=([.AE77]*[.AE$2]+[.AE76]*[.AE$2])/[.AF$2]" office:value-type="float" office:value="0" calcext:value-type="float">
            <text:p>0</text:p>
          </table:table-cell>
          <table:table-cell table:formula="of:=([.AF77]*[.AF$2]+[.AF76]*[.AF$2])/[.AG$2]" office:value-type="float" office:value="0" calcext:value-type="float">
            <text:p>0</text:p>
          </table:table-cell>
          <table:table-cell table:formula="of:=([.AG77]*[.AG$2]+[.AG76]*[.AG$2])/[.AH$2]" office:value-type="float" office:value="0" calcext:value-type="float">
            <text:p>0</text:p>
          </table:table-cell>
          <table:table-cell table:formula="of:=([.AH77]*[.AH$2]+[.AH76]*[.AH$2])/[.AI$2]" office:value-type="float" office:value="0" calcext:value-type="float">
            <text:p>0</text:p>
          </table:table-cell>
          <table:table-cell table:formula="of:=([.AI77]*[.AI$2]+[.AI76]*[.AI$2])/[.AJ$2]" office:value-type="float" office:value="0" calcext:value-type="float">
            <text:p>0</text:p>
          </table:table-cell>
          <table:table-cell table:formula="of:=([.AJ77]*[.AJ$2]+[.AJ76]*[.AJ$2])/[.AK$2]" office:value-type="float" office:value="0" calcext:value-type="float">
            <text:p>0</text:p>
          </table:table-cell>
          <table:table-cell table:formula="of:=([.AK77]*[.AK$2]+[.AK76]*[.AK$2])/[.AL$2]" office:value-type="float" office:value="0" calcext:value-type="float">
            <text:p>0</text:p>
          </table:table-cell>
          <table:table-cell table:formula="of:=([.AL77]*[.AL$2]+[.AL76]*[.AL$2])/[.AM$2]" office:value-type="float" office:value="0" calcext:value-type="float">
            <text:p>0</text:p>
          </table:table-cell>
          <table:table-cell table:formula="of:=([.AM77]*[.AM$2]+[.AM76]*[.AM$2])/[.AN$2]" office:value-type="float" office:value="0" calcext:value-type="float">
            <text:p>0</text:p>
          </table:table-cell>
          <table:table-cell table:formula="of:=([.AN77]*[.AN$2]+[.AN76]*[.AN$2])/[.AO$2]" office:value-type="float" office:value="0" calcext:value-type="float">
            <text:p>0</text:p>
          </table:table-cell>
          <table:table-cell table:formula="of:=([.AO77]*[.AO$2]+[.AO76]*[.AO$2])/[.AP$2]" office:value-type="float" office:value="0" calcext:value-type="float">
            <text:p>0</text:p>
          </table:table-cell>
          <table:table-cell table:formula="of:=([.AP77]*[.AP$2]+[.AP76]*[.AP$2])/[.AQ$2]" office:value-type="float" office:value="0" calcext:value-type="float">
            <text:p>0</text:p>
          </table:table-cell>
          <table:table-cell table:formula="of:=([.AQ77]*[.AQ$2]+[.AQ76]*[.AQ$2])/[.AR$2]" office:value-type="float" office:value="0" calcext:value-type="float">
            <text:p>0</text:p>
          </table:table-cell>
          <table:table-cell table:formula="of:=([.AR77]*[.AR$2]+[.AR76]*[.AR$2])/[.AS$2]" office:value-type="float" office:value="0" calcext:value-type="float">
            <text:p>0</text:p>
          </table:table-cell>
          <table:table-cell table:formula="of:=([.AS77]*[.AS$2]+[.AS76]*[.AS$2])/[.AT$2]" office:value-type="float" office:value="0" calcext:value-type="float">
            <text:p>0</text:p>
          </table:table-cell>
          <table:table-cell table:formula="of:=([.AT77]*[.AT$2]+[.AT76]*[.AT$2])/[.AU$2]" office:value-type="float" office:value="0" calcext:value-type="float">
            <text:p>0</text:p>
          </table:table-cell>
          <table:table-cell table:formula="of:=([.AU77]*[.AU$2]+[.AU76]*[.AU$2])/[.AV$2]" office:value-type="float" office:value="0" calcext:value-type="float">
            <text:p>0</text:p>
          </table:table-cell>
          <table:table-cell table:formula="of:=([.AV77]*[.AV$2]+[.AV76]*[.AV$2])/[.AW$2]" office:value-type="float" office:value="0" calcext:value-type="float">
            <text:p>0</text:p>
          </table:table-cell>
          <table:table-cell table:formula="of:=([.AW77]*[.AW$2]+[.AW76]*[.AW$2])/[.AX$2]" office:value-type="float" office:value="0" calcext:value-type="float">
            <text:p>0</text:p>
          </table:table-cell>
          <table:table-cell table:formula="of:=([.AX77]*[.AX$2]+[.AX76]*[.AX$2])/[.AY$2]" office:value-type="float" office:value="0" calcext:value-type="float">
            <text:p>0</text:p>
          </table:table-cell>
          <table:table-cell table:formula="of:=([.AY77]*[.AY$2]+[.AY76]*[.AY$2])/[.AZ$2]" office:value-type="float" office:value="0" calcext:value-type="float">
            <text:p>0</text:p>
          </table:table-cell>
          <table:table-cell table:formula="of:=([.AZ77]*[.AZ$2]+[.AZ76]*[.AZ$2])/[.BA$2]" office:value-type="float" office:value="0" calcext:value-type="float">
            <text:p>0</text:p>
          </table:table-cell>
          <table:table-cell table:formula="of:=([.BA77]*[.BA$2]+[.BA76]*[.BA$2])/[.BB$2]" office:value-type="float" office:value="0" calcext:value-type="float">
            <text:p>0</text:p>
          </table:table-cell>
          <table:table-cell table:formula="of:=([.BB77]*[.BB$2]+[.BB76]*[.BB$2])/[.BC$2]" office:value-type="float" office:value="0" calcext:value-type="float">
            <text:p>0</text:p>
          </table:table-cell>
          <table:table-cell table:formula="of:=([.BC77]*[.BC$2]+[.BC76]*[.BC$2])/[.BD$2]" office:value-type="float" office:value="0" calcext:value-type="float">
            <text:p>0</text:p>
          </table:table-cell>
          <table:table-cell table:formula="of:=([.BD77]*[.BD$2]+[.BD76]*[.BD$2])/[.BE$2]" office:value-type="float" office:value="0" calcext:value-type="float">
            <text:p>0</text:p>
          </table:table-cell>
          <table:table-cell table:formula="of:=([.BE77]*[.BE$2]+[.BE76]*[.BE$2])/[.BF$2]" office:value-type="float" office:value="0" calcext:value-type="float">
            <text:p>0</text:p>
          </table:table-cell>
          <table:table-cell table:formula="of:=([.BF77]*[.BF$2]+[.BF76]*[.BF$2])/[.BG$2]" office:value-type="float" office:value="0" calcext:value-type="float">
            <text:p>0</text:p>
          </table:table-cell>
          <table:table-cell table:formula="of:=([.BG77]*[.BG$2]+[.BG76]*[.BG$2])/[.BH$2]" office:value-type="float" office:value="0" calcext:value-type="float">
            <text:p>0</text:p>
          </table:table-cell>
          <table:table-cell table:formula="of:=([.BH77]*[.BH$2]+[.BH76]*[.BH$2])/[.BI$2]" office:value-type="float" office:value="0" calcext:value-type="float">
            <text:p>0</text:p>
          </table:table-cell>
          <table:table-cell table:formula="of:=([.BI77]*[.BI$2]+[.BI76]*[.BI$2])/[.BJ$2]" office:value-type="float" office:value="0" calcext:value-type="float">
            <text:p>0</text:p>
          </table:table-cell>
          <table:table-cell table:formula="of:=([.BJ77]*[.BJ$2]+[.BJ76]*[.BJ$2])/[.BK$2]" office:value-type="float" office:value="0" calcext:value-type="float">
            <text:p>0</text:p>
          </table:table-cell>
          <table:table-cell table:formula="of:=([.BK77]*[.BK$2]+[.BK76]*[.BK$2])/[.BL$2]" office:value-type="float" office:value="0" calcext:value-type="float">
            <text:p>0</text:p>
          </table:table-cell>
          <table:table-cell table:formula="of:=([.BL77]*[.BL$2]+[.BL76]*[.BL$2])/[.BM$2]" office:value-type="float" office:value="0" calcext:value-type="float">
            <text:p>0</text:p>
          </table:table-cell>
          <table:table-cell table:formula="of:=([.BM77]*[.BM$2]+[.BM76]*[.BM$2])/[.BN$2]" office:value-type="float" office:value="0" calcext:value-type="float">
            <text:p>0</text:p>
          </table:table-cell>
          <table:table-cell table:formula="of:=([.BN77]*[.BN$2]+[.BN76]*[.BN$2])/[.BO$2]" office:value-type="float" office:value="0" calcext:value-type="float">
            <text:p>0</text:p>
          </table:table-cell>
          <table:table-cell table:formula="of:=([.BO77]*[.BO$2]+[.BO76]*[.BO$2])/[.BP$2]" office:value-type="float" office:value="0" calcext:value-type="float">
            <text:p>0</text:p>
          </table:table-cell>
          <table:table-cell table:formula="of:=([.BP77]*[.BP$2]+[.BP76]*[.BP$2])/[.BQ$2]" office:value-type="float" office:value="0" calcext:value-type="float">
            <text:p>0</text:p>
          </table:table-cell>
          <table:table-cell table:formula="of:=([.BQ77]*[.BQ$2]+[.BQ76]*[.BQ$2])/[.BR$2]" office:value-type="float" office:value="0" calcext:value-type="float">
            <text:p>0</text:p>
          </table:table-cell>
          <table:table-cell table:formula="of:=([.BR77]*[.BR$2]+[.BR76]*[.BR$2])/[.BS$2]" office:value-type="float" office:value="0" calcext:value-type="float">
            <text:p>0</text:p>
          </table:table-cell>
          <table:table-cell table:formula="of:=([.BS77]*[.BS$2]+[.BS76]*[.BS$2])/[.BT$2]" office:value-type="float" office:value="0" calcext:value-type="float">
            <text:p>0</text:p>
          </table:table-cell>
          <table:table-cell table:formula="of:=([.BT77]*[.BT$2]+[.BT76]*[.BT$2])/[.BU$2]" office:value-type="float" office:value="0" calcext:value-type="float">
            <text:p>0</text:p>
          </table:table-cell>
          <table:table-cell table:formula="of:=([.BU77]*[.BU$2]+[.BU76]*[.BU$2])/[.BV$2]" office:value-type="float" office:value="0" calcext:value-type="float">
            <text:p>0</text:p>
          </table:table-cell>
          <table:table-cell table:formula="of:=([.BV77]*[.BV$2]+[.BV76]*[.BV$2])/[.BW$2]" office:value-type="float" office:value="5.29395592033938E-023" calcext:value-type="float">
            <text:p>5.29395592033938E-23</text:p>
          </table:table-cell>
          <table:table-cell table:formula="of:=([.BW77]*[.BW$2]+[.BW76]*[.BW$2])/[.BX$2]" office:value-type="float" office:value="1.98523347012727E-021" calcext:value-type="float">
            <text:p>1.98523347012727E-21</text:p>
          </table:table-cell>
          <table:table-cell table:formula="of:=([.BX77]*[.BX$2]+[.BX76]*[.BX$2])/[.BY$2]" office:value-type="float" office:value="3.77194359324181E-020" calcext:value-type="float">
            <text:p>3.77194359324181E-20</text:p>
          </table:table-cell>
          <table:table-cell table:formula="of:=([.BY77]*[.BY$2]+[.BY76]*[.BY$2])/[.BZ$2]" office:value-type="float" office:value="4.84066094466032E-019" calcext:value-type="float">
            <text:p>4.84066094466032E-19</text:p>
          </table:table-cell>
          <table:table-cell table:formula="of:=([.BZ77]*[.BZ$2]+[.BZ76]*[.BZ$2])/[.CA$2]" office:value-type="float" office:value="4.71964442104381E-018" calcext:value-type="float">
            <text:p>4.71964442104381E-18</text:p>
          </table:table-cell>
          <table:table-cell table:formula="of:=([.CA77]*[.CA$2]+[.CA76]*[.CA$2])/[.CB$2]" office:value-type="float" office:value="3.72851909262461E-017" calcext:value-type="float">
            <text:p>3.72851909262461E-17</text:p>
          </table:table-cell>
          <table:table-cell table:formula="of:=([.CB77]*[.CB$2]+[.CB76]*[.CB$2])/[.CC$2]" office:value-type="float" office:value="2.48567939508307E-016" calcext:value-type="float">
            <text:p>2.48567939508307E-16</text:p>
          </table:table-cell>
          <table:table-cell table:formula="of:=([.CC77]*[.CC$2]+[.CC76]*[.CC$2])/[.CD$2]" office:value-type="float" office:value="1.43814307858378E-015" calcext:value-type="float">
            <text:p>1.43814307858378E-15</text:p>
          </table:table-cell>
          <table:table-cell table:formula="of:=([.CD77]*[.CD$2]+[.CD76]*[.CD$2])/[.CE$2]" office:value-type="float" office:value="7.37048327774186E-015" calcext:value-type="float">
            <text:p>7.37048327774186E-15</text:p>
          </table:table-cell>
          <table:table-cell table:formula="of:=([.CE77]*[.CE$2]+[.CE76]*[.CE$2])/[.CF$2]" office:value-type="float" office:value="0.00000000000003398612" calcext:value-type="float">
            <text:p>3.39861173362541E-14</text:p>
          </table:table-cell>
          <table:table-cell table:formula="of:=([.CF77]*[.CF$2]+[.CF76]*[.CF$2])/[.CG$2]" office:value-type="float" office:value="0.00000000000014274169" calcext:value-type="float">
            <text:p>1.42741692812267E-13</text:p>
          </table:table-cell>
          <table:table-cell table:formula="of:=([.CG77]*[.CG$2]+[.CG76]*[.CG$2])/[.CH$2]" office:value-type="float" office:value="0.00000000000055150199" calcext:value-type="float">
            <text:p>5.51501994956488E-13</text:p>
          </table:table-cell>
          <table:table-cell table:formula="of:=([.CH77]*[.CH$2]+[.CH76]*[.CH$2])/[.CI$2]" office:value-type="float" office:value="0.00000000000197621548" calcext:value-type="float">
            <text:p>1.97621548192741E-12</text:p>
          </table:table-cell>
          <table:table-cell table:formula="of:=([.CI77]*[.CI$2]+[.CI76]*[.CI$2])/[.CJ$2]" office:value-type="float" office:value="0.00000000000661272104" calcext:value-type="float">
            <text:p>6.61272103568019E-12</text:p>
          </table:table-cell>
          <table:table-cell table:formula="of:=([.CJ77]*[.CJ$2]+[.CJ76]*[.CJ$2])/[.CK$2]" office:value-type="float" office:value="0.00000000002078283754" calcext:value-type="float">
            <text:p>2.07828375407092E-11</text:p>
          </table:table-cell>
          <table:table-cell table:formula="of:=([.CK77]*[.CK$2]+[.CK76]*[.CK$2])/[.CL$2]" office:value-type="float" office:value="0.00000000006165575137" calcext:value-type="float">
            <text:p>6.16557513707706E-11</text:p>
          </table:table-cell>
          <table:table-cell table:formula="of:=([.CL77]*[.CL$2]+[.CL76]*[.CL$2])/[.CM$2]" office:value-type="float" office:value="0.00000000017340680073" calcext:value-type="float">
            <text:p>1.73406800730292E-10</text:p>
          </table:table-cell>
          <table:table-cell table:formula="of:=([.CM77]*[.CM$2]+[.CM76]*[.CM$2])/[.CN$2]" office:value-type="float" office:value="0.00000000046411820195" calcext:value-type="float">
            <text:p>4.64118201954606E-10</text:p>
          </table:table-cell>
          <table:table-cell table:formula="of:=([.CN77]*[.CN$2]+[.CN76]*[.CN$2])/[.CO$2]" office:value-type="float" office:value="0.00000000118607984944" calcext:value-type="float">
            <text:p>1.18607984943955E-09</text:p>
          </table:table-cell>
          <table:table-cell table:formula="of:=([.CO77]*[.CO$2]+[.CO76]*[.CO$2])/[.CP$2]" office:value-type="float" office:value="0.00000000290277436837" calcext:value-type="float">
            <text:p>2.90277436836521E-09</text:p>
          </table:table-cell>
          <table:table-cell table:formula="of:=([.CP77]*[.CP$2]+[.CP76]*[.CP$2])/[.CQ$2]" office:value-type="float" office:value="0.00000000682151976566" calcext:value-type="float">
            <text:p>6.82151976565824E-09</text:p>
          </table:table-cell>
          <table:table-cell table:formula="of:=([.CQ77]*[.CQ$2]+[.CQ76]*[.CQ$2])/[.CR$2]" office:value-type="float" office:value="0.00000001542962804137" calcext:value-type="float">
            <text:p>1.54296280413698E-08</text:p>
          </table:table-cell>
          <table:table-cell table:formula="of:=([.CR77]*[.CR$2]+[.CR76]*[.CR$2])/[.CS$2]" office:value-type="float" office:value="0.00000003366464299935" calcext:value-type="float">
            <text:p>3.36646429993524E-08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78]*[.AB$2]+[.AB77]*[.AB$2])/[.AC$2]" office:value-type="float" office:value="0" calcext:value-type="float">
            <text:p>0</text:p>
          </table:table-cell>
          <table:table-cell table:formula="of:=([.AC78]*[.AC$2]+[.AC77]*[.AC$2])/[.AD$2]" office:value-type="float" office:value="0" calcext:value-type="float">
            <text:p>0</text:p>
          </table:table-cell>
          <table:table-cell table:formula="of:=([.AD78]*[.AD$2]+[.AD77]*[.AD$2])/[.AE$2]" office:value-type="float" office:value="0" calcext:value-type="float">
            <text:p>0</text:p>
          </table:table-cell>
          <table:table-cell table:formula="of:=([.AE78]*[.AE$2]+[.AE77]*[.AE$2])/[.AF$2]" office:value-type="float" office:value="0" calcext:value-type="float">
            <text:p>0</text:p>
          </table:table-cell>
          <table:table-cell table:formula="of:=([.AF78]*[.AF$2]+[.AF77]*[.AF$2])/[.AG$2]" office:value-type="float" office:value="0" calcext:value-type="float">
            <text:p>0</text:p>
          </table:table-cell>
          <table:table-cell table:formula="of:=([.AG78]*[.AG$2]+[.AG77]*[.AG$2])/[.AH$2]" office:value-type="float" office:value="0" calcext:value-type="float">
            <text:p>0</text:p>
          </table:table-cell>
          <table:table-cell table:formula="of:=([.AH78]*[.AH$2]+[.AH77]*[.AH$2])/[.AI$2]" office:value-type="float" office:value="0" calcext:value-type="float">
            <text:p>0</text:p>
          </table:table-cell>
          <table:table-cell table:formula="of:=([.AI78]*[.AI$2]+[.AI77]*[.AI$2])/[.AJ$2]" office:value-type="float" office:value="0" calcext:value-type="float">
            <text:p>0</text:p>
          </table:table-cell>
          <table:table-cell table:formula="of:=([.AJ78]*[.AJ$2]+[.AJ77]*[.AJ$2])/[.AK$2]" office:value-type="float" office:value="0" calcext:value-type="float">
            <text:p>0</text:p>
          </table:table-cell>
          <table:table-cell table:formula="of:=([.AK78]*[.AK$2]+[.AK77]*[.AK$2])/[.AL$2]" office:value-type="float" office:value="0" calcext:value-type="float">
            <text:p>0</text:p>
          </table:table-cell>
          <table:table-cell table:formula="of:=([.AL78]*[.AL$2]+[.AL77]*[.AL$2])/[.AM$2]" office:value-type="float" office:value="0" calcext:value-type="float">
            <text:p>0</text:p>
          </table:table-cell>
          <table:table-cell table:formula="of:=([.AM78]*[.AM$2]+[.AM77]*[.AM$2])/[.AN$2]" office:value-type="float" office:value="0" calcext:value-type="float">
            <text:p>0</text:p>
          </table:table-cell>
          <table:table-cell table:formula="of:=([.AN78]*[.AN$2]+[.AN77]*[.AN$2])/[.AO$2]" office:value-type="float" office:value="0" calcext:value-type="float">
            <text:p>0</text:p>
          </table:table-cell>
          <table:table-cell table:formula="of:=([.AO78]*[.AO$2]+[.AO77]*[.AO$2])/[.AP$2]" office:value-type="float" office:value="0" calcext:value-type="float">
            <text:p>0</text:p>
          </table:table-cell>
          <table:table-cell table:formula="of:=([.AP78]*[.AP$2]+[.AP77]*[.AP$2])/[.AQ$2]" office:value-type="float" office:value="0" calcext:value-type="float">
            <text:p>0</text:p>
          </table:table-cell>
          <table:table-cell table:formula="of:=([.AQ78]*[.AQ$2]+[.AQ77]*[.AQ$2])/[.AR$2]" office:value-type="float" office:value="0" calcext:value-type="float">
            <text:p>0</text:p>
          </table:table-cell>
          <table:table-cell table:formula="of:=([.AR78]*[.AR$2]+[.AR77]*[.AR$2])/[.AS$2]" office:value-type="float" office:value="0" calcext:value-type="float">
            <text:p>0</text:p>
          </table:table-cell>
          <table:table-cell table:formula="of:=([.AS78]*[.AS$2]+[.AS77]*[.AS$2])/[.AT$2]" office:value-type="float" office:value="0" calcext:value-type="float">
            <text:p>0</text:p>
          </table:table-cell>
          <table:table-cell table:formula="of:=([.AT78]*[.AT$2]+[.AT77]*[.AT$2])/[.AU$2]" office:value-type="float" office:value="0" calcext:value-type="float">
            <text:p>0</text:p>
          </table:table-cell>
          <table:table-cell table:formula="of:=([.AU78]*[.AU$2]+[.AU77]*[.AU$2])/[.AV$2]" office:value-type="float" office:value="0" calcext:value-type="float">
            <text:p>0</text:p>
          </table:table-cell>
          <table:table-cell table:formula="of:=([.AV78]*[.AV$2]+[.AV77]*[.AV$2])/[.AW$2]" office:value-type="float" office:value="0" calcext:value-type="float">
            <text:p>0</text:p>
          </table:table-cell>
          <table:table-cell table:formula="of:=([.AW78]*[.AW$2]+[.AW77]*[.AW$2])/[.AX$2]" office:value-type="float" office:value="0" calcext:value-type="float">
            <text:p>0</text:p>
          </table:table-cell>
          <table:table-cell table:formula="of:=([.AX78]*[.AX$2]+[.AX77]*[.AX$2])/[.AY$2]" office:value-type="float" office:value="0" calcext:value-type="float">
            <text:p>0</text:p>
          </table:table-cell>
          <table:table-cell table:formula="of:=([.AY78]*[.AY$2]+[.AY77]*[.AY$2])/[.AZ$2]" office:value-type="float" office:value="0" calcext:value-type="float">
            <text:p>0</text:p>
          </table:table-cell>
          <table:table-cell table:formula="of:=([.AZ78]*[.AZ$2]+[.AZ77]*[.AZ$2])/[.BA$2]" office:value-type="float" office:value="0" calcext:value-type="float">
            <text:p>0</text:p>
          </table:table-cell>
          <table:table-cell table:formula="of:=([.BA78]*[.BA$2]+[.BA77]*[.BA$2])/[.BB$2]" office:value-type="float" office:value="0" calcext:value-type="float">
            <text:p>0</text:p>
          </table:table-cell>
          <table:table-cell table:formula="of:=([.BB78]*[.BB$2]+[.BB77]*[.BB$2])/[.BC$2]" office:value-type="float" office:value="0" calcext:value-type="float">
            <text:p>0</text:p>
          </table:table-cell>
          <table:table-cell table:formula="of:=([.BC78]*[.BC$2]+[.BC77]*[.BC$2])/[.BD$2]" office:value-type="float" office:value="0" calcext:value-type="float">
            <text:p>0</text:p>
          </table:table-cell>
          <table:table-cell table:formula="of:=([.BD78]*[.BD$2]+[.BD77]*[.BD$2])/[.BE$2]" office:value-type="float" office:value="0" calcext:value-type="float">
            <text:p>0</text:p>
          </table:table-cell>
          <table:table-cell table:formula="of:=([.BE78]*[.BE$2]+[.BE77]*[.BE$2])/[.BF$2]" office:value-type="float" office:value="0" calcext:value-type="float">
            <text:p>0</text:p>
          </table:table-cell>
          <table:table-cell table:formula="of:=([.BF78]*[.BF$2]+[.BF77]*[.BF$2])/[.BG$2]" office:value-type="float" office:value="0" calcext:value-type="float">
            <text:p>0</text:p>
          </table:table-cell>
          <table:table-cell table:formula="of:=([.BG78]*[.BG$2]+[.BG77]*[.BG$2])/[.BH$2]" office:value-type="float" office:value="0" calcext:value-type="float">
            <text:p>0</text:p>
          </table:table-cell>
          <table:table-cell table:formula="of:=([.BH78]*[.BH$2]+[.BH77]*[.BH$2])/[.BI$2]" office:value-type="float" office:value="0" calcext:value-type="float">
            <text:p>0</text:p>
          </table:table-cell>
          <table:table-cell table:formula="of:=([.BI78]*[.BI$2]+[.BI77]*[.BI$2])/[.BJ$2]" office:value-type="float" office:value="0" calcext:value-type="float">
            <text:p>0</text:p>
          </table:table-cell>
          <table:table-cell table:formula="of:=([.BJ78]*[.BJ$2]+[.BJ77]*[.BJ$2])/[.BK$2]" office:value-type="float" office:value="0" calcext:value-type="float">
            <text:p>0</text:p>
          </table:table-cell>
          <table:table-cell table:formula="of:=([.BK78]*[.BK$2]+[.BK77]*[.BK$2])/[.BL$2]" office:value-type="float" office:value="0" calcext:value-type="float">
            <text:p>0</text:p>
          </table:table-cell>
          <table:table-cell table:formula="of:=([.BL78]*[.BL$2]+[.BL77]*[.BL$2])/[.BM$2]" office:value-type="float" office:value="0" calcext:value-type="float">
            <text:p>0</text:p>
          </table:table-cell>
          <table:table-cell table:formula="of:=([.BM78]*[.BM$2]+[.BM77]*[.BM$2])/[.BN$2]" office:value-type="float" office:value="0" calcext:value-type="float">
            <text:p>0</text:p>
          </table:table-cell>
          <table:table-cell table:formula="of:=([.BN78]*[.BN$2]+[.BN77]*[.BN$2])/[.BO$2]" office:value-type="float" office:value="0" calcext:value-type="float">
            <text:p>0</text:p>
          </table:table-cell>
          <table:table-cell table:formula="of:=([.BO78]*[.BO$2]+[.BO77]*[.BO$2])/[.BP$2]" office:value-type="float" office:value="0" calcext:value-type="float">
            <text:p>0</text:p>
          </table:table-cell>
          <table:table-cell table:formula="of:=([.BP78]*[.BP$2]+[.BP77]*[.BP$2])/[.BQ$2]" office:value-type="float" office:value="0" calcext:value-type="float">
            <text:p>0</text:p>
          </table:table-cell>
          <table:table-cell table:formula="of:=([.BQ78]*[.BQ$2]+[.BQ77]*[.BQ$2])/[.BR$2]" office:value-type="float" office:value="0" calcext:value-type="float">
            <text:p>0</text:p>
          </table:table-cell>
          <table:table-cell table:formula="of:=([.BR78]*[.BR$2]+[.BR77]*[.BR$2])/[.BS$2]" office:value-type="float" office:value="0" calcext:value-type="float">
            <text:p>0</text:p>
          </table:table-cell>
          <table:table-cell table:formula="of:=([.BS78]*[.BS$2]+[.BS77]*[.BS$2])/[.BT$2]" office:value-type="float" office:value="0" calcext:value-type="float">
            <text:p>0</text:p>
          </table:table-cell>
          <table:table-cell table:formula="of:=([.BT78]*[.BT$2]+[.BT77]*[.BT$2])/[.BU$2]" office:value-type="float" office:value="0" calcext:value-type="float">
            <text:p>0</text:p>
          </table:table-cell>
          <table:table-cell table:formula="of:=([.BU78]*[.BU$2]+[.BU77]*[.BU$2])/[.BV$2]" office:value-type="float" office:value="0" calcext:value-type="float">
            <text:p>0</text:p>
          </table:table-cell>
          <table:table-cell table:formula="of:=([.BV78]*[.BV$2]+[.BV77]*[.BV$2])/[.BW$2]" office:value-type="float" office:value="0" calcext:value-type="float">
            <text:p>0</text:p>
          </table:table-cell>
          <table:table-cell table:formula="of:=([.BW78]*[.BW$2]+[.BW77]*[.BW$2])/[.BX$2]" office:value-type="float" office:value="2.64697796016969E-023" calcext:value-type="float">
            <text:p>2.64697796016969E-23</text:p>
          </table:table-cell>
          <table:table-cell table:formula="of:=([.BX78]*[.BX$2]+[.BX77]*[.BX$2])/[.BY$2]" office:value-type="float" office:value="1.00585162486448E-021" calcext:value-type="float">
            <text:p>1.00585162486448E-21</text:p>
          </table:table-cell>
          <table:table-cell table:formula="of:=([.BY78]*[.BY$2]+[.BY77]*[.BY$2])/[.BZ$2]" office:value-type="float" office:value="1.93626437786413E-020" calcext:value-type="float">
            <text:p>1.93626437786413E-20</text:p>
          </table:table-cell>
          <table:table-cell table:formula="of:=([.BZ78]*[.BZ$2]+[.BZ77]*[.BZ$2])/[.CA$2]" office:value-type="float" office:value="2.51714369122337E-019" calcext:value-type="float">
            <text:p>2.51714369122337E-19</text:p>
          </table:table-cell>
          <table:table-cell table:formula="of:=([.CA78]*[.CA$2]+[.CA77]*[.CA$2])/[.CB$2]" office:value-type="float" office:value="2.48567939508307E-018" calcext:value-type="float">
            <text:p>2.48567939508307E-18</text:p>
          </table:table-cell>
          <table:table-cell table:formula="of:=([.CB78]*[.CB$2]+[.CB77]*[.CB$2])/[.CC$2]" office:value-type="float" office:value="1.98854351606646E-017" calcext:value-type="float">
            <text:p>1.98854351606646E-17</text:p>
          </table:table-cell>
          <table:table-cell table:formula="of:=([.CC78]*[.CC$2]+[.CC77]*[.CC$2])/[.CD$2]" office:value-type="float" office:value="1.34226687334486E-016" calcext:value-type="float">
            <text:p>1.34226687334486E-16</text:p>
          </table:table-cell>
          <table:table-cell table:formula="of:=([.CD78]*[.CD$2]+[.CD77]*[.CD$2])/[.CE$2]" office:value-type="float" office:value="7.86184882959132E-016" calcext:value-type="float">
            <text:p>7.86184882959132E-16</text:p>
          </table:table-cell>
          <table:table-cell table:formula="of:=([.CE78]*[.CE$2]+[.CE77]*[.CE$2])/[.CF$2]" office:value-type="float" office:value="4.0783340803505E-015" calcext:value-type="float">
            <text:p>4.0783340803505E-15</text:p>
          </table:table-cell>
          <table:table-cell table:formula="of:=([.CF78]*[.CF$2]+[.CF77]*[.CF$2])/[.CG$2]" office:value-type="float" office:value="0.00000000000001903223" calcext:value-type="float">
            <text:p>1.90322257083023E-14</text:p>
          </table:table-cell>
          <table:table-cell table:formula="of:=([.CG78]*[.CG$2]+[.CG77]*[.CG$2])/[.CH$2]" office:value-type="float" office:value="0.00000000000008088696" calcext:value-type="float">
            <text:p>8.08869592602849E-14</text:p>
          </table:table-cell>
          <table:table-cell table:formula="of:=([.CH78]*[.CH$2]+[.CH77]*[.CH$2])/[.CI$2]" office:value-type="float" office:value="0.00000000000031619448" calcext:value-type="float">
            <text:p>3.16194477108386E-13</text:p>
          </table:table-cell>
          <table:table-cell table:formula="of:=([.CI78]*[.CI$2]+[.CI77]*[.CI$2])/[.CJ$2]" office:value-type="float" office:value="0.00000000000114620498" calcext:value-type="float">
            <text:p>1.1462049795179E-12</text:p>
          </table:table-cell>
          <table:table-cell table:formula="of:=([.CJ78]*[.CJ$2]+[.CJ77]*[.CJ$2])/[.CK$2]" office:value-type="float" office:value="0.00000000000387946301" calcext:value-type="float">
            <text:p>3.87946300759905E-12</text:p>
          </table:table-cell>
          <table:table-cell table:formula="of:=([.CK78]*[.CK$2]+[.CK77]*[.CK$2])/[.CL$2]" office:value-type="float" office:value="0.00000000001233115027" calcext:value-type="float">
            <text:p>1.23311502741541E-11</text:p>
          </table:table-cell>
          <table:table-cell table:formula="of:=([.CL78]*[.CL$2]+[.CL77]*[.CL$2])/[.CM$2]" office:value-type="float" office:value="0.00000000003699345082" calcext:value-type="float">
            <text:p>3.69934508224623E-11</text:p>
          </table:table-cell>
          <table:table-cell table:formula="of:=([.CM78]*[.CM$2]+[.CM77]*[.CM$2])/[.CN$2]" office:value-type="float" office:value="0.00000000010520012578" calcext:value-type="float">
            <text:p>1.05200125776377E-10</text:p>
          </table:table-cell>
          <table:table-cell table:formula="of:=([.CN78]*[.CN$2]+[.CN77]*[.CN$2])/[.CO$2]" office:value-type="float" office:value="0.00000000028465916387" calcext:value-type="float">
            <text:p>2.84659163865491E-10</text:p>
          </table:table-cell>
          <table:table-cell table:formula="of:=([.CO78]*[.CO$2]+[.CO77]*[.CO$2])/[.CP$2]" office:value-type="float" office:value="0.00000000073536950665" calcext:value-type="float">
            <text:p>7.3536950665252E-10</text:p>
          </table:table-cell>
          <table:table-cell table:formula="of:=([.CP78]*[.CP$2]+[.CP77]*[.CP$2])/[.CQ$2]" office:value-type="float" office:value="0.00000000181907193751" calcext:value-type="float">
            <text:p>1.81907193750886E-09</text:p>
          </table:table-cell>
          <table:table-cell table:formula="of:=([.CQ78]*[.CQ$2]+[.CQ77]*[.CQ$2])/[.CR$2]" office:value-type="float" office:value="0.00000000432029585158" calcext:value-type="float">
            <text:p>4.32029585158355E-09</text:p>
          </table:table-cell>
          <table:table-cell table:formula="of:=([.CR78]*[.CR$2]+[.CR77]*[.CR$2])/[.CS$2]" office:value-type="float" office:value="0.00000000987496194648" calcext:value-type="float">
            <text:p>9.87496194647669E-09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79]*[.AB$2]+[.AB78]*[.AB$2])/[.AC$2]" office:value-type="float" office:value="0" calcext:value-type="float">
            <text:p>0</text:p>
          </table:table-cell>
          <table:table-cell table:formula="of:=([.AC79]*[.AC$2]+[.AC78]*[.AC$2])/[.AD$2]" office:value-type="float" office:value="0" calcext:value-type="float">
            <text:p>0</text:p>
          </table:table-cell>
          <table:table-cell table:formula="of:=([.AD79]*[.AD$2]+[.AD78]*[.AD$2])/[.AE$2]" office:value-type="float" office:value="0" calcext:value-type="float">
            <text:p>0</text:p>
          </table:table-cell>
          <table:table-cell table:formula="of:=([.AE79]*[.AE$2]+[.AE78]*[.AE$2])/[.AF$2]" office:value-type="float" office:value="0" calcext:value-type="float">
            <text:p>0</text:p>
          </table:table-cell>
          <table:table-cell table:formula="of:=([.AF79]*[.AF$2]+[.AF78]*[.AF$2])/[.AG$2]" office:value-type="float" office:value="0" calcext:value-type="float">
            <text:p>0</text:p>
          </table:table-cell>
          <table:table-cell table:formula="of:=([.AG79]*[.AG$2]+[.AG78]*[.AG$2])/[.AH$2]" office:value-type="float" office:value="0" calcext:value-type="float">
            <text:p>0</text:p>
          </table:table-cell>
          <table:table-cell table:formula="of:=([.AH79]*[.AH$2]+[.AH78]*[.AH$2])/[.AI$2]" office:value-type="float" office:value="0" calcext:value-type="float">
            <text:p>0</text:p>
          </table:table-cell>
          <table:table-cell table:formula="of:=([.AI79]*[.AI$2]+[.AI78]*[.AI$2])/[.AJ$2]" office:value-type="float" office:value="0" calcext:value-type="float">
            <text:p>0</text:p>
          </table:table-cell>
          <table:table-cell table:formula="of:=([.AJ79]*[.AJ$2]+[.AJ78]*[.AJ$2])/[.AK$2]" office:value-type="float" office:value="0" calcext:value-type="float">
            <text:p>0</text:p>
          </table:table-cell>
          <table:table-cell table:formula="of:=([.AK79]*[.AK$2]+[.AK78]*[.AK$2])/[.AL$2]" office:value-type="float" office:value="0" calcext:value-type="float">
            <text:p>0</text:p>
          </table:table-cell>
          <table:table-cell table:formula="of:=([.AL79]*[.AL$2]+[.AL78]*[.AL$2])/[.AM$2]" office:value-type="float" office:value="0" calcext:value-type="float">
            <text:p>0</text:p>
          </table:table-cell>
          <table:table-cell table:formula="of:=([.AM79]*[.AM$2]+[.AM78]*[.AM$2])/[.AN$2]" office:value-type="float" office:value="0" calcext:value-type="float">
            <text:p>0</text:p>
          </table:table-cell>
          <table:table-cell table:formula="of:=([.AN79]*[.AN$2]+[.AN78]*[.AN$2])/[.AO$2]" office:value-type="float" office:value="0" calcext:value-type="float">
            <text:p>0</text:p>
          </table:table-cell>
          <table:table-cell table:formula="of:=([.AO79]*[.AO$2]+[.AO78]*[.AO$2])/[.AP$2]" office:value-type="float" office:value="0" calcext:value-type="float">
            <text:p>0</text:p>
          </table:table-cell>
          <table:table-cell table:formula="of:=([.AP79]*[.AP$2]+[.AP78]*[.AP$2])/[.AQ$2]" office:value-type="float" office:value="0" calcext:value-type="float">
            <text:p>0</text:p>
          </table:table-cell>
          <table:table-cell table:formula="of:=([.AQ79]*[.AQ$2]+[.AQ78]*[.AQ$2])/[.AR$2]" office:value-type="float" office:value="0" calcext:value-type="float">
            <text:p>0</text:p>
          </table:table-cell>
          <table:table-cell table:formula="of:=([.AR79]*[.AR$2]+[.AR78]*[.AR$2])/[.AS$2]" office:value-type="float" office:value="0" calcext:value-type="float">
            <text:p>0</text:p>
          </table:table-cell>
          <table:table-cell table:formula="of:=([.AS79]*[.AS$2]+[.AS78]*[.AS$2])/[.AT$2]" office:value-type="float" office:value="0" calcext:value-type="float">
            <text:p>0</text:p>
          </table:table-cell>
          <table:table-cell table:formula="of:=([.AT79]*[.AT$2]+[.AT78]*[.AT$2])/[.AU$2]" office:value-type="float" office:value="0" calcext:value-type="float">
            <text:p>0</text:p>
          </table:table-cell>
          <table:table-cell table:formula="of:=([.AU79]*[.AU$2]+[.AU78]*[.AU$2])/[.AV$2]" office:value-type="float" office:value="0" calcext:value-type="float">
            <text:p>0</text:p>
          </table:table-cell>
          <table:table-cell table:formula="of:=([.AV79]*[.AV$2]+[.AV78]*[.AV$2])/[.AW$2]" office:value-type="float" office:value="0" calcext:value-type="float">
            <text:p>0</text:p>
          </table:table-cell>
          <table:table-cell table:formula="of:=([.AW79]*[.AW$2]+[.AW78]*[.AW$2])/[.AX$2]" office:value-type="float" office:value="0" calcext:value-type="float">
            <text:p>0</text:p>
          </table:table-cell>
          <table:table-cell table:formula="of:=([.AX79]*[.AX$2]+[.AX78]*[.AX$2])/[.AY$2]" office:value-type="float" office:value="0" calcext:value-type="float">
            <text:p>0</text:p>
          </table:table-cell>
          <table:table-cell table:formula="of:=([.AY79]*[.AY$2]+[.AY78]*[.AY$2])/[.AZ$2]" office:value-type="float" office:value="0" calcext:value-type="float">
            <text:p>0</text:p>
          </table:table-cell>
          <table:table-cell table:formula="of:=([.AZ79]*[.AZ$2]+[.AZ78]*[.AZ$2])/[.BA$2]" office:value-type="float" office:value="0" calcext:value-type="float">
            <text:p>0</text:p>
          </table:table-cell>
          <table:table-cell table:formula="of:=([.BA79]*[.BA$2]+[.BA78]*[.BA$2])/[.BB$2]" office:value-type="float" office:value="0" calcext:value-type="float">
            <text:p>0</text:p>
          </table:table-cell>
          <table:table-cell table:formula="of:=([.BB79]*[.BB$2]+[.BB78]*[.BB$2])/[.BC$2]" office:value-type="float" office:value="0" calcext:value-type="float">
            <text:p>0</text:p>
          </table:table-cell>
          <table:table-cell table:formula="of:=([.BC79]*[.BC$2]+[.BC78]*[.BC$2])/[.BD$2]" office:value-type="float" office:value="0" calcext:value-type="float">
            <text:p>0</text:p>
          </table:table-cell>
          <table:table-cell table:formula="of:=([.BD79]*[.BD$2]+[.BD78]*[.BD$2])/[.BE$2]" office:value-type="float" office:value="0" calcext:value-type="float">
            <text:p>0</text:p>
          </table:table-cell>
          <table:table-cell table:formula="of:=([.BE79]*[.BE$2]+[.BE78]*[.BE$2])/[.BF$2]" office:value-type="float" office:value="0" calcext:value-type="float">
            <text:p>0</text:p>
          </table:table-cell>
          <table:table-cell table:formula="of:=([.BF79]*[.BF$2]+[.BF78]*[.BF$2])/[.BG$2]" office:value-type="float" office:value="0" calcext:value-type="float">
            <text:p>0</text:p>
          </table:table-cell>
          <table:table-cell table:formula="of:=([.BG79]*[.BG$2]+[.BG78]*[.BG$2])/[.BH$2]" office:value-type="float" office:value="0" calcext:value-type="float">
            <text:p>0</text:p>
          </table:table-cell>
          <table:table-cell table:formula="of:=([.BH79]*[.BH$2]+[.BH78]*[.BH$2])/[.BI$2]" office:value-type="float" office:value="0" calcext:value-type="float">
            <text:p>0</text:p>
          </table:table-cell>
          <table:table-cell table:formula="of:=([.BI79]*[.BI$2]+[.BI78]*[.BI$2])/[.BJ$2]" office:value-type="float" office:value="0" calcext:value-type="float">
            <text:p>0</text:p>
          </table:table-cell>
          <table:table-cell table:formula="of:=([.BJ79]*[.BJ$2]+[.BJ78]*[.BJ$2])/[.BK$2]" office:value-type="float" office:value="0" calcext:value-type="float">
            <text:p>0</text:p>
          </table:table-cell>
          <table:table-cell table:formula="of:=([.BK79]*[.BK$2]+[.BK78]*[.BK$2])/[.BL$2]" office:value-type="float" office:value="0" calcext:value-type="float">
            <text:p>0</text:p>
          </table:table-cell>
          <table:table-cell table:formula="of:=([.BL79]*[.BL$2]+[.BL78]*[.BL$2])/[.BM$2]" office:value-type="float" office:value="0" calcext:value-type="float">
            <text:p>0</text:p>
          </table:table-cell>
          <table:table-cell table:formula="of:=([.BM79]*[.BM$2]+[.BM78]*[.BM$2])/[.BN$2]" office:value-type="float" office:value="0" calcext:value-type="float">
            <text:p>0</text:p>
          </table:table-cell>
          <table:table-cell table:formula="of:=([.BN79]*[.BN$2]+[.BN78]*[.BN$2])/[.BO$2]" office:value-type="float" office:value="0" calcext:value-type="float">
            <text:p>0</text:p>
          </table:table-cell>
          <table:table-cell table:formula="of:=([.BO79]*[.BO$2]+[.BO78]*[.BO$2])/[.BP$2]" office:value-type="float" office:value="0" calcext:value-type="float">
            <text:p>0</text:p>
          </table:table-cell>
          <table:table-cell table:formula="of:=([.BP79]*[.BP$2]+[.BP78]*[.BP$2])/[.BQ$2]" office:value-type="float" office:value="0" calcext:value-type="float">
            <text:p>0</text:p>
          </table:table-cell>
          <table:table-cell table:formula="of:=([.BQ79]*[.BQ$2]+[.BQ78]*[.BQ$2])/[.BR$2]" office:value-type="float" office:value="0" calcext:value-type="float">
            <text:p>0</text:p>
          </table:table-cell>
          <table:table-cell table:formula="of:=([.BR79]*[.BR$2]+[.BR78]*[.BR$2])/[.BS$2]" office:value-type="float" office:value="0" calcext:value-type="float">
            <text:p>0</text:p>
          </table:table-cell>
          <table:table-cell table:formula="of:=([.BS79]*[.BS$2]+[.BS78]*[.BS$2])/[.BT$2]" office:value-type="float" office:value="0" calcext:value-type="float">
            <text:p>0</text:p>
          </table:table-cell>
          <table:table-cell table:formula="of:=([.BT79]*[.BT$2]+[.BT78]*[.BT$2])/[.BU$2]" office:value-type="float" office:value="0" calcext:value-type="float">
            <text:p>0</text:p>
          </table:table-cell>
          <table:table-cell table:formula="of:=([.BU79]*[.BU$2]+[.BU78]*[.BU$2])/[.BV$2]" office:value-type="float" office:value="0" calcext:value-type="float">
            <text:p>0</text:p>
          </table:table-cell>
          <table:table-cell table:formula="of:=([.BV79]*[.BV$2]+[.BV78]*[.BV$2])/[.BW$2]" office:value-type="float" office:value="0" calcext:value-type="float">
            <text:p>0</text:p>
          </table:table-cell>
          <table:table-cell table:formula="of:=([.BW79]*[.BW$2]+[.BW78]*[.BW$2])/[.BX$2]" office:value-type="float" office:value="0" calcext:value-type="float">
            <text:p>0</text:p>
          </table:table-cell>
          <table:table-cell table:formula="of:=([.BX79]*[.BX$2]+[.BX78]*[.BX$2])/[.BY$2]" office:value-type="float" office:value="1.32348898008484E-023" calcext:value-type="float">
            <text:p>1.32348898008484E-23</text:p>
          </table:table-cell>
          <table:table-cell table:formula="of:=([.BY79]*[.BY$2]+[.BY78]*[.BY$2])/[.BZ$2]" office:value-type="float" office:value="5.09543257332665E-022" calcext:value-type="float">
            <text:p>5.09543257332665E-22</text:p>
          </table:table-cell>
          <table:table-cell table:formula="of:=([.BZ79]*[.BZ$2]+[.BZ78]*[.BZ$2])/[.CA$2]" office:value-type="float" office:value="9.93609351798697E-021" calcext:value-type="float">
            <text:p>9.93609351798697E-21</text:p>
          </table:table-cell>
          <table:table-cell table:formula="of:=([.CA79]*[.CA$2]+[.CA78]*[.CA$2])/[.CB$2]" office:value-type="float" office:value="1.30825231320162E-019" calcext:value-type="float">
            <text:p>1.30825231320162E-19</text:p>
          </table:table-cell>
          <table:table-cell table:formula="of:=([.CB79]*[.CB$2]+[.CB78]*[.CB$2])/[.CC$2]" office:value-type="float" office:value="1.30825231320162E-018" calcext:value-type="float">
            <text:p>1.30825231320162E-18</text:p>
          </table:table-cell>
          <table:table-cell table:formula="of:=([.CC79]*[.CC$2]+[.CC78]*[.CC$2])/[.CD$2]" office:value-type="float" office:value="1.05968437369331E-017" calcext:value-type="float">
            <text:p>1.05968437369331E-17</text:p>
          </table:table-cell>
          <table:table-cell table:formula="of:=([.CD79]*[.CD$2]+[.CD78]*[.CD$2])/[.CE$2]" office:value-type="float" office:value="7.24117655357095E-017" calcext:value-type="float">
            <text:p>7.24117655357095E-17</text:p>
          </table:table-cell>
          <table:table-cell table:formula="of:=([.CE79]*[.CE$2]+[.CE78]*[.CE$2])/[.CF$2]" office:value-type="float" office:value="4.29298324247421E-016" calcext:value-type="float">
            <text:p>4.29298324247421E-16</text:p>
          </table:table-cell>
          <table:table-cell table:formula="of:=([.CF79]*[.CF$2]+[.CF78]*[.CF$2])/[.CG$2]" office:value-type="float" office:value="2.25381620229896E-015" calcext:value-type="float">
            <text:p>2.25381620229896E-15</text:p>
          </table:table-cell>
          <table:table-cell table:formula="of:=([.CG79]*[.CG$2]+[.CG78]*[.CG$2])/[.CH$2]" office:value-type="float" office:value="0.00000000000001064302" calcext:value-type="float">
            <text:p>1.06430209553006E-14</text:p>
          </table:table-cell>
          <table:table-cell table:formula="of:=([.CH79]*[.CH$2]+[.CH78]*[.CH$2])/[.CI$2]" office:value-type="float" office:value="0.00000000000004576499" calcext:value-type="float">
            <text:p>4.57649901077928E-14</text:p>
          </table:table-cell>
          <table:table-cell table:formula="of:=([.CI79]*[.CI$2]+[.CI78]*[.CI$2])/[.CJ$2]" office:value-type="float" office:value="0.00000000000018097973" calcext:value-type="float">
            <text:p>1.8097973360809E-13</text:p>
          </table:table-cell>
          <table:table-cell table:formula="of:=([.CJ79]*[.CJ$2]+[.CJ78]*[.CJ$2])/[.CK$2]" office:value-type="float" office:value="0.00000000000066359236" calcext:value-type="float">
            <text:p>6.63592356562995E-13</text:p>
          </table:table-cell>
          <table:table-cell table:formula="of:=([.CK79]*[.CK$2]+[.CK78]*[.CK$2])/[.CL$2]" office:value-type="float" office:value="0.00000000000227152768" calcext:value-type="float">
            <text:p>2.27152768208102E-12</text:p>
          </table:table-cell>
          <table:table-cell table:formula="of:=([.CL79]*[.CL$2]+[.CL78]*[.CL$2])/[.CM$2]" office:value-type="float" office:value="0.00000000000730133898" calcext:value-type="float">
            <text:p>7.30133897811757E-12</text:p>
          </table:table-cell>
          <table:table-cell table:formula="of:=([.CM79]*[.CM$2]+[.CM78]*[.CM$2])/[.CN$2]" office:value-type="float" office:value="0.0000000000221473949" calcext:value-type="float">
            <text:p>2.214739490029E-11</text:p>
          </table:table-cell>
          <table:table-cell table:formula="of:=([.CN79]*[.CN$2]+[.CN78]*[.CN$2])/[.CO$2]" office:value-type="float" office:value="0.00000000006367376034" calcext:value-type="float">
            <text:p>6.36737603383336E-11</text:p>
          </table:table-cell>
          <table:table-cell table:formula="of:=([.CO79]*[.CO$2]+[.CO78]*[.CO$2])/[.CP$2]" office:value-type="float" office:value="0.0000000001741664621" calcext:value-type="float">
            <text:p>1.74166462101913E-10</text:p>
          </table:table-cell>
          <table:table-cell table:formula="of:=([.CP79]*[.CP$2]+[.CP78]*[.CP$2])/[.CQ$2]" office:value-type="float" office:value="0.00000000045476798438" calcext:value-type="float">
            <text:p>4.54767984377216E-10</text:p>
          </table:table-cell>
          <table:table-cell table:formula="of:=([.CQ79]*[.CQ$2]+[.CQ78]*[.CQ$2])/[.CR$2]" office:value-type="float" office:value="0.00000000113691996094" calcext:value-type="float">
            <text:p>1.13691996094304E-09</text:p>
          </table:table-cell>
          <table:table-cell table:formula="of:=([.CR79]*[.CR$2]+[.CR78]*[.CR$2])/[.CS$2]" office:value-type="float" office:value="0.00000000272860790626" calcext:value-type="float">
            <text:p>2.7286079062633E-09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80]*[.AB$2]+[.AB79]*[.AB$2])/[.AC$2]" office:value-type="float" office:value="0" calcext:value-type="float">
            <text:p>0</text:p>
          </table:table-cell>
          <table:table-cell table:formula="of:=([.AC80]*[.AC$2]+[.AC79]*[.AC$2])/[.AD$2]" office:value-type="float" office:value="0" calcext:value-type="float">
            <text:p>0</text:p>
          </table:table-cell>
          <table:table-cell table:formula="of:=([.AD80]*[.AD$2]+[.AD79]*[.AD$2])/[.AE$2]" office:value-type="float" office:value="0" calcext:value-type="float">
            <text:p>0</text:p>
          </table:table-cell>
          <table:table-cell table:formula="of:=([.AE80]*[.AE$2]+[.AE79]*[.AE$2])/[.AF$2]" office:value-type="float" office:value="0" calcext:value-type="float">
            <text:p>0</text:p>
          </table:table-cell>
          <table:table-cell table:formula="of:=([.AF80]*[.AF$2]+[.AF79]*[.AF$2])/[.AG$2]" office:value-type="float" office:value="0" calcext:value-type="float">
            <text:p>0</text:p>
          </table:table-cell>
          <table:table-cell table:formula="of:=([.AG80]*[.AG$2]+[.AG79]*[.AG$2])/[.AH$2]" office:value-type="float" office:value="0" calcext:value-type="float">
            <text:p>0</text:p>
          </table:table-cell>
          <table:table-cell table:formula="of:=([.AH80]*[.AH$2]+[.AH79]*[.AH$2])/[.AI$2]" office:value-type="float" office:value="0" calcext:value-type="float">
            <text:p>0</text:p>
          </table:table-cell>
          <table:table-cell table:formula="of:=([.AI80]*[.AI$2]+[.AI79]*[.AI$2])/[.AJ$2]" office:value-type="float" office:value="0" calcext:value-type="float">
            <text:p>0</text:p>
          </table:table-cell>
          <table:table-cell table:formula="of:=([.AJ80]*[.AJ$2]+[.AJ79]*[.AJ$2])/[.AK$2]" office:value-type="float" office:value="0" calcext:value-type="float">
            <text:p>0</text:p>
          </table:table-cell>
          <table:table-cell table:formula="of:=([.AK80]*[.AK$2]+[.AK79]*[.AK$2])/[.AL$2]" office:value-type="float" office:value="0" calcext:value-type="float">
            <text:p>0</text:p>
          </table:table-cell>
          <table:table-cell table:formula="of:=([.AL80]*[.AL$2]+[.AL79]*[.AL$2])/[.AM$2]" office:value-type="float" office:value="0" calcext:value-type="float">
            <text:p>0</text:p>
          </table:table-cell>
          <table:table-cell table:formula="of:=([.AM80]*[.AM$2]+[.AM79]*[.AM$2])/[.AN$2]" office:value-type="float" office:value="0" calcext:value-type="float">
            <text:p>0</text:p>
          </table:table-cell>
          <table:table-cell table:formula="of:=([.AN80]*[.AN$2]+[.AN79]*[.AN$2])/[.AO$2]" office:value-type="float" office:value="0" calcext:value-type="float">
            <text:p>0</text:p>
          </table:table-cell>
          <table:table-cell table:formula="of:=([.AO80]*[.AO$2]+[.AO79]*[.AO$2])/[.AP$2]" office:value-type="float" office:value="0" calcext:value-type="float">
            <text:p>0</text:p>
          </table:table-cell>
          <table:table-cell table:formula="of:=([.AP80]*[.AP$2]+[.AP79]*[.AP$2])/[.AQ$2]" office:value-type="float" office:value="0" calcext:value-type="float">
            <text:p>0</text:p>
          </table:table-cell>
          <table:table-cell table:formula="of:=([.AQ80]*[.AQ$2]+[.AQ79]*[.AQ$2])/[.AR$2]" office:value-type="float" office:value="0" calcext:value-type="float">
            <text:p>0</text:p>
          </table:table-cell>
          <table:table-cell table:formula="of:=([.AR80]*[.AR$2]+[.AR79]*[.AR$2])/[.AS$2]" office:value-type="float" office:value="0" calcext:value-type="float">
            <text:p>0</text:p>
          </table:table-cell>
          <table:table-cell table:formula="of:=([.AS80]*[.AS$2]+[.AS79]*[.AS$2])/[.AT$2]" office:value-type="float" office:value="0" calcext:value-type="float">
            <text:p>0</text:p>
          </table:table-cell>
          <table:table-cell table:formula="of:=([.AT80]*[.AT$2]+[.AT79]*[.AT$2])/[.AU$2]" office:value-type="float" office:value="0" calcext:value-type="float">
            <text:p>0</text:p>
          </table:table-cell>
          <table:table-cell table:formula="of:=([.AU80]*[.AU$2]+[.AU79]*[.AU$2])/[.AV$2]" office:value-type="float" office:value="0" calcext:value-type="float">
            <text:p>0</text:p>
          </table:table-cell>
          <table:table-cell table:formula="of:=([.AV80]*[.AV$2]+[.AV79]*[.AV$2])/[.AW$2]" office:value-type="float" office:value="0" calcext:value-type="float">
            <text:p>0</text:p>
          </table:table-cell>
          <table:table-cell table:formula="of:=([.AW80]*[.AW$2]+[.AW79]*[.AW$2])/[.AX$2]" office:value-type="float" office:value="0" calcext:value-type="float">
            <text:p>0</text:p>
          </table:table-cell>
          <table:table-cell table:formula="of:=([.AX80]*[.AX$2]+[.AX79]*[.AX$2])/[.AY$2]" office:value-type="float" office:value="0" calcext:value-type="float">
            <text:p>0</text:p>
          </table:table-cell>
          <table:table-cell table:formula="of:=([.AY80]*[.AY$2]+[.AY79]*[.AY$2])/[.AZ$2]" office:value-type="float" office:value="0" calcext:value-type="float">
            <text:p>0</text:p>
          </table:table-cell>
          <table:table-cell table:formula="of:=([.AZ80]*[.AZ$2]+[.AZ79]*[.AZ$2])/[.BA$2]" office:value-type="float" office:value="0" calcext:value-type="float">
            <text:p>0</text:p>
          </table:table-cell>
          <table:table-cell table:formula="of:=([.BA80]*[.BA$2]+[.BA79]*[.BA$2])/[.BB$2]" office:value-type="float" office:value="0" calcext:value-type="float">
            <text:p>0</text:p>
          </table:table-cell>
          <table:table-cell table:formula="of:=([.BB80]*[.BB$2]+[.BB79]*[.BB$2])/[.BC$2]" office:value-type="float" office:value="0" calcext:value-type="float">
            <text:p>0</text:p>
          </table:table-cell>
          <table:table-cell table:formula="of:=([.BC80]*[.BC$2]+[.BC79]*[.BC$2])/[.BD$2]" office:value-type="float" office:value="0" calcext:value-type="float">
            <text:p>0</text:p>
          </table:table-cell>
          <table:table-cell table:formula="of:=([.BD80]*[.BD$2]+[.BD79]*[.BD$2])/[.BE$2]" office:value-type="float" office:value="0" calcext:value-type="float">
            <text:p>0</text:p>
          </table:table-cell>
          <table:table-cell table:formula="of:=([.BE80]*[.BE$2]+[.BE79]*[.BE$2])/[.BF$2]" office:value-type="float" office:value="0" calcext:value-type="float">
            <text:p>0</text:p>
          </table:table-cell>
          <table:table-cell table:formula="of:=([.BF80]*[.BF$2]+[.BF79]*[.BF$2])/[.BG$2]" office:value-type="float" office:value="0" calcext:value-type="float">
            <text:p>0</text:p>
          </table:table-cell>
          <table:table-cell table:formula="of:=([.BG80]*[.BG$2]+[.BG79]*[.BG$2])/[.BH$2]" office:value-type="float" office:value="0" calcext:value-type="float">
            <text:p>0</text:p>
          </table:table-cell>
          <table:table-cell table:formula="of:=([.BH80]*[.BH$2]+[.BH79]*[.BH$2])/[.BI$2]" office:value-type="float" office:value="0" calcext:value-type="float">
            <text:p>0</text:p>
          </table:table-cell>
          <table:table-cell table:formula="of:=([.BI80]*[.BI$2]+[.BI79]*[.BI$2])/[.BJ$2]" office:value-type="float" office:value="0" calcext:value-type="float">
            <text:p>0</text:p>
          </table:table-cell>
          <table:table-cell table:formula="of:=([.BJ80]*[.BJ$2]+[.BJ79]*[.BJ$2])/[.BK$2]" office:value-type="float" office:value="0" calcext:value-type="float">
            <text:p>0</text:p>
          </table:table-cell>
          <table:table-cell table:formula="of:=([.BK80]*[.BK$2]+[.BK79]*[.BK$2])/[.BL$2]" office:value-type="float" office:value="0" calcext:value-type="float">
            <text:p>0</text:p>
          </table:table-cell>
          <table:table-cell table:formula="of:=([.BL80]*[.BL$2]+[.BL79]*[.BL$2])/[.BM$2]" office:value-type="float" office:value="0" calcext:value-type="float">
            <text:p>0</text:p>
          </table:table-cell>
          <table:table-cell table:formula="of:=([.BM80]*[.BM$2]+[.BM79]*[.BM$2])/[.BN$2]" office:value-type="float" office:value="0" calcext:value-type="float">
            <text:p>0</text:p>
          </table:table-cell>
          <table:table-cell table:formula="of:=([.BN80]*[.BN$2]+[.BN79]*[.BN$2])/[.BO$2]" office:value-type="float" office:value="0" calcext:value-type="float">
            <text:p>0</text:p>
          </table:table-cell>
          <table:table-cell table:formula="of:=([.BO80]*[.BO$2]+[.BO79]*[.BO$2])/[.BP$2]" office:value-type="float" office:value="0" calcext:value-type="float">
            <text:p>0</text:p>
          </table:table-cell>
          <table:table-cell table:formula="of:=([.BP80]*[.BP$2]+[.BP79]*[.BP$2])/[.BQ$2]" office:value-type="float" office:value="0" calcext:value-type="float">
            <text:p>0</text:p>
          </table:table-cell>
          <table:table-cell table:formula="of:=([.BQ80]*[.BQ$2]+[.BQ79]*[.BQ$2])/[.BR$2]" office:value-type="float" office:value="0" calcext:value-type="float">
            <text:p>0</text:p>
          </table:table-cell>
          <table:table-cell table:formula="of:=([.BR80]*[.BR$2]+[.BR79]*[.BR$2])/[.BS$2]" office:value-type="float" office:value="0" calcext:value-type="float">
            <text:p>0</text:p>
          </table:table-cell>
          <table:table-cell table:formula="of:=([.BS80]*[.BS$2]+[.BS79]*[.BS$2])/[.BT$2]" office:value-type="float" office:value="0" calcext:value-type="float">
            <text:p>0</text:p>
          </table:table-cell>
          <table:table-cell table:formula="of:=([.BT80]*[.BT$2]+[.BT79]*[.BT$2])/[.BU$2]" office:value-type="float" office:value="0" calcext:value-type="float">
            <text:p>0</text:p>
          </table:table-cell>
          <table:table-cell table:formula="of:=([.BU80]*[.BU$2]+[.BU79]*[.BU$2])/[.BV$2]" office:value-type="float" office:value="0" calcext:value-type="float">
            <text:p>0</text:p>
          </table:table-cell>
          <table:table-cell table:formula="of:=([.BV80]*[.BV$2]+[.BV79]*[.BV$2])/[.BW$2]" office:value-type="float" office:value="0" calcext:value-type="float">
            <text:p>0</text:p>
          </table:table-cell>
          <table:table-cell table:formula="of:=([.BW80]*[.BW$2]+[.BW79]*[.BW$2])/[.BX$2]" office:value-type="float" office:value="0" calcext:value-type="float">
            <text:p>0</text:p>
          </table:table-cell>
          <table:table-cell table:formula="of:=([.BX80]*[.BX$2]+[.BX79]*[.BX$2])/[.BY$2]" office:value-type="float" office:value="0" calcext:value-type="float">
            <text:p>0</text:p>
          </table:table-cell>
          <table:table-cell table:formula="of:=([.BY80]*[.BY$2]+[.BY79]*[.BY$2])/[.BZ$2]" office:value-type="float" office:value="6.61744490042422E-024" calcext:value-type="float">
            <text:p>6.61744490042422E-24</text:p>
          </table:table-cell>
          <table:table-cell table:formula="of:=([.BZ80]*[.BZ$2]+[.BZ79]*[.BZ$2])/[.CA$2]" office:value-type="float" office:value="2.58080351116545E-022" calcext:value-type="float">
            <text:p>2.58080351116545E-22</text:p>
          </table:table-cell>
          <table:table-cell table:formula="of:=([.CA80]*[.CA$2]+[.CA79]*[.CA$2])/[.CB$2]" office:value-type="float" office:value="5.09708693455176E-021" calcext:value-type="float">
            <text:p>5.09708693455176E-21</text:p>
          </table:table-cell>
          <table:table-cell table:formula="of:=([.CB80]*[.CB$2]+[.CB79]*[.CB$2])/[.CC$2]" office:value-type="float" office:value="6.79611591273568E-020" calcext:value-type="float">
            <text:p>6.79611591273568E-20</text:p>
          </table:table-cell>
          <table:table-cell table:formula="of:=([.CC80]*[.CC$2]+[.CC79]*[.CC$2])/[.CD$2]" office:value-type="float" office:value="6.88106736164487E-019" calcext:value-type="float">
            <text:p>6.88106736164487E-19</text:p>
          </table:table-cell>
          <table:table-cell table:formula="of:=([.CD80]*[.CD$2]+[.CD79]*[.CD$2])/[.CE$2]" office:value-type="float" office:value="5.64247523654879E-018" calcext:value-type="float">
            <text:p>5.64247523654879E-18</text:p>
          </table:table-cell>
          <table:table-cell table:formula="of:=([.CE80]*[.CE$2]+[.CE79]*[.CE$2])/[.CF$2]" office:value-type="float" office:value="3.90271203861292E-017" calcext:value-type="float">
            <text:p>3.90271203861292E-17</text:p>
          </table:table-cell>
          <table:table-cell table:formula="of:=([.CF80]*[.CF$2]+[.CF79]*[.CF$2])/[.CG$2]" office:value-type="float" office:value="2.34162722316775E-016" calcext:value-type="float">
            <text:p>2.34162722316775E-16</text:p>
          </table:table-cell>
          <table:table-cell table:formula="of:=([.CG80]*[.CG$2]+[.CG79]*[.CG$2])/[.CH$2]" office:value-type="float" office:value="1.24398946230787E-015" calcext:value-type="float">
            <text:p>1.24398946230787E-15</text:p>
          </table:table-cell>
          <table:table-cell table:formula="of:=([.CH80]*[.CH$2]+[.CH79]*[.CH$2])/[.CI$2]" office:value-type="float" office:value="5.94350520880425E-015" calcext:value-type="float">
            <text:p>5.94350520880425E-15</text:p>
          </table:table-cell>
          <table:table-cell table:formula="of:=([.CI80]*[.CI$2]+[.CI79]*[.CI$2])/[.CJ$2]" office:value-type="float" office:value="0.00000000000002585425" calcext:value-type="float">
            <text:p>2.58542476582985E-14</text:p>
          </table:table-cell>
          <table:table-cell table:formula="of:=([.CJ80]*[.CJ$2]+[.CJ79]*[.CJ$2])/[.CK$2]" office:value-type="float" office:value="0.00000000000010341699" calcext:value-type="float">
            <text:p>1.03416990633194E-13</text:p>
          </table:table-cell>
          <table:table-cell table:formula="of:=([.CK80]*[.CK$2]+[.CK79]*[.CK$2])/[.CL$2]" office:value-type="float" office:value="0.00000000000038350467" calcext:value-type="float">
            <text:p>3.83504673598094E-13</text:p>
          </table:table-cell>
          <table:table-cell table:formula="of:=([.CL80]*[.CL$2]+[.CL79]*[.CL$2])/[.CM$2]" office:value-type="float" office:value="0.00000000000132751618" calcext:value-type="float">
            <text:p>1.32751617783956E-12</text:p>
          </table:table-cell>
          <table:table-cell table:formula="of:=([.CM80]*[.CM$2]+[.CM79]*[.CM$2])/[.CN$2]" office:value-type="float" office:value="0.00000000000431442758" calcext:value-type="float">
            <text:p>4.31442757797856E-12</text:p>
          </table:table-cell>
          <table:table-cell table:formula="of:=([.CN80]*[.CN$2]+[.CN79]*[.CN$2])/[.CO$2]" office:value-type="float" office:value="0.00000000001323091124" calcext:value-type="float">
            <text:p>1.32309112391343E-11</text:p>
          </table:table-cell>
          <table:table-cell table:formula="of:=([.CO80]*[.CO$2]+[.CO79]*[.CO$2])/[.CP$2]" office:value-type="float" office:value="0.00000000003845233579" calcext:value-type="float">
            <text:p>3.84523357887339E-11</text:p>
          </table:table-cell>
          <table:table-cell table:formula="of:=([.CP80]*[.CP$2]+[.CP79]*[.CP$2])/[.CQ$2]" office:value-type="float" office:value="0.00000000010630939895" calcext:value-type="float">
            <text:p>1.06309398945323E-10</text:p>
          </table:table-cell>
          <table:table-cell table:formula="of:=([.CQ80]*[.CQ$2]+[.CQ79]*[.CQ$2])/[.CR$2]" office:value-type="float" office:value="0.00000000028053869166" calcext:value-type="float">
            <text:p>2.8053869166127E-10</text:p>
          </table:table-cell>
          <table:table-cell table:formula="of:=([.CR80]*[.CR$2]+[.CR79]*[.CR$2])/[.CS$2]" office:value-type="float" office:value="0.0000000007087293263" calcext:value-type="float">
            <text:p>7.08729326302155E-1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81]*[.AB$2]+[.AB80]*[.AB$2])/[.AC$2]" office:value-type="float" office:value="0" calcext:value-type="float">
            <text:p>0</text:p>
          </table:table-cell>
          <table:table-cell table:formula="of:=([.AC81]*[.AC$2]+[.AC80]*[.AC$2])/[.AD$2]" office:value-type="float" office:value="0" calcext:value-type="float">
            <text:p>0</text:p>
          </table:table-cell>
          <table:table-cell table:formula="of:=([.AD81]*[.AD$2]+[.AD80]*[.AD$2])/[.AE$2]" office:value-type="float" office:value="0" calcext:value-type="float">
            <text:p>0</text:p>
          </table:table-cell>
          <table:table-cell table:formula="of:=([.AE81]*[.AE$2]+[.AE80]*[.AE$2])/[.AF$2]" office:value-type="float" office:value="0" calcext:value-type="float">
            <text:p>0</text:p>
          </table:table-cell>
          <table:table-cell table:formula="of:=([.AF81]*[.AF$2]+[.AF80]*[.AF$2])/[.AG$2]" office:value-type="float" office:value="0" calcext:value-type="float">
            <text:p>0</text:p>
          </table:table-cell>
          <table:table-cell table:formula="of:=([.AG81]*[.AG$2]+[.AG80]*[.AG$2])/[.AH$2]" office:value-type="float" office:value="0" calcext:value-type="float">
            <text:p>0</text:p>
          </table:table-cell>
          <table:table-cell table:formula="of:=([.AH81]*[.AH$2]+[.AH80]*[.AH$2])/[.AI$2]" office:value-type="float" office:value="0" calcext:value-type="float">
            <text:p>0</text:p>
          </table:table-cell>
          <table:table-cell table:formula="of:=([.AI81]*[.AI$2]+[.AI80]*[.AI$2])/[.AJ$2]" office:value-type="float" office:value="0" calcext:value-type="float">
            <text:p>0</text:p>
          </table:table-cell>
          <table:table-cell table:formula="of:=([.AJ81]*[.AJ$2]+[.AJ80]*[.AJ$2])/[.AK$2]" office:value-type="float" office:value="0" calcext:value-type="float">
            <text:p>0</text:p>
          </table:table-cell>
          <table:table-cell table:formula="of:=([.AK81]*[.AK$2]+[.AK80]*[.AK$2])/[.AL$2]" office:value-type="float" office:value="0" calcext:value-type="float">
            <text:p>0</text:p>
          </table:table-cell>
          <table:table-cell table:formula="of:=([.AL81]*[.AL$2]+[.AL80]*[.AL$2])/[.AM$2]" office:value-type="float" office:value="0" calcext:value-type="float">
            <text:p>0</text:p>
          </table:table-cell>
          <table:table-cell table:formula="of:=([.AM81]*[.AM$2]+[.AM80]*[.AM$2])/[.AN$2]" office:value-type="float" office:value="0" calcext:value-type="float">
            <text:p>0</text:p>
          </table:table-cell>
          <table:table-cell table:formula="of:=([.AN81]*[.AN$2]+[.AN80]*[.AN$2])/[.AO$2]" office:value-type="float" office:value="0" calcext:value-type="float">
            <text:p>0</text:p>
          </table:table-cell>
          <table:table-cell table:formula="of:=([.AO81]*[.AO$2]+[.AO80]*[.AO$2])/[.AP$2]" office:value-type="float" office:value="0" calcext:value-type="float">
            <text:p>0</text:p>
          </table:table-cell>
          <table:table-cell table:formula="of:=([.AP81]*[.AP$2]+[.AP80]*[.AP$2])/[.AQ$2]" office:value-type="float" office:value="0" calcext:value-type="float">
            <text:p>0</text:p>
          </table:table-cell>
          <table:table-cell table:formula="of:=([.AQ81]*[.AQ$2]+[.AQ80]*[.AQ$2])/[.AR$2]" office:value-type="float" office:value="0" calcext:value-type="float">
            <text:p>0</text:p>
          </table:table-cell>
          <table:table-cell table:formula="of:=([.AR81]*[.AR$2]+[.AR80]*[.AR$2])/[.AS$2]" office:value-type="float" office:value="0" calcext:value-type="float">
            <text:p>0</text:p>
          </table:table-cell>
          <table:table-cell table:formula="of:=([.AS81]*[.AS$2]+[.AS80]*[.AS$2])/[.AT$2]" office:value-type="float" office:value="0" calcext:value-type="float">
            <text:p>0</text:p>
          </table:table-cell>
          <table:table-cell table:formula="of:=([.AT81]*[.AT$2]+[.AT80]*[.AT$2])/[.AU$2]" office:value-type="float" office:value="0" calcext:value-type="float">
            <text:p>0</text:p>
          </table:table-cell>
          <table:table-cell table:formula="of:=([.AU81]*[.AU$2]+[.AU80]*[.AU$2])/[.AV$2]" office:value-type="float" office:value="0" calcext:value-type="float">
            <text:p>0</text:p>
          </table:table-cell>
          <table:table-cell table:formula="of:=([.AV81]*[.AV$2]+[.AV80]*[.AV$2])/[.AW$2]" office:value-type="float" office:value="0" calcext:value-type="float">
            <text:p>0</text:p>
          </table:table-cell>
          <table:table-cell table:formula="of:=([.AW81]*[.AW$2]+[.AW80]*[.AW$2])/[.AX$2]" office:value-type="float" office:value="0" calcext:value-type="float">
            <text:p>0</text:p>
          </table:table-cell>
          <table:table-cell table:formula="of:=([.AX81]*[.AX$2]+[.AX80]*[.AX$2])/[.AY$2]" office:value-type="float" office:value="0" calcext:value-type="float">
            <text:p>0</text:p>
          </table:table-cell>
          <table:table-cell table:formula="of:=([.AY81]*[.AY$2]+[.AY80]*[.AY$2])/[.AZ$2]" office:value-type="float" office:value="0" calcext:value-type="float">
            <text:p>0</text:p>
          </table:table-cell>
          <table:table-cell table:formula="of:=([.AZ81]*[.AZ$2]+[.AZ80]*[.AZ$2])/[.BA$2]" office:value-type="float" office:value="0" calcext:value-type="float">
            <text:p>0</text:p>
          </table:table-cell>
          <table:table-cell table:formula="of:=([.BA81]*[.BA$2]+[.BA80]*[.BA$2])/[.BB$2]" office:value-type="float" office:value="0" calcext:value-type="float">
            <text:p>0</text:p>
          </table:table-cell>
          <table:table-cell table:formula="of:=([.BB81]*[.BB$2]+[.BB80]*[.BB$2])/[.BC$2]" office:value-type="float" office:value="0" calcext:value-type="float">
            <text:p>0</text:p>
          </table:table-cell>
          <table:table-cell table:formula="of:=([.BC81]*[.BC$2]+[.BC80]*[.BC$2])/[.BD$2]" office:value-type="float" office:value="0" calcext:value-type="float">
            <text:p>0</text:p>
          </table:table-cell>
          <table:table-cell table:formula="of:=([.BD81]*[.BD$2]+[.BD80]*[.BD$2])/[.BE$2]" office:value-type="float" office:value="0" calcext:value-type="float">
            <text:p>0</text:p>
          </table:table-cell>
          <table:table-cell table:formula="of:=([.BE81]*[.BE$2]+[.BE80]*[.BE$2])/[.BF$2]" office:value-type="float" office:value="0" calcext:value-type="float">
            <text:p>0</text:p>
          </table:table-cell>
          <table:table-cell table:formula="of:=([.BF81]*[.BF$2]+[.BF80]*[.BF$2])/[.BG$2]" office:value-type="float" office:value="0" calcext:value-type="float">
            <text:p>0</text:p>
          </table:table-cell>
          <table:table-cell table:formula="of:=([.BG81]*[.BG$2]+[.BG80]*[.BG$2])/[.BH$2]" office:value-type="float" office:value="0" calcext:value-type="float">
            <text:p>0</text:p>
          </table:table-cell>
          <table:table-cell table:formula="of:=([.BH81]*[.BH$2]+[.BH80]*[.BH$2])/[.BI$2]" office:value-type="float" office:value="0" calcext:value-type="float">
            <text:p>0</text:p>
          </table:table-cell>
          <table:table-cell table:formula="of:=([.BI81]*[.BI$2]+[.BI80]*[.BI$2])/[.BJ$2]" office:value-type="float" office:value="0" calcext:value-type="float">
            <text:p>0</text:p>
          </table:table-cell>
          <table:table-cell table:formula="of:=([.BJ81]*[.BJ$2]+[.BJ80]*[.BJ$2])/[.BK$2]" office:value-type="float" office:value="0" calcext:value-type="float">
            <text:p>0</text:p>
          </table:table-cell>
          <table:table-cell table:formula="of:=([.BK81]*[.BK$2]+[.BK80]*[.BK$2])/[.BL$2]" office:value-type="float" office:value="0" calcext:value-type="float">
            <text:p>0</text:p>
          </table:table-cell>
          <table:table-cell table:formula="of:=([.BL81]*[.BL$2]+[.BL80]*[.BL$2])/[.BM$2]" office:value-type="float" office:value="0" calcext:value-type="float">
            <text:p>0</text:p>
          </table:table-cell>
          <table:table-cell table:formula="of:=([.BM81]*[.BM$2]+[.BM80]*[.BM$2])/[.BN$2]" office:value-type="float" office:value="0" calcext:value-type="float">
            <text:p>0</text:p>
          </table:table-cell>
          <table:table-cell table:formula="of:=([.BN81]*[.BN$2]+[.BN80]*[.BN$2])/[.BO$2]" office:value-type="float" office:value="0" calcext:value-type="float">
            <text:p>0</text:p>
          </table:table-cell>
          <table:table-cell table:formula="of:=([.BO81]*[.BO$2]+[.BO80]*[.BO$2])/[.BP$2]" office:value-type="float" office:value="0" calcext:value-type="float">
            <text:p>0</text:p>
          </table:table-cell>
          <table:table-cell table:formula="of:=([.BP81]*[.BP$2]+[.BP80]*[.BP$2])/[.BQ$2]" office:value-type="float" office:value="0" calcext:value-type="float">
            <text:p>0</text:p>
          </table:table-cell>
          <table:table-cell table:formula="of:=([.BQ81]*[.BQ$2]+[.BQ80]*[.BQ$2])/[.BR$2]" office:value-type="float" office:value="0" calcext:value-type="float">
            <text:p>0</text:p>
          </table:table-cell>
          <table:table-cell table:formula="of:=([.BR81]*[.BR$2]+[.BR80]*[.BR$2])/[.BS$2]" office:value-type="float" office:value="0" calcext:value-type="float">
            <text:p>0</text:p>
          </table:table-cell>
          <table:table-cell table:formula="of:=([.BS81]*[.BS$2]+[.BS80]*[.BS$2])/[.BT$2]" office:value-type="float" office:value="0" calcext:value-type="float">
            <text:p>0</text:p>
          </table:table-cell>
          <table:table-cell table:formula="of:=([.BT81]*[.BT$2]+[.BT80]*[.BT$2])/[.BU$2]" office:value-type="float" office:value="0" calcext:value-type="float">
            <text:p>0</text:p>
          </table:table-cell>
          <table:table-cell table:formula="of:=([.BU81]*[.BU$2]+[.BU80]*[.BU$2])/[.BV$2]" office:value-type="float" office:value="0" calcext:value-type="float">
            <text:p>0</text:p>
          </table:table-cell>
          <table:table-cell table:formula="of:=([.BV81]*[.BV$2]+[.BV80]*[.BV$2])/[.BW$2]" office:value-type="float" office:value="0" calcext:value-type="float">
            <text:p>0</text:p>
          </table:table-cell>
          <table:table-cell table:formula="of:=([.BW81]*[.BW$2]+[.BW80]*[.BW$2])/[.BX$2]" office:value-type="float" office:value="0" calcext:value-type="float">
            <text:p>0</text:p>
          </table:table-cell>
          <table:table-cell table:formula="of:=([.BX81]*[.BX$2]+[.BX80]*[.BX$2])/[.BY$2]" office:value-type="float" office:value="0" calcext:value-type="float">
            <text:p>0</text:p>
          </table:table-cell>
          <table:table-cell table:formula="of:=([.BY81]*[.BY$2]+[.BY80]*[.BY$2])/[.BZ$2]" office:value-type="float" office:value="0" calcext:value-type="float">
            <text:p>0</text:p>
          </table:table-cell>
          <table:table-cell table:formula="of:=([.BZ81]*[.BZ$2]+[.BZ80]*[.BZ$2])/[.CA$2]" office:value-type="float" office:value="3.30872245021211E-024" calcext:value-type="float">
            <text:p>3.30872245021211E-24</text:p>
          </table:table-cell>
          <table:table-cell table:formula="of:=([.CA81]*[.CA$2]+[.CA80]*[.CA$2])/[.CB$2]" office:value-type="float" office:value="1.30694536783378E-022" calcext:value-type="float">
            <text:p>1.30694536783378E-22</text:p>
          </table:table-cell>
          <table:table-cell table:formula="of:=([.CB81]*[.CB$2]+[.CB80]*[.CB$2])/[.CC$2]" office:value-type="float" office:value="2.61389073566757E-021" calcext:value-type="float">
            <text:p>2.61389073566757E-21</text:p>
          </table:table-cell>
          <table:table-cell table:formula="of:=([.CC81]*[.CC$2]+[.CC80]*[.CC$2])/[.CD$2]" office:value-type="float" office:value="3.52875249315122E-020" calcext:value-type="float">
            <text:p>3.52875249315122E-20</text:p>
          </table:table-cell>
          <table:table-cell table:formula="of:=([.CD81]*[.CD$2]+[.CD80]*[.CD$2])/[.CE$2]" office:value-type="float" office:value="3.61697130548E-019" calcext:value-type="float">
            <text:p>3.61697130548E-19</text:p>
          </table:table-cell>
          <table:table-cell table:formula="of:=([.CE81]*[.CE$2]+[.CE80]*[.CE$2])/[.CF$2]" office:value-type="float" office:value="3.0020861835484E-018" calcext:value-type="float">
            <text:p>3.0020861835484E-18</text:p>
          </table:table-cell>
          <table:table-cell table:formula="of:=([.CF81]*[.CF$2]+[.CF80]*[.CF$2])/[.CG$2]" office:value-type="float" office:value="2.10146032848388E-017" calcext:value-type="float">
            <text:p>2.10146032848388E-17</text:p>
          </table:table-cell>
          <table:table-cell table:formula="of:=([.CG81]*[.CG$2]+[.CG80]*[.CG$2])/[.CH$2]" office:value-type="float" office:value="1.27588662800807E-016" calcext:value-type="float">
            <text:p>1.27588662800807E-16</text:p>
          </table:table-cell>
          <table:table-cell table:formula="of:=([.CH81]*[.CH$2]+[.CH80]*[.CH$2])/[.CI$2]" office:value-type="float" office:value="6.85789062554337E-016" calcext:value-type="float">
            <text:p>6.85789062554337E-16</text:p>
          </table:table-cell>
          <table:table-cell table:formula="of:=([.CI81]*[.CI$2]+[.CI80]*[.CI$2])/[.CJ$2]" office:value-type="float" office:value="3.3146471356793E-015" calcext:value-type="float">
            <text:p>3.3146471356793E-15</text:p>
          </table:table-cell>
          <table:table-cell table:formula="of:=([.CJ81]*[.CJ$2]+[.CJ80]*[.CJ$2])/[.CK$2]" office:value-type="float" office:value="0.00000000000001458445" calcext:value-type="float">
            <text:p>1.45844473969889E-14</text:p>
          </table:table-cell>
          <table:table-cell table:formula="of:=([.CK81]*[.CK$2]+[.CK80]*[.CK$2])/[.CL$2]" office:value-type="float" office:value="0.00000000000005900072" calcext:value-type="float">
            <text:p>5.90007190150915E-14</text:p>
          </table:table-cell>
          <table:table-cell table:formula="of:=([.CL81]*[.CL$2]+[.CL80]*[.CL$2])/[.CM$2]" office:value-type="float" office:value="0.0000000000002212527" calcext:value-type="float">
            <text:p>2.21252696306593E-13</text:p>
          </table:table-cell>
          <table:table-cell table:formula="of:=([.CM81]*[.CM$2]+[.CM80]*[.CM$2])/[.CN$2]" office:value-type="float" office:value="0.00000000000077438444" calcext:value-type="float">
            <text:p>7.74384437073075E-13</text:p>
          </table:table-cell>
          <table:table-cell table:formula="of:=([.CN81]*[.CN$2]+[.CN80]*[.CN$2])/[.CO$2]" office:value-type="float" office:value="0.00000000000254440601" calcext:value-type="float">
            <text:p>2.54440600752582E-12</text:p>
          </table:table-cell>
          <table:table-cell table:formula="of:=([.CO81]*[.CO$2]+[.CO80]*[.CO$2])/[.CP$2]" office:value-type="float" office:value="0.00000000000788765862" calcext:value-type="float">
            <text:p>7.88765862333004E-12</text:p>
          </table:table-cell>
          <table:table-cell table:formula="of:=([.CP81]*[.CP$2]+[.CP80]*[.CP$2])/[.CQ$2]" office:value-type="float" office:value="0.00000000002316999721" calcext:value-type="float">
            <text:p>2.3169997206032E-11</text:p>
          </table:table-cell>
          <table:table-cell table:formula="of:=([.CQ81]*[.CQ$2]+[.CQ80]*[.CQ$2])/[.CR$2]" office:value-type="float" office:value="0.00000000006473969808" calcext:value-type="float">
            <text:p>6.47396980756776E-11</text:p>
          </table:table-cell>
          <table:table-cell table:formula="of:=([.CR81]*[.CR$2]+[.CR80]*[.CR$2])/[.CS$2]" office:value-type="float" office:value="0.00000000017263919487" calcext:value-type="float">
            <text:p>1.72639194868474E-1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82]*[.AB$2]+[.AB81]*[.AB$2])/[.AC$2]" office:value-type="float" office:value="0" calcext:value-type="float">
            <text:p>0</text:p>
          </table:table-cell>
          <table:table-cell table:formula="of:=([.AC82]*[.AC$2]+[.AC81]*[.AC$2])/[.AD$2]" office:value-type="float" office:value="0" calcext:value-type="float">
            <text:p>0</text:p>
          </table:table-cell>
          <table:table-cell table:formula="of:=([.AD82]*[.AD$2]+[.AD81]*[.AD$2])/[.AE$2]" office:value-type="float" office:value="0" calcext:value-type="float">
            <text:p>0</text:p>
          </table:table-cell>
          <table:table-cell table:formula="of:=([.AE82]*[.AE$2]+[.AE81]*[.AE$2])/[.AF$2]" office:value-type="float" office:value="0" calcext:value-type="float">
            <text:p>0</text:p>
          </table:table-cell>
          <table:table-cell table:formula="of:=([.AF82]*[.AF$2]+[.AF81]*[.AF$2])/[.AG$2]" office:value-type="float" office:value="0" calcext:value-type="float">
            <text:p>0</text:p>
          </table:table-cell>
          <table:table-cell table:formula="of:=([.AG82]*[.AG$2]+[.AG81]*[.AG$2])/[.AH$2]" office:value-type="float" office:value="0" calcext:value-type="float">
            <text:p>0</text:p>
          </table:table-cell>
          <table:table-cell table:formula="of:=([.AH82]*[.AH$2]+[.AH81]*[.AH$2])/[.AI$2]" office:value-type="float" office:value="0" calcext:value-type="float">
            <text:p>0</text:p>
          </table:table-cell>
          <table:table-cell table:formula="of:=([.AI82]*[.AI$2]+[.AI81]*[.AI$2])/[.AJ$2]" office:value-type="float" office:value="0" calcext:value-type="float">
            <text:p>0</text:p>
          </table:table-cell>
          <table:table-cell table:formula="of:=([.AJ82]*[.AJ$2]+[.AJ81]*[.AJ$2])/[.AK$2]" office:value-type="float" office:value="0" calcext:value-type="float">
            <text:p>0</text:p>
          </table:table-cell>
          <table:table-cell table:formula="of:=([.AK82]*[.AK$2]+[.AK81]*[.AK$2])/[.AL$2]" office:value-type="float" office:value="0" calcext:value-type="float">
            <text:p>0</text:p>
          </table:table-cell>
          <table:table-cell table:formula="of:=([.AL82]*[.AL$2]+[.AL81]*[.AL$2])/[.AM$2]" office:value-type="float" office:value="0" calcext:value-type="float">
            <text:p>0</text:p>
          </table:table-cell>
          <table:table-cell table:formula="of:=([.AM82]*[.AM$2]+[.AM81]*[.AM$2])/[.AN$2]" office:value-type="float" office:value="0" calcext:value-type="float">
            <text:p>0</text:p>
          </table:table-cell>
          <table:table-cell table:formula="of:=([.AN82]*[.AN$2]+[.AN81]*[.AN$2])/[.AO$2]" office:value-type="float" office:value="0" calcext:value-type="float">
            <text:p>0</text:p>
          </table:table-cell>
          <table:table-cell table:formula="of:=([.AO82]*[.AO$2]+[.AO81]*[.AO$2])/[.AP$2]" office:value-type="float" office:value="0" calcext:value-type="float">
            <text:p>0</text:p>
          </table:table-cell>
          <table:table-cell table:formula="of:=([.AP82]*[.AP$2]+[.AP81]*[.AP$2])/[.AQ$2]" office:value-type="float" office:value="0" calcext:value-type="float">
            <text:p>0</text:p>
          </table:table-cell>
          <table:table-cell table:formula="of:=([.AQ82]*[.AQ$2]+[.AQ81]*[.AQ$2])/[.AR$2]" office:value-type="float" office:value="0" calcext:value-type="float">
            <text:p>0</text:p>
          </table:table-cell>
          <table:table-cell table:formula="of:=([.AR82]*[.AR$2]+[.AR81]*[.AR$2])/[.AS$2]" office:value-type="float" office:value="0" calcext:value-type="float">
            <text:p>0</text:p>
          </table:table-cell>
          <table:table-cell table:formula="of:=([.AS82]*[.AS$2]+[.AS81]*[.AS$2])/[.AT$2]" office:value-type="float" office:value="0" calcext:value-type="float">
            <text:p>0</text:p>
          </table:table-cell>
          <table:table-cell table:formula="of:=([.AT82]*[.AT$2]+[.AT81]*[.AT$2])/[.AU$2]" office:value-type="float" office:value="0" calcext:value-type="float">
            <text:p>0</text:p>
          </table:table-cell>
          <table:table-cell table:formula="of:=([.AU82]*[.AU$2]+[.AU81]*[.AU$2])/[.AV$2]" office:value-type="float" office:value="0" calcext:value-type="float">
            <text:p>0</text:p>
          </table:table-cell>
          <table:table-cell table:formula="of:=([.AV82]*[.AV$2]+[.AV81]*[.AV$2])/[.AW$2]" office:value-type="float" office:value="0" calcext:value-type="float">
            <text:p>0</text:p>
          </table:table-cell>
          <table:table-cell table:formula="of:=([.AW82]*[.AW$2]+[.AW81]*[.AW$2])/[.AX$2]" office:value-type="float" office:value="0" calcext:value-type="float">
            <text:p>0</text:p>
          </table:table-cell>
          <table:table-cell table:formula="of:=([.AX82]*[.AX$2]+[.AX81]*[.AX$2])/[.AY$2]" office:value-type="float" office:value="0" calcext:value-type="float">
            <text:p>0</text:p>
          </table:table-cell>
          <table:table-cell table:formula="of:=([.AY82]*[.AY$2]+[.AY81]*[.AY$2])/[.AZ$2]" office:value-type="float" office:value="0" calcext:value-type="float">
            <text:p>0</text:p>
          </table:table-cell>
          <table:table-cell table:formula="of:=([.AZ82]*[.AZ$2]+[.AZ81]*[.AZ$2])/[.BA$2]" office:value-type="float" office:value="0" calcext:value-type="float">
            <text:p>0</text:p>
          </table:table-cell>
          <table:table-cell table:formula="of:=([.BA82]*[.BA$2]+[.BA81]*[.BA$2])/[.BB$2]" office:value-type="float" office:value="0" calcext:value-type="float">
            <text:p>0</text:p>
          </table:table-cell>
          <table:table-cell table:formula="of:=([.BB82]*[.BB$2]+[.BB81]*[.BB$2])/[.BC$2]" office:value-type="float" office:value="0" calcext:value-type="float">
            <text:p>0</text:p>
          </table:table-cell>
          <table:table-cell table:formula="of:=([.BC82]*[.BC$2]+[.BC81]*[.BC$2])/[.BD$2]" office:value-type="float" office:value="0" calcext:value-type="float">
            <text:p>0</text:p>
          </table:table-cell>
          <table:table-cell table:formula="of:=([.BD82]*[.BD$2]+[.BD81]*[.BD$2])/[.BE$2]" office:value-type="float" office:value="0" calcext:value-type="float">
            <text:p>0</text:p>
          </table:table-cell>
          <table:table-cell table:formula="of:=([.BE82]*[.BE$2]+[.BE81]*[.BE$2])/[.BF$2]" office:value-type="float" office:value="0" calcext:value-type="float">
            <text:p>0</text:p>
          </table:table-cell>
          <table:table-cell table:formula="of:=([.BF82]*[.BF$2]+[.BF81]*[.BF$2])/[.BG$2]" office:value-type="float" office:value="0" calcext:value-type="float">
            <text:p>0</text:p>
          </table:table-cell>
          <table:table-cell table:formula="of:=([.BG82]*[.BG$2]+[.BG81]*[.BG$2])/[.BH$2]" office:value-type="float" office:value="0" calcext:value-type="float">
            <text:p>0</text:p>
          </table:table-cell>
          <table:table-cell table:formula="of:=([.BH82]*[.BH$2]+[.BH81]*[.BH$2])/[.BI$2]" office:value-type="float" office:value="0" calcext:value-type="float">
            <text:p>0</text:p>
          </table:table-cell>
          <table:table-cell table:formula="of:=([.BI82]*[.BI$2]+[.BI81]*[.BI$2])/[.BJ$2]" office:value-type="float" office:value="0" calcext:value-type="float">
            <text:p>0</text:p>
          </table:table-cell>
          <table:table-cell table:formula="of:=([.BJ82]*[.BJ$2]+[.BJ81]*[.BJ$2])/[.BK$2]" office:value-type="float" office:value="0" calcext:value-type="float">
            <text:p>0</text:p>
          </table:table-cell>
          <table:table-cell table:formula="of:=([.BK82]*[.BK$2]+[.BK81]*[.BK$2])/[.BL$2]" office:value-type="float" office:value="0" calcext:value-type="float">
            <text:p>0</text:p>
          </table:table-cell>
          <table:table-cell table:formula="of:=([.BL82]*[.BL$2]+[.BL81]*[.BL$2])/[.BM$2]" office:value-type="float" office:value="0" calcext:value-type="float">
            <text:p>0</text:p>
          </table:table-cell>
          <table:table-cell table:formula="of:=([.BM82]*[.BM$2]+[.BM81]*[.BM$2])/[.BN$2]" office:value-type="float" office:value="0" calcext:value-type="float">
            <text:p>0</text:p>
          </table:table-cell>
          <table:table-cell table:formula="of:=([.BN82]*[.BN$2]+[.BN81]*[.BN$2])/[.BO$2]" office:value-type="float" office:value="0" calcext:value-type="float">
            <text:p>0</text:p>
          </table:table-cell>
          <table:table-cell table:formula="of:=([.BO82]*[.BO$2]+[.BO81]*[.BO$2])/[.BP$2]" office:value-type="float" office:value="0" calcext:value-type="float">
            <text:p>0</text:p>
          </table:table-cell>
          <table:table-cell table:formula="of:=([.BP82]*[.BP$2]+[.BP81]*[.BP$2])/[.BQ$2]" office:value-type="float" office:value="0" calcext:value-type="float">
            <text:p>0</text:p>
          </table:table-cell>
          <table:table-cell table:formula="of:=([.BQ82]*[.BQ$2]+[.BQ81]*[.BQ$2])/[.BR$2]" office:value-type="float" office:value="0" calcext:value-type="float">
            <text:p>0</text:p>
          </table:table-cell>
          <table:table-cell table:formula="of:=([.BR82]*[.BR$2]+[.BR81]*[.BR$2])/[.BS$2]" office:value-type="float" office:value="0" calcext:value-type="float">
            <text:p>0</text:p>
          </table:table-cell>
          <table:table-cell table:formula="of:=([.BS82]*[.BS$2]+[.BS81]*[.BS$2])/[.BT$2]" office:value-type="float" office:value="0" calcext:value-type="float">
            <text:p>0</text:p>
          </table:table-cell>
          <table:table-cell table:formula="of:=([.BT82]*[.BT$2]+[.BT81]*[.BT$2])/[.BU$2]" office:value-type="float" office:value="0" calcext:value-type="float">
            <text:p>0</text:p>
          </table:table-cell>
          <table:table-cell table:formula="of:=([.BU82]*[.BU$2]+[.BU81]*[.BU$2])/[.BV$2]" office:value-type="float" office:value="0" calcext:value-type="float">
            <text:p>0</text:p>
          </table:table-cell>
          <table:table-cell table:formula="of:=([.BV82]*[.BV$2]+[.BV81]*[.BV$2])/[.BW$2]" office:value-type="float" office:value="0" calcext:value-type="float">
            <text:p>0</text:p>
          </table:table-cell>
          <table:table-cell table:formula="of:=([.BW82]*[.BW$2]+[.BW81]*[.BW$2])/[.BX$2]" office:value-type="float" office:value="0" calcext:value-type="float">
            <text:p>0</text:p>
          </table:table-cell>
          <table:table-cell table:formula="of:=([.BX82]*[.BX$2]+[.BX81]*[.BX$2])/[.BY$2]" office:value-type="float" office:value="0" calcext:value-type="float">
            <text:p>0</text:p>
          </table:table-cell>
          <table:table-cell table:formula="of:=([.BY82]*[.BY$2]+[.BY81]*[.BY$2])/[.BZ$2]" office:value-type="float" office:value="0" calcext:value-type="float">
            <text:p>0</text:p>
          </table:table-cell>
          <table:table-cell table:formula="of:=([.BZ82]*[.BZ$2]+[.BZ81]*[.BZ$2])/[.CA$2]" office:value-type="float" office:value="0" calcext:value-type="float">
            <text:p>0</text:p>
          </table:table-cell>
          <table:table-cell table:formula="of:=([.CA82]*[.CA$2]+[.CA81]*[.CA$2])/[.CB$2]" office:value-type="float" office:value="1.65436122510606E-024" calcext:value-type="float">
            <text:p>1.65436122510606E-24</text:p>
          </table:table-cell>
          <table:table-cell table:formula="of:=([.CB82]*[.CB$2]+[.CB81]*[.CB$2])/[.CC$2]" office:value-type="float" office:value="6.61744490042422E-023" calcext:value-type="float">
            <text:p>6.61744490042422E-23</text:p>
          </table:table-cell>
          <table:table-cell table:formula="of:=([.CC82]*[.CC$2]+[.CC81]*[.CC$2])/[.CD$2]" office:value-type="float" office:value="1.3400325923359E-021" calcext:value-type="float">
            <text:p>1.3400325923359E-21</text:p>
          </table:table-cell>
          <table:table-cell table:formula="of:=([.CD82]*[.CD$2]+[.CD81]*[.CD$2])/[.CE$2]" office:value-type="float" office:value="1.8313778761924E-020" calcext:value-type="float">
            <text:p>1.8313778761924E-20</text:p>
          </table:table-cell>
          <table:table-cell table:formula="of:=([.CE82]*[.CE$2]+[.CE81]*[.CE$2])/[.CF$2]" office:value-type="float" office:value="1.90005454654962E-019" calcext:value-type="float">
            <text:p>1.90005454654962E-19</text:p>
          </table:table-cell>
          <table:table-cell table:formula="of:=([.CF82]*[.CF$2]+[.CF81]*[.CF$2])/[.CG$2]" office:value-type="float" office:value="1.59604581910168E-018" calcext:value-type="float">
            <text:p>1.59604581910168E-18</text:p>
          </table:table-cell>
          <table:table-cell table:formula="of:=([.CG82]*[.CG$2]+[.CG81]*[.CG$2])/[.CH$2]" office:value-type="float" office:value="1.13053245519702E-017" calcext:value-type="float">
            <text:p>1.13053245519702E-17</text:p>
          </table:table-cell>
          <table:table-cell table:formula="of:=([.CH82]*[.CH$2]+[.CH81]*[.CH$2])/[.CI$2]" office:value-type="float" office:value="6.94469936763886E-017" calcext:value-type="float">
            <text:p>6.94469936763886E-17</text:p>
          </table:table-cell>
          <table:table-cell table:formula="of:=([.CI82]*[.CI$2]+[.CI81]*[.CI$2])/[.CJ$2]" office:value-type="float" office:value="3.77618028115363E-016" calcext:value-type="float">
            <text:p>3.77618028115363E-16</text:p>
          </table:table-cell>
          <table:table-cell table:formula="of:=([.CJ82]*[.CJ$2]+[.CJ81]*[.CJ$2])/[.CK$2]" office:value-type="float" office:value="1.84613258189733E-015" calcext:value-type="float">
            <text:p>1.84613258189733E-15</text:p>
          </table:table-cell>
          <table:table-cell table:formula="of:=([.CK82]*[.CK$2]+[.CK81]*[.CK$2])/[.CL$2]" office:value-type="float" office:value="8.21528998944311E-015" calcext:value-type="float">
            <text:p>8.21528998944311E-15</text:p>
          </table:table-cell>
          <table:table-cell table:formula="of:=([.CL82]*[.CL$2]+[.CL81]*[.CL$2])/[.CM$2]" office:value-type="float" office:value="0.000000000000033608" calcext:value-type="float">
            <text:p>3.36080045022673E-14</text:p>
          </table:table-cell>
          <table:table-cell table:formula="of:=([.CM82]*[.CM$2]+[.CM81]*[.CM$2])/[.CN$2]" office:value-type="float" office:value="0.00000000000012743035" calcext:value-type="float">
            <text:p>1.2743035040443E-13</text:p>
          </table:table-cell>
          <table:table-cell table:formula="of:=([.CN82]*[.CN$2]+[.CN81]*[.CN$2])/[.CO$2]" office:value-type="float" office:value="0.00000000000045090739" calcext:value-type="float">
            <text:p>4.50907393738753E-13</text:p>
          </table:table-cell>
          <table:table-cell table:formula="of:=([.CO82]*[.CO$2]+[.CO81]*[.CO$2])/[.CP$2]" office:value-type="float" office:value="0.0000000000014976567" calcext:value-type="float">
            <text:p>1.49765670063229E-12</text:p>
          </table:table-cell>
          <table:table-cell table:formula="of:=([.CP82]*[.CP$2]+[.CP81]*[.CP$2])/[.CQ$2]" office:value-type="float" office:value="0.00000000000469265766" calcext:value-type="float">
            <text:p>4.69265766198116E-12</text:p>
          </table:table-cell>
          <table:table-cell table:formula="of:=([.CQ82]*[.CQ$2]+[.CQ81]*[.CQ$2])/[.CR$2]" office:value-type="float" office:value="0.00000000001393132743" calcext:value-type="float">
            <text:p>1.39313274340066E-11</text:p>
          </table:table-cell>
          <table:table-cell table:formula="of:=([.CR82]*[.CR$2]+[.CR81]*[.CR$2])/[.CS$2]" office:value-type="float" office:value="0.00000000003933551275" calcext:value-type="float">
            <text:p>3.93355127548421E-11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83]*[.AB$2]+[.AB82]*[.AB$2])/[.AC$2]" office:value-type="float" office:value="0" calcext:value-type="float">
            <text:p>0</text:p>
          </table:table-cell>
          <table:table-cell table:formula="of:=([.AC83]*[.AC$2]+[.AC82]*[.AC$2])/[.AD$2]" office:value-type="float" office:value="0" calcext:value-type="float">
            <text:p>0</text:p>
          </table:table-cell>
          <table:table-cell table:formula="of:=([.AD83]*[.AD$2]+[.AD82]*[.AD$2])/[.AE$2]" office:value-type="float" office:value="0" calcext:value-type="float">
            <text:p>0</text:p>
          </table:table-cell>
          <table:table-cell table:formula="of:=([.AE83]*[.AE$2]+[.AE82]*[.AE$2])/[.AF$2]" office:value-type="float" office:value="0" calcext:value-type="float">
            <text:p>0</text:p>
          </table:table-cell>
          <table:table-cell table:formula="of:=([.AF83]*[.AF$2]+[.AF82]*[.AF$2])/[.AG$2]" office:value-type="float" office:value="0" calcext:value-type="float">
            <text:p>0</text:p>
          </table:table-cell>
          <table:table-cell table:formula="of:=([.AG83]*[.AG$2]+[.AG82]*[.AG$2])/[.AH$2]" office:value-type="float" office:value="0" calcext:value-type="float">
            <text:p>0</text:p>
          </table:table-cell>
          <table:table-cell table:formula="of:=([.AH83]*[.AH$2]+[.AH82]*[.AH$2])/[.AI$2]" office:value-type="float" office:value="0" calcext:value-type="float">
            <text:p>0</text:p>
          </table:table-cell>
          <table:table-cell table:formula="of:=([.AI83]*[.AI$2]+[.AI82]*[.AI$2])/[.AJ$2]" office:value-type="float" office:value="0" calcext:value-type="float">
            <text:p>0</text:p>
          </table:table-cell>
          <table:table-cell table:formula="of:=([.AJ83]*[.AJ$2]+[.AJ82]*[.AJ$2])/[.AK$2]" office:value-type="float" office:value="0" calcext:value-type="float">
            <text:p>0</text:p>
          </table:table-cell>
          <table:table-cell table:formula="of:=([.AK83]*[.AK$2]+[.AK82]*[.AK$2])/[.AL$2]" office:value-type="float" office:value="0" calcext:value-type="float">
            <text:p>0</text:p>
          </table:table-cell>
          <table:table-cell table:formula="of:=([.AL83]*[.AL$2]+[.AL82]*[.AL$2])/[.AM$2]" office:value-type="float" office:value="0" calcext:value-type="float">
            <text:p>0</text:p>
          </table:table-cell>
          <table:table-cell table:formula="of:=([.AM83]*[.AM$2]+[.AM82]*[.AM$2])/[.AN$2]" office:value-type="float" office:value="0" calcext:value-type="float">
            <text:p>0</text:p>
          </table:table-cell>
          <table:table-cell table:formula="of:=([.AN83]*[.AN$2]+[.AN82]*[.AN$2])/[.AO$2]" office:value-type="float" office:value="0" calcext:value-type="float">
            <text:p>0</text:p>
          </table:table-cell>
          <table:table-cell table:formula="of:=([.AO83]*[.AO$2]+[.AO82]*[.AO$2])/[.AP$2]" office:value-type="float" office:value="0" calcext:value-type="float">
            <text:p>0</text:p>
          </table:table-cell>
          <table:table-cell table:formula="of:=([.AP83]*[.AP$2]+[.AP82]*[.AP$2])/[.AQ$2]" office:value-type="float" office:value="0" calcext:value-type="float">
            <text:p>0</text:p>
          </table:table-cell>
          <table:table-cell table:formula="of:=([.AQ83]*[.AQ$2]+[.AQ82]*[.AQ$2])/[.AR$2]" office:value-type="float" office:value="0" calcext:value-type="float">
            <text:p>0</text:p>
          </table:table-cell>
          <table:table-cell table:formula="of:=([.AR83]*[.AR$2]+[.AR82]*[.AR$2])/[.AS$2]" office:value-type="float" office:value="0" calcext:value-type="float">
            <text:p>0</text:p>
          </table:table-cell>
          <table:table-cell table:formula="of:=([.AS83]*[.AS$2]+[.AS82]*[.AS$2])/[.AT$2]" office:value-type="float" office:value="0" calcext:value-type="float">
            <text:p>0</text:p>
          </table:table-cell>
          <table:table-cell table:formula="of:=([.AT83]*[.AT$2]+[.AT82]*[.AT$2])/[.AU$2]" office:value-type="float" office:value="0" calcext:value-type="float">
            <text:p>0</text:p>
          </table:table-cell>
          <table:table-cell table:formula="of:=([.AU83]*[.AU$2]+[.AU82]*[.AU$2])/[.AV$2]" office:value-type="float" office:value="0" calcext:value-type="float">
            <text:p>0</text:p>
          </table:table-cell>
          <table:table-cell table:formula="of:=([.AV83]*[.AV$2]+[.AV82]*[.AV$2])/[.AW$2]" office:value-type="float" office:value="0" calcext:value-type="float">
            <text:p>0</text:p>
          </table:table-cell>
          <table:table-cell table:formula="of:=([.AW83]*[.AW$2]+[.AW82]*[.AW$2])/[.AX$2]" office:value-type="float" office:value="0" calcext:value-type="float">
            <text:p>0</text:p>
          </table:table-cell>
          <table:table-cell table:formula="of:=([.AX83]*[.AX$2]+[.AX82]*[.AX$2])/[.AY$2]" office:value-type="float" office:value="0" calcext:value-type="float">
            <text:p>0</text:p>
          </table:table-cell>
          <table:table-cell table:formula="of:=([.AY83]*[.AY$2]+[.AY82]*[.AY$2])/[.AZ$2]" office:value-type="float" office:value="0" calcext:value-type="float">
            <text:p>0</text:p>
          </table:table-cell>
          <table:table-cell table:formula="of:=([.AZ83]*[.AZ$2]+[.AZ82]*[.AZ$2])/[.BA$2]" office:value-type="float" office:value="0" calcext:value-type="float">
            <text:p>0</text:p>
          </table:table-cell>
          <table:table-cell table:formula="of:=([.BA83]*[.BA$2]+[.BA82]*[.BA$2])/[.BB$2]" office:value-type="float" office:value="0" calcext:value-type="float">
            <text:p>0</text:p>
          </table:table-cell>
          <table:table-cell table:formula="of:=([.BB83]*[.BB$2]+[.BB82]*[.BB$2])/[.BC$2]" office:value-type="float" office:value="0" calcext:value-type="float">
            <text:p>0</text:p>
          </table:table-cell>
          <table:table-cell table:formula="of:=([.BC83]*[.BC$2]+[.BC82]*[.BC$2])/[.BD$2]" office:value-type="float" office:value="0" calcext:value-type="float">
            <text:p>0</text:p>
          </table:table-cell>
          <table:table-cell table:formula="of:=([.BD83]*[.BD$2]+[.BD82]*[.BD$2])/[.BE$2]" office:value-type="float" office:value="0" calcext:value-type="float">
            <text:p>0</text:p>
          </table:table-cell>
          <table:table-cell table:formula="of:=([.BE83]*[.BE$2]+[.BE82]*[.BE$2])/[.BF$2]" office:value-type="float" office:value="0" calcext:value-type="float">
            <text:p>0</text:p>
          </table:table-cell>
          <table:table-cell table:formula="of:=([.BF83]*[.BF$2]+[.BF82]*[.BF$2])/[.BG$2]" office:value-type="float" office:value="0" calcext:value-type="float">
            <text:p>0</text:p>
          </table:table-cell>
          <table:table-cell table:formula="of:=([.BG83]*[.BG$2]+[.BG82]*[.BG$2])/[.BH$2]" office:value-type="float" office:value="0" calcext:value-type="float">
            <text:p>0</text:p>
          </table:table-cell>
          <table:table-cell table:formula="of:=([.BH83]*[.BH$2]+[.BH82]*[.BH$2])/[.BI$2]" office:value-type="float" office:value="0" calcext:value-type="float">
            <text:p>0</text:p>
          </table:table-cell>
          <table:table-cell table:formula="of:=([.BI83]*[.BI$2]+[.BI82]*[.BI$2])/[.BJ$2]" office:value-type="float" office:value="0" calcext:value-type="float">
            <text:p>0</text:p>
          </table:table-cell>
          <table:table-cell table:formula="of:=([.BJ83]*[.BJ$2]+[.BJ82]*[.BJ$2])/[.BK$2]" office:value-type="float" office:value="0" calcext:value-type="float">
            <text:p>0</text:p>
          </table:table-cell>
          <table:table-cell table:formula="of:=([.BK83]*[.BK$2]+[.BK82]*[.BK$2])/[.BL$2]" office:value-type="float" office:value="0" calcext:value-type="float">
            <text:p>0</text:p>
          </table:table-cell>
          <table:table-cell table:formula="of:=([.BL83]*[.BL$2]+[.BL82]*[.BL$2])/[.BM$2]" office:value-type="float" office:value="0" calcext:value-type="float">
            <text:p>0</text:p>
          </table:table-cell>
          <table:table-cell table:formula="of:=([.BM83]*[.BM$2]+[.BM82]*[.BM$2])/[.BN$2]" office:value-type="float" office:value="0" calcext:value-type="float">
            <text:p>0</text:p>
          </table:table-cell>
          <table:table-cell table:formula="of:=([.BN83]*[.BN$2]+[.BN82]*[.BN$2])/[.BO$2]" office:value-type="float" office:value="0" calcext:value-type="float">
            <text:p>0</text:p>
          </table:table-cell>
          <table:table-cell table:formula="of:=([.BO83]*[.BO$2]+[.BO82]*[.BO$2])/[.BP$2]" office:value-type="float" office:value="0" calcext:value-type="float">
            <text:p>0</text:p>
          </table:table-cell>
          <table:table-cell table:formula="of:=([.BP83]*[.BP$2]+[.BP82]*[.BP$2])/[.BQ$2]" office:value-type="float" office:value="0" calcext:value-type="float">
            <text:p>0</text:p>
          </table:table-cell>
          <table:table-cell table:formula="of:=([.BQ83]*[.BQ$2]+[.BQ82]*[.BQ$2])/[.BR$2]" office:value-type="float" office:value="0" calcext:value-type="float">
            <text:p>0</text:p>
          </table:table-cell>
          <table:table-cell table:formula="of:=([.BR83]*[.BR$2]+[.BR82]*[.BR$2])/[.BS$2]" office:value-type="float" office:value="0" calcext:value-type="float">
            <text:p>0</text:p>
          </table:table-cell>
          <table:table-cell table:formula="of:=([.BS83]*[.BS$2]+[.BS82]*[.BS$2])/[.BT$2]" office:value-type="float" office:value="0" calcext:value-type="float">
            <text:p>0</text:p>
          </table:table-cell>
          <table:table-cell table:formula="of:=([.BT83]*[.BT$2]+[.BT82]*[.BT$2])/[.BU$2]" office:value-type="float" office:value="0" calcext:value-type="float">
            <text:p>0</text:p>
          </table:table-cell>
          <table:table-cell table:formula="of:=([.BU83]*[.BU$2]+[.BU82]*[.BU$2])/[.BV$2]" office:value-type="float" office:value="0" calcext:value-type="float">
            <text:p>0</text:p>
          </table:table-cell>
          <table:table-cell table:formula="of:=([.BV83]*[.BV$2]+[.BV82]*[.BV$2])/[.BW$2]" office:value-type="float" office:value="0" calcext:value-type="float">
            <text:p>0</text:p>
          </table:table-cell>
          <table:table-cell table:formula="of:=([.BW83]*[.BW$2]+[.BW82]*[.BW$2])/[.BX$2]" office:value-type="float" office:value="0" calcext:value-type="float">
            <text:p>0</text:p>
          </table:table-cell>
          <table:table-cell table:formula="of:=([.BX83]*[.BX$2]+[.BX82]*[.BX$2])/[.BY$2]" office:value-type="float" office:value="0" calcext:value-type="float">
            <text:p>0</text:p>
          </table:table-cell>
          <table:table-cell table:formula="of:=([.BY83]*[.BY$2]+[.BY82]*[.BY$2])/[.BZ$2]" office:value-type="float" office:value="0" calcext:value-type="float">
            <text:p>0</text:p>
          </table:table-cell>
          <table:table-cell table:formula="of:=([.BZ83]*[.BZ$2]+[.BZ82]*[.BZ$2])/[.CA$2]" office:value-type="float" office:value="0" calcext:value-type="float">
            <text:p>0</text:p>
          </table:table-cell>
          <table:table-cell table:formula="of:=([.CA83]*[.CA$2]+[.CA82]*[.CA$2])/[.CB$2]" office:value-type="float" office:value="0" calcext:value-type="float">
            <text:p>0</text:p>
          </table:table-cell>
          <table:table-cell table:formula="of:=([.CB83]*[.CB$2]+[.CB82]*[.CB$2])/[.CC$2]" office:value-type="float" office:value="8.27180612553028E-025" calcext:value-type="float">
            <text:p>8.27180612553028E-25</text:p>
          </table:table-cell>
          <table:table-cell table:formula="of:=([.CC83]*[.CC$2]+[.CC82]*[.CC$2])/[.CD$2]" office:value-type="float" office:value="3.35008148083976E-023" calcext:value-type="float">
            <text:p>3.35008148083976E-23</text:p>
          </table:table-cell>
          <table:table-cell table:formula="of:=([.CD83]*[.CD$2]+[.CD82]*[.CD$2])/[.CE$2]" office:value-type="float" office:value="6.86766703572151E-022" calcext:value-type="float">
            <text:p>6.86766703572151E-22</text:p>
          </table:table-cell>
          <table:table-cell table:formula="of:=([.CE83]*[.CE$2]+[.CE82]*[.CE$2])/[.CF$2]" office:value-type="float" office:value="9.50027273274809E-021" calcext:value-type="float">
            <text:p>9.50027273274809E-21</text:p>
          </table:table-cell>
          <table:table-cell table:formula="of:=([.CF83]*[.CF$2]+[.CF82]*[.CF$2])/[.CG$2]" office:value-type="float" office:value="9.9752863693855E-020" calcext:value-type="float">
            <text:p>9.9752863693855E-20</text:p>
          </table:table-cell>
          <table:table-cell table:formula="of:=([.CG83]*[.CG$2]+[.CG82]*[.CG$2])/[.CH$2]" office:value-type="float" office:value="8.47899341397767E-019" calcext:value-type="float">
            <text:p>8.47899341397767E-19</text:p>
          </table:table-cell>
          <table:table-cell table:formula="of:=([.CH83]*[.CH$2]+[.CH82]*[.CH$2])/[.CI$2]" office:value-type="float" office:value="6.076611946684E-018" calcext:value-type="float">
            <text:p>6.076611946684E-18</text:p>
          </table:table-cell>
          <table:table-cell table:formula="of:=([.CI83]*[.CI$2]+[.CI82]*[.CI$2])/[.CJ$2]" office:value-type="float" office:value="3.77618028115363E-017" calcext:value-type="float">
            <text:p>3.77618028115363E-17</text:p>
          </table:table-cell>
          <table:table-cell table:formula="of:=([.CJ83]*[.CJ$2]+[.CJ82]*[.CJ$2])/[.CK$2]" office:value-type="float" office:value="2.0768991546345E-016" calcext:value-type="float">
            <text:p>2.0768991546345E-16</text:p>
          </table:table-cell>
          <table:table-cell table:formula="of:=([.CK83]*[.CK$2]+[.CK82]*[.CK$2])/[.CL$2]" office:value-type="float" office:value="1.02691124868039E-015" calcext:value-type="float">
            <text:p>1.02691124868039E-15</text:p>
          </table:table-cell>
          <table:table-cell table:formula="of:=([.CL83]*[.CL$2]+[.CL82]*[.CL$2])/[.CM$2]" office:value-type="float" office:value="4.62110061906175E-015" calcext:value-type="float">
            <text:p>4.62110061906175E-15</text:p>
          </table:table-cell>
          <table:table-cell table:formula="of:=([.CM83]*[.CM$2]+[.CM82]*[.CM$2])/[.CN$2]" office:value-type="float" office:value="0.00000000000001911455" calcext:value-type="float">
            <text:p>1.91145525606645E-14</text:p>
          </table:table-cell>
          <table:table-cell table:formula="of:=([.CN83]*[.CN$2]+[.CN82]*[.CN$2])/[.CO$2]" office:value-type="float" office:value="0.00000000000007327245" calcext:value-type="float">
            <text:p>7.32724514825473E-14</text:p>
          </table:table-cell>
          <table:table-cell table:formula="of:=([.CO83]*[.CO$2]+[.CO82]*[.CO$2])/[.CP$2]" office:value-type="float" office:value="0.00000000000026208992" calcext:value-type="float">
            <text:p>2.6208992261065E-13</text:p>
          </table:table-cell>
          <table:table-cell table:formula="of:=([.CP83]*[.CP$2]+[.CP82]*[.CP$2])/[.CQ$2]" office:value-type="float" office:value="0.00000000000087987331" calcext:value-type="float">
            <text:p>8.79873311621468E-13</text:p>
          </table:table-cell>
          <table:table-cell table:formula="of:=([.CQ83]*[.CQ$2]+[.CQ82]*[.CQ$2])/[.CR$2]" office:value-type="float" office:value="0.00000000000278626549" calcext:value-type="float">
            <text:p>2.78626548680132E-12</text:p>
          </table:table-cell>
          <table:table-cell table:formula="of:=([.CR83]*[.CR$2]+[.CR82]*[.CR$2])/[.CS$2]" office:value-type="float" office:value="0.00000000000835879646" calcext:value-type="float">
            <text:p>8.35879646040395E-12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84]*[.AB$2]+[.AB83]*[.AB$2])/[.AC$2]" office:value-type="float" office:value="0" calcext:value-type="float">
            <text:p>0</text:p>
          </table:table-cell>
          <table:table-cell table:formula="of:=([.AC84]*[.AC$2]+[.AC83]*[.AC$2])/[.AD$2]" office:value-type="float" office:value="0" calcext:value-type="float">
            <text:p>0</text:p>
          </table:table-cell>
          <table:table-cell table:formula="of:=([.AD84]*[.AD$2]+[.AD83]*[.AD$2])/[.AE$2]" office:value-type="float" office:value="0" calcext:value-type="float">
            <text:p>0</text:p>
          </table:table-cell>
          <table:table-cell table:formula="of:=([.AE84]*[.AE$2]+[.AE83]*[.AE$2])/[.AF$2]" office:value-type="float" office:value="0" calcext:value-type="float">
            <text:p>0</text:p>
          </table:table-cell>
          <table:table-cell table:formula="of:=([.AF84]*[.AF$2]+[.AF83]*[.AF$2])/[.AG$2]" office:value-type="float" office:value="0" calcext:value-type="float">
            <text:p>0</text:p>
          </table:table-cell>
          <table:table-cell table:formula="of:=([.AG84]*[.AG$2]+[.AG83]*[.AG$2])/[.AH$2]" office:value-type="float" office:value="0" calcext:value-type="float">
            <text:p>0</text:p>
          </table:table-cell>
          <table:table-cell table:formula="of:=([.AH84]*[.AH$2]+[.AH83]*[.AH$2])/[.AI$2]" office:value-type="float" office:value="0" calcext:value-type="float">
            <text:p>0</text:p>
          </table:table-cell>
          <table:table-cell table:formula="of:=([.AI84]*[.AI$2]+[.AI83]*[.AI$2])/[.AJ$2]" office:value-type="float" office:value="0" calcext:value-type="float">
            <text:p>0</text:p>
          </table:table-cell>
          <table:table-cell table:formula="of:=([.AJ84]*[.AJ$2]+[.AJ83]*[.AJ$2])/[.AK$2]" office:value-type="float" office:value="0" calcext:value-type="float">
            <text:p>0</text:p>
          </table:table-cell>
          <table:table-cell table:formula="of:=([.AK84]*[.AK$2]+[.AK83]*[.AK$2])/[.AL$2]" office:value-type="float" office:value="0" calcext:value-type="float">
            <text:p>0</text:p>
          </table:table-cell>
          <table:table-cell table:formula="of:=([.AL84]*[.AL$2]+[.AL83]*[.AL$2])/[.AM$2]" office:value-type="float" office:value="0" calcext:value-type="float">
            <text:p>0</text:p>
          </table:table-cell>
          <table:table-cell table:formula="of:=([.AM84]*[.AM$2]+[.AM83]*[.AM$2])/[.AN$2]" office:value-type="float" office:value="0" calcext:value-type="float">
            <text:p>0</text:p>
          </table:table-cell>
          <table:table-cell table:formula="of:=([.AN84]*[.AN$2]+[.AN83]*[.AN$2])/[.AO$2]" office:value-type="float" office:value="0" calcext:value-type="float">
            <text:p>0</text:p>
          </table:table-cell>
          <table:table-cell table:formula="of:=([.AO84]*[.AO$2]+[.AO83]*[.AO$2])/[.AP$2]" office:value-type="float" office:value="0" calcext:value-type="float">
            <text:p>0</text:p>
          </table:table-cell>
          <table:table-cell table:formula="of:=([.AP84]*[.AP$2]+[.AP83]*[.AP$2])/[.AQ$2]" office:value-type="float" office:value="0" calcext:value-type="float">
            <text:p>0</text:p>
          </table:table-cell>
          <table:table-cell table:formula="of:=([.AQ84]*[.AQ$2]+[.AQ83]*[.AQ$2])/[.AR$2]" office:value-type="float" office:value="0" calcext:value-type="float">
            <text:p>0</text:p>
          </table:table-cell>
          <table:table-cell table:formula="of:=([.AR84]*[.AR$2]+[.AR83]*[.AR$2])/[.AS$2]" office:value-type="float" office:value="0" calcext:value-type="float">
            <text:p>0</text:p>
          </table:table-cell>
          <table:table-cell table:formula="of:=([.AS84]*[.AS$2]+[.AS83]*[.AS$2])/[.AT$2]" office:value-type="float" office:value="0" calcext:value-type="float">
            <text:p>0</text:p>
          </table:table-cell>
          <table:table-cell table:formula="of:=([.AT84]*[.AT$2]+[.AT83]*[.AT$2])/[.AU$2]" office:value-type="float" office:value="0" calcext:value-type="float">
            <text:p>0</text:p>
          </table:table-cell>
          <table:table-cell table:formula="of:=([.AU84]*[.AU$2]+[.AU83]*[.AU$2])/[.AV$2]" office:value-type="float" office:value="0" calcext:value-type="float">
            <text:p>0</text:p>
          </table:table-cell>
          <table:table-cell table:formula="of:=([.AV84]*[.AV$2]+[.AV83]*[.AV$2])/[.AW$2]" office:value-type="float" office:value="0" calcext:value-type="float">
            <text:p>0</text:p>
          </table:table-cell>
          <table:table-cell table:formula="of:=([.AW84]*[.AW$2]+[.AW83]*[.AW$2])/[.AX$2]" office:value-type="float" office:value="0" calcext:value-type="float">
            <text:p>0</text:p>
          </table:table-cell>
          <table:table-cell table:formula="of:=([.AX84]*[.AX$2]+[.AX83]*[.AX$2])/[.AY$2]" office:value-type="float" office:value="0" calcext:value-type="float">
            <text:p>0</text:p>
          </table:table-cell>
          <table:table-cell table:formula="of:=([.AY84]*[.AY$2]+[.AY83]*[.AY$2])/[.AZ$2]" office:value-type="float" office:value="0" calcext:value-type="float">
            <text:p>0</text:p>
          </table:table-cell>
          <table:table-cell table:formula="of:=([.AZ84]*[.AZ$2]+[.AZ83]*[.AZ$2])/[.BA$2]" office:value-type="float" office:value="0" calcext:value-type="float">
            <text:p>0</text:p>
          </table:table-cell>
          <table:table-cell table:formula="of:=([.BA84]*[.BA$2]+[.BA83]*[.BA$2])/[.BB$2]" office:value-type="float" office:value="0" calcext:value-type="float">
            <text:p>0</text:p>
          </table:table-cell>
          <table:table-cell table:formula="of:=([.BB84]*[.BB$2]+[.BB83]*[.BB$2])/[.BC$2]" office:value-type="float" office:value="0" calcext:value-type="float">
            <text:p>0</text:p>
          </table:table-cell>
          <table:table-cell table:formula="of:=([.BC84]*[.BC$2]+[.BC83]*[.BC$2])/[.BD$2]" office:value-type="float" office:value="0" calcext:value-type="float">
            <text:p>0</text:p>
          </table:table-cell>
          <table:table-cell table:formula="of:=([.BD84]*[.BD$2]+[.BD83]*[.BD$2])/[.BE$2]" office:value-type="float" office:value="0" calcext:value-type="float">
            <text:p>0</text:p>
          </table:table-cell>
          <table:table-cell table:formula="of:=([.BE84]*[.BE$2]+[.BE83]*[.BE$2])/[.BF$2]" office:value-type="float" office:value="0" calcext:value-type="float">
            <text:p>0</text:p>
          </table:table-cell>
          <table:table-cell table:formula="of:=([.BF84]*[.BF$2]+[.BF83]*[.BF$2])/[.BG$2]" office:value-type="float" office:value="0" calcext:value-type="float">
            <text:p>0</text:p>
          </table:table-cell>
          <table:table-cell table:formula="of:=([.BG84]*[.BG$2]+[.BG83]*[.BG$2])/[.BH$2]" office:value-type="float" office:value="0" calcext:value-type="float">
            <text:p>0</text:p>
          </table:table-cell>
          <table:table-cell table:formula="of:=([.BH84]*[.BH$2]+[.BH83]*[.BH$2])/[.BI$2]" office:value-type="float" office:value="0" calcext:value-type="float">
            <text:p>0</text:p>
          </table:table-cell>
          <table:table-cell table:formula="of:=([.BI84]*[.BI$2]+[.BI83]*[.BI$2])/[.BJ$2]" office:value-type="float" office:value="0" calcext:value-type="float">
            <text:p>0</text:p>
          </table:table-cell>
          <table:table-cell table:formula="of:=([.BJ84]*[.BJ$2]+[.BJ83]*[.BJ$2])/[.BK$2]" office:value-type="float" office:value="0" calcext:value-type="float">
            <text:p>0</text:p>
          </table:table-cell>
          <table:table-cell table:formula="of:=([.BK84]*[.BK$2]+[.BK83]*[.BK$2])/[.BL$2]" office:value-type="float" office:value="0" calcext:value-type="float">
            <text:p>0</text:p>
          </table:table-cell>
          <table:table-cell table:formula="of:=([.BL84]*[.BL$2]+[.BL83]*[.BL$2])/[.BM$2]" office:value-type="float" office:value="0" calcext:value-type="float">
            <text:p>0</text:p>
          </table:table-cell>
          <table:table-cell table:formula="of:=([.BM84]*[.BM$2]+[.BM83]*[.BM$2])/[.BN$2]" office:value-type="float" office:value="0" calcext:value-type="float">
            <text:p>0</text:p>
          </table:table-cell>
          <table:table-cell table:formula="of:=([.BN84]*[.BN$2]+[.BN83]*[.BN$2])/[.BO$2]" office:value-type="float" office:value="0" calcext:value-type="float">
            <text:p>0</text:p>
          </table:table-cell>
          <table:table-cell table:formula="of:=([.BO84]*[.BO$2]+[.BO83]*[.BO$2])/[.BP$2]" office:value-type="float" office:value="0" calcext:value-type="float">
            <text:p>0</text:p>
          </table:table-cell>
          <table:table-cell table:formula="of:=([.BP84]*[.BP$2]+[.BP83]*[.BP$2])/[.BQ$2]" office:value-type="float" office:value="0" calcext:value-type="float">
            <text:p>0</text:p>
          </table:table-cell>
          <table:table-cell table:formula="of:=([.BQ84]*[.BQ$2]+[.BQ83]*[.BQ$2])/[.BR$2]" office:value-type="float" office:value="0" calcext:value-type="float">
            <text:p>0</text:p>
          </table:table-cell>
          <table:table-cell table:formula="of:=([.BR84]*[.BR$2]+[.BR83]*[.BR$2])/[.BS$2]" office:value-type="float" office:value="0" calcext:value-type="float">
            <text:p>0</text:p>
          </table:table-cell>
          <table:table-cell table:formula="of:=([.BS84]*[.BS$2]+[.BS83]*[.BS$2])/[.BT$2]" office:value-type="float" office:value="0" calcext:value-type="float">
            <text:p>0</text:p>
          </table:table-cell>
          <table:table-cell table:formula="of:=([.BT84]*[.BT$2]+[.BT83]*[.BT$2])/[.BU$2]" office:value-type="float" office:value="0" calcext:value-type="float">
            <text:p>0</text:p>
          </table:table-cell>
          <table:table-cell table:formula="of:=([.BU84]*[.BU$2]+[.BU83]*[.BU$2])/[.BV$2]" office:value-type="float" office:value="0" calcext:value-type="float">
            <text:p>0</text:p>
          </table:table-cell>
          <table:table-cell table:formula="of:=([.BV84]*[.BV$2]+[.BV83]*[.BV$2])/[.BW$2]" office:value-type="float" office:value="0" calcext:value-type="float">
            <text:p>0</text:p>
          </table:table-cell>
          <table:table-cell table:formula="of:=([.BW84]*[.BW$2]+[.BW83]*[.BW$2])/[.BX$2]" office:value-type="float" office:value="0" calcext:value-type="float">
            <text:p>0</text:p>
          </table:table-cell>
          <table:table-cell table:formula="of:=([.BX84]*[.BX$2]+[.BX83]*[.BX$2])/[.BY$2]" office:value-type="float" office:value="0" calcext:value-type="float">
            <text:p>0</text:p>
          </table:table-cell>
          <table:table-cell table:formula="of:=([.BY84]*[.BY$2]+[.BY83]*[.BY$2])/[.BZ$2]" office:value-type="float" office:value="0" calcext:value-type="float">
            <text:p>0</text:p>
          </table:table-cell>
          <table:table-cell table:formula="of:=([.BZ84]*[.BZ$2]+[.BZ83]*[.BZ$2])/[.CA$2]" office:value-type="float" office:value="0" calcext:value-type="float">
            <text:p>0</text:p>
          </table:table-cell>
          <table:table-cell table:formula="of:=([.CA84]*[.CA$2]+[.CA83]*[.CA$2])/[.CB$2]" office:value-type="float" office:value="0" calcext:value-type="float">
            <text:p>0</text:p>
          </table:table-cell>
          <table:table-cell table:formula="of:=([.CB84]*[.CB$2]+[.CB83]*[.CB$2])/[.CC$2]" office:value-type="float" office:value="0" calcext:value-type="float">
            <text:p>0</text:p>
          </table:table-cell>
          <table:table-cell table:formula="of:=([.CC84]*[.CC$2]+[.CC83]*[.CC$2])/[.CD$2]" office:value-type="float" office:value="4.13590306276514E-025" calcext:value-type="float">
            <text:p>4.13590306276514E-25</text:p>
          </table:table-cell>
          <table:table-cell table:formula="of:=([.CD84]*[.CD$2]+[.CD83]*[.CD$2])/[.CE$2]" office:value-type="float" office:value="1.69572025573371E-023" calcext:value-type="float">
            <text:p>1.69572025573371E-23</text:p>
          </table:table-cell>
          <table:table-cell table:formula="of:=([.CE84]*[.CE$2]+[.CE83]*[.CE$2])/[.CF$2]" office:value-type="float" office:value="3.51861953064744E-022" calcext:value-type="float">
            <text:p>3.51861953064744E-22</text:p>
          </table:table-cell>
          <table:table-cell table:formula="of:=([.CF84]*[.CF$2]+[.CF83]*[.CF$2])/[.CG$2]" office:value-type="float" office:value="4.92606734290642E-021" calcext:value-type="float">
            <text:p>4.92606734290642E-21</text:p>
          </table:table-cell>
          <table:table-cell table:formula="of:=([.CG84]*[.CG$2]+[.CG83]*[.CG$2])/[.CH$2]" office:value-type="float" office:value="5.23394655183807E-020" calcext:value-type="float">
            <text:p>5.23394655183807E-20</text:p>
          </table:table-cell>
          <table:table-cell table:formula="of:=([.CH84]*[.CH$2]+[.CH83]*[.CH$2])/[.CI$2]" office:value-type="float" office:value="4.50119403458074E-019" calcext:value-type="float">
            <text:p>4.50119403458074E-19</text:p>
          </table:table-cell>
          <table:table-cell table:formula="of:=([.CI84]*[.CI$2]+[.CI83]*[.CI$2])/[.CJ$2]" office:value-type="float" office:value="3.26336567507104E-018" calcext:value-type="float">
            <text:p>3.26336567507104E-18</text:p>
          </table:table-cell>
          <table:table-cell table:formula="of:=([.CJ84]*[.CJ$2]+[.CJ83]*[.CJ$2])/[.CK$2]" office:value-type="float" office:value="2.05125842433037E-017" calcext:value-type="float">
            <text:p>2.05125842433037E-17</text:p>
          </table:table-cell>
          <table:table-cell table:formula="of:=([.CK84]*[.CK$2]+[.CK83]*[.CK$2])/[.CL$2]" office:value-type="float" office:value="1.14101249853377E-016" calcext:value-type="float">
            <text:p>1.14101249853377E-16</text:p>
          </table:table-cell>
          <table:table-cell table:formula="of:=([.CL84]*[.CL$2]+[.CL83]*[.CL$2])/[.CM$2]" office:value-type="float" office:value="5.70506249266883E-016" calcext:value-type="float">
            <text:p>5.70506249266883E-16</text:p>
          </table:table-cell>
          <table:table-cell table:formula="of:=([.CM84]*[.CM$2]+[.CM83]*[.CM$2])/[.CN$2]" office:value-type="float" office:value="2.59580343416432E-015" calcext:value-type="float">
            <text:p>2.59580343416432E-15</text:p>
          </table:table-cell>
          <table:table-cell table:formula="of:=([.CN84]*[.CN$2]+[.CN83]*[.CN$2])/[.CO$2]" office:value-type="float" office:value="0.00000000000001085518" calcext:value-type="float">
            <text:p>1.08551779974144E-14</text:p>
          </table:table-cell>
          <table:table-cell table:formula="of:=([.CO84]*[.CO$2]+[.CO83]*[.CO$2])/[.CP$2]" office:value-type="float" office:value="0.00000000000004206381" calcext:value-type="float">
            <text:p>4.20638147399809E-14</text:p>
          </table:table-cell>
          <table:table-cell table:formula="of:=([.CP84]*[.CP$2]+[.CP83]*[.CP$2])/[.CQ$2]" office:value-type="float" office:value="0.00000000000015207687" calcext:value-type="float">
            <text:p>1.52076868675315E-13</text:p>
          </table:table-cell>
          <table:table-cell table:formula="of:=([.CQ84]*[.CQ$2]+[.CQ83]*[.CQ$2])/[.CR$2]" office:value-type="float" office:value="0.00000000000051597509" calcext:value-type="float">
            <text:p>5.15975090148392E-13</text:p>
          </table:table-cell>
          <table:table-cell table:formula="of:=([.CR84]*[.CR$2]+[.CR83]*[.CR$2])/[.CS$2]" office:value-type="float" office:value="0.00000000000165112029" calcext:value-type="float">
            <text:p>1.65112028847485E-12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85]*[.AB$2]+[.AB84]*[.AB$2])/[.AC$2]" office:value-type="float" office:value="0" calcext:value-type="float">
            <text:p>0</text:p>
          </table:table-cell>
          <table:table-cell table:formula="of:=([.AC85]*[.AC$2]+[.AC84]*[.AC$2])/[.AD$2]" office:value-type="float" office:value="0" calcext:value-type="float">
            <text:p>0</text:p>
          </table:table-cell>
          <table:table-cell table:formula="of:=([.AD85]*[.AD$2]+[.AD84]*[.AD$2])/[.AE$2]" office:value-type="float" office:value="0" calcext:value-type="float">
            <text:p>0</text:p>
          </table:table-cell>
          <table:table-cell table:formula="of:=([.AE85]*[.AE$2]+[.AE84]*[.AE$2])/[.AF$2]" office:value-type="float" office:value="0" calcext:value-type="float">
            <text:p>0</text:p>
          </table:table-cell>
          <table:table-cell table:formula="of:=([.AF85]*[.AF$2]+[.AF84]*[.AF$2])/[.AG$2]" office:value-type="float" office:value="0" calcext:value-type="float">
            <text:p>0</text:p>
          </table:table-cell>
          <table:table-cell table:formula="of:=([.AG85]*[.AG$2]+[.AG84]*[.AG$2])/[.AH$2]" office:value-type="float" office:value="0" calcext:value-type="float">
            <text:p>0</text:p>
          </table:table-cell>
          <table:table-cell table:formula="of:=([.AH85]*[.AH$2]+[.AH84]*[.AH$2])/[.AI$2]" office:value-type="float" office:value="0" calcext:value-type="float">
            <text:p>0</text:p>
          </table:table-cell>
          <table:table-cell table:formula="of:=([.AI85]*[.AI$2]+[.AI84]*[.AI$2])/[.AJ$2]" office:value-type="float" office:value="0" calcext:value-type="float">
            <text:p>0</text:p>
          </table:table-cell>
          <table:table-cell table:formula="of:=([.AJ85]*[.AJ$2]+[.AJ84]*[.AJ$2])/[.AK$2]" office:value-type="float" office:value="0" calcext:value-type="float">
            <text:p>0</text:p>
          </table:table-cell>
          <table:table-cell table:formula="of:=([.AK85]*[.AK$2]+[.AK84]*[.AK$2])/[.AL$2]" office:value-type="float" office:value="0" calcext:value-type="float">
            <text:p>0</text:p>
          </table:table-cell>
          <table:table-cell table:formula="of:=([.AL85]*[.AL$2]+[.AL84]*[.AL$2])/[.AM$2]" office:value-type="float" office:value="0" calcext:value-type="float">
            <text:p>0</text:p>
          </table:table-cell>
          <table:table-cell table:formula="of:=([.AM85]*[.AM$2]+[.AM84]*[.AM$2])/[.AN$2]" office:value-type="float" office:value="0" calcext:value-type="float">
            <text:p>0</text:p>
          </table:table-cell>
          <table:table-cell table:formula="of:=([.AN85]*[.AN$2]+[.AN84]*[.AN$2])/[.AO$2]" office:value-type="float" office:value="0" calcext:value-type="float">
            <text:p>0</text:p>
          </table:table-cell>
          <table:table-cell table:formula="of:=([.AO85]*[.AO$2]+[.AO84]*[.AO$2])/[.AP$2]" office:value-type="float" office:value="0" calcext:value-type="float">
            <text:p>0</text:p>
          </table:table-cell>
          <table:table-cell table:formula="of:=([.AP85]*[.AP$2]+[.AP84]*[.AP$2])/[.AQ$2]" office:value-type="float" office:value="0" calcext:value-type="float">
            <text:p>0</text:p>
          </table:table-cell>
          <table:table-cell table:formula="of:=([.AQ85]*[.AQ$2]+[.AQ84]*[.AQ$2])/[.AR$2]" office:value-type="float" office:value="0" calcext:value-type="float">
            <text:p>0</text:p>
          </table:table-cell>
          <table:table-cell table:formula="of:=([.AR85]*[.AR$2]+[.AR84]*[.AR$2])/[.AS$2]" office:value-type="float" office:value="0" calcext:value-type="float">
            <text:p>0</text:p>
          </table:table-cell>
          <table:table-cell table:formula="of:=([.AS85]*[.AS$2]+[.AS84]*[.AS$2])/[.AT$2]" office:value-type="float" office:value="0" calcext:value-type="float">
            <text:p>0</text:p>
          </table:table-cell>
          <table:table-cell table:formula="of:=([.AT85]*[.AT$2]+[.AT84]*[.AT$2])/[.AU$2]" office:value-type="float" office:value="0" calcext:value-type="float">
            <text:p>0</text:p>
          </table:table-cell>
          <table:table-cell table:formula="of:=([.AU85]*[.AU$2]+[.AU84]*[.AU$2])/[.AV$2]" office:value-type="float" office:value="0" calcext:value-type="float">
            <text:p>0</text:p>
          </table:table-cell>
          <table:table-cell table:formula="of:=([.AV85]*[.AV$2]+[.AV84]*[.AV$2])/[.AW$2]" office:value-type="float" office:value="0" calcext:value-type="float">
            <text:p>0</text:p>
          </table:table-cell>
          <table:table-cell table:formula="of:=([.AW85]*[.AW$2]+[.AW84]*[.AW$2])/[.AX$2]" office:value-type="float" office:value="0" calcext:value-type="float">
            <text:p>0</text:p>
          </table:table-cell>
          <table:table-cell table:formula="of:=([.AX85]*[.AX$2]+[.AX84]*[.AX$2])/[.AY$2]" office:value-type="float" office:value="0" calcext:value-type="float">
            <text:p>0</text:p>
          </table:table-cell>
          <table:table-cell table:formula="of:=([.AY85]*[.AY$2]+[.AY84]*[.AY$2])/[.AZ$2]" office:value-type="float" office:value="0" calcext:value-type="float">
            <text:p>0</text:p>
          </table:table-cell>
          <table:table-cell table:formula="of:=([.AZ85]*[.AZ$2]+[.AZ84]*[.AZ$2])/[.BA$2]" office:value-type="float" office:value="0" calcext:value-type="float">
            <text:p>0</text:p>
          </table:table-cell>
          <table:table-cell table:formula="of:=([.BA85]*[.BA$2]+[.BA84]*[.BA$2])/[.BB$2]" office:value-type="float" office:value="0" calcext:value-type="float">
            <text:p>0</text:p>
          </table:table-cell>
          <table:table-cell table:formula="of:=([.BB85]*[.BB$2]+[.BB84]*[.BB$2])/[.BC$2]" office:value-type="float" office:value="0" calcext:value-type="float">
            <text:p>0</text:p>
          </table:table-cell>
          <table:table-cell table:formula="of:=([.BC85]*[.BC$2]+[.BC84]*[.BC$2])/[.BD$2]" office:value-type="float" office:value="0" calcext:value-type="float">
            <text:p>0</text:p>
          </table:table-cell>
          <table:table-cell table:formula="of:=([.BD85]*[.BD$2]+[.BD84]*[.BD$2])/[.BE$2]" office:value-type="float" office:value="0" calcext:value-type="float">
            <text:p>0</text:p>
          </table:table-cell>
          <table:table-cell table:formula="of:=([.BE85]*[.BE$2]+[.BE84]*[.BE$2])/[.BF$2]" office:value-type="float" office:value="0" calcext:value-type="float">
            <text:p>0</text:p>
          </table:table-cell>
          <table:table-cell table:formula="of:=([.BF85]*[.BF$2]+[.BF84]*[.BF$2])/[.BG$2]" office:value-type="float" office:value="0" calcext:value-type="float">
            <text:p>0</text:p>
          </table:table-cell>
          <table:table-cell table:formula="of:=([.BG85]*[.BG$2]+[.BG84]*[.BG$2])/[.BH$2]" office:value-type="float" office:value="0" calcext:value-type="float">
            <text:p>0</text:p>
          </table:table-cell>
          <table:table-cell table:formula="of:=([.BH85]*[.BH$2]+[.BH84]*[.BH$2])/[.BI$2]" office:value-type="float" office:value="0" calcext:value-type="float">
            <text:p>0</text:p>
          </table:table-cell>
          <table:table-cell table:formula="of:=([.BI85]*[.BI$2]+[.BI84]*[.BI$2])/[.BJ$2]" office:value-type="float" office:value="0" calcext:value-type="float">
            <text:p>0</text:p>
          </table:table-cell>
          <table:table-cell table:formula="of:=([.BJ85]*[.BJ$2]+[.BJ84]*[.BJ$2])/[.BK$2]" office:value-type="float" office:value="0" calcext:value-type="float">
            <text:p>0</text:p>
          </table:table-cell>
          <table:table-cell table:formula="of:=([.BK85]*[.BK$2]+[.BK84]*[.BK$2])/[.BL$2]" office:value-type="float" office:value="0" calcext:value-type="float">
            <text:p>0</text:p>
          </table:table-cell>
          <table:table-cell table:formula="of:=([.BL85]*[.BL$2]+[.BL84]*[.BL$2])/[.BM$2]" office:value-type="float" office:value="0" calcext:value-type="float">
            <text:p>0</text:p>
          </table:table-cell>
          <table:table-cell table:formula="of:=([.BM85]*[.BM$2]+[.BM84]*[.BM$2])/[.BN$2]" office:value-type="float" office:value="0" calcext:value-type="float">
            <text:p>0</text:p>
          </table:table-cell>
          <table:table-cell table:formula="of:=([.BN85]*[.BN$2]+[.BN84]*[.BN$2])/[.BO$2]" office:value-type="float" office:value="0" calcext:value-type="float">
            <text:p>0</text:p>
          </table:table-cell>
          <table:table-cell table:formula="of:=([.BO85]*[.BO$2]+[.BO84]*[.BO$2])/[.BP$2]" office:value-type="float" office:value="0" calcext:value-type="float">
            <text:p>0</text:p>
          </table:table-cell>
          <table:table-cell table:formula="of:=([.BP85]*[.BP$2]+[.BP84]*[.BP$2])/[.BQ$2]" office:value-type="float" office:value="0" calcext:value-type="float">
            <text:p>0</text:p>
          </table:table-cell>
          <table:table-cell table:formula="of:=([.BQ85]*[.BQ$2]+[.BQ84]*[.BQ$2])/[.BR$2]" office:value-type="float" office:value="0" calcext:value-type="float">
            <text:p>0</text:p>
          </table:table-cell>
          <table:table-cell table:formula="of:=([.BR85]*[.BR$2]+[.BR84]*[.BR$2])/[.BS$2]" office:value-type="float" office:value="0" calcext:value-type="float">
            <text:p>0</text:p>
          </table:table-cell>
          <table:table-cell table:formula="of:=([.BS85]*[.BS$2]+[.BS84]*[.BS$2])/[.BT$2]" office:value-type="float" office:value="0" calcext:value-type="float">
            <text:p>0</text:p>
          </table:table-cell>
          <table:table-cell table:formula="of:=([.BT85]*[.BT$2]+[.BT84]*[.BT$2])/[.BU$2]" office:value-type="float" office:value="0" calcext:value-type="float">
            <text:p>0</text:p>
          </table:table-cell>
          <table:table-cell table:formula="of:=([.BU85]*[.BU$2]+[.BU84]*[.BU$2])/[.BV$2]" office:value-type="float" office:value="0" calcext:value-type="float">
            <text:p>0</text:p>
          </table:table-cell>
          <table:table-cell table:formula="of:=([.BV85]*[.BV$2]+[.BV84]*[.BV$2])/[.BW$2]" office:value-type="float" office:value="0" calcext:value-type="float">
            <text:p>0</text:p>
          </table:table-cell>
          <table:table-cell table:formula="of:=([.BW85]*[.BW$2]+[.BW84]*[.BW$2])/[.BX$2]" office:value-type="float" office:value="0" calcext:value-type="float">
            <text:p>0</text:p>
          </table:table-cell>
          <table:table-cell table:formula="of:=([.BX85]*[.BX$2]+[.BX84]*[.BX$2])/[.BY$2]" office:value-type="float" office:value="0" calcext:value-type="float">
            <text:p>0</text:p>
          </table:table-cell>
          <table:table-cell table:formula="of:=([.BY85]*[.BY$2]+[.BY84]*[.BY$2])/[.BZ$2]" office:value-type="float" office:value="0" calcext:value-type="float">
            <text:p>0</text:p>
          </table:table-cell>
          <table:table-cell table:formula="of:=([.BZ85]*[.BZ$2]+[.BZ84]*[.BZ$2])/[.CA$2]" office:value-type="float" office:value="0" calcext:value-type="float">
            <text:p>0</text:p>
          </table:table-cell>
          <table:table-cell table:formula="of:=([.CA85]*[.CA$2]+[.CA84]*[.CA$2])/[.CB$2]" office:value-type="float" office:value="0" calcext:value-type="float">
            <text:p>0</text:p>
          </table:table-cell>
          <table:table-cell table:formula="of:=([.CB85]*[.CB$2]+[.CB84]*[.CB$2])/[.CC$2]" office:value-type="float" office:value="0" calcext:value-type="float">
            <text:p>0</text:p>
          </table:table-cell>
          <table:table-cell table:formula="of:=([.CC85]*[.CC$2]+[.CC84]*[.CC$2])/[.CD$2]" office:value-type="float" office:value="0" calcext:value-type="float">
            <text:p>0</text:p>
          </table:table-cell>
          <table:table-cell table:formula="of:=([.CD85]*[.CD$2]+[.CD84]*[.CD$2])/[.CE$2]" office:value-type="float" office:value="2.06795153138257E-025" calcext:value-type="float">
            <text:p>2.06795153138257E-25</text:p>
          </table:table-cell>
          <table:table-cell table:formula="of:=([.CE85]*[.CE$2]+[.CE84]*[.CE$2])/[.CF$2]" office:value-type="float" office:value="8.58199885523766E-024" calcext:value-type="float">
            <text:p>8.58199885523766E-24</text:p>
          </table:table-cell>
          <table:table-cell table:formula="of:=([.CF85]*[.CF$2]+[.CF84]*[.CF$2])/[.CG$2]" office:value-type="float" office:value="1.80221975959991E-022" calcext:value-type="float">
            <text:p>1.80221975959991E-22</text:p>
          </table:table-cell>
          <table:table-cell table:formula="of:=([.CG85]*[.CG$2]+[.CG84]*[.CG$2])/[.CH$2]" office:value-type="float" office:value="2.5531446594332E-021" calcext:value-type="float">
            <text:p>2.5531446594332E-21</text:p>
          </table:table-cell>
          <table:table-cell table:formula="of:=([.CH85]*[.CH$2]+[.CH84]*[.CH$2])/[.CI$2]" office:value-type="float" office:value="2.7446305088907E-020" calcext:value-type="float">
            <text:p>2.7446305088907E-20</text:p>
          </table:table-cell>
          <table:table-cell table:formula="of:=([.CI85]*[.CI$2]+[.CI84]*[.CI$2])/[.CJ$2]" office:value-type="float" office:value="2.3878285427349E-019" calcext:value-type="float">
            <text:p>2.3878285427349E-19</text:p>
          </table:table-cell>
          <table:table-cell table:formula="of:=([.CJ85]*[.CJ$2]+[.CJ84]*[.CJ$2])/[.CK$2]" office:value-type="float" office:value="1.75107426467226E-018" calcext:value-type="float">
            <text:p>1.75107426467226E-18</text:p>
          </table:table-cell>
          <table:table-cell table:formula="of:=([.CK85]*[.CK$2]+[.CK84]*[.CK$2])/[.CL$2]" office:value-type="float" office:value="1.1131829253988E-017" calcext:value-type="float">
            <text:p>1.1131829253988E-17</text:p>
          </table:table-cell>
          <table:table-cell table:formula="of:=([.CL85]*[.CL$2]+[.CL84]*[.CL$2])/[.CM$2]" office:value-type="float" office:value="6.26165395536823E-017" calcext:value-type="float">
            <text:p>6.26165395536823E-17</text:p>
          </table:table-cell>
          <table:table-cell table:formula="of:=([.CM85]*[.CM$2]+[.CM84]*[.CM$2])/[.CN$2]" office:value-type="float" office:value="3.16561394410283E-016" calcext:value-type="float">
            <text:p>3.16561394410283E-16</text:p>
          </table:table-cell>
          <table:table-cell table:formula="of:=([.CN85]*[.CN$2]+[.CN84]*[.CN$2])/[.CO$2]" office:value-type="float" office:value="1.4561824142873E-015" calcext:value-type="float">
            <text:p>1.4561824142873E-15</text:p>
          </table:table-cell>
          <table:table-cell table:formula="of:=([.CO85]*[.CO$2]+[.CO84]*[.CO$2])/[.CP$2]" office:value-type="float" office:value="6.15568020585086E-015" calcext:value-type="float">
            <text:p>6.15568020585086E-15</text:p>
          </table:table-cell>
          <table:table-cell table:formula="of:=([.CP85]*[.CP$2]+[.CP84]*[.CP$2])/[.CQ$2]" office:value-type="float" office:value="0.00000000000002410975" calcext:value-type="float">
            <text:p>2.41097474729159E-14</text:p>
          </table:table-cell>
          <table:table-cell table:formula="of:=([.CQ85]*[.CQ$2]+[.CQ84]*[.CQ$2])/[.CR$2]" office:value-type="float" office:value="0.00000000000008809331" calcext:value-type="float">
            <text:p>8.80933080741157E-14</text:p>
          </table:table-cell>
          <table:table-cell table:formula="of:=([.CR85]*[.CR$2]+[.CR84]*[.CR$2])/[.CS$2]" office:value-type="float" office:value="0.0000000000003020342" calcext:value-type="float">
            <text:p>3.02034199111254E-13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86]*[.AB$2]+[.AB85]*[.AB$2])/[.AC$2]" office:value-type="float" office:value="0" calcext:value-type="float">
            <text:p>0</text:p>
          </table:table-cell>
          <table:table-cell table:formula="of:=([.AC86]*[.AC$2]+[.AC85]*[.AC$2])/[.AD$2]" office:value-type="float" office:value="0" calcext:value-type="float">
            <text:p>0</text:p>
          </table:table-cell>
          <table:table-cell table:formula="of:=([.AD86]*[.AD$2]+[.AD85]*[.AD$2])/[.AE$2]" office:value-type="float" office:value="0" calcext:value-type="float">
            <text:p>0</text:p>
          </table:table-cell>
          <table:table-cell table:formula="of:=([.AE86]*[.AE$2]+[.AE85]*[.AE$2])/[.AF$2]" office:value-type="float" office:value="0" calcext:value-type="float">
            <text:p>0</text:p>
          </table:table-cell>
          <table:table-cell table:formula="of:=([.AF86]*[.AF$2]+[.AF85]*[.AF$2])/[.AG$2]" office:value-type="float" office:value="0" calcext:value-type="float">
            <text:p>0</text:p>
          </table:table-cell>
          <table:table-cell table:formula="of:=([.AG86]*[.AG$2]+[.AG85]*[.AG$2])/[.AH$2]" office:value-type="float" office:value="0" calcext:value-type="float">
            <text:p>0</text:p>
          </table:table-cell>
          <table:table-cell table:formula="of:=([.AH86]*[.AH$2]+[.AH85]*[.AH$2])/[.AI$2]" office:value-type="float" office:value="0" calcext:value-type="float">
            <text:p>0</text:p>
          </table:table-cell>
          <table:table-cell table:formula="of:=([.AI86]*[.AI$2]+[.AI85]*[.AI$2])/[.AJ$2]" office:value-type="float" office:value="0" calcext:value-type="float">
            <text:p>0</text:p>
          </table:table-cell>
          <table:table-cell table:formula="of:=([.AJ86]*[.AJ$2]+[.AJ85]*[.AJ$2])/[.AK$2]" office:value-type="float" office:value="0" calcext:value-type="float">
            <text:p>0</text:p>
          </table:table-cell>
          <table:table-cell table:formula="of:=([.AK86]*[.AK$2]+[.AK85]*[.AK$2])/[.AL$2]" office:value-type="float" office:value="0" calcext:value-type="float">
            <text:p>0</text:p>
          </table:table-cell>
          <table:table-cell table:formula="of:=([.AL86]*[.AL$2]+[.AL85]*[.AL$2])/[.AM$2]" office:value-type="float" office:value="0" calcext:value-type="float">
            <text:p>0</text:p>
          </table:table-cell>
          <table:table-cell table:formula="of:=([.AM86]*[.AM$2]+[.AM85]*[.AM$2])/[.AN$2]" office:value-type="float" office:value="0" calcext:value-type="float">
            <text:p>0</text:p>
          </table:table-cell>
          <table:table-cell table:formula="of:=([.AN86]*[.AN$2]+[.AN85]*[.AN$2])/[.AO$2]" office:value-type="float" office:value="0" calcext:value-type="float">
            <text:p>0</text:p>
          </table:table-cell>
          <table:table-cell table:formula="of:=([.AO86]*[.AO$2]+[.AO85]*[.AO$2])/[.AP$2]" office:value-type="float" office:value="0" calcext:value-type="float">
            <text:p>0</text:p>
          </table:table-cell>
          <table:table-cell table:formula="of:=([.AP86]*[.AP$2]+[.AP85]*[.AP$2])/[.AQ$2]" office:value-type="float" office:value="0" calcext:value-type="float">
            <text:p>0</text:p>
          </table:table-cell>
          <table:table-cell table:formula="of:=([.AQ86]*[.AQ$2]+[.AQ85]*[.AQ$2])/[.AR$2]" office:value-type="float" office:value="0" calcext:value-type="float">
            <text:p>0</text:p>
          </table:table-cell>
          <table:table-cell table:formula="of:=([.AR86]*[.AR$2]+[.AR85]*[.AR$2])/[.AS$2]" office:value-type="float" office:value="0" calcext:value-type="float">
            <text:p>0</text:p>
          </table:table-cell>
          <table:table-cell table:formula="of:=([.AS86]*[.AS$2]+[.AS85]*[.AS$2])/[.AT$2]" office:value-type="float" office:value="0" calcext:value-type="float">
            <text:p>0</text:p>
          </table:table-cell>
          <table:table-cell table:formula="of:=([.AT86]*[.AT$2]+[.AT85]*[.AT$2])/[.AU$2]" office:value-type="float" office:value="0" calcext:value-type="float">
            <text:p>0</text:p>
          </table:table-cell>
          <table:table-cell table:formula="of:=([.AU86]*[.AU$2]+[.AU85]*[.AU$2])/[.AV$2]" office:value-type="float" office:value="0" calcext:value-type="float">
            <text:p>0</text:p>
          </table:table-cell>
          <table:table-cell table:formula="of:=([.AV86]*[.AV$2]+[.AV85]*[.AV$2])/[.AW$2]" office:value-type="float" office:value="0" calcext:value-type="float">
            <text:p>0</text:p>
          </table:table-cell>
          <table:table-cell table:formula="of:=([.AW86]*[.AW$2]+[.AW85]*[.AW$2])/[.AX$2]" office:value-type="float" office:value="0" calcext:value-type="float">
            <text:p>0</text:p>
          </table:table-cell>
          <table:table-cell table:formula="of:=([.AX86]*[.AX$2]+[.AX85]*[.AX$2])/[.AY$2]" office:value-type="float" office:value="0" calcext:value-type="float">
            <text:p>0</text:p>
          </table:table-cell>
          <table:table-cell table:formula="of:=([.AY86]*[.AY$2]+[.AY85]*[.AY$2])/[.AZ$2]" office:value-type="float" office:value="0" calcext:value-type="float">
            <text:p>0</text:p>
          </table:table-cell>
          <table:table-cell table:formula="of:=([.AZ86]*[.AZ$2]+[.AZ85]*[.AZ$2])/[.BA$2]" office:value-type="float" office:value="0" calcext:value-type="float">
            <text:p>0</text:p>
          </table:table-cell>
          <table:table-cell table:formula="of:=([.BA86]*[.BA$2]+[.BA85]*[.BA$2])/[.BB$2]" office:value-type="float" office:value="0" calcext:value-type="float">
            <text:p>0</text:p>
          </table:table-cell>
          <table:table-cell table:formula="of:=([.BB86]*[.BB$2]+[.BB85]*[.BB$2])/[.BC$2]" office:value-type="float" office:value="0" calcext:value-type="float">
            <text:p>0</text:p>
          </table:table-cell>
          <table:table-cell table:formula="of:=([.BC86]*[.BC$2]+[.BC85]*[.BC$2])/[.BD$2]" office:value-type="float" office:value="0" calcext:value-type="float">
            <text:p>0</text:p>
          </table:table-cell>
          <table:table-cell table:formula="of:=([.BD86]*[.BD$2]+[.BD85]*[.BD$2])/[.BE$2]" office:value-type="float" office:value="0" calcext:value-type="float">
            <text:p>0</text:p>
          </table:table-cell>
          <table:table-cell table:formula="of:=([.BE86]*[.BE$2]+[.BE85]*[.BE$2])/[.BF$2]" office:value-type="float" office:value="0" calcext:value-type="float">
            <text:p>0</text:p>
          </table:table-cell>
          <table:table-cell table:formula="of:=([.BF86]*[.BF$2]+[.BF85]*[.BF$2])/[.BG$2]" office:value-type="float" office:value="0" calcext:value-type="float">
            <text:p>0</text:p>
          </table:table-cell>
          <table:table-cell table:formula="of:=([.BG86]*[.BG$2]+[.BG85]*[.BG$2])/[.BH$2]" office:value-type="float" office:value="0" calcext:value-type="float">
            <text:p>0</text:p>
          </table:table-cell>
          <table:table-cell table:formula="of:=([.BH86]*[.BH$2]+[.BH85]*[.BH$2])/[.BI$2]" office:value-type="float" office:value="0" calcext:value-type="float">
            <text:p>0</text:p>
          </table:table-cell>
          <table:table-cell table:formula="of:=([.BI86]*[.BI$2]+[.BI85]*[.BI$2])/[.BJ$2]" office:value-type="float" office:value="0" calcext:value-type="float">
            <text:p>0</text:p>
          </table:table-cell>
          <table:table-cell table:formula="of:=([.BJ86]*[.BJ$2]+[.BJ85]*[.BJ$2])/[.BK$2]" office:value-type="float" office:value="0" calcext:value-type="float">
            <text:p>0</text:p>
          </table:table-cell>
          <table:table-cell table:formula="of:=([.BK86]*[.BK$2]+[.BK85]*[.BK$2])/[.BL$2]" office:value-type="float" office:value="0" calcext:value-type="float">
            <text:p>0</text:p>
          </table:table-cell>
          <table:table-cell table:formula="of:=([.BL86]*[.BL$2]+[.BL85]*[.BL$2])/[.BM$2]" office:value-type="float" office:value="0" calcext:value-type="float">
            <text:p>0</text:p>
          </table:table-cell>
          <table:table-cell table:formula="of:=([.BM86]*[.BM$2]+[.BM85]*[.BM$2])/[.BN$2]" office:value-type="float" office:value="0" calcext:value-type="float">
            <text:p>0</text:p>
          </table:table-cell>
          <table:table-cell table:formula="of:=([.BN86]*[.BN$2]+[.BN85]*[.BN$2])/[.BO$2]" office:value-type="float" office:value="0" calcext:value-type="float">
            <text:p>0</text:p>
          </table:table-cell>
          <table:table-cell table:formula="of:=([.BO86]*[.BO$2]+[.BO85]*[.BO$2])/[.BP$2]" office:value-type="float" office:value="0" calcext:value-type="float">
            <text:p>0</text:p>
          </table:table-cell>
          <table:table-cell table:formula="of:=([.BP86]*[.BP$2]+[.BP85]*[.BP$2])/[.BQ$2]" office:value-type="float" office:value="0" calcext:value-type="float">
            <text:p>0</text:p>
          </table:table-cell>
          <table:table-cell table:formula="of:=([.BQ86]*[.BQ$2]+[.BQ85]*[.BQ$2])/[.BR$2]" office:value-type="float" office:value="0" calcext:value-type="float">
            <text:p>0</text:p>
          </table:table-cell>
          <table:table-cell table:formula="of:=([.BR86]*[.BR$2]+[.BR85]*[.BR$2])/[.BS$2]" office:value-type="float" office:value="0" calcext:value-type="float">
            <text:p>0</text:p>
          </table:table-cell>
          <table:table-cell table:formula="of:=([.BS86]*[.BS$2]+[.BS85]*[.BS$2])/[.BT$2]" office:value-type="float" office:value="0" calcext:value-type="float">
            <text:p>0</text:p>
          </table:table-cell>
          <table:table-cell table:formula="of:=([.BT86]*[.BT$2]+[.BT85]*[.BT$2])/[.BU$2]" office:value-type="float" office:value="0" calcext:value-type="float">
            <text:p>0</text:p>
          </table:table-cell>
          <table:table-cell table:formula="of:=([.BU86]*[.BU$2]+[.BU85]*[.BU$2])/[.BV$2]" office:value-type="float" office:value="0" calcext:value-type="float">
            <text:p>0</text:p>
          </table:table-cell>
          <table:table-cell table:formula="of:=([.BV86]*[.BV$2]+[.BV85]*[.BV$2])/[.BW$2]" office:value-type="float" office:value="0" calcext:value-type="float">
            <text:p>0</text:p>
          </table:table-cell>
          <table:table-cell table:formula="of:=([.BW86]*[.BW$2]+[.BW85]*[.BW$2])/[.BX$2]" office:value-type="float" office:value="0" calcext:value-type="float">
            <text:p>0</text:p>
          </table:table-cell>
          <table:table-cell table:formula="of:=([.BX86]*[.BX$2]+[.BX85]*[.BX$2])/[.BY$2]" office:value-type="float" office:value="0" calcext:value-type="float">
            <text:p>0</text:p>
          </table:table-cell>
          <table:table-cell table:formula="of:=([.BY86]*[.BY$2]+[.BY85]*[.BY$2])/[.BZ$2]" office:value-type="float" office:value="0" calcext:value-type="float">
            <text:p>0</text:p>
          </table:table-cell>
          <table:table-cell table:formula="of:=([.BZ86]*[.BZ$2]+[.BZ85]*[.BZ$2])/[.CA$2]" office:value-type="float" office:value="0" calcext:value-type="float">
            <text:p>0</text:p>
          </table:table-cell>
          <table:table-cell table:formula="of:=([.CA86]*[.CA$2]+[.CA85]*[.CA$2])/[.CB$2]" office:value-type="float" office:value="0" calcext:value-type="float">
            <text:p>0</text:p>
          </table:table-cell>
          <table:table-cell table:formula="of:=([.CB86]*[.CB$2]+[.CB85]*[.CB$2])/[.CC$2]" office:value-type="float" office:value="0" calcext:value-type="float">
            <text:p>0</text:p>
          </table:table-cell>
          <table:table-cell table:formula="of:=([.CC86]*[.CC$2]+[.CC85]*[.CC$2])/[.CD$2]" office:value-type="float" office:value="0" calcext:value-type="float">
            <text:p>0</text:p>
          </table:table-cell>
          <table:table-cell table:formula="of:=([.CD86]*[.CD$2]+[.CD85]*[.CD$2])/[.CE$2]" office:value-type="float" office:value="0" calcext:value-type="float">
            <text:p>0</text:p>
          </table:table-cell>
          <table:table-cell table:formula="of:=([.CE86]*[.CE$2]+[.CE85]*[.CE$2])/[.CF$2]" office:value-type="float" office:value="1.03397576569128E-025" calcext:value-type="float">
            <text:p>1.03397576569128E-25</text:p>
          </table:table-cell>
          <table:table-cell table:formula="of:=([.CF86]*[.CF$2]+[.CF85]*[.CF$2])/[.CG$2]" office:value-type="float" office:value="4.3426982159034E-024" calcext:value-type="float">
            <text:p>4.3426982159034E-24</text:p>
          </table:table-cell>
          <table:table-cell table:formula="of:=([.CG86]*[.CG$2]+[.CG85]*[.CG$2])/[.CH$2]" office:value-type="float" office:value="9.22823370879472E-023" calcext:value-type="float">
            <text:p>9.22823370879472E-23</text:p>
          </table:table-cell>
          <table:table-cell table:formula="of:=([.CH86]*[.CH$2]+[.CH85]*[.CH$2])/[.CI$2]" office:value-type="float" office:value="1.32271349826058E-021" calcext:value-type="float">
            <text:p>1.32271349826058E-21</text:p>
          </table:table-cell>
          <table:table-cell table:formula="of:=([.CI86]*[.CI$2]+[.CI85]*[.CI$2])/[.CJ$2]" office:value-type="float" office:value="1.43845092935838E-020" calcext:value-type="float">
            <text:p>1.43845092935838E-20</text:p>
          </table:table-cell>
          <table:table-cell table:formula="of:=([.CJ86]*[.CJ$2]+[.CJ85]*[.CJ$2])/[.CK$2]" office:value-type="float" office:value="1.26583681783537E-019" calcext:value-type="float">
            <text:p>1.26583681783537E-19</text:p>
          </table:table-cell>
          <table:table-cell table:formula="of:=([.CK86]*[.CK$2]+[.CK85]*[.CK$2])/[.CL$2]" office:value-type="float" office:value="9.388289732279E-019" calcext:value-type="float">
            <text:p>9.388289732279E-19</text:p>
          </table:table-cell>
          <table:table-cell table:formula="of:=([.CL86]*[.CL$2]+[.CL85]*[.CL$2])/[.CM$2]" office:value-type="float" office:value="6.03532911360793E-018" calcext:value-type="float">
            <text:p>6.03532911360793E-18</text:p>
          </table:table-cell>
          <table:table-cell table:formula="of:=([.CM86]*[.CM$2]+[.CM85]*[.CM$2])/[.CN$2]" office:value-type="float" office:value="3.43259343336451E-017" calcext:value-type="float">
            <text:p>3.43259343336451E-17</text:p>
          </table:table-cell>
          <table:table-cell table:formula="of:=([.CN86]*[.CN$2]+[.CN85]*[.CN$2])/[.CO$2]" office:value-type="float" office:value="1.75443664371964E-016" calcext:value-type="float">
            <text:p>1.75443664371964E-16</text:p>
          </table:table-cell>
          <table:table-cell table:formula="of:=([.CO86]*[.CO$2]+[.CO85]*[.CO$2])/[.CP$2]" office:value-type="float" office:value="8.15813039329632E-016" calcext:value-type="float">
            <text:p>8.15813039329632E-16</text:p>
          </table:table-cell>
          <table:table-cell table:formula="of:=([.CP86]*[.CP$2]+[.CP85]*[.CP$2])/[.CQ$2]" office:value-type="float" office:value="3.48574662259025E-015" calcext:value-type="float">
            <text:p>3.48574662259025E-15</text:p>
          </table:table-cell>
          <table:table-cell table:formula="of:=([.CQ86]*[.CQ$2]+[.CQ85]*[.CQ$2])/[.CR$2]" office:value-type="float" office:value="0.00000000000001379775" calcext:value-type="float">
            <text:p>1.37977470477531E-14</text:p>
          </table:table-cell>
          <table:table-cell table:formula="of:=([.CR86]*[.CR$2]+[.CR85]*[.CR$2])/[.CS$2]" office:value-type="float" office:value="0.00000000000005094553" calcext:value-type="float">
            <text:p>5.09455275609344E-14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87]*[.AB$2]+[.AB86]*[.AB$2])/[.AC$2]" office:value-type="float" office:value="0" calcext:value-type="float">
            <text:p>0</text:p>
          </table:table-cell>
          <table:table-cell table:formula="of:=([.AC87]*[.AC$2]+[.AC86]*[.AC$2])/[.AD$2]" office:value-type="float" office:value="0" calcext:value-type="float">
            <text:p>0</text:p>
          </table:table-cell>
          <table:table-cell table:formula="of:=([.AD87]*[.AD$2]+[.AD86]*[.AD$2])/[.AE$2]" office:value-type="float" office:value="0" calcext:value-type="float">
            <text:p>0</text:p>
          </table:table-cell>
          <table:table-cell table:formula="of:=([.AE87]*[.AE$2]+[.AE86]*[.AE$2])/[.AF$2]" office:value-type="float" office:value="0" calcext:value-type="float">
            <text:p>0</text:p>
          </table:table-cell>
          <table:table-cell table:formula="of:=([.AF87]*[.AF$2]+[.AF86]*[.AF$2])/[.AG$2]" office:value-type="float" office:value="0" calcext:value-type="float">
            <text:p>0</text:p>
          </table:table-cell>
          <table:table-cell table:formula="of:=([.AG87]*[.AG$2]+[.AG86]*[.AG$2])/[.AH$2]" office:value-type="float" office:value="0" calcext:value-type="float">
            <text:p>0</text:p>
          </table:table-cell>
          <table:table-cell table:formula="of:=([.AH87]*[.AH$2]+[.AH86]*[.AH$2])/[.AI$2]" office:value-type="float" office:value="0" calcext:value-type="float">
            <text:p>0</text:p>
          </table:table-cell>
          <table:table-cell table:formula="of:=([.AI87]*[.AI$2]+[.AI86]*[.AI$2])/[.AJ$2]" office:value-type="float" office:value="0" calcext:value-type="float">
            <text:p>0</text:p>
          </table:table-cell>
          <table:table-cell table:formula="of:=([.AJ87]*[.AJ$2]+[.AJ86]*[.AJ$2])/[.AK$2]" office:value-type="float" office:value="0" calcext:value-type="float">
            <text:p>0</text:p>
          </table:table-cell>
          <table:table-cell table:formula="of:=([.AK87]*[.AK$2]+[.AK86]*[.AK$2])/[.AL$2]" office:value-type="float" office:value="0" calcext:value-type="float">
            <text:p>0</text:p>
          </table:table-cell>
          <table:table-cell table:formula="of:=([.AL87]*[.AL$2]+[.AL86]*[.AL$2])/[.AM$2]" office:value-type="float" office:value="0" calcext:value-type="float">
            <text:p>0</text:p>
          </table:table-cell>
          <table:table-cell table:formula="of:=([.AM87]*[.AM$2]+[.AM86]*[.AM$2])/[.AN$2]" office:value-type="float" office:value="0" calcext:value-type="float">
            <text:p>0</text:p>
          </table:table-cell>
          <table:table-cell table:formula="of:=([.AN87]*[.AN$2]+[.AN86]*[.AN$2])/[.AO$2]" office:value-type="float" office:value="0" calcext:value-type="float">
            <text:p>0</text:p>
          </table:table-cell>
          <table:table-cell table:formula="of:=([.AO87]*[.AO$2]+[.AO86]*[.AO$2])/[.AP$2]" office:value-type="float" office:value="0" calcext:value-type="float">
            <text:p>0</text:p>
          </table:table-cell>
          <table:table-cell table:formula="of:=([.AP87]*[.AP$2]+[.AP86]*[.AP$2])/[.AQ$2]" office:value-type="float" office:value="0" calcext:value-type="float">
            <text:p>0</text:p>
          </table:table-cell>
          <table:table-cell table:formula="of:=([.AQ87]*[.AQ$2]+[.AQ86]*[.AQ$2])/[.AR$2]" office:value-type="float" office:value="0" calcext:value-type="float">
            <text:p>0</text:p>
          </table:table-cell>
          <table:table-cell table:formula="of:=([.AR87]*[.AR$2]+[.AR86]*[.AR$2])/[.AS$2]" office:value-type="float" office:value="0" calcext:value-type="float">
            <text:p>0</text:p>
          </table:table-cell>
          <table:table-cell table:formula="of:=([.AS87]*[.AS$2]+[.AS86]*[.AS$2])/[.AT$2]" office:value-type="float" office:value="0" calcext:value-type="float">
            <text:p>0</text:p>
          </table:table-cell>
          <table:table-cell table:formula="of:=([.AT87]*[.AT$2]+[.AT86]*[.AT$2])/[.AU$2]" office:value-type="float" office:value="0" calcext:value-type="float">
            <text:p>0</text:p>
          </table:table-cell>
          <table:table-cell table:formula="of:=([.AU87]*[.AU$2]+[.AU86]*[.AU$2])/[.AV$2]" office:value-type="float" office:value="0" calcext:value-type="float">
            <text:p>0</text:p>
          </table:table-cell>
          <table:table-cell table:formula="of:=([.AV87]*[.AV$2]+[.AV86]*[.AV$2])/[.AW$2]" office:value-type="float" office:value="0" calcext:value-type="float">
            <text:p>0</text:p>
          </table:table-cell>
          <table:table-cell table:formula="of:=([.AW87]*[.AW$2]+[.AW86]*[.AW$2])/[.AX$2]" office:value-type="float" office:value="0" calcext:value-type="float">
            <text:p>0</text:p>
          </table:table-cell>
          <table:table-cell table:formula="of:=([.AX87]*[.AX$2]+[.AX86]*[.AX$2])/[.AY$2]" office:value-type="float" office:value="0" calcext:value-type="float">
            <text:p>0</text:p>
          </table:table-cell>
          <table:table-cell table:formula="of:=([.AY87]*[.AY$2]+[.AY86]*[.AY$2])/[.AZ$2]" office:value-type="float" office:value="0" calcext:value-type="float">
            <text:p>0</text:p>
          </table:table-cell>
          <table:table-cell table:formula="of:=([.AZ87]*[.AZ$2]+[.AZ86]*[.AZ$2])/[.BA$2]" office:value-type="float" office:value="0" calcext:value-type="float">
            <text:p>0</text:p>
          </table:table-cell>
          <table:table-cell table:formula="of:=([.BA87]*[.BA$2]+[.BA86]*[.BA$2])/[.BB$2]" office:value-type="float" office:value="0" calcext:value-type="float">
            <text:p>0</text:p>
          </table:table-cell>
          <table:table-cell table:formula="of:=([.BB87]*[.BB$2]+[.BB86]*[.BB$2])/[.BC$2]" office:value-type="float" office:value="0" calcext:value-type="float">
            <text:p>0</text:p>
          </table:table-cell>
          <table:table-cell table:formula="of:=([.BC87]*[.BC$2]+[.BC86]*[.BC$2])/[.BD$2]" office:value-type="float" office:value="0" calcext:value-type="float">
            <text:p>0</text:p>
          </table:table-cell>
          <table:table-cell table:formula="of:=([.BD87]*[.BD$2]+[.BD86]*[.BD$2])/[.BE$2]" office:value-type="float" office:value="0" calcext:value-type="float">
            <text:p>0</text:p>
          </table:table-cell>
          <table:table-cell table:formula="of:=([.BE87]*[.BE$2]+[.BE86]*[.BE$2])/[.BF$2]" office:value-type="float" office:value="0" calcext:value-type="float">
            <text:p>0</text:p>
          </table:table-cell>
          <table:table-cell table:formula="of:=([.BF87]*[.BF$2]+[.BF86]*[.BF$2])/[.BG$2]" office:value-type="float" office:value="0" calcext:value-type="float">
            <text:p>0</text:p>
          </table:table-cell>
          <table:table-cell table:formula="of:=([.BG87]*[.BG$2]+[.BG86]*[.BG$2])/[.BH$2]" office:value-type="float" office:value="0" calcext:value-type="float">
            <text:p>0</text:p>
          </table:table-cell>
          <table:table-cell table:formula="of:=([.BH87]*[.BH$2]+[.BH86]*[.BH$2])/[.BI$2]" office:value-type="float" office:value="0" calcext:value-type="float">
            <text:p>0</text:p>
          </table:table-cell>
          <table:table-cell table:formula="of:=([.BI87]*[.BI$2]+[.BI86]*[.BI$2])/[.BJ$2]" office:value-type="float" office:value="0" calcext:value-type="float">
            <text:p>0</text:p>
          </table:table-cell>
          <table:table-cell table:formula="of:=([.BJ87]*[.BJ$2]+[.BJ86]*[.BJ$2])/[.BK$2]" office:value-type="float" office:value="0" calcext:value-type="float">
            <text:p>0</text:p>
          </table:table-cell>
          <table:table-cell table:formula="of:=([.BK87]*[.BK$2]+[.BK86]*[.BK$2])/[.BL$2]" office:value-type="float" office:value="0" calcext:value-type="float">
            <text:p>0</text:p>
          </table:table-cell>
          <table:table-cell table:formula="of:=([.BL87]*[.BL$2]+[.BL86]*[.BL$2])/[.BM$2]" office:value-type="float" office:value="0" calcext:value-type="float">
            <text:p>0</text:p>
          </table:table-cell>
          <table:table-cell table:formula="of:=([.BM87]*[.BM$2]+[.BM86]*[.BM$2])/[.BN$2]" office:value-type="float" office:value="0" calcext:value-type="float">
            <text:p>0</text:p>
          </table:table-cell>
          <table:table-cell table:formula="of:=([.BN87]*[.BN$2]+[.BN86]*[.BN$2])/[.BO$2]" office:value-type="float" office:value="0" calcext:value-type="float">
            <text:p>0</text:p>
          </table:table-cell>
          <table:table-cell table:formula="of:=([.BO87]*[.BO$2]+[.BO86]*[.BO$2])/[.BP$2]" office:value-type="float" office:value="0" calcext:value-type="float">
            <text:p>0</text:p>
          </table:table-cell>
          <table:table-cell table:formula="of:=([.BP87]*[.BP$2]+[.BP86]*[.BP$2])/[.BQ$2]" office:value-type="float" office:value="0" calcext:value-type="float">
            <text:p>0</text:p>
          </table:table-cell>
          <table:table-cell table:formula="of:=([.BQ87]*[.BQ$2]+[.BQ86]*[.BQ$2])/[.BR$2]" office:value-type="float" office:value="0" calcext:value-type="float">
            <text:p>0</text:p>
          </table:table-cell>
          <table:table-cell table:formula="of:=([.BR87]*[.BR$2]+[.BR86]*[.BR$2])/[.BS$2]" office:value-type="float" office:value="0" calcext:value-type="float">
            <text:p>0</text:p>
          </table:table-cell>
          <table:table-cell table:formula="of:=([.BS87]*[.BS$2]+[.BS86]*[.BS$2])/[.BT$2]" office:value-type="float" office:value="0" calcext:value-type="float">
            <text:p>0</text:p>
          </table:table-cell>
          <table:table-cell table:formula="of:=([.BT87]*[.BT$2]+[.BT86]*[.BT$2])/[.BU$2]" office:value-type="float" office:value="0" calcext:value-type="float">
            <text:p>0</text:p>
          </table:table-cell>
          <table:table-cell table:formula="of:=([.BU87]*[.BU$2]+[.BU86]*[.BU$2])/[.BV$2]" office:value-type="float" office:value="0" calcext:value-type="float">
            <text:p>0</text:p>
          </table:table-cell>
          <table:table-cell table:formula="of:=([.BV87]*[.BV$2]+[.BV86]*[.BV$2])/[.BW$2]" office:value-type="float" office:value="0" calcext:value-type="float">
            <text:p>0</text:p>
          </table:table-cell>
          <table:table-cell table:formula="of:=([.BW87]*[.BW$2]+[.BW86]*[.BW$2])/[.BX$2]" office:value-type="float" office:value="0" calcext:value-type="float">
            <text:p>0</text:p>
          </table:table-cell>
          <table:table-cell table:formula="of:=([.BX87]*[.BX$2]+[.BX86]*[.BX$2])/[.BY$2]" office:value-type="float" office:value="0" calcext:value-type="float">
            <text:p>0</text:p>
          </table:table-cell>
          <table:table-cell table:formula="of:=([.BY87]*[.BY$2]+[.BY86]*[.BY$2])/[.BZ$2]" office:value-type="float" office:value="0" calcext:value-type="float">
            <text:p>0</text:p>
          </table:table-cell>
          <table:table-cell table:formula="of:=([.BZ87]*[.BZ$2]+[.BZ86]*[.BZ$2])/[.CA$2]" office:value-type="float" office:value="0" calcext:value-type="float">
            <text:p>0</text:p>
          </table:table-cell>
          <table:table-cell table:formula="of:=([.CA87]*[.CA$2]+[.CA86]*[.CA$2])/[.CB$2]" office:value-type="float" office:value="0" calcext:value-type="float">
            <text:p>0</text:p>
          </table:table-cell>
          <table:table-cell table:formula="of:=([.CB87]*[.CB$2]+[.CB86]*[.CB$2])/[.CC$2]" office:value-type="float" office:value="0" calcext:value-type="float">
            <text:p>0</text:p>
          </table:table-cell>
          <table:table-cell table:formula="of:=([.CC87]*[.CC$2]+[.CC86]*[.CC$2])/[.CD$2]" office:value-type="float" office:value="0" calcext:value-type="float">
            <text:p>0</text:p>
          </table:table-cell>
          <table:table-cell table:formula="of:=([.CD87]*[.CD$2]+[.CD86]*[.CD$2])/[.CE$2]" office:value-type="float" office:value="0" calcext:value-type="float">
            <text:p>0</text:p>
          </table:table-cell>
          <table:table-cell table:formula="of:=([.CE87]*[.CE$2]+[.CE86]*[.CE$2])/[.CF$2]" office:value-type="float" office:value="0" calcext:value-type="float">
            <text:p>0</text:p>
          </table:table-cell>
          <table:table-cell table:formula="of:=([.CF87]*[.CF$2]+[.CF86]*[.CF$2])/[.CG$2]" office:value-type="float" office:value="5.16987882845642E-026" calcext:value-type="float">
            <text:p>5.16987882845642E-26</text:p>
          </table:table-cell>
          <table:table-cell table:formula="of:=([.CG87]*[.CG$2]+[.CG86]*[.CG$2])/[.CH$2]" office:value-type="float" office:value="2.19719850209398E-024" calcext:value-type="float">
            <text:p>2.19719850209398E-24</text:p>
          </table:table-cell>
          <table:table-cell table:formula="of:=([.CH87]*[.CH$2]+[.CH86]*[.CH$2])/[.CI$2]" office:value-type="float" office:value="4.72397677950206E-023" calcext:value-type="float">
            <text:p>4.72397677950206E-23</text:p>
          </table:table-cell>
          <table:table-cell table:formula="of:=([.CI87]*[.CI$2]+[.CI86]*[.CI$2])/[.CJ$2]" office:value-type="float" office:value="6.84976633027798E-022" calcext:value-type="float">
            <text:p>6.84976633027798E-22</text:p>
          </table:table-cell>
          <table:table-cell table:formula="of:=([.CJ87]*[.CJ$2]+[.CJ86]*[.CJ$2])/[.CK$2]" office:value-type="float" office:value="7.53474296330578E-021" calcext:value-type="float">
            <text:p>7.53474296330578E-21</text:p>
          </table:table-cell>
          <table:table-cell table:formula="of:=([.CK87]*[.CK$2]+[.CK86]*[.CK$2])/[.CL$2]" office:value-type="float" office:value="6.70592123734214E-020" calcext:value-type="float">
            <text:p>6.70592123734214E-20</text:p>
          </table:table-cell>
          <table:table-cell table:formula="of:=([.CL87]*[.CL$2]+[.CL86]*[.CL$2])/[.CM$2]" office:value-type="float" office:value="5.02944092800661E-019" calcext:value-type="float">
            <text:p>5.02944092800661E-19</text:p>
          </table:table-cell>
          <table:table-cell table:formula="of:=([.CM87]*[.CM$2]+[.CM86]*[.CM$2])/[.CN$2]" office:value-type="float" office:value="3.2691366032043E-018" calcext:value-type="float">
            <text:p>3.2691366032043E-18</text:p>
          </table:table-cell>
          <table:table-cell table:formula="of:=([.CN87]*[.CN$2]+[.CN86]*[.CN$2])/[.CO$2]" office:value-type="float" office:value="1.87975354684247E-017" calcext:value-type="float">
            <text:p>1.87975354684247E-17</text:p>
          </table:table-cell>
          <table:table-cell table:formula="of:=([.CO87]*[.CO$2]+[.CO86]*[.CO$2])/[.CP$2]" office:value-type="float" office:value="9.71205999201943E-017" calcext:value-type="float">
            <text:p>9.71205999201943E-17</text:p>
          </table:table-cell>
          <table:table-cell table:formula="of:=([.CP87]*[.CP$2]+[.CP86]*[.CP$2])/[.CQ$2]" office:value-type="float" office:value="4.56466819624913E-016" calcext:value-type="float">
            <text:p>4.56466819624913E-16</text:p>
          </table:table-cell>
          <table:table-cell table:formula="of:=([.CQ87]*[.CQ$2]+[.CQ86]*[.CQ$2])/[.CR$2]" office:value-type="float" office:value="1.97110672110758E-015" calcext:value-type="float">
            <text:p>1.97110672110758E-15</text:p>
          </table:table-cell>
          <table:table-cell table:formula="of:=([.CR87]*[.CR$2]+[.CR86]*[.CR$2])/[.CS$2]" office:value-type="float" office:value="7.88442688443032E-015" calcext:value-type="float">
            <text:p>7.88442688443032E-15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88]*[.AB$2]+[.AB87]*[.AB$2])/[.AC$2]" office:value-type="float" office:value="0" calcext:value-type="float">
            <text:p>0</text:p>
          </table:table-cell>
          <table:table-cell table:formula="of:=([.AC88]*[.AC$2]+[.AC87]*[.AC$2])/[.AD$2]" office:value-type="float" office:value="0" calcext:value-type="float">
            <text:p>0</text:p>
          </table:table-cell>
          <table:table-cell table:formula="of:=([.AD88]*[.AD$2]+[.AD87]*[.AD$2])/[.AE$2]" office:value-type="float" office:value="0" calcext:value-type="float">
            <text:p>0</text:p>
          </table:table-cell>
          <table:table-cell table:formula="of:=([.AE88]*[.AE$2]+[.AE87]*[.AE$2])/[.AF$2]" office:value-type="float" office:value="0" calcext:value-type="float">
            <text:p>0</text:p>
          </table:table-cell>
          <table:table-cell table:formula="of:=([.AF88]*[.AF$2]+[.AF87]*[.AF$2])/[.AG$2]" office:value-type="float" office:value="0" calcext:value-type="float">
            <text:p>0</text:p>
          </table:table-cell>
          <table:table-cell table:formula="of:=([.AG88]*[.AG$2]+[.AG87]*[.AG$2])/[.AH$2]" office:value-type="float" office:value="0" calcext:value-type="float">
            <text:p>0</text:p>
          </table:table-cell>
          <table:table-cell table:formula="of:=([.AH88]*[.AH$2]+[.AH87]*[.AH$2])/[.AI$2]" office:value-type="float" office:value="0" calcext:value-type="float">
            <text:p>0</text:p>
          </table:table-cell>
          <table:table-cell table:formula="of:=([.AI88]*[.AI$2]+[.AI87]*[.AI$2])/[.AJ$2]" office:value-type="float" office:value="0" calcext:value-type="float">
            <text:p>0</text:p>
          </table:table-cell>
          <table:table-cell table:formula="of:=([.AJ88]*[.AJ$2]+[.AJ87]*[.AJ$2])/[.AK$2]" office:value-type="float" office:value="0" calcext:value-type="float">
            <text:p>0</text:p>
          </table:table-cell>
          <table:table-cell table:formula="of:=([.AK88]*[.AK$2]+[.AK87]*[.AK$2])/[.AL$2]" office:value-type="float" office:value="0" calcext:value-type="float">
            <text:p>0</text:p>
          </table:table-cell>
          <table:table-cell table:formula="of:=([.AL88]*[.AL$2]+[.AL87]*[.AL$2])/[.AM$2]" office:value-type="float" office:value="0" calcext:value-type="float">
            <text:p>0</text:p>
          </table:table-cell>
          <table:table-cell table:formula="of:=([.AM88]*[.AM$2]+[.AM87]*[.AM$2])/[.AN$2]" office:value-type="float" office:value="0" calcext:value-type="float">
            <text:p>0</text:p>
          </table:table-cell>
          <table:table-cell table:formula="of:=([.AN88]*[.AN$2]+[.AN87]*[.AN$2])/[.AO$2]" office:value-type="float" office:value="0" calcext:value-type="float">
            <text:p>0</text:p>
          </table:table-cell>
          <table:table-cell table:formula="of:=([.AO88]*[.AO$2]+[.AO87]*[.AO$2])/[.AP$2]" office:value-type="float" office:value="0" calcext:value-type="float">
            <text:p>0</text:p>
          </table:table-cell>
          <table:table-cell table:formula="of:=([.AP88]*[.AP$2]+[.AP87]*[.AP$2])/[.AQ$2]" office:value-type="float" office:value="0" calcext:value-type="float">
            <text:p>0</text:p>
          </table:table-cell>
          <table:table-cell table:formula="of:=([.AQ88]*[.AQ$2]+[.AQ87]*[.AQ$2])/[.AR$2]" office:value-type="float" office:value="0" calcext:value-type="float">
            <text:p>0</text:p>
          </table:table-cell>
          <table:table-cell table:formula="of:=([.AR88]*[.AR$2]+[.AR87]*[.AR$2])/[.AS$2]" office:value-type="float" office:value="0" calcext:value-type="float">
            <text:p>0</text:p>
          </table:table-cell>
          <table:table-cell table:formula="of:=([.AS88]*[.AS$2]+[.AS87]*[.AS$2])/[.AT$2]" office:value-type="float" office:value="0" calcext:value-type="float">
            <text:p>0</text:p>
          </table:table-cell>
          <table:table-cell table:formula="of:=([.AT88]*[.AT$2]+[.AT87]*[.AT$2])/[.AU$2]" office:value-type="float" office:value="0" calcext:value-type="float">
            <text:p>0</text:p>
          </table:table-cell>
          <table:table-cell table:formula="of:=([.AU88]*[.AU$2]+[.AU87]*[.AU$2])/[.AV$2]" office:value-type="float" office:value="0" calcext:value-type="float">
            <text:p>0</text:p>
          </table:table-cell>
          <table:table-cell table:formula="of:=([.AV88]*[.AV$2]+[.AV87]*[.AV$2])/[.AW$2]" office:value-type="float" office:value="0" calcext:value-type="float">
            <text:p>0</text:p>
          </table:table-cell>
          <table:table-cell table:formula="of:=([.AW88]*[.AW$2]+[.AW87]*[.AW$2])/[.AX$2]" office:value-type="float" office:value="0" calcext:value-type="float">
            <text:p>0</text:p>
          </table:table-cell>
          <table:table-cell table:formula="of:=([.AX88]*[.AX$2]+[.AX87]*[.AX$2])/[.AY$2]" office:value-type="float" office:value="0" calcext:value-type="float">
            <text:p>0</text:p>
          </table:table-cell>
          <table:table-cell table:formula="of:=([.AY88]*[.AY$2]+[.AY87]*[.AY$2])/[.AZ$2]" office:value-type="float" office:value="0" calcext:value-type="float">
            <text:p>0</text:p>
          </table:table-cell>
          <table:table-cell table:formula="of:=([.AZ88]*[.AZ$2]+[.AZ87]*[.AZ$2])/[.BA$2]" office:value-type="float" office:value="0" calcext:value-type="float">
            <text:p>0</text:p>
          </table:table-cell>
          <table:table-cell table:formula="of:=([.BA88]*[.BA$2]+[.BA87]*[.BA$2])/[.BB$2]" office:value-type="float" office:value="0" calcext:value-type="float">
            <text:p>0</text:p>
          </table:table-cell>
          <table:table-cell table:formula="of:=([.BB88]*[.BB$2]+[.BB87]*[.BB$2])/[.BC$2]" office:value-type="float" office:value="0" calcext:value-type="float">
            <text:p>0</text:p>
          </table:table-cell>
          <table:table-cell table:formula="of:=([.BC88]*[.BC$2]+[.BC87]*[.BC$2])/[.BD$2]" office:value-type="float" office:value="0" calcext:value-type="float">
            <text:p>0</text:p>
          </table:table-cell>
          <table:table-cell table:formula="of:=([.BD88]*[.BD$2]+[.BD87]*[.BD$2])/[.BE$2]" office:value-type="float" office:value="0" calcext:value-type="float">
            <text:p>0</text:p>
          </table:table-cell>
          <table:table-cell table:formula="of:=([.BE88]*[.BE$2]+[.BE87]*[.BE$2])/[.BF$2]" office:value-type="float" office:value="0" calcext:value-type="float">
            <text:p>0</text:p>
          </table:table-cell>
          <table:table-cell table:formula="of:=([.BF88]*[.BF$2]+[.BF87]*[.BF$2])/[.BG$2]" office:value-type="float" office:value="0" calcext:value-type="float">
            <text:p>0</text:p>
          </table:table-cell>
          <table:table-cell table:formula="of:=([.BG88]*[.BG$2]+[.BG87]*[.BG$2])/[.BH$2]" office:value-type="float" office:value="0" calcext:value-type="float">
            <text:p>0</text:p>
          </table:table-cell>
          <table:table-cell table:formula="of:=([.BH88]*[.BH$2]+[.BH87]*[.BH$2])/[.BI$2]" office:value-type="float" office:value="0" calcext:value-type="float">
            <text:p>0</text:p>
          </table:table-cell>
          <table:table-cell table:formula="of:=([.BI88]*[.BI$2]+[.BI87]*[.BI$2])/[.BJ$2]" office:value-type="float" office:value="0" calcext:value-type="float">
            <text:p>0</text:p>
          </table:table-cell>
          <table:table-cell table:formula="of:=([.BJ88]*[.BJ$2]+[.BJ87]*[.BJ$2])/[.BK$2]" office:value-type="float" office:value="0" calcext:value-type="float">
            <text:p>0</text:p>
          </table:table-cell>
          <table:table-cell table:formula="of:=([.BK88]*[.BK$2]+[.BK87]*[.BK$2])/[.BL$2]" office:value-type="float" office:value="0" calcext:value-type="float">
            <text:p>0</text:p>
          </table:table-cell>
          <table:table-cell table:formula="of:=([.BL88]*[.BL$2]+[.BL87]*[.BL$2])/[.BM$2]" office:value-type="float" office:value="0" calcext:value-type="float">
            <text:p>0</text:p>
          </table:table-cell>
          <table:table-cell table:formula="of:=([.BM88]*[.BM$2]+[.BM87]*[.BM$2])/[.BN$2]" office:value-type="float" office:value="0" calcext:value-type="float">
            <text:p>0</text:p>
          </table:table-cell>
          <table:table-cell table:formula="of:=([.BN88]*[.BN$2]+[.BN87]*[.BN$2])/[.BO$2]" office:value-type="float" office:value="0" calcext:value-type="float">
            <text:p>0</text:p>
          </table:table-cell>
          <table:table-cell table:formula="of:=([.BO88]*[.BO$2]+[.BO87]*[.BO$2])/[.BP$2]" office:value-type="float" office:value="0" calcext:value-type="float">
            <text:p>0</text:p>
          </table:table-cell>
          <table:table-cell table:formula="of:=([.BP88]*[.BP$2]+[.BP87]*[.BP$2])/[.BQ$2]" office:value-type="float" office:value="0" calcext:value-type="float">
            <text:p>0</text:p>
          </table:table-cell>
          <table:table-cell table:formula="of:=([.BQ88]*[.BQ$2]+[.BQ87]*[.BQ$2])/[.BR$2]" office:value-type="float" office:value="0" calcext:value-type="float">
            <text:p>0</text:p>
          </table:table-cell>
          <table:table-cell table:formula="of:=([.BR88]*[.BR$2]+[.BR87]*[.BR$2])/[.BS$2]" office:value-type="float" office:value="0" calcext:value-type="float">
            <text:p>0</text:p>
          </table:table-cell>
          <table:table-cell table:formula="of:=([.BS88]*[.BS$2]+[.BS87]*[.BS$2])/[.BT$2]" office:value-type="float" office:value="0" calcext:value-type="float">
            <text:p>0</text:p>
          </table:table-cell>
          <table:table-cell table:formula="of:=([.BT88]*[.BT$2]+[.BT87]*[.BT$2])/[.BU$2]" office:value-type="float" office:value="0" calcext:value-type="float">
            <text:p>0</text:p>
          </table:table-cell>
          <table:table-cell table:formula="of:=([.BU88]*[.BU$2]+[.BU87]*[.BU$2])/[.BV$2]" office:value-type="float" office:value="0" calcext:value-type="float">
            <text:p>0</text:p>
          </table:table-cell>
          <table:table-cell table:formula="of:=([.BV88]*[.BV$2]+[.BV87]*[.BV$2])/[.BW$2]" office:value-type="float" office:value="0" calcext:value-type="float">
            <text:p>0</text:p>
          </table:table-cell>
          <table:table-cell table:formula="of:=([.BW88]*[.BW$2]+[.BW87]*[.BW$2])/[.BX$2]" office:value-type="float" office:value="0" calcext:value-type="float">
            <text:p>0</text:p>
          </table:table-cell>
          <table:table-cell table:formula="of:=([.BX88]*[.BX$2]+[.BX87]*[.BX$2])/[.BY$2]" office:value-type="float" office:value="0" calcext:value-type="float">
            <text:p>0</text:p>
          </table:table-cell>
          <table:table-cell table:formula="of:=([.BY88]*[.BY$2]+[.BY87]*[.BY$2])/[.BZ$2]" office:value-type="float" office:value="0" calcext:value-type="float">
            <text:p>0</text:p>
          </table:table-cell>
          <table:table-cell table:formula="of:=([.BZ88]*[.BZ$2]+[.BZ87]*[.BZ$2])/[.CA$2]" office:value-type="float" office:value="0" calcext:value-type="float">
            <text:p>0</text:p>
          </table:table-cell>
          <table:table-cell table:formula="of:=([.CA88]*[.CA$2]+[.CA87]*[.CA$2])/[.CB$2]" office:value-type="float" office:value="0" calcext:value-type="float">
            <text:p>0</text:p>
          </table:table-cell>
          <table:table-cell table:formula="of:=([.CB88]*[.CB$2]+[.CB87]*[.CB$2])/[.CC$2]" office:value-type="float" office:value="0" calcext:value-type="float">
            <text:p>0</text:p>
          </table:table-cell>
          <table:table-cell table:formula="of:=([.CC88]*[.CC$2]+[.CC87]*[.CC$2])/[.CD$2]" office:value-type="float" office:value="0" calcext:value-type="float">
            <text:p>0</text:p>
          </table:table-cell>
          <table:table-cell table:formula="of:=([.CD88]*[.CD$2]+[.CD87]*[.CD$2])/[.CE$2]" office:value-type="float" office:value="0" calcext:value-type="float">
            <text:p>0</text:p>
          </table:table-cell>
          <table:table-cell table:formula="of:=([.CE88]*[.CE$2]+[.CE87]*[.CE$2])/[.CF$2]" office:value-type="float" office:value="0" calcext:value-type="float">
            <text:p>0</text:p>
          </table:table-cell>
          <table:table-cell table:formula="of:=([.CF88]*[.CF$2]+[.CF87]*[.CF$2])/[.CG$2]" office:value-type="float" office:value="0" calcext:value-type="float">
            <text:p>0</text:p>
          </table:table-cell>
          <table:table-cell table:formula="of:=([.CG88]*[.CG$2]+[.CG87]*[.CG$2])/[.CH$2]" office:value-type="float" office:value="2.58493941422821E-026" calcext:value-type="float">
            <text:p>2.58493941422821E-26</text:p>
          </table:table-cell>
          <table:table-cell table:formula="of:=([.CH88]*[.CH$2]+[.CH87]*[.CH$2])/[.CI$2]" office:value-type="float" office:value="1.11152394811813E-024" calcext:value-type="float">
            <text:p>1.11152394811813E-24</text:p>
          </table:table-cell>
          <table:table-cell table:formula="of:=([.CI88]*[.CI$2]+[.CI87]*[.CI$2])/[.CJ$2]" office:value-type="float" office:value="2.41756458715693E-023" calcext:value-type="float">
            <text:p>2.41756458715693E-23</text:p>
          </table:table-cell>
          <table:table-cell table:formula="of:=([.CJ88]*[.CJ$2]+[.CJ87]*[.CJ$2])/[.CK$2]" office:value-type="float" office:value="3.54576139449684E-022" calcext:value-type="float">
            <text:p>3.54576139449684E-22</text:p>
          </table:table-cell>
          <table:table-cell table:formula="of:=([.CK88]*[.CK$2]+[.CK87]*[.CK$2])/[.CL$2]" office:value-type="float" office:value="3.94465955137773E-021" calcext:value-type="float">
            <text:p>3.94465955137773E-21</text:p>
          </table:table-cell>
          <table:table-cell table:formula="of:=([.CL88]*[.CL$2]+[.CL87]*[.CL$2])/[.CM$2]" office:value-type="float" office:value="3.55019359623996E-020" calcext:value-type="float">
            <text:p>3.55019359623996E-20</text:p>
          </table:table-cell>
          <table:table-cell table:formula="of:=([.CM88]*[.CM$2]+[.CM87]*[.CM$2])/[.CN$2]" office:value-type="float" office:value="2.6922301438153E-019" calcext:value-type="float">
            <text:p>2.6922301438153E-19</text:p>
          </table:table-cell>
          <table:table-cell table:formula="of:=([.CN88]*[.CN$2]+[.CN87]*[.CN$2])/[.CO$2]" office:value-type="float" office:value="1.76917980879291E-018" calcext:value-type="float">
            <text:p>1.76917980879291E-18</text:p>
          </table:table-cell>
          <table:table-cell table:formula="of:=([.CO88]*[.CO$2]+[.CO87]*[.CO$2])/[.CP$2]" office:value-type="float" office:value="1.02833576386088E-017" calcext:value-type="float">
            <text:p>1.02833576386088E-17</text:p>
          </table:table-cell>
          <table:table-cell table:formula="of:=([.CP88]*[.CP$2]+[.CP87]*[.CP$2])/[.CQ$2]" office:value-type="float" office:value="5.37019787794015E-017" calcext:value-type="float">
            <text:p>5.37019787794015E-17</text:p>
          </table:table-cell>
          <table:table-cell table:formula="of:=([.CQ88]*[.CQ$2]+[.CQ87]*[.CQ$2])/[.CR$2]" office:value-type="float" office:value="2.55084399202157E-016" calcext:value-type="float">
            <text:p>2.55084399202157E-16</text:p>
          </table:table-cell>
          <table:table-cell table:formula="of:=([.CR88]*[.CR$2]+[.CR87]*[.CR$2])/[.CS$2]" office:value-type="float" office:value="1.11309556015487E-015" calcext:value-type="float">
            <text:p>1.11309556015487E-15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89]*[.AB$2]+[.AB88]*[.AB$2])/[.AC$2]" office:value-type="float" office:value="0" calcext:value-type="float">
            <text:p>0</text:p>
          </table:table-cell>
          <table:table-cell table:formula="of:=([.AC89]*[.AC$2]+[.AC88]*[.AC$2])/[.AD$2]" office:value-type="float" office:value="0" calcext:value-type="float">
            <text:p>0</text:p>
          </table:table-cell>
          <table:table-cell table:formula="of:=([.AD89]*[.AD$2]+[.AD88]*[.AD$2])/[.AE$2]" office:value-type="float" office:value="0" calcext:value-type="float">
            <text:p>0</text:p>
          </table:table-cell>
          <table:table-cell table:formula="of:=([.AE89]*[.AE$2]+[.AE88]*[.AE$2])/[.AF$2]" office:value-type="float" office:value="0" calcext:value-type="float">
            <text:p>0</text:p>
          </table:table-cell>
          <table:table-cell table:formula="of:=([.AF89]*[.AF$2]+[.AF88]*[.AF$2])/[.AG$2]" office:value-type="float" office:value="0" calcext:value-type="float">
            <text:p>0</text:p>
          </table:table-cell>
          <table:table-cell table:formula="of:=([.AG89]*[.AG$2]+[.AG88]*[.AG$2])/[.AH$2]" office:value-type="float" office:value="0" calcext:value-type="float">
            <text:p>0</text:p>
          </table:table-cell>
          <table:table-cell table:formula="of:=([.AH89]*[.AH$2]+[.AH88]*[.AH$2])/[.AI$2]" office:value-type="float" office:value="0" calcext:value-type="float">
            <text:p>0</text:p>
          </table:table-cell>
          <table:table-cell table:formula="of:=([.AI89]*[.AI$2]+[.AI88]*[.AI$2])/[.AJ$2]" office:value-type="float" office:value="0" calcext:value-type="float">
            <text:p>0</text:p>
          </table:table-cell>
          <table:table-cell table:formula="of:=([.AJ89]*[.AJ$2]+[.AJ88]*[.AJ$2])/[.AK$2]" office:value-type="float" office:value="0" calcext:value-type="float">
            <text:p>0</text:p>
          </table:table-cell>
          <table:table-cell table:formula="of:=([.AK89]*[.AK$2]+[.AK88]*[.AK$2])/[.AL$2]" office:value-type="float" office:value="0" calcext:value-type="float">
            <text:p>0</text:p>
          </table:table-cell>
          <table:table-cell table:formula="of:=([.AL89]*[.AL$2]+[.AL88]*[.AL$2])/[.AM$2]" office:value-type="float" office:value="0" calcext:value-type="float">
            <text:p>0</text:p>
          </table:table-cell>
          <table:table-cell table:formula="of:=([.AM89]*[.AM$2]+[.AM88]*[.AM$2])/[.AN$2]" office:value-type="float" office:value="0" calcext:value-type="float">
            <text:p>0</text:p>
          </table:table-cell>
          <table:table-cell table:formula="of:=([.AN89]*[.AN$2]+[.AN88]*[.AN$2])/[.AO$2]" office:value-type="float" office:value="0" calcext:value-type="float">
            <text:p>0</text:p>
          </table:table-cell>
          <table:table-cell table:formula="of:=([.AO89]*[.AO$2]+[.AO88]*[.AO$2])/[.AP$2]" office:value-type="float" office:value="0" calcext:value-type="float">
            <text:p>0</text:p>
          </table:table-cell>
          <table:table-cell table:formula="of:=([.AP89]*[.AP$2]+[.AP88]*[.AP$2])/[.AQ$2]" office:value-type="float" office:value="0" calcext:value-type="float">
            <text:p>0</text:p>
          </table:table-cell>
          <table:table-cell table:formula="of:=([.AQ89]*[.AQ$2]+[.AQ88]*[.AQ$2])/[.AR$2]" office:value-type="float" office:value="0" calcext:value-type="float">
            <text:p>0</text:p>
          </table:table-cell>
          <table:table-cell table:formula="of:=([.AR89]*[.AR$2]+[.AR88]*[.AR$2])/[.AS$2]" office:value-type="float" office:value="0" calcext:value-type="float">
            <text:p>0</text:p>
          </table:table-cell>
          <table:table-cell table:formula="of:=([.AS89]*[.AS$2]+[.AS88]*[.AS$2])/[.AT$2]" office:value-type="float" office:value="0" calcext:value-type="float">
            <text:p>0</text:p>
          </table:table-cell>
          <table:table-cell table:formula="of:=([.AT89]*[.AT$2]+[.AT88]*[.AT$2])/[.AU$2]" office:value-type="float" office:value="0" calcext:value-type="float">
            <text:p>0</text:p>
          </table:table-cell>
          <table:table-cell table:formula="of:=([.AU89]*[.AU$2]+[.AU88]*[.AU$2])/[.AV$2]" office:value-type="float" office:value="0" calcext:value-type="float">
            <text:p>0</text:p>
          </table:table-cell>
          <table:table-cell table:formula="of:=([.AV89]*[.AV$2]+[.AV88]*[.AV$2])/[.AW$2]" office:value-type="float" office:value="0" calcext:value-type="float">
            <text:p>0</text:p>
          </table:table-cell>
          <table:table-cell table:formula="of:=([.AW89]*[.AW$2]+[.AW88]*[.AW$2])/[.AX$2]" office:value-type="float" office:value="0" calcext:value-type="float">
            <text:p>0</text:p>
          </table:table-cell>
          <table:table-cell table:formula="of:=([.AX89]*[.AX$2]+[.AX88]*[.AX$2])/[.AY$2]" office:value-type="float" office:value="0" calcext:value-type="float">
            <text:p>0</text:p>
          </table:table-cell>
          <table:table-cell table:formula="of:=([.AY89]*[.AY$2]+[.AY88]*[.AY$2])/[.AZ$2]" office:value-type="float" office:value="0" calcext:value-type="float">
            <text:p>0</text:p>
          </table:table-cell>
          <table:table-cell table:formula="of:=([.AZ89]*[.AZ$2]+[.AZ88]*[.AZ$2])/[.BA$2]" office:value-type="float" office:value="0" calcext:value-type="float">
            <text:p>0</text:p>
          </table:table-cell>
          <table:table-cell table:formula="of:=([.BA89]*[.BA$2]+[.BA88]*[.BA$2])/[.BB$2]" office:value-type="float" office:value="0" calcext:value-type="float">
            <text:p>0</text:p>
          </table:table-cell>
          <table:table-cell table:formula="of:=([.BB89]*[.BB$2]+[.BB88]*[.BB$2])/[.BC$2]" office:value-type="float" office:value="0" calcext:value-type="float">
            <text:p>0</text:p>
          </table:table-cell>
          <table:table-cell table:formula="of:=([.BC89]*[.BC$2]+[.BC88]*[.BC$2])/[.BD$2]" office:value-type="float" office:value="0" calcext:value-type="float">
            <text:p>0</text:p>
          </table:table-cell>
          <table:table-cell table:formula="of:=([.BD89]*[.BD$2]+[.BD88]*[.BD$2])/[.BE$2]" office:value-type="float" office:value="0" calcext:value-type="float">
            <text:p>0</text:p>
          </table:table-cell>
          <table:table-cell table:formula="of:=([.BE89]*[.BE$2]+[.BE88]*[.BE$2])/[.BF$2]" office:value-type="float" office:value="0" calcext:value-type="float">
            <text:p>0</text:p>
          </table:table-cell>
          <table:table-cell table:formula="of:=([.BF89]*[.BF$2]+[.BF88]*[.BF$2])/[.BG$2]" office:value-type="float" office:value="0" calcext:value-type="float">
            <text:p>0</text:p>
          </table:table-cell>
          <table:table-cell table:formula="of:=([.BG89]*[.BG$2]+[.BG88]*[.BG$2])/[.BH$2]" office:value-type="float" office:value="0" calcext:value-type="float">
            <text:p>0</text:p>
          </table:table-cell>
          <table:table-cell table:formula="of:=([.BH89]*[.BH$2]+[.BH88]*[.BH$2])/[.BI$2]" office:value-type="float" office:value="0" calcext:value-type="float">
            <text:p>0</text:p>
          </table:table-cell>
          <table:table-cell table:formula="of:=([.BI89]*[.BI$2]+[.BI88]*[.BI$2])/[.BJ$2]" office:value-type="float" office:value="0" calcext:value-type="float">
            <text:p>0</text:p>
          </table:table-cell>
          <table:table-cell table:formula="of:=([.BJ89]*[.BJ$2]+[.BJ88]*[.BJ$2])/[.BK$2]" office:value-type="float" office:value="0" calcext:value-type="float">
            <text:p>0</text:p>
          </table:table-cell>
          <table:table-cell table:formula="of:=([.BK89]*[.BK$2]+[.BK88]*[.BK$2])/[.BL$2]" office:value-type="float" office:value="0" calcext:value-type="float">
            <text:p>0</text:p>
          </table:table-cell>
          <table:table-cell table:formula="of:=([.BL89]*[.BL$2]+[.BL88]*[.BL$2])/[.BM$2]" office:value-type="float" office:value="0" calcext:value-type="float">
            <text:p>0</text:p>
          </table:table-cell>
          <table:table-cell table:formula="of:=([.BM89]*[.BM$2]+[.BM88]*[.BM$2])/[.BN$2]" office:value-type="float" office:value="0" calcext:value-type="float">
            <text:p>0</text:p>
          </table:table-cell>
          <table:table-cell table:formula="of:=([.BN89]*[.BN$2]+[.BN88]*[.BN$2])/[.BO$2]" office:value-type="float" office:value="0" calcext:value-type="float">
            <text:p>0</text:p>
          </table:table-cell>
          <table:table-cell table:formula="of:=([.BO89]*[.BO$2]+[.BO88]*[.BO$2])/[.BP$2]" office:value-type="float" office:value="0" calcext:value-type="float">
            <text:p>0</text:p>
          </table:table-cell>
          <table:table-cell table:formula="of:=([.BP89]*[.BP$2]+[.BP88]*[.BP$2])/[.BQ$2]" office:value-type="float" office:value="0" calcext:value-type="float">
            <text:p>0</text:p>
          </table:table-cell>
          <table:table-cell table:formula="of:=([.BQ89]*[.BQ$2]+[.BQ88]*[.BQ$2])/[.BR$2]" office:value-type="float" office:value="0" calcext:value-type="float">
            <text:p>0</text:p>
          </table:table-cell>
          <table:table-cell table:formula="of:=([.BR89]*[.BR$2]+[.BR88]*[.BR$2])/[.BS$2]" office:value-type="float" office:value="0" calcext:value-type="float">
            <text:p>0</text:p>
          </table:table-cell>
          <table:table-cell table:formula="of:=([.BS89]*[.BS$2]+[.BS88]*[.BS$2])/[.BT$2]" office:value-type="float" office:value="0" calcext:value-type="float">
            <text:p>0</text:p>
          </table:table-cell>
          <table:table-cell table:formula="of:=([.BT89]*[.BT$2]+[.BT88]*[.BT$2])/[.BU$2]" office:value-type="float" office:value="0" calcext:value-type="float">
            <text:p>0</text:p>
          </table:table-cell>
          <table:table-cell table:formula="of:=([.BU89]*[.BU$2]+[.BU88]*[.BU$2])/[.BV$2]" office:value-type="float" office:value="0" calcext:value-type="float">
            <text:p>0</text:p>
          </table:table-cell>
          <table:table-cell table:formula="of:=([.BV89]*[.BV$2]+[.BV88]*[.BV$2])/[.BW$2]" office:value-type="float" office:value="0" calcext:value-type="float">
            <text:p>0</text:p>
          </table:table-cell>
          <table:table-cell table:formula="of:=([.BW89]*[.BW$2]+[.BW88]*[.BW$2])/[.BX$2]" office:value-type="float" office:value="0" calcext:value-type="float">
            <text:p>0</text:p>
          </table:table-cell>
          <table:table-cell table:formula="of:=([.BX89]*[.BX$2]+[.BX88]*[.BX$2])/[.BY$2]" office:value-type="float" office:value="0" calcext:value-type="float">
            <text:p>0</text:p>
          </table:table-cell>
          <table:table-cell table:formula="of:=([.BY89]*[.BY$2]+[.BY88]*[.BY$2])/[.BZ$2]" office:value-type="float" office:value="0" calcext:value-type="float">
            <text:p>0</text:p>
          </table:table-cell>
          <table:table-cell table:formula="of:=([.BZ89]*[.BZ$2]+[.BZ88]*[.BZ$2])/[.CA$2]" office:value-type="float" office:value="0" calcext:value-type="float">
            <text:p>0</text:p>
          </table:table-cell>
          <table:table-cell table:formula="of:=([.CA89]*[.CA$2]+[.CA88]*[.CA$2])/[.CB$2]" office:value-type="float" office:value="0" calcext:value-type="float">
            <text:p>0</text:p>
          </table:table-cell>
          <table:table-cell table:formula="of:=([.CB89]*[.CB$2]+[.CB88]*[.CB$2])/[.CC$2]" office:value-type="float" office:value="0" calcext:value-type="float">
            <text:p>0</text:p>
          </table:table-cell>
          <table:table-cell table:formula="of:=([.CC89]*[.CC$2]+[.CC88]*[.CC$2])/[.CD$2]" office:value-type="float" office:value="0" calcext:value-type="float">
            <text:p>0</text:p>
          </table:table-cell>
          <table:table-cell table:formula="of:=([.CD89]*[.CD$2]+[.CD88]*[.CD$2])/[.CE$2]" office:value-type="float" office:value="0" calcext:value-type="float">
            <text:p>0</text:p>
          </table:table-cell>
          <table:table-cell table:formula="of:=([.CE89]*[.CE$2]+[.CE88]*[.CE$2])/[.CF$2]" office:value-type="float" office:value="0" calcext:value-type="float">
            <text:p>0</text:p>
          </table:table-cell>
          <table:table-cell table:formula="of:=([.CF89]*[.CF$2]+[.CF88]*[.CF$2])/[.CG$2]" office:value-type="float" office:value="0" calcext:value-type="float">
            <text:p>0</text:p>
          </table:table-cell>
          <table:table-cell table:formula="of:=([.CG89]*[.CG$2]+[.CG88]*[.CG$2])/[.CH$2]" office:value-type="float" office:value="0" calcext:value-type="float">
            <text:p>0</text:p>
          </table:table-cell>
          <table:table-cell table:formula="of:=([.CH89]*[.CH$2]+[.CH88]*[.CH$2])/[.CI$2]" office:value-type="float" office:value="1.29246970711411E-026" calcext:value-type="float">
            <text:p>1.29246970711411E-26</text:p>
          </table:table-cell>
          <table:table-cell table:formula="of:=([.CI89]*[.CI$2]+[.CI88]*[.CI$2])/[.CJ$2]" office:value-type="float" office:value="5.62224322594636E-025" calcext:value-type="float">
            <text:p>5.62224322594636E-25</text:p>
          </table:table-cell>
          <table:table-cell table:formula="of:=([.CJ89]*[.CJ$2]+[.CJ88]*[.CJ$2])/[.CK$2]" office:value-type="float" office:value="1.2368935097082E-023" calcext:value-type="float">
            <text:p>1.2368935097082E-23</text:p>
          </table:table-cell>
          <table:table-cell table:formula="of:=([.CK89]*[.CK$2]+[.CK88]*[.CK$2])/[.CL$2]" office:value-type="float" office:value="1.83472537273383E-022" calcext:value-type="float">
            <text:p>1.83472537273383E-22</text:p>
          </table:table-cell>
          <table:table-cell table:formula="of:=([.CL89]*[.CL$2]+[.CL88]*[.CL$2])/[.CM$2]" office:value-type="float" office:value="2.06406604432556E-021" calcext:value-type="float">
            <text:p>2.06406604432556E-21</text:p>
          </table:table-cell>
          <table:table-cell table:formula="of:=([.CM89]*[.CM$2]+[.CM88]*[.CM$2])/[.CN$2]" office:value-type="float" office:value="1.87830010033626E-020" calcext:value-type="float">
            <text:p>1.87830010033626E-20</text:p>
          </table:table-cell>
          <table:table-cell table:formula="of:=([.CN89]*[.CN$2]+[.CN88]*[.CN$2])/[.CO$2]" office:value-type="float" office:value="1.44003007692446E-019" calcext:value-type="float">
            <text:p>1.44003007692446E-19</text:p>
          </table:table-cell>
          <table:table-cell table:formula="of:=([.CO89]*[.CO$2]+[.CO88]*[.CO$2])/[.CP$2]" office:value-type="float" office:value="9.5659140824268E-019" calcext:value-type="float">
            <text:p>9.5659140824268E-19</text:p>
          </table:table-cell>
          <table:table-cell table:formula="of:=([.CP89]*[.CP$2]+[.CP88]*[.CP$2])/[.CQ$2]" office:value-type="float" office:value="5.61997452342574E-018" calcext:value-type="float">
            <text:p>5.61997452342574E-18</text:p>
          </table:table-cell>
          <table:table-cell table:formula="of:=([.CQ89]*[.CQ$2]+[.CQ88]*[.CQ$2])/[.CR$2]" office:value-type="float" office:value="2.96609766514136E-017" calcext:value-type="float">
            <text:p>2.96609766514136E-17</text:p>
          </table:table-cell>
          <table:table-cell table:formula="of:=([.CR89]*[.CR$2]+[.CR88]*[.CR$2])/[.CS$2]" office:value-type="float" office:value="1.42372687926785E-016" calcext:value-type="float">
            <text:p>1.42372687926785E-16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90]*[.AB$2]+[.AB89]*[.AB$2])/[.AC$2]" office:value-type="float" office:value="0" calcext:value-type="float">
            <text:p>0</text:p>
          </table:table-cell>
          <table:table-cell table:formula="of:=([.AC90]*[.AC$2]+[.AC89]*[.AC$2])/[.AD$2]" office:value-type="float" office:value="0" calcext:value-type="float">
            <text:p>0</text:p>
          </table:table-cell>
          <table:table-cell table:formula="of:=([.AD90]*[.AD$2]+[.AD89]*[.AD$2])/[.AE$2]" office:value-type="float" office:value="0" calcext:value-type="float">
            <text:p>0</text:p>
          </table:table-cell>
          <table:table-cell table:formula="of:=([.AE90]*[.AE$2]+[.AE89]*[.AE$2])/[.AF$2]" office:value-type="float" office:value="0" calcext:value-type="float">
            <text:p>0</text:p>
          </table:table-cell>
          <table:table-cell table:formula="of:=([.AF90]*[.AF$2]+[.AF89]*[.AF$2])/[.AG$2]" office:value-type="float" office:value="0" calcext:value-type="float">
            <text:p>0</text:p>
          </table:table-cell>
          <table:table-cell table:formula="of:=([.AG90]*[.AG$2]+[.AG89]*[.AG$2])/[.AH$2]" office:value-type="float" office:value="0" calcext:value-type="float">
            <text:p>0</text:p>
          </table:table-cell>
          <table:table-cell table:formula="of:=([.AH90]*[.AH$2]+[.AH89]*[.AH$2])/[.AI$2]" office:value-type="float" office:value="0" calcext:value-type="float">
            <text:p>0</text:p>
          </table:table-cell>
          <table:table-cell table:formula="of:=([.AI90]*[.AI$2]+[.AI89]*[.AI$2])/[.AJ$2]" office:value-type="float" office:value="0" calcext:value-type="float">
            <text:p>0</text:p>
          </table:table-cell>
          <table:table-cell table:formula="of:=([.AJ90]*[.AJ$2]+[.AJ89]*[.AJ$2])/[.AK$2]" office:value-type="float" office:value="0" calcext:value-type="float">
            <text:p>0</text:p>
          </table:table-cell>
          <table:table-cell table:formula="of:=([.AK90]*[.AK$2]+[.AK89]*[.AK$2])/[.AL$2]" office:value-type="float" office:value="0" calcext:value-type="float">
            <text:p>0</text:p>
          </table:table-cell>
          <table:table-cell table:formula="of:=([.AL90]*[.AL$2]+[.AL89]*[.AL$2])/[.AM$2]" office:value-type="float" office:value="0" calcext:value-type="float">
            <text:p>0</text:p>
          </table:table-cell>
          <table:table-cell table:formula="of:=([.AM90]*[.AM$2]+[.AM89]*[.AM$2])/[.AN$2]" office:value-type="float" office:value="0" calcext:value-type="float">
            <text:p>0</text:p>
          </table:table-cell>
          <table:table-cell table:formula="of:=([.AN90]*[.AN$2]+[.AN89]*[.AN$2])/[.AO$2]" office:value-type="float" office:value="0" calcext:value-type="float">
            <text:p>0</text:p>
          </table:table-cell>
          <table:table-cell table:formula="of:=([.AO90]*[.AO$2]+[.AO89]*[.AO$2])/[.AP$2]" office:value-type="float" office:value="0" calcext:value-type="float">
            <text:p>0</text:p>
          </table:table-cell>
          <table:table-cell table:formula="of:=([.AP90]*[.AP$2]+[.AP89]*[.AP$2])/[.AQ$2]" office:value-type="float" office:value="0" calcext:value-type="float">
            <text:p>0</text:p>
          </table:table-cell>
          <table:table-cell table:formula="of:=([.AQ90]*[.AQ$2]+[.AQ89]*[.AQ$2])/[.AR$2]" office:value-type="float" office:value="0" calcext:value-type="float">
            <text:p>0</text:p>
          </table:table-cell>
          <table:table-cell table:formula="of:=([.AR90]*[.AR$2]+[.AR89]*[.AR$2])/[.AS$2]" office:value-type="float" office:value="0" calcext:value-type="float">
            <text:p>0</text:p>
          </table:table-cell>
          <table:table-cell table:formula="of:=([.AS90]*[.AS$2]+[.AS89]*[.AS$2])/[.AT$2]" office:value-type="float" office:value="0" calcext:value-type="float">
            <text:p>0</text:p>
          </table:table-cell>
          <table:table-cell table:formula="of:=([.AT90]*[.AT$2]+[.AT89]*[.AT$2])/[.AU$2]" office:value-type="float" office:value="0" calcext:value-type="float">
            <text:p>0</text:p>
          </table:table-cell>
          <table:table-cell table:formula="of:=([.AU90]*[.AU$2]+[.AU89]*[.AU$2])/[.AV$2]" office:value-type="float" office:value="0" calcext:value-type="float">
            <text:p>0</text:p>
          </table:table-cell>
          <table:table-cell table:formula="of:=([.AV90]*[.AV$2]+[.AV89]*[.AV$2])/[.AW$2]" office:value-type="float" office:value="0" calcext:value-type="float">
            <text:p>0</text:p>
          </table:table-cell>
          <table:table-cell table:formula="of:=([.AW90]*[.AW$2]+[.AW89]*[.AW$2])/[.AX$2]" office:value-type="float" office:value="0" calcext:value-type="float">
            <text:p>0</text:p>
          </table:table-cell>
          <table:table-cell table:formula="of:=([.AX90]*[.AX$2]+[.AX89]*[.AX$2])/[.AY$2]" office:value-type="float" office:value="0" calcext:value-type="float">
            <text:p>0</text:p>
          </table:table-cell>
          <table:table-cell table:formula="of:=([.AY90]*[.AY$2]+[.AY89]*[.AY$2])/[.AZ$2]" office:value-type="float" office:value="0" calcext:value-type="float">
            <text:p>0</text:p>
          </table:table-cell>
          <table:table-cell table:formula="of:=([.AZ90]*[.AZ$2]+[.AZ89]*[.AZ$2])/[.BA$2]" office:value-type="float" office:value="0" calcext:value-type="float">
            <text:p>0</text:p>
          </table:table-cell>
          <table:table-cell table:formula="of:=([.BA90]*[.BA$2]+[.BA89]*[.BA$2])/[.BB$2]" office:value-type="float" office:value="0" calcext:value-type="float">
            <text:p>0</text:p>
          </table:table-cell>
          <table:table-cell table:formula="of:=([.BB90]*[.BB$2]+[.BB89]*[.BB$2])/[.BC$2]" office:value-type="float" office:value="0" calcext:value-type="float">
            <text:p>0</text:p>
          </table:table-cell>
          <table:table-cell table:formula="of:=([.BC90]*[.BC$2]+[.BC89]*[.BC$2])/[.BD$2]" office:value-type="float" office:value="0" calcext:value-type="float">
            <text:p>0</text:p>
          </table:table-cell>
          <table:table-cell table:formula="of:=([.BD90]*[.BD$2]+[.BD89]*[.BD$2])/[.BE$2]" office:value-type="float" office:value="0" calcext:value-type="float">
            <text:p>0</text:p>
          </table:table-cell>
          <table:table-cell table:formula="of:=([.BE90]*[.BE$2]+[.BE89]*[.BE$2])/[.BF$2]" office:value-type="float" office:value="0" calcext:value-type="float">
            <text:p>0</text:p>
          </table:table-cell>
          <table:table-cell table:formula="of:=([.BF90]*[.BF$2]+[.BF89]*[.BF$2])/[.BG$2]" office:value-type="float" office:value="0" calcext:value-type="float">
            <text:p>0</text:p>
          </table:table-cell>
          <table:table-cell table:formula="of:=([.BG90]*[.BG$2]+[.BG89]*[.BG$2])/[.BH$2]" office:value-type="float" office:value="0" calcext:value-type="float">
            <text:p>0</text:p>
          </table:table-cell>
          <table:table-cell table:formula="of:=([.BH90]*[.BH$2]+[.BH89]*[.BH$2])/[.BI$2]" office:value-type="float" office:value="0" calcext:value-type="float">
            <text:p>0</text:p>
          </table:table-cell>
          <table:table-cell table:formula="of:=([.BI90]*[.BI$2]+[.BI89]*[.BI$2])/[.BJ$2]" office:value-type="float" office:value="0" calcext:value-type="float">
            <text:p>0</text:p>
          </table:table-cell>
          <table:table-cell table:formula="of:=([.BJ90]*[.BJ$2]+[.BJ89]*[.BJ$2])/[.BK$2]" office:value-type="float" office:value="0" calcext:value-type="float">
            <text:p>0</text:p>
          </table:table-cell>
          <table:table-cell table:formula="of:=([.BK90]*[.BK$2]+[.BK89]*[.BK$2])/[.BL$2]" office:value-type="float" office:value="0" calcext:value-type="float">
            <text:p>0</text:p>
          </table:table-cell>
          <table:table-cell table:formula="of:=([.BL90]*[.BL$2]+[.BL89]*[.BL$2])/[.BM$2]" office:value-type="float" office:value="0" calcext:value-type="float">
            <text:p>0</text:p>
          </table:table-cell>
          <table:table-cell table:formula="of:=([.BM90]*[.BM$2]+[.BM89]*[.BM$2])/[.BN$2]" office:value-type="float" office:value="0" calcext:value-type="float">
            <text:p>0</text:p>
          </table:table-cell>
          <table:table-cell table:formula="of:=([.BN90]*[.BN$2]+[.BN89]*[.BN$2])/[.BO$2]" office:value-type="float" office:value="0" calcext:value-type="float">
            <text:p>0</text:p>
          </table:table-cell>
          <table:table-cell table:formula="of:=([.BO90]*[.BO$2]+[.BO89]*[.BO$2])/[.BP$2]" office:value-type="float" office:value="0" calcext:value-type="float">
            <text:p>0</text:p>
          </table:table-cell>
          <table:table-cell table:formula="of:=([.BP90]*[.BP$2]+[.BP89]*[.BP$2])/[.BQ$2]" office:value-type="float" office:value="0" calcext:value-type="float">
            <text:p>0</text:p>
          </table:table-cell>
          <table:table-cell table:formula="of:=([.BQ90]*[.BQ$2]+[.BQ89]*[.BQ$2])/[.BR$2]" office:value-type="float" office:value="0" calcext:value-type="float">
            <text:p>0</text:p>
          </table:table-cell>
          <table:table-cell table:formula="of:=([.BR90]*[.BR$2]+[.BR89]*[.BR$2])/[.BS$2]" office:value-type="float" office:value="0" calcext:value-type="float">
            <text:p>0</text:p>
          </table:table-cell>
          <table:table-cell table:formula="of:=([.BS90]*[.BS$2]+[.BS89]*[.BS$2])/[.BT$2]" office:value-type="float" office:value="0" calcext:value-type="float">
            <text:p>0</text:p>
          </table:table-cell>
          <table:table-cell table:formula="of:=([.BT90]*[.BT$2]+[.BT89]*[.BT$2])/[.BU$2]" office:value-type="float" office:value="0" calcext:value-type="float">
            <text:p>0</text:p>
          </table:table-cell>
          <table:table-cell table:formula="of:=([.BU90]*[.BU$2]+[.BU89]*[.BU$2])/[.BV$2]" office:value-type="float" office:value="0" calcext:value-type="float">
            <text:p>0</text:p>
          </table:table-cell>
          <table:table-cell table:formula="of:=([.BV90]*[.BV$2]+[.BV89]*[.BV$2])/[.BW$2]" office:value-type="float" office:value="0" calcext:value-type="float">
            <text:p>0</text:p>
          </table:table-cell>
          <table:table-cell table:formula="of:=([.BW90]*[.BW$2]+[.BW89]*[.BW$2])/[.BX$2]" office:value-type="float" office:value="0" calcext:value-type="float">
            <text:p>0</text:p>
          </table:table-cell>
          <table:table-cell table:formula="of:=([.BX90]*[.BX$2]+[.BX89]*[.BX$2])/[.BY$2]" office:value-type="float" office:value="0" calcext:value-type="float">
            <text:p>0</text:p>
          </table:table-cell>
          <table:table-cell table:formula="of:=([.BY90]*[.BY$2]+[.BY89]*[.BY$2])/[.BZ$2]" office:value-type="float" office:value="0" calcext:value-type="float">
            <text:p>0</text:p>
          </table:table-cell>
          <table:table-cell table:formula="of:=([.BZ90]*[.BZ$2]+[.BZ89]*[.BZ$2])/[.CA$2]" office:value-type="float" office:value="0" calcext:value-type="float">
            <text:p>0</text:p>
          </table:table-cell>
          <table:table-cell table:formula="of:=([.CA90]*[.CA$2]+[.CA89]*[.CA$2])/[.CB$2]" office:value-type="float" office:value="0" calcext:value-type="float">
            <text:p>0</text:p>
          </table:table-cell>
          <table:table-cell table:formula="of:=([.CB90]*[.CB$2]+[.CB89]*[.CB$2])/[.CC$2]" office:value-type="float" office:value="0" calcext:value-type="float">
            <text:p>0</text:p>
          </table:table-cell>
          <table:table-cell table:formula="of:=([.CC90]*[.CC$2]+[.CC89]*[.CC$2])/[.CD$2]" office:value-type="float" office:value="0" calcext:value-type="float">
            <text:p>0</text:p>
          </table:table-cell>
          <table:table-cell table:formula="of:=([.CD90]*[.CD$2]+[.CD89]*[.CD$2])/[.CE$2]" office:value-type="float" office:value="0" calcext:value-type="float">
            <text:p>0</text:p>
          </table:table-cell>
          <table:table-cell table:formula="of:=([.CE90]*[.CE$2]+[.CE89]*[.CE$2])/[.CF$2]" office:value-type="float" office:value="0" calcext:value-type="float">
            <text:p>0</text:p>
          </table:table-cell>
          <table:table-cell table:formula="of:=([.CF90]*[.CF$2]+[.CF89]*[.CF$2])/[.CG$2]" office:value-type="float" office:value="0" calcext:value-type="float">
            <text:p>0</text:p>
          </table:table-cell>
          <table:table-cell table:formula="of:=([.CG90]*[.CG$2]+[.CG89]*[.CG$2])/[.CH$2]" office:value-type="float" office:value="0" calcext:value-type="float">
            <text:p>0</text:p>
          </table:table-cell>
          <table:table-cell table:formula="of:=([.CH90]*[.CH$2]+[.CH89]*[.CH$2])/[.CI$2]" office:value-type="float" office:value="0" calcext:value-type="float">
            <text:p>0</text:p>
          </table:table-cell>
          <table:table-cell table:formula="of:=([.CI90]*[.CI$2]+[.CI89]*[.CI$2])/[.CJ$2]" office:value-type="float" office:value="6.46234853557053E-027" calcext:value-type="float">
            <text:p>6.46234853557053E-27</text:p>
          </table:table-cell>
          <table:table-cell table:formula="of:=([.CJ90]*[.CJ$2]+[.CJ89]*[.CJ$2])/[.CK$2]" office:value-type="float" office:value="2.84343335565103E-025" calcext:value-type="float">
            <text:p>2.84343335565103E-25</text:p>
          </table:table-cell>
          <table:table-cell table:formula="of:=([.CK90]*[.CK$2]+[.CK89]*[.CK$2])/[.CL$2]" office:value-type="float" office:value="6.32663921632355E-024" calcext:value-type="float">
            <text:p>6.32663921632355E-24</text:p>
          </table:table-cell>
          <table:table-cell table:formula="of:=([.CL90]*[.CL$2]+[.CL89]*[.CL$2])/[.CM$2]" office:value-type="float" office:value="9.48995882448532E-023" calcext:value-type="float">
            <text:p>9.48995882448532E-23</text:p>
          </table:table-cell>
          <table:table-cell table:formula="of:=([.CM90]*[.CM$2]+[.CM89]*[.CM$2])/[.CN$2]" office:value-type="float" office:value="1.07948281628521E-021" calcext:value-type="float">
            <text:p>1.07948281628521E-21</text:p>
          </table:table-cell>
          <table:table-cell table:formula="of:=([.CN90]*[.CN$2]+[.CN89]*[.CN$2])/[.CO$2]" office:value-type="float" office:value="9.93124190982389E-021" calcext:value-type="float">
            <text:p>9.93124190982389E-21</text:p>
          </table:table-cell>
          <table:table-cell table:formula="of:=([.CO90]*[.CO$2]+[.CO89]*[.CO$2])/[.CP$2]" office:value-type="float" office:value="7.69671248011351E-020" calcext:value-type="float">
            <text:p>7.69671248011351E-20</text:p>
          </table:table-cell>
          <table:table-cell table:formula="of:=([.CP90]*[.CP$2]+[.CP89]*[.CP$2])/[.CQ$2]" office:value-type="float" office:value="5.16779266521907E-019" calcext:value-type="float">
            <text:p>5.16779266521907E-19</text:p>
          </table:table-cell>
          <table:table-cell table:formula="of:=([.CQ90]*[.CQ$2]+[.CQ89]*[.CQ$2])/[.CR$2]" office:value-type="float" office:value="3.06837689497383E-018" calcext:value-type="float">
            <text:p>3.06837689497383E-18</text:p>
          </table:table-cell>
          <table:table-cell table:formula="of:=([.CR90]*[.CR$2]+[.CR89]*[.CR$2])/[.CS$2]" office:value-type="float" office:value="1.63646767731937E-017" calcext:value-type="float">
            <text:p>1.63646767731937E-17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91]*[.AB$2]+[.AB90]*[.AB$2])/[.AC$2]" office:value-type="float" office:value="0" calcext:value-type="float">
            <text:p>0</text:p>
          </table:table-cell>
          <table:table-cell table:formula="of:=([.AC91]*[.AC$2]+[.AC90]*[.AC$2])/[.AD$2]" office:value-type="float" office:value="0" calcext:value-type="float">
            <text:p>0</text:p>
          </table:table-cell>
          <table:table-cell table:formula="of:=([.AD91]*[.AD$2]+[.AD90]*[.AD$2])/[.AE$2]" office:value-type="float" office:value="0" calcext:value-type="float">
            <text:p>0</text:p>
          </table:table-cell>
          <table:table-cell table:formula="of:=([.AE91]*[.AE$2]+[.AE90]*[.AE$2])/[.AF$2]" office:value-type="float" office:value="0" calcext:value-type="float">
            <text:p>0</text:p>
          </table:table-cell>
          <table:table-cell table:formula="of:=([.AF91]*[.AF$2]+[.AF90]*[.AF$2])/[.AG$2]" office:value-type="float" office:value="0" calcext:value-type="float">
            <text:p>0</text:p>
          </table:table-cell>
          <table:table-cell table:formula="of:=([.AG91]*[.AG$2]+[.AG90]*[.AG$2])/[.AH$2]" office:value-type="float" office:value="0" calcext:value-type="float">
            <text:p>0</text:p>
          </table:table-cell>
          <table:table-cell table:formula="of:=([.AH91]*[.AH$2]+[.AH90]*[.AH$2])/[.AI$2]" office:value-type="float" office:value="0" calcext:value-type="float">
            <text:p>0</text:p>
          </table:table-cell>
          <table:table-cell table:formula="of:=([.AI91]*[.AI$2]+[.AI90]*[.AI$2])/[.AJ$2]" office:value-type="float" office:value="0" calcext:value-type="float">
            <text:p>0</text:p>
          </table:table-cell>
          <table:table-cell table:formula="of:=([.AJ91]*[.AJ$2]+[.AJ90]*[.AJ$2])/[.AK$2]" office:value-type="float" office:value="0" calcext:value-type="float">
            <text:p>0</text:p>
          </table:table-cell>
          <table:table-cell table:formula="of:=([.AK91]*[.AK$2]+[.AK90]*[.AK$2])/[.AL$2]" office:value-type="float" office:value="0" calcext:value-type="float">
            <text:p>0</text:p>
          </table:table-cell>
          <table:table-cell table:formula="of:=([.AL91]*[.AL$2]+[.AL90]*[.AL$2])/[.AM$2]" office:value-type="float" office:value="0" calcext:value-type="float">
            <text:p>0</text:p>
          </table:table-cell>
          <table:table-cell table:formula="of:=([.AM91]*[.AM$2]+[.AM90]*[.AM$2])/[.AN$2]" office:value-type="float" office:value="0" calcext:value-type="float">
            <text:p>0</text:p>
          </table:table-cell>
          <table:table-cell table:formula="of:=([.AN91]*[.AN$2]+[.AN90]*[.AN$2])/[.AO$2]" office:value-type="float" office:value="0" calcext:value-type="float">
            <text:p>0</text:p>
          </table:table-cell>
          <table:table-cell table:formula="of:=([.AO91]*[.AO$2]+[.AO90]*[.AO$2])/[.AP$2]" office:value-type="float" office:value="0" calcext:value-type="float">
            <text:p>0</text:p>
          </table:table-cell>
          <table:table-cell table:formula="of:=([.AP91]*[.AP$2]+[.AP90]*[.AP$2])/[.AQ$2]" office:value-type="float" office:value="0" calcext:value-type="float">
            <text:p>0</text:p>
          </table:table-cell>
          <table:table-cell table:formula="of:=([.AQ91]*[.AQ$2]+[.AQ90]*[.AQ$2])/[.AR$2]" office:value-type="float" office:value="0" calcext:value-type="float">
            <text:p>0</text:p>
          </table:table-cell>
          <table:table-cell table:formula="of:=([.AR91]*[.AR$2]+[.AR90]*[.AR$2])/[.AS$2]" office:value-type="float" office:value="0" calcext:value-type="float">
            <text:p>0</text:p>
          </table:table-cell>
          <table:table-cell table:formula="of:=([.AS91]*[.AS$2]+[.AS90]*[.AS$2])/[.AT$2]" office:value-type="float" office:value="0" calcext:value-type="float">
            <text:p>0</text:p>
          </table:table-cell>
          <table:table-cell table:formula="of:=([.AT91]*[.AT$2]+[.AT90]*[.AT$2])/[.AU$2]" office:value-type="float" office:value="0" calcext:value-type="float">
            <text:p>0</text:p>
          </table:table-cell>
          <table:table-cell table:formula="of:=([.AU91]*[.AU$2]+[.AU90]*[.AU$2])/[.AV$2]" office:value-type="float" office:value="0" calcext:value-type="float">
            <text:p>0</text:p>
          </table:table-cell>
          <table:table-cell table:formula="of:=([.AV91]*[.AV$2]+[.AV90]*[.AV$2])/[.AW$2]" office:value-type="float" office:value="0" calcext:value-type="float">
            <text:p>0</text:p>
          </table:table-cell>
          <table:table-cell table:formula="of:=([.AW91]*[.AW$2]+[.AW90]*[.AW$2])/[.AX$2]" office:value-type="float" office:value="0" calcext:value-type="float">
            <text:p>0</text:p>
          </table:table-cell>
          <table:table-cell table:formula="of:=([.AX91]*[.AX$2]+[.AX90]*[.AX$2])/[.AY$2]" office:value-type="float" office:value="0" calcext:value-type="float">
            <text:p>0</text:p>
          </table:table-cell>
          <table:table-cell table:formula="of:=([.AY91]*[.AY$2]+[.AY90]*[.AY$2])/[.AZ$2]" office:value-type="float" office:value="0" calcext:value-type="float">
            <text:p>0</text:p>
          </table:table-cell>
          <table:table-cell table:formula="of:=([.AZ91]*[.AZ$2]+[.AZ90]*[.AZ$2])/[.BA$2]" office:value-type="float" office:value="0" calcext:value-type="float">
            <text:p>0</text:p>
          </table:table-cell>
          <table:table-cell table:formula="of:=([.BA91]*[.BA$2]+[.BA90]*[.BA$2])/[.BB$2]" office:value-type="float" office:value="0" calcext:value-type="float">
            <text:p>0</text:p>
          </table:table-cell>
          <table:table-cell table:formula="of:=([.BB91]*[.BB$2]+[.BB90]*[.BB$2])/[.BC$2]" office:value-type="float" office:value="0" calcext:value-type="float">
            <text:p>0</text:p>
          </table:table-cell>
          <table:table-cell table:formula="of:=([.BC91]*[.BC$2]+[.BC90]*[.BC$2])/[.BD$2]" office:value-type="float" office:value="0" calcext:value-type="float">
            <text:p>0</text:p>
          </table:table-cell>
          <table:table-cell table:formula="of:=([.BD91]*[.BD$2]+[.BD90]*[.BD$2])/[.BE$2]" office:value-type="float" office:value="0" calcext:value-type="float">
            <text:p>0</text:p>
          </table:table-cell>
          <table:table-cell table:formula="of:=([.BE91]*[.BE$2]+[.BE90]*[.BE$2])/[.BF$2]" office:value-type="float" office:value="0" calcext:value-type="float">
            <text:p>0</text:p>
          </table:table-cell>
          <table:table-cell table:formula="of:=([.BF91]*[.BF$2]+[.BF90]*[.BF$2])/[.BG$2]" office:value-type="float" office:value="0" calcext:value-type="float">
            <text:p>0</text:p>
          </table:table-cell>
          <table:table-cell table:formula="of:=([.BG91]*[.BG$2]+[.BG90]*[.BG$2])/[.BH$2]" office:value-type="float" office:value="0" calcext:value-type="float">
            <text:p>0</text:p>
          </table:table-cell>
          <table:table-cell table:formula="of:=([.BH91]*[.BH$2]+[.BH90]*[.BH$2])/[.BI$2]" office:value-type="float" office:value="0" calcext:value-type="float">
            <text:p>0</text:p>
          </table:table-cell>
          <table:table-cell table:formula="of:=([.BI91]*[.BI$2]+[.BI90]*[.BI$2])/[.BJ$2]" office:value-type="float" office:value="0" calcext:value-type="float">
            <text:p>0</text:p>
          </table:table-cell>
          <table:table-cell table:formula="of:=([.BJ91]*[.BJ$2]+[.BJ90]*[.BJ$2])/[.BK$2]" office:value-type="float" office:value="0" calcext:value-type="float">
            <text:p>0</text:p>
          </table:table-cell>
          <table:table-cell table:formula="of:=([.BK91]*[.BK$2]+[.BK90]*[.BK$2])/[.BL$2]" office:value-type="float" office:value="0" calcext:value-type="float">
            <text:p>0</text:p>
          </table:table-cell>
          <table:table-cell table:formula="of:=([.BL91]*[.BL$2]+[.BL90]*[.BL$2])/[.BM$2]" office:value-type="float" office:value="0" calcext:value-type="float">
            <text:p>0</text:p>
          </table:table-cell>
          <table:table-cell table:formula="of:=([.BM91]*[.BM$2]+[.BM90]*[.BM$2])/[.BN$2]" office:value-type="float" office:value="0" calcext:value-type="float">
            <text:p>0</text:p>
          </table:table-cell>
          <table:table-cell table:formula="of:=([.BN91]*[.BN$2]+[.BN90]*[.BN$2])/[.BO$2]" office:value-type="float" office:value="0" calcext:value-type="float">
            <text:p>0</text:p>
          </table:table-cell>
          <table:table-cell table:formula="of:=([.BO91]*[.BO$2]+[.BO90]*[.BO$2])/[.BP$2]" office:value-type="float" office:value="0" calcext:value-type="float">
            <text:p>0</text:p>
          </table:table-cell>
          <table:table-cell table:formula="of:=([.BP91]*[.BP$2]+[.BP90]*[.BP$2])/[.BQ$2]" office:value-type="float" office:value="0" calcext:value-type="float">
            <text:p>0</text:p>
          </table:table-cell>
          <table:table-cell table:formula="of:=([.BQ91]*[.BQ$2]+[.BQ90]*[.BQ$2])/[.BR$2]" office:value-type="float" office:value="0" calcext:value-type="float">
            <text:p>0</text:p>
          </table:table-cell>
          <table:table-cell table:formula="of:=([.BR91]*[.BR$2]+[.BR90]*[.BR$2])/[.BS$2]" office:value-type="float" office:value="0" calcext:value-type="float">
            <text:p>0</text:p>
          </table:table-cell>
          <table:table-cell table:formula="of:=([.BS91]*[.BS$2]+[.BS90]*[.BS$2])/[.BT$2]" office:value-type="float" office:value="0" calcext:value-type="float">
            <text:p>0</text:p>
          </table:table-cell>
          <table:table-cell table:formula="of:=([.BT91]*[.BT$2]+[.BT90]*[.BT$2])/[.BU$2]" office:value-type="float" office:value="0" calcext:value-type="float">
            <text:p>0</text:p>
          </table:table-cell>
          <table:table-cell table:formula="of:=([.BU91]*[.BU$2]+[.BU90]*[.BU$2])/[.BV$2]" office:value-type="float" office:value="0" calcext:value-type="float">
            <text:p>0</text:p>
          </table:table-cell>
          <table:table-cell table:formula="of:=([.BV91]*[.BV$2]+[.BV90]*[.BV$2])/[.BW$2]" office:value-type="float" office:value="0" calcext:value-type="float">
            <text:p>0</text:p>
          </table:table-cell>
          <table:table-cell table:formula="of:=([.BW91]*[.BW$2]+[.BW90]*[.BW$2])/[.BX$2]" office:value-type="float" office:value="0" calcext:value-type="float">
            <text:p>0</text:p>
          </table:table-cell>
          <table:table-cell table:formula="of:=([.BX91]*[.BX$2]+[.BX90]*[.BX$2])/[.BY$2]" office:value-type="float" office:value="0" calcext:value-type="float">
            <text:p>0</text:p>
          </table:table-cell>
          <table:table-cell table:formula="of:=([.BY91]*[.BY$2]+[.BY90]*[.BY$2])/[.BZ$2]" office:value-type="float" office:value="0" calcext:value-type="float">
            <text:p>0</text:p>
          </table:table-cell>
          <table:table-cell table:formula="of:=([.BZ91]*[.BZ$2]+[.BZ90]*[.BZ$2])/[.CA$2]" office:value-type="float" office:value="0" calcext:value-type="float">
            <text:p>0</text:p>
          </table:table-cell>
          <table:table-cell table:formula="of:=([.CA91]*[.CA$2]+[.CA90]*[.CA$2])/[.CB$2]" office:value-type="float" office:value="0" calcext:value-type="float">
            <text:p>0</text:p>
          </table:table-cell>
          <table:table-cell table:formula="of:=([.CB91]*[.CB$2]+[.CB90]*[.CB$2])/[.CC$2]" office:value-type="float" office:value="0" calcext:value-type="float">
            <text:p>0</text:p>
          </table:table-cell>
          <table:table-cell table:formula="of:=([.CC91]*[.CC$2]+[.CC90]*[.CC$2])/[.CD$2]" office:value-type="float" office:value="0" calcext:value-type="float">
            <text:p>0</text:p>
          </table:table-cell>
          <table:table-cell table:formula="of:=([.CD91]*[.CD$2]+[.CD90]*[.CD$2])/[.CE$2]" office:value-type="float" office:value="0" calcext:value-type="float">
            <text:p>0</text:p>
          </table:table-cell>
          <table:table-cell table:formula="of:=([.CE91]*[.CE$2]+[.CE90]*[.CE$2])/[.CF$2]" office:value-type="float" office:value="0" calcext:value-type="float">
            <text:p>0</text:p>
          </table:table-cell>
          <table:table-cell table:formula="of:=([.CF91]*[.CF$2]+[.CF90]*[.CF$2])/[.CG$2]" office:value-type="float" office:value="0" calcext:value-type="float">
            <text:p>0</text:p>
          </table:table-cell>
          <table:table-cell table:formula="of:=([.CG91]*[.CG$2]+[.CG90]*[.CG$2])/[.CH$2]" office:value-type="float" office:value="0" calcext:value-type="float">
            <text:p>0</text:p>
          </table:table-cell>
          <table:table-cell table:formula="of:=([.CH91]*[.CH$2]+[.CH90]*[.CH$2])/[.CI$2]" office:value-type="float" office:value="0" calcext:value-type="float">
            <text:p>0</text:p>
          </table:table-cell>
          <table:table-cell table:formula="of:=([.CI91]*[.CI$2]+[.CI90]*[.CI$2])/[.CJ$2]" office:value-type="float" office:value="0" calcext:value-type="float">
            <text:p>0</text:p>
          </table:table-cell>
          <table:table-cell table:formula="of:=([.CJ91]*[.CJ$2]+[.CJ90]*[.CJ$2])/[.CK$2]" office:value-type="float" office:value="3.23117426778526E-027" calcext:value-type="float">
            <text:p>3.23117426778526E-27</text:p>
          </table:table-cell>
          <table:table-cell table:formula="of:=([.CK91]*[.CK$2]+[.CK90]*[.CK$2])/[.CL$2]" office:value-type="float" office:value="1.43787254916444E-025" calcext:value-type="float">
            <text:p>1.43787254916444E-25</text:p>
          </table:table-cell>
          <table:table-cell table:formula="of:=([.CL91]*[.CL$2]+[.CL90]*[.CL$2])/[.CM$2]" office:value-type="float" office:value="3.23521323562E-024" calcext:value-type="float">
            <text:p>3.23521323562E-24</text:p>
          </table:table-cell>
          <table:table-cell table:formula="of:=([.CM91]*[.CM$2]+[.CM90]*[.CM$2])/[.CN$2]" office:value-type="float" office:value="4.90674007402366E-023" calcext:value-type="float">
            <text:p>4.90674007402366E-23</text:p>
          </table:table-cell>
          <table:table-cell table:formula="of:=([.CN91]*[.CN$2]+[.CN90]*[.CN$2])/[.CO$2]" office:value-type="float" office:value="5.64275108512721E-022" calcext:value-type="float">
            <text:p>5.64275108512721E-22</text:p>
          </table:table-cell>
          <table:table-cell table:formula="of:=([.CO91]*[.CO$2]+[.CO90]*[.CO$2])/[.CP$2]" office:value-type="float" office:value="5.24775850916831E-021" calcext:value-type="float">
            <text:p>5.24775850916831E-21</text:p>
          </table:table-cell>
          <table:table-cell table:formula="of:=([.CP91]*[.CP$2]+[.CP90]*[.CP$2])/[.CQ$2]" office:value-type="float" office:value="4.11074416551517E-020" calcext:value-type="float">
            <text:p>4.11074416551517E-20</text:p>
          </table:table-cell>
          <table:table-cell table:formula="of:=([.CQ91]*[.CQ$2]+[.CQ90]*[.CQ$2])/[.CR$2]" office:value-type="float" office:value="2.7894335408853E-019" calcext:value-type="float">
            <text:p>2.7894335408853E-19</text:p>
          </table:table-cell>
          <table:table-cell table:formula="of:=([.CR91]*[.CR$2]+[.CR90]*[.CR$2])/[.CS$2]" office:value-type="float" office:value="1.67366012453118E-018" calcext:value-type="float">
            <text:p>1.67366012453118E-18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92]*[.AB$2]+[.AB91]*[.AB$2])/[.AC$2]" office:value-type="float" office:value="0" calcext:value-type="float">
            <text:p>0</text:p>
          </table:table-cell>
          <table:table-cell table:formula="of:=([.AC92]*[.AC$2]+[.AC91]*[.AC$2])/[.AD$2]" office:value-type="float" office:value="0" calcext:value-type="float">
            <text:p>0</text:p>
          </table:table-cell>
          <table:table-cell table:formula="of:=([.AD92]*[.AD$2]+[.AD91]*[.AD$2])/[.AE$2]" office:value-type="float" office:value="0" calcext:value-type="float">
            <text:p>0</text:p>
          </table:table-cell>
          <table:table-cell table:formula="of:=([.AE92]*[.AE$2]+[.AE91]*[.AE$2])/[.AF$2]" office:value-type="float" office:value="0" calcext:value-type="float">
            <text:p>0</text:p>
          </table:table-cell>
          <table:table-cell table:formula="of:=([.AF92]*[.AF$2]+[.AF91]*[.AF$2])/[.AG$2]" office:value-type="float" office:value="0" calcext:value-type="float">
            <text:p>0</text:p>
          </table:table-cell>
          <table:table-cell table:formula="of:=([.AG92]*[.AG$2]+[.AG91]*[.AG$2])/[.AH$2]" office:value-type="float" office:value="0" calcext:value-type="float">
            <text:p>0</text:p>
          </table:table-cell>
          <table:table-cell table:formula="of:=([.AH92]*[.AH$2]+[.AH91]*[.AH$2])/[.AI$2]" office:value-type="float" office:value="0" calcext:value-type="float">
            <text:p>0</text:p>
          </table:table-cell>
          <table:table-cell table:formula="of:=([.AI92]*[.AI$2]+[.AI91]*[.AI$2])/[.AJ$2]" office:value-type="float" office:value="0" calcext:value-type="float">
            <text:p>0</text:p>
          </table:table-cell>
          <table:table-cell table:formula="of:=([.AJ92]*[.AJ$2]+[.AJ91]*[.AJ$2])/[.AK$2]" office:value-type="float" office:value="0" calcext:value-type="float">
            <text:p>0</text:p>
          </table:table-cell>
          <table:table-cell table:formula="of:=([.AK92]*[.AK$2]+[.AK91]*[.AK$2])/[.AL$2]" office:value-type="float" office:value="0" calcext:value-type="float">
            <text:p>0</text:p>
          </table:table-cell>
          <table:table-cell table:formula="of:=([.AL92]*[.AL$2]+[.AL91]*[.AL$2])/[.AM$2]" office:value-type="float" office:value="0" calcext:value-type="float">
            <text:p>0</text:p>
          </table:table-cell>
          <table:table-cell table:formula="of:=([.AM92]*[.AM$2]+[.AM91]*[.AM$2])/[.AN$2]" office:value-type="float" office:value="0" calcext:value-type="float">
            <text:p>0</text:p>
          </table:table-cell>
          <table:table-cell table:formula="of:=([.AN92]*[.AN$2]+[.AN91]*[.AN$2])/[.AO$2]" office:value-type="float" office:value="0" calcext:value-type="float">
            <text:p>0</text:p>
          </table:table-cell>
          <table:table-cell table:formula="of:=([.AO92]*[.AO$2]+[.AO91]*[.AO$2])/[.AP$2]" office:value-type="float" office:value="0" calcext:value-type="float">
            <text:p>0</text:p>
          </table:table-cell>
          <table:table-cell table:formula="of:=([.AP92]*[.AP$2]+[.AP91]*[.AP$2])/[.AQ$2]" office:value-type="float" office:value="0" calcext:value-type="float">
            <text:p>0</text:p>
          </table:table-cell>
          <table:table-cell table:formula="of:=([.AQ92]*[.AQ$2]+[.AQ91]*[.AQ$2])/[.AR$2]" office:value-type="float" office:value="0" calcext:value-type="float">
            <text:p>0</text:p>
          </table:table-cell>
          <table:table-cell table:formula="of:=([.AR92]*[.AR$2]+[.AR91]*[.AR$2])/[.AS$2]" office:value-type="float" office:value="0" calcext:value-type="float">
            <text:p>0</text:p>
          </table:table-cell>
          <table:table-cell table:formula="of:=([.AS92]*[.AS$2]+[.AS91]*[.AS$2])/[.AT$2]" office:value-type="float" office:value="0" calcext:value-type="float">
            <text:p>0</text:p>
          </table:table-cell>
          <table:table-cell table:formula="of:=([.AT92]*[.AT$2]+[.AT91]*[.AT$2])/[.AU$2]" office:value-type="float" office:value="0" calcext:value-type="float">
            <text:p>0</text:p>
          </table:table-cell>
          <table:table-cell table:formula="of:=([.AU92]*[.AU$2]+[.AU91]*[.AU$2])/[.AV$2]" office:value-type="float" office:value="0" calcext:value-type="float">
            <text:p>0</text:p>
          </table:table-cell>
          <table:table-cell table:formula="of:=([.AV92]*[.AV$2]+[.AV91]*[.AV$2])/[.AW$2]" office:value-type="float" office:value="0" calcext:value-type="float">
            <text:p>0</text:p>
          </table:table-cell>
          <table:table-cell table:formula="of:=([.AW92]*[.AW$2]+[.AW91]*[.AW$2])/[.AX$2]" office:value-type="float" office:value="0" calcext:value-type="float">
            <text:p>0</text:p>
          </table:table-cell>
          <table:table-cell table:formula="of:=([.AX92]*[.AX$2]+[.AX91]*[.AX$2])/[.AY$2]" office:value-type="float" office:value="0" calcext:value-type="float">
            <text:p>0</text:p>
          </table:table-cell>
          <table:table-cell table:formula="of:=([.AY92]*[.AY$2]+[.AY91]*[.AY$2])/[.AZ$2]" office:value-type="float" office:value="0" calcext:value-type="float">
            <text:p>0</text:p>
          </table:table-cell>
          <table:table-cell table:formula="of:=([.AZ92]*[.AZ$2]+[.AZ91]*[.AZ$2])/[.BA$2]" office:value-type="float" office:value="0" calcext:value-type="float">
            <text:p>0</text:p>
          </table:table-cell>
          <table:table-cell table:formula="of:=([.BA92]*[.BA$2]+[.BA91]*[.BA$2])/[.BB$2]" office:value-type="float" office:value="0" calcext:value-type="float">
            <text:p>0</text:p>
          </table:table-cell>
          <table:table-cell table:formula="of:=([.BB92]*[.BB$2]+[.BB91]*[.BB$2])/[.BC$2]" office:value-type="float" office:value="0" calcext:value-type="float">
            <text:p>0</text:p>
          </table:table-cell>
          <table:table-cell table:formula="of:=([.BC92]*[.BC$2]+[.BC91]*[.BC$2])/[.BD$2]" office:value-type="float" office:value="0" calcext:value-type="float">
            <text:p>0</text:p>
          </table:table-cell>
          <table:table-cell table:formula="of:=([.BD92]*[.BD$2]+[.BD91]*[.BD$2])/[.BE$2]" office:value-type="float" office:value="0" calcext:value-type="float">
            <text:p>0</text:p>
          </table:table-cell>
          <table:table-cell table:formula="of:=([.BE92]*[.BE$2]+[.BE91]*[.BE$2])/[.BF$2]" office:value-type="float" office:value="0" calcext:value-type="float">
            <text:p>0</text:p>
          </table:table-cell>
          <table:table-cell table:formula="of:=([.BF92]*[.BF$2]+[.BF91]*[.BF$2])/[.BG$2]" office:value-type="float" office:value="0" calcext:value-type="float">
            <text:p>0</text:p>
          </table:table-cell>
          <table:table-cell table:formula="of:=([.BG92]*[.BG$2]+[.BG91]*[.BG$2])/[.BH$2]" office:value-type="float" office:value="0" calcext:value-type="float">
            <text:p>0</text:p>
          </table:table-cell>
          <table:table-cell table:formula="of:=([.BH92]*[.BH$2]+[.BH91]*[.BH$2])/[.BI$2]" office:value-type="float" office:value="0" calcext:value-type="float">
            <text:p>0</text:p>
          </table:table-cell>
          <table:table-cell table:formula="of:=([.BI92]*[.BI$2]+[.BI91]*[.BI$2])/[.BJ$2]" office:value-type="float" office:value="0" calcext:value-type="float">
            <text:p>0</text:p>
          </table:table-cell>
          <table:table-cell table:formula="of:=([.BJ92]*[.BJ$2]+[.BJ91]*[.BJ$2])/[.BK$2]" office:value-type="float" office:value="0" calcext:value-type="float">
            <text:p>0</text:p>
          </table:table-cell>
          <table:table-cell table:formula="of:=([.BK92]*[.BK$2]+[.BK91]*[.BK$2])/[.BL$2]" office:value-type="float" office:value="0" calcext:value-type="float">
            <text:p>0</text:p>
          </table:table-cell>
          <table:table-cell table:formula="of:=([.BL92]*[.BL$2]+[.BL91]*[.BL$2])/[.BM$2]" office:value-type="float" office:value="0" calcext:value-type="float">
            <text:p>0</text:p>
          </table:table-cell>
          <table:table-cell table:formula="of:=([.BM92]*[.BM$2]+[.BM91]*[.BM$2])/[.BN$2]" office:value-type="float" office:value="0" calcext:value-type="float">
            <text:p>0</text:p>
          </table:table-cell>
          <table:table-cell table:formula="of:=([.BN92]*[.BN$2]+[.BN91]*[.BN$2])/[.BO$2]" office:value-type="float" office:value="0" calcext:value-type="float">
            <text:p>0</text:p>
          </table:table-cell>
          <table:table-cell table:formula="of:=([.BO92]*[.BO$2]+[.BO91]*[.BO$2])/[.BP$2]" office:value-type="float" office:value="0" calcext:value-type="float">
            <text:p>0</text:p>
          </table:table-cell>
          <table:table-cell table:formula="of:=([.BP92]*[.BP$2]+[.BP91]*[.BP$2])/[.BQ$2]" office:value-type="float" office:value="0" calcext:value-type="float">
            <text:p>0</text:p>
          </table:table-cell>
          <table:table-cell table:formula="of:=([.BQ92]*[.BQ$2]+[.BQ91]*[.BQ$2])/[.BR$2]" office:value-type="float" office:value="0" calcext:value-type="float">
            <text:p>0</text:p>
          </table:table-cell>
          <table:table-cell table:formula="of:=([.BR92]*[.BR$2]+[.BR91]*[.BR$2])/[.BS$2]" office:value-type="float" office:value="0" calcext:value-type="float">
            <text:p>0</text:p>
          </table:table-cell>
          <table:table-cell table:formula="of:=([.BS92]*[.BS$2]+[.BS91]*[.BS$2])/[.BT$2]" office:value-type="float" office:value="0" calcext:value-type="float">
            <text:p>0</text:p>
          </table:table-cell>
          <table:table-cell table:formula="of:=([.BT92]*[.BT$2]+[.BT91]*[.BT$2])/[.BU$2]" office:value-type="float" office:value="0" calcext:value-type="float">
            <text:p>0</text:p>
          </table:table-cell>
          <table:table-cell table:formula="of:=([.BU92]*[.BU$2]+[.BU91]*[.BU$2])/[.BV$2]" office:value-type="float" office:value="0" calcext:value-type="float">
            <text:p>0</text:p>
          </table:table-cell>
          <table:table-cell table:formula="of:=([.BV92]*[.BV$2]+[.BV91]*[.BV$2])/[.BW$2]" office:value-type="float" office:value="0" calcext:value-type="float">
            <text:p>0</text:p>
          </table:table-cell>
          <table:table-cell table:formula="of:=([.BW92]*[.BW$2]+[.BW91]*[.BW$2])/[.BX$2]" office:value-type="float" office:value="0" calcext:value-type="float">
            <text:p>0</text:p>
          </table:table-cell>
          <table:table-cell table:formula="of:=([.BX92]*[.BX$2]+[.BX91]*[.BX$2])/[.BY$2]" office:value-type="float" office:value="0" calcext:value-type="float">
            <text:p>0</text:p>
          </table:table-cell>
          <table:table-cell table:formula="of:=([.BY92]*[.BY$2]+[.BY91]*[.BY$2])/[.BZ$2]" office:value-type="float" office:value="0" calcext:value-type="float">
            <text:p>0</text:p>
          </table:table-cell>
          <table:table-cell table:formula="of:=([.BZ92]*[.BZ$2]+[.BZ91]*[.BZ$2])/[.CA$2]" office:value-type="float" office:value="0" calcext:value-type="float">
            <text:p>0</text:p>
          </table:table-cell>
          <table:table-cell table:formula="of:=([.CA92]*[.CA$2]+[.CA91]*[.CA$2])/[.CB$2]" office:value-type="float" office:value="0" calcext:value-type="float">
            <text:p>0</text:p>
          </table:table-cell>
          <table:table-cell table:formula="of:=([.CB92]*[.CB$2]+[.CB91]*[.CB$2])/[.CC$2]" office:value-type="float" office:value="0" calcext:value-type="float">
            <text:p>0</text:p>
          </table:table-cell>
          <table:table-cell table:formula="of:=([.CC92]*[.CC$2]+[.CC91]*[.CC$2])/[.CD$2]" office:value-type="float" office:value="0" calcext:value-type="float">
            <text:p>0</text:p>
          </table:table-cell>
          <table:table-cell table:formula="of:=([.CD92]*[.CD$2]+[.CD91]*[.CD$2])/[.CE$2]" office:value-type="float" office:value="0" calcext:value-type="float">
            <text:p>0</text:p>
          </table:table-cell>
          <table:table-cell table:formula="of:=([.CE92]*[.CE$2]+[.CE91]*[.CE$2])/[.CF$2]" office:value-type="float" office:value="0" calcext:value-type="float">
            <text:p>0</text:p>
          </table:table-cell>
          <table:table-cell table:formula="of:=([.CF92]*[.CF$2]+[.CF91]*[.CF$2])/[.CG$2]" office:value-type="float" office:value="0" calcext:value-type="float">
            <text:p>0</text:p>
          </table:table-cell>
          <table:table-cell table:formula="of:=([.CG92]*[.CG$2]+[.CG91]*[.CG$2])/[.CH$2]" office:value-type="float" office:value="0" calcext:value-type="float">
            <text:p>0</text:p>
          </table:table-cell>
          <table:table-cell table:formula="of:=([.CH92]*[.CH$2]+[.CH91]*[.CH$2])/[.CI$2]" office:value-type="float" office:value="0" calcext:value-type="float">
            <text:p>0</text:p>
          </table:table-cell>
          <table:table-cell table:formula="of:=([.CI92]*[.CI$2]+[.CI91]*[.CI$2])/[.CJ$2]" office:value-type="float" office:value="0" calcext:value-type="float">
            <text:p>0</text:p>
          </table:table-cell>
          <table:table-cell table:formula="of:=([.CJ92]*[.CJ$2]+[.CJ91]*[.CJ$2])/[.CK$2]" office:value-type="float" office:value="0" calcext:value-type="float">
            <text:p>0</text:p>
          </table:table-cell>
          <table:table-cell table:formula="of:=([.CK92]*[.CK$2]+[.CK91]*[.CK$2])/[.CL$2]" office:value-type="float" office:value="1.61558713389263E-027" calcext:value-type="float">
            <text:p>1.61558713389263E-27</text:p>
          </table:table-cell>
          <table:table-cell table:formula="of:=([.CL92]*[.CL$2]+[.CL91]*[.CL$2])/[.CM$2]" office:value-type="float" office:value="7.27014210251685E-026" calcext:value-type="float">
            <text:p>7.27014210251685E-26</text:p>
          </table:table-cell>
          <table:table-cell table:formula="of:=([.CM92]*[.CM$2]+[.CM91]*[.CM$2])/[.CN$2]" office:value-type="float" office:value="1.65395732832258E-024" calcext:value-type="float">
            <text:p>1.65395732832258E-24</text:p>
          </table:table-cell>
          <table:table-cell table:formula="of:=([.CN92]*[.CN$2]+[.CN91]*[.CN$2])/[.CO$2]" office:value-type="float" office:value="2.53606790342796E-023" calcext:value-type="float">
            <text:p>2.53606790342796E-23</text:p>
          </table:table-cell>
          <table:table-cell table:formula="of:=([.CO92]*[.CO$2]+[.CO91]*[.CO$2])/[.CP$2]" office:value-type="float" office:value="2.948178937735E-022" calcext:value-type="float">
            <text:p>2.948178937735E-22</text:p>
          </table:table-cell>
          <table:table-cell table:formula="of:=([.CP92]*[.CP$2]+[.CP91]*[.CP$2])/[.CQ$2]" office:value-type="float" office:value="2.7712882014709E-021" calcext:value-type="float">
            <text:p>2.7712882014709E-21</text:p>
          </table:table-cell>
          <table:table-cell table:formula="of:=([.CQ92]*[.CQ$2]+[.CQ91]*[.CQ$2])/[.CR$2]" office:value-type="float" office:value="2.19393649283113E-020" calcext:value-type="float">
            <text:p>2.19393649283113E-20</text:p>
          </table:table-cell>
          <table:table-cell table:formula="of:=([.CR92]*[.CR$2]+[.CR91]*[.CR$2])/[.CS$2]" office:value-type="float" office:value="1.5044135950842E-019" calcext:value-type="float">
            <text:p>1.5044135950842E-19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93]*[.AB$2]+[.AB92]*[.AB$2])/[.AC$2]" office:value-type="float" office:value="0" calcext:value-type="float">
            <text:p>0</text:p>
          </table:table-cell>
          <table:table-cell table:formula="of:=([.AC93]*[.AC$2]+[.AC92]*[.AC$2])/[.AD$2]" office:value-type="float" office:value="0" calcext:value-type="float">
            <text:p>0</text:p>
          </table:table-cell>
          <table:table-cell table:formula="of:=([.AD93]*[.AD$2]+[.AD92]*[.AD$2])/[.AE$2]" office:value-type="float" office:value="0" calcext:value-type="float">
            <text:p>0</text:p>
          </table:table-cell>
          <table:table-cell table:formula="of:=([.AE93]*[.AE$2]+[.AE92]*[.AE$2])/[.AF$2]" office:value-type="float" office:value="0" calcext:value-type="float">
            <text:p>0</text:p>
          </table:table-cell>
          <table:table-cell table:formula="of:=([.AF93]*[.AF$2]+[.AF92]*[.AF$2])/[.AG$2]" office:value-type="float" office:value="0" calcext:value-type="float">
            <text:p>0</text:p>
          </table:table-cell>
          <table:table-cell table:formula="of:=([.AG93]*[.AG$2]+[.AG92]*[.AG$2])/[.AH$2]" office:value-type="float" office:value="0" calcext:value-type="float">
            <text:p>0</text:p>
          </table:table-cell>
          <table:table-cell table:formula="of:=([.AH93]*[.AH$2]+[.AH92]*[.AH$2])/[.AI$2]" office:value-type="float" office:value="0" calcext:value-type="float">
            <text:p>0</text:p>
          </table:table-cell>
          <table:table-cell table:formula="of:=([.AI93]*[.AI$2]+[.AI92]*[.AI$2])/[.AJ$2]" office:value-type="float" office:value="0" calcext:value-type="float">
            <text:p>0</text:p>
          </table:table-cell>
          <table:table-cell table:formula="of:=([.AJ93]*[.AJ$2]+[.AJ92]*[.AJ$2])/[.AK$2]" office:value-type="float" office:value="0" calcext:value-type="float">
            <text:p>0</text:p>
          </table:table-cell>
          <table:table-cell table:formula="of:=([.AK93]*[.AK$2]+[.AK92]*[.AK$2])/[.AL$2]" office:value-type="float" office:value="0" calcext:value-type="float">
            <text:p>0</text:p>
          </table:table-cell>
          <table:table-cell table:formula="of:=([.AL93]*[.AL$2]+[.AL92]*[.AL$2])/[.AM$2]" office:value-type="float" office:value="0" calcext:value-type="float">
            <text:p>0</text:p>
          </table:table-cell>
          <table:table-cell table:formula="of:=([.AM93]*[.AM$2]+[.AM92]*[.AM$2])/[.AN$2]" office:value-type="float" office:value="0" calcext:value-type="float">
            <text:p>0</text:p>
          </table:table-cell>
          <table:table-cell table:formula="of:=([.AN93]*[.AN$2]+[.AN92]*[.AN$2])/[.AO$2]" office:value-type="float" office:value="0" calcext:value-type="float">
            <text:p>0</text:p>
          </table:table-cell>
          <table:table-cell table:formula="of:=([.AO93]*[.AO$2]+[.AO92]*[.AO$2])/[.AP$2]" office:value-type="float" office:value="0" calcext:value-type="float">
            <text:p>0</text:p>
          </table:table-cell>
          <table:table-cell table:formula="of:=([.AP93]*[.AP$2]+[.AP92]*[.AP$2])/[.AQ$2]" office:value-type="float" office:value="0" calcext:value-type="float">
            <text:p>0</text:p>
          </table:table-cell>
          <table:table-cell table:formula="of:=([.AQ93]*[.AQ$2]+[.AQ92]*[.AQ$2])/[.AR$2]" office:value-type="float" office:value="0" calcext:value-type="float">
            <text:p>0</text:p>
          </table:table-cell>
          <table:table-cell table:formula="of:=([.AR93]*[.AR$2]+[.AR92]*[.AR$2])/[.AS$2]" office:value-type="float" office:value="0" calcext:value-type="float">
            <text:p>0</text:p>
          </table:table-cell>
          <table:table-cell table:formula="of:=([.AS93]*[.AS$2]+[.AS92]*[.AS$2])/[.AT$2]" office:value-type="float" office:value="0" calcext:value-type="float">
            <text:p>0</text:p>
          </table:table-cell>
          <table:table-cell table:formula="of:=([.AT93]*[.AT$2]+[.AT92]*[.AT$2])/[.AU$2]" office:value-type="float" office:value="0" calcext:value-type="float">
            <text:p>0</text:p>
          </table:table-cell>
          <table:table-cell table:formula="of:=([.AU93]*[.AU$2]+[.AU92]*[.AU$2])/[.AV$2]" office:value-type="float" office:value="0" calcext:value-type="float">
            <text:p>0</text:p>
          </table:table-cell>
          <table:table-cell table:formula="of:=([.AV93]*[.AV$2]+[.AV92]*[.AV$2])/[.AW$2]" office:value-type="float" office:value="0" calcext:value-type="float">
            <text:p>0</text:p>
          </table:table-cell>
          <table:table-cell table:formula="of:=([.AW93]*[.AW$2]+[.AW92]*[.AW$2])/[.AX$2]" office:value-type="float" office:value="0" calcext:value-type="float">
            <text:p>0</text:p>
          </table:table-cell>
          <table:table-cell table:formula="of:=([.AX93]*[.AX$2]+[.AX92]*[.AX$2])/[.AY$2]" office:value-type="float" office:value="0" calcext:value-type="float">
            <text:p>0</text:p>
          </table:table-cell>
          <table:table-cell table:formula="of:=([.AY93]*[.AY$2]+[.AY92]*[.AY$2])/[.AZ$2]" office:value-type="float" office:value="0" calcext:value-type="float">
            <text:p>0</text:p>
          </table:table-cell>
          <table:table-cell table:formula="of:=([.AZ93]*[.AZ$2]+[.AZ92]*[.AZ$2])/[.BA$2]" office:value-type="float" office:value="0" calcext:value-type="float">
            <text:p>0</text:p>
          </table:table-cell>
          <table:table-cell table:formula="of:=([.BA93]*[.BA$2]+[.BA92]*[.BA$2])/[.BB$2]" office:value-type="float" office:value="0" calcext:value-type="float">
            <text:p>0</text:p>
          </table:table-cell>
          <table:table-cell table:formula="of:=([.BB93]*[.BB$2]+[.BB92]*[.BB$2])/[.BC$2]" office:value-type="float" office:value="0" calcext:value-type="float">
            <text:p>0</text:p>
          </table:table-cell>
          <table:table-cell table:formula="of:=([.BC93]*[.BC$2]+[.BC92]*[.BC$2])/[.BD$2]" office:value-type="float" office:value="0" calcext:value-type="float">
            <text:p>0</text:p>
          </table:table-cell>
          <table:table-cell table:formula="of:=([.BD93]*[.BD$2]+[.BD92]*[.BD$2])/[.BE$2]" office:value-type="float" office:value="0" calcext:value-type="float">
            <text:p>0</text:p>
          </table:table-cell>
          <table:table-cell table:formula="of:=([.BE93]*[.BE$2]+[.BE92]*[.BE$2])/[.BF$2]" office:value-type="float" office:value="0" calcext:value-type="float">
            <text:p>0</text:p>
          </table:table-cell>
          <table:table-cell table:formula="of:=([.BF93]*[.BF$2]+[.BF92]*[.BF$2])/[.BG$2]" office:value-type="float" office:value="0" calcext:value-type="float">
            <text:p>0</text:p>
          </table:table-cell>
          <table:table-cell table:formula="of:=([.BG93]*[.BG$2]+[.BG92]*[.BG$2])/[.BH$2]" office:value-type="float" office:value="0" calcext:value-type="float">
            <text:p>0</text:p>
          </table:table-cell>
          <table:table-cell table:formula="of:=([.BH93]*[.BH$2]+[.BH92]*[.BH$2])/[.BI$2]" office:value-type="float" office:value="0" calcext:value-type="float">
            <text:p>0</text:p>
          </table:table-cell>
          <table:table-cell table:formula="of:=([.BI93]*[.BI$2]+[.BI92]*[.BI$2])/[.BJ$2]" office:value-type="float" office:value="0" calcext:value-type="float">
            <text:p>0</text:p>
          </table:table-cell>
          <table:table-cell table:formula="of:=([.BJ93]*[.BJ$2]+[.BJ92]*[.BJ$2])/[.BK$2]" office:value-type="float" office:value="0" calcext:value-type="float">
            <text:p>0</text:p>
          </table:table-cell>
          <table:table-cell table:formula="of:=([.BK93]*[.BK$2]+[.BK92]*[.BK$2])/[.BL$2]" office:value-type="float" office:value="0" calcext:value-type="float">
            <text:p>0</text:p>
          </table:table-cell>
          <table:table-cell table:formula="of:=([.BL93]*[.BL$2]+[.BL92]*[.BL$2])/[.BM$2]" office:value-type="float" office:value="0" calcext:value-type="float">
            <text:p>0</text:p>
          </table:table-cell>
          <table:table-cell table:formula="of:=([.BM93]*[.BM$2]+[.BM92]*[.BM$2])/[.BN$2]" office:value-type="float" office:value="0" calcext:value-type="float">
            <text:p>0</text:p>
          </table:table-cell>
          <table:table-cell table:formula="of:=([.BN93]*[.BN$2]+[.BN92]*[.BN$2])/[.BO$2]" office:value-type="float" office:value="0" calcext:value-type="float">
            <text:p>0</text:p>
          </table:table-cell>
          <table:table-cell table:formula="of:=([.BO93]*[.BO$2]+[.BO92]*[.BO$2])/[.BP$2]" office:value-type="float" office:value="0" calcext:value-type="float">
            <text:p>0</text:p>
          </table:table-cell>
          <table:table-cell table:formula="of:=([.BP93]*[.BP$2]+[.BP92]*[.BP$2])/[.BQ$2]" office:value-type="float" office:value="0" calcext:value-type="float">
            <text:p>0</text:p>
          </table:table-cell>
          <table:table-cell table:formula="of:=([.BQ93]*[.BQ$2]+[.BQ92]*[.BQ$2])/[.BR$2]" office:value-type="float" office:value="0" calcext:value-type="float">
            <text:p>0</text:p>
          </table:table-cell>
          <table:table-cell table:formula="of:=([.BR93]*[.BR$2]+[.BR92]*[.BR$2])/[.BS$2]" office:value-type="float" office:value="0" calcext:value-type="float">
            <text:p>0</text:p>
          </table:table-cell>
          <table:table-cell table:formula="of:=([.BS93]*[.BS$2]+[.BS92]*[.BS$2])/[.BT$2]" office:value-type="float" office:value="0" calcext:value-type="float">
            <text:p>0</text:p>
          </table:table-cell>
          <table:table-cell table:formula="of:=([.BT93]*[.BT$2]+[.BT92]*[.BT$2])/[.BU$2]" office:value-type="float" office:value="0" calcext:value-type="float">
            <text:p>0</text:p>
          </table:table-cell>
          <table:table-cell table:formula="of:=([.BU93]*[.BU$2]+[.BU92]*[.BU$2])/[.BV$2]" office:value-type="float" office:value="0" calcext:value-type="float">
            <text:p>0</text:p>
          </table:table-cell>
          <table:table-cell table:formula="of:=([.BV93]*[.BV$2]+[.BV92]*[.BV$2])/[.BW$2]" office:value-type="float" office:value="0" calcext:value-type="float">
            <text:p>0</text:p>
          </table:table-cell>
          <table:table-cell table:formula="of:=([.BW93]*[.BW$2]+[.BW92]*[.BW$2])/[.BX$2]" office:value-type="float" office:value="0" calcext:value-type="float">
            <text:p>0</text:p>
          </table:table-cell>
          <table:table-cell table:formula="of:=([.BX93]*[.BX$2]+[.BX92]*[.BX$2])/[.BY$2]" office:value-type="float" office:value="0" calcext:value-type="float">
            <text:p>0</text:p>
          </table:table-cell>
          <table:table-cell table:formula="of:=([.BY93]*[.BY$2]+[.BY92]*[.BY$2])/[.BZ$2]" office:value-type="float" office:value="0" calcext:value-type="float">
            <text:p>0</text:p>
          </table:table-cell>
          <table:table-cell table:formula="of:=([.BZ93]*[.BZ$2]+[.BZ92]*[.BZ$2])/[.CA$2]" office:value-type="float" office:value="0" calcext:value-type="float">
            <text:p>0</text:p>
          </table:table-cell>
          <table:table-cell table:formula="of:=([.CA93]*[.CA$2]+[.CA92]*[.CA$2])/[.CB$2]" office:value-type="float" office:value="0" calcext:value-type="float">
            <text:p>0</text:p>
          </table:table-cell>
          <table:table-cell table:formula="of:=([.CB93]*[.CB$2]+[.CB92]*[.CB$2])/[.CC$2]" office:value-type="float" office:value="0" calcext:value-type="float">
            <text:p>0</text:p>
          </table:table-cell>
          <table:table-cell table:formula="of:=([.CC93]*[.CC$2]+[.CC92]*[.CC$2])/[.CD$2]" office:value-type="float" office:value="0" calcext:value-type="float">
            <text:p>0</text:p>
          </table:table-cell>
          <table:table-cell table:formula="of:=([.CD93]*[.CD$2]+[.CD92]*[.CD$2])/[.CE$2]" office:value-type="float" office:value="0" calcext:value-type="float">
            <text:p>0</text:p>
          </table:table-cell>
          <table:table-cell table:formula="of:=([.CE93]*[.CE$2]+[.CE92]*[.CE$2])/[.CF$2]" office:value-type="float" office:value="0" calcext:value-type="float">
            <text:p>0</text:p>
          </table:table-cell>
          <table:table-cell table:formula="of:=([.CF93]*[.CF$2]+[.CF92]*[.CF$2])/[.CG$2]" office:value-type="float" office:value="0" calcext:value-type="float">
            <text:p>0</text:p>
          </table:table-cell>
          <table:table-cell table:formula="of:=([.CG93]*[.CG$2]+[.CG92]*[.CG$2])/[.CH$2]" office:value-type="float" office:value="0" calcext:value-type="float">
            <text:p>0</text:p>
          </table:table-cell>
          <table:table-cell table:formula="of:=([.CH93]*[.CH$2]+[.CH92]*[.CH$2])/[.CI$2]" office:value-type="float" office:value="0" calcext:value-type="float">
            <text:p>0</text:p>
          </table:table-cell>
          <table:table-cell table:formula="of:=([.CI93]*[.CI$2]+[.CI92]*[.CI$2])/[.CJ$2]" office:value-type="float" office:value="0" calcext:value-type="float">
            <text:p>0</text:p>
          </table:table-cell>
          <table:table-cell table:formula="of:=([.CJ93]*[.CJ$2]+[.CJ92]*[.CJ$2])/[.CK$2]" office:value-type="float" office:value="0" calcext:value-type="float">
            <text:p>0</text:p>
          </table:table-cell>
          <table:table-cell table:formula="of:=([.CK93]*[.CK$2]+[.CK92]*[.CK$2])/[.CL$2]" office:value-type="float" office:value="0" calcext:value-type="float">
            <text:p>0</text:p>
          </table:table-cell>
          <table:table-cell table:formula="of:=([.CL93]*[.CL$2]+[.CL92]*[.CL$2])/[.CM$2]" office:value-type="float" office:value="8.07793566946316E-028" calcext:value-type="float">
            <text:p>8.07793566946316E-28</text:p>
          </table:table-cell>
          <table:table-cell table:formula="of:=([.CM93]*[.CM$2]+[.CM92]*[.CM$2])/[.CN$2]" office:value-type="float" office:value="3.67546072960574E-026" calcext:value-type="float">
            <text:p>3.67546072960574E-26</text:p>
          </table:table-cell>
          <table:table-cell table:formula="of:=([.CN93]*[.CN$2]+[.CN92]*[.CN$2])/[.CO$2]" office:value-type="float" office:value="8.4535596780932E-025" calcext:value-type="float">
            <text:p>8.4535596780932E-25</text:p>
          </table:table-cell>
          <table:table-cell table:formula="of:=([.CO93]*[.CO$2]+[.CO92]*[.CO$2])/[.CP$2]" office:value-type="float" office:value="1.31030175010445E-023" calcext:value-type="float">
            <text:p>1.31030175010445E-23</text:p>
          </table:table-cell>
          <table:table-cell table:formula="of:=([.CP93]*[.CP$2]+[.CP92]*[.CP$2])/[.CQ$2]" office:value-type="float" office:value="1.53960455637272E-022" calcext:value-type="float">
            <text:p>1.53960455637272E-22</text:p>
          </table:table-cell>
          <table:table-cell table:formula="of:=([.CQ93]*[.CQ$2]+[.CQ92]*[.CQ$2])/[.CR$2]" office:value-type="float" office:value="1.46262432855409E-021" calcext:value-type="float">
            <text:p>1.46262432855409E-21</text:p>
          </table:table-cell>
          <table:table-cell table:formula="of:=([.CR93]*[.CR$2]+[.CR92]*[.CR$2])/[.CS$2]" office:value-type="float" office:value="1.17009946284327E-020" calcext:value-type="float">
            <text:p>1.17009946284327E-2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94]*[.AB$2]+[.AB93]*[.AB$2])/[.AC$2]" office:value-type="float" office:value="0" calcext:value-type="float">
            <text:p>0</text:p>
          </table:table-cell>
          <table:table-cell table:formula="of:=([.AC94]*[.AC$2]+[.AC93]*[.AC$2])/[.AD$2]" office:value-type="float" office:value="0" calcext:value-type="float">
            <text:p>0</text:p>
          </table:table-cell>
          <table:table-cell table:formula="of:=([.AD94]*[.AD$2]+[.AD93]*[.AD$2])/[.AE$2]" office:value-type="float" office:value="0" calcext:value-type="float">
            <text:p>0</text:p>
          </table:table-cell>
          <table:table-cell table:formula="of:=([.AE94]*[.AE$2]+[.AE93]*[.AE$2])/[.AF$2]" office:value-type="float" office:value="0" calcext:value-type="float">
            <text:p>0</text:p>
          </table:table-cell>
          <table:table-cell table:formula="of:=([.AF94]*[.AF$2]+[.AF93]*[.AF$2])/[.AG$2]" office:value-type="float" office:value="0" calcext:value-type="float">
            <text:p>0</text:p>
          </table:table-cell>
          <table:table-cell table:formula="of:=([.AG94]*[.AG$2]+[.AG93]*[.AG$2])/[.AH$2]" office:value-type="float" office:value="0" calcext:value-type="float">
            <text:p>0</text:p>
          </table:table-cell>
          <table:table-cell table:formula="of:=([.AH94]*[.AH$2]+[.AH93]*[.AH$2])/[.AI$2]" office:value-type="float" office:value="0" calcext:value-type="float">
            <text:p>0</text:p>
          </table:table-cell>
          <table:table-cell table:formula="of:=([.AI94]*[.AI$2]+[.AI93]*[.AI$2])/[.AJ$2]" office:value-type="float" office:value="0" calcext:value-type="float">
            <text:p>0</text:p>
          </table:table-cell>
          <table:table-cell table:formula="of:=([.AJ94]*[.AJ$2]+[.AJ93]*[.AJ$2])/[.AK$2]" office:value-type="float" office:value="0" calcext:value-type="float">
            <text:p>0</text:p>
          </table:table-cell>
          <table:table-cell table:formula="of:=([.AK94]*[.AK$2]+[.AK93]*[.AK$2])/[.AL$2]" office:value-type="float" office:value="0" calcext:value-type="float">
            <text:p>0</text:p>
          </table:table-cell>
          <table:table-cell table:formula="of:=([.AL94]*[.AL$2]+[.AL93]*[.AL$2])/[.AM$2]" office:value-type="float" office:value="0" calcext:value-type="float">
            <text:p>0</text:p>
          </table:table-cell>
          <table:table-cell table:formula="of:=([.AM94]*[.AM$2]+[.AM93]*[.AM$2])/[.AN$2]" office:value-type="float" office:value="0" calcext:value-type="float">
            <text:p>0</text:p>
          </table:table-cell>
          <table:table-cell table:formula="of:=([.AN94]*[.AN$2]+[.AN93]*[.AN$2])/[.AO$2]" office:value-type="float" office:value="0" calcext:value-type="float">
            <text:p>0</text:p>
          </table:table-cell>
          <table:table-cell table:formula="of:=([.AO94]*[.AO$2]+[.AO93]*[.AO$2])/[.AP$2]" office:value-type="float" office:value="0" calcext:value-type="float">
            <text:p>0</text:p>
          </table:table-cell>
          <table:table-cell table:formula="of:=([.AP94]*[.AP$2]+[.AP93]*[.AP$2])/[.AQ$2]" office:value-type="float" office:value="0" calcext:value-type="float">
            <text:p>0</text:p>
          </table:table-cell>
          <table:table-cell table:formula="of:=([.AQ94]*[.AQ$2]+[.AQ93]*[.AQ$2])/[.AR$2]" office:value-type="float" office:value="0" calcext:value-type="float">
            <text:p>0</text:p>
          </table:table-cell>
          <table:table-cell table:formula="of:=([.AR94]*[.AR$2]+[.AR93]*[.AR$2])/[.AS$2]" office:value-type="float" office:value="0" calcext:value-type="float">
            <text:p>0</text:p>
          </table:table-cell>
          <table:table-cell table:formula="of:=([.AS94]*[.AS$2]+[.AS93]*[.AS$2])/[.AT$2]" office:value-type="float" office:value="0" calcext:value-type="float">
            <text:p>0</text:p>
          </table:table-cell>
          <table:table-cell table:formula="of:=([.AT94]*[.AT$2]+[.AT93]*[.AT$2])/[.AU$2]" office:value-type="float" office:value="0" calcext:value-type="float">
            <text:p>0</text:p>
          </table:table-cell>
          <table:table-cell table:formula="of:=([.AU94]*[.AU$2]+[.AU93]*[.AU$2])/[.AV$2]" office:value-type="float" office:value="0" calcext:value-type="float">
            <text:p>0</text:p>
          </table:table-cell>
          <table:table-cell table:formula="of:=([.AV94]*[.AV$2]+[.AV93]*[.AV$2])/[.AW$2]" office:value-type="float" office:value="0" calcext:value-type="float">
            <text:p>0</text:p>
          </table:table-cell>
          <table:table-cell table:formula="of:=([.AW94]*[.AW$2]+[.AW93]*[.AW$2])/[.AX$2]" office:value-type="float" office:value="0" calcext:value-type="float">
            <text:p>0</text:p>
          </table:table-cell>
          <table:table-cell table:formula="of:=([.AX94]*[.AX$2]+[.AX93]*[.AX$2])/[.AY$2]" office:value-type="float" office:value="0" calcext:value-type="float">
            <text:p>0</text:p>
          </table:table-cell>
          <table:table-cell table:formula="of:=([.AY94]*[.AY$2]+[.AY93]*[.AY$2])/[.AZ$2]" office:value-type="float" office:value="0" calcext:value-type="float">
            <text:p>0</text:p>
          </table:table-cell>
          <table:table-cell table:formula="of:=([.AZ94]*[.AZ$2]+[.AZ93]*[.AZ$2])/[.BA$2]" office:value-type="float" office:value="0" calcext:value-type="float">
            <text:p>0</text:p>
          </table:table-cell>
          <table:table-cell table:formula="of:=([.BA94]*[.BA$2]+[.BA93]*[.BA$2])/[.BB$2]" office:value-type="float" office:value="0" calcext:value-type="float">
            <text:p>0</text:p>
          </table:table-cell>
          <table:table-cell table:formula="of:=([.BB94]*[.BB$2]+[.BB93]*[.BB$2])/[.BC$2]" office:value-type="float" office:value="0" calcext:value-type="float">
            <text:p>0</text:p>
          </table:table-cell>
          <table:table-cell table:formula="of:=([.BC94]*[.BC$2]+[.BC93]*[.BC$2])/[.BD$2]" office:value-type="float" office:value="0" calcext:value-type="float">
            <text:p>0</text:p>
          </table:table-cell>
          <table:table-cell table:formula="of:=([.BD94]*[.BD$2]+[.BD93]*[.BD$2])/[.BE$2]" office:value-type="float" office:value="0" calcext:value-type="float">
            <text:p>0</text:p>
          </table:table-cell>
          <table:table-cell table:formula="of:=([.BE94]*[.BE$2]+[.BE93]*[.BE$2])/[.BF$2]" office:value-type="float" office:value="0" calcext:value-type="float">
            <text:p>0</text:p>
          </table:table-cell>
          <table:table-cell table:formula="of:=([.BF94]*[.BF$2]+[.BF93]*[.BF$2])/[.BG$2]" office:value-type="float" office:value="0" calcext:value-type="float">
            <text:p>0</text:p>
          </table:table-cell>
          <table:table-cell table:formula="of:=([.BG94]*[.BG$2]+[.BG93]*[.BG$2])/[.BH$2]" office:value-type="float" office:value="0" calcext:value-type="float">
            <text:p>0</text:p>
          </table:table-cell>
          <table:table-cell table:formula="of:=([.BH94]*[.BH$2]+[.BH93]*[.BH$2])/[.BI$2]" office:value-type="float" office:value="0" calcext:value-type="float">
            <text:p>0</text:p>
          </table:table-cell>
          <table:table-cell table:formula="of:=([.BI94]*[.BI$2]+[.BI93]*[.BI$2])/[.BJ$2]" office:value-type="float" office:value="0" calcext:value-type="float">
            <text:p>0</text:p>
          </table:table-cell>
          <table:table-cell table:formula="of:=([.BJ94]*[.BJ$2]+[.BJ93]*[.BJ$2])/[.BK$2]" office:value-type="float" office:value="0" calcext:value-type="float">
            <text:p>0</text:p>
          </table:table-cell>
          <table:table-cell table:formula="of:=([.BK94]*[.BK$2]+[.BK93]*[.BK$2])/[.BL$2]" office:value-type="float" office:value="0" calcext:value-type="float">
            <text:p>0</text:p>
          </table:table-cell>
          <table:table-cell table:formula="of:=([.BL94]*[.BL$2]+[.BL93]*[.BL$2])/[.BM$2]" office:value-type="float" office:value="0" calcext:value-type="float">
            <text:p>0</text:p>
          </table:table-cell>
          <table:table-cell table:formula="of:=([.BM94]*[.BM$2]+[.BM93]*[.BM$2])/[.BN$2]" office:value-type="float" office:value="0" calcext:value-type="float">
            <text:p>0</text:p>
          </table:table-cell>
          <table:table-cell table:formula="of:=([.BN94]*[.BN$2]+[.BN93]*[.BN$2])/[.BO$2]" office:value-type="float" office:value="0" calcext:value-type="float">
            <text:p>0</text:p>
          </table:table-cell>
          <table:table-cell table:formula="of:=([.BO94]*[.BO$2]+[.BO93]*[.BO$2])/[.BP$2]" office:value-type="float" office:value="0" calcext:value-type="float">
            <text:p>0</text:p>
          </table:table-cell>
          <table:table-cell table:formula="of:=([.BP94]*[.BP$2]+[.BP93]*[.BP$2])/[.BQ$2]" office:value-type="float" office:value="0" calcext:value-type="float">
            <text:p>0</text:p>
          </table:table-cell>
          <table:table-cell table:formula="of:=([.BQ94]*[.BQ$2]+[.BQ93]*[.BQ$2])/[.BR$2]" office:value-type="float" office:value="0" calcext:value-type="float">
            <text:p>0</text:p>
          </table:table-cell>
          <table:table-cell table:formula="of:=([.BR94]*[.BR$2]+[.BR93]*[.BR$2])/[.BS$2]" office:value-type="float" office:value="0" calcext:value-type="float">
            <text:p>0</text:p>
          </table:table-cell>
          <table:table-cell table:formula="of:=([.BS94]*[.BS$2]+[.BS93]*[.BS$2])/[.BT$2]" office:value-type="float" office:value="0" calcext:value-type="float">
            <text:p>0</text:p>
          </table:table-cell>
          <table:table-cell table:formula="of:=([.BT94]*[.BT$2]+[.BT93]*[.BT$2])/[.BU$2]" office:value-type="float" office:value="0" calcext:value-type="float">
            <text:p>0</text:p>
          </table:table-cell>
          <table:table-cell table:formula="of:=([.BU94]*[.BU$2]+[.BU93]*[.BU$2])/[.BV$2]" office:value-type="float" office:value="0" calcext:value-type="float">
            <text:p>0</text:p>
          </table:table-cell>
          <table:table-cell table:formula="of:=([.BV94]*[.BV$2]+[.BV93]*[.BV$2])/[.BW$2]" office:value-type="float" office:value="0" calcext:value-type="float">
            <text:p>0</text:p>
          </table:table-cell>
          <table:table-cell table:formula="of:=([.BW94]*[.BW$2]+[.BW93]*[.BW$2])/[.BX$2]" office:value-type="float" office:value="0" calcext:value-type="float">
            <text:p>0</text:p>
          </table:table-cell>
          <table:table-cell table:formula="of:=([.BX94]*[.BX$2]+[.BX93]*[.BX$2])/[.BY$2]" office:value-type="float" office:value="0" calcext:value-type="float">
            <text:p>0</text:p>
          </table:table-cell>
          <table:table-cell table:formula="of:=([.BY94]*[.BY$2]+[.BY93]*[.BY$2])/[.BZ$2]" office:value-type="float" office:value="0" calcext:value-type="float">
            <text:p>0</text:p>
          </table:table-cell>
          <table:table-cell table:formula="of:=([.BZ94]*[.BZ$2]+[.BZ93]*[.BZ$2])/[.CA$2]" office:value-type="float" office:value="0" calcext:value-type="float">
            <text:p>0</text:p>
          </table:table-cell>
          <table:table-cell table:formula="of:=([.CA94]*[.CA$2]+[.CA93]*[.CA$2])/[.CB$2]" office:value-type="float" office:value="0" calcext:value-type="float">
            <text:p>0</text:p>
          </table:table-cell>
          <table:table-cell table:formula="of:=([.CB94]*[.CB$2]+[.CB93]*[.CB$2])/[.CC$2]" office:value-type="float" office:value="0" calcext:value-type="float">
            <text:p>0</text:p>
          </table:table-cell>
          <table:table-cell table:formula="of:=([.CC94]*[.CC$2]+[.CC93]*[.CC$2])/[.CD$2]" office:value-type="float" office:value="0" calcext:value-type="float">
            <text:p>0</text:p>
          </table:table-cell>
          <table:table-cell table:formula="of:=([.CD94]*[.CD$2]+[.CD93]*[.CD$2])/[.CE$2]" office:value-type="float" office:value="0" calcext:value-type="float">
            <text:p>0</text:p>
          </table:table-cell>
          <table:table-cell table:formula="of:=([.CE94]*[.CE$2]+[.CE93]*[.CE$2])/[.CF$2]" office:value-type="float" office:value="0" calcext:value-type="float">
            <text:p>0</text:p>
          </table:table-cell>
          <table:table-cell table:formula="of:=([.CF94]*[.CF$2]+[.CF93]*[.CF$2])/[.CG$2]" office:value-type="float" office:value="0" calcext:value-type="float">
            <text:p>0</text:p>
          </table:table-cell>
          <table:table-cell table:formula="of:=([.CG94]*[.CG$2]+[.CG93]*[.CG$2])/[.CH$2]" office:value-type="float" office:value="0" calcext:value-type="float">
            <text:p>0</text:p>
          </table:table-cell>
          <table:table-cell table:formula="of:=([.CH94]*[.CH$2]+[.CH93]*[.CH$2])/[.CI$2]" office:value-type="float" office:value="0" calcext:value-type="float">
            <text:p>0</text:p>
          </table:table-cell>
          <table:table-cell table:formula="of:=([.CI94]*[.CI$2]+[.CI93]*[.CI$2])/[.CJ$2]" office:value-type="float" office:value="0" calcext:value-type="float">
            <text:p>0</text:p>
          </table:table-cell>
          <table:table-cell table:formula="of:=([.CJ94]*[.CJ$2]+[.CJ93]*[.CJ$2])/[.CK$2]" office:value-type="float" office:value="0" calcext:value-type="float">
            <text:p>0</text:p>
          </table:table-cell>
          <table:table-cell table:formula="of:=([.CK94]*[.CK$2]+[.CK93]*[.CK$2])/[.CL$2]" office:value-type="float" office:value="0" calcext:value-type="float">
            <text:p>0</text:p>
          </table:table-cell>
          <table:table-cell table:formula="of:=([.CL94]*[.CL$2]+[.CL93]*[.CL$2])/[.CM$2]" office:value-type="float" office:value="0" calcext:value-type="float">
            <text:p>0</text:p>
          </table:table-cell>
          <table:table-cell table:formula="of:=([.CM94]*[.CM$2]+[.CM93]*[.CM$2])/[.CN$2]" office:value-type="float" office:value="4.03896783473158E-028" calcext:value-type="float">
            <text:p>4.03896783473158E-28</text:p>
          </table:table-cell>
          <table:table-cell table:formula="of:=([.CN94]*[.CN$2]+[.CN93]*[.CN$2])/[.CO$2]" office:value-type="float" office:value="1.85792520397653E-026" calcext:value-type="float">
            <text:p>1.85792520397653E-26</text:p>
          </table:table-cell>
          <table:table-cell table:formula="of:=([.CO94]*[.CO$2]+[.CO93]*[.CO$2])/[.CP$2]" office:value-type="float" office:value="4.31967609924543E-025" calcext:value-type="float">
            <text:p>4.31967609924543E-25</text:p>
          </table:table-cell>
          <table:table-cell table:formula="of:=([.CP94]*[.CP$2]+[.CP93]*[.CP$2])/[.CQ$2]" office:value-type="float" office:value="6.7674925554845E-024" calcext:value-type="float">
            <text:p>6.7674925554845E-24</text:p>
          </table:table-cell>
          <table:table-cell table:formula="of:=([.CQ94]*[.CQ$2]+[.CQ93]*[.CQ$2])/[.CR$2]" office:value-type="float" office:value="8.03639740963784E-023" calcext:value-type="float">
            <text:p>8.03639740963784E-23</text:p>
          </table:table-cell>
          <table:table-cell table:formula="of:=([.CR94]*[.CR$2]+[.CR93]*[.CR$2])/[.CS$2]" office:value-type="float" office:value="7.71494151325233E-022" calcext:value-type="float">
            <text:p>7.71494151325233E-22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95]*[.AB$2]+[.AB94]*[.AB$2])/[.AC$2]" office:value-type="float" office:value="0" calcext:value-type="float">
            <text:p>0</text:p>
          </table:table-cell>
          <table:table-cell table:formula="of:=([.AC95]*[.AC$2]+[.AC94]*[.AC$2])/[.AD$2]" office:value-type="float" office:value="0" calcext:value-type="float">
            <text:p>0</text:p>
          </table:table-cell>
          <table:table-cell table:formula="of:=([.AD95]*[.AD$2]+[.AD94]*[.AD$2])/[.AE$2]" office:value-type="float" office:value="0" calcext:value-type="float">
            <text:p>0</text:p>
          </table:table-cell>
          <table:table-cell table:formula="of:=([.AE95]*[.AE$2]+[.AE94]*[.AE$2])/[.AF$2]" office:value-type="float" office:value="0" calcext:value-type="float">
            <text:p>0</text:p>
          </table:table-cell>
          <table:table-cell table:formula="of:=([.AF95]*[.AF$2]+[.AF94]*[.AF$2])/[.AG$2]" office:value-type="float" office:value="0" calcext:value-type="float">
            <text:p>0</text:p>
          </table:table-cell>
          <table:table-cell table:formula="of:=([.AG95]*[.AG$2]+[.AG94]*[.AG$2])/[.AH$2]" office:value-type="float" office:value="0" calcext:value-type="float">
            <text:p>0</text:p>
          </table:table-cell>
          <table:table-cell table:formula="of:=([.AH95]*[.AH$2]+[.AH94]*[.AH$2])/[.AI$2]" office:value-type="float" office:value="0" calcext:value-type="float">
            <text:p>0</text:p>
          </table:table-cell>
          <table:table-cell table:formula="of:=([.AI95]*[.AI$2]+[.AI94]*[.AI$2])/[.AJ$2]" office:value-type="float" office:value="0" calcext:value-type="float">
            <text:p>0</text:p>
          </table:table-cell>
          <table:table-cell table:formula="of:=([.AJ95]*[.AJ$2]+[.AJ94]*[.AJ$2])/[.AK$2]" office:value-type="float" office:value="0" calcext:value-type="float">
            <text:p>0</text:p>
          </table:table-cell>
          <table:table-cell table:formula="of:=([.AK95]*[.AK$2]+[.AK94]*[.AK$2])/[.AL$2]" office:value-type="float" office:value="0" calcext:value-type="float">
            <text:p>0</text:p>
          </table:table-cell>
          <table:table-cell table:formula="of:=([.AL95]*[.AL$2]+[.AL94]*[.AL$2])/[.AM$2]" office:value-type="float" office:value="0" calcext:value-type="float">
            <text:p>0</text:p>
          </table:table-cell>
          <table:table-cell table:formula="of:=([.AM95]*[.AM$2]+[.AM94]*[.AM$2])/[.AN$2]" office:value-type="float" office:value="0" calcext:value-type="float">
            <text:p>0</text:p>
          </table:table-cell>
          <table:table-cell table:formula="of:=([.AN95]*[.AN$2]+[.AN94]*[.AN$2])/[.AO$2]" office:value-type="float" office:value="0" calcext:value-type="float">
            <text:p>0</text:p>
          </table:table-cell>
          <table:table-cell table:formula="of:=([.AO95]*[.AO$2]+[.AO94]*[.AO$2])/[.AP$2]" office:value-type="float" office:value="0" calcext:value-type="float">
            <text:p>0</text:p>
          </table:table-cell>
          <table:table-cell table:formula="of:=([.AP95]*[.AP$2]+[.AP94]*[.AP$2])/[.AQ$2]" office:value-type="float" office:value="0" calcext:value-type="float">
            <text:p>0</text:p>
          </table:table-cell>
          <table:table-cell table:formula="of:=([.AQ95]*[.AQ$2]+[.AQ94]*[.AQ$2])/[.AR$2]" office:value-type="float" office:value="0" calcext:value-type="float">
            <text:p>0</text:p>
          </table:table-cell>
          <table:table-cell table:formula="of:=([.AR95]*[.AR$2]+[.AR94]*[.AR$2])/[.AS$2]" office:value-type="float" office:value="0" calcext:value-type="float">
            <text:p>0</text:p>
          </table:table-cell>
          <table:table-cell table:formula="of:=([.AS95]*[.AS$2]+[.AS94]*[.AS$2])/[.AT$2]" office:value-type="float" office:value="0" calcext:value-type="float">
            <text:p>0</text:p>
          </table:table-cell>
          <table:table-cell table:formula="of:=([.AT95]*[.AT$2]+[.AT94]*[.AT$2])/[.AU$2]" office:value-type="float" office:value="0" calcext:value-type="float">
            <text:p>0</text:p>
          </table:table-cell>
          <table:table-cell table:formula="of:=([.AU95]*[.AU$2]+[.AU94]*[.AU$2])/[.AV$2]" office:value-type="float" office:value="0" calcext:value-type="float">
            <text:p>0</text:p>
          </table:table-cell>
          <table:table-cell table:formula="of:=([.AV95]*[.AV$2]+[.AV94]*[.AV$2])/[.AW$2]" office:value-type="float" office:value="0" calcext:value-type="float">
            <text:p>0</text:p>
          </table:table-cell>
          <table:table-cell table:formula="of:=([.AW95]*[.AW$2]+[.AW94]*[.AW$2])/[.AX$2]" office:value-type="float" office:value="0" calcext:value-type="float">
            <text:p>0</text:p>
          </table:table-cell>
          <table:table-cell table:formula="of:=([.AX95]*[.AX$2]+[.AX94]*[.AX$2])/[.AY$2]" office:value-type="float" office:value="0" calcext:value-type="float">
            <text:p>0</text:p>
          </table:table-cell>
          <table:table-cell table:formula="of:=([.AY95]*[.AY$2]+[.AY94]*[.AY$2])/[.AZ$2]" office:value-type="float" office:value="0" calcext:value-type="float">
            <text:p>0</text:p>
          </table:table-cell>
          <table:table-cell table:formula="of:=([.AZ95]*[.AZ$2]+[.AZ94]*[.AZ$2])/[.BA$2]" office:value-type="float" office:value="0" calcext:value-type="float">
            <text:p>0</text:p>
          </table:table-cell>
          <table:table-cell table:formula="of:=([.BA95]*[.BA$2]+[.BA94]*[.BA$2])/[.BB$2]" office:value-type="float" office:value="0" calcext:value-type="float">
            <text:p>0</text:p>
          </table:table-cell>
          <table:table-cell table:formula="of:=([.BB95]*[.BB$2]+[.BB94]*[.BB$2])/[.BC$2]" office:value-type="float" office:value="0" calcext:value-type="float">
            <text:p>0</text:p>
          </table:table-cell>
          <table:table-cell table:formula="of:=([.BC95]*[.BC$2]+[.BC94]*[.BC$2])/[.BD$2]" office:value-type="float" office:value="0" calcext:value-type="float">
            <text:p>0</text:p>
          </table:table-cell>
          <table:table-cell table:formula="of:=([.BD95]*[.BD$2]+[.BD94]*[.BD$2])/[.BE$2]" office:value-type="float" office:value="0" calcext:value-type="float">
            <text:p>0</text:p>
          </table:table-cell>
          <table:table-cell table:formula="of:=([.BE95]*[.BE$2]+[.BE94]*[.BE$2])/[.BF$2]" office:value-type="float" office:value="0" calcext:value-type="float">
            <text:p>0</text:p>
          </table:table-cell>
          <table:table-cell table:formula="of:=([.BF95]*[.BF$2]+[.BF94]*[.BF$2])/[.BG$2]" office:value-type="float" office:value="0" calcext:value-type="float">
            <text:p>0</text:p>
          </table:table-cell>
          <table:table-cell table:formula="of:=([.BG95]*[.BG$2]+[.BG94]*[.BG$2])/[.BH$2]" office:value-type="float" office:value="0" calcext:value-type="float">
            <text:p>0</text:p>
          </table:table-cell>
          <table:table-cell table:formula="of:=([.BH95]*[.BH$2]+[.BH94]*[.BH$2])/[.BI$2]" office:value-type="float" office:value="0" calcext:value-type="float">
            <text:p>0</text:p>
          </table:table-cell>
          <table:table-cell table:formula="of:=([.BI95]*[.BI$2]+[.BI94]*[.BI$2])/[.BJ$2]" office:value-type="float" office:value="0" calcext:value-type="float">
            <text:p>0</text:p>
          </table:table-cell>
          <table:table-cell table:formula="of:=([.BJ95]*[.BJ$2]+[.BJ94]*[.BJ$2])/[.BK$2]" office:value-type="float" office:value="0" calcext:value-type="float">
            <text:p>0</text:p>
          </table:table-cell>
          <table:table-cell table:formula="of:=([.BK95]*[.BK$2]+[.BK94]*[.BK$2])/[.BL$2]" office:value-type="float" office:value="0" calcext:value-type="float">
            <text:p>0</text:p>
          </table:table-cell>
          <table:table-cell table:formula="of:=([.BL95]*[.BL$2]+[.BL94]*[.BL$2])/[.BM$2]" office:value-type="float" office:value="0" calcext:value-type="float">
            <text:p>0</text:p>
          </table:table-cell>
          <table:table-cell table:formula="of:=([.BM95]*[.BM$2]+[.BM94]*[.BM$2])/[.BN$2]" office:value-type="float" office:value="0" calcext:value-type="float">
            <text:p>0</text:p>
          </table:table-cell>
          <table:table-cell table:formula="of:=([.BN95]*[.BN$2]+[.BN94]*[.BN$2])/[.BO$2]" office:value-type="float" office:value="0" calcext:value-type="float">
            <text:p>0</text:p>
          </table:table-cell>
          <table:table-cell table:formula="of:=([.BO95]*[.BO$2]+[.BO94]*[.BO$2])/[.BP$2]" office:value-type="float" office:value="0" calcext:value-type="float">
            <text:p>0</text:p>
          </table:table-cell>
          <table:table-cell table:formula="of:=([.BP95]*[.BP$2]+[.BP94]*[.BP$2])/[.BQ$2]" office:value-type="float" office:value="0" calcext:value-type="float">
            <text:p>0</text:p>
          </table:table-cell>
          <table:table-cell table:formula="of:=([.BQ95]*[.BQ$2]+[.BQ94]*[.BQ$2])/[.BR$2]" office:value-type="float" office:value="0" calcext:value-type="float">
            <text:p>0</text:p>
          </table:table-cell>
          <table:table-cell table:formula="of:=([.BR95]*[.BR$2]+[.BR94]*[.BR$2])/[.BS$2]" office:value-type="float" office:value="0" calcext:value-type="float">
            <text:p>0</text:p>
          </table:table-cell>
          <table:table-cell table:formula="of:=([.BS95]*[.BS$2]+[.BS94]*[.BS$2])/[.BT$2]" office:value-type="float" office:value="0" calcext:value-type="float">
            <text:p>0</text:p>
          </table:table-cell>
          <table:table-cell table:formula="of:=([.BT95]*[.BT$2]+[.BT94]*[.BT$2])/[.BU$2]" office:value-type="float" office:value="0" calcext:value-type="float">
            <text:p>0</text:p>
          </table:table-cell>
          <table:table-cell table:formula="of:=([.BU95]*[.BU$2]+[.BU94]*[.BU$2])/[.BV$2]" office:value-type="float" office:value="0" calcext:value-type="float">
            <text:p>0</text:p>
          </table:table-cell>
          <table:table-cell table:formula="of:=([.BV95]*[.BV$2]+[.BV94]*[.BV$2])/[.BW$2]" office:value-type="float" office:value="0" calcext:value-type="float">
            <text:p>0</text:p>
          </table:table-cell>
          <table:table-cell table:formula="of:=([.BW95]*[.BW$2]+[.BW94]*[.BW$2])/[.BX$2]" office:value-type="float" office:value="0" calcext:value-type="float">
            <text:p>0</text:p>
          </table:table-cell>
          <table:table-cell table:formula="of:=([.BX95]*[.BX$2]+[.BX94]*[.BX$2])/[.BY$2]" office:value-type="float" office:value="0" calcext:value-type="float">
            <text:p>0</text:p>
          </table:table-cell>
          <table:table-cell table:formula="of:=([.BY95]*[.BY$2]+[.BY94]*[.BY$2])/[.BZ$2]" office:value-type="float" office:value="0" calcext:value-type="float">
            <text:p>0</text:p>
          </table:table-cell>
          <table:table-cell table:formula="of:=([.BZ95]*[.BZ$2]+[.BZ94]*[.BZ$2])/[.CA$2]" office:value-type="float" office:value="0" calcext:value-type="float">
            <text:p>0</text:p>
          </table:table-cell>
          <table:table-cell table:formula="of:=([.CA95]*[.CA$2]+[.CA94]*[.CA$2])/[.CB$2]" office:value-type="float" office:value="0" calcext:value-type="float">
            <text:p>0</text:p>
          </table:table-cell>
          <table:table-cell table:formula="of:=([.CB95]*[.CB$2]+[.CB94]*[.CB$2])/[.CC$2]" office:value-type="float" office:value="0" calcext:value-type="float">
            <text:p>0</text:p>
          </table:table-cell>
          <table:table-cell table:formula="of:=([.CC95]*[.CC$2]+[.CC94]*[.CC$2])/[.CD$2]" office:value-type="float" office:value="0" calcext:value-type="float">
            <text:p>0</text:p>
          </table:table-cell>
          <table:table-cell table:formula="of:=([.CD95]*[.CD$2]+[.CD94]*[.CD$2])/[.CE$2]" office:value-type="float" office:value="0" calcext:value-type="float">
            <text:p>0</text:p>
          </table:table-cell>
          <table:table-cell table:formula="of:=([.CE95]*[.CE$2]+[.CE94]*[.CE$2])/[.CF$2]" office:value-type="float" office:value="0" calcext:value-type="float">
            <text:p>0</text:p>
          </table:table-cell>
          <table:table-cell table:formula="of:=([.CF95]*[.CF$2]+[.CF94]*[.CF$2])/[.CG$2]" office:value-type="float" office:value="0" calcext:value-type="float">
            <text:p>0</text:p>
          </table:table-cell>
          <table:table-cell table:formula="of:=([.CG95]*[.CG$2]+[.CG94]*[.CG$2])/[.CH$2]" office:value-type="float" office:value="0" calcext:value-type="float">
            <text:p>0</text:p>
          </table:table-cell>
          <table:table-cell table:formula="of:=([.CH95]*[.CH$2]+[.CH94]*[.CH$2])/[.CI$2]" office:value-type="float" office:value="0" calcext:value-type="float">
            <text:p>0</text:p>
          </table:table-cell>
          <table:table-cell table:formula="of:=([.CI95]*[.CI$2]+[.CI94]*[.CI$2])/[.CJ$2]" office:value-type="float" office:value="0" calcext:value-type="float">
            <text:p>0</text:p>
          </table:table-cell>
          <table:table-cell table:formula="of:=([.CJ95]*[.CJ$2]+[.CJ94]*[.CJ$2])/[.CK$2]" office:value-type="float" office:value="0" calcext:value-type="float">
            <text:p>0</text:p>
          </table:table-cell>
          <table:table-cell table:formula="of:=([.CK95]*[.CK$2]+[.CK94]*[.CK$2])/[.CL$2]" office:value-type="float" office:value="0" calcext:value-type="float">
            <text:p>0</text:p>
          </table:table-cell>
          <table:table-cell table:formula="of:=([.CL95]*[.CL$2]+[.CL94]*[.CL$2])/[.CM$2]" office:value-type="float" office:value="0" calcext:value-type="float">
            <text:p>0</text:p>
          </table:table-cell>
          <table:table-cell table:formula="of:=([.CM95]*[.CM$2]+[.CM94]*[.CM$2])/[.CN$2]" office:value-type="float" office:value="0" calcext:value-type="float">
            <text:p>0</text:p>
          </table:table-cell>
          <table:table-cell table:formula="of:=([.CN95]*[.CN$2]+[.CN94]*[.CN$2])/[.CO$2]" office:value-type="float" office:value="2.01948391736579E-028" calcext:value-type="float">
            <text:p>2.01948391736579E-28</text:p>
          </table:table-cell>
          <table:table-cell table:formula="of:=([.CO95]*[.CO$2]+[.CO94]*[.CO$2])/[.CP$2]" office:value-type="float" office:value="9.39060021575093E-027" calcext:value-type="float">
            <text:p>9.39060021575093E-27</text:p>
          </table:table-cell>
          <table:table-cell table:formula="of:=([.CP95]*[.CP$2]+[.CP94]*[.CP$2])/[.CQ$2]" office:value-type="float" office:value="2.20679105070147E-025" calcext:value-type="float">
            <text:p>2.20679105070147E-25</text:p>
          </table:table-cell>
          <table:table-cell table:formula="of:=([.CQ95]*[.CQ$2]+[.CQ94]*[.CQ$2])/[.CR$2]" office:value-type="float" office:value="3.49408583027732E-024" calcext:value-type="float">
            <text:p>3.49408583027732E-24</text:p>
          </table:table-cell>
          <table:table-cell table:formula="of:=([.CR95]*[.CR$2]+[.CR94]*[.CR$2])/[.CS$2]" office:value-type="float" office:value="4.19290299633279E-023" calcext:value-type="float">
            <text:p>4.19290299633279E-23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96]*[.AB$2]+[.AB95]*[.AB$2])/[.AC$2]" office:value-type="float" office:value="0" calcext:value-type="float">
            <text:p>0</text:p>
          </table:table-cell>
          <table:table-cell table:formula="of:=([.AC96]*[.AC$2]+[.AC95]*[.AC$2])/[.AD$2]" office:value-type="float" office:value="0" calcext:value-type="float">
            <text:p>0</text:p>
          </table:table-cell>
          <table:table-cell table:formula="of:=([.AD96]*[.AD$2]+[.AD95]*[.AD$2])/[.AE$2]" office:value-type="float" office:value="0" calcext:value-type="float">
            <text:p>0</text:p>
          </table:table-cell>
          <table:table-cell table:formula="of:=([.AE96]*[.AE$2]+[.AE95]*[.AE$2])/[.AF$2]" office:value-type="float" office:value="0" calcext:value-type="float">
            <text:p>0</text:p>
          </table:table-cell>
          <table:table-cell table:formula="of:=([.AF96]*[.AF$2]+[.AF95]*[.AF$2])/[.AG$2]" office:value-type="float" office:value="0" calcext:value-type="float">
            <text:p>0</text:p>
          </table:table-cell>
          <table:table-cell table:formula="of:=([.AG96]*[.AG$2]+[.AG95]*[.AG$2])/[.AH$2]" office:value-type="float" office:value="0" calcext:value-type="float">
            <text:p>0</text:p>
          </table:table-cell>
          <table:table-cell table:formula="of:=([.AH96]*[.AH$2]+[.AH95]*[.AH$2])/[.AI$2]" office:value-type="float" office:value="0" calcext:value-type="float">
            <text:p>0</text:p>
          </table:table-cell>
          <table:table-cell table:formula="of:=([.AI96]*[.AI$2]+[.AI95]*[.AI$2])/[.AJ$2]" office:value-type="float" office:value="0" calcext:value-type="float">
            <text:p>0</text:p>
          </table:table-cell>
          <table:table-cell table:formula="of:=([.AJ96]*[.AJ$2]+[.AJ95]*[.AJ$2])/[.AK$2]" office:value-type="float" office:value="0" calcext:value-type="float">
            <text:p>0</text:p>
          </table:table-cell>
          <table:table-cell table:formula="of:=([.AK96]*[.AK$2]+[.AK95]*[.AK$2])/[.AL$2]" office:value-type="float" office:value="0" calcext:value-type="float">
            <text:p>0</text:p>
          </table:table-cell>
          <table:table-cell table:formula="of:=([.AL96]*[.AL$2]+[.AL95]*[.AL$2])/[.AM$2]" office:value-type="float" office:value="0" calcext:value-type="float">
            <text:p>0</text:p>
          </table:table-cell>
          <table:table-cell table:formula="of:=([.AM96]*[.AM$2]+[.AM95]*[.AM$2])/[.AN$2]" office:value-type="float" office:value="0" calcext:value-type="float">
            <text:p>0</text:p>
          </table:table-cell>
          <table:table-cell table:formula="of:=([.AN96]*[.AN$2]+[.AN95]*[.AN$2])/[.AO$2]" office:value-type="float" office:value="0" calcext:value-type="float">
            <text:p>0</text:p>
          </table:table-cell>
          <table:table-cell table:formula="of:=([.AO96]*[.AO$2]+[.AO95]*[.AO$2])/[.AP$2]" office:value-type="float" office:value="0" calcext:value-type="float">
            <text:p>0</text:p>
          </table:table-cell>
          <table:table-cell table:formula="of:=([.AP96]*[.AP$2]+[.AP95]*[.AP$2])/[.AQ$2]" office:value-type="float" office:value="0" calcext:value-type="float">
            <text:p>0</text:p>
          </table:table-cell>
          <table:table-cell table:formula="of:=([.AQ96]*[.AQ$2]+[.AQ95]*[.AQ$2])/[.AR$2]" office:value-type="float" office:value="0" calcext:value-type="float">
            <text:p>0</text:p>
          </table:table-cell>
          <table:table-cell table:formula="of:=([.AR96]*[.AR$2]+[.AR95]*[.AR$2])/[.AS$2]" office:value-type="float" office:value="0" calcext:value-type="float">
            <text:p>0</text:p>
          </table:table-cell>
          <table:table-cell table:formula="of:=([.AS96]*[.AS$2]+[.AS95]*[.AS$2])/[.AT$2]" office:value-type="float" office:value="0" calcext:value-type="float">
            <text:p>0</text:p>
          </table:table-cell>
          <table:table-cell table:formula="of:=([.AT96]*[.AT$2]+[.AT95]*[.AT$2])/[.AU$2]" office:value-type="float" office:value="0" calcext:value-type="float">
            <text:p>0</text:p>
          </table:table-cell>
          <table:table-cell table:formula="of:=([.AU96]*[.AU$2]+[.AU95]*[.AU$2])/[.AV$2]" office:value-type="float" office:value="0" calcext:value-type="float">
            <text:p>0</text:p>
          </table:table-cell>
          <table:table-cell table:formula="of:=([.AV96]*[.AV$2]+[.AV95]*[.AV$2])/[.AW$2]" office:value-type="float" office:value="0" calcext:value-type="float">
            <text:p>0</text:p>
          </table:table-cell>
          <table:table-cell table:formula="of:=([.AW96]*[.AW$2]+[.AW95]*[.AW$2])/[.AX$2]" office:value-type="float" office:value="0" calcext:value-type="float">
            <text:p>0</text:p>
          </table:table-cell>
          <table:table-cell table:formula="of:=([.AX96]*[.AX$2]+[.AX95]*[.AX$2])/[.AY$2]" office:value-type="float" office:value="0" calcext:value-type="float">
            <text:p>0</text:p>
          </table:table-cell>
          <table:table-cell table:formula="of:=([.AY96]*[.AY$2]+[.AY95]*[.AY$2])/[.AZ$2]" office:value-type="float" office:value="0" calcext:value-type="float">
            <text:p>0</text:p>
          </table:table-cell>
          <table:table-cell table:formula="of:=([.AZ96]*[.AZ$2]+[.AZ95]*[.AZ$2])/[.BA$2]" office:value-type="float" office:value="0" calcext:value-type="float">
            <text:p>0</text:p>
          </table:table-cell>
          <table:table-cell table:formula="of:=([.BA96]*[.BA$2]+[.BA95]*[.BA$2])/[.BB$2]" office:value-type="float" office:value="0" calcext:value-type="float">
            <text:p>0</text:p>
          </table:table-cell>
          <table:table-cell table:formula="of:=([.BB96]*[.BB$2]+[.BB95]*[.BB$2])/[.BC$2]" office:value-type="float" office:value="0" calcext:value-type="float">
            <text:p>0</text:p>
          </table:table-cell>
          <table:table-cell table:formula="of:=([.BC96]*[.BC$2]+[.BC95]*[.BC$2])/[.BD$2]" office:value-type="float" office:value="0" calcext:value-type="float">
            <text:p>0</text:p>
          </table:table-cell>
          <table:table-cell table:formula="of:=([.BD96]*[.BD$2]+[.BD95]*[.BD$2])/[.BE$2]" office:value-type="float" office:value="0" calcext:value-type="float">
            <text:p>0</text:p>
          </table:table-cell>
          <table:table-cell table:formula="of:=([.BE96]*[.BE$2]+[.BE95]*[.BE$2])/[.BF$2]" office:value-type="float" office:value="0" calcext:value-type="float">
            <text:p>0</text:p>
          </table:table-cell>
          <table:table-cell table:formula="of:=([.BF96]*[.BF$2]+[.BF95]*[.BF$2])/[.BG$2]" office:value-type="float" office:value="0" calcext:value-type="float">
            <text:p>0</text:p>
          </table:table-cell>
          <table:table-cell table:formula="of:=([.BG96]*[.BG$2]+[.BG95]*[.BG$2])/[.BH$2]" office:value-type="float" office:value="0" calcext:value-type="float">
            <text:p>0</text:p>
          </table:table-cell>
          <table:table-cell table:formula="of:=([.BH96]*[.BH$2]+[.BH95]*[.BH$2])/[.BI$2]" office:value-type="float" office:value="0" calcext:value-type="float">
            <text:p>0</text:p>
          </table:table-cell>
          <table:table-cell table:formula="of:=([.BI96]*[.BI$2]+[.BI95]*[.BI$2])/[.BJ$2]" office:value-type="float" office:value="0" calcext:value-type="float">
            <text:p>0</text:p>
          </table:table-cell>
          <table:table-cell table:formula="of:=([.BJ96]*[.BJ$2]+[.BJ95]*[.BJ$2])/[.BK$2]" office:value-type="float" office:value="0" calcext:value-type="float">
            <text:p>0</text:p>
          </table:table-cell>
          <table:table-cell table:formula="of:=([.BK96]*[.BK$2]+[.BK95]*[.BK$2])/[.BL$2]" office:value-type="float" office:value="0" calcext:value-type="float">
            <text:p>0</text:p>
          </table:table-cell>
          <table:table-cell table:formula="of:=([.BL96]*[.BL$2]+[.BL95]*[.BL$2])/[.BM$2]" office:value-type="float" office:value="0" calcext:value-type="float">
            <text:p>0</text:p>
          </table:table-cell>
          <table:table-cell table:formula="of:=([.BM96]*[.BM$2]+[.BM95]*[.BM$2])/[.BN$2]" office:value-type="float" office:value="0" calcext:value-type="float">
            <text:p>0</text:p>
          </table:table-cell>
          <table:table-cell table:formula="of:=([.BN96]*[.BN$2]+[.BN95]*[.BN$2])/[.BO$2]" office:value-type="float" office:value="0" calcext:value-type="float">
            <text:p>0</text:p>
          </table:table-cell>
          <table:table-cell table:formula="of:=([.BO96]*[.BO$2]+[.BO95]*[.BO$2])/[.BP$2]" office:value-type="float" office:value="0" calcext:value-type="float">
            <text:p>0</text:p>
          </table:table-cell>
          <table:table-cell table:formula="of:=([.BP96]*[.BP$2]+[.BP95]*[.BP$2])/[.BQ$2]" office:value-type="float" office:value="0" calcext:value-type="float">
            <text:p>0</text:p>
          </table:table-cell>
          <table:table-cell table:formula="of:=([.BQ96]*[.BQ$2]+[.BQ95]*[.BQ$2])/[.BR$2]" office:value-type="float" office:value="0" calcext:value-type="float">
            <text:p>0</text:p>
          </table:table-cell>
          <table:table-cell table:formula="of:=([.BR96]*[.BR$2]+[.BR95]*[.BR$2])/[.BS$2]" office:value-type="float" office:value="0" calcext:value-type="float">
            <text:p>0</text:p>
          </table:table-cell>
          <table:table-cell table:formula="of:=([.BS96]*[.BS$2]+[.BS95]*[.BS$2])/[.BT$2]" office:value-type="float" office:value="0" calcext:value-type="float">
            <text:p>0</text:p>
          </table:table-cell>
          <table:table-cell table:formula="of:=([.BT96]*[.BT$2]+[.BT95]*[.BT$2])/[.BU$2]" office:value-type="float" office:value="0" calcext:value-type="float">
            <text:p>0</text:p>
          </table:table-cell>
          <table:table-cell table:formula="of:=([.BU96]*[.BU$2]+[.BU95]*[.BU$2])/[.BV$2]" office:value-type="float" office:value="0" calcext:value-type="float">
            <text:p>0</text:p>
          </table:table-cell>
          <table:table-cell table:formula="of:=([.BV96]*[.BV$2]+[.BV95]*[.BV$2])/[.BW$2]" office:value-type="float" office:value="0" calcext:value-type="float">
            <text:p>0</text:p>
          </table:table-cell>
          <table:table-cell table:formula="of:=([.BW96]*[.BW$2]+[.BW95]*[.BW$2])/[.BX$2]" office:value-type="float" office:value="0" calcext:value-type="float">
            <text:p>0</text:p>
          </table:table-cell>
          <table:table-cell table:formula="of:=([.BX96]*[.BX$2]+[.BX95]*[.BX$2])/[.BY$2]" office:value-type="float" office:value="0" calcext:value-type="float">
            <text:p>0</text:p>
          </table:table-cell>
          <table:table-cell table:formula="of:=([.BY96]*[.BY$2]+[.BY95]*[.BY$2])/[.BZ$2]" office:value-type="float" office:value="0" calcext:value-type="float">
            <text:p>0</text:p>
          </table:table-cell>
          <table:table-cell table:formula="of:=([.BZ96]*[.BZ$2]+[.BZ95]*[.BZ$2])/[.CA$2]" office:value-type="float" office:value="0" calcext:value-type="float">
            <text:p>0</text:p>
          </table:table-cell>
          <table:table-cell table:formula="of:=([.CA96]*[.CA$2]+[.CA95]*[.CA$2])/[.CB$2]" office:value-type="float" office:value="0" calcext:value-type="float">
            <text:p>0</text:p>
          </table:table-cell>
          <table:table-cell table:formula="of:=([.CB96]*[.CB$2]+[.CB95]*[.CB$2])/[.CC$2]" office:value-type="float" office:value="0" calcext:value-type="float">
            <text:p>0</text:p>
          </table:table-cell>
          <table:table-cell table:formula="of:=([.CC96]*[.CC$2]+[.CC95]*[.CC$2])/[.CD$2]" office:value-type="float" office:value="0" calcext:value-type="float">
            <text:p>0</text:p>
          </table:table-cell>
          <table:table-cell table:formula="of:=([.CD96]*[.CD$2]+[.CD95]*[.CD$2])/[.CE$2]" office:value-type="float" office:value="0" calcext:value-type="float">
            <text:p>0</text:p>
          </table:table-cell>
          <table:table-cell table:formula="of:=([.CE96]*[.CE$2]+[.CE95]*[.CE$2])/[.CF$2]" office:value-type="float" office:value="0" calcext:value-type="float">
            <text:p>0</text:p>
          </table:table-cell>
          <table:table-cell table:formula="of:=([.CF96]*[.CF$2]+[.CF95]*[.CF$2])/[.CG$2]" office:value-type="float" office:value="0" calcext:value-type="float">
            <text:p>0</text:p>
          </table:table-cell>
          <table:table-cell table:formula="of:=([.CG96]*[.CG$2]+[.CG95]*[.CG$2])/[.CH$2]" office:value-type="float" office:value="0" calcext:value-type="float">
            <text:p>0</text:p>
          </table:table-cell>
          <table:table-cell table:formula="of:=([.CH96]*[.CH$2]+[.CH95]*[.CH$2])/[.CI$2]" office:value-type="float" office:value="0" calcext:value-type="float">
            <text:p>0</text:p>
          </table:table-cell>
          <table:table-cell table:formula="of:=([.CI96]*[.CI$2]+[.CI95]*[.CI$2])/[.CJ$2]" office:value-type="float" office:value="0" calcext:value-type="float">
            <text:p>0</text:p>
          </table:table-cell>
          <table:table-cell table:formula="of:=([.CJ96]*[.CJ$2]+[.CJ95]*[.CJ$2])/[.CK$2]" office:value-type="float" office:value="0" calcext:value-type="float">
            <text:p>0</text:p>
          </table:table-cell>
          <table:table-cell table:formula="of:=([.CK96]*[.CK$2]+[.CK95]*[.CK$2])/[.CL$2]" office:value-type="float" office:value="0" calcext:value-type="float">
            <text:p>0</text:p>
          </table:table-cell>
          <table:table-cell table:formula="of:=([.CL96]*[.CL$2]+[.CL95]*[.CL$2])/[.CM$2]" office:value-type="float" office:value="0" calcext:value-type="float">
            <text:p>0</text:p>
          </table:table-cell>
          <table:table-cell table:formula="of:=([.CM96]*[.CM$2]+[.CM95]*[.CM$2])/[.CN$2]" office:value-type="float" office:value="0" calcext:value-type="float">
            <text:p>0</text:p>
          </table:table-cell>
          <table:table-cell table:formula="of:=([.CN96]*[.CN$2]+[.CN95]*[.CN$2])/[.CO$2]" office:value-type="float" office:value="0" calcext:value-type="float">
            <text:p>0</text:p>
          </table:table-cell>
          <table:table-cell table:formula="of:=([.CO96]*[.CO$2]+[.CO95]*[.CO$2])/[.CP$2]" office:value-type="float" office:value="1.0097419586829E-028" calcext:value-type="float">
            <text:p>1.0097419586829E-28</text:p>
          </table:table-cell>
          <table:table-cell table:formula="of:=([.CP96]*[.CP$2]+[.CP95]*[.CP$2])/[.CQ$2]" office:value-type="float" office:value="4.74578720580961E-027" calcext:value-type="float">
            <text:p>4.74578720580961E-27</text:p>
          </table:table-cell>
          <table:table-cell table:formula="of:=([.CQ96]*[.CQ$2]+[.CQ95]*[.CQ$2])/[.CR$2]" office:value-type="float" office:value="1.12712446137978E-025" calcext:value-type="float">
            <text:p>1.12712446137978E-25</text:p>
          </table:table-cell>
          <table:table-cell table:formula="of:=([.CR96]*[.CR$2]+[.CR95]*[.CR$2])/[.CS$2]" office:value-type="float" office:value="1.80339913820765E-024" calcext:value-type="float">
            <text:p>1.80339913820765E-24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97]*[.AB$2]+[.AB96]*[.AB$2])/[.AC$2]" office:value-type="float" office:value="0" calcext:value-type="float">
            <text:p>0</text:p>
          </table:table-cell>
          <table:table-cell table:formula="of:=([.AC97]*[.AC$2]+[.AC96]*[.AC$2])/[.AD$2]" office:value-type="float" office:value="0" calcext:value-type="float">
            <text:p>0</text:p>
          </table:table-cell>
          <table:table-cell table:formula="of:=([.AD97]*[.AD$2]+[.AD96]*[.AD$2])/[.AE$2]" office:value-type="float" office:value="0" calcext:value-type="float">
            <text:p>0</text:p>
          </table:table-cell>
          <table:table-cell table:formula="of:=([.AE97]*[.AE$2]+[.AE96]*[.AE$2])/[.AF$2]" office:value-type="float" office:value="0" calcext:value-type="float">
            <text:p>0</text:p>
          </table:table-cell>
          <table:table-cell table:formula="of:=([.AF97]*[.AF$2]+[.AF96]*[.AF$2])/[.AG$2]" office:value-type="float" office:value="0" calcext:value-type="float">
            <text:p>0</text:p>
          </table:table-cell>
          <table:table-cell table:formula="of:=([.AG97]*[.AG$2]+[.AG96]*[.AG$2])/[.AH$2]" office:value-type="float" office:value="0" calcext:value-type="float">
            <text:p>0</text:p>
          </table:table-cell>
          <table:table-cell table:formula="of:=([.AH97]*[.AH$2]+[.AH96]*[.AH$2])/[.AI$2]" office:value-type="float" office:value="0" calcext:value-type="float">
            <text:p>0</text:p>
          </table:table-cell>
          <table:table-cell table:formula="of:=([.AI97]*[.AI$2]+[.AI96]*[.AI$2])/[.AJ$2]" office:value-type="float" office:value="0" calcext:value-type="float">
            <text:p>0</text:p>
          </table:table-cell>
          <table:table-cell table:formula="of:=([.AJ97]*[.AJ$2]+[.AJ96]*[.AJ$2])/[.AK$2]" office:value-type="float" office:value="0" calcext:value-type="float">
            <text:p>0</text:p>
          </table:table-cell>
          <table:table-cell table:formula="of:=([.AK97]*[.AK$2]+[.AK96]*[.AK$2])/[.AL$2]" office:value-type="float" office:value="0" calcext:value-type="float">
            <text:p>0</text:p>
          </table:table-cell>
          <table:table-cell table:formula="of:=([.AL97]*[.AL$2]+[.AL96]*[.AL$2])/[.AM$2]" office:value-type="float" office:value="0" calcext:value-type="float">
            <text:p>0</text:p>
          </table:table-cell>
          <table:table-cell table:formula="of:=([.AM97]*[.AM$2]+[.AM96]*[.AM$2])/[.AN$2]" office:value-type="float" office:value="0" calcext:value-type="float">
            <text:p>0</text:p>
          </table:table-cell>
          <table:table-cell table:formula="of:=([.AN97]*[.AN$2]+[.AN96]*[.AN$2])/[.AO$2]" office:value-type="float" office:value="0" calcext:value-type="float">
            <text:p>0</text:p>
          </table:table-cell>
          <table:table-cell table:formula="of:=([.AO97]*[.AO$2]+[.AO96]*[.AO$2])/[.AP$2]" office:value-type="float" office:value="0" calcext:value-type="float">
            <text:p>0</text:p>
          </table:table-cell>
          <table:table-cell table:formula="of:=([.AP97]*[.AP$2]+[.AP96]*[.AP$2])/[.AQ$2]" office:value-type="float" office:value="0" calcext:value-type="float">
            <text:p>0</text:p>
          </table:table-cell>
          <table:table-cell table:formula="of:=([.AQ97]*[.AQ$2]+[.AQ96]*[.AQ$2])/[.AR$2]" office:value-type="float" office:value="0" calcext:value-type="float">
            <text:p>0</text:p>
          </table:table-cell>
          <table:table-cell table:formula="of:=([.AR97]*[.AR$2]+[.AR96]*[.AR$2])/[.AS$2]" office:value-type="float" office:value="0" calcext:value-type="float">
            <text:p>0</text:p>
          </table:table-cell>
          <table:table-cell table:formula="of:=([.AS97]*[.AS$2]+[.AS96]*[.AS$2])/[.AT$2]" office:value-type="float" office:value="0" calcext:value-type="float">
            <text:p>0</text:p>
          </table:table-cell>
          <table:table-cell table:formula="of:=([.AT97]*[.AT$2]+[.AT96]*[.AT$2])/[.AU$2]" office:value-type="float" office:value="0" calcext:value-type="float">
            <text:p>0</text:p>
          </table:table-cell>
          <table:table-cell table:formula="of:=([.AU97]*[.AU$2]+[.AU96]*[.AU$2])/[.AV$2]" office:value-type="float" office:value="0" calcext:value-type="float">
            <text:p>0</text:p>
          </table:table-cell>
          <table:table-cell table:formula="of:=([.AV97]*[.AV$2]+[.AV96]*[.AV$2])/[.AW$2]" office:value-type="float" office:value="0" calcext:value-type="float">
            <text:p>0</text:p>
          </table:table-cell>
          <table:table-cell table:formula="of:=([.AW97]*[.AW$2]+[.AW96]*[.AW$2])/[.AX$2]" office:value-type="float" office:value="0" calcext:value-type="float">
            <text:p>0</text:p>
          </table:table-cell>
          <table:table-cell table:formula="of:=([.AX97]*[.AX$2]+[.AX96]*[.AX$2])/[.AY$2]" office:value-type="float" office:value="0" calcext:value-type="float">
            <text:p>0</text:p>
          </table:table-cell>
          <table:table-cell table:formula="of:=([.AY97]*[.AY$2]+[.AY96]*[.AY$2])/[.AZ$2]" office:value-type="float" office:value="0" calcext:value-type="float">
            <text:p>0</text:p>
          </table:table-cell>
          <table:table-cell table:formula="of:=([.AZ97]*[.AZ$2]+[.AZ96]*[.AZ$2])/[.BA$2]" office:value-type="float" office:value="0" calcext:value-type="float">
            <text:p>0</text:p>
          </table:table-cell>
          <table:table-cell table:formula="of:=([.BA97]*[.BA$2]+[.BA96]*[.BA$2])/[.BB$2]" office:value-type="float" office:value="0" calcext:value-type="float">
            <text:p>0</text:p>
          </table:table-cell>
          <table:table-cell table:formula="of:=([.BB97]*[.BB$2]+[.BB96]*[.BB$2])/[.BC$2]" office:value-type="float" office:value="0" calcext:value-type="float">
            <text:p>0</text:p>
          </table:table-cell>
          <table:table-cell table:formula="of:=([.BC97]*[.BC$2]+[.BC96]*[.BC$2])/[.BD$2]" office:value-type="float" office:value="0" calcext:value-type="float">
            <text:p>0</text:p>
          </table:table-cell>
          <table:table-cell table:formula="of:=([.BD97]*[.BD$2]+[.BD96]*[.BD$2])/[.BE$2]" office:value-type="float" office:value="0" calcext:value-type="float">
            <text:p>0</text:p>
          </table:table-cell>
          <table:table-cell table:formula="of:=([.BE97]*[.BE$2]+[.BE96]*[.BE$2])/[.BF$2]" office:value-type="float" office:value="0" calcext:value-type="float">
            <text:p>0</text:p>
          </table:table-cell>
          <table:table-cell table:formula="of:=([.BF97]*[.BF$2]+[.BF96]*[.BF$2])/[.BG$2]" office:value-type="float" office:value="0" calcext:value-type="float">
            <text:p>0</text:p>
          </table:table-cell>
          <table:table-cell table:formula="of:=([.BG97]*[.BG$2]+[.BG96]*[.BG$2])/[.BH$2]" office:value-type="float" office:value="0" calcext:value-type="float">
            <text:p>0</text:p>
          </table:table-cell>
          <table:table-cell table:formula="of:=([.BH97]*[.BH$2]+[.BH96]*[.BH$2])/[.BI$2]" office:value-type="float" office:value="0" calcext:value-type="float">
            <text:p>0</text:p>
          </table:table-cell>
          <table:table-cell table:formula="of:=([.BI97]*[.BI$2]+[.BI96]*[.BI$2])/[.BJ$2]" office:value-type="float" office:value="0" calcext:value-type="float">
            <text:p>0</text:p>
          </table:table-cell>
          <table:table-cell table:formula="of:=([.BJ97]*[.BJ$2]+[.BJ96]*[.BJ$2])/[.BK$2]" office:value-type="float" office:value="0" calcext:value-type="float">
            <text:p>0</text:p>
          </table:table-cell>
          <table:table-cell table:formula="of:=([.BK97]*[.BK$2]+[.BK96]*[.BK$2])/[.BL$2]" office:value-type="float" office:value="0" calcext:value-type="float">
            <text:p>0</text:p>
          </table:table-cell>
          <table:table-cell table:formula="of:=([.BL97]*[.BL$2]+[.BL96]*[.BL$2])/[.BM$2]" office:value-type="float" office:value="0" calcext:value-type="float">
            <text:p>0</text:p>
          </table:table-cell>
          <table:table-cell table:formula="of:=([.BM97]*[.BM$2]+[.BM96]*[.BM$2])/[.BN$2]" office:value-type="float" office:value="0" calcext:value-type="float">
            <text:p>0</text:p>
          </table:table-cell>
          <table:table-cell table:formula="of:=([.BN97]*[.BN$2]+[.BN96]*[.BN$2])/[.BO$2]" office:value-type="float" office:value="0" calcext:value-type="float">
            <text:p>0</text:p>
          </table:table-cell>
          <table:table-cell table:formula="of:=([.BO97]*[.BO$2]+[.BO96]*[.BO$2])/[.BP$2]" office:value-type="float" office:value="0" calcext:value-type="float">
            <text:p>0</text:p>
          </table:table-cell>
          <table:table-cell table:formula="of:=([.BP97]*[.BP$2]+[.BP96]*[.BP$2])/[.BQ$2]" office:value-type="float" office:value="0" calcext:value-type="float">
            <text:p>0</text:p>
          </table:table-cell>
          <table:table-cell table:formula="of:=([.BQ97]*[.BQ$2]+[.BQ96]*[.BQ$2])/[.BR$2]" office:value-type="float" office:value="0" calcext:value-type="float">
            <text:p>0</text:p>
          </table:table-cell>
          <table:table-cell table:formula="of:=([.BR97]*[.BR$2]+[.BR96]*[.BR$2])/[.BS$2]" office:value-type="float" office:value="0" calcext:value-type="float">
            <text:p>0</text:p>
          </table:table-cell>
          <table:table-cell table:formula="of:=([.BS97]*[.BS$2]+[.BS96]*[.BS$2])/[.BT$2]" office:value-type="float" office:value="0" calcext:value-type="float">
            <text:p>0</text:p>
          </table:table-cell>
          <table:table-cell table:formula="of:=([.BT97]*[.BT$2]+[.BT96]*[.BT$2])/[.BU$2]" office:value-type="float" office:value="0" calcext:value-type="float">
            <text:p>0</text:p>
          </table:table-cell>
          <table:table-cell table:formula="of:=([.BU97]*[.BU$2]+[.BU96]*[.BU$2])/[.BV$2]" office:value-type="float" office:value="0" calcext:value-type="float">
            <text:p>0</text:p>
          </table:table-cell>
          <table:table-cell table:formula="of:=([.BV97]*[.BV$2]+[.BV96]*[.BV$2])/[.BW$2]" office:value-type="float" office:value="0" calcext:value-type="float">
            <text:p>0</text:p>
          </table:table-cell>
          <table:table-cell table:formula="of:=([.BW97]*[.BW$2]+[.BW96]*[.BW$2])/[.BX$2]" office:value-type="float" office:value="0" calcext:value-type="float">
            <text:p>0</text:p>
          </table:table-cell>
          <table:table-cell table:formula="of:=([.BX97]*[.BX$2]+[.BX96]*[.BX$2])/[.BY$2]" office:value-type="float" office:value="0" calcext:value-type="float">
            <text:p>0</text:p>
          </table:table-cell>
          <table:table-cell table:formula="of:=([.BY97]*[.BY$2]+[.BY96]*[.BY$2])/[.BZ$2]" office:value-type="float" office:value="0" calcext:value-type="float">
            <text:p>0</text:p>
          </table:table-cell>
          <table:table-cell table:formula="of:=([.BZ97]*[.BZ$2]+[.BZ96]*[.BZ$2])/[.CA$2]" office:value-type="float" office:value="0" calcext:value-type="float">
            <text:p>0</text:p>
          </table:table-cell>
          <table:table-cell table:formula="of:=([.CA97]*[.CA$2]+[.CA96]*[.CA$2])/[.CB$2]" office:value-type="float" office:value="0" calcext:value-type="float">
            <text:p>0</text:p>
          </table:table-cell>
          <table:table-cell table:formula="of:=([.CB97]*[.CB$2]+[.CB96]*[.CB$2])/[.CC$2]" office:value-type="float" office:value="0" calcext:value-type="float">
            <text:p>0</text:p>
          </table:table-cell>
          <table:table-cell table:formula="of:=([.CC97]*[.CC$2]+[.CC96]*[.CC$2])/[.CD$2]" office:value-type="float" office:value="0" calcext:value-type="float">
            <text:p>0</text:p>
          </table:table-cell>
          <table:table-cell table:formula="of:=([.CD97]*[.CD$2]+[.CD96]*[.CD$2])/[.CE$2]" office:value-type="float" office:value="0" calcext:value-type="float">
            <text:p>0</text:p>
          </table:table-cell>
          <table:table-cell table:formula="of:=([.CE97]*[.CE$2]+[.CE96]*[.CE$2])/[.CF$2]" office:value-type="float" office:value="0" calcext:value-type="float">
            <text:p>0</text:p>
          </table:table-cell>
          <table:table-cell table:formula="of:=([.CF97]*[.CF$2]+[.CF96]*[.CF$2])/[.CG$2]" office:value-type="float" office:value="0" calcext:value-type="float">
            <text:p>0</text:p>
          </table:table-cell>
          <table:table-cell table:formula="of:=([.CG97]*[.CG$2]+[.CG96]*[.CG$2])/[.CH$2]" office:value-type="float" office:value="0" calcext:value-type="float">
            <text:p>0</text:p>
          </table:table-cell>
          <table:table-cell table:formula="of:=([.CH97]*[.CH$2]+[.CH96]*[.CH$2])/[.CI$2]" office:value-type="float" office:value="0" calcext:value-type="float">
            <text:p>0</text:p>
          </table:table-cell>
          <table:table-cell table:formula="of:=([.CI97]*[.CI$2]+[.CI96]*[.CI$2])/[.CJ$2]" office:value-type="float" office:value="0" calcext:value-type="float">
            <text:p>0</text:p>
          </table:table-cell>
          <table:table-cell table:formula="of:=([.CJ97]*[.CJ$2]+[.CJ96]*[.CJ$2])/[.CK$2]" office:value-type="float" office:value="0" calcext:value-type="float">
            <text:p>0</text:p>
          </table:table-cell>
          <table:table-cell table:formula="of:=([.CK97]*[.CK$2]+[.CK96]*[.CK$2])/[.CL$2]" office:value-type="float" office:value="0" calcext:value-type="float">
            <text:p>0</text:p>
          </table:table-cell>
          <table:table-cell table:formula="of:=([.CL97]*[.CL$2]+[.CL96]*[.CL$2])/[.CM$2]" office:value-type="float" office:value="0" calcext:value-type="float">
            <text:p>0</text:p>
          </table:table-cell>
          <table:table-cell table:formula="of:=([.CM97]*[.CM$2]+[.CM96]*[.CM$2])/[.CN$2]" office:value-type="float" office:value="0" calcext:value-type="float">
            <text:p>0</text:p>
          </table:table-cell>
          <table:table-cell table:formula="of:=([.CN97]*[.CN$2]+[.CN96]*[.CN$2])/[.CO$2]" office:value-type="float" office:value="0" calcext:value-type="float">
            <text:p>0</text:p>
          </table:table-cell>
          <table:table-cell table:formula="of:=([.CO97]*[.CO$2]+[.CO96]*[.CO$2])/[.CP$2]" office:value-type="float" office:value="0" calcext:value-type="float">
            <text:p>0</text:p>
          </table:table-cell>
          <table:table-cell table:formula="of:=([.CP97]*[.CP$2]+[.CP96]*[.CP$2])/[.CQ$2]" office:value-type="float" office:value="5.04870979341448E-029" calcext:value-type="float">
            <text:p>5.04870979341448E-29</text:p>
          </table:table-cell>
          <table:table-cell table:formula="of:=([.CQ97]*[.CQ$2]+[.CQ96]*[.CQ$2])/[.CR$2]" office:value-type="float" office:value="2.39813715187188E-027" calcext:value-type="float">
            <text:p>2.39813715187188E-27</text:p>
          </table:table-cell>
          <table:table-cell table:formula="of:=([.CR97]*[.CR$2]+[.CR96]*[.CR$2])/[.CS$2]" office:value-type="float" office:value="5.7555291644925E-026" calcext:value-type="float">
            <text:p>5.7555291644925E-26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98]*[.AB$2]+[.AB97]*[.AB$2])/[.AC$2]" office:value-type="float" office:value="0" calcext:value-type="float">
            <text:p>0</text:p>
          </table:table-cell>
          <table:table-cell table:formula="of:=([.AC98]*[.AC$2]+[.AC97]*[.AC$2])/[.AD$2]" office:value-type="float" office:value="0" calcext:value-type="float">
            <text:p>0</text:p>
          </table:table-cell>
          <table:table-cell table:formula="of:=([.AD98]*[.AD$2]+[.AD97]*[.AD$2])/[.AE$2]" office:value-type="float" office:value="0" calcext:value-type="float">
            <text:p>0</text:p>
          </table:table-cell>
          <table:table-cell table:formula="of:=([.AE98]*[.AE$2]+[.AE97]*[.AE$2])/[.AF$2]" office:value-type="float" office:value="0" calcext:value-type="float">
            <text:p>0</text:p>
          </table:table-cell>
          <table:table-cell table:formula="of:=([.AF98]*[.AF$2]+[.AF97]*[.AF$2])/[.AG$2]" office:value-type="float" office:value="0" calcext:value-type="float">
            <text:p>0</text:p>
          </table:table-cell>
          <table:table-cell table:formula="of:=([.AG98]*[.AG$2]+[.AG97]*[.AG$2])/[.AH$2]" office:value-type="float" office:value="0" calcext:value-type="float">
            <text:p>0</text:p>
          </table:table-cell>
          <table:table-cell table:formula="of:=([.AH98]*[.AH$2]+[.AH97]*[.AH$2])/[.AI$2]" office:value-type="float" office:value="0" calcext:value-type="float">
            <text:p>0</text:p>
          </table:table-cell>
          <table:table-cell table:formula="of:=([.AI98]*[.AI$2]+[.AI97]*[.AI$2])/[.AJ$2]" office:value-type="float" office:value="0" calcext:value-type="float">
            <text:p>0</text:p>
          </table:table-cell>
          <table:table-cell table:formula="of:=([.AJ98]*[.AJ$2]+[.AJ97]*[.AJ$2])/[.AK$2]" office:value-type="float" office:value="0" calcext:value-type="float">
            <text:p>0</text:p>
          </table:table-cell>
          <table:table-cell table:formula="of:=([.AK98]*[.AK$2]+[.AK97]*[.AK$2])/[.AL$2]" office:value-type="float" office:value="0" calcext:value-type="float">
            <text:p>0</text:p>
          </table:table-cell>
          <table:table-cell table:formula="of:=([.AL98]*[.AL$2]+[.AL97]*[.AL$2])/[.AM$2]" office:value-type="float" office:value="0" calcext:value-type="float">
            <text:p>0</text:p>
          </table:table-cell>
          <table:table-cell table:formula="of:=([.AM98]*[.AM$2]+[.AM97]*[.AM$2])/[.AN$2]" office:value-type="float" office:value="0" calcext:value-type="float">
            <text:p>0</text:p>
          </table:table-cell>
          <table:table-cell table:formula="of:=([.AN98]*[.AN$2]+[.AN97]*[.AN$2])/[.AO$2]" office:value-type="float" office:value="0" calcext:value-type="float">
            <text:p>0</text:p>
          </table:table-cell>
          <table:table-cell table:formula="of:=([.AO98]*[.AO$2]+[.AO97]*[.AO$2])/[.AP$2]" office:value-type="float" office:value="0" calcext:value-type="float">
            <text:p>0</text:p>
          </table:table-cell>
          <table:table-cell table:formula="of:=([.AP98]*[.AP$2]+[.AP97]*[.AP$2])/[.AQ$2]" office:value-type="float" office:value="0" calcext:value-type="float">
            <text:p>0</text:p>
          </table:table-cell>
          <table:table-cell table:formula="of:=([.AQ98]*[.AQ$2]+[.AQ97]*[.AQ$2])/[.AR$2]" office:value-type="float" office:value="0" calcext:value-type="float">
            <text:p>0</text:p>
          </table:table-cell>
          <table:table-cell table:formula="of:=([.AR98]*[.AR$2]+[.AR97]*[.AR$2])/[.AS$2]" office:value-type="float" office:value="0" calcext:value-type="float">
            <text:p>0</text:p>
          </table:table-cell>
          <table:table-cell table:formula="of:=([.AS98]*[.AS$2]+[.AS97]*[.AS$2])/[.AT$2]" office:value-type="float" office:value="0" calcext:value-type="float">
            <text:p>0</text:p>
          </table:table-cell>
          <table:table-cell table:formula="of:=([.AT98]*[.AT$2]+[.AT97]*[.AT$2])/[.AU$2]" office:value-type="float" office:value="0" calcext:value-type="float">
            <text:p>0</text:p>
          </table:table-cell>
          <table:table-cell table:formula="of:=([.AU98]*[.AU$2]+[.AU97]*[.AU$2])/[.AV$2]" office:value-type="float" office:value="0" calcext:value-type="float">
            <text:p>0</text:p>
          </table:table-cell>
          <table:table-cell table:formula="of:=([.AV98]*[.AV$2]+[.AV97]*[.AV$2])/[.AW$2]" office:value-type="float" office:value="0" calcext:value-type="float">
            <text:p>0</text:p>
          </table:table-cell>
          <table:table-cell table:formula="of:=([.AW98]*[.AW$2]+[.AW97]*[.AW$2])/[.AX$2]" office:value-type="float" office:value="0" calcext:value-type="float">
            <text:p>0</text:p>
          </table:table-cell>
          <table:table-cell table:formula="of:=([.AX98]*[.AX$2]+[.AX97]*[.AX$2])/[.AY$2]" office:value-type="float" office:value="0" calcext:value-type="float">
            <text:p>0</text:p>
          </table:table-cell>
          <table:table-cell table:formula="of:=([.AY98]*[.AY$2]+[.AY97]*[.AY$2])/[.AZ$2]" office:value-type="float" office:value="0" calcext:value-type="float">
            <text:p>0</text:p>
          </table:table-cell>
          <table:table-cell table:formula="of:=([.AZ98]*[.AZ$2]+[.AZ97]*[.AZ$2])/[.BA$2]" office:value-type="float" office:value="0" calcext:value-type="float">
            <text:p>0</text:p>
          </table:table-cell>
          <table:table-cell table:formula="of:=([.BA98]*[.BA$2]+[.BA97]*[.BA$2])/[.BB$2]" office:value-type="float" office:value="0" calcext:value-type="float">
            <text:p>0</text:p>
          </table:table-cell>
          <table:table-cell table:formula="of:=([.BB98]*[.BB$2]+[.BB97]*[.BB$2])/[.BC$2]" office:value-type="float" office:value="0" calcext:value-type="float">
            <text:p>0</text:p>
          </table:table-cell>
          <table:table-cell table:formula="of:=([.BC98]*[.BC$2]+[.BC97]*[.BC$2])/[.BD$2]" office:value-type="float" office:value="0" calcext:value-type="float">
            <text:p>0</text:p>
          </table:table-cell>
          <table:table-cell table:formula="of:=([.BD98]*[.BD$2]+[.BD97]*[.BD$2])/[.BE$2]" office:value-type="float" office:value="0" calcext:value-type="float">
            <text:p>0</text:p>
          </table:table-cell>
          <table:table-cell table:formula="of:=([.BE98]*[.BE$2]+[.BE97]*[.BE$2])/[.BF$2]" office:value-type="float" office:value="0" calcext:value-type="float">
            <text:p>0</text:p>
          </table:table-cell>
          <table:table-cell table:formula="of:=([.BF98]*[.BF$2]+[.BF97]*[.BF$2])/[.BG$2]" office:value-type="float" office:value="0" calcext:value-type="float">
            <text:p>0</text:p>
          </table:table-cell>
          <table:table-cell table:formula="of:=([.BG98]*[.BG$2]+[.BG97]*[.BG$2])/[.BH$2]" office:value-type="float" office:value="0" calcext:value-type="float">
            <text:p>0</text:p>
          </table:table-cell>
          <table:table-cell table:formula="of:=([.BH98]*[.BH$2]+[.BH97]*[.BH$2])/[.BI$2]" office:value-type="float" office:value="0" calcext:value-type="float">
            <text:p>0</text:p>
          </table:table-cell>
          <table:table-cell table:formula="of:=([.BI98]*[.BI$2]+[.BI97]*[.BI$2])/[.BJ$2]" office:value-type="float" office:value="0" calcext:value-type="float">
            <text:p>0</text:p>
          </table:table-cell>
          <table:table-cell table:formula="of:=([.BJ98]*[.BJ$2]+[.BJ97]*[.BJ$2])/[.BK$2]" office:value-type="float" office:value="0" calcext:value-type="float">
            <text:p>0</text:p>
          </table:table-cell>
          <table:table-cell table:formula="of:=([.BK98]*[.BK$2]+[.BK97]*[.BK$2])/[.BL$2]" office:value-type="float" office:value="0" calcext:value-type="float">
            <text:p>0</text:p>
          </table:table-cell>
          <table:table-cell table:formula="of:=([.BL98]*[.BL$2]+[.BL97]*[.BL$2])/[.BM$2]" office:value-type="float" office:value="0" calcext:value-type="float">
            <text:p>0</text:p>
          </table:table-cell>
          <table:table-cell table:formula="of:=([.BM98]*[.BM$2]+[.BM97]*[.BM$2])/[.BN$2]" office:value-type="float" office:value="0" calcext:value-type="float">
            <text:p>0</text:p>
          </table:table-cell>
          <table:table-cell table:formula="of:=([.BN98]*[.BN$2]+[.BN97]*[.BN$2])/[.BO$2]" office:value-type="float" office:value="0" calcext:value-type="float">
            <text:p>0</text:p>
          </table:table-cell>
          <table:table-cell table:formula="of:=([.BO98]*[.BO$2]+[.BO97]*[.BO$2])/[.BP$2]" office:value-type="float" office:value="0" calcext:value-type="float">
            <text:p>0</text:p>
          </table:table-cell>
          <table:table-cell table:formula="of:=([.BP98]*[.BP$2]+[.BP97]*[.BP$2])/[.BQ$2]" office:value-type="float" office:value="0" calcext:value-type="float">
            <text:p>0</text:p>
          </table:table-cell>
          <table:table-cell table:formula="of:=([.BQ98]*[.BQ$2]+[.BQ97]*[.BQ$2])/[.BR$2]" office:value-type="float" office:value="0" calcext:value-type="float">
            <text:p>0</text:p>
          </table:table-cell>
          <table:table-cell table:formula="of:=([.BR98]*[.BR$2]+[.BR97]*[.BR$2])/[.BS$2]" office:value-type="float" office:value="0" calcext:value-type="float">
            <text:p>0</text:p>
          </table:table-cell>
          <table:table-cell table:formula="of:=([.BS98]*[.BS$2]+[.BS97]*[.BS$2])/[.BT$2]" office:value-type="float" office:value="0" calcext:value-type="float">
            <text:p>0</text:p>
          </table:table-cell>
          <table:table-cell table:formula="of:=([.BT98]*[.BT$2]+[.BT97]*[.BT$2])/[.BU$2]" office:value-type="float" office:value="0" calcext:value-type="float">
            <text:p>0</text:p>
          </table:table-cell>
          <table:table-cell table:formula="of:=([.BU98]*[.BU$2]+[.BU97]*[.BU$2])/[.BV$2]" office:value-type="float" office:value="0" calcext:value-type="float">
            <text:p>0</text:p>
          </table:table-cell>
          <table:table-cell table:formula="of:=([.BV98]*[.BV$2]+[.BV97]*[.BV$2])/[.BW$2]" office:value-type="float" office:value="0" calcext:value-type="float">
            <text:p>0</text:p>
          </table:table-cell>
          <table:table-cell table:formula="of:=([.BW98]*[.BW$2]+[.BW97]*[.BW$2])/[.BX$2]" office:value-type="float" office:value="0" calcext:value-type="float">
            <text:p>0</text:p>
          </table:table-cell>
          <table:table-cell table:formula="of:=([.BX98]*[.BX$2]+[.BX97]*[.BX$2])/[.BY$2]" office:value-type="float" office:value="0" calcext:value-type="float">
            <text:p>0</text:p>
          </table:table-cell>
          <table:table-cell table:formula="of:=([.BY98]*[.BY$2]+[.BY97]*[.BY$2])/[.BZ$2]" office:value-type="float" office:value="0" calcext:value-type="float">
            <text:p>0</text:p>
          </table:table-cell>
          <table:table-cell table:formula="of:=([.BZ98]*[.BZ$2]+[.BZ97]*[.BZ$2])/[.CA$2]" office:value-type="float" office:value="0" calcext:value-type="float">
            <text:p>0</text:p>
          </table:table-cell>
          <table:table-cell table:formula="of:=([.CA98]*[.CA$2]+[.CA97]*[.CA$2])/[.CB$2]" office:value-type="float" office:value="0" calcext:value-type="float">
            <text:p>0</text:p>
          </table:table-cell>
          <table:table-cell table:formula="of:=([.CB98]*[.CB$2]+[.CB97]*[.CB$2])/[.CC$2]" office:value-type="float" office:value="0" calcext:value-type="float">
            <text:p>0</text:p>
          </table:table-cell>
          <table:table-cell table:formula="of:=([.CC98]*[.CC$2]+[.CC97]*[.CC$2])/[.CD$2]" office:value-type="float" office:value="0" calcext:value-type="float">
            <text:p>0</text:p>
          </table:table-cell>
          <table:table-cell table:formula="of:=([.CD98]*[.CD$2]+[.CD97]*[.CD$2])/[.CE$2]" office:value-type="float" office:value="0" calcext:value-type="float">
            <text:p>0</text:p>
          </table:table-cell>
          <table:table-cell table:formula="of:=([.CE98]*[.CE$2]+[.CE97]*[.CE$2])/[.CF$2]" office:value-type="float" office:value="0" calcext:value-type="float">
            <text:p>0</text:p>
          </table:table-cell>
          <table:table-cell table:formula="of:=([.CF98]*[.CF$2]+[.CF97]*[.CF$2])/[.CG$2]" office:value-type="float" office:value="0" calcext:value-type="float">
            <text:p>0</text:p>
          </table:table-cell>
          <table:table-cell table:formula="of:=([.CG98]*[.CG$2]+[.CG97]*[.CG$2])/[.CH$2]" office:value-type="float" office:value="0" calcext:value-type="float">
            <text:p>0</text:p>
          </table:table-cell>
          <table:table-cell table:formula="of:=([.CH98]*[.CH$2]+[.CH97]*[.CH$2])/[.CI$2]" office:value-type="float" office:value="0" calcext:value-type="float">
            <text:p>0</text:p>
          </table:table-cell>
          <table:table-cell table:formula="of:=([.CI98]*[.CI$2]+[.CI97]*[.CI$2])/[.CJ$2]" office:value-type="float" office:value="0" calcext:value-type="float">
            <text:p>0</text:p>
          </table:table-cell>
          <table:table-cell table:formula="of:=([.CJ98]*[.CJ$2]+[.CJ97]*[.CJ$2])/[.CK$2]" office:value-type="float" office:value="0" calcext:value-type="float">
            <text:p>0</text:p>
          </table:table-cell>
          <table:table-cell table:formula="of:=([.CK98]*[.CK$2]+[.CK97]*[.CK$2])/[.CL$2]" office:value-type="float" office:value="0" calcext:value-type="float">
            <text:p>0</text:p>
          </table:table-cell>
          <table:table-cell table:formula="of:=([.CL98]*[.CL$2]+[.CL97]*[.CL$2])/[.CM$2]" office:value-type="float" office:value="0" calcext:value-type="float">
            <text:p>0</text:p>
          </table:table-cell>
          <table:table-cell table:formula="of:=([.CM98]*[.CM$2]+[.CM97]*[.CM$2])/[.CN$2]" office:value-type="float" office:value="0" calcext:value-type="float">
            <text:p>0</text:p>
          </table:table-cell>
          <table:table-cell table:formula="of:=([.CN98]*[.CN$2]+[.CN97]*[.CN$2])/[.CO$2]" office:value-type="float" office:value="0" calcext:value-type="float">
            <text:p>0</text:p>
          </table:table-cell>
          <table:table-cell table:formula="of:=([.CO98]*[.CO$2]+[.CO97]*[.CO$2])/[.CP$2]" office:value-type="float" office:value="0" calcext:value-type="float">
            <text:p>0</text:p>
          </table:table-cell>
          <table:table-cell table:formula="of:=([.CP98]*[.CP$2]+[.CP97]*[.CP$2])/[.CQ$2]" office:value-type="float" office:value="0" calcext:value-type="float">
            <text:p>0</text:p>
          </table:table-cell>
          <table:table-cell table:formula="of:=([.CQ98]*[.CQ$2]+[.CQ97]*[.CQ$2])/[.CR$2]" office:value-type="float" office:value="2.52435489670724E-029" calcext:value-type="float">
            <text:p>2.52435489670724E-29</text:p>
          </table:table-cell>
          <table:table-cell table:formula="of:=([.CR98]*[.CR$2]+[.CR97]*[.CR$2])/[.CS$2]" office:value-type="float" office:value="1.21169035041947E-027" calcext:value-type="float">
            <text:p>1.21169035041947E-27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99]*[.AB$2]+[.AB98]*[.AB$2])/[.AC$2]" office:value-type="float" office:value="0" calcext:value-type="float">
            <text:p>0</text:p>
          </table:table-cell>
          <table:table-cell table:formula="of:=([.AC99]*[.AC$2]+[.AC98]*[.AC$2])/[.AD$2]" office:value-type="float" office:value="0" calcext:value-type="float">
            <text:p>0</text:p>
          </table:table-cell>
          <table:table-cell table:formula="of:=([.AD99]*[.AD$2]+[.AD98]*[.AD$2])/[.AE$2]" office:value-type="float" office:value="0" calcext:value-type="float">
            <text:p>0</text:p>
          </table:table-cell>
          <table:table-cell table:formula="of:=([.AE99]*[.AE$2]+[.AE98]*[.AE$2])/[.AF$2]" office:value-type="float" office:value="0" calcext:value-type="float">
            <text:p>0</text:p>
          </table:table-cell>
          <table:table-cell table:formula="of:=([.AF99]*[.AF$2]+[.AF98]*[.AF$2])/[.AG$2]" office:value-type="float" office:value="0" calcext:value-type="float">
            <text:p>0</text:p>
          </table:table-cell>
          <table:table-cell table:formula="of:=([.AG99]*[.AG$2]+[.AG98]*[.AG$2])/[.AH$2]" office:value-type="float" office:value="0" calcext:value-type="float">
            <text:p>0</text:p>
          </table:table-cell>
          <table:table-cell table:formula="of:=([.AH99]*[.AH$2]+[.AH98]*[.AH$2])/[.AI$2]" office:value-type="float" office:value="0" calcext:value-type="float">
            <text:p>0</text:p>
          </table:table-cell>
          <table:table-cell table:formula="of:=([.AI99]*[.AI$2]+[.AI98]*[.AI$2])/[.AJ$2]" office:value-type="float" office:value="0" calcext:value-type="float">
            <text:p>0</text:p>
          </table:table-cell>
          <table:table-cell table:formula="of:=([.AJ99]*[.AJ$2]+[.AJ98]*[.AJ$2])/[.AK$2]" office:value-type="float" office:value="0" calcext:value-type="float">
            <text:p>0</text:p>
          </table:table-cell>
          <table:table-cell table:formula="of:=([.AK99]*[.AK$2]+[.AK98]*[.AK$2])/[.AL$2]" office:value-type="float" office:value="0" calcext:value-type="float">
            <text:p>0</text:p>
          </table:table-cell>
          <table:table-cell table:formula="of:=([.AL99]*[.AL$2]+[.AL98]*[.AL$2])/[.AM$2]" office:value-type="float" office:value="0" calcext:value-type="float">
            <text:p>0</text:p>
          </table:table-cell>
          <table:table-cell table:formula="of:=([.AM99]*[.AM$2]+[.AM98]*[.AM$2])/[.AN$2]" office:value-type="float" office:value="0" calcext:value-type="float">
            <text:p>0</text:p>
          </table:table-cell>
          <table:table-cell table:formula="of:=([.AN99]*[.AN$2]+[.AN98]*[.AN$2])/[.AO$2]" office:value-type="float" office:value="0" calcext:value-type="float">
            <text:p>0</text:p>
          </table:table-cell>
          <table:table-cell table:formula="of:=([.AO99]*[.AO$2]+[.AO98]*[.AO$2])/[.AP$2]" office:value-type="float" office:value="0" calcext:value-type="float">
            <text:p>0</text:p>
          </table:table-cell>
          <table:table-cell table:formula="of:=([.AP99]*[.AP$2]+[.AP98]*[.AP$2])/[.AQ$2]" office:value-type="float" office:value="0" calcext:value-type="float">
            <text:p>0</text:p>
          </table:table-cell>
          <table:table-cell table:formula="of:=([.AQ99]*[.AQ$2]+[.AQ98]*[.AQ$2])/[.AR$2]" office:value-type="float" office:value="0" calcext:value-type="float">
            <text:p>0</text:p>
          </table:table-cell>
          <table:table-cell table:formula="of:=([.AR99]*[.AR$2]+[.AR98]*[.AR$2])/[.AS$2]" office:value-type="float" office:value="0" calcext:value-type="float">
            <text:p>0</text:p>
          </table:table-cell>
          <table:table-cell table:formula="of:=([.AS99]*[.AS$2]+[.AS98]*[.AS$2])/[.AT$2]" office:value-type="float" office:value="0" calcext:value-type="float">
            <text:p>0</text:p>
          </table:table-cell>
          <table:table-cell table:formula="of:=([.AT99]*[.AT$2]+[.AT98]*[.AT$2])/[.AU$2]" office:value-type="float" office:value="0" calcext:value-type="float">
            <text:p>0</text:p>
          </table:table-cell>
          <table:table-cell table:formula="of:=([.AU99]*[.AU$2]+[.AU98]*[.AU$2])/[.AV$2]" office:value-type="float" office:value="0" calcext:value-type="float">
            <text:p>0</text:p>
          </table:table-cell>
          <table:table-cell table:formula="of:=([.AV99]*[.AV$2]+[.AV98]*[.AV$2])/[.AW$2]" office:value-type="float" office:value="0" calcext:value-type="float">
            <text:p>0</text:p>
          </table:table-cell>
          <table:table-cell table:formula="of:=([.AW99]*[.AW$2]+[.AW98]*[.AW$2])/[.AX$2]" office:value-type="float" office:value="0" calcext:value-type="float">
            <text:p>0</text:p>
          </table:table-cell>
          <table:table-cell table:formula="of:=([.AX99]*[.AX$2]+[.AX98]*[.AX$2])/[.AY$2]" office:value-type="float" office:value="0" calcext:value-type="float">
            <text:p>0</text:p>
          </table:table-cell>
          <table:table-cell table:formula="of:=([.AY99]*[.AY$2]+[.AY98]*[.AY$2])/[.AZ$2]" office:value-type="float" office:value="0" calcext:value-type="float">
            <text:p>0</text:p>
          </table:table-cell>
          <table:table-cell table:formula="of:=([.AZ99]*[.AZ$2]+[.AZ98]*[.AZ$2])/[.BA$2]" office:value-type="float" office:value="0" calcext:value-type="float">
            <text:p>0</text:p>
          </table:table-cell>
          <table:table-cell table:formula="of:=([.BA99]*[.BA$2]+[.BA98]*[.BA$2])/[.BB$2]" office:value-type="float" office:value="0" calcext:value-type="float">
            <text:p>0</text:p>
          </table:table-cell>
          <table:table-cell table:formula="of:=([.BB99]*[.BB$2]+[.BB98]*[.BB$2])/[.BC$2]" office:value-type="float" office:value="0" calcext:value-type="float">
            <text:p>0</text:p>
          </table:table-cell>
          <table:table-cell table:formula="of:=([.BC99]*[.BC$2]+[.BC98]*[.BC$2])/[.BD$2]" office:value-type="float" office:value="0" calcext:value-type="float">
            <text:p>0</text:p>
          </table:table-cell>
          <table:table-cell table:formula="of:=([.BD99]*[.BD$2]+[.BD98]*[.BD$2])/[.BE$2]" office:value-type="float" office:value="0" calcext:value-type="float">
            <text:p>0</text:p>
          </table:table-cell>
          <table:table-cell table:formula="of:=([.BE99]*[.BE$2]+[.BE98]*[.BE$2])/[.BF$2]" office:value-type="float" office:value="0" calcext:value-type="float">
            <text:p>0</text:p>
          </table:table-cell>
          <table:table-cell table:formula="of:=([.BF99]*[.BF$2]+[.BF98]*[.BF$2])/[.BG$2]" office:value-type="float" office:value="0" calcext:value-type="float">
            <text:p>0</text:p>
          </table:table-cell>
          <table:table-cell table:formula="of:=([.BG99]*[.BG$2]+[.BG98]*[.BG$2])/[.BH$2]" office:value-type="float" office:value="0" calcext:value-type="float">
            <text:p>0</text:p>
          </table:table-cell>
          <table:table-cell table:formula="of:=([.BH99]*[.BH$2]+[.BH98]*[.BH$2])/[.BI$2]" office:value-type="float" office:value="0" calcext:value-type="float">
            <text:p>0</text:p>
          </table:table-cell>
          <table:table-cell table:formula="of:=([.BI99]*[.BI$2]+[.BI98]*[.BI$2])/[.BJ$2]" office:value-type="float" office:value="0" calcext:value-type="float">
            <text:p>0</text:p>
          </table:table-cell>
          <table:table-cell table:formula="of:=([.BJ99]*[.BJ$2]+[.BJ98]*[.BJ$2])/[.BK$2]" office:value-type="float" office:value="0" calcext:value-type="float">
            <text:p>0</text:p>
          </table:table-cell>
          <table:table-cell table:formula="of:=([.BK99]*[.BK$2]+[.BK98]*[.BK$2])/[.BL$2]" office:value-type="float" office:value="0" calcext:value-type="float">
            <text:p>0</text:p>
          </table:table-cell>
          <table:table-cell table:formula="of:=([.BL99]*[.BL$2]+[.BL98]*[.BL$2])/[.BM$2]" office:value-type="float" office:value="0" calcext:value-type="float">
            <text:p>0</text:p>
          </table:table-cell>
          <table:table-cell table:formula="of:=([.BM99]*[.BM$2]+[.BM98]*[.BM$2])/[.BN$2]" office:value-type="float" office:value="0" calcext:value-type="float">
            <text:p>0</text:p>
          </table:table-cell>
          <table:table-cell table:formula="of:=([.BN99]*[.BN$2]+[.BN98]*[.BN$2])/[.BO$2]" office:value-type="float" office:value="0" calcext:value-type="float">
            <text:p>0</text:p>
          </table:table-cell>
          <table:table-cell table:formula="of:=([.BO99]*[.BO$2]+[.BO98]*[.BO$2])/[.BP$2]" office:value-type="float" office:value="0" calcext:value-type="float">
            <text:p>0</text:p>
          </table:table-cell>
          <table:table-cell table:formula="of:=([.BP99]*[.BP$2]+[.BP98]*[.BP$2])/[.BQ$2]" office:value-type="float" office:value="0" calcext:value-type="float">
            <text:p>0</text:p>
          </table:table-cell>
          <table:table-cell table:formula="of:=([.BQ99]*[.BQ$2]+[.BQ98]*[.BQ$2])/[.BR$2]" office:value-type="float" office:value="0" calcext:value-type="float">
            <text:p>0</text:p>
          </table:table-cell>
          <table:table-cell table:formula="of:=([.BR99]*[.BR$2]+[.BR98]*[.BR$2])/[.BS$2]" office:value-type="float" office:value="0" calcext:value-type="float">
            <text:p>0</text:p>
          </table:table-cell>
          <table:table-cell table:formula="of:=([.BS99]*[.BS$2]+[.BS98]*[.BS$2])/[.BT$2]" office:value-type="float" office:value="0" calcext:value-type="float">
            <text:p>0</text:p>
          </table:table-cell>
          <table:table-cell table:formula="of:=([.BT99]*[.BT$2]+[.BT98]*[.BT$2])/[.BU$2]" office:value-type="float" office:value="0" calcext:value-type="float">
            <text:p>0</text:p>
          </table:table-cell>
          <table:table-cell table:formula="of:=([.BU99]*[.BU$2]+[.BU98]*[.BU$2])/[.BV$2]" office:value-type="float" office:value="0" calcext:value-type="float">
            <text:p>0</text:p>
          </table:table-cell>
          <table:table-cell table:formula="of:=([.BV99]*[.BV$2]+[.BV98]*[.BV$2])/[.BW$2]" office:value-type="float" office:value="0" calcext:value-type="float">
            <text:p>0</text:p>
          </table:table-cell>
          <table:table-cell table:formula="of:=([.BW99]*[.BW$2]+[.BW98]*[.BW$2])/[.BX$2]" office:value-type="float" office:value="0" calcext:value-type="float">
            <text:p>0</text:p>
          </table:table-cell>
          <table:table-cell table:formula="of:=([.BX99]*[.BX$2]+[.BX98]*[.BX$2])/[.BY$2]" office:value-type="float" office:value="0" calcext:value-type="float">
            <text:p>0</text:p>
          </table:table-cell>
          <table:table-cell table:formula="of:=([.BY99]*[.BY$2]+[.BY98]*[.BY$2])/[.BZ$2]" office:value-type="float" office:value="0" calcext:value-type="float">
            <text:p>0</text:p>
          </table:table-cell>
          <table:table-cell table:formula="of:=([.BZ99]*[.BZ$2]+[.BZ98]*[.BZ$2])/[.CA$2]" office:value-type="float" office:value="0" calcext:value-type="float">
            <text:p>0</text:p>
          </table:table-cell>
          <table:table-cell table:formula="of:=([.CA99]*[.CA$2]+[.CA98]*[.CA$2])/[.CB$2]" office:value-type="float" office:value="0" calcext:value-type="float">
            <text:p>0</text:p>
          </table:table-cell>
          <table:table-cell table:formula="of:=([.CB99]*[.CB$2]+[.CB98]*[.CB$2])/[.CC$2]" office:value-type="float" office:value="0" calcext:value-type="float">
            <text:p>0</text:p>
          </table:table-cell>
          <table:table-cell table:formula="of:=([.CC99]*[.CC$2]+[.CC98]*[.CC$2])/[.CD$2]" office:value-type="float" office:value="0" calcext:value-type="float">
            <text:p>0</text:p>
          </table:table-cell>
          <table:table-cell table:formula="of:=([.CD99]*[.CD$2]+[.CD98]*[.CD$2])/[.CE$2]" office:value-type="float" office:value="0" calcext:value-type="float">
            <text:p>0</text:p>
          </table:table-cell>
          <table:table-cell table:formula="of:=([.CE99]*[.CE$2]+[.CE98]*[.CE$2])/[.CF$2]" office:value-type="float" office:value="0" calcext:value-type="float">
            <text:p>0</text:p>
          </table:table-cell>
          <table:table-cell table:formula="of:=([.CF99]*[.CF$2]+[.CF98]*[.CF$2])/[.CG$2]" office:value-type="float" office:value="0" calcext:value-type="float">
            <text:p>0</text:p>
          </table:table-cell>
          <table:table-cell table:formula="of:=([.CG99]*[.CG$2]+[.CG98]*[.CG$2])/[.CH$2]" office:value-type="float" office:value="0" calcext:value-type="float">
            <text:p>0</text:p>
          </table:table-cell>
          <table:table-cell table:formula="of:=([.CH99]*[.CH$2]+[.CH98]*[.CH$2])/[.CI$2]" office:value-type="float" office:value="0" calcext:value-type="float">
            <text:p>0</text:p>
          </table:table-cell>
          <table:table-cell table:formula="of:=([.CI99]*[.CI$2]+[.CI98]*[.CI$2])/[.CJ$2]" office:value-type="float" office:value="0" calcext:value-type="float">
            <text:p>0</text:p>
          </table:table-cell>
          <table:table-cell table:formula="of:=([.CJ99]*[.CJ$2]+[.CJ98]*[.CJ$2])/[.CK$2]" office:value-type="float" office:value="0" calcext:value-type="float">
            <text:p>0</text:p>
          </table:table-cell>
          <table:table-cell table:formula="of:=([.CK99]*[.CK$2]+[.CK98]*[.CK$2])/[.CL$2]" office:value-type="float" office:value="0" calcext:value-type="float">
            <text:p>0</text:p>
          </table:table-cell>
          <table:table-cell table:formula="of:=([.CL99]*[.CL$2]+[.CL98]*[.CL$2])/[.CM$2]" office:value-type="float" office:value="0" calcext:value-type="float">
            <text:p>0</text:p>
          </table:table-cell>
          <table:table-cell table:formula="of:=([.CM99]*[.CM$2]+[.CM98]*[.CM$2])/[.CN$2]" office:value-type="float" office:value="0" calcext:value-type="float">
            <text:p>0</text:p>
          </table:table-cell>
          <table:table-cell table:formula="of:=([.CN99]*[.CN$2]+[.CN98]*[.CN$2])/[.CO$2]" office:value-type="float" office:value="0" calcext:value-type="float">
            <text:p>0</text:p>
          </table:table-cell>
          <table:table-cell table:formula="of:=([.CO99]*[.CO$2]+[.CO98]*[.CO$2])/[.CP$2]" office:value-type="float" office:value="0" calcext:value-type="float">
            <text:p>0</text:p>
          </table:table-cell>
          <table:table-cell table:formula="of:=([.CP99]*[.CP$2]+[.CP98]*[.CP$2])/[.CQ$2]" office:value-type="float" office:value="0" calcext:value-type="float">
            <text:p>0</text:p>
          </table:table-cell>
          <table:table-cell table:formula="of:=([.CQ99]*[.CQ$2]+[.CQ98]*[.CQ$2])/[.CR$2]" office:value-type="float" office:value="0" calcext:value-type="float">
            <text:p>0</text:p>
          </table:table-cell>
          <table:table-cell table:formula="of:=([.CR99]*[.CR$2]+[.CR98]*[.CR$2])/[.CS$2]" office:value-type="float" office:value="1.26217744835362E-029" calcext:value-type="float">
            <text:p>1.26217744835362E-29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00]*[.AB$2]+[.AB99]*[.AB$2])/[.AC$2]" office:value-type="float" office:value="0" calcext:value-type="float">
            <text:p>0</text:p>
          </table:table-cell>
          <table:table-cell table:formula="of:=([.AC100]*[.AC$2]+[.AC99]*[.AC$2])/[.AD$2]" office:value-type="float" office:value="0" calcext:value-type="float">
            <text:p>0</text:p>
          </table:table-cell>
          <table:table-cell table:formula="of:=([.AD100]*[.AD$2]+[.AD99]*[.AD$2])/[.AE$2]" office:value-type="float" office:value="0" calcext:value-type="float">
            <text:p>0</text:p>
          </table:table-cell>
          <table:table-cell table:formula="of:=([.AE100]*[.AE$2]+[.AE99]*[.AE$2])/[.AF$2]" office:value-type="float" office:value="0" calcext:value-type="float">
            <text:p>0</text:p>
          </table:table-cell>
          <table:table-cell table:formula="of:=([.AF100]*[.AF$2]+[.AF99]*[.AF$2])/[.AG$2]" office:value-type="float" office:value="0" calcext:value-type="float">
            <text:p>0</text:p>
          </table:table-cell>
          <table:table-cell table:formula="of:=([.AG100]*[.AG$2]+[.AG99]*[.AG$2])/[.AH$2]" office:value-type="float" office:value="0" calcext:value-type="float">
            <text:p>0</text:p>
          </table:table-cell>
          <table:table-cell table:formula="of:=([.AH100]*[.AH$2]+[.AH99]*[.AH$2])/[.AI$2]" office:value-type="float" office:value="0" calcext:value-type="float">
            <text:p>0</text:p>
          </table:table-cell>
          <table:table-cell table:formula="of:=([.AI100]*[.AI$2]+[.AI99]*[.AI$2])/[.AJ$2]" office:value-type="float" office:value="0" calcext:value-type="float">
            <text:p>0</text:p>
          </table:table-cell>
          <table:table-cell table:formula="of:=([.AJ100]*[.AJ$2]+[.AJ99]*[.AJ$2])/[.AK$2]" office:value-type="float" office:value="0" calcext:value-type="float">
            <text:p>0</text:p>
          </table:table-cell>
          <table:table-cell table:formula="of:=([.AK100]*[.AK$2]+[.AK99]*[.AK$2])/[.AL$2]" office:value-type="float" office:value="0" calcext:value-type="float">
            <text:p>0</text:p>
          </table:table-cell>
          <table:table-cell table:formula="of:=([.AL100]*[.AL$2]+[.AL99]*[.AL$2])/[.AM$2]" office:value-type="float" office:value="0" calcext:value-type="float">
            <text:p>0</text:p>
          </table:table-cell>
          <table:table-cell table:formula="of:=([.AM100]*[.AM$2]+[.AM99]*[.AM$2])/[.AN$2]" office:value-type="float" office:value="0" calcext:value-type="float">
            <text:p>0</text:p>
          </table:table-cell>
          <table:table-cell table:formula="of:=([.AN100]*[.AN$2]+[.AN99]*[.AN$2])/[.AO$2]" office:value-type="float" office:value="0" calcext:value-type="float">
            <text:p>0</text:p>
          </table:table-cell>
          <table:table-cell table:formula="of:=([.AO100]*[.AO$2]+[.AO99]*[.AO$2])/[.AP$2]" office:value-type="float" office:value="0" calcext:value-type="float">
            <text:p>0</text:p>
          </table:table-cell>
          <table:table-cell table:formula="of:=([.AP100]*[.AP$2]+[.AP99]*[.AP$2])/[.AQ$2]" office:value-type="float" office:value="0" calcext:value-type="float">
            <text:p>0</text:p>
          </table:table-cell>
          <table:table-cell table:formula="of:=([.AQ100]*[.AQ$2]+[.AQ99]*[.AQ$2])/[.AR$2]" office:value-type="float" office:value="0" calcext:value-type="float">
            <text:p>0</text:p>
          </table:table-cell>
          <table:table-cell table:formula="of:=([.AR100]*[.AR$2]+[.AR99]*[.AR$2])/[.AS$2]" office:value-type="float" office:value="0" calcext:value-type="float">
            <text:p>0</text:p>
          </table:table-cell>
          <table:table-cell table:formula="of:=([.AS100]*[.AS$2]+[.AS99]*[.AS$2])/[.AT$2]" office:value-type="float" office:value="0" calcext:value-type="float">
            <text:p>0</text:p>
          </table:table-cell>
          <table:table-cell table:formula="of:=([.AT100]*[.AT$2]+[.AT99]*[.AT$2])/[.AU$2]" office:value-type="float" office:value="0" calcext:value-type="float">
            <text:p>0</text:p>
          </table:table-cell>
          <table:table-cell table:formula="of:=([.AU100]*[.AU$2]+[.AU99]*[.AU$2])/[.AV$2]" office:value-type="float" office:value="0" calcext:value-type="float">
            <text:p>0</text:p>
          </table:table-cell>
          <table:table-cell table:formula="of:=([.AV100]*[.AV$2]+[.AV99]*[.AV$2])/[.AW$2]" office:value-type="float" office:value="0" calcext:value-type="float">
            <text:p>0</text:p>
          </table:table-cell>
          <table:table-cell table:formula="of:=([.AW100]*[.AW$2]+[.AW99]*[.AW$2])/[.AX$2]" office:value-type="float" office:value="0" calcext:value-type="float">
            <text:p>0</text:p>
          </table:table-cell>
          <table:table-cell table:formula="of:=([.AX100]*[.AX$2]+[.AX99]*[.AX$2])/[.AY$2]" office:value-type="float" office:value="0" calcext:value-type="float">
            <text:p>0</text:p>
          </table:table-cell>
          <table:table-cell table:formula="of:=([.AY100]*[.AY$2]+[.AY99]*[.AY$2])/[.AZ$2]" office:value-type="float" office:value="0" calcext:value-type="float">
            <text:p>0</text:p>
          </table:table-cell>
          <table:table-cell table:formula="of:=([.AZ100]*[.AZ$2]+[.AZ99]*[.AZ$2])/[.BA$2]" office:value-type="float" office:value="0" calcext:value-type="float">
            <text:p>0</text:p>
          </table:table-cell>
          <table:table-cell table:formula="of:=([.BA100]*[.BA$2]+[.BA99]*[.BA$2])/[.BB$2]" office:value-type="float" office:value="0" calcext:value-type="float">
            <text:p>0</text:p>
          </table:table-cell>
          <table:table-cell table:formula="of:=([.BB100]*[.BB$2]+[.BB99]*[.BB$2])/[.BC$2]" office:value-type="float" office:value="0" calcext:value-type="float">
            <text:p>0</text:p>
          </table:table-cell>
          <table:table-cell table:formula="of:=([.BC100]*[.BC$2]+[.BC99]*[.BC$2])/[.BD$2]" office:value-type="float" office:value="0" calcext:value-type="float">
            <text:p>0</text:p>
          </table:table-cell>
          <table:table-cell table:formula="of:=([.BD100]*[.BD$2]+[.BD99]*[.BD$2])/[.BE$2]" office:value-type="float" office:value="0" calcext:value-type="float">
            <text:p>0</text:p>
          </table:table-cell>
          <table:table-cell table:formula="of:=([.BE100]*[.BE$2]+[.BE99]*[.BE$2])/[.BF$2]" office:value-type="float" office:value="0" calcext:value-type="float">
            <text:p>0</text:p>
          </table:table-cell>
          <table:table-cell table:formula="of:=([.BF100]*[.BF$2]+[.BF99]*[.BF$2])/[.BG$2]" office:value-type="float" office:value="0" calcext:value-type="float">
            <text:p>0</text:p>
          </table:table-cell>
          <table:table-cell table:formula="of:=([.BG100]*[.BG$2]+[.BG99]*[.BG$2])/[.BH$2]" office:value-type="float" office:value="0" calcext:value-type="float">
            <text:p>0</text:p>
          </table:table-cell>
          <table:table-cell table:formula="of:=([.BH100]*[.BH$2]+[.BH99]*[.BH$2])/[.BI$2]" office:value-type="float" office:value="0" calcext:value-type="float">
            <text:p>0</text:p>
          </table:table-cell>
          <table:table-cell table:formula="of:=([.BI100]*[.BI$2]+[.BI99]*[.BI$2])/[.BJ$2]" office:value-type="float" office:value="0" calcext:value-type="float">
            <text:p>0</text:p>
          </table:table-cell>
          <table:table-cell table:formula="of:=([.BJ100]*[.BJ$2]+[.BJ99]*[.BJ$2])/[.BK$2]" office:value-type="float" office:value="0" calcext:value-type="float">
            <text:p>0</text:p>
          </table:table-cell>
          <table:table-cell table:formula="of:=([.BK100]*[.BK$2]+[.BK99]*[.BK$2])/[.BL$2]" office:value-type="float" office:value="0" calcext:value-type="float">
            <text:p>0</text:p>
          </table:table-cell>
          <table:table-cell table:formula="of:=([.BL100]*[.BL$2]+[.BL99]*[.BL$2])/[.BM$2]" office:value-type="float" office:value="0" calcext:value-type="float">
            <text:p>0</text:p>
          </table:table-cell>
          <table:table-cell table:formula="of:=([.BM100]*[.BM$2]+[.BM99]*[.BM$2])/[.BN$2]" office:value-type="float" office:value="0" calcext:value-type="float">
            <text:p>0</text:p>
          </table:table-cell>
          <table:table-cell table:formula="of:=([.BN100]*[.BN$2]+[.BN99]*[.BN$2])/[.BO$2]" office:value-type="float" office:value="0" calcext:value-type="float">
            <text:p>0</text:p>
          </table:table-cell>
          <table:table-cell table:formula="of:=([.BO100]*[.BO$2]+[.BO99]*[.BO$2])/[.BP$2]" office:value-type="float" office:value="0" calcext:value-type="float">
            <text:p>0</text:p>
          </table:table-cell>
          <table:table-cell table:formula="of:=([.BP100]*[.BP$2]+[.BP99]*[.BP$2])/[.BQ$2]" office:value-type="float" office:value="0" calcext:value-type="float">
            <text:p>0</text:p>
          </table:table-cell>
          <table:table-cell table:formula="of:=([.BQ100]*[.BQ$2]+[.BQ99]*[.BQ$2])/[.BR$2]" office:value-type="float" office:value="0" calcext:value-type="float">
            <text:p>0</text:p>
          </table:table-cell>
          <table:table-cell table:formula="of:=([.BR100]*[.BR$2]+[.BR99]*[.BR$2])/[.BS$2]" office:value-type="float" office:value="0" calcext:value-type="float">
            <text:p>0</text:p>
          </table:table-cell>
          <table:table-cell table:formula="of:=([.BS100]*[.BS$2]+[.BS99]*[.BS$2])/[.BT$2]" office:value-type="float" office:value="0" calcext:value-type="float">
            <text:p>0</text:p>
          </table:table-cell>
          <table:table-cell table:formula="of:=([.BT100]*[.BT$2]+[.BT99]*[.BT$2])/[.BU$2]" office:value-type="float" office:value="0" calcext:value-type="float">
            <text:p>0</text:p>
          </table:table-cell>
          <table:table-cell table:formula="of:=([.BU100]*[.BU$2]+[.BU99]*[.BU$2])/[.BV$2]" office:value-type="float" office:value="0" calcext:value-type="float">
            <text:p>0</text:p>
          </table:table-cell>
          <table:table-cell table:formula="of:=([.BV100]*[.BV$2]+[.BV99]*[.BV$2])/[.BW$2]" office:value-type="float" office:value="0" calcext:value-type="float">
            <text:p>0</text:p>
          </table:table-cell>
          <table:table-cell table:formula="of:=([.BW100]*[.BW$2]+[.BW99]*[.BW$2])/[.BX$2]" office:value-type="float" office:value="0" calcext:value-type="float">
            <text:p>0</text:p>
          </table:table-cell>
          <table:table-cell table:formula="of:=([.BX100]*[.BX$2]+[.BX99]*[.BX$2])/[.BY$2]" office:value-type="float" office:value="0" calcext:value-type="float">
            <text:p>0</text:p>
          </table:table-cell>
          <table:table-cell table:formula="of:=([.BY100]*[.BY$2]+[.BY99]*[.BY$2])/[.BZ$2]" office:value-type="float" office:value="0" calcext:value-type="float">
            <text:p>0</text:p>
          </table:table-cell>
          <table:table-cell table:formula="of:=([.BZ100]*[.BZ$2]+[.BZ99]*[.BZ$2])/[.CA$2]" office:value-type="float" office:value="0" calcext:value-type="float">
            <text:p>0</text:p>
          </table:table-cell>
          <table:table-cell table:formula="of:=([.CA100]*[.CA$2]+[.CA99]*[.CA$2])/[.CB$2]" office:value-type="float" office:value="0" calcext:value-type="float">
            <text:p>0</text:p>
          </table:table-cell>
          <table:table-cell table:formula="of:=([.CB100]*[.CB$2]+[.CB99]*[.CB$2])/[.CC$2]" office:value-type="float" office:value="0" calcext:value-type="float">
            <text:p>0</text:p>
          </table:table-cell>
          <table:table-cell table:formula="of:=([.CC100]*[.CC$2]+[.CC99]*[.CC$2])/[.CD$2]" office:value-type="float" office:value="0" calcext:value-type="float">
            <text:p>0</text:p>
          </table:table-cell>
          <table:table-cell table:formula="of:=([.CD100]*[.CD$2]+[.CD99]*[.CD$2])/[.CE$2]" office:value-type="float" office:value="0" calcext:value-type="float">
            <text:p>0</text:p>
          </table:table-cell>
          <table:table-cell table:formula="of:=([.CE100]*[.CE$2]+[.CE99]*[.CE$2])/[.CF$2]" office:value-type="float" office:value="0" calcext:value-type="float">
            <text:p>0</text:p>
          </table:table-cell>
          <table:table-cell table:formula="of:=([.CF100]*[.CF$2]+[.CF99]*[.CF$2])/[.CG$2]" office:value-type="float" office:value="0" calcext:value-type="float">
            <text:p>0</text:p>
          </table:table-cell>
          <table:table-cell table:formula="of:=([.CG100]*[.CG$2]+[.CG99]*[.CG$2])/[.CH$2]" office:value-type="float" office:value="0" calcext:value-type="float">
            <text:p>0</text:p>
          </table:table-cell>
          <table:table-cell table:formula="of:=([.CH100]*[.CH$2]+[.CH99]*[.CH$2])/[.CI$2]" office:value-type="float" office:value="0" calcext:value-type="float">
            <text:p>0</text:p>
          </table:table-cell>
          <table:table-cell table:formula="of:=([.CI100]*[.CI$2]+[.CI99]*[.CI$2])/[.CJ$2]" office:value-type="float" office:value="0" calcext:value-type="float">
            <text:p>0</text:p>
          </table:table-cell>
          <table:table-cell table:formula="of:=([.CJ100]*[.CJ$2]+[.CJ99]*[.CJ$2])/[.CK$2]" office:value-type="float" office:value="0" calcext:value-type="float">
            <text:p>0</text:p>
          </table:table-cell>
          <table:table-cell table:formula="of:=([.CK100]*[.CK$2]+[.CK99]*[.CK$2])/[.CL$2]" office:value-type="float" office:value="0" calcext:value-type="float">
            <text:p>0</text:p>
          </table:table-cell>
          <table:table-cell table:formula="of:=([.CL100]*[.CL$2]+[.CL99]*[.CL$2])/[.CM$2]" office:value-type="float" office:value="0" calcext:value-type="float">
            <text:p>0</text:p>
          </table:table-cell>
          <table:table-cell table:formula="of:=([.CM100]*[.CM$2]+[.CM99]*[.CM$2])/[.CN$2]" office:value-type="float" office:value="0" calcext:value-type="float">
            <text:p>0</text:p>
          </table:table-cell>
          <table:table-cell table:formula="of:=([.CN100]*[.CN$2]+[.CN99]*[.CN$2])/[.CO$2]" office:value-type="float" office:value="0" calcext:value-type="float">
            <text:p>0</text:p>
          </table:table-cell>
          <table:table-cell table:formula="of:=([.CO100]*[.CO$2]+[.CO99]*[.CO$2])/[.CP$2]" office:value-type="float" office:value="0" calcext:value-type="float">
            <text:p>0</text:p>
          </table:table-cell>
          <table:table-cell table:formula="of:=([.CP100]*[.CP$2]+[.CP99]*[.CP$2])/[.CQ$2]" office:value-type="float" office:value="0" calcext:value-type="float">
            <text:p>0</text:p>
          </table:table-cell>
          <table:table-cell table:formula="of:=([.CQ100]*[.CQ$2]+[.CQ99]*[.CQ$2])/[.CR$2]" office:value-type="float" office:value="0" calcext:value-type="float">
            <text:p>0</text:p>
          </table:table-cell>
          <table:table-cell table:formula="of:=([.CR100]*[.CR$2]+[.CR99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01]*[.AB$2]+[.AB100]*[.AB$2])/[.AC$2]" office:value-type="float" office:value="0" calcext:value-type="float">
            <text:p>0</text:p>
          </table:table-cell>
          <table:table-cell table:formula="of:=([.AC101]*[.AC$2]+[.AC100]*[.AC$2])/[.AD$2]" office:value-type="float" office:value="0" calcext:value-type="float">
            <text:p>0</text:p>
          </table:table-cell>
          <table:table-cell table:formula="of:=([.AD101]*[.AD$2]+[.AD100]*[.AD$2])/[.AE$2]" office:value-type="float" office:value="0" calcext:value-type="float">
            <text:p>0</text:p>
          </table:table-cell>
          <table:table-cell table:formula="of:=([.AE101]*[.AE$2]+[.AE100]*[.AE$2])/[.AF$2]" office:value-type="float" office:value="0" calcext:value-type="float">
            <text:p>0</text:p>
          </table:table-cell>
          <table:table-cell table:formula="of:=([.AF101]*[.AF$2]+[.AF100]*[.AF$2])/[.AG$2]" office:value-type="float" office:value="0" calcext:value-type="float">
            <text:p>0</text:p>
          </table:table-cell>
          <table:table-cell table:formula="of:=([.AG101]*[.AG$2]+[.AG100]*[.AG$2])/[.AH$2]" office:value-type="float" office:value="0" calcext:value-type="float">
            <text:p>0</text:p>
          </table:table-cell>
          <table:table-cell table:formula="of:=([.AH101]*[.AH$2]+[.AH100]*[.AH$2])/[.AI$2]" office:value-type="float" office:value="0" calcext:value-type="float">
            <text:p>0</text:p>
          </table:table-cell>
          <table:table-cell table:formula="of:=([.AI101]*[.AI$2]+[.AI100]*[.AI$2])/[.AJ$2]" office:value-type="float" office:value="0" calcext:value-type="float">
            <text:p>0</text:p>
          </table:table-cell>
          <table:table-cell table:formula="of:=([.AJ101]*[.AJ$2]+[.AJ100]*[.AJ$2])/[.AK$2]" office:value-type="float" office:value="0" calcext:value-type="float">
            <text:p>0</text:p>
          </table:table-cell>
          <table:table-cell table:formula="of:=([.AK101]*[.AK$2]+[.AK100]*[.AK$2])/[.AL$2]" office:value-type="float" office:value="0" calcext:value-type="float">
            <text:p>0</text:p>
          </table:table-cell>
          <table:table-cell table:formula="of:=([.AL101]*[.AL$2]+[.AL100]*[.AL$2])/[.AM$2]" office:value-type="float" office:value="0" calcext:value-type="float">
            <text:p>0</text:p>
          </table:table-cell>
          <table:table-cell table:formula="of:=([.AM101]*[.AM$2]+[.AM100]*[.AM$2])/[.AN$2]" office:value-type="float" office:value="0" calcext:value-type="float">
            <text:p>0</text:p>
          </table:table-cell>
          <table:table-cell table:formula="of:=([.AN101]*[.AN$2]+[.AN100]*[.AN$2])/[.AO$2]" office:value-type="float" office:value="0" calcext:value-type="float">
            <text:p>0</text:p>
          </table:table-cell>
          <table:table-cell table:formula="of:=([.AO101]*[.AO$2]+[.AO100]*[.AO$2])/[.AP$2]" office:value-type="float" office:value="0" calcext:value-type="float">
            <text:p>0</text:p>
          </table:table-cell>
          <table:table-cell table:formula="of:=([.AP101]*[.AP$2]+[.AP100]*[.AP$2])/[.AQ$2]" office:value-type="float" office:value="0" calcext:value-type="float">
            <text:p>0</text:p>
          </table:table-cell>
          <table:table-cell table:formula="of:=([.AQ101]*[.AQ$2]+[.AQ100]*[.AQ$2])/[.AR$2]" office:value-type="float" office:value="0" calcext:value-type="float">
            <text:p>0</text:p>
          </table:table-cell>
          <table:table-cell table:formula="of:=([.AR101]*[.AR$2]+[.AR100]*[.AR$2])/[.AS$2]" office:value-type="float" office:value="0" calcext:value-type="float">
            <text:p>0</text:p>
          </table:table-cell>
          <table:table-cell table:formula="of:=([.AS101]*[.AS$2]+[.AS100]*[.AS$2])/[.AT$2]" office:value-type="float" office:value="0" calcext:value-type="float">
            <text:p>0</text:p>
          </table:table-cell>
          <table:table-cell table:formula="of:=([.AT101]*[.AT$2]+[.AT100]*[.AT$2])/[.AU$2]" office:value-type="float" office:value="0" calcext:value-type="float">
            <text:p>0</text:p>
          </table:table-cell>
          <table:table-cell table:formula="of:=([.AU101]*[.AU$2]+[.AU100]*[.AU$2])/[.AV$2]" office:value-type="float" office:value="0" calcext:value-type="float">
            <text:p>0</text:p>
          </table:table-cell>
          <table:table-cell table:formula="of:=([.AV101]*[.AV$2]+[.AV100]*[.AV$2])/[.AW$2]" office:value-type="float" office:value="0" calcext:value-type="float">
            <text:p>0</text:p>
          </table:table-cell>
          <table:table-cell table:formula="of:=([.AW101]*[.AW$2]+[.AW100]*[.AW$2])/[.AX$2]" office:value-type="float" office:value="0" calcext:value-type="float">
            <text:p>0</text:p>
          </table:table-cell>
          <table:table-cell table:formula="of:=([.AX101]*[.AX$2]+[.AX100]*[.AX$2])/[.AY$2]" office:value-type="float" office:value="0" calcext:value-type="float">
            <text:p>0</text:p>
          </table:table-cell>
          <table:table-cell table:formula="of:=([.AY101]*[.AY$2]+[.AY100]*[.AY$2])/[.AZ$2]" office:value-type="float" office:value="0" calcext:value-type="float">
            <text:p>0</text:p>
          </table:table-cell>
          <table:table-cell table:formula="of:=([.AZ101]*[.AZ$2]+[.AZ100]*[.AZ$2])/[.BA$2]" office:value-type="float" office:value="0" calcext:value-type="float">
            <text:p>0</text:p>
          </table:table-cell>
          <table:table-cell table:formula="of:=([.BA101]*[.BA$2]+[.BA100]*[.BA$2])/[.BB$2]" office:value-type="float" office:value="0" calcext:value-type="float">
            <text:p>0</text:p>
          </table:table-cell>
          <table:table-cell table:formula="of:=([.BB101]*[.BB$2]+[.BB100]*[.BB$2])/[.BC$2]" office:value-type="float" office:value="0" calcext:value-type="float">
            <text:p>0</text:p>
          </table:table-cell>
          <table:table-cell table:formula="of:=([.BC101]*[.BC$2]+[.BC100]*[.BC$2])/[.BD$2]" office:value-type="float" office:value="0" calcext:value-type="float">
            <text:p>0</text:p>
          </table:table-cell>
          <table:table-cell table:formula="of:=([.BD101]*[.BD$2]+[.BD100]*[.BD$2])/[.BE$2]" office:value-type="float" office:value="0" calcext:value-type="float">
            <text:p>0</text:p>
          </table:table-cell>
          <table:table-cell table:formula="of:=([.BE101]*[.BE$2]+[.BE100]*[.BE$2])/[.BF$2]" office:value-type="float" office:value="0" calcext:value-type="float">
            <text:p>0</text:p>
          </table:table-cell>
          <table:table-cell table:formula="of:=([.BF101]*[.BF$2]+[.BF100]*[.BF$2])/[.BG$2]" office:value-type="float" office:value="0" calcext:value-type="float">
            <text:p>0</text:p>
          </table:table-cell>
          <table:table-cell table:formula="of:=([.BG101]*[.BG$2]+[.BG100]*[.BG$2])/[.BH$2]" office:value-type="float" office:value="0" calcext:value-type="float">
            <text:p>0</text:p>
          </table:table-cell>
          <table:table-cell table:formula="of:=([.BH101]*[.BH$2]+[.BH100]*[.BH$2])/[.BI$2]" office:value-type="float" office:value="0" calcext:value-type="float">
            <text:p>0</text:p>
          </table:table-cell>
          <table:table-cell table:formula="of:=([.BI101]*[.BI$2]+[.BI100]*[.BI$2])/[.BJ$2]" office:value-type="float" office:value="0" calcext:value-type="float">
            <text:p>0</text:p>
          </table:table-cell>
          <table:table-cell table:formula="of:=([.BJ101]*[.BJ$2]+[.BJ100]*[.BJ$2])/[.BK$2]" office:value-type="float" office:value="0" calcext:value-type="float">
            <text:p>0</text:p>
          </table:table-cell>
          <table:table-cell table:formula="of:=([.BK101]*[.BK$2]+[.BK100]*[.BK$2])/[.BL$2]" office:value-type="float" office:value="0" calcext:value-type="float">
            <text:p>0</text:p>
          </table:table-cell>
          <table:table-cell table:formula="of:=([.BL101]*[.BL$2]+[.BL100]*[.BL$2])/[.BM$2]" office:value-type="float" office:value="0" calcext:value-type="float">
            <text:p>0</text:p>
          </table:table-cell>
          <table:table-cell table:formula="of:=([.BM101]*[.BM$2]+[.BM100]*[.BM$2])/[.BN$2]" office:value-type="float" office:value="0" calcext:value-type="float">
            <text:p>0</text:p>
          </table:table-cell>
          <table:table-cell table:formula="of:=([.BN101]*[.BN$2]+[.BN100]*[.BN$2])/[.BO$2]" office:value-type="float" office:value="0" calcext:value-type="float">
            <text:p>0</text:p>
          </table:table-cell>
          <table:table-cell table:formula="of:=([.BO101]*[.BO$2]+[.BO100]*[.BO$2])/[.BP$2]" office:value-type="float" office:value="0" calcext:value-type="float">
            <text:p>0</text:p>
          </table:table-cell>
          <table:table-cell table:formula="of:=([.BP101]*[.BP$2]+[.BP100]*[.BP$2])/[.BQ$2]" office:value-type="float" office:value="0" calcext:value-type="float">
            <text:p>0</text:p>
          </table:table-cell>
          <table:table-cell table:formula="of:=([.BQ101]*[.BQ$2]+[.BQ100]*[.BQ$2])/[.BR$2]" office:value-type="float" office:value="0" calcext:value-type="float">
            <text:p>0</text:p>
          </table:table-cell>
          <table:table-cell table:formula="of:=([.BR101]*[.BR$2]+[.BR100]*[.BR$2])/[.BS$2]" office:value-type="float" office:value="0" calcext:value-type="float">
            <text:p>0</text:p>
          </table:table-cell>
          <table:table-cell table:formula="of:=([.BS101]*[.BS$2]+[.BS100]*[.BS$2])/[.BT$2]" office:value-type="float" office:value="0" calcext:value-type="float">
            <text:p>0</text:p>
          </table:table-cell>
          <table:table-cell table:formula="of:=([.BT101]*[.BT$2]+[.BT100]*[.BT$2])/[.BU$2]" office:value-type="float" office:value="0" calcext:value-type="float">
            <text:p>0</text:p>
          </table:table-cell>
          <table:table-cell table:formula="of:=([.BU101]*[.BU$2]+[.BU100]*[.BU$2])/[.BV$2]" office:value-type="float" office:value="0" calcext:value-type="float">
            <text:p>0</text:p>
          </table:table-cell>
          <table:table-cell table:formula="of:=([.BV101]*[.BV$2]+[.BV100]*[.BV$2])/[.BW$2]" office:value-type="float" office:value="0" calcext:value-type="float">
            <text:p>0</text:p>
          </table:table-cell>
          <table:table-cell table:formula="of:=([.BW101]*[.BW$2]+[.BW100]*[.BW$2])/[.BX$2]" office:value-type="float" office:value="0" calcext:value-type="float">
            <text:p>0</text:p>
          </table:table-cell>
          <table:table-cell table:formula="of:=([.BX101]*[.BX$2]+[.BX100]*[.BX$2])/[.BY$2]" office:value-type="float" office:value="0" calcext:value-type="float">
            <text:p>0</text:p>
          </table:table-cell>
          <table:table-cell table:formula="of:=([.BY101]*[.BY$2]+[.BY100]*[.BY$2])/[.BZ$2]" office:value-type="float" office:value="0" calcext:value-type="float">
            <text:p>0</text:p>
          </table:table-cell>
          <table:table-cell table:formula="of:=([.BZ101]*[.BZ$2]+[.BZ100]*[.BZ$2])/[.CA$2]" office:value-type="float" office:value="0" calcext:value-type="float">
            <text:p>0</text:p>
          </table:table-cell>
          <table:table-cell table:formula="of:=([.CA101]*[.CA$2]+[.CA100]*[.CA$2])/[.CB$2]" office:value-type="float" office:value="0" calcext:value-type="float">
            <text:p>0</text:p>
          </table:table-cell>
          <table:table-cell table:formula="of:=([.CB101]*[.CB$2]+[.CB100]*[.CB$2])/[.CC$2]" office:value-type="float" office:value="0" calcext:value-type="float">
            <text:p>0</text:p>
          </table:table-cell>
          <table:table-cell table:formula="of:=([.CC101]*[.CC$2]+[.CC100]*[.CC$2])/[.CD$2]" office:value-type="float" office:value="0" calcext:value-type="float">
            <text:p>0</text:p>
          </table:table-cell>
          <table:table-cell table:formula="of:=([.CD101]*[.CD$2]+[.CD100]*[.CD$2])/[.CE$2]" office:value-type="float" office:value="0" calcext:value-type="float">
            <text:p>0</text:p>
          </table:table-cell>
          <table:table-cell table:formula="of:=([.CE101]*[.CE$2]+[.CE100]*[.CE$2])/[.CF$2]" office:value-type="float" office:value="0" calcext:value-type="float">
            <text:p>0</text:p>
          </table:table-cell>
          <table:table-cell table:formula="of:=([.CF101]*[.CF$2]+[.CF100]*[.CF$2])/[.CG$2]" office:value-type="float" office:value="0" calcext:value-type="float">
            <text:p>0</text:p>
          </table:table-cell>
          <table:table-cell table:formula="of:=([.CG101]*[.CG$2]+[.CG100]*[.CG$2])/[.CH$2]" office:value-type="float" office:value="0" calcext:value-type="float">
            <text:p>0</text:p>
          </table:table-cell>
          <table:table-cell table:formula="of:=([.CH101]*[.CH$2]+[.CH100]*[.CH$2])/[.CI$2]" office:value-type="float" office:value="0" calcext:value-type="float">
            <text:p>0</text:p>
          </table:table-cell>
          <table:table-cell table:formula="of:=([.CI101]*[.CI$2]+[.CI100]*[.CI$2])/[.CJ$2]" office:value-type="float" office:value="0" calcext:value-type="float">
            <text:p>0</text:p>
          </table:table-cell>
          <table:table-cell table:formula="of:=([.CJ101]*[.CJ$2]+[.CJ100]*[.CJ$2])/[.CK$2]" office:value-type="float" office:value="0" calcext:value-type="float">
            <text:p>0</text:p>
          </table:table-cell>
          <table:table-cell table:formula="of:=([.CK101]*[.CK$2]+[.CK100]*[.CK$2])/[.CL$2]" office:value-type="float" office:value="0" calcext:value-type="float">
            <text:p>0</text:p>
          </table:table-cell>
          <table:table-cell table:formula="of:=([.CL101]*[.CL$2]+[.CL100]*[.CL$2])/[.CM$2]" office:value-type="float" office:value="0" calcext:value-type="float">
            <text:p>0</text:p>
          </table:table-cell>
          <table:table-cell table:formula="of:=([.CM101]*[.CM$2]+[.CM100]*[.CM$2])/[.CN$2]" office:value-type="float" office:value="0" calcext:value-type="float">
            <text:p>0</text:p>
          </table:table-cell>
          <table:table-cell table:formula="of:=([.CN101]*[.CN$2]+[.CN100]*[.CN$2])/[.CO$2]" office:value-type="float" office:value="0" calcext:value-type="float">
            <text:p>0</text:p>
          </table:table-cell>
          <table:table-cell table:formula="of:=([.CO101]*[.CO$2]+[.CO100]*[.CO$2])/[.CP$2]" office:value-type="float" office:value="0" calcext:value-type="float">
            <text:p>0</text:p>
          </table:table-cell>
          <table:table-cell table:formula="of:=([.CP101]*[.CP$2]+[.CP100]*[.CP$2])/[.CQ$2]" office:value-type="float" office:value="0" calcext:value-type="float">
            <text:p>0</text:p>
          </table:table-cell>
          <table:table-cell table:formula="of:=([.CQ101]*[.CQ$2]+[.CQ100]*[.CQ$2])/[.CR$2]" office:value-type="float" office:value="0" calcext:value-type="float">
            <text:p>0</text:p>
          </table:table-cell>
          <table:table-cell table:formula="of:=([.CR101]*[.CR$2]+[.CR100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02]*[.AB$2]+[.AB101]*[.AB$2])/[.AC$2]" office:value-type="float" office:value="0" calcext:value-type="float">
            <text:p>0</text:p>
          </table:table-cell>
          <table:table-cell table:formula="of:=([.AC102]*[.AC$2]+[.AC101]*[.AC$2])/[.AD$2]" office:value-type="float" office:value="0" calcext:value-type="float">
            <text:p>0</text:p>
          </table:table-cell>
          <table:table-cell table:formula="of:=([.AD102]*[.AD$2]+[.AD101]*[.AD$2])/[.AE$2]" office:value-type="float" office:value="0" calcext:value-type="float">
            <text:p>0</text:p>
          </table:table-cell>
          <table:table-cell table:formula="of:=([.AE102]*[.AE$2]+[.AE101]*[.AE$2])/[.AF$2]" office:value-type="float" office:value="0" calcext:value-type="float">
            <text:p>0</text:p>
          </table:table-cell>
          <table:table-cell table:formula="of:=([.AF102]*[.AF$2]+[.AF101]*[.AF$2])/[.AG$2]" office:value-type="float" office:value="0" calcext:value-type="float">
            <text:p>0</text:p>
          </table:table-cell>
          <table:table-cell table:formula="of:=([.AG102]*[.AG$2]+[.AG101]*[.AG$2])/[.AH$2]" office:value-type="float" office:value="0" calcext:value-type="float">
            <text:p>0</text:p>
          </table:table-cell>
          <table:table-cell table:formula="of:=([.AH102]*[.AH$2]+[.AH101]*[.AH$2])/[.AI$2]" office:value-type="float" office:value="0" calcext:value-type="float">
            <text:p>0</text:p>
          </table:table-cell>
          <table:table-cell table:formula="of:=([.AI102]*[.AI$2]+[.AI101]*[.AI$2])/[.AJ$2]" office:value-type="float" office:value="0" calcext:value-type="float">
            <text:p>0</text:p>
          </table:table-cell>
          <table:table-cell table:formula="of:=([.AJ102]*[.AJ$2]+[.AJ101]*[.AJ$2])/[.AK$2]" office:value-type="float" office:value="0" calcext:value-type="float">
            <text:p>0</text:p>
          </table:table-cell>
          <table:table-cell table:formula="of:=([.AK102]*[.AK$2]+[.AK101]*[.AK$2])/[.AL$2]" office:value-type="float" office:value="0" calcext:value-type="float">
            <text:p>0</text:p>
          </table:table-cell>
          <table:table-cell table:formula="of:=([.AL102]*[.AL$2]+[.AL101]*[.AL$2])/[.AM$2]" office:value-type="float" office:value="0" calcext:value-type="float">
            <text:p>0</text:p>
          </table:table-cell>
          <table:table-cell table:formula="of:=([.AM102]*[.AM$2]+[.AM101]*[.AM$2])/[.AN$2]" office:value-type="float" office:value="0" calcext:value-type="float">
            <text:p>0</text:p>
          </table:table-cell>
          <table:table-cell table:formula="of:=([.AN102]*[.AN$2]+[.AN101]*[.AN$2])/[.AO$2]" office:value-type="float" office:value="0" calcext:value-type="float">
            <text:p>0</text:p>
          </table:table-cell>
          <table:table-cell table:formula="of:=([.AO102]*[.AO$2]+[.AO101]*[.AO$2])/[.AP$2]" office:value-type="float" office:value="0" calcext:value-type="float">
            <text:p>0</text:p>
          </table:table-cell>
          <table:table-cell table:formula="of:=([.AP102]*[.AP$2]+[.AP101]*[.AP$2])/[.AQ$2]" office:value-type="float" office:value="0" calcext:value-type="float">
            <text:p>0</text:p>
          </table:table-cell>
          <table:table-cell table:formula="of:=([.AQ102]*[.AQ$2]+[.AQ101]*[.AQ$2])/[.AR$2]" office:value-type="float" office:value="0" calcext:value-type="float">
            <text:p>0</text:p>
          </table:table-cell>
          <table:table-cell table:formula="of:=([.AR102]*[.AR$2]+[.AR101]*[.AR$2])/[.AS$2]" office:value-type="float" office:value="0" calcext:value-type="float">
            <text:p>0</text:p>
          </table:table-cell>
          <table:table-cell table:formula="of:=([.AS102]*[.AS$2]+[.AS101]*[.AS$2])/[.AT$2]" office:value-type="float" office:value="0" calcext:value-type="float">
            <text:p>0</text:p>
          </table:table-cell>
          <table:table-cell table:formula="of:=([.AT102]*[.AT$2]+[.AT101]*[.AT$2])/[.AU$2]" office:value-type="float" office:value="0" calcext:value-type="float">
            <text:p>0</text:p>
          </table:table-cell>
          <table:table-cell table:formula="of:=([.AU102]*[.AU$2]+[.AU101]*[.AU$2])/[.AV$2]" office:value-type="float" office:value="0" calcext:value-type="float">
            <text:p>0</text:p>
          </table:table-cell>
          <table:table-cell table:formula="of:=([.AV102]*[.AV$2]+[.AV101]*[.AV$2])/[.AW$2]" office:value-type="float" office:value="0" calcext:value-type="float">
            <text:p>0</text:p>
          </table:table-cell>
          <table:table-cell table:formula="of:=([.AW102]*[.AW$2]+[.AW101]*[.AW$2])/[.AX$2]" office:value-type="float" office:value="0" calcext:value-type="float">
            <text:p>0</text:p>
          </table:table-cell>
          <table:table-cell table:formula="of:=([.AX102]*[.AX$2]+[.AX101]*[.AX$2])/[.AY$2]" office:value-type="float" office:value="0" calcext:value-type="float">
            <text:p>0</text:p>
          </table:table-cell>
          <table:table-cell table:formula="of:=([.AY102]*[.AY$2]+[.AY101]*[.AY$2])/[.AZ$2]" office:value-type="float" office:value="0" calcext:value-type="float">
            <text:p>0</text:p>
          </table:table-cell>
          <table:table-cell table:formula="of:=([.AZ102]*[.AZ$2]+[.AZ101]*[.AZ$2])/[.BA$2]" office:value-type="float" office:value="0" calcext:value-type="float">
            <text:p>0</text:p>
          </table:table-cell>
          <table:table-cell table:formula="of:=([.BA102]*[.BA$2]+[.BA101]*[.BA$2])/[.BB$2]" office:value-type="float" office:value="0" calcext:value-type="float">
            <text:p>0</text:p>
          </table:table-cell>
          <table:table-cell table:formula="of:=([.BB102]*[.BB$2]+[.BB101]*[.BB$2])/[.BC$2]" office:value-type="float" office:value="0" calcext:value-type="float">
            <text:p>0</text:p>
          </table:table-cell>
          <table:table-cell table:formula="of:=([.BC102]*[.BC$2]+[.BC101]*[.BC$2])/[.BD$2]" office:value-type="float" office:value="0" calcext:value-type="float">
            <text:p>0</text:p>
          </table:table-cell>
          <table:table-cell table:formula="of:=([.BD102]*[.BD$2]+[.BD101]*[.BD$2])/[.BE$2]" office:value-type="float" office:value="0" calcext:value-type="float">
            <text:p>0</text:p>
          </table:table-cell>
          <table:table-cell table:formula="of:=([.BE102]*[.BE$2]+[.BE101]*[.BE$2])/[.BF$2]" office:value-type="float" office:value="0" calcext:value-type="float">
            <text:p>0</text:p>
          </table:table-cell>
          <table:table-cell table:formula="of:=([.BF102]*[.BF$2]+[.BF101]*[.BF$2])/[.BG$2]" office:value-type="float" office:value="0" calcext:value-type="float">
            <text:p>0</text:p>
          </table:table-cell>
          <table:table-cell table:formula="of:=([.BG102]*[.BG$2]+[.BG101]*[.BG$2])/[.BH$2]" office:value-type="float" office:value="0" calcext:value-type="float">
            <text:p>0</text:p>
          </table:table-cell>
          <table:table-cell table:formula="of:=([.BH102]*[.BH$2]+[.BH101]*[.BH$2])/[.BI$2]" office:value-type="float" office:value="0" calcext:value-type="float">
            <text:p>0</text:p>
          </table:table-cell>
          <table:table-cell table:formula="of:=([.BI102]*[.BI$2]+[.BI101]*[.BI$2])/[.BJ$2]" office:value-type="float" office:value="0" calcext:value-type="float">
            <text:p>0</text:p>
          </table:table-cell>
          <table:table-cell table:formula="of:=([.BJ102]*[.BJ$2]+[.BJ101]*[.BJ$2])/[.BK$2]" office:value-type="float" office:value="0" calcext:value-type="float">
            <text:p>0</text:p>
          </table:table-cell>
          <table:table-cell table:formula="of:=([.BK102]*[.BK$2]+[.BK101]*[.BK$2])/[.BL$2]" office:value-type="float" office:value="0" calcext:value-type="float">
            <text:p>0</text:p>
          </table:table-cell>
          <table:table-cell table:formula="of:=([.BL102]*[.BL$2]+[.BL101]*[.BL$2])/[.BM$2]" office:value-type="float" office:value="0" calcext:value-type="float">
            <text:p>0</text:p>
          </table:table-cell>
          <table:table-cell table:formula="of:=([.BM102]*[.BM$2]+[.BM101]*[.BM$2])/[.BN$2]" office:value-type="float" office:value="0" calcext:value-type="float">
            <text:p>0</text:p>
          </table:table-cell>
          <table:table-cell table:formula="of:=([.BN102]*[.BN$2]+[.BN101]*[.BN$2])/[.BO$2]" office:value-type="float" office:value="0" calcext:value-type="float">
            <text:p>0</text:p>
          </table:table-cell>
          <table:table-cell table:formula="of:=([.BO102]*[.BO$2]+[.BO101]*[.BO$2])/[.BP$2]" office:value-type="float" office:value="0" calcext:value-type="float">
            <text:p>0</text:p>
          </table:table-cell>
          <table:table-cell table:formula="of:=([.BP102]*[.BP$2]+[.BP101]*[.BP$2])/[.BQ$2]" office:value-type="float" office:value="0" calcext:value-type="float">
            <text:p>0</text:p>
          </table:table-cell>
          <table:table-cell table:formula="of:=([.BQ102]*[.BQ$2]+[.BQ101]*[.BQ$2])/[.BR$2]" office:value-type="float" office:value="0" calcext:value-type="float">
            <text:p>0</text:p>
          </table:table-cell>
          <table:table-cell table:formula="of:=([.BR102]*[.BR$2]+[.BR101]*[.BR$2])/[.BS$2]" office:value-type="float" office:value="0" calcext:value-type="float">
            <text:p>0</text:p>
          </table:table-cell>
          <table:table-cell table:formula="of:=([.BS102]*[.BS$2]+[.BS101]*[.BS$2])/[.BT$2]" office:value-type="float" office:value="0" calcext:value-type="float">
            <text:p>0</text:p>
          </table:table-cell>
          <table:table-cell table:formula="of:=([.BT102]*[.BT$2]+[.BT101]*[.BT$2])/[.BU$2]" office:value-type="float" office:value="0" calcext:value-type="float">
            <text:p>0</text:p>
          </table:table-cell>
          <table:table-cell table:formula="of:=([.BU102]*[.BU$2]+[.BU101]*[.BU$2])/[.BV$2]" office:value-type="float" office:value="0" calcext:value-type="float">
            <text:p>0</text:p>
          </table:table-cell>
          <table:table-cell table:formula="of:=([.BV102]*[.BV$2]+[.BV101]*[.BV$2])/[.BW$2]" office:value-type="float" office:value="0" calcext:value-type="float">
            <text:p>0</text:p>
          </table:table-cell>
          <table:table-cell table:formula="of:=([.BW102]*[.BW$2]+[.BW101]*[.BW$2])/[.BX$2]" office:value-type="float" office:value="0" calcext:value-type="float">
            <text:p>0</text:p>
          </table:table-cell>
          <table:table-cell table:formula="of:=([.BX102]*[.BX$2]+[.BX101]*[.BX$2])/[.BY$2]" office:value-type="float" office:value="0" calcext:value-type="float">
            <text:p>0</text:p>
          </table:table-cell>
          <table:table-cell table:formula="of:=([.BY102]*[.BY$2]+[.BY101]*[.BY$2])/[.BZ$2]" office:value-type="float" office:value="0" calcext:value-type="float">
            <text:p>0</text:p>
          </table:table-cell>
          <table:table-cell table:formula="of:=([.BZ102]*[.BZ$2]+[.BZ101]*[.BZ$2])/[.CA$2]" office:value-type="float" office:value="0" calcext:value-type="float">
            <text:p>0</text:p>
          </table:table-cell>
          <table:table-cell table:formula="of:=([.CA102]*[.CA$2]+[.CA101]*[.CA$2])/[.CB$2]" office:value-type="float" office:value="0" calcext:value-type="float">
            <text:p>0</text:p>
          </table:table-cell>
          <table:table-cell table:formula="of:=([.CB102]*[.CB$2]+[.CB101]*[.CB$2])/[.CC$2]" office:value-type="float" office:value="0" calcext:value-type="float">
            <text:p>0</text:p>
          </table:table-cell>
          <table:table-cell table:formula="of:=([.CC102]*[.CC$2]+[.CC101]*[.CC$2])/[.CD$2]" office:value-type="float" office:value="0" calcext:value-type="float">
            <text:p>0</text:p>
          </table:table-cell>
          <table:table-cell table:formula="of:=([.CD102]*[.CD$2]+[.CD101]*[.CD$2])/[.CE$2]" office:value-type="float" office:value="0" calcext:value-type="float">
            <text:p>0</text:p>
          </table:table-cell>
          <table:table-cell table:formula="of:=([.CE102]*[.CE$2]+[.CE101]*[.CE$2])/[.CF$2]" office:value-type="float" office:value="0" calcext:value-type="float">
            <text:p>0</text:p>
          </table:table-cell>
          <table:table-cell table:formula="of:=([.CF102]*[.CF$2]+[.CF101]*[.CF$2])/[.CG$2]" office:value-type="float" office:value="0" calcext:value-type="float">
            <text:p>0</text:p>
          </table:table-cell>
          <table:table-cell table:formula="of:=([.CG102]*[.CG$2]+[.CG101]*[.CG$2])/[.CH$2]" office:value-type="float" office:value="0" calcext:value-type="float">
            <text:p>0</text:p>
          </table:table-cell>
          <table:table-cell table:formula="of:=([.CH102]*[.CH$2]+[.CH101]*[.CH$2])/[.CI$2]" office:value-type="float" office:value="0" calcext:value-type="float">
            <text:p>0</text:p>
          </table:table-cell>
          <table:table-cell table:formula="of:=([.CI102]*[.CI$2]+[.CI101]*[.CI$2])/[.CJ$2]" office:value-type="float" office:value="0" calcext:value-type="float">
            <text:p>0</text:p>
          </table:table-cell>
          <table:table-cell table:formula="of:=([.CJ102]*[.CJ$2]+[.CJ101]*[.CJ$2])/[.CK$2]" office:value-type="float" office:value="0" calcext:value-type="float">
            <text:p>0</text:p>
          </table:table-cell>
          <table:table-cell table:formula="of:=([.CK102]*[.CK$2]+[.CK101]*[.CK$2])/[.CL$2]" office:value-type="float" office:value="0" calcext:value-type="float">
            <text:p>0</text:p>
          </table:table-cell>
          <table:table-cell table:formula="of:=([.CL102]*[.CL$2]+[.CL101]*[.CL$2])/[.CM$2]" office:value-type="float" office:value="0" calcext:value-type="float">
            <text:p>0</text:p>
          </table:table-cell>
          <table:table-cell table:formula="of:=([.CM102]*[.CM$2]+[.CM101]*[.CM$2])/[.CN$2]" office:value-type="float" office:value="0" calcext:value-type="float">
            <text:p>0</text:p>
          </table:table-cell>
          <table:table-cell table:formula="of:=([.CN102]*[.CN$2]+[.CN101]*[.CN$2])/[.CO$2]" office:value-type="float" office:value="0" calcext:value-type="float">
            <text:p>0</text:p>
          </table:table-cell>
          <table:table-cell table:formula="of:=([.CO102]*[.CO$2]+[.CO101]*[.CO$2])/[.CP$2]" office:value-type="float" office:value="0" calcext:value-type="float">
            <text:p>0</text:p>
          </table:table-cell>
          <table:table-cell table:formula="of:=([.CP102]*[.CP$2]+[.CP101]*[.CP$2])/[.CQ$2]" office:value-type="float" office:value="0" calcext:value-type="float">
            <text:p>0</text:p>
          </table:table-cell>
          <table:table-cell table:formula="of:=([.CQ102]*[.CQ$2]+[.CQ101]*[.CQ$2])/[.CR$2]" office:value-type="float" office:value="0" calcext:value-type="float">
            <text:p>0</text:p>
          </table:table-cell>
          <table:table-cell table:formula="of:=([.CR102]*[.CR$2]+[.CR101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03]*[.AB$2]+[.AB102]*[.AB$2])/[.AC$2]" office:value-type="float" office:value="0" calcext:value-type="float">
            <text:p>0</text:p>
          </table:table-cell>
          <table:table-cell table:formula="of:=([.AC103]*[.AC$2]+[.AC102]*[.AC$2])/[.AD$2]" office:value-type="float" office:value="0" calcext:value-type="float">
            <text:p>0</text:p>
          </table:table-cell>
          <table:table-cell table:formula="of:=([.AD103]*[.AD$2]+[.AD102]*[.AD$2])/[.AE$2]" office:value-type="float" office:value="0" calcext:value-type="float">
            <text:p>0</text:p>
          </table:table-cell>
          <table:table-cell table:formula="of:=([.AE103]*[.AE$2]+[.AE102]*[.AE$2])/[.AF$2]" office:value-type="float" office:value="0" calcext:value-type="float">
            <text:p>0</text:p>
          </table:table-cell>
          <table:table-cell table:formula="of:=([.AF103]*[.AF$2]+[.AF102]*[.AF$2])/[.AG$2]" office:value-type="float" office:value="0" calcext:value-type="float">
            <text:p>0</text:p>
          </table:table-cell>
          <table:table-cell table:formula="of:=([.AG103]*[.AG$2]+[.AG102]*[.AG$2])/[.AH$2]" office:value-type="float" office:value="0" calcext:value-type="float">
            <text:p>0</text:p>
          </table:table-cell>
          <table:table-cell table:formula="of:=([.AH103]*[.AH$2]+[.AH102]*[.AH$2])/[.AI$2]" office:value-type="float" office:value="0" calcext:value-type="float">
            <text:p>0</text:p>
          </table:table-cell>
          <table:table-cell table:formula="of:=([.AI103]*[.AI$2]+[.AI102]*[.AI$2])/[.AJ$2]" office:value-type="float" office:value="0" calcext:value-type="float">
            <text:p>0</text:p>
          </table:table-cell>
          <table:table-cell table:formula="of:=([.AJ103]*[.AJ$2]+[.AJ102]*[.AJ$2])/[.AK$2]" office:value-type="float" office:value="0" calcext:value-type="float">
            <text:p>0</text:p>
          </table:table-cell>
          <table:table-cell table:formula="of:=([.AK103]*[.AK$2]+[.AK102]*[.AK$2])/[.AL$2]" office:value-type="float" office:value="0" calcext:value-type="float">
            <text:p>0</text:p>
          </table:table-cell>
          <table:table-cell table:formula="of:=([.AL103]*[.AL$2]+[.AL102]*[.AL$2])/[.AM$2]" office:value-type="float" office:value="0" calcext:value-type="float">
            <text:p>0</text:p>
          </table:table-cell>
          <table:table-cell table:formula="of:=([.AM103]*[.AM$2]+[.AM102]*[.AM$2])/[.AN$2]" office:value-type="float" office:value="0" calcext:value-type="float">
            <text:p>0</text:p>
          </table:table-cell>
          <table:table-cell table:formula="of:=([.AN103]*[.AN$2]+[.AN102]*[.AN$2])/[.AO$2]" office:value-type="float" office:value="0" calcext:value-type="float">
            <text:p>0</text:p>
          </table:table-cell>
          <table:table-cell table:formula="of:=([.AO103]*[.AO$2]+[.AO102]*[.AO$2])/[.AP$2]" office:value-type="float" office:value="0" calcext:value-type="float">
            <text:p>0</text:p>
          </table:table-cell>
          <table:table-cell table:formula="of:=([.AP103]*[.AP$2]+[.AP102]*[.AP$2])/[.AQ$2]" office:value-type="float" office:value="0" calcext:value-type="float">
            <text:p>0</text:p>
          </table:table-cell>
          <table:table-cell table:formula="of:=([.AQ103]*[.AQ$2]+[.AQ102]*[.AQ$2])/[.AR$2]" office:value-type="float" office:value="0" calcext:value-type="float">
            <text:p>0</text:p>
          </table:table-cell>
          <table:table-cell table:formula="of:=([.AR103]*[.AR$2]+[.AR102]*[.AR$2])/[.AS$2]" office:value-type="float" office:value="0" calcext:value-type="float">
            <text:p>0</text:p>
          </table:table-cell>
          <table:table-cell table:formula="of:=([.AS103]*[.AS$2]+[.AS102]*[.AS$2])/[.AT$2]" office:value-type="float" office:value="0" calcext:value-type="float">
            <text:p>0</text:p>
          </table:table-cell>
          <table:table-cell table:formula="of:=([.AT103]*[.AT$2]+[.AT102]*[.AT$2])/[.AU$2]" office:value-type="float" office:value="0" calcext:value-type="float">
            <text:p>0</text:p>
          </table:table-cell>
          <table:table-cell table:formula="of:=([.AU103]*[.AU$2]+[.AU102]*[.AU$2])/[.AV$2]" office:value-type="float" office:value="0" calcext:value-type="float">
            <text:p>0</text:p>
          </table:table-cell>
          <table:table-cell table:formula="of:=([.AV103]*[.AV$2]+[.AV102]*[.AV$2])/[.AW$2]" office:value-type="float" office:value="0" calcext:value-type="float">
            <text:p>0</text:p>
          </table:table-cell>
          <table:table-cell table:formula="of:=([.AW103]*[.AW$2]+[.AW102]*[.AW$2])/[.AX$2]" office:value-type="float" office:value="0" calcext:value-type="float">
            <text:p>0</text:p>
          </table:table-cell>
          <table:table-cell table:formula="of:=([.AX103]*[.AX$2]+[.AX102]*[.AX$2])/[.AY$2]" office:value-type="float" office:value="0" calcext:value-type="float">
            <text:p>0</text:p>
          </table:table-cell>
          <table:table-cell table:formula="of:=([.AY103]*[.AY$2]+[.AY102]*[.AY$2])/[.AZ$2]" office:value-type="float" office:value="0" calcext:value-type="float">
            <text:p>0</text:p>
          </table:table-cell>
          <table:table-cell table:formula="of:=([.AZ103]*[.AZ$2]+[.AZ102]*[.AZ$2])/[.BA$2]" office:value-type="float" office:value="0" calcext:value-type="float">
            <text:p>0</text:p>
          </table:table-cell>
          <table:table-cell table:formula="of:=([.BA103]*[.BA$2]+[.BA102]*[.BA$2])/[.BB$2]" office:value-type="float" office:value="0" calcext:value-type="float">
            <text:p>0</text:p>
          </table:table-cell>
          <table:table-cell table:formula="of:=([.BB103]*[.BB$2]+[.BB102]*[.BB$2])/[.BC$2]" office:value-type="float" office:value="0" calcext:value-type="float">
            <text:p>0</text:p>
          </table:table-cell>
          <table:table-cell table:formula="of:=([.BC103]*[.BC$2]+[.BC102]*[.BC$2])/[.BD$2]" office:value-type="float" office:value="0" calcext:value-type="float">
            <text:p>0</text:p>
          </table:table-cell>
          <table:table-cell table:formula="of:=([.BD103]*[.BD$2]+[.BD102]*[.BD$2])/[.BE$2]" office:value-type="float" office:value="0" calcext:value-type="float">
            <text:p>0</text:p>
          </table:table-cell>
          <table:table-cell table:formula="of:=([.BE103]*[.BE$2]+[.BE102]*[.BE$2])/[.BF$2]" office:value-type="float" office:value="0" calcext:value-type="float">
            <text:p>0</text:p>
          </table:table-cell>
          <table:table-cell table:formula="of:=([.BF103]*[.BF$2]+[.BF102]*[.BF$2])/[.BG$2]" office:value-type="float" office:value="0" calcext:value-type="float">
            <text:p>0</text:p>
          </table:table-cell>
          <table:table-cell table:formula="of:=([.BG103]*[.BG$2]+[.BG102]*[.BG$2])/[.BH$2]" office:value-type="float" office:value="0" calcext:value-type="float">
            <text:p>0</text:p>
          </table:table-cell>
          <table:table-cell table:formula="of:=([.BH103]*[.BH$2]+[.BH102]*[.BH$2])/[.BI$2]" office:value-type="float" office:value="0" calcext:value-type="float">
            <text:p>0</text:p>
          </table:table-cell>
          <table:table-cell table:formula="of:=([.BI103]*[.BI$2]+[.BI102]*[.BI$2])/[.BJ$2]" office:value-type="float" office:value="0" calcext:value-type="float">
            <text:p>0</text:p>
          </table:table-cell>
          <table:table-cell table:formula="of:=([.BJ103]*[.BJ$2]+[.BJ102]*[.BJ$2])/[.BK$2]" office:value-type="float" office:value="0" calcext:value-type="float">
            <text:p>0</text:p>
          </table:table-cell>
          <table:table-cell table:formula="of:=([.BK103]*[.BK$2]+[.BK102]*[.BK$2])/[.BL$2]" office:value-type="float" office:value="0" calcext:value-type="float">
            <text:p>0</text:p>
          </table:table-cell>
          <table:table-cell table:formula="of:=([.BL103]*[.BL$2]+[.BL102]*[.BL$2])/[.BM$2]" office:value-type="float" office:value="0" calcext:value-type="float">
            <text:p>0</text:p>
          </table:table-cell>
          <table:table-cell table:formula="of:=([.BM103]*[.BM$2]+[.BM102]*[.BM$2])/[.BN$2]" office:value-type="float" office:value="0" calcext:value-type="float">
            <text:p>0</text:p>
          </table:table-cell>
          <table:table-cell table:formula="of:=([.BN103]*[.BN$2]+[.BN102]*[.BN$2])/[.BO$2]" office:value-type="float" office:value="0" calcext:value-type="float">
            <text:p>0</text:p>
          </table:table-cell>
          <table:table-cell table:formula="of:=([.BO103]*[.BO$2]+[.BO102]*[.BO$2])/[.BP$2]" office:value-type="float" office:value="0" calcext:value-type="float">
            <text:p>0</text:p>
          </table:table-cell>
          <table:table-cell table:formula="of:=([.BP103]*[.BP$2]+[.BP102]*[.BP$2])/[.BQ$2]" office:value-type="float" office:value="0" calcext:value-type="float">
            <text:p>0</text:p>
          </table:table-cell>
          <table:table-cell table:formula="of:=([.BQ103]*[.BQ$2]+[.BQ102]*[.BQ$2])/[.BR$2]" office:value-type="float" office:value="0" calcext:value-type="float">
            <text:p>0</text:p>
          </table:table-cell>
          <table:table-cell table:formula="of:=([.BR103]*[.BR$2]+[.BR102]*[.BR$2])/[.BS$2]" office:value-type="float" office:value="0" calcext:value-type="float">
            <text:p>0</text:p>
          </table:table-cell>
          <table:table-cell table:formula="of:=([.BS103]*[.BS$2]+[.BS102]*[.BS$2])/[.BT$2]" office:value-type="float" office:value="0" calcext:value-type="float">
            <text:p>0</text:p>
          </table:table-cell>
          <table:table-cell table:formula="of:=([.BT103]*[.BT$2]+[.BT102]*[.BT$2])/[.BU$2]" office:value-type="float" office:value="0" calcext:value-type="float">
            <text:p>0</text:p>
          </table:table-cell>
          <table:table-cell table:formula="of:=([.BU103]*[.BU$2]+[.BU102]*[.BU$2])/[.BV$2]" office:value-type="float" office:value="0" calcext:value-type="float">
            <text:p>0</text:p>
          </table:table-cell>
          <table:table-cell table:formula="of:=([.BV103]*[.BV$2]+[.BV102]*[.BV$2])/[.BW$2]" office:value-type="float" office:value="0" calcext:value-type="float">
            <text:p>0</text:p>
          </table:table-cell>
          <table:table-cell table:formula="of:=([.BW103]*[.BW$2]+[.BW102]*[.BW$2])/[.BX$2]" office:value-type="float" office:value="0" calcext:value-type="float">
            <text:p>0</text:p>
          </table:table-cell>
          <table:table-cell table:formula="of:=([.BX103]*[.BX$2]+[.BX102]*[.BX$2])/[.BY$2]" office:value-type="float" office:value="0" calcext:value-type="float">
            <text:p>0</text:p>
          </table:table-cell>
          <table:table-cell table:formula="of:=([.BY103]*[.BY$2]+[.BY102]*[.BY$2])/[.BZ$2]" office:value-type="float" office:value="0" calcext:value-type="float">
            <text:p>0</text:p>
          </table:table-cell>
          <table:table-cell table:formula="of:=([.BZ103]*[.BZ$2]+[.BZ102]*[.BZ$2])/[.CA$2]" office:value-type="float" office:value="0" calcext:value-type="float">
            <text:p>0</text:p>
          </table:table-cell>
          <table:table-cell table:formula="of:=([.CA103]*[.CA$2]+[.CA102]*[.CA$2])/[.CB$2]" office:value-type="float" office:value="0" calcext:value-type="float">
            <text:p>0</text:p>
          </table:table-cell>
          <table:table-cell table:formula="of:=([.CB103]*[.CB$2]+[.CB102]*[.CB$2])/[.CC$2]" office:value-type="float" office:value="0" calcext:value-type="float">
            <text:p>0</text:p>
          </table:table-cell>
          <table:table-cell table:formula="of:=([.CC103]*[.CC$2]+[.CC102]*[.CC$2])/[.CD$2]" office:value-type="float" office:value="0" calcext:value-type="float">
            <text:p>0</text:p>
          </table:table-cell>
          <table:table-cell table:formula="of:=([.CD103]*[.CD$2]+[.CD102]*[.CD$2])/[.CE$2]" office:value-type="float" office:value="0" calcext:value-type="float">
            <text:p>0</text:p>
          </table:table-cell>
          <table:table-cell table:formula="of:=([.CE103]*[.CE$2]+[.CE102]*[.CE$2])/[.CF$2]" office:value-type="float" office:value="0" calcext:value-type="float">
            <text:p>0</text:p>
          </table:table-cell>
          <table:table-cell table:formula="of:=([.CF103]*[.CF$2]+[.CF102]*[.CF$2])/[.CG$2]" office:value-type="float" office:value="0" calcext:value-type="float">
            <text:p>0</text:p>
          </table:table-cell>
          <table:table-cell table:formula="of:=([.CG103]*[.CG$2]+[.CG102]*[.CG$2])/[.CH$2]" office:value-type="float" office:value="0" calcext:value-type="float">
            <text:p>0</text:p>
          </table:table-cell>
          <table:table-cell table:formula="of:=([.CH103]*[.CH$2]+[.CH102]*[.CH$2])/[.CI$2]" office:value-type="float" office:value="0" calcext:value-type="float">
            <text:p>0</text:p>
          </table:table-cell>
          <table:table-cell table:formula="of:=([.CI103]*[.CI$2]+[.CI102]*[.CI$2])/[.CJ$2]" office:value-type="float" office:value="0" calcext:value-type="float">
            <text:p>0</text:p>
          </table:table-cell>
          <table:table-cell table:formula="of:=([.CJ103]*[.CJ$2]+[.CJ102]*[.CJ$2])/[.CK$2]" office:value-type="float" office:value="0" calcext:value-type="float">
            <text:p>0</text:p>
          </table:table-cell>
          <table:table-cell table:formula="of:=([.CK103]*[.CK$2]+[.CK102]*[.CK$2])/[.CL$2]" office:value-type="float" office:value="0" calcext:value-type="float">
            <text:p>0</text:p>
          </table:table-cell>
          <table:table-cell table:formula="of:=([.CL103]*[.CL$2]+[.CL102]*[.CL$2])/[.CM$2]" office:value-type="float" office:value="0" calcext:value-type="float">
            <text:p>0</text:p>
          </table:table-cell>
          <table:table-cell table:formula="of:=([.CM103]*[.CM$2]+[.CM102]*[.CM$2])/[.CN$2]" office:value-type="float" office:value="0" calcext:value-type="float">
            <text:p>0</text:p>
          </table:table-cell>
          <table:table-cell table:formula="of:=([.CN103]*[.CN$2]+[.CN102]*[.CN$2])/[.CO$2]" office:value-type="float" office:value="0" calcext:value-type="float">
            <text:p>0</text:p>
          </table:table-cell>
          <table:table-cell table:formula="of:=([.CO103]*[.CO$2]+[.CO102]*[.CO$2])/[.CP$2]" office:value-type="float" office:value="0" calcext:value-type="float">
            <text:p>0</text:p>
          </table:table-cell>
          <table:table-cell table:formula="of:=([.CP103]*[.CP$2]+[.CP102]*[.CP$2])/[.CQ$2]" office:value-type="float" office:value="0" calcext:value-type="float">
            <text:p>0</text:p>
          </table:table-cell>
          <table:table-cell table:formula="of:=([.CQ103]*[.CQ$2]+[.CQ102]*[.CQ$2])/[.CR$2]" office:value-type="float" office:value="0" calcext:value-type="float">
            <text:p>0</text:p>
          </table:table-cell>
          <table:table-cell table:formula="of:=([.CR103]*[.CR$2]+[.CR102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04]*[.AB$2]+[.AB103]*[.AB$2])/[.AC$2]" office:value-type="float" office:value="0" calcext:value-type="float">
            <text:p>0</text:p>
          </table:table-cell>
          <table:table-cell table:formula="of:=([.AC104]*[.AC$2]+[.AC103]*[.AC$2])/[.AD$2]" office:value-type="float" office:value="0" calcext:value-type="float">
            <text:p>0</text:p>
          </table:table-cell>
          <table:table-cell table:formula="of:=([.AD104]*[.AD$2]+[.AD103]*[.AD$2])/[.AE$2]" office:value-type="float" office:value="0" calcext:value-type="float">
            <text:p>0</text:p>
          </table:table-cell>
          <table:table-cell table:formula="of:=([.AE104]*[.AE$2]+[.AE103]*[.AE$2])/[.AF$2]" office:value-type="float" office:value="0" calcext:value-type="float">
            <text:p>0</text:p>
          </table:table-cell>
          <table:table-cell table:formula="of:=([.AF104]*[.AF$2]+[.AF103]*[.AF$2])/[.AG$2]" office:value-type="float" office:value="0" calcext:value-type="float">
            <text:p>0</text:p>
          </table:table-cell>
          <table:table-cell table:formula="of:=([.AG104]*[.AG$2]+[.AG103]*[.AG$2])/[.AH$2]" office:value-type="float" office:value="0" calcext:value-type="float">
            <text:p>0</text:p>
          </table:table-cell>
          <table:table-cell table:formula="of:=([.AH104]*[.AH$2]+[.AH103]*[.AH$2])/[.AI$2]" office:value-type="float" office:value="0" calcext:value-type="float">
            <text:p>0</text:p>
          </table:table-cell>
          <table:table-cell table:formula="of:=([.AI104]*[.AI$2]+[.AI103]*[.AI$2])/[.AJ$2]" office:value-type="float" office:value="0" calcext:value-type="float">
            <text:p>0</text:p>
          </table:table-cell>
          <table:table-cell table:formula="of:=([.AJ104]*[.AJ$2]+[.AJ103]*[.AJ$2])/[.AK$2]" office:value-type="float" office:value="0" calcext:value-type="float">
            <text:p>0</text:p>
          </table:table-cell>
          <table:table-cell table:formula="of:=([.AK104]*[.AK$2]+[.AK103]*[.AK$2])/[.AL$2]" office:value-type="float" office:value="0" calcext:value-type="float">
            <text:p>0</text:p>
          </table:table-cell>
          <table:table-cell table:formula="of:=([.AL104]*[.AL$2]+[.AL103]*[.AL$2])/[.AM$2]" office:value-type="float" office:value="0" calcext:value-type="float">
            <text:p>0</text:p>
          </table:table-cell>
          <table:table-cell table:formula="of:=([.AM104]*[.AM$2]+[.AM103]*[.AM$2])/[.AN$2]" office:value-type="float" office:value="0" calcext:value-type="float">
            <text:p>0</text:p>
          </table:table-cell>
          <table:table-cell table:formula="of:=([.AN104]*[.AN$2]+[.AN103]*[.AN$2])/[.AO$2]" office:value-type="float" office:value="0" calcext:value-type="float">
            <text:p>0</text:p>
          </table:table-cell>
          <table:table-cell table:formula="of:=([.AO104]*[.AO$2]+[.AO103]*[.AO$2])/[.AP$2]" office:value-type="float" office:value="0" calcext:value-type="float">
            <text:p>0</text:p>
          </table:table-cell>
          <table:table-cell table:formula="of:=([.AP104]*[.AP$2]+[.AP103]*[.AP$2])/[.AQ$2]" office:value-type="float" office:value="0" calcext:value-type="float">
            <text:p>0</text:p>
          </table:table-cell>
          <table:table-cell table:formula="of:=([.AQ104]*[.AQ$2]+[.AQ103]*[.AQ$2])/[.AR$2]" office:value-type="float" office:value="0" calcext:value-type="float">
            <text:p>0</text:p>
          </table:table-cell>
          <table:table-cell table:formula="of:=([.AR104]*[.AR$2]+[.AR103]*[.AR$2])/[.AS$2]" office:value-type="float" office:value="0" calcext:value-type="float">
            <text:p>0</text:p>
          </table:table-cell>
          <table:table-cell table:formula="of:=([.AS104]*[.AS$2]+[.AS103]*[.AS$2])/[.AT$2]" office:value-type="float" office:value="0" calcext:value-type="float">
            <text:p>0</text:p>
          </table:table-cell>
          <table:table-cell table:formula="of:=([.AT104]*[.AT$2]+[.AT103]*[.AT$2])/[.AU$2]" office:value-type="float" office:value="0" calcext:value-type="float">
            <text:p>0</text:p>
          </table:table-cell>
          <table:table-cell table:formula="of:=([.AU104]*[.AU$2]+[.AU103]*[.AU$2])/[.AV$2]" office:value-type="float" office:value="0" calcext:value-type="float">
            <text:p>0</text:p>
          </table:table-cell>
          <table:table-cell table:formula="of:=([.AV104]*[.AV$2]+[.AV103]*[.AV$2])/[.AW$2]" office:value-type="float" office:value="0" calcext:value-type="float">
            <text:p>0</text:p>
          </table:table-cell>
          <table:table-cell table:formula="of:=([.AW104]*[.AW$2]+[.AW103]*[.AW$2])/[.AX$2]" office:value-type="float" office:value="0" calcext:value-type="float">
            <text:p>0</text:p>
          </table:table-cell>
          <table:table-cell table:formula="of:=([.AX104]*[.AX$2]+[.AX103]*[.AX$2])/[.AY$2]" office:value-type="float" office:value="0" calcext:value-type="float">
            <text:p>0</text:p>
          </table:table-cell>
          <table:table-cell table:formula="of:=([.AY104]*[.AY$2]+[.AY103]*[.AY$2])/[.AZ$2]" office:value-type="float" office:value="0" calcext:value-type="float">
            <text:p>0</text:p>
          </table:table-cell>
          <table:table-cell table:formula="of:=([.AZ104]*[.AZ$2]+[.AZ103]*[.AZ$2])/[.BA$2]" office:value-type="float" office:value="0" calcext:value-type="float">
            <text:p>0</text:p>
          </table:table-cell>
          <table:table-cell table:formula="of:=([.BA104]*[.BA$2]+[.BA103]*[.BA$2])/[.BB$2]" office:value-type="float" office:value="0" calcext:value-type="float">
            <text:p>0</text:p>
          </table:table-cell>
          <table:table-cell table:formula="of:=([.BB104]*[.BB$2]+[.BB103]*[.BB$2])/[.BC$2]" office:value-type="float" office:value="0" calcext:value-type="float">
            <text:p>0</text:p>
          </table:table-cell>
          <table:table-cell table:formula="of:=([.BC104]*[.BC$2]+[.BC103]*[.BC$2])/[.BD$2]" office:value-type="float" office:value="0" calcext:value-type="float">
            <text:p>0</text:p>
          </table:table-cell>
          <table:table-cell table:formula="of:=([.BD104]*[.BD$2]+[.BD103]*[.BD$2])/[.BE$2]" office:value-type="float" office:value="0" calcext:value-type="float">
            <text:p>0</text:p>
          </table:table-cell>
          <table:table-cell table:formula="of:=([.BE104]*[.BE$2]+[.BE103]*[.BE$2])/[.BF$2]" office:value-type="float" office:value="0" calcext:value-type="float">
            <text:p>0</text:p>
          </table:table-cell>
          <table:table-cell table:formula="of:=([.BF104]*[.BF$2]+[.BF103]*[.BF$2])/[.BG$2]" office:value-type="float" office:value="0" calcext:value-type="float">
            <text:p>0</text:p>
          </table:table-cell>
          <table:table-cell table:formula="of:=([.BG104]*[.BG$2]+[.BG103]*[.BG$2])/[.BH$2]" office:value-type="float" office:value="0" calcext:value-type="float">
            <text:p>0</text:p>
          </table:table-cell>
          <table:table-cell table:formula="of:=([.BH104]*[.BH$2]+[.BH103]*[.BH$2])/[.BI$2]" office:value-type="float" office:value="0" calcext:value-type="float">
            <text:p>0</text:p>
          </table:table-cell>
          <table:table-cell table:formula="of:=([.BI104]*[.BI$2]+[.BI103]*[.BI$2])/[.BJ$2]" office:value-type="float" office:value="0" calcext:value-type="float">
            <text:p>0</text:p>
          </table:table-cell>
          <table:table-cell table:formula="of:=([.BJ104]*[.BJ$2]+[.BJ103]*[.BJ$2])/[.BK$2]" office:value-type="float" office:value="0" calcext:value-type="float">
            <text:p>0</text:p>
          </table:table-cell>
          <table:table-cell table:formula="of:=([.BK104]*[.BK$2]+[.BK103]*[.BK$2])/[.BL$2]" office:value-type="float" office:value="0" calcext:value-type="float">
            <text:p>0</text:p>
          </table:table-cell>
          <table:table-cell table:formula="of:=([.BL104]*[.BL$2]+[.BL103]*[.BL$2])/[.BM$2]" office:value-type="float" office:value="0" calcext:value-type="float">
            <text:p>0</text:p>
          </table:table-cell>
          <table:table-cell table:formula="of:=([.BM104]*[.BM$2]+[.BM103]*[.BM$2])/[.BN$2]" office:value-type="float" office:value="0" calcext:value-type="float">
            <text:p>0</text:p>
          </table:table-cell>
          <table:table-cell table:formula="of:=([.BN104]*[.BN$2]+[.BN103]*[.BN$2])/[.BO$2]" office:value-type="float" office:value="0" calcext:value-type="float">
            <text:p>0</text:p>
          </table:table-cell>
          <table:table-cell table:formula="of:=([.BO104]*[.BO$2]+[.BO103]*[.BO$2])/[.BP$2]" office:value-type="float" office:value="0" calcext:value-type="float">
            <text:p>0</text:p>
          </table:table-cell>
          <table:table-cell table:formula="of:=([.BP104]*[.BP$2]+[.BP103]*[.BP$2])/[.BQ$2]" office:value-type="float" office:value="0" calcext:value-type="float">
            <text:p>0</text:p>
          </table:table-cell>
          <table:table-cell table:formula="of:=([.BQ104]*[.BQ$2]+[.BQ103]*[.BQ$2])/[.BR$2]" office:value-type="float" office:value="0" calcext:value-type="float">
            <text:p>0</text:p>
          </table:table-cell>
          <table:table-cell table:formula="of:=([.BR104]*[.BR$2]+[.BR103]*[.BR$2])/[.BS$2]" office:value-type="float" office:value="0" calcext:value-type="float">
            <text:p>0</text:p>
          </table:table-cell>
          <table:table-cell table:formula="of:=([.BS104]*[.BS$2]+[.BS103]*[.BS$2])/[.BT$2]" office:value-type="float" office:value="0" calcext:value-type="float">
            <text:p>0</text:p>
          </table:table-cell>
          <table:table-cell table:formula="of:=([.BT104]*[.BT$2]+[.BT103]*[.BT$2])/[.BU$2]" office:value-type="float" office:value="0" calcext:value-type="float">
            <text:p>0</text:p>
          </table:table-cell>
          <table:table-cell table:formula="of:=([.BU104]*[.BU$2]+[.BU103]*[.BU$2])/[.BV$2]" office:value-type="float" office:value="0" calcext:value-type="float">
            <text:p>0</text:p>
          </table:table-cell>
          <table:table-cell table:formula="of:=([.BV104]*[.BV$2]+[.BV103]*[.BV$2])/[.BW$2]" office:value-type="float" office:value="0" calcext:value-type="float">
            <text:p>0</text:p>
          </table:table-cell>
          <table:table-cell table:formula="of:=([.BW104]*[.BW$2]+[.BW103]*[.BW$2])/[.BX$2]" office:value-type="float" office:value="0" calcext:value-type="float">
            <text:p>0</text:p>
          </table:table-cell>
          <table:table-cell table:formula="of:=([.BX104]*[.BX$2]+[.BX103]*[.BX$2])/[.BY$2]" office:value-type="float" office:value="0" calcext:value-type="float">
            <text:p>0</text:p>
          </table:table-cell>
          <table:table-cell table:formula="of:=([.BY104]*[.BY$2]+[.BY103]*[.BY$2])/[.BZ$2]" office:value-type="float" office:value="0" calcext:value-type="float">
            <text:p>0</text:p>
          </table:table-cell>
          <table:table-cell table:formula="of:=([.BZ104]*[.BZ$2]+[.BZ103]*[.BZ$2])/[.CA$2]" office:value-type="float" office:value="0" calcext:value-type="float">
            <text:p>0</text:p>
          </table:table-cell>
          <table:table-cell table:formula="of:=([.CA104]*[.CA$2]+[.CA103]*[.CA$2])/[.CB$2]" office:value-type="float" office:value="0" calcext:value-type="float">
            <text:p>0</text:p>
          </table:table-cell>
          <table:table-cell table:formula="of:=([.CB104]*[.CB$2]+[.CB103]*[.CB$2])/[.CC$2]" office:value-type="float" office:value="0" calcext:value-type="float">
            <text:p>0</text:p>
          </table:table-cell>
          <table:table-cell table:formula="of:=([.CC104]*[.CC$2]+[.CC103]*[.CC$2])/[.CD$2]" office:value-type="float" office:value="0" calcext:value-type="float">
            <text:p>0</text:p>
          </table:table-cell>
          <table:table-cell table:formula="of:=([.CD104]*[.CD$2]+[.CD103]*[.CD$2])/[.CE$2]" office:value-type="float" office:value="0" calcext:value-type="float">
            <text:p>0</text:p>
          </table:table-cell>
          <table:table-cell table:formula="of:=([.CE104]*[.CE$2]+[.CE103]*[.CE$2])/[.CF$2]" office:value-type="float" office:value="0" calcext:value-type="float">
            <text:p>0</text:p>
          </table:table-cell>
          <table:table-cell table:formula="of:=([.CF104]*[.CF$2]+[.CF103]*[.CF$2])/[.CG$2]" office:value-type="float" office:value="0" calcext:value-type="float">
            <text:p>0</text:p>
          </table:table-cell>
          <table:table-cell table:formula="of:=([.CG104]*[.CG$2]+[.CG103]*[.CG$2])/[.CH$2]" office:value-type="float" office:value="0" calcext:value-type="float">
            <text:p>0</text:p>
          </table:table-cell>
          <table:table-cell table:formula="of:=([.CH104]*[.CH$2]+[.CH103]*[.CH$2])/[.CI$2]" office:value-type="float" office:value="0" calcext:value-type="float">
            <text:p>0</text:p>
          </table:table-cell>
          <table:table-cell table:formula="of:=([.CI104]*[.CI$2]+[.CI103]*[.CI$2])/[.CJ$2]" office:value-type="float" office:value="0" calcext:value-type="float">
            <text:p>0</text:p>
          </table:table-cell>
          <table:table-cell table:formula="of:=([.CJ104]*[.CJ$2]+[.CJ103]*[.CJ$2])/[.CK$2]" office:value-type="float" office:value="0" calcext:value-type="float">
            <text:p>0</text:p>
          </table:table-cell>
          <table:table-cell table:formula="of:=([.CK104]*[.CK$2]+[.CK103]*[.CK$2])/[.CL$2]" office:value-type="float" office:value="0" calcext:value-type="float">
            <text:p>0</text:p>
          </table:table-cell>
          <table:table-cell table:formula="of:=([.CL104]*[.CL$2]+[.CL103]*[.CL$2])/[.CM$2]" office:value-type="float" office:value="0" calcext:value-type="float">
            <text:p>0</text:p>
          </table:table-cell>
          <table:table-cell table:formula="of:=([.CM104]*[.CM$2]+[.CM103]*[.CM$2])/[.CN$2]" office:value-type="float" office:value="0" calcext:value-type="float">
            <text:p>0</text:p>
          </table:table-cell>
          <table:table-cell table:formula="of:=([.CN104]*[.CN$2]+[.CN103]*[.CN$2])/[.CO$2]" office:value-type="float" office:value="0" calcext:value-type="float">
            <text:p>0</text:p>
          </table:table-cell>
          <table:table-cell table:formula="of:=([.CO104]*[.CO$2]+[.CO103]*[.CO$2])/[.CP$2]" office:value-type="float" office:value="0" calcext:value-type="float">
            <text:p>0</text:p>
          </table:table-cell>
          <table:table-cell table:formula="of:=([.CP104]*[.CP$2]+[.CP103]*[.CP$2])/[.CQ$2]" office:value-type="float" office:value="0" calcext:value-type="float">
            <text:p>0</text:p>
          </table:table-cell>
          <table:table-cell table:formula="of:=([.CQ104]*[.CQ$2]+[.CQ103]*[.CQ$2])/[.CR$2]" office:value-type="float" office:value="0" calcext:value-type="float">
            <text:p>0</text:p>
          </table:table-cell>
          <table:table-cell table:formula="of:=([.CR104]*[.CR$2]+[.CR103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05]*[.AB$2]+[.AB104]*[.AB$2])/[.AC$2]" office:value-type="float" office:value="0" calcext:value-type="float">
            <text:p>0</text:p>
          </table:table-cell>
          <table:table-cell table:formula="of:=([.AC105]*[.AC$2]+[.AC104]*[.AC$2])/[.AD$2]" office:value-type="float" office:value="0" calcext:value-type="float">
            <text:p>0</text:p>
          </table:table-cell>
          <table:table-cell table:formula="of:=([.AD105]*[.AD$2]+[.AD104]*[.AD$2])/[.AE$2]" office:value-type="float" office:value="0" calcext:value-type="float">
            <text:p>0</text:p>
          </table:table-cell>
          <table:table-cell table:formula="of:=([.AE105]*[.AE$2]+[.AE104]*[.AE$2])/[.AF$2]" office:value-type="float" office:value="0" calcext:value-type="float">
            <text:p>0</text:p>
          </table:table-cell>
          <table:table-cell table:formula="of:=([.AF105]*[.AF$2]+[.AF104]*[.AF$2])/[.AG$2]" office:value-type="float" office:value="0" calcext:value-type="float">
            <text:p>0</text:p>
          </table:table-cell>
          <table:table-cell table:formula="of:=([.AG105]*[.AG$2]+[.AG104]*[.AG$2])/[.AH$2]" office:value-type="float" office:value="0" calcext:value-type="float">
            <text:p>0</text:p>
          </table:table-cell>
          <table:table-cell table:formula="of:=([.AH105]*[.AH$2]+[.AH104]*[.AH$2])/[.AI$2]" office:value-type="float" office:value="0" calcext:value-type="float">
            <text:p>0</text:p>
          </table:table-cell>
          <table:table-cell table:formula="of:=([.AI105]*[.AI$2]+[.AI104]*[.AI$2])/[.AJ$2]" office:value-type="float" office:value="0" calcext:value-type="float">
            <text:p>0</text:p>
          </table:table-cell>
          <table:table-cell table:formula="of:=([.AJ105]*[.AJ$2]+[.AJ104]*[.AJ$2])/[.AK$2]" office:value-type="float" office:value="0" calcext:value-type="float">
            <text:p>0</text:p>
          </table:table-cell>
          <table:table-cell table:formula="of:=([.AK105]*[.AK$2]+[.AK104]*[.AK$2])/[.AL$2]" office:value-type="float" office:value="0" calcext:value-type="float">
            <text:p>0</text:p>
          </table:table-cell>
          <table:table-cell table:formula="of:=([.AL105]*[.AL$2]+[.AL104]*[.AL$2])/[.AM$2]" office:value-type="float" office:value="0" calcext:value-type="float">
            <text:p>0</text:p>
          </table:table-cell>
          <table:table-cell table:formula="of:=([.AM105]*[.AM$2]+[.AM104]*[.AM$2])/[.AN$2]" office:value-type="float" office:value="0" calcext:value-type="float">
            <text:p>0</text:p>
          </table:table-cell>
          <table:table-cell table:formula="of:=([.AN105]*[.AN$2]+[.AN104]*[.AN$2])/[.AO$2]" office:value-type="float" office:value="0" calcext:value-type="float">
            <text:p>0</text:p>
          </table:table-cell>
          <table:table-cell table:formula="of:=([.AO105]*[.AO$2]+[.AO104]*[.AO$2])/[.AP$2]" office:value-type="float" office:value="0" calcext:value-type="float">
            <text:p>0</text:p>
          </table:table-cell>
          <table:table-cell table:formula="of:=([.AP105]*[.AP$2]+[.AP104]*[.AP$2])/[.AQ$2]" office:value-type="float" office:value="0" calcext:value-type="float">
            <text:p>0</text:p>
          </table:table-cell>
          <table:table-cell table:formula="of:=([.AQ105]*[.AQ$2]+[.AQ104]*[.AQ$2])/[.AR$2]" office:value-type="float" office:value="0" calcext:value-type="float">
            <text:p>0</text:p>
          </table:table-cell>
          <table:table-cell table:formula="of:=([.AR105]*[.AR$2]+[.AR104]*[.AR$2])/[.AS$2]" office:value-type="float" office:value="0" calcext:value-type="float">
            <text:p>0</text:p>
          </table:table-cell>
          <table:table-cell table:formula="of:=([.AS105]*[.AS$2]+[.AS104]*[.AS$2])/[.AT$2]" office:value-type="float" office:value="0" calcext:value-type="float">
            <text:p>0</text:p>
          </table:table-cell>
          <table:table-cell table:formula="of:=([.AT105]*[.AT$2]+[.AT104]*[.AT$2])/[.AU$2]" office:value-type="float" office:value="0" calcext:value-type="float">
            <text:p>0</text:p>
          </table:table-cell>
          <table:table-cell table:formula="of:=([.AU105]*[.AU$2]+[.AU104]*[.AU$2])/[.AV$2]" office:value-type="float" office:value="0" calcext:value-type="float">
            <text:p>0</text:p>
          </table:table-cell>
          <table:table-cell table:formula="of:=([.AV105]*[.AV$2]+[.AV104]*[.AV$2])/[.AW$2]" office:value-type="float" office:value="0" calcext:value-type="float">
            <text:p>0</text:p>
          </table:table-cell>
          <table:table-cell table:formula="of:=([.AW105]*[.AW$2]+[.AW104]*[.AW$2])/[.AX$2]" office:value-type="float" office:value="0" calcext:value-type="float">
            <text:p>0</text:p>
          </table:table-cell>
          <table:table-cell table:formula="of:=([.AX105]*[.AX$2]+[.AX104]*[.AX$2])/[.AY$2]" office:value-type="float" office:value="0" calcext:value-type="float">
            <text:p>0</text:p>
          </table:table-cell>
          <table:table-cell table:formula="of:=([.AY105]*[.AY$2]+[.AY104]*[.AY$2])/[.AZ$2]" office:value-type="float" office:value="0" calcext:value-type="float">
            <text:p>0</text:p>
          </table:table-cell>
          <table:table-cell table:formula="of:=([.AZ105]*[.AZ$2]+[.AZ104]*[.AZ$2])/[.BA$2]" office:value-type="float" office:value="0" calcext:value-type="float">
            <text:p>0</text:p>
          </table:table-cell>
          <table:table-cell table:formula="of:=([.BA105]*[.BA$2]+[.BA104]*[.BA$2])/[.BB$2]" office:value-type="float" office:value="0" calcext:value-type="float">
            <text:p>0</text:p>
          </table:table-cell>
          <table:table-cell table:formula="of:=([.BB105]*[.BB$2]+[.BB104]*[.BB$2])/[.BC$2]" office:value-type="float" office:value="0" calcext:value-type="float">
            <text:p>0</text:p>
          </table:table-cell>
          <table:table-cell table:formula="of:=([.BC105]*[.BC$2]+[.BC104]*[.BC$2])/[.BD$2]" office:value-type="float" office:value="0" calcext:value-type="float">
            <text:p>0</text:p>
          </table:table-cell>
          <table:table-cell table:formula="of:=([.BD105]*[.BD$2]+[.BD104]*[.BD$2])/[.BE$2]" office:value-type="float" office:value="0" calcext:value-type="float">
            <text:p>0</text:p>
          </table:table-cell>
          <table:table-cell table:formula="of:=([.BE105]*[.BE$2]+[.BE104]*[.BE$2])/[.BF$2]" office:value-type="float" office:value="0" calcext:value-type="float">
            <text:p>0</text:p>
          </table:table-cell>
          <table:table-cell table:formula="of:=([.BF105]*[.BF$2]+[.BF104]*[.BF$2])/[.BG$2]" office:value-type="float" office:value="0" calcext:value-type="float">
            <text:p>0</text:p>
          </table:table-cell>
          <table:table-cell table:formula="of:=([.BG105]*[.BG$2]+[.BG104]*[.BG$2])/[.BH$2]" office:value-type="float" office:value="0" calcext:value-type="float">
            <text:p>0</text:p>
          </table:table-cell>
          <table:table-cell table:formula="of:=([.BH105]*[.BH$2]+[.BH104]*[.BH$2])/[.BI$2]" office:value-type="float" office:value="0" calcext:value-type="float">
            <text:p>0</text:p>
          </table:table-cell>
          <table:table-cell table:formula="of:=([.BI105]*[.BI$2]+[.BI104]*[.BI$2])/[.BJ$2]" office:value-type="float" office:value="0" calcext:value-type="float">
            <text:p>0</text:p>
          </table:table-cell>
          <table:table-cell table:formula="of:=([.BJ105]*[.BJ$2]+[.BJ104]*[.BJ$2])/[.BK$2]" office:value-type="float" office:value="0" calcext:value-type="float">
            <text:p>0</text:p>
          </table:table-cell>
          <table:table-cell table:formula="of:=([.BK105]*[.BK$2]+[.BK104]*[.BK$2])/[.BL$2]" office:value-type="float" office:value="0" calcext:value-type="float">
            <text:p>0</text:p>
          </table:table-cell>
          <table:table-cell table:formula="of:=([.BL105]*[.BL$2]+[.BL104]*[.BL$2])/[.BM$2]" office:value-type="float" office:value="0" calcext:value-type="float">
            <text:p>0</text:p>
          </table:table-cell>
          <table:table-cell table:formula="of:=([.BM105]*[.BM$2]+[.BM104]*[.BM$2])/[.BN$2]" office:value-type="float" office:value="0" calcext:value-type="float">
            <text:p>0</text:p>
          </table:table-cell>
          <table:table-cell table:formula="of:=([.BN105]*[.BN$2]+[.BN104]*[.BN$2])/[.BO$2]" office:value-type="float" office:value="0" calcext:value-type="float">
            <text:p>0</text:p>
          </table:table-cell>
          <table:table-cell table:formula="of:=([.BO105]*[.BO$2]+[.BO104]*[.BO$2])/[.BP$2]" office:value-type="float" office:value="0" calcext:value-type="float">
            <text:p>0</text:p>
          </table:table-cell>
          <table:table-cell table:formula="of:=([.BP105]*[.BP$2]+[.BP104]*[.BP$2])/[.BQ$2]" office:value-type="float" office:value="0" calcext:value-type="float">
            <text:p>0</text:p>
          </table:table-cell>
          <table:table-cell table:formula="of:=([.BQ105]*[.BQ$2]+[.BQ104]*[.BQ$2])/[.BR$2]" office:value-type="float" office:value="0" calcext:value-type="float">
            <text:p>0</text:p>
          </table:table-cell>
          <table:table-cell table:formula="of:=([.BR105]*[.BR$2]+[.BR104]*[.BR$2])/[.BS$2]" office:value-type="float" office:value="0" calcext:value-type="float">
            <text:p>0</text:p>
          </table:table-cell>
          <table:table-cell table:formula="of:=([.BS105]*[.BS$2]+[.BS104]*[.BS$2])/[.BT$2]" office:value-type="float" office:value="0" calcext:value-type="float">
            <text:p>0</text:p>
          </table:table-cell>
          <table:table-cell table:formula="of:=([.BT105]*[.BT$2]+[.BT104]*[.BT$2])/[.BU$2]" office:value-type="float" office:value="0" calcext:value-type="float">
            <text:p>0</text:p>
          </table:table-cell>
          <table:table-cell table:formula="of:=([.BU105]*[.BU$2]+[.BU104]*[.BU$2])/[.BV$2]" office:value-type="float" office:value="0" calcext:value-type="float">
            <text:p>0</text:p>
          </table:table-cell>
          <table:table-cell table:formula="of:=([.BV105]*[.BV$2]+[.BV104]*[.BV$2])/[.BW$2]" office:value-type="float" office:value="0" calcext:value-type="float">
            <text:p>0</text:p>
          </table:table-cell>
          <table:table-cell table:formula="of:=([.BW105]*[.BW$2]+[.BW104]*[.BW$2])/[.BX$2]" office:value-type="float" office:value="0" calcext:value-type="float">
            <text:p>0</text:p>
          </table:table-cell>
          <table:table-cell table:formula="of:=([.BX105]*[.BX$2]+[.BX104]*[.BX$2])/[.BY$2]" office:value-type="float" office:value="0" calcext:value-type="float">
            <text:p>0</text:p>
          </table:table-cell>
          <table:table-cell table:formula="of:=([.BY105]*[.BY$2]+[.BY104]*[.BY$2])/[.BZ$2]" office:value-type="float" office:value="0" calcext:value-type="float">
            <text:p>0</text:p>
          </table:table-cell>
          <table:table-cell table:formula="of:=([.BZ105]*[.BZ$2]+[.BZ104]*[.BZ$2])/[.CA$2]" office:value-type="float" office:value="0" calcext:value-type="float">
            <text:p>0</text:p>
          </table:table-cell>
          <table:table-cell table:formula="of:=([.CA105]*[.CA$2]+[.CA104]*[.CA$2])/[.CB$2]" office:value-type="float" office:value="0" calcext:value-type="float">
            <text:p>0</text:p>
          </table:table-cell>
          <table:table-cell table:formula="of:=([.CB105]*[.CB$2]+[.CB104]*[.CB$2])/[.CC$2]" office:value-type="float" office:value="0" calcext:value-type="float">
            <text:p>0</text:p>
          </table:table-cell>
          <table:table-cell table:formula="of:=([.CC105]*[.CC$2]+[.CC104]*[.CC$2])/[.CD$2]" office:value-type="float" office:value="0" calcext:value-type="float">
            <text:p>0</text:p>
          </table:table-cell>
          <table:table-cell table:formula="of:=([.CD105]*[.CD$2]+[.CD104]*[.CD$2])/[.CE$2]" office:value-type="float" office:value="0" calcext:value-type="float">
            <text:p>0</text:p>
          </table:table-cell>
          <table:table-cell table:formula="of:=([.CE105]*[.CE$2]+[.CE104]*[.CE$2])/[.CF$2]" office:value-type="float" office:value="0" calcext:value-type="float">
            <text:p>0</text:p>
          </table:table-cell>
          <table:table-cell table:formula="of:=([.CF105]*[.CF$2]+[.CF104]*[.CF$2])/[.CG$2]" office:value-type="float" office:value="0" calcext:value-type="float">
            <text:p>0</text:p>
          </table:table-cell>
          <table:table-cell table:formula="of:=([.CG105]*[.CG$2]+[.CG104]*[.CG$2])/[.CH$2]" office:value-type="float" office:value="0" calcext:value-type="float">
            <text:p>0</text:p>
          </table:table-cell>
          <table:table-cell table:formula="of:=([.CH105]*[.CH$2]+[.CH104]*[.CH$2])/[.CI$2]" office:value-type="float" office:value="0" calcext:value-type="float">
            <text:p>0</text:p>
          </table:table-cell>
          <table:table-cell table:formula="of:=([.CI105]*[.CI$2]+[.CI104]*[.CI$2])/[.CJ$2]" office:value-type="float" office:value="0" calcext:value-type="float">
            <text:p>0</text:p>
          </table:table-cell>
          <table:table-cell table:formula="of:=([.CJ105]*[.CJ$2]+[.CJ104]*[.CJ$2])/[.CK$2]" office:value-type="float" office:value="0" calcext:value-type="float">
            <text:p>0</text:p>
          </table:table-cell>
          <table:table-cell table:formula="of:=([.CK105]*[.CK$2]+[.CK104]*[.CK$2])/[.CL$2]" office:value-type="float" office:value="0" calcext:value-type="float">
            <text:p>0</text:p>
          </table:table-cell>
          <table:table-cell table:formula="of:=([.CL105]*[.CL$2]+[.CL104]*[.CL$2])/[.CM$2]" office:value-type="float" office:value="0" calcext:value-type="float">
            <text:p>0</text:p>
          </table:table-cell>
          <table:table-cell table:formula="of:=([.CM105]*[.CM$2]+[.CM104]*[.CM$2])/[.CN$2]" office:value-type="float" office:value="0" calcext:value-type="float">
            <text:p>0</text:p>
          </table:table-cell>
          <table:table-cell table:formula="of:=([.CN105]*[.CN$2]+[.CN104]*[.CN$2])/[.CO$2]" office:value-type="float" office:value="0" calcext:value-type="float">
            <text:p>0</text:p>
          </table:table-cell>
          <table:table-cell table:formula="of:=([.CO105]*[.CO$2]+[.CO104]*[.CO$2])/[.CP$2]" office:value-type="float" office:value="0" calcext:value-type="float">
            <text:p>0</text:p>
          </table:table-cell>
          <table:table-cell table:formula="of:=([.CP105]*[.CP$2]+[.CP104]*[.CP$2])/[.CQ$2]" office:value-type="float" office:value="0" calcext:value-type="float">
            <text:p>0</text:p>
          </table:table-cell>
          <table:table-cell table:formula="of:=([.CQ105]*[.CQ$2]+[.CQ104]*[.CQ$2])/[.CR$2]" office:value-type="float" office:value="0" calcext:value-type="float">
            <text:p>0</text:p>
          </table:table-cell>
          <table:table-cell table:formula="of:=([.CR105]*[.CR$2]+[.CR104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06]*[.AB$2]+[.AB105]*[.AB$2])/[.AC$2]" office:value-type="float" office:value="0" calcext:value-type="float">
            <text:p>0</text:p>
          </table:table-cell>
          <table:table-cell table:formula="of:=([.AC106]*[.AC$2]+[.AC105]*[.AC$2])/[.AD$2]" office:value-type="float" office:value="0" calcext:value-type="float">
            <text:p>0</text:p>
          </table:table-cell>
          <table:table-cell table:formula="of:=([.AD106]*[.AD$2]+[.AD105]*[.AD$2])/[.AE$2]" office:value-type="float" office:value="0" calcext:value-type="float">
            <text:p>0</text:p>
          </table:table-cell>
          <table:table-cell table:formula="of:=([.AE106]*[.AE$2]+[.AE105]*[.AE$2])/[.AF$2]" office:value-type="float" office:value="0" calcext:value-type="float">
            <text:p>0</text:p>
          </table:table-cell>
          <table:table-cell table:formula="of:=([.AF106]*[.AF$2]+[.AF105]*[.AF$2])/[.AG$2]" office:value-type="float" office:value="0" calcext:value-type="float">
            <text:p>0</text:p>
          </table:table-cell>
          <table:table-cell table:formula="of:=([.AG106]*[.AG$2]+[.AG105]*[.AG$2])/[.AH$2]" office:value-type="float" office:value="0" calcext:value-type="float">
            <text:p>0</text:p>
          </table:table-cell>
          <table:table-cell table:formula="of:=([.AH106]*[.AH$2]+[.AH105]*[.AH$2])/[.AI$2]" office:value-type="float" office:value="0" calcext:value-type="float">
            <text:p>0</text:p>
          </table:table-cell>
          <table:table-cell table:formula="of:=([.AI106]*[.AI$2]+[.AI105]*[.AI$2])/[.AJ$2]" office:value-type="float" office:value="0" calcext:value-type="float">
            <text:p>0</text:p>
          </table:table-cell>
          <table:table-cell table:formula="of:=([.AJ106]*[.AJ$2]+[.AJ105]*[.AJ$2])/[.AK$2]" office:value-type="float" office:value="0" calcext:value-type="float">
            <text:p>0</text:p>
          </table:table-cell>
          <table:table-cell table:formula="of:=([.AK106]*[.AK$2]+[.AK105]*[.AK$2])/[.AL$2]" office:value-type="float" office:value="0" calcext:value-type="float">
            <text:p>0</text:p>
          </table:table-cell>
          <table:table-cell table:formula="of:=([.AL106]*[.AL$2]+[.AL105]*[.AL$2])/[.AM$2]" office:value-type="float" office:value="0" calcext:value-type="float">
            <text:p>0</text:p>
          </table:table-cell>
          <table:table-cell table:formula="of:=([.AM106]*[.AM$2]+[.AM105]*[.AM$2])/[.AN$2]" office:value-type="float" office:value="0" calcext:value-type="float">
            <text:p>0</text:p>
          </table:table-cell>
          <table:table-cell table:formula="of:=([.AN106]*[.AN$2]+[.AN105]*[.AN$2])/[.AO$2]" office:value-type="float" office:value="0" calcext:value-type="float">
            <text:p>0</text:p>
          </table:table-cell>
          <table:table-cell table:formula="of:=([.AO106]*[.AO$2]+[.AO105]*[.AO$2])/[.AP$2]" office:value-type="float" office:value="0" calcext:value-type="float">
            <text:p>0</text:p>
          </table:table-cell>
          <table:table-cell table:formula="of:=([.AP106]*[.AP$2]+[.AP105]*[.AP$2])/[.AQ$2]" office:value-type="float" office:value="0" calcext:value-type="float">
            <text:p>0</text:p>
          </table:table-cell>
          <table:table-cell table:formula="of:=([.AQ106]*[.AQ$2]+[.AQ105]*[.AQ$2])/[.AR$2]" office:value-type="float" office:value="0" calcext:value-type="float">
            <text:p>0</text:p>
          </table:table-cell>
          <table:table-cell table:formula="of:=([.AR106]*[.AR$2]+[.AR105]*[.AR$2])/[.AS$2]" office:value-type="float" office:value="0" calcext:value-type="float">
            <text:p>0</text:p>
          </table:table-cell>
          <table:table-cell table:formula="of:=([.AS106]*[.AS$2]+[.AS105]*[.AS$2])/[.AT$2]" office:value-type="float" office:value="0" calcext:value-type="float">
            <text:p>0</text:p>
          </table:table-cell>
          <table:table-cell table:formula="of:=([.AT106]*[.AT$2]+[.AT105]*[.AT$2])/[.AU$2]" office:value-type="float" office:value="0" calcext:value-type="float">
            <text:p>0</text:p>
          </table:table-cell>
          <table:table-cell table:formula="of:=([.AU106]*[.AU$2]+[.AU105]*[.AU$2])/[.AV$2]" office:value-type="float" office:value="0" calcext:value-type="float">
            <text:p>0</text:p>
          </table:table-cell>
          <table:table-cell table:formula="of:=([.AV106]*[.AV$2]+[.AV105]*[.AV$2])/[.AW$2]" office:value-type="float" office:value="0" calcext:value-type="float">
            <text:p>0</text:p>
          </table:table-cell>
          <table:table-cell table:formula="of:=([.AW106]*[.AW$2]+[.AW105]*[.AW$2])/[.AX$2]" office:value-type="float" office:value="0" calcext:value-type="float">
            <text:p>0</text:p>
          </table:table-cell>
          <table:table-cell table:formula="of:=([.AX106]*[.AX$2]+[.AX105]*[.AX$2])/[.AY$2]" office:value-type="float" office:value="0" calcext:value-type="float">
            <text:p>0</text:p>
          </table:table-cell>
          <table:table-cell table:formula="of:=([.AY106]*[.AY$2]+[.AY105]*[.AY$2])/[.AZ$2]" office:value-type="float" office:value="0" calcext:value-type="float">
            <text:p>0</text:p>
          </table:table-cell>
          <table:table-cell table:formula="of:=([.AZ106]*[.AZ$2]+[.AZ105]*[.AZ$2])/[.BA$2]" office:value-type="float" office:value="0" calcext:value-type="float">
            <text:p>0</text:p>
          </table:table-cell>
          <table:table-cell table:formula="of:=([.BA106]*[.BA$2]+[.BA105]*[.BA$2])/[.BB$2]" office:value-type="float" office:value="0" calcext:value-type="float">
            <text:p>0</text:p>
          </table:table-cell>
          <table:table-cell table:formula="of:=([.BB106]*[.BB$2]+[.BB105]*[.BB$2])/[.BC$2]" office:value-type="float" office:value="0" calcext:value-type="float">
            <text:p>0</text:p>
          </table:table-cell>
          <table:table-cell table:formula="of:=([.BC106]*[.BC$2]+[.BC105]*[.BC$2])/[.BD$2]" office:value-type="float" office:value="0" calcext:value-type="float">
            <text:p>0</text:p>
          </table:table-cell>
          <table:table-cell table:formula="of:=([.BD106]*[.BD$2]+[.BD105]*[.BD$2])/[.BE$2]" office:value-type="float" office:value="0" calcext:value-type="float">
            <text:p>0</text:p>
          </table:table-cell>
          <table:table-cell table:formula="of:=([.BE106]*[.BE$2]+[.BE105]*[.BE$2])/[.BF$2]" office:value-type="float" office:value="0" calcext:value-type="float">
            <text:p>0</text:p>
          </table:table-cell>
          <table:table-cell table:formula="of:=([.BF106]*[.BF$2]+[.BF105]*[.BF$2])/[.BG$2]" office:value-type="float" office:value="0" calcext:value-type="float">
            <text:p>0</text:p>
          </table:table-cell>
          <table:table-cell table:formula="of:=([.BG106]*[.BG$2]+[.BG105]*[.BG$2])/[.BH$2]" office:value-type="float" office:value="0" calcext:value-type="float">
            <text:p>0</text:p>
          </table:table-cell>
          <table:table-cell table:formula="of:=([.BH106]*[.BH$2]+[.BH105]*[.BH$2])/[.BI$2]" office:value-type="float" office:value="0" calcext:value-type="float">
            <text:p>0</text:p>
          </table:table-cell>
          <table:table-cell table:formula="of:=([.BI106]*[.BI$2]+[.BI105]*[.BI$2])/[.BJ$2]" office:value-type="float" office:value="0" calcext:value-type="float">
            <text:p>0</text:p>
          </table:table-cell>
          <table:table-cell table:formula="of:=([.BJ106]*[.BJ$2]+[.BJ105]*[.BJ$2])/[.BK$2]" office:value-type="float" office:value="0" calcext:value-type="float">
            <text:p>0</text:p>
          </table:table-cell>
          <table:table-cell table:formula="of:=([.BK106]*[.BK$2]+[.BK105]*[.BK$2])/[.BL$2]" office:value-type="float" office:value="0" calcext:value-type="float">
            <text:p>0</text:p>
          </table:table-cell>
          <table:table-cell table:formula="of:=([.BL106]*[.BL$2]+[.BL105]*[.BL$2])/[.BM$2]" office:value-type="float" office:value="0" calcext:value-type="float">
            <text:p>0</text:p>
          </table:table-cell>
          <table:table-cell table:formula="of:=([.BM106]*[.BM$2]+[.BM105]*[.BM$2])/[.BN$2]" office:value-type="float" office:value="0" calcext:value-type="float">
            <text:p>0</text:p>
          </table:table-cell>
          <table:table-cell table:formula="of:=([.BN106]*[.BN$2]+[.BN105]*[.BN$2])/[.BO$2]" office:value-type="float" office:value="0" calcext:value-type="float">
            <text:p>0</text:p>
          </table:table-cell>
          <table:table-cell table:formula="of:=([.BO106]*[.BO$2]+[.BO105]*[.BO$2])/[.BP$2]" office:value-type="float" office:value="0" calcext:value-type="float">
            <text:p>0</text:p>
          </table:table-cell>
          <table:table-cell table:formula="of:=([.BP106]*[.BP$2]+[.BP105]*[.BP$2])/[.BQ$2]" office:value-type="float" office:value="0" calcext:value-type="float">
            <text:p>0</text:p>
          </table:table-cell>
          <table:table-cell table:formula="of:=([.BQ106]*[.BQ$2]+[.BQ105]*[.BQ$2])/[.BR$2]" office:value-type="float" office:value="0" calcext:value-type="float">
            <text:p>0</text:p>
          </table:table-cell>
          <table:table-cell table:formula="of:=([.BR106]*[.BR$2]+[.BR105]*[.BR$2])/[.BS$2]" office:value-type="float" office:value="0" calcext:value-type="float">
            <text:p>0</text:p>
          </table:table-cell>
          <table:table-cell table:formula="of:=([.BS106]*[.BS$2]+[.BS105]*[.BS$2])/[.BT$2]" office:value-type="float" office:value="0" calcext:value-type="float">
            <text:p>0</text:p>
          </table:table-cell>
          <table:table-cell table:formula="of:=([.BT106]*[.BT$2]+[.BT105]*[.BT$2])/[.BU$2]" office:value-type="float" office:value="0" calcext:value-type="float">
            <text:p>0</text:p>
          </table:table-cell>
          <table:table-cell table:formula="of:=([.BU106]*[.BU$2]+[.BU105]*[.BU$2])/[.BV$2]" office:value-type="float" office:value="0" calcext:value-type="float">
            <text:p>0</text:p>
          </table:table-cell>
          <table:table-cell table:formula="of:=([.BV106]*[.BV$2]+[.BV105]*[.BV$2])/[.BW$2]" office:value-type="float" office:value="0" calcext:value-type="float">
            <text:p>0</text:p>
          </table:table-cell>
          <table:table-cell table:formula="of:=([.BW106]*[.BW$2]+[.BW105]*[.BW$2])/[.BX$2]" office:value-type="float" office:value="0" calcext:value-type="float">
            <text:p>0</text:p>
          </table:table-cell>
          <table:table-cell table:formula="of:=([.BX106]*[.BX$2]+[.BX105]*[.BX$2])/[.BY$2]" office:value-type="float" office:value="0" calcext:value-type="float">
            <text:p>0</text:p>
          </table:table-cell>
          <table:table-cell table:formula="of:=([.BY106]*[.BY$2]+[.BY105]*[.BY$2])/[.BZ$2]" office:value-type="float" office:value="0" calcext:value-type="float">
            <text:p>0</text:p>
          </table:table-cell>
          <table:table-cell table:formula="of:=([.BZ106]*[.BZ$2]+[.BZ105]*[.BZ$2])/[.CA$2]" office:value-type="float" office:value="0" calcext:value-type="float">
            <text:p>0</text:p>
          </table:table-cell>
          <table:table-cell table:formula="of:=([.CA106]*[.CA$2]+[.CA105]*[.CA$2])/[.CB$2]" office:value-type="float" office:value="0" calcext:value-type="float">
            <text:p>0</text:p>
          </table:table-cell>
          <table:table-cell table:formula="of:=([.CB106]*[.CB$2]+[.CB105]*[.CB$2])/[.CC$2]" office:value-type="float" office:value="0" calcext:value-type="float">
            <text:p>0</text:p>
          </table:table-cell>
          <table:table-cell table:formula="of:=([.CC106]*[.CC$2]+[.CC105]*[.CC$2])/[.CD$2]" office:value-type="float" office:value="0" calcext:value-type="float">
            <text:p>0</text:p>
          </table:table-cell>
          <table:table-cell table:formula="of:=([.CD106]*[.CD$2]+[.CD105]*[.CD$2])/[.CE$2]" office:value-type="float" office:value="0" calcext:value-type="float">
            <text:p>0</text:p>
          </table:table-cell>
          <table:table-cell table:formula="of:=([.CE106]*[.CE$2]+[.CE105]*[.CE$2])/[.CF$2]" office:value-type="float" office:value="0" calcext:value-type="float">
            <text:p>0</text:p>
          </table:table-cell>
          <table:table-cell table:formula="of:=([.CF106]*[.CF$2]+[.CF105]*[.CF$2])/[.CG$2]" office:value-type="float" office:value="0" calcext:value-type="float">
            <text:p>0</text:p>
          </table:table-cell>
          <table:table-cell table:formula="of:=([.CG106]*[.CG$2]+[.CG105]*[.CG$2])/[.CH$2]" office:value-type="float" office:value="0" calcext:value-type="float">
            <text:p>0</text:p>
          </table:table-cell>
          <table:table-cell table:formula="of:=([.CH106]*[.CH$2]+[.CH105]*[.CH$2])/[.CI$2]" office:value-type="float" office:value="0" calcext:value-type="float">
            <text:p>0</text:p>
          </table:table-cell>
          <table:table-cell table:formula="of:=([.CI106]*[.CI$2]+[.CI105]*[.CI$2])/[.CJ$2]" office:value-type="float" office:value="0" calcext:value-type="float">
            <text:p>0</text:p>
          </table:table-cell>
          <table:table-cell table:formula="of:=([.CJ106]*[.CJ$2]+[.CJ105]*[.CJ$2])/[.CK$2]" office:value-type="float" office:value="0" calcext:value-type="float">
            <text:p>0</text:p>
          </table:table-cell>
          <table:table-cell table:formula="of:=([.CK106]*[.CK$2]+[.CK105]*[.CK$2])/[.CL$2]" office:value-type="float" office:value="0" calcext:value-type="float">
            <text:p>0</text:p>
          </table:table-cell>
          <table:table-cell table:formula="of:=([.CL106]*[.CL$2]+[.CL105]*[.CL$2])/[.CM$2]" office:value-type="float" office:value="0" calcext:value-type="float">
            <text:p>0</text:p>
          </table:table-cell>
          <table:table-cell table:formula="of:=([.CM106]*[.CM$2]+[.CM105]*[.CM$2])/[.CN$2]" office:value-type="float" office:value="0" calcext:value-type="float">
            <text:p>0</text:p>
          </table:table-cell>
          <table:table-cell table:formula="of:=([.CN106]*[.CN$2]+[.CN105]*[.CN$2])/[.CO$2]" office:value-type="float" office:value="0" calcext:value-type="float">
            <text:p>0</text:p>
          </table:table-cell>
          <table:table-cell table:formula="of:=([.CO106]*[.CO$2]+[.CO105]*[.CO$2])/[.CP$2]" office:value-type="float" office:value="0" calcext:value-type="float">
            <text:p>0</text:p>
          </table:table-cell>
          <table:table-cell table:formula="of:=([.CP106]*[.CP$2]+[.CP105]*[.CP$2])/[.CQ$2]" office:value-type="float" office:value="0" calcext:value-type="float">
            <text:p>0</text:p>
          </table:table-cell>
          <table:table-cell table:formula="of:=([.CQ106]*[.CQ$2]+[.CQ105]*[.CQ$2])/[.CR$2]" office:value-type="float" office:value="0" calcext:value-type="float">
            <text:p>0</text:p>
          </table:table-cell>
          <table:table-cell table:formula="of:=([.CR106]*[.CR$2]+[.CR105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07]*[.AB$2]+[.AB106]*[.AB$2])/[.AC$2]" office:value-type="float" office:value="0" calcext:value-type="float">
            <text:p>0</text:p>
          </table:table-cell>
          <table:table-cell table:formula="of:=([.AC107]*[.AC$2]+[.AC106]*[.AC$2])/[.AD$2]" office:value-type="float" office:value="0" calcext:value-type="float">
            <text:p>0</text:p>
          </table:table-cell>
          <table:table-cell table:formula="of:=([.AD107]*[.AD$2]+[.AD106]*[.AD$2])/[.AE$2]" office:value-type="float" office:value="0" calcext:value-type="float">
            <text:p>0</text:p>
          </table:table-cell>
          <table:table-cell table:formula="of:=([.AE107]*[.AE$2]+[.AE106]*[.AE$2])/[.AF$2]" office:value-type="float" office:value="0" calcext:value-type="float">
            <text:p>0</text:p>
          </table:table-cell>
          <table:table-cell table:formula="of:=([.AF107]*[.AF$2]+[.AF106]*[.AF$2])/[.AG$2]" office:value-type="float" office:value="0" calcext:value-type="float">
            <text:p>0</text:p>
          </table:table-cell>
          <table:table-cell table:formula="of:=([.AG107]*[.AG$2]+[.AG106]*[.AG$2])/[.AH$2]" office:value-type="float" office:value="0" calcext:value-type="float">
            <text:p>0</text:p>
          </table:table-cell>
          <table:table-cell table:formula="of:=([.AH107]*[.AH$2]+[.AH106]*[.AH$2])/[.AI$2]" office:value-type="float" office:value="0" calcext:value-type="float">
            <text:p>0</text:p>
          </table:table-cell>
          <table:table-cell table:formula="of:=([.AI107]*[.AI$2]+[.AI106]*[.AI$2])/[.AJ$2]" office:value-type="float" office:value="0" calcext:value-type="float">
            <text:p>0</text:p>
          </table:table-cell>
          <table:table-cell table:formula="of:=([.AJ107]*[.AJ$2]+[.AJ106]*[.AJ$2])/[.AK$2]" office:value-type="float" office:value="0" calcext:value-type="float">
            <text:p>0</text:p>
          </table:table-cell>
          <table:table-cell table:formula="of:=([.AK107]*[.AK$2]+[.AK106]*[.AK$2])/[.AL$2]" office:value-type="float" office:value="0" calcext:value-type="float">
            <text:p>0</text:p>
          </table:table-cell>
          <table:table-cell table:formula="of:=([.AL107]*[.AL$2]+[.AL106]*[.AL$2])/[.AM$2]" office:value-type="float" office:value="0" calcext:value-type="float">
            <text:p>0</text:p>
          </table:table-cell>
          <table:table-cell table:formula="of:=([.AM107]*[.AM$2]+[.AM106]*[.AM$2])/[.AN$2]" office:value-type="float" office:value="0" calcext:value-type="float">
            <text:p>0</text:p>
          </table:table-cell>
          <table:table-cell table:formula="of:=([.AN107]*[.AN$2]+[.AN106]*[.AN$2])/[.AO$2]" office:value-type="float" office:value="0" calcext:value-type="float">
            <text:p>0</text:p>
          </table:table-cell>
          <table:table-cell table:formula="of:=([.AO107]*[.AO$2]+[.AO106]*[.AO$2])/[.AP$2]" office:value-type="float" office:value="0" calcext:value-type="float">
            <text:p>0</text:p>
          </table:table-cell>
          <table:table-cell table:formula="of:=([.AP107]*[.AP$2]+[.AP106]*[.AP$2])/[.AQ$2]" office:value-type="float" office:value="0" calcext:value-type="float">
            <text:p>0</text:p>
          </table:table-cell>
          <table:table-cell table:formula="of:=([.AQ107]*[.AQ$2]+[.AQ106]*[.AQ$2])/[.AR$2]" office:value-type="float" office:value="0" calcext:value-type="float">
            <text:p>0</text:p>
          </table:table-cell>
          <table:table-cell table:formula="of:=([.AR107]*[.AR$2]+[.AR106]*[.AR$2])/[.AS$2]" office:value-type="float" office:value="0" calcext:value-type="float">
            <text:p>0</text:p>
          </table:table-cell>
          <table:table-cell table:formula="of:=([.AS107]*[.AS$2]+[.AS106]*[.AS$2])/[.AT$2]" office:value-type="float" office:value="0" calcext:value-type="float">
            <text:p>0</text:p>
          </table:table-cell>
          <table:table-cell table:formula="of:=([.AT107]*[.AT$2]+[.AT106]*[.AT$2])/[.AU$2]" office:value-type="float" office:value="0" calcext:value-type="float">
            <text:p>0</text:p>
          </table:table-cell>
          <table:table-cell table:formula="of:=([.AU107]*[.AU$2]+[.AU106]*[.AU$2])/[.AV$2]" office:value-type="float" office:value="0" calcext:value-type="float">
            <text:p>0</text:p>
          </table:table-cell>
          <table:table-cell table:formula="of:=([.AV107]*[.AV$2]+[.AV106]*[.AV$2])/[.AW$2]" office:value-type="float" office:value="0" calcext:value-type="float">
            <text:p>0</text:p>
          </table:table-cell>
          <table:table-cell table:formula="of:=([.AW107]*[.AW$2]+[.AW106]*[.AW$2])/[.AX$2]" office:value-type="float" office:value="0" calcext:value-type="float">
            <text:p>0</text:p>
          </table:table-cell>
          <table:table-cell table:formula="of:=([.AX107]*[.AX$2]+[.AX106]*[.AX$2])/[.AY$2]" office:value-type="float" office:value="0" calcext:value-type="float">
            <text:p>0</text:p>
          </table:table-cell>
          <table:table-cell table:formula="of:=([.AY107]*[.AY$2]+[.AY106]*[.AY$2])/[.AZ$2]" office:value-type="float" office:value="0" calcext:value-type="float">
            <text:p>0</text:p>
          </table:table-cell>
          <table:table-cell table:formula="of:=([.AZ107]*[.AZ$2]+[.AZ106]*[.AZ$2])/[.BA$2]" office:value-type="float" office:value="0" calcext:value-type="float">
            <text:p>0</text:p>
          </table:table-cell>
          <table:table-cell table:formula="of:=([.BA107]*[.BA$2]+[.BA106]*[.BA$2])/[.BB$2]" office:value-type="float" office:value="0" calcext:value-type="float">
            <text:p>0</text:p>
          </table:table-cell>
          <table:table-cell table:formula="of:=([.BB107]*[.BB$2]+[.BB106]*[.BB$2])/[.BC$2]" office:value-type="float" office:value="0" calcext:value-type="float">
            <text:p>0</text:p>
          </table:table-cell>
          <table:table-cell table:formula="of:=([.BC107]*[.BC$2]+[.BC106]*[.BC$2])/[.BD$2]" office:value-type="float" office:value="0" calcext:value-type="float">
            <text:p>0</text:p>
          </table:table-cell>
          <table:table-cell table:formula="of:=([.BD107]*[.BD$2]+[.BD106]*[.BD$2])/[.BE$2]" office:value-type="float" office:value="0" calcext:value-type="float">
            <text:p>0</text:p>
          </table:table-cell>
          <table:table-cell table:formula="of:=([.BE107]*[.BE$2]+[.BE106]*[.BE$2])/[.BF$2]" office:value-type="float" office:value="0" calcext:value-type="float">
            <text:p>0</text:p>
          </table:table-cell>
          <table:table-cell table:formula="of:=([.BF107]*[.BF$2]+[.BF106]*[.BF$2])/[.BG$2]" office:value-type="float" office:value="0" calcext:value-type="float">
            <text:p>0</text:p>
          </table:table-cell>
          <table:table-cell table:formula="of:=([.BG107]*[.BG$2]+[.BG106]*[.BG$2])/[.BH$2]" office:value-type="float" office:value="0" calcext:value-type="float">
            <text:p>0</text:p>
          </table:table-cell>
          <table:table-cell table:formula="of:=([.BH107]*[.BH$2]+[.BH106]*[.BH$2])/[.BI$2]" office:value-type="float" office:value="0" calcext:value-type="float">
            <text:p>0</text:p>
          </table:table-cell>
          <table:table-cell table:formula="of:=([.BI107]*[.BI$2]+[.BI106]*[.BI$2])/[.BJ$2]" office:value-type="float" office:value="0" calcext:value-type="float">
            <text:p>0</text:p>
          </table:table-cell>
          <table:table-cell table:formula="of:=([.BJ107]*[.BJ$2]+[.BJ106]*[.BJ$2])/[.BK$2]" office:value-type="float" office:value="0" calcext:value-type="float">
            <text:p>0</text:p>
          </table:table-cell>
          <table:table-cell table:formula="of:=([.BK107]*[.BK$2]+[.BK106]*[.BK$2])/[.BL$2]" office:value-type="float" office:value="0" calcext:value-type="float">
            <text:p>0</text:p>
          </table:table-cell>
          <table:table-cell table:formula="of:=([.BL107]*[.BL$2]+[.BL106]*[.BL$2])/[.BM$2]" office:value-type="float" office:value="0" calcext:value-type="float">
            <text:p>0</text:p>
          </table:table-cell>
          <table:table-cell table:formula="of:=([.BM107]*[.BM$2]+[.BM106]*[.BM$2])/[.BN$2]" office:value-type="float" office:value="0" calcext:value-type="float">
            <text:p>0</text:p>
          </table:table-cell>
          <table:table-cell table:formula="of:=([.BN107]*[.BN$2]+[.BN106]*[.BN$2])/[.BO$2]" office:value-type="float" office:value="0" calcext:value-type="float">
            <text:p>0</text:p>
          </table:table-cell>
          <table:table-cell table:formula="of:=([.BO107]*[.BO$2]+[.BO106]*[.BO$2])/[.BP$2]" office:value-type="float" office:value="0" calcext:value-type="float">
            <text:p>0</text:p>
          </table:table-cell>
          <table:table-cell table:formula="of:=([.BP107]*[.BP$2]+[.BP106]*[.BP$2])/[.BQ$2]" office:value-type="float" office:value="0" calcext:value-type="float">
            <text:p>0</text:p>
          </table:table-cell>
          <table:table-cell table:formula="of:=([.BQ107]*[.BQ$2]+[.BQ106]*[.BQ$2])/[.BR$2]" office:value-type="float" office:value="0" calcext:value-type="float">
            <text:p>0</text:p>
          </table:table-cell>
          <table:table-cell table:formula="of:=([.BR107]*[.BR$2]+[.BR106]*[.BR$2])/[.BS$2]" office:value-type="float" office:value="0" calcext:value-type="float">
            <text:p>0</text:p>
          </table:table-cell>
          <table:table-cell table:formula="of:=([.BS107]*[.BS$2]+[.BS106]*[.BS$2])/[.BT$2]" office:value-type="float" office:value="0" calcext:value-type="float">
            <text:p>0</text:p>
          </table:table-cell>
          <table:table-cell table:formula="of:=([.BT107]*[.BT$2]+[.BT106]*[.BT$2])/[.BU$2]" office:value-type="float" office:value="0" calcext:value-type="float">
            <text:p>0</text:p>
          </table:table-cell>
          <table:table-cell table:formula="of:=([.BU107]*[.BU$2]+[.BU106]*[.BU$2])/[.BV$2]" office:value-type="float" office:value="0" calcext:value-type="float">
            <text:p>0</text:p>
          </table:table-cell>
          <table:table-cell table:formula="of:=([.BV107]*[.BV$2]+[.BV106]*[.BV$2])/[.BW$2]" office:value-type="float" office:value="0" calcext:value-type="float">
            <text:p>0</text:p>
          </table:table-cell>
          <table:table-cell table:formula="of:=([.BW107]*[.BW$2]+[.BW106]*[.BW$2])/[.BX$2]" office:value-type="float" office:value="0" calcext:value-type="float">
            <text:p>0</text:p>
          </table:table-cell>
          <table:table-cell table:formula="of:=([.BX107]*[.BX$2]+[.BX106]*[.BX$2])/[.BY$2]" office:value-type="float" office:value="0" calcext:value-type="float">
            <text:p>0</text:p>
          </table:table-cell>
          <table:table-cell table:formula="of:=([.BY107]*[.BY$2]+[.BY106]*[.BY$2])/[.BZ$2]" office:value-type="float" office:value="0" calcext:value-type="float">
            <text:p>0</text:p>
          </table:table-cell>
          <table:table-cell table:formula="of:=([.BZ107]*[.BZ$2]+[.BZ106]*[.BZ$2])/[.CA$2]" office:value-type="float" office:value="0" calcext:value-type="float">
            <text:p>0</text:p>
          </table:table-cell>
          <table:table-cell table:formula="of:=([.CA107]*[.CA$2]+[.CA106]*[.CA$2])/[.CB$2]" office:value-type="float" office:value="0" calcext:value-type="float">
            <text:p>0</text:p>
          </table:table-cell>
          <table:table-cell table:formula="of:=([.CB107]*[.CB$2]+[.CB106]*[.CB$2])/[.CC$2]" office:value-type="float" office:value="0" calcext:value-type="float">
            <text:p>0</text:p>
          </table:table-cell>
          <table:table-cell table:formula="of:=([.CC107]*[.CC$2]+[.CC106]*[.CC$2])/[.CD$2]" office:value-type="float" office:value="0" calcext:value-type="float">
            <text:p>0</text:p>
          </table:table-cell>
          <table:table-cell table:formula="of:=([.CD107]*[.CD$2]+[.CD106]*[.CD$2])/[.CE$2]" office:value-type="float" office:value="0" calcext:value-type="float">
            <text:p>0</text:p>
          </table:table-cell>
          <table:table-cell table:formula="of:=([.CE107]*[.CE$2]+[.CE106]*[.CE$2])/[.CF$2]" office:value-type="float" office:value="0" calcext:value-type="float">
            <text:p>0</text:p>
          </table:table-cell>
          <table:table-cell table:formula="of:=([.CF107]*[.CF$2]+[.CF106]*[.CF$2])/[.CG$2]" office:value-type="float" office:value="0" calcext:value-type="float">
            <text:p>0</text:p>
          </table:table-cell>
          <table:table-cell table:formula="of:=([.CG107]*[.CG$2]+[.CG106]*[.CG$2])/[.CH$2]" office:value-type="float" office:value="0" calcext:value-type="float">
            <text:p>0</text:p>
          </table:table-cell>
          <table:table-cell table:formula="of:=([.CH107]*[.CH$2]+[.CH106]*[.CH$2])/[.CI$2]" office:value-type="float" office:value="0" calcext:value-type="float">
            <text:p>0</text:p>
          </table:table-cell>
          <table:table-cell table:formula="of:=([.CI107]*[.CI$2]+[.CI106]*[.CI$2])/[.CJ$2]" office:value-type="float" office:value="0" calcext:value-type="float">
            <text:p>0</text:p>
          </table:table-cell>
          <table:table-cell table:formula="of:=([.CJ107]*[.CJ$2]+[.CJ106]*[.CJ$2])/[.CK$2]" office:value-type="float" office:value="0" calcext:value-type="float">
            <text:p>0</text:p>
          </table:table-cell>
          <table:table-cell table:formula="of:=([.CK107]*[.CK$2]+[.CK106]*[.CK$2])/[.CL$2]" office:value-type="float" office:value="0" calcext:value-type="float">
            <text:p>0</text:p>
          </table:table-cell>
          <table:table-cell table:formula="of:=([.CL107]*[.CL$2]+[.CL106]*[.CL$2])/[.CM$2]" office:value-type="float" office:value="0" calcext:value-type="float">
            <text:p>0</text:p>
          </table:table-cell>
          <table:table-cell table:formula="of:=([.CM107]*[.CM$2]+[.CM106]*[.CM$2])/[.CN$2]" office:value-type="float" office:value="0" calcext:value-type="float">
            <text:p>0</text:p>
          </table:table-cell>
          <table:table-cell table:formula="of:=([.CN107]*[.CN$2]+[.CN106]*[.CN$2])/[.CO$2]" office:value-type="float" office:value="0" calcext:value-type="float">
            <text:p>0</text:p>
          </table:table-cell>
          <table:table-cell table:formula="of:=([.CO107]*[.CO$2]+[.CO106]*[.CO$2])/[.CP$2]" office:value-type="float" office:value="0" calcext:value-type="float">
            <text:p>0</text:p>
          </table:table-cell>
          <table:table-cell table:formula="of:=([.CP107]*[.CP$2]+[.CP106]*[.CP$2])/[.CQ$2]" office:value-type="float" office:value="0" calcext:value-type="float">
            <text:p>0</text:p>
          </table:table-cell>
          <table:table-cell table:formula="of:=([.CQ107]*[.CQ$2]+[.CQ106]*[.CQ$2])/[.CR$2]" office:value-type="float" office:value="0" calcext:value-type="float">
            <text:p>0</text:p>
          </table:table-cell>
          <table:table-cell table:formula="of:=([.CR107]*[.CR$2]+[.CR106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08]*[.AB$2]+[.AB107]*[.AB$2])/[.AC$2]" office:value-type="float" office:value="0" calcext:value-type="float">
            <text:p>0</text:p>
          </table:table-cell>
          <table:table-cell table:formula="of:=([.AC108]*[.AC$2]+[.AC107]*[.AC$2])/[.AD$2]" office:value-type="float" office:value="0" calcext:value-type="float">
            <text:p>0</text:p>
          </table:table-cell>
          <table:table-cell table:formula="of:=([.AD108]*[.AD$2]+[.AD107]*[.AD$2])/[.AE$2]" office:value-type="float" office:value="0" calcext:value-type="float">
            <text:p>0</text:p>
          </table:table-cell>
          <table:table-cell table:formula="of:=([.AE108]*[.AE$2]+[.AE107]*[.AE$2])/[.AF$2]" office:value-type="float" office:value="0" calcext:value-type="float">
            <text:p>0</text:p>
          </table:table-cell>
          <table:table-cell table:formula="of:=([.AF108]*[.AF$2]+[.AF107]*[.AF$2])/[.AG$2]" office:value-type="float" office:value="0" calcext:value-type="float">
            <text:p>0</text:p>
          </table:table-cell>
          <table:table-cell table:formula="of:=([.AG108]*[.AG$2]+[.AG107]*[.AG$2])/[.AH$2]" office:value-type="float" office:value="0" calcext:value-type="float">
            <text:p>0</text:p>
          </table:table-cell>
          <table:table-cell table:formula="of:=([.AH108]*[.AH$2]+[.AH107]*[.AH$2])/[.AI$2]" office:value-type="float" office:value="0" calcext:value-type="float">
            <text:p>0</text:p>
          </table:table-cell>
          <table:table-cell table:formula="of:=([.AI108]*[.AI$2]+[.AI107]*[.AI$2])/[.AJ$2]" office:value-type="float" office:value="0" calcext:value-type="float">
            <text:p>0</text:p>
          </table:table-cell>
          <table:table-cell table:formula="of:=([.AJ108]*[.AJ$2]+[.AJ107]*[.AJ$2])/[.AK$2]" office:value-type="float" office:value="0" calcext:value-type="float">
            <text:p>0</text:p>
          </table:table-cell>
          <table:table-cell table:formula="of:=([.AK108]*[.AK$2]+[.AK107]*[.AK$2])/[.AL$2]" office:value-type="float" office:value="0" calcext:value-type="float">
            <text:p>0</text:p>
          </table:table-cell>
          <table:table-cell table:formula="of:=([.AL108]*[.AL$2]+[.AL107]*[.AL$2])/[.AM$2]" office:value-type="float" office:value="0" calcext:value-type="float">
            <text:p>0</text:p>
          </table:table-cell>
          <table:table-cell table:formula="of:=([.AM108]*[.AM$2]+[.AM107]*[.AM$2])/[.AN$2]" office:value-type="float" office:value="0" calcext:value-type="float">
            <text:p>0</text:p>
          </table:table-cell>
          <table:table-cell table:formula="of:=([.AN108]*[.AN$2]+[.AN107]*[.AN$2])/[.AO$2]" office:value-type="float" office:value="0" calcext:value-type="float">
            <text:p>0</text:p>
          </table:table-cell>
          <table:table-cell table:formula="of:=([.AO108]*[.AO$2]+[.AO107]*[.AO$2])/[.AP$2]" office:value-type="float" office:value="0" calcext:value-type="float">
            <text:p>0</text:p>
          </table:table-cell>
          <table:table-cell table:formula="of:=([.AP108]*[.AP$2]+[.AP107]*[.AP$2])/[.AQ$2]" office:value-type="float" office:value="0" calcext:value-type="float">
            <text:p>0</text:p>
          </table:table-cell>
          <table:table-cell table:formula="of:=([.AQ108]*[.AQ$2]+[.AQ107]*[.AQ$2])/[.AR$2]" office:value-type="float" office:value="0" calcext:value-type="float">
            <text:p>0</text:p>
          </table:table-cell>
          <table:table-cell table:formula="of:=([.AR108]*[.AR$2]+[.AR107]*[.AR$2])/[.AS$2]" office:value-type="float" office:value="0" calcext:value-type="float">
            <text:p>0</text:p>
          </table:table-cell>
          <table:table-cell table:formula="of:=([.AS108]*[.AS$2]+[.AS107]*[.AS$2])/[.AT$2]" office:value-type="float" office:value="0" calcext:value-type="float">
            <text:p>0</text:p>
          </table:table-cell>
          <table:table-cell table:formula="of:=([.AT108]*[.AT$2]+[.AT107]*[.AT$2])/[.AU$2]" office:value-type="float" office:value="0" calcext:value-type="float">
            <text:p>0</text:p>
          </table:table-cell>
          <table:table-cell table:formula="of:=([.AU108]*[.AU$2]+[.AU107]*[.AU$2])/[.AV$2]" office:value-type="float" office:value="0" calcext:value-type="float">
            <text:p>0</text:p>
          </table:table-cell>
          <table:table-cell table:formula="of:=([.AV108]*[.AV$2]+[.AV107]*[.AV$2])/[.AW$2]" office:value-type="float" office:value="0" calcext:value-type="float">
            <text:p>0</text:p>
          </table:table-cell>
          <table:table-cell table:formula="of:=([.AW108]*[.AW$2]+[.AW107]*[.AW$2])/[.AX$2]" office:value-type="float" office:value="0" calcext:value-type="float">
            <text:p>0</text:p>
          </table:table-cell>
          <table:table-cell table:formula="of:=([.AX108]*[.AX$2]+[.AX107]*[.AX$2])/[.AY$2]" office:value-type="float" office:value="0" calcext:value-type="float">
            <text:p>0</text:p>
          </table:table-cell>
          <table:table-cell table:formula="of:=([.AY108]*[.AY$2]+[.AY107]*[.AY$2])/[.AZ$2]" office:value-type="float" office:value="0" calcext:value-type="float">
            <text:p>0</text:p>
          </table:table-cell>
          <table:table-cell table:formula="of:=([.AZ108]*[.AZ$2]+[.AZ107]*[.AZ$2])/[.BA$2]" office:value-type="float" office:value="0" calcext:value-type="float">
            <text:p>0</text:p>
          </table:table-cell>
          <table:table-cell table:formula="of:=([.BA108]*[.BA$2]+[.BA107]*[.BA$2])/[.BB$2]" office:value-type="float" office:value="0" calcext:value-type="float">
            <text:p>0</text:p>
          </table:table-cell>
          <table:table-cell table:formula="of:=([.BB108]*[.BB$2]+[.BB107]*[.BB$2])/[.BC$2]" office:value-type="float" office:value="0" calcext:value-type="float">
            <text:p>0</text:p>
          </table:table-cell>
          <table:table-cell table:formula="of:=([.BC108]*[.BC$2]+[.BC107]*[.BC$2])/[.BD$2]" office:value-type="float" office:value="0" calcext:value-type="float">
            <text:p>0</text:p>
          </table:table-cell>
          <table:table-cell table:formula="of:=([.BD108]*[.BD$2]+[.BD107]*[.BD$2])/[.BE$2]" office:value-type="float" office:value="0" calcext:value-type="float">
            <text:p>0</text:p>
          </table:table-cell>
          <table:table-cell table:formula="of:=([.BE108]*[.BE$2]+[.BE107]*[.BE$2])/[.BF$2]" office:value-type="float" office:value="0" calcext:value-type="float">
            <text:p>0</text:p>
          </table:table-cell>
          <table:table-cell table:formula="of:=([.BF108]*[.BF$2]+[.BF107]*[.BF$2])/[.BG$2]" office:value-type="float" office:value="0" calcext:value-type="float">
            <text:p>0</text:p>
          </table:table-cell>
          <table:table-cell table:formula="of:=([.BG108]*[.BG$2]+[.BG107]*[.BG$2])/[.BH$2]" office:value-type="float" office:value="0" calcext:value-type="float">
            <text:p>0</text:p>
          </table:table-cell>
          <table:table-cell table:formula="of:=([.BH108]*[.BH$2]+[.BH107]*[.BH$2])/[.BI$2]" office:value-type="float" office:value="0" calcext:value-type="float">
            <text:p>0</text:p>
          </table:table-cell>
          <table:table-cell table:formula="of:=([.BI108]*[.BI$2]+[.BI107]*[.BI$2])/[.BJ$2]" office:value-type="float" office:value="0" calcext:value-type="float">
            <text:p>0</text:p>
          </table:table-cell>
          <table:table-cell table:formula="of:=([.BJ108]*[.BJ$2]+[.BJ107]*[.BJ$2])/[.BK$2]" office:value-type="float" office:value="0" calcext:value-type="float">
            <text:p>0</text:p>
          </table:table-cell>
          <table:table-cell table:formula="of:=([.BK108]*[.BK$2]+[.BK107]*[.BK$2])/[.BL$2]" office:value-type="float" office:value="0" calcext:value-type="float">
            <text:p>0</text:p>
          </table:table-cell>
          <table:table-cell table:formula="of:=([.BL108]*[.BL$2]+[.BL107]*[.BL$2])/[.BM$2]" office:value-type="float" office:value="0" calcext:value-type="float">
            <text:p>0</text:p>
          </table:table-cell>
          <table:table-cell table:formula="of:=([.BM108]*[.BM$2]+[.BM107]*[.BM$2])/[.BN$2]" office:value-type="float" office:value="0" calcext:value-type="float">
            <text:p>0</text:p>
          </table:table-cell>
          <table:table-cell table:formula="of:=([.BN108]*[.BN$2]+[.BN107]*[.BN$2])/[.BO$2]" office:value-type="float" office:value="0" calcext:value-type="float">
            <text:p>0</text:p>
          </table:table-cell>
          <table:table-cell table:formula="of:=([.BO108]*[.BO$2]+[.BO107]*[.BO$2])/[.BP$2]" office:value-type="float" office:value="0" calcext:value-type="float">
            <text:p>0</text:p>
          </table:table-cell>
          <table:table-cell table:formula="of:=([.BP108]*[.BP$2]+[.BP107]*[.BP$2])/[.BQ$2]" office:value-type="float" office:value="0" calcext:value-type="float">
            <text:p>0</text:p>
          </table:table-cell>
          <table:table-cell table:formula="of:=([.BQ108]*[.BQ$2]+[.BQ107]*[.BQ$2])/[.BR$2]" office:value-type="float" office:value="0" calcext:value-type="float">
            <text:p>0</text:p>
          </table:table-cell>
          <table:table-cell table:formula="of:=([.BR108]*[.BR$2]+[.BR107]*[.BR$2])/[.BS$2]" office:value-type="float" office:value="0" calcext:value-type="float">
            <text:p>0</text:p>
          </table:table-cell>
          <table:table-cell table:formula="of:=([.BS108]*[.BS$2]+[.BS107]*[.BS$2])/[.BT$2]" office:value-type="float" office:value="0" calcext:value-type="float">
            <text:p>0</text:p>
          </table:table-cell>
          <table:table-cell table:formula="of:=([.BT108]*[.BT$2]+[.BT107]*[.BT$2])/[.BU$2]" office:value-type="float" office:value="0" calcext:value-type="float">
            <text:p>0</text:p>
          </table:table-cell>
          <table:table-cell table:formula="of:=([.BU108]*[.BU$2]+[.BU107]*[.BU$2])/[.BV$2]" office:value-type="float" office:value="0" calcext:value-type="float">
            <text:p>0</text:p>
          </table:table-cell>
          <table:table-cell table:formula="of:=([.BV108]*[.BV$2]+[.BV107]*[.BV$2])/[.BW$2]" office:value-type="float" office:value="0" calcext:value-type="float">
            <text:p>0</text:p>
          </table:table-cell>
          <table:table-cell table:formula="of:=([.BW108]*[.BW$2]+[.BW107]*[.BW$2])/[.BX$2]" office:value-type="float" office:value="0" calcext:value-type="float">
            <text:p>0</text:p>
          </table:table-cell>
          <table:table-cell table:formula="of:=([.BX108]*[.BX$2]+[.BX107]*[.BX$2])/[.BY$2]" office:value-type="float" office:value="0" calcext:value-type="float">
            <text:p>0</text:p>
          </table:table-cell>
          <table:table-cell table:formula="of:=([.BY108]*[.BY$2]+[.BY107]*[.BY$2])/[.BZ$2]" office:value-type="float" office:value="0" calcext:value-type="float">
            <text:p>0</text:p>
          </table:table-cell>
          <table:table-cell table:formula="of:=([.BZ108]*[.BZ$2]+[.BZ107]*[.BZ$2])/[.CA$2]" office:value-type="float" office:value="0" calcext:value-type="float">
            <text:p>0</text:p>
          </table:table-cell>
          <table:table-cell table:formula="of:=([.CA108]*[.CA$2]+[.CA107]*[.CA$2])/[.CB$2]" office:value-type="float" office:value="0" calcext:value-type="float">
            <text:p>0</text:p>
          </table:table-cell>
          <table:table-cell table:formula="of:=([.CB108]*[.CB$2]+[.CB107]*[.CB$2])/[.CC$2]" office:value-type="float" office:value="0" calcext:value-type="float">
            <text:p>0</text:p>
          </table:table-cell>
          <table:table-cell table:formula="of:=([.CC108]*[.CC$2]+[.CC107]*[.CC$2])/[.CD$2]" office:value-type="float" office:value="0" calcext:value-type="float">
            <text:p>0</text:p>
          </table:table-cell>
          <table:table-cell table:formula="of:=([.CD108]*[.CD$2]+[.CD107]*[.CD$2])/[.CE$2]" office:value-type="float" office:value="0" calcext:value-type="float">
            <text:p>0</text:p>
          </table:table-cell>
          <table:table-cell table:formula="of:=([.CE108]*[.CE$2]+[.CE107]*[.CE$2])/[.CF$2]" office:value-type="float" office:value="0" calcext:value-type="float">
            <text:p>0</text:p>
          </table:table-cell>
          <table:table-cell table:formula="of:=([.CF108]*[.CF$2]+[.CF107]*[.CF$2])/[.CG$2]" office:value-type="float" office:value="0" calcext:value-type="float">
            <text:p>0</text:p>
          </table:table-cell>
          <table:table-cell table:formula="of:=([.CG108]*[.CG$2]+[.CG107]*[.CG$2])/[.CH$2]" office:value-type="float" office:value="0" calcext:value-type="float">
            <text:p>0</text:p>
          </table:table-cell>
          <table:table-cell table:formula="of:=([.CH108]*[.CH$2]+[.CH107]*[.CH$2])/[.CI$2]" office:value-type="float" office:value="0" calcext:value-type="float">
            <text:p>0</text:p>
          </table:table-cell>
          <table:table-cell table:formula="of:=([.CI108]*[.CI$2]+[.CI107]*[.CI$2])/[.CJ$2]" office:value-type="float" office:value="0" calcext:value-type="float">
            <text:p>0</text:p>
          </table:table-cell>
          <table:table-cell table:formula="of:=([.CJ108]*[.CJ$2]+[.CJ107]*[.CJ$2])/[.CK$2]" office:value-type="float" office:value="0" calcext:value-type="float">
            <text:p>0</text:p>
          </table:table-cell>
          <table:table-cell table:formula="of:=([.CK108]*[.CK$2]+[.CK107]*[.CK$2])/[.CL$2]" office:value-type="float" office:value="0" calcext:value-type="float">
            <text:p>0</text:p>
          </table:table-cell>
          <table:table-cell table:formula="of:=([.CL108]*[.CL$2]+[.CL107]*[.CL$2])/[.CM$2]" office:value-type="float" office:value="0" calcext:value-type="float">
            <text:p>0</text:p>
          </table:table-cell>
          <table:table-cell table:formula="of:=([.CM108]*[.CM$2]+[.CM107]*[.CM$2])/[.CN$2]" office:value-type="float" office:value="0" calcext:value-type="float">
            <text:p>0</text:p>
          </table:table-cell>
          <table:table-cell table:formula="of:=([.CN108]*[.CN$2]+[.CN107]*[.CN$2])/[.CO$2]" office:value-type="float" office:value="0" calcext:value-type="float">
            <text:p>0</text:p>
          </table:table-cell>
          <table:table-cell table:formula="of:=([.CO108]*[.CO$2]+[.CO107]*[.CO$2])/[.CP$2]" office:value-type="float" office:value="0" calcext:value-type="float">
            <text:p>0</text:p>
          </table:table-cell>
          <table:table-cell table:formula="of:=([.CP108]*[.CP$2]+[.CP107]*[.CP$2])/[.CQ$2]" office:value-type="float" office:value="0" calcext:value-type="float">
            <text:p>0</text:p>
          </table:table-cell>
          <table:table-cell table:formula="of:=([.CQ108]*[.CQ$2]+[.CQ107]*[.CQ$2])/[.CR$2]" office:value-type="float" office:value="0" calcext:value-type="float">
            <text:p>0</text:p>
          </table:table-cell>
          <table:table-cell table:formula="of:=([.CR108]*[.CR$2]+[.CR107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09]*[.AB$2]+[.AB108]*[.AB$2])/[.AC$2]" office:value-type="float" office:value="0" calcext:value-type="float">
            <text:p>0</text:p>
          </table:table-cell>
          <table:table-cell table:formula="of:=([.AC109]*[.AC$2]+[.AC108]*[.AC$2])/[.AD$2]" office:value-type="float" office:value="0" calcext:value-type="float">
            <text:p>0</text:p>
          </table:table-cell>
          <table:table-cell table:formula="of:=([.AD109]*[.AD$2]+[.AD108]*[.AD$2])/[.AE$2]" office:value-type="float" office:value="0" calcext:value-type="float">
            <text:p>0</text:p>
          </table:table-cell>
          <table:table-cell table:formula="of:=([.AE109]*[.AE$2]+[.AE108]*[.AE$2])/[.AF$2]" office:value-type="float" office:value="0" calcext:value-type="float">
            <text:p>0</text:p>
          </table:table-cell>
          <table:table-cell table:formula="of:=([.AF109]*[.AF$2]+[.AF108]*[.AF$2])/[.AG$2]" office:value-type="float" office:value="0" calcext:value-type="float">
            <text:p>0</text:p>
          </table:table-cell>
          <table:table-cell table:formula="of:=([.AG109]*[.AG$2]+[.AG108]*[.AG$2])/[.AH$2]" office:value-type="float" office:value="0" calcext:value-type="float">
            <text:p>0</text:p>
          </table:table-cell>
          <table:table-cell table:formula="of:=([.AH109]*[.AH$2]+[.AH108]*[.AH$2])/[.AI$2]" office:value-type="float" office:value="0" calcext:value-type="float">
            <text:p>0</text:p>
          </table:table-cell>
          <table:table-cell table:formula="of:=([.AI109]*[.AI$2]+[.AI108]*[.AI$2])/[.AJ$2]" office:value-type="float" office:value="0" calcext:value-type="float">
            <text:p>0</text:p>
          </table:table-cell>
          <table:table-cell table:formula="of:=([.AJ109]*[.AJ$2]+[.AJ108]*[.AJ$2])/[.AK$2]" office:value-type="float" office:value="0" calcext:value-type="float">
            <text:p>0</text:p>
          </table:table-cell>
          <table:table-cell table:formula="of:=([.AK109]*[.AK$2]+[.AK108]*[.AK$2])/[.AL$2]" office:value-type="float" office:value="0" calcext:value-type="float">
            <text:p>0</text:p>
          </table:table-cell>
          <table:table-cell table:formula="of:=([.AL109]*[.AL$2]+[.AL108]*[.AL$2])/[.AM$2]" office:value-type="float" office:value="0" calcext:value-type="float">
            <text:p>0</text:p>
          </table:table-cell>
          <table:table-cell table:formula="of:=([.AM109]*[.AM$2]+[.AM108]*[.AM$2])/[.AN$2]" office:value-type="float" office:value="0" calcext:value-type="float">
            <text:p>0</text:p>
          </table:table-cell>
          <table:table-cell table:formula="of:=([.AN109]*[.AN$2]+[.AN108]*[.AN$2])/[.AO$2]" office:value-type="float" office:value="0" calcext:value-type="float">
            <text:p>0</text:p>
          </table:table-cell>
          <table:table-cell table:formula="of:=([.AO109]*[.AO$2]+[.AO108]*[.AO$2])/[.AP$2]" office:value-type="float" office:value="0" calcext:value-type="float">
            <text:p>0</text:p>
          </table:table-cell>
          <table:table-cell table:formula="of:=([.AP109]*[.AP$2]+[.AP108]*[.AP$2])/[.AQ$2]" office:value-type="float" office:value="0" calcext:value-type="float">
            <text:p>0</text:p>
          </table:table-cell>
          <table:table-cell table:formula="of:=([.AQ109]*[.AQ$2]+[.AQ108]*[.AQ$2])/[.AR$2]" office:value-type="float" office:value="0" calcext:value-type="float">
            <text:p>0</text:p>
          </table:table-cell>
          <table:table-cell table:formula="of:=([.AR109]*[.AR$2]+[.AR108]*[.AR$2])/[.AS$2]" office:value-type="float" office:value="0" calcext:value-type="float">
            <text:p>0</text:p>
          </table:table-cell>
          <table:table-cell table:formula="of:=([.AS109]*[.AS$2]+[.AS108]*[.AS$2])/[.AT$2]" office:value-type="float" office:value="0" calcext:value-type="float">
            <text:p>0</text:p>
          </table:table-cell>
          <table:table-cell table:formula="of:=([.AT109]*[.AT$2]+[.AT108]*[.AT$2])/[.AU$2]" office:value-type="float" office:value="0" calcext:value-type="float">
            <text:p>0</text:p>
          </table:table-cell>
          <table:table-cell table:formula="of:=([.AU109]*[.AU$2]+[.AU108]*[.AU$2])/[.AV$2]" office:value-type="float" office:value="0" calcext:value-type="float">
            <text:p>0</text:p>
          </table:table-cell>
          <table:table-cell table:formula="of:=([.AV109]*[.AV$2]+[.AV108]*[.AV$2])/[.AW$2]" office:value-type="float" office:value="0" calcext:value-type="float">
            <text:p>0</text:p>
          </table:table-cell>
          <table:table-cell table:formula="of:=([.AW109]*[.AW$2]+[.AW108]*[.AW$2])/[.AX$2]" office:value-type="float" office:value="0" calcext:value-type="float">
            <text:p>0</text:p>
          </table:table-cell>
          <table:table-cell table:formula="of:=([.AX109]*[.AX$2]+[.AX108]*[.AX$2])/[.AY$2]" office:value-type="float" office:value="0" calcext:value-type="float">
            <text:p>0</text:p>
          </table:table-cell>
          <table:table-cell table:formula="of:=([.AY109]*[.AY$2]+[.AY108]*[.AY$2])/[.AZ$2]" office:value-type="float" office:value="0" calcext:value-type="float">
            <text:p>0</text:p>
          </table:table-cell>
          <table:table-cell table:formula="of:=([.AZ109]*[.AZ$2]+[.AZ108]*[.AZ$2])/[.BA$2]" office:value-type="float" office:value="0" calcext:value-type="float">
            <text:p>0</text:p>
          </table:table-cell>
          <table:table-cell table:formula="of:=([.BA109]*[.BA$2]+[.BA108]*[.BA$2])/[.BB$2]" office:value-type="float" office:value="0" calcext:value-type="float">
            <text:p>0</text:p>
          </table:table-cell>
          <table:table-cell table:formula="of:=([.BB109]*[.BB$2]+[.BB108]*[.BB$2])/[.BC$2]" office:value-type="float" office:value="0" calcext:value-type="float">
            <text:p>0</text:p>
          </table:table-cell>
          <table:table-cell table:formula="of:=([.BC109]*[.BC$2]+[.BC108]*[.BC$2])/[.BD$2]" office:value-type="float" office:value="0" calcext:value-type="float">
            <text:p>0</text:p>
          </table:table-cell>
          <table:table-cell table:formula="of:=([.BD109]*[.BD$2]+[.BD108]*[.BD$2])/[.BE$2]" office:value-type="float" office:value="0" calcext:value-type="float">
            <text:p>0</text:p>
          </table:table-cell>
          <table:table-cell table:formula="of:=([.BE109]*[.BE$2]+[.BE108]*[.BE$2])/[.BF$2]" office:value-type="float" office:value="0" calcext:value-type="float">
            <text:p>0</text:p>
          </table:table-cell>
          <table:table-cell table:formula="of:=([.BF109]*[.BF$2]+[.BF108]*[.BF$2])/[.BG$2]" office:value-type="float" office:value="0" calcext:value-type="float">
            <text:p>0</text:p>
          </table:table-cell>
          <table:table-cell table:formula="of:=([.BG109]*[.BG$2]+[.BG108]*[.BG$2])/[.BH$2]" office:value-type="float" office:value="0" calcext:value-type="float">
            <text:p>0</text:p>
          </table:table-cell>
          <table:table-cell table:formula="of:=([.BH109]*[.BH$2]+[.BH108]*[.BH$2])/[.BI$2]" office:value-type="float" office:value="0" calcext:value-type="float">
            <text:p>0</text:p>
          </table:table-cell>
          <table:table-cell table:formula="of:=([.BI109]*[.BI$2]+[.BI108]*[.BI$2])/[.BJ$2]" office:value-type="float" office:value="0" calcext:value-type="float">
            <text:p>0</text:p>
          </table:table-cell>
          <table:table-cell table:formula="of:=([.BJ109]*[.BJ$2]+[.BJ108]*[.BJ$2])/[.BK$2]" office:value-type="float" office:value="0" calcext:value-type="float">
            <text:p>0</text:p>
          </table:table-cell>
          <table:table-cell table:formula="of:=([.BK109]*[.BK$2]+[.BK108]*[.BK$2])/[.BL$2]" office:value-type="float" office:value="0" calcext:value-type="float">
            <text:p>0</text:p>
          </table:table-cell>
          <table:table-cell table:formula="of:=([.BL109]*[.BL$2]+[.BL108]*[.BL$2])/[.BM$2]" office:value-type="float" office:value="0" calcext:value-type="float">
            <text:p>0</text:p>
          </table:table-cell>
          <table:table-cell table:formula="of:=([.BM109]*[.BM$2]+[.BM108]*[.BM$2])/[.BN$2]" office:value-type="float" office:value="0" calcext:value-type="float">
            <text:p>0</text:p>
          </table:table-cell>
          <table:table-cell table:formula="of:=([.BN109]*[.BN$2]+[.BN108]*[.BN$2])/[.BO$2]" office:value-type="float" office:value="0" calcext:value-type="float">
            <text:p>0</text:p>
          </table:table-cell>
          <table:table-cell table:formula="of:=([.BO109]*[.BO$2]+[.BO108]*[.BO$2])/[.BP$2]" office:value-type="float" office:value="0" calcext:value-type="float">
            <text:p>0</text:p>
          </table:table-cell>
          <table:table-cell table:formula="of:=([.BP109]*[.BP$2]+[.BP108]*[.BP$2])/[.BQ$2]" office:value-type="float" office:value="0" calcext:value-type="float">
            <text:p>0</text:p>
          </table:table-cell>
          <table:table-cell table:formula="of:=([.BQ109]*[.BQ$2]+[.BQ108]*[.BQ$2])/[.BR$2]" office:value-type="float" office:value="0" calcext:value-type="float">
            <text:p>0</text:p>
          </table:table-cell>
          <table:table-cell table:formula="of:=([.BR109]*[.BR$2]+[.BR108]*[.BR$2])/[.BS$2]" office:value-type="float" office:value="0" calcext:value-type="float">
            <text:p>0</text:p>
          </table:table-cell>
          <table:table-cell table:formula="of:=([.BS109]*[.BS$2]+[.BS108]*[.BS$2])/[.BT$2]" office:value-type="float" office:value="0" calcext:value-type="float">
            <text:p>0</text:p>
          </table:table-cell>
          <table:table-cell table:formula="of:=([.BT109]*[.BT$2]+[.BT108]*[.BT$2])/[.BU$2]" office:value-type="float" office:value="0" calcext:value-type="float">
            <text:p>0</text:p>
          </table:table-cell>
          <table:table-cell table:formula="of:=([.BU109]*[.BU$2]+[.BU108]*[.BU$2])/[.BV$2]" office:value-type="float" office:value="0" calcext:value-type="float">
            <text:p>0</text:p>
          </table:table-cell>
          <table:table-cell table:formula="of:=([.BV109]*[.BV$2]+[.BV108]*[.BV$2])/[.BW$2]" office:value-type="float" office:value="0" calcext:value-type="float">
            <text:p>0</text:p>
          </table:table-cell>
          <table:table-cell table:formula="of:=([.BW109]*[.BW$2]+[.BW108]*[.BW$2])/[.BX$2]" office:value-type="float" office:value="0" calcext:value-type="float">
            <text:p>0</text:p>
          </table:table-cell>
          <table:table-cell table:formula="of:=([.BX109]*[.BX$2]+[.BX108]*[.BX$2])/[.BY$2]" office:value-type="float" office:value="0" calcext:value-type="float">
            <text:p>0</text:p>
          </table:table-cell>
          <table:table-cell table:formula="of:=([.BY109]*[.BY$2]+[.BY108]*[.BY$2])/[.BZ$2]" office:value-type="float" office:value="0" calcext:value-type="float">
            <text:p>0</text:p>
          </table:table-cell>
          <table:table-cell table:formula="of:=([.BZ109]*[.BZ$2]+[.BZ108]*[.BZ$2])/[.CA$2]" office:value-type="float" office:value="0" calcext:value-type="float">
            <text:p>0</text:p>
          </table:table-cell>
          <table:table-cell table:formula="of:=([.CA109]*[.CA$2]+[.CA108]*[.CA$2])/[.CB$2]" office:value-type="float" office:value="0" calcext:value-type="float">
            <text:p>0</text:p>
          </table:table-cell>
          <table:table-cell table:formula="of:=([.CB109]*[.CB$2]+[.CB108]*[.CB$2])/[.CC$2]" office:value-type="float" office:value="0" calcext:value-type="float">
            <text:p>0</text:p>
          </table:table-cell>
          <table:table-cell table:formula="of:=([.CC109]*[.CC$2]+[.CC108]*[.CC$2])/[.CD$2]" office:value-type="float" office:value="0" calcext:value-type="float">
            <text:p>0</text:p>
          </table:table-cell>
          <table:table-cell table:formula="of:=([.CD109]*[.CD$2]+[.CD108]*[.CD$2])/[.CE$2]" office:value-type="float" office:value="0" calcext:value-type="float">
            <text:p>0</text:p>
          </table:table-cell>
          <table:table-cell table:formula="of:=([.CE109]*[.CE$2]+[.CE108]*[.CE$2])/[.CF$2]" office:value-type="float" office:value="0" calcext:value-type="float">
            <text:p>0</text:p>
          </table:table-cell>
          <table:table-cell table:formula="of:=([.CF109]*[.CF$2]+[.CF108]*[.CF$2])/[.CG$2]" office:value-type="float" office:value="0" calcext:value-type="float">
            <text:p>0</text:p>
          </table:table-cell>
          <table:table-cell table:formula="of:=([.CG109]*[.CG$2]+[.CG108]*[.CG$2])/[.CH$2]" office:value-type="float" office:value="0" calcext:value-type="float">
            <text:p>0</text:p>
          </table:table-cell>
          <table:table-cell table:formula="of:=([.CH109]*[.CH$2]+[.CH108]*[.CH$2])/[.CI$2]" office:value-type="float" office:value="0" calcext:value-type="float">
            <text:p>0</text:p>
          </table:table-cell>
          <table:table-cell table:formula="of:=([.CI109]*[.CI$2]+[.CI108]*[.CI$2])/[.CJ$2]" office:value-type="float" office:value="0" calcext:value-type="float">
            <text:p>0</text:p>
          </table:table-cell>
          <table:table-cell table:formula="of:=([.CJ109]*[.CJ$2]+[.CJ108]*[.CJ$2])/[.CK$2]" office:value-type="float" office:value="0" calcext:value-type="float">
            <text:p>0</text:p>
          </table:table-cell>
          <table:table-cell table:formula="of:=([.CK109]*[.CK$2]+[.CK108]*[.CK$2])/[.CL$2]" office:value-type="float" office:value="0" calcext:value-type="float">
            <text:p>0</text:p>
          </table:table-cell>
          <table:table-cell table:formula="of:=([.CL109]*[.CL$2]+[.CL108]*[.CL$2])/[.CM$2]" office:value-type="float" office:value="0" calcext:value-type="float">
            <text:p>0</text:p>
          </table:table-cell>
          <table:table-cell table:formula="of:=([.CM109]*[.CM$2]+[.CM108]*[.CM$2])/[.CN$2]" office:value-type="float" office:value="0" calcext:value-type="float">
            <text:p>0</text:p>
          </table:table-cell>
          <table:table-cell table:formula="of:=([.CN109]*[.CN$2]+[.CN108]*[.CN$2])/[.CO$2]" office:value-type="float" office:value="0" calcext:value-type="float">
            <text:p>0</text:p>
          </table:table-cell>
          <table:table-cell table:formula="of:=([.CO109]*[.CO$2]+[.CO108]*[.CO$2])/[.CP$2]" office:value-type="float" office:value="0" calcext:value-type="float">
            <text:p>0</text:p>
          </table:table-cell>
          <table:table-cell table:formula="of:=([.CP109]*[.CP$2]+[.CP108]*[.CP$2])/[.CQ$2]" office:value-type="float" office:value="0" calcext:value-type="float">
            <text:p>0</text:p>
          </table:table-cell>
          <table:table-cell table:formula="of:=([.CQ109]*[.CQ$2]+[.CQ108]*[.CQ$2])/[.CR$2]" office:value-type="float" office:value="0" calcext:value-type="float">
            <text:p>0</text:p>
          </table:table-cell>
          <table:table-cell table:formula="of:=([.CR109]*[.CR$2]+[.CR108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10]*[.AB$2]+[.AB109]*[.AB$2])/[.AC$2]" office:value-type="float" office:value="0" calcext:value-type="float">
            <text:p>0</text:p>
          </table:table-cell>
          <table:table-cell table:formula="of:=([.AC110]*[.AC$2]+[.AC109]*[.AC$2])/[.AD$2]" office:value-type="float" office:value="0" calcext:value-type="float">
            <text:p>0</text:p>
          </table:table-cell>
          <table:table-cell table:formula="of:=([.AD110]*[.AD$2]+[.AD109]*[.AD$2])/[.AE$2]" office:value-type="float" office:value="0" calcext:value-type="float">
            <text:p>0</text:p>
          </table:table-cell>
          <table:table-cell table:formula="of:=([.AE110]*[.AE$2]+[.AE109]*[.AE$2])/[.AF$2]" office:value-type="float" office:value="0" calcext:value-type="float">
            <text:p>0</text:p>
          </table:table-cell>
          <table:table-cell table:formula="of:=([.AF110]*[.AF$2]+[.AF109]*[.AF$2])/[.AG$2]" office:value-type="float" office:value="0" calcext:value-type="float">
            <text:p>0</text:p>
          </table:table-cell>
          <table:table-cell table:formula="of:=([.AG110]*[.AG$2]+[.AG109]*[.AG$2])/[.AH$2]" office:value-type="float" office:value="0" calcext:value-type="float">
            <text:p>0</text:p>
          </table:table-cell>
          <table:table-cell table:formula="of:=([.AH110]*[.AH$2]+[.AH109]*[.AH$2])/[.AI$2]" office:value-type="float" office:value="0" calcext:value-type="float">
            <text:p>0</text:p>
          </table:table-cell>
          <table:table-cell table:formula="of:=([.AI110]*[.AI$2]+[.AI109]*[.AI$2])/[.AJ$2]" office:value-type="float" office:value="0" calcext:value-type="float">
            <text:p>0</text:p>
          </table:table-cell>
          <table:table-cell table:formula="of:=([.AJ110]*[.AJ$2]+[.AJ109]*[.AJ$2])/[.AK$2]" office:value-type="float" office:value="0" calcext:value-type="float">
            <text:p>0</text:p>
          </table:table-cell>
          <table:table-cell table:formula="of:=([.AK110]*[.AK$2]+[.AK109]*[.AK$2])/[.AL$2]" office:value-type="float" office:value="0" calcext:value-type="float">
            <text:p>0</text:p>
          </table:table-cell>
          <table:table-cell table:formula="of:=([.AL110]*[.AL$2]+[.AL109]*[.AL$2])/[.AM$2]" office:value-type="float" office:value="0" calcext:value-type="float">
            <text:p>0</text:p>
          </table:table-cell>
          <table:table-cell table:formula="of:=([.AM110]*[.AM$2]+[.AM109]*[.AM$2])/[.AN$2]" office:value-type="float" office:value="0" calcext:value-type="float">
            <text:p>0</text:p>
          </table:table-cell>
          <table:table-cell table:formula="of:=([.AN110]*[.AN$2]+[.AN109]*[.AN$2])/[.AO$2]" office:value-type="float" office:value="0" calcext:value-type="float">
            <text:p>0</text:p>
          </table:table-cell>
          <table:table-cell table:formula="of:=([.AO110]*[.AO$2]+[.AO109]*[.AO$2])/[.AP$2]" office:value-type="float" office:value="0" calcext:value-type="float">
            <text:p>0</text:p>
          </table:table-cell>
          <table:table-cell table:formula="of:=([.AP110]*[.AP$2]+[.AP109]*[.AP$2])/[.AQ$2]" office:value-type="float" office:value="0" calcext:value-type="float">
            <text:p>0</text:p>
          </table:table-cell>
          <table:table-cell table:formula="of:=([.AQ110]*[.AQ$2]+[.AQ109]*[.AQ$2])/[.AR$2]" office:value-type="float" office:value="0" calcext:value-type="float">
            <text:p>0</text:p>
          </table:table-cell>
          <table:table-cell table:formula="of:=([.AR110]*[.AR$2]+[.AR109]*[.AR$2])/[.AS$2]" office:value-type="float" office:value="0" calcext:value-type="float">
            <text:p>0</text:p>
          </table:table-cell>
          <table:table-cell table:formula="of:=([.AS110]*[.AS$2]+[.AS109]*[.AS$2])/[.AT$2]" office:value-type="float" office:value="0" calcext:value-type="float">
            <text:p>0</text:p>
          </table:table-cell>
          <table:table-cell table:formula="of:=([.AT110]*[.AT$2]+[.AT109]*[.AT$2])/[.AU$2]" office:value-type="float" office:value="0" calcext:value-type="float">
            <text:p>0</text:p>
          </table:table-cell>
          <table:table-cell table:formula="of:=([.AU110]*[.AU$2]+[.AU109]*[.AU$2])/[.AV$2]" office:value-type="float" office:value="0" calcext:value-type="float">
            <text:p>0</text:p>
          </table:table-cell>
          <table:table-cell table:formula="of:=([.AV110]*[.AV$2]+[.AV109]*[.AV$2])/[.AW$2]" office:value-type="float" office:value="0" calcext:value-type="float">
            <text:p>0</text:p>
          </table:table-cell>
          <table:table-cell table:formula="of:=([.AW110]*[.AW$2]+[.AW109]*[.AW$2])/[.AX$2]" office:value-type="float" office:value="0" calcext:value-type="float">
            <text:p>0</text:p>
          </table:table-cell>
          <table:table-cell table:formula="of:=([.AX110]*[.AX$2]+[.AX109]*[.AX$2])/[.AY$2]" office:value-type="float" office:value="0" calcext:value-type="float">
            <text:p>0</text:p>
          </table:table-cell>
          <table:table-cell table:formula="of:=([.AY110]*[.AY$2]+[.AY109]*[.AY$2])/[.AZ$2]" office:value-type="float" office:value="0" calcext:value-type="float">
            <text:p>0</text:p>
          </table:table-cell>
          <table:table-cell table:formula="of:=([.AZ110]*[.AZ$2]+[.AZ109]*[.AZ$2])/[.BA$2]" office:value-type="float" office:value="0" calcext:value-type="float">
            <text:p>0</text:p>
          </table:table-cell>
          <table:table-cell table:formula="of:=([.BA110]*[.BA$2]+[.BA109]*[.BA$2])/[.BB$2]" office:value-type="float" office:value="0" calcext:value-type="float">
            <text:p>0</text:p>
          </table:table-cell>
          <table:table-cell table:formula="of:=([.BB110]*[.BB$2]+[.BB109]*[.BB$2])/[.BC$2]" office:value-type="float" office:value="0" calcext:value-type="float">
            <text:p>0</text:p>
          </table:table-cell>
          <table:table-cell table:formula="of:=([.BC110]*[.BC$2]+[.BC109]*[.BC$2])/[.BD$2]" office:value-type="float" office:value="0" calcext:value-type="float">
            <text:p>0</text:p>
          </table:table-cell>
          <table:table-cell table:formula="of:=([.BD110]*[.BD$2]+[.BD109]*[.BD$2])/[.BE$2]" office:value-type="float" office:value="0" calcext:value-type="float">
            <text:p>0</text:p>
          </table:table-cell>
          <table:table-cell table:formula="of:=([.BE110]*[.BE$2]+[.BE109]*[.BE$2])/[.BF$2]" office:value-type="float" office:value="0" calcext:value-type="float">
            <text:p>0</text:p>
          </table:table-cell>
          <table:table-cell table:formula="of:=([.BF110]*[.BF$2]+[.BF109]*[.BF$2])/[.BG$2]" office:value-type="float" office:value="0" calcext:value-type="float">
            <text:p>0</text:p>
          </table:table-cell>
          <table:table-cell table:formula="of:=([.BG110]*[.BG$2]+[.BG109]*[.BG$2])/[.BH$2]" office:value-type="float" office:value="0" calcext:value-type="float">
            <text:p>0</text:p>
          </table:table-cell>
          <table:table-cell table:formula="of:=([.BH110]*[.BH$2]+[.BH109]*[.BH$2])/[.BI$2]" office:value-type="float" office:value="0" calcext:value-type="float">
            <text:p>0</text:p>
          </table:table-cell>
          <table:table-cell table:formula="of:=([.BI110]*[.BI$2]+[.BI109]*[.BI$2])/[.BJ$2]" office:value-type="float" office:value="0" calcext:value-type="float">
            <text:p>0</text:p>
          </table:table-cell>
          <table:table-cell table:formula="of:=([.BJ110]*[.BJ$2]+[.BJ109]*[.BJ$2])/[.BK$2]" office:value-type="float" office:value="0" calcext:value-type="float">
            <text:p>0</text:p>
          </table:table-cell>
          <table:table-cell table:formula="of:=([.BK110]*[.BK$2]+[.BK109]*[.BK$2])/[.BL$2]" office:value-type="float" office:value="0" calcext:value-type="float">
            <text:p>0</text:p>
          </table:table-cell>
          <table:table-cell table:formula="of:=([.BL110]*[.BL$2]+[.BL109]*[.BL$2])/[.BM$2]" office:value-type="float" office:value="0" calcext:value-type="float">
            <text:p>0</text:p>
          </table:table-cell>
          <table:table-cell table:formula="of:=([.BM110]*[.BM$2]+[.BM109]*[.BM$2])/[.BN$2]" office:value-type="float" office:value="0" calcext:value-type="float">
            <text:p>0</text:p>
          </table:table-cell>
          <table:table-cell table:formula="of:=([.BN110]*[.BN$2]+[.BN109]*[.BN$2])/[.BO$2]" office:value-type="float" office:value="0" calcext:value-type="float">
            <text:p>0</text:p>
          </table:table-cell>
          <table:table-cell table:formula="of:=([.BO110]*[.BO$2]+[.BO109]*[.BO$2])/[.BP$2]" office:value-type="float" office:value="0" calcext:value-type="float">
            <text:p>0</text:p>
          </table:table-cell>
          <table:table-cell table:formula="of:=([.BP110]*[.BP$2]+[.BP109]*[.BP$2])/[.BQ$2]" office:value-type="float" office:value="0" calcext:value-type="float">
            <text:p>0</text:p>
          </table:table-cell>
          <table:table-cell table:formula="of:=([.BQ110]*[.BQ$2]+[.BQ109]*[.BQ$2])/[.BR$2]" office:value-type="float" office:value="0" calcext:value-type="float">
            <text:p>0</text:p>
          </table:table-cell>
          <table:table-cell table:formula="of:=([.BR110]*[.BR$2]+[.BR109]*[.BR$2])/[.BS$2]" office:value-type="float" office:value="0" calcext:value-type="float">
            <text:p>0</text:p>
          </table:table-cell>
          <table:table-cell table:formula="of:=([.BS110]*[.BS$2]+[.BS109]*[.BS$2])/[.BT$2]" office:value-type="float" office:value="0" calcext:value-type="float">
            <text:p>0</text:p>
          </table:table-cell>
          <table:table-cell table:formula="of:=([.BT110]*[.BT$2]+[.BT109]*[.BT$2])/[.BU$2]" office:value-type="float" office:value="0" calcext:value-type="float">
            <text:p>0</text:p>
          </table:table-cell>
          <table:table-cell table:formula="of:=([.BU110]*[.BU$2]+[.BU109]*[.BU$2])/[.BV$2]" office:value-type="float" office:value="0" calcext:value-type="float">
            <text:p>0</text:p>
          </table:table-cell>
          <table:table-cell table:formula="of:=([.BV110]*[.BV$2]+[.BV109]*[.BV$2])/[.BW$2]" office:value-type="float" office:value="0" calcext:value-type="float">
            <text:p>0</text:p>
          </table:table-cell>
          <table:table-cell table:formula="of:=([.BW110]*[.BW$2]+[.BW109]*[.BW$2])/[.BX$2]" office:value-type="float" office:value="0" calcext:value-type="float">
            <text:p>0</text:p>
          </table:table-cell>
          <table:table-cell table:formula="of:=([.BX110]*[.BX$2]+[.BX109]*[.BX$2])/[.BY$2]" office:value-type="float" office:value="0" calcext:value-type="float">
            <text:p>0</text:p>
          </table:table-cell>
          <table:table-cell table:formula="of:=([.BY110]*[.BY$2]+[.BY109]*[.BY$2])/[.BZ$2]" office:value-type="float" office:value="0" calcext:value-type="float">
            <text:p>0</text:p>
          </table:table-cell>
          <table:table-cell table:formula="of:=([.BZ110]*[.BZ$2]+[.BZ109]*[.BZ$2])/[.CA$2]" office:value-type="float" office:value="0" calcext:value-type="float">
            <text:p>0</text:p>
          </table:table-cell>
          <table:table-cell table:formula="of:=([.CA110]*[.CA$2]+[.CA109]*[.CA$2])/[.CB$2]" office:value-type="float" office:value="0" calcext:value-type="float">
            <text:p>0</text:p>
          </table:table-cell>
          <table:table-cell table:formula="of:=([.CB110]*[.CB$2]+[.CB109]*[.CB$2])/[.CC$2]" office:value-type="float" office:value="0" calcext:value-type="float">
            <text:p>0</text:p>
          </table:table-cell>
          <table:table-cell table:formula="of:=([.CC110]*[.CC$2]+[.CC109]*[.CC$2])/[.CD$2]" office:value-type="float" office:value="0" calcext:value-type="float">
            <text:p>0</text:p>
          </table:table-cell>
          <table:table-cell table:formula="of:=([.CD110]*[.CD$2]+[.CD109]*[.CD$2])/[.CE$2]" office:value-type="float" office:value="0" calcext:value-type="float">
            <text:p>0</text:p>
          </table:table-cell>
          <table:table-cell table:formula="of:=([.CE110]*[.CE$2]+[.CE109]*[.CE$2])/[.CF$2]" office:value-type="float" office:value="0" calcext:value-type="float">
            <text:p>0</text:p>
          </table:table-cell>
          <table:table-cell table:formula="of:=([.CF110]*[.CF$2]+[.CF109]*[.CF$2])/[.CG$2]" office:value-type="float" office:value="0" calcext:value-type="float">
            <text:p>0</text:p>
          </table:table-cell>
          <table:table-cell table:formula="of:=([.CG110]*[.CG$2]+[.CG109]*[.CG$2])/[.CH$2]" office:value-type="float" office:value="0" calcext:value-type="float">
            <text:p>0</text:p>
          </table:table-cell>
          <table:table-cell table:formula="of:=([.CH110]*[.CH$2]+[.CH109]*[.CH$2])/[.CI$2]" office:value-type="float" office:value="0" calcext:value-type="float">
            <text:p>0</text:p>
          </table:table-cell>
          <table:table-cell table:formula="of:=([.CI110]*[.CI$2]+[.CI109]*[.CI$2])/[.CJ$2]" office:value-type="float" office:value="0" calcext:value-type="float">
            <text:p>0</text:p>
          </table:table-cell>
          <table:table-cell table:formula="of:=([.CJ110]*[.CJ$2]+[.CJ109]*[.CJ$2])/[.CK$2]" office:value-type="float" office:value="0" calcext:value-type="float">
            <text:p>0</text:p>
          </table:table-cell>
          <table:table-cell table:formula="of:=([.CK110]*[.CK$2]+[.CK109]*[.CK$2])/[.CL$2]" office:value-type="float" office:value="0" calcext:value-type="float">
            <text:p>0</text:p>
          </table:table-cell>
          <table:table-cell table:formula="of:=([.CL110]*[.CL$2]+[.CL109]*[.CL$2])/[.CM$2]" office:value-type="float" office:value="0" calcext:value-type="float">
            <text:p>0</text:p>
          </table:table-cell>
          <table:table-cell table:formula="of:=([.CM110]*[.CM$2]+[.CM109]*[.CM$2])/[.CN$2]" office:value-type="float" office:value="0" calcext:value-type="float">
            <text:p>0</text:p>
          </table:table-cell>
          <table:table-cell table:formula="of:=([.CN110]*[.CN$2]+[.CN109]*[.CN$2])/[.CO$2]" office:value-type="float" office:value="0" calcext:value-type="float">
            <text:p>0</text:p>
          </table:table-cell>
          <table:table-cell table:formula="of:=([.CO110]*[.CO$2]+[.CO109]*[.CO$2])/[.CP$2]" office:value-type="float" office:value="0" calcext:value-type="float">
            <text:p>0</text:p>
          </table:table-cell>
          <table:table-cell table:formula="of:=([.CP110]*[.CP$2]+[.CP109]*[.CP$2])/[.CQ$2]" office:value-type="float" office:value="0" calcext:value-type="float">
            <text:p>0</text:p>
          </table:table-cell>
          <table:table-cell table:formula="of:=([.CQ110]*[.CQ$2]+[.CQ109]*[.CQ$2])/[.CR$2]" office:value-type="float" office:value="0" calcext:value-type="float">
            <text:p>0</text:p>
          </table:table-cell>
          <table:table-cell table:formula="of:=([.CR110]*[.CR$2]+[.CR109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11]*[.AB$2]+[.AB110]*[.AB$2])/[.AC$2]" office:value-type="float" office:value="0" calcext:value-type="float">
            <text:p>0</text:p>
          </table:table-cell>
          <table:table-cell table:formula="of:=([.AC111]*[.AC$2]+[.AC110]*[.AC$2])/[.AD$2]" office:value-type="float" office:value="0" calcext:value-type="float">
            <text:p>0</text:p>
          </table:table-cell>
          <table:table-cell table:formula="of:=([.AD111]*[.AD$2]+[.AD110]*[.AD$2])/[.AE$2]" office:value-type="float" office:value="0" calcext:value-type="float">
            <text:p>0</text:p>
          </table:table-cell>
          <table:table-cell table:formula="of:=([.AE111]*[.AE$2]+[.AE110]*[.AE$2])/[.AF$2]" office:value-type="float" office:value="0" calcext:value-type="float">
            <text:p>0</text:p>
          </table:table-cell>
          <table:table-cell table:formula="of:=([.AF111]*[.AF$2]+[.AF110]*[.AF$2])/[.AG$2]" office:value-type="float" office:value="0" calcext:value-type="float">
            <text:p>0</text:p>
          </table:table-cell>
          <table:table-cell table:formula="of:=([.AG111]*[.AG$2]+[.AG110]*[.AG$2])/[.AH$2]" office:value-type="float" office:value="0" calcext:value-type="float">
            <text:p>0</text:p>
          </table:table-cell>
          <table:table-cell table:formula="of:=([.AH111]*[.AH$2]+[.AH110]*[.AH$2])/[.AI$2]" office:value-type="float" office:value="0" calcext:value-type="float">
            <text:p>0</text:p>
          </table:table-cell>
          <table:table-cell table:formula="of:=([.AI111]*[.AI$2]+[.AI110]*[.AI$2])/[.AJ$2]" office:value-type="float" office:value="0" calcext:value-type="float">
            <text:p>0</text:p>
          </table:table-cell>
          <table:table-cell table:formula="of:=([.AJ111]*[.AJ$2]+[.AJ110]*[.AJ$2])/[.AK$2]" office:value-type="float" office:value="0" calcext:value-type="float">
            <text:p>0</text:p>
          </table:table-cell>
          <table:table-cell table:formula="of:=([.AK111]*[.AK$2]+[.AK110]*[.AK$2])/[.AL$2]" office:value-type="float" office:value="0" calcext:value-type="float">
            <text:p>0</text:p>
          </table:table-cell>
          <table:table-cell table:formula="of:=([.AL111]*[.AL$2]+[.AL110]*[.AL$2])/[.AM$2]" office:value-type="float" office:value="0" calcext:value-type="float">
            <text:p>0</text:p>
          </table:table-cell>
          <table:table-cell table:formula="of:=([.AM111]*[.AM$2]+[.AM110]*[.AM$2])/[.AN$2]" office:value-type="float" office:value="0" calcext:value-type="float">
            <text:p>0</text:p>
          </table:table-cell>
          <table:table-cell table:formula="of:=([.AN111]*[.AN$2]+[.AN110]*[.AN$2])/[.AO$2]" office:value-type="float" office:value="0" calcext:value-type="float">
            <text:p>0</text:p>
          </table:table-cell>
          <table:table-cell table:formula="of:=([.AO111]*[.AO$2]+[.AO110]*[.AO$2])/[.AP$2]" office:value-type="float" office:value="0" calcext:value-type="float">
            <text:p>0</text:p>
          </table:table-cell>
          <table:table-cell table:formula="of:=([.AP111]*[.AP$2]+[.AP110]*[.AP$2])/[.AQ$2]" office:value-type="float" office:value="0" calcext:value-type="float">
            <text:p>0</text:p>
          </table:table-cell>
          <table:table-cell table:formula="of:=([.AQ111]*[.AQ$2]+[.AQ110]*[.AQ$2])/[.AR$2]" office:value-type="float" office:value="0" calcext:value-type="float">
            <text:p>0</text:p>
          </table:table-cell>
          <table:table-cell table:formula="of:=([.AR111]*[.AR$2]+[.AR110]*[.AR$2])/[.AS$2]" office:value-type="float" office:value="0" calcext:value-type="float">
            <text:p>0</text:p>
          </table:table-cell>
          <table:table-cell table:formula="of:=([.AS111]*[.AS$2]+[.AS110]*[.AS$2])/[.AT$2]" office:value-type="float" office:value="0" calcext:value-type="float">
            <text:p>0</text:p>
          </table:table-cell>
          <table:table-cell table:formula="of:=([.AT111]*[.AT$2]+[.AT110]*[.AT$2])/[.AU$2]" office:value-type="float" office:value="0" calcext:value-type="float">
            <text:p>0</text:p>
          </table:table-cell>
          <table:table-cell table:formula="of:=([.AU111]*[.AU$2]+[.AU110]*[.AU$2])/[.AV$2]" office:value-type="float" office:value="0" calcext:value-type="float">
            <text:p>0</text:p>
          </table:table-cell>
          <table:table-cell table:formula="of:=([.AV111]*[.AV$2]+[.AV110]*[.AV$2])/[.AW$2]" office:value-type="float" office:value="0" calcext:value-type="float">
            <text:p>0</text:p>
          </table:table-cell>
          <table:table-cell table:formula="of:=([.AW111]*[.AW$2]+[.AW110]*[.AW$2])/[.AX$2]" office:value-type="float" office:value="0" calcext:value-type="float">
            <text:p>0</text:p>
          </table:table-cell>
          <table:table-cell table:formula="of:=([.AX111]*[.AX$2]+[.AX110]*[.AX$2])/[.AY$2]" office:value-type="float" office:value="0" calcext:value-type="float">
            <text:p>0</text:p>
          </table:table-cell>
          <table:table-cell table:formula="of:=([.AY111]*[.AY$2]+[.AY110]*[.AY$2])/[.AZ$2]" office:value-type="float" office:value="0" calcext:value-type="float">
            <text:p>0</text:p>
          </table:table-cell>
          <table:table-cell table:formula="of:=([.AZ111]*[.AZ$2]+[.AZ110]*[.AZ$2])/[.BA$2]" office:value-type="float" office:value="0" calcext:value-type="float">
            <text:p>0</text:p>
          </table:table-cell>
          <table:table-cell table:formula="of:=([.BA111]*[.BA$2]+[.BA110]*[.BA$2])/[.BB$2]" office:value-type="float" office:value="0" calcext:value-type="float">
            <text:p>0</text:p>
          </table:table-cell>
          <table:table-cell table:formula="of:=([.BB111]*[.BB$2]+[.BB110]*[.BB$2])/[.BC$2]" office:value-type="float" office:value="0" calcext:value-type="float">
            <text:p>0</text:p>
          </table:table-cell>
          <table:table-cell table:formula="of:=([.BC111]*[.BC$2]+[.BC110]*[.BC$2])/[.BD$2]" office:value-type="float" office:value="0" calcext:value-type="float">
            <text:p>0</text:p>
          </table:table-cell>
          <table:table-cell table:formula="of:=([.BD111]*[.BD$2]+[.BD110]*[.BD$2])/[.BE$2]" office:value-type="float" office:value="0" calcext:value-type="float">
            <text:p>0</text:p>
          </table:table-cell>
          <table:table-cell table:formula="of:=([.BE111]*[.BE$2]+[.BE110]*[.BE$2])/[.BF$2]" office:value-type="float" office:value="0" calcext:value-type="float">
            <text:p>0</text:p>
          </table:table-cell>
          <table:table-cell table:formula="of:=([.BF111]*[.BF$2]+[.BF110]*[.BF$2])/[.BG$2]" office:value-type="float" office:value="0" calcext:value-type="float">
            <text:p>0</text:p>
          </table:table-cell>
          <table:table-cell table:formula="of:=([.BG111]*[.BG$2]+[.BG110]*[.BG$2])/[.BH$2]" office:value-type="float" office:value="0" calcext:value-type="float">
            <text:p>0</text:p>
          </table:table-cell>
          <table:table-cell table:formula="of:=([.BH111]*[.BH$2]+[.BH110]*[.BH$2])/[.BI$2]" office:value-type="float" office:value="0" calcext:value-type="float">
            <text:p>0</text:p>
          </table:table-cell>
          <table:table-cell table:formula="of:=([.BI111]*[.BI$2]+[.BI110]*[.BI$2])/[.BJ$2]" office:value-type="float" office:value="0" calcext:value-type="float">
            <text:p>0</text:p>
          </table:table-cell>
          <table:table-cell table:formula="of:=([.BJ111]*[.BJ$2]+[.BJ110]*[.BJ$2])/[.BK$2]" office:value-type="float" office:value="0" calcext:value-type="float">
            <text:p>0</text:p>
          </table:table-cell>
          <table:table-cell table:formula="of:=([.BK111]*[.BK$2]+[.BK110]*[.BK$2])/[.BL$2]" office:value-type="float" office:value="0" calcext:value-type="float">
            <text:p>0</text:p>
          </table:table-cell>
          <table:table-cell table:formula="of:=([.BL111]*[.BL$2]+[.BL110]*[.BL$2])/[.BM$2]" office:value-type="float" office:value="0" calcext:value-type="float">
            <text:p>0</text:p>
          </table:table-cell>
          <table:table-cell table:formula="of:=([.BM111]*[.BM$2]+[.BM110]*[.BM$2])/[.BN$2]" office:value-type="float" office:value="0" calcext:value-type="float">
            <text:p>0</text:p>
          </table:table-cell>
          <table:table-cell table:formula="of:=([.BN111]*[.BN$2]+[.BN110]*[.BN$2])/[.BO$2]" office:value-type="float" office:value="0" calcext:value-type="float">
            <text:p>0</text:p>
          </table:table-cell>
          <table:table-cell table:formula="of:=([.BO111]*[.BO$2]+[.BO110]*[.BO$2])/[.BP$2]" office:value-type="float" office:value="0" calcext:value-type="float">
            <text:p>0</text:p>
          </table:table-cell>
          <table:table-cell table:formula="of:=([.BP111]*[.BP$2]+[.BP110]*[.BP$2])/[.BQ$2]" office:value-type="float" office:value="0" calcext:value-type="float">
            <text:p>0</text:p>
          </table:table-cell>
          <table:table-cell table:formula="of:=([.BQ111]*[.BQ$2]+[.BQ110]*[.BQ$2])/[.BR$2]" office:value-type="float" office:value="0" calcext:value-type="float">
            <text:p>0</text:p>
          </table:table-cell>
          <table:table-cell table:formula="of:=([.BR111]*[.BR$2]+[.BR110]*[.BR$2])/[.BS$2]" office:value-type="float" office:value="0" calcext:value-type="float">
            <text:p>0</text:p>
          </table:table-cell>
          <table:table-cell table:formula="of:=([.BS111]*[.BS$2]+[.BS110]*[.BS$2])/[.BT$2]" office:value-type="float" office:value="0" calcext:value-type="float">
            <text:p>0</text:p>
          </table:table-cell>
          <table:table-cell table:formula="of:=([.BT111]*[.BT$2]+[.BT110]*[.BT$2])/[.BU$2]" office:value-type="float" office:value="0" calcext:value-type="float">
            <text:p>0</text:p>
          </table:table-cell>
          <table:table-cell table:formula="of:=([.BU111]*[.BU$2]+[.BU110]*[.BU$2])/[.BV$2]" office:value-type="float" office:value="0" calcext:value-type="float">
            <text:p>0</text:p>
          </table:table-cell>
          <table:table-cell table:formula="of:=([.BV111]*[.BV$2]+[.BV110]*[.BV$2])/[.BW$2]" office:value-type="float" office:value="0" calcext:value-type="float">
            <text:p>0</text:p>
          </table:table-cell>
          <table:table-cell table:formula="of:=([.BW111]*[.BW$2]+[.BW110]*[.BW$2])/[.BX$2]" office:value-type="float" office:value="0" calcext:value-type="float">
            <text:p>0</text:p>
          </table:table-cell>
          <table:table-cell table:formula="of:=([.BX111]*[.BX$2]+[.BX110]*[.BX$2])/[.BY$2]" office:value-type="float" office:value="0" calcext:value-type="float">
            <text:p>0</text:p>
          </table:table-cell>
          <table:table-cell table:formula="of:=([.BY111]*[.BY$2]+[.BY110]*[.BY$2])/[.BZ$2]" office:value-type="float" office:value="0" calcext:value-type="float">
            <text:p>0</text:p>
          </table:table-cell>
          <table:table-cell table:formula="of:=([.BZ111]*[.BZ$2]+[.BZ110]*[.BZ$2])/[.CA$2]" office:value-type="float" office:value="0" calcext:value-type="float">
            <text:p>0</text:p>
          </table:table-cell>
          <table:table-cell table:formula="of:=([.CA111]*[.CA$2]+[.CA110]*[.CA$2])/[.CB$2]" office:value-type="float" office:value="0" calcext:value-type="float">
            <text:p>0</text:p>
          </table:table-cell>
          <table:table-cell table:formula="of:=([.CB111]*[.CB$2]+[.CB110]*[.CB$2])/[.CC$2]" office:value-type="float" office:value="0" calcext:value-type="float">
            <text:p>0</text:p>
          </table:table-cell>
          <table:table-cell table:formula="of:=([.CC111]*[.CC$2]+[.CC110]*[.CC$2])/[.CD$2]" office:value-type="float" office:value="0" calcext:value-type="float">
            <text:p>0</text:p>
          </table:table-cell>
          <table:table-cell table:formula="of:=([.CD111]*[.CD$2]+[.CD110]*[.CD$2])/[.CE$2]" office:value-type="float" office:value="0" calcext:value-type="float">
            <text:p>0</text:p>
          </table:table-cell>
          <table:table-cell table:formula="of:=([.CE111]*[.CE$2]+[.CE110]*[.CE$2])/[.CF$2]" office:value-type="float" office:value="0" calcext:value-type="float">
            <text:p>0</text:p>
          </table:table-cell>
          <table:table-cell table:formula="of:=([.CF111]*[.CF$2]+[.CF110]*[.CF$2])/[.CG$2]" office:value-type="float" office:value="0" calcext:value-type="float">
            <text:p>0</text:p>
          </table:table-cell>
          <table:table-cell table:formula="of:=([.CG111]*[.CG$2]+[.CG110]*[.CG$2])/[.CH$2]" office:value-type="float" office:value="0" calcext:value-type="float">
            <text:p>0</text:p>
          </table:table-cell>
          <table:table-cell table:formula="of:=([.CH111]*[.CH$2]+[.CH110]*[.CH$2])/[.CI$2]" office:value-type="float" office:value="0" calcext:value-type="float">
            <text:p>0</text:p>
          </table:table-cell>
          <table:table-cell table:formula="of:=([.CI111]*[.CI$2]+[.CI110]*[.CI$2])/[.CJ$2]" office:value-type="float" office:value="0" calcext:value-type="float">
            <text:p>0</text:p>
          </table:table-cell>
          <table:table-cell table:formula="of:=([.CJ111]*[.CJ$2]+[.CJ110]*[.CJ$2])/[.CK$2]" office:value-type="float" office:value="0" calcext:value-type="float">
            <text:p>0</text:p>
          </table:table-cell>
          <table:table-cell table:formula="of:=([.CK111]*[.CK$2]+[.CK110]*[.CK$2])/[.CL$2]" office:value-type="float" office:value="0" calcext:value-type="float">
            <text:p>0</text:p>
          </table:table-cell>
          <table:table-cell table:formula="of:=([.CL111]*[.CL$2]+[.CL110]*[.CL$2])/[.CM$2]" office:value-type="float" office:value="0" calcext:value-type="float">
            <text:p>0</text:p>
          </table:table-cell>
          <table:table-cell table:formula="of:=([.CM111]*[.CM$2]+[.CM110]*[.CM$2])/[.CN$2]" office:value-type="float" office:value="0" calcext:value-type="float">
            <text:p>0</text:p>
          </table:table-cell>
          <table:table-cell table:formula="of:=([.CN111]*[.CN$2]+[.CN110]*[.CN$2])/[.CO$2]" office:value-type="float" office:value="0" calcext:value-type="float">
            <text:p>0</text:p>
          </table:table-cell>
          <table:table-cell table:formula="of:=([.CO111]*[.CO$2]+[.CO110]*[.CO$2])/[.CP$2]" office:value-type="float" office:value="0" calcext:value-type="float">
            <text:p>0</text:p>
          </table:table-cell>
          <table:table-cell table:formula="of:=([.CP111]*[.CP$2]+[.CP110]*[.CP$2])/[.CQ$2]" office:value-type="float" office:value="0" calcext:value-type="float">
            <text:p>0</text:p>
          </table:table-cell>
          <table:table-cell table:formula="of:=([.CQ111]*[.CQ$2]+[.CQ110]*[.CQ$2])/[.CR$2]" office:value-type="float" office:value="0" calcext:value-type="float">
            <text:p>0</text:p>
          </table:table-cell>
          <table:table-cell table:formula="of:=([.CR111]*[.CR$2]+[.CR110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12]*[.AB$2]+[.AB111]*[.AB$2])/[.AC$2]" office:value-type="float" office:value="0" calcext:value-type="float">
            <text:p>0</text:p>
          </table:table-cell>
          <table:table-cell table:formula="of:=([.AC112]*[.AC$2]+[.AC111]*[.AC$2])/[.AD$2]" office:value-type="float" office:value="0" calcext:value-type="float">
            <text:p>0</text:p>
          </table:table-cell>
          <table:table-cell table:formula="of:=([.AD112]*[.AD$2]+[.AD111]*[.AD$2])/[.AE$2]" office:value-type="float" office:value="0" calcext:value-type="float">
            <text:p>0</text:p>
          </table:table-cell>
          <table:table-cell table:formula="of:=([.AE112]*[.AE$2]+[.AE111]*[.AE$2])/[.AF$2]" office:value-type="float" office:value="0" calcext:value-type="float">
            <text:p>0</text:p>
          </table:table-cell>
          <table:table-cell table:formula="of:=([.AF112]*[.AF$2]+[.AF111]*[.AF$2])/[.AG$2]" office:value-type="float" office:value="0" calcext:value-type="float">
            <text:p>0</text:p>
          </table:table-cell>
          <table:table-cell table:formula="of:=([.AG112]*[.AG$2]+[.AG111]*[.AG$2])/[.AH$2]" office:value-type="float" office:value="0" calcext:value-type="float">
            <text:p>0</text:p>
          </table:table-cell>
          <table:table-cell table:formula="of:=([.AH112]*[.AH$2]+[.AH111]*[.AH$2])/[.AI$2]" office:value-type="float" office:value="0" calcext:value-type="float">
            <text:p>0</text:p>
          </table:table-cell>
          <table:table-cell table:formula="of:=([.AI112]*[.AI$2]+[.AI111]*[.AI$2])/[.AJ$2]" office:value-type="float" office:value="0" calcext:value-type="float">
            <text:p>0</text:p>
          </table:table-cell>
          <table:table-cell table:formula="of:=([.AJ112]*[.AJ$2]+[.AJ111]*[.AJ$2])/[.AK$2]" office:value-type="float" office:value="0" calcext:value-type="float">
            <text:p>0</text:p>
          </table:table-cell>
          <table:table-cell table:formula="of:=([.AK112]*[.AK$2]+[.AK111]*[.AK$2])/[.AL$2]" office:value-type="float" office:value="0" calcext:value-type="float">
            <text:p>0</text:p>
          </table:table-cell>
          <table:table-cell table:formula="of:=([.AL112]*[.AL$2]+[.AL111]*[.AL$2])/[.AM$2]" office:value-type="float" office:value="0" calcext:value-type="float">
            <text:p>0</text:p>
          </table:table-cell>
          <table:table-cell table:formula="of:=([.AM112]*[.AM$2]+[.AM111]*[.AM$2])/[.AN$2]" office:value-type="float" office:value="0" calcext:value-type="float">
            <text:p>0</text:p>
          </table:table-cell>
          <table:table-cell table:formula="of:=([.AN112]*[.AN$2]+[.AN111]*[.AN$2])/[.AO$2]" office:value-type="float" office:value="0" calcext:value-type="float">
            <text:p>0</text:p>
          </table:table-cell>
          <table:table-cell table:formula="of:=([.AO112]*[.AO$2]+[.AO111]*[.AO$2])/[.AP$2]" office:value-type="float" office:value="0" calcext:value-type="float">
            <text:p>0</text:p>
          </table:table-cell>
          <table:table-cell table:formula="of:=([.AP112]*[.AP$2]+[.AP111]*[.AP$2])/[.AQ$2]" office:value-type="float" office:value="0" calcext:value-type="float">
            <text:p>0</text:p>
          </table:table-cell>
          <table:table-cell table:formula="of:=([.AQ112]*[.AQ$2]+[.AQ111]*[.AQ$2])/[.AR$2]" office:value-type="float" office:value="0" calcext:value-type="float">
            <text:p>0</text:p>
          </table:table-cell>
          <table:table-cell table:formula="of:=([.AR112]*[.AR$2]+[.AR111]*[.AR$2])/[.AS$2]" office:value-type="float" office:value="0" calcext:value-type="float">
            <text:p>0</text:p>
          </table:table-cell>
          <table:table-cell table:formula="of:=([.AS112]*[.AS$2]+[.AS111]*[.AS$2])/[.AT$2]" office:value-type="float" office:value="0" calcext:value-type="float">
            <text:p>0</text:p>
          </table:table-cell>
          <table:table-cell table:formula="of:=([.AT112]*[.AT$2]+[.AT111]*[.AT$2])/[.AU$2]" office:value-type="float" office:value="0" calcext:value-type="float">
            <text:p>0</text:p>
          </table:table-cell>
          <table:table-cell table:formula="of:=([.AU112]*[.AU$2]+[.AU111]*[.AU$2])/[.AV$2]" office:value-type="float" office:value="0" calcext:value-type="float">
            <text:p>0</text:p>
          </table:table-cell>
          <table:table-cell table:formula="of:=([.AV112]*[.AV$2]+[.AV111]*[.AV$2])/[.AW$2]" office:value-type="float" office:value="0" calcext:value-type="float">
            <text:p>0</text:p>
          </table:table-cell>
          <table:table-cell table:formula="of:=([.AW112]*[.AW$2]+[.AW111]*[.AW$2])/[.AX$2]" office:value-type="float" office:value="0" calcext:value-type="float">
            <text:p>0</text:p>
          </table:table-cell>
          <table:table-cell table:formula="of:=([.AX112]*[.AX$2]+[.AX111]*[.AX$2])/[.AY$2]" office:value-type="float" office:value="0" calcext:value-type="float">
            <text:p>0</text:p>
          </table:table-cell>
          <table:table-cell table:formula="of:=([.AY112]*[.AY$2]+[.AY111]*[.AY$2])/[.AZ$2]" office:value-type="float" office:value="0" calcext:value-type="float">
            <text:p>0</text:p>
          </table:table-cell>
          <table:table-cell table:formula="of:=([.AZ112]*[.AZ$2]+[.AZ111]*[.AZ$2])/[.BA$2]" office:value-type="float" office:value="0" calcext:value-type="float">
            <text:p>0</text:p>
          </table:table-cell>
          <table:table-cell table:formula="of:=([.BA112]*[.BA$2]+[.BA111]*[.BA$2])/[.BB$2]" office:value-type="float" office:value="0" calcext:value-type="float">
            <text:p>0</text:p>
          </table:table-cell>
          <table:table-cell table:formula="of:=([.BB112]*[.BB$2]+[.BB111]*[.BB$2])/[.BC$2]" office:value-type="float" office:value="0" calcext:value-type="float">
            <text:p>0</text:p>
          </table:table-cell>
          <table:table-cell table:formula="of:=([.BC112]*[.BC$2]+[.BC111]*[.BC$2])/[.BD$2]" office:value-type="float" office:value="0" calcext:value-type="float">
            <text:p>0</text:p>
          </table:table-cell>
          <table:table-cell table:formula="of:=([.BD112]*[.BD$2]+[.BD111]*[.BD$2])/[.BE$2]" office:value-type="float" office:value="0" calcext:value-type="float">
            <text:p>0</text:p>
          </table:table-cell>
          <table:table-cell table:formula="of:=([.BE112]*[.BE$2]+[.BE111]*[.BE$2])/[.BF$2]" office:value-type="float" office:value="0" calcext:value-type="float">
            <text:p>0</text:p>
          </table:table-cell>
          <table:table-cell table:formula="of:=([.BF112]*[.BF$2]+[.BF111]*[.BF$2])/[.BG$2]" office:value-type="float" office:value="0" calcext:value-type="float">
            <text:p>0</text:p>
          </table:table-cell>
          <table:table-cell table:formula="of:=([.BG112]*[.BG$2]+[.BG111]*[.BG$2])/[.BH$2]" office:value-type="float" office:value="0" calcext:value-type="float">
            <text:p>0</text:p>
          </table:table-cell>
          <table:table-cell table:formula="of:=([.BH112]*[.BH$2]+[.BH111]*[.BH$2])/[.BI$2]" office:value-type="float" office:value="0" calcext:value-type="float">
            <text:p>0</text:p>
          </table:table-cell>
          <table:table-cell table:formula="of:=([.BI112]*[.BI$2]+[.BI111]*[.BI$2])/[.BJ$2]" office:value-type="float" office:value="0" calcext:value-type="float">
            <text:p>0</text:p>
          </table:table-cell>
          <table:table-cell table:formula="of:=([.BJ112]*[.BJ$2]+[.BJ111]*[.BJ$2])/[.BK$2]" office:value-type="float" office:value="0" calcext:value-type="float">
            <text:p>0</text:p>
          </table:table-cell>
          <table:table-cell table:formula="of:=([.BK112]*[.BK$2]+[.BK111]*[.BK$2])/[.BL$2]" office:value-type="float" office:value="0" calcext:value-type="float">
            <text:p>0</text:p>
          </table:table-cell>
          <table:table-cell table:formula="of:=([.BL112]*[.BL$2]+[.BL111]*[.BL$2])/[.BM$2]" office:value-type="float" office:value="0" calcext:value-type="float">
            <text:p>0</text:p>
          </table:table-cell>
          <table:table-cell table:formula="of:=([.BM112]*[.BM$2]+[.BM111]*[.BM$2])/[.BN$2]" office:value-type="float" office:value="0" calcext:value-type="float">
            <text:p>0</text:p>
          </table:table-cell>
          <table:table-cell table:formula="of:=([.BN112]*[.BN$2]+[.BN111]*[.BN$2])/[.BO$2]" office:value-type="float" office:value="0" calcext:value-type="float">
            <text:p>0</text:p>
          </table:table-cell>
          <table:table-cell table:formula="of:=([.BO112]*[.BO$2]+[.BO111]*[.BO$2])/[.BP$2]" office:value-type="float" office:value="0" calcext:value-type="float">
            <text:p>0</text:p>
          </table:table-cell>
          <table:table-cell table:formula="of:=([.BP112]*[.BP$2]+[.BP111]*[.BP$2])/[.BQ$2]" office:value-type="float" office:value="0" calcext:value-type="float">
            <text:p>0</text:p>
          </table:table-cell>
          <table:table-cell table:formula="of:=([.BQ112]*[.BQ$2]+[.BQ111]*[.BQ$2])/[.BR$2]" office:value-type="float" office:value="0" calcext:value-type="float">
            <text:p>0</text:p>
          </table:table-cell>
          <table:table-cell table:formula="of:=([.BR112]*[.BR$2]+[.BR111]*[.BR$2])/[.BS$2]" office:value-type="float" office:value="0" calcext:value-type="float">
            <text:p>0</text:p>
          </table:table-cell>
          <table:table-cell table:formula="of:=([.BS112]*[.BS$2]+[.BS111]*[.BS$2])/[.BT$2]" office:value-type="float" office:value="0" calcext:value-type="float">
            <text:p>0</text:p>
          </table:table-cell>
          <table:table-cell table:formula="of:=([.BT112]*[.BT$2]+[.BT111]*[.BT$2])/[.BU$2]" office:value-type="float" office:value="0" calcext:value-type="float">
            <text:p>0</text:p>
          </table:table-cell>
          <table:table-cell table:formula="of:=([.BU112]*[.BU$2]+[.BU111]*[.BU$2])/[.BV$2]" office:value-type="float" office:value="0" calcext:value-type="float">
            <text:p>0</text:p>
          </table:table-cell>
          <table:table-cell table:formula="of:=([.BV112]*[.BV$2]+[.BV111]*[.BV$2])/[.BW$2]" office:value-type="float" office:value="0" calcext:value-type="float">
            <text:p>0</text:p>
          </table:table-cell>
          <table:table-cell table:formula="of:=([.BW112]*[.BW$2]+[.BW111]*[.BW$2])/[.BX$2]" office:value-type="float" office:value="0" calcext:value-type="float">
            <text:p>0</text:p>
          </table:table-cell>
          <table:table-cell table:formula="of:=([.BX112]*[.BX$2]+[.BX111]*[.BX$2])/[.BY$2]" office:value-type="float" office:value="0" calcext:value-type="float">
            <text:p>0</text:p>
          </table:table-cell>
          <table:table-cell table:formula="of:=([.BY112]*[.BY$2]+[.BY111]*[.BY$2])/[.BZ$2]" office:value-type="float" office:value="0" calcext:value-type="float">
            <text:p>0</text:p>
          </table:table-cell>
          <table:table-cell table:formula="of:=([.BZ112]*[.BZ$2]+[.BZ111]*[.BZ$2])/[.CA$2]" office:value-type="float" office:value="0" calcext:value-type="float">
            <text:p>0</text:p>
          </table:table-cell>
          <table:table-cell table:formula="of:=([.CA112]*[.CA$2]+[.CA111]*[.CA$2])/[.CB$2]" office:value-type="float" office:value="0" calcext:value-type="float">
            <text:p>0</text:p>
          </table:table-cell>
          <table:table-cell table:formula="of:=([.CB112]*[.CB$2]+[.CB111]*[.CB$2])/[.CC$2]" office:value-type="float" office:value="0" calcext:value-type="float">
            <text:p>0</text:p>
          </table:table-cell>
          <table:table-cell table:formula="of:=([.CC112]*[.CC$2]+[.CC111]*[.CC$2])/[.CD$2]" office:value-type="float" office:value="0" calcext:value-type="float">
            <text:p>0</text:p>
          </table:table-cell>
          <table:table-cell table:formula="of:=([.CD112]*[.CD$2]+[.CD111]*[.CD$2])/[.CE$2]" office:value-type="float" office:value="0" calcext:value-type="float">
            <text:p>0</text:p>
          </table:table-cell>
          <table:table-cell table:formula="of:=([.CE112]*[.CE$2]+[.CE111]*[.CE$2])/[.CF$2]" office:value-type="float" office:value="0" calcext:value-type="float">
            <text:p>0</text:p>
          </table:table-cell>
          <table:table-cell table:formula="of:=([.CF112]*[.CF$2]+[.CF111]*[.CF$2])/[.CG$2]" office:value-type="float" office:value="0" calcext:value-type="float">
            <text:p>0</text:p>
          </table:table-cell>
          <table:table-cell table:formula="of:=([.CG112]*[.CG$2]+[.CG111]*[.CG$2])/[.CH$2]" office:value-type="float" office:value="0" calcext:value-type="float">
            <text:p>0</text:p>
          </table:table-cell>
          <table:table-cell table:formula="of:=([.CH112]*[.CH$2]+[.CH111]*[.CH$2])/[.CI$2]" office:value-type="float" office:value="0" calcext:value-type="float">
            <text:p>0</text:p>
          </table:table-cell>
          <table:table-cell table:formula="of:=([.CI112]*[.CI$2]+[.CI111]*[.CI$2])/[.CJ$2]" office:value-type="float" office:value="0" calcext:value-type="float">
            <text:p>0</text:p>
          </table:table-cell>
          <table:table-cell table:formula="of:=([.CJ112]*[.CJ$2]+[.CJ111]*[.CJ$2])/[.CK$2]" office:value-type="float" office:value="0" calcext:value-type="float">
            <text:p>0</text:p>
          </table:table-cell>
          <table:table-cell table:formula="of:=([.CK112]*[.CK$2]+[.CK111]*[.CK$2])/[.CL$2]" office:value-type="float" office:value="0" calcext:value-type="float">
            <text:p>0</text:p>
          </table:table-cell>
          <table:table-cell table:formula="of:=([.CL112]*[.CL$2]+[.CL111]*[.CL$2])/[.CM$2]" office:value-type="float" office:value="0" calcext:value-type="float">
            <text:p>0</text:p>
          </table:table-cell>
          <table:table-cell table:formula="of:=([.CM112]*[.CM$2]+[.CM111]*[.CM$2])/[.CN$2]" office:value-type="float" office:value="0" calcext:value-type="float">
            <text:p>0</text:p>
          </table:table-cell>
          <table:table-cell table:formula="of:=([.CN112]*[.CN$2]+[.CN111]*[.CN$2])/[.CO$2]" office:value-type="float" office:value="0" calcext:value-type="float">
            <text:p>0</text:p>
          </table:table-cell>
          <table:table-cell table:formula="of:=([.CO112]*[.CO$2]+[.CO111]*[.CO$2])/[.CP$2]" office:value-type="float" office:value="0" calcext:value-type="float">
            <text:p>0</text:p>
          </table:table-cell>
          <table:table-cell table:formula="of:=([.CP112]*[.CP$2]+[.CP111]*[.CP$2])/[.CQ$2]" office:value-type="float" office:value="0" calcext:value-type="float">
            <text:p>0</text:p>
          </table:table-cell>
          <table:table-cell table:formula="of:=([.CQ112]*[.CQ$2]+[.CQ111]*[.CQ$2])/[.CR$2]" office:value-type="float" office:value="0" calcext:value-type="float">
            <text:p>0</text:p>
          </table:table-cell>
          <table:table-cell table:formula="of:=([.CR112]*[.CR$2]+[.CR111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13]*[.AB$2]+[.AB112]*[.AB$2])/[.AC$2]" office:value-type="float" office:value="0" calcext:value-type="float">
            <text:p>0</text:p>
          </table:table-cell>
          <table:table-cell table:formula="of:=([.AC113]*[.AC$2]+[.AC112]*[.AC$2])/[.AD$2]" office:value-type="float" office:value="0" calcext:value-type="float">
            <text:p>0</text:p>
          </table:table-cell>
          <table:table-cell table:formula="of:=([.AD113]*[.AD$2]+[.AD112]*[.AD$2])/[.AE$2]" office:value-type="float" office:value="0" calcext:value-type="float">
            <text:p>0</text:p>
          </table:table-cell>
          <table:table-cell table:formula="of:=([.AE113]*[.AE$2]+[.AE112]*[.AE$2])/[.AF$2]" office:value-type="float" office:value="0" calcext:value-type="float">
            <text:p>0</text:p>
          </table:table-cell>
          <table:table-cell table:formula="of:=([.AF113]*[.AF$2]+[.AF112]*[.AF$2])/[.AG$2]" office:value-type="float" office:value="0" calcext:value-type="float">
            <text:p>0</text:p>
          </table:table-cell>
          <table:table-cell table:formula="of:=([.AG113]*[.AG$2]+[.AG112]*[.AG$2])/[.AH$2]" office:value-type="float" office:value="0" calcext:value-type="float">
            <text:p>0</text:p>
          </table:table-cell>
          <table:table-cell table:formula="of:=([.AH113]*[.AH$2]+[.AH112]*[.AH$2])/[.AI$2]" office:value-type="float" office:value="0" calcext:value-type="float">
            <text:p>0</text:p>
          </table:table-cell>
          <table:table-cell table:formula="of:=([.AI113]*[.AI$2]+[.AI112]*[.AI$2])/[.AJ$2]" office:value-type="float" office:value="0" calcext:value-type="float">
            <text:p>0</text:p>
          </table:table-cell>
          <table:table-cell table:formula="of:=([.AJ113]*[.AJ$2]+[.AJ112]*[.AJ$2])/[.AK$2]" office:value-type="float" office:value="0" calcext:value-type="float">
            <text:p>0</text:p>
          </table:table-cell>
          <table:table-cell table:formula="of:=([.AK113]*[.AK$2]+[.AK112]*[.AK$2])/[.AL$2]" office:value-type="float" office:value="0" calcext:value-type="float">
            <text:p>0</text:p>
          </table:table-cell>
          <table:table-cell table:formula="of:=([.AL113]*[.AL$2]+[.AL112]*[.AL$2])/[.AM$2]" office:value-type="float" office:value="0" calcext:value-type="float">
            <text:p>0</text:p>
          </table:table-cell>
          <table:table-cell table:formula="of:=([.AM113]*[.AM$2]+[.AM112]*[.AM$2])/[.AN$2]" office:value-type="float" office:value="0" calcext:value-type="float">
            <text:p>0</text:p>
          </table:table-cell>
          <table:table-cell table:formula="of:=([.AN113]*[.AN$2]+[.AN112]*[.AN$2])/[.AO$2]" office:value-type="float" office:value="0" calcext:value-type="float">
            <text:p>0</text:p>
          </table:table-cell>
          <table:table-cell table:formula="of:=([.AO113]*[.AO$2]+[.AO112]*[.AO$2])/[.AP$2]" office:value-type="float" office:value="0" calcext:value-type="float">
            <text:p>0</text:p>
          </table:table-cell>
          <table:table-cell table:formula="of:=([.AP113]*[.AP$2]+[.AP112]*[.AP$2])/[.AQ$2]" office:value-type="float" office:value="0" calcext:value-type="float">
            <text:p>0</text:p>
          </table:table-cell>
          <table:table-cell table:formula="of:=([.AQ113]*[.AQ$2]+[.AQ112]*[.AQ$2])/[.AR$2]" office:value-type="float" office:value="0" calcext:value-type="float">
            <text:p>0</text:p>
          </table:table-cell>
          <table:table-cell table:formula="of:=([.AR113]*[.AR$2]+[.AR112]*[.AR$2])/[.AS$2]" office:value-type="float" office:value="0" calcext:value-type="float">
            <text:p>0</text:p>
          </table:table-cell>
          <table:table-cell table:formula="of:=([.AS113]*[.AS$2]+[.AS112]*[.AS$2])/[.AT$2]" office:value-type="float" office:value="0" calcext:value-type="float">
            <text:p>0</text:p>
          </table:table-cell>
          <table:table-cell table:formula="of:=([.AT113]*[.AT$2]+[.AT112]*[.AT$2])/[.AU$2]" office:value-type="float" office:value="0" calcext:value-type="float">
            <text:p>0</text:p>
          </table:table-cell>
          <table:table-cell table:formula="of:=([.AU113]*[.AU$2]+[.AU112]*[.AU$2])/[.AV$2]" office:value-type="float" office:value="0" calcext:value-type="float">
            <text:p>0</text:p>
          </table:table-cell>
          <table:table-cell table:formula="of:=([.AV113]*[.AV$2]+[.AV112]*[.AV$2])/[.AW$2]" office:value-type="float" office:value="0" calcext:value-type="float">
            <text:p>0</text:p>
          </table:table-cell>
          <table:table-cell table:formula="of:=([.AW113]*[.AW$2]+[.AW112]*[.AW$2])/[.AX$2]" office:value-type="float" office:value="0" calcext:value-type="float">
            <text:p>0</text:p>
          </table:table-cell>
          <table:table-cell table:formula="of:=([.AX113]*[.AX$2]+[.AX112]*[.AX$2])/[.AY$2]" office:value-type="float" office:value="0" calcext:value-type="float">
            <text:p>0</text:p>
          </table:table-cell>
          <table:table-cell table:formula="of:=([.AY113]*[.AY$2]+[.AY112]*[.AY$2])/[.AZ$2]" office:value-type="float" office:value="0" calcext:value-type="float">
            <text:p>0</text:p>
          </table:table-cell>
          <table:table-cell table:formula="of:=([.AZ113]*[.AZ$2]+[.AZ112]*[.AZ$2])/[.BA$2]" office:value-type="float" office:value="0" calcext:value-type="float">
            <text:p>0</text:p>
          </table:table-cell>
          <table:table-cell table:formula="of:=([.BA113]*[.BA$2]+[.BA112]*[.BA$2])/[.BB$2]" office:value-type="float" office:value="0" calcext:value-type="float">
            <text:p>0</text:p>
          </table:table-cell>
          <table:table-cell table:formula="of:=([.BB113]*[.BB$2]+[.BB112]*[.BB$2])/[.BC$2]" office:value-type="float" office:value="0" calcext:value-type="float">
            <text:p>0</text:p>
          </table:table-cell>
          <table:table-cell table:formula="of:=([.BC113]*[.BC$2]+[.BC112]*[.BC$2])/[.BD$2]" office:value-type="float" office:value="0" calcext:value-type="float">
            <text:p>0</text:p>
          </table:table-cell>
          <table:table-cell table:formula="of:=([.BD113]*[.BD$2]+[.BD112]*[.BD$2])/[.BE$2]" office:value-type="float" office:value="0" calcext:value-type="float">
            <text:p>0</text:p>
          </table:table-cell>
          <table:table-cell table:formula="of:=([.BE113]*[.BE$2]+[.BE112]*[.BE$2])/[.BF$2]" office:value-type="float" office:value="0" calcext:value-type="float">
            <text:p>0</text:p>
          </table:table-cell>
          <table:table-cell table:formula="of:=([.BF113]*[.BF$2]+[.BF112]*[.BF$2])/[.BG$2]" office:value-type="float" office:value="0" calcext:value-type="float">
            <text:p>0</text:p>
          </table:table-cell>
          <table:table-cell table:formula="of:=([.BG113]*[.BG$2]+[.BG112]*[.BG$2])/[.BH$2]" office:value-type="float" office:value="0" calcext:value-type="float">
            <text:p>0</text:p>
          </table:table-cell>
          <table:table-cell table:formula="of:=([.BH113]*[.BH$2]+[.BH112]*[.BH$2])/[.BI$2]" office:value-type="float" office:value="0" calcext:value-type="float">
            <text:p>0</text:p>
          </table:table-cell>
          <table:table-cell table:formula="of:=([.BI113]*[.BI$2]+[.BI112]*[.BI$2])/[.BJ$2]" office:value-type="float" office:value="0" calcext:value-type="float">
            <text:p>0</text:p>
          </table:table-cell>
          <table:table-cell table:formula="of:=([.BJ113]*[.BJ$2]+[.BJ112]*[.BJ$2])/[.BK$2]" office:value-type="float" office:value="0" calcext:value-type="float">
            <text:p>0</text:p>
          </table:table-cell>
          <table:table-cell table:formula="of:=([.BK113]*[.BK$2]+[.BK112]*[.BK$2])/[.BL$2]" office:value-type="float" office:value="0" calcext:value-type="float">
            <text:p>0</text:p>
          </table:table-cell>
          <table:table-cell table:formula="of:=([.BL113]*[.BL$2]+[.BL112]*[.BL$2])/[.BM$2]" office:value-type="float" office:value="0" calcext:value-type="float">
            <text:p>0</text:p>
          </table:table-cell>
          <table:table-cell table:formula="of:=([.BM113]*[.BM$2]+[.BM112]*[.BM$2])/[.BN$2]" office:value-type="float" office:value="0" calcext:value-type="float">
            <text:p>0</text:p>
          </table:table-cell>
          <table:table-cell table:formula="of:=([.BN113]*[.BN$2]+[.BN112]*[.BN$2])/[.BO$2]" office:value-type="float" office:value="0" calcext:value-type="float">
            <text:p>0</text:p>
          </table:table-cell>
          <table:table-cell table:formula="of:=([.BO113]*[.BO$2]+[.BO112]*[.BO$2])/[.BP$2]" office:value-type="float" office:value="0" calcext:value-type="float">
            <text:p>0</text:p>
          </table:table-cell>
          <table:table-cell table:formula="of:=([.BP113]*[.BP$2]+[.BP112]*[.BP$2])/[.BQ$2]" office:value-type="float" office:value="0" calcext:value-type="float">
            <text:p>0</text:p>
          </table:table-cell>
          <table:table-cell table:formula="of:=([.BQ113]*[.BQ$2]+[.BQ112]*[.BQ$2])/[.BR$2]" office:value-type="float" office:value="0" calcext:value-type="float">
            <text:p>0</text:p>
          </table:table-cell>
          <table:table-cell table:formula="of:=([.BR113]*[.BR$2]+[.BR112]*[.BR$2])/[.BS$2]" office:value-type="float" office:value="0" calcext:value-type="float">
            <text:p>0</text:p>
          </table:table-cell>
          <table:table-cell table:formula="of:=([.BS113]*[.BS$2]+[.BS112]*[.BS$2])/[.BT$2]" office:value-type="float" office:value="0" calcext:value-type="float">
            <text:p>0</text:p>
          </table:table-cell>
          <table:table-cell table:formula="of:=([.BT113]*[.BT$2]+[.BT112]*[.BT$2])/[.BU$2]" office:value-type="float" office:value="0" calcext:value-type="float">
            <text:p>0</text:p>
          </table:table-cell>
          <table:table-cell table:formula="of:=([.BU113]*[.BU$2]+[.BU112]*[.BU$2])/[.BV$2]" office:value-type="float" office:value="0" calcext:value-type="float">
            <text:p>0</text:p>
          </table:table-cell>
          <table:table-cell table:formula="of:=([.BV113]*[.BV$2]+[.BV112]*[.BV$2])/[.BW$2]" office:value-type="float" office:value="0" calcext:value-type="float">
            <text:p>0</text:p>
          </table:table-cell>
          <table:table-cell table:formula="of:=([.BW113]*[.BW$2]+[.BW112]*[.BW$2])/[.BX$2]" office:value-type="float" office:value="0" calcext:value-type="float">
            <text:p>0</text:p>
          </table:table-cell>
          <table:table-cell table:formula="of:=([.BX113]*[.BX$2]+[.BX112]*[.BX$2])/[.BY$2]" office:value-type="float" office:value="0" calcext:value-type="float">
            <text:p>0</text:p>
          </table:table-cell>
          <table:table-cell table:formula="of:=([.BY113]*[.BY$2]+[.BY112]*[.BY$2])/[.BZ$2]" office:value-type="float" office:value="0" calcext:value-type="float">
            <text:p>0</text:p>
          </table:table-cell>
          <table:table-cell table:formula="of:=([.BZ113]*[.BZ$2]+[.BZ112]*[.BZ$2])/[.CA$2]" office:value-type="float" office:value="0" calcext:value-type="float">
            <text:p>0</text:p>
          </table:table-cell>
          <table:table-cell table:formula="of:=([.CA113]*[.CA$2]+[.CA112]*[.CA$2])/[.CB$2]" office:value-type="float" office:value="0" calcext:value-type="float">
            <text:p>0</text:p>
          </table:table-cell>
          <table:table-cell table:formula="of:=([.CB113]*[.CB$2]+[.CB112]*[.CB$2])/[.CC$2]" office:value-type="float" office:value="0" calcext:value-type="float">
            <text:p>0</text:p>
          </table:table-cell>
          <table:table-cell table:formula="of:=([.CC113]*[.CC$2]+[.CC112]*[.CC$2])/[.CD$2]" office:value-type="float" office:value="0" calcext:value-type="float">
            <text:p>0</text:p>
          </table:table-cell>
          <table:table-cell table:formula="of:=([.CD113]*[.CD$2]+[.CD112]*[.CD$2])/[.CE$2]" office:value-type="float" office:value="0" calcext:value-type="float">
            <text:p>0</text:p>
          </table:table-cell>
          <table:table-cell table:formula="of:=([.CE113]*[.CE$2]+[.CE112]*[.CE$2])/[.CF$2]" office:value-type="float" office:value="0" calcext:value-type="float">
            <text:p>0</text:p>
          </table:table-cell>
          <table:table-cell table:formula="of:=([.CF113]*[.CF$2]+[.CF112]*[.CF$2])/[.CG$2]" office:value-type="float" office:value="0" calcext:value-type="float">
            <text:p>0</text:p>
          </table:table-cell>
          <table:table-cell table:formula="of:=([.CG113]*[.CG$2]+[.CG112]*[.CG$2])/[.CH$2]" office:value-type="float" office:value="0" calcext:value-type="float">
            <text:p>0</text:p>
          </table:table-cell>
          <table:table-cell table:formula="of:=([.CH113]*[.CH$2]+[.CH112]*[.CH$2])/[.CI$2]" office:value-type="float" office:value="0" calcext:value-type="float">
            <text:p>0</text:p>
          </table:table-cell>
          <table:table-cell table:formula="of:=([.CI113]*[.CI$2]+[.CI112]*[.CI$2])/[.CJ$2]" office:value-type="float" office:value="0" calcext:value-type="float">
            <text:p>0</text:p>
          </table:table-cell>
          <table:table-cell table:formula="of:=([.CJ113]*[.CJ$2]+[.CJ112]*[.CJ$2])/[.CK$2]" office:value-type="float" office:value="0" calcext:value-type="float">
            <text:p>0</text:p>
          </table:table-cell>
          <table:table-cell table:formula="of:=([.CK113]*[.CK$2]+[.CK112]*[.CK$2])/[.CL$2]" office:value-type="float" office:value="0" calcext:value-type="float">
            <text:p>0</text:p>
          </table:table-cell>
          <table:table-cell table:formula="of:=([.CL113]*[.CL$2]+[.CL112]*[.CL$2])/[.CM$2]" office:value-type="float" office:value="0" calcext:value-type="float">
            <text:p>0</text:p>
          </table:table-cell>
          <table:table-cell table:formula="of:=([.CM113]*[.CM$2]+[.CM112]*[.CM$2])/[.CN$2]" office:value-type="float" office:value="0" calcext:value-type="float">
            <text:p>0</text:p>
          </table:table-cell>
          <table:table-cell table:formula="of:=([.CN113]*[.CN$2]+[.CN112]*[.CN$2])/[.CO$2]" office:value-type="float" office:value="0" calcext:value-type="float">
            <text:p>0</text:p>
          </table:table-cell>
          <table:table-cell table:formula="of:=([.CO113]*[.CO$2]+[.CO112]*[.CO$2])/[.CP$2]" office:value-type="float" office:value="0" calcext:value-type="float">
            <text:p>0</text:p>
          </table:table-cell>
          <table:table-cell table:formula="of:=([.CP113]*[.CP$2]+[.CP112]*[.CP$2])/[.CQ$2]" office:value-type="float" office:value="0" calcext:value-type="float">
            <text:p>0</text:p>
          </table:table-cell>
          <table:table-cell table:formula="of:=([.CQ113]*[.CQ$2]+[.CQ112]*[.CQ$2])/[.CR$2]" office:value-type="float" office:value="0" calcext:value-type="float">
            <text:p>0</text:p>
          </table:table-cell>
          <table:table-cell table:formula="of:=([.CR113]*[.CR$2]+[.CR112]*[.CR$2])/[.CS$2]" office:value-type="float" office:value="0" calcext:value-type="float">
            <text:p>0</text:p>
          </table:table-cell>
          <table:table-cell table:number-columns-repeated="16287"/>
        </table:table-row>
        <table:table-row table:style-name="ro1">
          <table:table-cell table:number-columns-repeated="28"/>
          <table:table-cell table:formula="of:=([.AB114]*[.AB$2]+[.AB113]*[.AB$2])/[.AC$2]" office:value-type="float" office:value="0" calcext:value-type="float">
            <text:p>0</text:p>
          </table:table-cell>
          <table:table-cell table:formula="of:=([.AC114]*[.AC$2]+[.AC113]*[.AC$2])/[.AD$2]" office:value-type="float" office:value="0" calcext:value-type="float">
            <text:p>0</text:p>
          </table:table-cell>
          <table:table-cell table:formula="of:=([.AD114]*[.AD$2]+[.AD113]*[.AD$2])/[.AE$2]" office:value-type="float" office:value="0" calcext:value-type="float">
            <text:p>0</text:p>
          </table:table-cell>
          <table:table-cell table:formula="of:=([.AE114]*[.AE$2]+[.AE113]*[.AE$2])/[.AF$2]" office:value-type="float" office:value="0" calcext:value-type="float">
            <text:p>0</text:p>
          </table:table-cell>
          <table:table-cell table:formula="of:=([.AF114]*[.AF$2]+[.AF113]*[.AF$2])/[.AG$2]" office:value-type="float" office:value="0" calcext:value-type="float">
            <text:p>0</text:p>
          </table:table-cell>
          <table:table-cell table:formula="of:=([.AG114]*[.AG$2]+[.AG113]*[.AG$2])/[.AH$2]" office:value-type="float" office:value="0" calcext:value-type="float">
            <text:p>0</text:p>
          </table:table-cell>
          <table:table-cell table:formula="of:=([.AH114]*[.AH$2]+[.AH113]*[.AH$2])/[.AI$2]" office:value-type="float" office:value="0" calcext:value-type="float">
            <text:p>0</text:p>
          </table:table-cell>
          <table:table-cell table:formula="of:=([.AI114]*[.AI$2]+[.AI113]*[.AI$2])/[.AJ$2]" office:value-type="float" office:value="0" calcext:value-type="float">
            <text:p>0</text:p>
          </table:table-cell>
          <table:table-cell table:formula="of:=([.AJ114]*[.AJ$2]+[.AJ113]*[.AJ$2])/[.AK$2]" office:value-type="float" office:value="0" calcext:value-type="float">
            <text:p>0</text:p>
          </table:table-cell>
          <table:table-cell table:formula="of:=([.AK114]*[.AK$2]+[.AK113]*[.AK$2])/[.AL$2]" office:value-type="float" office:value="0" calcext:value-type="float">
            <text:p>0</text:p>
          </table:table-cell>
          <table:table-cell table:formula="of:=([.AL114]*[.AL$2]+[.AL113]*[.AL$2])/[.AM$2]" office:value-type="float" office:value="0" calcext:value-type="float">
            <text:p>0</text:p>
          </table:table-cell>
          <table:table-cell table:formula="of:=([.AM114]*[.AM$2]+[.AM113]*[.AM$2])/[.AN$2]" office:value-type="float" office:value="0" calcext:value-type="float">
            <text:p>0</text:p>
          </table:table-cell>
          <table:table-cell table:formula="of:=([.AN114]*[.AN$2]+[.AN113]*[.AN$2])/[.AO$2]" office:value-type="float" office:value="0" calcext:value-type="float">
            <text:p>0</text:p>
          </table:table-cell>
          <table:table-cell table:formula="of:=([.AO114]*[.AO$2]+[.AO113]*[.AO$2])/[.AP$2]" office:value-type="float" office:value="0" calcext:value-type="float">
            <text:p>0</text:p>
          </table:table-cell>
          <table:table-cell table:formula="of:=([.AP114]*[.AP$2]+[.AP113]*[.AP$2])/[.AQ$2]" office:value-type="float" office:value="0" calcext:value-type="float">
            <text:p>0</text:p>
          </table:table-cell>
          <table:table-cell table:formula="of:=([.AQ114]*[.AQ$2]+[.AQ113]*[.AQ$2])/[.AR$2]" office:value-type="float" office:value="0" calcext:value-type="float">
            <text:p>0</text:p>
          </table:table-cell>
          <table:table-cell table:formula="of:=([.AR114]*[.AR$2]+[.AR113]*[.AR$2])/[.AS$2]" office:value-type="float" office:value="0" calcext:value-type="float">
            <text:p>0</text:p>
          </table:table-cell>
          <table:table-cell table:formula="of:=([.AS114]*[.AS$2]+[.AS113]*[.AS$2])/[.AT$2]" office:value-type="float" office:value="0" calcext:value-type="float">
            <text:p>0</text:p>
          </table:table-cell>
          <table:table-cell table:formula="of:=([.AT114]*[.AT$2]+[.AT113]*[.AT$2])/[.AU$2]" office:value-type="float" office:value="0" calcext:value-type="float">
            <text:p>0</text:p>
          </table:table-cell>
          <table:table-cell table:formula="of:=([.AU114]*[.AU$2]+[.AU113]*[.AU$2])/[.AV$2]" office:value-type="float" office:value="0" calcext:value-type="float">
            <text:p>0</text:p>
          </table:table-cell>
          <table:table-cell table:formula="of:=([.AV114]*[.AV$2]+[.AV113]*[.AV$2])/[.AW$2]" office:value-type="float" office:value="0" calcext:value-type="float">
            <text:p>0</text:p>
          </table:table-cell>
          <table:table-cell table:formula="of:=([.AW114]*[.AW$2]+[.AW113]*[.AW$2])/[.AX$2]" office:value-type="float" office:value="0" calcext:value-type="float">
            <text:p>0</text:p>
          </table:table-cell>
          <table:table-cell table:formula="of:=([.AX114]*[.AX$2]+[.AX113]*[.AX$2])/[.AY$2]" office:value-type="float" office:value="0" calcext:value-type="float">
            <text:p>0</text:p>
          </table:table-cell>
          <table:table-cell table:formula="of:=([.AY114]*[.AY$2]+[.AY113]*[.AY$2])/[.AZ$2]" office:value-type="float" office:value="0" calcext:value-type="float">
            <text:p>0</text:p>
          </table:table-cell>
          <table:table-cell table:formula="of:=([.AZ114]*[.AZ$2]+[.AZ113]*[.AZ$2])/[.BA$2]" office:value-type="float" office:value="0" calcext:value-type="float">
            <text:p>0</text:p>
          </table:table-cell>
          <table:table-cell table:formula="of:=([.BA114]*[.BA$2]+[.BA113]*[.BA$2])/[.BB$2]" office:value-type="float" office:value="0" calcext:value-type="float">
            <text:p>0</text:p>
          </table:table-cell>
          <table:table-cell table:formula="of:=([.BB114]*[.BB$2]+[.BB113]*[.BB$2])/[.BC$2]" office:value-type="float" office:value="0" calcext:value-type="float">
            <text:p>0</text:p>
          </table:table-cell>
          <table:table-cell table:formula="of:=([.BC114]*[.BC$2]+[.BC113]*[.BC$2])/[.BD$2]" office:value-type="float" office:value="0" calcext:value-type="float">
            <text:p>0</text:p>
          </table:table-cell>
          <table:table-cell table:formula="of:=([.BD114]*[.BD$2]+[.BD113]*[.BD$2])/[.BE$2]" office:value-type="float" office:value="0" calcext:value-type="float">
            <text:p>0</text:p>
          </table:table-cell>
          <table:table-cell table:formula="of:=([.BE114]*[.BE$2]+[.BE113]*[.BE$2])/[.BF$2]" office:value-type="float" office:value="0" calcext:value-type="float">
            <text:p>0</text:p>
          </table:table-cell>
          <table:table-cell table:formula="of:=([.BF114]*[.BF$2]+[.BF113]*[.BF$2])/[.BG$2]" office:value-type="float" office:value="0" calcext:value-type="float">
            <text:p>0</text:p>
          </table:table-cell>
          <table:table-cell table:formula="of:=([.BG114]*[.BG$2]+[.BG113]*[.BG$2])/[.BH$2]" office:value-type="float" office:value="0" calcext:value-type="float">
            <text:p>0</text:p>
          </table:table-cell>
          <table:table-cell table:formula="of:=([.BH114]*[.BH$2]+[.BH113]*[.BH$2])/[.BI$2]" office:value-type="float" office:value="0" calcext:value-type="float">
            <text:p>0</text:p>
          </table:table-cell>
          <table:table-cell table:formula="of:=([.BI114]*[.BI$2]+[.BI113]*[.BI$2])/[.BJ$2]" office:value-type="float" office:value="0" calcext:value-type="float">
            <text:p>0</text:p>
          </table:table-cell>
          <table:table-cell table:formula="of:=([.BJ114]*[.BJ$2]+[.BJ113]*[.BJ$2])/[.BK$2]" office:value-type="float" office:value="0" calcext:value-type="float">
            <text:p>0</text:p>
          </table:table-cell>
          <table:table-cell table:formula="of:=([.BK114]*[.BK$2]+[.BK113]*[.BK$2])/[.BL$2]" office:value-type="float" office:value="0" calcext:value-type="float">
            <text:p>0</text:p>
          </table:table-cell>
          <table:table-cell table:formula="of:=([.BL114]*[.BL$2]+[.BL113]*[.BL$2])/[.BM$2]" office:value-type="float" office:value="0" calcext:value-type="float">
            <text:p>0</text:p>
          </table:table-cell>
          <table:table-cell table:formula="of:=([.BM114]*[.BM$2]+[.BM113]*[.BM$2])/[.BN$2]" office:value-type="float" office:value="0" calcext:value-type="float">
            <text:p>0</text:p>
          </table:table-cell>
          <table:table-cell table:formula="of:=([.BN114]*[.BN$2]+[.BN113]*[.BN$2])/[.BO$2]" office:value-type="float" office:value="0" calcext:value-type="float">
            <text:p>0</text:p>
          </table:table-cell>
          <table:table-cell table:formula="of:=([.BO114]*[.BO$2]+[.BO113]*[.BO$2])/[.BP$2]" office:value-type="float" office:value="0" calcext:value-type="float">
            <text:p>0</text:p>
          </table:table-cell>
          <table:table-cell table:formula="of:=([.BP114]*[.BP$2]+[.BP113]*[.BP$2])/[.BQ$2]" office:value-type="float" office:value="0" calcext:value-type="float">
            <text:p>0</text:p>
          </table:table-cell>
          <table:table-cell table:formula="of:=([.BQ114]*[.BQ$2]+[.BQ113]*[.BQ$2])/[.BR$2]" office:value-type="float" office:value="0" calcext:value-type="float">
            <text:p>0</text:p>
          </table:table-cell>
          <table:table-cell table:formula="of:=([.BR114]*[.BR$2]+[.BR113]*[.BR$2])/[.BS$2]" office:value-type="float" office:value="0" calcext:value-type="float">
            <text:p>0</text:p>
          </table:table-cell>
          <table:table-cell table:formula="of:=([.BS114]*[.BS$2]+[.BS113]*[.BS$2])/[.BT$2]" office:value-type="float" office:value="0" calcext:value-type="float">
            <text:p>0</text:p>
          </table:table-cell>
          <table:table-cell table:formula="of:=([.BT114]*[.BT$2]+[.BT113]*[.BT$2])/[.BU$2]" office:value-type="float" office:value="0" calcext:value-type="float">
            <text:p>0</text:p>
          </table:table-cell>
          <table:table-cell table:formula="of:=([.BU114]*[.BU$2]+[.BU113]*[.BU$2])/[.BV$2]" office:value-type="float" office:value="0" calcext:value-type="float">
            <text:p>0</text:p>
          </table:table-cell>
          <table:table-cell table:formula="of:=([.BV114]*[.BV$2]+[.BV113]*[.BV$2])/[.BW$2]" office:value-type="float" office:value="0" calcext:value-type="float">
            <text:p>0</text:p>
          </table:table-cell>
          <table:table-cell table:formula="of:=([.BW114]*[.BW$2]+[.BW113]*[.BW$2])/[.BX$2]" office:value-type="float" office:value="0" calcext:value-type="float">
            <text:p>0</text:p>
          </table:table-cell>
          <table:table-cell table:formula="of:=([.BX114]*[.BX$2]+[.BX113]*[.BX$2])/[.BY$2]" office:value-type="float" office:value="0" calcext:value-type="float">
            <text:p>0</text:p>
          </table:table-cell>
          <table:table-cell table:formula="of:=([.BY114]*[.BY$2]+[.BY113]*[.BY$2])/[.BZ$2]" office:value-type="float" office:value="0" calcext:value-type="float">
            <text:p>0</text:p>
          </table:table-cell>
          <table:table-cell table:formula="of:=([.BZ114]*[.BZ$2]+[.BZ113]*[.BZ$2])/[.CA$2]" office:value-type="float" office:value="0" calcext:value-type="float">
            <text:p>0</text:p>
          </table:table-cell>
          <table:table-cell table:formula="of:=([.CA114]*[.CA$2]+[.CA113]*[.CA$2])/[.CB$2]" office:value-type="float" office:value="0" calcext:value-type="float">
            <text:p>0</text:p>
          </table:table-cell>
          <table:table-cell table:formula="of:=([.CB114]*[.CB$2]+[.CB113]*[.CB$2])/[.CC$2]" office:value-type="float" office:value="0" calcext:value-type="float">
            <text:p>0</text:p>
          </table:table-cell>
          <table:table-cell table:formula="of:=([.CC114]*[.CC$2]+[.CC113]*[.CC$2])/[.CD$2]" office:value-type="float" office:value="0" calcext:value-type="float">
            <text:p>0</text:p>
          </table:table-cell>
          <table:table-cell table:formula="of:=([.CD114]*[.CD$2]+[.CD113]*[.CD$2])/[.CE$2]" office:value-type="float" office:value="0" calcext:value-type="float">
            <text:p>0</text:p>
          </table:table-cell>
          <table:table-cell table:formula="of:=([.CE114]*[.CE$2]+[.CE113]*[.CE$2])/[.CF$2]" office:value-type="float" office:value="0" calcext:value-type="float">
            <text:p>0</text:p>
          </table:table-cell>
          <table:table-cell table:formula="of:=([.CF114]*[.CF$2]+[.CF113]*[.CF$2])/[.CG$2]" office:value-type="float" office:value="0" calcext:value-type="float">
            <text:p>0</text:p>
          </table:table-cell>
          <table:table-cell table:formula="of:=([.CG114]*[.CG$2]+[.CG113]*[.CG$2])/[.CH$2]" office:value-type="float" office:value="0" calcext:value-type="float">
            <text:p>0</text:p>
          </table:table-cell>
          <table:table-cell table:formula="of:=([.CH114]*[.CH$2]+[.CH113]*[.CH$2])/[.CI$2]" office:value-type="float" office:value="0" calcext:value-type="float">
            <text:p>0</text:p>
          </table:table-cell>
          <table:table-cell table:formula="of:=([.CI114]*[.CI$2]+[.CI113]*[.CI$2])/[.CJ$2]" office:value-type="float" office:value="0" calcext:value-type="float">
            <text:p>0</text:p>
          </table:table-cell>
          <table:table-cell table:formula="of:=([.CJ114]*[.CJ$2]+[.CJ113]*[.CJ$2])/[.CK$2]" office:value-type="float" office:value="0" calcext:value-type="float">
            <text:p>0</text:p>
          </table:table-cell>
          <table:table-cell table:formula="of:=([.CK114]*[.CK$2]+[.CK113]*[.CK$2])/[.CL$2]" office:value-type="float" office:value="0" calcext:value-type="float">
            <text:p>0</text:p>
          </table:table-cell>
          <table:table-cell table:formula="of:=([.CL114]*[.CL$2]+[.CL113]*[.CL$2])/[.CM$2]" office:value-type="float" office:value="0" calcext:value-type="float">
            <text:p>0</text:p>
          </table:table-cell>
          <table:table-cell table:formula="of:=([.CM114]*[.CM$2]+[.CM113]*[.CM$2])/[.CN$2]" office:value-type="float" office:value="0" calcext:value-type="float">
            <text:p>0</text:p>
          </table:table-cell>
          <table:table-cell table:formula="of:=([.CN114]*[.CN$2]+[.CN113]*[.CN$2])/[.CO$2]" office:value-type="float" office:value="0" calcext:value-type="float">
            <text:p>0</text:p>
          </table:table-cell>
          <table:table-cell table:formula="of:=([.CO114]*[.CO$2]+[.CO113]*[.CO$2])/[.CP$2]" office:value-type="float" office:value="0" calcext:value-type="float">
            <text:p>0</text:p>
          </table:table-cell>
          <table:table-cell table:formula="of:=([.CP114]*[.CP$2]+[.CP113]*[.CP$2])/[.CQ$2]" office:value-type="float" office:value="0" calcext:value-type="float">
            <text:p>0</text:p>
          </table:table-cell>
          <table:table-cell table:formula="of:=([.CQ114]*[.CQ$2]+[.CQ113]*[.CQ$2])/[.CR$2]" office:value-type="float" office:value="0" calcext:value-type="float">
            <text:p>0</text:p>
          </table:table-cell>
          <table:table-cell table:formula="of:=([.CR114]*[.CR$2]+[.CR113]*[.CR$2])/[.CS$2]" office:value-type="float" office:value="0" calcext:value-type="float">
            <text:p>0</text:p>
          </table:table-cell>
          <table:table-cell table:number-columns-repeated="16287"/>
        </table:table-row>
      </table:table>
      <table:table table:name="combinedweights" table:style-name="ta1">
        <table:table-column table:style-name="co2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office:value-type="string" calcext:value-type="string">
            <text:p>Offset</text:p>
          </table:table-cell>
          <table:table-cell office:value-type="string" calcext:value-type="string">
            <text:p>M o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float" office:value="0.0812219646354631" calcext:value-type="float">
            <text:p>0.0812219646354631</text:p>
          </table:table-cell>
          <table:table-cell office:value-type="float" office:value="0" calcext:value-type="float">
            <text:p>0</text:p>
          </table:table-cell>
          <table:table-cell table:style-name="ce3" table:formula="of:=MOD([.B3];2)=1" office:value-type="boolean" office:boolean-value="false" calcext:value-type="boolean">
            <text:p>FALSE</text:p>
          </table:table-cell>
          <table:table-cell table:style-name="ce4" table:formula="of:=[.A3]/2" office:value-type="float" office:value="0.0406109823177316" calcext:value-type="float">
            <text:p>0.04061098231773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.0795643735204537" calcext:value-type="float">
            <text:p>0.0795643735204537</text:p>
          </table:table-cell>
          <table:table-cell office:value-type="float" office:value="1" calcext:value-type="float">
            <text:p>1</text:p>
          </table:table-cell>
          <table:table-cell table:style-name="ce3" table:formula="of:=MOD([.B4];2)=1" office:value-type="boolean" office:boolean-value="true" calcext:value-type="boolean">
            <text:p>TRUE</text:p>
          </table:table-cell>
          <table:table-cell table:style-name="ce4" table:formula="of:=IF([.C4]; [.A4]+[.A5]; &quot;&quot;)" office:value-type="float" office:value="0.15435488462968" calcext:value-type="float">
            <text:p>0.15435488462968</text:p>
          </table:table-cell>
          <table:table-cell table:style-name="ce4" table:formula="of:=IF([.C4]; ([.A4]/([.A4]+[.A5]) + [.B4]); &quot;&quot;)" office:value-type="float" office:value="1.51546391752577" calcext:value-type="float">
            <text:p>1.51546391752577</text:p>
          </table:table-cell>
          <table:table-cell/>
          <table:table-cell office:value-type="string" calcext:value-type="string">
            <text:p>Z</text:p>
          </table:table-cell>
          <table:table-cell table:formula="of:=COM.MICROSOFT.TEXTJOIN(&quot;,&quot;; 1; [.D3:.D51])" office:value-type="string" office:string-value="0.0406109823177316,0.15435488462968,0.125835316956775,0.0870558796556308,0.0510464021617107,0.0253224741516049,0.0106011035855024,0.00373365150076393,0.0011019457554338,0.000271248185952935,0.0000553689229447386,0.00000930839863998505,0.00000127826601042048,0.00000014197697264944,0.00000001260356985274,0.00000000088136852117,0.00000000004769430922,0.00000000000195315449,0.00000000000005882995,1.25546824808166E-015,1.80383368977249E-017,1.62142354136853E-019,8.13423181288561E-022,1.86095442985258E-024,1.22431212490301E-027" calcext:value-type="string">
            <text:p>0.0406109823177316,0.15435488462968,0.125835316956775,0.0870558796556308,0.0510464021617107,0.0253224741516049,0.0106011035855024,0.00373365150076393,0.0011019457554338,0.000271248185952935,0.0000553689229447386,0.00000930839863998505,0.00000127826601042048,0.00000014197697264944,0.00000001260356985274,0.00000000088136852117,0.00000000004769430922,0.00000000000195315449,0.00000000000005882995,1.25546824808166E-015,1.80383368977249E-017,1.62142354136853E-019,8.13423181288561E-022,1.86095442985258E-024,1.22431212490301E-027</text:p>
          </table:table-cell>
        </table:table-row>
        <table:table-row table:style-name="ro1">
          <table:table-cell table:style-name="Default" office:value-type="float" office:value="0.0747905111092264" calcext:value-type="float">
            <text:p>0.0747905111092264</text:p>
          </table:table-cell>
          <table:table-cell office:value-type="float" office:value="2" calcext:value-type="float">
            <text:p>2</text:p>
          </table:table-cell>
          <table:table-cell table:style-name="ce3" table:formula="of:=MOD([.B5];2)=1" office:value-type="boolean" office:boolean-value="false" calcext:value-type="boolean">
            <text:p>FALSE</text:p>
          </table:table-cell>
          <table:table-cell table:style-name="ce4" table:formula="of:=IF([.C5]; [.A5]+[.A6]; &quot;&quot;)">
            <text:p/>
          </table:table-cell>
          <table:table-cell table:style-name="ce4" table:formula="of:=IF([.C5]; ([.A5]/([.A5]+[.A6]) + [.B5]); &quot;&quot;)">
            <text:p/>
          </table:table-cell>
          <table:table-cell/>
          <table:table-cell office:value-type="string" calcext:value-type="string">
            <text:p>T</text:p>
          </table:table-cell>
          <table:table-cell table:formula="of:=COM.MICROSOFT.TEXTJOIN(&quot;,&quot;; 1; [.E3:.E51])" office:value-type="string" office:string-value="0,1.51546391752577,3.5360824742268,5.55670103092784,7.57731958762887,9.5979381443299,11.6185567010309,13.639175257732,15.659793814433,17.680412371134,19.7010309278351,21.7216494845361,23.7422680412371,25.7628865979381,27.7835051546392,29.8041237113402,31.8247422680412,33.8453608247423,35.8659793814433,37.8865979381443,39.9072164948454,41.9278350515464,43.9484536082474,45.9690721649485,47.9896907216495" calcext:value-type="string">
            <text:p>0,1.51546391752577,3.5360824742268,5.55670103092784,7.57731958762887,9.5979381443299,11.6185567010309,13.639175257732,15.659793814433,17.680412371134,19.7010309278351,21.7216494845361,23.7422680412371,25.7628865979381,27.7835051546392,29.8041237113402,31.8247422680412,33.8453608247423,35.8659793814433,37.8865979381443,39.9072164948454,41.9278350515464,43.9484536082474,45.9690721649485,47.9896907216495</text:p>
          </table:table-cell>
        </table:table-row>
        <table:table-row table:style-name="ro1">
          <table:table-cell table:style-name="Default" office:value-type="float" office:value="0.0674581080593023" calcext:value-type="float">
            <text:p>0.0674581080593023</text:p>
          </table:table-cell>
          <table:table-cell office:value-type="float" office:value="3" calcext:value-type="float">
            <text:p>3</text:p>
          </table:table-cell>
          <table:table-cell table:style-name="ce3" table:formula="of:=MOD([.B6];2)=1" office:value-type="boolean" office:boolean-value="true" calcext:value-type="boolean">
            <text:p>TRUE</text:p>
          </table:table-cell>
          <table:table-cell table:style-name="ce4" table:formula="of:=IF([.C6]; [.A6]+[.A7]; &quot;&quot;)" office:value-type="float" office:value="0.125835316956775" calcext:value-type="float">
            <text:p>0.125835316956775</text:p>
          </table:table-cell>
          <table:table-cell table:style-name="ce4" table:formula="of:=IF([.C6]; ([.A6]/([.A6]+[.A7]) + [.B6]); &quot;&quot;)" office:value-type="float" office:value="3.5360824742268" calcext:value-type="float">
            <text:p>3.5360824742268</text:p>
          </table:table-cell>
          <table:table-cell table:number-columns-repeated="3"/>
        </table:table-row>
        <table:table-row table:style-name="ro1">
          <table:table-cell table:style-name="Default" office:value-type="float" office:value="0.0583772088974731" calcext:value-type="float">
            <text:p>0.0583772088974731</text:p>
          </table:table-cell>
          <table:table-cell office:value-type="float" office:value="4" calcext:value-type="float">
            <text:p>4</text:p>
          </table:table-cell>
          <table:table-cell table:style-name="ce3" table:formula="of:=MOD([.B7];2)=1" office:value-type="boolean" office:boolean-value="false" calcext:value-type="boolean">
            <text:p>FALSE</text:p>
          </table:table-cell>
          <table:table-cell table:style-name="ce4" table:formula="of:=IF([.C7]; [.A7]+[.A8]; &quot;&quot;)">
            <text:p/>
          </table:table-cell>
          <table:table-cell table:style-name="ce4" table:formula="of:=IF([.C7]; ([.A7]/([.A7]+[.A8]) + [.B7]); 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float" office:value="0.0484640979526192" calcext:value-type="float">
            <text:p>0.0484640979526192</text:p>
          </table:table-cell>
          <table:table-cell office:value-type="float" office:value="5" calcext:value-type="float">
            <text:p>5</text:p>
          </table:table-cell>
          <table:table-cell table:style-name="ce3" table:formula="of:=MOD([.B8];2)=1" office:value-type="boolean" office:boolean-value="true" calcext:value-type="boolean">
            <text:p>TRUE</text:p>
          </table:table-cell>
          <table:table-cell table:style-name="ce4" table:formula="of:=IF([.C8]; [.A8]+[.A9]; &quot;&quot;)" office:value-type="float" office:value="0.0870558796556308" calcext:value-type="float">
            <text:p>0.0870558796556308</text:p>
          </table:table-cell>
          <table:table-cell table:style-name="ce4" table:formula="of:=IF([.C8]; ([.A8]/([.A8]+[.A9]) + [.B8]); &quot;&quot;)" office:value-type="float" office:value="5.55670103092784" calcext:value-type="float">
            <text:p>5.55670103092784</text:p>
          </table:table-cell>
          <table:table-cell table:number-columns-repeated="3"/>
        </table:table-row>
        <table:table-row table:style-name="ro1">
          <table:table-cell table:style-name="Default" office:value-type="float" office:value="0.0385917817030116" calcext:value-type="float">
            <text:p>0.0385917817030116</text:p>
          </table:table-cell>
          <table:table-cell office:value-type="float" office:value="6" calcext:value-type="float">
            <text:p>6</text:p>
          </table:table-cell>
          <table:table-cell table:style-name="ce3" table:formula="of:=MOD([.B9];2)=1" office:value-type="boolean" office:boolean-value="false" calcext:value-type="boolean">
            <text:p>FALSE</text:p>
          </table:table-cell>
          <table:table-cell table:style-name="ce4" table:formula="of:=IF([.C9]; [.A9]+[.A10]; &quot;&quot;)">
            <text:p/>
          </table:table-cell>
          <table:table-cell table:style-name="ce4" table:formula="of:=IF([.C9]; ([.A9]/([.A9]+[.A10]) + [.B9]); 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float" office:value="0.0294700878459361" calcext:value-type="float">
            <text:p>0.0294700878459361</text:p>
          </table:table-cell>
          <table:table-cell office:value-type="float" office:value="7" calcext:value-type="float">
            <text:p>7</text:p>
          </table:table-cell>
          <table:table-cell table:style-name="ce3" table:formula="of:=MOD([.B10];2)=1" office:value-type="boolean" office:boolean-value="true" calcext:value-type="boolean">
            <text:p>TRUE</text:p>
          </table:table-cell>
          <table:table-cell table:style-name="ce4" table:formula="of:=IF([.C10]; [.A10]+[.A11]; &quot;&quot;)" office:value-type="float" office:value="0.0510464021617107" calcext:value-type="float">
            <text:p>0.0510464021617107</text:p>
          </table:table-cell>
          <table:table-cell table:style-name="ce4" table:formula="of:=IF([.C10]; ([.A10]/([.A10]+[.A11]) + [.B10]); &quot;&quot;)" office:value-type="float" office:value="7.57731958762887" calcext:value-type="float">
            <text:p>7.57731958762887</text:p>
          </table:table-cell>
          <table:table-cell table:number-columns-repeated="3"/>
        </table:table-row>
        <table:table-row table:style-name="ro1">
          <table:table-cell table:style-name="Default" office:value-type="float" office:value="0.0215763143157746" calcext:value-type="float">
            <text:p>0.0215763143157746</text:p>
          </table:table-cell>
          <table:table-cell office:value-type="float" office:value="8" calcext:value-type="float">
            <text:p>8</text:p>
          </table:table-cell>
          <table:table-cell table:style-name="ce3" table:formula="of:=MOD([.B11];2)=1" office:value-type="boolean" office:boolean-value="false" calcext:value-type="boolean">
            <text:p>FALSE</text:p>
          </table:table-cell>
          <table:table-cell table:style-name="ce4" table:formula="of:=IF([.C11]; [.A11]+[.A12]; &quot;&quot;)">
            <text:p/>
          </table:table-cell>
          <table:table-cell table:style-name="ce4" table:formula="of:=IF([.C11]; ([.A11]/([.A11]+[.A12]) + [.B11]); 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float" office:value="0.0151412732040524" calcext:value-type="float">
            <text:p>0.0151412732040524</text:p>
          </table:table-cell>
          <table:table-cell office:value-type="float" office:value="9" calcext:value-type="float">
            <text:p>9</text:p>
          </table:table-cell>
          <table:table-cell table:style-name="ce3" table:formula="of:=MOD([.B12];2)=1" office:value-type="boolean" office:boolean-value="true" calcext:value-type="boolean">
            <text:p>TRUE</text:p>
          </table:table-cell>
          <table:table-cell table:style-name="ce4" table:formula="of:=IF([.C12]; [.A12]+[.A13]; &quot;&quot;)" office:value-type="float" office:value="0.0253224741516049" calcext:value-type="float">
            <text:p>0.0253224741516049</text:p>
          </table:table-cell>
          <table:table-cell table:style-name="ce4" table:formula="of:=IF([.C12]; ([.A12]/([.A12]+[.A13]) + [.B12]); &quot;&quot;)" office:value-type="float" office:value="9.5979381443299" calcext:value-type="float">
            <text:p>9.5979381443299</text:p>
          </table:table-cell>
          <table:table-cell table:number-columns-repeated="3"/>
        </table:table-row>
        <table:table-row table:style-name="ro1">
          <table:table-cell table:style-name="Default" office:value-type="float" office:value="0.0101812009475525" calcext:value-type="float">
            <text:p>0.0101812009475525</text:p>
          </table:table-cell>
          <table:table-cell office:value-type="float" office:value="10" calcext:value-type="float">
            <text:p>10</text:p>
          </table:table-cell>
          <table:table-cell table:style-name="ce3" table:formula="of:=MOD([.B13];2)=1" office:value-type="boolean" office:boolean-value="false" calcext:value-type="boolean">
            <text:p>FALSE</text:p>
          </table:table-cell>
          <table:table-cell table:style-name="ce4" table:formula="of:=IF([.C13]; [.A13]+[.A14]; &quot;&quot;)">
            <text:p/>
          </table:table-cell>
          <table:table-cell table:style-name="ce4" table:formula="of:=IF([.C13]; ([.A13]/([.A13]+[.A14]) + [.B13]); 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float" office:value="0.00655738366113549" calcext:value-type="float">
            <text:p>0.00655738366113549</text:p>
          </table:table-cell>
          <table:table-cell office:value-type="float" office:value="11" calcext:value-type="float">
            <text:p>11</text:p>
          </table:table-cell>
          <table:table-cell table:style-name="ce3" table:formula="of:=MOD([.B14];2)=1" office:value-type="boolean" office:boolean-value="true" calcext:value-type="boolean">
            <text:p>TRUE</text:p>
          </table:table-cell>
          <table:table-cell table:style-name="ce4" table:formula="of:=IF([.C14]; [.A14]+[.A15]; &quot;&quot;)" office:value-type="float" office:value="0.0106011035855024" calcext:value-type="float">
            <text:p>0.0106011035855024</text:p>
          </table:table-cell>
          <table:table-cell table:style-name="ce4" table:formula="of:=IF([.C14]; ([.A14]/([.A14]+[.A15]) + [.B14]); &quot;&quot;)" office:value-type="float" office:value="11.6185567010309" calcext:value-type="float">
            <text:p>11.6185567010309</text:p>
          </table:table-cell>
          <table:table-cell table:number-columns-repeated="3"/>
        </table:table-row>
        <table:table-row table:style-name="ro1">
          <table:table-cell table:style-name="Default" office:value-type="float" office:value="0.00404371992436688" calcext:value-type="float">
            <text:p>0.00404371992436688</text:p>
          </table:table-cell>
          <table:table-cell office:value-type="float" office:value="12" calcext:value-type="float">
            <text:p>12</text:p>
          </table:table-cell>
          <table:table-cell table:style-name="ce3" table:formula="of:=MOD([.B15];2)=1" office:value-type="boolean" office:boolean-value="false" calcext:value-type="boolean">
            <text:p>FALSE</text:p>
          </table:table-cell>
          <table:table-cell table:style-name="ce4" table:formula="of:=IF([.C15]; [.A15]+[.A16]; &quot;&quot;)">
            <text:p/>
          </table:table-cell>
          <table:table-cell table:style-name="ce4" table:formula="of:=IF([.C15]; ([.A15]/([.A15]+[.A16]) + [.B15]); 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float" office:value="0.0023864576602821" calcext:value-type="float">
            <text:p>0.0023864576602821</text:p>
          </table:table-cell>
          <table:table-cell office:value-type="float" office:value="13" calcext:value-type="float">
            <text:p>13</text:p>
          </table:table-cell>
          <table:table-cell table:style-name="ce3" table:formula="of:=MOD([.B16];2)=1" office:value-type="boolean" office:boolean-value="true" calcext:value-type="boolean">
            <text:p>TRUE</text:p>
          </table:table-cell>
          <table:table-cell table:style-name="ce4" table:formula="of:=IF([.C16]; [.A16]+[.A17]; &quot;&quot;)" office:value-type="float" office:value="0.00373365150076393" calcext:value-type="float">
            <text:p>0.00373365150076393</text:p>
          </table:table-cell>
          <table:table-cell table:style-name="ce4" table:formula="of:=IF([.C16]; ([.A16]/([.A16]+[.A17]) + [.B16]); &quot;&quot;)" office:value-type="float" office:value="13.639175257732" calcext:value-type="float">
            <text:p>13.639175257732</text:p>
          </table:table-cell>
          <table:table-cell table:number-columns-repeated="3"/>
        </table:table-row>
        <table:table-row table:style-name="ro1">
          <table:table-cell table:style-name="Default" office:value-type="float" office:value="0.00134719384048183" calcext:value-type="float">
            <text:p>0.00134719384048183</text:p>
          </table:table-cell>
          <table:table-cell office:value-type="float" office:value="14" calcext:value-type="float">
            <text:p>14</text:p>
          </table:table-cell>
          <table:table-cell table:style-name="ce3" table:formula="of:=MOD([.B17];2)=1" office:value-type="boolean" office:boolean-value="false" calcext:value-type="boolean">
            <text:p>FALSE</text:p>
          </table:table-cell>
          <table:table-cell table:style-name="ce4" table:formula="of:=IF([.C17]; [.A17]+[.A18]; &quot;&quot;)">
            <text:p/>
          </table:table-cell>
          <table:table-cell table:style-name="ce4" table:formula="of:=IF([.C17]; ([.A17]/([.A17]+[.A18]) + [.B17]); 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float" office:value="0.000727056993275907" calcext:value-type="float">
            <text:p>0.000727056993275907</text:p>
          </table:table-cell>
          <table:table-cell office:value-type="float" office:value="15" calcext:value-type="float">
            <text:p>15</text:p>
          </table:table-cell>
          <table:table-cell table:style-name="ce3" table:formula="of:=MOD([.B18];2)=1" office:value-type="boolean" office:boolean-value="true" calcext:value-type="boolean">
            <text:p>TRUE</text:p>
          </table:table-cell>
          <table:table-cell table:style-name="ce4" table:formula="of:=IF([.C18]; [.A18]+[.A19]; &quot;&quot;)" office:value-type="float" office:value="0.0011019457554338" calcext:value-type="float">
            <text:p>0.0011019457554338</text:p>
          </table:table-cell>
          <table:table-cell table:style-name="ce4" table:formula="of:=IF([.C18]; ([.A18]/([.A18]+[.A19]) + [.B18]); &quot;&quot;)" office:value-type="float" office:value="15.659793814433" calcext:value-type="float">
            <text:p>15.659793814433</text:p>
          </table:table-cell>
          <table:table-cell table:number-columns-repeated="3"/>
        </table:table-row>
        <table:table-row table:style-name="ro1">
          <table:table-cell table:style-name="Default" office:value-type="float" office:value="0.00037488876215789" calcext:value-type="float">
            <text:p>0.00037488876215789</text:p>
          </table:table-cell>
          <table:table-cell office:value-type="float" office:value="16" calcext:value-type="float">
            <text:p>16</text:p>
          </table:table-cell>
          <table:table-cell table:style-name="ce3" table:formula="of:=MOD([.B19];2)=1" office:value-type="boolean" office:boolean-value="false" calcext:value-type="boolean">
            <text:p>FALSE</text:p>
          </table:table-cell>
          <table:table-cell table:style-name="ce4" table:formula="of:=IF([.C19]; [.A19]+[.A20]; &quot;&quot;)">
            <text:p/>
          </table:table-cell>
          <table:table-cell table:style-name="ce4" table:formula="of:=IF([.C19]; ([.A19]/([.A19]+[.A20]) + [.B19]); &quot;&quot;)">
            <text:p/>
          </table:table-cell>
          <table:table-cell table:number-columns-repeated="3"/>
        </table:table-row>
        <table:table-row table:style-name="ro1">
          <table:table-cell table:style-name="Default" office:value-type="float" office:value="0.000184560621370038" calcext:value-type="float">
            <text:p>0.000184560621370038</text:p>
          </table:table-cell>
          <table:table-cell office:value-type="float" office:value="17" calcext:value-type="float">
            <text:p>17</text:p>
          </table:table-cell>
          <table:table-cell table:style-name="ce3" table:formula="of:=MOD([.B20];2)=1" office:value-type="boolean" office:boolean-value="true" calcext:value-type="boolean">
            <text:p>TRUE</text:p>
          </table:table-cell>
          <table:table-cell table:style-name="ce4" table:formula="of:=IF([.C20]; [.A20]+[.A21]; &quot;&quot;)" office:value-type="float" office:value="0.000271248185952935" calcext:value-type="float">
            <text:p>0.000271248185952935</text:p>
          </table:table-cell>
          <table:table-cell table:style-name="ce4" table:formula="of:=IF([.C20]; ([.A20]/([.A20]+[.A21]) + [.B20]); &quot;&quot;)" office:value-type="float" office:value="17.680412371134" calcext:value-type="float">
            <text:p>17.680412371134</text:p>
          </table:table-cell>
          <table:table-cell table:number-columns-repeated="3"/>
        </table:table-row>
        <table:table-row table:style-name="ro1">
          <table:table-cell office:value-type="float" office:value="0.0000866875645828966" calcext:value-type="float">
            <text:p>8.67E-05</text:p>
          </table:table-cell>
          <table:table-cell office:value-type="float" office:value="18" calcext:value-type="float">
            <text:p>18</text:p>
          </table:table-cell>
          <table:table-cell table:style-name="ce3" table:formula="of:=MOD([.B21];2)=1" office:value-type="boolean" office:boolean-value="false" calcext:value-type="boolean">
            <text:p>FALSE</text:p>
          </table:table-cell>
          <table:table-cell table:style-name="ce4" table:formula="of:=IF([.C21]; [.A21]+[.A22]; &quot;&quot;)">
            <text:p/>
          </table:table-cell>
          <table:table-cell table:style-name="ce4" table:formula="of:=IF([.C21]; ([.A21]/([.A21]+[.A22]) + [.B21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0.0000388153274251776" calcext:value-type="float">
            <text:p>3.88E-05</text:p>
          </table:table-cell>
          <table:table-cell office:value-type="float" office:value="19" calcext:value-type="float">
            <text:p>19</text:p>
          </table:table-cell>
          <table:table-cell table:style-name="ce3" table:formula="of:=MOD([.B22];2)=1" office:value-type="boolean" office:boolean-value="true" calcext:value-type="boolean">
            <text:p>TRUE</text:p>
          </table:table-cell>
          <table:table-cell table:style-name="ce4" table:formula="of:=IF([.C22]; [.A22]+[.A23]; &quot;&quot;)" office:value-type="float" office:value="0.0000553689229447386" calcext:value-type="float">
            <text:p>5.53689229447386E-05</text:p>
          </table:table-cell>
          <table:table-cell table:style-name="ce4" table:formula="of:=IF([.C22]; ([.A22]/([.A22]+[.A23]) + [.B22]); &quot;&quot;)" office:value-type="float" office:value="19.7010309278351" calcext:value-type="float">
            <text:p>19.7010309278351</text:p>
          </table:table-cell>
          <table:table-cell table:number-columns-repeated="3"/>
        </table:table-row>
        <table:table-row table:style-name="ro1">
          <table:table-cell office:value-type="float" office:value="0.000016553595519561" calcext:value-type="float">
            <text:p>1.66E-05</text:p>
          </table:table-cell>
          <table:table-cell office:value-type="float" office:value="20" calcext:value-type="float">
            <text:p>20</text:p>
          </table:table-cell>
          <table:table-cell table:style-name="ce3" table:formula="of:=MOD([.B23];2)=1" office:value-type="boolean" office:boolean-value="false" calcext:value-type="boolean">
            <text:p>FALSE</text:p>
          </table:table-cell>
          <table:table-cell table:style-name="ce4" table:formula="of:=IF([.C23]; [.A23]+[.A24]; &quot;&quot;)">
            <text:p/>
          </table:table-cell>
          <table:table-cell table:style-name="ce4" table:formula="of:=IF([.C23]; ([.A23]/([.A23]+[.A24]) + [.B23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0.00000671740108040158" calcext:value-type="float">
            <text:p>6.72E-06</text:p>
          </table:table-cell>
          <table:table-cell office:value-type="float" office:value="21" calcext:value-type="float">
            <text:p>21</text:p>
          </table:table-cell>
          <table:table-cell table:style-name="ce3" table:formula="of:=MOD([.B24];2)=1" office:value-type="boolean" office:boolean-value="true" calcext:value-type="boolean">
            <text:p>TRUE</text:p>
          </table:table-cell>
          <table:table-cell table:style-name="ce4" table:formula="of:=IF([.C24]; [.A24]+[.A25]; &quot;&quot;)" office:value-type="float" office:value="0.00000930839863998505" calcext:value-type="float">
            <text:p>9.30839863998505E-06</text:p>
          </table:table-cell>
          <table:table-cell table:style-name="ce4" table:formula="of:=IF([.C24]; ([.A24]/([.A24]+[.A25]) + [.B24]); &quot;&quot;)" office:value-type="float" office:value="21.7216494845361" calcext:value-type="float">
            <text:p>21.7216494845361</text:p>
          </table:table-cell>
          <table:table-cell table:number-columns-repeated="3"/>
        </table:table-row>
        <table:table-row table:style-name="ro1">
          <table:table-cell office:value-type="float" office:value="0.00000259099755958347" calcext:value-type="float">
            <text:p>2.59E-06</text:p>
          </table:table-cell>
          <table:table-cell office:value-type="float" office:value="22" calcext:value-type="float">
            <text:p>22</text:p>
          </table:table-cell>
          <table:table-cell table:style-name="ce3" table:formula="of:=MOD([.B25];2)=1" office:value-type="boolean" office:boolean-value="false" calcext:value-type="boolean">
            <text:p>FALSE</text:p>
          </table:table-cell>
          <table:table-cell table:style-name="ce4" table:formula="of:=IF([.C25]; [.A25]+[.A26]; &quot;&quot;)">
            <text:p/>
          </table:table-cell>
          <table:table-cell table:style-name="ce4" table:formula="of:=IF([.C25]; ([.A25]/([.A25]+[.A26]) + [.B25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0.00000094881600773479" calcext:value-type="float">
            <text:p>9.49E-07</text:p>
          </table:table-cell>
          <table:table-cell office:value-type="float" office:value="23" calcext:value-type="float">
            <text:p>23</text:p>
          </table:table-cell>
          <table:table-cell table:style-name="ce3" table:formula="of:=MOD([.B26];2)=1" office:value-type="boolean" office:boolean-value="true" calcext:value-type="boolean">
            <text:p>TRUE</text:p>
          </table:table-cell>
          <table:table-cell table:style-name="ce4" table:formula="of:=IF([.C26]; [.A26]+[.A27]; &quot;&quot;)" office:value-type="float" office:value="0.00000127826601042048" calcext:value-type="float">
            <text:p>1.27826601042048E-06</text:p>
          </table:table-cell>
          <table:table-cell table:style-name="ce4" table:formula="of:=IF([.C26]; ([.A26]/([.A26]+[.A27]) + [.B26]); &quot;&quot;)" office:value-type="float" office:value="23.7422680412371" calcext:value-type="float">
            <text:p>23.7422680412371</text:p>
          </table:table-cell>
          <table:table-cell table:number-columns-repeated="3"/>
        </table:table-row>
        <table:table-row table:style-name="ro1">
          <table:table-cell office:value-type="float" office:value="0.00000032945000268569" calcext:value-type="float">
            <text:p>3.29E-07</text:p>
          </table:table-cell>
          <table:table-cell office:value-type="float" office:value="24" calcext:value-type="float">
            <text:p>24</text:p>
          </table:table-cell>
          <table:table-cell table:style-name="ce3" table:formula="of:=MOD([.B27];2)=1" office:value-type="boolean" office:boolean-value="false" calcext:value-type="boolean">
            <text:p>FALSE</text:p>
          </table:table-cell>
          <table:table-cell table:style-name="ce4" table:formula="of:=IF([.C27]; [.A27]+[.A28]; &quot;&quot;)">
            <text:p/>
          </table:table-cell>
          <table:table-cell table:style-name="ce4" table:formula="of:=IF([.C27]; ([.A27]/([.A27]+[.A28]) + [.B27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0.00000010831232965009" calcext:value-type="float">
            <text:p>1.08E-07</text:p>
          </table:table-cell>
          <table:table-cell office:value-type="float" office:value="25" calcext:value-type="float">
            <text:p>25</text:p>
          </table:table-cell>
          <table:table-cell table:style-name="ce3" table:formula="of:=MOD([.B28];2)=1" office:value-type="boolean" office:boolean-value="true" calcext:value-type="boolean">
            <text:p>TRUE</text:p>
          </table:table-cell>
          <table:table-cell table:style-name="ce4" table:formula="of:=IF([.C28]; [.A28]+[.A29]; &quot;&quot;)" office:value-type="float" office:value="0.00000014197697264944" calcext:value-type="float">
            <text:p>1.41976972649442E-07</text:p>
          </table:table-cell>
          <table:table-cell table:style-name="ce4" table:formula="of:=IF([.C28]; ([.A28]/([.A28]+[.A29]) + [.B28]); &quot;&quot;)" office:value-type="float" office:value="25.7628865979381" calcext:value-type="float">
            <text:p>25.7628865979381</text:p>
          </table:table-cell>
          <table:table-cell table:number-columns-repeated="3"/>
        </table:table-row>
        <table:table-row table:style-name="ro1">
          <table:table-cell office:value-type="float" office:value="0.00000003366464299935" calcext:value-type="float">
            <text:p>3.37E-08</text:p>
          </table:table-cell>
          <table:table-cell office:value-type="float" office:value="26" calcext:value-type="float">
            <text:p>26</text:p>
          </table:table-cell>
          <table:table-cell table:style-name="ce3" table:formula="of:=MOD([.B29];2)=1" office:value-type="boolean" office:boolean-value="false" calcext:value-type="boolean">
            <text:p>FALSE</text:p>
          </table:table-cell>
          <table:table-cell table:style-name="ce4" table:formula="of:=IF([.C29]; [.A29]+[.A30]; &quot;&quot;)">
            <text:p/>
          </table:table-cell>
          <table:table-cell table:style-name="ce4" table:formula="of:=IF([.C29]; ([.A29]/([.A29]+[.A30]) + [.B29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0.00000000987496194648" calcext:value-type="float">
            <text:p>9.87E-09</text:p>
          </table:table-cell>
          <table:table-cell office:value-type="float" office:value="27" calcext:value-type="float">
            <text:p>27</text:p>
          </table:table-cell>
          <table:table-cell table:style-name="ce3" table:formula="of:=MOD([.B30];2)=1" office:value-type="boolean" office:boolean-value="true" calcext:value-type="boolean">
            <text:p>TRUE</text:p>
          </table:table-cell>
          <table:table-cell table:style-name="ce4" table:formula="of:=IF([.C30]; [.A30]+[.A31]; &quot;&quot;)" office:value-type="float" office:value="0.00000001260356985274" calcext:value-type="float">
            <text:p>1.260356985274E-08</text:p>
          </table:table-cell>
          <table:table-cell table:style-name="ce4" table:formula="of:=IF([.C30]; ([.A30]/([.A30]+[.A31]) + [.B30]); &quot;&quot;)" office:value-type="float" office:value="27.7835051546392" calcext:value-type="float">
            <text:p>27.7835051546392</text:p>
          </table:table-cell>
          <table:table-cell table:number-columns-repeated="3"/>
        </table:table-row>
        <table:table-row table:style-name="ro1">
          <table:table-cell office:value-type="float" office:value="0.00000000272860790626" calcext:value-type="float">
            <text:p>2.73E-09</text:p>
          </table:table-cell>
          <table:table-cell office:value-type="float" office:value="28" calcext:value-type="float">
            <text:p>28</text:p>
          </table:table-cell>
          <table:table-cell table:style-name="ce3" table:formula="of:=MOD([.B31];2)=1" office:value-type="boolean" office:boolean-value="false" calcext:value-type="boolean">
            <text:p>FALSE</text:p>
          </table:table-cell>
          <table:table-cell table:style-name="ce4" table:formula="of:=IF([.C31]; [.A31]+[.A32]; &quot;&quot;)">
            <text:p/>
          </table:table-cell>
          <table:table-cell table:style-name="ce4" table:formula="of:=IF([.C31]; ([.A31]/([.A31]+[.A32]) + [.B31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0.0000000007087293263" calcext:value-type="float">
            <text:p>7.09E-10</text:p>
          </table:table-cell>
          <table:table-cell office:value-type="float" office:value="29" calcext:value-type="float">
            <text:p>29</text:p>
          </table:table-cell>
          <table:table-cell table:style-name="ce3" table:formula="of:=MOD([.B32];2)=1" office:value-type="boolean" office:boolean-value="true" calcext:value-type="boolean">
            <text:p>TRUE</text:p>
          </table:table-cell>
          <table:table-cell table:style-name="ce4" table:formula="of:=IF([.C32]; [.A32]+[.A33]; &quot;&quot;)" office:value-type="float" office:value="0.00000000088136852117" calcext:value-type="float">
            <text:p>8.81368521170629E-10</text:p>
          </table:table-cell>
          <table:table-cell table:style-name="ce4" table:formula="of:=IF([.C32]; ([.A32]/([.A32]+[.A33]) + [.B32]); &quot;&quot;)" office:value-type="float" office:value="29.8041237113402" calcext:value-type="float">
            <text:p>29.8041237113402</text:p>
          </table:table-cell>
          <table:table-cell table:number-columns-repeated="3"/>
        </table:table-row>
        <table:table-row table:style-name="ro1">
          <table:table-cell office:value-type="float" office:value="0.00000000017263919487" calcext:value-type="float">
            <text:p>1.73E-10</text:p>
          </table:table-cell>
          <table:table-cell office:value-type="float" office:value="30" calcext:value-type="float">
            <text:p>30</text:p>
          </table:table-cell>
          <table:table-cell table:style-name="ce3" table:formula="of:=MOD([.B33];2)=1" office:value-type="boolean" office:boolean-value="false" calcext:value-type="boolean">
            <text:p>FALSE</text:p>
          </table:table-cell>
          <table:table-cell table:style-name="ce4" table:formula="of:=IF([.C33]; [.A33]+[.A34]; &quot;&quot;)">
            <text:p/>
          </table:table-cell>
          <table:table-cell table:style-name="ce4" table:formula="of:=IF([.C33]; ([.A33]/([.A33]+[.A34]) + [.B33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0.00000000003933551275" calcext:value-type="float">
            <text:p>3.93E-11</text:p>
          </table:table-cell>
          <table:table-cell office:value-type="float" office:value="31" calcext:value-type="float">
            <text:p>31</text:p>
          </table:table-cell>
          <table:table-cell table:style-name="ce3" table:formula="of:=MOD([.B34];2)=1" office:value-type="boolean" office:boolean-value="true" calcext:value-type="boolean">
            <text:p>TRUE</text:p>
          </table:table-cell>
          <table:table-cell table:style-name="ce4" table:formula="of:=IF([.C34]; [.A34]+[.A35]; &quot;&quot;)" office:value-type="float" office:value="0.00000000004769430922" calcext:value-type="float">
            <text:p>4.76943092152461E-11</text:p>
          </table:table-cell>
          <table:table-cell table:style-name="ce4" table:formula="of:=IF([.C34]; ([.A34]/([.A34]+[.A35]) + [.B34]); &quot;&quot;)" office:value-type="float" office:value="31.8247422680412" calcext:value-type="float">
            <text:p>31.8247422680412</text:p>
          </table:table-cell>
          <table:table-cell table:number-columns-repeated="3"/>
        </table:table-row>
        <table:table-row table:style-name="ro1">
          <table:table-cell office:value-type="float" office:value="0.00000000000835879646" calcext:value-type="float">
            <text:p>8.36E-12</text:p>
          </table:table-cell>
          <table:table-cell office:value-type="float" office:value="32" calcext:value-type="float">
            <text:p>32</text:p>
          </table:table-cell>
          <table:table-cell table:style-name="ce3" table:formula="of:=MOD([.B35];2)=1" office:value-type="boolean" office:boolean-value="false" calcext:value-type="boolean">
            <text:p>FALSE</text:p>
          </table:table-cell>
          <table:table-cell table:style-name="ce4" table:formula="of:=IF([.C35]; [.A35]+[.A36]; &quot;&quot;)">
            <text:p/>
          </table:table-cell>
          <table:table-cell table:style-name="ce4" table:formula="of:=IF([.C35]; ([.A35]/([.A35]+[.A36]) + [.B35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0.00000000000165112029" calcext:value-type="float">
            <text:p>1.65E-12</text:p>
          </table:table-cell>
          <table:table-cell office:value-type="float" office:value="33" calcext:value-type="float">
            <text:p>33</text:p>
          </table:table-cell>
          <table:table-cell table:style-name="ce3" table:formula="of:=MOD([.B36];2)=1" office:value-type="boolean" office:boolean-value="true" calcext:value-type="boolean">
            <text:p>TRUE</text:p>
          </table:table-cell>
          <table:table-cell table:style-name="ce4" table:formula="of:=IF([.C36]; [.A36]+[.A37]; &quot;&quot;)" office:value-type="float" office:value="0.00000000000195315449" calcext:value-type="float">
            <text:p>1.9531544875861E-12</text:p>
          </table:table-cell>
          <table:table-cell table:style-name="ce4" table:formula="of:=IF([.C36]; ([.A36]/([.A36]+[.A37]) + [.B36]); &quot;&quot;)" office:value-type="float" office:value="33.8453608247423" calcext:value-type="float">
            <text:p>33.8453608247423</text:p>
          </table:table-cell>
          <table:table-cell table:number-columns-repeated="3"/>
        </table:table-row>
        <table:table-row table:style-name="ro1">
          <table:table-cell office:value-type="float" office:value="0.0000000000003020342" calcext:value-type="float">
            <text:p>3.02E-13</text:p>
          </table:table-cell>
          <table:table-cell office:value-type="float" office:value="34" calcext:value-type="float">
            <text:p>34</text:p>
          </table:table-cell>
          <table:table-cell table:style-name="ce3" table:formula="of:=MOD([.B37];2)=1" office:value-type="boolean" office:boolean-value="false" calcext:value-type="boolean">
            <text:p>FALSE</text:p>
          </table:table-cell>
          <table:table-cell table:style-name="ce4" table:formula="of:=IF([.C37]; [.A37]+[.A38]; &quot;&quot;)">
            <text:p/>
          </table:table-cell>
          <table:table-cell table:style-name="ce4" table:formula="of:=IF([.C37]; ([.A37]/([.A37]+[.A38]) + [.B37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0.00000000000005094553" calcext:value-type="float">
            <text:p>5.09E-14</text:p>
          </table:table-cell>
          <table:table-cell office:value-type="float" office:value="35" calcext:value-type="float">
            <text:p>35</text:p>
          </table:table-cell>
          <table:table-cell table:style-name="ce3" table:formula="of:=MOD([.B38];2)=1" office:value-type="boolean" office:boolean-value="true" calcext:value-type="boolean">
            <text:p>TRUE</text:p>
          </table:table-cell>
          <table:table-cell table:style-name="ce4" table:formula="of:=IF([.C38]; [.A38]+[.A39]; &quot;&quot;)" office:value-type="float" office:value="0.00000000000005882995" calcext:value-type="float">
            <text:p>5.88299544453647E-14</text:p>
          </table:table-cell>
          <table:table-cell table:style-name="ce4" table:formula="of:=IF([.C38]; ([.A38]/([.A38]+[.A39]) + [.B38]); &quot;&quot;)" office:value-type="float" office:value="35.8659793814433" calcext:value-type="float">
            <text:p>35.8659793814433</text:p>
          </table:table-cell>
          <table:table-cell table:number-columns-repeated="3"/>
        </table:table-row>
        <table:table-row table:style-name="ro1">
          <table:table-cell office:value-type="float" office:value="7.88442688443032E-015" calcext:value-type="float">
            <text:p>7.88E-15</text:p>
          </table:table-cell>
          <table:table-cell office:value-type="float" office:value="36" calcext:value-type="float">
            <text:p>36</text:p>
          </table:table-cell>
          <table:table-cell table:style-name="ce3" table:formula="of:=MOD([.B39];2)=1" office:value-type="boolean" office:boolean-value="false" calcext:value-type="boolean">
            <text:p>FALSE</text:p>
          </table:table-cell>
          <table:table-cell table:style-name="ce4" table:formula="of:=IF([.C39]; [.A39]+[.A40]; &quot;&quot;)">
            <text:p/>
          </table:table-cell>
          <table:table-cell table:style-name="ce4" table:formula="of:=IF([.C39]; ([.A39]/([.A39]+[.A40]) + [.B39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1.11309556015487E-015" calcext:value-type="float">
            <text:p>1.11E-15</text:p>
          </table:table-cell>
          <table:table-cell office:value-type="float" office:value="37" calcext:value-type="float">
            <text:p>37</text:p>
          </table:table-cell>
          <table:table-cell table:style-name="ce3" table:formula="of:=MOD([.B40];2)=1" office:value-type="boolean" office:boolean-value="true" calcext:value-type="boolean">
            <text:p>TRUE</text:p>
          </table:table-cell>
          <table:table-cell table:style-name="ce4" table:formula="of:=IF([.C40]; [.A40]+[.A41]; &quot;&quot;)" office:value-type="float" office:value="1.25546824808166E-015" calcext:value-type="float">
            <text:p>1.25546824808166E-15</text:p>
          </table:table-cell>
          <table:table-cell table:style-name="ce4" table:formula="of:=IF([.C40]; ([.A40]/([.A40]+[.A41]) + [.B40]); &quot;&quot;)" office:value-type="float" office:value="37.8865979381443" calcext:value-type="float">
            <text:p>37.8865979381443</text:p>
          </table:table-cell>
          <table:table-cell table:number-columns-repeated="3"/>
        </table:table-row>
        <table:table-row table:style-name="ro1">
          <table:table-cell office:value-type="float" office:value="1.42372687926785E-016" calcext:value-type="float">
            <text:p>1.42E-16</text:p>
          </table:table-cell>
          <table:table-cell office:value-type="float" office:value="38" calcext:value-type="float">
            <text:p>38</text:p>
          </table:table-cell>
          <table:table-cell table:style-name="ce3" table:formula="of:=MOD([.B41];2)=1" office:value-type="boolean" office:boolean-value="false" calcext:value-type="boolean">
            <text:p>FALSE</text:p>
          </table:table-cell>
          <table:table-cell table:style-name="ce4" table:formula="of:=IF([.C41]; [.A41]+[.A42]; &quot;&quot;)">
            <text:p/>
          </table:table-cell>
          <table:table-cell table:style-name="ce4" table:formula="of:=IF([.C41]; ([.A41]/([.A41]+[.A42]) + [.B41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1.63646767731937E-017" calcext:value-type="float">
            <text:p>1.64E-17</text:p>
          </table:table-cell>
          <table:table-cell office:value-type="float" office:value="39" calcext:value-type="float">
            <text:p>39</text:p>
          </table:table-cell>
          <table:table-cell table:style-name="ce3" table:formula="of:=MOD([.B42];2)=1" office:value-type="boolean" office:boolean-value="true" calcext:value-type="boolean">
            <text:p>TRUE</text:p>
          </table:table-cell>
          <table:table-cell table:style-name="ce4" table:formula="of:=IF([.C42]; [.A42]+[.A43]; &quot;&quot;)" office:value-type="float" office:value="1.80383368977249E-017" calcext:value-type="float">
            <text:p>1.80383368977249E-17</text:p>
          </table:table-cell>
          <table:table-cell table:style-name="ce4" table:formula="of:=IF([.C42]; ([.A42]/([.A42]+[.A43]) + [.B42]); &quot;&quot;)" office:value-type="float" office:value="39.9072164948454" calcext:value-type="float">
            <text:p>39.9072164948454</text:p>
          </table:table-cell>
          <table:table-cell table:number-columns-repeated="3"/>
        </table:table-row>
        <table:table-row table:style-name="ro1">
          <table:table-cell office:value-type="float" office:value="1.67366012453118E-018" calcext:value-type="float">
            <text:p>1.67E-18</text:p>
          </table:table-cell>
          <table:table-cell office:value-type="float" office:value="40" calcext:value-type="float">
            <text:p>40</text:p>
          </table:table-cell>
          <table:table-cell table:style-name="ce3" table:formula="of:=MOD([.B43];2)=1" office:value-type="boolean" office:boolean-value="false" calcext:value-type="boolean">
            <text:p>FALSE</text:p>
          </table:table-cell>
          <table:table-cell table:style-name="ce4" table:formula="of:=IF([.C43]; [.A43]+[.A44]; &quot;&quot;)">
            <text:p/>
          </table:table-cell>
          <table:table-cell table:style-name="ce4" table:formula="of:=IF([.C43]; ([.A43]/([.A43]+[.A44]) + [.B43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1.5044135950842E-019" calcext:value-type="float">
            <text:p>1.50E-19</text:p>
          </table:table-cell>
          <table:table-cell office:value-type="float" office:value="41" calcext:value-type="float">
            <text:p>41</text:p>
          </table:table-cell>
          <table:table-cell table:style-name="ce3" table:formula="of:=MOD([.B44];2)=1" office:value-type="boolean" office:boolean-value="true" calcext:value-type="boolean">
            <text:p>TRUE</text:p>
          </table:table-cell>
          <table:table-cell table:style-name="ce4" table:formula="of:=IF([.C44]; [.A44]+[.A45]; &quot;&quot;)" office:value-type="float" office:value="1.62142354136853E-019" calcext:value-type="float">
            <text:p>1.62142354136853E-19</text:p>
          </table:table-cell>
          <table:table-cell table:style-name="ce4" table:formula="of:=IF([.C44]; ([.A44]/([.A44]+[.A45]) + [.B44]); &quot;&quot;)" office:value-type="float" office:value="41.9278350515464" calcext:value-type="float">
            <text:p>41.9278350515464</text:p>
          </table:table-cell>
          <table:table-cell table:number-columns-repeated="3"/>
        </table:table-row>
        <table:table-row table:style-name="ro1">
          <table:table-cell office:value-type="float" office:value="1.17009946284327E-020" calcext:value-type="float">
            <text:p>1.17E-20</text:p>
          </table:table-cell>
          <table:table-cell office:value-type="float" office:value="42" calcext:value-type="float">
            <text:p>42</text:p>
          </table:table-cell>
          <table:table-cell table:style-name="ce3" table:formula="of:=MOD([.B45];2)=1" office:value-type="boolean" office:boolean-value="false" calcext:value-type="boolean">
            <text:p>FALSE</text:p>
          </table:table-cell>
          <table:table-cell table:style-name="ce4" table:formula="of:=IF([.C45]; [.A45]+[.A46]; &quot;&quot;)">
            <text:p/>
          </table:table-cell>
          <table:table-cell table:style-name="ce4" table:formula="of:=IF([.C45]; ([.A45]/([.A45]+[.A46]) + [.B45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7.71494151325233E-022" calcext:value-type="float">
            <text:p>7.71E-22</text:p>
          </table:table-cell>
          <table:table-cell office:value-type="float" office:value="43" calcext:value-type="float">
            <text:p>43</text:p>
          </table:table-cell>
          <table:table-cell table:style-name="ce3" table:formula="of:=MOD([.B46];2)=1" office:value-type="boolean" office:boolean-value="true" calcext:value-type="boolean">
            <text:p>TRUE</text:p>
          </table:table-cell>
          <table:table-cell table:style-name="ce4" table:formula="of:=IF([.C46]; [.A46]+[.A47]; &quot;&quot;)" office:value-type="float" office:value="8.13423181288561E-022" calcext:value-type="float">
            <text:p>8.13423181288561E-22</text:p>
          </table:table-cell>
          <table:table-cell table:style-name="ce4" table:formula="of:=IF([.C46]; ([.A46]/([.A46]+[.A47]) + [.B46]); &quot;&quot;)" office:value-type="float" office:value="43.9484536082474" calcext:value-type="float">
            <text:p>43.9484536082474</text:p>
          </table:table-cell>
          <table:table-cell table:number-columns-repeated="3"/>
        </table:table-row>
        <table:table-row table:style-name="ro1">
          <table:table-cell office:value-type="float" office:value="4.19290299633279E-023" calcext:value-type="float">
            <text:p>4.19E-23</text:p>
          </table:table-cell>
          <table:table-cell office:value-type="float" office:value="44" calcext:value-type="float">
            <text:p>44</text:p>
          </table:table-cell>
          <table:table-cell table:style-name="ce3" table:formula="of:=MOD([.B47];2)=1" office:value-type="boolean" office:boolean-value="false" calcext:value-type="boolean">
            <text:p>FALSE</text:p>
          </table:table-cell>
          <table:table-cell table:style-name="ce4" table:formula="of:=IF([.C47]; [.A47]+[.A48]; &quot;&quot;)">
            <text:p/>
          </table:table-cell>
          <table:table-cell table:style-name="ce4" table:formula="of:=IF([.C47]; ([.A47]/([.A47]+[.A48]) + [.B47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1.80339913820765E-024" calcext:value-type="float">
            <text:p>1.80E-24</text:p>
          </table:table-cell>
          <table:table-cell office:value-type="float" office:value="45" calcext:value-type="float">
            <text:p>45</text:p>
          </table:table-cell>
          <table:table-cell table:style-name="ce3" table:formula="of:=MOD([.B48];2)=1" office:value-type="boolean" office:boolean-value="true" calcext:value-type="boolean">
            <text:p>TRUE</text:p>
          </table:table-cell>
          <table:table-cell table:style-name="ce4" table:formula="of:=IF([.C48]; [.A48]+[.A49]; &quot;&quot;)" office:value-type="float" office:value="1.86095442985258E-024" calcext:value-type="float">
            <text:p>1.86095442985258E-24</text:p>
          </table:table-cell>
          <table:table-cell table:style-name="ce4" table:formula="of:=IF([.C48]; ([.A48]/([.A48]+[.A49]) + [.B48]); &quot;&quot;)" office:value-type="float" office:value="45.9690721649485" calcext:value-type="float">
            <text:p>45.9690721649485</text:p>
          </table:table-cell>
          <table:table-cell table:number-columns-repeated="3"/>
        </table:table-row>
        <table:table-row table:style-name="ro1">
          <table:table-cell office:value-type="float" office:value="5.7555291644925E-026" calcext:value-type="float">
            <text:p>5.76E-26</text:p>
          </table:table-cell>
          <table:table-cell office:value-type="float" office:value="46" calcext:value-type="float">
            <text:p>46</text:p>
          </table:table-cell>
          <table:table-cell table:style-name="ce3" table:formula="of:=MOD([.B49];2)=1" office:value-type="boolean" office:boolean-value="false" calcext:value-type="boolean">
            <text:p>FALSE</text:p>
          </table:table-cell>
          <table:table-cell table:style-name="ce4" table:formula="of:=IF([.C49]; [.A49]+[.A50]; &quot;&quot;)">
            <text:p/>
          </table:table-cell>
          <table:table-cell table:style-name="ce4" table:formula="of:=IF([.C49]; ([.A49]/([.A49]+[.A50]) + [.B49]); &quot;&quot;)">
            <text:p/>
          </table:table-cell>
          <table:table-cell table:number-columns-repeated="3"/>
        </table:table-row>
        <table:table-row table:style-name="ro1">
          <table:table-cell office:value-type="float" office:value="1.21169035041947E-027" calcext:value-type="float">
            <text:p>1.21E-27</text:p>
          </table:table-cell>
          <table:table-cell office:value-type="float" office:value="47" calcext:value-type="float">
            <text:p>47</text:p>
          </table:table-cell>
          <table:table-cell table:style-name="ce3" table:formula="of:=MOD([.B50];2)=1" office:value-type="boolean" office:boolean-value="true" calcext:value-type="boolean">
            <text:p>TRUE</text:p>
          </table:table-cell>
          <table:table-cell table:style-name="ce4" table:formula="of:=IF([.C50]; [.A50]+[.A51]; &quot;&quot;)" office:value-type="float" office:value="1.22431212490301E-027" calcext:value-type="float">
            <text:p>1.22431212490301E-27</text:p>
          </table:table-cell>
          <table:table-cell table:style-name="ce4" table:formula="of:=IF([.C50]; ([.A50]/([.A50]+[.A51]) + [.B50]); &quot;&quot;)" office:value-type="float" office:value="47.9896907216495" calcext:value-type="float">
            <text:p>47.9896907216495</text:p>
          </table:table-cell>
          <table:table-cell table:number-columns-repeated="3"/>
        </table:table-row>
        <table:table-row table:style-name="ro1">
          <table:table-cell office:value-type="float" office:value="1.26217744835362E-029" calcext:value-type="float">
            <text:p>1.26E-29</text:p>
          </table:table-cell>
          <table:table-cell office:value-type="float" office:value="48" calcext:value-type="float">
            <text:p>48</text:p>
          </table:table-cell>
          <table:table-cell table:style-name="ce3" table:formula="of:=MOD([.B51];2)=1" office:value-type="boolean" office:boolean-value="false" calcext:value-type="boolean">
            <text:p>FALSE</text:p>
          </table:table-cell>
          <table:table-cell table:style-name="ce4" table:formula="of:=IF([.C51]; [.A51]+[.A52]; &quot;&quot;)">
            <text:p/>
          </table:table-cell>
          <table:table-cell table:style-name="ce4" table:formula="of:=IF([.C51]; ([.A51]/([.A51]+[.A52]) + [.B51]); &quot;&quot;)">
            <text:p/>
          </table:table-cell>
          <table:table-cell table:number-columns-repeated="3"/>
        </table:table-row>
        <table:table-row table:style-name="ro1" table:number-rows-repeated="17">
          <table:table-cell table:style-name="Default"/>
          <table:table-cell table:number-columns-repeated="7"/>
        </table:table-row>
        <table:table-row table:style-name="ro1" table:number-rows-repeated="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combinedweights.A3:combinedweights.C5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1:30:31.960990341</meta:creation-date>
    <dc:date>2024-09-16T13:41:48.937710549</dc:date>
    <meta:editing-duration>PT2H11M18S</meta:editing-duration>
    <meta:editing-cycles>1</meta:editing-cycles>
    <meta:document-statistic meta:table-count="2" meta:cell-count="8959" meta:object-count="0"/>
    <meta:generator>LibreOffice/7.4.7.2$Linux_X86_64 LibreOffice_project/40$Build-2</meta:generator>
  </office:meta>
</office:document-meta>
</file>